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3.221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3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5" table:default-cell-style-name="Default"/>
        <table:table-column table:style-name="co16" table:number-columns-repeated="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NET_N_MI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22.35253" calcext:value-type="float">
            <text:p>22.35253</text:p>
          </table:table-cell>
          <table:table-cell office:value-type="float" office:value="1125.975" calcext:value-type="float">
            <text:p>1125.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0993" calcext:value-type="float">
            <text:p>0.03460993</text:p>
          </table:table-cell>
          <table:table-cell office:value-type="float" office:value="1.218365" calcext:value-type="float">
            <text:p>1.218365</text:p>
          </table:table-cell>
          <table:table-cell office:value-type="float" office:value="0" calcext:value-type="float">
            <text:p>0</text:p>
          </table:table-cell>
          <table:table-cell office:value-type="float" office:value="0.0001164822" calcext:value-type="float">
            <text:p>0.0001164822</text:p>
          </table:table-cell>
          <table:table-cell office:value-type="float" office:value="0" calcext:value-type="float">
            <text:p>0</text:p>
          </table:table-cell>
          <table:table-cell office:value-type="float" office:value="-0.007859034" calcext:value-type="float">
            <text:p>-0.007859034</text:p>
          </table:table-cell>
          <table:table-cell office:value-type="float" office:value="-0.0005646798" calcext:value-type="float">
            <text:p>-0.0005646798</text:p>
          </table:table-cell>
          <table:table-cell office:value-type="float" office:value="0.00001712153" calcext:value-type="float">
            <text:p>1.712153E-05</text:p>
          </table:table-cell>
          <table:table-cell office:value-type="float" office:value="0.00006703897" calcext:value-type="float">
            <text:p>6.703897E-05</text:p>
          </table:table-cell>
          <table:table-cell office:value-type="float" office:value="29.92234" calcext:value-type="float">
            <text:p>29.92234</text:p>
          </table:table-cell>
          <table:table-cell office:value-type="float" office:value="0.05074175" calcext:value-type="float">
            <text:p>0.05074175</text:p>
          </table:table-cell>
          <table:table-cell office:value-type="float" office:value="0.04859889" calcext:value-type="float">
            <text:p>0.04859889</text:p>
          </table:table-cell>
          <table:table-cell office:value-type="float" office:value="0.04283435" calcext:value-type="float">
            <text:p>0.04283435</text:p>
          </table:table-cell>
          <table:table-cell office:value-type="float" office:value="0.03432639" calcext:value-type="float">
            <text:p>0.03432639</text:p>
          </table:table-cell>
          <table:table-cell office:value-type="float" office:value="0.02860278" calcext:value-type="float">
            <text:p>0.02860278</text:p>
          </table:table-cell>
          <table:table-cell office:value-type="float" office:value="0.01874541" calcext:value-type="float">
            <text:p>0.01874541</text:p>
          </table:table-cell>
          <table:table-cell office:value-type="float" office:value="0.01468806" calcext:value-type="float">
            <text:p>0.01468806</text:p>
          </table:table-cell>
          <table:table-cell office:value-type="float" office:value="0.01775882" calcext:value-type="float">
            <text:p>0.01775882</text:p>
          </table:table-cell>
          <table:table-cell office:value-type="float" office:value="0.01354466" calcext:value-type="float">
            <text:p>0.01354466</text:p>
          </table:table-cell>
          <table:table-cell office:value-type="float" office:value="0.008927337" calcext:value-type="float">
            <text:p>0.008927337</text:p>
          </table:table-cell>
          <table:table-cell office:value-type="float" office:value="0.004162144" calcext:value-type="float">
            <text:p>0.004162144</text:p>
          </table:table-cell>
          <table:table-cell office:value-type="float" office:value="0.00236588" calcext:value-type="float">
            <text:p>0.00236588</text:p>
          </table:table-cell>
          <table:table-cell office:value-type="float" office:value="0.0005980224" calcext:value-type="float">
            <text:p>0.0005980224</text:p>
          </table:table-cell>
          <table:table-cell office:value-type="float" office:value="0.0002109422" calcext:value-type="float">
            <text:p>0.0002109422</text:p>
          </table:table-cell>
          <table:table-cell office:value-type="float" office:value="0" calcext:value-type="float">
            <text:p>0</text:p>
          </table:table-cell>
          <table:table-cell office:value-type="float" office:value="0.7597169" calcext:value-type="float">
            <text:p>0.7597169</text:p>
          </table:table-cell>
          <table:table-cell office:value-type="float" office:value="1.316823" calcext:value-type="float">
            <text:p>1.316823</text:p>
          </table:table-cell>
          <table:table-cell office:value-type="float" office:value="1.444411" calcext:value-type="float">
            <text:p>1.444411</text:p>
          </table:table-cell>
          <table:table-cell office:value-type="float" office:value="1.47185" calcext:value-type="float">
            <text:p>1.47185</text:p>
          </table:table-cell>
          <table:table-cell office:value-type="float" office:value="0.2897992" calcext:value-type="float">
            <text:p>0.2897992</text:p>
          </table:table-cell>
          <table:table-cell office:value-type="float" office:value="0.3273613" calcext:value-type="float">
            <text:p>0.3273613</text:p>
          </table:table-cell>
          <table:table-cell office:value-type="float" office:value="0.2507771" calcext:value-type="float">
            <text:p>0.2507771</text:p>
          </table:table-cell>
          <table:table-cell office:value-type="float" office:value="0.2996756" calcext:value-type="float">
            <text:p>0.2996756</text:p>
          </table:table-cell>
          <table:table-cell office:value-type="float" office:value="0.2580509" calcext:value-type="float">
            <text:p>0.2580509</text:p>
          </table:table-cell>
          <table:table-cell office:value-type="float" office:value="0.2450934" calcext:value-type="float">
            <text:p>0.2450934</text:p>
          </table:table-cell>
          <table:table-cell office:value-type="float" office:value="0.2557328" calcext:value-type="float">
            <text:p>0.2557328</text:p>
          </table:table-cell>
          <table:table-cell office:value-type="float" office:value="0.2543469" calcext:value-type="float">
            <text:p>0.2543469</text:p>
          </table:table-cell>
          <table:table-cell office:value-type="float" office:value="0.2547733" calcext:value-type="float">
            <text:p>0.2547733</text:p>
          </table:table-cell>
          <table:table-cell office:value-type="float" office:value="0.2680901" calcext:value-type="float">
            <text:p>0.2680901</text:p>
          </table:table-cell>
          <table:table-cell office:value-type="float" office:value="0" calcext:value-type="float">
            <text:p>0</text:p>
          </table:table-cell>
          <table:table-cell office:value-type="float" office:value="3.010175" calcext:value-type="float">
            <text:p>3.010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90777" calcext:value-type="float">
            <text:p>0.08790777</text:p>
          </table:table-cell>
          <table:table-cell office:value-type="float" office:value="0" calcext:value-type="float">
            <text:p>0</text:p>
          </table:table-cell>
          <table:table-cell office:value-type="float" office:value="-0.002449471" calcext:value-type="float">
            <text:p>-0.002449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22.36363" calcext:value-type="float">
            <text:p>22.36363</text:p>
          </table:table-cell>
          <table:table-cell office:value-type="float" office:value="1125.873" calcext:value-type="float">
            <text:p>1125.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96625" calcext:value-type="float">
            <text:p>0.04696625</text:p>
          </table:table-cell>
          <table:table-cell office:value-type="float" office:value="1.28695" calcext:value-type="float">
            <text:p>1.28695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1225624" calcext:value-type="float">
            <text:p>-0.01225624</text:p>
          </table:table-cell>
          <table:table-cell office:value-type="float" office:value="-0.0007344979" calcext:value-type="float">
            <text:p>-0.0007344979</text:p>
          </table:table-cell>
          <table:table-cell office:value-type="float" office:value="0.00003766136" calcext:value-type="float">
            <text:p>3.766136E-05</text:p>
          </table:table-cell>
          <table:table-cell office:value-type="float" office:value="0.00008655333" calcext:value-type="float">
            <text:p>8.655333E-05</text:p>
          </table:table-cell>
          <table:table-cell office:value-type="float" office:value="29.94269" calcext:value-type="float">
            <text:p>29.94269</text:p>
          </table:table-cell>
          <table:table-cell office:value-type="float" office:value="0.06325531" calcext:value-type="float">
            <text:p>0.06325531</text:p>
          </table:table-cell>
          <table:table-cell office:value-type="float" office:value="0.05948765" calcext:value-type="float">
            <text:p>0.05948765</text:p>
          </table:table-cell>
          <table:table-cell office:value-type="float" office:value="0.05023767" calcext:value-type="float">
            <text:p>0.05023767</text:p>
          </table:table-cell>
          <table:table-cell office:value-type="float" office:value="0.03997162" calcext:value-type="float">
            <text:p>0.03997162</text:p>
          </table:table-cell>
          <table:table-cell office:value-type="float" office:value="0.0337434" calcext:value-type="float">
            <text:p>0.0337434</text:p>
          </table:table-cell>
          <table:table-cell office:value-type="float" office:value="0.02310928" calcext:value-type="float">
            <text:p>0.02310928</text:p>
          </table:table-cell>
          <table:table-cell office:value-type="float" office:value="0.0175396" calcext:value-type="float">
            <text:p>0.0175396</text:p>
          </table:table-cell>
          <table:table-cell office:value-type="float" office:value="0.02362427" calcext:value-type="float">
            <text:p>0.02362427</text:p>
          </table:table-cell>
          <table:table-cell office:value-type="float" office:value="0.01797956" calcext:value-type="float">
            <text:p>0.01797956</text:p>
          </table:table-cell>
          <table:table-cell office:value-type="float" office:value="0.01247288" calcext:value-type="float">
            <text:p>0.01247288</text:p>
          </table:table-cell>
          <table:table-cell office:value-type="float" office:value="0.006934415" calcext:value-type="float">
            <text:p>0.006934415</text:p>
          </table:table-cell>
          <table:table-cell office:value-type="float" office:value="0.004320933" calcext:value-type="float">
            <text:p>0.004320933</text:p>
          </table:table-cell>
          <table:table-cell office:value-type="float" office:value="0.001464429" calcext:value-type="float">
            <text:p>0.001464429</text:p>
          </table:table-cell>
          <table:table-cell office:value-type="float" office:value="0.0004617786" calcext:value-type="float">
            <text:p>0.0004617786</text:p>
          </table:table-cell>
          <table:table-cell office:value-type="float" office:value="0" calcext:value-type="float">
            <text:p>0</text:p>
          </table:table-cell>
          <table:table-cell office:value-type="float" office:value="0.4806294" calcext:value-type="float">
            <text:p>0.4806294</text:p>
          </table:table-cell>
          <table:table-cell office:value-type="float" office:value="1.336061" calcext:value-type="float">
            <text:p>1.336061</text:p>
          </table:table-cell>
          <table:table-cell office:value-type="float" office:value="1.494617" calcext:value-type="float">
            <text:p>1.494617</text:p>
          </table:table-cell>
          <table:table-cell office:value-type="float" office:value="1.526636" calcext:value-type="float">
            <text:p>1.526636</text:p>
          </table:table-cell>
          <table:table-cell office:value-type="float" office:value="0.3852001" calcext:value-type="float">
            <text:p>0.3852001</text:p>
          </table:table-cell>
          <table:table-cell office:value-type="float" office:value="0.4154295" calcext:value-type="float">
            <text:p>0.4154295</text:p>
          </table:table-cell>
          <table:table-cell office:value-type="float" office:value="0.3043135" calcext:value-type="float">
            <text:p>0.3043135</text:p>
          </table:table-cell>
          <table:table-cell office:value-type="float" office:value="0.3605559" calcext:value-type="float">
            <text:p>0.3605559</text:p>
          </table:table-cell>
          <table:table-cell office:value-type="float" office:value="0.2877954" calcext:value-type="float">
            <text:p>0.2877954</text:p>
          </table:table-cell>
          <table:table-cell office:value-type="float" office:value="0.2545525" calcext:value-type="float">
            <text:p>0.2545525</text:p>
          </table:table-cell>
          <table:table-cell office:value-type="float" office:value="0.2576948" calcext:value-type="float">
            <text:p>0.2576948</text:p>
          </table:table-cell>
          <table:table-cell office:value-type="float" office:value="0.2549905" calcext:value-type="float">
            <text:p>0.2549905</text:p>
          </table:table-cell>
          <table:table-cell office:value-type="float" office:value="0.2554599" calcext:value-type="float">
            <text:p>0.2554599</text:p>
          </table:table-cell>
          <table:table-cell office:value-type="float" office:value="0.2751573" calcext:value-type="float">
            <text:p>0.2751573</text:p>
          </table:table-cell>
          <table:table-cell office:value-type="float" office:value="0" calcext:value-type="float">
            <text:p>0</text:p>
          </table:table-cell>
          <table:table-cell office:value-type="float" office:value="4.674972" calcext:value-type="float">
            <text:p>4.67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7334" calcext:value-type="float">
            <text:p>0.1647334</text:p>
          </table:table-cell>
          <table:table-cell office:value-type="float" office:value="0" calcext:value-type="float">
            <text:p>0</text:p>
          </table:table-cell>
          <table:table-cell office:value-type="float" office:value="-0.002568104" calcext:value-type="float">
            <text:p>-0.002568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22.37615" calcext:value-type="float">
            <text:p>22.37615</text:p>
          </table:table-cell>
          <table:table-cell office:value-type="float" office:value="1125.787" calcext:value-type="float">
            <text:p>1125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6329" calcext:value-type="float">
            <text:p>0.05706329</text:p>
          </table:table-cell>
          <table:table-cell office:value-type="float" office:value="1.339797" calcext:value-type="float">
            <text:p>1.339797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1547503" calcext:value-type="float">
            <text:p>-0.01547503</text:p>
          </table:table-cell>
          <table:table-cell office:value-type="float" office:value="-0.00125361" calcext:value-type="float">
            <text:p>-0.00125361</text:p>
          </table:table-cell>
          <table:table-cell office:value-type="float" office:value="0.00005694549" calcext:value-type="float">
            <text:p>5.694549E-05</text:p>
          </table:table-cell>
          <table:table-cell office:value-type="float" office:value="0.00009535314" calcext:value-type="float">
            <text:p>9.535314E-05</text:p>
          </table:table-cell>
          <table:table-cell office:value-type="float" office:value="30.01825" calcext:value-type="float">
            <text:p>30.01825</text:p>
          </table:table-cell>
          <table:table-cell office:value-type="float" office:value="0.060968" calcext:value-type="float">
            <text:p>0.060968</text:p>
          </table:table-cell>
          <table:table-cell office:value-type="float" office:value="0.06487557" calcext:value-type="float">
            <text:p>0.06487557</text:p>
          </table:table-cell>
          <table:table-cell office:value-type="float" office:value="0.05422385" calcext:value-type="float">
            <text:p>0.05422385</text:p>
          </table:table-cell>
          <table:table-cell office:value-type="float" office:value="0.04367505" calcext:value-type="float">
            <text:p>0.04367505</text:p>
          </table:table-cell>
          <table:table-cell office:value-type="float" office:value="0.03717436" calcext:value-type="float">
            <text:p>0.03717436</text:p>
          </table:table-cell>
          <table:table-cell office:value-type="float" office:value="0.02595399" calcext:value-type="float">
            <text:p>0.02595399</text:p>
          </table:table-cell>
          <table:table-cell office:value-type="float" office:value="0.01919215" calcext:value-type="float">
            <text:p>0.01919215</text:p>
          </table:table-cell>
          <table:table-cell office:value-type="float" office:value="0.02834182" calcext:value-type="float">
            <text:p>0.02834182</text:p>
          </table:table-cell>
          <table:table-cell office:value-type="float" office:value="0.02144781" calcext:value-type="float">
            <text:p>0.02144781</text:p>
          </table:table-cell>
          <table:table-cell office:value-type="float" office:value="0.01535591" calcext:value-type="float">
            <text:p>0.01535591</text:p>
          </table:table-cell>
          <table:table-cell office:value-type="float" office:value="0.009246282" calcext:value-type="float">
            <text:p>0.009246282</text:p>
          </table:table-cell>
          <table:table-cell office:value-type="float" office:value="0.006039136" calcext:value-type="float">
            <text:p>0.006039136</text:p>
          </table:table-cell>
          <table:table-cell office:value-type="float" office:value="0.002311424" calcext:value-type="float">
            <text:p>0.002311424</text:p>
          </table:table-cell>
          <table:table-cell office:value-type="float" office:value="0.0007026024" calcext:value-type="float">
            <text:p>0.0007026024</text:p>
          </table:table-cell>
          <table:table-cell office:value-type="float" office:value="0" calcext:value-type="float">
            <text:p>0</text:p>
          </table:table-cell>
          <table:table-cell office:value-type="float" office:value="0.09373" calcext:value-type="float">
            <text:p>0.09373</text:p>
          </table:table-cell>
          <table:table-cell office:value-type="float" office:value="1.344528" calcext:value-type="float">
            <text:p>1.344528</text:p>
          </table:table-cell>
          <table:table-cell office:value-type="float" office:value="1.549589" calcext:value-type="float">
            <text:p>1.549589</text:p>
          </table:table-cell>
          <table:table-cell office:value-type="float" office:value="1.558871" calcext:value-type="float">
            <text:p>1.558871</text:p>
          </table:table-cell>
          <table:table-cell office:value-type="float" office:value="0.4580753" calcext:value-type="float">
            <text:p>0.4580753</text:p>
          </table:table-cell>
          <table:table-cell office:value-type="float" office:value="0.4832526" calcext:value-type="float">
            <text:p>0.4832526</text:p>
          </table:table-cell>
          <table:table-cell office:value-type="float" office:value="0.3481809" calcext:value-type="float">
            <text:p>0.3481809</text:p>
          </table:table-cell>
          <table:table-cell office:value-type="float" office:value="0.4115319" calcext:value-type="float">
            <text:p>0.4115319</text:p>
          </table:table-cell>
          <table:table-cell office:value-type="float" office:value="0.315974" calcext:value-type="float">
            <text:p>0.315974</text:p>
          </table:table-cell>
          <table:table-cell office:value-type="float" office:value="0.2642791" calcext:value-type="float">
            <text:p>0.2642791</text:p>
          </table:table-cell>
          <table:table-cell office:value-type="float" office:value="0.2599924" calcext:value-type="float">
            <text:p>0.2599924</text:p>
          </table:table-cell>
          <table:table-cell office:value-type="float" office:value="0.2558274" calcext:value-type="float">
            <text:p>0.2558274</text:p>
          </table:table-cell>
          <table:table-cell office:value-type="float" office:value="0.2564115" calcext:value-type="float">
            <text:p>0.2564115</text:p>
          </table:table-cell>
          <table:table-cell office:value-type="float" office:value="0.2799471" calcext:value-type="float">
            <text:p>0.2799471</text:p>
          </table:table-cell>
          <table:table-cell office:value-type="float" office:value="0" calcext:value-type="float">
            <text:p>0</text:p>
          </table:table-cell>
          <table:table-cell office:value-type="float" office:value="7.032482" calcext:value-type="float">
            <text:p>7.03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216" calcext:value-type="float">
            <text:p>0.225216</text:p>
          </table:table-cell>
          <table:table-cell office:value-type="float" office:value="0" calcext:value-type="float">
            <text:p>0</text:p>
          </table:table-cell>
          <table:table-cell office:value-type="float" office:value="-0.002811044" calcext:value-type="float">
            <text:p>-0.002811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22.37686" calcext:value-type="float">
            <text:p>22.37686</text:p>
          </table:table-cell>
          <table:table-cell office:value-type="float" office:value="1125.699" calcext:value-type="float">
            <text:p>1125.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15294" calcext:value-type="float">
            <text:p>0.06515294</text:p>
          </table:table-cell>
          <table:table-cell office:value-type="float" office:value="1.405883" calcext:value-type="float">
            <text:p>1.405883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1808531" calcext:value-type="float">
            <text:p>-0.01808531</text:p>
          </table:table-cell>
          <table:table-cell office:value-type="float" office:value="-0.001754147" calcext:value-type="float">
            <text:p>-0.001754147</text:p>
          </table:table-cell>
          <table:table-cell office:value-type="float" office:value="0.00007253206" calcext:value-type="float">
            <text:p>7.253206E-05</text:p>
          </table:table-cell>
          <table:table-cell office:value-type="float" office:value="0.0001093489" calcext:value-type="float">
            <text:p>0.0001093489</text:p>
          </table:table-cell>
          <table:table-cell office:value-type="float" office:value="30.15991" calcext:value-type="float">
            <text:p>30.15991</text:p>
          </table:table-cell>
          <table:table-cell office:value-type="float" office:value="0.0575202" calcext:value-type="float">
            <text:p>0.0575202</text:p>
          </table:table-cell>
          <table:table-cell office:value-type="float" office:value="0.06365737" calcext:value-type="float">
            <text:p>0.06365737</text:p>
          </table:table-cell>
          <table:table-cell office:value-type="float" office:value="0.05330811" calcext:value-type="float">
            <text:p>0.05330811</text:p>
          </table:table-cell>
          <table:table-cell office:value-type="float" office:value="0.04422174" calcext:value-type="float">
            <text:p>0.04422174</text:p>
          </table:table-cell>
          <table:table-cell office:value-type="float" office:value="0.03839244" calcext:value-type="float">
            <text:p>0.03839244</text:p>
          </table:table-cell>
          <table:table-cell office:value-type="float" office:value="0.02728644" calcext:value-type="float">
            <text:p>0.02728644</text:p>
          </table:table-cell>
          <table:table-cell office:value-type="float" office:value="0.02000867" calcext:value-type="float">
            <text:p>0.02000867</text:p>
          </table:table-cell>
          <table:table-cell office:value-type="float" office:value="0.03218513" calcext:value-type="float">
            <text:p>0.03218513</text:p>
          </table:table-cell>
          <table:table-cell office:value-type="float" office:value="0.02417519" calcext:value-type="float">
            <text:p>0.02417519</text:p>
          </table:table-cell>
          <table:table-cell office:value-type="float" office:value="0.0175984" calcext:value-type="float">
            <text:p>0.0175984</text:p>
          </table:table-cell>
          <table:table-cell office:value-type="float" office:value="0.01117039" calcext:value-type="float">
            <text:p>0.01117039</text:p>
          </table:table-cell>
          <table:table-cell office:value-type="float" office:value="0.007531891" calcext:value-type="float">
            <text:p>0.007531891</text:p>
          </table:table-cell>
          <table:table-cell office:value-type="float" office:value="0.003088966" calcext:value-type="float">
            <text:p>0.003088966</text:p>
          </table:table-cell>
          <table:table-cell office:value-type="float" office:value="0.0009256585" calcext:value-type="float">
            <text:p>0.0009256585</text:p>
          </table:table-cell>
          <table:table-cell office:value-type="float" office:value="0" calcext:value-type="float">
            <text:p>0</text:p>
          </table:table-cell>
          <table:table-cell office:value-type="float" office:value="0.05557261" calcext:value-type="float">
            <text:p>0.05557261</text:p>
          </table:table-cell>
          <table:table-cell office:value-type="float" office:value="1.461807" calcext:value-type="float">
            <text:p>1.461807</text:p>
          </table:table-cell>
          <table:table-cell office:value-type="float" office:value="1.668327" calcext:value-type="float">
            <text:p>1.668327</text:p>
          </table:table-cell>
          <table:table-cell office:value-type="float" office:value="1.618337" calcext:value-type="float">
            <text:p>1.618337</text:p>
          </table:table-cell>
          <table:table-cell office:value-type="float" office:value="0.5373891" calcext:value-type="float">
            <text:p>0.5373891</text:p>
          </table:table-cell>
          <table:table-cell office:value-type="float" office:value="0.5463216" calcext:value-type="float">
            <text:p>0.5463216</text:p>
          </table:table-cell>
          <table:table-cell office:value-type="float" office:value="0.3876166" calcext:value-type="float">
            <text:p>0.3876166</text:p>
          </table:table-cell>
          <table:table-cell office:value-type="float" office:value="0.4558926" calcext:value-type="float">
            <text:p>0.4558926</text:p>
          </table:table-cell>
          <table:table-cell office:value-type="float" office:value="0.3418683" calcext:value-type="float">
            <text:p>0.3418683</text:p>
          </table:table-cell>
          <table:table-cell office:value-type="float" office:value="0.2739496" calcext:value-type="float">
            <text:p>0.2739496</text:p>
          </table:table-cell>
          <table:table-cell office:value-type="float" office:value="0.2624682" calcext:value-type="float">
            <text:p>0.2624682</text:p>
          </table:table-cell>
          <table:table-cell office:value-type="float" office:value="0.2568097" calcext:value-type="float">
            <text:p>0.2568097</text:p>
          </table:table-cell>
          <table:table-cell office:value-type="float" office:value="0.2573714" calcext:value-type="float">
            <text:p>0.2573714</text:p>
          </table:table-cell>
          <table:table-cell office:value-type="float" office:value="0.2836476" calcext:value-type="float">
            <text:p>0.2836476</text:p>
          </table:table-cell>
          <table:table-cell office:value-type="float" office:value="0" calcext:value-type="float">
            <text:p>0</text:p>
          </table:table-cell>
          <table:table-cell office:value-type="float" office:value="10.20495" calcext:value-type="float">
            <text:p>10.2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7633" calcext:value-type="float">
            <text:p>0.2977633</text:p>
          </table:table-cell>
          <table:table-cell office:value-type="float" office:value="0" calcext:value-type="float">
            <text:p>0</text:p>
          </table:table-cell>
          <table:table-cell office:value-type="float" office:value="-0.003294915" calcext:value-type="float">
            <text:p>-0.003294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22.37719" calcext:value-type="float">
            <text:p>22.37719</text:p>
          </table:table-cell>
          <table:table-cell office:value-type="float" office:value="1125.599" calcext:value-type="float">
            <text:p>1125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08434" calcext:value-type="float">
            <text:p>0.07208434</text:p>
          </table:table-cell>
          <table:table-cell office:value-type="float" office:value="1.485068" calcext:value-type="float">
            <text:p>1.485068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2032005" calcext:value-type="float">
            <text:p>-0.02032005</text:p>
          </table:table-cell>
          <table:table-cell office:value-type="float" office:value="-0.001896676" calcext:value-type="float">
            <text:p>-0.001896676</text:p>
          </table:table-cell>
          <table:table-cell office:value-type="float" office:value="0.00008676717" calcext:value-type="float">
            <text:p>8.676717E-05</text:p>
          </table:table-cell>
          <table:table-cell office:value-type="float" office:value="0.0001368415" calcext:value-type="float">
            <text:p>0.0001368415</text:p>
          </table:table-cell>
          <table:table-cell office:value-type="float" office:value="30.36156" calcext:value-type="float">
            <text:p>30.36156</text:p>
          </table:table-cell>
          <table:table-cell office:value-type="float" office:value="0.05619663" calcext:value-type="float">
            <text:p>0.05619663</text:p>
          </table:table-cell>
          <table:table-cell office:value-type="float" office:value="0.06607337" calcext:value-type="float">
            <text:p>0.06607337</text:p>
          </table:table-cell>
          <table:table-cell office:value-type="float" office:value="0.05338215" calcext:value-type="float">
            <text:p>0.05338215</text:p>
          </table:table-cell>
          <table:table-cell office:value-type="float" office:value="0.04423641" calcext:value-type="float">
            <text:p>0.04423641</text:p>
          </table:table-cell>
          <table:table-cell office:value-type="float" office:value="0.0388414" calcext:value-type="float">
            <text:p>0.0388414</text:p>
          </table:table-cell>
          <table:table-cell office:value-type="float" office:value="0.02756109" calcext:value-type="float">
            <text:p>0.02756109</text:p>
          </table:table-cell>
          <table:table-cell office:value-type="float" office:value="0.02012025" calcext:value-type="float">
            <text:p>0.02012025</text:p>
          </table:table-cell>
          <table:table-cell office:value-type="float" office:value="0.03523071" calcext:value-type="float">
            <text:p>0.03523071</text:p>
          </table:table-cell>
          <table:table-cell office:value-type="float" office:value="0.02637023" calcext:value-type="float">
            <text:p>0.02637023</text:p>
          </table:table-cell>
          <table:table-cell office:value-type="float" office:value="0.01938725" calcext:value-type="float">
            <text:p>0.01938725</text:p>
          </table:table-cell>
          <table:table-cell office:value-type="float" office:value="0.01279192" calcext:value-type="float">
            <text:p>0.01279192</text:p>
          </table:table-cell>
          <table:table-cell office:value-type="float" office:value="0.00883504" calcext:value-type="float">
            <text:p>0.00883504</text:p>
          </table:table-cell>
          <table:table-cell office:value-type="float" office:value="0.00380396" calcext:value-type="float">
            <text:p>0.00380396</text:p>
          </table:table-cell>
          <table:table-cell office:value-type="float" office:value="0.001133122" calcext:value-type="float">
            <text:p>0.001133122</text:p>
          </table:table-cell>
          <table:table-cell office:value-type="float" office:value="0" calcext:value-type="float">
            <text:p>0</text:p>
          </table:table-cell>
          <table:table-cell office:value-type="float" office:value="0.05425391" calcext:value-type="float">
            <text:p>0.05425391</text:p>
          </table:table-cell>
          <table:table-cell office:value-type="float" office:value="1.726983" calcext:value-type="float">
            <text:p>1.726983</text:p>
          </table:table-cell>
          <table:table-cell office:value-type="float" office:value="1.869528" calcext:value-type="float">
            <text:p>1.869528</text:p>
          </table:table-cell>
          <table:table-cell office:value-type="float" office:value="1.725538" calcext:value-type="float">
            <text:p>1.725538</text:p>
          </table:table-cell>
          <table:table-cell office:value-type="float" office:value="0.6433874" calcext:value-type="float">
            <text:p>0.6433874</text:p>
          </table:table-cell>
          <table:table-cell office:value-type="float" office:value="0.6158063" calcext:value-type="float">
            <text:p>0.6158063</text:p>
          </table:table-cell>
          <table:table-cell office:value-type="float" office:value="0.427756" calcext:value-type="float">
            <text:p>0.427756</text:p>
          </table:table-cell>
          <table:table-cell office:value-type="float" office:value="0.4977241" calcext:value-type="float">
            <text:p>0.4977241</text:p>
          </table:table-cell>
          <table:table-cell office:value-type="float" office:value="0.3659671" calcext:value-type="float">
            <text:p>0.3659671</text:p>
          </table:table-cell>
          <table:table-cell office:value-type="float" office:value="0.2834195" calcext:value-type="float">
            <text:p>0.2834195</text:p>
          </table:table-cell>
          <table:table-cell office:value-type="float" office:value="0.2650497" calcext:value-type="float">
            <text:p>0.2650497</text:p>
          </table:table-cell>
          <table:table-cell office:value-type="float" office:value="0.2579041" calcext:value-type="float">
            <text:p>0.2579041</text:p>
          </table:table-cell>
          <table:table-cell office:value-type="float" office:value="0.2583042" calcext:value-type="float">
            <text:p>0.2583042</text:p>
          </table:table-cell>
          <table:table-cell office:value-type="float" office:value="0.2866737" calcext:value-type="float">
            <text:p>0.2866737</text:p>
          </table:table-cell>
          <table:table-cell office:value-type="float" office:value="0" calcext:value-type="float">
            <text:p>0</text:p>
          </table:table-cell>
          <table:table-cell office:value-type="float" office:value="13.39938" calcext:value-type="float">
            <text:p>13.3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0999" calcext:value-type="float">
            <text:p>0.3820999</text:p>
          </table:table-cell>
          <table:table-cell office:value-type="float" office:value="0" calcext:value-type="float">
            <text:p>0</text:p>
          </table:table-cell>
          <table:table-cell office:value-type="float" office:value="-0.003612488" calcext:value-type="float">
            <text:p>-0.003612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22.37679" calcext:value-type="float">
            <text:p>22.37679</text:p>
          </table:table-cell>
          <table:table-cell office:value-type="float" office:value="1125.492" calcext:value-type="float">
            <text:p>1125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03345" calcext:value-type="float">
            <text:p>0.07803345</text:p>
          </table:table-cell>
          <table:table-cell office:value-type="float" office:value="1.571852" calcext:value-type="float">
            <text:p>1.571852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2229916" calcext:value-type="float">
            <text:p>-0.02229916</text:p>
          </table:table-cell>
          <table:table-cell office:value-type="float" office:value="-0.001970797" calcext:value-type="float">
            <text:p>-0.001970797</text:p>
          </table:table-cell>
          <table:table-cell office:value-type="float" office:value="0.0001013085" calcext:value-type="float">
            <text:p>0.0001013085</text:p>
          </table:table-cell>
          <table:table-cell office:value-type="float" office:value="0.0001736091" calcext:value-type="float">
            <text:p>0.0001736091</text:p>
          </table:table-cell>
          <table:table-cell office:value-type="float" office:value="30.67644" calcext:value-type="float">
            <text:p>30.67644</text:p>
          </table:table-cell>
          <table:table-cell office:value-type="float" office:value="0.05444512" calcext:value-type="float">
            <text:p>0.05444512</text:p>
          </table:table-cell>
          <table:table-cell office:value-type="float" office:value="0.06961334" calcext:value-type="float">
            <text:p>0.06961334</text:p>
          </table:table-cell>
          <table:table-cell office:value-type="float" office:value="0.05444814" calcext:value-type="float">
            <text:p>0.05444814</text:p>
          </table:table-cell>
          <table:table-cell office:value-type="float" office:value="0.04392843" calcext:value-type="float">
            <text:p>0.04392843</text:p>
          </table:table-cell>
          <table:table-cell office:value-type="float" office:value="0.03882173" calcext:value-type="float">
            <text:p>0.03882173</text:p>
          </table:table-cell>
          <table:table-cell office:value-type="float" office:value="0.02740754" calcext:value-type="float">
            <text:p>0.02740754</text:p>
          </table:table-cell>
          <table:table-cell office:value-type="float" office:value="0.01992939" calcext:value-type="float">
            <text:p>0.01992939</text:p>
          </table:table-cell>
          <table:table-cell office:value-type="float" office:value="0.03759793" calcext:value-type="float">
            <text:p>0.03759793</text:p>
          </table:table-cell>
          <table:table-cell office:value-type="float" office:value="0.02814075" calcext:value-type="float">
            <text:p>0.02814075</text:p>
          </table:table-cell>
          <table:table-cell office:value-type="float" office:value="0.0208415" calcext:value-type="float">
            <text:p>0.0208415</text:p>
          </table:table-cell>
          <table:table-cell office:value-type="float" office:value="0.01417926" calcext:value-type="float">
            <text:p>0.01417926</text:p>
          </table:table-cell>
          <table:table-cell office:value-type="float" office:value="0.009987203" calcext:value-type="float">
            <text:p>0.009987203</text:p>
          </table:table-cell>
          <table:table-cell office:value-type="float" office:value="0.004469465" calcext:value-type="float">
            <text:p>0.004469465</text:p>
          </table:table-cell>
          <table:table-cell office:value-type="float" office:value="0.001328908" calcext:value-type="float">
            <text:p>0.001328908</text:p>
          </table:table-cell>
          <table:table-cell office:value-type="float" office:value="0" calcext:value-type="float">
            <text:p>0</text:p>
          </table:table-cell>
          <table:table-cell office:value-type="float" office:value="0.04732012" calcext:value-type="float">
            <text:p>0.04732012</text:p>
          </table:table-cell>
          <table:table-cell office:value-type="float" office:value="2.056075" calcext:value-type="float">
            <text:p>2.056075</text:p>
          </table:table-cell>
          <table:table-cell office:value-type="float" office:value="2.125409" calcext:value-type="float">
            <text:p>2.125409</text:p>
          </table:table-cell>
          <table:table-cell office:value-type="float" office:value="1.868744" calcext:value-type="float">
            <text:p>1.868744</text:p>
          </table:table-cell>
          <table:table-cell office:value-type="float" office:value="0.7699038" calcext:value-type="float">
            <text:p>0.7699038</text:p>
          </table:table-cell>
          <table:table-cell office:value-type="float" office:value="0.6898056" calcext:value-type="float">
            <text:p>0.6898056</text:p>
          </table:table-cell>
          <table:table-cell office:value-type="float" office:value="0.4689811" calcext:value-type="float">
            <text:p>0.4689811</text:p>
          </table:table-cell>
          <table:table-cell office:value-type="float" office:value="0.5392205" calcext:value-type="float">
            <text:p>0.5392205</text:p>
          </table:table-cell>
          <table:table-cell office:value-type="float" office:value="0.3889728" calcext:value-type="float">
            <text:p>0.3889728</text:p>
          </table:table-cell>
          <table:table-cell office:value-type="float" office:value="0.2926779" calcext:value-type="float">
            <text:p>0.2926779</text:p>
          </table:table-cell>
          <table:table-cell office:value-type="float" office:value="0.2677024" calcext:value-type="float">
            <text:p>0.2677024</text:p>
          </table:table-cell>
          <table:table-cell office:value-type="float" office:value="0.2590933" calcext:value-type="float">
            <text:p>0.2590933</text:p>
          </table:table-cell>
          <table:table-cell office:value-type="float" office:value="0.2592934" calcext:value-type="float">
            <text:p>0.2592934</text:p>
          </table:table-cell>
          <table:table-cell office:value-type="float" office:value="0.2891777" calcext:value-type="float">
            <text:p>0.2891777</text:p>
          </table:table-cell>
          <table:table-cell office:value-type="float" office:value="0" calcext:value-type="float">
            <text:p>0</text:p>
          </table:table-cell>
          <table:table-cell office:value-type="float" office:value="16.52905" calcext:value-type="float">
            <text:p>16.5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1864" calcext:value-type="float">
            <text:p>0.4731864</text:p>
          </table:table-cell>
          <table:table-cell office:value-type="float" office:value="0" calcext:value-type="float">
            <text:p>0</text:p>
          </table:table-cell>
          <table:table-cell office:value-type="float" office:value="-0.003887405" calcext:value-type="float">
            <text:p>-0.0038874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22.38036" calcext:value-type="float">
            <text:p>22.38036</text:p>
          </table:table-cell>
          <table:table-cell office:value-type="float" office:value="1125.385" calcext:value-type="float">
            <text:p>1125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22926" calcext:value-type="float">
            <text:p>0.08222926</text:p>
          </table:table-cell>
          <table:table-cell office:value-type="float" office:value="1.655943" calcext:value-type="float">
            <text:p>1.655943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2410305" calcext:value-type="float">
            <text:p>-0.02410305</text:p>
          </table:table-cell>
          <table:table-cell office:value-type="float" office:value="-0.002031817" calcext:value-type="float">
            <text:p>-0.002031817</text:p>
          </table:table-cell>
          <table:table-cell office:value-type="float" office:value="0.0001165051" calcext:value-type="float">
            <text:p>0.0001165051</text:p>
          </table:table-cell>
          <table:table-cell office:value-type="float" office:value="0.0002087492" calcext:value-type="float">
            <text:p>0.0002087492</text:p>
          </table:table-cell>
          <table:table-cell office:value-type="float" office:value="30.92022" calcext:value-type="float">
            <text:p>30.92022</text:p>
          </table:table-cell>
          <table:table-cell office:value-type="float" office:value="0.05267122" calcext:value-type="float">
            <text:p>0.05267122</text:p>
          </table:table-cell>
          <table:table-cell office:value-type="float" office:value="0.06938858" calcext:value-type="float">
            <text:p>0.06938858</text:p>
          </table:table-cell>
          <table:table-cell office:value-type="float" office:value="0.05389018" calcext:value-type="float">
            <text:p>0.05389018</text:p>
          </table:table-cell>
          <table:table-cell office:value-type="float" office:value="0.04378979" calcext:value-type="float">
            <text:p>0.04378979</text:p>
          </table:table-cell>
          <table:table-cell office:value-type="float" office:value="0.03881748" calcext:value-type="float">
            <text:p>0.03881748</text:p>
          </table:table-cell>
          <table:table-cell office:value-type="float" office:value="0.02725079" calcext:value-type="float">
            <text:p>0.02725079</text:p>
          </table:table-cell>
          <table:table-cell office:value-type="float" office:value="0.01969731" calcext:value-type="float">
            <text:p>0.01969731</text:p>
          </table:table-cell>
          <table:table-cell office:value-type="float" office:value="0.03942605" calcext:value-type="float">
            <text:p>0.03942605</text:p>
          </table:table-cell>
          <table:table-cell office:value-type="float" office:value="0.02956216" calcext:value-type="float">
            <text:p>0.02956216</text:p>
          </table:table-cell>
          <table:table-cell office:value-type="float" office:value="0.02202996" calcext:value-type="float">
            <text:p>0.02202996</text:p>
          </table:table-cell>
          <table:table-cell office:value-type="float" office:value="0.0153734" calcext:value-type="float">
            <text:p>0.0153734</text:p>
          </table:table-cell>
          <table:table-cell office:value-type="float" office:value="0.0110115" calcext:value-type="float">
            <text:p>0.0110115</text:p>
          </table:table-cell>
          <table:table-cell office:value-type="float" office:value="0.005091831" calcext:value-type="float">
            <text:p>0.005091831</text:p>
          </table:table-cell>
          <table:table-cell office:value-type="float" office:value="0.001514862" calcext:value-type="float">
            <text:p>0.001514862</text:p>
          </table:table-cell>
          <table:table-cell office:value-type="float" office:value="0" calcext:value-type="float">
            <text:p>0</text:p>
          </table:table-cell>
          <table:table-cell office:value-type="float" office:value="0.05249865" calcext:value-type="float">
            <text:p>0.05249865</text:p>
          </table:table-cell>
          <table:table-cell office:value-type="float" office:value="2.33095" calcext:value-type="float">
            <text:p>2.33095</text:p>
          </table:table-cell>
          <table:table-cell office:value-type="float" office:value="2.364855" calcext:value-type="float">
            <text:p>2.364855</text:p>
          </table:table-cell>
          <table:table-cell office:value-type="float" office:value="2.016293" calcext:value-type="float">
            <text:p>2.016293</text:p>
          </table:table-cell>
          <table:table-cell office:value-type="float" office:value="0.9037657" calcext:value-type="float">
            <text:p>0.9037657</text:p>
          </table:table-cell>
          <table:table-cell office:value-type="float" office:value="0.7649803" calcext:value-type="float">
            <text:p>0.7649803</text:p>
          </table:table-cell>
          <table:table-cell office:value-type="float" office:value="0.510429" calcext:value-type="float">
            <text:p>0.510429</text:p>
          </table:table-cell>
          <table:table-cell office:value-type="float" office:value="0.580887" calcext:value-type="float">
            <text:p>0.580887</text:p>
          </table:table-cell>
          <table:table-cell office:value-type="float" office:value="0.4113505" calcext:value-type="float">
            <text:p>0.4113505</text:p>
          </table:table-cell>
          <table:table-cell office:value-type="float" office:value="0.3017481" calcext:value-type="float">
            <text:p>0.3017481</text:p>
          </table:table-cell>
          <table:table-cell office:value-type="float" office:value="0.2704046" calcext:value-type="float">
            <text:p>0.2704046</text:p>
          </table:table-cell>
          <table:table-cell office:value-type="float" office:value="0.2603702" calcext:value-type="float">
            <text:p>0.2603702</text:p>
          </table:table-cell>
          <table:table-cell office:value-type="float" office:value="0.2603737" calcext:value-type="float">
            <text:p>0.2603737</text:p>
          </table:table-cell>
          <table:table-cell office:value-type="float" office:value="0.2912587" calcext:value-type="float">
            <text:p>0.2912587</text:p>
          </table:table-cell>
          <table:table-cell office:value-type="float" office:value="0" calcext:value-type="float">
            <text:p>0</text:p>
          </table:table-cell>
          <table:table-cell office:value-type="float" office:value="18.09805" calcext:value-type="float">
            <text:p>18.09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9574" calcext:value-type="float">
            <text:p>0.5599574</text:p>
          </table:table-cell>
          <table:table-cell office:value-type="float" office:value="0" calcext:value-type="float">
            <text:p>0</text:p>
          </table:table-cell>
          <table:table-cell office:value-type="float" office:value="-0.004111039" calcext:value-type="float">
            <text:p>-0.004111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22.38419" calcext:value-type="float">
            <text:p>22.38419</text:p>
          </table:table-cell>
          <table:table-cell office:value-type="float" office:value="1125.288" calcext:value-type="float">
            <text:p>1125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80646" calcext:value-type="float">
            <text:p>0.08580646</text:p>
          </table:table-cell>
          <table:table-cell office:value-type="float" office:value="1.729457" calcext:value-type="float">
            <text:p>1.729457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2577216" calcext:value-type="float">
            <text:p>-0.02577216</text:p>
          </table:table-cell>
          <table:table-cell office:value-type="float" office:value="-0.002096997" calcext:value-type="float">
            <text:p>-0.002096997</text:p>
          </table:table-cell>
          <table:table-cell office:value-type="float" office:value="0.0001323855" calcext:value-type="float">
            <text:p>0.0001323855</text:p>
          </table:table-cell>
          <table:table-cell office:value-type="float" office:value="0.0002339413" calcext:value-type="float">
            <text:p>0.0002339413</text:p>
          </table:table-cell>
          <table:table-cell office:value-type="float" office:value="31.10979" calcext:value-type="float">
            <text:p>31.10979</text:p>
          </table:table-cell>
          <table:table-cell office:value-type="float" office:value="0.05333508" calcext:value-type="float">
            <text:p>0.05333508</text:p>
          </table:table-cell>
          <table:table-cell office:value-type="float" office:value="0.06785677" calcext:value-type="float">
            <text:p>0.06785677</text:p>
          </table:table-cell>
          <table:table-cell office:value-type="float" office:value="0.0531271" calcext:value-type="float">
            <text:p>0.0531271</text:p>
          </table:table-cell>
          <table:table-cell office:value-type="float" office:value="0.04389004" calcext:value-type="float">
            <text:p>0.04389004</text:p>
          </table:table-cell>
          <table:table-cell office:value-type="float" office:value="0.03893596" calcext:value-type="float">
            <text:p>0.03893596</text:p>
          </table:table-cell>
          <table:table-cell office:value-type="float" office:value="0.0273399" calcext:value-type="float">
            <text:p>0.0273399</text:p>
          </table:table-cell>
          <table:table-cell office:value-type="float" office:value="0.01966329" calcext:value-type="float">
            <text:p>0.01966329</text:p>
          </table:table-cell>
          <table:table-cell office:value-type="float" office:value="0.04091775" calcext:value-type="float">
            <text:p>0.04091775</text:p>
          </table:table-cell>
          <table:table-cell office:value-type="float" office:value="0.03070541" calcext:value-type="float">
            <text:p>0.03070541</text:p>
          </table:table-cell>
          <table:table-cell office:value-type="float" office:value="0.02300333" calcext:value-type="float">
            <text:p>0.02300333</text:p>
          </table:table-cell>
          <table:table-cell office:value-type="float" office:value="0.01640397" calcext:value-type="float">
            <text:p>0.01640397</text:p>
          </table:table-cell>
          <table:table-cell office:value-type="float" office:value="0.0119235" calcext:value-type="float">
            <text:p>0.0119235</text:p>
          </table:table-cell>
          <table:table-cell office:value-type="float" office:value="0.005673983" calcext:value-type="float">
            <text:p>0.005673983</text:p>
          </table:table-cell>
          <table:table-cell office:value-type="float" office:value="0.001691889" calcext:value-type="float">
            <text:p>0.001691889</text:p>
          </table:table-cell>
          <table:table-cell office:value-type="float" office:value="0" calcext:value-type="float">
            <text:p>0</text:p>
          </table:table-cell>
          <table:table-cell office:value-type="float" office:value="0.05010375" calcext:value-type="float">
            <text:p>0.05010375</text:p>
          </table:table-cell>
          <table:table-cell office:value-type="float" office:value="2.522258" calcext:value-type="float">
            <text:p>2.522258</text:p>
          </table:table-cell>
          <table:table-cell office:value-type="float" office:value="2.547681" calcext:value-type="float">
            <text:p>2.547681</text:p>
          </table:table-cell>
          <table:table-cell office:value-type="float" office:value="2.128666" calcext:value-type="float">
            <text:p>2.128666</text:p>
          </table:table-cell>
          <table:table-cell office:value-type="float" office:value="1.018816" calcext:value-type="float">
            <text:p>1.018816</text:p>
          </table:table-cell>
          <table:table-cell office:value-type="float" office:value="0.8334156" calcext:value-type="float">
            <text:p>0.8334156</text:p>
          </table:table-cell>
          <table:table-cell office:value-type="float" office:value="0.5493439" calcext:value-type="float">
            <text:p>0.5493439</text:p>
          </table:table-cell>
          <table:table-cell office:value-type="float" office:value="0.6217233" calcext:value-type="float">
            <text:p>0.6217233</text:p>
          </table:table-cell>
          <table:table-cell office:value-type="float" office:value="0.4332628" calcext:value-type="float">
            <text:p>0.4332628</text:p>
          </table:table-cell>
          <table:table-cell office:value-type="float" office:value="0.3106554" calcext:value-type="float">
            <text:p>0.3106554</text:p>
          </table:table-cell>
          <table:table-cell office:value-type="float" office:value="0.2731394" calcext:value-type="float">
            <text:p>0.2731394</text:p>
          </table:table-cell>
          <table:table-cell office:value-type="float" office:value="0.2617201" calcext:value-type="float">
            <text:p>0.2617201</text:p>
          </table:table-cell>
          <table:table-cell office:value-type="float" office:value="0.2613709" calcext:value-type="float">
            <text:p>0.2613709</text:p>
          </table:table-cell>
          <table:table-cell office:value-type="float" office:value="0.2931627" calcext:value-type="float">
            <text:p>0.2931627</text:p>
          </table:table-cell>
          <table:table-cell office:value-type="float" office:value="0" calcext:value-type="float">
            <text:p>0</text:p>
          </table:table-cell>
          <table:table-cell office:value-type="float" office:value="19.435" calcext:value-type="float">
            <text:p>19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56631" calcext:value-type="float">
            <text:p>0.6356631</text:p>
          </table:table-cell>
          <table:table-cell office:value-type="float" office:value="0" calcext:value-type="float">
            <text:p>0</text:p>
          </table:table-cell>
          <table:table-cell office:value-type="float" office:value="-0.004319626" calcext:value-type="float">
            <text:p>-0.00431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22.38493" calcext:value-type="float">
            <text:p>22.38493</text:p>
          </table:table-cell>
          <table:table-cell office:value-type="float" office:value="1125.197" calcext:value-type="float">
            <text:p>1125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75178" calcext:value-type="float">
            <text:p>0.08975178</text:p>
          </table:table-cell>
          <table:table-cell office:value-type="float" office:value="1.798485" calcext:value-type="float">
            <text:p>1.798485</text:p>
          </table:table-cell>
          <table:table-cell office:value-type="float" office:value="0" calcext:value-type="float">
            <text:p>0</text:p>
          </table:table-cell>
          <table:table-cell office:value-type="float" office:value="0.0001165025" calcext:value-type="float">
            <text:p>0.0001165025</text:p>
          </table:table-cell>
          <table:table-cell office:value-type="float" office:value="0" calcext:value-type="float">
            <text:p>0</text:p>
          </table:table-cell>
          <table:table-cell office:value-type="float" office:value="-0.02733118" calcext:value-type="float">
            <text:p>-0.02733118</text:p>
          </table:table-cell>
          <table:table-cell office:value-type="float" office:value="-0.002168223" calcext:value-type="float">
            <text:p>-0.002168223</text:p>
          </table:table-cell>
          <table:table-cell office:value-type="float" office:value="0.0001485198" calcext:value-type="float">
            <text:p>0.0001485198</text:p>
          </table:table-cell>
          <table:table-cell office:value-type="float" office:value="0.0002555714" calcext:value-type="float">
            <text:p>0.0002555714</text:p>
          </table:table-cell>
          <table:table-cell office:value-type="float" office:value="31.3451" calcext:value-type="float">
            <text:p>31.3451</text:p>
          </table:table-cell>
          <table:table-cell office:value-type="float" office:value="0.05302284" calcext:value-type="float">
            <text:p>0.05302284</text:p>
          </table:table-cell>
          <table:table-cell office:value-type="float" office:value="0.06704488" calcext:value-type="float">
            <text:p>0.06704488</text:p>
          </table:table-cell>
          <table:table-cell office:value-type="float" office:value="0.05261432" calcext:value-type="float">
            <text:p>0.05261432</text:p>
          </table:table-cell>
          <table:table-cell office:value-type="float" office:value="0.04392929" calcext:value-type="float">
            <text:p>0.04392929</text:p>
          </table:table-cell>
          <table:table-cell office:value-type="float" office:value="0.03901467" calcext:value-type="float">
            <text:p>0.03901467</text:p>
          </table:table-cell>
          <table:table-cell office:value-type="float" office:value="0.02744296" calcext:value-type="float">
            <text:p>0.02744296</text:p>
          </table:table-cell>
          <table:table-cell office:value-type="float" office:value="0.01970548" calcext:value-type="float">
            <text:p>0.01970548</text:p>
          </table:table-cell>
          <table:table-cell office:value-type="float" office:value="0.04218581" calcext:value-type="float">
            <text:p>0.04218581</text:p>
          </table:table-cell>
          <table:table-cell office:value-type="float" office:value="0.03163921" calcext:value-type="float">
            <text:p>0.03163921</text:p>
          </table:table-cell>
          <table:table-cell office:value-type="float" office:value="0.02380248" calcext:value-type="float">
            <text:p>0.02380248</text:p>
          </table:table-cell>
          <table:table-cell office:value-type="float" office:value="0.01729514" calcext:value-type="float">
            <text:p>0.01729514</text:p>
          </table:table-cell>
          <table:table-cell office:value-type="float" office:value="0.01273636" calcext:value-type="float">
            <text:p>0.01273636</text:p>
          </table:table-cell>
          <table:table-cell office:value-type="float" office:value="0.006218258" calcext:value-type="float">
            <text:p>0.006218258</text:p>
          </table:table-cell>
          <table:table-cell office:value-type="float" office:value="0.001860524" calcext:value-type="float">
            <text:p>0.001860524</text:p>
          </table:table-cell>
          <table:table-cell office:value-type="float" office:value="0" calcext:value-type="float">
            <text:p>0</text:p>
          </table:table-cell>
          <table:table-cell office:value-type="float" office:value="0.04901172" calcext:value-type="float">
            <text:p>0.04901172</text:p>
          </table:table-cell>
          <table:table-cell office:value-type="float" office:value="2.69949" calcext:value-type="float">
            <text:p>2.69949</text:p>
          </table:table-cell>
          <table:table-cell office:value-type="float" office:value="2.71459" calcext:value-type="float">
            <text:p>2.71459</text:p>
          </table:table-cell>
          <table:table-cell office:value-type="float" office:value="2.22999" calcext:value-type="float">
            <text:p>2.22999</text:p>
          </table:table-cell>
          <table:table-cell office:value-type="float" office:value="1.123476" calcext:value-type="float">
            <text:p>1.123476</text:p>
          </table:table-cell>
          <table:table-cell office:value-type="float" office:value="0.895758" calcext:value-type="float">
            <text:p>0.895758</text:p>
          </table:table-cell>
          <table:table-cell office:value-type="float" office:value="0.5854272" calcext:value-type="float">
            <text:p>0.5854272</text:p>
          </table:table-cell>
          <table:table-cell office:value-type="float" office:value="0.6607182" calcext:value-type="float">
            <text:p>0.6607182</text:p>
          </table:table-cell>
          <table:table-cell office:value-type="float" office:value="0.454606" calcext:value-type="float">
            <text:p>0.454606</text:p>
          </table:table-cell>
          <table:table-cell office:value-type="float" office:value="0.3194081" calcext:value-type="float">
            <text:p>0.3194081</text:p>
          </table:table-cell>
          <table:table-cell office:value-type="float" office:value="0.2758938" calcext:value-type="float">
            <text:p>0.2758938</text:p>
          </table:table-cell>
          <table:table-cell office:value-type="float" office:value="0.2631403" calcext:value-type="float">
            <text:p>0.2631403</text:p>
          </table:table-cell>
          <table:table-cell office:value-type="float" office:value="0.2622801" calcext:value-type="float">
            <text:p>0.2622801</text:p>
          </table:table-cell>
          <table:table-cell office:value-type="float" office:value="0.2949329" calcext:value-type="float">
            <text:p>0.2949329</text:p>
          </table:table-cell>
          <table:table-cell office:value-type="float" office:value="0" calcext:value-type="float">
            <text:p>0</text:p>
          </table:table-cell>
          <table:table-cell office:value-type="float" office:value="22.27414" calcext:value-type="float">
            <text:p>22.27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3705" calcext:value-type="float">
            <text:p>0.7073705</text:p>
          </table:table-cell>
          <table:table-cell office:value-type="float" office:value="0" calcext:value-type="float">
            <text:p>0</text:p>
          </table:table-cell>
          <table:table-cell office:value-type="float" office:value="-0.004520708" calcext:value-type="float">
            <text:p>-0.0045207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22.37982" calcext:value-type="float">
            <text:p>22.37982</text:p>
          </table:table-cell>
          <table:table-cell office:value-type="float" office:value="1125.115" calcext:value-type="float">
            <text:p>1125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98339" calcext:value-type="float">
            <text:p>0.09298339</text:p>
          </table:table-cell>
          <table:table-cell office:value-type="float" office:value="1.866614" calcext:value-type="float">
            <text:p>1.866614</text:p>
          </table:table-cell>
          <table:table-cell office:value-type="float" office:value="0" calcext:value-type="float">
            <text:p>0</text:p>
          </table:table-cell>
          <table:table-cell office:value-type="float" office:value="0.0001165031" calcext:value-type="float">
            <text:p>0.0001165031</text:p>
          </table:table-cell>
          <table:table-cell office:value-type="float" office:value="0" calcext:value-type="float">
            <text:p>0</text:p>
          </table:table-cell>
          <table:table-cell office:value-type="float" office:value="-0.02880186" calcext:value-type="float">
            <text:p>-0.02880186</text:p>
          </table:table-cell>
          <table:table-cell office:value-type="float" office:value="-0.002211617" calcext:value-type="float">
            <text:p>-0.002211617</text:p>
          </table:table-cell>
          <table:table-cell office:value-type="float" office:value="0.0001633401" calcext:value-type="float">
            <text:p>0.0001633401</text:p>
          </table:table-cell>
          <table:table-cell office:value-type="float" office:value="0.0002754094" calcext:value-type="float">
            <text:p>0.0002754094</text:p>
          </table:table-cell>
          <table:table-cell office:value-type="float" office:value="31.66454" calcext:value-type="float">
            <text:p>31.66454</text:p>
          </table:table-cell>
          <table:table-cell office:value-type="float" office:value="0.04728449" calcext:value-type="float">
            <text:p>0.04728449</text:p>
          </table:table-cell>
          <table:table-cell office:value-type="float" office:value="0.06599274" calcext:value-type="float">
            <text:p>0.06599274</text:p>
          </table:table-cell>
          <table:table-cell office:value-type="float" office:value="0.05191978" calcext:value-type="float">
            <text:p>0.05191978</text:p>
          </table:table-cell>
          <table:table-cell office:value-type="float" office:value="0.04375985" calcext:value-type="float">
            <text:p>0.04375985</text:p>
          </table:table-cell>
          <table:table-cell office:value-type="float" office:value="0.03895396" calcext:value-type="float">
            <text:p>0.03895396</text:p>
          </table:table-cell>
          <table:table-cell office:value-type="float" office:value="0.02745051" calcext:value-type="float">
            <text:p>0.02745051</text:p>
          </table:table-cell>
          <table:table-cell office:value-type="float" office:value="0.01970561" calcext:value-type="float">
            <text:p>0.01970561</text:p>
          </table:table-cell>
          <table:table-cell office:value-type="float" office:value="0.04324175" calcext:value-type="float">
            <text:p>0.04324175</text:p>
          </table:table-cell>
          <table:table-cell office:value-type="float" office:value="0.03241216" calcext:value-type="float">
            <text:p>0.03241216</text:p>
          </table:table-cell>
          <table:table-cell office:value-type="float" office:value="0.02446106" calcext:value-type="float">
            <text:p>0.02446106</text:p>
          </table:table-cell>
          <table:table-cell office:value-type="float" office:value="0.01806704" calcext:value-type="float">
            <text:p>0.01806704</text:p>
          </table:table-cell>
          <table:table-cell office:value-type="float" office:value="0.01346155" calcext:value-type="float">
            <text:p>0.01346155</text:p>
          </table:table-cell>
          <table:table-cell office:value-type="float" office:value="0.006727175" calcext:value-type="float">
            <text:p>0.006727175</text:p>
          </table:table-cell>
          <table:table-cell office:value-type="float" office:value="0.002021026" calcext:value-type="float">
            <text:p>0.002021026</text:p>
          </table:table-cell>
          <table:table-cell office:value-type="float" office:value="0" calcext:value-type="float">
            <text:p>0</text:p>
          </table:table-cell>
          <table:table-cell office:value-type="float" office:value="0.04007957" calcext:value-type="float">
            <text:p>0.04007957</text:p>
          </table:table-cell>
          <table:table-cell office:value-type="float" office:value="2.888538" calcext:value-type="float">
            <text:p>2.888538</text:p>
          </table:table-cell>
          <table:table-cell office:value-type="float" office:value="2.889157" calcext:value-type="float">
            <text:p>2.889157</text:p>
          </table:table-cell>
          <table:table-cell office:value-type="float" office:value="2.329825" calcext:value-type="float">
            <text:p>2.329825</text:p>
          </table:table-cell>
          <table:table-cell office:value-type="float" office:value="1.225167" calcext:value-type="float">
            <text:p>1.225167</text:p>
          </table:table-cell>
          <table:table-cell office:value-type="float" office:value="0.9558457" calcext:value-type="float">
            <text:p>0.9558457</text:p>
          </table:table-cell>
          <table:table-cell office:value-type="float" office:value="0.6201639" calcext:value-type="float">
            <text:p>0.6201639</text:p>
          </table:table-cell>
          <table:table-cell office:value-type="float" office:value="0.6980581" calcext:value-type="float">
            <text:p>0.6980581</text:p>
          </table:table-cell>
          <table:table-cell office:value-type="float" office:value="0.475306" calcext:value-type="float">
            <text:p>0.475306</text:p>
          </table:table-cell>
          <table:table-cell office:value-type="float" office:value="0.3279983" calcext:value-type="float">
            <text:p>0.3279983</text:p>
          </table:table-cell>
          <table:table-cell office:value-type="float" office:value="0.2786649" calcext:value-type="float">
            <text:p>0.2786649</text:p>
          </table:table-cell>
          <table:table-cell office:value-type="float" office:value="0.2646136" calcext:value-type="float">
            <text:p>0.2646136</text:p>
          </table:table-cell>
          <table:table-cell office:value-type="float" office:value="0.2633299" calcext:value-type="float">
            <text:p>0.2633299</text:p>
          </table:table-cell>
          <table:table-cell office:value-type="float" office:value="0.29638" calcext:value-type="float">
            <text:p>0.29638</text:p>
          </table:table-cell>
          <table:table-cell office:value-type="float" office:value="0" calcext:value-type="float">
            <text:p>0</text:p>
          </table:table-cell>
          <table:table-cell office:value-type="float" office:value="24.74832" calcext:value-type="float">
            <text:p>24.74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4925" calcext:value-type="float">
            <text:p>0.7774925</text:p>
          </table:table-cell>
          <table:table-cell office:value-type="float" office:value="0" calcext:value-type="float">
            <text:p>0</text:p>
          </table:table-cell>
          <table:table-cell office:value-type="float" office:value="-0.004700704" calcext:value-type="float">
            <text:p>-0.004700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22.37135" calcext:value-type="float">
            <text:p>22.37135</text:p>
          </table:table-cell>
          <table:table-cell office:value-type="float" office:value="1125.03" calcext:value-type="float">
            <text:p>1125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51138" calcext:value-type="float">
            <text:p>0.09551138</text:p>
          </table:table-cell>
          <table:table-cell office:value-type="float" office:value="1.941311" calcext:value-type="float">
            <text:p>1.941311</text:p>
          </table:table-cell>
          <table:table-cell office:value-type="float" office:value="0" calcext:value-type="float">
            <text:p>0</text:p>
          </table:table-cell>
          <table:table-cell office:value-type="float" office:value="0.0001165032" calcext:value-type="float">
            <text:p>0.0001165032</text:p>
          </table:table-cell>
          <table:table-cell office:value-type="float" office:value="0" calcext:value-type="float">
            <text:p>0</text:p>
          </table:table-cell>
          <table:table-cell office:value-type="float" office:value="-0.03020629" calcext:value-type="float">
            <text:p>-0.03020629</text:p>
          </table:table-cell>
          <table:table-cell office:value-type="float" office:value="-0.002246002" calcext:value-type="float">
            <text:p>-0.002246002</text:p>
          </table:table-cell>
          <table:table-cell office:value-type="float" office:value="0.0001771082" calcext:value-type="float">
            <text:p>0.0001771082</text:p>
          </table:table-cell>
          <table:table-cell office:value-type="float" office:value="0.0003027021" calcext:value-type="float">
            <text:p>0.0003027021</text:p>
          </table:table-cell>
          <table:table-cell office:value-type="float" office:value="32.08014" calcext:value-type="float">
            <text:p>32.08014</text:p>
          </table:table-cell>
          <table:table-cell office:value-type="float" office:value="0.04484253" calcext:value-type="float">
            <text:p>0.04484253</text:p>
          </table:table-cell>
          <table:table-cell office:value-type="float" office:value="0.06678479" calcext:value-type="float">
            <text:p>0.06678479</text:p>
          </table:table-cell>
          <table:table-cell office:value-type="float" office:value="0.05187603" calcext:value-type="float">
            <text:p>0.05187603</text:p>
          </table:table-cell>
          <table:table-cell office:value-type="float" office:value="0.0434294" calcext:value-type="float">
            <text:p>0.0434294</text:p>
          </table:table-cell>
          <table:table-cell office:value-type="float" office:value="0.03871154" calcext:value-type="float">
            <text:p>0.03871154</text:p>
          </table:table-cell>
          <table:table-cell office:value-type="float" office:value="0.02720244" calcext:value-type="float">
            <text:p>0.02720244</text:p>
          </table:table-cell>
          <table:table-cell office:value-type="float" office:value="0.01956988" calcext:value-type="float">
            <text:p>0.01956988</text:p>
          </table:table-cell>
          <table:table-cell office:value-type="float" office:value="0.0440891" calcext:value-type="float">
            <text:p>0.0440891</text:p>
          </table:table-cell>
          <table:table-cell office:value-type="float" office:value="0.03305459" calcext:value-type="float">
            <text:p>0.03305459</text:p>
          </table:table-cell>
          <table:table-cell office:value-type="float" office:value="0.02500609" calcext:value-type="float">
            <text:p>0.02500609</text:p>
          </table:table-cell>
          <table:table-cell office:value-type="float" office:value="0.01873661" calcext:value-type="float">
            <text:p>0.01873661</text:p>
          </table:table-cell>
          <table:table-cell office:value-type="float" office:value="0.01410917" calcext:value-type="float">
            <text:p>0.01410917</text:p>
          </table:table-cell>
          <table:table-cell office:value-type="float" office:value="0.007202984" calcext:value-type="float">
            <text:p>0.007202984</text:p>
          </table:table-cell>
          <table:table-cell office:value-type="float" office:value="0.002173911" calcext:value-type="float">
            <text:p>0.002173911</text:p>
          </table:table-cell>
          <table:table-cell office:value-type="float" office:value="0" calcext:value-type="float">
            <text:p>0</text:p>
          </table:table-cell>
          <table:table-cell office:value-type="float" office:value="0.03569196" calcext:value-type="float">
            <text:p>0.03569196</text:p>
          </table:table-cell>
          <table:table-cell office:value-type="float" office:value="3.146432" calcext:value-type="float">
            <text:p>3.146432</text:p>
          </table:table-cell>
          <table:table-cell office:value-type="float" office:value="3.120417" calcext:value-type="float">
            <text:p>3.120417</text:p>
          </table:table-cell>
          <table:table-cell office:value-type="float" office:value="2.455238" calcext:value-type="float">
            <text:p>2.455238</text:p>
          </table:table-cell>
          <table:table-cell office:value-type="float" office:value="1.337985" calcext:value-type="float">
            <text:p>1.337985</text:p>
          </table:table-cell>
          <table:table-cell office:value-type="float" office:value="1.01668" calcext:value-type="float">
            <text:p>1.01668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0.7343184" calcext:value-type="float">
            <text:p>0.7343184</text:p>
          </table:table-cell>
          <table:table-cell office:value-type="float" office:value="0.4953998" calcext:value-type="float">
            <text:p>0.4953998</text:p>
          </table:table-cell>
          <table:table-cell office:value-type="float" office:value="0.3364193" calcext:value-type="float">
            <text:p>0.3364193</text:p>
          </table:table-cell>
          <table:table-cell office:value-type="float" office:value="0.281444" calcext:value-type="float">
            <text:p>0.281444</text:p>
          </table:table-cell>
          <table:table-cell office:value-type="float" office:value="0.2661247" calcext:value-type="float">
            <text:p>0.2661247</text:p>
          </table:table-cell>
          <table:table-cell office:value-type="float" office:value="0.2643692" calcext:value-type="float">
            <text:p>0.2643692</text:p>
          </table:table-cell>
          <table:table-cell office:value-type="float" office:value="0.297699" calcext:value-type="float">
            <text:p>0.297699</text:p>
          </table:table-cell>
          <table:table-cell office:value-type="float" office:value="0" calcext:value-type="float">
            <text:p>0</text:p>
          </table:table-cell>
          <table:table-cell office:value-type="float" office:value="26.43266" calcext:value-type="float">
            <text:p>26.4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5274" calcext:value-type="float">
            <text:p>0.8535274</text:p>
          </table:table-cell>
          <table:table-cell office:value-type="float" office:value="0" calcext:value-type="float">
            <text:p>0</text:p>
          </table:table-cell>
          <table:table-cell office:value-type="float" office:value="-0.004866587" calcext:value-type="float">
            <text:p>-0.0048665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22.37456" calcext:value-type="float">
            <text:p>22.37456</text:p>
          </table:table-cell>
          <table:table-cell office:value-type="float" office:value="1124.947" calcext:value-type="float">
            <text:p>1124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68298" calcext:value-type="float">
            <text:p>0.09768298</text:p>
          </table:table-cell>
          <table:table-cell office:value-type="float" office:value="2.002729" calcext:value-type="float">
            <text:p>2.002729</text:p>
          </table:table-cell>
          <table:table-cell office:value-type="float" office:value="0" calcext:value-type="float">
            <text:p>0</text:p>
          </table:table-cell>
          <table:table-cell office:value-type="float" office:value="0.0001165032" calcext:value-type="float">
            <text:p>0.0001165032</text:p>
          </table:table-cell>
          <table:table-cell office:value-type="float" office:value="0" calcext:value-type="float">
            <text:p>0</text:p>
          </table:table-cell>
          <table:table-cell office:value-type="float" office:value="-0.03155216" calcext:value-type="float">
            <text:p>-0.03155216</text:p>
          </table:table-cell>
          <table:table-cell office:value-type="float" office:value="-0.002278059" calcext:value-type="float">
            <text:p>-0.002278059</text:p>
          </table:table-cell>
          <table:table-cell office:value-type="float" office:value="0.0001918337" calcext:value-type="float">
            <text:p>0.0001918337</text:p>
          </table:table-cell>
          <table:table-cell office:value-type="float" office:value="0.0003230181" calcext:value-type="float">
            <text:p>0.0003230181</text:p>
          </table:table-cell>
          <table:table-cell office:value-type="float" office:value="32.25845" calcext:value-type="float">
            <text:p>32.25845</text:p>
          </table:table-cell>
          <table:table-cell office:value-type="float" office:value="0.0471388" calcext:value-type="float">
            <text:p>0.0471388</text:p>
          </table:table-cell>
          <table:table-cell office:value-type="float" office:value="0.06614974" calcext:value-type="float">
            <text:p>0.06614974</text:p>
          </table:table-cell>
          <table:table-cell office:value-type="float" office:value="0.05215228" calcext:value-type="float">
            <text:p>0.05215228</text:p>
          </table:table-cell>
          <table:table-cell office:value-type="float" office:value="0.04382474" calcext:value-type="float">
            <text:p>0.04382474</text:p>
          </table:table-cell>
          <table:table-cell office:value-type="float" office:value="0.03894727" calcext:value-type="float">
            <text:p>0.03894727</text:p>
          </table:table-cell>
          <table:table-cell office:value-type="float" office:value="0.02730189" calcext:value-type="float">
            <text:p>0.02730189</text:p>
          </table:table-cell>
          <table:table-cell office:value-type="float" office:value="0.01954353" calcext:value-type="float">
            <text:p>0.01954353</text:p>
          </table:table-cell>
          <table:table-cell office:value-type="float" office:value="0.04475304" calcext:value-type="float">
            <text:p>0.04475304</text:p>
          </table:table-cell>
          <table:table-cell office:value-type="float" office:value="0.03358381" calcext:value-type="float">
            <text:p>0.03358381</text:p>
          </table:table-cell>
          <table:table-cell office:value-type="float" office:value="0.0254586" calcext:value-type="float">
            <text:p>0.0254586</text:p>
          </table:table-cell>
          <table:table-cell office:value-type="float" office:value="0.01931819" calcext:value-type="float">
            <text:p>0.01931819</text:p>
          </table:table-cell>
          <table:table-cell office:value-type="float" office:value="0.01468801" calcext:value-type="float">
            <text:p>0.01468801</text:p>
          </table:table-cell>
          <table:table-cell office:value-type="float" office:value="0.007647824" calcext:value-type="float">
            <text:p>0.007647824</text:p>
          </table:table-cell>
          <table:table-cell office:value-type="float" office:value="0.002319583" calcext:value-type="float">
            <text:p>0.002319583</text:p>
          </table:table-cell>
          <table:table-cell office:value-type="float" office:value="0" calcext:value-type="float">
            <text:p>0</text:p>
          </table:table-cell>
          <table:table-cell office:value-type="float" office:value="0.05511671" calcext:value-type="float">
            <text:p>0.05511671</text:p>
          </table:table-cell>
          <table:table-cell office:value-type="float" office:value="3.20669" calcext:value-type="float">
            <text:p>3.20669</text:p>
          </table:table-cell>
          <table:table-cell office:value-type="float" office:value="3.278304" calcext:value-type="float">
            <text:p>3.278304</text:p>
          </table:table-cell>
          <table:table-cell office:value-type="float" office:value="2.565242" calcext:value-type="float">
            <text:p>2.565242</text:p>
          </table:table-cell>
          <table:table-cell office:value-type="float" office:value="1.443221" calcext:value-type="float">
            <text:p>1.443221</text:p>
          </table:table-cell>
          <table:table-cell office:value-type="float" office:value="1.075635" calcext:value-type="float">
            <text:p>1.075635</text:p>
          </table:table-cell>
          <table:table-cell office:value-type="float" office:value="0.6883829" calcext:value-type="float">
            <text:p>0.6883829</text:p>
          </table:table-cell>
          <table:table-cell office:value-type="float" office:value="0.7701069" calcext:value-type="float">
            <text:p>0.7701069</text:p>
          </table:table-cell>
          <table:table-cell office:value-type="float" office:value="0.5150137" calcext:value-type="float">
            <text:p>0.5150137</text:p>
          </table:table-cell>
          <table:table-cell office:value-type="float" office:value="0.3446736" calcext:value-type="float">
            <text:p>0.3446736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0.2676538" calcext:value-type="float">
            <text:p>0.2676538</text:p>
          </table:table-cell>
          <table:table-cell office:value-type="float" office:value="0.2653259" calcext:value-type="float">
            <text:p>0.2653259</text:p>
          </table:table-cell>
          <table:table-cell office:value-type="float" office:value="0.2989815" calcext:value-type="float">
            <text:p>0.2989815</text:p>
          </table:table-cell>
          <table:table-cell office:value-type="float" office:value="0" calcext:value-type="float">
            <text:p>0</text:p>
          </table:table-cell>
          <table:table-cell office:value-type="float" office:value="27.53589" calcext:value-type="float">
            <text:p>27.53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59678" calcext:value-type="float">
            <text:p>0.9159678</text:p>
          </table:table-cell>
          <table:table-cell office:value-type="float" office:value="0" calcext:value-type="float">
            <text:p>0</text:p>
          </table:table-cell>
          <table:table-cell office:value-type="float" office:value="-0.005028342" calcext:value-type="float">
            <text:p>-0.0050283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22.37731" calcext:value-type="float">
            <text:p>22.37731</text:p>
          </table:table-cell>
          <table:table-cell office:value-type="float" office:value="1124.875" calcext:value-type="float">
            <text:p>1124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82671" calcext:value-type="float">
            <text:p>0.09882671</text:p>
          </table:table-cell>
          <table:table-cell office:value-type="float" office:value="2.056621" calcext:value-type="float">
            <text:p>2.056621</text:p>
          </table:table-cell>
          <table:table-cell office:value-type="float" office:value="0" calcext:value-type="float">
            <text:p>0</text:p>
          </table:table-cell>
          <table:table-cell office:value-type="float" office:value="0.0001165032" calcext:value-type="float">
            <text:p>0.0001165032</text:p>
          </table:table-cell>
          <table:table-cell office:value-type="float" office:value="0" calcext:value-type="float">
            <text:p>0</text:p>
          </table:table-cell>
          <table:table-cell office:value-type="float" office:value="-0.03284467" calcext:value-type="float">
            <text:p>-0.03284467</text:p>
          </table:table-cell>
          <table:table-cell office:value-type="float" office:value="-0.002310136" calcext:value-type="float">
            <text:p>-0.002310136</text:p>
          </table:table-cell>
          <table:table-cell office:value-type="float" office:value="0.0002048074" calcext:value-type="float">
            <text:p>0.0002048074</text:p>
          </table:table-cell>
          <table:table-cell office:value-type="float" office:value="0.0003345053" calcext:value-type="float">
            <text:p>0.0003345053</text:p>
          </table:table-cell>
          <table:table-cell office:value-type="float" office:value="32.37697" calcext:value-type="float">
            <text:p>32.37697</text:p>
          </table:table-cell>
          <table:table-cell office:value-type="float" office:value="0.0392217" calcext:value-type="float">
            <text:p>0.0392217</text:p>
          </table:table-cell>
          <table:table-cell office:value-type="float" office:value="0.06264747" calcext:value-type="float">
            <text:p>0.06264747</text:p>
          </table:table-cell>
          <table:table-cell office:value-type="float" office:value="0.05167528" calcext:value-type="float">
            <text:p>0.05167528</text:p>
          </table:table-cell>
          <table:table-cell office:value-type="float" office:value="0.04412076" calcext:value-type="float">
            <text:p>0.04412076</text:p>
          </table:table-cell>
          <table:table-cell office:value-type="float" office:value="0.03935901" calcext:value-type="float">
            <text:p>0.03935901</text:p>
          </table:table-cell>
          <table:table-cell office:value-type="float" office:value="0.02768457" calcext:value-type="float">
            <text:p>0.02768457</text:p>
          </table:table-cell>
          <table:table-cell office:value-type="float" office:value="0.01971924" calcext:value-type="float">
            <text:p>0.01971924</text:p>
          </table:table-cell>
          <table:table-cell office:value-type="float" office:value="0.04538692" calcext:value-type="float">
            <text:p>0.04538692</text:p>
          </table:table-cell>
          <table:table-cell office:value-type="float" office:value="0.0340299" calcext:value-type="float">
            <text:p>0.0340299</text:p>
          </table:table-cell>
          <table:table-cell office:value-type="float" office:value="0.02583543" calcext:value-type="float">
            <text:p>0.02583543</text:p>
          </table:table-cell>
          <table:table-cell office:value-type="float" office:value="0.01982396" calcext:value-type="float">
            <text:p>0.01982396</text:p>
          </table:table-cell>
          <table:table-cell office:value-type="float" office:value="0.01520579" calcext:value-type="float">
            <text:p>0.01520579</text:p>
          </table:table-cell>
          <table:table-cell office:value-type="float" office:value="0.008063768" calcext:value-type="float">
            <text:p>0.008063768</text:p>
          </table:table-cell>
          <table:table-cell office:value-type="float" office:value="0.002458592" calcext:value-type="float">
            <text:p>0.002458592</text:p>
          </table:table-cell>
          <table:table-cell office:value-type="float" office:value="0" calcext:value-type="float">
            <text:p>0</text:p>
          </table:table-cell>
          <table:table-cell office:value-type="float" office:value="0.04472648" calcext:value-type="float">
            <text:p>0.04472648</text:p>
          </table:table-cell>
          <table:table-cell office:value-type="float" office:value="3.276966" calcext:value-type="float">
            <text:p>3.276966</text:p>
          </table:table-cell>
          <table:table-cell office:value-type="float" office:value="3.375103" calcext:value-type="float">
            <text:p>3.375103</text:p>
          </table:table-cell>
          <table:table-cell office:value-type="float" office:value="2.639589" calcext:value-type="float">
            <text:p>2.639589</text:p>
          </table:table-cell>
          <table:table-cell office:value-type="float" office:value="1.530068" calcext:value-type="float">
            <text:p>1.530068</text:p>
          </table:table-cell>
          <table:table-cell office:value-type="float" office:value="1.127777" calcext:value-type="float">
            <text:p>1.127777</text:p>
          </table:table-cell>
          <table:table-cell office:value-type="float" office:value="0.719378" calcext:value-type="float">
            <text:p>0.719378</text:p>
          </table:table-cell>
          <table:table-cell office:value-type="float" office:value="0.8044119" calcext:value-type="float">
            <text:p>0.8044119</text:p>
          </table:table-cell>
          <table:table-cell office:value-type="float" office:value="0.5341525" calcext:value-type="float">
            <text:p>0.5341525</text:p>
          </table:table-cell>
          <table:table-cell office:value-type="float" office:value="0.3527693" calcext:value-type="float">
            <text:p>0.3527693</text:p>
          </table:table-cell>
          <table:table-cell office:value-type="float" office:value="0.2869953" calcext:value-type="float">
            <text:p>0.2869953</text:p>
          </table:table-cell>
          <table:table-cell office:value-type="float" office:value="0.2691914" calcext:value-type="float">
            <text:p>0.2691914</text:p>
          </table:table-cell>
          <table:table-cell office:value-type="float" office:value="0.2662101" calcext:value-type="float">
            <text:p>0.2662101</text:p>
          </table:table-cell>
          <table:table-cell office:value-type="float" office:value="0.3002532" calcext:value-type="float">
            <text:p>0.3002532</text:p>
          </table:table-cell>
          <table:table-cell office:value-type="float" office:value="0" calcext:value-type="float">
            <text:p>0</text:p>
          </table:table-cell>
          <table:table-cell office:value-type="float" office:value="27.28222" calcext:value-type="float">
            <text:p>27.28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98979" calcext:value-type="float">
            <text:p>0.9698979</text:p>
          </table:table-cell>
          <table:table-cell office:value-type="float" office:value="0" calcext:value-type="float">
            <text:p>0</text:p>
          </table:table-cell>
          <table:table-cell office:value-type="float" office:value="-0.005179319" calcext:value-type="float">
            <text:p>-0.005179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22.37467" calcext:value-type="float">
            <text:p>22.37467</text:p>
          </table:table-cell>
          <table:table-cell office:value-type="float" office:value="1124.804" calcext:value-type="float">
            <text:p>1124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59675" calcext:value-type="float">
            <text:p>0.09959675</text:p>
          </table:table-cell>
          <table:table-cell office:value-type="float" office:value="2.115841" calcext:value-type="float">
            <text:p>2.115841</text:p>
          </table:table-cell>
          <table:table-cell office:value-type="float" office:value="0" calcext:value-type="float">
            <text:p>0</text:p>
          </table:table-cell>
          <table:table-cell office:value-type="float" office:value="0.0001165032" calcext:value-type="float">
            <text:p>0.0001165032</text:p>
          </table:table-cell>
          <table:table-cell office:value-type="float" office:value="0" calcext:value-type="float">
            <text:p>0</text:p>
          </table:table-cell>
          <table:table-cell office:value-type="float" office:value="-0.03409347" calcext:value-type="float">
            <text:p>-0.03409347</text:p>
          </table:table-cell>
          <table:table-cell office:value-type="float" office:value="-0.002336849" calcext:value-type="float">
            <text:p>-0.002336849</text:p>
          </table:table-cell>
          <table:table-cell office:value-type="float" office:value="0.0002171128" calcext:value-type="float">
            <text:p>0.0002171128</text:p>
          </table:table-cell>
          <table:table-cell office:value-type="float" office:value="0.0003474214" calcext:value-type="float">
            <text:p>0.0003474214</text:p>
          </table:table-cell>
          <table:table-cell office:value-type="float" office:value="32.51972" calcext:value-type="float">
            <text:p>32.51972</text:p>
          </table:table-cell>
          <table:table-cell office:value-type="float" office:value="0.03739386" calcext:value-type="float">
            <text:p>0.03739386</text:p>
          </table:table-cell>
          <table:table-cell office:value-type="float" office:value="0.06132607" calcext:value-type="float">
            <text:p>0.06132607</text:p>
          </table:table-cell>
          <table:table-cell office:value-type="float" office:value="0.0513663" calcext:value-type="float">
            <text:p>0.0513663</text:p>
          </table:table-cell>
          <table:table-cell office:value-type="float" office:value="0.04411405" calcext:value-type="float">
            <text:p>0.04411405</text:p>
          </table:table-cell>
          <table:table-cell office:value-type="float" office:value="0.03943802" calcext:value-type="float">
            <text:p>0.03943802</text:p>
          </table:table-cell>
          <table:table-cell office:value-type="float" office:value="0.02778272" calcext:value-type="float">
            <text:p>0.02778272</text:p>
          </table:table-cell>
          <table:table-cell office:value-type="float" office:value="0.01980004" calcext:value-type="float">
            <text:p>0.01980004</text:p>
          </table:table-cell>
          <table:table-cell office:value-type="float" office:value="0.04597426" calcext:value-type="float">
            <text:p>0.04597426</text:p>
          </table:table-cell>
          <table:table-cell office:value-type="float" office:value="0.03442169" calcext:value-type="float">
            <text:p>0.03442169</text:p>
          </table:table-cell>
          <table:table-cell office:value-type="float" office:value="0.02615135" calcext:value-type="float">
            <text:p>0.02615135</text:p>
          </table:table-cell>
          <table:table-cell office:value-type="float" office:value="0.02026424" calcext:value-type="float">
            <text:p>0.02026424</text:p>
          </table:table-cell>
          <table:table-cell office:value-type="float" office:value="0.01566949" calcext:value-type="float">
            <text:p>0.01566949</text:p>
          </table:table-cell>
          <table:table-cell office:value-type="float" office:value="0.008452988" calcext:value-type="float">
            <text:p>0.008452988</text:p>
          </table:table-cell>
          <table:table-cell office:value-type="float" office:value="0.002590826" calcext:value-type="float">
            <text:p>0.002590826</text:p>
          </table:table-cell>
          <table:table-cell office:value-type="float" office:value="0" calcext:value-type="float">
            <text:p>0</text:p>
          </table:table-cell>
          <table:table-cell office:value-type="float" office:value="0.04457886" calcext:value-type="float">
            <text:p>0.04457886</text:p>
          </table:table-cell>
          <table:table-cell office:value-type="float" office:value="3.457081" calcext:value-type="float">
            <text:p>3.457081</text:p>
          </table:table-cell>
          <table:table-cell office:value-type="float" office:value="3.511405" calcext:value-type="float">
            <text:p>3.511405</text:p>
          </table:table-cell>
          <table:table-cell office:value-type="float" office:value="2.719726" calcext:value-type="float">
            <text:p>2.719726</text:p>
          </table:table-cell>
          <table:table-cell office:value-type="float" office:value="1.617065" calcext:value-type="float">
            <text:p>1.617065</text:p>
          </table:table-cell>
          <table:table-cell office:value-type="float" office:value="1.177832" calcext:value-type="float">
            <text:p>1.177832</text:p>
          </table:table-cell>
          <table:table-cell office:value-type="float" office:value="0.7489445" calcext:value-type="float">
            <text:p>0.7489445</text:p>
          </table:table-cell>
          <table:table-cell office:value-type="float" office:value="0.8369952" calcext:value-type="float">
            <text:p>0.8369952</text:p>
          </table:table-cell>
          <table:table-cell office:value-type="float" office:value="0.5526994" calcext:value-type="float">
            <text:p>0.5526994</text:p>
          </table:table-cell>
          <table:table-cell office:value-type="float" office:value="0.3607037" calcext:value-type="float">
            <text:p>0.3607037</text:p>
          </table:table-cell>
          <table:table-cell office:value-type="float" office:value="0.2897552" calcext:value-type="float">
            <text:p>0.2897552</text:p>
          </table:table-cell>
          <table:table-cell office:value-type="float" office:value="0.270761" calcext:value-type="float">
            <text:p>0.270761</text:p>
          </table:table-cell>
          <table:table-cell office:value-type="float" office:value="0.2672985" calcext:value-type="float">
            <text:p>0.2672985</text:p>
          </table:table-cell>
          <table:table-cell office:value-type="float" office:value="0.3012051" calcext:value-type="float">
            <text:p>0.3012051</text:p>
          </table:table-cell>
          <table:table-cell office:value-type="float" office:value="0" calcext:value-type="float">
            <text:p>0</text:p>
          </table:table-cell>
          <table:table-cell office:value-type="float" office:value="26.44544" calcext:value-type="float">
            <text:p>26.4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8751" calcext:value-type="float">
            <text:p>1.028751</text:p>
          </table:table-cell>
          <table:table-cell office:value-type="float" office:value="0" calcext:value-type="float">
            <text:p>0</text:p>
          </table:table-cell>
          <table:table-cell office:value-type="float" office:value="-0.005298043" calcext:value-type="float">
            <text:p>-0.005298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22.37073" calcext:value-type="float">
            <text:p>22.37073</text:p>
          </table:table-cell>
          <table:table-cell office:value-type="float" office:value="1124.736" calcext:value-type="float">
            <text:p>1124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379" calcext:value-type="float">
            <text:p>0.1002379</text:p>
          </table:table-cell>
          <table:table-cell office:value-type="float" office:value="2.173841" calcext:value-type="float">
            <text:p>2.173841</text:p>
          </table:table-cell>
          <table:table-cell office:value-type="float" office:value="0" calcext:value-type="float">
            <text:p>0</text:p>
          </table:table-cell>
          <table:table-cell office:value-type="float" office:value="0.0001165032" calcext:value-type="float">
            <text:p>0.0001165032</text:p>
          </table:table-cell>
          <table:table-cell office:value-type="float" office:value="0" calcext:value-type="float">
            <text:p>0</text:p>
          </table:table-cell>
          <table:table-cell office:value-type="float" office:value="-0.03530905" calcext:value-type="float">
            <text:p>-0.03530905</text:p>
          </table:table-cell>
          <table:table-cell office:value-type="float" office:value="-0.002360506" calcext:value-type="float">
            <text:p>-0.002360506</text:p>
          </table:table-cell>
          <table:table-cell office:value-type="float" office:value="0.0002290129" calcext:value-type="float">
            <text:p>0.0002290129</text:p>
          </table:table-cell>
          <table:table-cell office:value-type="float" office:value="0.0003604254" calcext:value-type="float">
            <text:p>0.0003604254</text:p>
          </table:table-cell>
          <table:table-cell office:value-type="float" office:value="32.68672" calcext:value-type="float">
            <text:p>32.68672</text:p>
          </table:table-cell>
          <table:table-cell office:value-type="float" office:value="0.03530178" calcext:value-type="float">
            <text:p>0.03530178</text:p>
          </table:table-cell>
          <table:table-cell office:value-type="float" office:value="0.06031524" calcext:value-type="float">
            <text:p>0.06031524</text:p>
          </table:table-cell>
          <table:table-cell office:value-type="float" office:value="0.05109231" calcext:value-type="float">
            <text:p>0.05109231</text:p>
          </table:table-cell>
          <table:table-cell office:value-type="float" office:value="0.04403727" calcext:value-type="float">
            <text:p>0.04403727</text:p>
          </table:table-cell>
          <table:table-cell office:value-type="float" office:value="0.03946296" calcext:value-type="float">
            <text:p>0.03946296</text:p>
          </table:table-cell>
          <table:table-cell office:value-type="float" office:value="0.02784607" calcext:value-type="float">
            <text:p>0.02784607</text:p>
          </table:table-cell>
          <table:table-cell office:value-type="float" office:value="0.019854" calcext:value-type="float">
            <text:p>0.019854</text:p>
          </table:table-cell>
          <table:table-cell office:value-type="float" office:value="0.04648371" calcext:value-type="float">
            <text:p>0.04648371</text:p>
          </table:table-cell>
          <table:table-cell office:value-type="float" office:value="0.03476725" calcext:value-type="float">
            <text:p>0.03476725</text:p>
          </table:table-cell>
          <table:table-cell office:value-type="float" office:value="0.02641861" calcext:value-type="float">
            <text:p>0.02641861</text:p>
          </table:table-cell>
          <table:table-cell office:value-type="float" office:value="0.02064798" calcext:value-type="float">
            <text:p>0.02064798</text:p>
          </table:table-cell>
          <table:table-cell office:value-type="float" office:value="0.01608504" calcext:value-type="float">
            <text:p>0.01608504</text:p>
          </table:table-cell>
          <table:table-cell office:value-type="float" office:value="0.008817227" calcext:value-type="float">
            <text:p>0.008817227</text:p>
          </table:table-cell>
          <table:table-cell office:value-type="float" office:value="0.002716948" calcext:value-type="float">
            <text:p>0.002716948</text:p>
          </table:table-cell>
          <table:table-cell office:value-type="float" office:value="0" calcext:value-type="float">
            <text:p>0</text:p>
          </table:table-cell>
          <table:table-cell office:value-type="float" office:value="0.03767283" calcext:value-type="float">
            <text:p>0.03767283</text:p>
          </table:table-cell>
          <table:table-cell office:value-type="float" office:value="3.599352" calcext:value-type="float">
            <text:p>3.599352</text:p>
          </table:table-cell>
          <table:table-cell office:value-type="float" office:value="3.668597" calcext:value-type="float">
            <text:p>3.668597</text:p>
          </table:table-cell>
          <table:table-cell office:value-type="float" office:value="2.807364" calcext:value-type="float">
            <text:p>2.807364</text:p>
          </table:table-cell>
          <table:table-cell office:value-type="float" office:value="1.705112" calcext:value-type="float">
            <text:p>1.705112</text:p>
          </table:table-cell>
          <table:table-cell office:value-type="float" office:value="1.226488" calcext:value-type="float">
            <text:p>1.226488</text:p>
          </table:table-cell>
          <table:table-cell office:value-type="float" office:value="0.7776074" calcext:value-type="float">
            <text:p>0.7776074</text:p>
          </table:table-cell>
          <table:table-cell office:value-type="float" office:value="0.8684646" calcext:value-type="float">
            <text:p>0.8684646</text:p>
          </table:table-cell>
          <table:table-cell office:value-type="float" office:value="0.5706717" calcext:value-type="float">
            <text:p>0.5706717</text:p>
          </table:table-cell>
          <table:table-cell office:value-type="float" office:value="0.3684702" calcext:value-type="float">
            <text:p>0.3684702</text:p>
          </table:table-cell>
          <table:table-cell office:value-type="float" office:value="0.2924977" calcext:value-type="float">
            <text:p>0.2924977</text:p>
          </table:table-cell>
          <table:table-cell office:value-type="float" office:value="0.2723399" calcext:value-type="float">
            <text:p>0.2723399</text:p>
          </table:table-cell>
          <table:table-cell office:value-type="float" office:value="0.2683308" calcext:value-type="float">
            <text:p>0.2683308</text:p>
          </table:table-cell>
          <table:table-cell office:value-type="float" office:value="0.3021415" calcext:value-type="float">
            <text:p>0.3021415</text:p>
          </table:table-cell>
          <table:table-cell office:value-type="float" office:value="0" calcext:value-type="float">
            <text:p>0</text:p>
          </table:table-cell>
          <table:table-cell office:value-type="float" office:value="25.65949" calcext:value-type="float">
            <text:p>25.65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6224" calcext:value-type="float">
            <text:p>1.086224</text:p>
          </table:table-cell>
          <table:table-cell office:value-type="float" office:value="0" calcext:value-type="float">
            <text:p>0</text:p>
          </table:table-cell>
          <table:table-cell office:value-type="float" office:value="-0.005408748" calcext:value-type="float">
            <text:p>-0.0054087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22.36607" calcext:value-type="float">
            <text:p>22.36607</text:p>
          </table:table-cell>
          <table:table-cell office:value-type="float" office:value="1124.668" calcext:value-type="float">
            <text:p>1124.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8158" calcext:value-type="float">
            <text:p>0.1008158</text:p>
          </table:table-cell>
          <table:table-cell office:value-type="float" office:value="2.232336" calcext:value-type="float">
            <text:p>2.232336</text:p>
          </table:table-cell>
          <table:table-cell office:value-type="float" office:value="0" calcext:value-type="float">
            <text:p>0</text:p>
          </table:table-cell>
          <table:table-cell office:value-type="float" office:value="0.0001165032" calcext:value-type="float">
            <text:p>0.0001165032</text:p>
          </table:table-cell>
          <table:table-cell office:value-type="float" office:value="0" calcext:value-type="float">
            <text:p>0</text:p>
          </table:table-cell>
          <table:table-cell office:value-type="float" office:value="-0.03649205" calcext:value-type="float">
            <text:p>-0.03649205</text:p>
          </table:table-cell>
          <table:table-cell office:value-type="float" office:value="-0.002381709" calcext:value-type="float">
            <text:p>-0.002381709</text:p>
          </table:table-cell>
          <table:table-cell office:value-type="float" office:value="0.0002407382" calcext:value-type="float">
            <text:p>0.0002407382</text:p>
          </table:table-cell>
          <table:table-cell office:value-type="float" office:value="0.0003743846" calcext:value-type="float">
            <text:p>0.0003743846</text:p>
          </table:table-cell>
          <table:table-cell office:value-type="float" office:value="32.85301" calcext:value-type="float">
            <text:p>32.85301</text:p>
          </table:table-cell>
          <table:table-cell office:value-type="float" office:value="0.03417306" calcext:value-type="float">
            <text:p>0.03417306</text:p>
          </table:table-cell>
          <table:table-cell office:value-type="float" office:value="0.05983101" calcext:value-type="float">
            <text:p>0.05983101</text:p>
          </table:table-cell>
          <table:table-cell office:value-type="float" office:value="0.0510377" calcext:value-type="float">
            <text:p>0.0510377</text:p>
          </table:table-cell>
          <table:table-cell office:value-type="float" office:value="0.04401857" calcext:value-type="float">
            <text:p>0.04401857</text:p>
          </table:table-cell>
          <table:table-cell office:value-type="float" office:value="0.03947264" calcext:value-type="float">
            <text:p>0.03947264</text:p>
          </table:table-cell>
          <table:table-cell office:value-type="float" office:value="0.02782962" calcext:value-type="float">
            <text:p>0.02782962</text:p>
          </table:table-cell>
          <table:table-cell office:value-type="float" office:value="0.01984945" calcext:value-type="float">
            <text:p>0.01984945</text:p>
          </table:table-cell>
          <table:table-cell office:value-type="float" office:value="0.04691205" calcext:value-type="float">
            <text:p>0.04691205</text:p>
          </table:table-cell>
          <table:table-cell office:value-type="float" office:value="0.0350719" calcext:value-type="float">
            <text:p>0.0350719</text:p>
          </table:table-cell>
          <table:table-cell office:value-type="float" office:value="0.02664666" calcext:value-type="float">
            <text:p>0.02664666</text:p>
          </table:table-cell>
          <table:table-cell office:value-type="float" office:value="0.02098285" calcext:value-type="float">
            <text:p>0.02098285</text:p>
          </table:table-cell>
          <table:table-cell office:value-type="float" office:value="0.01645765" calcext:value-type="float">
            <text:p>0.01645765</text:p>
          </table:table-cell>
          <table:table-cell office:value-type="float" office:value="0.009158145" calcext:value-type="float">
            <text:p>0.009158145</text:p>
          </table:table-cell>
          <table:table-cell office:value-type="float" office:value="0.002837343" calcext:value-type="float">
            <text:p>0.002837343</text:p>
          </table:table-cell>
          <table:table-cell office:value-type="float" office:value="0" calcext:value-type="float">
            <text:p>0</text:p>
          </table:table-cell>
          <table:table-cell office:value-type="float" office:value="0.03782958" calcext:value-type="float">
            <text:p>0.03782958</text:p>
          </table:table-cell>
          <table:table-cell office:value-type="float" office:value="3.751572" calcext:value-type="float">
            <text:p>3.751572</text:p>
          </table:table-cell>
          <table:table-cell office:value-type="float" office:value="3.829924" calcext:value-type="float">
            <text:p>3.829924</text:p>
          </table:table-cell>
          <table:table-cell office:value-type="float" office:value="2.903758" calcext:value-type="float">
            <text:p>2.903758</text:p>
          </table:table-cell>
          <table:table-cell office:value-type="float" office:value="1.796637" calcext:value-type="float">
            <text:p>1.796637</text:p>
          </table:table-cell>
          <table:table-cell office:value-type="float" office:value="1.275098" calcext:value-type="float">
            <text:p>1.275098</text:p>
          </table:table-cell>
          <table:table-cell office:value-type="float" office:value="0.805784" calcext:value-type="float">
            <text:p>0.805784</text:p>
          </table:table-cell>
          <table:table-cell office:value-type="float" office:value="0.8991232" calcext:value-type="float">
            <text:p>0.8991232</text:p>
          </table:table-cell>
          <table:table-cell office:value-type="float" office:value="0.5881339" calcext:value-type="float">
            <text:p>0.5881339</text:p>
          </table:table-cell>
          <table:table-cell office:value-type="float" office:value="0.3760681" calcext:value-type="float">
            <text:p>0.3760681</text:p>
          </table:table-cell>
          <table:table-cell office:value-type="float" office:value="0.2952176" calcext:value-type="float">
            <text:p>0.2952176</text:p>
          </table:table-cell>
          <table:table-cell office:value-type="float" office:value="0.2739139" calcext:value-type="float">
            <text:p>0.2739139</text:p>
          </table:table-cell>
          <table:table-cell office:value-type="float" office:value="0.2692693" calcext:value-type="float">
            <text:p>0.2692693</text:p>
          </table:table-cell>
          <table:table-cell office:value-type="float" office:value="0.3031107" calcext:value-type="float">
            <text:p>0.3031107</text:p>
          </table:table-cell>
          <table:table-cell office:value-type="float" office:value="0" calcext:value-type="float">
            <text:p>0</text:p>
          </table:table-cell>
          <table:table-cell office:value-type="float" office:value="24.9531" calcext:value-type="float">
            <text:p>24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4139" calcext:value-type="float">
            <text:p>1.144139</text:p>
          </table:table-cell>
          <table:table-cell office:value-type="float" office:value="0" calcext:value-type="float">
            <text:p>0</text:p>
          </table:table-cell>
          <table:table-cell office:value-type="float" office:value="-0.005512625" calcext:value-type="float">
            <text:p>-0.005512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22.36073" calcext:value-type="float">
            <text:p>22.36073</text:p>
          </table:table-cell>
          <table:table-cell office:value-type="float" office:value="1124.602" calcext:value-type="float">
            <text:p>1124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3865" calcext:value-type="float">
            <text:p>0.1013865</text:p>
          </table:table-cell>
          <table:table-cell office:value-type="float" office:value="2.289269" calcext:value-type="float">
            <text:p>2.289269</text:p>
          </table:table-cell>
          <table:table-cell office:value-type="float" office:value="0" calcext:value-type="float">
            <text:p>0</text:p>
          </table:table-cell>
          <table:table-cell office:value-type="float" office:value="0.0001165032" calcext:value-type="float">
            <text:p>0.0001165032</text:p>
          </table:table-cell>
          <table:table-cell office:value-type="float" office:value="0" calcext:value-type="float">
            <text:p>0</text:p>
          </table:table-cell>
          <table:table-cell office:value-type="float" office:value="-0.03764347" calcext:value-type="float">
            <text:p>-0.03764347</text:p>
          </table:table-cell>
          <table:table-cell office:value-type="float" office:value="-0.002400306" calcext:value-type="float">
            <text:p>-0.002400306</text:p>
          </table:table-cell>
          <table:table-cell office:value-type="float" office:value="0.0002525157" calcext:value-type="float">
            <text:p>0.0002525157</text:p>
          </table:table-cell>
          <table:table-cell office:value-type="float" office:value="0.000387861" calcext:value-type="float">
            <text:p>0.000387861</text:p>
          </table:table-cell>
          <table:table-cell office:value-type="float" office:value="33.01838" calcext:value-type="float">
            <text:p>33.01838</text:p>
          </table:table-cell>
          <table:table-cell office:value-type="float" office:value="0.03242495" calcext:value-type="float">
            <text:p>0.03242495</text:p>
          </table:table-cell>
          <table:table-cell office:value-type="float" office:value="0.05935214" calcext:value-type="float">
            <text:p>0.05935214</text:p>
          </table:table-cell>
          <table:table-cell office:value-type="float" office:value="0.05094491" calcext:value-type="float">
            <text:p>0.05094491</text:p>
          </table:table-cell>
          <table:table-cell office:value-type="float" office:value="0.04402304" calcext:value-type="float">
            <text:p>0.04402304</text:p>
          </table:table-cell>
          <table:table-cell office:value-type="float" office:value="0.03951232" calcext:value-type="float">
            <text:p>0.03951232</text:p>
          </table:table-cell>
          <table:table-cell office:value-type="float" office:value="0.02783755" calcext:value-type="float">
            <text:p>0.02783755</text:p>
          </table:table-cell>
          <table:table-cell office:value-type="float" office:value="0.01984526" calcext:value-type="float">
            <text:p>0.01984526</text:p>
          </table:table-cell>
          <table:table-cell office:value-type="float" office:value="0.04727731" calcext:value-type="float">
            <text:p>0.04727731</text:p>
          </table:table-cell>
          <table:table-cell office:value-type="float" office:value="0.03533952" calcext:value-type="float">
            <text:p>0.03533952</text:p>
          </table:table-cell>
          <table:table-cell office:value-type="float" office:value="0.02684255" calcext:value-type="float">
            <text:p>0.02684255</text:p>
          </table:table-cell>
          <table:table-cell office:value-type="float" office:value="0.02127543" calcext:value-type="float">
            <text:p>0.02127543</text:p>
          </table:table-cell>
          <table:table-cell office:value-type="float" office:value="0.01679194" calcext:value-type="float">
            <text:p>0.01679194</text:p>
          </table:table-cell>
          <table:table-cell office:value-type="float" office:value="0.009477336" calcext:value-type="float">
            <text:p>0.009477336</text:p>
          </table:table-cell>
          <table:table-cell office:value-type="float" office:value="0.002952315" calcext:value-type="float">
            <text:p>0.002952315</text:p>
          </table:table-cell>
          <table:table-cell office:value-type="float" office:value="0" calcext:value-type="float">
            <text:p>0</text:p>
          </table:table-cell>
          <table:table-cell office:value-type="float" office:value="0.03495153" calcext:value-type="float">
            <text:p>0.03495153</text:p>
          </table:table-cell>
          <table:table-cell office:value-type="float" office:value="3.898616" calcext:value-type="float">
            <text:p>3.898616</text:p>
          </table:table-cell>
          <table:table-cell office:value-type="float" office:value="3.98104" calcext:value-type="float">
            <text:p>3.98104</text:p>
          </table:table-cell>
          <table:table-cell office:value-type="float" office:value="2.999417" calcext:value-type="float">
            <text:p>2.999417</text:p>
          </table:table-cell>
          <table:table-cell office:value-type="float" office:value="1.887317" calcext:value-type="float">
            <text:p>1.887317</text:p>
          </table:table-cell>
          <table:table-cell office:value-type="float" office:value="1.32303" calcext:value-type="float">
            <text:p>1.32303</text:p>
          </table:table-cell>
          <table:table-cell office:value-type="float" office:value="0.8333083" calcext:value-type="float">
            <text:p>0.8333083</text:p>
          </table:table-cell>
          <table:table-cell office:value-type="float" office:value="0.9291537" calcext:value-type="float">
            <text:p>0.9291537</text:p>
          </table:table-cell>
          <table:table-cell office:value-type="float" office:value="0.6051524" calcext:value-type="float">
            <text:p>0.6051524</text:p>
          </table:table-cell>
          <table:table-cell office:value-type="float" office:value="0.3835038" calcext:value-type="float">
            <text:p>0.3835038</text:p>
          </table:table-cell>
          <table:table-cell office:value-type="float" office:value="0.2979106" calcext:value-type="float">
            <text:p>0.2979106</text:p>
          </table:table-cell>
          <table:table-cell office:value-type="float" office:value="0.2754782" calcext:value-type="float">
            <text:p>0.2754782</text:p>
          </table:table-cell>
          <table:table-cell office:value-type="float" office:value="0.2701328" calcext:value-type="float">
            <text:p>0.2701328</text:p>
          </table:table-cell>
          <table:table-cell office:value-type="float" office:value="0.3040991" calcext:value-type="float">
            <text:p>0.3040991</text:p>
          </table:table-cell>
          <table:table-cell office:value-type="float" office:value="0" calcext:value-type="float">
            <text:p>0</text:p>
          </table:table-cell>
          <table:table-cell office:value-type="float" office:value="24.4627" calcext:value-type="float">
            <text:p>24.4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0473" calcext:value-type="float">
            <text:p>1.200473</text:p>
          </table:table-cell>
          <table:table-cell office:value-type="float" office:value="0" calcext:value-type="float">
            <text:p>0</text:p>
          </table:table-cell>
          <table:table-cell office:value-type="float" office:value="-0.005614114" calcext:value-type="float">
            <text:p>-0.0056141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22.35577" calcext:value-type="float">
            <text:p>22.35577</text:p>
          </table:table-cell>
          <table:table-cell office:value-type="float" office:value="1124.537" calcext:value-type="float">
            <text:p>1124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7565" calcext:value-type="float">
            <text:p>0.1017565</text:p>
          </table:table-cell>
          <table:table-cell office:value-type="float" office:value="2.345281" calcext:value-type="float">
            <text:p>2.345281</text:p>
          </table:table-cell>
          <table:table-cell office:value-type="float" office:value="0" calcext:value-type="float">
            <text:p>0</text:p>
          </table:table-cell>
          <table:table-cell office:value-type="float" office:value="0.0001165033" calcext:value-type="float">
            <text:p>0.0001165033</text:p>
          </table:table-cell>
          <table:table-cell office:value-type="float" office:value="0" calcext:value-type="float">
            <text:p>0</text:p>
          </table:table-cell>
          <table:table-cell office:value-type="float" office:value="-0.03876931" calcext:value-type="float">
            <text:p>-0.03876931</text:p>
          </table:table-cell>
          <table:table-cell office:value-type="float" office:value="-0.002416601" calcext:value-type="float">
            <text:p>-0.002416601</text:p>
          </table:table-cell>
          <table:table-cell office:value-type="float" office:value="0.0002642219" calcext:value-type="float">
            <text:p>0.0002642219</text:p>
          </table:table-cell>
          <table:table-cell office:value-type="float" office:value="0.0004014741" calcext:value-type="float">
            <text:p>0.0004014741</text:p>
          </table:table-cell>
          <table:table-cell office:value-type="float" office:value="33.17519" calcext:value-type="float">
            <text:p>33.17519</text:p>
          </table:table-cell>
          <table:table-cell office:value-type="float" office:value="0.03296583" calcext:value-type="float">
            <text:p>0.03296583</text:p>
          </table:table-cell>
          <table:table-cell office:value-type="float" office:value="0.05957163" calcext:value-type="float">
            <text:p>0.05957163</text:p>
          </table:table-cell>
          <table:table-cell office:value-type="float" office:value="0.05108487" calcext:value-type="float">
            <text:p>0.05108487</text:p>
          </table:table-cell>
          <table:table-cell office:value-type="float" office:value="0.04412587" calcext:value-type="float">
            <text:p>0.04412587</text:p>
          </table:table-cell>
          <table:table-cell office:value-type="float" office:value="0.03958695" calcext:value-type="float">
            <text:p>0.03958695</text:p>
          </table:table-cell>
          <table:table-cell office:value-type="float" office:value="0.02783851" calcext:value-type="float">
            <text:p>0.02783851</text:p>
          </table:table-cell>
          <table:table-cell office:value-type="float" office:value="0.01983112" calcext:value-type="float">
            <text:p>0.01983112</text:p>
          </table:table-cell>
          <table:table-cell office:value-type="float" office:value="0.04758883" calcext:value-type="float">
            <text:p>0.04758883</text:p>
          </table:table-cell>
          <table:table-cell office:value-type="float" office:value="0.03557611" calcext:value-type="float">
            <text:p>0.03557611</text:p>
          </table:table-cell>
          <table:table-cell office:value-type="float" office:value="0.02701179" calcext:value-type="float">
            <text:p>0.02701179</text:p>
          </table:table-cell>
          <table:table-cell office:value-type="float" office:value="0.02153143" calcext:value-type="float">
            <text:p>0.02153143</text:p>
          </table:table-cell>
          <table:table-cell office:value-type="float" office:value="0.01709224" calcext:value-type="float">
            <text:p>0.01709224</text:p>
          </table:table-cell>
          <table:table-cell office:value-type="float" office:value="0.009776576" calcext:value-type="float">
            <text:p>0.009776576</text:p>
          </table:table-cell>
          <table:table-cell office:value-type="float" office:value="0.003061756" calcext:value-type="float">
            <text:p>0.003061756</text:p>
          </table:table-cell>
          <table:table-cell office:value-type="float" office:value="0" calcext:value-type="float">
            <text:p>0</text:p>
          </table:table-cell>
          <table:table-cell office:value-type="float" office:value="0.03816454" calcext:value-type="float">
            <text:p>0.03816454</text:p>
          </table:table-cell>
          <table:table-cell office:value-type="float" office:value="4.036477" calcext:value-type="float">
            <text:p>4.036477</text:p>
          </table:table-cell>
          <table:table-cell office:value-type="float" office:value="4.130649" calcext:value-type="float">
            <text:p>4.130649</text:p>
          </table:table-cell>
          <table:table-cell office:value-type="float" office:value="3.097275" calcext:value-type="float">
            <text:p>3.097275</text:p>
          </table:table-cell>
          <table:table-cell office:value-type="float" office:value="1.978214" calcext:value-type="float">
            <text:p>1.978214</text:p>
          </table:table-cell>
          <table:table-cell office:value-type="float" office:value="1.370541" calcext:value-type="float">
            <text:p>1.370541</text:p>
          </table:table-cell>
          <table:table-cell office:value-type="float" office:value="0.8604442" calcext:value-type="float">
            <text:p>0.8604442</text:p>
          </table:table-cell>
          <table:table-cell office:value-type="float" office:value="0.9585347" calcext:value-type="float">
            <text:p>0.9585347</text:p>
          </table:table-cell>
          <table:table-cell office:value-type="float" office:value="0.6217802" calcext:value-type="float">
            <text:p>0.6217802</text:p>
          </table:table-cell>
          <table:table-cell office:value-type="float" office:value="0.3907862" calcext:value-type="float">
            <text:p>0.3907862</text:p>
          </table:table-cell>
          <table:table-cell office:value-type="float" office:value="0.3005736" calcext:value-type="float">
            <text:p>0.3005736</text:p>
          </table:table-cell>
          <table:table-cell office:value-type="float" office:value="0.2770592" calcext:value-type="float">
            <text:p>0.2770592</text:p>
          </table:table-cell>
          <table:table-cell office:value-type="float" office:value="0.2712452" calcext:value-type="float">
            <text:p>0.2712452</text:p>
          </table:table-cell>
          <table:table-cell office:value-type="float" office:value="0.3047637" calcext:value-type="float">
            <text:p>0.3047637</text:p>
          </table:table-cell>
          <table:table-cell office:value-type="float" office:value="0" calcext:value-type="float">
            <text:p>0</text:p>
          </table:table-cell>
          <table:table-cell office:value-type="float" office:value="23.61084" calcext:value-type="float">
            <text:p>23.6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5707" calcext:value-type="float">
            <text:p>1.255707</text:p>
          </table:table-cell>
          <table:table-cell office:value-type="float" office:value="0" calcext:value-type="float">
            <text:p>0</text:p>
          </table:table-cell>
          <table:table-cell office:value-type="float" office:value="-0.005709868" calcext:value-type="float">
            <text:p>-0.0057098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22.35799" calcext:value-type="float">
            <text:p>22.35799</text:p>
          </table:table-cell>
          <table:table-cell office:value-type="float" office:value="1124.476" calcext:value-type="float">
            <text:p>1124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448" calcext:value-type="float">
            <text:p>0.102448</text:p>
          </table:table-cell>
          <table:table-cell office:value-type="float" office:value="2.390853" calcext:value-type="float">
            <text:p>2.390853</text:p>
          </table:table-cell>
          <table:table-cell office:value-type="float" office:value="0" calcext:value-type="float">
            <text:p>0</text:p>
          </table:table-cell>
          <table:table-cell office:value-type="float" office:value="0.0001165033" calcext:value-type="float">
            <text:p>0.0001165033</text:p>
          </table:table-cell>
          <table:table-cell office:value-type="float" office:value="0" calcext:value-type="float">
            <text:p>0</text:p>
          </table:table-cell>
          <table:table-cell office:value-type="float" office:value="-0.03987576" calcext:value-type="float">
            <text:p>-0.03987576</text:p>
          </table:table-cell>
          <table:table-cell office:value-type="float" office:value="-0.0024347" calcext:value-type="float">
            <text:p>-0.0024347</text:p>
          </table:table-cell>
          <table:table-cell office:value-type="float" office:value="0.0002754848" calcext:value-type="float">
            <text:p>0.0002754848</text:p>
          </table:table-cell>
          <table:table-cell office:value-type="float" office:value="0.00041063" calcext:value-type="float">
            <text:p>0.00041063</text:p>
          </table:table-cell>
          <table:table-cell office:value-type="float" office:value="33.26499" calcext:value-type="float">
            <text:p>33.26499</text:p>
          </table:table-cell>
          <table:table-cell office:value-type="float" office:value="0.03324348" calcext:value-type="float">
            <text:p>0.03324348</text:p>
          </table:table-cell>
          <table:table-cell office:value-type="float" office:value="0.06200846" calcext:value-type="float">
            <text:p>0.06200846</text:p>
          </table:table-cell>
          <table:table-cell office:value-type="float" office:value="0.05292606" calcext:value-type="float">
            <text:p>0.05292606</text:p>
          </table:table-cell>
          <table:table-cell office:value-type="float" office:value="0.04530018" calcext:value-type="float">
            <text:p>0.04530018</text:p>
          </table:table-cell>
          <table:table-cell office:value-type="float" office:value="0.04036558" calcext:value-type="float">
            <text:p>0.04036558</text:p>
          </table:table-cell>
          <table:table-cell office:value-type="float" office:value="0.02821654" calcext:value-type="float">
            <text:p>0.02821654</text:p>
          </table:table-cell>
          <table:table-cell office:value-type="float" office:value="0.01998712" calcext:value-type="float">
            <text:p>0.01998712</text:p>
          </table:table-cell>
          <table:table-cell office:value-type="float" office:value="0.04789203" calcext:value-type="float">
            <text:p>0.04789203</text:p>
          </table:table-cell>
          <table:table-cell office:value-type="float" office:value="0.03578778" calcext:value-type="float">
            <text:p>0.03578778</text:p>
          </table:table-cell>
          <table:table-cell office:value-type="float" office:value="0.02715903" calcext:value-type="float">
            <text:p>0.02715903</text:p>
          </table:table-cell>
          <table:table-cell office:value-type="float" office:value="0.02175586" calcext:value-type="float">
            <text:p>0.02175586</text:p>
          </table:table-cell>
          <table:table-cell office:value-type="float" office:value="0.0173621" calcext:value-type="float">
            <text:p>0.0173621</text:p>
          </table:table-cell>
          <table:table-cell office:value-type="float" office:value="0.01005698" calcext:value-type="float">
            <text:p>0.01005698</text:p>
          </table:table-cell>
          <table:table-cell office:value-type="float" office:value="0.003166337" calcext:value-type="float">
            <text:p>0.003166337</text:p>
          </table:table-cell>
          <table:table-cell office:value-type="float" office:value="0" calcext:value-type="float">
            <text:p>0</text:p>
          </table:table-cell>
          <table:table-cell office:value-type="float" office:value="0.0614345" calcext:value-type="float">
            <text:p>0.0614345</text:p>
          </table:table-cell>
          <table:table-cell office:value-type="float" office:value="4.02132" calcext:value-type="float">
            <text:p>4.02132</text:p>
          </table:table-cell>
          <table:table-cell office:value-type="float" office:value="4.232384" calcext:value-type="float">
            <text:p>4.232384</text:p>
          </table:table-cell>
          <table:table-cell office:value-type="float" office:value="3.179906" calcext:value-type="float">
            <text:p>3.179906</text:p>
          </table:table-cell>
          <table:table-cell office:value-type="float" office:value="2.060988" calcext:value-type="float">
            <text:p>2.060988</text:p>
          </table:table-cell>
          <table:table-cell office:value-type="float" office:value="1.415147" calcext:value-type="float">
            <text:p>1.415147</text:p>
          </table:table-cell>
          <table:table-cell office:value-type="float" office:value="0.8864275" calcext:value-type="float">
            <text:p>0.8864275</text:p>
          </table:table-cell>
          <table:table-cell office:value-type="float" office:value="0.9871415" calcext:value-type="float">
            <text:p>0.9871415</text:p>
          </table:table-cell>
          <table:table-cell office:value-type="float" office:value="0.6380356" calcext:value-type="float">
            <text:p>0.6380356</text:p>
          </table:table-cell>
          <table:table-cell office:value-type="float" office:value="0.3979219" calcext:value-type="float">
            <text:p>0.3979219</text:p>
          </table:table-cell>
          <table:table-cell office:value-type="float" office:value="0.3032132" calcext:value-type="float">
            <text:p>0.3032132</text:p>
          </table:table-cell>
          <table:table-cell office:value-type="float" office:value="0.2786378" calcext:value-type="float">
            <text:p>0.2786378</text:p>
          </table:table-cell>
          <table:table-cell office:value-type="float" office:value="0.2722626" calcext:value-type="float">
            <text:p>0.2722626</text:p>
          </table:table-cell>
          <table:table-cell office:value-type="float" office:value="0.3054721" calcext:value-type="float">
            <text:p>0.3054721</text:p>
          </table:table-cell>
          <table:table-cell office:value-type="float" office:value="0" calcext:value-type="float">
            <text:p>0</text:p>
          </table:table-cell>
          <table:table-cell office:value-type="float" office:value="22.83898" calcext:value-type="float">
            <text:p>22.83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0854" calcext:value-type="float">
            <text:p>1.300854</text:p>
          </table:table-cell>
          <table:table-cell office:value-type="float" office:value="0" calcext:value-type="float">
            <text:p>0</text:p>
          </table:table-cell>
          <table:table-cell office:value-type="float" office:value="-0.005803147" calcext:value-type="float">
            <text:p>-0.0058031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22.3642" calcext:value-type="float">
            <text:p>22.3642</text:p>
          </table:table-cell>
          <table:table-cell office:value-type="float" office:value="1124.42" calcext:value-type="float">
            <text:p>112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4325" calcext:value-type="float">
            <text:p>0.1034325</text:p>
          </table:table-cell>
          <table:table-cell office:value-type="float" office:value="2.426953" calcext:value-type="float">
            <text:p>2.426953</text:p>
          </table:table-cell>
          <table:table-cell office:value-type="float" office:value="0" calcext:value-type="float">
            <text:p>0</text:p>
          </table:table-cell>
          <table:table-cell office:value-type="float" office:value="0.0001166087" calcext:value-type="float">
            <text:p>0.0001166087</text:p>
          </table:table-cell>
          <table:table-cell office:value-type="float" office:value="0" calcext:value-type="float">
            <text:p>0</text:p>
          </table:table-cell>
          <table:table-cell office:value-type="float" office:value="-0.04095278" calcext:value-type="float">
            <text:p>-0.04095278</text:p>
          </table:table-cell>
          <table:table-cell office:value-type="float" office:value="-0.002457723" calcext:value-type="float">
            <text:p>-0.002457723</text:p>
          </table:table-cell>
          <table:table-cell office:value-type="float" office:value="0.0002875626" calcext:value-type="float">
            <text:p>0.0002875626</text:p>
          </table:table-cell>
          <table:table-cell office:value-type="float" office:value="0.0004161051" calcext:value-type="float">
            <text:p>0.0004161051</text:p>
          </table:table-cell>
          <table:table-cell office:value-type="float" office:value="33.35164" calcext:value-type="float">
            <text:p>33.35164</text:p>
          </table:table-cell>
          <table:table-cell office:value-type="float" office:value="0.03220852" calcext:value-type="float">
            <text:p>0.03220852</text:p>
          </table:table-cell>
          <table:table-cell office:value-type="float" office:value="0.06239437" calcext:value-type="float">
            <text:p>0.06239437</text:p>
          </table:table-cell>
          <table:table-cell office:value-type="float" office:value="0.05372757" calcext:value-type="float">
            <text:p>0.05372757</text:p>
          </table:table-cell>
          <table:table-cell office:value-type="float" office:value="0.04612273" calcext:value-type="float">
            <text:p>0.04612273</text:p>
          </table:table-cell>
          <table:table-cell office:value-type="float" office:value="0.04106304" calcext:value-type="float">
            <text:p>0.04106304</text:p>
          </table:table-cell>
          <table:table-cell office:value-type="float" office:value="0.02872376" calcext:value-type="float">
            <text:p>0.02872376</text:p>
          </table:table-cell>
          <table:table-cell office:value-type="float" office:value="0.02027501" calcext:value-type="float">
            <text:p>0.02027501</text:p>
          </table:table-cell>
          <table:table-cell office:value-type="float" office:value="0.04827007" calcext:value-type="float">
            <text:p>0.04827007</text:p>
          </table:table-cell>
          <table:table-cell office:value-type="float" office:value="0.03599099" calcext:value-type="float">
            <text:p>0.03599099</text:p>
          </table:table-cell>
          <table:table-cell office:value-type="float" office:value="0.02728861" calcext:value-type="float">
            <text:p>0.02728861</text:p>
          </table:table-cell>
          <table:table-cell office:value-type="float" office:value="0.02195324" calcext:value-type="float">
            <text:p>0.02195324</text:p>
          </table:table-cell>
          <table:table-cell office:value-type="float" office:value="0.01760513" calcext:value-type="float">
            <text:p>0.01760513</text:p>
          </table:table-cell>
          <table:table-cell office:value-type="float" office:value="0.01031926" calcext:value-type="float">
            <text:p>0.01031926</text:p>
          </table:table-cell>
          <table:table-cell office:value-type="float" office:value="0.003266399" calcext:value-type="float">
            <text:p>0.003266399</text:p>
          </table:table-cell>
          <table:table-cell office:value-type="float" office:value="0" calcext:value-type="float">
            <text:p>0</text:p>
          </table:table-cell>
          <table:table-cell office:value-type="float" office:value="0.06100293" calcext:value-type="float">
            <text:p>0.06100293</text:p>
          </table:table-cell>
          <table:table-cell office:value-type="float" office:value="3.929798" calcext:value-type="float">
            <text:p>3.929798</text:p>
          </table:table-cell>
          <table:table-cell office:value-type="float" office:value="4.273576" calcext:value-type="float">
            <text:p>4.273576</text:p>
          </table:table-cell>
          <table:table-cell office:value-type="float" office:value="3.241511" calcext:value-type="float">
            <text:p>3.241511</text:p>
          </table:table-cell>
          <table:table-cell office:value-type="float" office:value="2.132819" calcext:value-type="float">
            <text:p>2.132819</text:p>
          </table:table-cell>
          <table:table-cell office:value-type="float" office:value="1.455423" calcext:value-type="float">
            <text:p>1.455423</text:p>
          </table:table-cell>
          <table:table-cell office:value-type="float" office:value="0.9100183" calcext:value-type="float">
            <text:p>0.9100183</text:p>
          </table:table-cell>
          <table:table-cell office:value-type="float" office:value="1.014397" calcext:value-type="float">
            <text:p>1.014397</text:p>
          </table:table-cell>
          <table:table-cell office:value-type="float" office:value="0.6538483" calcext:value-type="float">
            <text:p>0.6538483</text:p>
          </table:table-cell>
          <table:table-cell office:value-type="float" office:value="0.4049116" calcext:value-type="float">
            <text:p>0.4049116</text:p>
          </table:table-cell>
          <table:table-cell office:value-type="float" office:value="0.3058558" calcext:value-type="float">
            <text:p>0.3058558</text:p>
          </table:table-cell>
          <table:table-cell office:value-type="float" office:value="0.280264" calcext:value-type="float">
            <text:p>0.280264</text:p>
          </table:table-cell>
          <table:table-cell office:value-type="float" office:value="0.2731022" calcext:value-type="float">
            <text:p>0.2731022</text:p>
          </table:table-cell>
          <table:table-cell office:value-type="float" office:value="0.3062427" calcext:value-type="float">
            <text:p>0.3062427</text:p>
          </table:table-cell>
          <table:table-cell office:value-type="float" office:value="0" calcext:value-type="float">
            <text:p>0</text:p>
          </table:table-cell>
          <table:table-cell office:value-type="float" office:value="23.00772" calcext:value-type="float">
            <text:p>23.0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6997" calcext:value-type="float">
            <text:p>1.336997</text:p>
          </table:table-cell>
          <table:table-cell office:value-type="float" office:value="0" calcext:value-type="float">
            <text:p>0</text:p>
          </table:table-cell>
          <table:table-cell office:value-type="float" office:value="-0.005953375" calcext:value-type="float">
            <text:p>-0.005953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22.37245" calcext:value-type="float">
            <text:p>22.37245</text:p>
          </table:table-cell>
          <table:table-cell office:value-type="float" office:value="1124.365" calcext:value-type="float">
            <text:p>1124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9585" calcext:value-type="float">
            <text:p>0.1049585</text:p>
          </table:table-cell>
          <table:table-cell office:value-type="float" office:value="2.459799" calcext:value-type="float">
            <text:p>2.459799</text:p>
          </table:table-cell>
          <table:table-cell office:value-type="float" office:value="0" calcext:value-type="float">
            <text:p>0</text:p>
          </table:table-cell>
          <table:table-cell office:value-type="float" office:value="0.0001169225" calcext:value-type="float">
            <text:p>0.0001169225</text:p>
          </table:table-cell>
          <table:table-cell office:value-type="float" office:value="0" calcext:value-type="float">
            <text:p>0</text:p>
          </table:table-cell>
          <table:table-cell office:value-type="float" office:value="-0.04199134" calcext:value-type="float">
            <text:p>-0.04199134</text:p>
          </table:table-cell>
          <table:table-cell office:value-type="float" office:value="-0.002559114" calcext:value-type="float">
            <text:p>-0.002559114</text:p>
          </table:table-cell>
          <table:table-cell office:value-type="float" office:value="0.0003011303" calcext:value-type="float">
            <text:p>0.0003011303</text:p>
          </table:table-cell>
          <table:table-cell office:value-type="float" office:value="0.0004206798" calcext:value-type="float">
            <text:p>0.0004206798</text:p>
          </table:table-cell>
          <table:table-cell office:value-type="float" office:value="33.40085" calcext:value-type="float">
            <text:p>33.40085</text:p>
          </table:table-cell>
          <table:table-cell office:value-type="float" office:value="0.0321934" calcext:value-type="float">
            <text:p>0.0321934</text:p>
          </table:table-cell>
          <table:table-cell office:value-type="float" office:value="0.06330123" calcext:value-type="float">
            <text:p>0.06330123</text:p>
          </table:table-cell>
          <table:table-cell office:value-type="float" office:value="0.05478454" calcext:value-type="float">
            <text:p>0.05478454</text:p>
          </table:table-cell>
          <table:table-cell office:value-type="float" office:value="0.04698616" calcext:value-type="float">
            <text:p>0.04698616</text:p>
          </table:table-cell>
          <table:table-cell office:value-type="float" office:value="0.04175444" calcext:value-type="float">
            <text:p>0.04175444</text:p>
          </table:table-cell>
          <table:table-cell office:value-type="float" office:value="0.02920589" calcext:value-type="float">
            <text:p>0.02920589</text:p>
          </table:table-cell>
          <table:table-cell office:value-type="float" office:value="0.02058071" calcext:value-type="float">
            <text:p>0.02058071</text:p>
          </table:table-cell>
          <table:table-cell office:value-type="float" office:value="0.04868298" calcext:value-type="float">
            <text:p>0.04868298</text:p>
          </table:table-cell>
          <table:table-cell office:value-type="float" office:value="0.03619682" calcext:value-type="float">
            <text:p>0.03619682</text:p>
          </table:table-cell>
          <table:table-cell office:value-type="float" office:value="0.02740519" calcext:value-type="float">
            <text:p>0.02740519</text:p>
          </table:table-cell>
          <table:table-cell office:value-type="float" office:value="0.02212683" calcext:value-type="float">
            <text:p>0.02212683</text:p>
          </table:table-cell>
          <table:table-cell office:value-type="float" office:value="0.01782382" calcext:value-type="float">
            <text:p>0.01782382</text:p>
          </table:table-cell>
          <table:table-cell office:value-type="float" office:value="0.01056519" calcext:value-type="float">
            <text:p>0.01056519</text:p>
          </table:table-cell>
          <table:table-cell office:value-type="float" office:value="0.003362108" calcext:value-type="float">
            <text:p>0.003362108</text:p>
          </table:table-cell>
          <table:table-cell office:value-type="float" office:value="0" calcext:value-type="float">
            <text:p>0</text:p>
          </table:table-cell>
          <table:table-cell office:value-type="float" office:value="0.0591236" calcext:value-type="float">
            <text:p>0.0591236</text:p>
          </table:table-cell>
          <table:table-cell office:value-type="float" office:value="3.823391" calcext:value-type="float">
            <text:p>3.823391</text:p>
          </table:table-cell>
          <table:table-cell office:value-type="float" office:value="4.304327" calcext:value-type="float">
            <text:p>4.304327</text:p>
          </table:table-cell>
          <table:table-cell office:value-type="float" office:value="3.292093" calcext:value-type="float">
            <text:p>3.292093</text:p>
          </table:table-cell>
          <table:table-cell office:value-type="float" office:value="2.199424" calcext:value-type="float">
            <text:p>2.199424</text:p>
          </table:table-cell>
          <table:table-cell office:value-type="float" office:value="1.493741" calcext:value-type="float">
            <text:p>1.493741</text:p>
          </table:table-cell>
          <table:table-cell office:value-type="float" office:value="0.9295625" calcext:value-type="float">
            <text:p>0.9295625</text:p>
          </table:table-cell>
          <table:table-cell office:value-type="float" office:value="1.040738" calcext:value-type="float">
            <text:p>1.040738</text:p>
          </table:table-cell>
          <table:table-cell office:value-type="float" office:value="0.6691508" calcext:value-type="float">
            <text:p>0.6691508</text:p>
          </table:table-cell>
          <table:table-cell office:value-type="float" office:value="0.4117593" calcext:value-type="float">
            <text:p>0.4117593</text:p>
          </table:table-cell>
          <table:table-cell office:value-type="float" office:value="0.3084635" calcext:value-type="float">
            <text:p>0.3084635</text:p>
          </table:table-cell>
          <table:table-cell office:value-type="float" office:value="0.2818585" calcext:value-type="float">
            <text:p>0.2818585</text:p>
          </table:table-cell>
          <table:table-cell office:value-type="float" office:value="0.2738774" calcext:value-type="float">
            <text:p>0.2738774</text:p>
          </table:table-cell>
          <table:table-cell office:value-type="float" office:value="0.3070472" calcext:value-type="float">
            <text:p>0.3070472</text:p>
          </table:table-cell>
          <table:table-cell office:value-type="float" office:value="0" calcext:value-type="float">
            <text:p>0</text:p>
          </table:table-cell>
          <table:table-cell office:value-type="float" office:value="24.24833" calcext:value-type="float">
            <text:p>24.24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0465" calcext:value-type="float">
            <text:p>1.370465</text:p>
          </table:table-cell>
          <table:table-cell office:value-type="float" office:value="0" calcext:value-type="float">
            <text:p>0</text:p>
          </table:table-cell>
          <table:table-cell office:value-type="float" office:value="-0.006055096" calcext:value-type="float">
            <text:p>-0.0060550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22.37301" calcext:value-type="float">
            <text:p>22.37301</text:p>
          </table:table-cell>
          <table:table-cell office:value-type="float" office:value="1124.312" calcext:value-type="float">
            <text:p>1124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2661" calcext:value-type="float">
            <text:p>0.1062661</text:p>
          </table:table-cell>
          <table:table-cell office:value-type="float" office:value="2.497419" calcext:value-type="float">
            <text:p>2.497419</text:p>
          </table:table-cell>
          <table:table-cell office:value-type="float" office:value="0" calcext:value-type="float">
            <text:p>0</text:p>
          </table:table-cell>
          <table:table-cell office:value-type="float" office:value="0.0001176351" calcext:value-type="float">
            <text:p>0.0001176351</text:p>
          </table:table-cell>
          <table:table-cell office:value-type="float" office:value="0" calcext:value-type="float">
            <text:p>0</text:p>
          </table:table-cell>
          <table:table-cell office:value-type="float" office:value="-0.04298361" calcext:value-type="float">
            <text:p>-0.04298361</text:p>
          </table:table-cell>
          <table:table-cell office:value-type="float" office:value="-0.002643649" calcext:value-type="float">
            <text:p>-0.002643649</text:p>
          </table:table-cell>
          <table:table-cell office:value-type="float" office:value="0.000315264" calcext:value-type="float">
            <text:p>0.000315264</text:p>
          </table:table-cell>
          <table:table-cell office:value-type="float" office:value="0.0004253422" calcext:value-type="float">
            <text:p>0.0004253422</text:p>
          </table:table-cell>
          <table:table-cell office:value-type="float" office:value="33.48769" calcext:value-type="float">
            <text:p>33.48769</text:p>
          </table:table-cell>
          <table:table-cell office:value-type="float" office:value="0.03303747" calcext:value-type="float">
            <text:p>0.03303747</text:p>
          </table:table-cell>
          <table:table-cell office:value-type="float" office:value="0.06312862" calcext:value-type="float">
            <text:p>0.06312862</text:p>
          </table:table-cell>
          <table:table-cell office:value-type="float" office:value="0.05462695" calcext:value-type="float">
            <text:p>0.05462695</text:p>
          </table:table-cell>
          <table:table-cell office:value-type="float" office:value="0.04715423" calcext:value-type="float">
            <text:p>0.04715423</text:p>
          </table:table-cell>
          <table:table-cell office:value-type="float" office:value="0.04209612" calcext:value-type="float">
            <text:p>0.04209612</text:p>
          </table:table-cell>
          <table:table-cell office:value-type="float" office:value="0.02969485" calcext:value-type="float">
            <text:p>0.02969485</text:p>
          </table:table-cell>
          <table:table-cell office:value-type="float" office:value="0.02138753" calcext:value-type="float">
            <text:p>0.02138753</text:p>
          </table:table-cell>
          <table:table-cell office:value-type="float" office:value="0.04918517" calcext:value-type="float">
            <text:p>0.04918517</text:p>
          </table:table-cell>
          <table:table-cell office:value-type="float" office:value="0.03640692" calcext:value-type="float">
            <text:p>0.03640692</text:p>
          </table:table-cell>
          <table:table-cell office:value-type="float" office:value="0.02751257" calcext:value-type="float">
            <text:p>0.02751257</text:p>
          </table:table-cell>
          <table:table-cell office:value-type="float" office:value="0.02227994" calcext:value-type="float">
            <text:p>0.02227994</text:p>
          </table:table-cell>
          <table:table-cell office:value-type="float" office:value="0.01802093" calcext:value-type="float">
            <text:p>0.01802093</text:p>
          </table:table-cell>
          <table:table-cell office:value-type="float" office:value="0.01079653" calcext:value-type="float">
            <text:p>0.01079653</text:p>
          </table:table-cell>
          <table:table-cell office:value-type="float" office:value="0.003453035" calcext:value-type="float">
            <text:p>0.003453035</text:p>
          </table:table-cell>
          <table:table-cell office:value-type="float" office:value="0" calcext:value-type="float">
            <text:p>0</text:p>
          </table:table-cell>
          <table:table-cell office:value-type="float" office:value="0.04216793" calcext:value-type="float">
            <text:p>0.04216793</text:p>
          </table:table-cell>
          <table:table-cell office:value-type="float" office:value="3.879267" calcext:value-type="float">
            <text:p>3.879267</text:p>
          </table:table-cell>
          <table:table-cell office:value-type="float" office:value="4.342472" calcext:value-type="float">
            <text:p>4.342472</text:p>
          </table:table-cell>
          <table:table-cell office:value-type="float" office:value="3.335348" calcext:value-type="float">
            <text:p>3.335348</text:p>
          </table:table-cell>
          <table:table-cell office:value-type="float" office:value="2.264584" calcext:value-type="float">
            <text:p>2.264584</text:p>
          </table:table-cell>
          <table:table-cell office:value-type="float" office:value="1.535391" calcext:value-type="float">
            <text:p>1.535391</text:p>
          </table:table-cell>
          <table:table-cell office:value-type="float" office:value="0.912563" calcext:value-type="float">
            <text:p>0.912563</text:p>
          </table:table-cell>
          <table:table-cell office:value-type="float" office:value="1.072846" calcext:value-type="float">
            <text:p>1.072846</text:p>
          </table:table-cell>
          <table:table-cell office:value-type="float" office:value="0.6840186" calcext:value-type="float">
            <text:p>0.6840186</text:p>
          </table:table-cell>
          <table:table-cell office:value-type="float" office:value="0.4184583" calcext:value-type="float">
            <text:p>0.4184583</text:p>
          </table:table-cell>
          <table:table-cell office:value-type="float" office:value="0.3110328" calcext:value-type="float">
            <text:p>0.3110328</text:p>
          </table:table-cell>
          <table:table-cell office:value-type="float" office:value="0.2834517" calcext:value-type="float">
            <text:p>0.2834517</text:p>
          </table:table-cell>
          <table:table-cell office:value-type="float" office:value="0.2751356" calcext:value-type="float">
            <text:p>0.2751356</text:p>
          </table:table-cell>
          <table:table-cell office:value-type="float" office:value="0.3073241" calcext:value-type="float">
            <text:p>0.3073241</text:p>
          </table:table-cell>
          <table:table-cell office:value-type="float" office:value="0" calcext:value-type="float">
            <text:p>0</text:p>
          </table:table-cell>
          <table:table-cell office:value-type="float" office:value="25.27094" calcext:value-type="float">
            <text:p>25.27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8561" calcext:value-type="float">
            <text:p>1.408561</text:p>
          </table:table-cell>
          <table:table-cell office:value-type="float" office:value="0" calcext:value-type="float">
            <text:p>0</text:p>
          </table:table-cell>
          <table:table-cell office:value-type="float" office:value="-0.006214573" calcext:value-type="float">
            <text:p>-0.0062145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22.37183" calcext:value-type="float">
            <text:p>22.37183</text:p>
          </table:table-cell>
          <table:table-cell office:value-type="float" office:value="1124.261" calcext:value-type="float">
            <text:p>1124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208" calcext:value-type="float">
            <text:p>0.107208</text:p>
          </table:table-cell>
          <table:table-cell office:value-type="float" office:value="2.536646" calcext:value-type="float">
            <text:p>2.536646</text:p>
          </table:table-cell>
          <table:table-cell office:value-type="float" office:value="0" calcext:value-type="float">
            <text:p>0</text:p>
          </table:table-cell>
          <table:table-cell office:value-type="float" office:value="0.0001180663" calcext:value-type="float">
            <text:p>0.0001180663</text:p>
          </table:table-cell>
          <table:table-cell office:value-type="float" office:value="0" calcext:value-type="float">
            <text:p>0</text:p>
          </table:table-cell>
          <table:table-cell office:value-type="float" office:value="-0.04400154" calcext:value-type="float">
            <text:p>-0.04400154</text:p>
          </table:table-cell>
          <table:table-cell office:value-type="float" office:value="-0.002691417" calcext:value-type="float">
            <text:p>-0.002691417</text:p>
          </table:table-cell>
          <table:table-cell office:value-type="float" office:value="0.0003289817" calcext:value-type="float">
            <text:p>0.0003289817</text:p>
          </table:table-cell>
          <table:table-cell office:value-type="float" office:value="0.0004322997" calcext:value-type="float">
            <text:p>0.0004322997</text:p>
          </table:table-cell>
          <table:table-cell office:value-type="float" office:value="33.61371" calcext:value-type="float">
            <text:p>33.61371</text:p>
          </table:table-cell>
          <table:table-cell office:value-type="float" office:value="0.03402411" calcext:value-type="float">
            <text:p>0.03402411</text:p>
          </table:table-cell>
          <table:table-cell office:value-type="float" office:value="0.06367669" calcext:value-type="float">
            <text:p>0.06367669</text:p>
          </table:table-cell>
          <table:table-cell office:value-type="float" office:value="0.05445151" calcext:value-type="float">
            <text:p>0.05445151</text:p>
          </table:table-cell>
          <table:table-cell office:value-type="float" office:value="0.04702517" calcext:value-type="float">
            <text:p>0.04702517</text:p>
          </table:table-cell>
          <table:table-cell office:value-type="float" office:value="0.04215551" calcext:value-type="float">
            <text:p>0.04215551</text:p>
          </table:table-cell>
          <table:table-cell office:value-type="float" office:value="0.02997461" calcext:value-type="float">
            <text:p>0.02997461</text:p>
          </table:table-cell>
          <table:table-cell office:value-type="float" office:value="0.02185295" calcext:value-type="float">
            <text:p>0.02185295</text:p>
          </table:table-cell>
          <table:table-cell office:value-type="float" office:value="0.04973399" calcext:value-type="float">
            <text:p>0.04973399</text:p>
          </table:table-cell>
          <table:table-cell office:value-type="float" office:value="0.0366248" calcext:value-type="float">
            <text:p>0.0366248</text:p>
          </table:table-cell>
          <table:table-cell office:value-type="float" office:value="0.02761358" calcext:value-type="float">
            <text:p>0.02761358</text:p>
          </table:table-cell>
          <table:table-cell office:value-type="float" office:value="0.02241547" calcext:value-type="float">
            <text:p>0.02241547</text:p>
          </table:table-cell>
          <table:table-cell office:value-type="float" office:value="0.01819878" calcext:value-type="float">
            <text:p>0.01819878</text:p>
          </table:table-cell>
          <table:table-cell office:value-type="float" office:value="0.01101425" calcext:value-type="float">
            <text:p>0.01101425</text:p>
          </table:table-cell>
          <table:table-cell office:value-type="float" office:value="0.003539547" calcext:value-type="float">
            <text:p>0.003539547</text:p>
          </table:table-cell>
          <table:table-cell office:value-type="float" office:value="0" calcext:value-type="float">
            <text:p>0</text:p>
          </table:table-cell>
          <table:table-cell office:value-type="float" office:value="0.03544665" calcext:value-type="float">
            <text:p>0.03544665</text:p>
          </table:table-cell>
          <table:table-cell office:value-type="float" office:value="3.930094" calcext:value-type="float">
            <text:p>3.930094</text:p>
          </table:table-cell>
          <table:table-cell office:value-type="float" office:value="4.415609" calcext:value-type="float">
            <text:p>4.415609</text:p>
          </table:table-cell>
          <table:table-cell office:value-type="float" office:value="3.395074" calcext:value-type="float">
            <text:p>3.395074</text:p>
          </table:table-cell>
          <table:table-cell office:value-type="float" office:value="2.348165" calcext:value-type="float">
            <text:p>2.348165</text:p>
          </table:table-cell>
          <table:table-cell office:value-type="float" office:value="1.577602" calcext:value-type="float">
            <text:p>1.577602</text:p>
          </table:table-cell>
          <table:table-cell office:value-type="float" office:value="0.8657417" calcext:value-type="float">
            <text:p>0.8657417</text:p>
          </table:table-cell>
          <table:table-cell office:value-type="float" office:value="1.10907" calcext:value-type="float">
            <text:p>1.10907</text:p>
          </table:table-cell>
          <table:table-cell office:value-type="float" office:value="0.6992888" calcext:value-type="float">
            <text:p>0.6992888</text:p>
          </table:table-cell>
          <table:table-cell office:value-type="float" office:value="0.4250119" calcext:value-type="float">
            <text:p>0.4250119</text:p>
          </table:table-cell>
          <table:table-cell office:value-type="float" office:value="0.3135622" calcext:value-type="float">
            <text:p>0.3135622</text:p>
          </table:table-cell>
          <table:table-cell office:value-type="float" office:value="0.2850463" calcext:value-type="float">
            <text:p>0.2850463</text:p>
          </table:table-cell>
          <table:table-cell office:value-type="float" office:value="0.2766198" calcext:value-type="float">
            <text:p>0.2766198</text:p>
          </table:table-cell>
          <table:table-cell office:value-type="float" office:value="0.3073391" calcext:value-type="float">
            <text:p>0.3073391</text:p>
          </table:table-cell>
          <table:table-cell office:value-type="float" office:value="0" calcext:value-type="float">
            <text:p>0</text:p>
          </table:table-cell>
          <table:table-cell office:value-type="float" office:value="25.71964" calcext:value-type="float">
            <text:p>25.7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7853" calcext:value-type="float">
            <text:p>1.447853</text:p>
          </table:table-cell>
          <table:table-cell office:value-type="float" office:value="0" calcext:value-type="float">
            <text:p>0</text:p>
          </table:table-cell>
          <table:table-cell office:value-type="float" office:value="-0.00636934" calcext:value-type="float">
            <text:p>-0.006369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22.37782" calcext:value-type="float">
            <text:p>22.37782</text:p>
          </table:table-cell>
          <table:table-cell office:value-type="float" office:value="1124.209" calcext:value-type="float">
            <text:p>1124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8671" calcext:value-type="float">
            <text:p>0.1088671</text:p>
          </table:table-cell>
          <table:table-cell office:value-type="float" office:value="2.568291" calcext:value-type="float">
            <text:p>2.568291</text:p>
          </table:table-cell>
          <table:table-cell office:value-type="float" office:value="0" calcext:value-type="float">
            <text:p>0</text:p>
          </table:table-cell>
          <table:table-cell office:value-type="float" office:value="0.0001182462" calcext:value-type="float">
            <text:p>0.0001182462</text:p>
          </table:table-cell>
          <table:table-cell office:value-type="float" office:value="0" calcext:value-type="float">
            <text:p>0</text:p>
          </table:table-cell>
          <table:table-cell office:value-type="float" office:value="-0.04503686" calcext:value-type="float">
            <text:p>-0.04503686</text:p>
          </table:table-cell>
          <table:table-cell office:value-type="float" office:value="-0.002724623" calcext:value-type="float">
            <text:p>-0.002724623</text:p>
          </table:table-cell>
          <table:table-cell office:value-type="float" office:value="0.0003425791" calcext:value-type="float">
            <text:p>0.0003425791</text:p>
          </table:table-cell>
          <table:table-cell office:value-type="float" office:value="0.000436338" calcext:value-type="float">
            <text:p>0.000436338</text:p>
          </table:table-cell>
          <table:table-cell office:value-type="float" office:value="33.66661" calcext:value-type="float">
            <text:p>33.66661</text:p>
          </table:table-cell>
          <table:table-cell office:value-type="float" office:value="0.03934921" calcext:value-type="float">
            <text:p>0.03934921</text:p>
          </table:table-cell>
          <table:table-cell office:value-type="float" office:value="0.06568314" calcext:value-type="float">
            <text:p>0.06568314</text:p>
          </table:table-cell>
          <table:table-cell office:value-type="float" office:value="0.05632406" calcext:value-type="float">
            <text:p>0.05632406</text:p>
          </table:table-cell>
          <table:table-cell office:value-type="float" office:value="0.04835165" calcext:value-type="float">
            <text:p>0.04835165</text:p>
          </table:table-cell>
          <table:table-cell office:value-type="float" office:value="0.04315399" calcext:value-type="float">
            <text:p>0.04315399</text:p>
          </table:table-cell>
          <table:table-cell office:value-type="float" office:value="0.03054951" calcext:value-type="float">
            <text:p>0.03054951</text:p>
          </table:table-cell>
          <table:table-cell office:value-type="float" office:value="0.02199335" calcext:value-type="float">
            <text:p>0.02199335</text:p>
          </table:table-cell>
          <table:table-cell office:value-type="float" office:value="0.0501866" calcext:value-type="float">
            <text:p>0.0501866</text:p>
          </table:table-cell>
          <table:table-cell office:value-type="float" office:value="0.03684138" calcext:value-type="float">
            <text:p>0.03684138</text:p>
          </table:table-cell>
          <table:table-cell office:value-type="float" office:value="0.02770972" calcext:value-type="float">
            <text:p>0.02770972</text:p>
          </table:table-cell>
          <table:table-cell office:value-type="float" office:value="0.02253596" calcext:value-type="float">
            <text:p>0.02253596</text:p>
          </table:table-cell>
          <table:table-cell office:value-type="float" office:value="0.01835934" calcext:value-type="float">
            <text:p>0.01835934</text:p>
          </table:table-cell>
          <table:table-cell office:value-type="float" office:value="0.01121888" calcext:value-type="float">
            <text:p>0.01121888</text:p>
          </table:table-cell>
          <table:table-cell office:value-type="float" office:value="0.003621722" calcext:value-type="float">
            <text:p>0.003621722</text:p>
          </table:table-cell>
          <table:table-cell office:value-type="float" office:value="0" calcext:value-type="float">
            <text:p>0</text:p>
          </table:table-cell>
          <table:table-cell office:value-type="float" office:value="0.05413749" calcext:value-type="float">
            <text:p>0.05413749</text:p>
          </table:table-cell>
          <table:table-cell office:value-type="float" office:value="3.838926" calcext:value-type="float">
            <text:p>3.838926</text:p>
          </table:table-cell>
          <table:table-cell office:value-type="float" office:value="4.468456" calcext:value-type="float">
            <text:p>4.468456</text:p>
          </table:table-cell>
          <table:table-cell office:value-type="float" office:value="3.453618" calcext:value-type="float">
            <text:p>3.453618</text:p>
          </table:table-cell>
          <table:table-cell office:value-type="float" office:value="2.430437" calcext:value-type="float">
            <text:p>2.430437</text:p>
          </table:table-cell>
          <table:table-cell office:value-type="float" office:value="1.61039" calcext:value-type="float">
            <text:p>1.61039</text:p>
          </table:table-cell>
          <table:table-cell office:value-type="float" office:value="0.8494422" calcext:value-type="float">
            <text:p>0.8494422</text:p>
          </table:table-cell>
          <table:table-cell office:value-type="float" office:value="1.136762" calcext:value-type="float">
            <text:p>1.136762</text:p>
          </table:table-cell>
          <table:table-cell office:value-type="float" office:value="0.7150652" calcext:value-type="float">
            <text:p>0.7150652</text:p>
          </table:table-cell>
          <table:table-cell office:value-type="float" office:value="0.4314505" calcext:value-type="float">
            <text:p>0.4314505</text:p>
          </table:table-cell>
          <table:table-cell office:value-type="float" office:value="0.3160508" calcext:value-type="float">
            <text:p>0.3160508</text:p>
          </table:table-cell>
          <table:table-cell office:value-type="float" office:value="0.2866296" calcext:value-type="float">
            <text:p>0.2866296</text:p>
          </table:table-cell>
          <table:table-cell office:value-type="float" office:value="0.2780372" calcext:value-type="float">
            <text:p>0.2780372</text:p>
          </table:table-cell>
          <table:table-cell office:value-type="float" office:value="0.3073541" calcext:value-type="float">
            <text:p>0.3073541</text:p>
          </table:table-cell>
          <table:table-cell office:value-type="float" office:value="0" calcext:value-type="float">
            <text:p>0</text:p>
          </table:table-cell>
          <table:table-cell office:value-type="float" office:value="27.0763" calcext:value-type="float">
            <text:p>27.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0208" calcext:value-type="float">
            <text:p>1.480208</text:p>
          </table:table-cell>
          <table:table-cell office:value-type="float" office:value="0" calcext:value-type="float">
            <text:p>0</text:p>
          </table:table-cell>
          <table:table-cell office:value-type="float" office:value="-0.006467727" calcext:value-type="float">
            <text:p>-0.0064677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22.38427" calcext:value-type="float">
            <text:p>22.38427</text:p>
          </table:table-cell>
          <table:table-cell office:value-type="float" office:value="1124.159" calcext:value-type="float">
            <text:p>1124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6497" calcext:value-type="float">
            <text:p>0.1106497</text:p>
          </table:table-cell>
          <table:table-cell office:value-type="float" office:value="2.598126" calcext:value-type="float">
            <text:p>2.598126</text:p>
          </table:table-cell>
          <table:table-cell office:value-type="float" office:value="0" calcext:value-type="float">
            <text:p>0</text:p>
          </table:table-cell>
          <table:table-cell office:value-type="float" office:value="0.0001183705" calcext:value-type="float">
            <text:p>0.0001183705</text:p>
          </table:table-cell>
          <table:table-cell office:value-type="float" office:value="0" calcext:value-type="float">
            <text:p>0</text:p>
          </table:table-cell>
          <table:table-cell office:value-type="float" office:value="-0.04607596" calcext:value-type="float">
            <text:p>-0.04607596</text:p>
          </table:table-cell>
          <table:table-cell office:value-type="float" office:value="-0.002808267" calcext:value-type="float">
            <text:p>-0.002808267</text:p>
          </table:table-cell>
          <table:table-cell office:value-type="float" office:value="0.0003554339" calcext:value-type="float">
            <text:p>0.0003554339</text:p>
          </table:table-cell>
          <table:table-cell office:value-type="float" office:value="0.0004388934" calcext:value-type="float">
            <text:p>0.0004388934</text:p>
          </table:table-cell>
          <table:table-cell office:value-type="float" office:value="33.68904" calcext:value-type="float">
            <text:p>33.68904</text:p>
          </table:table-cell>
          <table:table-cell office:value-type="float" office:value="0.03336474" calcext:value-type="float">
            <text:p>0.03336474</text:p>
          </table:table-cell>
          <table:table-cell office:value-type="float" office:value="0.06512344" calcext:value-type="float">
            <text:p>0.06512344</text:p>
          </table:table-cell>
          <table:table-cell office:value-type="float" office:value="0.05729758" calcext:value-type="float">
            <text:p>0.05729758</text:p>
          </table:table-cell>
          <table:table-cell office:value-type="float" office:value="0.04937609" calcext:value-type="float">
            <text:p>0.04937609</text:p>
          </table:table-cell>
          <table:table-cell office:value-type="float" office:value="0.04406364" calcext:value-type="float">
            <text:p>0.04406364</text:p>
          </table:table-cell>
          <table:table-cell office:value-type="float" office:value="0.0312217" calcext:value-type="float">
            <text:p>0.0312217</text:p>
          </table:table-cell>
          <table:table-cell office:value-type="float" office:value="0.02223525" calcext:value-type="float">
            <text:p>0.02223525</text:p>
          </table:table-cell>
          <table:table-cell office:value-type="float" office:value="0.05065523" calcext:value-type="float">
            <text:p>0.05065523</text:p>
          </table:table-cell>
          <table:table-cell office:value-type="float" office:value="0.03705714" calcext:value-type="float">
            <text:p>0.03705714</text:p>
          </table:table-cell>
          <table:table-cell office:value-type="float" office:value="0.02780188" calcext:value-type="float">
            <text:p>0.02780188</text:p>
          </table:table-cell>
          <table:table-cell office:value-type="float" office:value="0.02264345" calcext:value-type="float">
            <text:p>0.02264345</text:p>
          </table:table-cell>
          <table:table-cell office:value-type="float" office:value="0.01850464" calcext:value-type="float">
            <text:p>0.01850464</text:p>
          </table:table-cell>
          <table:table-cell office:value-type="float" office:value="0.01141134" calcext:value-type="float">
            <text:p>0.01141134</text:p>
          </table:table-cell>
          <table:table-cell office:value-type="float" office:value="0.003700958" calcext:value-type="float">
            <text:p>0.003700958</text:p>
          </table:table-cell>
          <table:table-cell office:value-type="float" office:value="0" calcext:value-type="float">
            <text:p>0</text:p>
          </table:table-cell>
          <table:table-cell office:value-type="float" office:value="0.05949743" calcext:value-type="float">
            <text:p>0.05949743</text:p>
          </table:table-cell>
          <table:table-cell office:value-type="float" office:value="3.795501" calcext:value-type="float">
            <text:p>3.795501</text:p>
          </table:table-cell>
          <table:table-cell office:value-type="float" office:value="4.495072" calcext:value-type="float">
            <text:p>4.495072</text:p>
          </table:table-cell>
          <table:table-cell office:value-type="float" office:value="3.497804" calcext:value-type="float">
            <text:p>3.497804</text:p>
          </table:table-cell>
          <table:table-cell office:value-type="float" office:value="2.496994" calcext:value-type="float">
            <text:p>2.496994</text:p>
          </table:table-cell>
          <table:table-cell office:value-type="float" office:value="1.635951" calcext:value-type="float">
            <text:p>1.635951</text:p>
          </table:table-cell>
          <table:table-cell office:value-type="float" office:value="0.8554294" calcext:value-type="float">
            <text:p>0.8554294</text:p>
          </table:table-cell>
          <table:table-cell office:value-type="float" office:value="1.158732" calcext:value-type="float">
            <text:p>1.158732</text:p>
          </table:table-cell>
          <table:table-cell office:value-type="float" office:value="0.7304321" calcext:value-type="float">
            <text:p>0.7304321</text:p>
          </table:table-cell>
          <table:table-cell office:value-type="float" office:value="0.4377959" calcext:value-type="float">
            <text:p>0.4377959</text:p>
          </table:table-cell>
          <table:table-cell office:value-type="float" office:value="0.3184998" calcext:value-type="float">
            <text:p>0.3184998</text:p>
          </table:table-cell>
          <table:table-cell office:value-type="float" office:value="0.2882191" calcext:value-type="float">
            <text:p>0.2882191</text:p>
          </table:table-cell>
          <table:table-cell office:value-type="float" office:value="0.2794917" calcext:value-type="float">
            <text:p>0.2794917</text:p>
          </table:table-cell>
          <table:table-cell office:value-type="float" office:value="0.3073636" calcext:value-type="float">
            <text:p>0.3073636</text:p>
          </table:table-cell>
          <table:table-cell office:value-type="float" office:value="0" calcext:value-type="float">
            <text:p>0</text:p>
          </table:table-cell>
          <table:table-cell office:value-type="float" office:value="29.25386" calcext:value-type="float">
            <text:p>29.25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0903" calcext:value-type="float">
            <text:p>1.510903</text:p>
          </table:table-cell>
          <table:table-cell office:value-type="float" office:value="0" calcext:value-type="float">
            <text:p>0</text:p>
          </table:table-cell>
          <table:table-cell office:value-type="float" office:value="-0.006526098" calcext:value-type="float">
            <text:p>-0.006526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22.38938" calcext:value-type="float">
            <text:p>22.38938</text:p>
          </table:table-cell>
          <table:table-cell office:value-type="float" office:value="1124.111" calcext:value-type="float">
            <text:p>1124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0204" calcext:value-type="float">
            <text:p>0.1120204</text:p>
          </table:table-cell>
          <table:table-cell office:value-type="float" office:value="2.627161" calcext:value-type="float">
            <text:p>2.627161</text:p>
          </table:table-cell>
          <table:table-cell office:value-type="float" office:value="0" calcext:value-type="float">
            <text:p>0</text:p>
          </table:table-cell>
          <table:table-cell office:value-type="float" office:value="0.0001184003" calcext:value-type="float">
            <text:p>0.0001184003</text:p>
          </table:table-cell>
          <table:table-cell office:value-type="float" office:value="0" calcext:value-type="float">
            <text:p>0</text:p>
          </table:table-cell>
          <table:table-cell office:value-type="float" office:value="-0.04712146" calcext:value-type="float">
            <text:p>-0.04712146</text:p>
          </table:table-cell>
          <table:table-cell office:value-type="float" office:value="-0.002910178" calcext:value-type="float">
            <text:p>-0.002910178</text:p>
          </table:table-cell>
          <table:table-cell office:value-type="float" office:value="0.0003686151" calcext:value-type="float">
            <text:p>0.0003686151</text:p>
          </table:table-cell>
          <table:table-cell office:value-type="float" office:value="0.000441412" calcext:value-type="float">
            <text:p>0.000441412</text:p>
          </table:table-cell>
          <table:table-cell office:value-type="float" office:value="33.71581" calcext:value-type="float">
            <text:p>33.71581</text:p>
          </table:table-cell>
          <table:table-cell office:value-type="float" office:value="0.03237318" calcext:value-type="float">
            <text:p>0.03237318</text:p>
          </table:table-cell>
          <table:table-cell office:value-type="float" office:value="0.06565215" calcext:value-type="float">
            <text:p>0.06565215</text:p>
          </table:table-cell>
          <table:table-cell office:value-type="float" office:value="0.05786731" calcext:value-type="float">
            <text:p>0.05786731</text:p>
          </table:table-cell>
          <table:table-cell office:value-type="float" office:value="0.05000365" calcext:value-type="float">
            <text:p>0.05000365</text:p>
          </table:table-cell>
          <table:table-cell office:value-type="float" office:value="0.04466203" calcext:value-type="float">
            <text:p>0.04466203</text:p>
          </table:table-cell>
          <table:table-cell office:value-type="float" office:value="0.03170855" calcext:value-type="float">
            <text:p>0.03170855</text:p>
          </table:table-cell>
          <table:table-cell office:value-type="float" office:value="0.02242936" calcext:value-type="float">
            <text:p>0.02242936</text:p>
          </table:table-cell>
          <table:table-cell office:value-type="float" office:value="0.05112623" calcext:value-type="float">
            <text:p>0.05112623</text:p>
          </table:table-cell>
          <table:table-cell office:value-type="float" office:value="0.03727901" calcext:value-type="float">
            <text:p>0.03727901</text:p>
          </table:table-cell>
          <table:table-cell office:value-type="float" office:value="0.02789156" calcext:value-type="float">
            <text:p>0.02789156</text:p>
          </table:table-cell>
          <table:table-cell office:value-type="float" office:value="0.02273975" calcext:value-type="float">
            <text:p>0.02273975</text:p>
          </table:table-cell>
          <table:table-cell office:value-type="float" office:value="0.01863611" calcext:value-type="float">
            <text:p>0.01863611</text:p>
          </table:table-cell>
          <table:table-cell office:value-type="float" office:value="0.01159261" calcext:value-type="float">
            <text:p>0.01159261</text:p>
          </table:table-cell>
          <table:table-cell office:value-type="float" office:value="0.003777034" calcext:value-type="float">
            <text:p>0.003777034</text:p>
          </table:table-cell>
          <table:table-cell office:value-type="float" office:value="0" calcext:value-type="float">
            <text:p>0</text:p>
          </table:table-cell>
          <table:table-cell office:value-type="float" office:value="0.06016389" calcext:value-type="float">
            <text:p>0.06016389</text:p>
          </table:table-cell>
          <table:table-cell office:value-type="float" office:value="3.768648" calcext:value-type="float">
            <text:p>3.768648</text:p>
          </table:table-cell>
          <table:table-cell office:value-type="float" office:value="4.520691" calcext:value-type="float">
            <text:p>4.520691</text:p>
          </table:table-cell>
          <table:table-cell office:value-type="float" office:value="3.535784" calcext:value-type="float">
            <text:p>3.535784</text:p>
          </table:table-cell>
          <table:table-cell office:value-type="float" office:value="2.555519" calcext:value-type="float">
            <text:p>2.555519</text:p>
          </table:table-cell>
          <table:table-cell office:value-type="float" office:value="1.659228" calcext:value-type="float">
            <text:p>1.659228</text:p>
          </table:table-cell>
          <table:table-cell office:value-type="float" office:value="0.8684209" calcext:value-type="float">
            <text:p>0.8684209</text:p>
          </table:table-cell>
          <table:table-cell office:value-type="float" office:value="1.178429" calcext:value-type="float">
            <text:p>1.178429</text:p>
          </table:table-cell>
          <table:table-cell office:value-type="float" office:value="0.7452306" calcext:value-type="float">
            <text:p>0.7452306</text:p>
          </table:table-cell>
          <table:table-cell office:value-type="float" office:value="0.444054" calcext:value-type="float">
            <text:p>0.444054</text:p>
          </table:table-cell>
          <table:table-cell office:value-type="float" office:value="0.3209102" calcext:value-type="float">
            <text:p>0.3209102</text:p>
          </table:table-cell>
          <table:table-cell office:value-type="float" office:value="0.2897844" calcext:value-type="float">
            <text:p>0.2897844</text:p>
          </table:table-cell>
          <table:table-cell office:value-type="float" office:value="0.2809597" calcext:value-type="float">
            <text:p>0.2809597</text:p>
          </table:table-cell>
          <table:table-cell office:value-type="float" office:value="0.307379" calcext:value-type="float">
            <text:p>0.307379</text:p>
          </table:table-cell>
          <table:table-cell office:value-type="float" office:value="0" calcext:value-type="float">
            <text:p>0</text:p>
          </table:table-cell>
          <table:table-cell office:value-type="float" office:value="30.58585" calcext:value-type="float">
            <text:p>30.58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0398" calcext:value-type="float">
            <text:p>1.540398</text:p>
          </table:table-cell>
          <table:table-cell office:value-type="float" office:value="0" calcext:value-type="float">
            <text:p>0</text:p>
          </table:table-cell>
          <table:table-cell office:value-type="float" office:value="-0.006598024" calcext:value-type="float">
            <text:p>-0.0065980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22.39445" calcext:value-type="float">
            <text:p>22.39445</text:p>
          </table:table-cell>
          <table:table-cell office:value-type="float" office:value="1124.065" calcext:value-type="float">
            <text:p>1124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2968" calcext:value-type="float">
            <text:p>0.1132968</text:p>
          </table:table-cell>
          <table:table-cell office:value-type="float" office:value="2.655493" calcext:value-type="float">
            <text:p>2.655493</text:p>
          </table:table-cell>
          <table:table-cell office:value-type="float" office:value="0" calcext:value-type="float">
            <text:p>0</text:p>
          </table:table-cell>
          <table:table-cell office:value-type="float" office:value="0.000118559" calcext:value-type="float">
            <text:p>0.000118559</text:p>
          </table:table-cell>
          <table:table-cell office:value-type="float" office:value="0" calcext:value-type="float">
            <text:p>0</text:p>
          </table:table-cell>
          <table:table-cell office:value-type="float" office:value="-0.0481578" calcext:value-type="float">
            <text:p>-0.0481578</text:p>
          </table:table-cell>
          <table:table-cell office:value-type="float" office:value="-0.003017681" calcext:value-type="float">
            <text:p>-0.003017681</text:p>
          </table:table-cell>
          <table:table-cell office:value-type="float" office:value="0.0003824265" calcext:value-type="float">
            <text:p>0.0003824265</text:p>
          </table:table-cell>
          <table:table-cell office:value-type="float" office:value="0.000443912" calcext:value-type="float">
            <text:p>0.000443912</text:p>
          </table:table-cell>
          <table:table-cell office:value-type="float" office:value="33.74163" calcext:value-type="float">
            <text:p>33.74163</text:p>
          </table:table-cell>
          <table:table-cell office:value-type="float" office:value="0.0311607" calcext:value-type="float">
            <text:p>0.0311607</text:p>
          </table:table-cell>
          <table:table-cell office:value-type="float" office:value="0.06570394" calcext:value-type="float">
            <text:p>0.06570394</text:p>
          </table:table-cell>
          <table:table-cell office:value-type="float" office:value="0.05816128" calcext:value-type="float">
            <text:p>0.05816128</text:p>
          </table:table-cell>
          <table:table-cell office:value-type="float" office:value="0.05042173" calcext:value-type="float">
            <text:p>0.05042173</text:p>
          </table:table-cell>
          <table:table-cell office:value-type="float" office:value="0.04509497" calcext:value-type="float">
            <text:p>0.04509497</text:p>
          </table:table-cell>
          <table:table-cell office:value-type="float" office:value="0.03208039" calcext:value-type="float">
            <text:p>0.03208039</text:p>
          </table:table-cell>
          <table:table-cell office:value-type="float" office:value="0.02259135" calcext:value-type="float">
            <text:p>0.02259135</text:p>
          </table:table-cell>
          <table:table-cell office:value-type="float" office:value="0.05157587" calcext:value-type="float">
            <text:p>0.05157587</text:p>
          </table:table-cell>
          <table:table-cell office:value-type="float" office:value="0.03750384" calcext:value-type="float">
            <text:p>0.03750384</text:p>
          </table:table-cell>
          <table:table-cell office:value-type="float" office:value="0.02798009" calcext:value-type="float">
            <text:p>0.02798009</text:p>
          </table:table-cell>
          <table:table-cell office:value-type="float" office:value="0.02282652" calcext:value-type="float">
            <text:p>0.02282652</text:p>
          </table:table-cell>
          <table:table-cell office:value-type="float" office:value="0.01875558" calcext:value-type="float">
            <text:p>0.01875558</text:p>
          </table:table-cell>
          <table:table-cell office:value-type="float" office:value="0.01176296" calcext:value-type="float">
            <text:p>0.01176296</text:p>
          </table:table-cell>
          <table:table-cell office:value-type="float" office:value="0.003849853" calcext:value-type="float">
            <text:p>0.003849853</text:p>
          </table:table-cell>
          <table:table-cell office:value-type="float" office:value="0" calcext:value-type="float">
            <text:p>0</text:p>
          </table:table-cell>
          <table:table-cell office:value-type="float" office:value="0.05784858" calcext:value-type="float">
            <text:p>0.05784858</text:p>
          </table:table-cell>
          <table:table-cell office:value-type="float" office:value="3.737729" calcext:value-type="float">
            <text:p>3.737729</text:p>
          </table:table-cell>
          <table:table-cell office:value-type="float" office:value="4.554846" calcext:value-type="float">
            <text:p>4.554846</text:p>
          </table:table-cell>
          <table:table-cell office:value-type="float" office:value="3.571271" calcext:value-type="float">
            <text:p>3.571271</text:p>
          </table:table-cell>
          <table:table-cell office:value-type="float" office:value="2.609333" calcext:value-type="float">
            <text:p>2.609333</text:p>
          </table:table-cell>
          <table:table-cell office:value-type="float" office:value="1.681433" calcext:value-type="float">
            <text:p>1.681433</text:p>
          </table:table-cell>
          <table:table-cell office:value-type="float" office:value="0.8825025" calcext:value-type="float">
            <text:p>0.8825025</text:p>
          </table:table-cell>
          <table:table-cell office:value-type="float" office:value="1.197335" calcext:value-type="float">
            <text:p>1.197335</text:p>
          </table:table-cell>
          <table:table-cell office:value-type="float" office:value="0.7594658" calcext:value-type="float">
            <text:p>0.7594658</text:p>
          </table:table-cell>
          <table:table-cell office:value-type="float" office:value="0.4502326" calcext:value-type="float">
            <text:p>0.4502326</text:p>
          </table:table-cell>
          <table:table-cell office:value-type="float" office:value="0.3232894" calcext:value-type="float">
            <text:p>0.3232894</text:p>
          </table:table-cell>
          <table:table-cell office:value-type="float" office:value="0.2913789" calcext:value-type="float">
            <text:p>0.2913789</text:p>
          </table:table-cell>
          <table:table-cell office:value-type="float" office:value="0.2823635" calcext:value-type="float">
            <text:p>0.2823635</text:p>
          </table:table-cell>
          <table:table-cell office:value-type="float" office:value="0.3073944" calcext:value-type="float">
            <text:p>0.3073944</text:p>
          </table:table-cell>
          <table:table-cell office:value-type="float" office:value="0" calcext:value-type="float">
            <text:p>0</text:p>
          </table:table-cell>
          <table:table-cell office:value-type="float" office:value="31.92529" calcext:value-type="float">
            <text:p>31.92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9059" calcext:value-type="float">
            <text:p>1.569059</text:p>
          </table:table-cell>
          <table:table-cell office:value-type="float" office:value="0" calcext:value-type="float">
            <text:p>0</text:p>
          </table:table-cell>
          <table:table-cell office:value-type="float" office:value="-0.006668789" calcext:value-type="float">
            <text:p>-0.0066687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22.39773" calcext:value-type="float">
            <text:p>22.39773</text:p>
          </table:table-cell>
          <table:table-cell office:value-type="float" office:value="1124.02" calcext:value-type="float">
            <text:p>112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139" calcext:value-type="float">
            <text:p>0.1144139</text:p>
          </table:table-cell>
          <table:table-cell office:value-type="float" office:value="2.685302" calcext:value-type="float">
            <text:p>2.685302</text:p>
          </table:table-cell>
          <table:table-cell office:value-type="float" office:value="0" calcext:value-type="float">
            <text:p>0</text:p>
          </table:table-cell>
          <table:table-cell office:value-type="float" office:value="0.0001187271" calcext:value-type="float">
            <text:p>0.0001187271</text:p>
          </table:table-cell>
          <table:table-cell office:value-type="float" office:value="0" calcext:value-type="float">
            <text:p>0</text:p>
          </table:table-cell>
          <table:table-cell office:value-type="float" office:value="-0.04919331" calcext:value-type="float">
            <text:p>-0.04919331</text:p>
          </table:table-cell>
          <table:table-cell office:value-type="float" office:value="-0.003129797" calcext:value-type="float">
            <text:p>-0.003129797</text:p>
          </table:table-cell>
          <table:table-cell office:value-type="float" office:value="0.0003967388" calcext:value-type="float">
            <text:p>0.0003967388</text:p>
          </table:table-cell>
          <table:table-cell office:value-type="float" office:value="0.0004467644" calcext:value-type="float">
            <text:p>0.0004467644</text:p>
          </table:table-cell>
          <table:table-cell office:value-type="float" office:value="33.76673" calcext:value-type="float">
            <text:p>33.76673</text:p>
          </table:table-cell>
          <table:table-cell office:value-type="float" office:value="0.0298099" calcext:value-type="float">
            <text:p>0.0298099</text:p>
          </table:table-cell>
          <table:table-cell office:value-type="float" office:value="0.06495243" calcext:value-type="float">
            <text:p>0.06495243</text:p>
          </table:table-cell>
          <table:table-cell office:value-type="float" office:value="0.05791295" calcext:value-type="float">
            <text:p>0.05791295</text:p>
          </table:table-cell>
          <table:table-cell office:value-type="float" office:value="0.05043361" calcext:value-type="float">
            <text:p>0.05043361</text:p>
          </table:table-cell>
          <table:table-cell office:value-type="float" office:value="0.04522962" calcext:value-type="float">
            <text:p>0.04522962</text:p>
          </table:table-cell>
          <table:table-cell office:value-type="float" office:value="0.03227782" calcext:value-type="float">
            <text:p>0.03227782</text:p>
          </table:table-cell>
          <table:table-cell office:value-type="float" office:value="0.02269006" calcext:value-type="float">
            <text:p>0.02269006</text:p>
          </table:table-cell>
          <table:table-cell office:value-type="float" office:value="0.05199599" calcext:value-type="float">
            <text:p>0.05199599</text:p>
          </table:table-cell>
          <table:table-cell office:value-type="float" office:value="0.03772601" calcext:value-type="float">
            <text:p>0.03772601</text:p>
          </table:table-cell>
          <table:table-cell office:value-type="float" office:value="0.02806786" calcext:value-type="float">
            <text:p>0.02806786</text:p>
          </table:table-cell>
          <table:table-cell office:value-type="float" office:value="0.02290542" calcext:value-type="float">
            <text:p>0.02290542</text:p>
          </table:table-cell>
          <table:table-cell office:value-type="float" office:value="0.01886496" calcext:value-type="float">
            <text:p>0.01886496</text:p>
          </table:table-cell>
          <table:table-cell office:value-type="float" office:value="0.01192251" calcext:value-type="float">
            <text:p>0.01192251</text:p>
          </table:table-cell>
          <table:table-cell office:value-type="float" office:value="0.003919524" calcext:value-type="float">
            <text:p>0.003919524</text:p>
          </table:table-cell>
          <table:table-cell office:value-type="float" office:value="0" calcext:value-type="float">
            <text:p>0</text:p>
          </table:table-cell>
          <table:table-cell office:value-type="float" office:value="0.05334126" calcext:value-type="float">
            <text:p>0.05334126</text:p>
          </table:table-cell>
          <table:table-cell office:value-type="float" office:value="3.743525" calcext:value-type="float">
            <text:p>3.743525</text:p>
          </table:table-cell>
          <table:table-cell office:value-type="float" office:value="4.598815" calcext:value-type="float">
            <text:p>4.598815</text:p>
          </table:table-cell>
          <table:table-cell office:value-type="float" office:value="3.60869" calcext:value-type="float">
            <text:p>3.60869</text:p>
          </table:table-cell>
          <table:table-cell office:value-type="float" office:value="2.662396" calcext:value-type="float">
            <text:p>2.662396</text:p>
          </table:table-cell>
          <table:table-cell office:value-type="float" office:value="1.703614" calcext:value-type="float">
            <text:p>1.703614</text:p>
          </table:table-cell>
          <table:table-cell office:value-type="float" office:value="0.8951463" calcext:value-type="float">
            <text:p>0.8951463</text:p>
          </table:table-cell>
          <table:table-cell office:value-type="float" office:value="1.216367" calcext:value-type="float">
            <text:p>1.216367</text:p>
          </table:table-cell>
          <table:table-cell office:value-type="float" office:value="0.7730051" calcext:value-type="float">
            <text:p>0.7730051</text:p>
          </table:table-cell>
          <table:table-cell office:value-type="float" office:value="0.4562984" calcext:value-type="float">
            <text:p>0.4562984</text:p>
          </table:table-cell>
          <table:table-cell office:value-type="float" office:value="0.3256563" calcext:value-type="float">
            <text:p>0.3256563</text:p>
          </table:table-cell>
          <table:table-cell office:value-type="float" office:value="0.2930593" calcext:value-type="float">
            <text:p>0.2930593</text:p>
          </table:table-cell>
          <table:table-cell office:value-type="float" office:value="0.2836311" calcext:value-type="float">
            <text:p>0.2836311</text:p>
          </table:table-cell>
          <table:table-cell office:value-type="float" office:value="0.3074066" calcext:value-type="float">
            <text:p>0.3074066</text:p>
          </table:table-cell>
          <table:table-cell office:value-type="float" office:value="0" calcext:value-type="float">
            <text:p>0</text:p>
          </table:table-cell>
          <table:table-cell office:value-type="float" office:value="33.25568" calcext:value-type="float">
            <text:p>33.2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9131" calcext:value-type="float">
            <text:p>1.599131</text:p>
          </table:table-cell>
          <table:table-cell office:value-type="float" office:value="0" calcext:value-type="float">
            <text:p>0</text:p>
          </table:table-cell>
          <table:table-cell office:value-type="float" office:value="-0.006744777" calcext:value-type="float">
            <text:p>-0.006744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22.39856" calcext:value-type="float">
            <text:p>22.39856</text:p>
          </table:table-cell>
          <table:table-cell office:value-type="float" office:value="1123.974" calcext:value-type="float">
            <text:p>1123.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1555" calcext:value-type="float">
            <text:p>0.1151555</text:p>
          </table:table-cell>
          <table:table-cell office:value-type="float" office:value="2.717654" calcext:value-type="float">
            <text:p>2.717654</text:p>
          </table:table-cell>
          <table:table-cell office:value-type="float" office:value="0" calcext:value-type="float">
            <text:p>0</text:p>
          </table:table-cell>
          <table:table-cell office:value-type="float" office:value="0.0001187647" calcext:value-type="float">
            <text:p>0.0001187647</text:p>
          </table:table-cell>
          <table:table-cell office:value-type="float" office:value="0" calcext:value-type="float">
            <text:p>0</text:p>
          </table:table-cell>
          <table:table-cell office:value-type="float" office:value="-0.05023811" calcext:value-type="float">
            <text:p>-0.05023811</text:p>
          </table:table-cell>
          <table:table-cell office:value-type="float" office:value="-0.003204149" calcext:value-type="float">
            <text:p>-0.003204149</text:p>
          </table:table-cell>
          <table:table-cell office:value-type="float" office:value="0.0004096524" calcext:value-type="float">
            <text:p>0.0004096524</text:p>
          </table:table-cell>
          <table:table-cell office:value-type="float" office:value="0.0004509835" calcext:value-type="float">
            <text:p>0.0004509835</text:p>
          </table:table-cell>
          <table:table-cell office:value-type="float" office:value="33.80291" calcext:value-type="float">
            <text:p>33.80291</text:p>
          </table:table-cell>
          <table:table-cell office:value-type="float" office:value="0.02815908" calcext:value-type="float">
            <text:p>0.02815908</text:p>
          </table:table-cell>
          <table:table-cell office:value-type="float" office:value="0.06270874" calcext:value-type="float">
            <text:p>0.06270874</text:p>
          </table:table-cell>
          <table:table-cell office:value-type="float" office:value="0.05657121" calcext:value-type="float">
            <text:p>0.05657121</text:p>
          </table:table-cell>
          <table:table-cell office:value-type="float" office:value="0.04968295" calcext:value-type="float">
            <text:p>0.04968295</text:p>
          </table:table-cell>
          <table:table-cell office:value-type="float" office:value="0.0447955" calcext:value-type="float">
            <text:p>0.0447955</text:p>
          </table:table-cell>
          <table:table-cell office:value-type="float" office:value="0.03212655" calcext:value-type="float">
            <text:p>0.03212655</text:p>
          </table:table-cell>
          <table:table-cell office:value-type="float" office:value="0.02261617" calcext:value-type="float">
            <text:p>0.02261617</text:p>
          </table:table-cell>
          <table:table-cell office:value-type="float" office:value="0.05234934" calcext:value-type="float">
            <text:p>0.05234934</text:p>
          </table:table-cell>
          <table:table-cell office:value-type="float" office:value="0.03793955" calcext:value-type="float">
            <text:p>0.03793955</text:p>
          </table:table-cell>
          <table:table-cell office:value-type="float" office:value="0.02815488" calcext:value-type="float">
            <text:p>0.02815488</text:p>
          </table:table-cell>
          <table:table-cell office:value-type="float" office:value="0.0229774" calcext:value-type="float">
            <text:p>0.0229774</text:p>
          </table:table-cell>
          <table:table-cell office:value-type="float" office:value="0.0189645" calcext:value-type="float">
            <text:p>0.0189645</text:p>
          </table:table-cell>
          <table:table-cell office:value-type="float" office:value="0.01207301" calcext:value-type="float">
            <text:p>0.01207301</text:p>
          </table:table-cell>
          <table:table-cell office:value-type="float" office:value="0.003986134" calcext:value-type="float">
            <text:p>0.003986134</text:p>
          </table:table-cell>
          <table:table-cell office:value-type="float" office:value="0" calcext:value-type="float">
            <text:p>0</text:p>
          </table:table-cell>
          <table:table-cell office:value-type="float" office:value="0.04699859" calcext:value-type="float">
            <text:p>0.04699859</text:p>
          </table:table-cell>
          <table:table-cell office:value-type="float" office:value="3.788022" calcext:value-type="float">
            <text:p>3.788022</text:p>
          </table:table-cell>
          <table:table-cell office:value-type="float" office:value="4.656999" calcext:value-type="float">
            <text:p>4.656999</text:p>
          </table:table-cell>
          <table:table-cell office:value-type="float" office:value="3.655186" calcext:value-type="float">
            <text:p>3.655186</text:p>
          </table:table-cell>
          <table:table-cell office:value-type="float" office:value="2.718786" calcext:value-type="float">
            <text:p>2.718786</text:p>
          </table:table-cell>
          <table:table-cell office:value-type="float" office:value="1.726377" calcext:value-type="float">
            <text:p>1.726377</text:p>
          </table:table-cell>
          <table:table-cell office:value-type="float" office:value="0.9093145" calcext:value-type="float">
            <text:p>0.9093145</text:p>
          </table:table-cell>
          <table:table-cell office:value-type="float" office:value="1.235206" calcext:value-type="float">
            <text:p>1.235206</text:p>
          </table:table-cell>
          <table:table-cell office:value-type="float" office:value="0.7859668" calcext:value-type="float">
            <text:p>0.7859668</text:p>
          </table:table-cell>
          <table:table-cell office:value-type="float" office:value="0.4622463" calcext:value-type="float">
            <text:p>0.4622463</text:p>
          </table:table-cell>
          <table:table-cell office:value-type="float" office:value="0.3279895" calcext:value-type="float">
            <text:p>0.3279895</text:p>
          </table:table-cell>
          <table:table-cell office:value-type="float" office:value="0.2946859" calcext:value-type="float">
            <text:p>0.2946859</text:p>
          </table:table-cell>
          <table:table-cell office:value-type="float" office:value="0.2849034" calcext:value-type="float">
            <text:p>0.2849034</text:p>
          </table:table-cell>
          <table:table-cell office:value-type="float" office:value="0.3074229" calcext:value-type="float">
            <text:p>0.3074229</text:p>
          </table:table-cell>
          <table:table-cell office:value-type="float" office:value="0" calcext:value-type="float">
            <text:p>0</text:p>
          </table:table-cell>
          <table:table-cell office:value-type="float" office:value="34.42432" calcext:value-type="float">
            <text:p>34.4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1375" calcext:value-type="float">
            <text:p>1.631375</text:p>
          </table:table-cell>
          <table:table-cell office:value-type="float" office:value="0" calcext:value-type="float">
            <text:p>0</text:p>
          </table:table-cell>
          <table:table-cell office:value-type="float" office:value="-0.006852048" calcext:value-type="float">
            <text:p>-0.006852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22.39489" calcext:value-type="float">
            <text:p>22.39489</text:p>
          </table:table-cell>
          <table:table-cell office:value-type="float" office:value="1123.927" calcext:value-type="float">
            <text:p>1123.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3327" calcext:value-type="float">
            <text:p>0.1153327</text:p>
          </table:table-cell>
          <table:table-cell office:value-type="float" office:value="2.755309" calcext:value-type="float">
            <text:p>2.755309</text:p>
          </table:table-cell>
          <table:table-cell office:value-type="float" office:value="0" calcext:value-type="float">
            <text:p>0</text:p>
          </table:table-cell>
          <table:table-cell office:value-type="float" office:value="0.000118766" calcext:value-type="float">
            <text:p>0.000118766</text:p>
          </table:table-cell>
          <table:table-cell office:value-type="float" office:value="0" calcext:value-type="float">
            <text:p>0</text:p>
          </table:table-cell>
          <table:table-cell office:value-type="float" office:value="-0.05128552" calcext:value-type="float">
            <text:p>-0.05128552</text:p>
          </table:table-cell>
          <table:table-cell office:value-type="float" office:value="-0.003219442" calcext:value-type="float">
            <text:p>-0.003219442</text:p>
          </table:table-cell>
          <table:table-cell office:value-type="float" office:value="0.0004221801" calcext:value-type="float">
            <text:p>0.0004221801</text:p>
          </table:table-cell>
          <table:table-cell office:value-type="float" office:value="0.0004567227" calcext:value-type="float">
            <text:p>0.0004567227</text:p>
          </table:table-cell>
          <table:table-cell office:value-type="float" office:value="33.859" calcext:value-type="float">
            <text:p>33.859</text:p>
          </table:table-cell>
          <table:table-cell office:value-type="float" office:value="0.0276909" calcext:value-type="float">
            <text:p>0.0276909</text:p>
          </table:table-cell>
          <table:table-cell office:value-type="float" office:value="0.06125471" calcext:value-type="float">
            <text:p>0.06125471</text:p>
          </table:table-cell>
          <table:table-cell office:value-type="float" office:value="0.05541224" calcext:value-type="float">
            <text:p>0.05541224</text:p>
          </table:table-cell>
          <table:table-cell office:value-type="float" office:value="0.04889575" calcext:value-type="float">
            <text:p>0.04889575</text:p>
          </table:table-cell>
          <table:table-cell office:value-type="float" office:value="0.04424283" calcext:value-type="float">
            <text:p>0.04424283</text:p>
          </table:table-cell>
          <table:table-cell office:value-type="float" office:value="0.03178357" calcext:value-type="float">
            <text:p>0.03178357</text:p>
          </table:table-cell>
          <table:table-cell office:value-type="float" office:value="0.02240914" calcext:value-type="float">
            <text:p>0.02240914</text:p>
          </table:table-cell>
          <table:table-cell office:value-type="float" office:value="0.05259674" calcext:value-type="float">
            <text:p>0.05259674</text:p>
          </table:table-cell>
          <table:table-cell office:value-type="float" office:value="0.03813455" calcext:value-type="float">
            <text:p>0.03813455</text:p>
          </table:table-cell>
          <table:table-cell office:value-type="float" office:value="0.02824048" calcext:value-type="float">
            <text:p>0.02824048</text:p>
          </table:table-cell>
          <table:table-cell office:value-type="float" office:value="0.02304341" calcext:value-type="float">
            <text:p>0.02304341</text:p>
          </table:table-cell>
          <table:table-cell office:value-type="float" office:value="0.01905539" calcext:value-type="float">
            <text:p>0.01905539</text:p>
          </table:table-cell>
          <table:table-cell office:value-type="float" office:value="0.01221489" calcext:value-type="float">
            <text:p>0.01221489</text:p>
          </table:table-cell>
          <table:table-cell office:value-type="float" office:value="0.004049986" calcext:value-type="float">
            <text:p>0.004049986</text:p>
          </table:table-cell>
          <table:table-cell office:value-type="float" office:value="0" calcext:value-type="float">
            <text:p>0</text:p>
          </table:table-cell>
          <table:table-cell office:value-type="float" office:value="0.03784248" calcext:value-type="float">
            <text:p>0.03784248</text:p>
          </table:table-cell>
          <table:table-cell office:value-type="float" office:value="3.933855" calcext:value-type="float">
            <text:p>3.933855</text:p>
          </table:table-cell>
          <table:table-cell office:value-type="float" office:value="4.728518" calcext:value-type="float">
            <text:p>4.728518</text:p>
          </table:table-cell>
          <table:table-cell office:value-type="float" office:value="3.709043" calcext:value-type="float">
            <text:p>3.709043</text:p>
          </table:table-cell>
          <table:table-cell office:value-type="float" office:value="2.778266" calcext:value-type="float">
            <text:p>2.778266</text:p>
          </table:table-cell>
          <table:table-cell office:value-type="float" office:value="1.75013" calcext:value-type="float">
            <text:p>1.75013</text:p>
          </table:table-cell>
          <table:table-cell office:value-type="float" office:value="0.9263993" calcext:value-type="float">
            <text:p>0.9263993</text:p>
          </table:table-cell>
          <table:table-cell office:value-type="float" office:value="1.253989" calcext:value-type="float">
            <text:p>1.253989</text:p>
          </table:table-cell>
          <table:table-cell office:value-type="float" office:value="0.79843" calcext:value-type="float">
            <text:p>0.79843</text:p>
          </table:table-cell>
          <table:table-cell office:value-type="float" office:value="0.4680738" calcext:value-type="float">
            <text:p>0.4680738</text:p>
          </table:table-cell>
          <table:table-cell office:value-type="float" office:value="0.3302902" calcext:value-type="float">
            <text:p>0.3302902</text:p>
          </table:table-cell>
          <table:table-cell office:value-type="float" office:value="0.2962875" calcext:value-type="float">
            <text:p>0.2962875</text:p>
          </table:table-cell>
          <table:table-cell office:value-type="float" office:value="0.2861713" calcext:value-type="float">
            <text:p>0.2861713</text:p>
          </table:table-cell>
          <table:table-cell office:value-type="float" office:value="0.3074384" calcext:value-type="float">
            <text:p>0.3074384</text:p>
          </table:table-cell>
          <table:table-cell office:value-type="float" office:value="0" calcext:value-type="float">
            <text:p>0</text:p>
          </table:table-cell>
          <table:table-cell office:value-type="float" office:value="34.54505" calcext:value-type="float">
            <text:p>34.5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8311" calcext:value-type="float">
            <text:p>1.668311</text:p>
          </table:table-cell>
          <table:table-cell office:value-type="float" office:value="0" calcext:value-type="float">
            <text:p>0</text:p>
          </table:table-cell>
          <table:table-cell office:value-type="float" office:value="-0.006952858" calcext:value-type="float">
            <text:p>-0.0069528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22.38836" calcext:value-type="float">
            <text:p>22.38836</text:p>
          </table:table-cell>
          <table:table-cell office:value-type="float" office:value="1123.88" calcext:value-type="float">
            <text:p>112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0897" calcext:value-type="float">
            <text:p>0.1150897</text:p>
          </table:table-cell>
          <table:table-cell office:value-type="float" office:value="2.79672" calcext:value-type="float">
            <text:p>2.79672</text:p>
          </table:table-cell>
          <table:table-cell office:value-type="float" office:value="0" calcext:value-type="float">
            <text:p>0</text:p>
          </table:table-cell>
          <table:table-cell office:value-type="float" office:value="0.000118766" calcext:value-type="float">
            <text:p>0.000118766</text:p>
          </table:table-cell>
          <table:table-cell office:value-type="float" office:value="0" calcext:value-type="float">
            <text:p>0</text:p>
          </table:table-cell>
          <table:table-cell office:value-type="float" office:value="-0.05233302" calcext:value-type="float">
            <text:p>-0.05233302</text:p>
          </table:table-cell>
          <table:table-cell office:value-type="float" office:value="-0.003230369" calcext:value-type="float">
            <text:p>-0.003230369</text:p>
          </table:table-cell>
          <table:table-cell office:value-type="float" office:value="0.0004342876" calcext:value-type="float">
            <text:p>0.0004342876</text:p>
          </table:table-cell>
          <table:table-cell office:value-type="float" office:value="0.0004636798" calcext:value-type="float">
            <text:p>0.0004636798</text:p>
          </table:table-cell>
          <table:table-cell office:value-type="float" office:value="33.92781" calcext:value-type="float">
            <text:p>33.92781</text:p>
          </table:table-cell>
          <table:table-cell office:value-type="float" office:value="0.02774778" calcext:value-type="float">
            <text:p>0.02774778</text:p>
          </table:table-cell>
          <table:table-cell office:value-type="float" office:value="0.0603193" calcext:value-type="float">
            <text:p>0.0603193</text:p>
          </table:table-cell>
          <table:table-cell office:value-type="float" office:value="0.0543921" calcext:value-type="float">
            <text:p>0.0543921</text:p>
          </table:table-cell>
          <table:table-cell office:value-type="float" office:value="0.04815861" calcext:value-type="float">
            <text:p>0.04815861</text:p>
          </table:table-cell>
          <table:table-cell office:value-type="float" office:value="0.04366079" calcext:value-type="float">
            <text:p>0.04366079</text:p>
          </table:table-cell>
          <table:table-cell office:value-type="float" office:value="0.0314038" calcext:value-type="float">
            <text:p>0.0314038</text:p>
          </table:table-cell>
          <table:table-cell office:value-type="float" office:value="0.02217152" calcext:value-type="float">
            <text:p>0.02217152</text:p>
          </table:table-cell>
          <table:table-cell office:value-type="float" office:value="0.05275073" calcext:value-type="float">
            <text:p>0.05275073</text:p>
          </table:table-cell>
          <table:table-cell office:value-type="float" office:value="0.03830409" calcext:value-type="float">
            <text:p>0.03830409</text:p>
          </table:table-cell>
          <table:table-cell office:value-type="float" office:value="0.0283235" calcext:value-type="float">
            <text:p>0.0283235</text:p>
          </table:table-cell>
          <table:table-cell office:value-type="float" office:value="0.02310416" calcext:value-type="float">
            <text:p>0.02310416</text:p>
          </table:table-cell>
          <table:table-cell office:value-type="float" office:value="0.01913845" calcext:value-type="float">
            <text:p>0.01913845</text:p>
          </table:table-cell>
          <table:table-cell office:value-type="float" office:value="0.01234883" calcext:value-type="float">
            <text:p>0.01234883</text:p>
          </table:table-cell>
          <table:table-cell office:value-type="float" office:value="0.004111203" calcext:value-type="float">
            <text:p>0.004111203</text:p>
          </table:table-cell>
          <table:table-cell office:value-type="float" office:value="0" calcext:value-type="float">
            <text:p>0</text:p>
          </table:table-cell>
          <table:table-cell office:value-type="float" office:value="0.03580924" calcext:value-type="float">
            <text:p>0.03580924</text:p>
          </table:table-cell>
          <table:table-cell office:value-type="float" office:value="4.151839" calcext:value-type="float">
            <text:p>4.151839</text:p>
          </table:table-cell>
          <table:table-cell office:value-type="float" office:value="4.805717" calcext:value-type="float">
            <text:p>4.805717</text:p>
          </table:table-cell>
          <table:table-cell office:value-type="float" office:value="3.766731" calcext:value-type="float">
            <text:p>3.766731</text:p>
          </table:table-cell>
          <table:table-cell office:value-type="float" office:value="2.833694" calcext:value-type="float">
            <text:p>2.833694</text:p>
          </table:table-cell>
          <table:table-cell office:value-type="float" office:value="1.776248" calcext:value-type="float">
            <text:p>1.776248</text:p>
          </table:table-cell>
          <table:table-cell office:value-type="float" office:value="0.9454181" calcext:value-type="float">
            <text:p>0.9454181</text:p>
          </table:table-cell>
          <table:table-cell office:value-type="float" office:value="1.273093" calcext:value-type="float">
            <text:p>1.273093</text:p>
          </table:table-cell>
          <table:table-cell office:value-type="float" office:value="0.810559" calcext:value-type="float">
            <text:p>0.810559</text:p>
          </table:table-cell>
          <table:table-cell office:value-type="float" office:value="0.4737897" calcext:value-type="float">
            <text:p>0.4737897</text:p>
          </table:table-cell>
          <table:table-cell office:value-type="float" office:value="0.3325579" calcext:value-type="float">
            <text:p>0.3325579</text:p>
          </table:table-cell>
          <table:table-cell office:value-type="float" office:value="0.2978486" calcext:value-type="float">
            <text:p>0.2978486</text:p>
          </table:table-cell>
          <table:table-cell office:value-type="float" office:value="0.2874523" calcext:value-type="float">
            <text:p>0.2874523</text:p>
          </table:table-cell>
          <table:table-cell office:value-type="float" office:value="0.3074522" calcext:value-type="float">
            <text:p>0.3074522</text:p>
          </table:table-cell>
          <table:table-cell office:value-type="float" office:value="0" calcext:value-type="float">
            <text:p>0</text:p>
          </table:table-cell>
          <table:table-cell office:value-type="float" office:value="33.85858" calcext:value-type="float">
            <text:p>33.85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8543" calcext:value-type="float">
            <text:p>1.708543</text:p>
          </table:table-cell>
          <table:table-cell office:value-type="float" office:value="0" calcext:value-type="float">
            <text:p>0</text:p>
          </table:table-cell>
          <table:table-cell office:value-type="float" office:value="-0.007025383" calcext:value-type="float">
            <text:p>-0.0070253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22.38235" calcext:value-type="float">
            <text:p>22.38235</text:p>
          </table:table-cell>
          <table:table-cell office:value-type="float" office:value="1123.833" calcext:value-type="float">
            <text:p>1123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6735" calcext:value-type="float">
            <text:p>0.1146735</text:p>
          </table:table-cell>
          <table:table-cell office:value-type="float" office:value="2.838413" calcext:value-type="float">
            <text:p>2.838413</text:p>
          </table:table-cell>
          <table:table-cell office:value-type="float" office:value="0" calcext:value-type="float">
            <text:p>0</text:p>
          </table:table-cell>
          <table:table-cell office:value-type="float" office:value="0.000118766" calcext:value-type="float">
            <text:p>0.000118766</text:p>
          </table:table-cell>
          <table:table-cell office:value-type="float" office:value="0" calcext:value-type="float">
            <text:p>0</text:p>
          </table:table-cell>
          <table:table-cell office:value-type="float" office:value="-0.05338051" calcext:value-type="float">
            <text:p>-0.05338051</text:p>
          </table:table-cell>
          <table:table-cell office:value-type="float" office:value="-0.003240095" calcext:value-type="float">
            <text:p>-0.003240095</text:p>
          </table:table-cell>
          <table:table-cell office:value-type="float" office:value="0.0004457724" calcext:value-type="float">
            <text:p>0.0004457724</text:p>
          </table:table-cell>
          <table:table-cell office:value-type="float" office:value="0.0004712439" calcext:value-type="float">
            <text:p>0.0004712439</text:p>
          </table:table-cell>
          <table:table-cell office:value-type="float" office:value="33.99763" calcext:value-type="float">
            <text:p>33.99763</text:p>
          </table:table-cell>
          <table:table-cell office:value-type="float" office:value="0.02796007" calcext:value-type="float">
            <text:p>0.02796007</text:p>
          </table:table-cell>
          <table:table-cell office:value-type="float" office:value="0.06039632" calcext:value-type="float">
            <text:p>0.06039632</text:p>
          </table:table-cell>
          <table:table-cell office:value-type="float" office:value="0.05394777" calcext:value-type="float">
            <text:p>0.05394777</text:p>
          </table:table-cell>
          <table:table-cell office:value-type="float" office:value="0.04773514" calcext:value-type="float">
            <text:p>0.04773514</text:p>
          </table:table-cell>
          <table:table-cell office:value-type="float" office:value="0.04329476" calcext:value-type="float">
            <text:p>0.04329476</text:p>
          </table:table-cell>
          <table:table-cell office:value-type="float" office:value="0.03109701" calcext:value-type="float">
            <text:p>0.03109701</text:p>
          </table:table-cell>
          <table:table-cell office:value-type="float" office:value="0.02195305" calcext:value-type="float">
            <text:p>0.02195305</text:p>
          </table:table-cell>
          <table:table-cell office:value-type="float" office:value="0.05283203" calcext:value-type="float">
            <text:p>0.05283203</text:p>
          </table:table-cell>
          <table:table-cell office:value-type="float" office:value="0.03844661" calcext:value-type="float">
            <text:p>0.03844661</text:p>
          </table:table-cell>
          <table:table-cell office:value-type="float" office:value="0.02840285" calcext:value-type="float">
            <text:p>0.02840285</text:p>
          </table:table-cell>
          <table:table-cell office:value-type="float" office:value="0.02316017" calcext:value-type="float">
            <text:p>0.02316017</text:p>
          </table:table-cell>
          <table:table-cell office:value-type="float" office:value="0.01921438" calcext:value-type="float">
            <text:p>0.01921438</text:p>
          </table:table-cell>
          <table:table-cell office:value-type="float" office:value="0.01247543" calcext:value-type="float">
            <text:p>0.01247543</text:p>
          </table:table-cell>
          <table:table-cell office:value-type="float" office:value="0.004169934" calcext:value-type="float">
            <text:p>0.004169934</text:p>
          </table:table-cell>
          <table:table-cell office:value-type="float" office:value="0" calcext:value-type="float">
            <text:p>0</text:p>
          </table:table-cell>
          <table:table-cell office:value-type="float" office:value="0.03823635" calcext:value-type="float">
            <text:p>0.03823635</text:p>
          </table:table-cell>
          <table:table-cell office:value-type="float" office:value="4.349891" calcext:value-type="float">
            <text:p>4.349891</text:p>
          </table:table-cell>
          <table:table-cell office:value-type="float" office:value="4.896126" calcext:value-type="float">
            <text:p>4.896126</text:p>
          </table:table-cell>
          <table:table-cell office:value-type="float" office:value="3.827616" calcext:value-type="float">
            <text:p>3.827616</text:p>
          </table:table-cell>
          <table:table-cell office:value-type="float" office:value="2.89561" calcext:value-type="float">
            <text:p>2.89561</text:p>
          </table:table-cell>
          <table:table-cell office:value-type="float" office:value="1.802882" calcext:value-type="float">
            <text:p>1.802882</text:p>
          </table:table-cell>
          <table:table-cell office:value-type="float" office:value="0.9645988" calcext:value-type="float">
            <text:p>0.9645988</text:p>
          </table:table-cell>
          <table:table-cell office:value-type="float" office:value="1.292535" calcext:value-type="float">
            <text:p>1.292535</text:p>
          </table:table-cell>
          <table:table-cell office:value-type="float" office:value="0.8224401" calcext:value-type="float">
            <text:p>0.8224401</text:p>
          </table:table-cell>
          <table:table-cell office:value-type="float" office:value="0.4794027" calcext:value-type="float">
            <text:p>0.4794027</text:p>
          </table:table-cell>
          <table:table-cell office:value-type="float" office:value="0.3347925" calcext:value-type="float">
            <text:p>0.3347925</text:p>
          </table:table-cell>
          <table:table-cell office:value-type="float" office:value="0.2993652" calcext:value-type="float">
            <text:p>0.2993652</text:p>
          </table:table-cell>
          <table:table-cell office:value-type="float" office:value="0.2887511" calcext:value-type="float">
            <text:p>0.2887511</text:p>
          </table:table-cell>
          <table:table-cell office:value-type="float" office:value="0.3074687" calcext:value-type="float">
            <text:p>0.3074687</text:p>
          </table:table-cell>
          <table:table-cell office:value-type="float" office:value="0" calcext:value-type="float">
            <text:p>0</text:p>
          </table:table-cell>
          <table:table-cell office:value-type="float" office:value="32.67889" calcext:value-type="float">
            <text:p>32.6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8812" calcext:value-type="float">
            <text:p>1.748812</text:p>
          </table:table-cell>
          <table:table-cell office:value-type="float" office:value="0" calcext:value-type="float">
            <text:p>0</text:p>
          </table:table-cell>
          <table:table-cell office:value-type="float" office:value="-0.007089442" calcext:value-type="float">
            <text:p>-0.0070894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22.37786" calcext:value-type="float">
            <text:p>22.37786</text:p>
          </table:table-cell>
          <table:table-cell office:value-type="float" office:value="1123.786" calcext:value-type="float">
            <text:p>1123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113" calcext:value-type="float">
            <text:p>0.1144113</text:p>
          </table:table-cell>
          <table:table-cell office:value-type="float" office:value="2.877948" calcext:value-type="float">
            <text:p>2.877948</text:p>
          </table:table-cell>
          <table:table-cell office:value-type="float" office:value="0" calcext:value-type="float">
            <text:p>0</text:p>
          </table:table-cell>
          <table:table-cell office:value-type="float" office:value="0.000118766" calcext:value-type="float">
            <text:p>0.000118766</text:p>
          </table:table-cell>
          <table:table-cell office:value-type="float" office:value="0" calcext:value-type="float">
            <text:p>0</text:p>
          </table:table-cell>
          <table:table-cell office:value-type="float" office:value="-0.0544165" calcext:value-type="float">
            <text:p>-0.0544165</text:p>
          </table:table-cell>
          <table:table-cell office:value-type="float" office:value="-0.003249791" calcext:value-type="float">
            <text:p>-0.003249791</text:p>
          </table:table-cell>
          <table:table-cell office:value-type="float" office:value="0.0004567855" calcext:value-type="float">
            <text:p>0.0004567855</text:p>
          </table:table-cell>
          <table:table-cell office:value-type="float" office:value="0.0004780621" calcext:value-type="float">
            <text:p>0.0004780621</text:p>
          </table:table-cell>
          <table:table-cell office:value-type="float" office:value="34.05696" calcext:value-type="float">
            <text:p>34.05696</text:p>
          </table:table-cell>
          <table:table-cell office:value-type="float" office:value="0.02784295" calcext:value-type="float">
            <text:p>0.02784295</text:p>
          </table:table-cell>
          <table:table-cell office:value-type="float" office:value="0.06097015" calcext:value-type="float">
            <text:p>0.06097015</text:p>
          </table:table-cell>
          <table:table-cell office:value-type="float" office:value="0.05408046" calcext:value-type="float">
            <text:p>0.05408046</text:p>
          </table:table-cell>
          <table:table-cell office:value-type="float" office:value="0.04774344" calcext:value-type="float">
            <text:p>0.04774344</text:p>
          </table:table-cell>
          <table:table-cell office:value-type="float" office:value="0.04329484" calcext:value-type="float">
            <text:p>0.04329484</text:p>
          </table:table-cell>
          <table:table-cell office:value-type="float" office:value="0.03100832" calcext:value-type="float">
            <text:p>0.03100832</text:p>
          </table:table-cell>
          <table:table-cell office:value-type="float" office:value="0.02183751" calcext:value-type="float">
            <text:p>0.02183751</text:p>
          </table:table-cell>
          <table:table-cell office:value-type="float" office:value="0.05288589" calcext:value-type="float">
            <text:p>0.05288589</text:p>
          </table:table-cell>
          <table:table-cell office:value-type="float" office:value="0.03856529" calcext:value-type="float">
            <text:p>0.03856529</text:p>
          </table:table-cell>
          <table:table-cell office:value-type="float" office:value="0.02847771" calcext:value-type="float">
            <text:p>0.02847771</text:p>
          </table:table-cell>
          <table:table-cell office:value-type="float" office:value="0.02321189" calcext:value-type="float">
            <text:p>0.02321189</text:p>
          </table:table-cell>
          <table:table-cell office:value-type="float" office:value="0.01928419" calcext:value-type="float">
            <text:p>0.01928419</text:p>
          </table:table-cell>
          <table:table-cell office:value-type="float" office:value="0.01259223" calcext:value-type="float">
            <text:p>0.01259223</text:p>
          </table:table-cell>
          <table:table-cell office:value-type="float" office:value="0.004228639" calcext:value-type="float">
            <text:p>0.004228639</text:p>
          </table:table-cell>
          <table:table-cell office:value-type="float" office:value="0" calcext:value-type="float">
            <text:p>0</text:p>
          </table:table-cell>
          <table:table-cell office:value-type="float" office:value="0.04206514" calcext:value-type="float">
            <text:p>0.04206514</text:p>
          </table:table-cell>
          <table:table-cell office:value-type="float" office:value="4.484725" calcext:value-type="float">
            <text:p>4.484725</text:p>
          </table:table-cell>
          <table:table-cell office:value-type="float" office:value="4.989575" calcext:value-type="float">
            <text:p>4.989575</text:p>
          </table:table-cell>
          <table:table-cell office:value-type="float" office:value="3.890735" calcext:value-type="float">
            <text:p>3.890735</text:p>
          </table:table-cell>
          <table:table-cell office:value-type="float" office:value="2.963712" calcext:value-type="float">
            <text:p>2.963712</text:p>
          </table:table-cell>
          <table:table-cell office:value-type="float" office:value="1.83014" calcext:value-type="float">
            <text:p>1.83014</text:p>
          </table:table-cell>
          <table:table-cell office:value-type="float" office:value="0.9835259" calcext:value-type="float">
            <text:p>0.9835259</text:p>
          </table:table-cell>
          <table:table-cell office:value-type="float" office:value="1.312104" calcext:value-type="float">
            <text:p>1.312104</text:p>
          </table:table-cell>
          <table:table-cell office:value-type="float" office:value="0.8341193" calcext:value-type="float">
            <text:p>0.8341193</text:p>
          </table:table-cell>
          <table:table-cell office:value-type="float" office:value="0.4849213" calcext:value-type="float">
            <text:p>0.4849213</text:p>
          </table:table-cell>
          <table:table-cell office:value-type="float" office:value="0.3370017" calcext:value-type="float">
            <text:p>0.3370017</text:p>
          </table:table-cell>
          <table:table-cell office:value-type="float" office:value="0.3008774" calcext:value-type="float">
            <text:p>0.3008774</text:p>
          </table:table-cell>
          <table:table-cell office:value-type="float" office:value="0.2887125" calcext:value-type="float">
            <text:p>0.2887125</text:p>
          </table:table-cell>
          <table:table-cell office:value-type="float" office:value="0.3087771" calcext:value-type="float">
            <text:p>0.3087771</text:p>
          </table:table-cell>
          <table:table-cell office:value-type="float" office:value="0" calcext:value-type="float">
            <text:p>0</text:p>
          </table:table-cell>
          <table:table-cell office:value-type="float" office:value="31.62284" calcext:value-type="float">
            <text:p>31.62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7135" calcext:value-type="float">
            <text:p>1.787135</text:p>
          </table:table-cell>
          <table:table-cell office:value-type="float" office:value="0" calcext:value-type="float">
            <text:p>0</text:p>
          </table:table-cell>
          <table:table-cell office:value-type="float" office:value="-0.007154823" calcext:value-type="float">
            <text:p>-0.0071548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22.37374" calcext:value-type="float">
            <text:p>22.37374</text:p>
          </table:table-cell>
          <table:table-cell office:value-type="float" office:value="1123.74" calcext:value-type="float">
            <text:p>1123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9647" calcext:value-type="float">
            <text:p>0.1139647</text:p>
          </table:table-cell>
          <table:table-cell office:value-type="float" office:value="2.915813" calcext:value-type="float">
            <text:p>2.915813</text:p>
          </table:table-cell>
          <table:table-cell office:value-type="float" office:value="0" calcext:value-type="float">
            <text:p>0</text:p>
          </table:table-cell>
          <table:table-cell office:value-type="float" office:value="0.0001190287" calcext:value-type="float">
            <text:p>0.0001190287</text:p>
          </table:table-cell>
          <table:table-cell office:value-type="float" office:value="0" calcext:value-type="float">
            <text:p>0</text:p>
          </table:table-cell>
          <table:table-cell office:value-type="float" office:value="-0.0554038" calcext:value-type="float">
            <text:p>-0.0554038</text:p>
          </table:table-cell>
          <table:table-cell office:value-type="float" office:value="-0.003256638" calcext:value-type="float">
            <text:p>-0.003256638</text:p>
          </table:table-cell>
          <table:table-cell office:value-type="float" office:value="0.0004678026" calcext:value-type="float">
            <text:p>0.0004678026</text:p>
          </table:table-cell>
          <table:table-cell office:value-type="float" office:value="0.0004848413" calcext:value-type="float">
            <text:p>0.0004848413</text:p>
          </table:table-cell>
          <table:table-cell office:value-type="float" office:value="34.12835" calcext:value-type="float">
            <text:p>34.12835</text:p>
          </table:table-cell>
          <table:table-cell office:value-type="float" office:value="0.02817205" calcext:value-type="float">
            <text:p>0.02817205</text:p>
          </table:table-cell>
          <table:table-cell office:value-type="float" office:value="0.06138574" calcext:value-type="float">
            <text:p>0.06138574</text:p>
          </table:table-cell>
          <table:table-cell office:value-type="float" office:value="0.05407454" calcext:value-type="float">
            <text:p>0.05407454</text:p>
          </table:table-cell>
          <table:table-cell office:value-type="float" office:value="0.04771509" calcext:value-type="float">
            <text:p>0.04771509</text:p>
          </table:table-cell>
          <table:table-cell office:value-type="float" office:value="0.04328767" calcext:value-type="float">
            <text:p>0.04328767</text:p>
          </table:table-cell>
          <table:table-cell office:value-type="float" office:value="0.03100401" calcext:value-type="float">
            <text:p>0.03100401</text:p>
          </table:table-cell>
          <table:table-cell office:value-type="float" office:value="0.02192749" calcext:value-type="float">
            <text:p>0.02192749</text:p>
          </table:table-cell>
          <table:table-cell office:value-type="float" office:value="0.05296903" calcext:value-type="float">
            <text:p>0.05296903</text:p>
          </table:table-cell>
          <table:table-cell office:value-type="float" office:value="0.03866874" calcext:value-type="float">
            <text:p>0.03866874</text:p>
          </table:table-cell>
          <table:table-cell office:value-type="float" office:value="0.02854801" calcext:value-type="float">
            <text:p>0.02854801</text:p>
          </table:table-cell>
          <table:table-cell office:value-type="float" office:value="0.02325999" calcext:value-type="float">
            <text:p>0.02325999</text:p>
          </table:table-cell>
          <table:table-cell office:value-type="float" office:value="0.01934911" calcext:value-type="float">
            <text:p>0.01934911</text:p>
          </table:table-cell>
          <table:table-cell office:value-type="float" office:value="0.01270278" calcext:value-type="float">
            <text:p>0.01270278</text:p>
          </table:table-cell>
          <table:table-cell office:value-type="float" office:value="0.004283467" calcext:value-type="float">
            <text:p>0.004283467</text:p>
          </table:table-cell>
          <table:table-cell office:value-type="float" office:value="0" calcext:value-type="float">
            <text:p>0</text:p>
          </table:table-cell>
          <table:table-cell office:value-type="float" office:value="0.04259636" calcext:value-type="float">
            <text:p>0.04259636</text:p>
          </table:table-cell>
          <table:table-cell office:value-type="float" office:value="4.572646" calcext:value-type="float">
            <text:p>4.572646</text:p>
          </table:table-cell>
          <table:table-cell office:value-type="float" office:value="5.092314" calcext:value-type="float">
            <text:p>5.092314</text:p>
          </table:table-cell>
          <table:table-cell office:value-type="float" office:value="3.958776" calcext:value-type="float">
            <text:p>3.958776</text:p>
          </table:table-cell>
          <table:table-cell office:value-type="float" office:value="3.028833" calcext:value-type="float">
            <text:p>3.028833</text:p>
          </table:table-cell>
          <table:table-cell office:value-type="float" office:value="1.859984" calcext:value-type="float">
            <text:p>1.859984</text:p>
          </table:table-cell>
          <table:table-cell office:value-type="float" office:value="0.98739" calcext:value-type="float">
            <text:p>0.98739</text:p>
          </table:table-cell>
          <table:table-cell office:value-type="float" office:value="1.334332" calcext:value-type="float">
            <text:p>1.334332</text:p>
          </table:table-cell>
          <table:table-cell office:value-type="float" office:value="0.845674" calcext:value-type="float">
            <text:p>0.845674</text:p>
          </table:table-cell>
          <table:table-cell office:value-type="float" office:value="0.4903521" calcext:value-type="float">
            <text:p>0.4903521</text:p>
          </table:table-cell>
          <table:table-cell office:value-type="float" office:value="0.3392098" calcext:value-type="float">
            <text:p>0.3392098</text:p>
          </table:table-cell>
          <table:table-cell office:value-type="float" office:value="0.3024558" calcext:value-type="float">
            <text:p>0.3024558</text:p>
          </table:table-cell>
          <table:table-cell office:value-type="float" office:value="0.2895223" calcext:value-type="float">
            <text:p>0.2895223</text:p>
          </table:table-cell>
          <table:table-cell office:value-type="float" office:value="0.3090803" calcext:value-type="float">
            <text:p>0.3090803</text:p>
          </table:table-cell>
          <table:table-cell office:value-type="float" office:value="0" calcext:value-type="float">
            <text:p>0</text:p>
          </table:table-cell>
          <table:table-cell office:value-type="float" office:value="30.14253" calcext:value-type="float">
            <text:p>30.14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3734" calcext:value-type="float">
            <text:p>1.823734</text:p>
          </table:table-cell>
          <table:table-cell office:value-type="float" office:value="0" calcext:value-type="float">
            <text:p>0</text:p>
          </table:table-cell>
          <table:table-cell office:value-type="float" office:value="-0.007234341" calcext:value-type="float">
            <text:p>-0.0072343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22.36888" calcext:value-type="float">
            <text:p>22.36888</text:p>
          </table:table-cell>
          <table:table-cell office:value-type="float" office:value="1123.695" calcext:value-type="float">
            <text:p>1123.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0067" calcext:value-type="float">
            <text:p>0.1130067</text:p>
          </table:table-cell>
          <table:table-cell office:value-type="float" office:value="2.9544" calcext:value-type="float">
            <text:p>2.9544</text:p>
          </table:table-cell>
          <table:table-cell office:value-type="float" office:value="0" calcext:value-type="float">
            <text:p>0</text:p>
          </table:table-cell>
          <table:table-cell office:value-type="float" office:value="0.0001191682" calcext:value-type="float">
            <text:p>0.0001191682</text:p>
          </table:table-cell>
          <table:table-cell office:value-type="float" office:value="0" calcext:value-type="float">
            <text:p>0</text:p>
          </table:table-cell>
          <table:table-cell office:value-type="float" office:value="-0.05638824" calcext:value-type="float">
            <text:p>-0.05638824</text:p>
          </table:table-cell>
          <table:table-cell office:value-type="float" office:value="-0.003258813" calcext:value-type="float">
            <text:p>-0.003258813</text:p>
          </table:table-cell>
          <table:table-cell office:value-type="float" office:value="0.0004787635" calcext:value-type="float">
            <text:p>0.0004787635</text:p>
          </table:table-cell>
          <table:table-cell office:value-type="float" office:value="0.0004935542" calcext:value-type="float">
            <text:p>0.0004935542</text:p>
          </table:table-cell>
          <table:table-cell office:value-type="float" office:value="34.22681" calcext:value-type="float">
            <text:p>34.22681</text:p>
          </table:table-cell>
          <table:table-cell office:value-type="float" office:value="0.02884057" calcext:value-type="float">
            <text:p>0.02884057</text:p>
          </table:table-cell>
          <table:table-cell office:value-type="float" office:value="0.06189313" calcext:value-type="float">
            <text:p>0.06189313</text:p>
          </table:table-cell>
          <table:table-cell office:value-type="float" office:value="0.05380055" calcext:value-type="float">
            <text:p>0.05380055</text:p>
          </table:table-cell>
          <table:table-cell office:value-type="float" office:value="0.0473282" calcext:value-type="float">
            <text:p>0.0473282</text:p>
          </table:table-cell>
          <table:table-cell office:value-type="float" office:value="0.04299387" calcext:value-type="float">
            <text:p>0.04299387</text:p>
          </table:table-cell>
          <table:table-cell office:value-type="float" office:value="0.03085498" calcext:value-type="float">
            <text:p>0.03085498</text:p>
          </table:table-cell>
          <table:table-cell office:value-type="float" office:value="0.02192327" calcext:value-type="float">
            <text:p>0.02192327</text:p>
          </table:table-cell>
          <table:table-cell office:value-type="float" office:value="0.0530511" calcext:value-type="float">
            <text:p>0.0530511</text:p>
          </table:table-cell>
          <table:table-cell office:value-type="float" office:value="0.0387651" calcext:value-type="float">
            <text:p>0.0387651</text:p>
          </table:table-cell>
          <table:table-cell office:value-type="float" office:value="0.0286144" calcext:value-type="float">
            <text:p>0.0286144</text:p>
          </table:table-cell>
          <table:table-cell office:value-type="float" office:value="0.02330547" calcext:value-type="float">
            <text:p>0.02330547</text:p>
          </table:table-cell>
          <table:table-cell office:value-type="float" office:value="0.01940814" calcext:value-type="float">
            <text:p>0.01940814</text:p>
          </table:table-cell>
          <table:table-cell office:value-type="float" office:value="0.01280574" calcext:value-type="float">
            <text:p>0.01280574</text:p>
          </table:table-cell>
          <table:table-cell office:value-type="float" office:value="0.004337646" calcext:value-type="float">
            <text:p>0.004337646</text:p>
          </table:table-cell>
          <table:table-cell office:value-type="float" office:value="0" calcext:value-type="float">
            <text:p>0</text:p>
          </table:table-cell>
          <table:table-cell office:value-type="float" office:value="0.04620825" calcext:value-type="float">
            <text:p>0.04620825</text:p>
          </table:table-cell>
          <table:table-cell office:value-type="float" office:value="4.57503" calcext:value-type="float">
            <text:p>4.57503</text:p>
          </table:table-cell>
          <table:table-cell office:value-type="float" office:value="5.264761" calcext:value-type="float">
            <text:p>5.264761</text:p>
          </table:table-cell>
          <table:table-cell office:value-type="float" office:value="4.04335" calcext:value-type="float">
            <text:p>4.04335</text:p>
          </table:table-cell>
          <table:table-cell office:value-type="float" office:value="3.100836" calcext:value-type="float">
            <text:p>3.100836</text:p>
          </table:table-cell>
          <table:table-cell office:value-type="float" office:value="1.89103" calcext:value-type="float">
            <text:p>1.89103</text:p>
          </table:table-cell>
          <table:table-cell office:value-type="float" office:value="0.9816803" calcext:value-type="float">
            <text:p>0.9816803</text:p>
          </table:table-cell>
          <table:table-cell office:value-type="float" office:value="1.357513" calcext:value-type="float">
            <text:p>1.357513</text:p>
          </table:table-cell>
          <table:table-cell office:value-type="float" office:value="0.8576146" calcext:value-type="float">
            <text:p>0.8576146</text:p>
          </table:table-cell>
          <table:table-cell office:value-type="float" office:value="0.4957116" calcext:value-type="float">
            <text:p>0.4957116</text:p>
          </table:table-cell>
          <table:table-cell office:value-type="float" office:value="0.3414648" calcext:value-type="float">
            <text:p>0.3414648</text:p>
          </table:table-cell>
          <table:table-cell office:value-type="float" office:value="0.3039213" calcext:value-type="float">
            <text:p>0.3039213</text:p>
          </table:table-cell>
          <table:table-cell office:value-type="float" office:value="0.2896296" calcext:value-type="float">
            <text:p>0.2896296</text:p>
          </table:table-cell>
          <table:table-cell office:value-type="float" office:value="0.3100924" calcext:value-type="float">
            <text:p>0.3100924</text:p>
          </table:table-cell>
          <table:table-cell office:value-type="float" office:value="0" calcext:value-type="float">
            <text:p>0</text:p>
          </table:table-cell>
          <table:table-cell office:value-type="float" office:value="27.73223" calcext:value-type="float">
            <text:p>27.7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0476" calcext:value-type="float">
            <text:p>1.860476</text:p>
          </table:table-cell>
          <table:table-cell office:value-type="float" office:value="0" calcext:value-type="float">
            <text:p>0</text:p>
          </table:table-cell>
          <table:table-cell office:value-type="float" office:value="-0.007316307" calcext:value-type="float">
            <text:p>-0.0073163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22.36809" calcext:value-type="float">
            <text:p>22.36809</text:p>
          </table:table-cell>
          <table:table-cell office:value-type="float" office:value="1123.652" calcext:value-type="float">
            <text:p>1123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9239" calcext:value-type="float">
            <text:p>0.1119239</text:p>
          </table:table-cell>
          <table:table-cell office:value-type="float" office:value="2.987076" calcext:value-type="float">
            <text:p>2.987076</text:p>
          </table:table-cell>
          <table:table-cell office:value-type="float" office:value="0" calcext:value-type="float">
            <text:p>0</text:p>
          </table:table-cell>
          <table:table-cell office:value-type="float" office:value="0.000119228" calcext:value-type="float">
            <text:p>0.000119228</text:p>
          </table:table-cell>
          <table:table-cell office:value-type="float" office:value="0" calcext:value-type="float">
            <text:p>0</text:p>
          </table:table-cell>
          <table:table-cell office:value-type="float" office:value="-0.05735689" calcext:value-type="float">
            <text:p>-0.05735689</text:p>
          </table:table-cell>
          <table:table-cell office:value-type="float" office:value="-0.00325767" calcext:value-type="float">
            <text:p>-0.00325767</text:p>
          </table:table-cell>
          <table:table-cell office:value-type="float" office:value="0.0004887001" calcext:value-type="float">
            <text:p>0.0004887001</text:p>
          </table:table-cell>
          <table:table-cell office:value-type="float" office:value="0.0005029637" calcext:value-type="float">
            <text:p>0.0005029637</text:p>
          </table:table-cell>
          <table:table-cell office:value-type="float" office:value="34.34352" calcext:value-type="float">
            <text:p>34.34352</text:p>
          </table:table-cell>
          <table:table-cell office:value-type="float" office:value="0.02908549" calcext:value-type="float">
            <text:p>0.02908549</text:p>
          </table:table-cell>
          <table:table-cell office:value-type="float" office:value="0.06352307" calcext:value-type="float">
            <text:p>0.06352307</text:p>
          </table:table-cell>
          <table:table-cell office:value-type="float" office:value="0.05400334" calcext:value-type="float">
            <text:p>0.05400334</text:p>
          </table:table-cell>
          <table:table-cell office:value-type="float" office:value="0.04701105" calcext:value-type="float">
            <text:p>0.04701105</text:p>
          </table:table-cell>
          <table:table-cell office:value-type="float" office:value="0.04266548" calcext:value-type="float">
            <text:p>0.04266548</text:p>
          </table:table-cell>
          <table:table-cell office:value-type="float" office:value="0.03065567" calcext:value-type="float">
            <text:p>0.03065567</text:p>
          </table:table-cell>
          <table:table-cell office:value-type="float" office:value="0.02180164" calcext:value-type="float">
            <text:p>0.02180164</text:p>
          </table:table-cell>
          <table:table-cell office:value-type="float" office:value="0.05308237" calcext:value-type="float">
            <text:p>0.05308237</text:p>
          </table:table-cell>
          <table:table-cell office:value-type="float" office:value="0.03885062" calcext:value-type="float">
            <text:p>0.03885062</text:p>
          </table:table-cell>
          <table:table-cell office:value-type="float" office:value="0.02867734" calcext:value-type="float">
            <text:p>0.02867734</text:p>
          </table:table-cell>
          <table:table-cell office:value-type="float" office:value="0.02334774" calcext:value-type="float">
            <text:p>0.02334774</text:p>
          </table:table-cell>
          <table:table-cell office:value-type="float" office:value="0.01946222" calcext:value-type="float">
            <text:p>0.01946222</text:p>
          </table:table-cell>
          <table:table-cell office:value-type="float" office:value="0.01290288" calcext:value-type="float">
            <text:p>0.01290288</text:p>
          </table:table-cell>
          <table:table-cell office:value-type="float" office:value="0.004389896" calcext:value-type="float">
            <text:p>0.004389896</text:p>
          </table:table-cell>
          <table:table-cell office:value-type="float" office:value="0" calcext:value-type="float">
            <text:p>0</text:p>
          </table:table-cell>
          <table:table-cell office:value-type="float" office:value="0.04599289" calcext:value-type="float">
            <text:p>0.04599289</text:p>
          </table:table-cell>
          <table:table-cell office:value-type="float" office:value="4.238625" calcext:value-type="float">
            <text:p>4.238625</text:p>
          </table:table-cell>
          <table:table-cell office:value-type="float" office:value="5.552172" calcext:value-type="float">
            <text:p>5.552172</text:p>
          </table:table-cell>
          <table:table-cell office:value-type="float" office:value="4.167758" calcext:value-type="float">
            <text:p>4.167758</text:p>
          </table:table-cell>
          <table:table-cell office:value-type="float" office:value="3.179835" calcext:value-type="float">
            <text:p>3.179835</text:p>
          </table:table-cell>
          <table:table-cell office:value-type="float" office:value="1.91934" calcext:value-type="float">
            <text:p>1.91934</text:p>
          </table:table-cell>
          <table:table-cell office:value-type="float" office:value="0.9855508" calcext:value-type="float">
            <text:p>0.9855508</text:p>
          </table:table-cell>
          <table:table-cell office:value-type="float" office:value="1.378408" calcext:value-type="float">
            <text:p>1.378408</text:p>
          </table:table-cell>
          <table:table-cell office:value-type="float" office:value="0.8696985" calcext:value-type="float">
            <text:p>0.8696985</text:p>
          </table:table-cell>
          <table:table-cell office:value-type="float" office:value="0.5010117" calcext:value-type="float">
            <text:p>0.5010117</text:p>
          </table:table-cell>
          <table:table-cell office:value-type="float" office:value="0.3436775" calcext:value-type="float">
            <text:p>0.3436775</text:p>
          </table:table-cell>
          <table:table-cell office:value-type="float" office:value="0.3053135" calcext:value-type="float">
            <text:p>0.3053135</text:p>
          </table:table-cell>
          <table:table-cell office:value-type="float" office:value="0.2897241" calcext:value-type="float">
            <text:p>0.2897241</text:p>
          </table:table-cell>
          <table:table-cell office:value-type="float" office:value="0.3111351" calcext:value-type="float">
            <text:p>0.3111351</text:p>
          </table:table-cell>
          <table:table-cell office:value-type="float" office:value="0" calcext:value-type="float">
            <text:p>0</text:p>
          </table:table-cell>
          <table:table-cell office:value-type="float" office:value="25.00535" calcext:value-type="float">
            <text:p>25.0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1165" calcext:value-type="float">
            <text:p>1.891165</text:p>
          </table:table-cell>
          <table:table-cell office:value-type="float" office:value="0" calcext:value-type="float">
            <text:p>0</text:p>
          </table:table-cell>
          <table:table-cell office:value-type="float" office:value="-0.007393284" calcext:value-type="float">
            <text:p>-0.007393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22.36426" calcext:value-type="float">
            <text:p>22.36426</text:p>
          </table:table-cell>
          <table:table-cell office:value-type="float" office:value="1123.609" calcext:value-type="float">
            <text:p>1123.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943" calcext:value-type="float">
            <text:p>0.110943</text:p>
          </table:table-cell>
          <table:table-cell office:value-type="float" office:value="3.022069" calcext:value-type="float">
            <text:p>3.022069</text:p>
          </table:table-cell>
          <table:table-cell office:value-type="float" office:value="0" calcext:value-type="float">
            <text:p>0</text:p>
          </table:table-cell>
          <table:table-cell office:value-type="float" office:value="0.0001192292" calcext:value-type="float">
            <text:p>0.0001192292</text:p>
          </table:table-cell>
          <table:table-cell office:value-type="float" office:value="0" calcext:value-type="float">
            <text:p>0</text:p>
          </table:table-cell>
          <table:table-cell office:value-type="float" office:value="-0.05832811" calcext:value-type="float">
            <text:p>-0.05832811</text:p>
          </table:table-cell>
          <table:table-cell office:value-type="float" office:value="-0.003255453" calcext:value-type="float">
            <text:p>-0.003255453</text:p>
          </table:table-cell>
          <table:table-cell office:value-type="float" office:value="0.0004974372" calcext:value-type="float">
            <text:p>0.0004974372</text:p>
          </table:table-cell>
          <table:table-cell office:value-type="float" office:value="0.0005134773" calcext:value-type="float">
            <text:p>0.0005134773</text:p>
          </table:table-cell>
          <table:table-cell office:value-type="float" office:value="34.46639" calcext:value-type="float">
            <text:p>34.46639</text:p>
          </table:table-cell>
          <table:table-cell office:value-type="float" office:value="0.0304818" calcext:value-type="float">
            <text:p>0.0304818</text:p>
          </table:table-cell>
          <table:table-cell office:value-type="float" office:value="0.06520773" calcext:value-type="float">
            <text:p>0.06520773</text:p>
          </table:table-cell>
          <table:table-cell office:value-type="float" office:value="0.05610485" calcext:value-type="float">
            <text:p>0.05610485</text:p>
          </table:table-cell>
          <table:table-cell office:value-type="float" office:value="0.04742908" calcext:value-type="float">
            <text:p>0.04742908</text:p>
          </table:table-cell>
          <table:table-cell office:value-type="float" office:value="0.04268287" calcext:value-type="float">
            <text:p>0.04268287</text:p>
          </table:table-cell>
          <table:table-cell office:value-type="float" office:value="0.0304609" calcext:value-type="float">
            <text:p>0.0304609</text:p>
          </table:table-cell>
          <table:table-cell office:value-type="float" office:value="0.02162795" calcext:value-type="float">
            <text:p>0.02162795</text:p>
          </table:table-cell>
          <table:table-cell office:value-type="float" office:value="0.05307883" calcext:value-type="float">
            <text:p>0.05307883</text:p>
          </table:table-cell>
          <table:table-cell office:value-type="float" office:value="0.03892354" calcext:value-type="float">
            <text:p>0.03892354</text:p>
          </table:table-cell>
          <table:table-cell office:value-type="float" office:value="0.02873683" calcext:value-type="float">
            <text:p>0.02873683</text:p>
          </table:table-cell>
          <table:table-cell office:value-type="float" office:value="0.02338711" calcext:value-type="float">
            <text:p>0.02338711</text:p>
          </table:table-cell>
          <table:table-cell office:value-type="float" office:value="0.01951202" calcext:value-type="float">
            <text:p>0.01951202</text:p>
          </table:table-cell>
          <table:table-cell office:value-type="float" office:value="0.0129955" calcext:value-type="float">
            <text:p>0.0129955</text:p>
          </table:table-cell>
          <table:table-cell office:value-type="float" office:value="0.004439536" calcext:value-type="float">
            <text:p>0.004439536</text:p>
          </table:table-cell>
          <table:table-cell office:value-type="float" office:value="0" calcext:value-type="float">
            <text:p>0</text:p>
          </table:table-cell>
          <table:table-cell office:value-type="float" office:value="0.04520036" calcext:value-type="float">
            <text:p>0.04520036</text:p>
          </table:table-cell>
          <table:table-cell office:value-type="float" office:value="3.622772" calcext:value-type="float">
            <text:p>3.622772</text:p>
          </table:table-cell>
          <table:table-cell office:value-type="float" office:value="5.858897" calcext:value-type="float">
            <text:p>5.858897</text:p>
          </table:table-cell>
          <table:table-cell office:value-type="float" office:value="4.499381" calcext:value-type="float">
            <text:p>4.499381</text:p>
          </table:table-cell>
          <table:table-cell office:value-type="float" office:value="3.31569" calcext:value-type="float">
            <text:p>3.31569</text:p>
          </table:table-cell>
          <table:table-cell office:value-type="float" office:value="1.949942" calcext:value-type="float">
            <text:p>1.949942</text:p>
          </table:table-cell>
          <table:table-cell office:value-type="float" office:value="0.9976932" calcext:value-type="float">
            <text:p>0.9976932</text:p>
          </table:table-cell>
          <table:table-cell office:value-type="float" office:value="1.397677" calcext:value-type="float">
            <text:p>1.397677</text:p>
          </table:table-cell>
          <table:table-cell office:value-type="float" office:value="0.881659" calcext:value-type="float">
            <text:p>0.881659</text:p>
          </table:table-cell>
          <table:table-cell office:value-type="float" office:value="0.5062571" calcext:value-type="float">
            <text:p>0.5062571</text:p>
          </table:table-cell>
          <table:table-cell office:value-type="float" office:value="0.3458485" calcext:value-type="float">
            <text:p>0.3458485</text:p>
          </table:table-cell>
          <table:table-cell office:value-type="float" office:value="0.3066773" calcext:value-type="float">
            <text:p>0.3066773</text:p>
          </table:table-cell>
          <table:table-cell office:value-type="float" office:value="0.2906053" calcext:value-type="float">
            <text:p>0.2906053</text:p>
          </table:table-cell>
          <table:table-cell office:value-type="float" office:value="0.3114016" calcext:value-type="float">
            <text:p>0.3114016</text:p>
          </table:table-cell>
          <table:table-cell office:value-type="float" office:value="0" calcext:value-type="float">
            <text:p>0</text:p>
          </table:table-cell>
          <table:table-cell office:value-type="float" office:value="22.19626" calcext:value-type="float">
            <text:p>22.19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4293" calcext:value-type="float">
            <text:p>1.924293</text:p>
          </table:table-cell>
          <table:table-cell office:value-type="float" office:value="0" calcext:value-type="float">
            <text:p>0</text:p>
          </table:table-cell>
          <table:table-cell office:value-type="float" office:value="-0.007466797" calcext:value-type="float">
            <text:p>-0.0074667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22.35925" calcext:value-type="float">
            <text:p>22.35925</text:p>
          </table:table-cell>
          <table:table-cell office:value-type="float" office:value="1123.567" calcext:value-type="float">
            <text:p>1123.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4059" calcext:value-type="float">
            <text:p>0.1104059</text:p>
          </table:table-cell>
          <table:table-cell office:value-type="float" office:value="3.058006" calcext:value-type="float">
            <text:p>3.058006</text:p>
          </table:table-cell>
          <table:table-cell office:value-type="float" office:value="0" calcext:value-type="float">
            <text:p>0</text:p>
          </table:table-cell>
          <table:table-cell office:value-type="float" office:value="0.0001192294" calcext:value-type="float">
            <text:p>0.0001192294</text:p>
          </table:table-cell>
          <table:table-cell office:value-type="float" office:value="0" calcext:value-type="float">
            <text:p>0</text:p>
          </table:table-cell>
          <table:table-cell office:value-type="float" office:value="-0.05927094" calcext:value-type="float">
            <text:p>-0.05927094</text:p>
          </table:table-cell>
          <table:table-cell office:value-type="float" office:value="-0.003254762" calcext:value-type="float">
            <text:p>-0.003254762</text:p>
          </table:table-cell>
          <table:table-cell office:value-type="float" office:value="0.0005061877" calcext:value-type="float">
            <text:p>0.0005061877</text:p>
          </table:table-cell>
          <table:table-cell office:value-type="float" office:value="0.0005216131" calcext:value-type="float">
            <text:p>0.0005216131</text:p>
          </table:table-cell>
          <table:table-cell office:value-type="float" office:value="34.55595" calcext:value-type="float">
            <text:p>34.55595</text:p>
          </table:table-cell>
          <table:table-cell office:value-type="float" office:value="0.03075148" calcext:value-type="float">
            <text:p>0.03075148</text:p>
          </table:table-cell>
          <table:table-cell office:value-type="float" office:value="0.0670695" calcext:value-type="float">
            <text:p>0.0670695</text:p>
          </table:table-cell>
          <table:table-cell office:value-type="float" office:value="0.0578216" calcext:value-type="float">
            <text:p>0.0578216</text:p>
          </table:table-cell>
          <table:table-cell office:value-type="float" office:value="0.04895777" calcext:value-type="float">
            <text:p>0.04895777</text:p>
          </table:table-cell>
          <table:table-cell office:value-type="float" office:value="0.04354356" calcext:value-type="float">
            <text:p>0.04354356</text:p>
          </table:table-cell>
          <table:table-cell office:value-type="float" office:value="0.03060842" calcext:value-type="float">
            <text:p>0.03060842</text:p>
          </table:table-cell>
          <table:table-cell office:value-type="float" office:value="0.02156267" calcext:value-type="float">
            <text:p>0.02156267</text:p>
          </table:table-cell>
          <table:table-cell office:value-type="float" office:value="0.05307481" calcext:value-type="float">
            <text:p>0.05307481</text:p>
          </table:table-cell>
          <table:table-cell office:value-type="float" office:value="0.0389856" calcext:value-type="float">
            <text:p>0.0389856</text:p>
          </table:table-cell>
          <table:table-cell office:value-type="float" office:value="0.02879292" calcext:value-type="float">
            <text:p>0.02879292</text:p>
          </table:table-cell>
          <table:table-cell office:value-type="float" office:value="0.02342378" calcext:value-type="float">
            <text:p>0.02342378</text:p>
          </table:table-cell>
          <table:table-cell office:value-type="float" office:value="0.01955758" calcext:value-type="float">
            <text:p>0.01955758</text:p>
          </table:table-cell>
          <table:table-cell office:value-type="float" office:value="0.01308013" calcext:value-type="float">
            <text:p>0.01308013</text:p>
          </table:table-cell>
          <table:table-cell office:value-type="float" office:value="0.004490142" calcext:value-type="float">
            <text:p>0.004490142</text:p>
          </table:table-cell>
          <table:table-cell office:value-type="float" office:value="0" calcext:value-type="float">
            <text:p>0</text:p>
          </table:table-cell>
          <table:table-cell office:value-type="float" office:value="0.0516701" calcext:value-type="float">
            <text:p>0.0516701</text:p>
          </table:table-cell>
          <table:table-cell office:value-type="float" office:value="3.39874" calcext:value-type="float">
            <text:p>3.39874</text:p>
          </table:table-cell>
          <table:table-cell office:value-type="float" office:value="5.732392" calcext:value-type="float">
            <text:p>5.732392</text:p>
          </table:table-cell>
          <table:table-cell office:value-type="float" office:value="4.85569" calcext:value-type="float">
            <text:p>4.85569</text:p>
          </table:table-cell>
          <table:table-cell office:value-type="float" office:value="3.58159" calcext:value-type="float">
            <text:p>3.58159</text:p>
          </table:table-cell>
          <table:table-cell office:value-type="float" office:value="1.993255" calcext:value-type="float">
            <text:p>1.993255</text:p>
          </table:table-cell>
          <table:table-cell office:value-type="float" office:value="1.014182" calcext:value-type="float">
            <text:p>1.014182</text:p>
          </table:table-cell>
          <table:table-cell office:value-type="float" office:value="1.416151" calcext:value-type="float">
            <text:p>1.416151</text:p>
          </table:table-cell>
          <table:table-cell office:value-type="float" office:value="0.8933529" calcext:value-type="float">
            <text:p>0.8933529</text:p>
          </table:table-cell>
          <table:table-cell office:value-type="float" office:value="0.5114463" calcext:value-type="float">
            <text:p>0.5114463</text:p>
          </table:table-cell>
          <table:table-cell office:value-type="float" office:value="0.3479794" calcext:value-type="float">
            <text:p>0.3479794</text:p>
          </table:table-cell>
          <table:table-cell office:value-type="float" office:value="0.3079698" calcext:value-type="float">
            <text:p>0.3079698</text:p>
          </table:table-cell>
          <table:table-cell office:value-type="float" office:value="0.2900012" calcext:value-type="float">
            <text:p>0.2900012</text:p>
          </table:table-cell>
          <table:table-cell office:value-type="float" office:value="0.3131603" calcext:value-type="float">
            <text:p>0.3131603</text:p>
          </table:table-cell>
          <table:table-cell office:value-type="float" office:value="0" calcext:value-type="float">
            <text:p>0</text:p>
          </table:table-cell>
          <table:table-cell office:value-type="float" office:value="20.0826" calcext:value-type="float">
            <text:p>20.0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839" calcext:value-type="float">
            <text:p>1.958839</text:p>
          </table:table-cell>
          <table:table-cell office:value-type="float" office:value="0" calcext:value-type="float">
            <text:p>0</text:p>
          </table:table-cell>
          <table:table-cell office:value-type="float" office:value="-0.007541991" calcext:value-type="float">
            <text:p>-0.0075419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22.35254" calcext:value-type="float">
            <text:p>22.35254</text:p>
          </table:table-cell>
          <table:table-cell office:value-type="float" office:value="1123.526" calcext:value-type="float">
            <text:p>1123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9984" calcext:value-type="float">
            <text:p>0.1099984</text:p>
          </table:table-cell>
          <table:table-cell office:value-type="float" office:value="3.094303" calcext:value-type="float">
            <text:p>3.094303</text:p>
          </table:table-cell>
          <table:table-cell office:value-type="float" office:value="0" calcext:value-type="float">
            <text:p>0</text:p>
          </table:table-cell>
          <table:table-cell office:value-type="float" office:value="0.0001192294" calcext:value-type="float">
            <text:p>0.0001192294</text:p>
          </table:table-cell>
          <table:table-cell office:value-type="float" office:value="0" calcext:value-type="float">
            <text:p>0</text:p>
          </table:table-cell>
          <table:table-cell office:value-type="float" office:value="-0.06022789" calcext:value-type="float">
            <text:p>-0.06022789</text:p>
          </table:table-cell>
          <table:table-cell office:value-type="float" office:value="-0.003257268" calcext:value-type="float">
            <text:p>-0.003257268</text:p>
          </table:table-cell>
          <table:table-cell office:value-type="float" office:value="0.0005148186" calcext:value-type="float">
            <text:p>0.0005148186</text:p>
          </table:table-cell>
          <table:table-cell office:value-type="float" office:value="0.0005286767" calcext:value-type="float">
            <text:p>0.0005286767</text:p>
          </table:table-cell>
          <table:table-cell office:value-type="float" office:value="34.64105" calcext:value-type="float">
            <text:p>34.64105</text:p>
          </table:table-cell>
          <table:table-cell office:value-type="float" office:value="0.02974562" calcext:value-type="float">
            <text:p>0.02974562</text:p>
          </table:table-cell>
          <table:table-cell office:value-type="float" office:value="0.06713564" calcext:value-type="float">
            <text:p>0.06713564</text:p>
          </table:table-cell>
          <table:table-cell office:value-type="float" office:value="0.05830191" calcext:value-type="float">
            <text:p>0.05830191</text:p>
          </table:table-cell>
          <table:table-cell office:value-type="float" office:value="0.04987592" calcext:value-type="float">
            <text:p>0.04987592</text:p>
          </table:table-cell>
          <table:table-cell office:value-type="float" office:value="0.04439615" calcext:value-type="float">
            <text:p>0.04439615</text:p>
          </table:table-cell>
          <table:table-cell office:value-type="float" office:value="0.03089441" calcext:value-type="float">
            <text:p>0.03089441</text:p>
          </table:table-cell>
          <table:table-cell office:value-type="float" office:value="0.02159844" calcext:value-type="float">
            <text:p>0.02159844</text:p>
          </table:table-cell>
          <table:table-cell office:value-type="float" office:value="0.05311227" calcext:value-type="float">
            <text:p>0.05311227</text:p>
          </table:table-cell>
          <table:table-cell office:value-type="float" office:value="0.03904508" calcext:value-type="float">
            <text:p>0.03904508</text:p>
          </table:table-cell>
          <table:table-cell office:value-type="float" office:value="0.02884617" calcext:value-type="float">
            <text:p>0.02884617</text:p>
          </table:table-cell>
          <table:table-cell office:value-type="float" office:value="0.02345798" calcext:value-type="float">
            <text:p>0.02345798</text:p>
          </table:table-cell>
          <table:table-cell office:value-type="float" office:value="0.01959976" calcext:value-type="float">
            <text:p>0.01959976</text:p>
          </table:table-cell>
          <table:table-cell office:value-type="float" office:value="0.0131646" calcext:value-type="float">
            <text:p>0.0131646</text:p>
          </table:table-cell>
          <table:table-cell office:value-type="float" office:value="0.004534871" calcext:value-type="float">
            <text:p>0.004534871</text:p>
          </table:table-cell>
          <table:table-cell office:value-type="float" office:value="0" calcext:value-type="float">
            <text:p>0</text:p>
          </table:table-cell>
          <table:table-cell office:value-type="float" office:value="0.04887024" calcext:value-type="float">
            <text:p>0.04887024</text:p>
          </table:table-cell>
          <table:table-cell office:value-type="float" office:value="3.390358" calcext:value-type="float">
            <text:p>3.390358</text:p>
          </table:table-cell>
          <table:table-cell office:value-type="float" office:value="5.660671" calcext:value-type="float">
            <text:p>5.660671</text:p>
          </table:table-cell>
          <table:table-cell office:value-type="float" office:value="4.999685" calcext:value-type="float">
            <text:p>4.999685</text:p>
          </table:table-cell>
          <table:table-cell office:value-type="float" office:value="3.792402" calcext:value-type="float">
            <text:p>3.792402</text:p>
          </table:table-cell>
          <table:table-cell office:value-type="float" office:value="2.046437" calcext:value-type="float">
            <text:p>2.046437</text:p>
          </table:table-cell>
          <table:table-cell office:value-type="float" office:value="1.033819" calcext:value-type="float">
            <text:p>1.033819</text:p>
          </table:table-cell>
          <table:table-cell office:value-type="float" office:value="1.434364" calcext:value-type="float">
            <text:p>1.434364</text:p>
          </table:table-cell>
          <table:table-cell office:value-type="float" office:value="0.9047327" calcext:value-type="float">
            <text:p>0.9047327</text:p>
          </table:table-cell>
          <table:table-cell office:value-type="float" office:value="0.5165715" calcext:value-type="float">
            <text:p>0.5165715</text:p>
          </table:table-cell>
          <table:table-cell office:value-type="float" office:value="0.3500716" calcext:value-type="float">
            <text:p>0.3500716</text:p>
          </table:table-cell>
          <table:table-cell office:value-type="float" office:value="0.3092659" calcext:value-type="float">
            <text:p>0.3092659</text:p>
          </table:table-cell>
          <table:table-cell office:value-type="float" office:value="0.2925968" calcext:value-type="float">
            <text:p>0.2925968</text:p>
          </table:table-cell>
          <table:table-cell office:value-type="float" office:value="0.3117304" calcext:value-type="float">
            <text:p>0.3117304</text:p>
          </table:table-cell>
          <table:table-cell office:value-type="float" office:value="0" calcext:value-type="float">
            <text:p>0</text:p>
          </table:table-cell>
          <table:table-cell office:value-type="float" office:value="18.55903" calcext:value-type="float">
            <text:p>18.5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3848" calcext:value-type="float">
            <text:p>1.993848</text:p>
          </table:table-cell>
          <table:table-cell office:value-type="float" office:value="0" calcext:value-type="float">
            <text:p>0</text:p>
          </table:table-cell>
          <table:table-cell office:value-type="float" office:value="-0.00762917" calcext:value-type="float">
            <text:p>-0.007629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22.35085" calcext:value-type="float">
            <text:p>22.35085</text:p>
          </table:table-cell>
          <table:table-cell office:value-type="float" office:value="1123.485" calcext:value-type="float">
            <text:p>1123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8118" calcext:value-type="float">
            <text:p>0.1098118</text:p>
          </table:table-cell>
          <table:table-cell office:value-type="float" office:value="3.125503" calcext:value-type="float">
            <text:p>3.125503</text:p>
          </table:table-cell>
          <table:table-cell office:value-type="float" office:value="0" calcext:value-type="float">
            <text:p>0</text:p>
          </table:table-cell>
          <table:table-cell office:value-type="float" office:value="0.0001193855" calcext:value-type="float">
            <text:p>0.0001193855</text:p>
          </table:table-cell>
          <table:table-cell office:value-type="float" office:value="0" calcext:value-type="float">
            <text:p>0</text:p>
          </table:table-cell>
          <table:table-cell office:value-type="float" office:value="-0.06114728" calcext:value-type="float">
            <text:p>-0.06114728</text:p>
          </table:table-cell>
          <table:table-cell office:value-type="float" office:value="-0.003262902" calcext:value-type="float">
            <text:p>-0.003262902</text:p>
          </table:table-cell>
          <table:table-cell office:value-type="float" office:value="0.0005232721" calcext:value-type="float">
            <text:p>0.0005232721</text:p>
          </table:table-cell>
          <table:table-cell office:value-type="float" office:value="0.0005357286" calcext:value-type="float">
            <text:p>0.0005357286</text:p>
          </table:table-cell>
          <table:table-cell office:value-type="float" office:value="34.7196" calcext:value-type="float">
            <text:p>34.7196</text:p>
          </table:table-cell>
          <table:table-cell office:value-type="float" office:value="0.02955915" calcext:value-type="float">
            <text:p>0.02955915</text:p>
          </table:table-cell>
          <table:table-cell office:value-type="float" office:value="0.06768644" calcext:value-type="float">
            <text:p>0.06768644</text:p>
          </table:table-cell>
          <table:table-cell office:value-type="float" office:value="0.05898194" calcext:value-type="float">
            <text:p>0.05898194</text:p>
          </table:table-cell>
          <table:table-cell office:value-type="float" office:value="0.05065037" calcext:value-type="float">
            <text:p>0.05065037</text:p>
          </table:table-cell>
          <table:table-cell office:value-type="float" office:value="0.04504898" calcext:value-type="float">
            <text:p>0.04504898</text:p>
          </table:table-cell>
          <table:table-cell office:value-type="float" office:value="0.03124155" calcext:value-type="float">
            <text:p>0.03124155</text:p>
          </table:table-cell>
          <table:table-cell office:value-type="float" office:value="0.02168424" calcext:value-type="float">
            <text:p>0.02168424</text:p>
          </table:table-cell>
          <table:table-cell office:value-type="float" office:value="0.05316776" calcext:value-type="float">
            <text:p>0.05316776</text:p>
          </table:table-cell>
          <table:table-cell office:value-type="float" office:value="0.03910584" calcext:value-type="float">
            <text:p>0.03910584</text:p>
          </table:table-cell>
          <table:table-cell office:value-type="float" office:value="0.02889725" calcext:value-type="float">
            <text:p>0.02889725</text:p>
          </table:table-cell>
          <table:table-cell office:value-type="float" office:value="0.02349004" calcext:value-type="float">
            <text:p>0.02349004</text:p>
          </table:table-cell>
          <table:table-cell office:value-type="float" office:value="0.01963849" calcext:value-type="float">
            <text:p>0.01963849</text:p>
          </table:table-cell>
          <table:table-cell office:value-type="float" office:value="0.01323632" calcext:value-type="float">
            <text:p>0.01323632</text:p>
          </table:table-cell>
          <table:table-cell office:value-type="float" office:value="0.004586064" calcext:value-type="float">
            <text:p>0.004586064</text:p>
          </table:table-cell>
          <table:table-cell office:value-type="float" office:value="0" calcext:value-type="float">
            <text:p>0</text:p>
          </table:table-cell>
          <table:table-cell office:value-type="float" office:value="0.06675471" calcext:value-type="float">
            <text:p>0.06675471</text:p>
          </table:table-cell>
          <table:table-cell office:value-type="float" office:value="3.349942" calcext:value-type="float">
            <text:p>3.349942</text:p>
          </table:table-cell>
          <table:table-cell office:value-type="float" office:value="5.639154" calcext:value-type="float">
            <text:p>5.639154</text:p>
          </table:table-cell>
          <table:table-cell office:value-type="float" office:value="5.067132" calcext:value-type="float">
            <text:p>5.067132</text:p>
          </table:table-cell>
          <table:table-cell office:value-type="float" office:value="3.906528" calcext:value-type="float">
            <text:p>3.906528</text:p>
          </table:table-cell>
          <table:table-cell office:value-type="float" office:value="2.10088" calcext:value-type="float">
            <text:p>2.10088</text:p>
          </table:table-cell>
          <table:table-cell office:value-type="float" office:value="1.055003" calcext:value-type="float">
            <text:p>1.055003</text:p>
          </table:table-cell>
          <table:table-cell office:value-type="float" office:value="1.452769" calcext:value-type="float">
            <text:p>1.452769</text:p>
          </table:table-cell>
          <table:table-cell office:value-type="float" office:value="0.9158314" calcext:value-type="float">
            <text:p>0.9158314</text:p>
          </table:table-cell>
          <table:table-cell office:value-type="float" office:value="0.5216269" calcext:value-type="float">
            <text:p>0.5216269</text:p>
          </table:table-cell>
          <table:table-cell office:value-type="float" office:value="0.3521319" calcext:value-type="float">
            <text:p>0.3521319</text:p>
          </table:table-cell>
          <table:table-cell office:value-type="float" office:value="0.3105177" calcext:value-type="float">
            <text:p>0.3105177</text:p>
          </table:table-cell>
          <table:table-cell office:value-type="float" office:value="0.2916152" calcext:value-type="float">
            <text:p>0.2916152</text:p>
          </table:table-cell>
          <table:table-cell office:value-type="float" office:value="0.3138668" calcext:value-type="float">
            <text:p>0.3138668</text:p>
          </table:table-cell>
          <table:table-cell office:value-type="float" office:value="0" calcext:value-type="float">
            <text:p>0</text:p>
          </table:table-cell>
          <table:table-cell office:value-type="float" office:value="17.42781" calcext:value-type="float">
            <text:p>17.4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894" calcext:value-type="float">
            <text:p>2.023894</text:p>
          </table:table-cell>
          <table:table-cell office:value-type="float" office:value="0" calcext:value-type="float">
            <text:p>0</text:p>
          </table:table-cell>
          <table:table-cell office:value-type="float" office:value="-0.007729273" calcext:value-type="float">
            <text:p>-0.0077292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22.36247" calcext:value-type="float">
            <text:p>22.36247</text:p>
          </table:table-cell>
          <table:table-cell office:value-type="float" office:value="1123.445" calcext:value-type="float">
            <text:p>1123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2856" calcext:value-type="float">
            <text:p>0.1102856</text:p>
          </table:table-cell>
          <table:table-cell office:value-type="float" office:value="3.142318" calcext:value-type="float">
            <text:p>3.142318</text:p>
          </table:table-cell>
          <table:table-cell office:value-type="float" office:value="0" calcext:value-type="float">
            <text:p>0</text:p>
          </table:table-cell>
          <table:table-cell office:value-type="float" office:value="0.0001199956" calcext:value-type="float">
            <text:p>0.0001199956</text:p>
          </table:table-cell>
          <table:table-cell office:value-type="float" office:value="0" calcext:value-type="float">
            <text:p>0</text:p>
          </table:table-cell>
          <table:table-cell office:value-type="float" office:value="-0.06199094" calcext:value-type="float">
            <text:p>-0.06199094</text:p>
          </table:table-cell>
          <table:table-cell office:value-type="float" office:value="-0.003336547" calcext:value-type="float">
            <text:p>-0.003336547</text:p>
          </table:table-cell>
          <table:table-cell office:value-type="float" office:value="0.0005323565" calcext:value-type="float">
            <text:p>0.0005323565</text:p>
          </table:table-cell>
          <table:table-cell office:value-type="float" office:value="0.0005420092" calcext:value-type="float">
            <text:p>0.0005420092</text:p>
          </table:table-cell>
          <table:table-cell office:value-type="float" office:value="34.7812" calcext:value-type="float">
            <text:p>34.7812</text:p>
          </table:table-cell>
          <table:table-cell office:value-type="float" office:value="0.02848559" calcext:value-type="float">
            <text:p>0.02848559</text:p>
          </table:table-cell>
          <table:table-cell office:value-type="float" office:value="0.06734099" calcext:value-type="float">
            <text:p>0.06734099</text:p>
          </table:table-cell>
          <table:table-cell office:value-type="float" office:value="0.05942686" calcext:value-type="float">
            <text:p>0.05942686</text:p>
          </table:table-cell>
          <table:table-cell office:value-type="float" office:value="0.05135906" calcext:value-type="float">
            <text:p>0.05135906</text:p>
          </table:table-cell>
          <table:table-cell office:value-type="float" office:value="0.04572297" calcext:value-type="float">
            <text:p>0.04572297</text:p>
          </table:table-cell>
          <table:table-cell office:value-type="float" office:value="0.03178948" calcext:value-type="float">
            <text:p>0.03178948</text:p>
          </table:table-cell>
          <table:table-cell office:value-type="float" office:value="0.02197364" calcext:value-type="float">
            <text:p>0.02197364</text:p>
          </table:table-cell>
          <table:table-cell office:value-type="float" office:value="0.05328393" calcext:value-type="float">
            <text:p>0.05328393</text:p>
          </table:table-cell>
          <table:table-cell office:value-type="float" office:value="0.03916983" calcext:value-type="float">
            <text:p>0.03916983</text:p>
          </table:table-cell>
          <table:table-cell office:value-type="float" office:value="0.02894688" calcext:value-type="float">
            <text:p>0.02894688</text:p>
          </table:table-cell>
          <table:table-cell office:value-type="float" office:value="0.02352073" calcext:value-type="float">
            <text:p>0.02352073</text:p>
          </table:table-cell>
          <table:table-cell office:value-type="float" office:value="0.01967496" calcext:value-type="float">
            <text:p>0.01967496</text:p>
          </table:table-cell>
          <table:table-cell office:value-type="float" office:value="0.01330464" calcext:value-type="float">
            <text:p>0.01330464</text:p>
          </table:table-cell>
          <table:table-cell office:value-type="float" office:value="0.004633334" calcext:value-type="float">
            <text:p>0.004633334</text:p>
          </table:table-cell>
          <table:table-cell office:value-type="float" office:value="0" calcext:value-type="float">
            <text:p>0</text:p>
          </table:table-cell>
          <table:table-cell office:value-type="float" office:value="0.0791261" calcext:value-type="float">
            <text:p>0.0791261</text:p>
          </table:table-cell>
          <table:table-cell office:value-type="float" office:value="3.246543" calcext:value-type="float">
            <text:p>3.246543</text:p>
          </table:table-cell>
          <table:table-cell office:value-type="float" office:value="5.51599" calcext:value-type="float">
            <text:p>5.51599</text:p>
          </table:table-cell>
          <table:table-cell office:value-type="float" office:value="5.06479" calcext:value-type="float">
            <text:p>5.06479</text:p>
          </table:table-cell>
          <table:table-cell office:value-type="float" office:value="3.967593" calcext:value-type="float">
            <text:p>3.967593</text:p>
          </table:table-cell>
          <table:table-cell office:value-type="float" office:value="2.151537" calcext:value-type="float">
            <text:p>2.151537</text:p>
          </table:table-cell>
          <table:table-cell office:value-type="float" office:value="1.055791" calcext:value-type="float">
            <text:p>1.055791</text:p>
          </table:table-cell>
          <table:table-cell office:value-type="float" office:value="1.474324" calcext:value-type="float">
            <text:p>1.474324</text:p>
          </table:table-cell>
          <table:table-cell office:value-type="float" office:value="0.9268945" calcext:value-type="float">
            <text:p>0.9268945</text:p>
          </table:table-cell>
          <table:table-cell office:value-type="float" office:value="0.5266088" calcext:value-type="float">
            <text:p>0.5266088</text:p>
          </table:table-cell>
          <table:table-cell office:value-type="float" office:value="0.3542018" calcext:value-type="float">
            <text:p>0.3542018</text:p>
          </table:table-cell>
          <table:table-cell office:value-type="float" office:value="0.3118365" calcext:value-type="float">
            <text:p>0.3118365</text:p>
          </table:table-cell>
          <table:table-cell office:value-type="float" office:value="0.290767" calcext:value-type="float">
            <text:p>0.290767</text:p>
          </table:table-cell>
          <table:table-cell office:value-type="float" office:value="0.3156978" calcext:value-type="float">
            <text:p>0.3156978</text:p>
          </table:table-cell>
          <table:table-cell office:value-type="float" office:value="0" calcext:value-type="float">
            <text:p>0</text:p>
          </table:table-cell>
          <table:table-cell office:value-type="float" office:value="17.75568" calcext:value-type="float">
            <text:p>17.7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0333" calcext:value-type="float">
            <text:p>2.040333</text:p>
          </table:table-cell>
          <table:table-cell office:value-type="float" office:value="0" calcext:value-type="float">
            <text:p>0</text:p>
          </table:table-cell>
          <table:table-cell office:value-type="float" office:value="-0.00786179" calcext:value-type="float">
            <text:p>-0.007861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22.37175" calcext:value-type="float">
            <text:p>22.37175</text:p>
          </table:table-cell>
          <table:table-cell office:value-type="float" office:value="1123.404" calcext:value-type="float">
            <text:p>1123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3957" calcext:value-type="float">
            <text:p>0.1113957</text:p>
          </table:table-cell>
          <table:table-cell office:value-type="float" office:value="3.161154" calcext:value-type="float">
            <text:p>3.161154</text:p>
          </table:table-cell>
          <table:table-cell office:value-type="float" office:value="0" calcext:value-type="float">
            <text:p>0</text:p>
          </table:table-cell>
          <table:table-cell office:value-type="float" office:value="0.0001205332" calcext:value-type="float">
            <text:p>0.0001205332</text:p>
          </table:table-cell>
          <table:table-cell office:value-type="float" office:value="0" calcext:value-type="float">
            <text:p>0</text:p>
          </table:table-cell>
          <table:table-cell office:value-type="float" office:value="-0.06283829" calcext:value-type="float">
            <text:p>-0.06283829</text:p>
          </table:table-cell>
          <table:table-cell office:value-type="float" office:value="-0.0035175" calcext:value-type="float">
            <text:p>-0.0035175</text:p>
          </table:table-cell>
          <table:table-cell office:value-type="float" office:value="0.0005429339" calcext:value-type="float">
            <text:p>0.0005429339</text:p>
          </table:table-cell>
          <table:table-cell office:value-type="float" office:value="0.000547954" calcext:value-type="float">
            <text:p>0.000547954</text:p>
          </table:table-cell>
          <table:table-cell office:value-type="float" office:value="34.80569" calcext:value-type="float">
            <text:p>34.80569</text:p>
          </table:table-cell>
          <table:table-cell office:value-type="float" office:value="0.02712254" calcext:value-type="float">
            <text:p>0.02712254</text:p>
          </table:table-cell>
          <table:table-cell office:value-type="float" office:value="0.06679274" calcext:value-type="float">
            <text:p>0.06679274</text:p>
          </table:table-cell>
          <table:table-cell office:value-type="float" office:value="0.05939473" calcext:value-type="float">
            <text:p>0.05939473</text:p>
          </table:table-cell>
          <table:table-cell office:value-type="float" office:value="0.05166909" calcext:value-type="float">
            <text:p>0.05166909</text:p>
          </table:table-cell>
          <table:table-cell office:value-type="float" office:value="0.04613657" calcext:value-type="float">
            <text:p>0.04613657</text:p>
          </table:table-cell>
          <table:table-cell office:value-type="float" office:value="0.03233741" calcext:value-type="float">
            <text:p>0.03233741</text:p>
          </table:table-cell>
          <table:table-cell office:value-type="float" office:value="0.0222707" calcext:value-type="float">
            <text:p>0.0222707</text:p>
          </table:table-cell>
          <table:table-cell office:value-type="float" office:value="0.0534615" calcext:value-type="float">
            <text:p>0.0534615</text:p>
          </table:table-cell>
          <table:table-cell office:value-type="float" office:value="0.03924346" calcext:value-type="float">
            <text:p>0.03924346</text:p>
          </table:table-cell>
          <table:table-cell office:value-type="float" office:value="0.02899642" calcext:value-type="float">
            <text:p>0.02899642</text:p>
          </table:table-cell>
          <table:table-cell office:value-type="float" office:value="0.02354959" calcext:value-type="float">
            <text:p>0.02354959</text:p>
          </table:table-cell>
          <table:table-cell office:value-type="float" office:value="0.01970867" calcext:value-type="float">
            <text:p>0.01970867</text:p>
          </table:table-cell>
          <table:table-cell office:value-type="float" office:value="0.0133742" calcext:value-type="float">
            <text:p>0.0133742</text:p>
          </table:table-cell>
          <table:table-cell office:value-type="float" office:value="0.004674312" calcext:value-type="float">
            <text:p>0.004674312</text:p>
          </table:table-cell>
          <table:table-cell office:value-type="float" office:value="0" calcext:value-type="float">
            <text:p>0</text:p>
          </table:table-cell>
          <table:table-cell office:value-type="float" office:value="0.06556349" calcext:value-type="float">
            <text:p>0.06556349</text:p>
          </table:table-cell>
          <table:table-cell office:value-type="float" office:value="3.277724" calcext:value-type="float">
            <text:p>3.277724</text:p>
          </table:table-cell>
          <table:table-cell office:value-type="float" office:value="5.418314" calcext:value-type="float">
            <text:p>5.418314</text:p>
          </table:table-cell>
          <table:table-cell office:value-type="float" office:value="5.04398" calcext:value-type="float">
            <text:p>5.04398</text:p>
          </table:table-cell>
          <table:table-cell office:value-type="float" office:value="3.995617" calcext:value-type="float">
            <text:p>3.995617</text:p>
          </table:table-cell>
          <table:table-cell office:value-type="float" office:value="2.191417" calcext:value-type="float">
            <text:p>2.191417</text:p>
          </table:table-cell>
          <table:table-cell office:value-type="float" office:value="1.042498" calcext:value-type="float">
            <text:p>1.042498</text:p>
          </table:table-cell>
          <table:table-cell office:value-type="float" office:value="1.496915" calcext:value-type="float">
            <text:p>1.496915</text:p>
          </table:table-cell>
          <table:table-cell office:value-type="float" office:value="0.9383841" calcext:value-type="float">
            <text:p>0.9383841</text:p>
          </table:table-cell>
          <table:table-cell office:value-type="float" office:value="0.5315765" calcext:value-type="float">
            <text:p>0.5315765</text:p>
          </table:table-cell>
          <table:table-cell office:value-type="float" office:value="0.3562163" calcext:value-type="float">
            <text:p>0.3562163</text:p>
          </table:table-cell>
          <table:table-cell office:value-type="float" office:value="0.3131086" calcext:value-type="float">
            <text:p>0.3131086</text:p>
          </table:table-cell>
          <table:table-cell office:value-type="float" office:value="0.2921278" calcext:value-type="float">
            <text:p>0.2921278</text:p>
          </table:table-cell>
          <table:table-cell office:value-type="float" office:value="0.3153454" calcext:value-type="float">
            <text:p>0.3153454</text:p>
          </table:table-cell>
          <table:table-cell office:value-type="float" office:value="0" calcext:value-type="float">
            <text:p>0</text:p>
          </table:table-cell>
          <table:table-cell office:value-type="float" office:value="19.60694" calcext:value-type="float">
            <text:p>19.6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9497" calcext:value-type="float">
            <text:p>2.059497</text:p>
          </table:table-cell>
          <table:table-cell office:value-type="float" office:value="0" calcext:value-type="float">
            <text:p>0</text:p>
          </table:table-cell>
          <table:table-cell office:value-type="float" office:value="-0.007950321" calcext:value-type="float">
            <text:p>-0.0079503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22.37659" calcext:value-type="float">
            <text:p>22.37659</text:p>
          </table:table-cell>
          <table:table-cell office:value-type="float" office:value="1123.363" calcext:value-type="float">
            <text:p>1123.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6546" calcext:value-type="float">
            <text:p>0.1126546</text:p>
          </table:table-cell>
          <table:table-cell office:value-type="float" office:value="3.184587" calcext:value-type="float">
            <text:p>3.184587</text:p>
          </table:table-cell>
          <table:table-cell office:value-type="float" office:value="0" calcext:value-type="float">
            <text:p>0</text:p>
          </table:table-cell>
          <table:table-cell office:value-type="float" office:value="0.000120829" calcext:value-type="float">
            <text:p>0.000120829</text:p>
          </table:table-cell>
          <table:table-cell office:value-type="float" office:value="0" calcext:value-type="float">
            <text:p>0</text:p>
          </table:table-cell>
          <table:table-cell office:value-type="float" office:value="-0.06369056" calcext:value-type="float">
            <text:p>-0.06369056</text:p>
          </table:table-cell>
          <table:table-cell office:value-type="float" office:value="-0.003695854" calcext:value-type="float">
            <text:p>-0.003695854</text:p>
          </table:table-cell>
          <table:table-cell office:value-type="float" office:value="0.0005549367" calcext:value-type="float">
            <text:p>0.0005549367</text:p>
          </table:table-cell>
          <table:table-cell office:value-type="float" office:value="0.0005540823" calcext:value-type="float">
            <text:p>0.0005540823</text:p>
          </table:table-cell>
          <table:table-cell office:value-type="float" office:value="34.81191" calcext:value-type="float">
            <text:p>34.81191</text:p>
          </table:table-cell>
          <table:table-cell office:value-type="float" office:value="0.02603253" calcext:value-type="float">
            <text:p>0.02603253</text:p>
          </table:table-cell>
          <table:table-cell office:value-type="float" office:value="0.0657951" calcext:value-type="float">
            <text:p>0.0657951</text:p>
          </table:table-cell>
          <table:table-cell office:value-type="float" office:value="0.05883551" calcext:value-type="float">
            <text:p>0.05883551</text:p>
          </table:table-cell>
          <table:table-cell office:value-type="float" office:value="0.05152568" calcext:value-type="float">
            <text:p>0.05152568</text:p>
          </table:table-cell>
          <table:table-cell office:value-type="float" office:value="0.04626649" calcext:value-type="float">
            <text:p>0.04626649</text:p>
          </table:table-cell>
          <table:table-cell office:value-type="float" office:value="0.03266342" calcext:value-type="float">
            <text:p>0.03266342</text:p>
          </table:table-cell>
          <table:table-cell office:value-type="float" office:value="0.02245988" calcext:value-type="float">
            <text:p>0.02245988</text:p>
          </table:table-cell>
          <table:table-cell office:value-type="float" office:value="0.05364134" calcext:value-type="float">
            <text:p>0.05364134</text:p>
          </table:table-cell>
          <table:table-cell office:value-type="float" office:value="0.03932666" calcext:value-type="float">
            <text:p>0.03932666</text:p>
          </table:table-cell>
          <table:table-cell office:value-type="float" office:value="0.02904627" calcext:value-type="float">
            <text:p>0.02904627</text:p>
          </table:table-cell>
          <table:table-cell office:value-type="float" office:value="0.02357712" calcext:value-type="float">
            <text:p>0.02357712</text:p>
          </table:table-cell>
          <table:table-cell office:value-type="float" office:value="0.01973959" calcext:value-type="float">
            <text:p>0.01973959</text:p>
          </table:table-cell>
          <table:table-cell office:value-type="float" office:value="0.01343594" calcext:value-type="float">
            <text:p>0.01343594</text:p>
          </table:table-cell>
          <table:table-cell office:value-type="float" office:value="0.0047181" calcext:value-type="float">
            <text:p>0.0047181</text:p>
          </table:table-cell>
          <table:table-cell office:value-type="float" office:value="0" calcext:value-type="float">
            <text:p>0</text:p>
          </table:table-cell>
          <table:table-cell office:value-type="float" office:value="0.05926336" calcext:value-type="float">
            <text:p>0.05926336</text:p>
          </table:table-cell>
          <table:table-cell office:value-type="float" office:value="3.378767" calcext:value-type="float">
            <text:p>3.378767</text:p>
          </table:table-cell>
          <table:table-cell office:value-type="float" office:value="5.386806" calcext:value-type="float">
            <text:p>5.386806</text:p>
          </table:table-cell>
          <table:table-cell office:value-type="float" office:value="5.028568" calcext:value-type="float">
            <text:p>5.028568</text:p>
          </table:table-cell>
          <table:table-cell office:value-type="float" office:value="4.022758" calcext:value-type="float">
            <text:p>4.022758</text:p>
          </table:table-cell>
          <table:table-cell office:value-type="float" office:value="2.217252" calcext:value-type="float">
            <text:p>2.217252</text:p>
          </table:table-cell>
          <table:table-cell office:value-type="float" office:value="1.040862" calcext:value-type="float">
            <text:p>1.040862</text:p>
          </table:table-cell>
          <table:table-cell office:value-type="float" office:value="1.516414" calcext:value-type="float">
            <text:p>1.516414</text:p>
          </table:table-cell>
          <table:table-cell office:value-type="float" office:value="0.9501492" calcext:value-type="float">
            <text:p>0.9501492</text:p>
          </table:table-cell>
          <table:table-cell office:value-type="float" office:value="0.5364931" calcext:value-type="float">
            <text:p>0.5364931</text:p>
          </table:table-cell>
          <table:table-cell office:value-type="float" office:value="0.3581961" calcext:value-type="float">
            <text:p>0.3581961</text:p>
          </table:table-cell>
          <table:table-cell office:value-type="float" office:value="0.3143101" calcext:value-type="float">
            <text:p>0.3143101</text:p>
          </table:table-cell>
          <table:table-cell office:value-type="float" office:value="0.2914427" calcext:value-type="float">
            <text:p>0.2914427</text:p>
          </table:table-cell>
          <table:table-cell office:value-type="float" office:value="0.317068" calcext:value-type="float">
            <text:p>0.317068</text:p>
          </table:table-cell>
          <table:table-cell office:value-type="float" office:value="0" calcext:value-type="float">
            <text:p>0</text:p>
          </table:table-cell>
          <table:table-cell office:value-type="float" office:value="22.06043" calcext:value-type="float">
            <text:p>22.06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347" calcext:value-type="float">
            <text:p>2.08347</text:p>
          </table:table-cell>
          <table:table-cell office:value-type="float" office:value="0" calcext:value-type="float">
            <text:p>0</text:p>
          </table:table-cell>
          <table:table-cell office:value-type="float" office:value="-0.008023165" calcext:value-type="float">
            <text:p>-0.008023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22.37858" calcext:value-type="float">
            <text:p>22.37858</text:p>
          </table:table-cell>
          <table:table-cell office:value-type="float" office:value="1123.323" calcext:value-type="float">
            <text:p>1123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5222" calcext:value-type="float">
            <text:p>0.1135222</text:p>
          </table:table-cell>
          <table:table-cell office:value-type="float" office:value="3.210887" calcext:value-type="float">
            <text:p>3.210887</text:p>
          </table:table-cell>
          <table:table-cell office:value-type="float" office:value="0" calcext:value-type="float">
            <text:p>0</text:p>
          </table:table-cell>
          <table:table-cell office:value-type="float" office:value="0.0001209647" calcext:value-type="float">
            <text:p>0.0001209647</text:p>
          </table:table-cell>
          <table:table-cell office:value-type="float" office:value="0" calcext:value-type="float">
            <text:p>0</text:p>
          </table:table-cell>
          <table:table-cell office:value-type="float" office:value="-0.06457337" calcext:value-type="float">
            <text:p>-0.06457337</text:p>
          </table:table-cell>
          <table:table-cell office:value-type="float" office:value="-0.003799305" calcext:value-type="float">
            <text:p>-0.003799305</text:p>
          </table:table-cell>
          <table:table-cell office:value-type="float" office:value="0.0005667058" calcext:value-type="float">
            <text:p>0.0005667058</text:p>
          </table:table-cell>
          <table:table-cell office:value-type="float" office:value="0.0005615624" calcext:value-type="float">
            <text:p>0.0005615624</text:p>
          </table:table-cell>
          <table:table-cell office:value-type="float" office:value="34.83238" calcext:value-type="float">
            <text:p>34.83238</text:p>
          </table:table-cell>
          <table:table-cell office:value-type="float" office:value="0.02578853" calcext:value-type="float">
            <text:p>0.02578853</text:p>
          </table:table-cell>
          <table:table-cell office:value-type="float" office:value="0.06490587" calcext:value-type="float">
            <text:p>0.06490587</text:p>
          </table:table-cell>
          <table:table-cell office:value-type="float" office:value="0.05826423" calcext:value-type="float">
            <text:p>0.05826423</text:p>
          </table:table-cell>
          <table:table-cell office:value-type="float" office:value="0.05130358" calcext:value-type="float">
            <text:p>0.05130358</text:p>
          </table:table-cell>
          <table:table-cell office:value-type="float" office:value="0.04623564" calcext:value-type="float">
            <text:p>0.04623564</text:p>
          </table:table-cell>
          <table:table-cell office:value-type="float" office:value="0.03259101" calcext:value-type="float">
            <text:p>0.03259101</text:p>
          </table:table-cell>
          <table:table-cell office:value-type="float" office:value="0.02246507" calcext:value-type="float">
            <text:p>0.02246507</text:p>
          </table:table-cell>
          <table:table-cell office:value-type="float" office:value="0.05377185" calcext:value-type="float">
            <text:p>0.05377185</text:p>
          </table:table-cell>
          <table:table-cell office:value-type="float" office:value="0.03941226" calcext:value-type="float">
            <text:p>0.03941226</text:p>
          </table:table-cell>
          <table:table-cell office:value-type="float" office:value="0.02909642" calcext:value-type="float">
            <text:p>0.02909642</text:p>
          </table:table-cell>
          <table:table-cell office:value-type="float" office:value="0.02360355" calcext:value-type="float">
            <text:p>0.02360355</text:p>
          </table:table-cell>
          <table:table-cell office:value-type="float" office:value="0.01976867" calcext:value-type="float">
            <text:p>0.01976867</text:p>
          </table:table-cell>
          <table:table-cell office:value-type="float" office:value="0.01350356" calcext:value-type="float">
            <text:p>0.01350356</text:p>
          </table:table-cell>
          <table:table-cell office:value-type="float" office:value="0.00475142" calcext:value-type="float">
            <text:p>0.00475142</text:p>
          </table:table-cell>
          <table:table-cell office:value-type="float" office:value="0" calcext:value-type="float">
            <text:p>0</text:p>
          </table:table-cell>
          <table:table-cell office:value-type="float" office:value="0.05282561" calcext:value-type="float">
            <text:p>0.05282561</text:p>
          </table:table-cell>
          <table:table-cell office:value-type="float" office:value="3.486357" calcext:value-type="float">
            <text:p>3.486357</text:p>
          </table:table-cell>
          <table:table-cell office:value-type="float" office:value="5.396824" calcext:value-type="float">
            <text:p>5.396824</text:p>
          </table:table-cell>
          <table:table-cell office:value-type="float" office:value="5.038649" calcext:value-type="float">
            <text:p>5.038649</text:p>
          </table:table-cell>
          <table:table-cell office:value-type="float" office:value="4.044492" calcext:value-type="float">
            <text:p>4.044492</text:p>
          </table:table-cell>
          <table:table-cell office:value-type="float" office:value="2.237306" calcext:value-type="float">
            <text:p>2.237306</text:p>
          </table:table-cell>
          <table:table-cell office:value-type="float" office:value="1.050389" calcext:value-type="float">
            <text:p>1.050389</text:p>
          </table:table-cell>
          <table:table-cell office:value-type="float" office:value="1.533604" calcext:value-type="float">
            <text:p>1.533604</text:p>
          </table:table-cell>
          <table:table-cell office:value-type="float" office:value="0.9617392" calcext:value-type="float">
            <text:p>0.9617392</text:p>
          </table:table-cell>
          <table:table-cell office:value-type="float" office:value="0.5413594" calcext:value-type="float">
            <text:p>0.5413594</text:p>
          </table:table-cell>
          <table:table-cell office:value-type="float" office:value="0.3601424" calcext:value-type="float">
            <text:p>0.3601424</text:p>
          </table:table-cell>
          <table:table-cell office:value-type="float" office:value="0.3155389" calcext:value-type="float">
            <text:p>0.3155389</text:p>
          </table:table-cell>
          <table:table-cell office:value-type="float" office:value="0.2960227" calcext:value-type="float">
            <text:p>0.2960227</text:p>
          </table:table-cell>
          <table:table-cell office:value-type="float" office:value="0.3135159" calcext:value-type="float">
            <text:p>0.3135159</text:p>
          </table:table-cell>
          <table:table-cell office:value-type="float" office:value="0" calcext:value-type="float">
            <text:p>0</text:p>
          </table:table-cell>
          <table:table-cell office:value-type="float" office:value="23.86297" calcext:value-type="float">
            <text:p>23.8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803" calcext:value-type="float">
            <text:p>2.109803</text:p>
          </table:table-cell>
          <table:table-cell office:value-type="float" office:value="0" calcext:value-type="float">
            <text:p>0</text:p>
          </table:table-cell>
          <table:table-cell office:value-type="float" office:value="-0.008134527" calcext:value-type="float">
            <text:p>-0.0081345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22.37871" calcext:value-type="float">
            <text:p>22.37871</text:p>
          </table:table-cell>
          <table:table-cell office:value-type="float" office:value="1123.281" calcext:value-type="float">
            <text:p>1123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0879" calcext:value-type="float">
            <text:p>0.1140879</text:p>
          </table:table-cell>
          <table:table-cell office:value-type="float" office:value="3.239922" calcext:value-type="float">
            <text:p>3.239922</text:p>
          </table:table-cell>
          <table:table-cell office:value-type="float" office:value="0" calcext:value-type="float">
            <text:p>0</text:p>
          </table:table-cell>
          <table:table-cell office:value-type="float" office:value="0.0001210206" calcext:value-type="float">
            <text:p>0.0001210206</text:p>
          </table:table-cell>
          <table:table-cell office:value-type="float" office:value="0" calcext:value-type="float">
            <text:p>0</text:p>
          </table:table-cell>
          <table:table-cell office:value-type="float" office:value="-0.06547055" calcext:value-type="float">
            <text:p>-0.06547055</text:p>
          </table:table-cell>
          <table:table-cell office:value-type="float" office:value="-0.003821458" calcext:value-type="float">
            <text:p>-0.003821458</text:p>
          </table:table-cell>
          <table:table-cell office:value-type="float" office:value="0.0005777305" calcext:value-type="float">
            <text:p>0.0005777305</text:p>
          </table:table-cell>
          <table:table-cell office:value-type="float" office:value="0.0005692793" calcext:value-type="float">
            <text:p>0.0005692793</text:p>
          </table:table-cell>
          <table:table-cell office:value-type="float" office:value="34.8548" calcext:value-type="float">
            <text:p>34.8548</text:p>
          </table:table-cell>
          <table:table-cell office:value-type="float" office:value="0.02608488" calcext:value-type="float">
            <text:p>0.02608488</text:p>
          </table:table-cell>
          <table:table-cell office:value-type="float" office:value="0.0654578" calcext:value-type="float">
            <text:p>0.0654578</text:p>
          </table:table-cell>
          <table:table-cell office:value-type="float" office:value="0.05858994" calcext:value-type="float">
            <text:p>0.05858994</text:p>
          </table:table-cell>
          <table:table-cell office:value-type="float" office:value="0.05158835" calcext:value-type="float">
            <text:p>0.05158835</text:p>
          </table:table-cell>
          <table:table-cell office:value-type="float" office:value="0.04652895" calcext:value-type="float">
            <text:p>0.04652895</text:p>
          </table:table-cell>
          <table:table-cell office:value-type="float" office:value="0.03252758" calcext:value-type="float">
            <text:p>0.03252758</text:p>
          </table:table-cell>
          <table:table-cell office:value-type="float" office:value="0.02242072" calcext:value-type="float">
            <text:p>0.02242072</text:p>
          </table:table-cell>
          <table:table-cell office:value-type="float" office:value="0.05383726" calcext:value-type="float">
            <text:p>0.05383726</text:p>
          </table:table-cell>
          <table:table-cell office:value-type="float" office:value="0.03949033" calcext:value-type="float">
            <text:p>0.03949033</text:p>
          </table:table-cell>
          <table:table-cell office:value-type="float" office:value="0.02914663" calcext:value-type="float">
            <text:p>0.02914663</text:p>
          </table:table-cell>
          <table:table-cell office:value-type="float" office:value="0.02362978" calcext:value-type="float">
            <text:p>0.02362978</text:p>
          </table:table-cell>
          <table:table-cell office:value-type="float" office:value="0.01979548" calcext:value-type="float">
            <text:p>0.01979548</text:p>
          </table:table-cell>
          <table:table-cell office:value-type="float" office:value="0.01355202" calcext:value-type="float">
            <text:p>0.01355202</text:p>
          </table:table-cell>
          <table:table-cell office:value-type="float" office:value="0.004799536" calcext:value-type="float">
            <text:p>0.004799536</text:p>
          </table:table-cell>
          <table:table-cell office:value-type="float" office:value="0" calcext:value-type="float">
            <text:p>0</text:p>
          </table:table-cell>
          <table:table-cell office:value-type="float" office:value="0.0548246" calcext:value-type="float">
            <text:p>0.0548246</text:p>
          </table:table-cell>
          <table:table-cell office:value-type="float" office:value="3.636616" calcext:value-type="float">
            <text:p>3.636616</text:p>
          </table:table-cell>
          <table:table-cell office:value-type="float" office:value="5.421195" calcext:value-type="float">
            <text:p>5.421195</text:p>
          </table:table-cell>
          <table:table-cell office:value-type="float" office:value="5.051793" calcext:value-type="float">
            <text:p>5.051793</text:p>
          </table:table-cell>
          <table:table-cell office:value-type="float" office:value="4.073407" calcext:value-type="float">
            <text:p>4.073407</text:p>
          </table:table-cell>
          <table:table-cell office:value-type="float" office:value="2.255819" calcext:value-type="float">
            <text:p>2.255819</text:p>
          </table:table-cell>
          <table:table-cell office:value-type="float" office:value="1.062915" calcext:value-type="float">
            <text:p>1.062915</text:p>
          </table:table-cell>
          <table:table-cell office:value-type="float" office:value="1.550303" calcext:value-type="float">
            <text:p>1.550303</text:p>
          </table:table-cell>
          <table:table-cell office:value-type="float" office:value="0.973087" calcext:value-type="float">
            <text:p>0.973087</text:p>
          </table:table-cell>
          <table:table-cell office:value-type="float" office:value="0.5461823" calcext:value-type="float">
            <text:p>0.5461823</text:p>
          </table:table-cell>
          <table:table-cell office:value-type="float" office:value="0.3621227" calcext:value-type="float">
            <text:p>0.3621227</text:p>
          </table:table-cell>
          <table:table-cell office:value-type="float" office:value="0.3167217" calcext:value-type="float">
            <text:p>0.3167217</text:p>
          </table:table-cell>
          <table:table-cell office:value-type="float" office:value="0.2945869" calcext:value-type="float">
            <text:p>0.2945869</text:p>
          </table:table-cell>
          <table:table-cell office:value-type="float" office:value="0.3159722" calcext:value-type="float">
            <text:p>0.3159722</text:p>
          </table:table-cell>
          <table:table-cell office:value-type="float" office:value="0" calcext:value-type="float">
            <text:p>0</text:p>
          </table:table-cell>
          <table:table-cell office:value-type="float" office:value="24.73594" calcext:value-type="float">
            <text:p>24.73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477" calcext:value-type="float">
            <text:p>2.138477</text:p>
          </table:table-cell>
          <table:table-cell office:value-type="float" office:value="0" calcext:value-type="float">
            <text:p>0</text:p>
          </table:table-cell>
          <table:table-cell office:value-type="float" office:value="-0.008251652" calcext:value-type="float">
            <text:p>-0.0082516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22.38373" calcext:value-type="float">
            <text:p>22.38373</text:p>
          </table:table-cell>
          <table:table-cell office:value-type="float" office:value="1123.239" calcext:value-type="float">
            <text:p>1123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1127" calcext:value-type="float">
            <text:p>0.1151127</text:p>
          </table:table-cell>
          <table:table-cell office:value-type="float" office:value="3.264066" calcext:value-type="float">
            <text:p>3.264066</text:p>
          </table:table-cell>
          <table:table-cell office:value-type="float" office:value="0" calcext:value-type="float">
            <text:p>0</text:p>
          </table:table-cell>
          <table:table-cell office:value-type="float" office:value="0.0001214083" calcext:value-type="float">
            <text:p>0.0001214083</text:p>
          </table:table-cell>
          <table:table-cell office:value-type="float" office:value="0" calcext:value-type="float">
            <text:p>0</text:p>
          </table:table-cell>
          <table:table-cell office:value-type="float" office:value="-0.06630018" calcext:value-type="float">
            <text:p>-0.06630018</text:p>
          </table:table-cell>
          <table:table-cell office:value-type="float" office:value="-0.003887235" calcext:value-type="float">
            <text:p>-0.003887235</text:p>
          </table:table-cell>
          <table:table-cell office:value-type="float" office:value="0.0005892279" calcext:value-type="float">
            <text:p>0.0005892279</text:p>
          </table:table-cell>
          <table:table-cell office:value-type="float" office:value="0.0005752977" calcext:value-type="float">
            <text:p>0.0005752977</text:p>
          </table:table-cell>
          <table:table-cell office:value-type="float" office:value="34.85099" calcext:value-type="float">
            <text:p>34.85099</text:p>
          </table:table-cell>
          <table:table-cell office:value-type="float" office:value="0.02741793" calcext:value-type="float">
            <text:p>0.02741793</text:p>
          </table:table-cell>
          <table:table-cell office:value-type="float" office:value="0.06623042" calcext:value-type="float">
            <text:p>0.06623042</text:p>
          </table:table-cell>
          <table:table-cell office:value-type="float" office:value="0.05936733" calcext:value-type="float">
            <text:p>0.05936733</text:p>
          </table:table-cell>
          <table:table-cell office:value-type="float" office:value="0.05223453" calcext:value-type="float">
            <text:p>0.05223453</text:p>
          </table:table-cell>
          <table:table-cell office:value-type="float" office:value="0.04705486" calcext:value-type="float">
            <text:p>0.04705486</text:p>
          </table:table-cell>
          <table:table-cell office:value-type="float" office:value="0.03277155" calcext:value-type="float">
            <text:p>0.03277155</text:p>
          </table:table-cell>
          <table:table-cell office:value-type="float" office:value="0.02251398" calcext:value-type="float">
            <text:p>0.02251398</text:p>
          </table:table-cell>
          <table:table-cell office:value-type="float" office:value="0.05390984" calcext:value-type="float">
            <text:p>0.05390984</text:p>
          </table:table-cell>
          <table:table-cell office:value-type="float" office:value="0.03955946" calcext:value-type="float">
            <text:p>0.03955946</text:p>
          </table:table-cell>
          <table:table-cell office:value-type="float" office:value="0.02919638" calcext:value-type="float">
            <text:p>0.02919638</text:p>
          </table:table-cell>
          <table:table-cell office:value-type="float" office:value="0.0236555" calcext:value-type="float">
            <text:p>0.0236555</text:p>
          </table:table-cell>
          <table:table-cell office:value-type="float" office:value="0.01981946" calcext:value-type="float">
            <text:p>0.01981946</text:p>
          </table:table-cell>
          <table:table-cell office:value-type="float" office:value="0.01359886" calcext:value-type="float">
            <text:p>0.01359886</text:p>
          </table:table-cell>
          <table:table-cell office:value-type="float" office:value="0.004845038" calcext:value-type="float">
            <text:p>0.004845038</text:p>
          </table:table-cell>
          <table:table-cell office:value-type="float" office:value="0" calcext:value-type="float">
            <text:p>0</text:p>
          </table:table-cell>
          <table:table-cell office:value-type="float" office:value="0.054657" calcext:value-type="float">
            <text:p>0.054657</text:p>
          </table:table-cell>
          <table:table-cell office:value-type="float" office:value="3.680095" calcext:value-type="float">
            <text:p>3.680095</text:p>
          </table:table-cell>
          <table:table-cell office:value-type="float" office:value="5.440205" calcext:value-type="float">
            <text:p>5.440205</text:p>
          </table:table-cell>
          <table:table-cell office:value-type="float" office:value="5.072788" calcext:value-type="float">
            <text:p>5.072788</text:p>
          </table:table-cell>
          <table:table-cell office:value-type="float" office:value="4.096209" calcext:value-type="float">
            <text:p>4.096209</text:p>
          </table:table-cell>
          <table:table-cell office:value-type="float" office:value="2.272897" calcext:value-type="float">
            <text:p>2.272897</text:p>
          </table:table-cell>
          <table:table-cell office:value-type="float" office:value="1.073957" calcext:value-type="float">
            <text:p>1.073957</text:p>
          </table:table-cell>
          <table:table-cell office:value-type="float" office:value="1.566989" calcext:value-type="float">
            <text:p>1.566989</text:p>
          </table:table-cell>
          <table:table-cell office:value-type="float" office:value="0.9841805" calcext:value-type="float">
            <text:p>0.9841805</text:p>
          </table:table-cell>
          <table:table-cell office:value-type="float" office:value="0.5509546" calcext:value-type="float">
            <text:p>0.5509546</text:p>
          </table:table-cell>
          <table:table-cell office:value-type="float" office:value="0.3640879" calcext:value-type="float">
            <text:p>0.3640879</text:p>
          </table:table-cell>
          <table:table-cell office:value-type="float" office:value="0.3177685" calcext:value-type="float">
            <text:p>0.3177685</text:p>
          </table:table-cell>
          <table:table-cell office:value-type="float" office:value="0.2933982" calcext:value-type="float">
            <text:p>0.2933982</text:p>
          </table:table-cell>
          <table:table-cell office:value-type="float" office:value="0.3182212" calcext:value-type="float">
            <text:p>0.3182212</text:p>
          </table:table-cell>
          <table:table-cell office:value-type="float" office:value="0" calcext:value-type="float">
            <text:p>0</text:p>
          </table:table-cell>
          <table:table-cell office:value-type="float" office:value="26.36026" calcext:value-type="float">
            <text:p>26.36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905" calcext:value-type="float">
            <text:p>2.162905</text:p>
          </table:table-cell>
          <table:table-cell office:value-type="float" office:value="0" calcext:value-type="float">
            <text:p>0</text:p>
          </table:table-cell>
          <table:table-cell office:value-type="float" office:value="-0.008315547" calcext:value-type="float">
            <text:p>-0.0083155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22.38994" calcext:value-type="float">
            <text:p>22.38994</text:p>
          </table:table-cell>
          <table:table-cell office:value-type="float" office:value="1123.198" calcext:value-type="float">
            <text:p>1123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2287" calcext:value-type="float">
            <text:p>0.1162287</text:p>
          </table:table-cell>
          <table:table-cell office:value-type="float" office:value="3.28785" calcext:value-type="float">
            <text:p>3.28785</text:p>
          </table:table-cell>
          <table:table-cell office:value-type="float" office:value="0" calcext:value-type="float">
            <text:p>0</text:p>
          </table:table-cell>
          <table:table-cell office:value-type="float" office:value="0.0001214955" calcext:value-type="float">
            <text:p>0.0001214955</text:p>
          </table:table-cell>
          <table:table-cell office:value-type="float" office:value="0" calcext:value-type="float">
            <text:p>0</text:p>
          </table:table-cell>
          <table:table-cell office:value-type="float" office:value="-0.06712995" calcext:value-type="float">
            <text:p>-0.06712995</text:p>
          </table:table-cell>
          <table:table-cell office:value-type="float" office:value="-0.003963225" calcext:value-type="float">
            <text:p>-0.003963225</text:p>
          </table:table-cell>
          <table:table-cell office:value-type="float" office:value="0.0006015429" calcext:value-type="float">
            <text:p>0.0006015429</text:p>
          </table:table-cell>
          <table:table-cell office:value-type="float" office:value="0.0005802501" calcext:value-type="float">
            <text:p>0.0005802501</text:p>
          </table:table-cell>
          <table:table-cell office:value-type="float" office:value="34.83696" calcext:value-type="float">
            <text:p>34.83696</text:p>
          </table:table-cell>
          <table:table-cell office:value-type="float" office:value="0.0305423" calcext:value-type="float">
            <text:p>0.0305423</text:p>
          </table:table-cell>
          <table:table-cell office:value-type="float" office:value="0.06665913" calcext:value-type="float">
            <text:p>0.06665913</text:p>
          </table:table-cell>
          <table:table-cell office:value-type="float" office:value="0.06011171" calcext:value-type="float">
            <text:p>0.06011171</text:p>
          </table:table-cell>
          <table:table-cell office:value-type="float" office:value="0.05285176" calcext:value-type="float">
            <text:p>0.05285176</text:p>
          </table:table-cell>
          <table:table-cell office:value-type="float" office:value="0.04759526" calcext:value-type="float">
            <text:p>0.04759526</text:p>
          </table:table-cell>
          <table:table-cell office:value-type="float" office:value="0.03312577" calcext:value-type="float">
            <text:p>0.03312577</text:p>
          </table:table-cell>
          <table:table-cell office:value-type="float" office:value="0.02269503" calcext:value-type="float">
            <text:p>0.02269503</text:p>
          </table:table-cell>
          <table:table-cell office:value-type="float" office:value="0.05403757" calcext:value-type="float">
            <text:p>0.05403757</text:p>
          </table:table-cell>
          <table:table-cell office:value-type="float" office:value="0.03963016" calcext:value-type="float">
            <text:p>0.03963016</text:p>
          </table:table-cell>
          <table:table-cell office:value-type="float" office:value="0.02924563" calcext:value-type="float">
            <text:p>0.02924563</text:p>
          </table:table-cell>
          <table:table-cell office:value-type="float" office:value="0.02368044" calcext:value-type="float">
            <text:p>0.02368044</text:p>
          </table:table-cell>
          <table:table-cell office:value-type="float" office:value="0.01984124" calcext:value-type="float">
            <text:p>0.01984124</text:p>
          </table:table-cell>
          <table:table-cell office:value-type="float" office:value="0.0136458" calcext:value-type="float">
            <text:p>0.0136458</text:p>
          </table:table-cell>
          <table:table-cell office:value-type="float" office:value="0.004886241" calcext:value-type="float">
            <text:p>0.004886241</text:p>
          </table:table-cell>
          <table:table-cell office:value-type="float" office:value="0" calcext:value-type="float">
            <text:p>0</text:p>
          </table:table-cell>
          <table:table-cell office:value-type="float" office:value="0.05944941" calcext:value-type="float">
            <text:p>0.05944941</text:p>
          </table:table-cell>
          <table:table-cell office:value-type="float" office:value="3.742247" calcext:value-type="float">
            <text:p>3.742247</text:p>
          </table:table-cell>
          <table:table-cell office:value-type="float" office:value="5.461571" calcext:value-type="float">
            <text:p>5.461571</text:p>
          </table:table-cell>
          <table:table-cell office:value-type="float" office:value="5.082573" calcext:value-type="float">
            <text:p>5.082573</text:p>
          </table:table-cell>
          <table:table-cell office:value-type="float" office:value="4.118293" calcext:value-type="float">
            <text:p>4.118293</text:p>
          </table:table-cell>
          <table:table-cell office:value-type="float" office:value="2.287351" calcext:value-type="float">
            <text:p>2.287351</text:p>
          </table:table-cell>
          <table:table-cell office:value-type="float" office:value="1.086903" calcext:value-type="float">
            <text:p>1.086903</text:p>
          </table:table-cell>
          <table:table-cell office:value-type="float" office:value="1.582809" calcext:value-type="float">
            <text:p>1.582809</text:p>
          </table:table-cell>
          <table:table-cell office:value-type="float" office:value="0.995001" calcext:value-type="float">
            <text:p>0.995001</text:p>
          </table:table-cell>
          <table:table-cell office:value-type="float" office:value="0.5556688" calcext:value-type="float">
            <text:p>0.5556688</text:p>
          </table:table-cell>
          <table:table-cell office:value-type="float" office:value="0.3660035" calcext:value-type="float">
            <text:p>0.3660035</text:p>
          </table:table-cell>
          <table:table-cell office:value-type="float" office:value="0.3187377" calcext:value-type="float">
            <text:p>0.3187377</text:p>
          </table:table-cell>
          <table:table-cell office:value-type="float" office:value="0.2925838" calcext:value-type="float">
            <text:p>0.2925838</text:p>
          </table:table-cell>
          <table:table-cell office:value-type="float" office:value="0.3201114" calcext:value-type="float">
            <text:p>0.3201114</text:p>
          </table:table-cell>
          <table:table-cell office:value-type="float" office:value="0" calcext:value-type="float">
            <text:p>0</text:p>
          </table:table-cell>
          <table:table-cell office:value-type="float" office:value="28.07892" calcext:value-type="float">
            <text:p>28.07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033" calcext:value-type="float">
            <text:p>2.187033</text:p>
          </table:table-cell>
          <table:table-cell office:value-type="float" office:value="0" calcext:value-type="float">
            <text:p>0</text:p>
          </table:table-cell>
          <table:table-cell office:value-type="float" office:value="-0.008350871" calcext:value-type="float">
            <text:p>-0.0083508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22.39437" calcext:value-type="float">
            <text:p>22.39437</text:p>
          </table:table-cell>
          <table:table-cell office:value-type="float" office:value="1123.156" calcext:value-type="float">
            <text:p>1123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3891" calcext:value-type="float">
            <text:p>0.1183891</text:p>
          </table:table-cell>
          <table:table-cell office:value-type="float" office:value="3.312057" calcext:value-type="float">
            <text:p>3.312057</text:p>
          </table:table-cell>
          <table:table-cell office:value-type="float" office:value="0" calcext:value-type="float">
            <text:p>0</text:p>
          </table:table-cell>
          <table:table-cell office:value-type="float" office:value="0.000121535" calcext:value-type="float">
            <text:p>0.000121535</text:p>
          </table:table-cell>
          <table:table-cell office:value-type="float" office:value="0" calcext:value-type="float">
            <text:p>0</text:p>
          </table:table-cell>
          <table:table-cell office:value-type="float" office:value="-0.06794326" calcext:value-type="float">
            <text:p>-0.06794326</text:p>
          </table:table-cell>
          <table:table-cell office:value-type="float" office:value="-0.004045836" calcext:value-type="float">
            <text:p>-0.004045836</text:p>
          </table:table-cell>
          <table:table-cell office:value-type="float" office:value="0.0006142452" calcext:value-type="float">
            <text:p>0.0006142452</text:p>
          </table:table-cell>
          <table:table-cell office:value-type="float" office:value="0.0005848102" calcext:value-type="float">
            <text:p>0.0005848102</text:p>
          </table:table-cell>
          <table:table-cell office:value-type="float" office:value="34.8196" calcext:value-type="float">
            <text:p>34.8196</text:p>
          </table:table-cell>
          <table:table-cell office:value-type="float" office:value="0.03723659" calcext:value-type="float">
            <text:p>0.03723659</text:p>
          </table:table-cell>
          <table:table-cell office:value-type="float" office:value="0.066765" calcext:value-type="float">
            <text:p>0.066765</text:p>
          </table:table-cell>
          <table:table-cell office:value-type="float" office:value="0.0607896" calcext:value-type="float">
            <text:p>0.0607896</text:p>
          </table:table-cell>
          <table:table-cell office:value-type="float" office:value="0.05338244" calcext:value-type="float">
            <text:p>0.05338244</text:p>
          </table:table-cell>
          <table:table-cell office:value-type="float" office:value="0.04809006" calcext:value-type="float">
            <text:p>0.04809006</text:p>
          </table:table-cell>
          <table:table-cell office:value-type="float" office:value="0.03344275" calcext:value-type="float">
            <text:p>0.03344275</text:p>
          </table:table-cell>
          <table:table-cell office:value-type="float" office:value="0.02288551" calcext:value-type="float">
            <text:p>0.02288551</text:p>
          </table:table-cell>
          <table:table-cell office:value-type="float" office:value="0.05420513" calcext:value-type="float">
            <text:p>0.05420513</text:p>
          </table:table-cell>
          <table:table-cell office:value-type="float" office:value="0.03970898" calcext:value-type="float">
            <text:p>0.03970898</text:p>
          </table:table-cell>
          <table:table-cell office:value-type="float" office:value="0.02929498" calcext:value-type="float">
            <text:p>0.02929498</text:p>
          </table:table-cell>
          <table:table-cell office:value-type="float" office:value="0.02370467" calcext:value-type="float">
            <text:p>0.02370467</text:p>
          </table:table-cell>
          <table:table-cell office:value-type="float" office:value="0.01986114" calcext:value-type="float">
            <text:p>0.01986114</text:p>
          </table:table-cell>
          <table:table-cell office:value-type="float" office:value="0.01369272" calcext:value-type="float">
            <text:p>0.01369272</text:p>
          </table:table-cell>
          <table:table-cell office:value-type="float" office:value="0.004923457" calcext:value-type="float">
            <text:p>0.004923457</text:p>
          </table:table-cell>
          <table:table-cell office:value-type="float" office:value="0" calcext:value-type="float">
            <text:p>0</text:p>
          </table:table-cell>
          <table:table-cell office:value-type="float" office:value="0.1285324" calcext:value-type="float">
            <text:p>0.1285324</text:p>
          </table:table-cell>
          <table:table-cell office:value-type="float" office:value="3.781824" calcext:value-type="float">
            <text:p>3.781824</text:p>
          </table:table-cell>
          <table:table-cell office:value-type="float" office:value="5.500659" calcext:value-type="float">
            <text:p>5.500659</text:p>
          </table:table-cell>
          <table:table-cell office:value-type="float" office:value="5.094398" calcext:value-type="float">
            <text:p>5.094398</text:p>
          </table:table-cell>
          <table:table-cell office:value-type="float" office:value="4.147363" calcext:value-type="float">
            <text:p>4.147363</text:p>
          </table:table-cell>
          <table:table-cell office:value-type="float" office:value="2.300863" calcext:value-type="float">
            <text:p>2.300863</text:p>
          </table:table-cell>
          <table:table-cell office:value-type="float" office:value="1.101278" calcext:value-type="float">
            <text:p>1.101278</text:p>
          </table:table-cell>
          <table:table-cell office:value-type="float" office:value="1.59786" calcext:value-type="float">
            <text:p>1.59786</text:p>
          </table:table-cell>
          <table:table-cell office:value-type="float" office:value="1.005449" calcext:value-type="float">
            <text:p>1.005449</text:p>
          </table:table-cell>
          <table:table-cell office:value-type="float" office:value="0.5603162" calcext:value-type="float">
            <text:p>0.5603162</text:p>
          </table:table-cell>
          <table:table-cell office:value-type="float" office:value="0.3678714" calcext:value-type="float">
            <text:p>0.3678714</text:p>
          </table:table-cell>
          <table:table-cell office:value-type="float" office:value="0.3196583" calcext:value-type="float">
            <text:p>0.3196583</text:p>
          </table:table-cell>
          <table:table-cell office:value-type="float" office:value="0.2920955" calcext:value-type="float">
            <text:p>0.2920955</text:p>
          </table:table-cell>
          <table:table-cell office:value-type="float" office:value="0.3216801" calcext:value-type="float">
            <text:p>0.3216801</text:p>
          </table:table-cell>
          <table:table-cell office:value-type="float" office:value="0" calcext:value-type="float">
            <text:p>0</text:p>
          </table:table-cell>
          <table:table-cell office:value-type="float" office:value="32.15231" calcext:value-type="float">
            <text:p>32.15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614" calcext:value-type="float">
            <text:p>2.212614</text:p>
          </table:table-cell>
          <table:table-cell office:value-type="float" office:value="0" calcext:value-type="float">
            <text:p>0</text:p>
          </table:table-cell>
          <table:table-cell office:value-type="float" office:value="-0.008381474" calcext:value-type="float">
            <text:p>-0.0083814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22.384" calcext:value-type="float">
            <text:p>22.384</text:p>
          </table:table-cell>
          <table:table-cell office:value-type="float" office:value="1123.118" calcext:value-type="float">
            <text:p>1123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9389" calcext:value-type="float">
            <text:p>0.1259389</text:p>
          </table:table-cell>
          <table:table-cell office:value-type="float" office:value="3.343355" calcext:value-type="float">
            <text:p>3.343355</text:p>
          </table:table-cell>
          <table:table-cell office:value-type="float" office:value="0" calcext:value-type="float">
            <text:p>0</text:p>
          </table:table-cell>
          <table:table-cell office:value-type="float" office:value="0.000121678" calcext:value-type="float">
            <text:p>0.000121678</text:p>
          </table:table-cell>
          <table:table-cell office:value-type="float" office:value="0" calcext:value-type="float">
            <text:p>0</text:p>
          </table:table-cell>
          <table:table-cell office:value-type="float" office:value="-0.06875386" calcext:value-type="float">
            <text:p>-0.06875386</text:p>
          </table:table-cell>
          <table:table-cell office:value-type="float" office:value="-0.004150948" calcext:value-type="float">
            <text:p>-0.004150948</text:p>
          </table:table-cell>
          <table:table-cell office:value-type="float" office:value="0.0006271714" calcext:value-type="float">
            <text:p>0.0006271714</text:p>
          </table:table-cell>
          <table:table-cell office:value-type="float" office:value="0.0005891708" calcext:value-type="float">
            <text:p>0.0005891708</text:p>
          </table:table-cell>
          <table:table-cell office:value-type="float" office:value="34.79072" calcext:value-type="float">
            <text:p>34.79072</text:p>
          </table:table-cell>
          <table:table-cell office:value-type="float" office:value="0.06071002" calcext:value-type="float">
            <text:p>0.06071002</text:p>
          </table:table-cell>
          <table:table-cell office:value-type="float" office:value="0.06698131" calcext:value-type="float">
            <text:p>0.06698131</text:p>
          </table:table-cell>
          <table:table-cell office:value-type="float" office:value="0.06127185" calcext:value-type="float">
            <text:p>0.06127185</text:p>
          </table:table-cell>
          <table:table-cell office:value-type="float" office:value="0.05378322" calcext:value-type="float">
            <text:p>0.05378322</text:p>
          </table:table-cell>
          <table:table-cell office:value-type="float" office:value="0.04846657" calcext:value-type="float">
            <text:p>0.04846657</text:p>
          </table:table-cell>
          <table:table-cell office:value-type="float" office:value="0.03368114" calcext:value-type="float">
            <text:p>0.03368114</text:p>
          </table:table-cell>
          <table:table-cell office:value-type="float" office:value="0.02305066" calcext:value-type="float">
            <text:p>0.02305066</text:p>
          </table:table-cell>
          <table:table-cell office:value-type="float" office:value="0.0543962" calcext:value-type="float">
            <text:p>0.0543962</text:p>
          </table:table-cell>
          <table:table-cell office:value-type="float" office:value="0.03979589" calcext:value-type="float">
            <text:p>0.03979589</text:p>
          </table:table-cell>
          <table:table-cell office:value-type="float" office:value="0.02934504" calcext:value-type="float">
            <text:p>0.02934504</text:p>
          </table:table-cell>
          <table:table-cell office:value-type="float" office:value="0.02372837" calcext:value-type="float">
            <text:p>0.02372837</text:p>
          </table:table-cell>
          <table:table-cell office:value-type="float" office:value="0.01988006" calcext:value-type="float">
            <text:p>0.01988006</text:p>
          </table:table-cell>
          <table:table-cell office:value-type="float" office:value="0.01374161" calcext:value-type="float">
            <text:p>0.01374161</text:p>
          </table:table-cell>
          <table:table-cell office:value-type="float" office:value="0.004955478" calcext:value-type="float">
            <text:p>0.004955478</text:p>
          </table:table-cell>
          <table:table-cell office:value-type="float" office:value="0" calcext:value-type="float">
            <text:p>0</text:p>
          </table:table-cell>
          <table:table-cell office:value-type="float" office:value="0.6553971" calcext:value-type="float">
            <text:p>0.6553971</text:p>
          </table:table-cell>
          <table:table-cell office:value-type="float" office:value="3.838125" calcext:value-type="float">
            <text:p>3.838125</text:p>
          </table:table-cell>
          <table:table-cell office:value-type="float" office:value="5.55916" calcext:value-type="float">
            <text:p>5.55916</text:p>
          </table:table-cell>
          <table:table-cell office:value-type="float" office:value="5.117819" calcext:value-type="float">
            <text:p>5.117819</text:p>
          </table:table-cell>
          <table:table-cell office:value-type="float" office:value="4.174747" calcext:value-type="float">
            <text:p>4.174747</text:p>
          </table:table-cell>
          <table:table-cell office:value-type="float" office:value="2.31485" calcext:value-type="float">
            <text:p>2.31485</text:p>
          </table:table-cell>
          <table:table-cell office:value-type="float" office:value="1.112289" calcext:value-type="float">
            <text:p>1.112289</text:p>
          </table:table-cell>
          <table:table-cell office:value-type="float" office:value="1.61307" calcext:value-type="float">
            <text:p>1.61307</text:p>
          </table:table-cell>
          <table:table-cell office:value-type="float" office:value="1.015531" calcext:value-type="float">
            <text:p>1.015531</text:p>
          </table:table-cell>
          <table:table-cell office:value-type="float" office:value="0.5648855" calcext:value-type="float">
            <text:p>0.5648855</text:p>
          </table:table-cell>
          <table:table-cell office:value-type="float" office:value="0.3696963" calcext:value-type="float">
            <text:p>0.3696963</text:p>
          </table:table-cell>
          <table:table-cell office:value-type="float" office:value="0.3206284" calcext:value-type="float">
            <text:p>0.3206284</text:p>
          </table:table-cell>
          <table:table-cell office:value-type="float" office:value="0.2941394" calcext:value-type="float">
            <text:p>0.2941394</text:p>
          </table:table-cell>
          <table:table-cell office:value-type="float" office:value="0.3207027" calcext:value-type="float">
            <text:p>0.3207027</text:p>
          </table:table-cell>
          <table:table-cell office:value-type="float" office:value="0" calcext:value-type="float">
            <text:p>0</text:p>
          </table:table-cell>
          <table:table-cell office:value-type="float" office:value="48.36075" calcext:value-type="float">
            <text:p>48.36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543" calcext:value-type="float">
            <text:p>2.250543</text:p>
          </table:table-cell>
          <table:table-cell office:value-type="float" office:value="0" calcext:value-type="float">
            <text:p>0</text:p>
          </table:table-cell>
          <table:table-cell office:value-type="float" office:value="-0.008413237" calcext:value-type="float">
            <text:p>-0.008413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22.37531" calcext:value-type="float">
            <text:p>22.37531</text:p>
          </table:table-cell>
          <table:table-cell office:value-type="float" office:value="1123.082" calcext:value-type="float">
            <text:p>1123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4695" calcext:value-type="float">
            <text:p>0.1324695</text:p>
          </table:table-cell>
          <table:table-cell office:value-type="float" office:value="3.371381" calcext:value-type="float">
            <text:p>3.371381</text:p>
          </table:table-cell>
          <table:table-cell office:value-type="float" office:value="0" calcext:value-type="float">
            <text:p>0</text:p>
          </table:table-cell>
          <table:table-cell office:value-type="float" office:value="0.0001220922" calcext:value-type="float">
            <text:p>0.0001220922</text:p>
          </table:table-cell>
          <table:table-cell office:value-type="float" office:value="0" calcext:value-type="float">
            <text:p>0</text:p>
          </table:table-cell>
          <table:table-cell office:value-type="float" office:value="-0.06952526" calcext:value-type="float">
            <text:p>-0.06952526</text:p>
          </table:table-cell>
          <table:table-cell office:value-type="float" office:value="-0.004325233" calcext:value-type="float">
            <text:p>-0.004325233</text:p>
          </table:table-cell>
          <table:table-cell office:value-type="float" office:value="0.0006398209" calcext:value-type="float">
            <text:p>0.0006398209</text:p>
          </table:table-cell>
          <table:table-cell office:value-type="float" office:value="0.0005937064" calcext:value-type="float">
            <text:p>0.0005937064</text:p>
          </table:table-cell>
          <table:table-cell office:value-type="float" office:value="34.77324" calcext:value-type="float">
            <text:p>34.77324</text:p>
          </table:table-cell>
          <table:table-cell office:value-type="float" office:value="0.07244956" calcext:value-type="float">
            <text:p>0.07244956</text:p>
          </table:table-cell>
          <table:table-cell office:value-type="float" office:value="0.06755234" calcext:value-type="float">
            <text:p>0.06755234</text:p>
          </table:table-cell>
          <table:table-cell office:value-type="float" office:value="0.06154411" calcext:value-type="float">
            <text:p>0.06154411</text:p>
          </table:table-cell>
          <table:table-cell office:value-type="float" office:value="0.05408404" calcext:value-type="float">
            <text:p>0.05408404</text:p>
          </table:table-cell>
          <table:table-cell office:value-type="float" office:value="0.04877361" calcext:value-type="float">
            <text:p>0.04877361</text:p>
          </table:table-cell>
          <table:table-cell office:value-type="float" office:value="0.03387341" calcext:value-type="float">
            <text:p>0.03387341</text:p>
          </table:table-cell>
          <table:table-cell office:value-type="float" office:value="0.02324112" calcext:value-type="float">
            <text:p>0.02324112</text:p>
          </table:table-cell>
          <table:table-cell office:value-type="float" office:value="0.05462338" calcext:value-type="float">
            <text:p>0.05462338</text:p>
          </table:table-cell>
          <table:table-cell office:value-type="float" office:value="0.03988953" calcext:value-type="float">
            <text:p>0.03988953</text:p>
          </table:table-cell>
          <table:table-cell office:value-type="float" office:value="0.0293963" calcext:value-type="float">
            <text:p>0.0293963</text:p>
          </table:table-cell>
          <table:table-cell office:value-type="float" office:value="0.02375167" calcext:value-type="float">
            <text:p>0.02375167</text:p>
          </table:table-cell>
          <table:table-cell office:value-type="float" office:value="0.01989746" calcext:value-type="float">
            <text:p>0.01989746</text:p>
          </table:table-cell>
          <table:table-cell office:value-type="float" office:value="0.01378168" calcext:value-type="float">
            <text:p>0.01378168</text:p>
          </table:table-cell>
          <table:table-cell office:value-type="float" office:value="0.00499313" calcext:value-type="float">
            <text:p>0.00499313</text:p>
          </table:table-cell>
          <table:table-cell office:value-type="float" office:value="0" calcext:value-type="float">
            <text:p>0</text:p>
          </table:table-cell>
          <table:table-cell office:value-type="float" office:value="0.6177562" calcext:value-type="float">
            <text:p>0.6177562</text:p>
          </table:table-cell>
          <table:table-cell office:value-type="float" office:value="3.976253" calcext:value-type="float">
            <text:p>3.976253</text:p>
          </table:table-cell>
          <table:table-cell office:value-type="float" office:value="5.592438" calcext:value-type="float">
            <text:p>5.592438</text:p>
          </table:table-cell>
          <table:table-cell office:value-type="float" office:value="5.147555" calcext:value-type="float">
            <text:p>5.147555</text:p>
          </table:table-cell>
          <table:table-cell office:value-type="float" office:value="4.207295" calcext:value-type="float">
            <text:p>4.207295</text:p>
          </table:table-cell>
          <table:table-cell office:value-type="float" office:value="2.333049" calcext:value-type="float">
            <text:p>2.333049</text:p>
          </table:table-cell>
          <table:table-cell office:value-type="float" office:value="1.099192" calcext:value-type="float">
            <text:p>1.099192</text:p>
          </table:table-cell>
          <table:table-cell office:value-type="float" office:value="1.63209" calcext:value-type="float">
            <text:p>1.63209</text:p>
          </table:table-cell>
          <table:table-cell office:value-type="float" office:value="1.025505" calcext:value-type="float">
            <text:p>1.025505</text:p>
          </table:table-cell>
          <table:table-cell office:value-type="float" office:value="0.5693724" calcext:value-type="float">
            <text:p>0.5693724</text:p>
          </table:table-cell>
          <table:table-cell office:value-type="float" office:value="0.3714825" calcext:value-type="float">
            <text:p>0.3714825</text:p>
          </table:table-cell>
          <table:table-cell office:value-type="float" office:value="0.3215557" calcext:value-type="float">
            <text:p>0.3215557</text:p>
          </table:table-cell>
          <table:table-cell office:value-type="float" office:value="0.2934713" calcext:value-type="float">
            <text:p>0.2934713</text:p>
          </table:table-cell>
          <table:table-cell office:value-type="float" office:value="0.3224739" calcext:value-type="float">
            <text:p>0.3224739</text:p>
          </table:table-cell>
          <table:table-cell office:value-type="float" office:value="0" calcext:value-type="float">
            <text:p>0</text:p>
          </table:table-cell>
          <table:table-cell office:value-type="float" office:value="62.56088" calcext:value-type="float">
            <text:p>62.56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418" calcext:value-type="float">
            <text:p>2.284418</text:p>
          </table:table-cell>
          <table:table-cell office:value-type="float" office:value="0" calcext:value-type="float">
            <text:p>0</text:p>
          </table:table-cell>
          <table:table-cell office:value-type="float" office:value="-0.008450368" calcext:value-type="float">
            <text:p>-0.0084503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22.36504" calcext:value-type="float">
            <text:p>22.36504</text:p>
          </table:table-cell>
          <table:table-cell office:value-type="float" office:value="1123.046" calcext:value-type="float">
            <text:p>1123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8379" calcext:value-type="float">
            <text:p>0.1398379</text:p>
          </table:table-cell>
          <table:table-cell office:value-type="float" office:value="3.400232" calcext:value-type="float">
            <text:p>3.400232</text:p>
          </table:table-cell>
          <table:table-cell office:value-type="float" office:value="0" calcext:value-type="float">
            <text:p>0</text:p>
          </table:table-cell>
          <table:table-cell office:value-type="float" office:value="0.0001221336" calcext:value-type="float">
            <text:p>0.0001221336</text:p>
          </table:table-cell>
          <table:table-cell office:value-type="float" office:value="0" calcext:value-type="float">
            <text:p>0</text:p>
          </table:table-cell>
          <table:table-cell office:value-type="float" office:value="-0.07010379" calcext:value-type="float">
            <text:p>-0.07010379</text:p>
          </table:table-cell>
          <table:table-cell office:value-type="float" office:value="-0.004515585" calcext:value-type="float">
            <text:p>-0.004515585</text:p>
          </table:table-cell>
          <table:table-cell office:value-type="float" office:value="0.0006528685" calcext:value-type="float">
            <text:p>0.0006528685</text:p>
          </table:table-cell>
          <table:table-cell office:value-type="float" office:value="0.0005984146" calcext:value-type="float">
            <text:p>0.0005984146</text:p>
          </table:table-cell>
          <table:table-cell office:value-type="float" office:value="34.74976" calcext:value-type="float">
            <text:p>34.74976</text:p>
          </table:table-cell>
          <table:table-cell office:value-type="float" office:value="0.08439755" calcext:value-type="float">
            <text:p>0.08439755</text:p>
          </table:table-cell>
          <table:table-cell office:value-type="float" office:value="0.06807731" calcext:value-type="float">
            <text:p>0.06807731</text:p>
          </table:table-cell>
          <table:table-cell office:value-type="float" office:value="0.06185675" calcext:value-type="float">
            <text:p>0.06185675</text:p>
          </table:table-cell>
          <table:table-cell office:value-type="float" office:value="0.05441043" calcext:value-type="float">
            <text:p>0.05441043</text:p>
          </table:table-cell>
          <table:table-cell office:value-type="float" office:value="0.04911531" calcext:value-type="float">
            <text:p>0.04911531</text:p>
          </table:table-cell>
          <table:table-cell office:value-type="float" office:value="0.03403867" calcext:value-type="float">
            <text:p>0.03403867</text:p>
          </table:table-cell>
          <table:table-cell office:value-type="float" office:value="0.02337844" calcext:value-type="float">
            <text:p>0.02337844</text:p>
          </table:table-cell>
          <table:table-cell office:value-type="float" office:value="0.05483935" calcext:value-type="float">
            <text:p>0.05483935</text:p>
          </table:table-cell>
          <table:table-cell office:value-type="float" office:value="0.03998961" calcext:value-type="float">
            <text:p>0.03998961</text:p>
          </table:table-cell>
          <table:table-cell office:value-type="float" office:value="0.02944876" calcext:value-type="float">
            <text:p>0.02944876</text:p>
          </table:table-cell>
          <table:table-cell office:value-type="float" office:value="0.02377472" calcext:value-type="float">
            <text:p>0.02377472</text:p>
          </table:table-cell>
          <table:table-cell office:value-type="float" office:value="0.01991338" calcext:value-type="float">
            <text:p>0.01991338</text:p>
          </table:table-cell>
          <table:table-cell office:value-type="float" office:value="0.0138208" calcext:value-type="float">
            <text:p>0.0138208</text:p>
          </table:table-cell>
          <table:table-cell office:value-type="float" office:value="0.005028409" calcext:value-type="float">
            <text:p>0.005028409</text:p>
          </table:table-cell>
          <table:table-cell office:value-type="float" office:value="0" calcext:value-type="float">
            <text:p>0</text:p>
          </table:table-cell>
          <table:table-cell office:value-type="float" office:value="0.9783735" calcext:value-type="float">
            <text:p>0.9783735</text:p>
          </table:table-cell>
          <table:table-cell office:value-type="float" office:value="4.05018" calcext:value-type="float">
            <text:p>4.05018</text:p>
          </table:table-cell>
          <table:table-cell office:value-type="float" office:value="5.628255" calcext:value-type="float">
            <text:p>5.628255</text:p>
          </table:table-cell>
          <table:table-cell office:value-type="float" office:value="5.186022" calcext:value-type="float">
            <text:p>5.186022</text:p>
          </table:table-cell>
          <table:table-cell office:value-type="float" office:value="4.248684" calcext:value-type="float">
            <text:p>4.248684</text:p>
          </table:table-cell>
          <table:table-cell office:value-type="float" office:value="2.347992" calcext:value-type="float">
            <text:p>2.347992</text:p>
          </table:table-cell>
          <table:table-cell office:value-type="float" office:value="1.086693" calcext:value-type="float">
            <text:p>1.086693</text:p>
          </table:table-cell>
          <table:table-cell office:value-type="float" office:value="1.649582" calcext:value-type="float">
            <text:p>1.649582</text:p>
          </table:table-cell>
          <table:table-cell office:value-type="float" office:value="1.035981" calcext:value-type="float">
            <text:p>1.035981</text:p>
          </table:table-cell>
          <table:table-cell office:value-type="float" office:value="0.5737914" calcext:value-type="float">
            <text:p>0.5737914</text:p>
          </table:table-cell>
          <table:table-cell office:value-type="float" office:value="0.37323" calcext:value-type="float">
            <text:p>0.37323</text:p>
          </table:table-cell>
          <table:table-cell office:value-type="float" office:value="0.3224361" calcext:value-type="float">
            <text:p>0.3224361</text:p>
          </table:table-cell>
          <table:table-cell office:value-type="float" office:value="0.2929876" calcext:value-type="float">
            <text:p>0.2929876</text:p>
          </table:table-cell>
          <table:table-cell office:value-type="float" office:value="0.3237029" calcext:value-type="float">
            <text:p>0.3237029</text:p>
          </table:table-cell>
          <table:table-cell office:value-type="float" office:value="0" calcext:value-type="float">
            <text:p>0</text:p>
          </table:table-cell>
          <table:table-cell office:value-type="float" office:value="78.76961" calcext:value-type="float">
            <text:p>78.76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0197" calcext:value-type="float">
            <text:p>2.320197</text:p>
          </table:table-cell>
          <table:table-cell office:value-type="float" office:value="0" calcext:value-type="float">
            <text:p>0</text:p>
          </table:table-cell>
          <table:table-cell office:value-type="float" office:value="-0.008476989" calcext:value-type="float">
            <text:p>-0.0084769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22.35456" calcext:value-type="float">
            <text:p>22.35456</text:p>
          </table:table-cell>
          <table:table-cell office:value-type="float" office:value="1123.008" calcext:value-type="float">
            <text:p>1123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5742" calcext:value-type="float">
            <text:p>0.1465742</text:p>
          </table:table-cell>
          <table:table-cell office:value-type="float" office:value="3.431587" calcext:value-type="float">
            <text:p>3.431587</text:p>
          </table:table-cell>
          <table:table-cell office:value-type="float" office:value="0" calcext:value-type="float">
            <text:p>0</text:p>
          </table:table-cell>
          <table:table-cell office:value-type="float" office:value="0.0001221714" calcext:value-type="float">
            <text:p>0.0001221714</text:p>
          </table:table-cell>
          <table:table-cell office:value-type="float" office:value="0" calcext:value-type="float">
            <text:p>0</text:p>
          </table:table-cell>
          <table:table-cell office:value-type="float" office:value="-0.07032441" calcext:value-type="float">
            <text:p>-0.07032441</text:p>
          </table:table-cell>
          <table:table-cell office:value-type="float" office:value="-0.004629048" calcext:value-type="float">
            <text:p>-0.004629048</text:p>
          </table:table-cell>
          <table:table-cell office:value-type="float" office:value="0.0006658319" calcext:value-type="float">
            <text:p>0.0006658319</text:p>
          </table:table-cell>
          <table:table-cell office:value-type="float" office:value="0.0006030413" calcext:value-type="float">
            <text:p>0.0006030413</text:p>
          </table:table-cell>
          <table:table-cell office:value-type="float" office:value="34.71773" calcext:value-type="float">
            <text:p>34.71773</text:p>
          </table:table-cell>
          <table:table-cell office:value-type="float" office:value="0.09279696" calcext:value-type="float">
            <text:p>0.09279696</text:p>
          </table:table-cell>
          <table:table-cell office:value-type="float" office:value="0.06833254" calcext:value-type="float">
            <text:p>0.06833254</text:p>
          </table:table-cell>
          <table:table-cell office:value-type="float" office:value="0.06240328" calcext:value-type="float">
            <text:p>0.06240328</text:p>
          </table:table-cell>
          <table:table-cell office:value-type="float" office:value="0.05487368" calcext:value-type="float">
            <text:p>0.05487368</text:p>
          </table:table-cell>
          <table:table-cell office:value-type="float" office:value="0.04952399" calcext:value-type="float">
            <text:p>0.04952399</text:p>
          </table:table-cell>
          <table:table-cell office:value-type="float" office:value="0.03418095" calcext:value-type="float">
            <text:p>0.03418095</text:p>
          </table:table-cell>
          <table:table-cell office:value-type="float" office:value="0.02347177" calcext:value-type="float">
            <text:p>0.02347177</text:p>
          </table:table-cell>
          <table:table-cell office:value-type="float" office:value="0.05501481" calcext:value-type="float">
            <text:p>0.05501481</text:p>
          </table:table-cell>
          <table:table-cell office:value-type="float" office:value="0.04008929" calcext:value-type="float">
            <text:p>0.04008929</text:p>
          </table:table-cell>
          <table:table-cell office:value-type="float" office:value="0.02950229" calcext:value-type="float">
            <text:p>0.02950229</text:p>
          </table:table-cell>
          <table:table-cell office:value-type="float" office:value="0.0237981" calcext:value-type="float">
            <text:p>0.0237981</text:p>
          </table:table-cell>
          <table:table-cell office:value-type="float" office:value="0.01992879" calcext:value-type="float">
            <text:p>0.01992879</text:p>
          </table:table-cell>
          <table:table-cell office:value-type="float" office:value="0.0138602" calcext:value-type="float">
            <text:p>0.0138602</text:p>
          </table:table-cell>
          <table:table-cell office:value-type="float" office:value="0.005058789" calcext:value-type="float">
            <text:p>0.005058789</text:p>
          </table:table-cell>
          <table:table-cell office:value-type="float" office:value="0" calcext:value-type="float">
            <text:p>0</text:p>
          </table:table-cell>
          <table:table-cell office:value-type="float" office:value="1.491315" calcext:value-type="float">
            <text:p>1.491315</text:p>
          </table:table-cell>
          <table:table-cell office:value-type="float" office:value="4.110275" calcext:value-type="float">
            <text:p>4.110275</text:p>
          </table:table-cell>
          <table:table-cell office:value-type="float" office:value="5.677998" calcext:value-type="float">
            <text:p>5.677998</text:p>
          </table:table-cell>
          <table:table-cell office:value-type="float" office:value="5.220252" calcext:value-type="float">
            <text:p>5.220252</text:p>
          </table:table-cell>
          <table:table-cell office:value-type="float" office:value="4.280752" calcext:value-type="float">
            <text:p>4.280752</text:p>
          </table:table-cell>
          <table:table-cell office:value-type="float" office:value="2.358305" calcext:value-type="float">
            <text:p>2.358305</text:p>
          </table:table-cell>
          <table:table-cell office:value-type="float" office:value="1.093862" calcext:value-type="float">
            <text:p>1.093862</text:p>
          </table:table-cell>
          <table:table-cell office:value-type="float" office:value="1.663195" calcext:value-type="float">
            <text:p>1.663195</text:p>
          </table:table-cell>
          <table:table-cell office:value-type="float" office:value="1.046254" calcext:value-type="float">
            <text:p>1.046254</text:p>
          </table:table-cell>
          <table:table-cell office:value-type="float" office:value="0.5781532" calcext:value-type="float">
            <text:p>0.5781532</text:p>
          </table:table-cell>
          <table:table-cell office:value-type="float" office:value="0.374981" calcext:value-type="float">
            <text:p>0.374981</text:p>
          </table:table-cell>
          <table:table-cell office:value-type="float" office:value="0.3233745" calcext:value-type="float">
            <text:p>0.3233745</text:p>
          </table:table-cell>
          <table:table-cell office:value-type="float" office:value="0.2936035" calcext:value-type="float">
            <text:p>0.2936035</text:p>
          </table:table-cell>
          <table:table-cell office:value-type="float" office:value="0.3230787" calcext:value-type="float">
            <text:p>0.3230787</text:p>
          </table:table-cell>
          <table:table-cell office:value-type="float" office:value="0" calcext:value-type="float">
            <text:p>0</text:p>
          </table:table-cell>
          <table:table-cell office:value-type="float" office:value="93.62661" calcext:value-type="float">
            <text:p>93.62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8167" calcext:value-type="float">
            <text:p>2.358167</text:p>
          </table:table-cell>
          <table:table-cell office:value-type="float" office:value="0" calcext:value-type="float">
            <text:p>0</text:p>
          </table:table-cell>
          <table:table-cell office:value-type="float" office:value="-0.008494599" calcext:value-type="float">
            <text:p>-0.0084945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22.34509" calcext:value-type="float">
            <text:p>22.34509</text:p>
          </table:table-cell>
          <table:table-cell office:value-type="float" office:value="1122.971" calcext:value-type="float">
            <text:p>1122.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0678" calcext:value-type="float">
            <text:p>0.1530678</text:p>
          </table:table-cell>
          <table:table-cell office:value-type="float" office:value="3.460994" calcext:value-type="float">
            <text:p>3.460994</text:p>
          </table:table-cell>
          <table:table-cell office:value-type="float" office:value="0" calcext:value-type="float">
            <text:p>0</text:p>
          </table:table-cell>
          <table:table-cell office:value-type="float" office:value="0.0001225971" calcext:value-type="float">
            <text:p>0.0001225971</text:p>
          </table:table-cell>
          <table:table-cell office:value-type="float" office:value="0" calcext:value-type="float">
            <text:p>0</text:p>
          </table:table-cell>
          <table:table-cell office:value-type="float" office:value="-0.07062863" calcext:value-type="float">
            <text:p>-0.07062863</text:p>
          </table:table-cell>
          <table:table-cell office:value-type="float" office:value="-0.004747904" calcext:value-type="float">
            <text:p>-0.004747904</text:p>
          </table:table-cell>
          <table:table-cell office:value-type="float" office:value="0.0006791206" calcext:value-type="float">
            <text:p>0.0006791206</text:p>
          </table:table-cell>
          <table:table-cell office:value-type="float" office:value="0.0006074155" calcext:value-type="float">
            <text:p>0.0006074155</text:p>
          </table:table-cell>
          <table:table-cell office:value-type="float" office:value="34.69113" calcext:value-type="float">
            <text:p>34.69113</text:p>
          </table:table-cell>
          <table:table-cell office:value-type="float" office:value="0.09660151" calcext:value-type="float">
            <text:p>0.09660151</text:p>
          </table:table-cell>
          <table:table-cell office:value-type="float" office:value="0.06856204" calcext:value-type="float">
            <text:p>0.06856204</text:p>
          </table:table-cell>
          <table:table-cell office:value-type="float" office:value="0.06286501" calcext:value-type="float">
            <text:p>0.06286501</text:p>
          </table:table-cell>
          <table:table-cell office:value-type="float" office:value="0.05527927" calcext:value-type="float">
            <text:p>0.05527927</text:p>
          </table:table-cell>
          <table:table-cell office:value-type="float" office:value="0.04990682" calcext:value-type="float">
            <text:p>0.04990682</text:p>
          </table:table-cell>
          <table:table-cell office:value-type="float" office:value="0.03437833" calcext:value-type="float">
            <text:p>0.03437833</text:p>
          </table:table-cell>
          <table:table-cell office:value-type="float" office:value="0.02362865" calcext:value-type="float">
            <text:p>0.02362865</text:p>
          </table:table-cell>
          <table:table-cell office:value-type="float" office:value="0.05521375" calcext:value-type="float">
            <text:p>0.05521375</text:p>
          </table:table-cell>
          <table:table-cell office:value-type="float" office:value="0.04018743" calcext:value-type="float">
            <text:p>0.04018743</text:p>
          </table:table-cell>
          <table:table-cell office:value-type="float" office:value="0.02955656" calcext:value-type="float">
            <text:p>0.02955656</text:p>
          </table:table-cell>
          <table:table-cell office:value-type="float" office:value="0.02382153" calcext:value-type="float">
            <text:p>0.02382153</text:p>
          </table:table-cell>
          <table:table-cell office:value-type="float" office:value="0.01994338" calcext:value-type="float">
            <text:p>0.01994338</text:p>
          </table:table-cell>
          <table:table-cell office:value-type="float" office:value="0.01389525" calcext:value-type="float">
            <text:p>0.01389525</text:p>
          </table:table-cell>
          <table:table-cell office:value-type="float" office:value="0.005090686" calcext:value-type="float">
            <text:p>0.005090686</text:p>
          </table:table-cell>
          <table:table-cell office:value-type="float" office:value="0" calcext:value-type="float">
            <text:p>0</text:p>
          </table:table-cell>
          <table:table-cell office:value-type="float" office:value="1.394722" calcext:value-type="float">
            <text:p>1.394722</text:p>
          </table:table-cell>
          <table:table-cell office:value-type="float" office:value="4.214656" calcext:value-type="float">
            <text:p>4.214656</text:p>
          </table:table-cell>
          <table:table-cell office:value-type="float" office:value="5.746252" calcext:value-type="float">
            <text:p>5.746252</text:p>
          </table:table-cell>
          <table:table-cell office:value-type="float" office:value="5.255222" calcext:value-type="float">
            <text:p>5.255222</text:p>
          </table:table-cell>
          <table:table-cell office:value-type="float" office:value="4.312024" calcext:value-type="float">
            <text:p>4.312024</text:p>
          </table:table-cell>
          <table:table-cell office:value-type="float" office:value="2.372204" calcext:value-type="float">
            <text:p>2.372204</text:p>
          </table:table-cell>
          <table:table-cell office:value-type="float" office:value="1.084674" calcext:value-type="float">
            <text:p>1.084674</text:p>
          </table:table-cell>
          <table:table-cell office:value-type="float" office:value="1.679656" calcext:value-type="float">
            <text:p>1.679656</text:p>
          </table:table-cell>
          <table:table-cell office:value-type="float" office:value="1.056214" calcext:value-type="float">
            <text:p>1.056214</text:p>
          </table:table-cell>
          <table:table-cell office:value-type="float" office:value="0.5824547" calcext:value-type="float">
            <text:p>0.5824547</text:p>
          </table:table-cell>
          <table:table-cell office:value-type="float" office:value="0.3767063" calcext:value-type="float">
            <text:p>0.3767063</text:p>
          </table:table-cell>
          <table:table-cell office:value-type="float" office:value="0.3243086" calcext:value-type="float">
            <text:p>0.3243086</text:p>
          </table:table-cell>
          <table:table-cell office:value-type="float" office:value="0.2931603" calcext:value-type="float">
            <text:p>0.2931603</text:p>
          </table:table-cell>
          <table:table-cell office:value-type="float" office:value="0.3237327" calcext:value-type="float">
            <text:p>0.3237327</text:p>
          </table:table-cell>
          <table:table-cell office:value-type="float" office:value="0" calcext:value-type="float">
            <text:p>0</text:p>
          </table:table-cell>
          <table:table-cell office:value-type="float" office:value="108.0664" calcext:value-type="float">
            <text:p>108.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3872" calcext:value-type="float">
            <text:p>2.393872</text:p>
          </table:table-cell>
          <table:table-cell office:value-type="float" office:value="0" calcext:value-type="float">
            <text:p>0</text:p>
          </table:table-cell>
          <table:table-cell office:value-type="float" office:value="-0.008511053" calcext:value-type="float">
            <text:p>-0.0085110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22.33431" calcext:value-type="float">
            <text:p>22.33431</text:p>
          </table:table-cell>
          <table:table-cell office:value-type="float" office:value="1122.935" calcext:value-type="float">
            <text:p>1122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301" calcext:value-type="float">
            <text:p>0.160301</text:p>
          </table:table-cell>
          <table:table-cell office:value-type="float" office:value="3.490449" calcext:value-type="float">
            <text:p>3.490449</text:p>
          </table:table-cell>
          <table:table-cell office:value-type="float" office:value="0" calcext:value-type="float">
            <text:p>0</text:p>
          </table:table-cell>
          <table:table-cell office:value-type="float" office:value="0.0001228147" calcext:value-type="float">
            <text:p>0.0001228147</text:p>
          </table:table-cell>
          <table:table-cell office:value-type="float" office:value="0" calcext:value-type="float">
            <text:p>0</text:p>
          </table:table-cell>
          <table:table-cell office:value-type="float" office:value="-0.07113042" calcext:value-type="float">
            <text:p>-0.07113042</text:p>
          </table:table-cell>
          <table:table-cell office:value-type="float" office:value="-0.004867713" calcext:value-type="float">
            <text:p>-0.004867713</text:p>
          </table:table-cell>
          <table:table-cell office:value-type="float" office:value="0.0006915136" calcext:value-type="float">
            <text:p>0.0006915136</text:p>
          </table:table-cell>
          <table:table-cell office:value-type="float" office:value="0.0006118855" calcext:value-type="float">
            <text:p>0.0006118855</text:p>
          </table:table-cell>
          <table:table-cell office:value-type="float" office:value="34.66123" calcext:value-type="float">
            <text:p>34.66123</text:p>
          </table:table-cell>
          <table:table-cell office:value-type="float" office:value="0.1002832" calcext:value-type="float">
            <text:p>0.1002832</text:p>
          </table:table-cell>
          <table:table-cell office:value-type="float" office:value="0.06853395" calcext:value-type="float">
            <text:p>0.06853395</text:p>
          </table:table-cell>
          <table:table-cell office:value-type="float" office:value="0.06311204" calcext:value-type="float">
            <text:p>0.06311204</text:p>
          </table:table-cell>
          <table:table-cell office:value-type="float" office:value="0.05555936" calcext:value-type="float">
            <text:p>0.05555936</text:p>
          </table:table-cell>
          <table:table-cell office:value-type="float" office:value="0.05021475" calcext:value-type="float">
            <text:p>0.05021475</text:p>
          </table:table-cell>
          <table:table-cell office:value-type="float" office:value="0.03453738" calcext:value-type="float">
            <text:p>0.03453738</text:p>
          </table:table-cell>
          <table:table-cell office:value-type="float" office:value="0.02376213" calcext:value-type="float">
            <text:p>0.02376213</text:p>
          </table:table-cell>
          <table:table-cell office:value-type="float" office:value="0.05542149" calcext:value-type="float">
            <text:p>0.05542149</text:p>
          </table:table-cell>
          <table:table-cell office:value-type="float" office:value="0.0402882" calcext:value-type="float">
            <text:p>0.0402882</text:p>
          </table:table-cell>
          <table:table-cell office:value-type="float" office:value="0.02961137" calcext:value-type="float">
            <text:p>0.02961137</text:p>
          </table:table-cell>
          <table:table-cell office:value-type="float" office:value="0.02384486" calcext:value-type="float">
            <text:p>0.02384486</text:p>
          </table:table-cell>
          <table:table-cell office:value-type="float" office:value="0.01995711" calcext:value-type="float">
            <text:p>0.01995711</text:p>
          </table:table-cell>
          <table:table-cell office:value-type="float" office:value="0.01393056" calcext:value-type="float">
            <text:p>0.01393056</text:p>
          </table:table-cell>
          <table:table-cell office:value-type="float" office:value="0.005119769" calcext:value-type="float">
            <text:p>0.005119769</text:p>
          </table:table-cell>
          <table:table-cell office:value-type="float" office:value="0" calcext:value-type="float">
            <text:p>0</text:p>
          </table:table-cell>
          <table:table-cell office:value-type="float" office:value="1.586358" calcext:value-type="float">
            <text:p>1.586358</text:p>
          </table:table-cell>
          <table:table-cell office:value-type="float" office:value="4.313962" calcext:value-type="float">
            <text:p>4.313962</text:p>
          </table:table-cell>
          <table:table-cell office:value-type="float" office:value="5.811605" calcext:value-type="float">
            <text:p>5.811605</text:p>
          </table:table-cell>
          <table:table-cell office:value-type="float" office:value="5.296315" calcext:value-type="float">
            <text:p>5.296315</text:p>
          </table:table-cell>
          <table:table-cell office:value-type="float" office:value="4.350905" calcext:value-type="float">
            <text:p>4.350905</text:p>
          </table:table-cell>
          <table:table-cell office:value-type="float" office:value="2.385229" calcext:value-type="float">
            <text:p>2.385229</text:p>
          </table:table-cell>
          <table:table-cell office:value-type="float" office:value="1.067412" calcext:value-type="float">
            <text:p>1.067412</text:p>
          </table:table-cell>
          <table:table-cell office:value-type="float" office:value="1.696599" calcext:value-type="float">
            <text:p>1.696599</text:p>
          </table:table-cell>
          <table:table-cell office:value-type="float" office:value="1.066516" calcext:value-type="float">
            <text:p>1.066516</text:p>
          </table:table-cell>
          <table:table-cell office:value-type="float" office:value="0.5867031" calcext:value-type="float">
            <text:p>0.5867031</text:p>
          </table:table-cell>
          <table:table-cell office:value-type="float" office:value="0.3783959" calcext:value-type="float">
            <text:p>0.3783959</text:p>
          </table:table-cell>
          <table:table-cell office:value-type="float" office:value="0.3252186" calcext:value-type="float">
            <text:p>0.3252186</text:p>
          </table:table-cell>
          <table:table-cell office:value-type="float" office:value="0.2937915" calcext:value-type="float">
            <text:p>0.2937915</text:p>
          </table:table-cell>
          <table:table-cell office:value-type="float" office:value="0.3236557" calcext:value-type="float">
            <text:p>0.3236557</text:p>
          </table:table-cell>
          <table:table-cell office:value-type="float" office:value="0" calcext:value-type="float">
            <text:p>0</text:p>
          </table:table-cell>
          <table:table-cell office:value-type="float" office:value="124.3674" calcext:value-type="float">
            <text:p>124.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209" calcext:value-type="float">
            <text:p>2.430209</text:p>
          </table:table-cell>
          <table:table-cell office:value-type="float" office:value="0" calcext:value-type="float">
            <text:p>0</text:p>
          </table:table-cell>
          <table:table-cell office:value-type="float" office:value="-0.008526243" calcext:value-type="float">
            <text:p>-0.0085262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22.32476" calcext:value-type="float">
            <text:p>22.32476</text:p>
          </table:table-cell>
          <table:table-cell office:value-type="float" office:value="1122.9" calcext:value-type="float">
            <text:p>112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536" calcext:value-type="float">
            <text:p>0.167536</text:p>
          </table:table-cell>
          <table:table-cell office:value-type="float" office:value="3.516299" calcext:value-type="float">
            <text:p>3.516299</text:p>
          </table:table-cell>
          <table:table-cell office:value-type="float" office:value="0" calcext:value-type="float">
            <text:p>0</text:p>
          </table:table-cell>
          <table:table-cell office:value-type="float" office:value="0.0001228376" calcext:value-type="float">
            <text:p>0.0001228376</text:p>
          </table:table-cell>
          <table:table-cell office:value-type="float" office:value="0" calcext:value-type="float">
            <text:p>0</text:p>
          </table:table-cell>
          <table:table-cell office:value-type="float" office:value="-0.07115459" calcext:value-type="float">
            <text:p>-0.07115459</text:p>
          </table:table-cell>
          <table:table-cell office:value-type="float" office:value="-0.00504647" calcext:value-type="float">
            <text:p>-0.00504647</text:p>
          </table:table-cell>
          <table:table-cell office:value-type="float" office:value="0.0007023336" calcext:value-type="float">
            <text:p>0.0007023336</text:p>
          </table:table-cell>
          <table:table-cell office:value-type="float" office:value="0.000616612" calcext:value-type="float">
            <text:p>0.000616612</text:p>
          </table:table-cell>
          <table:table-cell office:value-type="float" office:value="34.63964" calcext:value-type="float">
            <text:p>34.63964</text:p>
          </table:table-cell>
          <table:table-cell office:value-type="float" office:value="0.1025927" calcext:value-type="float">
            <text:p>0.1025927</text:p>
          </table:table-cell>
          <table:table-cell office:value-type="float" office:value="0.06837422" calcext:value-type="float">
            <text:p>0.06837422</text:p>
          </table:table-cell>
          <table:table-cell office:value-type="float" office:value="0.06306007" calcext:value-type="float">
            <text:p>0.06306007</text:p>
          </table:table-cell>
          <table:table-cell office:value-type="float" office:value="0.05565916" calcext:value-type="float">
            <text:p>0.05565916</text:p>
          </table:table-cell>
          <table:table-cell office:value-type="float" office:value="0.05037645" calcext:value-type="float">
            <text:p>0.05037645</text:p>
          </table:table-cell>
          <table:table-cell office:value-type="float" office:value="0.03456437" calcext:value-type="float">
            <text:p>0.03456437</text:p>
          </table:table-cell>
          <table:table-cell office:value-type="float" office:value="0.02380731" calcext:value-type="float">
            <text:p>0.02380731</text:p>
          </table:table-cell>
          <table:table-cell office:value-type="float" office:value="0.05558719" calcext:value-type="float">
            <text:p>0.05558719</text:p>
          </table:table-cell>
          <table:table-cell office:value-type="float" office:value="0.04038833" calcext:value-type="float">
            <text:p>0.04038833</text:p>
          </table:table-cell>
          <table:table-cell office:value-type="float" office:value="0.02966662" calcext:value-type="float">
            <text:p>0.02966662</text:p>
          </table:table-cell>
          <table:table-cell office:value-type="float" office:value="0.0238682" calcext:value-type="float">
            <text:p>0.0238682</text:p>
          </table:table-cell>
          <table:table-cell office:value-type="float" office:value="0.01996989" calcext:value-type="float">
            <text:p>0.01996989</text:p>
          </table:table-cell>
          <table:table-cell office:value-type="float" office:value="0.01396173" calcext:value-type="float">
            <text:p>0.01396173</text:p>
          </table:table-cell>
          <table:table-cell office:value-type="float" office:value="0.005150716" calcext:value-type="float">
            <text:p>0.005150716</text:p>
          </table:table-cell>
          <table:table-cell office:value-type="float" office:value="0" calcext:value-type="float">
            <text:p>0</text:p>
          </table:table-cell>
          <table:table-cell office:value-type="float" office:value="1.769936" calcext:value-type="float">
            <text:p>1.769936</text:p>
          </table:table-cell>
          <table:table-cell office:value-type="float" office:value="4.412536" calcext:value-type="float">
            <text:p>4.412536</text:p>
          </table:table-cell>
          <table:table-cell office:value-type="float" office:value="5.868023" calcext:value-type="float">
            <text:p>5.868023</text:p>
          </table:table-cell>
          <table:table-cell office:value-type="float" office:value="5.338442" calcext:value-type="float">
            <text:p>5.338442</text:p>
          </table:table-cell>
          <table:table-cell office:value-type="float" office:value="4.385821" calcext:value-type="float">
            <text:p>4.385821</text:p>
          </table:table-cell>
          <table:table-cell office:value-type="float" office:value="2.394189" calcext:value-type="float">
            <text:p>2.394189</text:p>
          </table:table-cell>
          <table:table-cell office:value-type="float" office:value="1.067546" calcext:value-type="float">
            <text:p>1.067546</text:p>
          </table:table-cell>
          <table:table-cell office:value-type="float" office:value="1.709998" calcext:value-type="float">
            <text:p>1.709998</text:p>
          </table:table-cell>
          <table:table-cell office:value-type="float" office:value="1.076758" calcext:value-type="float">
            <text:p>1.076758</text:p>
          </table:table-cell>
          <table:table-cell office:value-type="float" office:value="0.5909079" calcext:value-type="float">
            <text:p>0.5909079</text:p>
          </table:table-cell>
          <table:table-cell office:value-type="float" office:value="0.3800519" calcext:value-type="float">
            <text:p>0.3800519</text:p>
          </table:table-cell>
          <table:table-cell office:value-type="float" office:value="0.3260863" calcext:value-type="float">
            <text:p>0.3260863</text:p>
          </table:table-cell>
          <table:table-cell office:value-type="float" office:value="0.2933871" calcext:value-type="float">
            <text:p>0.2933871</text:p>
          </table:table-cell>
          <table:table-cell office:value-type="float" office:value="0.3238069" calcext:value-type="float">
            <text:p>0.3238069</text:p>
          </table:table-cell>
          <table:table-cell office:value-type="float" office:value="0" calcext:value-type="float">
            <text:p>0</text:p>
          </table:table-cell>
          <table:table-cell office:value-type="float" office:value="141.021" calcext:value-type="float">
            <text:p>141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354" calcext:value-type="float">
            <text:p>2.46354</text:p>
          </table:table-cell>
          <table:table-cell office:value-type="float" office:value="0" calcext:value-type="float">
            <text:p>0</text:p>
          </table:table-cell>
          <table:table-cell office:value-type="float" office:value="-0.008543231" calcext:value-type="float">
            <text:p>-0.0085432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22.31906" calcext:value-type="float">
            <text:p>22.31906</text:p>
          </table:table-cell>
          <table:table-cell office:value-type="float" office:value="1122.868" calcext:value-type="float">
            <text:p>1122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6142" calcext:value-type="float">
            <text:p>0.1726142</text:p>
          </table:table-cell>
          <table:table-cell office:value-type="float" office:value="3.539567" calcext:value-type="float">
            <text:p>3.539567</text:p>
          </table:table-cell>
          <table:table-cell office:value-type="float" office:value="0" calcext:value-type="float">
            <text:p>0</text:p>
          </table:table-cell>
          <table:table-cell office:value-type="float" office:value="0.000122856" calcext:value-type="float">
            <text:p>0.000122856</text:p>
          </table:table-cell>
          <table:table-cell office:value-type="float" office:value="0" calcext:value-type="float">
            <text:p>0</text:p>
          </table:table-cell>
          <table:table-cell office:value-type="float" office:value="-0.07157523" calcext:value-type="float">
            <text:p>-0.07157523</text:p>
          </table:table-cell>
          <table:table-cell office:value-type="float" office:value="-0.005308919" calcext:value-type="float">
            <text:p>-0.005308919</text:p>
          </table:table-cell>
          <table:table-cell office:value-type="float" office:value="0.0007130631" calcext:value-type="float">
            <text:p>0.0007130631</text:p>
          </table:table-cell>
          <table:table-cell office:value-type="float" office:value="0.000621623" calcext:value-type="float">
            <text:p>0.000621623</text:p>
          </table:table-cell>
          <table:table-cell office:value-type="float" office:value="34.63219" calcext:value-type="float">
            <text:p>34.63219</text:p>
          </table:table-cell>
          <table:table-cell office:value-type="float" office:value="0.102997" calcext:value-type="float">
            <text:p>0.102997</text:p>
          </table:table-cell>
          <table:table-cell office:value-type="float" office:value="0.0686568" calcext:value-type="float">
            <text:p>0.0686568</text:p>
          </table:table-cell>
          <table:table-cell office:value-type="float" office:value="0.06300727" calcext:value-type="float">
            <text:p>0.06300727</text:p>
          </table:table-cell>
          <table:table-cell office:value-type="float" office:value="0.05573327" calcext:value-type="float">
            <text:p>0.05573327</text:p>
          </table:table-cell>
          <table:table-cell office:value-type="float" office:value="0.05048782" calcext:value-type="float">
            <text:p>0.05048782</text:p>
          </table:table-cell>
          <table:table-cell office:value-type="float" office:value="0.03449709" calcext:value-type="float">
            <text:p>0.03449709</text:p>
          </table:table-cell>
          <table:table-cell office:value-type="float" office:value="0.02378684" calcext:value-type="float">
            <text:p>0.02378684</text:p>
          </table:table-cell>
          <table:table-cell office:value-type="float" office:value="0.05571142" calcext:value-type="float">
            <text:p>0.05571142</text:p>
          </table:table-cell>
          <table:table-cell office:value-type="float" office:value="0.04048379" calcext:value-type="float">
            <text:p>0.04048379</text:p>
          </table:table-cell>
          <table:table-cell office:value-type="float" office:value="0.02972203" calcext:value-type="float">
            <text:p>0.02972203</text:p>
          </table:table-cell>
          <table:table-cell office:value-type="float" office:value="0.02389161" calcext:value-type="float">
            <text:p>0.02389161</text:p>
          </table:table-cell>
          <table:table-cell office:value-type="float" office:value="0.01998263" calcext:value-type="float">
            <text:p>0.01998263</text:p>
          </table:table-cell>
          <table:table-cell office:value-type="float" office:value="0.01399782" calcext:value-type="float">
            <text:p>0.01399782</text:p>
          </table:table-cell>
          <table:table-cell office:value-type="float" office:value="0.005174154" calcext:value-type="float">
            <text:p>0.005174154</text:p>
          </table:table-cell>
          <table:table-cell office:value-type="float" office:value="0" calcext:value-type="float">
            <text:p>0</text:p>
          </table:table-cell>
          <table:table-cell office:value-type="float" office:value="1.85319" calcext:value-type="float">
            <text:p>1.85319</text:p>
          </table:table-cell>
          <table:table-cell office:value-type="float" office:value="4.519726" calcext:value-type="float">
            <text:p>4.519726</text:p>
          </table:table-cell>
          <table:table-cell office:value-type="float" office:value="5.909843" calcext:value-type="float">
            <text:p>5.909843</text:p>
          </table:table-cell>
          <table:table-cell office:value-type="float" office:value="5.374234" calcext:value-type="float">
            <text:p>5.374234</text:p>
          </table:table-cell>
          <table:table-cell office:value-type="float" office:value="4.414435" calcext:value-type="float">
            <text:p>4.414435</text:p>
          </table:table-cell>
          <table:table-cell office:value-type="float" office:value="2.401964" calcext:value-type="float">
            <text:p>2.401964</text:p>
          </table:table-cell>
          <table:table-cell office:value-type="float" office:value="1.077939" calcext:value-type="float">
            <text:p>1.077939</text:p>
          </table:table-cell>
          <table:table-cell office:value-type="float" office:value="1.72169" calcext:value-type="float">
            <text:p>1.72169</text:p>
          </table:table-cell>
          <table:table-cell office:value-type="float" office:value="1.086653" calcext:value-type="float">
            <text:p>1.086653</text:p>
          </table:table-cell>
          <table:table-cell office:value-type="float" office:value="0.5950741" calcext:value-type="float">
            <text:p>0.5950741</text:p>
          </table:table-cell>
          <table:table-cell office:value-type="float" office:value="0.381677" calcext:value-type="float">
            <text:p>0.381677</text:p>
          </table:table-cell>
          <table:table-cell office:value-type="float" office:value="0.3270157" calcext:value-type="float">
            <text:p>0.3270157</text:p>
          </table:table-cell>
          <table:table-cell office:value-type="float" office:value="0.2966355" calcext:value-type="float">
            <text:p>0.2966355</text:p>
          </table:table-cell>
          <table:table-cell office:value-type="float" office:value="0.3209409" calcext:value-type="float">
            <text:p>0.3209409</text:p>
          </table:table-cell>
          <table:table-cell office:value-type="float" office:value="0" calcext:value-type="float">
            <text:p>0</text:p>
          </table:table-cell>
          <table:table-cell office:value-type="float" office:value="152.8822" calcext:value-type="float">
            <text:p>152.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18" calcext:value-type="float">
            <text:p>2.4918</text:p>
          </table:table-cell>
          <table:table-cell office:value-type="float" office:value="0" calcext:value-type="float">
            <text:p>0</text:p>
          </table:table-cell>
          <table:table-cell office:value-type="float" office:value="-0.008564019" calcext:value-type="float">
            <text:p>-0.0085640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22.31728" calcext:value-type="float">
            <text:p>22.31728</text:p>
          </table:table-cell>
          <table:table-cell office:value-type="float" office:value="1122.835" calcext:value-type="float">
            <text:p>1122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4522" calcext:value-type="float">
            <text:p>0.1754522</text:p>
          </table:table-cell>
          <table:table-cell office:value-type="float" office:value="3.561799" calcext:value-type="float">
            <text:p>3.561799</text:p>
          </table:table-cell>
          <table:table-cell office:value-type="float" office:value="0" calcext:value-type="float">
            <text:p>0</text:p>
          </table:table-cell>
          <table:table-cell office:value-type="float" office:value="0.0001228805" calcext:value-type="float">
            <text:p>0.0001228805</text:p>
          </table:table-cell>
          <table:table-cell office:value-type="float" office:value="0" calcext:value-type="float">
            <text:p>0</text:p>
          </table:table-cell>
          <table:table-cell office:value-type="float" office:value="-0.07238022" calcext:value-type="float">
            <text:p>-0.07238022</text:p>
          </table:table-cell>
          <table:table-cell office:value-type="float" office:value="-0.005685163" calcext:value-type="float">
            <text:p>-0.005685163</text:p>
          </table:table-cell>
          <table:table-cell office:value-type="float" office:value="0.0007236757" calcext:value-type="float">
            <text:p>0.0007236757</text:p>
          </table:table-cell>
          <table:table-cell office:value-type="float" office:value="0.0006274597" calcext:value-type="float">
            <text:p>0.0006274597</text:p>
          </table:table-cell>
          <table:table-cell office:value-type="float" office:value="34.63586" calcext:value-type="float">
            <text:p>34.63586</text:p>
          </table:table-cell>
          <table:table-cell office:value-type="float" office:value="0.1011587" calcext:value-type="float">
            <text:p>0.1011587</text:p>
          </table:table-cell>
          <table:table-cell office:value-type="float" office:value="0.06783665" calcext:value-type="float">
            <text:p>0.06783665</text:p>
          </table:table-cell>
          <table:table-cell office:value-type="float" office:value="0.06239156" calcext:value-type="float">
            <text:p>0.06239156</text:p>
          </table:table-cell>
          <table:table-cell office:value-type="float" office:value="0.05542369" calcext:value-type="float">
            <text:p>0.05542369</text:p>
          </table:table-cell>
          <table:table-cell office:value-type="float" office:value="0.05034459" calcext:value-type="float">
            <text:p>0.05034459</text:p>
          </table:table-cell>
          <table:table-cell office:value-type="float" office:value="0.03426709" calcext:value-type="float">
            <text:p>0.03426709</text:p>
          </table:table-cell>
          <table:table-cell office:value-type="float" office:value="0.02368649" calcext:value-type="float">
            <text:p>0.02368649</text:p>
          </table:table-cell>
          <table:table-cell office:value-type="float" office:value="0.05579393" calcext:value-type="float">
            <text:p>0.05579393</text:p>
          </table:table-cell>
          <table:table-cell office:value-type="float" office:value="0.0405723" calcext:value-type="float">
            <text:p>0.0405723</text:p>
          </table:table-cell>
          <table:table-cell office:value-type="float" office:value="0.02977741" calcext:value-type="float">
            <text:p>0.02977741</text:p>
          </table:table-cell>
          <table:table-cell office:value-type="float" office:value="0.02391583" calcext:value-type="float">
            <text:p>0.02391583</text:p>
          </table:table-cell>
          <table:table-cell office:value-type="float" office:value="0.01999433" calcext:value-type="float">
            <text:p>0.01999433</text:p>
          </table:table-cell>
          <table:table-cell office:value-type="float" office:value="0.01402032" calcext:value-type="float">
            <text:p>0.01402032</text:p>
          </table:table-cell>
          <table:table-cell office:value-type="float" office:value="0.005208211" calcext:value-type="float">
            <text:p>0.005208211</text:p>
          </table:table-cell>
          <table:table-cell office:value-type="float" office:value="0" calcext:value-type="float">
            <text:p>0</text:p>
          </table:table-cell>
          <table:table-cell office:value-type="float" office:value="1.751106" calcext:value-type="float">
            <text:p>1.751106</text:p>
          </table:table-cell>
          <table:table-cell office:value-type="float" office:value="4.640824" calcext:value-type="float">
            <text:p>4.640824</text:p>
          </table:table-cell>
          <table:table-cell office:value-type="float" office:value="5.973011" calcext:value-type="float">
            <text:p>5.973011</text:p>
          </table:table-cell>
          <table:table-cell office:value-type="float" office:value="5.410609" calcext:value-type="float">
            <text:p>5.410609</text:p>
          </table:table-cell>
          <table:table-cell office:value-type="float" office:value="4.441523" calcext:value-type="float">
            <text:p>4.441523</text:p>
          </table:table-cell>
          <table:table-cell office:value-type="float" office:value="2.410507" calcext:value-type="float">
            <text:p>2.410507</text:p>
          </table:table-cell>
          <table:table-cell office:value-type="float" office:value="1.091562" calcext:value-type="float">
            <text:p>1.091562</text:p>
          </table:table-cell>
          <table:table-cell office:value-type="float" office:value="1.732853" calcext:value-type="float">
            <text:p>1.732853</text:p>
          </table:table-cell>
          <table:table-cell office:value-type="float" office:value="1.09626" calcext:value-type="float">
            <text:p>1.09626</text:p>
          </table:table-cell>
          <table:table-cell office:value-type="float" office:value="0.599238" calcext:value-type="float">
            <text:p>0.599238</text:p>
          </table:table-cell>
          <table:table-cell office:value-type="float" office:value="0.3833644" calcext:value-type="float">
            <text:p>0.3833644</text:p>
          </table:table-cell>
          <table:table-cell office:value-type="float" office:value="0.3278902" calcext:value-type="float">
            <text:p>0.3278902</text:p>
          </table:table-cell>
          <table:table-cell office:value-type="float" office:value="0.2956458" calcext:value-type="float">
            <text:p>0.2956458</text:p>
          </table:table-cell>
          <table:table-cell office:value-type="float" office:value="0.3229292" calcext:value-type="float">
            <text:p>0.3229292</text:p>
          </table:table-cell>
          <table:table-cell office:value-type="float" office:value="0" calcext:value-type="float">
            <text:p>0</text:p>
          </table:table-cell>
          <table:table-cell office:value-type="float" office:value="160.0213" calcext:value-type="float">
            <text:p>160.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6466" calcext:value-type="float">
            <text:p>2.516466</text:p>
          </table:table-cell>
          <table:table-cell office:value-type="float" office:value="0" calcext:value-type="float">
            <text:p>0</text:p>
          </table:table-cell>
          <table:table-cell office:value-type="float" office:value="-0.008591016" calcext:value-type="float">
            <text:p>-0.008591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22.32151" calcext:value-type="float">
            <text:p>22.32151</text:p>
          </table:table-cell>
          <table:table-cell office:value-type="float" office:value="1122.801" calcext:value-type="float">
            <text:p>1122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3643" calcext:value-type="float">
            <text:p>0.1773643</text:p>
          </table:table-cell>
          <table:table-cell office:value-type="float" office:value="3.578802" calcext:value-type="float">
            <text:p>3.578802</text:p>
          </table:table-cell>
          <table:table-cell office:value-type="float" office:value="0" calcext:value-type="float">
            <text:p>0</text:p>
          </table:table-cell>
          <table:table-cell office:value-type="float" office:value="0.0001228917" calcext:value-type="float">
            <text:p>0.0001228917</text:p>
          </table:table-cell>
          <table:table-cell office:value-type="float" office:value="0" calcext:value-type="float">
            <text:p>0</text:p>
          </table:table-cell>
          <table:table-cell office:value-type="float" office:value="-0.07273156" calcext:value-type="float">
            <text:p>-0.07273156</text:p>
          </table:table-cell>
          <table:table-cell office:value-type="float" office:value="-0.006273333" calcext:value-type="float">
            <text:p>-0.006273333</text:p>
          </table:table-cell>
          <table:table-cell office:value-type="float" office:value="0.0007334839" calcext:value-type="float">
            <text:p>0.0007334839</text:p>
          </table:table-cell>
          <table:table-cell office:value-type="float" office:value="0.0006342254" calcext:value-type="float">
            <text:p>0.0006342254</text:p>
          </table:table-cell>
          <table:table-cell office:value-type="float" office:value="34.65556" calcext:value-type="float">
            <text:p>34.65556</text:p>
          </table:table-cell>
          <table:table-cell office:value-type="float" office:value="0.1019596" calcext:value-type="float">
            <text:p>0.1019596</text:p>
          </table:table-cell>
          <table:table-cell office:value-type="float" office:value="0.06770267" calcext:value-type="float">
            <text:p>0.06770267</text:p>
          </table:table-cell>
          <table:table-cell office:value-type="float" office:value="0.06209775" calcext:value-type="float">
            <text:p>0.06209775</text:p>
          </table:table-cell>
          <table:table-cell office:value-type="float" office:value="0.0552672" calcext:value-type="float">
            <text:p>0.0552672</text:p>
          </table:table-cell>
          <table:table-cell office:value-type="float" office:value="0.05024542" calcext:value-type="float">
            <text:p>0.05024542</text:p>
          </table:table-cell>
          <table:table-cell office:value-type="float" office:value="0.03391783" calcext:value-type="float">
            <text:p>0.03391783</text:p>
          </table:table-cell>
          <table:table-cell office:value-type="float" office:value="0.02349769" calcext:value-type="float">
            <text:p>0.02349769</text:p>
          </table:table-cell>
          <table:table-cell office:value-type="float" office:value="0.05580455" calcext:value-type="float">
            <text:p>0.05580455</text:p>
          </table:table-cell>
          <table:table-cell office:value-type="float" office:value="0.04064709" calcext:value-type="float">
            <text:p>0.04064709</text:p>
          </table:table-cell>
          <table:table-cell office:value-type="float" office:value="0.02983198" calcext:value-type="float">
            <text:p>0.02983198</text:p>
          </table:table-cell>
          <table:table-cell office:value-type="float" office:value="0.02394001" calcext:value-type="float">
            <text:p>0.02394001</text:p>
          </table:table-cell>
          <table:table-cell office:value-type="float" office:value="0.02000478" calcext:value-type="float">
            <text:p>0.02000478</text:p>
          </table:table-cell>
          <table:table-cell office:value-type="float" office:value="0.01404246" calcext:value-type="float">
            <text:p>0.01404246</text:p>
          </table:table-cell>
          <table:table-cell office:value-type="float" office:value="0.005240744" calcext:value-type="float">
            <text:p>0.005240744</text:p>
          </table:table-cell>
          <table:table-cell office:value-type="float" office:value="0" calcext:value-type="float">
            <text:p>0</text:p>
          </table:table-cell>
          <table:table-cell office:value-type="float" office:value="0.8575685" calcext:value-type="float">
            <text:p>0.8575685</text:p>
          </table:table-cell>
          <table:table-cell office:value-type="float" office:value="4.845975" calcext:value-type="float">
            <text:p>4.845975</text:p>
          </table:table-cell>
          <table:table-cell office:value-type="float" office:value="6.030729" calcext:value-type="float">
            <text:p>6.030729</text:p>
          </table:table-cell>
          <table:table-cell office:value-type="float" office:value="5.449408" calcext:value-type="float">
            <text:p>5.449408</text:p>
          </table:table-cell>
          <table:table-cell office:value-type="float" office:value="4.467928" calcext:value-type="float">
            <text:p>4.467928</text:p>
          </table:table-cell>
          <table:table-cell office:value-type="float" office:value="2.420739" calcext:value-type="float">
            <text:p>2.420739</text:p>
          </table:table-cell>
          <table:table-cell office:value-type="float" office:value="1.106936" calcext:value-type="float">
            <text:p>1.106936</text:p>
          </table:table-cell>
          <table:table-cell office:value-type="float" office:value="1.74458" calcext:value-type="float">
            <text:p>1.74458</text:p>
          </table:table-cell>
          <table:table-cell office:value-type="float" office:value="1.105348" calcext:value-type="float">
            <text:p>1.105348</text:p>
          </table:table-cell>
          <table:table-cell office:value-type="float" office:value="0.6033412" calcext:value-type="float">
            <text:p>0.6033412</text:p>
          </table:table-cell>
          <table:table-cell office:value-type="float" office:value="0.3850121" calcext:value-type="float">
            <text:p>0.3850121</text:p>
          </table:table-cell>
          <table:table-cell office:value-type="float" office:value="0.3286656" calcext:value-type="float">
            <text:p>0.3286656</text:p>
          </table:table-cell>
          <table:table-cell office:value-type="float" office:value="0.2948401" calcext:value-type="float">
            <text:p>0.2948401</text:p>
          </table:table-cell>
          <table:table-cell office:value-type="float" office:value="0.3240368" calcext:value-type="float">
            <text:p>0.3240368</text:p>
          </table:table-cell>
          <table:table-cell office:value-type="float" office:value="0" calcext:value-type="float">
            <text:p>0</text:p>
          </table:table-cell>
          <table:table-cell office:value-type="float" office:value="165.0696" calcext:value-type="float">
            <text:p>165.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763" calcext:value-type="float">
            <text:p>2.535763</text:p>
          </table:table-cell>
          <table:table-cell office:value-type="float" office:value="0" calcext:value-type="float">
            <text:p>0</text:p>
          </table:table-cell>
          <table:table-cell office:value-type="float" office:value="-0.008639592" calcext:value-type="float">
            <text:p>-0.0086395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22.32135" calcext:value-type="float">
            <text:p>22.32135</text:p>
          </table:table-cell>
          <table:table-cell office:value-type="float" office:value="1122.767" calcext:value-type="float">
            <text:p>1122.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7934" calcext:value-type="float">
            <text:p>0.1797934</text:p>
          </table:table-cell>
          <table:table-cell office:value-type="float" office:value="3.599977" calcext:value-type="float">
            <text:p>3.599977</text:p>
          </table:table-cell>
          <table:table-cell office:value-type="float" office:value="0" calcext:value-type="float">
            <text:p>0</text:p>
          </table:table-cell>
          <table:table-cell office:value-type="float" office:value="0.0001229043" calcext:value-type="float">
            <text:p>0.0001229043</text:p>
          </table:table-cell>
          <table:table-cell office:value-type="float" office:value="0" calcext:value-type="float">
            <text:p>0</text:p>
          </table:table-cell>
          <table:table-cell office:value-type="float" office:value="-0.07273043" calcext:value-type="float">
            <text:p>-0.07273043</text:p>
          </table:table-cell>
          <table:table-cell office:value-type="float" office:value="-0.006796898" calcext:value-type="float">
            <text:p>-0.006796898</text:p>
          </table:table-cell>
          <table:table-cell office:value-type="float" office:value="0.0007429486" calcext:value-type="float">
            <text:p>0.0007429486</text:p>
          </table:table-cell>
          <table:table-cell office:value-type="float" office:value="0.0006405383" calcext:value-type="float">
            <text:p>0.0006405383</text:p>
          </table:table-cell>
          <table:table-cell office:value-type="float" office:value="34.65726" calcext:value-type="float">
            <text:p>34.65726</text:p>
          </table:table-cell>
          <table:table-cell office:value-type="float" office:value="0.09984865" calcext:value-type="float">
            <text:p>0.09984865</text:p>
          </table:table-cell>
          <table:table-cell office:value-type="float" office:value="0.06829982" calcext:value-type="float">
            <text:p>0.06829982</text:p>
          </table:table-cell>
          <table:table-cell office:value-type="float" office:value="0.06251065" calcext:value-type="float">
            <text:p>0.06251065</text:p>
          </table:table-cell>
          <table:table-cell office:value-type="float" office:value="0.05551049" calcext:value-type="float">
            <text:p>0.05551049</text:p>
          </table:table-cell>
          <table:table-cell office:value-type="float" office:value="0.05039708" calcext:value-type="float">
            <text:p>0.05039708</text:p>
          </table:table-cell>
          <table:table-cell office:value-type="float" office:value="0.0337354" calcext:value-type="float">
            <text:p>0.0337354</text:p>
          </table:table-cell>
          <table:table-cell office:value-type="float" office:value="0.02335274" calcext:value-type="float">
            <text:p>0.02335274</text:p>
          </table:table-cell>
          <table:table-cell office:value-type="float" office:value="0.05576897" calcext:value-type="float">
            <text:p>0.05576897</text:p>
          </table:table-cell>
          <table:table-cell office:value-type="float" office:value="0.04070363" calcext:value-type="float">
            <text:p>0.04070363</text:p>
          </table:table-cell>
          <table:table-cell office:value-type="float" office:value="0.02988474" calcext:value-type="float">
            <text:p>0.02988474</text:p>
          </table:table-cell>
          <table:table-cell office:value-type="float" office:value="0.02396399" calcext:value-type="float">
            <text:p>0.02396399</text:p>
          </table:table-cell>
          <table:table-cell office:value-type="float" office:value="0.02001445" calcext:value-type="float">
            <text:p>0.02001445</text:p>
          </table:table-cell>
          <table:table-cell office:value-type="float" office:value="0.01406731" calcext:value-type="float">
            <text:p>0.01406731</text:p>
          </table:table-cell>
          <table:table-cell office:value-type="float" office:value="0.005268594" calcext:value-type="float">
            <text:p>0.005268594</text:p>
          </table:table-cell>
          <table:table-cell office:value-type="float" office:value="0" calcext:value-type="float">
            <text:p>0</text:p>
          </table:table-cell>
          <table:table-cell office:value-type="float" office:value="0.6530513" calcext:value-type="float">
            <text:p>0.6530513</text:p>
          </table:table-cell>
          <table:table-cell office:value-type="float" office:value="4.935901" calcext:value-type="float">
            <text:p>4.935901</text:p>
          </table:table-cell>
          <table:table-cell office:value-type="float" office:value="6.097744" calcext:value-type="float">
            <text:p>6.097744</text:p>
          </table:table-cell>
          <table:table-cell office:value-type="float" office:value="5.4807" calcext:value-type="float">
            <text:p>5.4807</text:p>
          </table:table-cell>
          <table:table-cell office:value-type="float" office:value="4.491338" calcext:value-type="float">
            <text:p>4.491338</text:p>
          </table:table-cell>
          <table:table-cell office:value-type="float" office:value="2.433014" calcext:value-type="float">
            <text:p>2.433014</text:p>
          </table:table-cell>
          <table:table-cell office:value-type="float" office:value="1.123351" calcext:value-type="float">
            <text:p>1.123351</text:p>
          </table:table-cell>
          <table:table-cell office:value-type="float" office:value="1.756908" calcext:value-type="float">
            <text:p>1.756908</text:p>
          </table:table-cell>
          <table:table-cell office:value-type="float" office:value="1.11406" calcext:value-type="float">
            <text:p>1.11406</text:p>
          </table:table-cell>
          <table:table-cell office:value-type="float" office:value="0.607377" calcext:value-type="float">
            <text:p>0.607377</text:p>
          </table:table-cell>
          <table:table-cell office:value-type="float" office:value="0.3866146" calcext:value-type="float">
            <text:p>0.3866146</text:p>
          </table:table-cell>
          <table:table-cell office:value-type="float" office:value="0.3293939" calcext:value-type="float">
            <text:p>0.3293939</text:p>
          </table:table-cell>
          <table:table-cell office:value-type="float" office:value="0.2944852" calcext:value-type="float">
            <text:p>0.2944852</text:p>
          </table:table-cell>
          <table:table-cell office:value-type="float" office:value="0.3241319" calcext:value-type="float">
            <text:p>0.3241319</text:p>
          </table:table-cell>
          <table:table-cell office:value-type="float" office:value="0" calcext:value-type="float">
            <text:p>0</text:p>
          </table:table-cell>
          <table:table-cell office:value-type="float" office:value="171.1069" calcext:value-type="float">
            <text:p>171.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0031" calcext:value-type="float">
            <text:p>2.560031</text:p>
          </table:table-cell>
          <table:table-cell office:value-type="float" office:value="0" calcext:value-type="float">
            <text:p>0</text:p>
          </table:table-cell>
          <table:table-cell office:value-type="float" office:value="-0.008687983" calcext:value-type="float">
            <text:p>-0.0086879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22.31587" calcext:value-type="float">
            <text:p>22.31587</text:p>
          </table:table-cell>
          <table:table-cell office:value-type="float" office:value="1122.734" calcext:value-type="float">
            <text:p>1122.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4917" calcext:value-type="float">
            <text:p>0.1834917</text:p>
          </table:table-cell>
          <table:table-cell office:value-type="float" office:value="3.624938" calcext:value-type="float">
            <text:p>3.624938</text:p>
          </table:table-cell>
          <table:table-cell office:value-type="float" office:value="0" calcext:value-type="float">
            <text:p>0</text:p>
          </table:table-cell>
          <table:table-cell office:value-type="float" office:value="0.0001231147" calcext:value-type="float">
            <text:p>0.0001231147</text:p>
          </table:table-cell>
          <table:table-cell office:value-type="float" office:value="0" calcext:value-type="float">
            <text:p>0</text:p>
          </table:table-cell>
          <table:table-cell office:value-type="float" office:value="-0.07270952" calcext:value-type="float">
            <text:p>-0.07270952</text:p>
          </table:table-cell>
          <table:table-cell office:value-type="float" office:value="-0.007271953" calcext:value-type="float">
            <text:p>-0.007271953</text:p>
          </table:table-cell>
          <table:table-cell office:value-type="float" office:value="0.0007527522" calcext:value-type="float">
            <text:p>0.0007527522</text:p>
          </table:table-cell>
          <table:table-cell office:value-type="float" office:value="0.0006465384" calcext:value-type="float">
            <text:p>0.0006465384</text:p>
          </table:table-cell>
          <table:table-cell office:value-type="float" office:value="34.64351" calcext:value-type="float">
            <text:p>34.64351</text:p>
          </table:table-cell>
          <table:table-cell office:value-type="float" office:value="0.09864698" calcext:value-type="float">
            <text:p>0.09864698</text:p>
          </table:table-cell>
          <table:table-cell office:value-type="float" office:value="0.06809949" calcext:value-type="float">
            <text:p>0.06809949</text:p>
          </table:table-cell>
          <table:table-cell office:value-type="float" office:value="0.06248004" calcext:value-type="float">
            <text:p>0.06248004</text:p>
          </table:table-cell>
          <table:table-cell office:value-type="float" office:value="0.05558407" calcext:value-type="float">
            <text:p>0.05558407</text:p>
          </table:table-cell>
          <table:table-cell office:value-type="float" office:value="0.05053844" calcext:value-type="float">
            <text:p>0.05053844</text:p>
          </table:table-cell>
          <table:table-cell office:value-type="float" office:value="0.03367264" calcext:value-type="float">
            <text:p>0.03367264</text:p>
          </table:table-cell>
          <table:table-cell office:value-type="float" office:value="0.02330253" calcext:value-type="float">
            <text:p>0.02330253</text:p>
          </table:table-cell>
          <table:table-cell office:value-type="float" office:value="0.05575343" calcext:value-type="float">
            <text:p>0.05575343</text:p>
          </table:table-cell>
          <table:table-cell office:value-type="float" office:value="0.04074748" calcext:value-type="float">
            <text:p>0.04074748</text:p>
          </table:table-cell>
          <table:table-cell office:value-type="float" office:value="0.02993515" calcext:value-type="float">
            <text:p>0.02993515</text:p>
          </table:table-cell>
          <table:table-cell office:value-type="float" office:value="0.02398746" calcext:value-type="float">
            <text:p>0.02398746</text:p>
          </table:table-cell>
          <table:table-cell office:value-type="float" office:value="0.02002348" calcext:value-type="float">
            <text:p>0.02002348</text:p>
          </table:table-cell>
          <table:table-cell office:value-type="float" office:value="0.01409163" calcext:value-type="float">
            <text:p>0.01409163</text:p>
          </table:table-cell>
          <table:table-cell office:value-type="float" office:value="0.005294915" calcext:value-type="float">
            <text:p>0.005294915</text:p>
          </table:table-cell>
          <table:table-cell office:value-type="float" office:value="0" calcext:value-type="float">
            <text:p>0</text:p>
          </table:table-cell>
          <table:table-cell office:value-type="float" office:value="1.014388" calcext:value-type="float">
            <text:p>1.014388</text:p>
          </table:table-cell>
          <table:table-cell office:value-type="float" office:value="4.964581" calcext:value-type="float">
            <text:p>4.964581</text:p>
          </table:table-cell>
          <table:table-cell office:value-type="float" office:value="6.133956" calcext:value-type="float">
            <text:p>6.133956</text:p>
          </table:table-cell>
          <table:table-cell office:value-type="float" office:value="5.510347" calcext:value-type="float">
            <text:p>5.510347</text:p>
          </table:table-cell>
          <table:table-cell office:value-type="float" office:value="4.529996" calcext:value-type="float">
            <text:p>4.529996</text:p>
          </table:table-cell>
          <table:table-cell office:value-type="float" office:value="2.447258" calcext:value-type="float">
            <text:p>2.447258</text:p>
          </table:table-cell>
          <table:table-cell office:value-type="float" office:value="1.132855" calcext:value-type="float">
            <text:p>1.132855</text:p>
          </table:table-cell>
          <table:table-cell office:value-type="float" office:value="1.770655" calcext:value-type="float">
            <text:p>1.770655</text:p>
          </table:table-cell>
          <table:table-cell office:value-type="float" office:value="1.122497" calcext:value-type="float">
            <text:p>1.122497</text:p>
          </table:table-cell>
          <table:table-cell office:value-type="float" office:value="0.6113544" calcext:value-type="float">
            <text:p>0.6113544</text:p>
          </table:table-cell>
          <table:table-cell office:value-type="float" office:value="0.3881676" calcext:value-type="float">
            <text:p>0.3881676</text:p>
          </table:table-cell>
          <table:table-cell office:value-type="float" office:value="0.3300983" calcext:value-type="float">
            <text:p>0.3300983</text:p>
          </table:table-cell>
          <table:table-cell office:value-type="float" office:value="0.2942473" calcext:value-type="float">
            <text:p>0.2942473</text:p>
          </table:table-cell>
          <table:table-cell office:value-type="float" office:value="0.3241417" calcext:value-type="float">
            <text:p>0.3241417</text:p>
          </table:table-cell>
          <table:table-cell office:value-type="float" office:value="0" calcext:value-type="float">
            <text:p>0</text:p>
          </table:table-cell>
          <table:table-cell office:value-type="float" office:value="180.1945" calcext:value-type="float">
            <text:p>180.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9285" calcext:value-type="float">
            <text:p>2.589285</text:p>
          </table:table-cell>
          <table:table-cell office:value-type="float" office:value="0" calcext:value-type="float">
            <text:p>0</text:p>
          </table:table-cell>
          <table:table-cell office:value-type="float" office:value="-0.008729064" calcext:value-type="float">
            <text:p>-0.0087290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22.31726" calcext:value-type="float">
            <text:p>22.31726</text:p>
          </table:table-cell>
          <table:table-cell office:value-type="float" office:value="1122.699" calcext:value-type="float">
            <text:p>1122.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1355" calcext:value-type="float">
            <text:p>0.1851355</text:p>
          </table:table-cell>
          <table:table-cell office:value-type="float" office:value="3.644599" calcext:value-type="float">
            <text:p>3.644599</text:p>
          </table:table-cell>
          <table:table-cell office:value-type="float" office:value="0" calcext:value-type="float">
            <text:p>0</text:p>
          </table:table-cell>
          <table:table-cell office:value-type="float" office:value="0.0001235864" calcext:value-type="float">
            <text:p>0.0001235864</text:p>
          </table:table-cell>
          <table:table-cell office:value-type="float" office:value="0" calcext:value-type="float">
            <text:p>0</text:p>
          </table:table-cell>
          <table:table-cell office:value-type="float" office:value="-0.07266339" calcext:value-type="float">
            <text:p>-0.07266339</text:p>
          </table:table-cell>
          <table:table-cell office:value-type="float" office:value="-0.007829456" calcext:value-type="float">
            <text:p>-0.007829456</text:p>
          </table:table-cell>
          <table:table-cell office:value-type="float" office:value="0.0007629555" calcext:value-type="float">
            <text:p>0.0007629555</text:p>
          </table:table-cell>
          <table:table-cell office:value-type="float" office:value="0.0006533674" calcext:value-type="float">
            <text:p>0.0006533674</text:p>
          </table:table-cell>
          <table:table-cell office:value-type="float" office:value="34.65133" calcext:value-type="float">
            <text:p>34.65133</text:p>
          </table:table-cell>
          <table:table-cell office:value-type="float" office:value="0.09774152" calcext:value-type="float">
            <text:p>0.09774152</text:p>
          </table:table-cell>
          <table:table-cell office:value-type="float" office:value="0.06798009" calcext:value-type="float">
            <text:p>0.06798009</text:p>
          </table:table-cell>
          <table:table-cell office:value-type="float" office:value="0.06214029" calcext:value-type="float">
            <text:p>0.06214029</text:p>
          </table:table-cell>
          <table:table-cell office:value-type="float" office:value="0.05540146" calcext:value-type="float">
            <text:p>0.05540146</text:p>
          </table:table-cell>
          <table:table-cell office:value-type="float" office:value="0.05045168" calcext:value-type="float">
            <text:p>0.05045168</text:p>
          </table:table-cell>
          <table:table-cell office:value-type="float" office:value="0.0335045" calcext:value-type="float">
            <text:p>0.0335045</text:p>
          </table:table-cell>
          <table:table-cell office:value-type="float" office:value="0.02332846" calcext:value-type="float">
            <text:p>0.02332846</text:p>
          </table:table-cell>
          <table:table-cell office:value-type="float" office:value="0.05577805" calcext:value-type="float">
            <text:p>0.05577805</text:p>
          </table:table-cell>
          <table:table-cell office:value-type="float" office:value="0.04078665" calcext:value-type="float">
            <text:p>0.04078665</text:p>
          </table:table-cell>
          <table:table-cell office:value-type="float" office:value="0.02998373" calcext:value-type="float">
            <text:p>0.02998373</text:p>
          </table:table-cell>
          <table:table-cell office:value-type="float" office:value="0.02401005" calcext:value-type="float">
            <text:p>0.02401005</text:p>
          </table:table-cell>
          <table:table-cell office:value-type="float" office:value="0.02003192" calcext:value-type="float">
            <text:p>0.02003192</text:p>
          </table:table-cell>
          <table:table-cell office:value-type="float" office:value="0.01411465" calcext:value-type="float">
            <text:p>0.01411465</text:p>
          </table:table-cell>
          <table:table-cell office:value-type="float" office:value="0.005320575" calcext:value-type="float">
            <text:p>0.005320575</text:p>
          </table:table-cell>
          <table:table-cell office:value-type="float" office:value="0" calcext:value-type="float">
            <text:p>0</text:p>
          </table:table-cell>
          <table:table-cell office:value-type="float" office:value="0.3726278" calcext:value-type="float">
            <text:p>0.3726278</text:p>
          </table:table-cell>
          <table:table-cell office:value-type="float" office:value="5.091953" calcext:value-type="float">
            <text:p>5.091953</text:p>
          </table:table-cell>
          <table:table-cell office:value-type="float" office:value="6.182364" calcext:value-type="float">
            <text:p>6.182364</text:p>
          </table:table-cell>
          <table:table-cell office:value-type="float" office:value="5.558014" calcext:value-type="float">
            <text:p>5.558014</text:p>
          </table:table-cell>
          <table:table-cell office:value-type="float" office:value="4.572166" calcext:value-type="float">
            <text:p>4.572166</text:p>
          </table:table-cell>
          <table:table-cell office:value-type="float" office:value="2.46696" calcext:value-type="float">
            <text:p>2.46696</text:p>
          </table:table-cell>
          <table:table-cell office:value-type="float" office:value="1.109377" calcext:value-type="float">
            <text:p>1.109377</text:p>
          </table:table-cell>
          <table:table-cell office:value-type="float" office:value="1.790436" calcext:value-type="float">
            <text:p>1.790436</text:p>
          </table:table-cell>
          <table:table-cell office:value-type="float" office:value="1.131209" calcext:value-type="float">
            <text:p>1.131209</text:p>
          </table:table-cell>
          <table:table-cell office:value-type="float" office:value="0.6153168" calcext:value-type="float">
            <text:p>0.6153168</text:p>
          </table:table-cell>
          <table:table-cell office:value-type="float" office:value="0.3896483" calcext:value-type="float">
            <text:p>0.3896483</text:p>
          </table:table-cell>
          <table:table-cell office:value-type="float" office:value="0.3307804" calcext:value-type="float">
            <text:p>0.3307804</text:p>
          </table:table-cell>
          <table:table-cell office:value-type="float" office:value="0.2940361" calcext:value-type="float">
            <text:p>0.2940361</text:p>
          </table:table-cell>
          <table:table-cell office:value-type="float" office:value="0.3241512" calcext:value-type="float">
            <text:p>0.3241512</text:p>
          </table:table-cell>
          <table:table-cell office:value-type="float" office:value="0" calcext:value-type="float">
            <text:p>0</text:p>
          </table:table-cell>
          <table:table-cell office:value-type="float" office:value="184.6625" calcext:value-type="float">
            <text:p>184.6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1252" calcext:value-type="float">
            <text:p>2.611252</text:p>
          </table:table-cell>
          <table:table-cell office:value-type="float" office:value="0" calcext:value-type="float">
            <text:p>0</text:p>
          </table:table-cell>
          <table:table-cell office:value-type="float" office:value="-0.008789507" calcext:value-type="float">
            <text:p>-0.0087895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22.32186" calcext:value-type="float">
            <text:p>22.32186</text:p>
          </table:table-cell>
          <table:table-cell office:value-type="float" office:value="1122.666" calcext:value-type="float">
            <text:p>1122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3609" calcext:value-type="float">
            <text:p>0.1793609</text:p>
          </table:table-cell>
          <table:table-cell office:value-type="float" office:value="3.668174" calcext:value-type="float">
            <text:p>3.668174</text:p>
          </table:table-cell>
          <table:table-cell office:value-type="float" office:value="0" calcext:value-type="float">
            <text:p>0</text:p>
          </table:table-cell>
          <table:table-cell office:value-type="float" office:value="0.0001242501" calcext:value-type="float">
            <text:p>0.0001242501</text:p>
          </table:table-cell>
          <table:table-cell office:value-type="float" office:value="0" calcext:value-type="float">
            <text:p>0</text:p>
          </table:table-cell>
          <table:table-cell office:value-type="float" office:value="-0.07260549" calcext:value-type="float">
            <text:p>-0.07260549</text:p>
          </table:table-cell>
          <table:table-cell office:value-type="float" office:value="-0.008497905" calcext:value-type="float">
            <text:p>-0.008497905</text:p>
          </table:table-cell>
          <table:table-cell office:value-type="float" office:value="0.0007732982" calcext:value-type="float">
            <text:p>0.0007732982</text:p>
          </table:table-cell>
          <table:table-cell office:value-type="float" office:value="0.0006608675" calcext:value-type="float">
            <text:p>0.0006608675</text:p>
          </table:table-cell>
          <table:table-cell office:value-type="float" office:value="34.67845" calcext:value-type="float">
            <text:p>34.67845</text:p>
          </table:table-cell>
          <table:table-cell office:value-type="float" office:value="0.06772804" calcext:value-type="float">
            <text:p>0.06772804</text:p>
          </table:table-cell>
          <table:table-cell office:value-type="float" office:value="0.06818404" calcext:value-type="float">
            <text:p>0.06818404</text:p>
          </table:table-cell>
          <table:table-cell office:value-type="float" office:value="0.06192701" calcext:value-type="float">
            <text:p>0.06192701</text:p>
          </table:table-cell>
          <table:table-cell office:value-type="float" office:value="0.05530772" calcext:value-type="float">
            <text:p>0.05530772</text:p>
          </table:table-cell>
          <table:table-cell office:value-type="float" office:value="0.05054225" calcext:value-type="float">
            <text:p>0.05054225</text:p>
          </table:table-cell>
          <table:table-cell office:value-type="float" office:value="0.0334877" calcext:value-type="float">
            <text:p>0.0334877</text:p>
          </table:table-cell>
          <table:table-cell office:value-type="float" office:value="0.02363549" calcext:value-type="float">
            <text:p>0.02363549</text:p>
          </table:table-cell>
          <table:table-cell office:value-type="float" office:value="0.05584921" calcext:value-type="float">
            <text:p>0.05584921</text:p>
          </table:table-cell>
          <table:table-cell office:value-type="float" office:value="0.04082599" calcext:value-type="float">
            <text:p>0.04082599</text:p>
          </table:table-cell>
          <table:table-cell office:value-type="float" office:value="0.03003024" calcext:value-type="float">
            <text:p>0.03003024</text:p>
          </table:table-cell>
          <table:table-cell office:value-type="float" office:value="0.02403222" calcext:value-type="float">
            <text:p>0.02403222</text:p>
          </table:table-cell>
          <table:table-cell office:value-type="float" office:value="0.02003977" calcext:value-type="float">
            <text:p>0.02003977</text:p>
          </table:table-cell>
          <table:table-cell office:value-type="float" office:value="0.01413641" calcext:value-type="float">
            <text:p>0.01413641</text:p>
          </table:table-cell>
          <table:table-cell office:value-type="float" office:value="0.005345622" calcext:value-type="float">
            <text:p>0.005345622</text:p>
          </table:table-cell>
          <table:table-cell office:value-type="float" office:value="0" calcext:value-type="float">
            <text:p>0</text:p>
          </table:table-cell>
          <table:table-cell office:value-type="float" office:value="0.08037382" calcext:value-type="float">
            <text:p>0.08037382</text:p>
          </table:table-cell>
          <table:table-cell office:value-type="float" office:value="5.228422" calcext:value-type="float">
            <text:p>5.228422</text:p>
          </table:table-cell>
          <table:table-cell office:value-type="float" office:value="6.270602" calcext:value-type="float">
            <text:p>6.270602</text:p>
          </table:table-cell>
          <table:table-cell office:value-type="float" office:value="5.623995" calcext:value-type="float">
            <text:p>5.623995</text:p>
          </table:table-cell>
          <table:table-cell office:value-type="float" office:value="4.642058" calcext:value-type="float">
            <text:p>4.642058</text:p>
          </table:table-cell>
          <table:table-cell office:value-type="float" office:value="2.48574" calcext:value-type="float">
            <text:p>2.48574</text:p>
          </table:table-cell>
          <table:table-cell office:value-type="float" office:value="1.041658" calcext:value-type="float">
            <text:p>1.041658</text:p>
          </table:table-cell>
          <table:table-cell office:value-type="float" office:value="1.81597" calcext:value-type="float">
            <text:p>1.81597</text:p>
          </table:table-cell>
          <table:table-cell office:value-type="float" office:value="1.141744" calcext:value-type="float">
            <text:p>1.141744</text:p>
          </table:table-cell>
          <table:table-cell office:value-type="float" office:value="0.6192377" calcext:value-type="float">
            <text:p>0.6192377</text:p>
          </table:table-cell>
          <table:table-cell office:value-type="float" office:value="0.3911036" calcext:value-type="float">
            <text:p>0.3911036</text:p>
          </table:table-cell>
          <table:table-cell office:value-type="float" office:value="0.3314422" calcext:value-type="float">
            <text:p>0.3314422</text:p>
          </table:table-cell>
          <table:table-cell office:value-type="float" office:value="0.2938486" calcext:value-type="float">
            <text:p>0.2938486</text:p>
          </table:table-cell>
          <table:table-cell office:value-type="float" office:value="0.3241607" calcext:value-type="float">
            <text:p>0.3241607</text:p>
          </table:table-cell>
          <table:table-cell office:value-type="float" office:value="0" calcext:value-type="float">
            <text:p>0</text:p>
          </table:table-cell>
          <table:table-cell office:value-type="float" office:value="172.0412" calcext:value-type="float">
            <text:p>172.0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9842" calcext:value-type="float">
            <text:p>2.629842</text:p>
          </table:table-cell>
          <table:table-cell office:value-type="float" office:value="0" calcext:value-type="float">
            <text:p>0</text:p>
          </table:table-cell>
          <table:table-cell office:value-type="float" office:value="-0.008903456" calcext:value-type="float">
            <text:p>-0.0089034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22.32315" calcext:value-type="float">
            <text:p>22.32315</text:p>
          </table:table-cell>
          <table:table-cell office:value-type="float" office:value="1122.632" calcext:value-type="float">
            <text:p>1122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4176" calcext:value-type="float">
            <text:p>0.1714176</text:p>
          </table:table-cell>
          <table:table-cell office:value-type="float" office:value="3.698236" calcext:value-type="float">
            <text:p>3.698236</text:p>
          </table:table-cell>
          <table:table-cell office:value-type="float" office:value="0" calcext:value-type="float">
            <text:p>0</text:p>
          </table:table-cell>
          <table:table-cell office:value-type="float" office:value="0.0001247147" calcext:value-type="float">
            <text:p>0.0001247147</text:p>
          </table:table-cell>
          <table:table-cell office:value-type="float" office:value="0" calcext:value-type="float">
            <text:p>0</text:p>
          </table:table-cell>
          <table:table-cell office:value-type="float" office:value="-0.07338733" calcext:value-type="float">
            <text:p>-0.07338733</text:p>
          </table:table-cell>
          <table:table-cell office:value-type="float" office:value="-0.008990494" calcext:value-type="float">
            <text:p>-0.008990494</text:p>
          </table:table-cell>
          <table:table-cell office:value-type="float" office:value="0.0007828045" calcext:value-type="float">
            <text:p>0.0007828045</text:p>
          </table:table-cell>
          <table:table-cell office:value-type="float" office:value="0.0006689879" calcext:value-type="float">
            <text:p>0.0006689879</text:p>
          </table:table-cell>
          <table:table-cell office:value-type="float" office:value="34.71235" calcext:value-type="float">
            <text:p>34.71235</text:p>
          </table:table-cell>
          <table:table-cell office:value-type="float" office:value="0.052222" calcext:value-type="float">
            <text:p>0.052222</text:p>
          </table:table-cell>
          <table:table-cell office:value-type="float" office:value="0.06873546" calcext:value-type="float">
            <text:p>0.06873546</text:p>
          </table:table-cell>
          <table:table-cell office:value-type="float" office:value="0.06199119" calcext:value-type="float">
            <text:p>0.06199119</text:p>
          </table:table-cell>
          <table:table-cell office:value-type="float" office:value="0.05539287" calcext:value-type="float">
            <text:p>0.05539287</text:p>
          </table:table-cell>
          <table:table-cell office:value-type="float" office:value="0.05082911" calcext:value-type="float">
            <text:p>0.05082911</text:p>
          </table:table-cell>
          <table:table-cell office:value-type="float" office:value="0.03367012" calcext:value-type="float">
            <text:p>0.03367012</text:p>
          </table:table-cell>
          <table:table-cell office:value-type="float" office:value="0.02378906" calcext:value-type="float">
            <text:p>0.02378906</text:p>
          </table:table-cell>
          <table:table-cell office:value-type="float" office:value="0.05596045" calcext:value-type="float">
            <text:p>0.05596045</text:p>
          </table:table-cell>
          <table:table-cell office:value-type="float" office:value="0.04087022" calcext:value-type="float">
            <text:p>0.04087022</text:p>
          </table:table-cell>
          <table:table-cell office:value-type="float" office:value="0.03007516" calcext:value-type="float">
            <text:p>0.03007516</text:p>
          </table:table-cell>
          <table:table-cell office:value-type="float" office:value="0.0240542" calcext:value-type="float">
            <text:p>0.0240542</text:p>
          </table:table-cell>
          <table:table-cell office:value-type="float" office:value="0.02005077" calcext:value-type="float">
            <text:p>0.02005077</text:p>
          </table:table-cell>
          <table:table-cell office:value-type="float" office:value="0.01416362" calcext:value-type="float">
            <text:p>0.01416362</text:p>
          </table:table-cell>
          <table:table-cell office:value-type="float" office:value="0.005362093" calcext:value-type="float">
            <text:p>0.005362093</text:p>
          </table:table-cell>
          <table:table-cell office:value-type="float" office:value="0" calcext:value-type="float">
            <text:p>0</text:p>
          </table:table-cell>
          <table:table-cell office:value-type="float" office:value="0.05554278" calcext:value-type="float">
            <text:p>0.05554278</text:p>
          </table:table-cell>
          <table:table-cell office:value-type="float" office:value="5.348507" calcext:value-type="float">
            <text:p>5.348507</text:p>
          </table:table-cell>
          <table:table-cell office:value-type="float" office:value="6.419996" calcext:value-type="float">
            <text:p>6.419996</text:p>
          </table:table-cell>
          <table:table-cell office:value-type="float" office:value="5.716189" calcext:value-type="float">
            <text:p>5.716189</text:p>
          </table:table-cell>
          <table:table-cell office:value-type="float" office:value="4.720603" calcext:value-type="float">
            <text:p>4.720603</text:p>
          </table:table-cell>
          <table:table-cell office:value-type="float" office:value="2.493559" calcext:value-type="float">
            <text:p>2.493559</text:p>
          </table:table-cell>
          <table:table-cell office:value-type="float" office:value="0.9559384" calcext:value-type="float">
            <text:p>0.9559384</text:p>
          </table:table-cell>
          <table:table-cell office:value-type="float" office:value="1.840229" calcext:value-type="float">
            <text:p>1.840229</text:p>
          </table:table-cell>
          <table:table-cell office:value-type="float" office:value="1.155183" calcext:value-type="float">
            <text:p>1.155183</text:p>
          </table:table-cell>
          <table:table-cell office:value-type="float" office:value="0.623217" calcext:value-type="float">
            <text:p>0.623217</text:p>
          </table:table-cell>
          <table:table-cell office:value-type="float" office:value="0.3925522" calcext:value-type="float">
            <text:p>0.3925522</text:p>
          </table:table-cell>
          <table:table-cell office:value-type="float" office:value="0.332512" calcext:value-type="float">
            <text:p>0.332512</text:p>
          </table:table-cell>
          <table:table-cell office:value-type="float" office:value="0.3021136" calcext:value-type="float">
            <text:p>0.3021136</text:p>
          </table:table-cell>
          <table:table-cell office:value-type="float" office:value="0.3167245" calcext:value-type="float">
            <text:p>0.3167245</text:p>
          </table:table-cell>
          <table:table-cell office:value-type="float" office:value="0" calcext:value-type="float">
            <text:p>0</text:p>
          </table:table-cell>
          <table:table-cell office:value-type="float" office:value="153.6508" calcext:value-type="float">
            <text:p>153.6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1763" calcext:value-type="float">
            <text:p>2.651763</text:p>
          </table:table-cell>
          <table:table-cell office:value-type="float" office:value="0" calcext:value-type="float">
            <text:p>0</text:p>
          </table:table-cell>
          <table:table-cell office:value-type="float" office:value="-0.009044597" calcext:value-type="float">
            <text:p>-0.0090445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22.32409" calcext:value-type="float">
            <text:p>22.32409</text:p>
          </table:table-cell>
          <table:table-cell office:value-type="float" office:value="1122.599" calcext:value-type="float">
            <text:p>1122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5708" calcext:value-type="float">
            <text:p>0.1635708</text:p>
          </table:table-cell>
          <table:table-cell office:value-type="float" office:value="3.728724" calcext:value-type="float">
            <text:p>3.728724</text:p>
          </table:table-cell>
          <table:table-cell office:value-type="float" office:value="0" calcext:value-type="float">
            <text:p>0</text:p>
          </table:table-cell>
          <table:table-cell office:value-type="float" office:value="0.000124965" calcext:value-type="float">
            <text:p>0.000124965</text:p>
          </table:table-cell>
          <table:table-cell office:value-type="float" office:value="0" calcext:value-type="float">
            <text:p>0</text:p>
          </table:table-cell>
          <table:table-cell office:value-type="float" office:value="-0.0742197" calcext:value-type="float">
            <text:p>-0.0742197</text:p>
          </table:table-cell>
          <table:table-cell office:value-type="float" office:value="-0.009125746" calcext:value-type="float">
            <text:p>-0.009125746</text:p>
          </table:table-cell>
          <table:table-cell office:value-type="float" office:value="0.0007928881" calcext:value-type="float">
            <text:p>0.0007928881</text:p>
          </table:table-cell>
          <table:table-cell office:value-type="float" office:value="0.0006778218" calcext:value-type="float">
            <text:p>0.0006778218</text:p>
          </table:table-cell>
          <table:table-cell office:value-type="float" office:value="34.75372" calcext:value-type="float">
            <text:p>34.75372</text:p>
          </table:table-cell>
          <table:table-cell office:value-type="float" office:value="0.04274575" calcext:value-type="float">
            <text:p>0.04274575</text:p>
          </table:table-cell>
          <table:table-cell office:value-type="float" office:value="0.06944321" calcext:value-type="float">
            <text:p>0.06944321</text:p>
          </table:table-cell>
          <table:table-cell office:value-type="float" office:value="0.06225765" calcext:value-type="float">
            <text:p>0.06225765</text:p>
          </table:table-cell>
          <table:table-cell office:value-type="float" office:value="0.0556152" calcext:value-type="float">
            <text:p>0.0556152</text:p>
          </table:table-cell>
          <table:table-cell office:value-type="float" office:value="0.05123606" calcext:value-type="float">
            <text:p>0.05123606</text:p>
          </table:table-cell>
          <table:table-cell office:value-type="float" office:value="0.03383495" calcext:value-type="float">
            <text:p>0.03383495</text:p>
          </table:table-cell>
          <table:table-cell office:value-type="float" office:value="0.02366992" calcext:value-type="float">
            <text:p>0.02366992</text:p>
          </table:table-cell>
          <table:table-cell office:value-type="float" office:value="0.05600303" calcext:value-type="float">
            <text:p>0.05600303</text:p>
          </table:table-cell>
          <table:table-cell office:value-type="float" office:value="0.04091315" calcext:value-type="float">
            <text:p>0.04091315</text:p>
          </table:table-cell>
          <table:table-cell office:value-type="float" office:value="0.03011855" calcext:value-type="float">
            <text:p>0.03011855</text:p>
          </table:table-cell>
          <table:table-cell office:value-type="float" office:value="0.02407624" calcext:value-type="float">
            <text:p>0.02407624</text:p>
          </table:table-cell>
          <table:table-cell office:value-type="float" office:value="0.02006076" calcext:value-type="float">
            <text:p>0.02006076</text:p>
          </table:table-cell>
          <table:table-cell office:value-type="float" office:value="0.01415956" calcext:value-type="float">
            <text:p>0.01415956</text:p>
          </table:table-cell>
          <table:table-cell office:value-type="float" office:value="0.005408817" calcext:value-type="float">
            <text:p>0.005408817</text:p>
          </table:table-cell>
          <table:table-cell office:value-type="float" office:value="0" calcext:value-type="float">
            <text:p>0</text:p>
          </table:table-cell>
          <table:table-cell office:value-type="float" office:value="0.05144686" calcext:value-type="float">
            <text:p>0.05144686</text:p>
          </table:table-cell>
          <table:table-cell office:value-type="float" office:value="5.388796" calcext:value-type="float">
            <text:p>5.388796</text:p>
          </table:table-cell>
          <table:table-cell office:value-type="float" office:value="6.635186" calcext:value-type="float">
            <text:p>6.635186</text:p>
          </table:table-cell>
          <table:table-cell office:value-type="float" office:value="5.844145" calcext:value-type="float">
            <text:p>5.844145</text:p>
          </table:table-cell>
          <table:table-cell office:value-type="float" office:value="4.799282" calcext:value-type="float">
            <text:p>4.799282</text:p>
          </table:table-cell>
          <table:table-cell office:value-type="float" office:value="2.482867" calcext:value-type="float">
            <text:p>2.482867</text:p>
          </table:table-cell>
          <table:table-cell office:value-type="float" office:value="0.8978508" calcext:value-type="float">
            <text:p>0.8978508</text:p>
          </table:table-cell>
          <table:table-cell office:value-type="float" office:value="1.855625" calcext:value-type="float">
            <text:p>1.855625</text:p>
          </table:table-cell>
          <table:table-cell office:value-type="float" office:value="1.170153" calcext:value-type="float">
            <text:p>1.170153</text:p>
          </table:table-cell>
          <table:table-cell office:value-type="float" office:value="0.6273353" calcext:value-type="float">
            <text:p>0.6273353</text:p>
          </table:table-cell>
          <table:table-cell office:value-type="float" office:value="0.3940099" calcext:value-type="float">
            <text:p>0.3940099</text:p>
          </table:table-cell>
          <table:table-cell office:value-type="float" office:value="0.3334331" calcext:value-type="float">
            <text:p>0.3334331</text:p>
          </table:table-cell>
          <table:table-cell office:value-type="float" office:value="0.2993709" calcext:value-type="float">
            <text:p>0.2993709</text:p>
          </table:table-cell>
          <table:table-cell office:value-type="float" office:value="0.3204896" calcext:value-type="float">
            <text:p>0.3204896</text:p>
          </table:table-cell>
          <table:table-cell office:value-type="float" office:value="0" calcext:value-type="float">
            <text:p>0</text:p>
          </table:table-cell>
          <table:table-cell office:value-type="float" office:value="135.2913" calcext:value-type="float">
            <text:p>135.2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3751" calcext:value-type="float">
            <text:p>2.673751</text:p>
          </table:table-cell>
          <table:table-cell office:value-type="float" office:value="0" calcext:value-type="float">
            <text:p>0</text:p>
          </table:table-cell>
          <table:table-cell office:value-type="float" office:value="-0.009198639" calcext:value-type="float">
            <text:p>-0.0091986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22.3255" calcext:value-type="float">
            <text:p>22.3255</text:p>
          </table:table-cell>
          <table:table-cell office:value-type="float" office:value="1122.566" calcext:value-type="float">
            <text:p>1122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0314" calcext:value-type="float">
            <text:p>0.1560314</text:p>
          </table:table-cell>
          <table:table-cell office:value-type="float" office:value="3.758242" calcext:value-type="float">
            <text:p>3.758242</text:p>
          </table:table-cell>
          <table:table-cell office:value-type="float" office:value="0" calcext:value-type="float">
            <text:p>0</text:p>
          </table:table-cell>
          <table:table-cell office:value-type="float" office:value="0.0001251371" calcext:value-type="float">
            <text:p>0.0001251371</text:p>
          </table:table-cell>
          <table:table-cell office:value-type="float" office:value="0" calcext:value-type="float">
            <text:p>0</text:p>
          </table:table-cell>
          <table:table-cell office:value-type="float" office:value="-0.07501523" calcext:value-type="float">
            <text:p>-0.07501523</text:p>
          </table:table-cell>
          <table:table-cell office:value-type="float" office:value="-0.009127975" calcext:value-type="float">
            <text:p>-0.009127975</text:p>
          </table:table-cell>
          <table:table-cell office:value-type="float" office:value="0.0008024492" calcext:value-type="float">
            <text:p>0.0008024492</text:p>
          </table:table-cell>
          <table:table-cell office:value-type="float" office:value="0.0006874174" calcext:value-type="float">
            <text:p>0.0006874174</text:p>
          </table:table-cell>
          <table:table-cell office:value-type="float" office:value="34.80028" calcext:value-type="float">
            <text:p>34.80028</text:p>
          </table:table-cell>
          <table:table-cell office:value-type="float" office:value="0.03753801" calcext:value-type="float">
            <text:p>0.03753801</text:p>
          </table:table-cell>
          <table:table-cell office:value-type="float" office:value="0.07036958" calcext:value-type="float">
            <text:p>0.07036958</text:p>
          </table:table-cell>
          <table:table-cell office:value-type="float" office:value="0.0628394" calcext:value-type="float">
            <text:p>0.0628394</text:p>
          </table:table-cell>
          <table:table-cell office:value-type="float" office:value="0.05596238" calcext:value-type="float">
            <text:p>0.05596238</text:p>
          </table:table-cell>
          <table:table-cell office:value-type="float" office:value="0.05161628" calcext:value-type="float">
            <text:p>0.05161628</text:p>
          </table:table-cell>
          <table:table-cell office:value-type="float" office:value="0.03386769" calcext:value-type="float">
            <text:p>0.03386769</text:p>
          </table:table-cell>
          <table:table-cell office:value-type="float" office:value="0.02358231" calcext:value-type="float">
            <text:p>0.02358231</text:p>
          </table:table-cell>
          <table:table-cell office:value-type="float" office:value="0.05593812" calcext:value-type="float">
            <text:p>0.05593812</text:p>
          </table:table-cell>
          <table:table-cell office:value-type="float" office:value="0.04094626" calcext:value-type="float">
            <text:p>0.04094626</text:p>
          </table:table-cell>
          <table:table-cell office:value-type="float" office:value="0.03016001" calcext:value-type="float">
            <text:p>0.03016001</text:p>
          </table:table-cell>
          <table:table-cell office:value-type="float" office:value="0.02409787" calcext:value-type="float">
            <text:p>0.02409787</text:p>
          </table:table-cell>
          <table:table-cell office:value-type="float" office:value="0.02006917" calcext:value-type="float">
            <text:p>0.02006917</text:p>
          </table:table-cell>
          <table:table-cell office:value-type="float" office:value="0.01416049" calcext:value-type="float">
            <text:p>0.01416049</text:p>
          </table:table-cell>
          <table:table-cell office:value-type="float" office:value="0.005449685" calcext:value-type="float">
            <text:p>0.005449685</text:p>
          </table:table-cell>
          <table:table-cell office:value-type="float" office:value="0" calcext:value-type="float">
            <text:p>0</text:p>
          </table:table-cell>
          <table:table-cell office:value-type="float" office:value="0.05009196" calcext:value-type="float">
            <text:p>0.05009196</text:p>
          </table:table-cell>
          <table:table-cell office:value-type="float" office:value="5.315482" calcext:value-type="float">
            <text:p>5.315482</text:p>
          </table:table-cell>
          <table:table-cell office:value-type="float" office:value="6.920754" calcext:value-type="float">
            <text:p>6.920754</text:p>
          </table:table-cell>
          <table:table-cell office:value-type="float" office:value="5.991476" calcext:value-type="float">
            <text:p>5.991476</text:p>
          </table:table-cell>
          <table:table-cell office:value-type="float" office:value="4.850214" calcext:value-type="float">
            <text:p>4.850214</text:p>
          </table:table-cell>
          <table:table-cell office:value-type="float" office:value="2.463029" calcext:value-type="float">
            <text:p>2.463029</text:p>
          </table:table-cell>
          <table:table-cell office:value-type="float" office:value="0.8782414" calcext:value-type="float">
            <text:p>0.8782414</text:p>
          </table:table-cell>
          <table:table-cell office:value-type="float" office:value="1.863356" calcext:value-type="float">
            <text:p>1.863356</text:p>
          </table:table-cell>
          <table:table-cell office:value-type="float" office:value="1.184613" calcext:value-type="float">
            <text:p>1.184613</text:p>
          </table:table-cell>
          <table:table-cell office:value-type="float" office:value="0.6315924" calcext:value-type="float">
            <text:p>0.6315924</text:p>
          </table:table-cell>
          <table:table-cell office:value-type="float" office:value="0.3954631" calcext:value-type="float">
            <text:p>0.3954631</text:p>
          </table:table-cell>
          <table:table-cell office:value-type="float" office:value="0.3341855" calcext:value-type="float">
            <text:p>0.3341855</text:p>
          </table:table-cell>
          <table:table-cell office:value-type="float" office:value="0.297318" calcext:value-type="float">
            <text:p>0.297318</text:p>
          </table:table-cell>
          <table:table-cell office:value-type="float" office:value="0.3236544" calcext:value-type="float">
            <text:p>0.3236544</text:p>
          </table:table-cell>
          <table:table-cell office:value-type="float" office:value="0" calcext:value-type="float">
            <text:p>0</text:p>
          </table:table-cell>
          <table:table-cell office:value-type="float" office:value="117.4843" calcext:value-type="float">
            <text:p>117.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4914" calcext:value-type="float">
            <text:p>2.694914</text:p>
          </table:table-cell>
          <table:table-cell office:value-type="float" office:value="0" calcext:value-type="float">
            <text:p>0</text:p>
          </table:table-cell>
          <table:table-cell office:value-type="float" office:value="-0.009316023" calcext:value-type="float">
            <text:p>-0.0093160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22.32924" calcext:value-type="float">
            <text:p>22.32924</text:p>
          </table:table-cell>
          <table:table-cell office:value-type="float" office:value="1122.534" calcext:value-type="float">
            <text:p>1122.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9187" calcext:value-type="float">
            <text:p>0.1489187</text:p>
          </table:table-cell>
          <table:table-cell office:value-type="float" office:value="3.783726" calcext:value-type="float">
            <text:p>3.783726</text:p>
          </table:table-cell>
          <table:table-cell office:value-type="float" office:value="0" calcext:value-type="float">
            <text:p>0</text:p>
          </table:table-cell>
          <table:table-cell office:value-type="float" office:value="0.0001253871" calcext:value-type="float">
            <text:p>0.0001253871</text:p>
          </table:table-cell>
          <table:table-cell office:value-type="float" office:value="0" calcext:value-type="float">
            <text:p>0</text:p>
          </table:table-cell>
          <table:table-cell office:value-type="float" office:value="-0.07511903" calcext:value-type="float">
            <text:p>-0.07511903</text:p>
          </table:table-cell>
          <table:table-cell office:value-type="float" office:value="-0.009122932" calcext:value-type="float">
            <text:p>-0.009122932</text:p>
          </table:table-cell>
          <table:table-cell office:value-type="float" office:value="0.000811411" calcext:value-type="float">
            <text:p>0.000811411</text:p>
          </table:table-cell>
          <table:table-cell office:value-type="float" office:value="0.0006976879" calcext:value-type="float">
            <text:p>0.0006976879</text:p>
          </table:table-cell>
          <table:table-cell office:value-type="float" office:value="34.85198" calcext:value-type="float">
            <text:p>34.85198</text:p>
          </table:table-cell>
          <table:table-cell office:value-type="float" office:value="0.03525276" calcext:value-type="float">
            <text:p>0.03525276</text:p>
          </table:table-cell>
          <table:table-cell office:value-type="float" office:value="0.07160494" calcext:value-type="float">
            <text:p>0.07160494</text:p>
          </table:table-cell>
          <table:table-cell office:value-type="float" office:value="0.06400564" calcext:value-type="float">
            <text:p>0.06400564</text:p>
          </table:table-cell>
          <table:table-cell office:value-type="float" office:value="0.05643938" calcext:value-type="float">
            <text:p>0.05643938</text:p>
          </table:table-cell>
          <table:table-cell office:value-type="float" office:value="0.05187552" calcext:value-type="float">
            <text:p>0.05187552</text:p>
          </table:table-cell>
          <table:table-cell office:value-type="float" office:value="0.03386972" calcext:value-type="float">
            <text:p>0.03386972</text:p>
          </table:table-cell>
          <table:table-cell office:value-type="float" office:value="0.02350043" calcext:value-type="float">
            <text:p>0.02350043</text:p>
          </table:table-cell>
          <table:table-cell office:value-type="float" office:value="0.05584051" calcext:value-type="float">
            <text:p>0.05584051</text:p>
          </table:table-cell>
          <table:table-cell office:value-type="float" office:value="0.04097449" calcext:value-type="float">
            <text:p>0.04097449</text:p>
          </table:table-cell>
          <table:table-cell office:value-type="float" office:value="0.03019985" calcext:value-type="float">
            <text:p>0.03019985</text:p>
          </table:table-cell>
          <table:table-cell office:value-type="float" office:value="0.02411897" calcext:value-type="float">
            <text:p>0.02411897</text:p>
          </table:table-cell>
          <table:table-cell office:value-type="float" office:value="0.02007656" calcext:value-type="float">
            <text:p>0.02007656</text:p>
          </table:table-cell>
          <table:table-cell office:value-type="float" office:value="0.01417295" calcext:value-type="float">
            <text:p>0.01417295</text:p>
          </table:table-cell>
          <table:table-cell office:value-type="float" office:value="0.005478025" calcext:value-type="float">
            <text:p>0.005478025</text:p>
          </table:table-cell>
          <table:table-cell office:value-type="float" office:value="0" calcext:value-type="float">
            <text:p>0</text:p>
          </table:table-cell>
          <table:table-cell office:value-type="float" office:value="0.04918445" calcext:value-type="float">
            <text:p>0.04918445</text:p>
          </table:table-cell>
          <table:table-cell office:value-type="float" office:value="4.954745" calcext:value-type="float">
            <text:p>4.954745</text:p>
          </table:table-cell>
          <table:table-cell office:value-type="float" office:value="7.295537" calcext:value-type="float">
            <text:p>7.295537</text:p>
          </table:table-cell>
          <table:table-cell office:value-type="float" office:value="6.181458" calcext:value-type="float">
            <text:p>6.181458</text:p>
          </table:table-cell>
          <table:table-cell office:value-type="float" office:value="4.893084" calcext:value-type="float">
            <text:p>4.893084</text:p>
          </table:table-cell>
          <table:table-cell office:value-type="float" office:value="2.452839" calcext:value-type="float">
            <text:p>2.452839</text:p>
          </table:table-cell>
          <table:table-cell office:value-type="float" office:value="0.8650873" calcext:value-type="float">
            <text:p>0.8650873</text:p>
          </table:table-cell>
          <table:table-cell office:value-type="float" office:value="1.86998" calcext:value-type="float">
            <text:p>1.86998</text:p>
          </table:table-cell>
          <table:table-cell office:value-type="float" office:value="1.199234" calcext:value-type="float">
            <text:p>1.199234</text:p>
          </table:table-cell>
          <table:table-cell office:value-type="float" office:value="0.6360537" calcext:value-type="float">
            <text:p>0.6360537</text:p>
          </table:table-cell>
          <table:table-cell office:value-type="float" office:value="0.3969045" calcext:value-type="float">
            <text:p>0.3969045</text:p>
          </table:table-cell>
          <table:table-cell office:value-type="float" office:value="0.3348476" calcext:value-type="float">
            <text:p>0.3348476</text:p>
          </table:table-cell>
          <table:table-cell office:value-type="float" office:value="0.2965558" calcext:value-type="float">
            <text:p>0.2965558</text:p>
          </table:table-cell>
          <table:table-cell office:value-type="float" office:value="0.3244213" calcext:value-type="float">
            <text:p>0.3244213</text:p>
          </table:table-cell>
          <table:table-cell office:value-type="float" office:value="0" calcext:value-type="float">
            <text:p>0</text:p>
          </table:table-cell>
          <table:table-cell office:value-type="float" office:value="100.4083" calcext:value-type="float">
            <text:p>100.4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3111" calcext:value-type="float">
            <text:p>2.713111</text:p>
          </table:table-cell>
          <table:table-cell office:value-type="float" office:value="0" calcext:value-type="float">
            <text:p>0</text:p>
          </table:table-cell>
          <table:table-cell office:value-type="float" office:value="-0.009385595" calcext:value-type="float">
            <text:p>-0.009385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22.33362" calcext:value-type="float">
            <text:p>22.33362</text:p>
          </table:table-cell>
          <table:table-cell office:value-type="float" office:value="1122.504" calcext:value-type="float">
            <text:p>1122.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6432" calcext:value-type="float">
            <text:p>0.1426432</text:p>
          </table:table-cell>
          <table:table-cell office:value-type="float" office:value="3.806439" calcext:value-type="float">
            <text:p>3.806439</text:p>
          </table:table-cell>
          <table:table-cell office:value-type="float" office:value="0" calcext:value-type="float">
            <text:p>0</text:p>
          </table:table-cell>
          <table:table-cell office:value-type="float" office:value="0.0001253887" calcext:value-type="float">
            <text:p>0.0001253887</text:p>
          </table:table-cell>
          <table:table-cell office:value-type="float" office:value="0" calcext:value-type="float">
            <text:p>0</text:p>
          </table:table-cell>
          <table:table-cell office:value-type="float" office:value="-0.07511894" calcext:value-type="float">
            <text:p>-0.07511894</text:p>
          </table:table-cell>
          <table:table-cell office:value-type="float" office:value="-0.009115327" calcext:value-type="float">
            <text:p>-0.009115327</text:p>
          </table:table-cell>
          <table:table-cell office:value-type="float" office:value="0.0008195757" calcext:value-type="float">
            <text:p>0.0008195757</text:p>
          </table:table-cell>
          <table:table-cell office:value-type="float" office:value="0.0007076346" calcext:value-type="float">
            <text:p>0.0007076346</text:p>
          </table:table-cell>
          <table:table-cell office:value-type="float" office:value="34.90523" calcext:value-type="float">
            <text:p>34.90523</text:p>
          </table:table-cell>
          <table:table-cell office:value-type="float" office:value="0.03397863" calcext:value-type="float">
            <text:p>0.03397863</text:p>
          </table:table-cell>
          <table:table-cell office:value-type="float" office:value="0.07164381" calcext:value-type="float">
            <text:p>0.07164381</text:p>
          </table:table-cell>
          <table:table-cell office:value-type="float" office:value="0.06594936" calcext:value-type="float">
            <text:p>0.06594936</text:p>
          </table:table-cell>
          <table:table-cell office:value-type="float" office:value="0.05760149" calcext:value-type="float">
            <text:p>0.05760149</text:p>
          </table:table-cell>
          <table:table-cell office:value-type="float" office:value="0.05234614" calcext:value-type="float">
            <text:p>0.05234614</text:p>
          </table:table-cell>
          <table:table-cell office:value-type="float" office:value="0.03382038" calcext:value-type="float">
            <text:p>0.03382038</text:p>
          </table:table-cell>
          <table:table-cell office:value-type="float" office:value="0.0234172" calcext:value-type="float">
            <text:p>0.0234172</text:p>
          </table:table-cell>
          <table:table-cell office:value-type="float" office:value="0.05571335" calcext:value-type="float">
            <text:p>0.05571335</text:p>
          </table:table-cell>
          <table:table-cell office:value-type="float" office:value="0.04099446" calcext:value-type="float">
            <text:p>0.04099446</text:p>
          </table:table-cell>
          <table:table-cell office:value-type="float" office:value="0.03023774" calcext:value-type="float">
            <text:p>0.03023774</text:p>
          </table:table-cell>
          <table:table-cell office:value-type="float" office:value="0.02413954" calcext:value-type="float">
            <text:p>0.02413954</text:p>
          </table:table-cell>
          <table:table-cell office:value-type="float" office:value="0.02008339" calcext:value-type="float">
            <text:p>0.02008339</text:p>
          </table:table-cell>
          <table:table-cell office:value-type="float" office:value="0.01418998" calcext:value-type="float">
            <text:p>0.01418998</text:p>
          </table:table-cell>
          <table:table-cell office:value-type="float" office:value="0.005500304" calcext:value-type="float">
            <text:p>0.005500304</text:p>
          </table:table-cell>
          <table:table-cell office:value-type="float" office:value="0" calcext:value-type="float">
            <text:p>0</text:p>
          </table:table-cell>
          <table:table-cell office:value-type="float" office:value="0.04793084" calcext:value-type="float">
            <text:p>0.04793084</text:p>
          </table:table-cell>
          <table:table-cell office:value-type="float" office:value="4.161922" calcext:value-type="float">
            <text:p>4.161922</text:p>
          </table:table-cell>
          <table:table-cell office:value-type="float" office:value="7.544878" calcext:value-type="float">
            <text:p>7.544878</text:p>
          </table:table-cell>
          <table:table-cell office:value-type="float" office:value="6.673922" calcext:value-type="float">
            <text:p>6.673922</text:p>
          </table:table-cell>
          <table:table-cell office:value-type="float" office:value="5.057354" calcext:value-type="float">
            <text:p>5.057354</text:p>
          </table:table-cell>
          <table:table-cell office:value-type="float" office:value="2.452677" calcext:value-type="float">
            <text:p>2.452677</text:p>
          </table:table-cell>
          <table:table-cell office:value-type="float" office:value="0.8664485" calcext:value-type="float">
            <text:p>0.8664485</text:p>
          </table:table-cell>
          <table:table-cell office:value-type="float" office:value="1.875857" calcext:value-type="float">
            <text:p>1.875857</text:p>
          </table:table-cell>
          <table:table-cell office:value-type="float" office:value="1.212863" calcext:value-type="float">
            <text:p>1.212863</text:p>
          </table:table-cell>
          <table:table-cell office:value-type="float" office:value="0.6406404" calcext:value-type="float">
            <text:p>0.6406404</text:p>
          </table:table-cell>
          <table:table-cell office:value-type="float" office:value="0.3983345" calcext:value-type="float">
            <text:p>0.3983345</text:p>
          </table:table-cell>
          <table:table-cell office:value-type="float" office:value="0.3354837" calcext:value-type="float">
            <text:p>0.3354837</text:p>
          </table:table-cell>
          <table:table-cell office:value-type="float" office:value="0.2963686" calcext:value-type="float">
            <text:p>0.2963686</text:p>
          </table:table-cell>
          <table:table-cell office:value-type="float" office:value="0.3244301" calcext:value-type="float">
            <text:p>0.3244301</text:p>
          </table:table-cell>
          <table:table-cell office:value-type="float" office:value="0" calcext:value-type="float">
            <text:p>0</text:p>
          </table:table-cell>
          <table:table-cell office:value-type="float" office:value="85.16386" calcext:value-type="float">
            <text:p>85.16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9477" calcext:value-type="float">
            <text:p>2.729477</text:p>
          </table:table-cell>
          <table:table-cell office:value-type="float" office:value="0" calcext:value-type="float">
            <text:p>0</text:p>
          </table:table-cell>
          <table:table-cell office:value-type="float" office:value="-0.009440818" calcext:value-type="float">
            <text:p>-0.0094408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22.33611" calcext:value-type="float">
            <text:p>22.33611</text:p>
          </table:table-cell>
          <table:table-cell office:value-type="float" office:value="1122.475" calcext:value-type="float">
            <text:p>1122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3926" calcext:value-type="float">
            <text:p>0.1373926</text:p>
          </table:table-cell>
          <table:table-cell office:value-type="float" office:value="3.828374" calcext:value-type="float">
            <text:p>3.828374</text:p>
          </table:table-cell>
          <table:table-cell office:value-type="float" office:value="0" calcext:value-type="float">
            <text:p>0</text:p>
          </table:table-cell>
          <table:table-cell office:value-type="float" office:value="0.0001253907" calcext:value-type="float">
            <text:p>0.0001253907</text:p>
          </table:table-cell>
          <table:table-cell office:value-type="float" office:value="0" calcext:value-type="float">
            <text:p>0</text:p>
          </table:table-cell>
          <table:table-cell office:value-type="float" office:value="-0.07511885" calcext:value-type="float">
            <text:p>-0.07511885</text:p>
          </table:table-cell>
          <table:table-cell office:value-type="float" office:value="-0.009106929" calcext:value-type="float">
            <text:p>-0.009106929</text:p>
          </table:table-cell>
          <table:table-cell office:value-type="float" office:value="0.0008270539" calcext:value-type="float">
            <text:p>0.0008270539</text:p>
          </table:table-cell>
          <table:table-cell office:value-type="float" office:value="0.0007168462" calcext:value-type="float">
            <text:p>0.0007168462</text:p>
          </table:table-cell>
          <table:table-cell office:value-type="float" office:value="34.96111" calcext:value-type="float">
            <text:p>34.96111</text:p>
          </table:table-cell>
          <table:table-cell office:value-type="float" office:value="0.03348469" calcext:value-type="float">
            <text:p>0.03348469</text:p>
          </table:table-cell>
          <table:table-cell office:value-type="float" office:value="0.07170927" calcext:value-type="float">
            <text:p>0.07170927</text:p>
          </table:table-cell>
          <table:table-cell office:value-type="float" office:value="0.06752101" calcext:value-type="float">
            <text:p>0.06752101</text:p>
          </table:table-cell>
          <table:table-cell office:value-type="float" office:value="0.05951739" calcext:value-type="float">
            <text:p>0.05951739</text:p>
          </table:table-cell>
          <table:table-cell office:value-type="float" office:value="0.05383041" calcext:value-type="float">
            <text:p>0.05383041</text:p>
          </table:table-cell>
          <table:table-cell office:value-type="float" office:value="0.03391896" calcext:value-type="float">
            <text:p>0.03391896</text:p>
          </table:table-cell>
          <table:table-cell office:value-type="float" office:value="0.0233412" calcext:value-type="float">
            <text:p>0.0233412</text:p>
          </table:table-cell>
          <table:table-cell office:value-type="float" office:value="0.05557639" calcext:value-type="float">
            <text:p>0.05557639</text:p>
          </table:table-cell>
          <table:table-cell office:value-type="float" office:value="0.04100451" calcext:value-type="float">
            <text:p>0.04100451</text:p>
          </table:table-cell>
          <table:table-cell office:value-type="float" office:value="0.03027345" calcext:value-type="float">
            <text:p>0.03027345</text:p>
          </table:table-cell>
          <table:table-cell office:value-type="float" office:value="0.02415958" calcext:value-type="float">
            <text:p>0.02415958</text:p>
          </table:table-cell>
          <table:table-cell office:value-type="float" office:value="0.02008962" calcext:value-type="float">
            <text:p>0.02008962</text:p>
          </table:table-cell>
          <table:table-cell office:value-type="float" office:value="0.01420618" calcext:value-type="float">
            <text:p>0.01420618</text:p>
          </table:table-cell>
          <table:table-cell office:value-type="float" office:value="0.005522104" calcext:value-type="float">
            <text:p>0.005522104</text:p>
          </table:table-cell>
          <table:table-cell office:value-type="float" office:value="0" calcext:value-type="float">
            <text:p>0</text:p>
          </table:table-cell>
          <table:table-cell office:value-type="float" office:value="0.04563753" calcext:value-type="float">
            <text:p>0.04563753</text:p>
          </table:table-cell>
          <table:table-cell office:value-type="float" office:value="3.281" calcext:value-type="float">
            <text:p>3.281</text:p>
          </table:table-cell>
          <table:table-cell office:value-type="float" office:value="7.133551" calcext:value-type="float">
            <text:p>7.133551</text:p>
          </table:table-cell>
          <table:table-cell office:value-type="float" office:value="7.367741" calcext:value-type="float">
            <text:p>7.367741</text:p>
          </table:table-cell>
          <table:table-cell office:value-type="float" office:value="5.759076" calcext:value-type="float">
            <text:p>5.759076</text:p>
          </table:table-cell>
          <table:table-cell office:value-type="float" office:value="2.516368" calcext:value-type="float">
            <text:p>2.516368</text:p>
          </table:table-cell>
          <table:table-cell office:value-type="float" office:value="0.8826903" calcext:value-type="float">
            <text:p>0.8826903</text:p>
          </table:table-cell>
          <table:table-cell office:value-type="float" office:value="1.882356" calcext:value-type="float">
            <text:p>1.882356</text:p>
          </table:table-cell>
          <table:table-cell office:value-type="float" office:value="1.224716" calcext:value-type="float">
            <text:p>1.224716</text:p>
          </table:table-cell>
          <table:table-cell office:value-type="float" office:value="0.6452553" calcext:value-type="float">
            <text:p>0.6452553</text:p>
          </table:table-cell>
          <table:table-cell office:value-type="float" office:value="0.3997521" calcext:value-type="float">
            <text:p>0.3997521</text:p>
          </table:table-cell>
          <table:table-cell office:value-type="float" office:value="0.3360916" calcext:value-type="float">
            <text:p>0.3360916</text:p>
          </table:table-cell>
          <table:table-cell office:value-type="float" office:value="0.2962159" calcext:value-type="float">
            <text:p>0.2962159</text:p>
          </table:table-cell>
          <table:table-cell office:value-type="float" office:value="0.3244387" calcext:value-type="float">
            <text:p>0.3244387</text:p>
          </table:table-cell>
          <table:table-cell office:value-type="float" office:value="0" calcext:value-type="float">
            <text:p>0</text:p>
          </table:table-cell>
          <table:table-cell office:value-type="float" office:value="72.12923" calcext:value-type="float">
            <text:p>72.12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6095" calcext:value-type="float">
            <text:p>2.746095</text:p>
          </table:table-cell>
          <table:table-cell office:value-type="float" office:value="0" calcext:value-type="float">
            <text:p>0</text:p>
          </table:table-cell>
          <table:table-cell office:value-type="float" office:value="-0.009492475" calcext:value-type="float">
            <text:p>-0.0094924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22.34467" calcext:value-type="float">
            <text:p>22.34467</text:p>
          </table:table-cell>
          <table:table-cell office:value-type="float" office:value="1122.448" calcext:value-type="float">
            <text:p>1122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2796" calcext:value-type="float">
            <text:p>0.1332796</text:p>
          </table:table-cell>
          <table:table-cell office:value-type="float" office:value="3.840759" calcext:value-type="float">
            <text:p>3.840759</text:p>
          </table:table-cell>
          <table:table-cell office:value-type="float" office:value="0" calcext:value-type="float">
            <text:p>0</text:p>
          </table:table-cell>
          <table:table-cell office:value-type="float" office:value="0.0001257869" calcext:value-type="float">
            <text:p>0.0001257869</text:p>
          </table:table-cell>
          <table:table-cell office:value-type="float" office:value="0" calcext:value-type="float">
            <text:p>0</text:p>
          </table:table-cell>
          <table:table-cell office:value-type="float" office:value="-0.07508873" calcext:value-type="float">
            <text:p>-0.07508873</text:p>
          </table:table-cell>
          <table:table-cell office:value-type="float" office:value="-0.009100716" calcext:value-type="float">
            <text:p>-0.009100716</text:p>
          </table:table-cell>
          <table:table-cell office:value-type="float" office:value="0.0008342072" calcext:value-type="float">
            <text:p>0.0008342072</text:p>
          </table:table-cell>
          <table:table-cell office:value-type="float" office:value="0.0007264332" calcext:value-type="float">
            <text:p>0.0007264332</text:p>
          </table:table-cell>
          <table:table-cell office:value-type="float" office:value="35.04633" calcext:value-type="float">
            <text:p>35.04633</text:p>
          </table:table-cell>
          <table:table-cell office:value-type="float" office:value="0.03222737" calcext:value-type="float">
            <text:p>0.03222737</text:p>
          </table:table-cell>
          <table:table-cell office:value-type="float" office:value="0.07161482" calcext:value-type="float">
            <text:p>0.07161482</text:p>
          </table:table-cell>
          <table:table-cell office:value-type="float" office:value="0.06774474" calcext:value-type="float">
            <text:p>0.06774474</text:p>
          </table:table-cell>
          <table:table-cell office:value-type="float" office:value="0.0600674" calcext:value-type="float">
            <text:p>0.0600674</text:p>
          </table:table-cell>
          <table:table-cell office:value-type="float" office:value="0.05458699" calcext:value-type="float">
            <text:p>0.05458699</text:p>
          </table:table-cell>
          <table:table-cell office:value-type="float" office:value="0.03434926" calcext:value-type="float">
            <text:p>0.03434926</text:p>
          </table:table-cell>
          <table:table-cell office:value-type="float" office:value="0.02335907" calcext:value-type="float">
            <text:p>0.02335907</text:p>
          </table:table-cell>
          <table:table-cell office:value-type="float" office:value="0.05550626" calcext:value-type="float">
            <text:p>0.05550626</text:p>
          </table:table-cell>
          <table:table-cell office:value-type="float" office:value="0.04101178" calcext:value-type="float">
            <text:p>0.04101178</text:p>
          </table:table-cell>
          <table:table-cell office:value-type="float" office:value="0.03030715" calcext:value-type="float">
            <text:p>0.03030715</text:p>
          </table:table-cell>
          <table:table-cell office:value-type="float" office:value="0.02417905" calcext:value-type="float">
            <text:p>0.02417905</text:p>
          </table:table-cell>
          <table:table-cell office:value-type="float" office:value="0.0200954" calcext:value-type="float">
            <text:p>0.0200954</text:p>
          </table:table-cell>
          <table:table-cell office:value-type="float" office:value="0.01422131" calcext:value-type="float">
            <text:p>0.01422131</text:p>
          </table:table-cell>
          <table:table-cell office:value-type="float" office:value="0.005543558" calcext:value-type="float">
            <text:p>0.005543558</text:p>
          </table:table-cell>
          <table:table-cell office:value-type="float" office:value="0" calcext:value-type="float">
            <text:p>0</text:p>
          </table:table-cell>
          <table:table-cell office:value-type="float" office:value="0.07791224" calcext:value-type="float">
            <text:p>0.07791224</text:p>
          </table:table-cell>
          <table:table-cell office:value-type="float" office:value="2.748075" calcext:value-type="float">
            <text:p>2.748075</text:p>
          </table:table-cell>
          <table:table-cell office:value-type="float" office:value="6.641731" calcext:value-type="float">
            <text:p>6.641731</text:p>
          </table:table-cell>
          <table:table-cell office:value-type="float" office:value="7.520903" calcext:value-type="float">
            <text:p>7.520903</text:p>
          </table:table-cell>
          <table:table-cell office:value-type="float" office:value="6.250654" calcext:value-type="float">
            <text:p>6.250654</text:p>
          </table:table-cell>
          <table:table-cell office:value-type="float" office:value="2.679308" calcext:value-type="float">
            <text:p>2.679308</text:p>
          </table:table-cell>
          <table:table-cell office:value-type="float" office:value="0.8827003" calcext:value-type="float">
            <text:p>0.8827003</text:p>
          </table:table-cell>
          <table:table-cell office:value-type="float" office:value="1.894448" calcext:value-type="float">
            <text:p>1.894448</text:p>
          </table:table-cell>
          <table:table-cell office:value-type="float" office:value="1.235909" calcext:value-type="float">
            <text:p>1.235909</text:p>
          </table:table-cell>
          <table:table-cell office:value-type="float" office:value="0.649852" calcext:value-type="float">
            <text:p>0.649852</text:p>
          </table:table-cell>
          <table:table-cell office:value-type="float" office:value="0.4011564" calcext:value-type="float">
            <text:p>0.4011564</text:p>
          </table:table-cell>
          <table:table-cell office:value-type="float" office:value="0.3366894" calcext:value-type="float">
            <text:p>0.3366894</text:p>
          </table:table-cell>
          <table:table-cell office:value-type="float" office:value="0.2960766" calcext:value-type="float">
            <text:p>0.2960766</text:p>
          </table:table-cell>
          <table:table-cell office:value-type="float" office:value="0.3244485" calcext:value-type="float">
            <text:p>0.3244485</text:p>
          </table:table-cell>
          <table:table-cell office:value-type="float" office:value="0" calcext:value-type="float">
            <text:p>0</text:p>
          </table:table-cell>
          <table:table-cell office:value-type="float" office:value="62.08694" calcext:value-type="float">
            <text:p>62.08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4397" calcext:value-type="float">
            <text:p>2.754397</text:p>
          </table:table-cell>
          <table:table-cell office:value-type="float" office:value="0" calcext:value-type="float">
            <text:p>0</text:p>
          </table:table-cell>
          <table:table-cell office:value-type="float" office:value="-0.009589667" calcext:value-type="float">
            <text:p>-0.009589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22.35949" calcext:value-type="float">
            <text:p>22.35949</text:p>
          </table:table-cell>
          <table:table-cell office:value-type="float" office:value="1122.417" calcext:value-type="float">
            <text:p>1122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1022" calcext:value-type="float">
            <text:p>0.1301022</text:p>
          </table:table-cell>
          <table:table-cell office:value-type="float" office:value="3.849165" calcext:value-type="float">
            <text:p>3.849165</text:p>
          </table:table-cell>
          <table:table-cell office:value-type="float" office:value="0" calcext:value-type="float">
            <text:p>0</text:p>
          </table:table-cell>
          <table:table-cell office:value-type="float" office:value="0.000126399" calcext:value-type="float">
            <text:p>0.000126399</text:p>
          </table:table-cell>
          <table:table-cell office:value-type="float" office:value="0" calcext:value-type="float">
            <text:p>0</text:p>
          </table:table-cell>
          <table:table-cell office:value-type="float" office:value="-0.07504465" calcext:value-type="float">
            <text:p>-0.07504465</text:p>
          </table:table-cell>
          <table:table-cell office:value-type="float" office:value="-0.009147385" calcext:value-type="float">
            <text:p>-0.009147385</text:p>
          </table:table-cell>
          <table:table-cell office:value-type="float" office:value="0.0008414066" calcext:value-type="float">
            <text:p>0.0008414066</text:p>
          </table:table-cell>
          <table:table-cell office:value-type="float" office:value="0.0007349772" calcext:value-type="float">
            <text:p>0.0007349772</text:p>
          </table:table-cell>
          <table:table-cell office:value-type="float" office:value="35.0994" calcext:value-type="float">
            <text:p>35.0994</text:p>
          </table:table-cell>
          <table:table-cell office:value-type="float" office:value="0.03007895" calcext:value-type="float">
            <text:p>0.03007895</text:p>
          </table:table-cell>
          <table:table-cell office:value-type="float" office:value="0.07291394" calcext:value-type="float">
            <text:p>0.07291394</text:p>
          </table:table-cell>
          <table:table-cell office:value-type="float" office:value="0.06761704" calcext:value-type="float">
            <text:p>0.06761704</text:p>
          </table:table-cell>
          <table:table-cell office:value-type="float" office:value="0.06021306" calcext:value-type="float">
            <text:p>0.06021306</text:p>
          </table:table-cell>
          <table:table-cell office:value-type="float" office:value="0.05483366" calcext:value-type="float">
            <text:p>0.05483366</text:p>
          </table:table-cell>
          <table:table-cell office:value-type="float" office:value="0.03486279" calcext:value-type="float">
            <text:p>0.03486279</text:p>
          </table:table-cell>
          <table:table-cell office:value-type="float" office:value="0.02342033" calcext:value-type="float">
            <text:p>0.02342033</text:p>
          </table:table-cell>
          <table:table-cell office:value-type="float" office:value="0.05548428" calcext:value-type="float">
            <text:p>0.05548428</text:p>
          </table:table-cell>
          <table:table-cell office:value-type="float" office:value="0.04102283" calcext:value-type="float">
            <text:p>0.04102283</text:p>
          </table:table-cell>
          <table:table-cell office:value-type="float" office:value="0.03033935" calcext:value-type="float">
            <text:p>0.03033935</text:p>
          </table:table-cell>
          <table:table-cell office:value-type="float" office:value="0.02419798" calcext:value-type="float">
            <text:p>0.02419798</text:p>
          </table:table-cell>
          <table:table-cell office:value-type="float" office:value="0.02010077" calcext:value-type="float">
            <text:p>0.02010077</text:p>
          </table:table-cell>
          <table:table-cell office:value-type="float" office:value="0.01423575" calcext:value-type="float">
            <text:p>0.01423575</text:p>
          </table:table-cell>
          <table:table-cell office:value-type="float" office:value="0.005564494" calcext:value-type="float">
            <text:p>0.005564494</text:p>
          </table:table-cell>
          <table:table-cell office:value-type="float" office:value="0" calcext:value-type="float">
            <text:p>0</text:p>
          </table:table-cell>
          <table:table-cell office:value-type="float" office:value="0.06687903" calcext:value-type="float">
            <text:p>0.06687903</text:p>
          </table:table-cell>
          <table:table-cell office:value-type="float" office:value="3.01141" calcext:value-type="float">
            <text:p>3.01141</text:p>
          </table:table-cell>
          <table:table-cell office:value-type="float" office:value="6.328445" calcext:value-type="float">
            <text:p>6.328445</text:p>
          </table:table-cell>
          <table:table-cell office:value-type="float" office:value="7.286485" calcext:value-type="float">
            <text:p>7.286485</text:p>
          </table:table-cell>
          <table:table-cell office:value-type="float" office:value="6.217059" calcext:value-type="float">
            <text:p>6.217059</text:p>
          </table:table-cell>
          <table:table-cell office:value-type="float" office:value="2.778881" calcext:value-type="float">
            <text:p>2.778881</text:p>
          </table:table-cell>
          <table:table-cell office:value-type="float" office:value="0.8596162" calcext:value-type="float">
            <text:p>0.8596162</text:p>
          </table:table-cell>
          <table:table-cell office:value-type="float" office:value="1.910161" calcext:value-type="float">
            <text:p>1.910161</text:p>
          </table:table-cell>
          <table:table-cell office:value-type="float" office:value="1.24801" calcext:value-type="float">
            <text:p>1.24801</text:p>
          </table:table-cell>
          <table:table-cell office:value-type="float" office:value="0.6544377" calcext:value-type="float">
            <text:p>0.6544377</text:p>
          </table:table-cell>
          <table:table-cell office:value-type="float" office:value="0.4025472" calcext:value-type="float">
            <text:p>0.4025472</text:p>
          </table:table-cell>
          <table:table-cell office:value-type="float" office:value="0.3372802" calcext:value-type="float">
            <text:p>0.3372802</text:p>
          </table:table-cell>
          <table:table-cell office:value-type="float" office:value="0.2959586" calcext:value-type="float">
            <text:p>0.2959586</text:p>
          </table:table-cell>
          <table:table-cell office:value-type="float" office:value="0.3244574" calcext:value-type="float">
            <text:p>0.3244574</text:p>
          </table:table-cell>
          <table:table-cell office:value-type="float" office:value="0" calcext:value-type="float">
            <text:p>0</text:p>
          </table:table-cell>
          <table:table-cell office:value-type="float" office:value="54.04183" calcext:value-type="float">
            <text:p>54.04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9779" calcext:value-type="float">
            <text:p>2.759779</text:p>
          </table:table-cell>
          <table:table-cell office:value-type="float" office:value="0" calcext:value-type="float">
            <text:p>0</text:p>
          </table:table-cell>
          <table:table-cell office:value-type="float" office:value="-0.009728133" calcext:value-type="float">
            <text:p>-0.0097281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22.35455" calcext:value-type="float">
            <text:p>22.35455</text:p>
          </table:table-cell>
          <table:table-cell office:value-type="float" office:value="1122.388" calcext:value-type="float">
            <text:p>1122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4217" calcext:value-type="float">
            <text:p>0.1274217</text:p>
          </table:table-cell>
          <table:table-cell office:value-type="float" office:value="3.876464" calcext:value-type="float">
            <text:p>3.876464</text:p>
          </table:table-cell>
          <table:table-cell office:value-type="float" office:value="0" calcext:value-type="float">
            <text:p>0</text:p>
          </table:table-cell>
          <table:table-cell office:value-type="float" office:value="0.000126448" calcext:value-type="float">
            <text:p>0.000126448</text:p>
          </table:table-cell>
          <table:table-cell office:value-type="float" office:value="0" calcext:value-type="float">
            <text:p>0</text:p>
          </table:table-cell>
          <table:table-cell office:value-type="float" office:value="-0.07504116" calcext:value-type="float">
            <text:p>-0.07504116</text:p>
          </table:table-cell>
          <table:table-cell office:value-type="float" office:value="-0.009156073" calcext:value-type="float">
            <text:p>-0.009156073</text:p>
          </table:table-cell>
          <table:table-cell office:value-type="float" office:value="0.0008486262" calcext:value-type="float">
            <text:p>0.0008486262</text:p>
          </table:table-cell>
          <table:table-cell office:value-type="float" office:value="0.0007449567" calcext:value-type="float">
            <text:p>0.0007449567</text:p>
          </table:table-cell>
          <table:table-cell office:value-type="float" office:value="35.1371" calcext:value-type="float">
            <text:p>35.1371</text:p>
          </table:table-cell>
          <table:table-cell office:value-type="float" office:value="0.03091659" calcext:value-type="float">
            <text:p>0.03091659</text:p>
          </table:table-cell>
          <table:table-cell office:value-type="float" office:value="0.07365949" calcext:value-type="float">
            <text:p>0.07365949</text:p>
          </table:table-cell>
          <table:table-cell office:value-type="float" office:value="0.06861734" calcext:value-type="float">
            <text:p>0.06861734</text:p>
          </table:table-cell>
          <table:table-cell office:value-type="float" office:value="0.0608695" calcext:value-type="float">
            <text:p>0.0608695</text:p>
          </table:table-cell>
          <table:table-cell office:value-type="float" office:value="0.05525878" calcext:value-type="float">
            <text:p>0.05525878</text:p>
          </table:table-cell>
          <table:table-cell office:value-type="float" office:value="0.0349295" calcext:value-type="float">
            <text:p>0.0349295</text:p>
          </table:table-cell>
          <table:table-cell office:value-type="float" office:value="0.02356809" calcext:value-type="float">
            <text:p>0.02356809</text:p>
          </table:table-cell>
          <table:table-cell office:value-type="float" office:value="0.05543552" calcext:value-type="float">
            <text:p>0.05543552</text:p>
          </table:table-cell>
          <table:table-cell office:value-type="float" office:value="0.04103657" calcext:value-type="float">
            <text:p>0.04103657</text:p>
          </table:table-cell>
          <table:table-cell office:value-type="float" office:value="0.03037039" calcext:value-type="float">
            <text:p>0.03037039</text:p>
          </table:table-cell>
          <table:table-cell office:value-type="float" office:value="0.02421642" calcext:value-type="float">
            <text:p>0.02421642</text:p>
          </table:table-cell>
          <table:table-cell office:value-type="float" office:value="0.02010573" calcext:value-type="float">
            <text:p>0.02010573</text:p>
          </table:table-cell>
          <table:table-cell office:value-type="float" office:value="0.01424938" calcext:value-type="float">
            <text:p>0.01424938</text:p>
          </table:table-cell>
          <table:table-cell office:value-type="float" office:value="0.005584941" calcext:value-type="float">
            <text:p>0.005584941</text:p>
          </table:table-cell>
          <table:table-cell office:value-type="float" office:value="0" calcext:value-type="float">
            <text:p>0</text:p>
          </table:table-cell>
          <table:table-cell office:value-type="float" office:value="0.05205849" calcext:value-type="float">
            <text:p>0.05205849</text:p>
          </table:table-cell>
          <table:table-cell office:value-type="float" office:value="2.906423" calcext:value-type="float">
            <text:p>2.906423</text:p>
          </table:table-cell>
          <table:table-cell office:value-type="float" office:value="6.394258" calcext:value-type="float">
            <text:p>6.394258</text:p>
          </table:table-cell>
          <table:table-cell office:value-type="float" office:value="7.435148" calcext:value-type="float">
            <text:p>7.435148</text:p>
          </table:table-cell>
          <table:table-cell office:value-type="float" office:value="6.341453" calcext:value-type="float">
            <text:p>6.341453</text:p>
          </table:table-cell>
          <table:table-cell office:value-type="float" office:value="2.785559" calcext:value-type="float">
            <text:p>2.785559</text:p>
          </table:table-cell>
          <table:table-cell office:value-type="float" office:value="0.887959" calcext:value-type="float">
            <text:p>0.887959</text:p>
          </table:table-cell>
          <table:table-cell office:value-type="float" office:value="1.920658" calcext:value-type="float">
            <text:p>1.920658</text:p>
          </table:table-cell>
          <table:table-cell office:value-type="float" office:value="1.260804" calcext:value-type="float">
            <text:p>1.260804</text:p>
          </table:table-cell>
          <table:table-cell office:value-type="float" office:value="0.6590505" calcext:value-type="float">
            <text:p>0.6590505</text:p>
          </table:table-cell>
          <table:table-cell office:value-type="float" office:value="0.4039252" calcext:value-type="float">
            <text:p>0.4039252</text:p>
          </table:table-cell>
          <table:table-cell office:value-type="float" office:value="0.3378632" calcext:value-type="float">
            <text:p>0.3378632</text:p>
          </table:table-cell>
          <table:table-cell office:value-type="float" office:value="0.2958518" calcext:value-type="float">
            <text:p>0.2958518</text:p>
          </table:table-cell>
          <table:table-cell office:value-type="float" office:value="0.3244659" calcext:value-type="float">
            <text:p>0.3244659</text:p>
          </table:table-cell>
          <table:table-cell office:value-type="float" office:value="0" calcext:value-type="float">
            <text:p>0</text:p>
          </table:table-cell>
          <table:table-cell office:value-type="float" office:value="47.10952" calcext:value-type="float">
            <text:p>47.1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4395" calcext:value-type="float">
            <text:p>2.784395</text:p>
          </table:table-cell>
          <table:table-cell office:value-type="float" office:value="0" calcext:value-type="float">
            <text:p>0</text:p>
          </table:table-cell>
          <table:table-cell office:value-type="float" office:value="-0.0098503" calcext:value-type="float">
            <text:p>-0.00985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22.3506" calcext:value-type="float">
            <text:p>22.3506</text:p>
          </table:table-cell>
          <table:table-cell office:value-type="float" office:value="1122.36" calcext:value-type="float">
            <text:p>112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2358" calcext:value-type="float">
            <text:p>0.1252358</text:p>
          </table:table-cell>
          <table:table-cell office:value-type="float" office:value="3.900019" calcext:value-type="float">
            <text:p>3.900019</text:p>
          </table:table-cell>
          <table:table-cell office:value-type="float" office:value="0" calcext:value-type="float">
            <text:p>0</text:p>
          </table:table-cell>
          <table:table-cell office:value-type="float" office:value="0.0001264511" calcext:value-type="float">
            <text:p>0.0001264511</text:p>
          </table:table-cell>
          <table:table-cell office:value-type="float" office:value="0" calcext:value-type="float">
            <text:p>0</text:p>
          </table:table-cell>
          <table:table-cell office:value-type="float" office:value="-0.075041" calcext:value-type="float">
            <text:p>-0.075041</text:p>
          </table:table-cell>
          <table:table-cell office:value-type="float" office:value="-0.009149453" calcext:value-type="float">
            <text:p>-0.009149453</text:p>
          </table:table-cell>
          <table:table-cell office:value-type="float" office:value="0.0008554751" calcext:value-type="float">
            <text:p>0.0008554751</text:p>
          </table:table-cell>
          <table:table-cell office:value-type="float" office:value="0.0007555931" calcext:value-type="float">
            <text:p>0.0007555931</text:p>
          </table:table-cell>
          <table:table-cell office:value-type="float" office:value="35.18882" calcext:value-type="float">
            <text:p>35.18882</text:p>
          </table:table-cell>
          <table:table-cell office:value-type="float" office:value="0.03126973" calcext:value-type="float">
            <text:p>0.03126973</text:p>
          </table:table-cell>
          <table:table-cell office:value-type="float" office:value="0.07195354" calcext:value-type="float">
            <text:p>0.07195354</text:p>
          </table:table-cell>
          <table:table-cell office:value-type="float" office:value="0.06959725" calcext:value-type="float">
            <text:p>0.06959725</text:p>
          </table:table-cell>
          <table:table-cell office:value-type="float" office:value="0.06264479" calcext:value-type="float">
            <text:p>0.06264479</text:p>
          </table:table-cell>
          <table:table-cell office:value-type="float" office:value="0.0571086" calcext:value-type="float">
            <text:p>0.0571086</text:p>
          </table:table-cell>
          <table:table-cell office:value-type="float" office:value="0.03511947" calcext:value-type="float">
            <text:p>0.03511947</text:p>
          </table:table-cell>
          <table:table-cell office:value-type="float" office:value="0.02367808" calcext:value-type="float">
            <text:p>0.02367808</text:p>
          </table:table-cell>
          <table:table-cell office:value-type="float" office:value="0.05534807" calcext:value-type="float">
            <text:p>0.05534807</text:p>
          </table:table-cell>
          <table:table-cell office:value-type="float" office:value="0.04105353" calcext:value-type="float">
            <text:p>0.04105353</text:p>
          </table:table-cell>
          <table:table-cell office:value-type="float" office:value="0.03040121" calcext:value-type="float">
            <text:p>0.03040121</text:p>
          </table:table-cell>
          <table:table-cell office:value-type="float" office:value="0.02423494" calcext:value-type="float">
            <text:p>0.02423494</text:p>
          </table:table-cell>
          <table:table-cell office:value-type="float" office:value="0.02010992" calcext:value-type="float">
            <text:p>0.02010992</text:p>
          </table:table-cell>
          <table:table-cell office:value-type="float" office:value="0.01426221" calcext:value-type="float">
            <text:p>0.01426221</text:p>
          </table:table-cell>
          <table:table-cell office:value-type="float" office:value="0.00560497" calcext:value-type="float">
            <text:p>0.00560497</text:p>
          </table:table-cell>
          <table:table-cell office:value-type="float" office:value="0" calcext:value-type="float">
            <text:p>0</text:p>
          </table:table-cell>
          <table:table-cell office:value-type="float" office:value="0.04262529" calcext:value-type="float">
            <text:p>0.04262529</text:p>
          </table:table-cell>
          <table:table-cell office:value-type="float" office:value="2.169561" calcext:value-type="float">
            <text:p>2.169561</text:p>
          </table:table-cell>
          <table:table-cell office:value-type="float" office:value="5.768554" calcext:value-type="float">
            <text:p>5.768554</text:p>
          </table:table-cell>
          <table:table-cell office:value-type="float" office:value="7.767989" calcext:value-type="float">
            <text:p>7.767989</text:p>
          </table:table-cell>
          <table:table-cell office:value-type="float" office:value="7.203485" calcext:value-type="float">
            <text:p>7.203485</text:p>
          </table:table-cell>
          <table:table-cell office:value-type="float" office:value="2.941623" calcext:value-type="float">
            <text:p>2.941623</text:p>
          </table:table-cell>
          <table:table-cell office:value-type="float" office:value="0.9622975" calcext:value-type="float">
            <text:p>0.9622975</text:p>
          </table:table-cell>
          <table:table-cell office:value-type="float" office:value="1.928658" calcext:value-type="float">
            <text:p>1.928658</text:p>
          </table:table-cell>
          <table:table-cell office:value-type="float" office:value="1.274413" calcext:value-type="float">
            <text:p>1.274413</text:p>
          </table:table-cell>
          <table:table-cell office:value-type="float" office:value="0.6638522" calcext:value-type="float">
            <text:p>0.6638522</text:p>
          </table:table-cell>
          <table:table-cell office:value-type="float" office:value="0.4053357" calcext:value-type="float">
            <text:p>0.4053357</text:p>
          </table:table-cell>
          <table:table-cell office:value-type="float" office:value="0.3384055" calcext:value-type="float">
            <text:p>0.3384055</text:p>
          </table:table-cell>
          <table:table-cell office:value-type="float" office:value="0.2957562" calcext:value-type="float">
            <text:p>0.2957562</text:p>
          </table:table-cell>
          <table:table-cell office:value-type="float" office:value="0.3244744" calcext:value-type="float">
            <text:p>0.3244744</text:p>
          </table:table-cell>
          <table:table-cell office:value-type="float" office:value="0" calcext:value-type="float">
            <text:p>0</text:p>
          </table:table-cell>
          <table:table-cell office:value-type="float" office:value="41.4148" calcext:value-type="float">
            <text:p>41.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5703" calcext:value-type="float">
            <text:p>2.805703</text:p>
          </table:table-cell>
          <table:table-cell office:value-type="float" office:value="0" calcext:value-type="float">
            <text:p>0</text:p>
          </table:table-cell>
          <table:table-cell office:value-type="float" office:value="-0.009917078" calcext:value-type="float">
            <text:p>-0.0099170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22.32567" calcext:value-type="float">
            <text:p>22.32567</text:p>
          </table:table-cell>
          <table:table-cell office:value-type="float" office:value="1122.35" calcext:value-type="float">
            <text:p>112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0751" calcext:value-type="float">
            <text:p>0.1230751</text:p>
          </table:table-cell>
          <table:table-cell office:value-type="float" office:value="3.926935" calcext:value-type="float">
            <text:p>3.926935</text:p>
          </table:table-cell>
          <table:table-cell office:value-type="float" office:value="0" calcext:value-type="float">
            <text:p>0</text:p>
          </table:table-cell>
          <table:table-cell office:value-type="float" office:value="0.0001264713" calcext:value-type="float">
            <text:p>0.0001264713</text:p>
          </table:table-cell>
          <table:table-cell office:value-type="float" office:value="0" calcext:value-type="float">
            <text:p>0</text:p>
          </table:table-cell>
          <table:table-cell office:value-type="float" office:value="-0.07503933" calcext:value-type="float">
            <text:p>-0.07503933</text:p>
          </table:table-cell>
          <table:table-cell office:value-type="float" office:value="-0.00915768" calcext:value-type="float">
            <text:p>-0.00915768</text:p>
          </table:table-cell>
          <table:table-cell office:value-type="float" office:value="0.0008618064" calcext:value-type="float">
            <text:p>0.0008618064</text:p>
          </table:table-cell>
          <table:table-cell office:value-type="float" office:value="0.0007708652" calcext:value-type="float">
            <text:p>0.0007708652</text:p>
          </table:table-cell>
          <table:table-cell office:value-type="float" office:value="35.38655" calcext:value-type="float">
            <text:p>35.38655</text:p>
          </table:table-cell>
          <table:table-cell office:value-type="float" office:value="0.0304456" calcext:value-type="float">
            <text:p>0.0304456</text:p>
          </table:table-cell>
          <table:table-cell office:value-type="float" office:value="0.06610076" calcext:value-type="float">
            <text:p>0.06610076</text:p>
          </table:table-cell>
          <table:table-cell office:value-type="float" office:value="0.06773733" calcext:value-type="float">
            <text:p>0.06773733</text:p>
          </table:table-cell>
          <table:table-cell office:value-type="float" office:value="0.06183495" calcext:value-type="float">
            <text:p>0.06183495</text:p>
          </table:table-cell>
          <table:table-cell office:value-type="float" office:value="0.05721852" calcext:value-type="float">
            <text:p>0.05721852</text:p>
          </table:table-cell>
          <table:table-cell office:value-type="float" office:value="0.0352833" calcext:value-type="float">
            <text:p>0.0352833</text:p>
          </table:table-cell>
          <table:table-cell office:value-type="float" office:value="0.02407848" calcext:value-type="float">
            <text:p>0.02407848</text:p>
          </table:table-cell>
          <table:table-cell office:value-type="float" office:value="0.05525323" calcext:value-type="float">
            <text:p>0.05525323</text:p>
          </table:table-cell>
          <table:table-cell office:value-type="float" office:value="0.04106282" calcext:value-type="float">
            <text:p>0.04106282</text:p>
          </table:table-cell>
          <table:table-cell office:value-type="float" office:value="0.03043307" calcext:value-type="float">
            <text:p>0.03043307</text:p>
          </table:table-cell>
          <table:table-cell office:value-type="float" office:value="0.02425292" calcext:value-type="float">
            <text:p>0.02425292</text:p>
          </table:table-cell>
          <table:table-cell office:value-type="float" office:value="0.02011369" calcext:value-type="float">
            <text:p>0.02011369</text:p>
          </table:table-cell>
          <table:table-cell office:value-type="float" office:value="0.01427426" calcext:value-type="float">
            <text:p>0.01427426</text:p>
          </table:table-cell>
          <table:table-cell office:value-type="float" office:value="0.005624592" calcext:value-type="float">
            <text:p>0.005624592</text:p>
          </table:table-cell>
          <table:table-cell office:value-type="float" office:value="0" calcext:value-type="float">
            <text:p>0</text:p>
          </table:table-cell>
          <table:table-cell office:value-type="float" office:value="0.02403389" calcext:value-type="float">
            <text:p>0.02403389</text:p>
          </table:table-cell>
          <table:table-cell office:value-type="float" office:value="1.486828" calcext:value-type="float">
            <text:p>1.486828</text:p>
          </table:table-cell>
          <table:table-cell office:value-type="float" office:value="4.698718" calcext:value-type="float">
            <text:p>4.698718</text:p>
          </table:table-cell>
          <table:table-cell office:value-type="float" office:value="7.402337" calcext:value-type="float">
            <text:p>7.402337</text:p>
          </table:table-cell>
          <table:table-cell office:value-type="float" office:value="7.787935" calcext:value-type="float">
            <text:p>7.787935</text:p>
          </table:table-cell>
          <table:table-cell office:value-type="float" office:value="3.419439" calcext:value-type="float">
            <text:p>3.419439</text:p>
          </table:table-cell>
          <table:table-cell office:value-type="float" office:value="1.241831" calcext:value-type="float">
            <text:p>1.241831</text:p>
          </table:table-cell>
          <table:table-cell office:value-type="float" office:value="1.94264" calcext:value-type="float">
            <text:p>1.94264</text:p>
          </table:table-cell>
          <table:table-cell office:value-type="float" office:value="1.287505" calcext:value-type="float">
            <text:p>1.287505</text:p>
          </table:table-cell>
          <table:table-cell office:value-type="float" office:value="0.669077" calcext:value-type="float">
            <text:p>0.669077</text:p>
          </table:table-cell>
          <table:table-cell office:value-type="float" office:value="0.4067269" calcext:value-type="float">
            <text:p>0.4067269</text:p>
          </table:table-cell>
          <table:table-cell office:value-type="float" office:value="0.3389427" calcext:value-type="float">
            <text:p>0.3389427</text:p>
          </table:table-cell>
          <table:table-cell office:value-type="float" office:value="0.2956659" calcext:value-type="float">
            <text:p>0.2956659</text:p>
          </table:table-cell>
          <table:table-cell office:value-type="float" office:value="0.3244829" calcext:value-type="float">
            <text:p>0.3244829</text:p>
          </table:table-cell>
          <table:table-cell office:value-type="float" office:value="0" calcext:value-type="float">
            <text:p>0</text:p>
          </table:table-cell>
          <table:table-cell office:value-type="float" office:value="37.39228" calcext:value-type="float">
            <text:p>37.39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074" calcext:value-type="float">
            <text:p>2.83074</text:p>
          </table:table-cell>
          <table:table-cell office:value-type="float" office:value="0" calcext:value-type="float">
            <text:p>0</text:p>
          </table:table-cell>
          <table:table-cell office:value-type="float" office:value="-0.0102199" calcext:value-type="float">
            <text:p>-0.0102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22.28654" calcext:value-type="float">
            <text:p>22.28654</text:p>
          </table:table-cell>
          <table:table-cell office:value-type="float" office:value="1122.33" calcext:value-type="float">
            <text:p>112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6254" calcext:value-type="float">
            <text:p>0.1216254</text:p>
          </table:table-cell>
          <table:table-cell office:value-type="float" office:value="3.977077" calcext:value-type="float">
            <text:p>3.977077</text:p>
          </table:table-cell>
          <table:table-cell office:value-type="float" office:value="0" calcext:value-type="float">
            <text:p>0</text:p>
          </table:table-cell>
          <table:table-cell office:value-type="float" office:value="0.0001265985" calcext:value-type="float">
            <text:p>0.0001265985</text:p>
          </table:table-cell>
          <table:table-cell office:value-type="float" office:value="0" calcext:value-type="float">
            <text:p>0</text:p>
          </table:table-cell>
          <table:table-cell office:value-type="float" office:value="-0.07502519" calcext:value-type="float">
            <text:p>-0.07502519</text:p>
          </table:table-cell>
          <table:table-cell office:value-type="float" office:value="-0.009185439" calcext:value-type="float">
            <text:p>-0.009185439</text:p>
          </table:table-cell>
          <table:table-cell office:value-type="float" office:value="0.0008678192" calcext:value-type="float">
            <text:p>0.0008678192</text:p>
          </table:table-cell>
          <table:table-cell office:value-type="float" office:value="0.0008125867" calcext:value-type="float">
            <text:p>0.0008125867</text:p>
          </table:table-cell>
          <table:table-cell office:value-type="float" office:value="35.79686" calcext:value-type="float">
            <text:p>35.79686</text:p>
          </table:table-cell>
          <table:table-cell office:value-type="float" office:value="0.03394208" calcext:value-type="float">
            <text:p>0.03394208</text:p>
          </table:table-cell>
          <table:table-cell office:value-type="float" office:value="0.07559466" calcext:value-type="float">
            <text:p>0.07559466</text:p>
          </table:table-cell>
          <table:table-cell office:value-type="float" office:value="0.06741253" calcext:value-type="float">
            <text:p>0.06741253</text:p>
          </table:table-cell>
          <table:table-cell office:value-type="float" office:value="0.06019697" calcext:value-type="float">
            <text:p>0.06019697</text:p>
          </table:table-cell>
          <table:table-cell office:value-type="float" office:value="0.05481968" calcext:value-type="float">
            <text:p>0.05481968</text:p>
          </table:table-cell>
          <table:table-cell office:value-type="float" office:value="0.03355699" calcext:value-type="float">
            <text:p>0.03355699</text:p>
          </table:table-cell>
          <table:table-cell office:value-type="float" office:value="0.02369024" calcext:value-type="float">
            <text:p>0.02369024</text:p>
          </table:table-cell>
          <table:table-cell office:value-type="float" office:value="0.05498395" calcext:value-type="float">
            <text:p>0.05498395</text:p>
          </table:table-cell>
          <table:table-cell office:value-type="float" office:value="0.04105139" calcext:value-type="float">
            <text:p>0.04105139</text:p>
          </table:table-cell>
          <table:table-cell office:value-type="float" office:value="0.03046265" calcext:value-type="float">
            <text:p>0.03046265</text:p>
          </table:table-cell>
          <table:table-cell office:value-type="float" office:value="0.02427049" calcext:value-type="float">
            <text:p>0.02427049</text:p>
          </table:table-cell>
          <table:table-cell office:value-type="float" office:value="0.0201172" calcext:value-type="float">
            <text:p>0.0201172</text:p>
          </table:table-cell>
          <table:table-cell office:value-type="float" office:value="0.01428559" calcext:value-type="float">
            <text:p>0.01428559</text:p>
          </table:table-cell>
          <table:table-cell office:value-type="float" office:value="0.005643834" calcext:value-type="float">
            <text:p>0.005643834</text:p>
          </table:table-cell>
          <table:table-cell office:value-type="float" office:value="0" calcext:value-type="float">
            <text:p>0</text:p>
          </table:table-cell>
          <table:table-cell office:value-type="float" office:value="0.03358028" calcext:value-type="float">
            <text:p>0.03358028</text:p>
          </table:table-cell>
          <table:table-cell office:value-type="float" office:value="1.655661" calcext:value-type="float">
            <text:p>1.655661</text:p>
          </table:table-cell>
          <table:table-cell office:value-type="float" office:value="4.546168" calcext:value-type="float">
            <text:p>4.546168</text:p>
          </table:table-cell>
          <table:table-cell office:value-type="float" office:value="6.924293" calcext:value-type="float">
            <text:p>6.924293</text:p>
          </table:table-cell>
          <table:table-cell office:value-type="float" office:value="7.361251" calcext:value-type="float">
            <text:p>7.361251</text:p>
          </table:table-cell>
          <table:table-cell office:value-type="float" office:value="3.614965" calcext:value-type="float">
            <text:p>3.614965</text:p>
          </table:table-cell>
          <table:table-cell office:value-type="float" office:value="1.592564" calcext:value-type="float">
            <text:p>1.592564</text:p>
          </table:table-cell>
          <table:table-cell office:value-type="float" office:value="1.981114" calcext:value-type="float">
            <text:p>1.981114</text:p>
          </table:table-cell>
          <table:table-cell office:value-type="float" office:value="1.303123" calcext:value-type="float">
            <text:p>1.303123</text:p>
          </table:table-cell>
          <table:table-cell office:value-type="float" office:value="0.6743447" calcext:value-type="float">
            <text:p>0.6743447</text:p>
          </table:table-cell>
          <table:table-cell office:value-type="float" office:value="0.4081127" calcext:value-type="float">
            <text:p>0.4081127</text:p>
          </table:table-cell>
          <table:table-cell office:value-type="float" office:value="0.3394858" calcext:value-type="float">
            <text:p>0.3394858</text:p>
          </table:table-cell>
          <table:table-cell office:value-type="float" office:value="0.2955856" calcext:value-type="float">
            <text:p>0.2955856</text:p>
          </table:table-cell>
          <table:table-cell office:value-type="float" office:value="0.3244913" calcext:value-type="float">
            <text:p>0.3244913</text:p>
          </table:table-cell>
          <table:table-cell office:value-type="float" office:value="0" calcext:value-type="float">
            <text:p>0</text:p>
          </table:table-cell>
          <table:table-cell office:value-type="float" office:value="34.93531" calcext:value-type="float">
            <text:p>34.9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9616" calcext:value-type="float">
            <text:p>2.879616</text:p>
          </table:table-cell>
          <table:table-cell office:value-type="float" office:value="0" calcext:value-type="float">
            <text:p>0</text:p>
          </table:table-cell>
          <table:table-cell office:value-type="float" office:value="-0.01046898" calcext:value-type="float">
            <text:p>-0.010468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22.27499" calcext:value-type="float">
            <text:p>22.27499</text:p>
          </table:table-cell>
          <table:table-cell office:value-type="float" office:value="1122.298" calcext:value-type="float">
            <text:p>1122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6554" calcext:value-type="float">
            <text:p>0.1196554</text:p>
          </table:table-cell>
          <table:table-cell office:value-type="float" office:value="4.010615" calcext:value-type="float">
            <text:p>4.010615</text:p>
          </table:table-cell>
          <table:table-cell office:value-type="float" office:value="0" calcext:value-type="float">
            <text:p>0</text:p>
          </table:table-cell>
          <table:table-cell office:value-type="float" office:value="0.0001269762" calcext:value-type="float">
            <text:p>0.0001269762</text:p>
          </table:table-cell>
          <table:table-cell office:value-type="float" office:value="0" calcext:value-type="float">
            <text:p>0</text:p>
          </table:table-cell>
          <table:table-cell office:value-type="float" office:value="-0.07497392" calcext:value-type="float">
            <text:p>-0.07497392</text:p>
          </table:table-cell>
          <table:table-cell office:value-type="float" office:value="-0.009350804" calcext:value-type="float">
            <text:p>-0.009350804</text:p>
          </table:table-cell>
          <table:table-cell office:value-type="float" office:value="0.0008739404" calcext:value-type="float">
            <text:p>0.0008739404</text:p>
          </table:table-cell>
          <table:table-cell office:value-type="float" office:value="0.0008486492" calcext:value-type="float">
            <text:p>0.0008486492</text:p>
          </table:table-cell>
          <table:table-cell office:value-type="float" office:value="36.09899" calcext:value-type="float">
            <text:p>36.09899</text:p>
          </table:table-cell>
          <table:table-cell office:value-type="float" office:value="0.03840343" calcext:value-type="float">
            <text:p>0.03840343</text:p>
          </table:table-cell>
          <table:table-cell office:value-type="float" office:value="0.07882887" calcext:value-type="float">
            <text:p>0.07882887</text:p>
          </table:table-cell>
          <table:table-cell office:value-type="float" office:value="0.06615981" calcext:value-type="float">
            <text:p>0.06615981</text:p>
          </table:table-cell>
          <table:table-cell office:value-type="float" office:value="0.05873111" calcext:value-type="float">
            <text:p>0.05873111</text:p>
          </table:table-cell>
          <table:table-cell office:value-type="float" office:value="0.05339655" calcext:value-type="float">
            <text:p>0.05339655</text:p>
          </table:table-cell>
          <table:table-cell office:value-type="float" office:value="0.03210436" calcext:value-type="float">
            <text:p>0.03210436</text:p>
          </table:table-cell>
          <table:table-cell office:value-type="float" office:value="0.02231386" calcext:value-type="float">
            <text:p>0.02231386</text:p>
          </table:table-cell>
          <table:table-cell office:value-type="float" office:value="0.0544023" calcext:value-type="float">
            <text:p>0.0544023</text:p>
          </table:table-cell>
          <table:table-cell office:value-type="float" office:value="0.04097431" calcext:value-type="float">
            <text:p>0.04097431</text:p>
          </table:table-cell>
          <table:table-cell office:value-type="float" office:value="0.03048666" calcext:value-type="float">
            <text:p>0.03048666</text:p>
          </table:table-cell>
          <table:table-cell office:value-type="float" office:value="0.02428743" calcext:value-type="float">
            <text:p>0.02428743</text:p>
          </table:table-cell>
          <table:table-cell office:value-type="float" office:value="0.02012043" calcext:value-type="float">
            <text:p>0.02012043</text:p>
          </table:table-cell>
          <table:table-cell office:value-type="float" office:value="0.01429617" calcext:value-type="float">
            <text:p>0.01429617</text:p>
          </table:table-cell>
          <table:table-cell office:value-type="float" office:value="0.005662762" calcext:value-type="float">
            <text:p>0.005662762</text:p>
          </table:table-cell>
          <table:table-cell office:value-type="float" office:value="0" calcext:value-type="float">
            <text:p>0</text:p>
          </table:table-cell>
          <table:table-cell office:value-type="float" office:value="0.06002431" calcext:value-type="float">
            <text:p>0.06002431</text:p>
          </table:table-cell>
          <table:table-cell office:value-type="float" office:value="2.688773" calcext:value-type="float">
            <text:p>2.688773</text:p>
          </table:table-cell>
          <table:table-cell office:value-type="float" office:value="4.875363" calcext:value-type="float">
            <text:p>4.875363</text:p>
          </table:table-cell>
          <table:table-cell office:value-type="float" office:value="6.722569" calcext:value-type="float">
            <text:p>6.722569</text:p>
          </table:table-cell>
          <table:table-cell office:value-type="float" office:value="6.869761" calcext:value-type="float">
            <text:p>6.869761</text:p>
          </table:table-cell>
          <table:table-cell office:value-type="float" office:value="3.50741" calcext:value-type="float">
            <text:p>3.50741</text:p>
          </table:table-cell>
          <table:table-cell office:value-type="float" office:value="1.429256" calcext:value-type="float">
            <text:p>1.429256</text:p>
          </table:table-cell>
          <table:table-cell office:value-type="float" office:value="2.029803" calcext:value-type="float">
            <text:p>2.029803</text:p>
          </table:table-cell>
          <table:table-cell office:value-type="float" office:value="1.323394" calcext:value-type="float">
            <text:p>1.323394</text:p>
          </table:table-cell>
          <table:table-cell office:value-type="float" office:value="0.6798377" calcext:value-type="float">
            <text:p>0.6798377</text:p>
          </table:table-cell>
          <table:table-cell office:value-type="float" office:value="0.409495" calcext:value-type="float">
            <text:p>0.409495</text:p>
          </table:table-cell>
          <table:table-cell office:value-type="float" office:value="0.3400334" calcext:value-type="float">
            <text:p>0.3400334</text:p>
          </table:table-cell>
          <table:table-cell office:value-type="float" office:value="0.2955152" calcext:value-type="float">
            <text:p>0.2955152</text:p>
          </table:table-cell>
          <table:table-cell office:value-type="float" office:value="0.3245" calcext:value-type="float">
            <text:p>0.3245</text:p>
          </table:table-cell>
          <table:table-cell office:value-type="float" office:value="0" calcext:value-type="float">
            <text:p>0</text:p>
          </table:table-cell>
          <table:table-cell office:value-type="float" office:value="31.95243" calcext:value-type="float">
            <text:p>31.95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1786" calcext:value-type="float">
            <text:p>2.911786</text:p>
          </table:table-cell>
          <table:table-cell office:value-type="float" office:value="0" calcext:value-type="float">
            <text:p>0</text:p>
          </table:table-cell>
          <table:table-cell office:value-type="float" office:value="-0.01090081" calcext:value-type="float">
            <text:p>-0.010900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22.26969" calcext:value-type="float">
            <text:p>22.26969</text:p>
          </table:table-cell>
          <table:table-cell office:value-type="float" office:value="1122.27" calcext:value-type="float">
            <text:p>112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2686" calcext:value-type="float">
            <text:p>0.1192686</text:p>
          </table:table-cell>
          <table:table-cell office:value-type="float" office:value="4.032312" calcext:value-type="float">
            <text:p>4.032312</text:p>
          </table:table-cell>
          <table:table-cell office:value-type="float" office:value="0" calcext:value-type="float">
            <text:p>0</text:p>
          </table:table-cell>
          <table:table-cell office:value-type="float" office:value="0.0001273479" calcext:value-type="float">
            <text:p>0.0001273479</text:p>
          </table:table-cell>
          <table:table-cell office:value-type="float" office:value="0" calcext:value-type="float">
            <text:p>0</text:p>
          </table:table-cell>
          <table:table-cell office:value-type="float" office:value="-0.07492623" calcext:value-type="float">
            <text:p>-0.07492623</text:p>
          </table:table-cell>
          <table:table-cell office:value-type="float" office:value="-0.009534475" calcext:value-type="float">
            <text:p>-0.009534475</text:p>
          </table:table-cell>
          <table:table-cell office:value-type="float" office:value="0.0008807267" calcext:value-type="float">
            <text:p>0.0008807267</text:p>
          </table:table-cell>
          <table:table-cell office:value-type="float" office:value="0.0008903279" calcext:value-type="float">
            <text:p>0.0008903279</text:p>
          </table:table-cell>
          <table:table-cell office:value-type="float" office:value="36.43094" calcext:value-type="float">
            <text:p>36.43094</text:p>
          </table:table-cell>
          <table:table-cell office:value-type="float" office:value="0.04189106" calcext:value-type="float">
            <text:p>0.04189106</text:p>
          </table:table-cell>
          <table:table-cell office:value-type="float" office:value="0.08339407" calcext:value-type="float">
            <text:p>0.08339407</text:p>
          </table:table-cell>
          <table:table-cell office:value-type="float" office:value="0.0660363" calcext:value-type="float">
            <text:p>0.0660363</text:p>
          </table:table-cell>
          <table:table-cell office:value-type="float" office:value="0.05745462" calcext:value-type="float">
            <text:p>0.05745462</text:p>
          </table:table-cell>
          <table:table-cell office:value-type="float" office:value="0.05255926" calcext:value-type="float">
            <text:p>0.05255926</text:p>
          </table:table-cell>
          <table:table-cell office:value-type="float" office:value="0.03080818" calcext:value-type="float">
            <text:p>0.03080818</text:p>
          </table:table-cell>
          <table:table-cell office:value-type="float" office:value="0.02137621" calcext:value-type="float">
            <text:p>0.02137621</text:p>
          </table:table-cell>
          <table:table-cell office:value-type="float" office:value="0.05366594" calcext:value-type="float">
            <text:p>0.05366594</text:p>
          </table:table-cell>
          <table:table-cell office:value-type="float" office:value="0.04083552" calcext:value-type="float">
            <text:p>0.04083552</text:p>
          </table:table-cell>
          <table:table-cell office:value-type="float" office:value="0.03050176" calcext:value-type="float">
            <text:p>0.03050176</text:p>
          </table:table-cell>
          <table:table-cell office:value-type="float" office:value="0.02430341" calcext:value-type="float">
            <text:p>0.02430341</text:p>
          </table:table-cell>
          <table:table-cell office:value-type="float" office:value="0.02012332" calcext:value-type="float">
            <text:p>0.02012332</text:p>
          </table:table-cell>
          <table:table-cell office:value-type="float" office:value="0.01430594" calcext:value-type="float">
            <text:p>0.01430594</text:p>
          </table:table-cell>
          <table:table-cell office:value-type="float" office:value="0.005681506" calcext:value-type="float">
            <text:p>0.005681506</text:p>
          </table:table-cell>
          <table:table-cell office:value-type="float" office:value="0" calcext:value-type="float">
            <text:p>0</text:p>
          </table:table-cell>
          <table:table-cell office:value-type="float" office:value="0.0556778" calcext:value-type="float">
            <text:p>0.0556778</text:p>
          </table:table-cell>
          <table:table-cell office:value-type="float" office:value="3.483501" calcext:value-type="float">
            <text:p>3.483501</text:p>
          </table:table-cell>
          <table:table-cell office:value-type="float" office:value="5.181177" calcext:value-type="float">
            <text:p>5.181177</text:p>
          </table:table-cell>
          <table:table-cell office:value-type="float" office:value="6.578534" calcext:value-type="float">
            <text:p>6.578534</text:p>
          </table:table-cell>
          <table:table-cell office:value-type="float" office:value="6.480927" calcext:value-type="float">
            <text:p>6.480927</text:p>
          </table:table-cell>
          <table:table-cell office:value-type="float" office:value="3.381651" calcext:value-type="float">
            <text:p>3.381651</text:p>
          </table:table-cell>
          <table:table-cell office:value-type="float" office:value="1.281552" calcext:value-type="float">
            <text:p>1.281552</text:p>
          </table:table-cell>
          <table:table-cell office:value-type="float" office:value="2.05302" calcext:value-type="float">
            <text:p>2.05302</text:p>
          </table:table-cell>
          <table:table-cell office:value-type="float" office:value="1.349803" calcext:value-type="float">
            <text:p>1.349803</text:p>
          </table:table-cell>
          <table:table-cell office:value-type="float" office:value="0.6860187" calcext:value-type="float">
            <text:p>0.6860187</text:p>
          </table:table-cell>
          <table:table-cell office:value-type="float" office:value="0.4109188" calcext:value-type="float">
            <text:p>0.4109188</text:p>
          </table:table-cell>
          <table:table-cell office:value-type="float" office:value="0.340585" calcext:value-type="float">
            <text:p>0.340585</text:p>
          </table:table-cell>
          <table:table-cell office:value-type="float" office:value="0.2954543" calcext:value-type="float">
            <text:p>0.2954543</text:p>
          </table:table-cell>
          <table:table-cell office:value-type="float" office:value="0.3245097" calcext:value-type="float">
            <text:p>0.3245097</text:p>
          </table:table-cell>
          <table:table-cell office:value-type="float" office:value="0" calcext:value-type="float">
            <text:p>0</text:p>
          </table:table-cell>
          <table:table-cell office:value-type="float" office:value="33.08868" calcext:value-type="float">
            <text:p>33.08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372" calcext:value-type="float">
            <text:p>2.93372</text:p>
          </table:table-cell>
          <table:table-cell office:value-type="float" office:value="0" calcext:value-type="float">
            <text:p>0</text:p>
          </table:table-cell>
          <table:table-cell office:value-type="float" office:value="-0.01135775" calcext:value-type="float">
            <text:p>-0.011357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22.25845" calcext:value-type="float">
            <text:p>22.25845</text:p>
          </table:table-cell>
          <table:table-cell office:value-type="float" office:value="1122.24" calcext:value-type="float">
            <text:p>1122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3363" calcext:value-type="float">
            <text:p>0.1193363</text:p>
          </table:table-cell>
          <table:table-cell office:value-type="float" office:value="4.060565" calcext:value-type="float">
            <text:p>4.060565</text:p>
          </table:table-cell>
          <table:table-cell office:value-type="float" office:value="0" calcext:value-type="float">
            <text:p>0</text:p>
          </table:table-cell>
          <table:table-cell office:value-type="float" office:value="0.0001276228" calcext:value-type="float">
            <text:p>0.0001276228</text:p>
          </table:table-cell>
          <table:table-cell office:value-type="float" office:value="0" calcext:value-type="float">
            <text:p>0</text:p>
          </table:table-cell>
          <table:table-cell office:value-type="float" office:value="-0.0748916" calcext:value-type="float">
            <text:p>-0.0748916</text:p>
          </table:table-cell>
          <table:table-cell office:value-type="float" office:value="-0.009641446" calcext:value-type="float">
            <text:p>-0.009641446</text:p>
          </table:table-cell>
          <table:table-cell office:value-type="float" office:value="0.0008883114" calcext:value-type="float">
            <text:p>0.0008883114</text:p>
          </table:table-cell>
          <table:table-cell office:value-type="float" office:value="0.0009386426" calcext:value-type="float">
            <text:p>0.0009386426</text:p>
          </table:table-cell>
          <table:table-cell office:value-type="float" office:value="36.69404" calcext:value-type="float">
            <text:p>36.69404</text:p>
          </table:table-cell>
          <table:table-cell office:value-type="float" office:value="0.04467744" calcext:value-type="float">
            <text:p>0.04467744</text:p>
          </table:table-cell>
          <table:table-cell office:value-type="float" office:value="0.08692324" calcext:value-type="float">
            <text:p>0.08692324</text:p>
          </table:table-cell>
          <table:table-cell office:value-type="float" office:value="0.06643605" calcext:value-type="float">
            <text:p>0.06643605</text:p>
          </table:table-cell>
          <table:table-cell office:value-type="float" office:value="0.0563486" calcext:value-type="float">
            <text:p>0.0563486</text:p>
          </table:table-cell>
          <table:table-cell office:value-type="float" office:value="0.05157581" calcext:value-type="float">
            <text:p>0.05157581</text:p>
          </table:table-cell>
          <table:table-cell office:value-type="float" office:value="0.02963531" calcext:value-type="float">
            <text:p>0.02963531</text:p>
          </table:table-cell>
          <table:table-cell office:value-type="float" office:value="0.02060292" calcext:value-type="float">
            <text:p>0.02060292</text:p>
          </table:table-cell>
          <table:table-cell office:value-type="float" office:value="0.05266957" calcext:value-type="float">
            <text:p>0.05266957</text:p>
          </table:table-cell>
          <table:table-cell office:value-type="float" office:value="0.04063514" calcext:value-type="float">
            <text:p>0.04063514</text:p>
          </table:table-cell>
          <table:table-cell office:value-type="float" office:value="0.03050401" calcext:value-type="float">
            <text:p>0.03050401</text:p>
          </table:table-cell>
          <table:table-cell office:value-type="float" office:value="0.02431793" calcext:value-type="float">
            <text:p>0.02431793</text:p>
          </table:table-cell>
          <table:table-cell office:value-type="float" office:value="0.02012581" calcext:value-type="float">
            <text:p>0.02012581</text:p>
          </table:table-cell>
          <table:table-cell office:value-type="float" office:value="0.01431521" calcext:value-type="float">
            <text:p>0.01431521</text:p>
          </table:table-cell>
          <table:table-cell office:value-type="float" office:value="0.00569978" calcext:value-type="float">
            <text:p>0.00569978</text:p>
          </table:table-cell>
          <table:table-cell office:value-type="float" office:value="0" calcext:value-type="float">
            <text:p>0</text:p>
          </table:table-cell>
          <table:table-cell office:value-type="float" office:value="0.04974318" calcext:value-type="float">
            <text:p>0.04974318</text:p>
          </table:table-cell>
          <table:table-cell office:value-type="float" office:value="4.066818" calcext:value-type="float">
            <text:p>4.066818</text:p>
          </table:table-cell>
          <table:table-cell office:value-type="float" office:value="5.512832" calcext:value-type="float">
            <text:p>5.512832</text:p>
          </table:table-cell>
          <table:table-cell office:value-type="float" office:value="6.542226" calcext:value-type="float">
            <text:p>6.542226</text:p>
          </table:table-cell>
          <table:table-cell office:value-type="float" office:value="6.228179" calcext:value-type="float">
            <text:p>6.228179</text:p>
          </table:table-cell>
          <table:table-cell office:value-type="float" office:value="3.275045" calcext:value-type="float">
            <text:p>3.275045</text:p>
          </table:table-cell>
          <table:table-cell office:value-type="float" office:value="1.21468" calcext:value-type="float">
            <text:p>1.21468</text:p>
          </table:table-cell>
          <table:table-cell office:value-type="float" office:value="2.054929" calcext:value-type="float">
            <text:p>2.054929</text:p>
          </table:table-cell>
          <table:table-cell office:value-type="float" office:value="1.377546" calcext:value-type="float">
            <text:p>1.377546</text:p>
          </table:table-cell>
          <table:table-cell office:value-type="float" office:value="0.6927953" calcext:value-type="float">
            <text:p>0.6927953</text:p>
          </table:table-cell>
          <table:table-cell office:value-type="float" office:value="0.4124269" calcext:value-type="float">
            <text:p>0.4124269</text:p>
          </table:table-cell>
          <table:table-cell office:value-type="float" office:value="0.3411423" calcext:value-type="float">
            <text:p>0.3411423</text:p>
          </table:table-cell>
          <table:table-cell office:value-type="float" office:value="0.2954039" calcext:value-type="float">
            <text:p>0.2954039</text:p>
          </table:table-cell>
          <table:table-cell office:value-type="float" office:value="0.3245187" calcext:value-type="float">
            <text:p>0.3245187</text:p>
          </table:table-cell>
          <table:table-cell office:value-type="float" office:value="0" calcext:value-type="float">
            <text:p>0</text:p>
          </table:table-cell>
          <table:table-cell office:value-type="float" office:value="35.92271" calcext:value-type="float">
            <text:p>35.9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2363" calcext:value-type="float">
            <text:p>2.962363</text:p>
          </table:table-cell>
          <table:table-cell office:value-type="float" office:value="0" calcext:value-type="float">
            <text:p>0</text:p>
          </table:table-cell>
          <table:table-cell office:value-type="float" office:value="-0.01166237" calcext:value-type="float">
            <text:p>-0.011662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22.23723" calcext:value-type="float">
            <text:p>22.23723</text:p>
          </table:table-cell>
          <table:table-cell office:value-type="float" office:value="1122.209" calcext:value-type="float">
            <text:p>1122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4303" calcext:value-type="float">
            <text:p>0.1204303</text:p>
          </table:table-cell>
          <table:table-cell office:value-type="float" office:value="4.100018" calcext:value-type="float">
            <text:p>4.100018</text:p>
          </table:table-cell>
          <table:table-cell office:value-type="float" office:value="0" calcext:value-type="float">
            <text:p>0</text:p>
          </table:table-cell>
          <table:table-cell office:value-type="float" office:value="0.0001277702" calcext:value-type="float">
            <text:p>0.0001277702</text:p>
          </table:table-cell>
          <table:table-cell office:value-type="float" office:value="0" calcext:value-type="float">
            <text:p>0</text:p>
          </table:table-cell>
          <table:table-cell office:value-type="float" office:value="-0.07487236" calcext:value-type="float">
            <text:p>-0.07487236</text:p>
          </table:table-cell>
          <table:table-cell office:value-type="float" office:value="-0.009669668" calcext:value-type="float">
            <text:p>-0.009669668</text:p>
          </table:table-cell>
          <table:table-cell office:value-type="float" office:value="0.0008961174" calcext:value-type="float">
            <text:p>0.0008961174</text:p>
          </table:table-cell>
          <table:table-cell office:value-type="float" office:value="0.0009910002" calcext:value-type="float">
            <text:p>0.0009910002</text:p>
          </table:table-cell>
          <table:table-cell office:value-type="float" office:value="36.87411" calcext:value-type="float">
            <text:p>36.87411</text:p>
          </table:table-cell>
          <table:table-cell office:value-type="float" office:value="0.04769969" calcext:value-type="float">
            <text:p>0.04769969</text:p>
          </table:table-cell>
          <table:table-cell office:value-type="float" office:value="0.08847118" calcext:value-type="float">
            <text:p>0.08847118</text:p>
          </table:table-cell>
          <table:table-cell office:value-type="float" office:value="0.06648466" calcext:value-type="float">
            <text:p>0.06648466</text:p>
          </table:table-cell>
          <table:table-cell office:value-type="float" office:value="0.05534061" calcext:value-type="float">
            <text:p>0.05534061</text:p>
          </table:table-cell>
          <table:table-cell office:value-type="float" office:value="0.05065342" calcext:value-type="float">
            <text:p>0.05065342</text:p>
          </table:table-cell>
          <table:table-cell office:value-type="float" office:value="0.02863595" calcext:value-type="float">
            <text:p>0.02863595</text:p>
          </table:table-cell>
          <table:table-cell office:value-type="float" office:value="0.01988992" calcext:value-type="float">
            <text:p>0.01988992</text:p>
          </table:table-cell>
          <table:table-cell office:value-type="float" office:value="0.05149808" calcext:value-type="float">
            <text:p>0.05149808</text:p>
          </table:table-cell>
          <table:table-cell office:value-type="float" office:value="0.04036499" calcext:value-type="float">
            <text:p>0.04036499</text:p>
          </table:table-cell>
          <table:table-cell office:value-type="float" office:value="0.03049105" calcext:value-type="float">
            <text:p>0.03049105</text:p>
          </table:table-cell>
          <table:table-cell office:value-type="float" office:value="0.02433043" calcext:value-type="float">
            <text:p>0.02433043</text:p>
          </table:table-cell>
          <table:table-cell office:value-type="float" office:value="0.02012775" calcext:value-type="float">
            <text:p>0.02012775</text:p>
          </table:table-cell>
          <table:table-cell office:value-type="float" office:value="0.014324" calcext:value-type="float">
            <text:p>0.014324</text:p>
          </table:table-cell>
          <table:table-cell office:value-type="float" office:value="0.005717618" calcext:value-type="float">
            <text:p>0.005717618</text:p>
          </table:table-cell>
          <table:table-cell office:value-type="float" office:value="0" calcext:value-type="float">
            <text:p>0</text:p>
          </table:table-cell>
          <table:table-cell office:value-type="float" office:value="0.05187178" calcext:value-type="float">
            <text:p>0.05187178</text:p>
          </table:table-cell>
          <table:table-cell office:value-type="float" office:value="4.588577" calcext:value-type="float">
            <text:p>4.588577</text:p>
          </table:table-cell>
          <table:table-cell office:value-type="float" office:value="5.845144" calcext:value-type="float">
            <text:p>5.845144</text:p>
          </table:table-cell>
          <table:table-cell office:value-type="float" office:value="6.55795" calcext:value-type="float">
            <text:p>6.55795</text:p>
          </table:table-cell>
          <table:table-cell office:value-type="float" office:value="6.079072" calcext:value-type="float">
            <text:p>6.079072</text:p>
          </table:table-cell>
          <table:table-cell office:value-type="float" office:value="3.204137" calcext:value-type="float">
            <text:p>3.204137</text:p>
          </table:table-cell>
          <table:table-cell office:value-type="float" office:value="1.196821" calcext:value-type="float">
            <text:p>1.196821</text:p>
          </table:table-cell>
          <table:table-cell office:value-type="float" office:value="2.052962" calcext:value-type="float">
            <text:p>2.052962</text:p>
          </table:table-cell>
          <table:table-cell office:value-type="float" office:value="1.403075" calcext:value-type="float">
            <text:p>1.403075</text:p>
          </table:table-cell>
          <table:table-cell office:value-type="float" office:value="0.7001007" calcext:value-type="float">
            <text:p>0.7001007</text:p>
          </table:table-cell>
          <table:table-cell office:value-type="float" office:value="0.4140397" calcext:value-type="float">
            <text:p>0.4140397</text:p>
          </table:table-cell>
          <table:table-cell office:value-type="float" office:value="0.3417062" calcext:value-type="float">
            <text:p>0.3417062</text:p>
          </table:table-cell>
          <table:table-cell office:value-type="float" office:value="0.2953645" calcext:value-type="float">
            <text:p>0.2953645</text:p>
          </table:table-cell>
          <table:table-cell office:value-type="float" office:value="0.3245271" calcext:value-type="float">
            <text:p>0.3245271</text:p>
          </table:table-cell>
          <table:table-cell office:value-type="float" office:value="0" calcext:value-type="float">
            <text:p>0</text:p>
          </table:table-cell>
          <table:table-cell office:value-type="float" office:value="42.37163" calcext:value-type="float">
            <text:p>42.3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3086" calcext:value-type="float">
            <text:p>3.003086</text:p>
          </table:table-cell>
          <table:table-cell office:value-type="float" office:value="0" calcext:value-type="float">
            <text:p>0</text:p>
          </table:table-cell>
          <table:table-cell office:value-type="float" office:value="-0.01186771" calcext:value-type="float">
            <text:p>-0.011867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22.19568" calcext:value-type="float">
            <text:p>22.19568</text:p>
          </table:table-cell>
          <table:table-cell office:value-type="float" office:value="1122.186" calcext:value-type="float">
            <text:p>1122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2888" calcext:value-type="float">
            <text:p>0.1242888</text:p>
          </table:table-cell>
          <table:table-cell office:value-type="float" office:value="4.148729" calcext:value-type="float">
            <text:p>4.148729</text:p>
          </table:table-cell>
          <table:table-cell office:value-type="float" office:value="0" calcext:value-type="float">
            <text:p>0</text:p>
          </table:table-cell>
          <table:table-cell office:value-type="float" office:value="0.0001278447" calcext:value-type="float">
            <text:p>0.0001278447</text:p>
          </table:table-cell>
          <table:table-cell office:value-type="float" office:value="0" calcext:value-type="float">
            <text:p>0</text:p>
          </table:table-cell>
          <table:table-cell office:value-type="float" office:value="-0.07506012" calcext:value-type="float">
            <text:p>-0.07506012</text:p>
          </table:table-cell>
          <table:table-cell office:value-type="float" office:value="-0.009691971" calcext:value-type="float">
            <text:p>-0.009691971</text:p>
          </table:table-cell>
          <table:table-cell office:value-type="float" office:value="0.0009037484" calcext:value-type="float">
            <text:p>0.0009037484</text:p>
          </table:table-cell>
          <table:table-cell office:value-type="float" office:value="0.001052831" calcext:value-type="float">
            <text:p>0.001052831</text:p>
          </table:table-cell>
          <table:table-cell office:value-type="float" office:value="37.03913" calcext:value-type="float">
            <text:p>37.03913</text:p>
          </table:table-cell>
          <table:table-cell office:value-type="float" office:value="0.05210289" calcext:value-type="float">
            <text:p>0.05210289</text:p>
          </table:table-cell>
          <table:table-cell office:value-type="float" office:value="0.09619684" calcext:value-type="float">
            <text:p>0.09619684</text:p>
          </table:table-cell>
          <table:table-cell office:value-type="float" office:value="0.07055064" calcext:value-type="float">
            <text:p>0.07055064</text:p>
          </table:table-cell>
          <table:table-cell office:value-type="float" office:value="0.05446753" calcext:value-type="float">
            <text:p>0.05446753</text:p>
          </table:table-cell>
          <table:table-cell office:value-type="float" office:value="0.04957358" calcext:value-type="float">
            <text:p>0.04957358</text:p>
          </table:table-cell>
          <table:table-cell office:value-type="float" office:value="0.02760486" calcext:value-type="float">
            <text:p>0.02760486</text:p>
          </table:table-cell>
          <table:table-cell office:value-type="float" office:value="0.01914249" calcext:value-type="float">
            <text:p>0.01914249</text:p>
          </table:table-cell>
          <table:table-cell office:value-type="float" office:value="0.05025579" calcext:value-type="float">
            <text:p>0.05025579</text:p>
          </table:table-cell>
          <table:table-cell office:value-type="float" office:value="0.04003553" calcext:value-type="float">
            <text:p>0.04003553</text:p>
          </table:table-cell>
          <table:table-cell office:value-type="float" office:value="0.03046528" calcext:value-type="float">
            <text:p>0.03046528</text:p>
          </table:table-cell>
          <table:table-cell office:value-type="float" office:value="0.02434081" calcext:value-type="float">
            <text:p>0.02434081</text:p>
          </table:table-cell>
          <table:table-cell office:value-type="float" office:value="0.0201297" calcext:value-type="float">
            <text:p>0.0201297</text:p>
          </table:table-cell>
          <table:table-cell office:value-type="float" office:value="0.01435489" calcext:value-type="float">
            <text:p>0.01435489</text:p>
          </table:table-cell>
          <table:table-cell office:value-type="float" office:value="0.005711781" calcext:value-type="float">
            <text:p>0.005711781</text:p>
          </table:table-cell>
          <table:table-cell office:value-type="float" office:value="0" calcext:value-type="float">
            <text:p>0</text:p>
          </table:table-cell>
          <table:table-cell office:value-type="float" office:value="0.02972592" calcext:value-type="float">
            <text:p>0.02972592</text:p>
          </table:table-cell>
          <table:table-cell office:value-type="float" office:value="5.051268" calcext:value-type="float">
            <text:p>5.051268</text:p>
          </table:table-cell>
          <table:table-cell office:value-type="float" office:value="6.182147" calcext:value-type="float">
            <text:p>6.182147</text:p>
          </table:table-cell>
          <table:table-cell office:value-type="float" office:value="6.620728" calcext:value-type="float">
            <text:p>6.620728</text:p>
          </table:table-cell>
          <table:table-cell office:value-type="float" office:value="6.007651" calcext:value-type="float">
            <text:p>6.007651</text:p>
          </table:table-cell>
          <table:table-cell office:value-type="float" office:value="3.165418" calcext:value-type="float">
            <text:p>3.165418</text:p>
          </table:table-cell>
          <table:table-cell office:value-type="float" office:value="1.200701" calcext:value-type="float">
            <text:p>1.200701</text:p>
          </table:table-cell>
          <table:table-cell office:value-type="float" office:value="2.05117" calcext:value-type="float">
            <text:p>2.05117</text:p>
          </table:table-cell>
          <table:table-cell office:value-type="float" office:value="1.42683" calcext:value-type="float">
            <text:p>1.42683</text:p>
          </table:table-cell>
          <table:table-cell office:value-type="float" office:value="0.7087463" calcext:value-type="float">
            <text:p>0.7087463</text:p>
          </table:table-cell>
          <table:table-cell office:value-type="float" office:value="0.4158416" calcext:value-type="float">
            <text:p>0.4158416</text:p>
          </table:table-cell>
          <table:table-cell office:value-type="float" office:value="0.3423854" calcext:value-type="float">
            <text:p>0.3423854</text:p>
          </table:table-cell>
          <table:table-cell office:value-type="float" office:value="0.3050648" calcext:value-type="float">
            <text:p>0.3050648</text:p>
          </table:table-cell>
          <table:table-cell office:value-type="float" office:value="0.3150427" calcext:value-type="float">
            <text:p>0.3150427</text:p>
          </table:table-cell>
          <table:table-cell office:value-type="float" office:value="0" calcext:value-type="float">
            <text:p>0</text:p>
          </table:table-cell>
          <table:table-cell office:value-type="float" office:value="56.71992" calcext:value-type="float">
            <text:p>56.7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5531" calcext:value-type="float">
            <text:p>3.055531</text:p>
          </table:table-cell>
          <table:table-cell office:value-type="float" office:value="0" calcext:value-type="float">
            <text:p>0</text:p>
          </table:table-cell>
          <table:table-cell office:value-type="float" office:value="-0.01206087" calcext:value-type="float">
            <text:p>-0.012060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22.14621" calcext:value-type="float">
            <text:p>22.14621</text:p>
          </table:table-cell>
          <table:table-cell office:value-type="float" office:value="1122.153" calcext:value-type="float">
            <text:p>1122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9253" calcext:value-type="float">
            <text:p>0.1319253</text:p>
          </table:table-cell>
          <table:table-cell office:value-type="float" office:value="4.212515" calcext:value-type="float">
            <text:p>4.212515</text:p>
          </table:table-cell>
          <table:table-cell office:value-type="float" office:value="0" calcext:value-type="float">
            <text:p>0</text:p>
          </table:table-cell>
          <table:table-cell office:value-type="float" office:value="0.0001278449" calcext:value-type="float">
            <text:p>0.0001278449</text:p>
          </table:table-cell>
          <table:table-cell office:value-type="float" office:value="0" calcext:value-type="float">
            <text:p>0</text:p>
          </table:table-cell>
          <table:table-cell office:value-type="float" office:value="-0.07594226" calcext:value-type="float">
            <text:p>-0.07594226</text:p>
          </table:table-cell>
          <table:table-cell office:value-type="float" office:value="-0.009719192" calcext:value-type="float">
            <text:p>-0.009719192</text:p>
          </table:table-cell>
          <table:table-cell office:value-type="float" office:value="0.0009114625" calcext:value-type="float">
            <text:p>0.0009114625</text:p>
          </table:table-cell>
          <table:table-cell office:value-type="float" office:value="0.001123934" calcext:value-type="float">
            <text:p>0.001123934</text:p>
          </table:table-cell>
          <table:table-cell office:value-type="float" office:value="37.11869" calcext:value-type="float">
            <text:p>37.11869</text:p>
          </table:table-cell>
          <table:table-cell office:value-type="float" office:value="0.08332963" calcext:value-type="float">
            <text:p>0.08332963</text:p>
          </table:table-cell>
          <table:table-cell office:value-type="float" office:value="0.09770145" calcext:value-type="float">
            <text:p>0.09770145</text:p>
          </table:table-cell>
          <table:table-cell office:value-type="float" office:value="0.07160545" calcext:value-type="float">
            <text:p>0.07160545</text:p>
          </table:table-cell>
          <table:table-cell office:value-type="float" office:value="0.05411167" calcext:value-type="float">
            <text:p>0.05411167</text:p>
          </table:table-cell>
          <table:table-cell office:value-type="float" office:value="0.04866327" calcext:value-type="float">
            <text:p>0.04866327</text:p>
          </table:table-cell>
          <table:table-cell office:value-type="float" office:value="0.02667386" calcext:value-type="float">
            <text:p>0.02667386</text:p>
          </table:table-cell>
          <table:table-cell office:value-type="float" office:value="0.01835491" calcext:value-type="float">
            <text:p>0.01835491</text:p>
          </table:table-cell>
          <table:table-cell office:value-type="float" office:value="0.0489231" calcext:value-type="float">
            <text:p>0.0489231</text:p>
          </table:table-cell>
          <table:table-cell office:value-type="float" office:value="0.03962912" calcext:value-type="float">
            <text:p>0.03962912</text:p>
          </table:table-cell>
          <table:table-cell office:value-type="float" office:value="0.03042135" calcext:value-type="float">
            <text:p>0.03042135</text:p>
          </table:table-cell>
          <table:table-cell office:value-type="float" office:value="0.02434955" calcext:value-type="float">
            <text:p>0.02434955</text:p>
          </table:table-cell>
          <table:table-cell office:value-type="float" office:value="0.02013484" calcext:value-type="float">
            <text:p>0.02013484</text:p>
          </table:table-cell>
          <table:table-cell office:value-type="float" office:value="0.01433932" calcext:value-type="float">
            <text:p>0.01433932</text:p>
          </table:table-cell>
          <table:table-cell office:value-type="float" office:value="0.005749706" calcext:value-type="float">
            <text:p>0.005749706</text:p>
          </table:table-cell>
          <table:table-cell office:value-type="float" office:value="0" calcext:value-type="float">
            <text:p>0</text:p>
          </table:table-cell>
          <table:table-cell office:value-type="float" office:value="0.2877863" calcext:value-type="float">
            <text:p>0.2877863</text:p>
          </table:table-cell>
          <table:table-cell office:value-type="float" office:value="5.431701" calcext:value-type="float">
            <text:p>5.431701</text:p>
          </table:table-cell>
          <table:table-cell office:value-type="float" office:value="6.557861" calcext:value-type="float">
            <text:p>6.557861</text:p>
          </table:table-cell>
          <table:table-cell office:value-type="float" office:value="6.757036" calcext:value-type="float">
            <text:p>6.757036</text:p>
          </table:table-cell>
          <table:table-cell office:value-type="float" office:value="6.01672" calcext:value-type="float">
            <text:p>6.01672</text:p>
          </table:table-cell>
          <table:table-cell office:value-type="float" office:value="3.158755" calcext:value-type="float">
            <text:p>3.158755</text:p>
          </table:table-cell>
          <table:table-cell office:value-type="float" office:value="1.220723" calcext:value-type="float">
            <text:p>1.220723</text:p>
          </table:table-cell>
          <table:table-cell office:value-type="float" office:value="2.058702" calcext:value-type="float">
            <text:p>2.058702</text:p>
          </table:table-cell>
          <table:table-cell office:value-type="float" office:value="1.44441" calcext:value-type="float">
            <text:p>1.44441</text:p>
          </table:table-cell>
          <table:table-cell office:value-type="float" office:value="0.717776" calcext:value-type="float">
            <text:p>0.717776</text:p>
          </table:table-cell>
          <table:table-cell office:value-type="float" office:value="0.4179023" calcext:value-type="float">
            <text:p>0.4179023</text:p>
          </table:table-cell>
          <table:table-cell office:value-type="float" office:value="0.3434705" calcext:value-type="float">
            <text:p>0.3434705</text:p>
          </table:table-cell>
          <table:table-cell office:value-type="float" office:value="0.3024619" calcext:value-type="float">
            <text:p>0.3024619</text:p>
          </table:table-cell>
          <table:table-cell office:value-type="float" office:value="0.3186453" calcext:value-type="float">
            <text:p>0.3186453</text:p>
          </table:table-cell>
          <table:table-cell office:value-type="float" office:value="0" calcext:value-type="float">
            <text:p>0</text:p>
          </table:table-cell>
          <table:table-cell office:value-type="float" office:value="84.3128" calcext:value-type="float">
            <text:p>84.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5938" calcext:value-type="float">
            <text:p>3.125938</text:p>
          </table:table-cell>
          <table:table-cell office:value-type="float" office:value="0" calcext:value-type="float">
            <text:p>0</text:p>
          </table:table-cell>
          <table:table-cell office:value-type="float" office:value="-0.01229357" calcext:value-type="float">
            <text:p>-0.012293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22.02982" calcext:value-type="float">
            <text:p>22.02982</text:p>
          </table:table-cell>
          <table:table-cell office:value-type="float" office:value="1122.118" calcext:value-type="float">
            <text:p>1122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9771" calcext:value-type="float">
            <text:p>0.1999771</text:p>
          </table:table-cell>
          <table:table-cell office:value-type="float" office:value="4.281642" calcext:value-type="float">
            <text:p>4.281642</text:p>
          </table:table-cell>
          <table:table-cell office:value-type="float" office:value="0" calcext:value-type="float">
            <text:p>0</text:p>
          </table:table-cell>
          <table:table-cell office:value-type="float" office:value="0.0001278449" calcext:value-type="float">
            <text:p>0.0001278449</text:p>
          </table:table-cell>
          <table:table-cell office:value-type="float" office:value="0" calcext:value-type="float">
            <text:p>0</text:p>
          </table:table-cell>
          <table:table-cell office:value-type="float" office:value="-0.07677401" calcext:value-type="float">
            <text:p>-0.07677401</text:p>
          </table:table-cell>
          <table:table-cell office:value-type="float" office:value="-0.0102262" calcext:value-type="float">
            <text:p>-0.0102262</text:p>
          </table:table-cell>
          <table:table-cell office:value-type="float" office:value="0.0009166127" calcext:value-type="float">
            <text:p>0.0009166127</text:p>
          </table:table-cell>
          <table:table-cell office:value-type="float" office:value="0.001200058" calcext:value-type="float">
            <text:p>0.001200058</text:p>
          </table:table-cell>
          <table:table-cell office:value-type="float" office:value="37.07166" calcext:value-type="float">
            <text:p>37.07166</text:p>
          </table:table-cell>
          <table:table-cell office:value-type="float" office:value="0.1600772" calcext:value-type="float">
            <text:p>0.1600772</text:p>
          </table:table-cell>
          <table:table-cell office:value-type="float" office:value="0.1042817" calcext:value-type="float">
            <text:p>0.1042817</text:p>
          </table:table-cell>
          <table:table-cell office:value-type="float" office:value="0.07559481" calcext:value-type="float">
            <text:p>0.07559481</text:p>
          </table:table-cell>
          <table:table-cell office:value-type="float" office:value="0.05476963" calcext:value-type="float">
            <text:p>0.05476963</text:p>
          </table:table-cell>
          <table:table-cell office:value-type="float" office:value="0.04771572" calcext:value-type="float">
            <text:p>0.04771572</text:p>
          </table:table-cell>
          <table:table-cell office:value-type="float" office:value="0.02591995" calcext:value-type="float">
            <text:p>0.02591995</text:p>
          </table:table-cell>
          <table:table-cell office:value-type="float" office:value="0.01773562" calcext:value-type="float">
            <text:p>0.01773562</text:p>
          </table:table-cell>
          <table:table-cell office:value-type="float" office:value="0.04761216" calcext:value-type="float">
            <text:p>0.04761216</text:p>
          </table:table-cell>
          <table:table-cell office:value-type="float" office:value="0.0391533" calcext:value-type="float">
            <text:p>0.0391533</text:p>
          </table:table-cell>
          <table:table-cell office:value-type="float" office:value="0.03035592" calcext:value-type="float">
            <text:p>0.03035592</text:p>
          </table:table-cell>
          <table:table-cell office:value-type="float" office:value="0.02435521" calcext:value-type="float">
            <text:p>0.02435521</text:p>
          </table:table-cell>
          <table:table-cell office:value-type="float" office:value="0.02013762" calcext:value-type="float">
            <text:p>0.02013762</text:p>
          </table:table-cell>
          <table:table-cell office:value-type="float" office:value="0.01432372" calcext:value-type="float">
            <text:p>0.01432372</text:p>
          </table:table-cell>
          <table:table-cell office:value-type="float" office:value="0.005787787" calcext:value-type="float">
            <text:p>0.005787787</text:p>
          </table:table-cell>
          <table:table-cell office:value-type="float" office:value="0" calcext:value-type="float">
            <text:p>0</text:p>
          </table:table-cell>
          <table:table-cell office:value-type="float" office:value="0.7898213" calcext:value-type="float">
            <text:p>0.7898213</text:p>
          </table:table-cell>
          <table:table-cell office:value-type="float" office:value="5.80051" calcext:value-type="float">
            <text:p>5.80051</text:p>
          </table:table-cell>
          <table:table-cell office:value-type="float" office:value="6.900714" calcext:value-type="float">
            <text:p>6.900714</text:p>
          </table:table-cell>
          <table:table-cell office:value-type="float" office:value="6.889719" calcext:value-type="float">
            <text:p>6.889719</text:p>
          </table:table-cell>
          <table:table-cell office:value-type="float" office:value="6.048286" calcext:value-type="float">
            <text:p>6.048286</text:p>
          </table:table-cell>
          <table:table-cell office:value-type="float" office:value="3.169425" calcext:value-type="float">
            <text:p>3.169425</text:p>
          </table:table-cell>
          <table:table-cell office:value-type="float" office:value="1.246268" calcext:value-type="float">
            <text:p>1.246268</text:p>
          </table:table-cell>
          <table:table-cell office:value-type="float" office:value="2.073051" calcext:value-type="float">
            <text:p>2.073051</text:p>
          </table:table-cell>
          <table:table-cell office:value-type="float" office:value="1.459116" calcext:value-type="float">
            <text:p>1.459116</text:p>
          </table:table-cell>
          <table:table-cell office:value-type="float" office:value="0.7265311" calcext:value-type="float">
            <text:p>0.7265311</text:p>
          </table:table-cell>
          <table:table-cell office:value-type="float" office:value="0.4201337" calcext:value-type="float">
            <text:p>0.4201337</text:p>
          </table:table-cell>
          <table:table-cell office:value-type="float" office:value="0.3443707" calcext:value-type="float">
            <text:p>0.3443707</text:p>
          </table:table-cell>
          <table:table-cell office:value-type="float" office:value="0.2999934" calcext:value-type="float">
            <text:p>0.2999934</text:p>
          </table:table-cell>
          <table:table-cell office:value-type="float" office:value="0.322208" calcext:value-type="float">
            <text:p>0.322208</text:p>
          </table:table-cell>
          <table:table-cell office:value-type="float" office:value="0" calcext:value-type="float">
            <text:p>0</text:p>
          </table:table-cell>
          <table:table-cell office:value-type="float" office:value="308.0786" calcext:value-type="float">
            <text:p>308.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35" calcext:value-type="float">
            <text:p>3.2635</text:p>
          </table:table-cell>
          <table:table-cell office:value-type="float" office:value="0" calcext:value-type="float">
            <text:p>0</text:p>
          </table:table-cell>
          <table:table-cell office:value-type="float" office:value="-0.01306054" calcext:value-type="float">
            <text:p>-0.013060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21.92791" calcext:value-type="float">
            <text:p>21.92791</text:p>
          </table:table-cell>
          <table:table-cell office:value-type="float" office:value="1122.058" calcext:value-type="float">
            <text:p>1122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7664" calcext:value-type="float">
            <text:p>0.2747664</text:p>
          </table:table-cell>
          <table:table-cell office:value-type="float" office:value="4.353873" calcext:value-type="float">
            <text:p>4.353873</text:p>
          </table:table-cell>
          <table:table-cell office:value-type="float" office:value="0" calcext:value-type="float">
            <text:p>0</text:p>
          </table:table-cell>
          <table:table-cell office:value-type="float" office:value="0.0001278449" calcext:value-type="float">
            <text:p>0.0001278449</text:p>
          </table:table-cell>
          <table:table-cell office:value-type="float" office:value="0" calcext:value-type="float">
            <text:p>0</text:p>
          </table:table-cell>
          <table:table-cell office:value-type="float" office:value="-0.07737374" calcext:value-type="float">
            <text:p>-0.07737374</text:p>
          </table:table-cell>
          <table:table-cell office:value-type="float" office:value="-0.01111362" calcext:value-type="float">
            <text:p>-0.01111362</text:p>
          </table:table-cell>
          <table:table-cell office:value-type="float" office:value="0.0009214279" calcext:value-type="float">
            <text:p>0.0009214279</text:p>
          </table:table-cell>
          <table:table-cell office:value-type="float" office:value="0.001271626" calcext:value-type="float">
            <text:p>0.001271626</text:p>
          </table:table-cell>
          <table:table-cell office:value-type="float" office:value="36.93663" calcext:value-type="float">
            <text:p>36.93663</text:p>
          </table:table-cell>
          <table:table-cell office:value-type="float" office:value="0.204389" calcext:value-type="float">
            <text:p>0.204389</text:p>
          </table:table-cell>
          <table:table-cell office:value-type="float" office:value="0.09476335" calcext:value-type="float">
            <text:p>0.09476335</text:p>
          </table:table-cell>
          <table:table-cell office:value-type="float" office:value="0.06934241" calcext:value-type="float">
            <text:p>0.06934241</text:p>
          </table:table-cell>
          <table:table-cell office:value-type="float" office:value="0.05300488" calcext:value-type="float">
            <text:p>0.05300488</text:p>
          </table:table-cell>
          <table:table-cell office:value-type="float" office:value="0.04702565" calcext:value-type="float">
            <text:p>0.04702565</text:p>
          </table:table-cell>
          <table:table-cell office:value-type="float" office:value="0.0254631" calcext:value-type="float">
            <text:p>0.0254631</text:p>
          </table:table-cell>
          <table:table-cell office:value-type="float" office:value="0.01731607" calcext:value-type="float">
            <text:p>0.01731607</text:p>
          </table:table-cell>
          <table:table-cell office:value-type="float" office:value="0.04637399" calcext:value-type="float">
            <text:p>0.04637399</text:p>
          </table:table-cell>
          <table:table-cell office:value-type="float" office:value="0.0386236" calcext:value-type="float">
            <text:p>0.0386236</text:p>
          </table:table-cell>
          <table:table-cell office:value-type="float" office:value="0.03026802" calcext:value-type="float">
            <text:p>0.03026802</text:p>
          </table:table-cell>
          <table:table-cell office:value-type="float" office:value="0.02435666" calcext:value-type="float">
            <text:p>0.02435666</text:p>
          </table:table-cell>
          <table:table-cell office:value-type="float" office:value="0.02013784" calcext:value-type="float">
            <text:p>0.02013784</text:p>
          </table:table-cell>
          <table:table-cell office:value-type="float" office:value="0.01431468" calcext:value-type="float">
            <text:p>0.01431468</text:p>
          </table:table-cell>
          <table:table-cell office:value-type="float" office:value="0.005819866" calcext:value-type="float">
            <text:p>0.005819866</text:p>
          </table:table-cell>
          <table:table-cell office:value-type="float" office:value="0" calcext:value-type="float">
            <text:p>0</text:p>
          </table:table-cell>
          <table:table-cell office:value-type="float" office:value="1.810089" calcext:value-type="float">
            <text:p>1.810089</text:p>
          </table:table-cell>
          <table:table-cell office:value-type="float" office:value="6.120632" calcext:value-type="float">
            <text:p>6.120632</text:p>
          </table:table-cell>
          <table:table-cell office:value-type="float" office:value="7.178979" calcext:value-type="float">
            <text:p>7.178979</text:p>
          </table:table-cell>
          <table:table-cell office:value-type="float" office:value="7.010905" calcext:value-type="float">
            <text:p>7.010905</text:p>
          </table:table-cell>
          <table:table-cell office:value-type="float" office:value="6.088099" calcext:value-type="float">
            <text:p>6.088099</text:p>
          </table:table-cell>
          <table:table-cell office:value-type="float" office:value="3.187823" calcext:value-type="float">
            <text:p>3.187823</text:p>
          </table:table-cell>
          <table:table-cell office:value-type="float" office:value="1.275989" calcext:value-type="float">
            <text:p>1.275989</text:p>
          </table:table-cell>
          <table:table-cell office:value-type="float" office:value="2.092849" calcext:value-type="float">
            <text:p>2.092849</text:p>
          </table:table-cell>
          <table:table-cell office:value-type="float" office:value="1.471567" calcext:value-type="float">
            <text:p>1.471567</text:p>
          </table:table-cell>
          <table:table-cell office:value-type="float" office:value="0.7349997" calcext:value-type="float">
            <text:p>0.7349997</text:p>
          </table:table-cell>
          <table:table-cell office:value-type="float" office:value="0.4224638" calcext:value-type="float">
            <text:p>0.4224638</text:p>
          </table:table-cell>
          <table:table-cell office:value-type="float" office:value="0.3450953" calcext:value-type="float">
            <text:p>0.3450953</text:p>
          </table:table-cell>
          <table:table-cell office:value-type="float" office:value="0.2982978" calcext:value-type="float">
            <text:p>0.2982978</text:p>
          </table:table-cell>
          <table:table-cell office:value-type="float" office:value="0.3247918" calcext:value-type="float">
            <text:p>0.3247918</text:p>
          </table:table-cell>
          <table:table-cell office:value-type="float" office:value="0" calcext:value-type="float">
            <text:p>0</text:p>
          </table:table-cell>
          <table:table-cell office:value-type="float" office:value="566.5646" calcext:value-type="float">
            <text:p>566.5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1354" calcext:value-type="float">
            <text:p>3.411354</text:p>
          </table:table-cell>
          <table:table-cell office:value-type="float" office:value="0" calcext:value-type="float">
            <text:p>0</text:p>
          </table:table-cell>
          <table:table-cell office:value-type="float" office:value="-0.01362198" calcext:value-type="float">
            <text:p>-0.013621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21.85902" calcext:value-type="float">
            <text:p>21.85902</text:p>
          </table:table-cell>
          <table:table-cell office:value-type="float" office:value="1122.002" calcext:value-type="float">
            <text:p>1122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8031" calcext:value-type="float">
            <text:p>0.3298031</text:p>
          </table:table-cell>
          <table:table-cell office:value-type="float" office:value="4.409039" calcext:value-type="float">
            <text:p>4.409039</text:p>
          </table:table-cell>
          <table:table-cell office:value-type="float" office:value="0" calcext:value-type="float">
            <text:p>0</text:p>
          </table:table-cell>
          <table:table-cell office:value-type="float" office:value="0.0001278459" calcext:value-type="float">
            <text:p>0.0001278459</text:p>
          </table:table-cell>
          <table:table-cell office:value-type="float" office:value="0" calcext:value-type="float">
            <text:p>0</text:p>
          </table:table-cell>
          <table:table-cell office:value-type="float" office:value="-0.07737356" calcext:value-type="float">
            <text:p>-0.07737356</text:p>
          </table:table-cell>
          <table:table-cell office:value-type="float" office:value="-0.01176224" calcext:value-type="float">
            <text:p>-0.01176224</text:p>
          </table:table-cell>
          <table:table-cell office:value-type="float" office:value="0.0009282469" calcext:value-type="float">
            <text:p>0.0009282469</text:p>
          </table:table-cell>
          <table:table-cell office:value-type="float" office:value="0.001321466" calcext:value-type="float">
            <text:p>0.001321466</text:p>
          </table:table-cell>
          <table:table-cell office:value-type="float" office:value="36.82632" calcext:value-type="float">
            <text:p>36.82632</text:p>
          </table:table-cell>
          <table:table-cell office:value-type="float" office:value="0.249633" calcext:value-type="float">
            <text:p>0.249633</text:p>
          </table:table-cell>
          <table:table-cell office:value-type="float" office:value="0.08813851" calcext:value-type="float">
            <text:p>0.08813851</text:p>
          </table:table-cell>
          <table:table-cell office:value-type="float" office:value="0.06539811" calcext:value-type="float">
            <text:p>0.06539811</text:p>
          </table:table-cell>
          <table:table-cell office:value-type="float" office:value="0.05215113" calcext:value-type="float">
            <text:p>0.05215113</text:p>
          </table:table-cell>
          <table:table-cell office:value-type="float" office:value="0.04680246" calcext:value-type="float">
            <text:p>0.04680246</text:p>
          </table:table-cell>
          <table:table-cell office:value-type="float" office:value="0.02555822" calcext:value-type="float">
            <text:p>0.02555822</text:p>
          </table:table-cell>
          <table:table-cell office:value-type="float" office:value="0.01735142" calcext:value-type="float">
            <text:p>0.01735142</text:p>
          </table:table-cell>
          <table:table-cell office:value-type="float" office:value="0.04541221" calcext:value-type="float">
            <text:p>0.04541221</text:p>
          </table:table-cell>
          <table:table-cell office:value-type="float" office:value="0.03808311" calcext:value-type="float">
            <text:p>0.03808311</text:p>
          </table:table-cell>
          <table:table-cell office:value-type="float" office:value="0.03015916" calcext:value-type="float">
            <text:p>0.03015916</text:p>
          </table:table-cell>
          <table:table-cell office:value-type="float" office:value="0.02435424" calcext:value-type="float">
            <text:p>0.02435424</text:p>
          </table:table-cell>
          <table:table-cell office:value-type="float" office:value="0.02013613" calcext:value-type="float">
            <text:p>0.02013613</text:p>
          </table:table-cell>
          <table:table-cell office:value-type="float" office:value="0.01432109" calcext:value-type="float">
            <text:p>0.01432109</text:p>
          </table:table-cell>
          <table:table-cell office:value-type="float" office:value="0.005836437" calcext:value-type="float">
            <text:p>0.005836437</text:p>
          </table:table-cell>
          <table:table-cell office:value-type="float" office:value="0" calcext:value-type="float">
            <text:p>0</text:p>
          </table:table-cell>
          <table:table-cell office:value-type="float" office:value="2.38668" calcext:value-type="float">
            <text:p>2.38668</text:p>
          </table:table-cell>
          <table:table-cell office:value-type="float" office:value="6.319884" calcext:value-type="float">
            <text:p>6.319884</text:p>
          </table:table-cell>
          <table:table-cell office:value-type="float" office:value="7.311624" calcext:value-type="float">
            <text:p>7.311624</text:p>
          </table:table-cell>
          <table:table-cell office:value-type="float" office:value="7.067557" calcext:value-type="float">
            <text:p>7.067557</text:p>
          </table:table-cell>
          <table:table-cell office:value-type="float" office:value="6.099617" calcext:value-type="float">
            <text:p>6.099617</text:p>
          </table:table-cell>
          <table:table-cell office:value-type="float" office:value="3.199674" calcext:value-type="float">
            <text:p>3.199674</text:p>
          </table:table-cell>
          <table:table-cell office:value-type="float" office:value="1.305601" calcext:value-type="float">
            <text:p>1.305601</text:p>
          </table:table-cell>
          <table:table-cell office:value-type="float" office:value="2.11375" calcext:value-type="float">
            <text:p>2.11375</text:p>
          </table:table-cell>
          <table:table-cell office:value-type="float" office:value="1.483064" calcext:value-type="float">
            <text:p>1.483064</text:p>
          </table:table-cell>
          <table:table-cell office:value-type="float" office:value="0.7434241" calcext:value-type="float">
            <text:p>0.7434241</text:p>
          </table:table-cell>
          <table:table-cell office:value-type="float" office:value="0.4250028" calcext:value-type="float">
            <text:p>0.4250028</text:p>
          </table:table-cell>
          <table:table-cell office:value-type="float" office:value="0.34576" calcext:value-type="float">
            <text:p>0.34576</text:p>
          </table:table-cell>
          <table:table-cell office:value-type="float" office:value="0.2982041" calcext:value-type="float">
            <text:p>0.2982041</text:p>
          </table:table-cell>
          <table:table-cell office:value-type="float" office:value="0.3248106" calcext:value-type="float">
            <text:p>0.3248106</text:p>
          </table:table-cell>
          <table:table-cell office:value-type="float" office:value="0" calcext:value-type="float">
            <text:p>0</text:p>
          </table:table-cell>
          <table:table-cell office:value-type="float" office:value="760.7755" calcext:value-type="float">
            <text:p>760.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2373" calcext:value-type="float">
            <text:p>3.522373</text:p>
          </table:table-cell>
          <table:table-cell office:value-type="float" office:value="0" calcext:value-type="float">
            <text:p>0</text:p>
          </table:table-cell>
          <table:table-cell office:value-type="float" office:value="-0.01381371" calcext:value-type="float">
            <text:p>-0.013813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21.789" calcext:value-type="float">
            <text:p>21.789</text:p>
          </table:table-cell>
          <table:table-cell office:value-type="float" office:value="1121.955" calcext:value-type="float">
            <text:p>1121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1195" calcext:value-type="float">
            <text:p>0.3831195</text:p>
          </table:table-cell>
          <table:table-cell office:value-type="float" office:value="4.458982" calcext:value-type="float">
            <text:p>4.458982</text:p>
          </table:table-cell>
          <table:table-cell office:value-type="float" office:value="0" calcext:value-type="float">
            <text:p>0</text:p>
          </table:table-cell>
          <table:table-cell office:value-type="float" office:value="0.0001278533" calcext:value-type="float">
            <text:p>0.0001278533</text:p>
          </table:table-cell>
          <table:table-cell office:value-type="float" office:value="0" calcext:value-type="float">
            <text:p>0</text:p>
          </table:table-cell>
          <table:table-cell office:value-type="float" office:value="-0.07737228" calcext:value-type="float">
            <text:p>-0.07737228</text:p>
          </table:table-cell>
          <table:table-cell office:value-type="float" office:value="-0.01241858" calcext:value-type="float">
            <text:p>-0.01241858</text:p>
          </table:table-cell>
          <table:table-cell office:value-type="float" office:value="0.0009347533" calcext:value-type="float">
            <text:p>0.0009347533</text:p>
          </table:table-cell>
          <table:table-cell office:value-type="float" office:value="0.001361207" calcext:value-type="float">
            <text:p>0.001361207</text:p>
          </table:table-cell>
          <table:table-cell office:value-type="float" office:value="36.72095" calcext:value-type="float">
            <text:p>36.72095</text:p>
          </table:table-cell>
          <table:table-cell office:value-type="float" office:value="0.28367" calcext:value-type="float">
            <text:p>0.28367</text:p>
          </table:table-cell>
          <table:table-cell office:value-type="float" office:value="0.08394282" calcext:value-type="float">
            <text:p>0.08394282</text:p>
          </table:table-cell>
          <table:table-cell office:value-type="float" office:value="0.06292089" calcext:value-type="float">
            <text:p>0.06292089</text:p>
          </table:table-cell>
          <table:table-cell office:value-type="float" office:value="0.05166608" calcext:value-type="float">
            <text:p>0.05166608</text:p>
          </table:table-cell>
          <table:table-cell office:value-type="float" office:value="0.04661436" calcext:value-type="float">
            <text:p>0.04661436</text:p>
          </table:table-cell>
          <table:table-cell office:value-type="float" office:value="0.02579561" calcext:value-type="float">
            <text:p>0.02579561</text:p>
          </table:table-cell>
          <table:table-cell office:value-type="float" office:value="0.01758212" calcext:value-type="float">
            <text:p>0.01758212</text:p>
          </table:table-cell>
          <table:table-cell office:value-type="float" office:value="0.04478152" calcext:value-type="float">
            <text:p>0.04478152</text:p>
          </table:table-cell>
          <table:table-cell office:value-type="float" office:value="0.03759566" calcext:value-type="float">
            <text:p>0.03759566</text:p>
          </table:table-cell>
          <table:table-cell office:value-type="float" office:value="0.03003668" calcext:value-type="float">
            <text:p>0.03003668</text:p>
          </table:table-cell>
          <table:table-cell office:value-type="float" office:value="0.02434886" calcext:value-type="float">
            <text:p>0.02434886</text:p>
          </table:table-cell>
          <table:table-cell office:value-type="float" office:value="0.02013297" calcext:value-type="float">
            <text:p>0.02013297</text:p>
          </table:table-cell>
          <table:table-cell office:value-type="float" office:value="0.01432685" calcext:value-type="float">
            <text:p>0.01432685</text:p>
          </table:table-cell>
          <table:table-cell office:value-type="float" office:value="0.005852973" calcext:value-type="float">
            <text:p>0.005852973</text:p>
          </table:table-cell>
          <table:table-cell office:value-type="float" office:value="0" calcext:value-type="float">
            <text:p>0</text:p>
          </table:table-cell>
          <table:table-cell office:value-type="float" office:value="3.158941" calcext:value-type="float">
            <text:p>3.158941</text:p>
          </table:table-cell>
          <table:table-cell office:value-type="float" office:value="6.509834" calcext:value-type="float">
            <text:p>6.509834</text:p>
          </table:table-cell>
          <table:table-cell office:value-type="float" office:value="7.414361" calcext:value-type="float">
            <text:p>7.414361</text:p>
          </table:table-cell>
          <table:table-cell office:value-type="float" office:value="7.101471" calcext:value-type="float">
            <text:p>7.101471</text:p>
          </table:table-cell>
          <table:table-cell office:value-type="float" office:value="6.087676" calcext:value-type="float">
            <text:p>6.087676</text:p>
          </table:table-cell>
          <table:table-cell office:value-type="float" office:value="3.204751" calcext:value-type="float">
            <text:p>3.204751</text:p>
          </table:table-cell>
          <table:table-cell office:value-type="float" office:value="1.333126" calcext:value-type="float">
            <text:p>1.333126</text:p>
          </table:table-cell>
          <table:table-cell office:value-type="float" office:value="2.133584" calcext:value-type="float">
            <text:p>2.133584</text:p>
          </table:table-cell>
          <table:table-cell office:value-type="float" office:value="1.492933" calcext:value-type="float">
            <text:p>1.492933</text:p>
          </table:table-cell>
          <table:table-cell office:value-type="float" office:value="0.7522178" calcext:value-type="float">
            <text:p>0.7522178</text:p>
          </table:table-cell>
          <table:table-cell office:value-type="float" office:value="0.4279091" calcext:value-type="float">
            <text:p>0.4279091</text:p>
          </table:table-cell>
          <table:table-cell office:value-type="float" office:value="0.3464373" calcext:value-type="float">
            <text:p>0.3464373</text:p>
          </table:table-cell>
          <table:table-cell office:value-type="float" office:value="0.2981471" calcext:value-type="float">
            <text:p>0.2981471</text:p>
          </table:table-cell>
          <table:table-cell office:value-type="float" office:value="0.3248207" calcext:value-type="float">
            <text:p>0.3248207</text:p>
          </table:table-cell>
          <table:table-cell office:value-type="float" office:value="0" calcext:value-type="float">
            <text:p>0</text:p>
          </table:table-cell>
          <table:table-cell office:value-type="float" office:value="951.8994" calcext:value-type="float">
            <text:p>951.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6445" calcext:value-type="float">
            <text:p>3.626445</text:p>
          </table:table-cell>
          <table:table-cell office:value-type="float" office:value="0" calcext:value-type="float">
            <text:p>0</text:p>
          </table:table-cell>
          <table:table-cell office:value-type="float" office:value="-0.0139736" calcext:value-type="float">
            <text:p>-0.01397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1.69086" calcext:value-type="float">
            <text:p>21.69086</text:p>
          </table:table-cell>
          <table:table-cell office:value-type="float" office:value="1121.913" calcext:value-type="float">
            <text:p>1121.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1373" calcext:value-type="float">
            <text:p>0.4511373</text:p>
          </table:table-cell>
          <table:table-cell office:value-type="float" office:value="4.518179" calcext:value-type="float">
            <text:p>4.518179</text:p>
          </table:table-cell>
          <table:table-cell office:value-type="float" office:value="0" calcext:value-type="float">
            <text:p>0</text:p>
          </table:table-cell>
          <table:table-cell office:value-type="float" office:value="0.0001278533" calcext:value-type="float">
            <text:p>0.0001278533</text:p>
          </table:table-cell>
          <table:table-cell office:value-type="float" office:value="0" calcext:value-type="float">
            <text:p>0</text:p>
          </table:table-cell>
          <table:table-cell office:value-type="float" office:value="-0.07737228" calcext:value-type="float">
            <text:p>-0.07737228</text:p>
          </table:table-cell>
          <table:table-cell office:value-type="float" office:value="-0.01322676" calcext:value-type="float">
            <text:p>-0.01322676</text:p>
          </table:table-cell>
          <table:table-cell office:value-type="float" office:value="0.000940209" calcext:value-type="float">
            <text:p>0.000940209</text:p>
          </table:table-cell>
          <table:table-cell office:value-type="float" office:value="0.001401289" calcext:value-type="float">
            <text:p>0.001401289</text:p>
          </table:table-cell>
          <table:table-cell office:value-type="float" office:value="36.57706" calcext:value-type="float">
            <text:p>36.57706</text:p>
          </table:table-cell>
          <table:table-cell office:value-type="float" office:value="0.2950722" calcext:value-type="float">
            <text:p>0.2950722</text:p>
          </table:table-cell>
          <table:table-cell office:value-type="float" office:value="0.08311323" calcext:value-type="float">
            <text:p>0.08311323</text:p>
          </table:table-cell>
          <table:table-cell office:value-type="float" office:value="0.06180435" calcext:value-type="float">
            <text:p>0.06180435</text:p>
          </table:table-cell>
          <table:table-cell office:value-type="float" office:value="0.0510207" calcext:value-type="float">
            <text:p>0.0510207</text:p>
          </table:table-cell>
          <table:table-cell office:value-type="float" office:value="0.04626701" calcext:value-type="float">
            <text:p>0.04626701</text:p>
          </table:table-cell>
          <table:table-cell office:value-type="float" office:value="0.02586637" calcext:value-type="float">
            <text:p>0.02586637</text:p>
          </table:table-cell>
          <table:table-cell office:value-type="float" office:value="0.01775015" calcext:value-type="float">
            <text:p>0.01775015</text:p>
          </table:table-cell>
          <table:table-cell office:value-type="float" office:value="0.04435713" calcext:value-type="float">
            <text:p>0.04435713</text:p>
          </table:table-cell>
          <table:table-cell office:value-type="float" office:value="0.03719062" calcext:value-type="float">
            <text:p>0.03719062</text:p>
          </table:table-cell>
          <table:table-cell office:value-type="float" office:value="0.0299071" calcext:value-type="float">
            <text:p>0.0299071</text:p>
          </table:table-cell>
          <table:table-cell office:value-type="float" office:value="0.02433828" calcext:value-type="float">
            <text:p>0.02433828</text:p>
          </table:table-cell>
          <table:table-cell office:value-type="float" office:value="0.02012839" calcext:value-type="float">
            <text:p>0.02012839</text:p>
          </table:table-cell>
          <table:table-cell office:value-type="float" office:value="0.01433222" calcext:value-type="float">
            <text:p>0.01433222</text:p>
          </table:table-cell>
          <table:table-cell office:value-type="float" office:value="0.005869601" calcext:value-type="float">
            <text:p>0.005869601</text:p>
          </table:table-cell>
          <table:table-cell office:value-type="float" office:value="0" calcext:value-type="float">
            <text:p>0</text:p>
          </table:table-cell>
          <table:table-cell office:value-type="float" office:value="4.105261" calcext:value-type="float">
            <text:p>4.105261</text:p>
          </table:table-cell>
          <table:table-cell office:value-type="float" office:value="6.822126" calcext:value-type="float">
            <text:p>6.822126</text:p>
          </table:table-cell>
          <table:table-cell office:value-type="float" office:value="7.535171" calcext:value-type="float">
            <text:p>7.535171</text:p>
          </table:table-cell>
          <table:table-cell office:value-type="float" office:value="7.142403" calcext:value-type="float">
            <text:p>7.142403</text:p>
          </table:table-cell>
          <table:table-cell office:value-type="float" office:value="6.107112" calcext:value-type="float">
            <text:p>6.107112</text:p>
          </table:table-cell>
          <table:table-cell office:value-type="float" office:value="3.21024" calcext:value-type="float">
            <text:p>3.21024</text:p>
          </table:table-cell>
          <table:table-cell office:value-type="float" office:value="1.359277" calcext:value-type="float">
            <text:p>1.359277</text:p>
          </table:table-cell>
          <table:table-cell office:value-type="float" office:value="2.153063" calcext:value-type="float">
            <text:p>2.153063</text:p>
          </table:table-cell>
          <table:table-cell office:value-type="float" office:value="1.502117" calcext:value-type="float">
            <text:p>1.502117</text:p>
          </table:table-cell>
          <table:table-cell office:value-type="float" office:value="0.7603582" calcext:value-type="float">
            <text:p>0.7603582</text:p>
          </table:table-cell>
          <table:table-cell office:value-type="float" office:value="0.430804" calcext:value-type="float">
            <text:p>0.430804</text:p>
          </table:table-cell>
          <table:table-cell office:value-type="float" office:value="0.3471442" calcext:value-type="float">
            <text:p>0.3471442</text:p>
          </table:table-cell>
          <table:table-cell office:value-type="float" office:value="0.2981337" calcext:value-type="float">
            <text:p>0.2981337</text:p>
          </table:table-cell>
          <table:table-cell office:value-type="float" office:value="0.3248325" calcext:value-type="float">
            <text:p>0.3248325</text:p>
          </table:table-cell>
          <table:table-cell office:value-type="float" office:value="0" calcext:value-type="float">
            <text:p>0</text:p>
          </table:table-cell>
          <table:table-cell office:value-type="float" office:value="1198.83" calcext:value-type="float">
            <text:p>119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4607" calcext:value-type="float">
            <text:p>3.754607</text:p>
          </table:table-cell>
          <table:table-cell office:value-type="float" office:value="0" calcext:value-type="float">
            <text:p>0</text:p>
          </table:table-cell>
          <table:table-cell office:value-type="float" office:value="-0.01421757" calcext:value-type="float">
            <text:p>-0.014217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21.53306" calcext:value-type="float">
            <text:p>21.53306</text:p>
          </table:table-cell>
          <table:table-cell office:value-type="float" office:value="1121.857" calcext:value-type="float">
            <text:p>1121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037" calcext:value-type="float">
            <text:p>0.5607037</text:p>
          </table:table-cell>
          <table:table-cell office:value-type="float" office:value="4.608635" calcext:value-type="float">
            <text:p>4.608635</text:p>
          </table:table-cell>
          <table:table-cell office:value-type="float" office:value="0" calcext:value-type="float">
            <text:p>0</text:p>
          </table:table-cell>
          <table:table-cell office:value-type="float" office:value="0.0001278533" calcext:value-type="float">
            <text:p>0.0001278533</text:p>
          </table:table-cell>
          <table:table-cell office:value-type="float" office:value="0" calcext:value-type="float">
            <text:p>0</text:p>
          </table:table-cell>
          <table:table-cell office:value-type="float" office:value="-0.07737228" calcext:value-type="float">
            <text:p>-0.07737228</text:p>
          </table:table-cell>
          <table:table-cell office:value-type="float" office:value="-0.01363725" calcext:value-type="float">
            <text:p>-0.01363725</text:p>
          </table:table-cell>
          <table:table-cell office:value-type="float" office:value="0.0009396066" calcext:value-type="float">
            <text:p>0.0009396066</text:p>
          </table:table-cell>
          <table:table-cell office:value-type="float" office:value="0.001448353" calcext:value-type="float">
            <text:p>0.001448353</text:p>
          </table:table-cell>
          <table:table-cell office:value-type="float" office:value="36.26855" calcext:value-type="float">
            <text:p>36.26855</text:p>
          </table:table-cell>
          <table:table-cell office:value-type="float" office:value="0.4675909" calcext:value-type="float">
            <text:p>0.4675909</text:p>
          </table:table-cell>
          <table:table-cell office:value-type="float" office:value="0.08425815" calcext:value-type="float">
            <text:p>0.08425815</text:p>
          </table:table-cell>
          <table:table-cell office:value-type="float" office:value="0.06175743" calcext:value-type="float">
            <text:p>0.06175743</text:p>
          </table:table-cell>
          <table:table-cell office:value-type="float" office:value="0.0501651" calcext:value-type="float">
            <text:p>0.0501651</text:p>
          </table:table-cell>
          <table:table-cell office:value-type="float" office:value="0.04565229" calcext:value-type="float">
            <text:p>0.04565229</text:p>
          </table:table-cell>
          <table:table-cell office:value-type="float" office:value="0.02562901" calcext:value-type="float">
            <text:p>0.02562901</text:p>
          </table:table-cell>
          <table:table-cell office:value-type="float" office:value="0.01768655" calcext:value-type="float">
            <text:p>0.01768655</text:p>
          </table:table-cell>
          <table:table-cell office:value-type="float" office:value="0.04397394" calcext:value-type="float">
            <text:p>0.04397394</text:p>
          </table:table-cell>
          <table:table-cell office:value-type="float" office:value="0.03685277" calcext:value-type="float">
            <text:p>0.03685277</text:p>
          </table:table-cell>
          <table:table-cell office:value-type="float" office:value="0.02977693" calcext:value-type="float">
            <text:p>0.02977693</text:p>
          </table:table-cell>
          <table:table-cell office:value-type="float" office:value="0.02432324" calcext:value-type="float">
            <text:p>0.02432324</text:p>
          </table:table-cell>
          <table:table-cell office:value-type="float" office:value="0.02012237" calcext:value-type="float">
            <text:p>0.02012237</text:p>
          </table:table-cell>
          <table:table-cell office:value-type="float" office:value="0.01433751" calcext:value-type="float">
            <text:p>0.01433751</text:p>
          </table:table-cell>
          <table:table-cell office:value-type="float" office:value="0.005885705" calcext:value-type="float">
            <text:p>0.005885705</text:p>
          </table:table-cell>
          <table:table-cell office:value-type="float" office:value="0" calcext:value-type="float">
            <text:p>0</text:p>
          </table:table-cell>
          <table:table-cell office:value-type="float" office:value="5.586699" calcext:value-type="float">
            <text:p>5.586699</text:p>
          </table:table-cell>
          <table:table-cell office:value-type="float" office:value="7.445939" calcext:value-type="float">
            <text:p>7.445939</text:p>
          </table:table-cell>
          <table:table-cell office:value-type="float" office:value="7.749476" calcext:value-type="float">
            <text:p>7.749476</text:p>
          </table:table-cell>
          <table:table-cell office:value-type="float" office:value="7.23542" calcext:value-type="float">
            <text:p>7.23542</text:p>
          </table:table-cell>
          <table:table-cell office:value-type="float" office:value="6.140542" calcext:value-type="float">
            <text:p>6.140542</text:p>
          </table:table-cell>
          <table:table-cell office:value-type="float" office:value="3.22211" calcext:value-type="float">
            <text:p>3.22211</text:p>
          </table:table-cell>
          <table:table-cell office:value-type="float" office:value="1.388342" calcext:value-type="float">
            <text:p>1.388342</text:p>
          </table:table-cell>
          <table:table-cell office:value-type="float" office:value="2.172339" calcext:value-type="float">
            <text:p>2.172339</text:p>
          </table:table-cell>
          <table:table-cell office:value-type="float" office:value="1.511336" calcext:value-type="float">
            <text:p>1.511336</text:p>
          </table:table-cell>
          <table:table-cell office:value-type="float" office:value="0.7675599" calcext:value-type="float">
            <text:p>0.7675599</text:p>
          </table:table-cell>
          <table:table-cell office:value-type="float" office:value="0.4336375" calcext:value-type="float">
            <text:p>0.4336375</text:p>
          </table:table-cell>
          <table:table-cell office:value-type="float" office:value="0.3478819" calcext:value-type="float">
            <text:p>0.3478819</text:p>
          </table:table-cell>
          <table:table-cell office:value-type="float" office:value="0.2981457" calcext:value-type="float">
            <text:p>0.2981457</text:p>
          </table:table-cell>
          <table:table-cell office:value-type="float" office:value="0.3248428" calcext:value-type="float">
            <text:p>0.3248428</text:p>
          </table:table-cell>
          <table:table-cell office:value-type="float" office:value="0" calcext:value-type="float">
            <text:p>0</text:p>
          </table:table-cell>
          <table:table-cell office:value-type="float" office:value="1585.249" calcext:value-type="float">
            <text:p>1585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512" calcext:value-type="float">
            <text:p>3.95512</text:p>
          </table:table-cell>
          <table:table-cell office:value-type="float" office:value="0" calcext:value-type="float">
            <text:p>0</text:p>
          </table:table-cell>
          <table:table-cell office:value-type="float" office:value="-0.01437121" calcext:value-type="float">
            <text:p>-0.014371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21.03777" calcext:value-type="float">
            <text:p>21.03777</text:p>
          </table:table-cell>
          <table:table-cell office:value-type="float" office:value="1121.847" calcext:value-type="float">
            <text:p>1121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21221" calcext:value-type="float">
            <text:p>0.9521221</text:p>
          </table:table-cell>
          <table:table-cell office:value-type="float" office:value="4.708572" calcext:value-type="float">
            <text:p>4.708572</text:p>
          </table:table-cell>
          <table:table-cell office:value-type="float" office:value="0" calcext:value-type="float">
            <text:p>0</text:p>
          </table:table-cell>
          <table:table-cell office:value-type="float" office:value="0.0001278535" calcext:value-type="float">
            <text:p>0.0001278535</text:p>
          </table:table-cell>
          <table:table-cell office:value-type="float" office:value="0" calcext:value-type="float">
            <text:p>0</text:p>
          </table:table-cell>
          <table:table-cell office:value-type="float" office:value="-0.07737223" calcext:value-type="float">
            <text:p>-0.07737223</text:p>
          </table:table-cell>
          <table:table-cell office:value-type="float" office:value="-0.01372944" calcext:value-type="float">
            <text:p>-0.01372944</text:p>
          </table:table-cell>
          <table:table-cell office:value-type="float" office:value="0.0008622876" calcext:value-type="float">
            <text:p>0.0008622876</text:p>
          </table:table-cell>
          <table:table-cell office:value-type="float" office:value="0.001510063" calcext:value-type="float">
            <text:p>0.001510063</text:p>
          </table:table-cell>
          <table:table-cell office:value-type="float" office:value="35.26421" calcext:value-type="float">
            <text:p>35.26421</text:p>
          </table:table-cell>
          <table:table-cell office:value-type="float" office:value="3.949992" calcext:value-type="float">
            <text:p>3.949992</text:p>
          </table:table-cell>
          <table:table-cell office:value-type="float" office:value="0.09658881" calcext:value-type="float">
            <text:p>0.09658881</text:p>
          </table:table-cell>
          <table:table-cell office:value-type="float" office:value="0.06740662" calcext:value-type="float">
            <text:p>0.06740662</text:p>
          </table:table-cell>
          <table:table-cell office:value-type="float" office:value="0.0502486" calcext:value-type="float">
            <text:p>0.0502486</text:p>
          </table:table-cell>
          <table:table-cell office:value-type="float" office:value="0.044849" calcext:value-type="float">
            <text:p>0.044849</text:p>
          </table:table-cell>
          <table:table-cell office:value-type="float" office:value="0.02506183" calcext:value-type="float">
            <text:p>0.02506183</text:p>
          </table:table-cell>
          <table:table-cell office:value-type="float" office:value="0.01732498" calcext:value-type="float">
            <text:p>0.01732498</text:p>
          </table:table-cell>
          <table:table-cell office:value-type="float" office:value="0.04350556" calcext:value-type="float">
            <text:p>0.04350556</text:p>
          </table:table-cell>
          <table:table-cell office:value-type="float" office:value="0.03654241" calcext:value-type="float">
            <text:p>0.03654241</text:p>
          </table:table-cell>
          <table:table-cell office:value-type="float" office:value="0.02965087" calcext:value-type="float">
            <text:p>0.02965087</text:p>
          </table:table-cell>
          <table:table-cell office:value-type="float" office:value="0.02430469" calcext:value-type="float">
            <text:p>0.02430469</text:p>
          </table:table-cell>
          <table:table-cell office:value-type="float" office:value="0.0201149" calcext:value-type="float">
            <text:p>0.0201149</text:p>
          </table:table-cell>
          <table:table-cell office:value-type="float" office:value="0.01434283" calcext:value-type="float">
            <text:p>0.01434283</text:p>
          </table:table-cell>
          <table:table-cell office:value-type="float" office:value="0.005901233" calcext:value-type="float">
            <text:p>0.005901233</text:p>
          </table:table-cell>
          <table:table-cell office:value-type="float" office:value="0" calcext:value-type="float">
            <text:p>0</text:p>
          </table:table-cell>
          <table:table-cell office:value-type="float" office:value="6.619985" calcext:value-type="float">
            <text:p>6.619985</text:p>
          </table:table-cell>
          <table:table-cell office:value-type="float" office:value="8.436073" calcext:value-type="float">
            <text:p>8.436073</text:p>
          </table:table-cell>
          <table:table-cell office:value-type="float" office:value="8.117064" calcext:value-type="float">
            <text:p>8.117064</text:p>
          </table:table-cell>
          <table:table-cell office:value-type="float" office:value="7.402997" calcext:value-type="float">
            <text:p>7.402997</text:p>
          </table:table-cell>
          <table:table-cell office:value-type="float" office:value="6.230247" calcext:value-type="float">
            <text:p>6.230247</text:p>
          </table:table-cell>
          <table:table-cell office:value-type="float" office:value="3.247582" calcext:value-type="float">
            <text:p>3.247582</text:p>
          </table:table-cell>
          <table:table-cell office:value-type="float" office:value="1.420301" calcext:value-type="float">
            <text:p>1.420301</text:p>
          </table:table-cell>
          <table:table-cell office:value-type="float" office:value="2.192534" calcext:value-type="float">
            <text:p>2.192534</text:p>
          </table:table-cell>
          <table:table-cell office:value-type="float" office:value="1.520428" calcext:value-type="float">
            <text:p>1.520428</text:p>
          </table:table-cell>
          <table:table-cell office:value-type="float" office:value="0.774433" calcext:value-type="float">
            <text:p>0.774433</text:p>
          </table:table-cell>
          <table:table-cell office:value-type="float" office:value="0.4363984" calcext:value-type="float">
            <text:p>0.4363984</text:p>
          </table:table-cell>
          <table:table-cell office:value-type="float" office:value="0.3486427" calcext:value-type="float">
            <text:p>0.3486427</text:p>
          </table:table-cell>
          <table:table-cell office:value-type="float" office:value="0.298184" calcext:value-type="float">
            <text:p>0.298184</text:p>
          </table:table-cell>
          <table:table-cell office:value-type="float" office:value="0.3248504" calcext:value-type="float">
            <text:p>0.3248504</text:p>
          </table:table-cell>
          <table:table-cell office:value-type="float" office:value="0" calcext:value-type="float">
            <text:p>0</text:p>
          </table:table-cell>
          <table:table-cell office:value-type="float" office:value="2862.635" calcext:value-type="float">
            <text:p>2862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6074" calcext:value-type="float">
            <text:p>4.446074</text:p>
          </table:table-cell>
          <table:table-cell office:value-type="float" office:value="0" calcext:value-type="float">
            <text:p>0</text:p>
          </table:table-cell>
          <table:table-cell office:value-type="float" office:value="-0.01439409" calcext:value-type="float">
            <text:p>-0.014394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20.92815" calcext:value-type="float">
            <text:p>20.92815</text:p>
          </table:table-cell>
          <table:table-cell office:value-type="float" office:value="1121.789" calcext:value-type="float">
            <text:p>1121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4781" calcext:value-type="float">
            <text:p>1.014781</text:p>
          </table:table-cell>
          <table:table-cell office:value-type="float" office:value="4.799669" calcext:value-type="float">
            <text:p>4.799669</text:p>
          </table:table-cell>
          <table:table-cell office:value-type="float" office:value="0" calcext:value-type="float">
            <text:p>0</text:p>
          </table:table-cell>
          <table:table-cell office:value-type="float" office:value="0.0001278559" calcext:value-type="float">
            <text:p>0.0001278559</text:p>
          </table:table-cell>
          <table:table-cell office:value-type="float" office:value="0" calcext:value-type="float">
            <text:p>0</text:p>
          </table:table-cell>
          <table:table-cell office:value-type="float" office:value="-0.07737172" calcext:value-type="float">
            <text:p>-0.07737172</text:p>
          </table:table-cell>
          <table:table-cell office:value-type="float" office:value="-0.01510605" calcext:value-type="float">
            <text:p>-0.01510605</text:p>
          </table:table-cell>
          <table:table-cell office:value-type="float" office:value="0.0008599756" calcext:value-type="float">
            <text:p>0.0008599756</text:p>
          </table:table-cell>
          <table:table-cell office:value-type="float" office:value="0.00157583" calcext:value-type="float">
            <text:p>0.00157583</text:p>
          </table:table-cell>
          <table:table-cell office:value-type="float" office:value="35.26188" calcext:value-type="float">
            <text:p>35.26188</text:p>
          </table:table-cell>
          <table:table-cell office:value-type="float" office:value="3.302302" calcext:value-type="float">
            <text:p>3.302302</text:p>
          </table:table-cell>
          <table:table-cell office:value-type="float" office:value="0.09349485" calcext:value-type="float">
            <text:p>0.09349485</text:p>
          </table:table-cell>
          <table:table-cell office:value-type="float" office:value="0.0639233" calcext:value-type="float">
            <text:p>0.0639233</text:p>
          </table:table-cell>
          <table:table-cell office:value-type="float" office:value="0.04954829" calcext:value-type="float">
            <text:p>0.04954829</text:p>
          </table:table-cell>
          <table:table-cell office:value-type="float" office:value="0.04425693" calcext:value-type="float">
            <text:p>0.04425693</text:p>
          </table:table-cell>
          <table:table-cell office:value-type="float" office:value="0.02459504" calcext:value-type="float">
            <text:p>0.02459504</text:p>
          </table:table-cell>
          <table:table-cell office:value-type="float" office:value="0.01692039" calcext:value-type="float">
            <text:p>0.01692039</text:p>
          </table:table-cell>
          <table:table-cell office:value-type="float" office:value="0.04291769" calcext:value-type="float">
            <text:p>0.04291769</text:p>
          </table:table-cell>
          <table:table-cell office:value-type="float" office:value="0.03621807" calcext:value-type="float">
            <text:p>0.03621807</text:p>
          </table:table-cell>
          <table:table-cell office:value-type="float" office:value="0.02952654" calcext:value-type="float">
            <text:p>0.02952654</text:p>
          </table:table-cell>
          <table:table-cell office:value-type="float" office:value="0.02428325" calcext:value-type="float">
            <text:p>0.02428325</text:p>
          </table:table-cell>
          <table:table-cell office:value-type="float" office:value="0.02010603" calcext:value-type="float">
            <text:p>0.02010603</text:p>
          </table:table-cell>
          <table:table-cell office:value-type="float" office:value="0.01434782" calcext:value-type="float">
            <text:p>0.01434782</text:p>
          </table:table-cell>
          <table:table-cell office:value-type="float" office:value="0.005916594" calcext:value-type="float">
            <text:p>0.005916594</text:p>
          </table:table-cell>
          <table:table-cell office:value-type="float" office:value="0" calcext:value-type="float">
            <text:p>0</text:p>
          </table:table-cell>
          <table:table-cell office:value-type="float" office:value="9.732187" calcext:value-type="float">
            <text:p>9.732187</text:p>
          </table:table-cell>
          <table:table-cell office:value-type="float" office:value="8.751267" calcext:value-type="float">
            <text:p>8.751267</text:p>
          </table:table-cell>
          <table:table-cell office:value-type="float" office:value="8.449053" calcext:value-type="float">
            <text:p>8.449053</text:p>
          </table:table-cell>
          <table:table-cell office:value-type="float" office:value="7.604608" calcext:value-type="float">
            <text:p>7.604608</text:p>
          </table:table-cell>
          <table:table-cell office:value-type="float" office:value="6.340397" calcext:value-type="float">
            <text:p>6.340397</text:p>
          </table:table-cell>
          <table:table-cell office:value-type="float" office:value="3.284705" calcext:value-type="float">
            <text:p>3.284705</text:p>
          </table:table-cell>
          <table:table-cell office:value-type="float" office:value="1.456127" calcext:value-type="float">
            <text:p>1.456127</text:p>
          </table:table-cell>
          <table:table-cell office:value-type="float" office:value="2.21508" calcext:value-type="float">
            <text:p>2.21508</text:p>
          </table:table-cell>
          <table:table-cell office:value-type="float" office:value="1.529687" calcext:value-type="float">
            <text:p>1.529687</text:p>
          </table:table-cell>
          <table:table-cell office:value-type="float" office:value="0.7810097" calcext:value-type="float">
            <text:p>0.7810097</text:p>
          </table:table-cell>
          <table:table-cell office:value-type="float" office:value="0.4390904" calcext:value-type="float">
            <text:p>0.4390904</text:p>
          </table:table-cell>
          <table:table-cell office:value-type="float" office:value="0.3494199" calcext:value-type="float">
            <text:p>0.3494199</text:p>
          </table:table-cell>
          <table:table-cell office:value-type="float" office:value="0.2982474" calcext:value-type="float">
            <text:p>0.2982474</text:p>
          </table:table-cell>
          <table:table-cell office:value-type="float" office:value="0.3248581" calcext:value-type="float">
            <text:p>0.3248581</text:p>
          </table:table-cell>
          <table:table-cell office:value-type="float" office:value="0" calcext:value-type="float">
            <text:p>0</text:p>
          </table:table-cell>
          <table:table-cell office:value-type="float" office:value="3171.92" calcext:value-type="float">
            <text:p>317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9934" calcext:value-type="float">
            <text:p>4.59934</text:p>
          </table:table-cell>
          <table:table-cell office:value-type="float" office:value="0" calcext:value-type="float">
            <text:p>0</text:p>
          </table:table-cell>
          <table:table-cell office:value-type="float" office:value="-0.01492369" calcext:value-type="float">
            <text:p>-0.014923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20.82625" calcext:value-type="float">
            <text:p>20.82625</text:p>
          </table:table-cell>
          <table:table-cell office:value-type="float" office:value="1121.752" calcext:value-type="float">
            <text:p>1121.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9203" calcext:value-type="float">
            <text:p>1.019203</text:p>
          </table:table-cell>
          <table:table-cell office:value-type="float" office:value="4.905491" calcext:value-type="float">
            <text:p>4.905491</text:p>
          </table:table-cell>
          <table:table-cell office:value-type="float" office:value="0" calcext:value-type="float">
            <text:p>0</text:p>
          </table:table-cell>
          <table:table-cell office:value-type="float" office:value="0.0001278857" calcext:value-type="float">
            <text:p>0.0001278857</text:p>
          </table:table-cell>
          <table:table-cell office:value-type="float" office:value="0" calcext:value-type="float">
            <text:p>0</text:p>
          </table:table-cell>
          <table:table-cell office:value-type="float" office:value="-0.07736527" calcext:value-type="float">
            <text:p>-0.07736527</text:p>
          </table:table-cell>
          <table:table-cell office:value-type="float" office:value="-0.01832039" calcext:value-type="float">
            <text:p>-0.01832039</text:p>
          </table:table-cell>
          <table:table-cell office:value-type="float" office:value="0.0008612071" calcext:value-type="float">
            <text:p>0.0008612071</text:p>
          </table:table-cell>
          <table:table-cell office:value-type="float" office:value="0.001624962" calcext:value-type="float">
            <text:p>0.001624962</text:p>
          </table:table-cell>
          <table:table-cell office:value-type="float" office:value="35.27249" calcext:value-type="float">
            <text:p>35.27249</text:p>
          </table:table-cell>
          <table:table-cell office:value-type="float" office:value="4.556662" calcext:value-type="float">
            <text:p>4.556662</text:p>
          </table:table-cell>
          <table:table-cell office:value-type="float" office:value="0.1253856" calcext:value-type="float">
            <text:p>0.1253856</text:p>
          </table:table-cell>
          <table:table-cell office:value-type="float" office:value="0.06337667" calcext:value-type="float">
            <text:p>0.06337667</text:p>
          </table:table-cell>
          <table:table-cell office:value-type="float" office:value="0.04898465" calcext:value-type="float">
            <text:p>0.04898465</text:p>
          </table:table-cell>
          <table:table-cell office:value-type="float" office:value="0.0437761" calcext:value-type="float">
            <text:p>0.0437761</text:p>
          </table:table-cell>
          <table:table-cell office:value-type="float" office:value="0.02432053" calcext:value-type="float">
            <text:p>0.02432053</text:p>
          </table:table-cell>
          <table:table-cell office:value-type="float" office:value="0.01675032" calcext:value-type="float">
            <text:p>0.01675032</text:p>
          </table:table-cell>
          <table:table-cell office:value-type="float" office:value="0.04240859" calcext:value-type="float">
            <text:p>0.04240859</text:p>
          </table:table-cell>
          <table:table-cell office:value-type="float" office:value="0.03587766" calcext:value-type="float">
            <text:p>0.03587766</text:p>
          </table:table-cell>
          <table:table-cell office:value-type="float" office:value="0.02939955" calcext:value-type="float">
            <text:p>0.02939955</text:p>
          </table:table-cell>
          <table:table-cell office:value-type="float" office:value="0.02425896" calcext:value-type="float">
            <text:p>0.02425896</text:p>
          </table:table-cell>
          <table:table-cell office:value-type="float" office:value="0.02009581" calcext:value-type="float">
            <text:p>0.02009581</text:p>
          </table:table-cell>
          <table:table-cell office:value-type="float" office:value="0.01435245" calcext:value-type="float">
            <text:p>0.01435245</text:p>
          </table:table-cell>
          <table:table-cell office:value-type="float" office:value="0.005931786" calcext:value-type="float">
            <text:p>0.005931786</text:p>
          </table:table-cell>
          <table:table-cell office:value-type="float" office:value="0" calcext:value-type="float">
            <text:p>0</text:p>
          </table:table-cell>
          <table:table-cell office:value-type="float" office:value="2.373151" calcext:value-type="float">
            <text:p>2.373151</text:p>
          </table:table-cell>
          <table:table-cell office:value-type="float" office:value="9.630659" calcext:value-type="float">
            <text:p>9.630659</text:p>
          </table:table-cell>
          <table:table-cell office:value-type="float" office:value="10.19581" calcext:value-type="float">
            <text:p>10.19581</text:p>
          </table:table-cell>
          <table:table-cell office:value-type="float" office:value="8.363115" calcext:value-type="float">
            <text:p>8.363115</text:p>
          </table:table-cell>
          <table:table-cell office:value-type="float" office:value="6.632564" calcext:value-type="float">
            <text:p>6.632564</text:p>
          </table:table-cell>
          <table:table-cell office:value-type="float" office:value="3.326129" calcext:value-type="float">
            <text:p>3.326129</text:p>
          </table:table-cell>
          <table:table-cell office:value-type="float" office:value="1.48932" calcext:value-type="float">
            <text:p>1.48932</text:p>
          </table:table-cell>
          <table:table-cell office:value-type="float" office:value="2.239363" calcext:value-type="float">
            <text:p>2.239363</text:p>
          </table:table-cell>
          <table:table-cell office:value-type="float" office:value="1.539335" calcext:value-type="float">
            <text:p>1.539335</text:p>
          </table:table-cell>
          <table:table-cell office:value-type="float" office:value="0.7873383" calcext:value-type="float">
            <text:p>0.7873383</text:p>
          </table:table-cell>
          <table:table-cell office:value-type="float" office:value="0.4417183" calcext:value-type="float">
            <text:p>0.4417183</text:p>
          </table:table-cell>
          <table:table-cell office:value-type="float" office:value="0.3502104" calcext:value-type="float">
            <text:p>0.3502104</text:p>
          </table:table-cell>
          <table:table-cell office:value-type="float" office:value="0.298332" calcext:value-type="float">
            <text:p>0.298332</text:p>
          </table:table-cell>
          <table:table-cell office:value-type="float" office:value="0.3248657" calcext:value-type="float">
            <text:p>0.3248657</text:p>
          </table:table-cell>
          <table:table-cell office:value-type="float" office:value="0" calcext:value-type="float">
            <text:p>0</text:p>
          </table:table-cell>
          <table:table-cell office:value-type="float" office:value="3212.012" calcext:value-type="float">
            <text:p>3212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3387" calcext:value-type="float">
            <text:p>4.723387</text:p>
          </table:table-cell>
          <table:table-cell office:value-type="float" office:value="0" calcext:value-type="float">
            <text:p>0</text:p>
          </table:table-cell>
          <table:table-cell office:value-type="float" office:value="-0.02552862" calcext:value-type="float">
            <text:p>-0.025528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20.73681" calcext:value-type="float">
            <text:p>20.73681</text:p>
          </table:table-cell>
          <table:table-cell office:value-type="float" office:value="1121.706" calcext:value-type="float">
            <text:p>1121.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086" calcext:value-type="float">
            <text:p>1.07086</text:p>
          </table:table-cell>
          <table:table-cell office:value-type="float" office:value="4.971809" calcext:value-type="float">
            <text:p>4.971809</text:p>
          </table:table-cell>
          <table:table-cell office:value-type="float" office:value="0" calcext:value-type="float">
            <text:p>0</text:p>
          </table:table-cell>
          <table:table-cell office:value-type="float" office:value="0.0001279194" calcext:value-type="float">
            <text:p>0.0001279194</text:p>
          </table:table-cell>
          <table:table-cell office:value-type="float" office:value="0" calcext:value-type="float">
            <text:p>0</text:p>
          </table:table-cell>
          <table:table-cell office:value-type="float" office:value="-0.07735775" calcext:value-type="float">
            <text:p>-0.07735775</text:p>
          </table:table-cell>
          <table:table-cell office:value-type="float" office:value="-0.02050977" calcext:value-type="float">
            <text:p>-0.02050977</text:p>
          </table:table-cell>
          <table:table-cell office:value-type="float" office:value="0.0008602029" calcext:value-type="float">
            <text:p>0.0008602029</text:p>
          </table:table-cell>
          <table:table-cell office:value-type="float" office:value="0.001685222" calcext:value-type="float">
            <text:p>0.001685222</text:p>
          </table:table-cell>
          <table:table-cell office:value-type="float" office:value="35.30046" calcext:value-type="float">
            <text:p>35.30046</text:p>
          </table:table-cell>
          <table:table-cell office:value-type="float" office:value="2.445814" calcext:value-type="float">
            <text:p>2.445814</text:p>
          </table:table-cell>
          <table:table-cell office:value-type="float" office:value="0.1019731" calcext:value-type="float">
            <text:p>0.1019731</text:p>
          </table:table-cell>
          <table:table-cell office:value-type="float" office:value="0.06209685" calcext:value-type="float">
            <text:p>0.06209685</text:p>
          </table:table-cell>
          <table:table-cell office:value-type="float" office:value="0.04915287" calcext:value-type="float">
            <text:p>0.04915287</text:p>
          </table:table-cell>
          <table:table-cell office:value-type="float" office:value="0.04425908" calcext:value-type="float">
            <text:p>0.04425908</text:p>
          </table:table-cell>
          <table:table-cell office:value-type="float" office:value="0.02424414" calcext:value-type="float">
            <text:p>0.02424414</text:p>
          </table:table-cell>
          <table:table-cell office:value-type="float" office:value="0.01660155" calcext:value-type="float">
            <text:p>0.01660155</text:p>
          </table:table-cell>
          <table:table-cell office:value-type="float" office:value="0.0419843" calcext:value-type="float">
            <text:p>0.0419843</text:p>
          </table:table-cell>
          <table:table-cell office:value-type="float" office:value="0.03555238" calcext:value-type="float">
            <text:p>0.03555238</text:p>
          </table:table-cell>
          <table:table-cell office:value-type="float" office:value="0.0292689" calcext:value-type="float">
            <text:p>0.0292689</text:p>
          </table:table-cell>
          <table:table-cell office:value-type="float" office:value="0.0242316" calcext:value-type="float">
            <text:p>0.0242316</text:p>
          </table:table-cell>
          <table:table-cell office:value-type="float" office:value="0.02008415" calcext:value-type="float">
            <text:p>0.02008415</text:p>
          </table:table-cell>
          <table:table-cell office:value-type="float" office:value="0.01435681" calcext:value-type="float">
            <text:p>0.01435681</text:p>
          </table:table-cell>
          <table:table-cell office:value-type="float" office:value="0.005946848" calcext:value-type="float">
            <text:p>0.005946848</text:p>
          </table:table-cell>
          <table:table-cell office:value-type="float" office:value="0" calcext:value-type="float">
            <text:p>0</text:p>
          </table:table-cell>
          <table:table-cell office:value-type="float" office:value="3.660216" calcext:value-type="float">
            <text:p>3.660216</text:p>
          </table:table-cell>
          <table:table-cell office:value-type="float" office:value="8.951468" calcext:value-type="float">
            <text:p>8.951468</text:p>
          </table:table-cell>
          <table:table-cell office:value-type="float" office:value="9.861443" calcext:value-type="float">
            <text:p>9.861443</text:p>
          </table:table-cell>
          <table:table-cell office:value-type="float" office:value="8.859369" calcext:value-type="float">
            <text:p>8.859369</text:p>
          </table:table-cell>
          <table:table-cell office:value-type="float" office:value="7.266647" calcext:value-type="float">
            <text:p>7.266647</text:p>
          </table:table-cell>
          <table:table-cell office:value-type="float" office:value="3.468202" calcext:value-type="float">
            <text:p>3.468202</text:p>
          </table:table-cell>
          <table:table-cell office:value-type="float" office:value="1.524809" calcext:value-type="float">
            <text:p>1.524809</text:p>
          </table:table-cell>
          <table:table-cell office:value-type="float" office:value="2.265242" calcext:value-type="float">
            <text:p>2.265242</text:p>
          </table:table-cell>
          <table:table-cell office:value-type="float" office:value="1.549367" calcext:value-type="float">
            <text:p>1.549367</text:p>
          </table:table-cell>
          <table:table-cell office:value-type="float" office:value="0.7934572" calcext:value-type="float">
            <text:p>0.7934572</text:p>
          </table:table-cell>
          <table:table-cell office:value-type="float" office:value="0.4442872" calcext:value-type="float">
            <text:p>0.4442872</text:p>
          </table:table-cell>
          <table:table-cell office:value-type="float" office:value="0.3510063" calcext:value-type="float">
            <text:p>0.3510063</text:p>
          </table:table-cell>
          <table:table-cell office:value-type="float" office:value="0.2984414" calcext:value-type="float">
            <text:p>0.2984414</text:p>
          </table:table-cell>
          <table:table-cell office:value-type="float" office:value="0.3248733" calcext:value-type="float">
            <text:p>0.3248733</text:p>
          </table:table-cell>
          <table:table-cell office:value-type="float" office:value="0" calcext:value-type="float">
            <text:p>0</text:p>
          </table:table-cell>
          <table:table-cell office:value-type="float" office:value="3562.791" calcext:value-type="float">
            <text:p>3562.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3995" calcext:value-type="float">
            <text:p>4.843995</text:p>
          </table:table-cell>
          <table:table-cell office:value-type="float" office:value="0" calcext:value-type="float">
            <text:p>0</text:p>
          </table:table-cell>
          <table:table-cell office:value-type="float" office:value="-0.02631196" calcext:value-type="float">
            <text:p>-0.026311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20.62819" calcext:value-type="float">
            <text:p>20.62819</text:p>
          </table:table-cell>
          <table:table-cell office:value-type="float" office:value="1121.654" calcext:value-type="float">
            <text:p>1121.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4342" calcext:value-type="float">
            <text:p>1.154342</text:p>
          </table:table-cell>
          <table:table-cell office:value-type="float" office:value="5.031242" calcext:value-type="float">
            <text:p>5.031242</text:p>
          </table:table-cell>
          <table:table-cell office:value-type="float" office:value="0" calcext:value-type="float">
            <text:p>0</text:p>
          </table:table-cell>
          <table:table-cell office:value-type="float" office:value="0.000127999" calcext:value-type="float">
            <text:p>0.000127999</text:p>
          </table:table-cell>
          <table:table-cell office:value-type="float" office:value="0" calcext:value-type="float">
            <text:p>0</text:p>
          </table:table-cell>
          <table:table-cell office:value-type="float" office:value="-0.0773395" calcext:value-type="float">
            <text:p>-0.0773395</text:p>
          </table:table-cell>
          <table:table-cell office:value-type="float" office:value="-0.02212528" calcext:value-type="float">
            <text:p>-0.02212528</text:p>
          </table:table-cell>
          <table:table-cell office:value-type="float" office:value="0.0008581934" calcext:value-type="float">
            <text:p>0.0008581934</text:p>
          </table:table-cell>
          <table:table-cell office:value-type="float" office:value="0.001747982" calcext:value-type="float">
            <text:p>0.001747982</text:p>
          </table:table-cell>
          <table:table-cell office:value-type="float" office:value="35.24003" calcext:value-type="float">
            <text:p>35.24003</text:p>
          </table:table-cell>
          <table:table-cell office:value-type="float" office:value="1.717006" calcext:value-type="float">
            <text:p>1.717006</text:p>
          </table:table-cell>
          <table:table-cell office:value-type="float" office:value="0.09531222" calcext:value-type="float">
            <text:p>0.09531222</text:p>
          </table:table-cell>
          <table:table-cell office:value-type="float" office:value="0.06286635" calcext:value-type="float">
            <text:p>0.06286635</text:p>
          </table:table-cell>
          <table:table-cell office:value-type="float" office:value="0.04903112" calcext:value-type="float">
            <text:p>0.04903112</text:p>
          </table:table-cell>
          <table:table-cell office:value-type="float" office:value="0.04395914" calcext:value-type="float">
            <text:p>0.04395914</text:p>
          </table:table-cell>
          <table:table-cell office:value-type="float" office:value="0.02419841" calcext:value-type="float">
            <text:p>0.02419841</text:p>
          </table:table-cell>
          <table:table-cell office:value-type="float" office:value="0.0165717" calcext:value-type="float">
            <text:p>0.0165717</text:p>
          </table:table-cell>
          <table:table-cell office:value-type="float" office:value="0.04159623" calcext:value-type="float">
            <text:p>0.04159623</text:p>
          </table:table-cell>
          <table:table-cell office:value-type="float" office:value="0.03524549" calcext:value-type="float">
            <text:p>0.03524549</text:p>
          </table:table-cell>
          <table:table-cell office:value-type="float" office:value="0.0291363" calcext:value-type="float">
            <text:p>0.0291363</text:p>
          </table:table-cell>
          <table:table-cell office:value-type="float" office:value="0.02420118" calcext:value-type="float">
            <text:p>0.02420118</text:p>
          </table:table-cell>
          <table:table-cell office:value-type="float" office:value="0.02007101" calcext:value-type="float">
            <text:p>0.02007101</text:p>
          </table:table-cell>
          <table:table-cell office:value-type="float" office:value="0.01436086" calcext:value-type="float">
            <text:p>0.01436086</text:p>
          </table:table-cell>
          <table:table-cell office:value-type="float" office:value="0.005961799" calcext:value-type="float">
            <text:p>0.005961799</text:p>
          </table:table-cell>
          <table:table-cell office:value-type="float" office:value="0" calcext:value-type="float">
            <text:p>0</text:p>
          </table:table-cell>
          <table:table-cell office:value-type="float" office:value="5.822558" calcext:value-type="float">
            <text:p>5.822558</text:p>
          </table:table-cell>
          <table:table-cell office:value-type="float" office:value="8.58237" calcext:value-type="float">
            <text:p>8.58237</text:p>
          </table:table-cell>
          <table:table-cell office:value-type="float" office:value="9.774551" calcext:value-type="float">
            <text:p>9.774551</text:p>
          </table:table-cell>
          <table:table-cell office:value-type="float" office:value="8.880396" calcext:value-type="float">
            <text:p>8.880396</text:p>
          </table:table-cell>
          <table:table-cell office:value-type="float" office:value="7.342217" calcext:value-type="float">
            <text:p>7.342217</text:p>
          </table:table-cell>
          <table:table-cell office:value-type="float" office:value="3.560742" calcext:value-type="float">
            <text:p>3.560742</text:p>
          </table:table-cell>
          <table:table-cell office:value-type="float" office:value="1.549595" calcext:value-type="float">
            <text:p>1.549595</text:p>
          </table:table-cell>
          <table:table-cell office:value-type="float" office:value="2.294558" calcext:value-type="float">
            <text:p>2.294558</text:p>
          </table:table-cell>
          <table:table-cell office:value-type="float" office:value="1.560293" calcext:value-type="float">
            <text:p>1.560293</text:p>
          </table:table-cell>
          <table:table-cell office:value-type="float" office:value="0.7994067" calcext:value-type="float">
            <text:p>0.7994067</text:p>
          </table:table-cell>
          <table:table-cell office:value-type="float" office:value="0.4468012" calcext:value-type="float">
            <text:p>0.4468012</text:p>
          </table:table-cell>
          <table:table-cell office:value-type="float" office:value="0.3518049" calcext:value-type="float">
            <text:p>0.3518049</text:p>
          </table:table-cell>
          <table:table-cell office:value-type="float" office:value="0.2985752" calcext:value-type="float">
            <text:p>0.2985752</text:p>
          </table:table-cell>
          <table:table-cell office:value-type="float" office:value="0.3248812" calcext:value-type="float">
            <text:p>0.3248812</text:p>
          </table:table-cell>
          <table:table-cell office:value-type="float" office:value="0" calcext:value-type="float">
            <text:p>0</text:p>
          </table:table-cell>
          <table:table-cell office:value-type="float" office:value="3986.95" calcext:value-type="float">
            <text:p>398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88909" calcext:value-type="float">
            <text:p>4.988909</text:p>
          </table:table-cell>
          <table:table-cell office:value-type="float" office:value="0" calcext:value-type="float">
            <text:p>0</text:p>
          </table:table-cell>
          <table:table-cell office:value-type="float" office:value="-0.02684662" calcext:value-type="float">
            <text:p>-0.026846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0.48141" calcext:value-type="float">
            <text:p>20.48141</text:p>
          </table:table-cell>
          <table:table-cell office:value-type="float" office:value="1121.583" calcext:value-type="float">
            <text:p>1121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3569" calcext:value-type="float">
            <text:p>1.223569</text:p>
          </table:table-cell>
          <table:table-cell office:value-type="float" office:value="5.162612" calcext:value-type="float">
            <text:p>5.162612</text:p>
          </table:table-cell>
          <table:table-cell office:value-type="float" office:value="0" calcext:value-type="float">
            <text:p>0</text:p>
          </table:table-cell>
          <table:table-cell office:value-type="float" office:value="0.0001279994" calcext:value-type="float">
            <text:p>0.0001279994</text:p>
          </table:table-cell>
          <table:table-cell office:value-type="float" office:value="0" calcext:value-type="float">
            <text:p>0</text:p>
          </table:table-cell>
          <table:table-cell office:value-type="float" office:value="-0.0773394" calcext:value-type="float">
            <text:p>-0.0773394</text:p>
          </table:table-cell>
          <table:table-cell office:value-type="float" office:value="-0.02315598" calcext:value-type="float">
            <text:p>-0.02315598</text:p>
          </table:table-cell>
          <table:table-cell office:value-type="float" office:value="0.0008547415" calcext:value-type="float">
            <text:p>0.0008547415</text:p>
          </table:table-cell>
          <table:table-cell office:value-type="float" office:value="0.001820353" calcext:value-type="float">
            <text:p>0.001820353</text:p>
          </table:table-cell>
          <table:table-cell office:value-type="float" office:value="35.04792" calcext:value-type="float">
            <text:p>35.04792</text:p>
          </table:table-cell>
          <table:table-cell office:value-type="float" office:value="1.302585" calcext:value-type="float">
            <text:p>1.302585</text:p>
          </table:table-cell>
          <table:table-cell office:value-type="float" office:value="0.09986825" calcext:value-type="float">
            <text:p>0.09986825</text:p>
          </table:table-cell>
          <table:table-cell office:value-type="float" office:value="0.06884951" calcext:value-type="float">
            <text:p>0.06884951</text:p>
          </table:table-cell>
          <table:table-cell office:value-type="float" office:value="0.05070781" calcext:value-type="float">
            <text:p>0.05070781</text:p>
          </table:table-cell>
          <table:table-cell office:value-type="float" office:value="0.04341105" calcext:value-type="float">
            <text:p>0.04341105</text:p>
          </table:table-cell>
          <table:table-cell office:value-type="float" office:value="0.02399215" calcext:value-type="float">
            <text:p>0.02399215</text:p>
          </table:table-cell>
          <table:table-cell office:value-type="float" office:value="0.0163881" calcext:value-type="float">
            <text:p>0.0163881</text:p>
          </table:table-cell>
          <table:table-cell office:value-type="float" office:value="0.04118656" calcext:value-type="float">
            <text:p>0.04118656</text:p>
          </table:table-cell>
          <table:table-cell office:value-type="float" office:value="0.03495039" calcext:value-type="float">
            <text:p>0.03495039</text:p>
          </table:table-cell>
          <table:table-cell office:value-type="float" office:value="0.02900089" calcext:value-type="float">
            <text:p>0.02900089</text:p>
          </table:table-cell>
          <table:table-cell office:value-type="float" office:value="0.02416805" calcext:value-type="float">
            <text:p>0.02416805</text:p>
          </table:table-cell>
          <table:table-cell office:value-type="float" office:value="0.02005667" calcext:value-type="float">
            <text:p>0.02005667</text:p>
          </table:table-cell>
          <table:table-cell office:value-type="float" office:value="0.01436465" calcext:value-type="float">
            <text:p>0.01436465</text:p>
          </table:table-cell>
          <table:table-cell office:value-type="float" office:value="0.005976597" calcext:value-type="float">
            <text:p>0.005976597</text:p>
          </table:table-cell>
          <table:table-cell office:value-type="float" office:value="0" calcext:value-type="float">
            <text:p>0</text:p>
          </table:table-cell>
          <table:table-cell office:value-type="float" office:value="9.119949" calcext:value-type="float">
            <text:p>9.119949</text:p>
          </table:table-cell>
          <table:table-cell office:value-type="float" office:value="9.397141" calcext:value-type="float">
            <text:p>9.397141</text:p>
          </table:table-cell>
          <table:table-cell office:value-type="float" office:value="9.920533" calcext:value-type="float">
            <text:p>9.920533</text:p>
          </table:table-cell>
          <table:table-cell office:value-type="float" office:value="8.942183" calcext:value-type="float">
            <text:p>8.942183</text:p>
          </table:table-cell>
          <table:table-cell office:value-type="float" office:value="7.392362" calcext:value-type="float">
            <text:p>7.392362</text:p>
          </table:table-cell>
          <table:table-cell office:value-type="float" office:value="3.609288" calcext:value-type="float">
            <text:p>3.609288</text:p>
          </table:table-cell>
          <table:table-cell office:value-type="float" office:value="1.581811" calcext:value-type="float">
            <text:p>1.581811</text:p>
          </table:table-cell>
          <table:table-cell office:value-type="float" office:value="2.323082" calcext:value-type="float">
            <text:p>2.323082</text:p>
          </table:table-cell>
          <table:table-cell office:value-type="float" office:value="1.572339" calcext:value-type="float">
            <text:p>1.572339</text:p>
          </table:table-cell>
          <table:table-cell office:value-type="float" office:value="0.8048615" calcext:value-type="float">
            <text:p>0.8048615</text:p>
          </table:table-cell>
          <table:table-cell office:value-type="float" office:value="0.4493236" calcext:value-type="float">
            <text:p>0.4493236</text:p>
          </table:table-cell>
          <table:table-cell office:value-type="float" office:value="0.3526334" calcext:value-type="float">
            <text:p>0.3526334</text:p>
          </table:table-cell>
          <table:table-cell office:value-type="float" office:value="0.2987314" calcext:value-type="float">
            <text:p>0.2987314</text:p>
          </table:table-cell>
          <table:table-cell office:value-type="float" office:value="0.3248888" calcext:value-type="float">
            <text:p>0.3248888</text:p>
          </table:table-cell>
          <table:table-cell office:value-type="float" office:value="0" calcext:value-type="float">
            <text:p>0</text:p>
          </table:table-cell>
          <table:table-cell office:value-type="float" office:value="4340.095" calcext:value-type="float">
            <text:p>4340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90279" calcext:value-type="float">
            <text:p>5.190279</text:p>
          </table:table-cell>
          <table:table-cell office:value-type="float" office:value="0" calcext:value-type="float">
            <text:p>0</text:p>
          </table:table-cell>
          <table:table-cell office:value-type="float" office:value="-0.02744597" calcext:value-type="float">
            <text:p>-0.027445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20.36952" calcext:value-type="float">
            <text:p>20.36952</text:p>
          </table:table-cell>
          <table:table-cell office:value-type="float" office:value="1121.525" calcext:value-type="float">
            <text:p>1121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2373" calcext:value-type="float">
            <text:p>1.282373</text:p>
          </table:table-cell>
          <table:table-cell office:value-type="float" office:value="5.257912" calcext:value-type="float">
            <text:p>5.257912</text:p>
          </table:table-cell>
          <table:table-cell office:value-type="float" office:value="0" calcext:value-type="float">
            <text:p>0</text:p>
          </table:table-cell>
          <table:table-cell office:value-type="float" office:value="0.0001280037" calcext:value-type="float">
            <text:p>0.0001280037</text:p>
          </table:table-cell>
          <table:table-cell office:value-type="float" office:value="0" calcext:value-type="float">
            <text:p>0</text:p>
          </table:table-cell>
          <table:table-cell office:value-type="float" office:value="-0.07733837" calcext:value-type="float">
            <text:p>-0.07733837</text:p>
          </table:table-cell>
          <table:table-cell office:value-type="float" office:value="-0.02454092" calcext:value-type="float">
            <text:p>-0.02454092</text:p>
          </table:table-cell>
          <table:table-cell office:value-type="float" office:value="0.0008534445" calcext:value-type="float">
            <text:p>0.0008534445</text:p>
          </table:table-cell>
          <table:table-cell office:value-type="float" office:value="0.001894964" calcext:value-type="float">
            <text:p>0.001894964</text:p>
          </table:table-cell>
          <table:table-cell office:value-type="float" office:value="34.99043" calcext:value-type="float">
            <text:p>34.99043</text:p>
          </table:table-cell>
          <table:table-cell office:value-type="float" office:value="1.269592" calcext:value-type="float">
            <text:p>1.269592</text:p>
          </table:table-cell>
          <table:table-cell office:value-type="float" office:value="0.1014683" calcext:value-type="float">
            <text:p>0.1014683</text:p>
          </table:table-cell>
          <table:table-cell office:value-type="float" office:value="0.06575944" calcext:value-type="float">
            <text:p>0.06575944</text:p>
          </table:table-cell>
          <table:table-cell office:value-type="float" office:value="0.04957755" calcext:value-type="float">
            <text:p>0.04957755</text:p>
          </table:table-cell>
          <table:table-cell office:value-type="float" office:value="0.04301547" calcext:value-type="float">
            <text:p>0.04301547</text:p>
          </table:table-cell>
          <table:table-cell office:value-type="float" office:value="0.02376135" calcext:value-type="float">
            <text:p>0.02376135</text:p>
          </table:table-cell>
          <table:table-cell office:value-type="float" office:value="0.01616108" calcext:value-type="float">
            <text:p>0.01616108</text:p>
          </table:table-cell>
          <table:table-cell office:value-type="float" office:value="0.04072364" calcext:value-type="float">
            <text:p>0.04072364</text:p>
          </table:table-cell>
          <table:table-cell office:value-type="float" office:value="0.03464868" calcext:value-type="float">
            <text:p>0.03464868</text:p>
          </table:table-cell>
          <table:table-cell office:value-type="float" office:value="0.02886314" calcext:value-type="float">
            <text:p>0.02886314</text:p>
          </table:table-cell>
          <table:table-cell office:value-type="float" office:value="0.02413207" calcext:value-type="float">
            <text:p>0.02413207</text:p>
          </table:table-cell>
          <table:table-cell office:value-type="float" office:value="0.02004107" calcext:value-type="float">
            <text:p>0.02004107</text:p>
          </table:table-cell>
          <table:table-cell office:value-type="float" office:value="0.01436815" calcext:value-type="float">
            <text:p>0.01436815</text:p>
          </table:table-cell>
          <table:table-cell office:value-type="float" office:value="0.005991275" calcext:value-type="float">
            <text:p>0.005991275</text:p>
          </table:table-cell>
          <table:table-cell office:value-type="float" office:value="0" calcext:value-type="float">
            <text:p>0</text:p>
          </table:table-cell>
          <table:table-cell office:value-type="float" office:value="9.464868" calcext:value-type="float">
            <text:p>9.464868</text:p>
          </table:table-cell>
          <table:table-cell office:value-type="float" office:value="9.932095" calcext:value-type="float">
            <text:p>9.932095</text:p>
          </table:table-cell>
          <table:table-cell office:value-type="float" office:value="10.42486" calcext:value-type="float">
            <text:p>10.42486</text:p>
          </table:table-cell>
          <table:table-cell office:value-type="float" office:value="9.234803" calcext:value-type="float">
            <text:p>9.234803</text:p>
          </table:table-cell>
          <table:table-cell office:value-type="float" office:value="7.562396" calcext:value-type="float">
            <text:p>7.562396</text:p>
          </table:table-cell>
          <table:table-cell office:value-type="float" office:value="3.664165" calcext:value-type="float">
            <text:p>3.664165</text:p>
          </table:table-cell>
          <table:table-cell office:value-type="float" office:value="1.616908" calcext:value-type="float">
            <text:p>1.616908</text:p>
          </table:table-cell>
          <table:table-cell office:value-type="float" office:value="2.352014" calcext:value-type="float">
            <text:p>2.352014</text:p>
          </table:table-cell>
          <table:table-cell office:value-type="float" office:value="1.584871" calcext:value-type="float">
            <text:p>1.584871</text:p>
          </table:table-cell>
          <table:table-cell office:value-type="float" office:value="0.8102674" calcext:value-type="float">
            <text:p>0.8102674</text:p>
          </table:table-cell>
          <table:table-cell office:value-type="float" office:value="0.4518353" calcext:value-type="float">
            <text:p>0.4518353</text:p>
          </table:table-cell>
          <table:table-cell office:value-type="float" office:value="0.3534876" calcext:value-type="float">
            <text:p>0.3534876</text:p>
          </table:table-cell>
          <table:table-cell office:value-type="float" office:value="0.2989105" calcext:value-type="float">
            <text:p>0.2989105</text:p>
          </table:table-cell>
          <table:table-cell office:value-type="float" office:value="0.3248964" calcext:value-type="float">
            <text:p>0.3248964</text:p>
          </table:table-cell>
          <table:table-cell office:value-type="float" office:value="0" calcext:value-type="float">
            <text:p>0</text:p>
          </table:table-cell>
          <table:table-cell office:value-type="float" office:value="4675.808" calcext:value-type="float">
            <text:p>4675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4093" calcext:value-type="float">
            <text:p>5.344093</text:p>
          </table:table-cell>
          <table:table-cell office:value-type="float" office:value="0" calcext:value-type="float">
            <text:p>0</text:p>
          </table:table-cell>
          <table:table-cell office:value-type="float" office:value="-0.02788746" calcext:value-type="float">
            <text:p>-0.027887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20.26601" calcext:value-type="float">
            <text:p>20.26601</text:p>
          </table:table-cell>
          <table:table-cell office:value-type="float" office:value="1121.467" calcext:value-type="float">
            <text:p>1121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667" calcext:value-type="float">
            <text:p>1.33667</text:p>
          </table:table-cell>
          <table:table-cell office:value-type="float" office:value="5.349159" calcext:value-type="float">
            <text:p>5.349159</text:p>
          </table:table-cell>
          <table:table-cell office:value-type="float" office:value="0" calcext:value-type="float">
            <text:p>0</text:p>
          </table:table-cell>
          <table:table-cell office:value-type="float" office:value="0.0001280039" calcext:value-type="float">
            <text:p>0.0001280039</text:p>
          </table:table-cell>
          <table:table-cell office:value-type="float" office:value="0" calcext:value-type="float">
            <text:p>0</text:p>
          </table:table-cell>
          <table:table-cell office:value-type="float" office:value="-0.07733832" calcext:value-type="float">
            <text:p>-0.07733832</text:p>
          </table:table-cell>
          <table:table-cell office:value-type="float" office:value="-0.02553419" calcext:value-type="float">
            <text:p>-0.02553419</text:p>
          </table:table-cell>
          <table:table-cell office:value-type="float" office:value="0.0008534631" calcext:value-type="float">
            <text:p>0.0008534631</text:p>
          </table:table-cell>
          <table:table-cell office:value-type="float" office:value="0.001959463" calcext:value-type="float">
            <text:p>0.001959463</text:p>
          </table:table-cell>
          <table:table-cell office:value-type="float" office:value="34.87806" calcext:value-type="float">
            <text:p>34.87806</text:p>
          </table:table-cell>
          <table:table-cell office:value-type="float" office:value="1.223383" calcext:value-type="float">
            <text:p>1.223383</text:p>
          </table:table-cell>
          <table:table-cell office:value-type="float" office:value="0.09114201" calcext:value-type="float">
            <text:p>0.09114201</text:p>
          </table:table-cell>
          <table:table-cell office:value-type="float" office:value="0.06216471" calcext:value-type="float">
            <text:p>0.06216471</text:p>
          </table:table-cell>
          <table:table-cell office:value-type="float" office:value="0.04816674" calcext:value-type="float">
            <text:p>0.04816674</text:p>
          </table:table-cell>
          <table:table-cell office:value-type="float" office:value="0.04271731" calcext:value-type="float">
            <text:p>0.04271731</text:p>
          </table:table-cell>
          <table:table-cell office:value-type="float" office:value="0.0236713" calcext:value-type="float">
            <text:p>0.0236713</text:p>
          </table:table-cell>
          <table:table-cell office:value-type="float" office:value="0.01613341" calcext:value-type="float">
            <text:p>0.01613341</text:p>
          </table:table-cell>
          <table:table-cell office:value-type="float" office:value="0.04032522" calcext:value-type="float">
            <text:p>0.04032522</text:p>
          </table:table-cell>
          <table:table-cell office:value-type="float" office:value="0.0343428" calcext:value-type="float">
            <text:p>0.0343428</text:p>
          </table:table-cell>
          <table:table-cell office:value-type="float" office:value="0.02872164" calcext:value-type="float">
            <text:p>0.02872164</text:p>
          </table:table-cell>
          <table:table-cell office:value-type="float" office:value="0.02409291" calcext:value-type="float">
            <text:p>0.02409291</text:p>
          </table:table-cell>
          <table:table-cell office:value-type="float" office:value="0.02002391" calcext:value-type="float">
            <text:p>0.02002391</text:p>
          </table:table-cell>
          <table:table-cell office:value-type="float" office:value="0.01437136" calcext:value-type="float">
            <text:p>0.01437136</text:p>
          </table:table-cell>
          <table:table-cell office:value-type="float" office:value="0.00600584" calcext:value-type="float">
            <text:p>0.00600584</text:p>
          </table:table-cell>
          <table:table-cell office:value-type="float" office:value="0" calcext:value-type="float">
            <text:p>0</text:p>
          </table:table-cell>
          <table:table-cell office:value-type="float" office:value="11.91616" calcext:value-type="float">
            <text:p>11.91616</text:p>
          </table:table-cell>
          <table:table-cell office:value-type="float" office:value="10.28515" calcext:value-type="float">
            <text:p>10.28515</text:p>
          </table:table-cell>
          <table:table-cell office:value-type="float" office:value="10.52456" calcext:value-type="float">
            <text:p>10.52456</text:p>
          </table:table-cell>
          <table:table-cell office:value-type="float" office:value="9.346691" calcext:value-type="float">
            <text:p>9.346691</text:p>
          </table:table-cell>
          <table:table-cell office:value-type="float" office:value="7.664039" calcext:value-type="float">
            <text:p>7.664039</text:p>
          </table:table-cell>
          <table:table-cell office:value-type="float" office:value="3.717641" calcext:value-type="float">
            <text:p>3.717641</text:p>
          </table:table-cell>
          <table:table-cell office:value-type="float" office:value="1.652862" calcext:value-type="float">
            <text:p>1.652862</text:p>
          </table:table-cell>
          <table:table-cell office:value-type="float" office:value="2.38113" calcext:value-type="float">
            <text:p>2.38113</text:p>
          </table:table-cell>
          <table:table-cell office:value-type="float" office:value="1.597784" calcext:value-type="float">
            <text:p>1.597784</text:p>
          </table:table-cell>
          <table:table-cell office:value-type="float" office:value="0.8157268" calcext:value-type="float">
            <text:p>0.8157268</text:p>
          </table:table-cell>
          <table:table-cell office:value-type="float" office:value="0.4542791" calcext:value-type="float">
            <text:p>0.4542791</text:p>
          </table:table-cell>
          <table:table-cell office:value-type="float" office:value="0.354336" calcext:value-type="float">
            <text:p>0.354336</text:p>
          </table:table-cell>
          <table:table-cell office:value-type="float" office:value="0.2991098" calcext:value-type="float">
            <text:p>0.2991098</text:p>
          </table:table-cell>
          <table:table-cell office:value-type="float" office:value="0.324904" calcext:value-type="float">
            <text:p>0.324904</text:p>
          </table:table-cell>
          <table:table-cell office:value-type="float" office:value="0" calcext:value-type="float">
            <text:p>0</text:p>
          </table:table-cell>
          <table:table-cell office:value-type="float" office:value="4981.954" calcext:value-type="float">
            <text:p>4981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0138" calcext:value-type="float">
            <text:p>5.490138</text:p>
          </table:table-cell>
          <table:table-cell office:value-type="float" office:value="0" calcext:value-type="float">
            <text:p>0</text:p>
          </table:table-cell>
          <table:table-cell office:value-type="float" office:value="-0.02800421" calcext:value-type="float">
            <text:p>-0.028004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20.13739" calcext:value-type="float">
            <text:p>20.13739</text:p>
          </table:table-cell>
          <table:table-cell office:value-type="float" office:value="1121.418" calcext:value-type="float">
            <text:p>1121.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1226" calcext:value-type="float">
            <text:p>1.391226</text:p>
          </table:table-cell>
          <table:table-cell office:value-type="float" office:value="5.455906" calcext:value-type="float">
            <text:p>5.455906</text:p>
          </table:table-cell>
          <table:table-cell office:value-type="float" office:value="0" calcext:value-type="float">
            <text:p>0</text:p>
          </table:table-cell>
          <table:table-cell office:value-type="float" office:value="0.0001280045" calcext:value-type="float">
            <text:p>0.0001280045</text:p>
          </table:table-cell>
          <table:table-cell office:value-type="float" office:value="0" calcext:value-type="float">
            <text:p>0</text:p>
          </table:table-cell>
          <table:table-cell office:value-type="float" office:value="-0.07733816" calcext:value-type="float">
            <text:p>-0.07733816</text:p>
          </table:table-cell>
          <table:table-cell office:value-type="float" office:value="-0.02705559" calcext:value-type="float">
            <text:p>-0.02705559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2031849" calcext:value-type="float">
            <text:p>0.002031849</text:p>
          </table:table-cell>
          <table:table-cell office:value-type="float" office:value="34.79539" calcext:value-type="float">
            <text:p>34.79539</text:p>
          </table:table-cell>
          <table:table-cell office:value-type="float" office:value="0.9365574" calcext:value-type="float">
            <text:p>0.9365574</text:p>
          </table:table-cell>
          <table:table-cell office:value-type="float" office:value="0.09666377" calcext:value-type="float">
            <text:p>0.09666377</text:p>
          </table:table-cell>
          <table:table-cell office:value-type="float" office:value="0.0654372" calcext:value-type="float">
            <text:p>0.0654372</text:p>
          </table:table-cell>
          <table:table-cell office:value-type="float" office:value="0.04877014" calcext:value-type="float">
            <text:p>0.04877014</text:p>
          </table:table-cell>
          <table:table-cell office:value-type="float" office:value="0.04228127" calcext:value-type="float">
            <text:p>0.04228127</text:p>
          </table:table-cell>
          <table:table-cell office:value-type="float" office:value="0.02348892" calcext:value-type="float">
            <text:p>0.02348892</text:p>
          </table:table-cell>
          <table:table-cell office:value-type="float" office:value="0.01599839" calcext:value-type="float">
            <text:p>0.01599839</text:p>
          </table:table-cell>
          <table:table-cell office:value-type="float" office:value="0.0399874" calcext:value-type="float">
            <text:p>0.0399874</text:p>
          </table:table-cell>
          <table:table-cell office:value-type="float" office:value="0.03405596" calcext:value-type="float">
            <text:p>0.03405596</text:p>
          </table:table-cell>
          <table:table-cell office:value-type="float" office:value="0.02857687" calcext:value-type="float">
            <text:p>0.02857687</text:p>
          </table:table-cell>
          <table:table-cell office:value-type="float" office:value="0.02405049" calcext:value-type="float">
            <text:p>0.02405049</text:p>
          </table:table-cell>
          <table:table-cell office:value-type="float" office:value="0.02000513" calcext:value-type="float">
            <text:p>0.02000513</text:p>
          </table:table-cell>
          <table:table-cell office:value-type="float" office:value="0.01437422" calcext:value-type="float">
            <text:p>0.01437422</text:p>
          </table:table-cell>
          <table:table-cell office:value-type="float" office:value="0.006020295" calcext:value-type="float">
            <text:p>0.006020295</text:p>
          </table:table-cell>
          <table:table-cell office:value-type="float" office:value="0" calcext:value-type="float">
            <text:p>0</text:p>
          </table:table-cell>
          <table:table-cell office:value-type="float" office:value="11.54315" calcext:value-type="float">
            <text:p>11.54315</text:p>
          </table:table-cell>
          <table:table-cell office:value-type="float" office:value="11.07596" calcext:value-type="float">
            <text:p>11.07596</text:p>
          </table:table-cell>
          <table:table-cell office:value-type="float" office:value="11.03257" calcext:value-type="float">
            <text:p>11.03257</text:p>
          </table:table-cell>
          <table:table-cell office:value-type="float" office:value="9.615047" calcext:value-type="float">
            <text:p>9.615047</text:p>
          </table:table-cell>
          <table:table-cell office:value-type="float" office:value="7.81947" calcext:value-type="float">
            <text:p>7.81947</text:p>
          </table:table-cell>
          <table:table-cell office:value-type="float" office:value="3.76938" calcext:value-type="float">
            <text:p>3.76938</text:p>
          </table:table-cell>
          <table:table-cell office:value-type="float" office:value="1.6888" calcext:value-type="float">
            <text:p>1.6888</text:p>
          </table:table-cell>
          <table:table-cell office:value-type="float" office:value="2.409747" calcext:value-type="float">
            <text:p>2.409747</text:p>
          </table:table-cell>
          <table:table-cell office:value-type="float" office:value="1.610861" calcext:value-type="float">
            <text:p>1.610861</text:p>
          </table:table-cell>
          <table:table-cell office:value-type="float" office:value="0.8212354" calcext:value-type="float">
            <text:p>0.8212354</text:p>
          </table:table-cell>
          <table:table-cell office:value-type="float" office:value="0.4566706" calcext:value-type="float">
            <text:p>0.4566706</text:p>
          </table:table-cell>
          <table:table-cell office:value-type="float" office:value="0.3551793" calcext:value-type="float">
            <text:p>0.3551793</text:p>
          </table:table-cell>
          <table:table-cell office:value-type="float" office:value="0.2993258" calcext:value-type="float">
            <text:p>0.2993258</text:p>
          </table:table-cell>
          <table:table-cell office:value-type="float" office:value="0.3249117" calcext:value-type="float">
            <text:p>0.3249117</text:p>
          </table:table-cell>
          <table:table-cell office:value-type="float" office:value="0" calcext:value-type="float">
            <text:p>0</text:p>
          </table:table-cell>
          <table:table-cell office:value-type="float" office:value="5341.777" calcext:value-type="float">
            <text:p>5341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2034" calcext:value-type="float">
            <text:p>5.652034</text:p>
          </table:table-cell>
          <table:table-cell office:value-type="float" office:value="0" calcext:value-type="float">
            <text:p>0</text:p>
          </table:table-cell>
          <table:table-cell office:value-type="float" office:value="-0.02833754" calcext:value-type="float">
            <text:p>-0.028337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19.97671" calcext:value-type="float">
            <text:p>19.97671</text:p>
          </table:table-cell>
          <table:table-cell office:value-type="float" office:value="1121.344" calcext:value-type="float">
            <text:p>1121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7421" calcext:value-type="float">
            <text:p>1.457421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0" calcext:value-type="float">
            <text:p>0</text:p>
          </table:table-cell>
          <table:table-cell office:value-type="float" office:value="0.0001280045" calcext:value-type="float">
            <text:p>0.0001280045</text:p>
          </table:table-cell>
          <table:table-cell office:value-type="float" office:value="0" calcext:value-type="float">
            <text:p>0</text:p>
          </table:table-cell>
          <table:table-cell office:value-type="float" office:value="-0.07733816" calcext:value-type="float">
            <text:p>-0.07733816</text:p>
          </table:table-cell>
          <table:table-cell office:value-type="float" office:value="-0.02826194" calcext:value-type="float">
            <text:p>-0.02826194</text:p>
          </table:table-cell>
          <table:table-cell office:value-type="float" office:value="0.0008479306" calcext:value-type="float">
            <text:p>0.0008479306</text:p>
          </table:table-cell>
          <table:table-cell office:value-type="float" office:value="0.002117428" calcext:value-type="float">
            <text:p>0.002117428</text:p>
          </table:table-cell>
          <table:table-cell office:value-type="float" office:value="34.58052" calcext:value-type="float">
            <text:p>34.58052</text:p>
          </table:table-cell>
          <table:table-cell office:value-type="float" office:value="0.6920369" calcext:value-type="float">
            <text:p>0.6920369</text:p>
          </table:table-cell>
          <table:table-cell office:value-type="float" office:value="0.1029559" calcext:value-type="float">
            <text:p>0.1029559</text:p>
          </table:table-cell>
          <table:table-cell office:value-type="float" office:value="0.07204569" calcext:value-type="float">
            <text:p>0.07204569</text:p>
          </table:table-cell>
          <table:table-cell office:value-type="float" office:value="0.0522761" calcext:value-type="float">
            <text:p>0.0522761</text:p>
          </table:table-cell>
          <table:table-cell office:value-type="float" office:value="0.04214592" calcext:value-type="float">
            <text:p>0.04214592</text:p>
          </table:table-cell>
          <table:table-cell office:value-type="float" office:value="0.02331221" calcext:value-type="float">
            <text:p>0.02331221</text:p>
          </table:table-cell>
          <table:table-cell office:value-type="float" office:value="0.01577771" calcext:value-type="float">
            <text:p>0.01577771</text:p>
          </table:table-cell>
          <table:table-cell office:value-type="float" office:value="0.03960131" calcext:value-type="float">
            <text:p>0.03960131</text:p>
          </table:table-cell>
          <table:table-cell office:value-type="float" office:value="0.0337778" calcext:value-type="float">
            <text:p>0.0337778</text:p>
          </table:table-cell>
          <table:table-cell office:value-type="float" office:value="0.02843063" calcext:value-type="float">
            <text:p>0.02843063</text:p>
          </table:table-cell>
          <table:table-cell office:value-type="float" office:value="0.02400489" calcext:value-type="float">
            <text:p>0.02400489</text:p>
          </table:table-cell>
          <table:table-cell office:value-type="float" office:value="0.01998474" calcext:value-type="float">
            <text:p>0.01998474</text:p>
          </table:table-cell>
          <table:table-cell office:value-type="float" office:value="0.0143767" calcext:value-type="float">
            <text:p>0.0143767</text:p>
          </table:table-cell>
          <table:table-cell office:value-type="float" office:value="0.006034646" calcext:value-type="float">
            <text:p>0.006034646</text:p>
          </table:table-cell>
          <table:table-cell office:value-type="float" office:value="0" calcext:value-type="float">
            <text:p>0</text:p>
          </table:table-cell>
          <table:table-cell office:value-type="float" office:value="14.44321" calcext:value-type="float">
            <text:p>14.44321</text:p>
          </table:table-cell>
          <table:table-cell office:value-type="float" office:value="11.82174" calcext:value-type="float">
            <text:p>11.82174</text:p>
          </table:table-cell>
          <table:table-cell office:value-type="float" office:value="11.29728" calcext:value-type="float">
            <text:p>11.29728</text:p>
          </table:table-cell>
          <table:table-cell office:value-type="float" office:value="9.798066" calcext:value-type="float">
            <text:p>9.798066</text:p>
          </table:table-cell>
          <table:table-cell office:value-type="float" office:value="7.95646" calcext:value-type="float">
            <text:p>7.95646</text:p>
          </table:table-cell>
          <table:table-cell office:value-type="float" office:value="3.833719" calcext:value-type="float">
            <text:p>3.833719</text:p>
          </table:table-cell>
          <table:table-cell office:value-type="float" office:value="1.728635" calcext:value-type="float">
            <text:p>1.728635</text:p>
          </table:table-cell>
          <table:table-cell office:value-type="float" office:value="2.439316" calcext:value-type="float">
            <text:p>2.439316</text:p>
          </table:table-cell>
          <table:table-cell office:value-type="float" office:value="1.624061" calcext:value-type="float">
            <text:p>1.624061</text:p>
          </table:table-cell>
          <table:table-cell office:value-type="float" office:value="0.8267778" calcext:value-type="float">
            <text:p>0.8267778</text:p>
          </table:table-cell>
          <table:table-cell office:value-type="float" office:value="0.4590212" calcext:value-type="float">
            <text:p>0.4590212</text:p>
          </table:table-cell>
          <table:table-cell office:value-type="float" office:value="0.3560186" calcext:value-type="float">
            <text:p>0.3560186</text:p>
          </table:table-cell>
          <table:table-cell office:value-type="float" office:value="0.2995577" calcext:value-type="float">
            <text:p>0.2995577</text:p>
          </table:table-cell>
          <table:table-cell office:value-type="float" office:value="0.3249193" calcext:value-type="float">
            <text:p>0.3249193</text:p>
          </table:table-cell>
          <table:table-cell office:value-type="float" office:value="0" calcext:value-type="float">
            <text:p>0</text:p>
          </table:table-cell>
          <table:table-cell office:value-type="float" office:value="5736.006" calcext:value-type="float">
            <text:p>5736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70399" calcext:value-type="float">
            <text:p>5.870399</text:p>
          </table:table-cell>
          <table:table-cell office:value-type="float" office:value="0" calcext:value-type="float">
            <text:p>0</text:p>
          </table:table-cell>
          <table:table-cell office:value-type="float" office:value="-0.02862194" calcext:value-type="float">
            <text:p>-0.028621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19.44223" calcext:value-type="float">
            <text:p>19.44223</text:p>
          </table:table-cell>
          <table:table-cell office:value-type="float" office:value="1121.299" calcext:value-type="float">
            <text:p>1121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3885" calcext:value-type="float">
            <text:p>1.873885</text:p>
          </table:table-cell>
          <table:table-cell office:value-type="float" office:value="5.751666" calcext:value-type="float">
            <text:p>5.751666</text:p>
          </table:table-cell>
          <table:table-cell office:value-type="float" office:value="0" calcext:value-type="float">
            <text:p>0</text:p>
          </table:table-cell>
          <table:table-cell office:value-type="float" office:value="0.0001280045" calcext:value-type="float">
            <text:p>0.0001280045</text:p>
          </table:table-cell>
          <table:table-cell office:value-type="float" office:value="0" calcext:value-type="float">
            <text:p>0</text:p>
          </table:table-cell>
          <table:table-cell office:value-type="float" office:value="-0.07733816" calcext:value-type="float">
            <text:p>-0.07733816</text:p>
          </table:table-cell>
          <table:table-cell office:value-type="float" office:value="-0.02845456" calcext:value-type="float">
            <text:p>-0.02845456</text:p>
          </table:table-cell>
          <table:table-cell office:value-type="float" office:value="0.0007408773" calcext:value-type="float">
            <text:p>0.0007408773</text:p>
          </table:table-cell>
          <table:table-cell office:value-type="float" office:value="0.002221462" calcext:value-type="float">
            <text:p>0.002221462</text:p>
          </table:table-cell>
          <table:table-cell office:value-type="float" office:value="33.48179" calcext:value-type="float">
            <text:p>33.48179</text:p>
          </table:table-cell>
          <table:table-cell office:value-type="float" office:value="5.789372" calcext:value-type="float">
            <text:p>5.789372</text:p>
          </table:table-cell>
          <table:table-cell office:value-type="float" office:value="0.125449" calcext:value-type="float">
            <text:p>0.125449</text:p>
          </table:table-cell>
          <table:table-cell office:value-type="float" office:value="0.08339024" calcext:value-type="float">
            <text:p>0.08339024</text:p>
          </table:table-cell>
          <table:table-cell office:value-type="float" office:value="0.05840144" calcext:value-type="float">
            <text:p>0.05840144</text:p>
          </table:table-cell>
          <table:table-cell office:value-type="float" office:value="0.04512084" calcext:value-type="float">
            <text:p>0.04512084</text:p>
          </table:table-cell>
          <table:table-cell office:value-type="float" office:value="0.02300878" calcext:value-type="float">
            <text:p>0.02300878</text:p>
          </table:table-cell>
          <table:table-cell office:value-type="float" office:value="0.01548667" calcext:value-type="float">
            <text:p>0.01548667</text:p>
          </table:table-cell>
          <table:table-cell office:value-type="float" office:value="0.03915345" calcext:value-type="float">
            <text:p>0.03915345</text:p>
          </table:table-cell>
          <table:table-cell office:value-type="float" office:value="0.03348759" calcext:value-type="float">
            <text:p>0.03348759</text:p>
          </table:table-cell>
          <table:table-cell office:value-type="float" office:value="0.02828205" calcext:value-type="float">
            <text:p>0.02828205</text:p>
          </table:table-cell>
          <table:table-cell office:value-type="float" office:value="0.02395623" calcext:value-type="float">
            <text:p>0.02395623</text:p>
          </table:table-cell>
          <table:table-cell office:value-type="float" office:value="0.01996266" calcext:value-type="float">
            <text:p>0.01996266</text:p>
          </table:table-cell>
          <table:table-cell office:value-type="float" office:value="0.01437878" calcext:value-type="float">
            <text:p>0.01437878</text:p>
          </table:table-cell>
          <table:table-cell office:value-type="float" office:value="0.00604891" calcext:value-type="float">
            <text:p>0.00604891</text:p>
          </table:table-cell>
          <table:table-cell office:value-type="float" office:value="0" calcext:value-type="float">
            <text:p>0</text:p>
          </table:table-cell>
          <table:table-cell office:value-type="float" office:value="15.4472" calcext:value-type="float">
            <text:p>15.4472</text:p>
          </table:table-cell>
          <table:table-cell office:value-type="float" office:value="13.49448" calcext:value-type="float">
            <text:p>13.49448</text:p>
          </table:table-cell>
          <table:table-cell office:value-type="float" office:value="11.77804" calcext:value-type="float">
            <text:p>11.77804</text:p>
          </table:table-cell>
          <table:table-cell office:value-type="float" office:value="10.0575" calcext:value-type="float">
            <text:p>10.0575</text:p>
          </table:table-cell>
          <table:table-cell office:value-type="float" office:value="8.130067" calcext:value-type="float">
            <text:p>8.130067</text:p>
          </table:table-cell>
          <table:table-cell office:value-type="float" office:value="3.903121" calcext:value-type="float">
            <text:p>3.903121</text:p>
          </table:table-cell>
          <table:table-cell office:value-type="float" office:value="1.770946" calcext:value-type="float">
            <text:p>1.770946</text:p>
          </table:table-cell>
          <table:table-cell office:value-type="float" office:value="2.47099" calcext:value-type="float">
            <text:p>2.47099</text:p>
          </table:table-cell>
          <table:table-cell office:value-type="float" office:value="1.637593" calcext:value-type="float">
            <text:p>1.637593</text:p>
          </table:table-cell>
          <table:table-cell office:value-type="float" office:value="0.832353" calcext:value-type="float">
            <text:p>0.832353</text:p>
          </table:table-cell>
          <table:table-cell office:value-type="float" office:value="0.4613394" calcext:value-type="float">
            <text:p>0.4613394</text:p>
          </table:table-cell>
          <table:table-cell office:value-type="float" office:value="0.3568548" calcext:value-type="float">
            <text:p>0.3568548</text:p>
          </table:table-cell>
          <table:table-cell office:value-type="float" office:value="0.2998014" calcext:value-type="float">
            <text:p>0.2998014</text:p>
          </table:table-cell>
          <table:table-cell office:value-type="float" office:value="0.324927" calcext:value-type="float">
            <text:p>0.324927</text:p>
          </table:table-cell>
          <table:table-cell office:value-type="float" office:value="0" calcext:value-type="float">
            <text:p>0</text:p>
          </table:table-cell>
          <table:table-cell office:value-type="float" office:value="7416.29" calcext:value-type="float">
            <text:p>7416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31836" calcext:value-type="float">
            <text:p>6.431836</text:p>
          </table:table-cell>
          <table:table-cell office:value-type="float" office:value="0" calcext:value-type="float">
            <text:p>0</text:p>
          </table:table-cell>
          <table:table-cell office:value-type="float" office:value="-0.0286508" calcext:value-type="float">
            <text:p>-0.02865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18.94266" calcext:value-type="float">
            <text:p>18.94266</text:p>
          </table:table-cell>
          <table:table-cell office:value-type="float" office:value="1121.206" calcext:value-type="float">
            <text:p>1121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1284" calcext:value-type="float">
            <text:p>2.281284</text:p>
          </table:table-cell>
          <table:table-cell office:value-type="float" office:value="5.919286" calcext:value-type="float">
            <text:p>5.919286</text:p>
          </table:table-cell>
          <table:table-cell office:value-type="float" office:value="0" calcext:value-type="float">
            <text:p>0</text:p>
          </table:table-cell>
          <table:table-cell office:value-type="float" office:value="0.0001280045" calcext:value-type="float">
            <text:p>0.0001280045</text:p>
          </table:table-cell>
          <table:table-cell office:value-type="float" office:value="0" calcext:value-type="float">
            <text:p>0</text:p>
          </table:table-cell>
          <table:table-cell office:value-type="float" office:value="-0.07733816" calcext:value-type="float">
            <text:p>-0.07733816</text:p>
          </table:table-cell>
          <table:table-cell office:value-type="float" office:value="-0.02856129" calcext:value-type="float">
            <text:p>-0.02856129</text:p>
          </table:table-cell>
          <table:table-cell office:value-type="float" office:value="0.000574613" calcext:value-type="float">
            <text:p>0.000574613</text:p>
          </table:table-cell>
          <table:table-cell office:value-type="float" office:value="0.002353893" calcext:value-type="float">
            <text:p>0.002353893</text:p>
          </table:table-cell>
          <table:table-cell office:value-type="float" office:value="32.39684" calcext:value-type="float">
            <text:p>32.39684</text:p>
          </table:table-cell>
          <table:table-cell office:value-type="float" office:value="13.10915" calcext:value-type="float">
            <text:p>13.10915</text:p>
          </table:table-cell>
          <table:table-cell office:value-type="float" office:value="0.1581303" calcext:value-type="float">
            <text:p>0.1581303</text:p>
          </table:table-cell>
          <table:table-cell office:value-type="float" office:value="0.09854345" calcext:value-type="float">
            <text:p>0.09854345</text:p>
          </table:table-cell>
          <table:table-cell office:value-type="float" office:value="0.06752123" calcext:value-type="float">
            <text:p>0.06752123</text:p>
          </table:table-cell>
          <table:table-cell office:value-type="float" office:value="0.05012608" calcext:value-type="float">
            <text:p>0.05012608</text:p>
          </table:table-cell>
          <table:table-cell office:value-type="float" office:value="0.02268178" calcext:value-type="float">
            <text:p>0.02268178</text:p>
          </table:table-cell>
          <table:table-cell office:value-type="float" office:value="0.01511905" calcext:value-type="float">
            <text:p>0.01511905</text:p>
          </table:table-cell>
          <table:table-cell office:value-type="float" office:value="0.03863147" calcext:value-type="float">
            <text:p>0.03863147</text:p>
          </table:table-cell>
          <table:table-cell office:value-type="float" office:value="0.03316933" calcext:value-type="float">
            <text:p>0.03316933</text:p>
          </table:table-cell>
          <table:table-cell office:value-type="float" office:value="0.02812825" calcext:value-type="float">
            <text:p>0.02812825</text:p>
          </table:table-cell>
          <table:table-cell office:value-type="float" office:value="0.02390427" calcext:value-type="float">
            <text:p>0.02390427</text:p>
          </table:table-cell>
          <table:table-cell office:value-type="float" office:value="0.0199389" calcext:value-type="float">
            <text:p>0.0199389</text:p>
          </table:table-cell>
          <table:table-cell office:value-type="float" office:value="0.01438042" calcext:value-type="float">
            <text:p>0.01438042</text:p>
          </table:table-cell>
          <table:table-cell office:value-type="float" office:value="0.006063094" calcext:value-type="float">
            <text:p>0.006063094</text:p>
          </table:table-cell>
          <table:table-cell office:value-type="float" office:value="0" calcext:value-type="float">
            <text:p>0</text:p>
          </table:table-cell>
          <table:table-cell office:value-type="float" office:value="14.74639" calcext:value-type="float">
            <text:p>14.74639</text:p>
          </table:table-cell>
          <table:table-cell office:value-type="float" office:value="15.73688" calcext:value-type="float">
            <text:p>15.73688</text:p>
          </table:table-cell>
          <table:table-cell office:value-type="float" office:value="12.53439" calcext:value-type="float">
            <text:p>12.53439</text:p>
          </table:table-cell>
          <table:table-cell office:value-type="float" office:value="10.45243" calcext:value-type="float">
            <text:p>10.45243</text:p>
          </table:table-cell>
          <table:table-cell office:value-type="float" office:value="8.367303" calcext:value-type="float">
            <text:p>8.367303</text:p>
          </table:table-cell>
          <table:table-cell office:value-type="float" office:value="3.986166" calcext:value-type="float">
            <text:p>3.986166</text:p>
          </table:table-cell>
          <table:table-cell office:value-type="float" office:value="1.817439" calcext:value-type="float">
            <text:p>1.817439</text:p>
          </table:table-cell>
          <table:table-cell office:value-type="float" office:value="2.505313" calcext:value-type="float">
            <text:p>2.505313</text:p>
          </table:table-cell>
          <table:table-cell office:value-type="float" office:value="1.651684" calcext:value-type="float">
            <text:p>1.651684</text:p>
          </table:table-cell>
          <table:table-cell office:value-type="float" office:value="0.8379799" calcext:value-type="float">
            <text:p>0.8379799</text:p>
          </table:table-cell>
          <table:table-cell office:value-type="float" office:value="0.4636326" calcext:value-type="float">
            <text:p>0.4636326</text:p>
          </table:table-cell>
          <table:table-cell office:value-type="float" office:value="0.357689" calcext:value-type="float">
            <text:p>0.357689</text:p>
          </table:table-cell>
          <table:table-cell office:value-type="float" office:value="0.3000545" calcext:value-type="float">
            <text:p>0.3000545</text:p>
          </table:table-cell>
          <table:table-cell office:value-type="float" office:value="0.3249347" calcext:value-type="float">
            <text:p>0.3249347</text:p>
          </table:table-cell>
          <table:table-cell office:value-type="float" office:value="0" calcext:value-type="float">
            <text:p>0</text:p>
          </table:table-cell>
          <table:table-cell office:value-type="float" office:value="8997.882" calcext:value-type="float">
            <text:p>8997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06926" calcext:value-type="float">
            <text:p>7.006926</text:p>
          </table:table-cell>
          <table:table-cell office:value-type="float" office:value="0" calcext:value-type="float">
            <text:p>0</text:p>
          </table:table-cell>
          <table:table-cell office:value-type="float" office:value="-0.02868497" calcext:value-type="float">
            <text:p>-0.028684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18.68402" calcext:value-type="float">
            <text:p>18.68402</text:p>
          </table:table-cell>
          <table:table-cell office:value-type="float" office:value="1121.051" calcext:value-type="float">
            <text:p>1121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1566" calcext:value-type="float">
            <text:p>2.491566</text:p>
          </table:table-cell>
          <table:table-cell office:value-type="float" office:value="6.106135" calcext:value-type="float">
            <text:p>6.106135</text:p>
          </table:table-cell>
          <table:table-cell office:value-type="float" office:value="0" calcext:value-type="float">
            <text:p>0</text:p>
          </table:table-cell>
          <table:table-cell office:value-type="float" office:value="0.000128006" calcext:value-type="float">
            <text:p>0.000128006</text:p>
          </table:table-cell>
          <table:table-cell office:value-type="float" office:value="0" calcext:value-type="float">
            <text:p>0</text:p>
          </table:table-cell>
          <table:table-cell office:value-type="float" office:value="-0.0773377" calcext:value-type="float">
            <text:p>-0.0773377</text:p>
          </table:table-cell>
          <table:table-cell office:value-type="float" office:value="-0.02871016" calcext:value-type="float">
            <text:p>-0.02871016</text:p>
          </table:table-cell>
          <table:table-cell office:value-type="float" office:value="0.0004526931" calcext:value-type="float">
            <text:p>0.0004526931</text:p>
          </table:table-cell>
          <table:table-cell office:value-type="float" office:value="0.002501048" calcext:value-type="float">
            <text:p>0.002501048</text:p>
          </table:table-cell>
          <table:table-cell office:value-type="float" office:value="31.76727" calcext:value-type="float">
            <text:p>31.76727</text:p>
          </table:table-cell>
          <table:table-cell office:value-type="float" office:value="20.2993" calcext:value-type="float">
            <text:p>20.2993</text:p>
          </table:table-cell>
          <table:table-cell office:value-type="float" office:value="0.2117475" calcext:value-type="float">
            <text:p>0.2117475</text:p>
          </table:table-cell>
          <table:table-cell office:value-type="float" office:value="0.1061186" calcext:value-type="float">
            <text:p>0.1061186</text:p>
          </table:table-cell>
          <table:table-cell office:value-type="float" office:value="0.07301711" calcext:value-type="float">
            <text:p>0.07301711</text:p>
          </table:table-cell>
          <table:table-cell office:value-type="float" office:value="0.05375246" calcext:value-type="float">
            <text:p>0.05375246</text:p>
          </table:table-cell>
          <table:table-cell office:value-type="float" office:value="0.02242376" calcext:value-type="float">
            <text:p>0.02242376</text:p>
          </table:table-cell>
          <table:table-cell office:value-type="float" office:value="0.01481312" calcext:value-type="float">
            <text:p>0.01481312</text:p>
          </table:table-cell>
          <table:table-cell office:value-type="float" office:value="0.03805622" calcext:value-type="float">
            <text:p>0.03805622</text:p>
          </table:table-cell>
          <table:table-cell office:value-type="float" office:value="0.03281077" calcext:value-type="float">
            <text:p>0.03281077</text:p>
          </table:table-cell>
          <table:table-cell office:value-type="float" office:value="0.0279647" calcext:value-type="float">
            <text:p>0.0279647</text:p>
          </table:table-cell>
          <table:table-cell office:value-type="float" office:value="0.0238485" calcext:value-type="float">
            <text:p>0.0238485</text:p>
          </table:table-cell>
          <table:table-cell office:value-type="float" office:value="0.01991337" calcext:value-type="float">
            <text:p>0.01991337</text:p>
          </table:table-cell>
          <table:table-cell office:value-type="float" office:value="0.01438161" calcext:value-type="float">
            <text:p>0.01438161</text:p>
          </table:table-cell>
          <table:table-cell office:value-type="float" office:value="0.006077203" calcext:value-type="float">
            <text:p>0.006077203</text:p>
          </table:table-cell>
          <table:table-cell office:value-type="float" office:value="0" calcext:value-type="float">
            <text:p>0</text:p>
          </table:table-cell>
          <table:table-cell office:value-type="float" office:value="16.3942" calcext:value-type="float">
            <text:p>16.3942</text:p>
          </table:table-cell>
          <table:table-cell office:value-type="float" office:value="17.9246" calcext:value-type="float">
            <text:p>17.9246</text:p>
          </table:table-cell>
          <table:table-cell office:value-type="float" office:value="13.36674" calcext:value-type="float">
            <text:p>13.36674</text:p>
          </table:table-cell>
          <table:table-cell office:value-type="float" office:value="10.92791" calcext:value-type="float">
            <text:p>10.92791</text:p>
          </table:table-cell>
          <table:table-cell office:value-type="float" office:value="8.670081" calcext:value-type="float">
            <text:p>8.670081</text:p>
          </table:table-cell>
          <table:table-cell office:value-type="float" office:value="4.08724" calcext:value-type="float">
            <text:p>4.08724</text:p>
          </table:table-cell>
          <table:table-cell office:value-type="float" office:value="1.869417" calcext:value-type="float">
            <text:p>1.869417</text:p>
          </table:table-cell>
          <table:table-cell office:value-type="float" office:value="2.543249" calcext:value-type="float">
            <text:p>2.543249</text:p>
          </table:table-cell>
          <table:table-cell office:value-type="float" office:value="1.666577" calcext:value-type="float">
            <text:p>1.666577</text:p>
          </table:table-cell>
          <table:table-cell office:value-type="float" office:value="0.8436916" calcext:value-type="float">
            <text:p>0.8436916</text:p>
          </table:table-cell>
          <table:table-cell office:value-type="float" office:value="0.4659089" calcext:value-type="float">
            <text:p>0.4659089</text:p>
          </table:table-cell>
          <table:table-cell office:value-type="float" office:value="0.3585227" calcext:value-type="float">
            <text:p>0.3585227</text:p>
          </table:table-cell>
          <table:table-cell office:value-type="float" office:value="0.3003157" calcext:value-type="float">
            <text:p>0.3003157</text:p>
          </table:table-cell>
          <table:table-cell office:value-type="float" office:value="0.3249424" calcext:value-type="float">
            <text:p>0.3249424</text:p>
          </table:table-cell>
          <table:table-cell office:value-type="float" office:value="0" calcext:value-type="float">
            <text:p>0</text:p>
          </table:table-cell>
          <table:table-cell office:value-type="float" office:value="9677.756" calcext:value-type="float">
            <text:p>9677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01758" calcext:value-type="float">
            <text:p>7.401758</text:p>
          </table:table-cell>
          <table:table-cell office:value-type="float" office:value="0" calcext:value-type="float">
            <text:p>0</text:p>
          </table:table-cell>
          <table:table-cell office:value-type="float" office:value="-0.02872548" calcext:value-type="float">
            <text:p>-0.02872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18.55087" calcext:value-type="float">
            <text:p>18.55087</text:p>
          </table:table-cell>
          <table:table-cell office:value-type="float" office:value="1120.943" calcext:value-type="float">
            <text:p>1120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9093" calcext:value-type="float">
            <text:p>2.349093</text:p>
          </table:table-cell>
          <table:table-cell office:value-type="float" office:value="6.462891" calcext:value-type="float">
            <text:p>6.462891</text:p>
          </table:table-cell>
          <table:table-cell office:value-type="float" office:value="0" calcext:value-type="float">
            <text:p>0</text:p>
          </table:table-cell>
          <table:table-cell office:value-type="float" office:value="0.0001281192" calcext:value-type="float">
            <text:p>0.0001281192</text:p>
          </table:table-cell>
          <table:table-cell office:value-type="float" office:value="0" calcext:value-type="float">
            <text:p>0</text:p>
          </table:table-cell>
          <table:table-cell office:value-type="float" office:value="-0.07730172" calcext:value-type="float">
            <text:p>-0.07730172</text:p>
          </table:table-cell>
          <table:table-cell office:value-type="float" office:value="-0.03624505" calcext:value-type="float">
            <text:p>-0.03624505</text:p>
          </table:table-cell>
          <table:table-cell office:value-type="float" office:value="0.0004461443" calcext:value-type="float">
            <text:p>0.0004461443</text:p>
          </table:table-cell>
          <table:table-cell office:value-type="float" office:value="0.002618294" calcext:value-type="float">
            <text:p>0.002618294</text:p>
          </table:table-cell>
          <table:table-cell office:value-type="float" office:value="31.93526" calcext:value-type="float">
            <text:p>31.93526</text:p>
          </table:table-cell>
          <table:table-cell office:value-type="float" office:value="13.01907" calcext:value-type="float">
            <text:p>13.01907</text:p>
          </table:table-cell>
          <table:table-cell office:value-type="float" office:value="0.7065101" calcext:value-type="float">
            <text:p>0.7065101</text:p>
          </table:table-cell>
          <table:table-cell office:value-type="float" office:value="0.1090228" calcext:value-type="float">
            <text:p>0.1090228</text:p>
          </table:table-cell>
          <table:table-cell office:value-type="float" office:value="0.06592972" calcext:value-type="float">
            <text:p>0.06592972</text:p>
          </table:table-cell>
          <table:table-cell office:value-type="float" office:value="0.04997222" calcext:value-type="float">
            <text:p>0.04997222</text:p>
          </table:table-cell>
          <table:table-cell office:value-type="float" office:value="0.02260317" calcext:value-type="float">
            <text:p>0.02260317</text:p>
          </table:table-cell>
          <table:table-cell office:value-type="float" office:value="0.01483872" calcext:value-type="float">
            <text:p>0.01483872</text:p>
          </table:table-cell>
          <table:table-cell office:value-type="float" office:value="0.03757338" calcext:value-type="float">
            <text:p>0.03757338</text:p>
          </table:table-cell>
          <table:table-cell office:value-type="float" office:value="0.03242799" calcext:value-type="float">
            <text:p>0.03242799</text:p>
          </table:table-cell>
          <table:table-cell office:value-type="float" office:value="0.02778713" calcext:value-type="float">
            <text:p>0.02778713</text:p>
          </table:table-cell>
          <table:table-cell office:value-type="float" office:value="0.023788" calcext:value-type="float">
            <text:p>0.023788</text:p>
          </table:table-cell>
          <table:table-cell office:value-type="float" office:value="0.01988592" calcext:value-type="float">
            <text:p>0.01988592</text:p>
          </table:table-cell>
          <table:table-cell office:value-type="float" office:value="0.0143823" calcext:value-type="float">
            <text:p>0.0143823</text:p>
          </table:table-cell>
          <table:table-cell office:value-type="float" office:value="0.006091228" calcext:value-type="float">
            <text:p>0.006091228</text:p>
          </table:table-cell>
          <table:table-cell office:value-type="float" office:value="0" calcext:value-type="float">
            <text:p>0</text:p>
          </table:table-cell>
          <table:table-cell office:value-type="float" office:value="18.06873" calcext:value-type="float">
            <text:p>18.06873</text:p>
          </table:table-cell>
          <table:table-cell office:value-type="float" office:value="15.96266" calcext:value-type="float">
            <text:p>15.96266</text:p>
          </table:table-cell>
          <table:table-cell office:value-type="float" office:value="15.77012" calcext:value-type="float">
            <text:p>15.77012</text:p>
          </table:table-cell>
          <table:table-cell office:value-type="float" office:value="13.75201" calcext:value-type="float">
            <text:p>13.75201</text:p>
          </table:table-cell>
          <table:table-cell office:value-type="float" office:value="10.97451" calcext:value-type="float">
            <text:p>10.97451</text:p>
          </table:table-cell>
          <table:table-cell office:value-type="float" office:value="4.436055" calcext:value-type="float">
            <text:p>4.436055</text:p>
          </table:table-cell>
          <table:table-cell office:value-type="float" office:value="1.883066" calcext:value-type="float">
            <text:p>1.883066</text:p>
          </table:table-cell>
          <table:table-cell office:value-type="float" office:value="2.591714" calcext:value-type="float">
            <text:p>2.591714</text:p>
          </table:table-cell>
          <table:table-cell office:value-type="float" office:value="1.683412" calcext:value-type="float">
            <text:p>1.683412</text:p>
          </table:table-cell>
          <table:table-cell office:value-type="float" office:value="0.8495467" calcext:value-type="float">
            <text:p>0.8495467</text:p>
          </table:table-cell>
          <table:table-cell office:value-type="float" office:value="0.4681775" calcext:value-type="float">
            <text:p>0.4681775</text:p>
          </table:table-cell>
          <table:table-cell office:value-type="float" office:value="0.3593565" calcext:value-type="float">
            <text:p>0.3593565</text:p>
          </table:table-cell>
          <table:table-cell office:value-type="float" office:value="0.3005837" calcext:value-type="float">
            <text:p>0.3005837</text:p>
          </table:table-cell>
          <table:table-cell office:value-type="float" office:value="0.3249501" calcext:value-type="float">
            <text:p>0.3249501</text:p>
          </table:table-cell>
          <table:table-cell office:value-type="float" office:value="0" calcext:value-type="float">
            <text:p>0</text:p>
          </table:table-cell>
          <table:table-cell office:value-type="float" office:value="9547.436" calcext:value-type="float">
            <text:p>9547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4664" calcext:value-type="float">
            <text:p>7.624664</text:p>
          </table:table-cell>
          <table:table-cell office:value-type="float" office:value="0" calcext:value-type="float">
            <text:p>0</text:p>
          </table:table-cell>
          <table:table-cell office:value-type="float" office:value="-0.03850462" calcext:value-type="float">
            <text:p>-0.038504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8.45414" calcext:value-type="float">
            <text:p>18.45414</text:p>
          </table:table-cell>
          <table:table-cell office:value-type="float" office:value="1120.851" calcext:value-type="float">
            <text:p>1120.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069" calcext:value-type="float">
            <text:p>2.213069</text:p>
          </table:table-cell>
          <table:table-cell office:value-type="float" office:value="6.756622" calcext:value-type="float">
            <text:p>6.756622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305404" calcext:value-type="float">
            <text:p>-0.04305404</text:p>
          </table:table-cell>
          <table:table-cell office:value-type="float" office:value="0.0004410716" calcext:value-type="float">
            <text:p>0.0004410716</text:p>
          </table:table-cell>
          <table:table-cell office:value-type="float" office:value="0.00271347" calcext:value-type="float">
            <text:p>0.00271347</text:p>
          </table:table-cell>
          <table:table-cell office:value-type="float" office:value="32.02903" calcext:value-type="float">
            <text:p>32.02903</text:p>
          </table:table-cell>
          <table:table-cell office:value-type="float" office:value="6.519001" calcext:value-type="float">
            <text:p>6.519001</text:p>
          </table:table-cell>
          <table:table-cell office:value-type="float" office:value="0.4367712" calcext:value-type="float">
            <text:p>0.4367712</text:p>
          </table:table-cell>
          <table:table-cell office:value-type="float" office:value="0.09986527" calcext:value-type="float">
            <text:p>0.09986527</text:p>
          </table:table-cell>
          <table:table-cell office:value-type="float" office:value="0.05967263" calcext:value-type="float">
            <text:p>0.05967263</text:p>
          </table:table-cell>
          <table:table-cell office:value-type="float" office:value="0.04806179" calcext:value-type="float">
            <text:p>0.04806179</text:p>
          </table:table-cell>
          <table:table-cell office:value-type="float" office:value="0.02351657" calcext:value-type="float">
            <text:p>0.02351657</text:p>
          </table:table-cell>
          <table:table-cell office:value-type="float" office:value="0.01520734" calcext:value-type="float">
            <text:p>0.01520734</text:p>
          </table:table-cell>
          <table:table-cell office:value-type="float" office:value="0.03725358" calcext:value-type="float">
            <text:p>0.03725358</text:p>
          </table:table-cell>
          <table:table-cell office:value-type="float" office:value="0.03207163" calcext:value-type="float">
            <text:p>0.03207163</text:p>
          </table:table-cell>
          <table:table-cell office:value-type="float" office:value="0.02759671" calcext:value-type="float">
            <text:p>0.02759671</text:p>
          </table:table-cell>
          <table:table-cell office:value-type="float" office:value="0.0237219" calcext:value-type="float">
            <text:p>0.0237219</text:p>
          </table:table-cell>
          <table:table-cell office:value-type="float" office:value="0.01985634" calcext:value-type="float">
            <text:p>0.01985634</text:p>
          </table:table-cell>
          <table:table-cell office:value-type="float" office:value="0.01438248" calcext:value-type="float">
            <text:p>0.01438248</text:p>
          </table:table-cell>
          <table:table-cell office:value-type="float" office:value="0.006105169" calcext:value-type="float">
            <text:p>0.006105169</text:p>
          </table:table-cell>
          <table:table-cell office:value-type="float" office:value="0" calcext:value-type="float">
            <text:p>0</text:p>
          </table:table-cell>
          <table:table-cell office:value-type="float" office:value="14.98892" calcext:value-type="float">
            <text:p>14.98892</text:p>
          </table:table-cell>
          <table:table-cell office:value-type="float" office:value="14.20439" calcext:value-type="float">
            <text:p>14.20439</text:p>
          </table:table-cell>
          <table:table-cell office:value-type="float" office:value="16.45864" calcext:value-type="float">
            <text:p>16.45864</text:p>
          </table:table-cell>
          <table:table-cell office:value-type="float" office:value="15.6282" calcext:value-type="float">
            <text:p>15.6282</text:p>
          </table:table-cell>
          <table:table-cell office:value-type="float" office:value="13.24479" calcext:value-type="float">
            <text:p>13.24479</text:p>
          </table:table-cell>
          <table:table-cell office:value-type="float" office:value="5.27955" calcext:value-type="float">
            <text:p>5.27955</text:p>
          </table:table-cell>
          <table:table-cell office:value-type="float" office:value="2.15141" calcext:value-type="float">
            <text:p>2.15141</text:p>
          </table:table-cell>
          <table:table-cell office:value-type="float" office:value="2.641633" calcext:value-type="float">
            <text:p>2.641633</text:p>
          </table:table-cell>
          <table:table-cell office:value-type="float" office:value="1.702187" calcext:value-type="float">
            <text:p>1.702187</text:p>
          </table:table-cell>
          <table:table-cell office:value-type="float" office:value="0.8556294" calcext:value-type="float">
            <text:p>0.8556294</text:p>
          </table:table-cell>
          <table:table-cell office:value-type="float" office:value="0.4704503" calcext:value-type="float">
            <text:p>0.4704503</text:p>
          </table:table-cell>
          <table:table-cell office:value-type="float" office:value="0.3601931" calcext:value-type="float">
            <text:p>0.3601931</text:p>
          </table:table-cell>
          <table:table-cell office:value-type="float" office:value="0.3008553" calcext:value-type="float">
            <text:p>0.3008553</text:p>
          </table:table-cell>
          <table:table-cell office:value-type="float" office:value="0.3249578" calcext:value-type="float">
            <text:p>0.3249578</text:p>
          </table:table-cell>
          <table:table-cell office:value-type="float" office:value="0" calcext:value-type="float">
            <text:p>0</text:p>
          </table:table-cell>
          <table:table-cell office:value-type="float" office:value="9505.561" calcext:value-type="float">
            <text:p>9505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4279" calcext:value-type="float">
            <text:p>7.794279</text:p>
          </table:table-cell>
          <table:table-cell office:value-type="float" office:value="0" calcext:value-type="float">
            <text:p>0</text:p>
          </table:table-cell>
          <table:table-cell office:value-type="float" office:value="-0.04839887" calcext:value-type="float">
            <text:p>-0.048398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8.37386" calcext:value-type="float">
            <text:p>18.37386</text:p>
          </table:table-cell>
          <table:table-cell office:value-type="float" office:value="1120.76" calcext:value-type="float">
            <text:p>112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9245" calcext:value-type="float">
            <text:p>2.169245</text:p>
          </table:table-cell>
          <table:table-cell office:value-type="float" office:value="6.951278" calcext:value-type="float">
            <text:p>6.951278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52241" calcext:value-type="float">
            <text:p>-0.0452241</text:p>
          </table:table-cell>
          <table:table-cell office:value-type="float" office:value="0.0004363984" calcext:value-type="float">
            <text:p>0.0004363984</text:p>
          </table:table-cell>
          <table:table-cell office:value-type="float" office:value="0.002804164" calcext:value-type="float">
            <text:p>0.002804164</text:p>
          </table:table-cell>
          <table:table-cell office:value-type="float" office:value="32.07127" calcext:value-type="float">
            <text:p>32.07127</text:p>
          </table:table-cell>
          <table:table-cell office:value-type="float" office:value="4.192528" calcext:value-type="float">
            <text:p>4.192528</text:p>
          </table:table-cell>
          <table:table-cell office:value-type="float" office:value="0.2842969" calcext:value-type="float">
            <text:p>0.2842969</text:p>
          </table:table-cell>
          <table:table-cell office:value-type="float" office:value="0.08344522" calcext:value-type="float">
            <text:p>0.08344522</text:p>
          </table:table-cell>
          <table:table-cell office:value-type="float" office:value="0.05541706" calcext:value-type="float">
            <text:p>0.05541706</text:p>
          </table:table-cell>
          <table:table-cell office:value-type="float" office:value="0.04625925" calcext:value-type="float">
            <text:p>0.04625925</text:p>
          </table:table-cell>
          <table:table-cell office:value-type="float" office:value="0.02393936" calcext:value-type="float">
            <text:p>0.02393936</text:p>
          </table:table-cell>
          <table:table-cell office:value-type="float" office:value="0.01566664" calcext:value-type="float">
            <text:p>0.01566664</text:p>
          </table:table-cell>
          <table:table-cell office:value-type="float" office:value="0.03709902" calcext:value-type="float">
            <text:p>0.03709902</text:p>
          </table:table-cell>
          <table:table-cell office:value-type="float" office:value="0.03177578" calcext:value-type="float">
            <text:p>0.03177578</text:p>
          </table:table-cell>
          <table:table-cell office:value-type="float" office:value="0.02740123" calcext:value-type="float">
            <text:p>0.02740123</text:p>
          </table:table-cell>
          <table:table-cell office:value-type="float" office:value="0.02365007" calcext:value-type="float">
            <text:p>0.02365007</text:p>
          </table:table-cell>
          <table:table-cell office:value-type="float" office:value="0.01982438" calcext:value-type="float">
            <text:p>0.01982438</text:p>
          </table:table-cell>
          <table:table-cell office:value-type="float" office:value="0.01438211" calcext:value-type="float">
            <text:p>0.01438211</text:p>
          </table:table-cell>
          <table:table-cell office:value-type="float" office:value="0.006119052" calcext:value-type="float">
            <text:p>0.006119052</text:p>
          </table:table-cell>
          <table:table-cell office:value-type="float" office:value="0" calcext:value-type="float">
            <text:p>0</text:p>
          </table:table-cell>
          <table:table-cell office:value-type="float" office:value="23.12411" calcext:value-type="float">
            <text:p>23.12411</text:p>
          </table:table-cell>
          <table:table-cell office:value-type="float" office:value="14.52991" calcext:value-type="float">
            <text:p>14.52991</text:p>
          </table:table-cell>
          <table:table-cell office:value-type="float" office:value="15.85823" calcext:value-type="float">
            <text:p>15.85823</text:p>
          </table:table-cell>
          <table:table-cell office:value-type="float" office:value="15.11219" calcext:value-type="float">
            <text:p>15.11219</text:p>
          </table:table-cell>
          <table:table-cell office:value-type="float" office:value="13.01726" calcext:value-type="float">
            <text:p>13.01726</text:p>
          </table:table-cell>
          <table:table-cell office:value-type="float" office:value="5.533814" calcext:value-type="float">
            <text:p>5.533814</text:p>
          </table:table-cell>
          <table:table-cell office:value-type="float" office:value="2.503447" calcext:value-type="float">
            <text:p>2.503447</text:p>
          </table:table-cell>
          <table:table-cell office:value-type="float" office:value="2.706465" calcext:value-type="float">
            <text:p>2.706465</text:p>
          </table:table-cell>
          <table:table-cell office:value-type="float" office:value="1.724382" calcext:value-type="float">
            <text:p>1.724382</text:p>
          </table:table-cell>
          <table:table-cell office:value-type="float" office:value="0.8620096" calcext:value-type="float">
            <text:p>0.8620096</text:p>
          </table:table-cell>
          <table:table-cell office:value-type="float" office:value="0.4727391" calcext:value-type="float">
            <text:p>0.4727391</text:p>
          </table:table-cell>
          <table:table-cell office:value-type="float" office:value="0.3610333" calcext:value-type="float">
            <text:p>0.3610333</text:p>
          </table:table-cell>
          <table:table-cell office:value-type="float" office:value="0.3011307" calcext:value-type="float">
            <text:p>0.3011307</text:p>
          </table:table-cell>
          <table:table-cell office:value-type="float" office:value="0.3249655" calcext:value-type="float">
            <text:p>0.3249655</text:p>
          </table:table-cell>
          <table:table-cell office:value-type="float" office:value="0" calcext:value-type="float">
            <text:p>0</text:p>
          </table:table-cell>
          <table:table-cell office:value-type="float" office:value="9649.511" calcext:value-type="float">
            <text:p>9649.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47372" calcext:value-type="float">
            <text:p>7.947372</text:p>
          </table:table-cell>
          <table:table-cell office:value-type="float" office:value="0" calcext:value-type="float">
            <text:p>0</text:p>
          </table:table-cell>
          <table:table-cell office:value-type="float" office:value="-0.04868491" calcext:value-type="float">
            <text:p>-0.048684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18.28053" calcext:value-type="float">
            <text:p>18.28053</text:p>
          </table:table-cell>
          <table:table-cell office:value-type="float" office:value="1120.676" calcext:value-type="float">
            <text:p>1120.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7762" calcext:value-type="float">
            <text:p>2.147762</text:p>
          </table:table-cell>
          <table:table-cell office:value-type="float" office:value="7.129158" calcext:value-type="float">
            <text:p>7.129158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720199" calcext:value-type="float">
            <text:p>-0.04720199</text:p>
          </table:table-cell>
          <table:table-cell office:value-type="float" office:value="0.000431469" calcext:value-type="float">
            <text:p>0.000431469</text:p>
          </table:table-cell>
          <table:table-cell office:value-type="float" office:value="0.002896003" calcext:value-type="float">
            <text:p>0.002896003</text:p>
          </table:table-cell>
          <table:table-cell office:value-type="float" office:value="32.1056" calcext:value-type="float">
            <text:p>32.1056</text:p>
          </table:table-cell>
          <table:table-cell office:value-type="float" office:value="2.798134" calcext:value-type="float">
            <text:p>2.798134</text:p>
          </table:table-cell>
          <table:table-cell office:value-type="float" office:value="0.2051433" calcext:value-type="float">
            <text:p>0.2051433</text:p>
          </table:table-cell>
          <table:table-cell office:value-type="float" office:value="0.07952087" calcext:value-type="float">
            <text:p>0.07952087</text:p>
          </table:table-cell>
          <table:table-cell office:value-type="float" office:value="0.05530158" calcext:value-type="float">
            <text:p>0.05530158</text:p>
          </table:table-cell>
          <table:table-cell office:value-type="float" office:value="0.04503467" calcext:value-type="float">
            <text:p>0.04503467</text:p>
          </table:table-cell>
          <table:table-cell office:value-type="float" office:value="0.02397595" calcext:value-type="float">
            <text:p>0.02397595</text:p>
          </table:table-cell>
          <table:table-cell office:value-type="float" office:value="0.01584516" calcext:value-type="float">
            <text:p>0.01584516</text:p>
          </table:table-cell>
          <table:table-cell office:value-type="float" office:value="0.03702768" calcext:value-type="float">
            <text:p>0.03702768</text:p>
          </table:table-cell>
          <table:table-cell office:value-type="float" office:value="0.03154383" calcext:value-type="float">
            <text:p>0.03154383</text:p>
          </table:table-cell>
          <table:table-cell office:value-type="float" office:value="0.02720946" calcext:value-type="float">
            <text:p>0.02720946</text:p>
          </table:table-cell>
          <table:table-cell office:value-type="float" office:value="0.02357254" calcext:value-type="float">
            <text:p>0.02357254</text:p>
          </table:table-cell>
          <table:table-cell office:value-type="float" office:value="0.01978985" calcext:value-type="float">
            <text:p>0.01978985</text:p>
          </table:table-cell>
          <table:table-cell office:value-type="float" office:value="0.01438177" calcext:value-type="float">
            <text:p>0.01438177</text:p>
          </table:table-cell>
          <table:table-cell office:value-type="float" office:value="0.006132871" calcext:value-type="float">
            <text:p>0.006132871</text:p>
          </table:table-cell>
          <table:table-cell office:value-type="float" office:value="0" calcext:value-type="float">
            <text:p>0</text:p>
          </table:table-cell>
          <table:table-cell office:value-type="float" office:value="29.16959" calcext:value-type="float">
            <text:p>29.16959</text:p>
          </table:table-cell>
          <table:table-cell office:value-type="float" office:value="15.00468" calcext:value-type="float">
            <text:p>15.00468</text:p>
          </table:table-cell>
          <table:table-cell office:value-type="float" office:value="15.4417" calcext:value-type="float">
            <text:p>15.4417</text:p>
          </table:table-cell>
          <table:table-cell office:value-type="float" office:value="14.82672" calcext:value-type="float">
            <text:p>14.82672</text:p>
          </table:table-cell>
          <table:table-cell office:value-type="float" office:value="12.82934" calcext:value-type="float">
            <text:p>12.82934</text:p>
          </table:table-cell>
          <table:table-cell office:value-type="float" office:value="5.545059" calcext:value-type="float">
            <text:p>5.545059</text:p>
          </table:table-cell>
          <table:table-cell office:value-type="float" office:value="2.637205" calcext:value-type="float">
            <text:p>2.637205</text:p>
          </table:table-cell>
          <table:table-cell office:value-type="float" office:value="2.76494" calcext:value-type="float">
            <text:p>2.76494</text:p>
          </table:table-cell>
          <table:table-cell office:value-type="float" office:value="1.749593" calcext:value-type="float">
            <text:p>1.749593</text:p>
          </table:table-cell>
          <table:table-cell office:value-type="float" office:value="0.8687932" calcext:value-type="float">
            <text:p>0.8687932</text:p>
          </table:table-cell>
          <table:table-cell office:value-type="float" office:value="0.4749816" calcext:value-type="float">
            <text:p>0.4749816</text:p>
          </table:table-cell>
          <table:table-cell office:value-type="float" office:value="0.3618807" calcext:value-type="float">
            <text:p>0.3618807</text:p>
          </table:table-cell>
          <table:table-cell office:value-type="float" office:value="0.3014664" calcext:value-type="float">
            <text:p>0.3014664</text:p>
          </table:table-cell>
          <table:table-cell office:value-type="float" office:value="0.3249733" calcext:value-type="float">
            <text:p>0.3249733</text:p>
          </table:table-cell>
          <table:table-cell office:value-type="float" office:value="0" calcext:value-type="float">
            <text:p>0</text:p>
          </table:table-cell>
          <table:table-cell office:value-type="float" office:value="9880.129" calcext:value-type="float">
            <text:p>9880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05947" calcext:value-type="float">
            <text:p>8.105947</text:p>
          </table:table-cell>
          <table:table-cell office:value-type="float" office:value="0" calcext:value-type="float">
            <text:p>0</text:p>
          </table:table-cell>
          <table:table-cell office:value-type="float" office:value="-0.04902796" calcext:value-type="float">
            <text:p>-0.049027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18.17693" calcext:value-type="float">
            <text:p>18.17693</text:p>
          </table:table-cell>
          <table:table-cell office:value-type="float" office:value="1120.57" calcext:value-type="float">
            <text:p>112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9646" calcext:value-type="float">
            <text:p>2.159646</text:p>
          </table:table-cell>
          <table:table-cell office:value-type="float" office:value="7.306765" calcext:value-type="float">
            <text:p>7.306765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83341" calcext:value-type="float">
            <text:p>-0.0483341</text:p>
          </table:table-cell>
          <table:table-cell office:value-type="float" office:value="0.0004202445" calcext:value-type="float">
            <text:p>0.0004202445</text:p>
          </table:table-cell>
          <table:table-cell office:value-type="float" office:value="0.002994821" calcext:value-type="float">
            <text:p>0.002994821</text:p>
          </table:table-cell>
          <table:table-cell office:value-type="float" office:value="31.9953" calcext:value-type="float">
            <text:p>31.9953</text:p>
          </table:table-cell>
          <table:table-cell office:value-type="float" office:value="2.085734" calcext:value-type="float">
            <text:p>2.085734</text:p>
          </table:table-cell>
          <table:table-cell office:value-type="float" office:value="0.1634519" calcext:value-type="float">
            <text:p>0.1634519</text:p>
          </table:table-cell>
          <table:table-cell office:value-type="float" office:value="0.07969613" calcext:value-type="float">
            <text:p>0.07969613</text:p>
          </table:table-cell>
          <table:table-cell office:value-type="float" office:value="0.05644921" calcext:value-type="float">
            <text:p>0.05644921</text:p>
          </table:table-cell>
          <table:table-cell office:value-type="float" office:value="0.04484585" calcext:value-type="float">
            <text:p>0.04484585</text:p>
          </table:table-cell>
          <table:table-cell office:value-type="float" office:value="0.02384515" calcext:value-type="float">
            <text:p>0.02384515</text:p>
          </table:table-cell>
          <table:table-cell office:value-type="float" office:value="0.0158313" calcext:value-type="float">
            <text:p>0.0158313</text:p>
          </table:table-cell>
          <table:table-cell office:value-type="float" office:value="0.03694706" calcext:value-type="float">
            <text:p>0.03694706</text:p>
          </table:table-cell>
          <table:table-cell office:value-type="float" office:value="0.03135906" calcext:value-type="float">
            <text:p>0.03135906</text:p>
          </table:table-cell>
          <table:table-cell office:value-type="float" office:value="0.02702726" calcext:value-type="float">
            <text:p>0.02702726</text:p>
          </table:table-cell>
          <table:table-cell office:value-type="float" office:value="0.02349135" calcext:value-type="float">
            <text:p>0.02349135</text:p>
          </table:table-cell>
          <table:table-cell office:value-type="float" office:value="0.01975278" calcext:value-type="float">
            <text:p>0.01975278</text:p>
          </table:table-cell>
          <table:table-cell office:value-type="float" office:value="0.01438082" calcext:value-type="float">
            <text:p>0.01438082</text:p>
          </table:table-cell>
          <table:table-cell office:value-type="float" office:value="0.006146652" calcext:value-type="float">
            <text:p>0.006146652</text:p>
          </table:table-cell>
          <table:table-cell office:value-type="float" office:value="0" calcext:value-type="float">
            <text:p>0</text:p>
          </table:table-cell>
          <table:table-cell office:value-type="float" office:value="29.96526" calcext:value-type="float">
            <text:p>29.96526</text:p>
          </table:table-cell>
          <table:table-cell office:value-type="float" office:value="17.03431" calcext:value-type="float">
            <text:p>17.03431</text:p>
          </table:table-cell>
          <table:table-cell office:value-type="float" office:value="15.68561" calcext:value-type="float">
            <text:p>15.68561</text:p>
          </table:table-cell>
          <table:table-cell office:value-type="float" office:value="14.72571" calcext:value-type="float">
            <text:p>14.72571</text:p>
          </table:table-cell>
          <table:table-cell office:value-type="float" office:value="12.63139" calcext:value-type="float">
            <text:p>12.63139</text:p>
          </table:table-cell>
          <table:table-cell office:value-type="float" office:value="5.528386" calcext:value-type="float">
            <text:p>5.528386</text:p>
          </table:table-cell>
          <table:table-cell office:value-type="float" office:value="2.692603" calcext:value-type="float">
            <text:p>2.692603</text:p>
          </table:table-cell>
          <table:table-cell office:value-type="float" office:value="2.812246" calcext:value-type="float">
            <text:p>2.812246</text:p>
          </table:table-cell>
          <table:table-cell office:value-type="float" office:value="1.77617" calcext:value-type="float">
            <text:p>1.77617</text:p>
          </table:table-cell>
          <table:table-cell office:value-type="float" office:value="0.8760063" calcext:value-type="float">
            <text:p>0.8760063</text:p>
          </table:table-cell>
          <table:table-cell office:value-type="float" office:value="0.4772861" calcext:value-type="float">
            <text:p>0.4772861</text:p>
          </table:table-cell>
          <table:table-cell office:value-type="float" office:value="0.3627355" calcext:value-type="float">
            <text:p>0.3627355</text:p>
          </table:table-cell>
          <table:table-cell office:value-type="float" office:value="0.3018025" calcext:value-type="float">
            <text:p>0.3018025</text:p>
          </table:table-cell>
          <table:table-cell office:value-type="float" office:value="0.324981" calcext:value-type="float">
            <text:p>0.324981</text:p>
          </table:table-cell>
          <table:table-cell office:value-type="float" office:value="0" calcext:value-type="float">
            <text:p>0</text:p>
          </table:table-cell>
          <table:table-cell office:value-type="float" office:value="10154.78" calcext:value-type="float">
            <text:p>1015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96688" calcext:value-type="float">
            <text:p>8.296688</text:p>
          </table:table-cell>
          <table:table-cell office:value-type="float" office:value="0" calcext:value-type="float">
            <text:p>0</text:p>
          </table:table-cell>
          <table:table-cell office:value-type="float" office:value="-0.04932528" calcext:value-type="float">
            <text:p>-0.049325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17.9288" calcext:value-type="float">
            <text:p>17.9288</text:p>
          </table:table-cell>
          <table:table-cell office:value-type="float" office:value="1120.457" calcext:value-type="float">
            <text:p>1120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4556" calcext:value-type="float">
            <text:p>2.354556</text:p>
          </table:table-cell>
          <table:table-cell office:value-type="float" office:value="7.453583" calcext:value-type="float">
            <text:p>7.453583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846131" calcext:value-type="float">
            <text:p>-0.04846131</text:p>
          </table:table-cell>
          <table:table-cell office:value-type="float" office:value="0.0003700886" calcext:value-type="float">
            <text:p>0.0003700886</text:p>
          </table:table-cell>
          <table:table-cell office:value-type="float" office:value="0.003101628" calcext:value-type="float">
            <text:p>0.003101628</text:p>
          </table:table-cell>
          <table:table-cell office:value-type="float" office:value="31.43721" calcext:value-type="float">
            <text:p>31.43721</text:p>
          </table:table-cell>
          <table:table-cell office:value-type="float" office:value="5.321072" calcext:value-type="float">
            <text:p>5.321072</text:p>
          </table:table-cell>
          <table:table-cell office:value-type="float" office:value="0.1487634" calcext:value-type="float">
            <text:p>0.1487634</text:p>
          </table:table-cell>
          <table:table-cell office:value-type="float" office:value="0.08203026" calcext:value-type="float">
            <text:p>0.08203026</text:p>
          </table:table-cell>
          <table:table-cell office:value-type="float" office:value="0.05852742" calcext:value-type="float">
            <text:p>0.05852742</text:p>
          </table:table-cell>
          <table:table-cell office:value-type="float" office:value="0.04584499" calcext:value-type="float">
            <text:p>0.04584499</text:p>
          </table:table-cell>
          <table:table-cell office:value-type="float" office:value="0.02369464" calcext:value-type="float">
            <text:p>0.02369464</text:p>
          </table:table-cell>
          <table:table-cell office:value-type="float" office:value="0.01574456" calcext:value-type="float">
            <text:p>0.01574456</text:p>
          </table:table-cell>
          <table:table-cell office:value-type="float" office:value="0.03683295" calcext:value-type="float">
            <text:p>0.03683295</text:p>
          </table:table-cell>
          <table:table-cell office:value-type="float" office:value="0.03119776" calcext:value-type="float">
            <text:p>0.03119776</text:p>
          </table:table-cell>
          <table:table-cell office:value-type="float" office:value="0.02685628" calcext:value-type="float">
            <text:p>0.02685628</text:p>
          </table:table-cell>
          <table:table-cell office:value-type="float" office:value="0.02340773" calcext:value-type="float">
            <text:p>0.02340773</text:p>
          </table:table-cell>
          <table:table-cell office:value-type="float" office:value="0.0197133" calcext:value-type="float">
            <text:p>0.0197133</text:p>
          </table:table-cell>
          <table:table-cell office:value-type="float" office:value="0.01437917" calcext:value-type="float">
            <text:p>0.01437917</text:p>
          </table:table-cell>
          <table:table-cell office:value-type="float" office:value="0.006160395" calcext:value-type="float">
            <text:p>0.006160395</text:p>
          </table:table-cell>
          <table:table-cell office:value-type="float" office:value="0" calcext:value-type="float">
            <text:p>0</text:p>
          </table:table-cell>
          <table:table-cell office:value-type="float" office:value="30.35395" calcext:value-type="float">
            <text:p>30.35395</text:p>
          </table:table-cell>
          <table:table-cell office:value-type="float" office:value="20.17855" calcext:value-type="float">
            <text:p>20.17855</text:p>
          </table:table-cell>
          <table:table-cell office:value-type="float" office:value="16.34333" calcext:value-type="float">
            <text:p>16.34333</text:p>
          </table:table-cell>
          <table:table-cell office:value-type="float" office:value="15.00553" calcext:value-type="float">
            <text:p>15.00553</text:p>
          </table:table-cell>
          <table:table-cell office:value-type="float" office:value="12.73651" calcext:value-type="float">
            <text:p>12.73651</text:p>
          </table:table-cell>
          <table:table-cell office:value-type="float" office:value="5.57427" calcext:value-type="float">
            <text:p>5.57427</text:p>
          </table:table-cell>
          <table:table-cell office:value-type="float" office:value="2.734368" calcext:value-type="float">
            <text:p>2.734368</text:p>
          </table:table-cell>
          <table:table-cell office:value-type="float" office:value="2.851283" calcext:value-type="float">
            <text:p>2.851283</text:p>
          </table:table-cell>
          <table:table-cell office:value-type="float" office:value="1.801879" calcext:value-type="float">
            <text:p>1.801879</text:p>
          </table:table-cell>
          <table:table-cell office:value-type="float" office:value="0.8835828" calcext:value-type="float">
            <text:p>0.8835828</text:p>
          </table:table-cell>
          <table:table-cell office:value-type="float" office:value="0.4796671" calcext:value-type="float">
            <text:p>0.4796671</text:p>
          </table:table-cell>
          <table:table-cell office:value-type="float" office:value="0.3636011" calcext:value-type="float">
            <text:p>0.3636011</text:p>
          </table:table-cell>
          <table:table-cell office:value-type="float" office:value="0.3021349" calcext:value-type="float">
            <text:p>0.3021349</text:p>
          </table:table-cell>
          <table:table-cell office:value-type="float" office:value="0.3249889" calcext:value-type="float">
            <text:p>0.3249889</text:p>
          </table:table-cell>
          <table:table-cell office:value-type="float" office:value="0" calcext:value-type="float">
            <text:p>0</text:p>
          </table:table-cell>
          <table:table-cell office:value-type="float" office:value="11068.42" calcext:value-type="float">
            <text:p>1106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38234" calcext:value-type="float">
            <text:p>8.638234</text:p>
          </table:table-cell>
          <table:table-cell office:value-type="float" office:value="0" calcext:value-type="float">
            <text:p>0</text:p>
          </table:table-cell>
          <table:table-cell office:value-type="float" office:value="-0.04935497" calcext:value-type="float">
            <text:p>-0.049354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17.82931" calcext:value-type="float">
            <text:p>17.82931</text:p>
          </table:table-cell>
          <table:table-cell office:value-type="float" office:value="1120.322" calcext:value-type="float">
            <text:p>1120.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814" calcext:value-type="float">
            <text:p>2.430814</text:p>
          </table:table-cell>
          <table:table-cell office:value-type="float" office:value="7.5922" calcext:value-type="float">
            <text:p>7.5922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855321" calcext:value-type="float">
            <text:p>-0.04855321</text:p>
          </table:table-cell>
          <table:table-cell office:value-type="float" office:value="0.0003324878" calcext:value-type="float">
            <text:p>0.0003324878</text:p>
          </table:table-cell>
          <table:table-cell office:value-type="float" office:value="0.003202785" calcext:value-type="float">
            <text:p>0.003202785</text:p>
          </table:table-cell>
          <table:table-cell office:value-type="float" office:value="31.15694" calcext:value-type="float">
            <text:p>31.15694</text:p>
          </table:table-cell>
          <table:table-cell office:value-type="float" office:value="6.929083" calcext:value-type="float">
            <text:p>6.929083</text:p>
          </table:table-cell>
          <table:table-cell office:value-type="float" office:value="0.1256036" calcext:value-type="float">
            <text:p>0.1256036</text:p>
          </table:table-cell>
          <table:table-cell office:value-type="float" office:value="0.07509283" calcext:value-type="float">
            <text:p>0.07509283</text:p>
          </table:table-cell>
          <table:table-cell office:value-type="float" office:value="0.05538563" calcext:value-type="float">
            <text:p>0.05538563</text:p>
          </table:table-cell>
          <table:table-cell office:value-type="float" office:value="0.04411568" calcext:value-type="float">
            <text:p>0.04411568</text:p>
          </table:table-cell>
          <table:table-cell office:value-type="float" office:value="0.02366203" calcext:value-type="float">
            <text:p>0.02366203</text:p>
          </table:table-cell>
          <table:table-cell office:value-type="float" office:value="0.01570349" calcext:value-type="float">
            <text:p>0.01570349</text:p>
          </table:table-cell>
          <table:table-cell office:value-type="float" office:value="0.03670119" calcext:value-type="float">
            <text:p>0.03670119</text:p>
          </table:table-cell>
          <table:table-cell office:value-type="float" office:value="0.03104817" calcext:value-type="float">
            <text:p>0.03104817</text:p>
          </table:table-cell>
          <table:table-cell office:value-type="float" office:value="0.02669602" calcext:value-type="float">
            <text:p>0.02669602</text:p>
          </table:table-cell>
          <table:table-cell office:value-type="float" office:value="0.02332248" calcext:value-type="float">
            <text:p>0.02332248</text:p>
          </table:table-cell>
          <table:table-cell office:value-type="float" office:value="0.01967157" calcext:value-type="float">
            <text:p>0.01967157</text:p>
          </table:table-cell>
          <table:table-cell office:value-type="float" office:value="0.01437683" calcext:value-type="float">
            <text:p>0.01437683</text:p>
          </table:table-cell>
          <table:table-cell office:value-type="float" office:value="0.006174113" calcext:value-type="float">
            <text:p>0.006174113</text:p>
          </table:table-cell>
          <table:table-cell office:value-type="float" office:value="0" calcext:value-type="float">
            <text:p>0</text:p>
          </table:table-cell>
          <table:table-cell office:value-type="float" office:value="27.31729" calcext:value-type="float">
            <text:p>27.31729</text:p>
          </table:table-cell>
          <table:table-cell office:value-type="float" office:value="22.87819" calcext:value-type="float">
            <text:p>22.87819</text:p>
          </table:table-cell>
          <table:table-cell office:value-type="float" office:value="16.94683" calcext:value-type="float">
            <text:p>16.94683</text:p>
          </table:table-cell>
          <table:table-cell office:value-type="float" office:value="15.35038" calcext:value-type="float">
            <text:p>15.35038</text:p>
          </table:table-cell>
          <table:table-cell office:value-type="float" office:value="12.9796" calcext:value-type="float">
            <text:p>12.9796</text:p>
          </table:table-cell>
          <table:table-cell office:value-type="float" office:value="5.653958" calcext:value-type="float">
            <text:p>5.653958</text:p>
          </table:table-cell>
          <table:table-cell office:value-type="float" office:value="2.784412" calcext:value-type="float">
            <text:p>2.784412</text:p>
          </table:table-cell>
          <table:table-cell office:value-type="float" office:value="2.887842" calcext:value-type="float">
            <text:p>2.887842</text:p>
          </table:table-cell>
          <table:table-cell office:value-type="float" office:value="1.827532" calcext:value-type="float">
            <text:p>1.827532</text:p>
          </table:table-cell>
          <table:table-cell office:value-type="float" office:value="0.8917139" calcext:value-type="float">
            <text:p>0.8917139</text:p>
          </table:table-cell>
          <table:table-cell office:value-type="float" office:value="0.4821313" calcext:value-type="float">
            <text:p>0.4821313</text:p>
          </table:table-cell>
          <table:table-cell office:value-type="float" office:value="0.3644789" calcext:value-type="float">
            <text:p>0.3644789</text:p>
          </table:table-cell>
          <table:table-cell office:value-type="float" office:value="0.3024629" calcext:value-type="float">
            <text:p>0.3024629</text:p>
          </table:table-cell>
          <table:table-cell office:value-type="float" office:value="0.3249968" calcext:value-type="float">
            <text:p>0.3249968</text:p>
          </table:table-cell>
          <table:table-cell office:value-type="float" office:value="0" calcext:value-type="float">
            <text:p>0</text:p>
          </table:table-cell>
          <table:table-cell office:value-type="float" office:value="11420.03" calcext:value-type="float">
            <text:p>1142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2841" calcext:value-type="float">
            <text:p>8.852841</text:p>
          </table:table-cell>
          <table:table-cell office:value-type="float" office:value="0" calcext:value-type="float">
            <text:p>0</text:p>
          </table:table-cell>
          <table:table-cell office:value-type="float" office:value="-0.04937938" calcext:value-type="float">
            <text:p>-0.049379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7.74895" calcext:value-type="float">
            <text:p>17.74895</text:p>
          </table:table-cell>
          <table:table-cell office:value-type="float" office:value="1120.197" calcext:value-type="float">
            <text:p>112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0914" calcext:value-type="float">
            <text:p>2.490914</text:p>
          </table:table-cell>
          <table:table-cell office:value-type="float" office:value="7.719045" calcext:value-type="float">
            <text:p>7.719045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862695" calcext:value-type="float">
            <text:p>-0.04862695</text:p>
          </table:table-cell>
          <table:table-cell office:value-type="float" office:value="0.0003008283" calcext:value-type="float">
            <text:p>0.0003008283</text:p>
          </table:table-cell>
          <table:table-cell office:value-type="float" office:value="0.003290884" calcext:value-type="float">
            <text:p>0.003290884</text:p>
          </table:table-cell>
          <table:table-cell office:value-type="float" office:value="30.92017" calcext:value-type="float">
            <text:p>30.92017</text:p>
          </table:table-cell>
          <table:table-cell office:value-type="float" office:value="8.048032" calcext:value-type="float">
            <text:p>8.048032</text:p>
          </table:table-cell>
          <table:table-cell office:value-type="float" office:value="0.1129319" calcext:value-type="float">
            <text:p>0.1129319</text:p>
          </table:table-cell>
          <table:table-cell office:value-type="float" office:value="0.07065941" calcext:value-type="float">
            <text:p>0.07065941</text:p>
          </table:table-cell>
          <table:table-cell office:value-type="float" office:value="0.05287481" calcext:value-type="float">
            <text:p>0.05287481</text:p>
          </table:table-cell>
          <table:table-cell office:value-type="float" office:value="0.04342632" calcext:value-type="float">
            <text:p>0.04342632</text:p>
          </table:table-cell>
          <table:table-cell office:value-type="float" office:value="0.02370415" calcext:value-type="float">
            <text:p>0.02370415</text:p>
          </table:table-cell>
          <table:table-cell office:value-type="float" office:value="0.01578413" calcext:value-type="float">
            <text:p>0.01578413</text:p>
          </table:table-cell>
          <table:table-cell office:value-type="float" office:value="0.03663414" calcext:value-type="float">
            <text:p>0.03663414</text:p>
          </table:table-cell>
          <table:table-cell office:value-type="float" office:value="0.03091465" calcext:value-type="float">
            <text:p>0.03091465</text:p>
          </table:table-cell>
          <table:table-cell office:value-type="float" office:value="0.026545" calcext:value-type="float">
            <text:p>0.026545</text:p>
          </table:table-cell>
          <table:table-cell office:value-type="float" office:value="0.02323612" calcext:value-type="float">
            <text:p>0.02323612</text:p>
          </table:table-cell>
          <table:table-cell office:value-type="float" office:value="0.01962777" calcext:value-type="float">
            <text:p>0.01962777</text:p>
          </table:table-cell>
          <table:table-cell office:value-type="float" office:value="0.01437378" calcext:value-type="float">
            <text:p>0.01437378</text:p>
          </table:table-cell>
          <table:table-cell office:value-type="float" office:value="0.006187796" calcext:value-type="float">
            <text:p>0.006187796</text:p>
          </table:table-cell>
          <table:table-cell office:value-type="float" office:value="0" calcext:value-type="float">
            <text:p>0</text:p>
          </table:table-cell>
          <table:table-cell office:value-type="float" office:value="24.38075" calcext:value-type="float">
            <text:p>24.38075</text:p>
          </table:table-cell>
          <table:table-cell office:value-type="float" office:value="25.01957" calcext:value-type="float">
            <text:p>25.01957</text:p>
          </table:table-cell>
          <table:table-cell office:value-type="float" office:value="17.4749" calcext:value-type="float">
            <text:p>17.4749</text:p>
          </table:table-cell>
          <table:table-cell office:value-type="float" office:value="15.65749" calcext:value-type="float">
            <text:p>15.65749</text:p>
          </table:table-cell>
          <table:table-cell office:value-type="float" office:value="13.22312" calcext:value-type="float">
            <text:p>13.22312</text:p>
          </table:table-cell>
          <table:table-cell office:value-type="float" office:value="5.738837" calcext:value-type="float">
            <text:p>5.738837</text:p>
          </table:table-cell>
          <table:table-cell office:value-type="float" office:value="2.842033" calcext:value-type="float">
            <text:p>2.842033</text:p>
          </table:table-cell>
          <table:table-cell office:value-type="float" office:value="2.924852" calcext:value-type="float">
            <text:p>2.924852</text:p>
          </table:table-cell>
          <table:table-cell office:value-type="float" office:value="1.851444" calcext:value-type="float">
            <text:p>1.851444</text:p>
          </table:table-cell>
          <table:table-cell office:value-type="float" office:value="0.9002383" calcext:value-type="float">
            <text:p>0.9002383</text:p>
          </table:table-cell>
          <table:table-cell office:value-type="float" office:value="0.4846965" calcext:value-type="float">
            <text:p>0.4846965</text:p>
          </table:table-cell>
          <table:table-cell office:value-type="float" office:value="0.3653703" calcext:value-type="float">
            <text:p>0.3653703</text:p>
          </table:table-cell>
          <table:table-cell office:value-type="float" office:value="0.3027886" calcext:value-type="float">
            <text:p>0.3027886</text:p>
          </table:table-cell>
          <table:table-cell office:value-type="float" office:value="0.3250048" calcext:value-type="float">
            <text:p>0.3250048</text:p>
          </table:table-cell>
          <table:table-cell office:value-type="float" office:value="0" calcext:value-type="float">
            <text:p>0</text:p>
          </table:table-cell>
          <table:table-cell office:value-type="float" office:value="11705.8" calcext:value-type="float">
            <text:p>1170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39515" calcext:value-type="float">
            <text:p>9.039515</text:p>
          </table:table-cell>
          <table:table-cell office:value-type="float" office:value="0" calcext:value-type="float">
            <text:p>0</text:p>
          </table:table-cell>
          <table:table-cell office:value-type="float" office:value="-0.04940048" calcext:value-type="float">
            <text:p>-0.049400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17.61434" calcext:value-type="float">
            <text:p>17.61434</text:p>
          </table:table-cell>
          <table:table-cell office:value-type="float" office:value="1120.071" calcext:value-type="float">
            <text:p>1120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584" calcext:value-type="float">
            <text:p>2.59584</text:p>
          </table:table-cell>
          <table:table-cell office:value-type="float" office:value="7.857224" calcext:value-type="float">
            <text:p>7.857224</text:p>
          </table:table-cell>
          <table:table-cell office:value-type="float" office:value="0" calcext:value-type="float">
            <text:p>0</text:p>
          </table:table-cell>
          <table:table-cell office:value-type="float" office:value="0.0001281658" calcext:value-type="float">
            <text:p>0.0001281658</text:p>
          </table:table-cell>
          <table:table-cell office:value-type="float" office:value="0" calcext:value-type="float">
            <text:p>0</text:p>
          </table:table-cell>
          <table:table-cell office:value-type="float" office:value="-0.07728704" calcext:value-type="float">
            <text:p>-0.07728704</text:p>
          </table:table-cell>
          <table:table-cell office:value-type="float" office:value="-0.04871619" calcext:value-type="float">
            <text:p>-0.04871619</text:p>
          </table:table-cell>
          <table:table-cell office:value-type="float" office:value="0.000254099" calcext:value-type="float">
            <text:p>0.000254099</text:p>
          </table:table-cell>
          <table:table-cell office:value-type="float" office:value="0.003388172" calcext:value-type="float">
            <text:p>0.003388172</text:p>
          </table:table-cell>
          <table:table-cell office:value-type="float" office:value="30.57957" calcext:value-type="float">
            <text:p>30.57957</text:p>
          </table:table-cell>
          <table:table-cell office:value-type="float" office:value="9.872846" calcext:value-type="float">
            <text:p>9.872846</text:p>
          </table:table-cell>
          <table:table-cell office:value-type="float" office:value="0.1232869" calcext:value-type="float">
            <text:p>0.1232869</text:p>
          </table:table-cell>
          <table:table-cell office:value-type="float" office:value="0.07731066" calcext:value-type="float">
            <text:p>0.07731066</text:p>
          </table:table-cell>
          <table:table-cell office:value-type="float" office:value="0.05654997" calcext:value-type="float">
            <text:p>0.05654997</text:p>
          </table:table-cell>
          <table:table-cell office:value-type="float" office:value="0.04455249" calcext:value-type="float">
            <text:p>0.04455249</text:p>
          </table:table-cell>
          <table:table-cell office:value-type="float" office:value="0.02359187" calcext:value-type="float">
            <text:p>0.02359187</text:p>
          </table:table-cell>
          <table:table-cell office:value-type="float" office:value="0.01577311" calcext:value-type="float">
            <text:p>0.01577311</text:p>
          </table:table-cell>
          <table:table-cell office:value-type="float" office:value="0.03659631" calcext:value-type="float">
            <text:p>0.03659631</text:p>
          </table:table-cell>
          <table:table-cell office:value-type="float" office:value="0.03080834" calcext:value-type="float">
            <text:p>0.03080834</text:p>
          </table:table-cell>
          <table:table-cell office:value-type="float" office:value="0.02640405" calcext:value-type="float">
            <text:p>0.02640405</text:p>
          </table:table-cell>
          <table:table-cell office:value-type="float" office:value="0.02314902" calcext:value-type="float">
            <text:p>0.02314902</text:p>
          </table:table-cell>
          <table:table-cell office:value-type="float" office:value="0.019582" calcext:value-type="float">
            <text:p>0.019582</text:p>
          </table:table-cell>
          <table:table-cell office:value-type="float" office:value="0.01437002" calcext:value-type="float">
            <text:p>0.01437002</text:p>
          </table:table-cell>
          <table:table-cell office:value-type="float" office:value="0.006201471" calcext:value-type="float">
            <text:p>0.006201471</text:p>
          </table:table-cell>
          <table:table-cell office:value-type="float" office:value="0" calcext:value-type="float">
            <text:p>0</text:p>
          </table:table-cell>
          <table:table-cell office:value-type="float" office:value="21.44977" calcext:value-type="float">
            <text:p>21.44977</text:p>
          </table:table-cell>
          <table:table-cell office:value-type="float" office:value="27.11088" calcext:value-type="float">
            <text:p>27.11088</text:p>
          </table:table-cell>
          <table:table-cell office:value-type="float" office:value="18.07424" calcext:value-type="float">
            <text:p>18.07424</text:p>
          </table:table-cell>
          <table:table-cell office:value-type="float" office:value="15.98155" calcext:value-type="float">
            <text:p>15.98155</text:p>
          </table:table-cell>
          <table:table-cell office:value-type="float" office:value="13.48084" calcext:value-type="float">
            <text:p>13.48084</text:p>
          </table:table-cell>
          <table:table-cell office:value-type="float" office:value="5.830471" calcext:value-type="float">
            <text:p>5.830471</text:p>
          </table:table-cell>
          <table:table-cell office:value-type="float" office:value="2.901662" calcext:value-type="float">
            <text:p>2.901662</text:p>
          </table:table-cell>
          <table:table-cell office:value-type="float" office:value="2.962542" calcext:value-type="float">
            <text:p>2.962542</text:p>
          </table:table-cell>
          <table:table-cell office:value-type="float" office:value="1.874088" calcext:value-type="float">
            <text:p>1.874088</text:p>
          </table:table-cell>
          <table:table-cell office:value-type="float" office:value="0.9088405" calcext:value-type="float">
            <text:p>0.9088405</text:p>
          </table:table-cell>
          <table:table-cell office:value-type="float" office:value="0.4873528" calcext:value-type="float">
            <text:p>0.4873528</text:p>
          </table:table-cell>
          <table:table-cell office:value-type="float" office:value="0.3662773" calcext:value-type="float">
            <text:p>0.3662773</text:p>
          </table:table-cell>
          <table:table-cell office:value-type="float" office:value="0.3031121" calcext:value-type="float">
            <text:p>0.3031121</text:p>
          </table:table-cell>
          <table:table-cell office:value-type="float" office:value="0.3250133" calcext:value-type="float">
            <text:p>0.3250133</text:p>
          </table:table-cell>
          <table:table-cell office:value-type="float" office:value="0" calcext:value-type="float">
            <text:p>0</text:p>
          </table:table-cell>
          <table:table-cell office:value-type="float" office:value="12199.16" calcext:value-type="float">
            <text:p>1219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82171" calcext:value-type="float">
            <text:p>9.282171</text:p>
          </table:table-cell>
          <table:table-cell office:value-type="float" office:value="0" calcext:value-type="float">
            <text:p>0</text:p>
          </table:table-cell>
          <table:table-cell office:value-type="float" office:value="-0.04942681" calcext:value-type="float">
            <text:p>-0.049426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17.50273" calcext:value-type="float">
            <text:p>17.50273</text:p>
          </table:table-cell>
          <table:table-cell office:value-type="float" office:value="1119.931" calcext:value-type="float">
            <text:p>1119.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201" calcext:value-type="float">
            <text:p>2.535201</text:p>
          </table:table-cell>
          <table:table-cell office:value-type="float" office:value="8.150597" calcext:value-type="float">
            <text:p>8.150597</text:p>
          </table:table-cell>
          <table:table-cell office:value-type="float" office:value="0" calcext:value-type="float">
            <text:p>0</text:p>
          </table:table-cell>
          <table:table-cell office:value-type="float" office:value="0.0001281666" calcext:value-type="float">
            <text:p>0.0001281666</text:p>
          </table:table-cell>
          <table:table-cell office:value-type="float" office:value="0" calcext:value-type="float">
            <text:p>0</text:p>
          </table:table-cell>
          <table:table-cell office:value-type="float" office:value="-0.07728674" calcext:value-type="float">
            <text:p>-0.07728674</text:p>
          </table:table-cell>
          <table:table-cell office:value-type="float" office:value="-0.04909673" calcext:value-type="float">
            <text:p>-0.04909673</text:p>
          </table:table-cell>
          <table:table-cell office:value-type="float" office:value="0.0002089429" calcext:value-type="float">
            <text:p>0.0002089429</text:p>
          </table:table-cell>
          <table:table-cell office:value-type="float" office:value="0.003464918" calcext:value-type="float">
            <text:p>0.003464918</text:p>
          </table:table-cell>
          <table:table-cell office:value-type="float" office:value="30.29779" calcext:value-type="float">
            <text:p>30.29779</text:p>
          </table:table-cell>
          <table:table-cell office:value-type="float" office:value="16.28471" calcext:value-type="float">
            <text:p>16.28471</text:p>
          </table:table-cell>
          <table:table-cell office:value-type="float" office:value="6.102285" calcext:value-type="float">
            <text:p>6.102285</text:p>
          </table:table-cell>
          <table:table-cell office:value-type="float" office:value="6.062521" calcext:value-type="float">
            <text:p>6.062521</text:p>
          </table:table-cell>
          <table:table-cell office:value-type="float" office:value="0.06057712" calcext:value-type="float">
            <text:p>0.06057712</text:p>
          </table:table-cell>
          <table:table-cell office:value-type="float" office:value="0.04676695" calcext:value-type="float">
            <text:p>0.04676695</text:p>
          </table:table-cell>
          <table:table-cell office:value-type="float" office:value="0.02343214" calcext:value-type="float">
            <text:p>0.02343214</text:p>
          </table:table-cell>
          <table:table-cell office:value-type="float" office:value="0.01563248" calcext:value-type="float">
            <text:p>0.01563248</text:p>
          </table:table-cell>
          <table:table-cell office:value-type="float" office:value="0.03649219" calcext:value-type="float">
            <text:p>0.03649219</text:p>
          </table:table-cell>
          <table:table-cell office:value-type="float" office:value="0.030711" calcext:value-type="float">
            <text:p>0.030711</text:p>
          </table:table-cell>
          <table:table-cell office:value-type="float" office:value="0.02627414" calcext:value-type="float">
            <text:p>0.02627414</text:p>
          </table:table-cell>
          <table:table-cell office:value-type="float" office:value="0.02306177" calcext:value-type="float">
            <text:p>0.02306177</text:p>
          </table:table-cell>
          <table:table-cell office:value-type="float" office:value="0.01953441" calcext:value-type="float">
            <text:p>0.01953441</text:p>
          </table:table-cell>
          <table:table-cell office:value-type="float" office:value="0.01436555" calcext:value-type="float">
            <text:p>0.01436555</text:p>
          </table:table-cell>
          <table:table-cell office:value-type="float" office:value="0.006215121" calcext:value-type="float">
            <text:p>0.006215121</text:p>
          </table:table-cell>
          <table:table-cell office:value-type="float" office:value="0" calcext:value-type="float">
            <text:p>0</text:p>
          </table:table-cell>
          <table:table-cell office:value-type="float" office:value="19.90579" calcext:value-type="float">
            <text:p>19.90579</text:p>
          </table:table-cell>
          <table:table-cell office:value-type="float" office:value="29.1499" calcext:value-type="float">
            <text:p>29.1499</text:p>
          </table:table-cell>
          <table:table-cell office:value-type="float" office:value="21.72491" calcext:value-type="float">
            <text:p>21.72491</text:p>
          </table:table-cell>
          <table:table-cell office:value-type="float" office:value="16.23294" calcext:value-type="float">
            <text:p>16.23294</text:p>
          </table:table-cell>
          <table:table-cell office:value-type="float" office:value="13.67852" calcext:value-type="float">
            <text:p>13.67852</text:p>
          </table:table-cell>
          <table:table-cell office:value-type="float" office:value="5.923978" calcext:value-type="float">
            <text:p>5.923978</text:p>
          </table:table-cell>
          <table:table-cell office:value-type="float" office:value="2.964427" calcext:value-type="float">
            <text:p>2.964427</text:p>
          </table:table-cell>
          <table:table-cell office:value-type="float" office:value="3.001828" calcext:value-type="float">
            <text:p>3.001828</text:p>
          </table:table-cell>
          <table:table-cell office:value-type="float" office:value="1.896126" calcext:value-type="float">
            <text:p>1.896126</text:p>
          </table:table-cell>
          <table:table-cell office:value-type="float" office:value="0.9174689" calcext:value-type="float">
            <text:p>0.9174689</text:p>
          </table:table-cell>
          <table:table-cell office:value-type="float" office:value="0.4900853" calcext:value-type="float">
            <text:p>0.4900853</text:p>
          </table:table-cell>
          <table:table-cell office:value-type="float" office:value="0.367201" calcext:value-type="float">
            <text:p>0.367201</text:p>
          </table:table-cell>
          <table:table-cell office:value-type="float" office:value="0.3034361" calcext:value-type="float">
            <text:p>0.3034361</text:p>
          </table:table-cell>
          <table:table-cell office:value-type="float" office:value="0.3250238" calcext:value-type="float">
            <text:p>0.3250238</text:p>
          </table:table-cell>
          <table:table-cell office:value-type="float" office:value="0" calcext:value-type="float">
            <text:p>0</text:p>
          </table:table-cell>
          <table:table-cell office:value-type="float" office:value="12631.39" calcext:value-type="float">
            <text:p>1263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5018" calcext:value-type="float">
            <text:p>9.515018</text:p>
          </table:table-cell>
          <table:table-cell office:value-type="float" office:value="0" calcext:value-type="float">
            <text:p>0</text:p>
          </table:table-cell>
          <table:table-cell office:value-type="float" office:value="-0.04949344" calcext:value-type="float">
            <text:p>-0.049493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17.43219" calcext:value-type="float">
            <text:p>17.43219</text:p>
          </table:table-cell>
          <table:table-cell office:value-type="float" office:value="1119.806" calcext:value-type="float">
            <text:p>1119.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557" calcext:value-type="float">
            <text:p>2.185557</text:p>
          </table:table-cell>
          <table:table-cell office:value-type="float" office:value="8.678318" calcext:value-type="float">
            <text:p>8.678318</text:p>
          </table:table-cell>
          <table:table-cell office:value-type="float" office:value="0" calcext:value-type="float">
            <text:p>0</text:p>
          </table:table-cell>
          <table:table-cell office:value-type="float" office:value="0.0001281677" calcext:value-type="float">
            <text:p>0.0001281677</text:p>
          </table:table-cell>
          <table:table-cell office:value-type="float" office:value="0" calcext:value-type="float">
            <text:p>0</text:p>
          </table:table-cell>
          <table:table-cell office:value-type="float" office:value="-0.07728624" calcext:value-type="float">
            <text:p>-0.07728624</text:p>
          </table:table-cell>
          <table:table-cell office:value-type="float" office:value="-0.05037348" calcext:value-type="float">
            <text:p>-0.05037348</text:p>
          </table:table-cell>
          <table:table-cell office:value-type="float" office:value="0.0002031045" calcext:value-type="float">
            <text:p>0.0002031045</text:p>
          </table:table-cell>
          <table:table-cell office:value-type="float" office:value="0.003530377" calcext:value-type="float">
            <text:p>0.003530377</text:p>
          </table:table-cell>
          <table:table-cell office:value-type="float" office:value="30.24142" calcext:value-type="float">
            <text:p>30.24142</text:p>
          </table:table-cell>
          <table:table-cell office:value-type="float" office:value="14.54082" calcext:value-type="float">
            <text:p>14.54082</text:p>
          </table:table-cell>
          <table:table-cell office:value-type="float" office:value="8.331719" calcext:value-type="float">
            <text:p>8.331719</text:p>
          </table:table-cell>
          <table:table-cell office:value-type="float" office:value="8.251318" calcext:value-type="float">
            <text:p>8.251318</text:p>
          </table:table-cell>
          <table:table-cell office:value-type="float" office:value="0.06135417" calcext:value-type="float">
            <text:p>0.06135417</text:p>
          </table:table-cell>
          <table:table-cell office:value-type="float" office:value="0.04720443" calcext:value-type="float">
            <text:p>0.04720443</text:p>
          </table:table-cell>
          <table:table-cell office:value-type="float" office:value="0.02327684" calcext:value-type="float">
            <text:p>0.02327684</text:p>
          </table:table-cell>
          <table:table-cell office:value-type="float" office:value="0.01549632" calcext:value-type="float">
            <text:p>0.01549632</text:p>
          </table:table-cell>
          <table:table-cell office:value-type="float" office:value="0.03634342" calcext:value-type="float">
            <text:p>0.03634342</text:p>
          </table:table-cell>
          <table:table-cell office:value-type="float" office:value="0.03060252" calcext:value-type="float">
            <text:p>0.03060252</text:p>
          </table:table-cell>
          <table:table-cell office:value-type="float" office:value="0.02615255" calcext:value-type="float">
            <text:p>0.02615255</text:p>
          </table:table-cell>
          <table:table-cell office:value-type="float" office:value="0.02297478" calcext:value-type="float">
            <text:p>0.02297478</text:p>
          </table:table-cell>
          <table:table-cell office:value-type="float" office:value="0.01948519" calcext:value-type="float">
            <text:p>0.01948519</text:p>
          </table:table-cell>
          <table:table-cell office:value-type="float" office:value="0.01436038" calcext:value-type="float">
            <text:p>0.01436038</text:p>
          </table:table-cell>
          <table:table-cell office:value-type="float" office:value="0.006228771" calcext:value-type="float">
            <text:p>0.006228771</text:p>
          </table:table-cell>
          <table:table-cell office:value-type="float" office:value="0" calcext:value-type="float">
            <text:p>0</text:p>
          </table:table-cell>
          <table:table-cell office:value-type="float" office:value="33.06021" calcext:value-type="float">
            <text:p>33.06021</text:p>
          </table:table-cell>
          <table:table-cell office:value-type="float" office:value="31.35118" calcext:value-type="float">
            <text:p>31.35118</text:p>
          </table:table-cell>
          <table:table-cell office:value-type="float" office:value="25.90319" calcext:value-type="float">
            <text:p>25.90319</text:p>
          </table:table-cell>
          <table:table-cell office:value-type="float" office:value="16.43596" calcext:value-type="float">
            <text:p>16.43596</text:p>
          </table:table-cell>
          <table:table-cell office:value-type="float" office:value="13.77255" calcext:value-type="float">
            <text:p>13.77255</text:p>
          </table:table-cell>
          <table:table-cell office:value-type="float" office:value="6.003245" calcext:value-type="float">
            <text:p>6.003245</text:p>
          </table:table-cell>
          <table:table-cell office:value-type="float" office:value="3.018558" calcext:value-type="float">
            <text:p>3.018558</text:p>
          </table:table-cell>
          <table:table-cell office:value-type="float" office:value="3.043187" calcext:value-type="float">
            <text:p>3.043187</text:p>
          </table:table-cell>
          <table:table-cell office:value-type="float" office:value="1.918038" calcext:value-type="float">
            <text:p>1.918038</text:p>
          </table:table-cell>
          <table:table-cell office:value-type="float" office:value="0.9261161" calcext:value-type="float">
            <text:p>0.9261161</text:p>
          </table:table-cell>
          <table:table-cell office:value-type="float" office:value="0.4928816" calcext:value-type="float">
            <text:p>0.4928816</text:p>
          </table:table-cell>
          <table:table-cell office:value-type="float" office:value="0.3681406" calcext:value-type="float">
            <text:p>0.3681406</text:p>
          </table:table-cell>
          <table:table-cell office:value-type="float" office:value="0.3037602" calcext:value-type="float">
            <text:p>0.3037602</text:p>
          </table:table-cell>
          <table:table-cell office:value-type="float" office:value="0.3250343" calcext:value-type="float">
            <text:p>0.3250343</text:p>
          </table:table-cell>
          <table:table-cell office:value-type="float" office:value="0" calcext:value-type="float">
            <text:p>0</text:p>
          </table:table-cell>
          <table:table-cell office:value-type="float" office:value="12658.8" calcext:value-type="float">
            <text:p>126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2922" calcext:value-type="float">
            <text:p>9.692922</text:p>
          </table:table-cell>
          <table:table-cell office:value-type="float" office:value="0" calcext:value-type="float">
            <text:p>0</text:p>
          </table:table-cell>
          <table:table-cell office:value-type="float" office:value="-0.04960496" calcext:value-type="float">
            <text:p>-0.049604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7.36993" calcext:value-type="float">
            <text:p>17.36993</text:p>
          </table:table-cell>
          <table:table-cell office:value-type="float" office:value="1119.692" calcext:value-type="float">
            <text:p>1119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9517" calcext:value-type="float">
            <text:p>1.859517</text:p>
          </table:table-cell>
          <table:table-cell office:value-type="float" office:value="9.165616" calcext:value-type="float">
            <text:p>9.165616</text:p>
          </table:table-cell>
          <table:table-cell office:value-type="float" office:value="0" calcext:value-type="float">
            <text:p>0</text:p>
          </table:table-cell>
          <table:table-cell office:value-type="float" office:value="0.0001281705" calcext:value-type="float">
            <text:p>0.0001281705</text:p>
          </table:table-cell>
          <table:table-cell office:value-type="float" office:value="0" calcext:value-type="float">
            <text:p>0</text:p>
          </table:table-cell>
          <table:table-cell office:value-type="float" office:value="-0.07728482" calcext:value-type="float">
            <text:p>-0.07728482</text:p>
          </table:table-cell>
          <table:table-cell office:value-type="float" office:value="-0.0513866" calcext:value-type="float">
            <text:p>-0.0513866</text:p>
          </table:table-cell>
          <table:table-cell office:value-type="float" office:value="0.0002052953" calcext:value-type="float">
            <text:p>0.0002052953</text:p>
          </table:table-cell>
          <table:table-cell office:value-type="float" office:value="0.003593208" calcext:value-type="float">
            <text:p>0.003593208</text:p>
          </table:table-cell>
          <table:table-cell office:value-type="float" office:value="30.19493" calcext:value-type="float">
            <text:p>30.19493</text:p>
          </table:table-cell>
          <table:table-cell office:value-type="float" office:value="10.88186" calcext:value-type="float">
            <text:p>10.88186</text:p>
          </table:table-cell>
          <table:table-cell office:value-type="float" office:value="5.642943" calcext:value-type="float">
            <text:p>5.642943</text:p>
          </table:table-cell>
          <table:table-cell office:value-type="float" office:value="5.519175" calcext:value-type="float">
            <text:p>5.519175</text:p>
          </table:table-cell>
          <table:table-cell office:value-type="float" office:value="0.0579631" calcext:value-type="float">
            <text:p>0.0579631</text:p>
          </table:table-cell>
          <table:table-cell office:value-type="float" office:value="0.04526661" calcext:value-type="float">
            <text:p>0.04526661</text:p>
          </table:table-cell>
          <table:table-cell office:value-type="float" office:value="0.02319951" calcext:value-type="float">
            <text:p>0.02319951</text:p>
          </table:table-cell>
          <table:table-cell office:value-type="float" office:value="0.01546426" calcext:value-type="float">
            <text:p>0.01546426</text:p>
          </table:table-cell>
          <table:table-cell office:value-type="float" office:value="0.03621219" calcext:value-type="float">
            <text:p>0.03621219</text:p>
          </table:table-cell>
          <table:table-cell office:value-type="float" office:value="0.03048518" calcext:value-type="float">
            <text:p>0.03048518</text:p>
          </table:table-cell>
          <table:table-cell office:value-type="float" office:value="0.02603564" calcext:value-type="float">
            <text:p>0.02603564</text:p>
          </table:table-cell>
          <table:table-cell office:value-type="float" office:value="0.02288795" calcext:value-type="float">
            <text:p>0.02288795</text:p>
          </table:table-cell>
          <table:table-cell office:value-type="float" office:value="0.01943439" calcext:value-type="float">
            <text:p>0.01943439</text:p>
          </table:table-cell>
          <table:table-cell office:value-type="float" office:value="0.01435449" calcext:value-type="float">
            <text:p>0.01435449</text:p>
          </table:table-cell>
          <table:table-cell office:value-type="float" office:value="0.006242407" calcext:value-type="float">
            <text:p>0.006242407</text:p>
          </table:table-cell>
          <table:table-cell office:value-type="float" office:value="0" calcext:value-type="float">
            <text:p>0</text:p>
          </table:table-cell>
          <table:table-cell office:value-type="float" office:value="52.95722" calcext:value-type="float">
            <text:p>52.95722</text:p>
          </table:table-cell>
          <table:table-cell office:value-type="float" office:value="34.66882" calcext:value-type="float">
            <text:p>34.66882</text:p>
          </table:table-cell>
          <table:table-cell office:value-type="float" office:value="28.30163" calcext:value-type="float">
            <text:p>28.30163</text:p>
          </table:table-cell>
          <table:table-cell office:value-type="float" office:value="16.72404" calcext:value-type="float">
            <text:p>16.72404</text:p>
          </table:table-cell>
          <table:table-cell office:value-type="float" office:value="13.84237" calcext:value-type="float">
            <text:p>13.84237</text:p>
          </table:table-cell>
          <table:table-cell office:value-type="float" office:value="6.074019" calcext:value-type="float">
            <text:p>6.074019</text:p>
          </table:table-cell>
          <table:table-cell office:value-type="float" office:value="3.059091" calcext:value-type="float">
            <text:p>3.059091</text:p>
          </table:table-cell>
          <table:table-cell office:value-type="float" office:value="3.084811" calcext:value-type="float">
            <text:p>3.084811</text:p>
          </table:table-cell>
          <table:table-cell office:value-type="float" office:value="1.939967" calcext:value-type="float">
            <text:p>1.939967</text:p>
          </table:table-cell>
          <table:table-cell office:value-type="float" office:value="0.9347967" calcext:value-type="float">
            <text:p>0.9347967</text:p>
          </table:table-cell>
          <table:table-cell office:value-type="float" office:value="0.4957337" calcext:value-type="float">
            <text:p>0.4957337</text:p>
          </table:table-cell>
          <table:table-cell office:value-type="float" office:value="0.3690959" calcext:value-type="float">
            <text:p>0.3690959</text:p>
          </table:table-cell>
          <table:table-cell office:value-type="float" office:value="0.3040865" calcext:value-type="float">
            <text:p>0.3040865</text:p>
          </table:table-cell>
          <table:table-cell office:value-type="float" office:value="0.3250449" calcext:value-type="float">
            <text:p>0.3250449</text:p>
          </table:table-cell>
          <table:table-cell office:value-type="float" office:value="0" calcext:value-type="float">
            <text:p>0</text:p>
          </table:table-cell>
          <table:table-cell office:value-type="float" office:value="12409.87" calcext:value-type="float">
            <text:p>12409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52254" calcext:value-type="float">
            <text:p>9.852254</text:p>
          </table:table-cell>
          <table:table-cell office:value-type="float" office:value="0" calcext:value-type="float">
            <text:p>0</text:p>
          </table:table-cell>
          <table:table-cell office:value-type="float" office:value="-0.04966133" calcext:value-type="float">
            <text:p>-0.049661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7.30848" calcext:value-type="float">
            <text:p>17.30848</text:p>
          </table:table-cell>
          <table:table-cell office:value-type="float" office:value="1119.591" calcext:value-type="float">
            <text:p>1119.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8578" calcext:value-type="float">
            <text:p>1.548578</text:p>
          </table:table-cell>
          <table:table-cell office:value-type="float" office:value="9.617217" calcext:value-type="float">
            <text:p>9.617217</text:p>
          </table:table-cell>
          <table:table-cell office:value-type="float" office:value="0" calcext:value-type="float">
            <text:p>0</text:p>
          </table:table-cell>
          <table:table-cell office:value-type="float" office:value="0.0001282035" calcext:value-type="float">
            <text:p>0.0001282035</text:p>
          </table:table-cell>
          <table:table-cell office:value-type="float" office:value="0" calcext:value-type="float">
            <text:p>0</text:p>
          </table:table-cell>
          <table:table-cell office:value-type="float" office:value="-0.0772681" calcext:value-type="float">
            <text:p>-0.0772681</text:p>
          </table:table-cell>
          <table:table-cell office:value-type="float" office:value="-0.05646569" calcext:value-type="float">
            <text:p>-0.05646569</text:p>
          </table:table-cell>
          <table:table-cell office:value-type="float" office:value="0.0002063914" calcext:value-type="float">
            <text:p>0.0002063914</text:p>
          </table:table-cell>
          <table:table-cell office:value-type="float" office:value="0.003650199" calcext:value-type="float">
            <text:p>0.003650199</text:p>
          </table:table-cell>
          <table:table-cell office:value-type="float" office:value="30.18476" calcext:value-type="float">
            <text:p>30.18476</text:p>
          </table:table-cell>
          <table:table-cell office:value-type="float" office:value="6.49773" calcext:value-type="float">
            <text:p>6.49773</text:p>
          </table:table-cell>
          <table:table-cell office:value-type="float" office:value="3.513301" calcext:value-type="float">
            <text:p>3.513301</text:p>
          </table:table-cell>
          <table:table-cell office:value-type="float" office:value="3.511595" calcext:value-type="float">
            <text:p>3.511595</text:p>
          </table:table-cell>
          <table:table-cell office:value-type="float" office:value="0.0557561" calcext:value-type="float">
            <text:p>0.0557561</text:p>
          </table:table-cell>
          <table:table-cell office:value-type="float" office:value="0.0444783" calcext:value-type="float">
            <text:p>0.0444783</text:p>
          </table:table-cell>
          <table:table-cell office:value-type="float" office:value="0.02339198" calcext:value-type="float">
            <text:p>0.02339198</text:p>
          </table:table-cell>
          <table:table-cell office:value-type="float" office:value="0.01552867" calcext:value-type="float">
            <text:p>0.01552867</text:p>
          </table:table-cell>
          <table:table-cell office:value-type="float" office:value="0.03614473" calcext:value-type="float">
            <text:p>0.03614473</text:p>
          </table:table-cell>
          <table:table-cell office:value-type="float" office:value="0.03037701" calcext:value-type="float">
            <text:p>0.03037701</text:p>
          </table:table-cell>
          <table:table-cell office:value-type="float" office:value="0.0259224" calcext:value-type="float">
            <text:p>0.0259224</text:p>
          </table:table-cell>
          <table:table-cell office:value-type="float" office:value="0.02280112" calcext:value-type="float">
            <text:p>0.02280112</text:p>
          </table:table-cell>
          <table:table-cell office:value-type="float" office:value="0.01938209" calcext:value-type="float">
            <text:p>0.01938209</text:p>
          </table:table-cell>
          <table:table-cell office:value-type="float" office:value="0.01434788" calcext:value-type="float">
            <text:p>0.01434788</text:p>
          </table:table-cell>
          <table:table-cell office:value-type="float" office:value="0.006256024" calcext:value-type="float">
            <text:p>0.006256024</text:p>
          </table:table-cell>
          <table:table-cell office:value-type="float" office:value="0" calcext:value-type="float">
            <text:p>0</text:p>
          </table:table-cell>
          <table:table-cell office:value-type="float" office:value="36.57424" calcext:value-type="float">
            <text:p>36.57424</text:p>
          </table:table-cell>
          <table:table-cell office:value-type="float" office:value="31.90138" calcext:value-type="float">
            <text:p>31.90138</text:p>
          </table:table-cell>
          <table:table-cell office:value-type="float" office:value="33.36262" calcext:value-type="float">
            <text:p>33.36262</text:p>
          </table:table-cell>
          <table:table-cell office:value-type="float" office:value="21.91732" calcext:value-type="float">
            <text:p>21.91732</text:p>
          </table:table-cell>
          <table:table-cell office:value-type="float" office:value="16.54431" calcext:value-type="float">
            <text:p>16.54431</text:p>
          </table:table-cell>
          <table:table-cell office:value-type="float" office:value="6.544831" calcext:value-type="float">
            <text:p>6.544831</text:p>
          </table:table-cell>
          <table:table-cell office:value-type="float" office:value="3.168503" calcext:value-type="float">
            <text:p>3.168503</text:p>
          </table:table-cell>
          <table:table-cell office:value-type="float" office:value="3.127703" calcext:value-type="float">
            <text:p>3.127703</text:p>
          </table:table-cell>
          <table:table-cell office:value-type="float" office:value="1.961792" calcext:value-type="float">
            <text:p>1.961792</text:p>
          </table:table-cell>
          <table:table-cell office:value-type="float" office:value="0.943512" calcext:value-type="float">
            <text:p>0.943512</text:p>
          </table:table-cell>
          <table:table-cell office:value-type="float" office:value="0.4986353" calcext:value-type="float">
            <text:p>0.4986353</text:p>
          </table:table-cell>
          <table:table-cell office:value-type="float" office:value="0.3700663" calcext:value-type="float">
            <text:p>0.3700663</text:p>
          </table:table-cell>
          <table:table-cell office:value-type="float" office:value="0.3044131" calcext:value-type="float">
            <text:p>0.3044131</text:p>
          </table:table-cell>
          <table:table-cell office:value-type="float" office:value="0.3250555" calcext:value-type="float">
            <text:p>0.3250555</text:p>
          </table:table-cell>
          <table:table-cell office:value-type="float" office:value="0" calcext:value-type="float">
            <text:p>0</text:p>
          </table:table-cell>
          <table:table-cell office:value-type="float" office:value="11821.72" calcext:value-type="float">
            <text:p>1182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7415" calcext:value-type="float">
            <text:p>9.997415</text:p>
          </table:table-cell>
          <table:table-cell office:value-type="float" office:value="0" calcext:value-type="float">
            <text:p>0</text:p>
          </table:table-cell>
          <table:table-cell office:value-type="float" office:value="-0.05441372" calcext:value-type="float">
            <text:p>-0.054413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7.25976" calcext:value-type="float">
            <text:p>17.25976</text:p>
          </table:table-cell>
          <table:table-cell office:value-type="float" office:value="1119.492" calcext:value-type="float">
            <text:p>1119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0634" calcext:value-type="float">
            <text:p>1.370634</text:p>
          </table:table-cell>
          <table:table-cell office:value-type="float" office:value="9.926066" calcext:value-type="float">
            <text:p>9.926066</text:p>
          </table:table-cell>
          <table:table-cell office:value-type="float" office:value="0" calcext:value-type="float">
            <text:p>0</text:p>
          </table:table-cell>
          <table:table-cell office:value-type="float" office:value="0.0001282035" calcext:value-type="float">
            <text:p>0.0001282035</text:p>
          </table:table-cell>
          <table:table-cell office:value-type="float" office:value="0" calcext:value-type="float">
            <text:p>0</text:p>
          </table:table-cell>
          <table:table-cell office:value-type="float" office:value="-0.0772681" calcext:value-type="float">
            <text:p>-0.0772681</text:p>
          </table:table-cell>
          <table:table-cell office:value-type="float" office:value="-0.05724961" calcext:value-type="float">
            <text:p>-0.05724961</text:p>
          </table:table-cell>
          <table:table-cell office:value-type="float" office:value="0.0002086672" calcext:value-type="float">
            <text:p>0.0002086672</text:p>
          </table:table-cell>
          <table:table-cell office:value-type="float" office:value="0.003701927" calcext:value-type="float">
            <text:p>0.003701927</text:p>
          </table:table-cell>
          <table:table-cell office:value-type="float" office:value="30.14805" calcext:value-type="float">
            <text:p>30.14805</text:p>
          </table:table-cell>
          <table:table-cell office:value-type="float" office:value="4.452817" calcext:value-type="float">
            <text:p>4.452817</text:p>
          </table:table-cell>
          <table:table-cell office:value-type="float" office:value="2.300748" calcext:value-type="float">
            <text:p>2.300748</text:p>
          </table:table-cell>
          <table:table-cell office:value-type="float" office:value="2.273759" calcext:value-type="float">
            <text:p>2.273759</text:p>
          </table:table-cell>
          <table:table-cell office:value-type="float" office:value="0.05197095" calcext:value-type="float">
            <text:p>0.05197095</text:p>
          </table:table-cell>
          <table:table-cell office:value-type="float" office:value="0.04370582" calcext:value-type="float">
            <text:p>0.04370582</text:p>
          </table:table-cell>
          <table:table-cell office:value-type="float" office:value="0.02367011" calcext:value-type="float">
            <text:p>0.02367011</text:p>
          </table:table-cell>
          <table:table-cell office:value-type="float" office:value="0.01577565" calcext:value-type="float">
            <text:p>0.01577565</text:p>
          </table:table-cell>
          <table:table-cell office:value-type="float" office:value="0.03614978" calcext:value-type="float">
            <text:p>0.03614978</text:p>
          </table:table-cell>
          <table:table-cell office:value-type="float" office:value="0.03029207" calcext:value-type="float">
            <text:p>0.03029207</text:p>
          </table:table-cell>
          <table:table-cell office:value-type="float" office:value="0.02581499" calcext:value-type="float">
            <text:p>0.02581499</text:p>
          </table:table-cell>
          <table:table-cell office:value-type="float" office:value="0.02271423" calcext:value-type="float">
            <text:p>0.02271423</text:p>
          </table:table-cell>
          <table:table-cell office:value-type="float" office:value="0.01932835" calcext:value-type="float">
            <text:p>0.01932835</text:p>
          </table:table-cell>
          <table:table-cell office:value-type="float" office:value="0.01434055" calcext:value-type="float">
            <text:p>0.01434055</text:p>
          </table:table-cell>
          <table:table-cell office:value-type="float" office:value="0.006269627" calcext:value-type="float">
            <text:p>0.006269627</text:p>
          </table:table-cell>
          <table:table-cell office:value-type="float" office:value="0" calcext:value-type="float">
            <text:p>0</text:p>
          </table:table-cell>
          <table:table-cell office:value-type="float" office:value="58.43691" calcext:value-type="float">
            <text:p>58.43691</text:p>
          </table:table-cell>
          <table:table-cell office:value-type="float" office:value="32.40874" calcext:value-type="float">
            <text:p>32.40874</text:p>
          </table:table-cell>
          <table:table-cell office:value-type="float" office:value="32.66166" calcext:value-type="float">
            <text:p>32.66166</text:p>
          </table:table-cell>
          <table:table-cell office:value-type="float" office:value="21.47756" calcext:value-type="float">
            <text:p>21.47756</text:p>
          </table:table-cell>
          <table:table-cell office:value-type="float" office:value="16.47469" calcext:value-type="float">
            <text:p>16.47469</text:p>
          </table:table-cell>
          <table:table-cell office:value-type="float" office:value="6.756591" calcext:value-type="float">
            <text:p>6.756591</text:p>
          </table:table-cell>
          <table:table-cell office:value-type="float" office:value="3.352105" calcext:value-type="float">
            <text:p>3.352105</text:p>
          </table:table-cell>
          <table:table-cell office:value-type="float" office:value="3.178988" calcext:value-type="float">
            <text:p>3.178988</text:p>
          </table:table-cell>
          <table:table-cell office:value-type="float" office:value="1.984277" calcext:value-type="float">
            <text:p>1.984277</text:p>
          </table:table-cell>
          <table:table-cell office:value-type="float" office:value="0.9522625" calcext:value-type="float">
            <text:p>0.9522625</text:p>
          </table:table-cell>
          <table:table-cell office:value-type="float" office:value="0.5015809" calcext:value-type="float">
            <text:p>0.5015809</text:p>
          </table:table-cell>
          <table:table-cell office:value-type="float" office:value="0.3710517" calcext:value-type="float">
            <text:p>0.3710517</text:p>
          </table:table-cell>
          <table:table-cell office:value-type="float" office:value="0.3047436" calcext:value-type="float">
            <text:p>0.3047436</text:p>
          </table:table-cell>
          <table:table-cell office:value-type="float" office:value="0.3250661" calcext:value-type="float">
            <text:p>0.3250661</text:p>
          </table:table-cell>
          <table:table-cell office:value-type="float" office:value="0" calcext:value-type="float">
            <text:p>0</text:p>
          </table:table-cell>
          <table:table-cell office:value-type="float" office:value="11516.8" calcext:value-type="float">
            <text:p>1151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2868" calcext:value-type="float">
            <text:p>10.12868</text:p>
          </table:table-cell>
          <table:table-cell office:value-type="float" office:value="0" calcext:value-type="float">
            <text:p>0</text:p>
          </table:table-cell>
          <table:table-cell office:value-type="float" office:value="-0.05446257" calcext:value-type="float">
            <text:p>-0.054462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7.20134" calcext:value-type="float">
            <text:p>17.20134</text:p>
          </table:table-cell>
          <table:table-cell office:value-type="float" office:value="1119.388" calcext:value-type="float">
            <text:p>1119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8722" calcext:value-type="float">
            <text:p>1.268722</text:p>
          </table:table-cell>
          <table:table-cell office:value-type="float" office:value="10.17435" calcext:value-type="float">
            <text:p>10.17435</text:p>
          </table:table-cell>
          <table:table-cell office:value-type="float" office:value="0" calcext:value-type="float">
            <text:p>0</text:p>
          </table:table-cell>
          <table:table-cell office:value-type="float" office:value="0.0001282035" calcext:value-type="float">
            <text:p>0.0001282035</text:p>
          </table:table-cell>
          <table:table-cell office:value-type="float" office:value="0" calcext:value-type="float">
            <text:p>0</text:p>
          </table:table-cell>
          <table:table-cell office:value-type="float" office:value="-0.0772681" calcext:value-type="float">
            <text:p>-0.0772681</text:p>
          </table:table-cell>
          <table:table-cell office:value-type="float" office:value="-0.05782475" calcext:value-type="float">
            <text:p>-0.05782475</text:p>
          </table:table-cell>
          <table:table-cell office:value-type="float" office:value="0.0002115989" calcext:value-type="float">
            <text:p>0.0002115989</text:p>
          </table:table-cell>
          <table:table-cell office:value-type="float" office:value="0.003749929" calcext:value-type="float">
            <text:p>0.003749929</text:p>
          </table:table-cell>
          <table:table-cell office:value-type="float" office:value="30.07425" calcext:value-type="float">
            <text:p>30.07425</text:p>
          </table:table-cell>
          <table:table-cell office:value-type="float" office:value="3.255929" calcext:value-type="float">
            <text:p>3.255929</text:p>
          </table:table-cell>
          <table:table-cell office:value-type="float" office:value="1.542383" calcext:value-type="float">
            <text:p>1.542383</text:p>
          </table:table-cell>
          <table:table-cell office:value-type="float" office:value="1.508448" calcext:value-type="float">
            <text:p>1.508448</text:p>
          </table:table-cell>
          <table:table-cell office:value-type="float" office:value="0.05196293" calcext:value-type="float">
            <text:p>0.05196293</text:p>
          </table:table-cell>
          <table:table-cell office:value-type="float" office:value="0.04299278" calcext:value-type="float">
            <text:p>0.04299278</text:p>
          </table:table-cell>
          <table:table-cell office:value-type="float" office:value="0.02365003" calcext:value-type="float">
            <text:p>0.02365003</text:p>
          </table:table-cell>
          <table:table-cell office:value-type="float" office:value="0.01592811" calcext:value-type="float">
            <text:p>0.01592811</text:p>
          </table:table-cell>
          <table:table-cell office:value-type="float" office:value="0.03621924" calcext:value-type="float">
            <text:p>0.03621924</text:p>
          </table:table-cell>
          <table:table-cell office:value-type="float" office:value="0.03024001" calcext:value-type="float">
            <text:p>0.03024001</text:p>
          </table:table-cell>
          <table:table-cell office:value-type="float" office:value="0.0257166" calcext:value-type="float">
            <text:p>0.0257166</text:p>
          </table:table-cell>
          <table:table-cell office:value-type="float" office:value="0.02262786" calcext:value-type="float">
            <text:p>0.02262786</text:p>
          </table:table-cell>
          <table:table-cell office:value-type="float" office:value="0.01927319" calcext:value-type="float">
            <text:p>0.01927319</text:p>
          </table:table-cell>
          <table:table-cell office:value-type="float" office:value="0.01433249" calcext:value-type="float">
            <text:p>0.01433249</text:p>
          </table:table-cell>
          <table:table-cell office:value-type="float" office:value="0.006283232" calcext:value-type="float">
            <text:p>0.006283232</text:p>
          </table:table-cell>
          <table:table-cell office:value-type="float" office:value="0" calcext:value-type="float">
            <text:p>0</text:p>
          </table:table-cell>
          <table:table-cell office:value-type="float" office:value="64.54424" calcext:value-type="float">
            <text:p>64.54424</text:p>
          </table:table-cell>
          <table:table-cell office:value-type="float" office:value="35.53517" calcext:value-type="float">
            <text:p>35.53517</text:p>
          </table:table-cell>
          <table:table-cell office:value-type="float" office:value="32.60645" calcext:value-type="float">
            <text:p>32.60645</text:p>
          </table:table-cell>
          <table:table-cell office:value-type="float" office:value="21.33401" calcext:value-type="float">
            <text:p>21.33401</text:p>
          </table:table-cell>
          <table:table-cell office:value-type="float" office:value="16.37332" calcext:value-type="float">
            <text:p>16.37332</text:p>
          </table:table-cell>
          <table:table-cell office:value-type="float" office:value="6.768116" calcext:value-type="float">
            <text:p>6.768116</text:p>
          </table:table-cell>
          <table:table-cell office:value-type="float" office:value="3.436362" calcext:value-type="float">
            <text:p>3.436362</text:p>
          </table:table-cell>
          <table:table-cell office:value-type="float" office:value="3.227244" calcext:value-type="float">
            <text:p>3.227244</text:p>
          </table:table-cell>
          <table:table-cell office:value-type="float" office:value="2.007689" calcext:value-type="float">
            <text:p>2.007689</text:p>
          </table:table-cell>
          <table:table-cell office:value-type="float" office:value="0.9610803" calcext:value-type="float">
            <text:p>0.9610803</text:p>
          </table:table-cell>
          <table:table-cell office:value-type="float" office:value="0.5045661" calcext:value-type="float">
            <text:p>0.5045661</text:p>
          </table:table-cell>
          <table:table-cell office:value-type="float" office:value="0.3720518" calcext:value-type="float">
            <text:p>0.3720518</text:p>
          </table:table-cell>
          <table:table-cell office:value-type="float" office:value="0.3050763" calcext:value-type="float">
            <text:p>0.3050763</text:p>
          </table:table-cell>
          <table:table-cell office:value-type="float" office:value="0.3250768" calcext:value-type="float">
            <text:p>0.3250768</text:p>
          </table:table-cell>
          <table:table-cell office:value-type="float" office:value="0" calcext:value-type="float">
            <text:p>0</text:p>
          </table:table-cell>
          <table:table-cell office:value-type="float" office:value="11456.33" calcext:value-type="float">
            <text:p>1145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536" calcext:value-type="float">
            <text:p>10.27536</text:p>
          </table:table-cell>
          <table:table-cell office:value-type="float" office:value="0" calcext:value-type="float">
            <text:p>0</text:p>
          </table:table-cell>
          <table:table-cell office:value-type="float" office:value="-0.05451783" calcext:value-type="float">
            <text:p>-0.054517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17.02782" calcext:value-type="float">
            <text:p>17.02782</text:p>
          </table:table-cell>
          <table:table-cell office:value-type="float" office:value="1119.25" calcext:value-type="float">
            <text:p>111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7852" calcext:value-type="float">
            <text:p>1.347852</text:p>
          </table:table-cell>
          <table:table-cell office:value-type="float" office:value="10.38965" calcext:value-type="float">
            <text:p>10.38965</text:p>
          </table:table-cell>
          <table:table-cell office:value-type="float" office:value="0" calcext:value-type="float">
            <text:p>0</text:p>
          </table:table-cell>
          <table:table-cell office:value-type="float" office:value="0.0001282035" calcext:value-type="float">
            <text:p>0.0001282035</text:p>
          </table:table-cell>
          <table:table-cell office:value-type="float" office:value="0" calcext:value-type="float">
            <text:p>0</text:p>
          </table:table-cell>
          <table:table-cell office:value-type="float" office:value="-0.0772681" calcext:value-type="float">
            <text:p>-0.0772681</text:p>
          </table:table-cell>
          <table:table-cell office:value-type="float" office:value="-0.05800501" calcext:value-type="float">
            <text:p>-0.05800501</text:p>
          </table:table-cell>
          <table:table-cell office:value-type="float" office:value="0.0001760225" calcext:value-type="float">
            <text:p>0.0001760225</text:p>
          </table:table-cell>
          <table:table-cell office:value-type="float" office:value="0.003807038" calcext:value-type="float">
            <text:p>0.003807038</text:p>
          </table:table-cell>
          <table:table-cell office:value-type="float" office:value="29.67649" calcext:value-type="float">
            <text:p>29.67649</text:p>
          </table:table-cell>
          <table:table-cell office:value-type="float" office:value="8.283686" calcext:value-type="float">
            <text:p>8.283686</text:p>
          </table:table-cell>
          <table:table-cell office:value-type="float" office:value="1.053046" calcext:value-type="float">
            <text:p>1.053046</text:p>
          </table:table-cell>
          <table:table-cell office:value-type="float" office:value="1.017406" calcext:value-type="float">
            <text:p>1.017406</text:p>
          </table:table-cell>
          <table:table-cell office:value-type="float" office:value="0.06074831" calcext:value-type="float">
            <text:p>0.06074831</text:p>
          </table:table-cell>
          <table:table-cell office:value-type="float" office:value="0.0470131" calcext:value-type="float">
            <text:p>0.0470131</text:p>
          </table:table-cell>
          <table:table-cell office:value-type="float" office:value="0.02341346" calcext:value-type="float">
            <text:p>0.02341346</text:p>
          </table:table-cell>
          <table:table-cell office:value-type="float" office:value="0.01579543" calcext:value-type="float">
            <text:p>0.01579543</text:p>
          </table:table-cell>
          <table:table-cell office:value-type="float" office:value="0.03622674" calcext:value-type="float">
            <text:p>0.03622674</text:p>
          </table:table-cell>
          <table:table-cell office:value-type="float" office:value="0.03020744" calcext:value-type="float">
            <text:p>0.03020744</text:p>
          </table:table-cell>
          <table:table-cell office:value-type="float" office:value="0.0256297" calcext:value-type="float">
            <text:p>0.0256297</text:p>
          </table:table-cell>
          <table:table-cell office:value-type="float" office:value="0.02254286" calcext:value-type="float">
            <text:p>0.02254286</text:p>
          </table:table-cell>
          <table:table-cell office:value-type="float" office:value="0.01921667" calcext:value-type="float">
            <text:p>0.01921667</text:p>
          </table:table-cell>
          <table:table-cell office:value-type="float" office:value="0.01432378" calcext:value-type="float">
            <text:p>0.01432378</text:p>
          </table:table-cell>
          <table:table-cell office:value-type="float" office:value="0.006296852" calcext:value-type="float">
            <text:p>0.006296852</text:p>
          </table:table-cell>
          <table:table-cell office:value-type="float" office:value="0" calcext:value-type="float">
            <text:p>0</text:p>
          </table:table-cell>
          <table:table-cell office:value-type="float" office:value="55.6911" calcext:value-type="float">
            <text:p>55.6911</text:p>
          </table:table-cell>
          <table:table-cell office:value-type="float" office:value="41.84" calcext:value-type="float">
            <text:p>41.84</text:p>
          </table:table-cell>
          <table:table-cell office:value-type="float" office:value="33.70075" calcext:value-type="float">
            <text:p>33.70075</text:p>
          </table:table-cell>
          <table:table-cell office:value-type="float" office:value="21.65604" calcext:value-type="float">
            <text:p>21.65604</text:p>
          </table:table-cell>
          <table:table-cell office:value-type="float" office:value="16.50796" calcext:value-type="float">
            <text:p>16.50796</text:p>
          </table:table-cell>
          <table:table-cell office:value-type="float" office:value="6.816044" calcext:value-type="float">
            <text:p>6.816044</text:p>
          </table:table-cell>
          <table:table-cell office:value-type="float" office:value="3.482857" calcext:value-type="float">
            <text:p>3.482857</text:p>
          </table:table-cell>
          <table:table-cell office:value-type="float" office:value="3.269503" calcext:value-type="float">
            <text:p>3.269503</text:p>
          </table:table-cell>
          <table:table-cell office:value-type="float" office:value="2.031048" calcext:value-type="float">
            <text:p>2.031048</text:p>
          </table:table-cell>
          <table:table-cell office:value-type="float" office:value="0.9699658" calcext:value-type="float">
            <text:p>0.9699658</text:p>
          </table:table-cell>
          <table:table-cell office:value-type="float" office:value="0.5075862" calcext:value-type="float">
            <text:p>0.5075862</text:p>
          </table:table-cell>
          <table:table-cell office:value-type="float" office:value="0.3730555" calcext:value-type="float">
            <text:p>0.3730555</text:p>
          </table:table-cell>
          <table:table-cell office:value-type="float" office:value="0.3054228" calcext:value-type="float">
            <text:p>0.3054228</text:p>
          </table:table-cell>
          <table:table-cell office:value-type="float" office:value="0.3250875" calcext:value-type="float">
            <text:p>0.3250875</text:p>
          </table:table-cell>
          <table:table-cell office:value-type="float" office:value="0" calcext:value-type="float">
            <text:p>0</text:p>
          </table:table-cell>
          <table:table-cell office:value-type="float" office:value="12413.27" calcext:value-type="float">
            <text:p>12413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6976" calcext:value-type="float">
            <text:p>10.56976</text:p>
          </table:table-cell>
          <table:table-cell office:value-type="float" office:value="0" calcext:value-type="float">
            <text:p>0</text:p>
          </table:table-cell>
          <table:table-cell office:value-type="float" office:value="-0.05459461" calcext:value-type="float">
            <text:p>-0.054594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16.89634" calcext:value-type="float">
            <text:p>16.89634</text:p>
          </table:table-cell>
          <table:table-cell office:value-type="float" office:value="1119.072" calcext:value-type="float">
            <text:p>1119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4453" calcext:value-type="float">
            <text:p>1.394453</text:p>
          </table:table-cell>
          <table:table-cell office:value-type="float" office:value="10.63622" calcext:value-type="float">
            <text:p>10.63622</text:p>
          </table:table-cell>
          <table:table-cell office:value-type="float" office:value="0" calcext:value-type="float">
            <text:p>0</text:p>
          </table:table-cell>
          <table:table-cell office:value-type="float" office:value="0.0001282035" calcext:value-type="float">
            <text:p>0.0001282035</text:p>
          </table:table-cell>
          <table:table-cell office:value-type="float" office:value="0" calcext:value-type="float">
            <text:p>0</text:p>
          </table:table-cell>
          <table:table-cell office:value-type="float" office:value="-0.0772681" calcext:value-type="float">
            <text:p>-0.0772681</text:p>
          </table:table-cell>
          <table:table-cell office:value-type="float" office:value="-0.05825352" calcext:value-type="float">
            <text:p>-0.05825352</text:p>
          </table:table-cell>
          <table:table-cell office:value-type="float" office:value="0.0001230301" calcext:value-type="float">
            <text:p>0.0001230301</text:p>
          </table:table-cell>
          <table:table-cell office:value-type="float" office:value="0.003881718" calcext:value-type="float">
            <text:p>0.003881718</text:p>
          </table:table-cell>
          <table:table-cell office:value-type="float" office:value="29.36071" calcext:value-type="float">
            <text:p>29.36071</text:p>
          </table:table-cell>
          <table:table-cell office:value-type="float" office:value="11.84789" calcext:value-type="float">
            <text:p>11.84789</text:p>
          </table:table-cell>
          <table:table-cell office:value-type="float" office:value="0.7316313" calcext:value-type="float">
            <text:p>0.7316313</text:p>
          </table:table-cell>
          <table:table-cell office:value-type="float" office:value="0.6943898" calcext:value-type="float">
            <text:p>0.6943898</text:p>
          </table:table-cell>
          <table:table-cell office:value-type="float" office:value="0.07142039" calcext:value-type="float">
            <text:p>0.07142039</text:p>
          </table:table-cell>
          <table:table-cell office:value-type="float" office:value="0.05313731" calcext:value-type="float">
            <text:p>0.05313731</text:p>
          </table:table-cell>
          <table:table-cell office:value-type="float" office:value="0.02311152" calcext:value-type="float">
            <text:p>0.02311152</text:p>
          </table:table-cell>
          <table:table-cell office:value-type="float" office:value="0.015484" calcext:value-type="float">
            <text:p>0.015484</text:p>
          </table:table-cell>
          <table:table-cell office:value-type="float" office:value="0.03608919" calcext:value-type="float">
            <text:p>0.03608919</text:p>
          </table:table-cell>
          <table:table-cell office:value-type="float" office:value="0.03015652" calcext:value-type="float">
            <text:p>0.03015652</text:p>
          </table:table-cell>
          <table:table-cell office:value-type="float" office:value="0.02555214" calcext:value-type="float">
            <text:p>0.02555214</text:p>
          </table:table-cell>
          <table:table-cell office:value-type="float" office:value="0.02245991" calcext:value-type="float">
            <text:p>0.02245991</text:p>
          </table:table-cell>
          <table:table-cell office:value-type="float" office:value="0.01915906" calcext:value-type="float">
            <text:p>0.01915906</text:p>
          </table:table-cell>
          <table:table-cell office:value-type="float" office:value="0.01431436" calcext:value-type="float">
            <text:p>0.01431436</text:p>
          </table:table-cell>
          <table:table-cell office:value-type="float" office:value="0.00631048" calcext:value-type="float">
            <text:p>0.00631048</text:p>
          </table:table-cell>
          <table:table-cell office:value-type="float" office:value="0" calcext:value-type="float">
            <text:p>0</text:p>
          </table:table-cell>
          <table:table-cell office:value-type="float" office:value="43.99654" calcext:value-type="float">
            <text:p>43.99654</text:p>
          </table:table-cell>
          <table:table-cell office:value-type="float" office:value="47.43761" calcext:value-type="float">
            <text:p>47.43761</text:p>
          </table:table-cell>
          <table:table-cell office:value-type="float" office:value="35.06752" calcext:value-type="float">
            <text:p>35.06752</text:p>
          </table:table-cell>
          <table:table-cell office:value-type="float" office:value="22.24131" calcext:value-type="float">
            <text:p>22.24131</text:p>
          </table:table-cell>
          <table:table-cell office:value-type="float" office:value="16.88154" calcext:value-type="float">
            <text:p>16.88154</text:p>
          </table:table-cell>
          <table:table-cell office:value-type="float" office:value="6.91734" calcext:value-type="float">
            <text:p>6.91734</text:p>
          </table:table-cell>
          <table:table-cell office:value-type="float" office:value="3.537489" calcext:value-type="float">
            <text:p>3.537489</text:p>
          </table:table-cell>
          <table:table-cell office:value-type="float" office:value="3.311825" calcext:value-type="float">
            <text:p>3.311825</text:p>
          </table:table-cell>
          <table:table-cell office:value-type="float" office:value="2.054098" calcext:value-type="float">
            <text:p>2.054098</text:p>
          </table:table-cell>
          <table:table-cell office:value-type="float" office:value="0.9789039" calcext:value-type="float">
            <text:p>0.9789039</text:p>
          </table:table-cell>
          <table:table-cell office:value-type="float" office:value="0.5106368" calcext:value-type="float">
            <text:p>0.5106368</text:p>
          </table:table-cell>
          <table:table-cell office:value-type="float" office:value="0.3740698" calcext:value-type="float">
            <text:p>0.3740698</text:p>
          </table:table-cell>
          <table:table-cell office:value-type="float" office:value="0.3057775" calcext:value-type="float">
            <text:p>0.3057775</text:p>
          </table:table-cell>
          <table:table-cell office:value-type="float" office:value="0.3250984" calcext:value-type="float">
            <text:p>0.3250984</text:p>
          </table:table-cell>
          <table:table-cell office:value-type="float" office:value="0" calcext:value-type="float">
            <text:p>0</text:p>
          </table:table-cell>
          <table:table-cell office:value-type="float" office:value="12944.44" calcext:value-type="float">
            <text:p>1294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6331" calcext:value-type="float">
            <text:p>10.86331</text:p>
          </table:table-cell>
          <table:table-cell office:value-type="float" office:value="0" calcext:value-type="float">
            <text:p>0</text:p>
          </table:table-cell>
          <table:table-cell office:value-type="float" office:value="-0.05478809" calcext:value-type="float">
            <text:p>-0.054788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16.80217" calcext:value-type="float">
            <text:p>16.80217</text:p>
          </table:table-cell>
          <table:table-cell office:value-type="float" office:value="1118.87" calcext:value-type="float">
            <text:p>111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6711" calcext:value-type="float">
            <text:p>1.406711</text:p>
          </table:table-cell>
          <table:table-cell office:value-type="float" office:value="10.90329" calcext:value-type="float">
            <text:p>10.90329</text:p>
          </table:table-cell>
          <table:table-cell office:value-type="float" office:value="0" calcext:value-type="float">
            <text:p>0</text:p>
          </table:table-cell>
          <table:table-cell office:value-type="float" office:value="0.0001282035" calcext:value-type="float">
            <text:p>0.0001282035</text:p>
          </table:table-cell>
          <table:table-cell office:value-type="float" office:value="0" calcext:value-type="float">
            <text:p>0</text:p>
          </table:table-cell>
          <table:table-cell office:value-type="float" office:value="-0.0772681" calcext:value-type="float">
            <text:p>-0.0772681</text:p>
          </table:table-cell>
          <table:table-cell office:value-type="float" office:value="-0.05853617" calcext:value-type="float">
            <text:p>-0.05853617</text:p>
          </table:table-cell>
          <table:table-cell office:value-type="float" office:value="0.00007547288" calcext:value-type="float">
            <text:p>7.547288E-05</text:p>
          </table:table-cell>
          <table:table-cell office:value-type="float" office:value="0.003972298" calcext:value-type="float">
            <text:p>0.003972298</text:p>
          </table:table-cell>
          <table:table-cell office:value-type="float" office:value="29.12942" calcext:value-type="float">
            <text:p>29.12942</text:p>
          </table:table-cell>
          <table:table-cell office:value-type="float" office:value="13.49498" calcext:value-type="float">
            <text:p>13.49498</text:p>
          </table:table-cell>
          <table:table-cell office:value-type="float" office:value="0.5319579" calcext:value-type="float">
            <text:p>0.5319579</text:p>
          </table:table-cell>
          <table:table-cell office:value-type="float" office:value="0.4830871" calcext:value-type="float">
            <text:p>0.4830871</text:p>
          </table:table-cell>
          <table:table-cell office:value-type="float" office:value="0.08081861" calcext:value-type="float">
            <text:p>0.08081861</text:p>
          </table:table-cell>
          <table:table-cell office:value-type="float" office:value="0.05943613" calcext:value-type="float">
            <text:p>0.05943613</text:p>
          </table:table-cell>
          <table:table-cell office:value-type="float" office:value="0.02288662" calcext:value-type="float">
            <text:p>0.02288662</text:p>
          </table:table-cell>
          <table:table-cell office:value-type="float" office:value="0.01522825" calcext:value-type="float">
            <text:p>0.01522825</text:p>
          </table:table-cell>
          <table:table-cell office:value-type="float" office:value="0.03585748" calcext:value-type="float">
            <text:p>0.03585748</text:p>
          </table:table-cell>
          <table:table-cell office:value-type="float" office:value="0.0300619" calcext:value-type="float">
            <text:p>0.0300619</text:p>
          </table:table-cell>
          <table:table-cell office:value-type="float" office:value="0.02547696" calcext:value-type="float">
            <text:p>0.02547696</text:p>
          </table:table-cell>
          <table:table-cell office:value-type="float" office:value="0.02237893" calcext:value-type="float">
            <text:p>0.02237893</text:p>
          </table:table-cell>
          <table:table-cell office:value-type="float" office:value="0.01910063" calcext:value-type="float">
            <text:p>0.01910063</text:p>
          </table:table-cell>
          <table:table-cell office:value-type="float" office:value="0.01430415" calcext:value-type="float">
            <text:p>0.01430415</text:p>
          </table:table-cell>
          <table:table-cell office:value-type="float" office:value="0.006324078" calcext:value-type="float">
            <text:p>0.006324078</text:p>
          </table:table-cell>
          <table:table-cell office:value-type="float" office:value="0" calcext:value-type="float">
            <text:p>0</text:p>
          </table:table-cell>
          <table:table-cell office:value-type="float" office:value="35.07305" calcext:value-type="float">
            <text:p>35.07305</text:p>
          </table:table-cell>
          <table:table-cell office:value-type="float" office:value="51.91316" calcext:value-type="float">
            <text:p>51.91316</text:p>
          </table:table-cell>
          <table:table-cell office:value-type="float" office:value="36.5424" calcext:value-type="float">
            <text:p>36.5424</text:p>
          </table:table-cell>
          <table:table-cell office:value-type="float" office:value="22.94329" calcext:value-type="float">
            <text:p>22.94329</text:p>
          </table:table-cell>
          <table:table-cell office:value-type="float" office:value="17.37348" calcext:value-type="float">
            <text:p>17.37348</text:p>
          </table:table-cell>
          <table:table-cell office:value-type="float" office:value="7.053831" calcext:value-type="float">
            <text:p>7.053831</text:p>
          </table:table-cell>
          <table:table-cell office:value-type="float" office:value="3.604651" calcext:value-type="float">
            <text:p>3.604651</text:p>
          </table:table-cell>
          <table:table-cell office:value-type="float" office:value="3.358394" calcext:value-type="float">
            <text:p>3.358394</text:p>
          </table:table-cell>
          <table:table-cell office:value-type="float" office:value="2.077371" calcext:value-type="float">
            <text:p>2.077371</text:p>
          </table:table-cell>
          <table:table-cell office:value-type="float" office:value="0.9879079" calcext:value-type="float">
            <text:p>0.9879079</text:p>
          </table:table-cell>
          <table:table-cell office:value-type="float" office:value="0.5137181" calcext:value-type="float">
            <text:p>0.5137181</text:p>
          </table:table-cell>
          <table:table-cell office:value-type="float" office:value="0.3751003" calcext:value-type="float">
            <text:p>0.3751003</text:p>
          </table:table-cell>
          <table:table-cell office:value-type="float" office:value="0.3061318" calcext:value-type="float">
            <text:p>0.3061318</text:p>
          </table:table-cell>
          <table:table-cell office:value-type="float" office:value="0.3251092" calcext:value-type="float">
            <text:p>0.3251092</text:p>
          </table:table-cell>
          <table:table-cell office:value-type="float" office:value="0" calcext:value-type="float">
            <text:p>0</text:p>
          </table:table-cell>
          <table:table-cell office:value-type="float" office:value="13137.21" calcext:value-type="float">
            <text:p>1313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305" calcext:value-type="float">
            <text:p>11.14305</text:p>
          </table:table-cell>
          <table:table-cell office:value-type="float" office:value="0" calcext:value-type="float">
            <text:p>0</text:p>
          </table:table-cell>
          <table:table-cell office:value-type="float" office:value="-0.05503616" calcext:value-type="float">
            <text:p>-0.055036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16.72496" calcext:value-type="float">
            <text:p>16.72496</text:p>
          </table:table-cell>
          <table:table-cell office:value-type="float" office:value="1118.664" calcext:value-type="float">
            <text:p>1118.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497" calcext:value-type="float">
            <text:p>1.40497</text:p>
          </table:table-cell>
          <table:table-cell office:value-type="float" office:value="11.17192" calcext:value-type="float">
            <text:p>11.17192</text:p>
          </table:table-cell>
          <table:table-cell office:value-type="float" office:value="0" calcext:value-type="float">
            <text:p>0</text:p>
          </table:table-cell>
          <table:table-cell office:value-type="float" office:value="0.0001282035" calcext:value-type="float">
            <text:p>0.0001282035</text:p>
          </table:table-cell>
          <table:table-cell office:value-type="float" office:value="0" calcext:value-type="float">
            <text:p>0</text:p>
          </table:table-cell>
          <table:table-cell office:value-type="float" office:value="-0.0772681" calcext:value-type="float">
            <text:p>-0.0772681</text:p>
          </table:table-cell>
          <table:table-cell office:value-type="float" office:value="-0.0587977" calcext:value-type="float">
            <text:p>-0.0587977</text:p>
          </table:table-cell>
          <table:table-cell office:value-type="float" office:value="0.00003440727" calcext:value-type="float">
            <text:p>3.440727E-05</text:p>
          </table:table-cell>
          <table:table-cell office:value-type="float" office:value="0.004072139" calcext:value-type="float">
            <text:p>0.004072139</text:p>
          </table:table-cell>
          <table:table-cell office:value-type="float" office:value="28.9495" calcext:value-type="float">
            <text:p>28.9495</text:p>
          </table:table-cell>
          <table:table-cell office:value-type="float" office:value="14.10042" calcext:value-type="float">
            <text:p>14.10042</text:p>
          </table:table-cell>
          <table:table-cell office:value-type="float" office:value="0.4031457" calcext:value-type="float">
            <text:p>0.4031457</text:p>
          </table:table-cell>
          <table:table-cell office:value-type="float" office:value="0.3499375" calcext:value-type="float">
            <text:p>0.3499375</text:p>
          </table:table-cell>
          <table:table-cell office:value-type="float" office:value="0.08613905" calcext:value-type="float">
            <text:p>0.08613905</text:p>
          </table:table-cell>
          <table:table-cell office:value-type="float" office:value="0.06360833" calcext:value-type="float">
            <text:p>0.06360833</text:p>
          </table:table-cell>
          <table:table-cell office:value-type="float" office:value="0.02277264" calcext:value-type="float">
            <text:p>0.02277264</text:p>
          </table:table-cell>
          <table:table-cell office:value-type="float" office:value="0.01514844" calcext:value-type="float">
            <text:p>0.01514844</text:p>
          </table:table-cell>
          <table:table-cell office:value-type="float" office:value="0.0356033" calcext:value-type="float">
            <text:p>0.0356033</text:p>
          </table:table-cell>
          <table:table-cell office:value-type="float" office:value="0.02992564" calcext:value-type="float">
            <text:p>0.02992564</text:p>
          </table:table-cell>
          <table:table-cell office:value-type="float" office:value="0.02539686" calcext:value-type="float">
            <text:p>0.02539686</text:p>
          </table:table-cell>
          <table:table-cell office:value-type="float" office:value="0.02229897" calcext:value-type="float">
            <text:p>0.02229897</text:p>
          </table:table-cell>
          <table:table-cell office:value-type="float" office:value="0.01904139" calcext:value-type="float">
            <text:p>0.01904139</text:p>
          </table:table-cell>
          <table:table-cell office:value-type="float" office:value="0.01429317" calcext:value-type="float">
            <text:p>0.01429317</text:p>
          </table:table-cell>
          <table:table-cell office:value-type="float" office:value="0.006337687" calcext:value-type="float">
            <text:p>0.006337687</text:p>
          </table:table-cell>
          <table:table-cell office:value-type="float" office:value="0" calcext:value-type="float">
            <text:p>0</text:p>
          </table:table-cell>
          <table:table-cell office:value-type="float" office:value="29.20722" calcext:value-type="float">
            <text:p>29.20722</text:p>
          </table:table-cell>
          <table:table-cell office:value-type="float" office:value="55.28548" calcext:value-type="float">
            <text:p>55.28548</text:p>
          </table:table-cell>
          <table:table-cell office:value-type="float" office:value="38.01257" calcext:value-type="float">
            <text:p>38.01257</text:p>
          </table:table-cell>
          <table:table-cell office:value-type="float" office:value="23.69296" calcext:value-type="float">
            <text:p>23.69296</text:p>
          </table:table-cell>
          <table:table-cell office:value-type="float" office:value="17.91588" calcext:value-type="float">
            <text:p>17.91588</text:p>
          </table:table-cell>
          <table:table-cell office:value-type="float" office:value="7.210952" calcext:value-type="float">
            <text:p>7.210952</text:p>
          </table:table-cell>
          <table:table-cell office:value-type="float" office:value="3.683031" calcext:value-type="float">
            <text:p>3.683031</text:p>
          </table:table-cell>
          <table:table-cell office:value-type="float" office:value="3.409887" calcext:value-type="float">
            <text:p>3.409887</text:p>
          </table:table-cell>
          <table:table-cell office:value-type="float" office:value="2.101391" calcext:value-type="float">
            <text:p>2.101391</text:p>
          </table:table-cell>
          <table:table-cell office:value-type="float" office:value="0.9970318" calcext:value-type="float">
            <text:p>0.9970318</text:p>
          </table:table-cell>
          <table:table-cell office:value-type="float" office:value="0.5168345" calcext:value-type="float">
            <text:p>0.5168345</text:p>
          </table:table-cell>
          <table:table-cell office:value-type="float" office:value="0.3761447" calcext:value-type="float">
            <text:p>0.3761447</text:p>
          </table:table-cell>
          <table:table-cell office:value-type="float" office:value="0.3064889" calcext:value-type="float">
            <text:p>0.3064889</text:p>
          </table:table-cell>
          <table:table-cell office:value-type="float" office:value="0.3251201" calcext:value-type="float">
            <text:p>0.3251201</text:p>
          </table:table-cell>
          <table:table-cell office:value-type="float" office:value="0" calcext:value-type="float">
            <text:p>0</text:p>
          </table:table-cell>
          <table:table-cell office:value-type="float" office:value="13195.11" calcext:value-type="float">
            <text:p>1319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025" calcext:value-type="float">
            <text:p>11.41025</text:p>
          </table:table-cell>
          <table:table-cell office:value-type="float" office:value="0" calcext:value-type="float">
            <text:p>0</text:p>
          </table:table-cell>
          <table:table-cell office:value-type="float" office:value="-0.05525118" calcext:value-type="float">
            <text:p>-0.05525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16.65472" calcext:value-type="float">
            <text:p>16.65472</text:p>
          </table:table-cell>
          <table:table-cell office:value-type="float" office:value="1118.461" calcext:value-type="float">
            <text:p>1118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9679" calcext:value-type="float">
            <text:p>1.399679</text:p>
          </table:table-cell>
          <table:table-cell office:value-type="float" office:value="11.43436" calcext:value-type="float">
            <text:p>11.43436</text:p>
          </table:table-cell>
          <table:table-cell office:value-type="float" office:value="0" calcext:value-type="float">
            <text:p>0</text:p>
          </table:table-cell>
          <table:table-cell office:value-type="float" office:value="0.0001282037" calcext:value-type="float">
            <text:p>0.0001282037</text:p>
          </table:table-cell>
          <table:table-cell office:value-type="float" office:value="0" calcext:value-type="float">
            <text:p>0</text:p>
          </table:table-cell>
          <table:table-cell office:value-type="float" office:value="-0.07726801" calcext:value-type="float">
            <text:p>-0.07726801</text:p>
          </table:table-cell>
          <table:table-cell office:value-type="float" office:value="-0.0590238" calcext:value-type="float">
            <text:p>-0.0590238</text:p>
          </table:table-cell>
          <table:table-cell office:value-type="float" office:value="-0.000002259852" calcext:value-type="float">
            <text:p>-2.259852E-06</text:p>
          </table:table-cell>
          <table:table-cell office:value-type="float" office:value="0.004175002" calcext:value-type="float">
            <text:p>0.004175002</text:p>
          </table:table-cell>
          <table:table-cell office:value-type="float" office:value="28.79498" calcext:value-type="float">
            <text:p>28.79498</text:p>
          </table:table-cell>
          <table:table-cell office:value-type="float" office:value="14.24305" calcext:value-type="float">
            <text:p>14.24305</text:p>
          </table:table-cell>
          <table:table-cell office:value-type="float" office:value="0.3208515" calcext:value-type="float">
            <text:p>0.3208515</text:p>
          </table:table-cell>
          <table:table-cell office:value-type="float" office:value="0.2688076" calcext:value-type="float">
            <text:p>0.2688076</text:p>
          </table:table-cell>
          <table:table-cell office:value-type="float" office:value="0.08816731" calcext:value-type="float">
            <text:p>0.08816731</text:p>
          </table:table-cell>
          <table:table-cell office:value-type="float" office:value="0.06565326" calcext:value-type="float">
            <text:p>0.06565326</text:p>
          </table:table-cell>
          <table:table-cell office:value-type="float" office:value="0.0227395" calcext:value-type="float">
            <text:p>0.0227395</text:p>
          </table:table-cell>
          <table:table-cell office:value-type="float" office:value="0.01516112" calcext:value-type="float">
            <text:p>0.01516112</text:p>
          </table:table-cell>
          <table:table-cell office:value-type="float" office:value="0.03537536" calcext:value-type="float">
            <text:p>0.03537536</text:p>
          </table:table-cell>
          <table:table-cell office:value-type="float" office:value="0.02976569" calcext:value-type="float">
            <text:p>0.02976569</text:p>
          </table:table-cell>
          <table:table-cell office:value-type="float" office:value="0.0253079" calcext:value-type="float">
            <text:p>0.0253079</text:p>
          </table:table-cell>
          <table:table-cell office:value-type="float" office:value="0.02221866" calcext:value-type="float">
            <text:p>0.02221866</text:p>
          </table:table-cell>
          <table:table-cell office:value-type="float" office:value="0.01898127" calcext:value-type="float">
            <text:p>0.01898127</text:p>
          </table:table-cell>
          <table:table-cell office:value-type="float" office:value="0.01428141" calcext:value-type="float">
            <text:p>0.01428141</text:p>
          </table:table-cell>
          <table:table-cell office:value-type="float" office:value="0.00635129" calcext:value-type="float">
            <text:p>0.00635129</text:p>
          </table:table-cell>
          <table:table-cell office:value-type="float" office:value="0" calcext:value-type="float">
            <text:p>0</text:p>
          </table:table-cell>
          <table:table-cell office:value-type="float" office:value="25.65798" calcext:value-type="float">
            <text:p>25.65798</text:p>
          </table:table-cell>
          <table:table-cell office:value-type="float" office:value="57.82072" calcext:value-type="float">
            <text:p>57.82072</text:p>
          </table:table-cell>
          <table:table-cell office:value-type="float" office:value="39.42069" calcext:value-type="float">
            <text:p>39.42069</text:p>
          </table:table-cell>
          <table:table-cell office:value-type="float" office:value="24.45044" calcext:value-type="float">
            <text:p>24.45044</text:p>
          </table:table-cell>
          <table:table-cell office:value-type="float" office:value="18.48" calcext:value-type="float">
            <text:p>18.48</text:p>
          </table:table-cell>
          <table:table-cell office:value-type="float" office:value="7.378058" calcext:value-type="float">
            <text:p>7.378058</text:p>
          </table:table-cell>
          <table:table-cell office:value-type="float" office:value="3.768088" calcext:value-type="float">
            <text:p>3.768088</text:p>
          </table:table-cell>
          <table:table-cell office:value-type="float" office:value="3.465326" calcext:value-type="float">
            <text:p>3.465326</text:p>
          </table:table-cell>
          <table:table-cell office:value-type="float" office:value="2.126399" calcext:value-type="float">
            <text:p>2.126399</text:p>
          </table:table-cell>
          <table:table-cell office:value-type="float" office:value="1.006328" calcext:value-type="float">
            <text:p>1.006328</text:p>
          </table:table-cell>
          <table:table-cell office:value-type="float" office:value="0.5199931" calcext:value-type="float">
            <text:p>0.5199931</text:p>
          </table:table-cell>
          <table:table-cell office:value-type="float" office:value="0.3772029" calcext:value-type="float">
            <text:p>0.3772029</text:p>
          </table:table-cell>
          <table:table-cell office:value-type="float" office:value="0.3068479" calcext:value-type="float">
            <text:p>0.3068479</text:p>
          </table:table-cell>
          <table:table-cell office:value-type="float" office:value="0.3251311" calcext:value-type="float">
            <text:p>0.3251311</text:p>
          </table:table-cell>
          <table:table-cell office:value-type="float" office:value="0" calcext:value-type="float">
            <text:p>0</text:p>
          </table:table-cell>
          <table:table-cell office:value-type="float" office:value="13210.44" calcext:value-type="float">
            <text:p>1321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6742" calcext:value-type="float">
            <text:p>11.66742</text:p>
          </table:table-cell>
          <table:table-cell office:value-type="float" office:value="0" calcext:value-type="float">
            <text:p>0</text:p>
          </table:table-cell>
          <table:table-cell office:value-type="float" office:value="-0.05541985" calcext:value-type="float">
            <text:p>-0.055419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6.58384" calcext:value-type="float">
            <text:p>16.58384</text:p>
          </table:table-cell>
          <table:table-cell office:value-type="float" office:value="1118.276" calcext:value-type="float">
            <text:p>1118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6673" calcext:value-type="float">
            <text:p>1.386673</text:p>
          </table:table-cell>
          <table:table-cell office:value-type="float" office:value="11.68648" calcext:value-type="float">
            <text:p>11.68648</text:p>
          </table:table-cell>
          <table:table-cell office:value-type="float" office:value="0" calcext:value-type="float">
            <text:p>0</text:p>
          </table:table-cell>
          <table:table-cell office:value-type="float" office:value="0.0001282044" calcext:value-type="float">
            <text:p>0.0001282044</text:p>
          </table:table-cell>
          <table:table-cell office:value-type="float" office:value="0" calcext:value-type="float">
            <text:p>0</text:p>
          </table:table-cell>
          <table:table-cell office:value-type="float" office:value="-0.07726761" calcext:value-type="float">
            <text:p>-0.07726761</text:p>
          </table:table-cell>
          <table:table-cell office:value-type="float" office:value="-0.05921748" calcext:value-type="float">
            <text:p>-0.05921748</text:p>
          </table:table-cell>
          <table:table-cell office:value-type="float" office:value="-0.00003278165" calcext:value-type="float">
            <text:p>-3.278165E-05</text:p>
          </table:table-cell>
          <table:table-cell office:value-type="float" office:value="0.004273239" calcext:value-type="float">
            <text:p>0.004273239</text:p>
          </table:table-cell>
          <table:table-cell office:value-type="float" office:value="28.65119" calcext:value-type="float">
            <text:p>28.65119</text:p>
          </table:table-cell>
          <table:table-cell office:value-type="float" office:value="13.72324" calcext:value-type="float">
            <text:p>13.72324</text:p>
          </table:table-cell>
          <table:table-cell office:value-type="float" office:value="0.2571209" calcext:value-type="float">
            <text:p>0.2571209</text:p>
          </table:table-cell>
          <table:table-cell office:value-type="float" office:value="0.2125324" calcext:value-type="float">
            <text:p>0.2125324</text:p>
          </table:table-cell>
          <table:table-cell office:value-type="float" office:value="0.08429664" calcext:value-type="float">
            <text:p>0.08429664</text:p>
          </table:table-cell>
          <table:table-cell office:value-type="float" office:value="0.06380208" calcext:value-type="float">
            <text:p>0.06380208</text:p>
          </table:table-cell>
          <table:table-cell office:value-type="float" office:value="0.02278285" calcext:value-type="float">
            <text:p>0.02278285</text:p>
          </table:table-cell>
          <table:table-cell office:value-type="float" office:value="0.01522137" calcext:value-type="float">
            <text:p>0.01522137</text:p>
          </table:table-cell>
          <table:table-cell office:value-type="float" office:value="0.03520659" calcext:value-type="float">
            <text:p>0.03520659</text:p>
          </table:table-cell>
          <table:table-cell office:value-type="float" office:value="0.02960217" calcext:value-type="float">
            <text:p>0.02960217</text:p>
          </table:table-cell>
          <table:table-cell office:value-type="float" office:value="0.02521005" calcext:value-type="float">
            <text:p>0.02521005</text:p>
          </table:table-cell>
          <table:table-cell office:value-type="float" office:value="0.0221369" calcext:value-type="float">
            <text:p>0.0221369</text:p>
          </table:table-cell>
          <table:table-cell office:value-type="float" office:value="0.01892004" calcext:value-type="float">
            <text:p>0.01892004</text:p>
          </table:table-cell>
          <table:table-cell office:value-type="float" office:value="0.01426884" calcext:value-type="float">
            <text:p>0.01426884</text:p>
          </table:table-cell>
          <table:table-cell office:value-type="float" office:value="0.006364862" calcext:value-type="float">
            <text:p>0.006364862</text:p>
          </table:table-cell>
          <table:table-cell office:value-type="float" office:value="0" calcext:value-type="float">
            <text:p>0</text:p>
          </table:table-cell>
          <table:table-cell office:value-type="float" office:value="27.23098" calcext:value-type="float">
            <text:p>27.23098</text:p>
          </table:table-cell>
          <table:table-cell office:value-type="float" office:value="59.23524" calcext:value-type="float">
            <text:p>59.23524</text:p>
          </table:table-cell>
          <table:table-cell office:value-type="float" office:value="40.50592" calcext:value-type="float">
            <text:p>40.50592</text:p>
          </table:table-cell>
          <table:table-cell office:value-type="float" office:value="25.11444" calcext:value-type="float">
            <text:p>25.11444</text:p>
          </table:table-cell>
          <table:table-cell office:value-type="float" office:value="18.9846" calcext:value-type="float">
            <text:p>18.9846</text:p>
          </table:table-cell>
          <table:table-cell office:value-type="float" office:value="7.539334" calcext:value-type="float">
            <text:p>7.539334</text:p>
          </table:table-cell>
          <table:table-cell office:value-type="float" office:value="3.854871" calcext:value-type="float">
            <text:p>3.854871</text:p>
          </table:table-cell>
          <table:table-cell office:value-type="float" office:value="3.523153" calcext:value-type="float">
            <text:p>3.523153</text:p>
          </table:table-cell>
          <table:table-cell office:value-type="float" office:value="2.152374" calcext:value-type="float">
            <text:p>2.152374</text:p>
          </table:table-cell>
          <table:table-cell office:value-type="float" office:value="1.015833" calcext:value-type="float">
            <text:p>1.015833</text:p>
          </table:table-cell>
          <table:table-cell office:value-type="float" office:value="0.5232006" calcext:value-type="float">
            <text:p>0.5232006</text:p>
          </table:table-cell>
          <table:table-cell office:value-type="float" office:value="0.3782761" calcext:value-type="float">
            <text:p>0.3782761</text:p>
          </table:table-cell>
          <table:table-cell office:value-type="float" office:value="0.3072081" calcext:value-type="float">
            <text:p>0.3072081</text:p>
          </table:table-cell>
          <table:table-cell office:value-type="float" office:value="0.3251421" calcext:value-type="float">
            <text:p>0.3251421</text:p>
          </table:table-cell>
          <table:table-cell office:value-type="float" office:value="0" calcext:value-type="float">
            <text:p>0</text:p>
          </table:table-cell>
          <table:table-cell office:value-type="float" office:value="13218.69" calcext:value-type="float">
            <text:p>13218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0586" calcext:value-type="float">
            <text:p>11.90586</text:p>
          </table:table-cell>
          <table:table-cell office:value-type="float" office:value="0" calcext:value-type="float">
            <text:p>0</text:p>
          </table:table-cell>
          <table:table-cell office:value-type="float" office:value="-0.055508" calcext:value-type="float">
            <text:p>-0.0555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6.51267" calcext:value-type="float">
            <text:p>16.51267</text:p>
          </table:table-cell>
          <table:table-cell office:value-type="float" office:value="1118.112" calcext:value-type="float">
            <text:p>1118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588" calcext:value-type="float">
            <text:p>1.326588</text:p>
          </table:table-cell>
          <table:table-cell office:value-type="float" office:value="11.97147" calcext:value-type="float">
            <text:p>11.97147</text:p>
          </table:table-cell>
          <table:table-cell office:value-type="float" office:value="0" calcext:value-type="float">
            <text:p>0</text:p>
          </table:table-cell>
          <table:table-cell office:value-type="float" office:value="0.0001293294" calcext:value-type="float">
            <text:p>0.0001293294</text:p>
          </table:table-cell>
          <table:table-cell office:value-type="float" office:value="0" calcext:value-type="float">
            <text:p>0</text:p>
          </table:table-cell>
          <table:table-cell office:value-type="float" office:value="-0.07680355" calcext:value-type="float">
            <text:p>-0.07680355</text:p>
          </table:table-cell>
          <table:table-cell office:value-type="float" office:value="-0.05965592" calcext:value-type="float">
            <text:p>-0.05965592</text:p>
          </table:table-cell>
          <table:table-cell office:value-type="float" office:value="-0.00004011055" calcext:value-type="float">
            <text:p>-4.011055E-05</text:p>
          </table:table-cell>
          <table:table-cell office:value-type="float" office:value="0.004362487" calcext:value-type="float">
            <text:p>0.004362487</text:p>
          </table:table-cell>
          <table:table-cell office:value-type="float" office:value="28.52885" calcext:value-type="float">
            <text:p>28.52885</text:p>
          </table:table-cell>
          <table:table-cell office:value-type="float" office:value="11.2014" calcext:value-type="float">
            <text:p>11.2014</text:p>
          </table:table-cell>
          <table:table-cell office:value-type="float" office:value="0.4376916" calcext:value-type="float">
            <text:p>0.4376916</text:p>
          </table:table-cell>
          <table:table-cell office:value-type="float" office:value="0.1759377" calcext:value-type="float">
            <text:p>0.1759377</text:p>
          </table:table-cell>
          <table:table-cell office:value-type="float" office:value="0.07907359" calcext:value-type="float">
            <text:p>0.07907359</text:p>
          </table:table-cell>
          <table:table-cell office:value-type="float" office:value="0.06023562" calcext:value-type="float">
            <text:p>0.06023562</text:p>
          </table:table-cell>
          <table:table-cell office:value-type="float" office:value="0.02285602" calcext:value-type="float">
            <text:p>0.02285602</text:p>
          </table:table-cell>
          <table:table-cell office:value-type="float" office:value="0.01553051" calcext:value-type="float">
            <text:p>0.01553051</text:p>
          </table:table-cell>
          <table:table-cell office:value-type="float" office:value="0.03511439" calcext:value-type="float">
            <text:p>0.03511439</text:p>
          </table:table-cell>
          <table:table-cell office:value-type="float" office:value="0.02945391" calcext:value-type="float">
            <text:p>0.02945391</text:p>
          </table:table-cell>
          <table:table-cell office:value-type="float" office:value="0.02510664" calcext:value-type="float">
            <text:p>0.02510664</text:p>
          </table:table-cell>
          <table:table-cell office:value-type="float" office:value="0.02205473" calcext:value-type="float">
            <text:p>0.02205473</text:p>
          </table:table-cell>
          <table:table-cell office:value-type="float" office:value="0.01885747" calcext:value-type="float">
            <text:p>0.01885747</text:p>
          </table:table-cell>
          <table:table-cell office:value-type="float" office:value="0.01425547" calcext:value-type="float">
            <text:p>0.01425547</text:p>
          </table:table-cell>
          <table:table-cell office:value-type="float" office:value="0.006378409" calcext:value-type="float">
            <text:p>0.006378409</text:p>
          </table:table-cell>
          <table:table-cell office:value-type="float" office:value="0" calcext:value-type="float">
            <text:p>0</text:p>
          </table:table-cell>
          <table:table-cell office:value-type="float" office:value="39.30703" calcext:value-type="float">
            <text:p>39.30703</text:p>
          </table:table-cell>
          <table:table-cell office:value-type="float" office:value="60.90327" calcext:value-type="float">
            <text:p>60.90327</text:p>
          </table:table-cell>
          <table:table-cell office:value-type="float" office:value="40.59227" calcext:value-type="float">
            <text:p>40.59227</text:p>
          </table:table-cell>
          <table:table-cell office:value-type="float" office:value="25.38484" calcext:value-type="float">
            <text:p>25.38484</text:p>
          </table:table-cell>
          <table:table-cell office:value-type="float" office:value="19.26782" calcext:value-type="float">
            <text:p>19.26782</text:p>
          </table:table-cell>
          <table:table-cell office:value-type="float" office:value="7.67373" calcext:value-type="float">
            <text:p>7.67373</text:p>
          </table:table-cell>
          <table:table-cell office:value-type="float" office:value="3.935154" calcext:value-type="float">
            <text:p>3.935154</text:p>
          </table:table-cell>
          <table:table-cell office:value-type="float" office:value="3.581048" calcext:value-type="float">
            <text:p>3.581048</text:p>
          </table:table-cell>
          <table:table-cell office:value-type="float" office:value="2.178398" calcext:value-type="float">
            <text:p>2.178398</text:p>
          </table:table-cell>
          <table:table-cell office:value-type="float" office:value="1.025861" calcext:value-type="float">
            <text:p>1.025861</text:p>
          </table:table-cell>
          <table:table-cell office:value-type="float" office:value="0.5268372" calcext:value-type="float">
            <text:p>0.5268372</text:p>
          </table:table-cell>
          <table:table-cell office:value-type="float" office:value="0.3793725" calcext:value-type="float">
            <text:p>0.3793725</text:p>
          </table:table-cell>
          <table:table-cell office:value-type="float" office:value="0.3075714" calcext:value-type="float">
            <text:p>0.3075714</text:p>
          </table:table-cell>
          <table:table-cell office:value-type="float" office:value="0.3251532" calcext:value-type="float">
            <text:p>0.3251532</text:p>
          </table:table-cell>
          <table:table-cell office:value-type="float" office:value="0" calcext:value-type="float">
            <text:p>0</text:p>
          </table:table-cell>
          <table:table-cell office:value-type="float" office:value="12836.5" calcext:value-type="float">
            <text:p>1283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2401" calcext:value-type="float">
            <text:p>12.12401</text:p>
          </table:table-cell>
          <table:table-cell office:value-type="float" office:value="0" calcext:value-type="float">
            <text:p>0</text:p>
          </table:table-cell>
          <table:table-cell office:value-type="float" office:value="-0.05558139" calcext:value-type="float">
            <text:p>-0.055581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6.43433" calcext:value-type="float">
            <text:p>16.43433</text:p>
          </table:table-cell>
          <table:table-cell office:value-type="float" office:value="1117.923" calcext:value-type="float">
            <text:p>1117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2558" calcext:value-type="float">
            <text:p>0.9212558</text:p>
          </table:table-cell>
          <table:table-cell office:value-type="float" office:value="12.30349" calcext:value-type="float">
            <text:p>12.30349</text:p>
          </table:table-cell>
          <table:table-cell office:value-type="float" office:value="0.06059234" calcext:value-type="float">
            <text:p>0.06059234</text:p>
          </table:table-cell>
          <table:table-cell office:value-type="float" office:value="0.0001440864" calcext:value-type="float">
            <text:p>0.0001440864</text:p>
          </table:table-cell>
          <table:table-cell office:value-type="float" office:value="0.1842008" calcext:value-type="float">
            <text:p>0.1842008</text:p>
          </table:table-cell>
          <table:table-cell office:value-type="float" office:value="-0.07379108" calcext:value-type="float">
            <text:p>-0.07379108</text:p>
          </table:table-cell>
          <table:table-cell office:value-type="float" office:value="-0.07004682" calcext:value-type="float">
            <text:p>-0.07004682</text:p>
          </table:table-cell>
          <table:table-cell office:value-type="float" office:value="-0.00005111503" calcext:value-type="float">
            <text:p>-5.111503E-05</text:p>
          </table:table-cell>
          <table:table-cell office:value-type="float" office:value="0.004438085" calcext:value-type="float">
            <text:p>0.004438085</text:p>
          </table:table-cell>
          <table:table-cell office:value-type="float" office:value="28.43655" calcext:value-type="float">
            <text:p>28.43655</text:p>
          </table:table-cell>
          <table:table-cell office:value-type="float" office:value="11.95127" calcext:value-type="float">
            <text:p>11.95127</text:p>
          </table:table-cell>
          <table:table-cell office:value-type="float" office:value="0.9013703" calcext:value-type="float">
            <text:p>0.9013703</text:p>
          </table:table-cell>
          <table:table-cell office:value-type="float" office:value="0.2842911" calcext:value-type="float">
            <text:p>0.2842911</text:p>
          </table:table-cell>
          <table:table-cell office:value-type="float" office:value="0.08205052" calcext:value-type="float">
            <text:p>0.08205052</text:p>
          </table:table-cell>
          <table:table-cell office:value-type="float" office:value="0.05745532" calcext:value-type="float">
            <text:p>0.05745532</text:p>
          </table:table-cell>
          <table:table-cell office:value-type="float" office:value="0.02533337" calcext:value-type="float">
            <text:p>0.02533337</text:p>
          </table:table-cell>
          <table:table-cell office:value-type="float" office:value="0.01739229" calcext:value-type="float">
            <text:p>0.01739229</text:p>
          </table:table-cell>
          <table:table-cell office:value-type="float" office:value="0.03528212" calcext:value-type="float">
            <text:p>0.03528212</text:p>
          </table:table-cell>
          <table:table-cell office:value-type="float" office:value="0.02934725" calcext:value-type="float">
            <text:p>0.02934725</text:p>
          </table:table-cell>
          <table:table-cell office:value-type="float" office:value="0.02500263" calcext:value-type="float">
            <text:p>0.02500263</text:p>
          </table:table-cell>
          <table:table-cell office:value-type="float" office:value="0.02197037" calcext:value-type="float">
            <text:p>0.02197037</text:p>
          </table:table-cell>
          <table:table-cell office:value-type="float" office:value="0.0187929" calcext:value-type="float">
            <text:p>0.0187929</text:p>
          </table:table-cell>
          <table:table-cell office:value-type="float" office:value="0.01423991" calcext:value-type="float">
            <text:p>0.01423991</text:p>
          </table:table-cell>
          <table:table-cell office:value-type="float" office:value="0.006391373" calcext:value-type="float">
            <text:p>0.006391373</text:p>
          </table:table-cell>
          <table:table-cell office:value-type="float" office:value="0" calcext:value-type="float">
            <text:p>0</text:p>
          </table:table-cell>
          <table:table-cell office:value-type="float" office:value="25.94737" calcext:value-type="float">
            <text:p>25.94737</text:p>
          </table:table-cell>
          <table:table-cell office:value-type="float" office:value="27.99377" calcext:value-type="float">
            <text:p>27.99377</text:p>
          </table:table-cell>
          <table:table-cell office:value-type="float" office:value="39.687" calcext:value-type="float">
            <text:p>39.687</text:p>
          </table:table-cell>
          <table:table-cell office:value-type="float" office:value="37.13646" calcext:value-type="float">
            <text:p>37.13646</text:p>
          </table:table-cell>
          <table:table-cell office:value-type="float" office:value="32.6429" calcext:value-type="float">
            <text:p>32.6429</text:p>
          </table:table-cell>
          <table:table-cell office:value-type="float" office:value="12.17838" calcext:value-type="float">
            <text:p>12.17838</text:p>
          </table:table-cell>
          <table:table-cell office:value-type="float" office:value="5.223566" calcext:value-type="float">
            <text:p>5.223566</text:p>
          </table:table-cell>
          <table:table-cell office:value-type="float" office:value="3.749842" calcext:value-type="float">
            <text:p>3.749842</text:p>
          </table:table-cell>
          <table:table-cell office:value-type="float" office:value="2.213164" calcext:value-type="float">
            <text:p>2.213164</text:p>
          </table:table-cell>
          <table:table-cell office:value-type="float" office:value="1.036183" calcext:value-type="float">
            <text:p>1.036183</text:p>
          </table:table-cell>
          <table:table-cell office:value-type="float" office:value="0.5305073" calcext:value-type="float">
            <text:p>0.5305073</text:p>
          </table:table-cell>
          <table:table-cell office:value-type="float" office:value="0.3804866" calcext:value-type="float">
            <text:p>0.3804866</text:p>
          </table:table-cell>
          <table:table-cell office:value-type="float" office:value="0.3078813" calcext:value-type="float">
            <text:p>0.3078813</text:p>
          </table:table-cell>
          <table:table-cell office:value-type="float" office:value="0.3251677" calcext:value-type="float">
            <text:p>0.3251677</text:p>
          </table:table-cell>
          <table:table-cell office:value-type="float" office:value="0" calcext:value-type="float">
            <text:p>0</text:p>
          </table:table-cell>
          <table:table-cell office:value-type="float" office:value="7881.021" calcext:value-type="float">
            <text:p>7881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1247" calcext:value-type="float">
            <text:p>12.31247</text:p>
          </table:table-cell>
          <table:table-cell office:value-type="float" office:value="0" calcext:value-type="float">
            <text:p>0</text:p>
          </table:table-cell>
          <table:table-cell office:value-type="float" office:value="-0.138474" calcext:value-type="float">
            <text:p>-0.1384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16.3892" calcext:value-type="float">
            <text:p>16.3892</text:p>
          </table:table-cell>
          <table:table-cell office:value-type="float" office:value="1117.813" calcext:value-type="float">
            <text:p>1117.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13611" calcext:value-type="float">
            <text:p>0.8013611</text:p>
          </table:table-cell>
          <table:table-cell office:value-type="float" office:value="12.56891" calcext:value-type="float">
            <text:p>12.56891</text:p>
          </table:table-cell>
          <table:table-cell office:value-type="float" office:value="0.06059234" calcext:value-type="float">
            <text:p>0.06059234</text:p>
          </table:table-cell>
          <table:table-cell office:value-type="float" office:value="0.0001441343" calcext:value-type="float">
            <text:p>0.0001441343</text:p>
          </table:table-cell>
          <table:table-cell office:value-type="float" office:value="0.1842008" calcext:value-type="float">
            <text:p>0.1842008</text:p>
          </table:table-cell>
          <table:table-cell office:value-type="float" office:value="-0.07374839" calcext:value-type="float">
            <text:p>-0.07374839</text:p>
          </table:table-cell>
          <table:table-cell office:value-type="float" office:value="-0.07220466" calcext:value-type="float">
            <text:p>-0.07220466</text:p>
          </table:table-cell>
          <table:table-cell office:value-type="float" office:value="-0.00005039242" calcext:value-type="float">
            <text:p>-5.039242E-05</text:p>
          </table:table-cell>
          <table:table-cell office:value-type="float" office:value="0.004499127" calcext:value-type="float">
            <text:p>0.004499127</text:p>
          </table:table-cell>
          <table:table-cell office:value-type="float" office:value="28.38245" calcext:value-type="float">
            <text:p>28.38245</text:p>
          </table:table-cell>
          <table:table-cell office:value-type="float" office:value="6.776715" calcext:value-type="float">
            <text:p>6.776715</text:p>
          </table:table-cell>
          <table:table-cell office:value-type="float" office:value="0.9687898" calcext:value-type="float">
            <text:p>0.9687898</text:p>
          </table:table-cell>
          <table:table-cell office:value-type="float" office:value="0.2600843" calcext:value-type="float">
            <text:p>0.2600843</text:p>
          </table:table-cell>
          <table:table-cell office:value-type="float" office:value="0.07195337" calcext:value-type="float">
            <text:p>0.07195337</text:p>
          </table:table-cell>
          <table:table-cell office:value-type="float" office:value="0.05373216" calcext:value-type="float">
            <text:p>0.05373216</text:p>
          </table:table-cell>
          <table:table-cell office:value-type="float" office:value="0.02598323" calcext:value-type="float">
            <text:p>0.02598323</text:p>
          </table:table-cell>
          <table:table-cell office:value-type="float" office:value="0.01767376" calcext:value-type="float">
            <text:p>0.01767376</text:p>
          </table:table-cell>
          <table:table-cell office:value-type="float" office:value="0.03572439" calcext:value-type="float">
            <text:p>0.03572439</text:p>
          </table:table-cell>
          <table:table-cell office:value-type="float" office:value="0.0293235" calcext:value-type="float">
            <text:p>0.0293235</text:p>
          </table:table-cell>
          <table:table-cell office:value-type="float" office:value="0.02490702" calcext:value-type="float">
            <text:p>0.02490702</text:p>
          </table:table-cell>
          <table:table-cell office:value-type="float" office:value="0.02188535" calcext:value-type="float">
            <text:p>0.02188535</text:p>
          </table:table-cell>
          <table:table-cell office:value-type="float" office:value="0.01872718" calcext:value-type="float">
            <text:p>0.01872718</text:p>
          </table:table-cell>
          <table:table-cell office:value-type="float" office:value="0.0142249" calcext:value-type="float">
            <text:p>0.0142249</text:p>
          </table:table-cell>
          <table:table-cell office:value-type="float" office:value="0.006404886" calcext:value-type="float">
            <text:p>0.006404886</text:p>
          </table:table-cell>
          <table:table-cell office:value-type="float" office:value="0" calcext:value-type="float">
            <text:p>0</text:p>
          </table:table-cell>
          <table:table-cell office:value-type="float" office:value="9.368154" calcext:value-type="float">
            <text:p>9.368154</text:p>
          </table:table-cell>
          <table:table-cell office:value-type="float" office:value="28.42628" calcext:value-type="float">
            <text:p>28.42628</text:p>
          </table:table-cell>
          <table:table-cell office:value-type="float" office:value="41.26206" calcext:value-type="float">
            <text:p>41.26206</text:p>
          </table:table-cell>
          <table:table-cell office:value-type="float" office:value="38.1269" calcext:value-type="float">
            <text:p>38.1269</text:p>
          </table:table-cell>
          <table:table-cell office:value-type="float" office:value="33.16808" calcext:value-type="float">
            <text:p>33.16808</text:p>
          </table:table-cell>
          <table:table-cell office:value-type="float" office:value="12.68732" calcext:value-type="float">
            <text:p>12.68732</text:p>
          </table:table-cell>
          <table:table-cell office:value-type="float" office:value="6.026459" calcext:value-type="float">
            <text:p>6.026459</text:p>
          </table:table-cell>
          <table:table-cell office:value-type="float" office:value="4.030416" calcext:value-type="float">
            <text:p>4.030416</text:p>
          </table:table-cell>
          <table:table-cell office:value-type="float" office:value="2.267583" calcext:value-type="float">
            <text:p>2.267583</text:p>
          </table:table-cell>
          <table:table-cell office:value-type="float" office:value="1.047642" calcext:value-type="float">
            <text:p>1.047642</text:p>
          </table:table-cell>
          <table:table-cell office:value-type="float" office:value="0.5342345" calcext:value-type="float">
            <text:p>0.5342345</text:p>
          </table:table-cell>
          <table:table-cell office:value-type="float" office:value="0.3816361" calcext:value-type="float">
            <text:p>0.3816361</text:p>
          </table:table-cell>
          <table:table-cell office:value-type="float" office:value="0.3082595" calcext:value-type="float">
            <text:p>0.3082595</text:p>
          </table:table-cell>
          <table:table-cell office:value-type="float" office:value="0.3251788" calcext:value-type="float">
            <text:p>0.3251788</text:p>
          </table:table-cell>
          <table:table-cell office:value-type="float" office:value="0" calcext:value-type="float">
            <text:p>0</text:p>
          </table:table-cell>
          <table:table-cell office:value-type="float" office:value="7140.508" calcext:value-type="float">
            <text:p>7140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123" calcext:value-type="float">
            <text:p>12.45123</text:p>
          </table:table-cell>
          <table:table-cell office:value-type="float" office:value="0" calcext:value-type="float">
            <text:p>0</text:p>
          </table:table-cell>
          <table:table-cell office:value-type="float" office:value="-0.1390381" calcext:value-type="float">
            <text:p>-0.13903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16.34396" calcext:value-type="float">
            <text:p>16.34396</text:p>
          </table:table-cell>
          <table:table-cell office:value-type="float" office:value="1117.718" calcext:value-type="float">
            <text:p>1117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70119" calcext:value-type="float">
            <text:p>0.6070119</text:p>
          </table:table-cell>
          <table:table-cell office:value-type="float" office:value="12.84706" calcext:value-type="float">
            <text:p>12.84706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01549889" calcext:value-type="float">
            <text:p>0.0001549889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-0.06985723" calcext:value-type="float">
            <text:p>-0.06985723</text:p>
          </table:table-cell>
          <table:table-cell office:value-type="float" office:value="-0.07585056" calcext:value-type="float">
            <text:p>-0.07585056</text:p>
          </table:table-cell>
          <table:table-cell office:value-type="float" office:value="-0.0000764369" calcext:value-type="float">
            <text:p>-7.64369E-05</text:p>
          </table:table-cell>
          <table:table-cell office:value-type="float" office:value="0.004546129" calcext:value-type="float">
            <text:p>0.004546129</text:p>
          </table:table-cell>
          <table:table-cell office:value-type="float" office:value="28.34997" calcext:value-type="float">
            <text:p>28.34997</text:p>
          </table:table-cell>
          <table:table-cell office:value-type="float" office:value="6.40866" calcext:value-type="float">
            <text:p>6.40866</text:p>
          </table:table-cell>
          <table:table-cell office:value-type="float" office:value="0.7167557" calcext:value-type="float">
            <text:p>0.7167557</text:p>
          </table:table-cell>
          <table:table-cell office:value-type="float" office:value="0.190148" calcext:value-type="float">
            <text:p>0.190148</text:p>
          </table:table-cell>
          <table:table-cell office:value-type="float" office:value="0.07733927" calcext:value-type="float">
            <text:p>0.07733927</text:p>
          </table:table-cell>
          <table:table-cell office:value-type="float" office:value="0.05882816" calcext:value-type="float">
            <text:p>0.05882816</text:p>
          </table:table-cell>
          <table:table-cell office:value-type="float" office:value="0.02775725" calcext:value-type="float">
            <text:p>0.02775725</text:p>
          </table:table-cell>
          <table:table-cell office:value-type="float" office:value="0.01924462" calcext:value-type="float">
            <text:p>0.01924462</text:p>
          </table:table-cell>
          <table:table-cell office:value-type="float" office:value="0.03733297" calcext:value-type="float">
            <text:p>0.03733297</text:p>
          </table:table-cell>
          <table:table-cell office:value-type="float" office:value="0.03037619" calcext:value-type="float">
            <text:p>0.03037619</text:p>
          </table:table-cell>
          <table:table-cell office:value-type="float" office:value="0.02546329" calcext:value-type="float">
            <text:p>0.02546329</text:p>
          </table:table-cell>
          <table:table-cell office:value-type="float" office:value="0.02183398" calcext:value-type="float">
            <text:p>0.02183398</text:p>
          </table:table-cell>
          <table:table-cell office:value-type="float" office:value="0.01866062" calcext:value-type="float">
            <text:p>0.01866062</text:p>
          </table:table-cell>
          <table:table-cell office:value-type="float" office:value="0.01420888" calcext:value-type="float">
            <text:p>0.01420888</text:p>
          </table:table-cell>
          <table:table-cell office:value-type="float" office:value="0.006418329" calcext:value-type="float">
            <text:p>0.006418329</text:p>
          </table:table-cell>
          <table:table-cell office:value-type="float" office:value="0" calcext:value-type="float">
            <text:p>0</text:p>
          </table:table-cell>
          <table:table-cell office:value-type="float" office:value="5.33974" calcext:value-type="float">
            <text:p>5.33974</text:p>
          </table:table-cell>
          <table:table-cell office:value-type="float" office:value="10.13616" calcext:value-type="float">
            <text:p>10.13616</text:p>
          </table:table-cell>
          <table:table-cell office:value-type="float" office:value="20.05184" calcext:value-type="float">
            <text:p>20.05184</text:p>
          </table:table-cell>
          <table:table-cell office:value-type="float" office:value="26.95955" calcext:value-type="float">
            <text:p>26.95955</text:p>
          </table:table-cell>
          <table:table-cell office:value-type="float" office:value="29.10698" calcext:value-type="float">
            <text:p>29.10698</text:p>
          </table:table-cell>
          <table:table-cell office:value-type="float" office:value="16.73052" calcext:value-type="float">
            <text:p>16.73052</text:p>
          </table:table-cell>
          <table:table-cell office:value-type="float" office:value="12.29263" calcext:value-type="float">
            <text:p>12.29263</text:p>
          </table:table-cell>
          <table:table-cell office:value-type="float" office:value="6.508953" calcext:value-type="float">
            <text:p>6.508953</text:p>
          </table:table-cell>
          <table:table-cell office:value-type="float" office:value="3.310479" calcext:value-type="float">
            <text:p>3.310479</text:p>
          </table:table-cell>
          <table:table-cell office:value-type="float" office:value="1.416562" calcext:value-type="float">
            <text:p>1.416562</text:p>
          </table:table-cell>
          <table:table-cell office:value-type="float" office:value="0.5474347" calcext:value-type="float">
            <text:p>0.5474347</text:p>
          </table:table-cell>
          <table:table-cell office:value-type="float" office:value="0.3829061" calcext:value-type="float">
            <text:p>0.3829061</text:p>
          </table:table-cell>
          <table:table-cell office:value-type="float" office:value="0.3086402" calcext:value-type="float">
            <text:p>0.3086402</text:p>
          </table:table-cell>
          <table:table-cell office:value-type="float" office:value="0.3251903" calcext:value-type="float">
            <text:p>0.3251903</text:p>
          </table:table-cell>
          <table:table-cell office:value-type="float" office:value="0" calcext:value-type="float">
            <text:p>0</text:p>
          </table:table-cell>
          <table:table-cell office:value-type="float" office:value="5076.399" calcext:value-type="float">
            <text:p>5076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7097" calcext:value-type="float">
            <text:p>12.57097</text:p>
          </table:table-cell>
          <table:table-cell office:value-type="float" office:value="0" calcext:value-type="float">
            <text:p>0</text:p>
          </table:table-cell>
          <table:table-cell office:value-type="float" office:value="-0.1676079" calcext:value-type="float">
            <text:p>-0.16760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16.28633" calcext:value-type="float">
            <text:p>16.28633</text:p>
          </table:table-cell>
          <table:table-cell office:value-type="float" office:value="1117.625" calcext:value-type="float">
            <text:p>1117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07107" calcext:value-type="float">
            <text:p>0.5207107</text:p>
          </table:table-cell>
          <table:table-cell office:value-type="float" office:value="13.07064" calcext:value-type="float">
            <text:p>13.07064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01550391" calcext:value-type="float">
            <text:p>0.0001550391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-0.06977458" calcext:value-type="float">
            <text:p>-0.06977458</text:p>
          </table:table-cell>
          <table:table-cell office:value-type="float" office:value="-0.07717948" calcext:value-type="float">
            <text:p>-0.07717948</text:p>
          </table:table-cell>
          <table:table-cell office:value-type="float" office:value="-0.00008762199" calcext:value-type="float">
            <text:p>-8.762199E-05</text:p>
          </table:table-cell>
          <table:table-cell office:value-type="float" office:value="0.004593579" calcext:value-type="float">
            <text:p>0.004593579</text:p>
          </table:table-cell>
          <table:table-cell office:value-type="float" office:value="28.32148" calcext:value-type="float">
            <text:p>28.32148</text:p>
          </table:table-cell>
          <table:table-cell office:value-type="float" office:value="3.254965" calcext:value-type="float">
            <text:p>3.254965</text:p>
          </table:table-cell>
          <table:table-cell office:value-type="float" office:value="0.3305278" calcext:value-type="float">
            <text:p>0.3305278</text:p>
          </table:table-cell>
          <table:table-cell office:value-type="float" office:value="0.1336822" calcext:value-type="float">
            <text:p>0.1336822</text:p>
          </table:table-cell>
          <table:table-cell office:value-type="float" office:value="0.06687075" calcext:value-type="float">
            <text:p>0.06687075</text:p>
          </table:table-cell>
          <table:table-cell office:value-type="float" office:value="0.05464182" calcext:value-type="float">
            <text:p>0.05464182</text:p>
          </table:table-cell>
          <table:table-cell office:value-type="float" office:value="0.02740816" calcext:value-type="float">
            <text:p>0.02740816</text:p>
          </table:table-cell>
          <table:table-cell office:value-type="float" office:value="0.01905847" calcext:value-type="float">
            <text:p>0.01905847</text:p>
          </table:table-cell>
          <table:table-cell office:value-type="float" office:value="0.03787419" calcext:value-type="float">
            <text:p>0.03787419</text:p>
          </table:table-cell>
          <table:table-cell office:value-type="float" office:value="0.03098582" calcext:value-type="float">
            <text:p>0.03098582</text:p>
          </table:table-cell>
          <table:table-cell office:value-type="float" office:value="0.02570959" calcext:value-type="float">
            <text:p>0.02570959</text:p>
          </table:table-cell>
          <table:table-cell office:value-type="float" office:value="0.02248345" calcext:value-type="float">
            <text:p>0.02248345</text:p>
          </table:table-cell>
          <table:table-cell office:value-type="float" office:value="0.01873778" calcext:value-type="float">
            <text:p>0.01873778</text:p>
          </table:table-cell>
          <table:table-cell office:value-type="float" office:value="0.01419989" calcext:value-type="float">
            <text:p>0.01419989</text:p>
          </table:table-cell>
          <table:table-cell office:value-type="float" office:value="0.006431824" calcext:value-type="float">
            <text:p>0.006431824</text:p>
          </table:table-cell>
          <table:table-cell office:value-type="float" office:value="0" calcext:value-type="float">
            <text:p>0</text:p>
          </table:table-cell>
          <table:table-cell office:value-type="float" office:value="8.403066" calcext:value-type="float">
            <text:p>8.403066</text:p>
          </table:table-cell>
          <table:table-cell office:value-type="float" office:value="7.285842" calcext:value-type="float">
            <text:p>7.285842</text:p>
          </table:table-cell>
          <table:table-cell office:value-type="float" office:value="14.01824" calcext:value-type="float">
            <text:p>14.01824</text:p>
          </table:table-cell>
          <table:table-cell office:value-type="float" office:value="20.81571" calcext:value-type="float">
            <text:p>20.81571</text:p>
          </table:table-cell>
          <table:table-cell office:value-type="float" office:value="23.8944" calcext:value-type="float">
            <text:p>23.8944</text:p>
          </table:table-cell>
          <table:table-cell office:value-type="float" office:value="15.87057" calcext:value-type="float">
            <text:p>15.87057</text:p>
          </table:table-cell>
          <table:table-cell office:value-type="float" office:value="13.02442" calcext:value-type="float">
            <text:p>13.02442</text:p>
          </table:table-cell>
          <table:table-cell office:value-type="float" office:value="7.772758" calcext:value-type="float">
            <text:p>7.772758</text:p>
          </table:table-cell>
          <table:table-cell office:value-type="float" office:value="4.00262" calcext:value-type="float">
            <text:p>4.00262</text:p>
          </table:table-cell>
          <table:table-cell office:value-type="float" office:value="1.754375" calcext:value-type="float">
            <text:p>1.754375</text:p>
          </table:table-cell>
          <table:table-cell office:value-type="float" office:value="0.8236404" calcext:value-type="float">
            <text:p>0.8236404</text:p>
          </table:table-cell>
          <table:table-cell office:value-type="float" office:value="0.4108372" calcext:value-type="float">
            <text:p>0.4108372</text:p>
          </table:table-cell>
          <table:table-cell office:value-type="float" office:value="0.3099062" calcext:value-type="float">
            <text:p>0.3099062</text:p>
          </table:table-cell>
          <table:table-cell office:value-type="float" office:value="0.3252016" calcext:value-type="float">
            <text:p>0.3252016</text:p>
          </table:table-cell>
          <table:table-cell office:value-type="float" office:value="0" calcext:value-type="float">
            <text:p>0</text:p>
          </table:table-cell>
          <table:table-cell office:value-type="float" office:value="4722.671" calcext:value-type="float">
            <text:p>4722.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0502" calcext:value-type="float">
            <text:p>12.70502</text:p>
          </table:table-cell>
          <table:table-cell office:value-type="float" office:value="0" calcext:value-type="float">
            <text:p>0</text:p>
          </table:table-cell>
          <table:table-cell office:value-type="float" office:value="-0.1714208" calcext:value-type="float">
            <text:p>-0.17142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6.22243" calcext:value-type="float">
            <text:p>16.22243</text:p>
          </table:table-cell>
          <table:table-cell office:value-type="float" office:value="1117.523" calcext:value-type="float">
            <text:p>1117.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8982" calcext:value-type="float">
            <text:p>0.4828982</text:p>
          </table:table-cell>
          <table:table-cell office:value-type="float" office:value="13.10667" calcext:value-type="float">
            <text:p>13.10667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04286948" calcext:value-type="float">
            <text:p>0.0004286948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0.08109452" calcext:value-type="float">
            <text:p>0.08109452</text:p>
          </table:table-cell>
          <table:table-cell office:value-type="float" office:value="-0.07804928" calcext:value-type="float">
            <text:p>-0.07804928</text:p>
          </table:table-cell>
          <table:table-cell office:value-type="float" office:value="-0.00008770357" calcext:value-type="float">
            <text:p>-8.770357E-05</text:p>
          </table:table-cell>
          <table:table-cell office:value-type="float" office:value="0.004644489" calcext:value-type="float">
            <text:p>0.004644489</text:p>
          </table:table-cell>
          <table:table-cell office:value-type="float" office:value="28.26551" calcext:value-type="float">
            <text:p>28.26551</text:p>
          </table:table-cell>
          <table:table-cell office:value-type="float" office:value="2.110394" calcext:value-type="float">
            <text:p>2.110394</text:p>
          </table:table-cell>
          <table:table-cell office:value-type="float" office:value="0.2168017" calcext:value-type="float">
            <text:p>0.2168017</text:p>
          </table:table-cell>
          <table:table-cell office:value-type="float" office:value="0.1065118" calcext:value-type="float">
            <text:p>0.1065118</text:p>
          </table:table-cell>
          <table:table-cell office:value-type="float" office:value="0.05933284" calcext:value-type="float">
            <text:p>0.05933284</text:p>
          </table:table-cell>
          <table:table-cell office:value-type="float" office:value="0.05082393" calcext:value-type="float">
            <text:p>0.05082393</text:p>
          </table:table-cell>
          <table:table-cell office:value-type="float" office:value="0.02662609" calcext:value-type="float">
            <text:p>0.02662609</text:p>
          </table:table-cell>
          <table:table-cell office:value-type="float" office:value="0.01834786" calcext:value-type="float">
            <text:p>0.01834786</text:p>
          </table:table-cell>
          <table:table-cell office:value-type="float" office:value="0.03790575" calcext:value-type="float">
            <text:p>0.03790575</text:p>
          </table:table-cell>
          <table:table-cell office:value-type="float" office:value="0.03112819" calcext:value-type="float">
            <text:p>0.03112819</text:p>
          </table:table-cell>
          <table:table-cell office:value-type="float" office:value="0.02578257" calcext:value-type="float">
            <text:p>0.02578257</text:p>
          </table:table-cell>
          <table:table-cell office:value-type="float" office:value="0.02258014" calcext:value-type="float">
            <text:p>0.02258014</text:p>
          </table:table-cell>
          <table:table-cell office:value-type="float" office:value="0.01885176" calcext:value-type="float">
            <text:p>0.01885176</text:p>
          </table:table-cell>
          <table:table-cell office:value-type="float" office:value="0.01433839" calcext:value-type="float">
            <text:p>0.01433839</text:p>
          </table:table-cell>
          <table:table-cell office:value-type="float" office:value="0.006445317" calcext:value-type="float">
            <text:p>0.006445317</text:p>
          </table:table-cell>
          <table:table-cell office:value-type="float" office:value="0" calcext:value-type="float">
            <text:p>0</text:p>
          </table:table-cell>
          <table:table-cell office:value-type="float" office:value="12.87997" calcext:value-type="float">
            <text:p>12.87997</text:p>
          </table:table-cell>
          <table:table-cell office:value-type="float" office:value="8.111377" calcext:value-type="float">
            <text:p>8.111377</text:p>
          </table:table-cell>
          <table:table-cell office:value-type="float" office:value="13.68909" calcext:value-type="float">
            <text:p>13.68909</text:p>
          </table:table-cell>
          <table:table-cell office:value-type="float" office:value="19.54636" calcext:value-type="float">
            <text:p>19.54636</text:p>
          </table:table-cell>
          <table:table-cell office:value-type="float" office:value="22.19133" calcext:value-type="float">
            <text:p>22.19133</text:p>
          </table:table-cell>
          <table:table-cell office:value-type="float" office:value="15.00164" calcext:value-type="float">
            <text:p>15.00164</text:p>
          </table:table-cell>
          <table:table-cell office:value-type="float" office:value="12.50693" calcext:value-type="float">
            <text:p>12.50693</text:p>
          </table:table-cell>
          <table:table-cell office:value-type="float" office:value="7.930673" calcext:value-type="float">
            <text:p>7.930673</text:p>
          </table:table-cell>
          <table:table-cell office:value-type="float" office:value="4.080954" calcext:value-type="float">
            <text:p>4.080954</text:p>
          </table:table-cell>
          <table:table-cell office:value-type="float" office:value="1.873541" calcext:value-type="float">
            <text:p>1.873541</text:p>
          </table:table-cell>
          <table:table-cell office:value-type="float" office:value="0.9582466" calcext:value-type="float">
            <text:p>0.9582466</text:p>
          </table:table-cell>
          <table:table-cell office:value-type="float" office:value="0.4627385" calcext:value-type="float">
            <text:p>0.4627385</text:p>
          </table:table-cell>
          <table:table-cell office:value-type="float" office:value="0.3295292" calcext:value-type="float">
            <text:p>0.3295292</text:p>
          </table:table-cell>
          <table:table-cell office:value-type="float" office:value="0.325213" calcext:value-type="float">
            <text:p>0.325213</text:p>
          </table:table-cell>
          <table:table-cell office:value-type="float" office:value="0" calcext:value-type="float">
            <text:p>0</text:p>
          </table:table-cell>
          <table:table-cell office:value-type="float" office:value="4556.05" calcext:value-type="float">
            <text:p>4556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5444" calcext:value-type="float">
            <text:p>12.85444</text:p>
          </table:table-cell>
          <table:table-cell office:value-type="float" office:value="0" calcext:value-type="float">
            <text:p>0</text:p>
          </table:table-cell>
          <table:table-cell office:value-type="float" office:value="-0.171559" calcext:value-type="float">
            <text:p>-0.1715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16.11033" calcext:value-type="float">
            <text:p>16.11033</text:p>
          </table:table-cell>
          <table:table-cell office:value-type="float" office:value="1117.404" calcext:value-type="float">
            <text:p>1117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2978" calcext:value-type="float">
            <text:p>0.5302978</text:p>
          </table:table-cell>
          <table:table-cell office:value-type="float" office:value="12.16907" calcext:value-type="float">
            <text:p>12.16907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2454003" calcext:value-type="float">
            <text:p>0.002454003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183857" calcext:value-type="float">
            <text:p>1.183857</text:p>
          </table:table-cell>
          <table:table-cell office:value-type="float" office:value="-0.07822076" calcext:value-type="float">
            <text:p>-0.07822076</text:p>
          </table:table-cell>
          <table:table-cell office:value-type="float" office:value="-0.00009293411" calcext:value-type="float">
            <text:p>-9.293411E-05</text:p>
          </table:table-cell>
          <table:table-cell office:value-type="float" office:value="0.004695089" calcext:value-type="float">
            <text:p>0.004695089</text:p>
          </table:table-cell>
          <table:table-cell office:value-type="float" office:value="28.03471" calcext:value-type="float">
            <text:p>28.03471</text:p>
          </table:table-cell>
          <table:table-cell office:value-type="float" office:value="3.371295" calcext:value-type="float">
            <text:p>3.371295</text:p>
          </table:table-cell>
          <table:table-cell office:value-type="float" office:value="0.1783147" calcext:value-type="float">
            <text:p>0.1783147</text:p>
          </table:table-cell>
          <table:table-cell office:value-type="float" office:value="0.1065431" calcext:value-type="float">
            <text:p>0.1065431</text:p>
          </table:table-cell>
          <table:table-cell office:value-type="float" office:value="0.05828422" calcext:value-type="float">
            <text:p>0.05828422</text:p>
          </table:table-cell>
          <table:table-cell office:value-type="float" office:value="0.04738029" calcext:value-type="float">
            <text:p>0.04738029</text:p>
          </table:table-cell>
          <table:table-cell office:value-type="float" office:value="0.02479062" calcext:value-type="float">
            <text:p>0.02479062</text:p>
          </table:table-cell>
          <table:table-cell office:value-type="float" office:value="0.01711442" calcext:value-type="float">
            <text:p>0.01711442</text:p>
          </table:table-cell>
          <table:table-cell office:value-type="float" office:value="0.03763351" calcext:value-type="float">
            <text:p>0.03763351</text:p>
          </table:table-cell>
          <table:table-cell office:value-type="float" office:value="0.03101866" calcext:value-type="float">
            <text:p>0.03101866</text:p>
          </table:table-cell>
          <table:table-cell office:value-type="float" office:value="0.02571788" calcext:value-type="float">
            <text:p>0.02571788</text:p>
          </table:table-cell>
          <table:table-cell office:value-type="float" office:value="0.0224074" calcext:value-type="float">
            <text:p>0.0224074</text:p>
          </table:table-cell>
          <table:table-cell office:value-type="float" office:value="0.01884348" calcext:value-type="float">
            <text:p>0.01884348</text:p>
          </table:table-cell>
          <table:table-cell office:value-type="float" office:value="0.01444518" calcext:value-type="float">
            <text:p>0.01444518</text:p>
          </table:table-cell>
          <table:table-cell office:value-type="float" office:value="0.00645887" calcext:value-type="float">
            <text:p>0.00645887</text:p>
          </table:table-cell>
          <table:table-cell office:value-type="float" office:value="0" calcext:value-type="float">
            <text:p>0</text:p>
          </table:table-cell>
          <table:table-cell office:value-type="float" office:value="11.89047" calcext:value-type="float">
            <text:p>11.89047</text:p>
          </table:table-cell>
          <table:table-cell office:value-type="float" office:value="8.416814" calcext:value-type="float">
            <text:p>8.416814</text:p>
          </table:table-cell>
          <table:table-cell office:value-type="float" office:value="12.05999" calcext:value-type="float">
            <text:p>12.05999</text:p>
          </table:table-cell>
          <table:table-cell office:value-type="float" office:value="16.36488" calcext:value-type="float">
            <text:p>16.36488</text:p>
          </table:table-cell>
          <table:table-cell office:value-type="float" office:value="18.52817" calcext:value-type="float">
            <text:p>18.52817</text:p>
          </table:table-cell>
          <table:table-cell office:value-type="float" office:value="12.84208" calcext:value-type="float">
            <text:p>12.84208</text:p>
          </table:table-cell>
          <table:table-cell office:value-type="float" office:value="10.99412" calcext:value-type="float">
            <text:p>10.99412</text:p>
          </table:table-cell>
          <table:table-cell office:value-type="float" office:value="7.667856" calcext:value-type="float">
            <text:p>7.667856</text:p>
          </table:table-cell>
          <table:table-cell office:value-type="float" office:value="3.970764" calcext:value-type="float">
            <text:p>3.970764</text:p>
          </table:table-cell>
          <table:table-cell office:value-type="float" office:value="1.865712" calcext:value-type="float">
            <text:p>1.865712</text:p>
          </table:table-cell>
          <table:table-cell office:value-type="float" office:value="0.9588362" calcext:value-type="float">
            <text:p>0.9588362</text:p>
          </table:table-cell>
          <table:table-cell office:value-type="float" office:value="0.4904456" calcext:value-type="float">
            <text:p>0.4904456</text:p>
          </table:table-cell>
          <table:table-cell office:value-type="float" office:value="0.3468484" calcext:value-type="float">
            <text:p>0.3468484</text:p>
          </table:table-cell>
          <table:table-cell office:value-type="float" office:value="0.325226" calcext:value-type="float">
            <text:p>0.325226</text:p>
          </table:table-cell>
          <table:table-cell office:value-type="float" office:value="0" calcext:value-type="float">
            <text:p>0</text:p>
          </table:table-cell>
          <table:table-cell office:value-type="float" office:value="5059.637" calcext:value-type="float">
            <text:p>5059.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6671" calcext:value-type="float">
            <text:p>13.06671</text:p>
          </table:table-cell>
          <table:table-cell office:value-type="float" office:value="0" calcext:value-type="float">
            <text:p>0</text:p>
          </table:table-cell>
          <table:table-cell office:value-type="float" office:value="-0.1715944" calcext:value-type="float">
            <text:p>-0.17159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16.00128" calcext:value-type="float">
            <text:p>16.00128</text:p>
          </table:table-cell>
          <table:table-cell office:value-type="float" office:value="1117.26" calcext:value-type="float">
            <text:p>111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6313" calcext:value-type="float">
            <text:p>0.5786313</text:p>
          </table:table-cell>
          <table:table-cell office:value-type="float" office:value="12.00445" calcext:value-type="float">
            <text:p>12.00445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2957176" calcext:value-type="float">
            <text:p>0.002957176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534298" calcext:value-type="float">
            <text:p>1.534298</text:p>
          </table:table-cell>
          <table:table-cell office:value-type="float" office:value="-0.07835558" calcext:value-type="float">
            <text:p>-0.07835558</text:p>
          </table:table-cell>
          <table:table-cell office:value-type="float" office:value="-0.000107249" calcext:value-type="float">
            <text:p>-0.000107249</text:p>
          </table:table-cell>
          <table:table-cell office:value-type="float" office:value="0.004754291" calcext:value-type="float">
            <text:p>0.004754291</text:p>
          </table:table-cell>
          <table:table-cell office:value-type="float" office:value="27.80382" calcext:value-type="float">
            <text:p>27.80382</text:p>
          </table:table-cell>
          <table:table-cell office:value-type="float" office:value="5.112741" calcext:value-type="float">
            <text:p>5.112741</text:p>
          </table:table-cell>
          <table:table-cell office:value-type="float" office:value="0.1717438" calcext:value-type="float">
            <text:p>0.1717438</text:p>
          </table:table-cell>
          <table:table-cell office:value-type="float" office:value="0.1168756" calcext:value-type="float">
            <text:p>0.1168756</text:p>
          </table:table-cell>
          <table:table-cell office:value-type="float" office:value="0.06301071" calcext:value-type="float">
            <text:p>0.06301071</text:p>
          </table:table-cell>
          <table:table-cell office:value-type="float" office:value="0.04970489" calcext:value-type="float">
            <text:p>0.04970489</text:p>
          </table:table-cell>
          <table:table-cell office:value-type="float" office:value="0.02374482" calcext:value-type="float">
            <text:p>0.02374482</text:p>
          </table:table-cell>
          <table:table-cell office:value-type="float" office:value="0.01629102" calcext:value-type="float">
            <text:p>0.01629102</text:p>
          </table:table-cell>
          <table:table-cell office:value-type="float" office:value="0.03729324" calcext:value-type="float">
            <text:p>0.03729324</text:p>
          </table:table-cell>
          <table:table-cell office:value-type="float" office:value="0.03083922" calcext:value-type="float">
            <text:p>0.03083922</text:p>
          </table:table-cell>
          <table:table-cell office:value-type="float" office:value="0.02563079" calcext:value-type="float">
            <text:p>0.02563079</text:p>
          </table:table-cell>
          <table:table-cell office:value-type="float" office:value="0.02228428" calcext:value-type="float">
            <text:p>0.02228428</text:p>
          </table:table-cell>
          <table:table-cell office:value-type="float" office:value="0.01873037" calcext:value-type="float">
            <text:p>0.01873037</text:p>
          </table:table-cell>
          <table:table-cell office:value-type="float" office:value="0.01451043" calcext:value-type="float">
            <text:p>0.01451043</text:p>
          </table:table-cell>
          <table:table-cell office:value-type="float" office:value="0.006472456" calcext:value-type="float">
            <text:p>0.006472456</text:p>
          </table:table-cell>
          <table:table-cell office:value-type="float" office:value="0" calcext:value-type="float">
            <text:p>0</text:p>
          </table:table-cell>
          <table:table-cell office:value-type="float" office:value="9.746142" calcext:value-type="float">
            <text:p>9.746142</text:p>
          </table:table-cell>
          <table:table-cell office:value-type="float" office:value="10.25143" calcext:value-type="float">
            <text:p>10.25143</text:p>
          </table:table-cell>
          <table:table-cell office:value-type="float" office:value="12.79768" calcext:value-type="float">
            <text:p>12.79768</text:p>
          </table:table-cell>
          <table:table-cell office:value-type="float" office:value="16.45072" calcext:value-type="float">
            <text:p>16.45072</text:p>
          </table:table-cell>
          <table:table-cell office:value-type="float" office:value="18.26559" calcext:value-type="float">
            <text:p>18.26559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10.35131" calcext:value-type="float">
            <text:p>10.35131</text:p>
          </table:table-cell>
          <table:table-cell office:value-type="float" office:value="7.527122" calcext:value-type="float">
            <text:p>7.527122</text:p>
          </table:table-cell>
          <table:table-cell office:value-type="float" office:value="3.877795" calcext:value-type="float">
            <text:p>3.877795</text:p>
          </table:table-cell>
          <table:table-cell office:value-type="float" office:value="1.838094" calcext:value-type="float">
            <text:p>1.838094</text:p>
          </table:table-cell>
          <table:table-cell office:value-type="float" office:value="0.9506095" calcext:value-type="float">
            <text:p>0.9506095</text:p>
          </table:table-cell>
          <table:table-cell office:value-type="float" office:value="0.4899882" calcext:value-type="float">
            <text:p>0.4899882</text:p>
          </table:table-cell>
          <table:table-cell office:value-type="float" office:value="0.3593061" calcext:value-type="float">
            <text:p>0.3593061</text:p>
          </table:table-cell>
          <table:table-cell office:value-type="float" office:value="0.3252402" calcext:value-type="float">
            <text:p>0.3252402</text:p>
          </table:table-cell>
          <table:table-cell office:value-type="float" office:value="0" calcext:value-type="float">
            <text:p>0</text:p>
          </table:table-cell>
          <table:table-cell office:value-type="float" office:value="5476.646" calcext:value-type="float">
            <text:p>5476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0045" calcext:value-type="float">
            <text:p>13.30045</text:p>
          </table:table-cell>
          <table:table-cell office:value-type="float" office:value="0" calcext:value-type="float">
            <text:p>0</text:p>
          </table:table-cell>
          <table:table-cell office:value-type="float" office:value="-0.1716416" calcext:value-type="float">
            <text:p>-0.17164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15.8885" calcext:value-type="float">
            <text:p>15.8885</text:p>
          </table:table-cell>
          <table:table-cell office:value-type="float" office:value="1117.103" calcext:value-type="float">
            <text:p>1117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06599" calcext:value-type="float">
            <text:p>0.6106599</text:p>
          </table:table-cell>
          <table:table-cell office:value-type="float" office:value="12.08617" calcext:value-type="float">
            <text:p>12.08617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149861" calcext:value-type="float">
            <text:p>0.003149861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672971" calcext:value-type="float">
            <text:p>1.672971</text:p>
          </table:table-cell>
          <table:table-cell office:value-type="float" office:value="-0.07859251" calcext:value-type="float">
            <text:p>-0.07859251</text:p>
          </table:table-cell>
          <table:table-cell office:value-type="float" office:value="-0.0001216117" calcext:value-type="float">
            <text:p>-0.0001216117</text:p>
          </table:table-cell>
          <table:table-cell office:value-type="float" office:value="0.004821624" calcext:value-type="float">
            <text:p>0.004821624</text:p>
          </table:table-cell>
          <table:table-cell office:value-type="float" office:value="27.57898" calcext:value-type="float">
            <text:p>27.57898</text:p>
          </table:table-cell>
          <table:table-cell office:value-type="float" office:value="5.988656" calcext:value-type="float">
            <text:p>5.988656</text:p>
          </table:table-cell>
          <table:table-cell office:value-type="float" office:value="0.1820341" calcext:value-type="float">
            <text:p>0.1820341</text:p>
          </table:table-cell>
          <table:table-cell office:value-type="float" office:value="0.132784" calcext:value-type="float">
            <text:p>0.132784</text:p>
          </table:table-cell>
          <table:table-cell office:value-type="float" office:value="0.07010981" calcext:value-type="float">
            <text:p>0.07010981</text:p>
          </table:table-cell>
          <table:table-cell office:value-type="float" office:value="0.05372084" calcext:value-type="float">
            <text:p>0.05372084</text:p>
          </table:table-cell>
          <table:table-cell office:value-type="float" office:value="0.02303641" calcext:value-type="float">
            <text:p>0.02303641</text:p>
          </table:table-cell>
          <table:table-cell office:value-type="float" office:value="0.01570311" calcext:value-type="float">
            <text:p>0.01570311</text:p>
          </table:table-cell>
          <table:table-cell office:value-type="float" office:value="0.03693214" calcext:value-type="float">
            <text:p>0.03693214</text:p>
          </table:table-cell>
          <table:table-cell office:value-type="float" office:value="0.03061245" calcext:value-type="float">
            <text:p>0.03061245</text:p>
          </table:table-cell>
          <table:table-cell office:value-type="float" office:value="0.02552857" calcext:value-type="float">
            <text:p>0.02552857</text:p>
          </table:table-cell>
          <table:table-cell office:value-type="float" office:value="0.02217523" calcext:value-type="float">
            <text:p>0.02217523</text:p>
          </table:table-cell>
          <table:table-cell office:value-type="float" office:value="0.01863455" calcext:value-type="float">
            <text:p>0.01863455</text:p>
          </table:table-cell>
          <table:table-cell office:value-type="float" office:value="0.01452191" calcext:value-type="float">
            <text:p>0.01452191</text:p>
          </table:table-cell>
          <table:table-cell office:value-type="float" office:value="0.006486075" calcext:value-type="float">
            <text:p>0.006486075</text:p>
          </table:table-cell>
          <table:table-cell office:value-type="float" office:value="0" calcext:value-type="float">
            <text:p>0</text:p>
          </table:table-cell>
          <table:table-cell office:value-type="float" office:value="8.981967" calcext:value-type="float">
            <text:p>8.981967</text:p>
          </table:table-cell>
          <table:table-cell office:value-type="float" office:value="12.22696" calcext:value-type="float">
            <text:p>12.22696</text:p>
          </table:table-cell>
          <table:table-cell office:value-type="float" office:value="13.86797" calcext:value-type="float">
            <text:p>13.86797</text:p>
          </table:table-cell>
          <table:table-cell office:value-type="float" office:value="16.95159" calcext:value-type="float">
            <text:p>16.95159</text:p>
          </table:table-cell>
          <table:table-cell office:value-type="float" office:value="18.5702" calcext:value-type="float">
            <text:p>18.5702</text:p>
          </table:table-cell>
          <table:table-cell office:value-type="float" office:value="12.29429" calcext:value-type="float">
            <text:p>12.29429</text:p>
          </table:table-cell>
          <table:table-cell office:value-type="float" office:value="10.15215" calcext:value-type="float">
            <text:p>10.15215</text:p>
          </table:table-cell>
          <table:table-cell office:value-type="float" office:value="7.481041" calcext:value-type="float">
            <text:p>7.481041</text:p>
          </table:table-cell>
          <table:table-cell office:value-type="float" office:value="3.826419" calcext:value-type="float">
            <text:p>3.826419</text:p>
          </table:table-cell>
          <table:table-cell office:value-type="float" office:value="1.815006" calcext:value-type="float">
            <text:p>1.815006</text:p>
          </table:table-cell>
          <table:table-cell office:value-type="float" office:value="0.94195" calcext:value-type="float">
            <text:p>0.94195</text:p>
          </table:table-cell>
          <table:table-cell office:value-type="float" office:value="0.4882253" calcext:value-type="float">
            <text:p>0.4882253</text:p>
          </table:table-cell>
          <table:table-cell office:value-type="float" office:value="0.3641371" calcext:value-type="float">
            <text:p>0.3641371</text:p>
          </table:table-cell>
          <table:table-cell office:value-type="float" office:value="0.3252563" calcext:value-type="float">
            <text:p>0.3252563</text:p>
          </table:table-cell>
          <table:table-cell office:value-type="float" office:value="0" calcext:value-type="float">
            <text:p>0</text:p>
          </table:table-cell>
          <table:table-cell office:value-type="float" office:value="5792.285" calcext:value-type="float">
            <text:p>5792.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523" calcext:value-type="float">
            <text:p>13.5523</text:p>
          </table:table-cell>
          <table:table-cell office:value-type="float" office:value="0" calcext:value-type="float">
            <text:p>0</text:p>
          </table:table-cell>
          <table:table-cell office:value-type="float" office:value="-0.1717114" calcext:value-type="float">
            <text:p>-0.17171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5.8054" calcext:value-type="float">
            <text:p>15.8054</text:p>
          </table:table-cell>
          <table:table-cell office:value-type="float" office:value="1116.942" calcext:value-type="float">
            <text:p>1116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95501" calcext:value-type="float">
            <text:p>0.5695501</text:p>
          </table:table-cell>
          <table:table-cell office:value-type="float" office:value="12.28434" calcext:value-type="float">
            <text:p>12.28434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261296" calcext:value-type="float">
            <text:p>0.003261296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742061" calcext:value-type="float">
            <text:p>1.742061</text:p>
          </table:table-cell>
          <table:table-cell office:value-type="float" office:value="-0.07917371" calcext:value-type="float">
            <text:p>-0.07917371</text:p>
          </table:table-cell>
          <table:table-cell office:value-type="float" office:value="-0.0001301145" calcext:value-type="float">
            <text:p>-0.0001301145</text:p>
          </table:table-cell>
          <table:table-cell office:value-type="float" office:value="0.004895414" calcext:value-type="float">
            <text:p>0.004895414</text:p>
          </table:table-cell>
          <table:table-cell office:value-type="float" office:value="27.41677" calcext:value-type="float">
            <text:p>27.41677</text:p>
          </table:table-cell>
          <table:table-cell office:value-type="float" office:value="10.20811" calcext:value-type="float">
            <text:p>10.20811</text:p>
          </table:table-cell>
          <table:table-cell office:value-type="float" office:value="5.89347" calcext:value-type="float">
            <text:p>5.89347</text:p>
          </table:table-cell>
          <table:table-cell office:value-type="float" office:value="0.1320113" calcext:value-type="float">
            <text:p>0.1320113</text:p>
          </table:table-cell>
          <table:table-cell office:value-type="float" office:value="0.07067404" calcext:value-type="float">
            <text:p>0.07067404</text:p>
          </table:table-cell>
          <table:table-cell office:value-type="float" office:value="0.05468339" calcext:value-type="float">
            <text:p>0.05468339</text:p>
          </table:table-cell>
          <table:table-cell office:value-type="float" office:value="0.02265866" calcext:value-type="float">
            <text:p>0.02265866</text:p>
          </table:table-cell>
          <table:table-cell office:value-type="float" office:value="0.01540631" calcext:value-type="float">
            <text:p>0.01540631</text:p>
          </table:table-cell>
          <table:table-cell office:value-type="float" office:value="0.03657059" calcext:value-type="float">
            <text:p>0.03657059</text:p>
          </table:table-cell>
          <table:table-cell office:value-type="float" office:value="0.0303634" calcext:value-type="float">
            <text:p>0.0303634</text:p>
          </table:table-cell>
          <table:table-cell office:value-type="float" office:value="0.02541861" calcext:value-type="float">
            <text:p>0.02541861</text:p>
          </table:table-cell>
          <table:table-cell office:value-type="float" office:value="0.02207422" calcext:value-type="float">
            <text:p>0.02207422</text:p>
          </table:table-cell>
          <table:table-cell office:value-type="float" office:value="0.01855108" calcext:value-type="float">
            <text:p>0.01855108</text:p>
          </table:table-cell>
          <table:table-cell office:value-type="float" office:value="0.01450706" calcext:value-type="float">
            <text:p>0.01450706</text:p>
          </table:table-cell>
          <table:table-cell office:value-type="float" office:value="0.006499736" calcext:value-type="float">
            <text:p>0.006499736</text:p>
          </table:table-cell>
          <table:table-cell office:value-type="float" office:value="0" calcext:value-type="float">
            <text:p>0</text:p>
          </table:table-cell>
          <table:table-cell office:value-type="float" office:value="10.72138" calcext:value-type="float">
            <text:p>10.72138</text:p>
          </table:table-cell>
          <table:table-cell office:value-type="float" office:value="15.27778" calcext:value-type="float">
            <text:p>15.27778</text:p>
          </table:table-cell>
          <table:table-cell office:value-type="float" office:value="14.62441" calcext:value-type="float">
            <text:p>14.62441</text:p>
          </table:table-cell>
          <table:table-cell office:value-type="float" office:value="17.37923" calcext:value-type="float">
            <text:p>17.37923</text:p>
          </table:table-cell>
          <table:table-cell office:value-type="float" office:value="18.91047" calcext:value-type="float">
            <text:p>18.91047</text:p>
          </table:table-cell>
          <table:table-cell office:value-type="float" office:value="12.39236" calcext:value-type="float">
            <text:p>12.39236</text:p>
          </table:table-cell>
          <table:table-cell office:value-type="float" office:value="10.11495" calcext:value-type="float">
            <text:p>10.11495</text:p>
          </table:table-cell>
          <table:table-cell office:value-type="float" office:value="7.489955" calcext:value-type="float">
            <text:p>7.489955</text:p>
          </table:table-cell>
          <table:table-cell office:value-type="float" office:value="3.804638" calcext:value-type="float">
            <text:p>3.804638</text:p>
          </table:table-cell>
          <table:table-cell office:value-type="float" office:value="1.800572" calcext:value-type="float">
            <text:p>1.800572</text:p>
          </table:table-cell>
          <table:table-cell office:value-type="float" office:value="0.9347043" calcext:value-type="float">
            <text:p>0.9347043</text:p>
          </table:table-cell>
          <table:table-cell office:value-type="float" office:value="0.4869811" calcext:value-type="float">
            <text:p>0.4869811</text:p>
          </table:table-cell>
          <table:table-cell office:value-type="float" office:value="0.3652288" calcext:value-type="float">
            <text:p>0.3652288</text:p>
          </table:table-cell>
          <table:table-cell office:value-type="float" office:value="0.3252733" calcext:value-type="float">
            <text:p>0.3252733</text:p>
          </table:table-cell>
          <table:table-cell office:value-type="float" office:value="0" calcext:value-type="float">
            <text:p>0</text:p>
          </table:table-cell>
          <table:table-cell office:value-type="float" office:value="5896.07" calcext:value-type="float">
            <text:p>5896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0" calcext:value-type="float">
            <text:p>0</text:p>
          </table:table-cell>
          <table:table-cell office:value-type="float" office:value="-0.1717792" calcext:value-type="float">
            <text:p>-0.17177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15.71568" calcext:value-type="float">
            <text:p>15.71568</text:p>
          </table:table-cell>
          <table:table-cell office:value-type="float" office:value="1116.777" calcext:value-type="float">
            <text:p>1116.777</text:p>
          </table:table-cell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  <table:table-cell office:value-type="float" office:value="4.735784" calcext:value-type="float">
            <text:p>4.735784</text:p>
          </table:table-cell>
          <table:table-cell office:value-type="float" office:value="16.76313" calcext:value-type="float">
            <text:p>16.76313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329424" calcext:value-type="float">
            <text:p>0.003329424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778292" calcext:value-type="float">
            <text:p>1.778292</text:p>
          </table:table-cell>
          <table:table-cell office:value-type="float" office:value="-0.07947883" calcext:value-type="float">
            <text:p>-0.07947883</text:p>
          </table:table-cell>
          <table:table-cell office:value-type="float" office:value="-0.0001678282" calcext:value-type="float">
            <text:p>-0.0001678282</text:p>
          </table:table-cell>
          <table:table-cell office:value-type="float" office:value="0.004968476" calcext:value-type="float">
            <text:p>0.004968476</text:p>
          </table:table-cell>
          <table:table-cell office:value-type="float" office:value="27.24293" calcext:value-type="float">
            <text:p>27.24293</text:p>
          </table:table-cell>
          <table:table-cell office:value-type="float" office:value="12.21645" calcext:value-type="float">
            <text:p>12.21645</text:p>
          </table:table-cell>
          <table:table-cell office:value-type="float" office:value="4.694049" calcext:value-type="float">
            <text:p>4.694049</text:p>
          </table:table-cell>
          <table:table-cell office:value-type="float" office:value="83.17084" calcext:value-type="float">
            <text:p>83.17084</text:p>
          </table:table-cell>
          <table:table-cell office:value-type="float" office:value="0.07297952" calcext:value-type="float">
            <text:p>0.07297952</text:p>
          </table:table-cell>
          <table:table-cell office:value-type="float" office:value="0.05655894" calcext:value-type="float">
            <text:p>0.05655894</text:p>
          </table:table-cell>
          <table:table-cell office:value-type="float" office:value="0.02242221" calcext:value-type="float">
            <text:p>0.02242221</text:p>
          </table:table-cell>
          <table:table-cell office:value-type="float" office:value="0.01527013" calcext:value-type="float">
            <text:p>0.01527013</text:p>
          </table:table-cell>
          <table:table-cell office:value-type="float" office:value="0.03627196" calcext:value-type="float">
            <text:p>0.03627196</text:p>
          </table:table-cell>
          <table:table-cell office:value-type="float" office:value="0.03011936" calcext:value-type="float">
            <text:p>0.03011936</text:p>
          </table:table-cell>
          <table:table-cell office:value-type="float" office:value="0.0253047" calcext:value-type="float">
            <text:p>0.0253047</text:p>
          </table:table-cell>
          <table:table-cell office:value-type="float" office:value="0.02197942" calcext:value-type="float">
            <text:p>0.02197942</text:p>
          </table:table-cell>
          <table:table-cell office:value-type="float" office:value="0.01847213" calcext:value-type="float">
            <text:p>0.01847213</text:p>
          </table:table-cell>
          <table:table-cell office:value-type="float" office:value="0.0144822" calcext:value-type="float">
            <text:p>0.0144822</text:p>
          </table:table-cell>
          <table:table-cell office:value-type="float" office:value="0.006513387" calcext:value-type="float">
            <text:p>0.006513387</text:p>
          </table:table-cell>
          <table:table-cell office:value-type="float" office:value="0" calcext:value-type="float">
            <text:p>0</text:p>
          </table:table-cell>
          <table:table-cell office:value-type="float" office:value="9.705616" calcext:value-type="float">
            <text:p>9.705616</text:p>
          </table:table-cell>
          <table:table-cell office:value-type="float" office:value="19.93015" calcext:value-type="float">
            <text:p>19.93015</text:p>
          </table:table-cell>
          <table:table-cell office:value-type="float" office:value="98.87321" calcext:value-type="float">
            <text:p>98.87321</text:p>
          </table:table-cell>
          <table:table-cell office:value-type="float" office:value="17.77227" calcext:value-type="float">
            <text:p>17.77227</text:p>
          </table:table-cell>
          <table:table-cell office:value-type="float" office:value="19.15326" calcext:value-type="float">
            <text:p>19.15326</text:p>
          </table:table-cell>
          <table:table-cell office:value-type="float" office:value="12.4924" calcext:value-type="float">
            <text:p>12.4924</text:p>
          </table:table-cell>
          <table:table-cell office:value-type="float" office:value="10.13053" calcext:value-type="float">
            <text:p>10.13053</text:p>
          </table:table-cell>
          <table:table-cell office:value-type="float" office:value="7.52426" calcext:value-type="float">
            <text:p>7.52426</text:p>
          </table:table-cell>
          <table:table-cell office:value-type="float" office:value="3.803068" calcext:value-type="float">
            <text:p>3.803068</text:p>
          </table:table-cell>
          <table:table-cell office:value-type="float" office:value="1.793834" calcext:value-type="float">
            <text:p>1.793834</text:p>
          </table:table-cell>
          <table:table-cell office:value-type="float" office:value="0.9294184" calcext:value-type="float">
            <text:p>0.9294184</text:p>
          </table:table-cell>
          <table:table-cell office:value-type="float" office:value="0.4859295" calcext:value-type="float">
            <text:p>0.4859295</text:p>
          </table:table-cell>
          <table:table-cell office:value-type="float" office:value="0.3649898" calcext:value-type="float">
            <text:p>0.3649898</text:p>
          </table:table-cell>
          <table:table-cell office:value-type="float" office:value="0.3252904" calcext:value-type="float">
            <text:p>0.3252904</text:p>
          </table:table-cell>
          <table:table-cell office:value-type="float" office:value="0" calcext:value-type="float">
            <text:p>0</text:p>
          </table:table-cell>
          <table:table-cell office:value-type="float" office:value="5972.165" calcext:value-type="float">
            <text:p>5972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499" calcext:value-type="float">
            <text:p>14.01499</text:p>
          </table:table-cell>
          <table:table-cell office:value-type="float" office:value="0" calcext:value-type="float">
            <text:p>0</text:p>
          </table:table-cell>
          <table:table-cell office:value-type="float" office:value="-0.1718549" calcext:value-type="float">
            <text:p>-0.17185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15.64338" calcext:value-type="float">
            <text:p>15.64338</text:p>
          </table:table-cell>
          <table:table-cell office:value-type="float" office:value="1116.629" calcext:value-type="float">
            <text:p>1116.629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07608762" calcext:value-type="float">
            <text:p>-7.608762E-05</text:p>
          </table:table-cell>
          <table:table-cell office:value-type="float" office:value="4.715775" calcext:value-type="float">
            <text:p>4.715775</text:p>
          </table:table-cell>
          <table:table-cell office:value-type="float" office:value="17.08159" calcext:value-type="float">
            <text:p>17.08159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373439" calcext:value-type="float">
            <text:p>0.003373439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798545" calcext:value-type="float">
            <text:p>1.798545</text:p>
          </table:table-cell>
          <table:table-cell office:value-type="float" office:value="-0.07978844" calcext:value-type="float">
            <text:p>-0.07978844</text:p>
          </table:table-cell>
          <table:table-cell office:value-type="float" office:value="-0.0001967859" calcext:value-type="float">
            <text:p>-0.0001967859</text:p>
          </table:table-cell>
          <table:table-cell office:value-type="float" office:value="0.00503726" calcext:value-type="float">
            <text:p>0.00503726</text:p>
          </table:table-cell>
          <table:table-cell office:value-type="float" office:value="27.11028" calcext:value-type="float">
            <text:p>27.11028</text:p>
          </table:table-cell>
          <table:table-cell office:value-type="float" office:value="10.67607" calcext:value-type="float">
            <text:p>10.67607</text:p>
          </table:table-cell>
          <table:table-cell office:value-type="float" office:value="4.721129" calcext:value-type="float">
            <text:p>4.721129</text:p>
          </table:table-cell>
          <table:table-cell office:value-type="float" office:value="83.05985" calcext:value-type="float">
            <text:p>83.05985</text:p>
          </table:table-cell>
          <table:table-cell office:value-type="float" office:value="0.0696246" calcext:value-type="float">
            <text:p>0.0696246</text:p>
          </table:table-cell>
          <table:table-cell office:value-type="float" office:value="0.05460253" calcext:value-type="float">
            <text:p>0.05460253</text:p>
          </table:table-cell>
          <table:table-cell office:value-type="float" office:value="0.0223527" calcext:value-type="float">
            <text:p>0.0223527</text:p>
          </table:table-cell>
          <table:table-cell office:value-type="float" office:value="0.01523926" calcext:value-type="float">
            <text:p>0.01523926</text:p>
          </table:table-cell>
          <table:table-cell office:value-type="float" office:value="0.0360396" calcext:value-type="float">
            <text:p>0.0360396</text:p>
          </table:table-cell>
          <table:table-cell office:value-type="float" office:value="0.02989591" calcext:value-type="float">
            <text:p>0.02989591</text:p>
          </table:table-cell>
          <table:table-cell office:value-type="float" office:value="0.02519082" calcext:value-type="float">
            <text:p>0.02519082</text:p>
          </table:table-cell>
          <table:table-cell office:value-type="float" office:value="0.02189006" calcext:value-type="float">
            <text:p>0.02189006</text:p>
          </table:table-cell>
          <table:table-cell office:value-type="float" office:value="0.01839879" calcext:value-type="float">
            <text:p>0.01839879</text:p>
          </table:table-cell>
          <table:table-cell office:value-type="float" office:value="0.01444899" calcext:value-type="float">
            <text:p>0.01444899</text:p>
          </table:table-cell>
          <table:table-cell office:value-type="float" office:value="0.006527022" calcext:value-type="float">
            <text:p>0.006527022</text:p>
          </table:table-cell>
          <table:table-cell office:value-type="float" office:value="0" calcext:value-type="float">
            <text:p>0</text:p>
          </table:table-cell>
          <table:table-cell office:value-type="float" office:value="14.27111" calcext:value-type="float">
            <text:p>14.27111</text:p>
          </table:table-cell>
          <table:table-cell office:value-type="float" office:value="25.3073" calcext:value-type="float">
            <text:p>25.3073</text:p>
          </table:table-cell>
          <table:table-cell office:value-type="float" office:value="98.70963" calcext:value-type="float">
            <text:p>98.70963</text:p>
          </table:table-cell>
          <table:table-cell office:value-type="float" office:value="18.19219" calcext:value-type="float">
            <text:p>18.19219</text:p>
          </table:table-cell>
          <table:table-cell office:value-type="float" office:value="19.44407" calcext:value-type="float">
            <text:p>19.44407</text:p>
          </table:table-cell>
          <table:table-cell office:value-type="float" office:value="12.57719" calcext:value-type="float">
            <text:p>12.57719</text:p>
          </table:table-cell>
          <table:table-cell office:value-type="float" office:value="10.16076" calcext:value-type="float">
            <text:p>10.16076</text:p>
          </table:table-cell>
          <table:table-cell office:value-type="float" office:value="7.569746" calcext:value-type="float">
            <text:p>7.569746</text:p>
          </table:table-cell>
          <table:table-cell office:value-type="float" office:value="3.813931" calcext:value-type="float">
            <text:p>3.813931</text:p>
          </table:table-cell>
          <table:table-cell office:value-type="float" office:value="1.792705" calcext:value-type="float">
            <text:p>1.792705</text:p>
          </table:table-cell>
          <table:table-cell office:value-type="float" office:value="0.9260833" calcext:value-type="float">
            <text:p>0.9260833</text:p>
          </table:table-cell>
          <table:table-cell office:value-type="float" office:value="0.4854592" calcext:value-type="float">
            <text:p>0.4854592</text:p>
          </table:table-cell>
          <table:table-cell office:value-type="float" office:value="0.3636877" calcext:value-type="float">
            <text:p>0.3636877</text:p>
          </table:table-cell>
          <table:table-cell office:value-type="float" office:value="0.3253075" calcext:value-type="float">
            <text:p>0.3253075</text:p>
          </table:table-cell>
          <table:table-cell office:value-type="float" office:value="0" calcext:value-type="float">
            <text:p>0</text:p>
          </table:table-cell>
          <table:table-cell office:value-type="float" office:value="6008.115" calcext:value-type="float">
            <text:p>6008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1753" calcext:value-type="float">
            <text:p>14.21753</text:p>
          </table:table-cell>
          <table:table-cell office:value-type="float" office:value="0" calcext:value-type="float">
            <text:p>0</text:p>
          </table:table-cell>
          <table:table-cell office:value-type="float" office:value="-0.1719043" calcext:value-type="float">
            <text:p>-0.17190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15.5498" calcext:value-type="float">
            <text:p>15.5498</text:p>
          </table:table-cell>
          <table:table-cell office:value-type="float" office:value="1116.46" calcext:value-type="float">
            <text:p>1116.46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2540766" calcext:value-type="float">
            <text:p>-0.0002540766</text:p>
          </table:table-cell>
          <table:table-cell office:value-type="float" office:value="4.680494" calcext:value-type="float">
            <text:p>4.680494</text:p>
          </table:table-cell>
          <table:table-cell office:value-type="float" office:value="17.3491" calcext:value-type="float">
            <text:p>17.3491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402843" calcext:value-type="float">
            <text:p>0.003402843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810423" calcext:value-type="float">
            <text:p>1.810423</text:p>
          </table:table-cell>
          <table:table-cell office:value-type="float" office:value="-0.08011445" calcext:value-type="float">
            <text:p>-0.08011445</text:p>
          </table:table-cell>
          <table:table-cell office:value-type="float" office:value="-0.000237381" calcext:value-type="float">
            <text:p>-0.000237381</text:p>
          </table:table-cell>
          <table:table-cell office:value-type="float" office:value="0.00510764" calcext:value-type="float">
            <text:p>0.00510764</text:p>
          </table:table-cell>
          <table:table-cell office:value-type="float" office:value="26.93319" calcext:value-type="float">
            <text:p>26.93319</text:p>
          </table:table-cell>
          <table:table-cell office:value-type="float" office:value="12.01712" calcext:value-type="float">
            <text:p>12.01712</text:p>
          </table:table-cell>
          <table:table-cell office:value-type="float" office:value="4.312887" calcext:value-type="float">
            <text:p>4.312887</text:p>
          </table:table-cell>
          <table:table-cell office:value-type="float" office:value="82.39845" calcext:value-type="float">
            <text:p>82.39845</text:p>
          </table:table-cell>
          <table:table-cell office:value-type="float" office:value="0.07715803" calcext:value-type="float">
            <text:p>0.07715803</text:p>
          </table:table-cell>
          <table:table-cell office:value-type="float" office:value="0.05913594" calcext:value-type="float">
            <text:p>0.05913594</text:p>
          </table:table-cell>
          <table:table-cell office:value-type="float" office:value="0.02218334" calcext:value-type="float">
            <text:p>0.02218334</text:p>
          </table:table-cell>
          <table:table-cell office:value-type="float" office:value="0.01519727" calcext:value-type="float">
            <text:p>0.01519727</text:p>
          </table:table-cell>
          <table:table-cell office:value-type="float" office:value="0.03584987" calcext:value-type="float">
            <text:p>0.03584987</text:p>
          </table:table-cell>
          <table:table-cell office:value-type="float" office:value="0.02970464" calcext:value-type="float">
            <text:p>0.02970464</text:p>
          </table:table-cell>
          <table:table-cell office:value-type="float" office:value="0.02508057" calcext:value-type="float">
            <text:p>0.02508057</text:p>
          </table:table-cell>
          <table:table-cell office:value-type="float" office:value="0.02180524" calcext:value-type="float">
            <text:p>0.02180524</text:p>
          </table:table-cell>
          <table:table-cell office:value-type="float" office:value="0.01832765" calcext:value-type="float">
            <text:p>0.01832765</text:p>
          </table:table-cell>
          <table:table-cell office:value-type="float" office:value="0.01441223" calcext:value-type="float">
            <text:p>0.01441223</text:p>
          </table:table-cell>
          <table:table-cell office:value-type="float" office:value="0.00654064" calcext:value-type="float">
            <text:p>0.00654064</text:p>
          </table:table-cell>
          <table:table-cell office:value-type="float" office:value="0" calcext:value-type="float">
            <text:p>0</text:p>
          </table:table-cell>
          <table:table-cell office:value-type="float" office:value="12.90542" calcext:value-type="float">
            <text:p>12.90542</text:p>
          </table:table-cell>
          <table:table-cell office:value-type="float" office:value="30.21155" calcext:value-type="float">
            <text:p>30.21155</text:p>
          </table:table-cell>
          <table:table-cell office:value-type="float" office:value="98.7808" calcext:value-type="float">
            <text:p>98.7808</text:p>
          </table:table-cell>
          <table:table-cell office:value-type="float" office:value="18.73479" calcext:value-type="float">
            <text:p>18.73479</text:p>
          </table:table-cell>
          <table:table-cell office:value-type="float" office:value="19.78514" calcext:value-type="float">
            <text:p>19.78514</text:p>
          </table:table-cell>
          <table:table-cell office:value-type="float" office:value="12.66871" calcext:value-type="float">
            <text:p>12.66871</text:p>
          </table:table-cell>
          <table:table-cell office:value-type="float" office:value="10.18987" calcext:value-type="float">
            <text:p>10.18987</text:p>
          </table:table-cell>
          <table:table-cell office:value-type="float" office:value="7.619442" calcext:value-type="float">
            <text:p>7.619442</text:p>
          </table:table-cell>
          <table:table-cell office:value-type="float" office:value="3.831774" calcext:value-type="float">
            <text:p>3.831774</text:p>
          </table:table-cell>
          <table:table-cell office:value-type="float" office:value="1.795288" calcext:value-type="float">
            <text:p>1.795288</text:p>
          </table:table-cell>
          <table:table-cell office:value-type="float" office:value="0.9244717" calcext:value-type="float">
            <text:p>0.9244717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620239" calcext:value-type="float">
            <text:p>0.3620239</text:p>
          </table:table-cell>
          <table:table-cell office:value-type="float" office:value="0.3253246" calcext:value-type="float">
            <text:p>0.3253246</text:p>
          </table:table-cell>
          <table:table-cell office:value-type="float" office:value="0" calcext:value-type="float">
            <text:p>0</text:p>
          </table:table-cell>
          <table:table-cell office:value-type="float" office:value="6049.488" calcext:value-type="float">
            <text:p>6049.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6136" calcext:value-type="float">
            <text:p>14.46136</text:p>
          </table:table-cell>
          <table:table-cell office:value-type="float" office:value="0" calcext:value-type="float">
            <text:p>0</text:p>
          </table:table-cell>
          <table:table-cell office:value-type="float" office:value="-0.1720022" calcext:value-type="float">
            <text:p>-0.17200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15.43226" calcext:value-type="float">
            <text:p>15.43226</text:p>
          </table:table-cell>
          <table:table-cell office:value-type="float" office:value="1116.266" calcext:value-type="float">
            <text:p>1116.266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4975185" calcext:value-type="float">
            <text:p>-0.0004975185</text:p>
          </table:table-cell>
          <table:table-cell office:value-type="float" office:value="4.644816" calcext:value-type="float">
            <text:p>4.644816</text:p>
          </table:table-cell>
          <table:table-cell office:value-type="float" office:value="17.67005" calcext:value-type="float">
            <text:p>17.67005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423443" calcext:value-type="float">
            <text:p>0.003423443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817848" calcext:value-type="float">
            <text:p>1.817848</text:p>
          </table:table-cell>
          <table:table-cell office:value-type="float" office:value="-0.08059862" calcext:value-type="float">
            <text:p>-0.08059862</text:p>
          </table:table-cell>
          <table:table-cell office:value-type="float" office:value="-0.0002836504" calcext:value-type="float">
            <text:p>-0.0002836504</text:p>
          </table:table-cell>
          <table:table-cell office:value-type="float" office:value="0.005189969" calcext:value-type="float">
            <text:p>0.005189969</text:p>
          </table:table-cell>
          <table:table-cell office:value-type="float" office:value="26.7" calcext:value-type="float">
            <text:p>26.7</text:p>
          </table:table-cell>
          <table:table-cell office:value-type="float" office:value="12.91876" calcext:value-type="float">
            <text:p>12.91876</text:p>
          </table:table-cell>
          <table:table-cell office:value-type="float" office:value="3.947563" calcext:value-type="float">
            <text:p>3.947563</text:p>
          </table:table-cell>
          <table:table-cell office:value-type="float" office:value="81.7825" calcext:value-type="float">
            <text:p>81.7825</text:p>
          </table:table-cell>
          <table:table-cell office:value-type="float" office:value="0.08794251" calcext:value-type="float">
            <text:p>0.08794251</text:p>
          </table:table-cell>
          <table:table-cell office:value-type="float" office:value="0.0666204" calcext:value-type="float">
            <text:p>0.0666204</text:p>
          </table:table-cell>
          <table:table-cell office:value-type="float" office:value="0.02232993" calcext:value-type="float">
            <text:p>0.02232993</text:p>
          </table:table-cell>
          <table:table-cell office:value-type="float" office:value="0.01509143" calcext:value-type="float">
            <text:p>0.01509143</text:p>
          </table:table-cell>
          <table:table-cell office:value-type="float" office:value="0.03561918" calcext:value-type="float">
            <text:p>0.03561918</text:p>
          </table:table-cell>
          <table:table-cell office:value-type="float" office:value="0.02952811" calcext:value-type="float">
            <text:p>0.02952811</text:p>
          </table:table-cell>
          <table:table-cell office:value-type="float" office:value="0.02497606" calcext:value-type="float">
            <text:p>0.02497606</text:p>
          </table:table-cell>
          <table:table-cell office:value-type="float" office:value="0.02172466" calcext:value-type="float">
            <text:p>0.02172466</text:p>
          </table:table-cell>
          <table:table-cell office:value-type="float" office:value="0.01826868" calcext:value-type="float">
            <text:p>0.01826868</text:p>
          </table:table-cell>
          <table:table-cell office:value-type="float" office:value="0.01436264" calcext:value-type="float">
            <text:p>0.01436264</text:p>
          </table:table-cell>
          <table:table-cell office:value-type="float" office:value="0.006554225" calcext:value-type="float">
            <text:p>0.006554225</text:p>
          </table:table-cell>
          <table:table-cell office:value-type="float" office:value="0" calcext:value-type="float">
            <text:p>0</text:p>
          </table:table-cell>
          <table:table-cell office:value-type="float" office:value="12.0559" calcext:value-type="float">
            <text:p>12.0559</text:p>
          </table:table-cell>
          <table:table-cell office:value-type="float" office:value="34.98506" calcext:value-type="float">
            <text:p>34.98506</text:p>
          </table:table-cell>
          <table:table-cell office:value-type="float" office:value="99.47379" calcext:value-type="float">
            <text:p>99.47379</text:p>
          </table:table-cell>
          <table:table-cell office:value-type="float" office:value="19.45015" calcext:value-type="float">
            <text:p>19.45015</text:p>
          </table:table-cell>
          <table:table-cell office:value-type="float" office:value="20.24938" calcext:value-type="float">
            <text:p>20.24938</text:p>
          </table:table-cell>
          <table:table-cell office:value-type="float" office:value="12.78804" calcext:value-type="float">
            <text:p>12.78804</text:p>
          </table:table-cell>
          <table:table-cell office:value-type="float" office:value="10.22496" calcext:value-type="float">
            <text:p>10.22496</text:p>
          </table:table-cell>
          <table:table-cell office:value-type="float" office:value="7.672886" calcext:value-type="float">
            <text:p>7.672886</text:p>
          </table:table-cell>
          <table:table-cell office:value-type="float" office:value="3.853578" calcext:value-type="float">
            <text:p>3.853578</text:p>
          </table:table-cell>
          <table:table-cell office:value-type="float" office:value="1.800313" calcext:value-type="float">
            <text:p>1.800313</text:p>
          </table:table-cell>
          <table:table-cell office:value-type="float" office:value="0.9241858" calcext:value-type="float">
            <text:p>0.9241858</text:p>
          </table:table-cell>
          <table:table-cell office:value-type="float" office:value="0.4863932" calcext:value-type="float">
            <text:p>0.4863932</text:p>
          </table:table-cell>
          <table:table-cell office:value-type="float" office:value="0.3588984" calcext:value-type="float">
            <text:p>0.3588984</text:p>
          </table:table-cell>
          <table:table-cell office:value-type="float" office:value="0.3253418" calcext:value-type="float">
            <text:p>0.3253418</text:p>
          </table:table-cell>
          <table:table-cell office:value-type="float" office:value="0" calcext:value-type="float">
            <text:p>0</text:p>
          </table:table-cell>
          <table:table-cell office:value-type="float" office:value="6077.312" calcext:value-type="float">
            <text:p>6077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5426" calcext:value-type="float">
            <text:p>14.75426</text:p>
          </table:table-cell>
          <table:table-cell office:value-type="float" office:value="0" calcext:value-type="float">
            <text:p>0</text:p>
          </table:table-cell>
          <table:table-cell office:value-type="float" office:value="-0.172158" calcext:value-type="float">
            <text:p>-0.1721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15.3129" calcext:value-type="float">
            <text:p>15.3129</text:p>
          </table:table-cell>
          <table:table-cell office:value-type="float" office:value="1116.066" calcext:value-type="float">
            <text:p>1116.066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08166575" calcext:value-type="float">
            <text:p>-0.0008166575</text:p>
          </table:table-cell>
          <table:table-cell office:value-type="float" office:value="4.601841" calcext:value-type="float">
            <text:p>4.601841</text:p>
          </table:table-cell>
          <table:table-cell office:value-type="float" office:value="18.00924" calcext:value-type="float">
            <text:p>18.00924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438954" calcext:value-type="float">
            <text:p>0.003438954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822743" calcext:value-type="float">
            <text:p>1.822743</text:p>
          </table:table-cell>
          <table:table-cell office:value-type="float" office:value="-0.081116" calcext:value-type="float">
            <text:p>-0.081116</text:p>
          </table:table-cell>
          <table:table-cell office:value-type="float" office:value="-0.0003291717" calcext:value-type="float">
            <text:p>-0.0003291717</text:p>
          </table:table-cell>
          <table:table-cell office:value-type="float" office:value="0.005281831" calcext:value-type="float">
            <text:p>0.005281831</text:p>
          </table:table-cell>
          <table:table-cell office:value-type="float" office:value="26.4904" calcext:value-type="float">
            <text:p>26.4904</text:p>
          </table:table-cell>
          <table:table-cell office:value-type="float" office:value="13.14916" calcext:value-type="float">
            <text:p>13.14916</text:p>
          </table:table-cell>
          <table:table-cell office:value-type="float" office:value="3.673363" calcext:value-type="float">
            <text:p>3.673363</text:p>
          </table:table-cell>
          <table:table-cell office:value-type="float" office:value="81.09273" calcext:value-type="float">
            <text:p>81.09273</text:p>
          </table:table-cell>
          <table:table-cell office:value-type="float" office:value="0.09570475" calcext:value-type="float">
            <text:p>0.09570475</text:p>
          </table:table-cell>
          <table:table-cell office:value-type="float" office:value="0.07278177" calcext:value-type="float">
            <text:p>0.07278177</text:p>
          </table:table-cell>
          <table:table-cell office:value-type="float" office:value="0.02292796" calcext:value-type="float">
            <text:p>0.02292796</text:p>
          </table:table-cell>
          <table:table-cell office:value-type="float" office:value="0.01500588" calcext:value-type="float">
            <text:p>0.01500588</text:p>
          </table:table-cell>
          <table:table-cell office:value-type="float" office:value="0.03537191" calcext:value-type="float">
            <text:p>0.03537191</text:p>
          </table:table-cell>
          <table:table-cell office:value-type="float" office:value="0.02934957" calcext:value-type="float">
            <text:p>0.02934957</text:p>
          </table:table-cell>
          <table:table-cell office:value-type="float" office:value="0.02487527" calcext:value-type="float">
            <text:p>0.02487527</text:p>
          </table:table-cell>
          <table:table-cell office:value-type="float" office:value="0.02164832" calcext:value-type="float">
            <text:p>0.02164832</text:p>
          </table:table-cell>
          <table:table-cell office:value-type="float" office:value="0.01819737" calcext:value-type="float">
            <text:p>0.01819737</text:p>
          </table:table-cell>
          <table:table-cell office:value-type="float" office:value="0.01432651" calcext:value-type="float">
            <text:p>0.01432651</text:p>
          </table:table-cell>
          <table:table-cell office:value-type="float" office:value="0.006567772" calcext:value-type="float">
            <text:p>0.006567772</text:p>
          </table:table-cell>
          <table:table-cell office:value-type="float" office:value="0" calcext:value-type="float">
            <text:p>0</text:p>
          </table:table-cell>
          <table:table-cell office:value-type="float" office:value="11.82589" calcext:value-type="float">
            <text:p>11.82589</text:p>
          </table:table-cell>
          <table:table-cell office:value-type="float" office:value="39.44587" calcext:value-type="float">
            <text:p>39.44587</text:p>
          </table:table-cell>
          <table:table-cell office:value-type="float" office:value="100.3491" calcext:value-type="float">
            <text:p>100.3491</text:p>
          </table:table-cell>
          <table:table-cell office:value-type="float" office:value="20.24653" calcext:value-type="float">
            <text:p>20.24653</text:p>
          </table:table-cell>
          <table:table-cell office:value-type="float" office:value="20.77894" calcext:value-type="float">
            <text:p>20.77894</text:p>
          </table:table-cell>
          <table:table-cell office:value-type="float" office:value="12.93604" calcext:value-type="float">
            <text:p>12.93604</text:p>
          </table:table-cell>
          <table:table-cell office:value-type="float" office:value="10.27164" calcext:value-type="float">
            <text:p>10.27164</text:p>
          </table:table-cell>
          <table:table-cell office:value-type="float" office:value="7.730592" calcext:value-type="float">
            <text:p>7.730592</text:p>
          </table:table-cell>
          <table:table-cell office:value-type="float" office:value="3.878079" calcext:value-type="float">
            <text:p>3.878079</text:p>
          </table:table-cell>
          <table:table-cell office:value-type="float" office:value="1.806955" calcext:value-type="float">
            <text:p>1.806955</text:p>
          </table:table-cell>
          <table:table-cell office:value-type="float" office:value="0.9248322" calcext:value-type="float">
            <text:p>0.9248322</text:p>
          </table:table-cell>
          <table:table-cell office:value-type="float" office:value="0.4858828" calcext:value-type="float">
            <text:p>0.4858828</text:p>
          </table:table-cell>
          <table:table-cell office:value-type="float" office:value="0.3576078" calcext:value-type="float">
            <text:p>0.3576078</text:p>
          </table:table-cell>
          <table:table-cell office:value-type="float" office:value="0.325359" calcext:value-type="float">
            <text:p>0.325359</text:p>
          </table:table-cell>
          <table:table-cell office:value-type="float" office:value="0" calcext:value-type="float">
            <text:p>0</text:p>
          </table:table-cell>
          <table:table-cell office:value-type="float" office:value="6089.385" calcext:value-type="float">
            <text:p>6089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5558" calcext:value-type="float">
            <text:p>15.05558</text:p>
          </table:table-cell>
          <table:table-cell office:value-type="float" office:value="0" calcext:value-type="float">
            <text:p>0</text:p>
          </table:table-cell>
          <table:table-cell office:value-type="float" office:value="-0.1723255" calcext:value-type="float">
            <text:p>-0.17232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15.19218" calcext:value-type="float">
            <text:p>15.19218</text:p>
          </table:table-cell>
          <table:table-cell office:value-type="float" office:value="1115.864" calcext:value-type="float">
            <text:p>1115.864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1273468" calcext:value-type="float">
            <text:p>-0.001273468</text:p>
          </table:table-cell>
          <table:table-cell office:value-type="float" office:value="4.555623" calcext:value-type="float">
            <text:p>4.555623</text:p>
          </table:table-cell>
          <table:table-cell office:value-type="float" office:value="18.35657" calcext:value-type="float">
            <text:p>18.35657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450649" calcext:value-type="float">
            <text:p>0.003450649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826195" calcext:value-type="float">
            <text:p>1.826195</text:p>
          </table:table-cell>
          <table:table-cell office:value-type="float" office:value="-0.08165856" calcext:value-type="float">
            <text:p>-0.08165856</text:p>
          </table:table-cell>
          <table:table-cell office:value-type="float" office:value="-0.0003723376" calcext:value-type="float">
            <text:p>-0.0003723376</text:p>
          </table:table-cell>
          <table:table-cell office:value-type="float" office:value="0.005376567" calcext:value-type="float">
            <text:p>0.005376567</text:p>
          </table:table-cell>
          <table:table-cell office:value-type="float" office:value="26.27582" calcext:value-type="float">
            <text:p>26.27582</text:p>
          </table:table-cell>
          <table:table-cell office:value-type="float" office:value="13.12566" calcext:value-type="float">
            <text:p>13.12566</text:p>
          </table:table-cell>
          <table:table-cell office:value-type="float" office:value="3.456937" calcext:value-type="float">
            <text:p>3.456937</text:p>
          </table:table-cell>
          <table:table-cell office:value-type="float" office:value="80.35034" calcext:value-type="float">
            <text:p>80.35034</text:p>
          </table:table-cell>
          <table:table-cell office:value-type="float" office:value="0.09995688" calcext:value-type="float">
            <text:p>0.09995688</text:p>
          </table:table-cell>
          <table:table-cell office:value-type="float" office:value="0.07681327" calcext:value-type="float">
            <text:p>0.07681327</text:p>
          </table:table-cell>
          <table:table-cell office:value-type="float" office:value="0.02342721" calcext:value-type="float">
            <text:p>0.02342721</text:p>
          </table:table-cell>
          <table:table-cell office:value-type="float" office:value="0.01498662" calcext:value-type="float">
            <text:p>0.01498662</text:p>
          </table:table-cell>
          <table:table-cell office:value-type="float" office:value="0.03516011" calcext:value-type="float">
            <text:p>0.03516011</text:p>
          </table:table-cell>
          <table:table-cell office:value-type="float" office:value="0.0291712" calcext:value-type="float">
            <text:p>0.0291712</text:p>
          </table:table-cell>
          <table:table-cell office:value-type="float" office:value="0.0247751" calcext:value-type="float">
            <text:p>0.0247751</text:p>
          </table:table-cell>
          <table:table-cell office:value-type="float" office:value="0.02157367" calcext:value-type="float">
            <text:p>0.02157367</text:p>
          </table:table-cell>
          <table:table-cell office:value-type="float" office:value="0.01813464" calcext:value-type="float">
            <text:p>0.01813464</text:p>
          </table:table-cell>
          <table:table-cell office:value-type="float" office:value="0.01428305" calcext:value-type="float">
            <text:p>0.01428305</text:p>
          </table:table-cell>
          <table:table-cell office:value-type="float" office:value="0.006581252" calcext:value-type="float">
            <text:p>0.006581252</text:p>
          </table:table-cell>
          <table:table-cell office:value-type="float" office:value="0" calcext:value-type="float">
            <text:p>0</text:p>
          </table:table-cell>
          <table:table-cell office:value-type="float" office:value="11.95267" calcext:value-type="float">
            <text:p>11.95267</text:p>
          </table:table-cell>
          <table:table-cell office:value-type="float" office:value="43.63114" calcext:value-type="float">
            <text:p>43.63114</text:p>
          </table:table-cell>
          <table:table-cell office:value-type="float" office:value="101.3647" calcext:value-type="float">
            <text:p>101.3647</text:p>
          </table:table-cell>
          <table:table-cell office:value-type="float" office:value="21.0694" calcext:value-type="float">
            <text:p>21.0694</text:p>
          </table:table-cell>
          <table:table-cell office:value-type="float" office:value="21.34788" calcext:value-type="float">
            <text:p>21.34788</text:p>
          </table:table-cell>
          <table:table-cell office:value-type="float" office:value="13.09825" calcext:value-type="float">
            <text:p>13.09825</text:p>
          </table:table-cell>
          <table:table-cell office:value-type="float" office:value="10.32507" calcext:value-type="float">
            <text:p>10.32507</text:p>
          </table:table-cell>
          <table:table-cell office:value-type="float" office:value="7.792137" calcext:value-type="float">
            <text:p>7.792137</text:p>
          </table:table-cell>
          <table:table-cell office:value-type="float" office:value="3.904645" calcext:value-type="float">
            <text:p>3.904645</text:p>
          </table:table-cell>
          <table:table-cell office:value-type="float" office:value="1.814673" calcext:value-type="float">
            <text:p>1.814673</text:p>
          </table:table-cell>
          <table:table-cell office:value-type="float" office:value="0.925906" calcext:value-type="float">
            <text:p>0.925906</text:p>
          </table:table-cell>
          <table:table-cell office:value-type="float" office:value="0.4865236" calcext:value-type="float">
            <text:p>0.4865236</text:p>
          </table:table-cell>
          <table:table-cell office:value-type="float" office:value="0.3555594" calcext:value-type="float">
            <text:p>0.3555594</text:p>
          </table:table-cell>
          <table:table-cell office:value-type="float" office:value="0.3253785" calcext:value-type="float">
            <text:p>0.3253785</text:p>
          </table:table-cell>
          <table:table-cell office:value-type="float" office:value="0" calcext:value-type="float">
            <text:p>0</text:p>
          </table:table-cell>
          <table:table-cell office:value-type="float" office:value="6095.763" calcext:value-type="float">
            <text:p>6095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6023" calcext:value-type="float">
            <text:p>15.36023</text:p>
          </table:table-cell>
          <table:table-cell office:value-type="float" office:value="0" calcext:value-type="float">
            <text:p>0</text:p>
          </table:table-cell>
          <table:table-cell office:value-type="float" office:value="-0.1724902" calcext:value-type="float">
            <text:p>-0.17249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15.08805" calcext:value-type="float">
            <text:p>15.08805</text:p>
          </table:table-cell>
          <table:table-cell office:value-type="float" office:value="1115.675" calcext:value-type="float">
            <text:p>1115.67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1993331" calcext:value-type="float">
            <text:p>-0.001993331</text:p>
          </table:table-cell>
          <table:table-cell office:value-type="float" office:value="4.503143" calcext:value-type="float">
            <text:p>4.503143</text:p>
          </table:table-cell>
          <table:table-cell office:value-type="float" office:value="18.68269" calcext:value-type="float">
            <text:p>18.68269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460213" calcext:value-type="float">
            <text:p>0.003460213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828778" calcext:value-type="float">
            <text:p>1.828778</text:p>
          </table:table-cell>
          <table:table-cell office:value-type="float" office:value="-0.08212646" calcext:value-type="float">
            <text:p>-0.08212646</text:p>
          </table:table-cell>
          <table:table-cell office:value-type="float" office:value="-0.0004122198" calcext:value-type="float">
            <text:p>-0.0004122198</text:p>
          </table:table-cell>
          <table:table-cell office:value-type="float" office:value="0.005471691" calcext:value-type="float">
            <text:p>0.005471691</text:p>
          </table:table-cell>
          <table:table-cell office:value-type="float" office:value="26.12219" calcext:value-type="float">
            <text:p>26.12219</text:p>
          </table:table-cell>
          <table:table-cell office:value-type="float" office:value="12.85928" calcext:value-type="float">
            <text:p>12.85928</text:p>
          </table:table-cell>
          <table:table-cell office:value-type="float" office:value="3.239403" calcext:value-type="float">
            <text:p>3.239403</text:p>
          </table:table-cell>
          <table:table-cell office:value-type="float" office:value="79.54506" calcext:value-type="float">
            <text:p>79.54506</text:p>
          </table:table-cell>
          <table:table-cell office:value-type="float" office:value="0.09763385" calcext:value-type="float">
            <text:p>0.09763385</text:p>
          </table:table-cell>
          <table:table-cell office:value-type="float" office:value="0.07643655" calcext:value-type="float">
            <text:p>0.07643655</text:p>
          </table:table-cell>
          <table:table-cell office:value-type="float" office:value="0.02324298" calcext:value-type="float">
            <text:p>0.02324298</text:p>
          </table:table-cell>
          <table:table-cell office:value-type="float" office:value="0.01503477" calcext:value-type="float">
            <text:p>0.01503477</text:p>
          </table:table-cell>
          <table:table-cell office:value-type="float" office:value="0.03504615" calcext:value-type="float">
            <text:p>0.03504615</text:p>
          </table:table-cell>
          <table:table-cell office:value-type="float" office:value="0.02900273" calcext:value-type="float">
            <text:p>0.02900273</text:p>
          </table:table-cell>
          <table:table-cell office:value-type="float" office:value="0.02467452" calcext:value-type="float">
            <text:p>0.02467452</text:p>
          </table:table-cell>
          <table:table-cell office:value-type="float" office:value="0.02150071" calcext:value-type="float">
            <text:p>0.02150071</text:p>
          </table:table-cell>
          <table:table-cell office:value-type="float" office:value="0.01806522" calcext:value-type="float">
            <text:p>0.01806522</text:p>
          </table:table-cell>
          <table:table-cell office:value-type="float" office:value="0.01424678" calcext:value-type="float">
            <text:p>0.01424678</text:p>
          </table:table-cell>
          <table:table-cell office:value-type="float" office:value="0.006594655" calcext:value-type="float">
            <text:p>0.006594655</text:p>
          </table:table-cell>
          <table:table-cell office:value-type="float" office:value="0" calcext:value-type="float">
            <text:p>0</text:p>
          </table:table-cell>
          <table:table-cell office:value-type="float" office:value="12.37701" calcext:value-type="float">
            <text:p>12.37701</text:p>
          </table:table-cell>
          <table:table-cell office:value-type="float" office:value="47.23866" calcext:value-type="float">
            <text:p>47.23866</text:p>
          </table:table-cell>
          <table:table-cell office:value-type="float" office:value="102.3307" calcext:value-type="float">
            <text:p>102.3307</text:p>
          </table:table-cell>
          <table:table-cell office:value-type="float" office:value="21.8608" calcext:value-type="float">
            <text:p>21.8608</text:p>
          </table:table-cell>
          <table:table-cell office:value-type="float" office:value="21.91162" calcext:value-type="float">
            <text:p>21.91162</text:p>
          </table:table-cell>
          <table:table-cell office:value-type="float" office:value="13.26377" calcext:value-type="float">
            <text:p>13.26377</text:p>
          </table:table-cell>
          <table:table-cell office:value-type="float" office:value="10.38164" calcext:value-type="float">
            <text:p>10.38164</text:p>
          </table:table-cell>
          <table:table-cell office:value-type="float" office:value="7.85668" calcext:value-type="float">
            <text:p>7.85668</text:p>
          </table:table-cell>
          <table:table-cell office:value-type="float" office:value="3.932826" calcext:value-type="float">
            <text:p>3.932826</text:p>
          </table:table-cell>
          <table:table-cell office:value-type="float" office:value="1.823163" calcext:value-type="float">
            <text:p>1.823163</text:p>
          </table:table-cell>
          <table:table-cell office:value-type="float" office:value="0.9273798" calcext:value-type="float">
            <text:p>0.9273798</text:p>
          </table:table-cell>
          <table:table-cell office:value-type="float" office:value="0.4863388" calcext:value-type="float">
            <text:p>0.4863388</text:p>
          </table:table-cell>
          <table:table-cell office:value-type="float" office:value="0.3545506" calcext:value-type="float">
            <text:p>0.3545506</text:p>
          </table:table-cell>
          <table:table-cell office:value-type="float" office:value="0.3253983" calcext:value-type="float">
            <text:p>0.3253983</text:p>
          </table:table-cell>
          <table:table-cell office:value-type="float" office:value="0" calcext:value-type="float">
            <text:p>0</text:p>
          </table:table-cell>
          <table:table-cell office:value-type="float" office:value="6098.663" calcext:value-type="float">
            <text:p>6098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694" calcext:value-type="float">
            <text:p>15.63694</text:p>
          </table:table-cell>
          <table:table-cell office:value-type="float" office:value="0" calcext:value-type="float">
            <text:p>0</text:p>
          </table:table-cell>
          <table:table-cell office:value-type="float" office:value="-0.1726236" calcext:value-type="float">
            <text:p>-0.17262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14.99372" calcext:value-type="float">
            <text:p>14.99372</text:p>
          </table:table-cell>
          <table:table-cell office:value-type="float" office:value="1115.497" calcext:value-type="float">
            <text:p>1115.49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3145948" calcext:value-type="float">
            <text:p>-0.003145948</text:p>
          </table:table-cell>
          <table:table-cell office:value-type="float" office:value="4.448277" calcext:value-type="float">
            <text:p>4.448277</text:p>
          </table:table-cell>
          <table:table-cell office:value-type="float" office:value="18.99146" calcext:value-type="float">
            <text:p>18.99146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467721" calcext:value-type="float">
            <text:p>0.003467721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830676" calcext:value-type="float">
            <text:p>1.830676</text:p>
          </table:table-cell>
          <table:table-cell office:value-type="float" office:value="-0.08256476" calcext:value-type="float">
            <text:p>-0.08256476</text:p>
          </table:table-cell>
          <table:table-cell office:value-type="float" office:value="-0.0004490204" calcext:value-type="float">
            <text:p>-0.0004490204</text:p>
          </table:table-cell>
          <table:table-cell office:value-type="float" office:value="0.005562017" calcext:value-type="float">
            <text:p>0.005562017</text:p>
          </table:table-cell>
          <table:table-cell office:value-type="float" office:value="25.98762" calcext:value-type="float">
            <text:p>25.98762</text:p>
          </table:table-cell>
          <table:table-cell office:value-type="float" office:value="12.53156" calcext:value-type="float">
            <text:p>12.53156</text:p>
          </table:table-cell>
          <table:table-cell office:value-type="float" office:value="3.030588" calcext:value-type="float">
            <text:p>3.030588</text:p>
          </table:table-cell>
          <table:table-cell office:value-type="float" office:value="78.70151" calcext:value-type="float">
            <text:p>78.70151</text:p>
          </table:table-cell>
          <table:table-cell office:value-type="float" office:value="0.09337979" calcext:value-type="float">
            <text:p>0.09337979</text:p>
          </table:table-cell>
          <table:table-cell office:value-type="float" office:value="0.07420042" calcext:value-type="float">
            <text:p>0.07420042</text:p>
          </table:table-cell>
          <table:table-cell office:value-type="float" office:value="0.02275118" calcext:value-type="float">
            <text:p>0.02275118</text:p>
          </table:table-cell>
          <table:table-cell office:value-type="float" office:value="0.01512753" calcext:value-type="float">
            <text:p>0.01512753</text:p>
          </table:table-cell>
          <table:table-cell office:value-type="float" office:value="0.03498182" calcext:value-type="float">
            <text:p>0.03498182</text:p>
          </table:table-cell>
          <table:table-cell office:value-type="float" office:value="0.02885621" calcext:value-type="float">
            <text:p>0.02885621</text:p>
          </table:table-cell>
          <table:table-cell office:value-type="float" office:value="0.02457487" calcext:value-type="float">
            <text:p>0.02457487</text:p>
          </table:table-cell>
          <table:table-cell office:value-type="float" office:value="0.02142832" calcext:value-type="float">
            <text:p>0.02142832</text:p>
          </table:table-cell>
          <table:table-cell office:value-type="float" office:value="0.01800054" calcext:value-type="float">
            <text:p>0.01800054</text:p>
          </table:table-cell>
          <table:table-cell office:value-type="float" office:value="0.01420643" calcext:value-type="float">
            <text:p>0.01420643</text:p>
          </table:table-cell>
          <table:table-cell office:value-type="float" office:value="0.006607994" calcext:value-type="float">
            <text:p>0.006607994</text:p>
          </table:table-cell>
          <table:table-cell office:value-type="float" office:value="0" calcext:value-type="float">
            <text:p>0</text:p>
          </table:table-cell>
          <table:table-cell office:value-type="float" office:value="13.24485" calcext:value-type="float">
            <text:p>13.24485</text:p>
          </table:table-cell>
          <table:table-cell office:value-type="float" office:value="50.44378" calcext:value-type="float">
            <text:p>50.44378</text:p>
          </table:table-cell>
          <table:table-cell office:value-type="float" office:value="103.2482" calcext:value-type="float">
            <text:p>103.2482</text:p>
          </table:table-cell>
          <table:table-cell office:value-type="float" office:value="22.59495" calcext:value-type="float">
            <text:p>22.59495</text:p>
          </table:table-cell>
          <table:table-cell office:value-type="float" office:value="22.44046" calcext:value-type="float">
            <text:p>22.44046</text:p>
          </table:table-cell>
          <table:table-cell office:value-type="float" office:value="13.4239" calcext:value-type="float">
            <text:p>13.4239</text:p>
          </table:table-cell>
          <table:table-cell office:value-type="float" office:value="10.43827" calcext:value-type="float">
            <text:p>10.43827</text:p>
          </table:table-cell>
          <table:table-cell office:value-type="float" office:value="7.922145" calcext:value-type="float">
            <text:p>7.922145</text:p>
          </table:table-cell>
          <table:table-cell office:value-type="float" office:value="3.962236" calcext:value-type="float">
            <text:p>3.962236</text:p>
          </table:table-cell>
          <table:table-cell office:value-type="float" office:value="1.832234" calcext:value-type="float">
            <text:p>1.832234</text:p>
          </table:table-cell>
          <table:table-cell office:value-type="float" office:value="0.9291047" calcext:value-type="float">
            <text:p>0.9291047</text:p>
          </table:table-cell>
          <table:table-cell office:value-type="float" office:value="0.4868575" calcext:value-type="float">
            <text:p>0.4868575</text:p>
          </table:table-cell>
          <table:table-cell office:value-type="float" office:value="0.3531854" calcext:value-type="float">
            <text:p>0.3531854</text:p>
          </table:table-cell>
          <table:table-cell office:value-type="float" office:value="0.3254181" calcext:value-type="float">
            <text:p>0.3254181</text:p>
          </table:table-cell>
          <table:table-cell office:value-type="float" office:value="0" calcext:value-type="float">
            <text:p>0</text:p>
          </table:table-cell>
          <table:table-cell office:value-type="float" office:value="6100.395" calcext:value-type="float">
            <text:p>6100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9283" calcext:value-type="float">
            <text:p>15.89283</text:p>
          </table:table-cell>
          <table:table-cell office:value-type="float" office:value="0" calcext:value-type="float">
            <text:p>0</text:p>
          </table:table-cell>
          <table:table-cell office:value-type="float" office:value="-0.1727348" calcext:value-type="float">
            <text:p>-0.17273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14.91151" calcext:value-type="float">
            <text:p>14.91151</text:p>
          </table:table-cell>
          <table:table-cell office:value-type="float" office:value="1115.335" calcext:value-type="float">
            <text:p>1115.33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4908109" calcext:value-type="float">
            <text:p>-0.004908109</text:p>
          </table:table-cell>
          <table:table-cell office:value-type="float" office:value="4.366873" calcext:value-type="float">
            <text:p>4.366873</text:p>
          </table:table-cell>
          <table:table-cell office:value-type="float" office:value="19.30264" calcext:value-type="float">
            <text:p>19.30264</text:p>
          </table:table-cell>
          <table:table-cell office:value-type="float" office:value="0.06629329" calcext:value-type="float">
            <text:p>0.06629329</text:p>
          </table:table-cell>
          <table:table-cell office:value-type="float" office:value="0.003476787" calcext:value-type="float">
            <text:p>0.003476787</text:p>
          </table:table-cell>
          <table:table-cell office:value-type="float" office:value="0.2071952" calcext:value-type="float">
            <text:p>0.2071952</text:p>
          </table:table-cell>
          <table:table-cell office:value-type="float" office:value="1.833052" calcext:value-type="float">
            <text:p>1.833052</text:p>
          </table:table-cell>
          <table:table-cell office:value-type="float" office:value="-0.08305249" calcext:value-type="float">
            <text:p>-0.08305249</text:p>
          </table:table-cell>
          <table:table-cell office:value-type="float" office:value="-0.0004649636" calcext:value-type="float">
            <text:p>-0.0004649636</text:p>
          </table:table-cell>
          <table:table-cell office:value-type="float" office:value="0.005643822" calcext:value-type="float">
            <text:p>0.005643822</text:p>
          </table:table-cell>
          <table:table-cell office:value-type="float" office:value="25.87097" calcext:value-type="float">
            <text:p>25.87097</text:p>
          </table:table-cell>
          <table:table-cell office:value-type="float" office:value="9.646646" calcext:value-type="float">
            <text:p>9.646646</text:p>
          </table:table-cell>
          <table:table-cell office:value-type="float" office:value="3.006215" calcext:value-type="float">
            <text:p>3.006215</text:p>
          </table:table-cell>
          <table:table-cell office:value-type="float" office:value="77.75413" calcext:value-type="float">
            <text:p>77.75413</text:p>
          </table:table-cell>
          <table:table-cell office:value-type="float" office:value="0.08800205" calcext:value-type="float">
            <text:p>0.08800205</text:p>
          </table:table-cell>
          <table:table-cell office:value-type="float" office:value="0.06956506" calcext:value-type="float">
            <text:p>0.06956506</text:p>
          </table:table-cell>
          <table:table-cell office:value-type="float" office:value="0.02245291" calcext:value-type="float">
            <text:p>0.02245291</text:p>
          </table:table-cell>
          <table:table-cell office:value-type="float" office:value="0.01533387" calcext:value-type="float">
            <text:p>0.01533387</text:p>
          </table:table-cell>
          <table:table-cell office:value-type="float" office:value="0.03494933" calcext:value-type="float">
            <text:p>0.03494933</text:p>
          </table:table-cell>
          <table:table-cell office:value-type="float" office:value="0.02874031" calcext:value-type="float">
            <text:p>0.02874031</text:p>
          </table:table-cell>
          <table:table-cell office:value-type="float" office:value="0.02447785" calcext:value-type="float">
            <text:p>0.02447785</text:p>
          </table:table-cell>
          <table:table-cell office:value-type="float" office:value="0.02135563" calcext:value-type="float">
            <text:p>0.02135563</text:p>
          </table:table-cell>
          <table:table-cell office:value-type="float" office:value="0.01793471" calcext:value-type="float">
            <text:p>0.01793471</text:p>
          </table:table-cell>
          <table:table-cell office:value-type="float" office:value="0.01416473" calcext:value-type="float">
            <text:p>0.01416473</text:p>
          </table:table-cell>
          <table:table-cell office:value-type="float" office:value="0.006621276" calcext:value-type="float">
            <text:p>0.006621276</text:p>
          </table:table-cell>
          <table:table-cell office:value-type="float" office:value="0" calcext:value-type="float">
            <text:p>0</text:p>
          </table:table-cell>
          <table:table-cell office:value-type="float" office:value="18.51064" calcext:value-type="float">
            <text:p>18.51064</text:p>
          </table:table-cell>
          <table:table-cell office:value-type="float" office:value="52.37447" calcext:value-type="float">
            <text:p>52.37447</text:p>
          </table:table-cell>
          <table:table-cell office:value-type="float" office:value="104.2299" calcext:value-type="float">
            <text:p>104.2299</text:p>
          </table:table-cell>
          <table:table-cell office:value-type="float" office:value="23.4921" calcext:value-type="float">
            <text:p>23.4921</text:p>
          </table:table-cell>
          <table:table-cell office:value-type="float" office:value="22.9586" calcext:value-type="float">
            <text:p>22.9586</text:p>
          </table:table-cell>
          <table:table-cell office:value-type="float" office:value="13.57583" calcext:value-type="float">
            <text:p>13.57583</text:p>
          </table:table-cell>
          <table:table-cell office:value-type="float" office:value="10.49" calcext:value-type="float">
            <text:p>10.49</text:p>
          </table:table-cell>
          <table:table-cell office:value-type="float" office:value="7.98692" calcext:value-type="float">
            <text:p>7.98692</text:p>
          </table:table-cell>
          <table:table-cell office:value-type="float" office:value="3.992051" calcext:value-type="float">
            <text:p>3.992051</text:p>
          </table:table-cell>
          <table:table-cell office:value-type="float" office:value="1.84123" calcext:value-type="float">
            <text:p>1.84123</text:p>
          </table:table-cell>
          <table:table-cell office:value-type="float" office:value="0.9307681" calcext:value-type="float">
            <text:p>0.9307681</text:p>
          </table:table-cell>
          <table:table-cell office:value-type="float" office:value="0.4872842" calcext:value-type="float">
            <text:p>0.4872842</text:p>
          </table:table-cell>
          <table:table-cell office:value-type="float" office:value="0.3518003" calcext:value-type="float">
            <text:p>0.3518003</text:p>
          </table:table-cell>
          <table:table-cell office:value-type="float" office:value="0.325438" calcext:value-type="float">
            <text:p>0.325438</text:p>
          </table:table-cell>
          <table:table-cell office:value-type="float" office:value="0" calcext:value-type="float">
            <text:p>0</text:p>
          </table:table-cell>
          <table:table-cell office:value-type="float" office:value="5978.487" calcext:value-type="float">
            <text:p>5978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1891" calcext:value-type="float">
            <text:p>16.11891</text:p>
          </table:table-cell>
          <table:table-cell office:value-type="float" office:value="0" calcext:value-type="float">
            <text:p>0</text:p>
          </table:table-cell>
          <table:table-cell office:value-type="float" office:value="-0.1728294" calcext:value-type="float">
            <text:p>-0.17282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4.84268" calcext:value-type="float">
            <text:p>14.84268</text:p>
          </table:table-cell>
          <table:table-cell office:value-type="float" office:value="1115.21" calcext:value-type="float">
            <text:p>1115.21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6505521" calcext:value-type="float">
            <text:p>-0.006505521</text:p>
          </table:table-cell>
          <table:table-cell office:value-type="float" office:value="3.964996" calcext:value-type="float">
            <text:p>3.964996</text:p>
          </table:table-cell>
          <table:table-cell office:value-type="float" office:value="19.77949" calcext:value-type="float">
            <text:p>19.7794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532902" calcext:value-type="float">
            <text:p>0.003532902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3948" calcext:value-type="float">
            <text:p>1.83948</text:p>
          </table:table-cell>
          <table:table-cell office:value-type="float" office:value="-0.0926322" calcext:value-type="float">
            <text:p>-0.0926322</text:p>
          </table:table-cell>
          <table:table-cell office:value-type="float" office:value="-0.00053482" calcext:value-type="float">
            <text:p>-0.00053482</text:p>
          </table:table-cell>
          <table:table-cell office:value-type="float" office:value="0.005707287" calcext:value-type="float">
            <text:p>0.005707287</text:p>
          </table:table-cell>
          <table:table-cell office:value-type="float" office:value="25.79522" calcext:value-type="float">
            <text:p>25.79522</text:p>
          </table:table-cell>
          <table:table-cell office:value-type="float" office:value="7.492303" calcext:value-type="float">
            <text:p>7.492303</text:p>
          </table:table-cell>
          <table:table-cell office:value-type="float" office:value="5.732054" calcext:value-type="float">
            <text:p>5.732054</text:p>
          </table:table-cell>
          <table:table-cell office:value-type="float" office:value="65.19225" calcext:value-type="float">
            <text:p>65.19225</text:p>
          </table:table-cell>
          <table:table-cell office:value-type="float" office:value="4.88905" calcext:value-type="float">
            <text:p>4.88905</text:p>
          </table:table-cell>
          <table:table-cell office:value-type="float" office:value="0.3432414" calcext:value-type="float">
            <text:p>0.3432414</text:p>
          </table:table-cell>
          <table:table-cell office:value-type="float" office:value="0.02460592" calcext:value-type="float">
            <text:p>0.02460592</text:p>
          </table:table-cell>
          <table:table-cell office:value-type="float" office:value="0.01621432" calcext:value-type="float">
            <text:p>0.01621432</text:p>
          </table:table-cell>
          <table:table-cell office:value-type="float" office:value="0.03505662" calcext:value-type="float">
            <text:p>0.03505662</text:p>
          </table:table-cell>
          <table:table-cell office:value-type="float" office:value="0.02866677" calcext:value-type="float">
            <text:p>0.02866677</text:p>
          </table:table-cell>
          <table:table-cell office:value-type="float" office:value="0.0243874" calcext:value-type="float">
            <text:p>0.0243874</text:p>
          </table:table-cell>
          <table:table-cell office:value-type="float" office:value="0.02127373" calcext:value-type="float">
            <text:p>0.02127373</text:p>
          </table:table-cell>
          <table:table-cell office:value-type="float" office:value="0.01785859" calcext:value-type="float">
            <text:p>0.01785859</text:p>
          </table:table-cell>
          <table:table-cell office:value-type="float" office:value="0.01411148" calcext:value-type="float">
            <text:p>0.01411148</text:p>
          </table:table-cell>
          <table:table-cell office:value-type="float" office:value="0.006634464" calcext:value-type="float">
            <text:p>0.006634464</text:p>
          </table:table-cell>
          <table:table-cell office:value-type="float" office:value="0" calcext:value-type="float">
            <text:p>0</text:p>
          </table:table-cell>
          <table:table-cell office:value-type="float" office:value="32.02831" calcext:value-type="float">
            <text:p>32.02831</text:p>
          </table:table-cell>
          <table:table-cell office:value-type="float" office:value="34.85663" calcext:value-type="float">
            <text:p>34.85663</text:p>
          </table:table-cell>
          <table:table-cell office:value-type="float" office:value="76.56191" calcext:value-type="float">
            <text:p>76.56191</text:p>
          </table:table-cell>
          <table:table-cell office:value-type="float" office:value="54.1053" calcext:value-type="float">
            <text:p>54.1053</text:p>
          </table:table-cell>
          <table:table-cell office:value-type="float" office:value="39.72118" calcext:value-type="float">
            <text:p>39.72118</text:p>
          </table:table-cell>
          <table:table-cell office:value-type="float" office:value="16.25421" calcext:value-type="float">
            <text:p>16.25421</text:p>
          </table:table-cell>
          <table:table-cell office:value-type="float" office:value="9.614432" calcext:value-type="float">
            <text:p>9.614432</text:p>
          </table:table-cell>
          <table:table-cell office:value-type="float" office:value="8.217055" calcext:value-type="float">
            <text:p>8.217055</text:p>
          </table:table-cell>
          <table:table-cell office:value-type="float" office:value="4.031973" calcext:value-type="float">
            <text:p>4.031973</text:p>
          </table:table-cell>
          <table:table-cell office:value-type="float" office:value="1.85065" calcext:value-type="float">
            <text:p>1.85065</text:p>
          </table:table-cell>
          <table:table-cell office:value-type="float" office:value="0.9306772" calcext:value-type="float">
            <text:p>0.9306772</text:p>
          </table:table-cell>
          <table:table-cell office:value-type="float" office:value="0.4862324" calcext:value-type="float">
            <text:p>0.4862324</text:p>
          </table:table-cell>
          <table:table-cell office:value-type="float" office:value="0.3491939" calcext:value-type="float">
            <text:p>0.3491939</text:p>
          </table:table-cell>
          <table:table-cell office:value-type="float" office:value="0.3254581" calcext:value-type="float">
            <text:p>0.3254581</text:p>
          </table:table-cell>
          <table:table-cell office:value-type="float" office:value="0" calcext:value-type="float">
            <text:p>0</text:p>
          </table:table-cell>
          <table:table-cell office:value-type="float" office:value="1423.729" calcext:value-type="float">
            <text:p>1423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004" calcext:value-type="float">
            <text:p>16.29004</text:p>
          </table:table-cell>
          <table:table-cell office:value-type="float" office:value="0" calcext:value-type="float">
            <text:p>0</text:p>
          </table:table-cell>
          <table:table-cell office:value-type="float" office:value="-0.223764" calcext:value-type="float">
            <text:p>-0.2237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4.79373" calcext:value-type="float">
            <text:p>14.79373</text:p>
          </table:table-cell>
          <table:table-cell office:value-type="float" office:value="1115.099" calcext:value-type="float">
            <text:p>1115.099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08521724" calcext:value-type="float">
            <text:p>-0.008521724</text:p>
          </table:table-cell>
          <table:table-cell office:value-type="float" office:value="3.848121" calcext:value-type="float">
            <text:p>3.848121</text:p>
          </table:table-cell>
          <table:table-cell office:value-type="float" office:value="20.039" calcext:value-type="float">
            <text:p>20.03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561832" calcext:value-type="float">
            <text:p>0.003561832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" calcext:value-type="float">
            <text:p>1.84</text:p>
          </table:table-cell>
          <table:table-cell office:value-type="float" office:value="-0.09638646" calcext:value-type="float">
            <text:p>-0.09638646</text:p>
          </table:table-cell>
          <table:table-cell office:value-type="float" office:value="-0.0005493552" calcext:value-type="float">
            <text:p>-0.0005493552</text:p>
          </table:table-cell>
          <table:table-cell office:value-type="float" office:value="0.005765114" calcext:value-type="float">
            <text:p>0.005765114</text:p>
          </table:table-cell>
          <table:table-cell office:value-type="float" office:value="25.72655" calcext:value-type="float">
            <text:p>25.72655</text:p>
          </table:table-cell>
          <table:table-cell office:value-type="float" office:value="6.335645" calcext:value-type="float">
            <text:p>6.335645</text:p>
          </table:table-cell>
          <table:table-cell office:value-type="float" office:value="6.750566" calcext:value-type="float">
            <text:p>6.750566</text:p>
          </table:table-cell>
          <table:table-cell office:value-type="float" office:value="62.17521" calcext:value-type="float">
            <text:p>62.17521</text:p>
          </table:table-cell>
          <table:table-cell office:value-type="float" office:value="5.123107" calcext:value-type="float">
            <text:p>5.123107</text:p>
          </table:table-cell>
          <table:table-cell office:value-type="float" office:value="0.2037318" calcext:value-type="float">
            <text:p>0.2037318</text:p>
          </table:table-cell>
          <table:table-cell office:value-type="float" office:value="0.02498139" calcext:value-type="float">
            <text:p>0.02498139</text:p>
          </table:table-cell>
          <table:table-cell office:value-type="float" office:value="0.0167141" calcext:value-type="float">
            <text:p>0.0167141</text:p>
          </table:table-cell>
          <table:table-cell office:value-type="float" office:value="0.03529105" calcext:value-type="float">
            <text:p>0.03529105</text:p>
          </table:table-cell>
          <table:table-cell office:value-type="float" office:value="0.02865558" calcext:value-type="float">
            <text:p>0.02865558</text:p>
          </table:table-cell>
          <table:table-cell office:value-type="float" office:value="0.02431196" calcext:value-type="float">
            <text:p>0.02431196</text:p>
          </table:table-cell>
          <table:table-cell office:value-type="float" office:value="0.02120513" calcext:value-type="float">
            <text:p>0.02120513</text:p>
          </table:table-cell>
          <table:table-cell office:value-type="float" office:value="0.01779121" calcext:value-type="float">
            <text:p>0.01779121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0.006647603" calcext:value-type="float">
            <text:p>0.006647603</text:p>
          </table:table-cell>
          <table:table-cell office:value-type="float" office:value="0" calcext:value-type="float">
            <text:p>0</text:p>
          </table:table-cell>
          <table:table-cell office:value-type="float" office:value="52.10036" calcext:value-type="float">
            <text:p>52.10036</text:p>
          </table:table-cell>
          <table:table-cell office:value-type="float" office:value="37.7416" calcext:value-type="float">
            <text:p>37.7416</text:p>
          </table:table-cell>
          <table:table-cell office:value-type="float" office:value="70.77321" calcext:value-type="float">
            <text:p>70.77321</text:p>
          </table:table-cell>
          <table:table-cell office:value-type="float" office:value="51.38493" calcext:value-type="float">
            <text:p>51.38493</text:p>
          </table:table-cell>
          <table:table-cell office:value-type="float" office:value="38.71815" calcext:value-type="float">
            <text:p>38.71815</text:p>
          </table:table-cell>
          <table:table-cell office:value-type="float" office:value="17.58122" calcext:value-type="float">
            <text:p>17.58122</text:p>
          </table:table-cell>
          <table:table-cell office:value-type="float" office:value="10.68152" calcext:value-type="float">
            <text:p>10.68152</text:p>
          </table:table-cell>
          <table:table-cell office:value-type="float" office:value="8.412214" calcext:value-type="float">
            <text:p>8.412214</text:p>
          </table:table-cell>
          <table:table-cell office:value-type="float" office:value="4.084472" calcext:value-type="float">
            <text:p>4.084472</text:p>
          </table:table-cell>
          <table:table-cell office:value-type="float" office:value="1.861642" calcext:value-type="float">
            <text:p>1.861642</text:p>
          </table:table-cell>
          <table:table-cell office:value-type="float" office:value="0.9335772" calcext:value-type="float">
            <text:p>0.9335772</text:p>
          </table:table-cell>
          <table:table-cell office:value-type="float" office:value="0.486754" calcext:value-type="float">
            <text:p>0.486754</text:p>
          </table:table-cell>
          <table:table-cell office:value-type="float" office:value="0.3489394" calcext:value-type="float">
            <text:p>0.3489394</text:p>
          </table:table-cell>
          <table:table-cell office:value-type="float" office:value="0.3254781" calcext:value-type="float">
            <text:p>0.3254781</text:p>
          </table:table-cell>
          <table:table-cell office:value-type="float" office:value="0" calcext:value-type="float">
            <text:p>0</text:p>
          </table:table-cell>
          <table:table-cell office:value-type="float" office:value="1362.833" calcext:value-type="float">
            <text:p>1362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353" calcext:value-type="float">
            <text:p>16.43353</text:p>
          </table:table-cell>
          <table:table-cell office:value-type="float" office:value="0" calcext:value-type="float">
            <text:p>0</text:p>
          </table:table-cell>
          <table:table-cell office:value-type="float" office:value="-0.224172" calcext:value-type="float">
            <text:p>-0.2241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4.742" calcext:value-type="float">
            <text:p>14.742</text:p>
          </table:table-cell>
          <table:table-cell office:value-type="float" office:value="1114.992" calcext:value-type="float">
            <text:p>1114.99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1124198" calcext:value-type="float">
            <text:p>-0.01124198</text:p>
          </table:table-cell>
          <table:table-cell office:value-type="float" office:value="3.757706" calcext:value-type="float">
            <text:p>3.757706</text:p>
          </table:table-cell>
          <table:table-cell office:value-type="float" office:value="20.26959" calcext:value-type="float">
            <text:p>20.2695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59141" calcext:value-type="float">
            <text:p>0.00359141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0506" calcext:value-type="float">
            <text:p>1.840506</text:p>
          </table:table-cell>
          <table:table-cell office:value-type="float" office:value="-0.09718237" calcext:value-type="float">
            <text:p>-0.09718237</text:p>
          </table:table-cell>
          <table:table-cell office:value-type="float" office:value="-0.0005715461" calcext:value-type="float">
            <text:p>-0.0005715461</text:p>
          </table:table-cell>
          <table:table-cell office:value-type="float" office:value="0.005814267" calcext:value-type="float">
            <text:p>0.005814267</text:p>
          </table:table-cell>
          <table:table-cell office:value-type="float" office:value="25.65745" calcext:value-type="float">
            <text:p>25.65745</text:p>
          </table:table-cell>
          <table:table-cell office:value-type="float" office:value="6.993534" calcext:value-type="float">
            <text:p>6.993534</text:p>
          </table:table-cell>
          <table:table-cell office:value-type="float" office:value="8.657815" calcext:value-type="float">
            <text:p>8.657815</text:p>
          </table:table-cell>
          <table:table-cell office:value-type="float" office:value="59.10254" calcext:value-type="float">
            <text:p>59.10254</text:p>
          </table:table-cell>
          <table:table-cell office:value-type="float" office:value="4.799153" calcext:value-type="float">
            <text:p>4.799153</text:p>
          </table:table-cell>
          <table:table-cell office:value-type="float" office:value="0.1298936" calcext:value-type="float">
            <text:p>0.1298936</text:p>
          </table:table-cell>
          <table:table-cell office:value-type="float" office:value="0.02496083" calcext:value-type="float">
            <text:p>0.02496083</text:p>
          </table:table-cell>
          <table:table-cell office:value-type="float" office:value="0.01698192" calcext:value-type="float">
            <text:p>0.01698192</text:p>
          </table:table-cell>
          <table:table-cell office:value-type="float" office:value="0.03560072" calcext:value-type="float">
            <text:p>0.03560072</text:p>
          </table:table-cell>
          <table:table-cell office:value-type="float" office:value="0.02870443" calcext:value-type="float">
            <text:p>0.02870443</text:p>
          </table:table-cell>
          <table:table-cell office:value-type="float" office:value="0.0242564" calcext:value-type="float">
            <text:p>0.0242564</text:p>
          </table:table-cell>
          <table:table-cell office:value-type="float" office:value="0.02114016" calcext:value-type="float">
            <text:p>0.02114016</text:p>
          </table:table-cell>
          <table:table-cell office:value-type="float" office:value="0.01772495" calcext:value-type="float">
            <text:p>0.01772495</text:p>
          </table:table-cell>
          <table:table-cell office:value-type="float" office:value="0.01403927" calcext:value-type="float">
            <text:p>0.01403927</text:p>
          </table:table-cell>
          <table:table-cell office:value-type="float" office:value="0.006660677" calcext:value-type="float">
            <text:p>0.006660677</text:p>
          </table:table-cell>
          <table:table-cell office:value-type="float" office:value="0" calcext:value-type="float">
            <text:p>0</text:p>
          </table:table-cell>
          <table:table-cell office:value-type="float" office:value="76.36487" calcext:value-type="float">
            <text:p>76.36487</text:p>
          </table:table-cell>
          <table:table-cell office:value-type="float" office:value="43.163" calcext:value-type="float">
            <text:p>43.163</text:p>
          </table:table-cell>
          <table:table-cell office:value-type="float" office:value="66.69679" calcext:value-type="float">
            <text:p>66.69679</text:p>
          </table:table-cell>
          <table:table-cell office:value-type="float" office:value="49.52612" calcext:value-type="float">
            <text:p>49.52612</text:p>
          </table:table-cell>
          <table:table-cell office:value-type="float" office:value="37.31421" calcext:value-type="float">
            <text:p>37.31421</text:p>
          </table:table-cell>
          <table:table-cell office:value-type="float" office:value="17.38584" calcext:value-type="float">
            <text:p>17.38584</text:p>
          </table:table-cell>
          <table:table-cell office:value-type="float" office:value="10.91148" calcext:value-type="float">
            <text:p>10.91148</text:p>
          </table:table-cell>
          <table:table-cell office:value-type="float" office:value="8.601342" calcext:value-type="float">
            <text:p>8.601342</text:p>
          </table:table-cell>
          <table:table-cell office:value-type="float" office:value="4.146091" calcext:value-type="float">
            <text:p>4.146091</text:p>
          </table:table-cell>
          <table:table-cell office:value-type="float" office:value="1.873524" calcext:value-type="float">
            <text:p>1.873524</text:p>
          </table:table-cell>
          <table:table-cell office:value-type="float" office:value="0.936385" calcext:value-type="float">
            <text:p>0.936385</text:p>
          </table:table-cell>
          <table:table-cell office:value-type="float" office:value="0.4875098" calcext:value-type="float">
            <text:p>0.4875098</text:p>
          </table:table-cell>
          <table:table-cell office:value-type="float" office:value="0.3486653" calcext:value-type="float">
            <text:p>0.3486653</text:p>
          </table:table-cell>
          <table:table-cell office:value-type="float" office:value="0.3254981" calcext:value-type="float">
            <text:p>0.3254981</text:p>
          </table:table-cell>
          <table:table-cell office:value-type="float" office:value="0" calcext:value-type="float">
            <text:p>0</text:p>
          </table:table-cell>
          <table:table-cell office:value-type="float" office:value="1362.741" calcext:value-type="float">
            <text:p>1362.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7477" calcext:value-type="float">
            <text:p>16.57477</text:p>
          </table:table-cell>
          <table:table-cell office:value-type="float" office:value="0" calcext:value-type="float">
            <text:p>0</text:p>
          </table:table-cell>
          <table:table-cell office:value-type="float" office:value="-0.2242568" calcext:value-type="float">
            <text:p>-0.22425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14.69253" calcext:value-type="float">
            <text:p>14.69253</text:p>
          </table:table-cell>
          <table:table-cell office:value-type="float" office:value="1114.89" calcext:value-type="float">
            <text:p>1114.89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1450719" calcext:value-type="float">
            <text:p>-0.01450719</text:p>
          </table:table-cell>
          <table:table-cell office:value-type="float" office:value="3.676975" calcext:value-type="float">
            <text:p>3.676975</text:p>
          </table:table-cell>
          <table:table-cell office:value-type="float" office:value="20.48438" calcext:value-type="float">
            <text:p>20.48438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1135" calcext:value-type="float">
            <text:p>0.003611135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0892" calcext:value-type="float">
            <text:p>1.840892</text:p>
          </table:table-cell>
          <table:table-cell office:value-type="float" office:value="-0.09767788" calcext:value-type="float">
            <text:p>-0.09767788</text:p>
          </table:table-cell>
          <table:table-cell office:value-type="float" office:value="-0.0005931372" calcext:value-type="float">
            <text:p>-0.0005931372</text:p>
          </table:table-cell>
          <table:table-cell office:value-type="float" office:value="0.005859839" calcext:value-type="float">
            <text:p>0.005859839</text:p>
          </table:table-cell>
          <table:table-cell office:value-type="float" office:value="25.58538" calcext:value-type="float">
            <text:p>25.58538</text:p>
          </table:table-cell>
          <table:table-cell office:value-type="float" office:value="6.848562" calcext:value-type="float">
            <text:p>6.848562</text:p>
          </table:table-cell>
          <table:table-cell office:value-type="float" office:value="9.503695" calcext:value-type="float">
            <text:p>9.503695</text:p>
          </table:table-cell>
          <table:table-cell office:value-type="float" office:value="57.13501" calcext:value-type="float">
            <text:p>57.13501</text:p>
          </table:table-cell>
          <table:table-cell office:value-type="float" office:value="4.543777" calcext:value-type="float">
            <text:p>4.543777</text:p>
          </table:table-cell>
          <table:table-cell office:value-type="float" office:value="0.09002323" calcext:value-type="float">
            <text:p>0.09002323</text:p>
          </table:table-cell>
          <table:table-cell office:value-type="float" office:value="0.02485567" calcext:value-type="float">
            <text:p>0.02485567</text:p>
          </table:table-cell>
          <table:table-cell office:value-type="float" office:value="0.017085" calcext:value-type="float">
            <text:p>0.017085</text:p>
          </table:table-cell>
          <table:table-cell office:value-type="float" office:value="0.03588047" calcext:value-type="float">
            <text:p>0.03588047</text:p>
          </table:table-cell>
          <table:table-cell office:value-type="float" office:value="0.02879461" calcext:value-type="float">
            <text:p>0.02879461</text:p>
          </table:table-cell>
          <table:table-cell office:value-type="float" office:value="0.02422229" calcext:value-type="float">
            <text:p>0.02422229</text:p>
          </table:table-cell>
          <table:table-cell office:value-type="float" office:value="0.02108131" calcext:value-type="float">
            <text:p>0.02108131</text:p>
          </table:table-cell>
          <table:table-cell office:value-type="float" office:value="0.01765976" calcext:value-type="float">
            <text:p>0.01765976</text:p>
          </table:table-cell>
          <table:table-cell office:value-type="float" office:value="0.01400164" calcext:value-type="float">
            <text:p>0.01400164</text:p>
          </table:table-cell>
          <table:table-cell office:value-type="float" office:value="0.00667369" calcext:value-type="float">
            <text:p>0.00667369</text:p>
          </table:table-cell>
          <table:table-cell office:value-type="float" office:value="0" calcext:value-type="float">
            <text:p>0</text:p>
          </table:table-cell>
          <table:table-cell office:value-type="float" office:value="79.07958" calcext:value-type="float">
            <text:p>79.07958</text:p>
          </table:table-cell>
          <table:table-cell office:value-type="float" office:value="49.22464" calcext:value-type="float">
            <text:p>49.22464</text:p>
          </table:table-cell>
          <table:table-cell office:value-type="float" office:value="66.1293" calcext:value-type="float">
            <text:p>66.1293</text:p>
          </table:table-cell>
          <table:table-cell office:value-type="float" office:value="48.81007" calcext:value-type="float">
            <text:p>48.81007</text:p>
          </table:table-cell>
          <table:table-cell office:value-type="float" office:value="36.25016" calcext:value-type="float">
            <text:p>36.25016</text:p>
          </table:table-cell>
          <table:table-cell office:value-type="float" office:value="17.12567" calcext:value-type="float">
            <text:p>17.12567</text:p>
          </table:table-cell>
          <table:table-cell office:value-type="float" office:value="10.92187" calcext:value-type="float">
            <text:p>10.92187</text:p>
          </table:table-cell>
          <table:table-cell office:value-type="float" office:value="8.710349" calcext:value-type="float">
            <text:p>8.710349</text:p>
          </table:table-cell>
          <table:table-cell office:value-type="float" office:value="4.212494" calcext:value-type="float">
            <text:p>4.212494</text:p>
          </table:table-cell>
          <table:table-cell office:value-type="float" office:value="1.886612" calcext:value-type="float">
            <text:p>1.886612</text:p>
          </table:table-cell>
          <table:table-cell office:value-type="float" office:value="0.9392601" calcext:value-type="float">
            <text:p>0.9392601</text:p>
          </table:table-cell>
          <table:table-cell office:value-type="float" office:value="0.488389" calcext:value-type="float">
            <text:p>0.488389</text:p>
          </table:table-cell>
          <table:table-cell office:value-type="float" office:value="0.3484223" calcext:value-type="float">
            <text:p>0.3484223</text:p>
          </table:table-cell>
          <table:table-cell office:value-type="float" office:value="0.3255181" calcext:value-type="float">
            <text:p>0.3255181</text:p>
          </table:table-cell>
          <table:table-cell office:value-type="float" office:value="0" calcext:value-type="float">
            <text:p>0</text:p>
          </table:table-cell>
          <table:table-cell office:value-type="float" office:value="1378.139" calcext:value-type="float">
            <text:p>1378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0944" calcext:value-type="float">
            <text:p>16.70944</text:p>
          </table:table-cell>
          <table:table-cell office:value-type="float" office:value="0" calcext:value-type="float">
            <text:p>0</text:p>
          </table:table-cell>
          <table:table-cell office:value-type="float" office:value="-0.2243117" calcext:value-type="float">
            <text:p>-0.22431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4.64732" calcext:value-type="float">
            <text:p>14.64732</text:p>
          </table:table-cell>
          <table:table-cell office:value-type="float" office:value="1114.79" calcext:value-type="float">
            <text:p>1114.79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1826437" calcext:value-type="float">
            <text:p>-0.01826437</text:p>
          </table:table-cell>
          <table:table-cell office:value-type="float" office:value="3.611235" calcext:value-type="float">
            <text:p>3.611235</text:p>
          </table:table-cell>
          <table:table-cell office:value-type="float" office:value="20.67678" calcext:value-type="float">
            <text:p>20.67678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2346" calcext:value-type="float">
            <text:p>0.00361234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1189" calcext:value-type="float">
            <text:p>1.841189</text:p>
          </table:table-cell>
          <table:table-cell office:value-type="float" office:value="-0.09802581" calcext:value-type="float">
            <text:p>-0.09802581</text:p>
          </table:table-cell>
          <table:table-cell office:value-type="float" office:value="-0.0006029892" calcext:value-type="float">
            <text:p>-0.0006029892</text:p>
          </table:table-cell>
          <table:table-cell office:value-type="float" office:value="0.005900637" calcext:value-type="float">
            <text:p>0.005900637</text:p>
          </table:table-cell>
          <table:table-cell office:value-type="float" office:value="25.49985" calcext:value-type="float">
            <text:p>25.49985</text:p>
          </table:table-cell>
          <table:table-cell office:value-type="float" office:value="6.736908" calcext:value-type="float">
            <text:p>6.736908</text:p>
          </table:table-cell>
          <table:table-cell office:value-type="float" office:value="9.587772" calcext:value-type="float">
            <text:p>9.587772</text:p>
          </table:table-cell>
          <table:table-cell office:value-type="float" office:value="55.97138" calcext:value-type="float">
            <text:p>55.97138</text:p>
          </table:table-cell>
          <table:table-cell office:value-type="float" office:value="4.336962" calcext:value-type="float">
            <text:p>4.336962</text:p>
          </table:table-cell>
          <table:table-cell office:value-type="float" office:value="0.06814942" calcext:value-type="float">
            <text:p>0.06814942</text:p>
          </table:table-cell>
          <table:table-cell office:value-type="float" office:value="0.02480334" calcext:value-type="float">
            <text:p>0.02480334</text:p>
          </table:table-cell>
          <table:table-cell office:value-type="float" office:value="0.01718462" calcext:value-type="float">
            <text:p>0.01718462</text:p>
          </table:table-cell>
          <table:table-cell office:value-type="float" office:value="0.03613361" calcext:value-type="float">
            <text:p>0.03613361</text:p>
          </table:table-cell>
          <table:table-cell office:value-type="float" office:value="0.02891134" calcext:value-type="float">
            <text:p>0.02891134</text:p>
          </table:table-cell>
          <table:table-cell office:value-type="float" office:value="0.02420934" calcext:value-type="float">
            <text:p>0.02420934</text:p>
          </table:table-cell>
          <table:table-cell office:value-type="float" office:value="0.02103168" calcext:value-type="float">
            <text:p>0.02103168</text:p>
          </table:table-cell>
          <table:table-cell office:value-type="float" office:value="0.01759598" calcext:value-type="float">
            <text:p>0.01759598</text:p>
          </table:table-cell>
          <table:table-cell office:value-type="float" office:value="0.01396323" calcext:value-type="float">
            <text:p>0.01396323</text:p>
          </table:table-cell>
          <table:table-cell office:value-type="float" office:value="0.006686651" calcext:value-type="float">
            <text:p>0.006686651</text:p>
          </table:table-cell>
          <table:table-cell office:value-type="float" office:value="0" calcext:value-type="float">
            <text:p>0</text:p>
          </table:table-cell>
          <table:table-cell office:value-type="float" office:value="69.01814" calcext:value-type="float">
            <text:p>69.01814</text:p>
          </table:table-cell>
          <table:table-cell office:value-type="float" office:value="54.76094" calcext:value-type="float">
            <text:p>54.76094</text:p>
          </table:table-cell>
          <table:table-cell office:value-type="float" office:value="66.86758" calcext:value-type="float">
            <text:p>66.86758</text:p>
          </table:table-cell>
          <table:table-cell office:value-type="float" office:value="48.87162" calcext:value-type="float">
            <text:p>48.87162</text:p>
          </table:table-cell>
          <table:table-cell office:value-type="float" office:value="35.76283" calcext:value-type="float">
            <text:p>35.76283</text:p>
          </table:table-cell>
          <table:table-cell office:value-type="float" office:value="17.0074" calcext:value-type="float">
            <text:p>17.007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767979" calcext:value-type="float">
            <text:p>8.767979</text:p>
          </table:table-cell>
          <table:table-cell office:value-type="float" office:value="4.279338" calcext:value-type="float">
            <text:p>4.279338</text:p>
          </table:table-cell>
          <table:table-cell office:value-type="float" office:value="1.901529" calcext:value-type="float">
            <text:p>1.901529</text:p>
          </table:table-cell>
          <table:table-cell office:value-type="float" office:value="0.9424203" calcext:value-type="float">
            <text:p>0.9424203</text:p>
          </table:table-cell>
          <table:table-cell office:value-type="float" office:value="0.4893488" calcext:value-type="float">
            <text:p>0.4893488</text:p>
          </table:table-cell>
          <table:table-cell office:value-type="float" office:value="0.3482216" calcext:value-type="float">
            <text:p>0.3482216</text:p>
          </table:table-cell>
          <table:table-cell office:value-type="float" office:value="0.3255381" calcext:value-type="float">
            <text:p>0.3255381</text:p>
          </table:table-cell>
          <table:table-cell office:value-type="float" office:value="0" calcext:value-type="float">
            <text:p>0</text:p>
          </table:table-cell>
          <table:table-cell office:value-type="float" office:value="1464.494" calcext:value-type="float">
            <text:p>1464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3698" calcext:value-type="float">
            <text:p>16.83698</text:p>
          </table:table-cell>
          <table:table-cell office:value-type="float" office:value="0" calcext:value-type="float">
            <text:p>0</text:p>
          </table:table-cell>
          <table:table-cell office:value-type="float" office:value="-0.2243525" calcext:value-type="float">
            <text:p>-0.22435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4.58268" calcext:value-type="float">
            <text:p>14.58268</text:p>
          </table:table-cell>
          <table:table-cell office:value-type="float" office:value="1114.682" calcext:value-type="float">
            <text:p>1114.68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2304308" calcext:value-type="float">
            <text:p>-0.02304308</text:p>
          </table:table-cell>
          <table:table-cell office:value-type="float" office:value="3.535684" calcext:value-type="float">
            <text:p>3.535684</text:p>
          </table:table-cell>
          <table:table-cell office:value-type="float" office:value="20.90713" calcext:value-type="float">
            <text:p>20.90713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3268" calcext:value-type="float">
            <text:p>0.003613268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1425" calcext:value-type="float">
            <text:p>1.841425</text:p>
          </table:table-cell>
          <table:table-cell office:value-type="float" office:value="-0.09849289" calcext:value-type="float">
            <text:p>-0.09849289</text:p>
          </table:table-cell>
          <table:table-cell office:value-type="float" office:value="-0.0006150989" calcext:value-type="float">
            <text:p>-0.0006150989</text:p>
          </table:table-cell>
          <table:table-cell office:value-type="float" office:value="0.005940796" calcext:value-type="float">
            <text:p>0.005940796</text:p>
          </table:table-cell>
          <table:table-cell office:value-type="float" office:value="25.38914" calcext:value-type="float">
            <text:p>25.38914</text:p>
          </table:table-cell>
          <table:table-cell office:value-type="float" office:value="7.126233" calcext:value-type="float">
            <text:p>7.126233</text:p>
          </table:table-cell>
          <table:table-cell office:value-type="float" office:value="9.081191" calcext:value-type="float">
            <text:p>9.081191</text:p>
          </table:table-cell>
          <table:table-cell office:value-type="float" office:value="54.93467" calcext:value-type="float">
            <text:p>54.93467</text:p>
          </table:table-cell>
          <table:table-cell office:value-type="float" office:value="4.110698" calcext:value-type="float">
            <text:p>4.110698</text:p>
          </table:table-cell>
          <table:table-cell office:value-type="float" office:value="0.05660656" calcext:value-type="float">
            <text:p>0.05660656</text:p>
          </table:table-cell>
          <table:table-cell office:value-type="float" office:value="0.02454618" calcext:value-type="float">
            <text:p>0.02454618</text:p>
          </table:table-cell>
          <table:table-cell office:value-type="float" office:value="0.01711073" calcext:value-type="float">
            <text:p>0.01711073</text:p>
          </table:table-cell>
          <table:table-cell office:value-type="float" office:value="0.03633229" calcext:value-type="float">
            <text:p>0.03633229</text:p>
          </table:table-cell>
          <table:table-cell office:value-type="float" office:value="0.02904039" calcext:value-type="float">
            <text:p>0.02904039</text:p>
          </table:table-cell>
          <table:table-cell office:value-type="float" office:value="0.02421446" calcext:value-type="float">
            <text:p>0.02421446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0.01753422" calcext:value-type="float">
            <text:p>0.01753422</text:p>
          </table:table-cell>
          <table:table-cell office:value-type="float" office:value="0.01392413" calcext:value-type="float">
            <text:p>0.01392413</text:p>
          </table:table-cell>
          <table:table-cell office:value-type="float" office:value="0.006699548" calcext:value-type="float">
            <text:p>0.006699548</text:p>
          </table:table-cell>
          <table:table-cell office:value-type="float" office:value="0" calcext:value-type="float">
            <text:p>0</text:p>
          </table:table-cell>
          <table:table-cell office:value-type="float" office:value="52.37362" calcext:value-type="float">
            <text:p>52.37362</text:p>
          </table:table-cell>
          <table:table-cell office:value-type="float" office:value="60.6664" calcext:value-type="float">
            <text:p>60.6664</text:p>
          </table:table-cell>
          <table:table-cell office:value-type="float" office:value="68.29953" calcext:value-type="float">
            <text:p>68.29953</text:p>
          </table:table-cell>
          <table:table-cell office:value-type="float" office:value="49.4341" calcext:value-type="float">
            <text:p>49.4341</text:p>
          </table:table-cell>
          <table:table-cell office:value-type="float" office:value="35.70654" calcext:value-type="float">
            <text:p>35.70654</text:p>
          </table:table-cell>
          <table:table-cell office:value-type="float" office:value="17.01032" calcext:value-type="float">
            <text:p>17.01032</text:p>
          </table:table-cell>
          <table:table-cell office:value-type="float" office:value="10.95656" calcext:value-type="float">
            <text:p>10.95656</text:p>
          </table:table-cell>
          <table:table-cell office:value-type="float" office:value="8.814152" calcext:value-type="float">
            <text:p>8.814152</text:p>
          </table:table-cell>
          <table:table-cell office:value-type="float" office:value="4.337968" calcext:value-type="float">
            <text:p>4.337968</text:p>
          </table:table-cell>
          <table:table-cell office:value-type="float" office:value="1.917046" calcext:value-type="float">
            <text:p>1.917046</text:p>
          </table:table-cell>
          <table:table-cell office:value-type="float" office:value="0.9458149" calcext:value-type="float">
            <text:p>0.9458149</text:p>
          </table:table-cell>
          <table:table-cell office:value-type="float" office:value="0.4903956" calcext:value-type="float">
            <text:p>0.4903956</text:p>
          </table:table-cell>
          <table:table-cell office:value-type="float" office:value="0.3480672" calcext:value-type="float">
            <text:p>0.3480672</text:p>
          </table:table-cell>
          <table:table-cell office:value-type="float" office:value="0.3255583" calcext:value-type="float">
            <text:p>0.3255583</text:p>
          </table:table-cell>
          <table:table-cell office:value-type="float" office:value="0" calcext:value-type="float">
            <text:p>0</text:p>
          </table:table-cell>
          <table:table-cell office:value-type="float" office:value="1698.708" calcext:value-type="float">
            <text:p>1698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9248" calcext:value-type="float">
            <text:p>16.99248</text:p>
          </table:table-cell>
          <table:table-cell office:value-type="float" office:value="0" calcext:value-type="float">
            <text:p>0</text:p>
          </table:table-cell>
          <table:table-cell office:value-type="float" office:value="-0.2244373" calcext:value-type="float">
            <text:p>-0.22443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14.49664" calcext:value-type="float">
            <text:p>14.49664</text:p>
          </table:table-cell>
          <table:table-cell office:value-type="float" office:value="1114.558" calcext:value-type="float">
            <text:p>1114.558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2852692" calcext:value-type="float">
            <text:p>-0.02852692</text:p>
          </table:table-cell>
          <table:table-cell office:value-type="float" office:value="3.437449" calcext:value-type="float">
            <text:p>3.437449</text:p>
          </table:table-cell>
          <table:table-cell office:value-type="float" office:value="21.19704" calcext:value-type="float">
            <text:p>21.1970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362" calcext:value-type="float">
            <text:p>0.00361362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1562" calcext:value-type="float">
            <text:p>1.841562</text:p>
          </table:table-cell>
          <table:table-cell office:value-type="float" office:value="-0.09917352" calcext:value-type="float">
            <text:p>-0.09917352</text:p>
          </table:table-cell>
          <table:table-cell office:value-type="float" office:value="-0.000637245" calcext:value-type="float">
            <text:p>-0.000637245</text:p>
          </table:table-cell>
          <table:table-cell office:value-type="float" office:value="0.005985519" calcext:value-type="float">
            <text:p>0.005985519</text:p>
          </table:table-cell>
          <table:table-cell office:value-type="float" office:value="25.25822" calcext:value-type="float">
            <text:p>25.25822</text:p>
          </table:table-cell>
          <table:table-cell office:value-type="float" office:value="7.65907" calcext:value-type="float">
            <text:p>7.65907</text:p>
          </table:table-cell>
          <table:table-cell office:value-type="float" office:value="8.320334" calcext:value-type="float">
            <text:p>8.320334</text:p>
          </table:table-cell>
          <table:table-cell office:value-type="float" office:value="53.62595" calcext:value-type="float">
            <text:p>53.62595</text:p>
          </table:table-cell>
          <table:table-cell office:value-type="float" office:value="3.834306" calcext:value-type="float">
            <text:p>3.834306</text:p>
          </table:table-cell>
          <table:table-cell office:value-type="float" office:value="0.05437929" calcext:value-type="float">
            <text:p>0.05437929</text:p>
          </table:table-cell>
          <table:table-cell office:value-type="float" office:value="0.02420168" calcext:value-type="float">
            <text:p>0.02420168</text:p>
          </table:table-cell>
          <table:table-cell office:value-type="float" office:value="0.0168332" calcext:value-type="float">
            <text:p>0.0168332</text:p>
          </table:table-cell>
          <table:table-cell office:value-type="float" office:value="0.03639934" calcext:value-type="float">
            <text:p>0.03639934</text:p>
          </table:table-cell>
          <table:table-cell office:value-type="float" office:value="0.02915601" calcext:value-type="float">
            <text:p>0.02915601</text:p>
          </table:table-cell>
          <table:table-cell office:value-type="float" office:value="0.02423345" calcext:value-type="float">
            <text:p>0.02423345</text:p>
          </table:table-cell>
          <table:table-cell office:value-type="float" office:value="0.02095652" calcext:value-type="float">
            <text:p>0.02095652</text:p>
          </table:table-cell>
          <table:table-cell office:value-type="float" office:value="0.01747533" calcext:value-type="float">
            <text:p>0.01747533</text:p>
          </table:table-cell>
          <table:table-cell office:value-type="float" office:value="0.0138845" calcext:value-type="float">
            <text:p>0.0138845</text:p>
          </table:table-cell>
          <table:table-cell office:value-type="float" office:value="0.006712395" calcext:value-type="float">
            <text:p>0.006712395</text:p>
          </table:table-cell>
          <table:table-cell office:value-type="float" office:value="0" calcext:value-type="float">
            <text:p>0</text:p>
          </table:table-cell>
          <table:table-cell office:value-type="float" office:value="39.59999" calcext:value-type="float">
            <text:p>39.59999</text:p>
          </table:table-cell>
          <table:table-cell office:value-type="float" office:value="65.92805" calcext:value-type="float">
            <text:p>65.92805</text:p>
          </table:table-cell>
          <table:table-cell office:value-type="float" office:value="70.14021" calcext:value-type="float">
            <text:p>70.14021</text:p>
          </table:table-cell>
          <table:table-cell office:value-type="float" office:value="50.22719" calcext:value-type="float">
            <text:p>50.22719</text:p>
          </table:table-cell>
          <table:table-cell office:value-type="float" office:value="35.8003" calcext:value-type="float">
            <text:p>35.8003</text:p>
          </table:table-cell>
          <table:table-cell office:value-type="float" office:value="17.07728" calcext:value-type="float">
            <text:p>17.07728</text:p>
          </table:table-cell>
          <table:table-cell office:value-type="float" office:value="11.02278" calcext:value-type="float">
            <text:p>11.02278</text:p>
          </table:table-cell>
          <table:table-cell office:value-type="float" office:value="8.862757" calcext:value-type="float">
            <text:p>8.862757</text:p>
          </table:table-cell>
          <table:table-cell office:value-type="float" office:value="4.390408" calcext:value-type="float">
            <text:p>4.390408</text:p>
          </table:table-cell>
          <table:table-cell office:value-type="float" office:value="1.932801" calcext:value-type="float">
            <text:p>1.932801</text:p>
          </table:table-cell>
          <table:table-cell office:value-type="float" office:value="0.9494439" calcext:value-type="float">
            <text:p>0.9494439</text:p>
          </table:table-cell>
          <table:table-cell office:value-type="float" office:value="0.491583" calcext:value-type="float">
            <text:p>0.491583</text:p>
          </table:table-cell>
          <table:table-cell office:value-type="float" office:value="0.3479726" calcext:value-type="float">
            <text:p>0.3479726</text:p>
          </table:table-cell>
          <table:table-cell office:value-type="float" office:value="0.3255784" calcext:value-type="float">
            <text:p>0.3255784</text:p>
          </table:table-cell>
          <table:table-cell office:value-type="float" office:value="0" calcext:value-type="float">
            <text:p>0</text:p>
          </table:table-cell>
          <table:table-cell office:value-type="float" office:value="2035.262" calcext:value-type="float">
            <text:p>2035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8377" calcext:value-type="float">
            <text:p>17.18377</text:p>
          </table:table-cell>
          <table:table-cell office:value-type="float" office:value="0" calcext:value-type="float">
            <text:p>0</text:p>
          </table:table-cell>
          <table:table-cell office:value-type="float" office:value="-0.2247264" calcext:value-type="float">
            <text:p>-0.22472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14.40301" calcext:value-type="float">
            <text:p>14.40301</text:p>
          </table:table-cell>
          <table:table-cell office:value-type="float" office:value="1114.424" calcext:value-type="float">
            <text:p>1114.424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3495629" calcext:value-type="float">
            <text:p>-0.03495629</text:p>
          </table:table-cell>
          <table:table-cell office:value-type="float" office:value="3.317772" calcext:value-type="float">
            <text:p>3.317772</text:p>
          </table:table-cell>
          <table:table-cell office:value-type="float" office:value="21.52722" calcext:value-type="float">
            <text:p>21.52722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3927" calcext:value-type="float">
            <text:p>0.003613927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1685" calcext:value-type="float">
            <text:p>1.841685</text:p>
          </table:table-cell>
          <table:table-cell office:value-type="float" office:value="-0.1000551" calcext:value-type="float">
            <text:p>-0.1000551</text:p>
          </table:table-cell>
          <table:table-cell office:value-type="float" office:value="-0.0006680333" calcext:value-type="float">
            <text:p>-0.0006680333</text:p>
          </table:table-cell>
          <table:table-cell office:value-type="float" office:value="0.006034353" calcext:value-type="float">
            <text:p>0.006034353</text:p>
          </table:table-cell>
          <table:table-cell office:value-type="float" office:value="25.12241" calcext:value-type="float">
            <text:p>25.12241</text:p>
          </table:table-cell>
          <table:table-cell office:value-type="float" office:value="8.000113" calcext:value-type="float">
            <text:p>8.000113</text:p>
          </table:table-cell>
          <table:table-cell office:value-type="float" office:value="7.453887" calcext:value-type="float">
            <text:p>7.453887</text:p>
          </table:table-cell>
          <table:table-cell office:value-type="float" office:value="52.12463" calcext:value-type="float">
            <text:p>52.12463</text:p>
          </table:table-cell>
          <table:table-cell office:value-type="float" office:value="3.453676" calcext:value-type="float">
            <text:p>3.453676</text:p>
          </table:table-cell>
          <table:table-cell office:value-type="float" office:value="0.0545572" calcext:value-type="float">
            <text:p>0.0545572</text:p>
          </table:table-cell>
          <table:table-cell office:value-type="float" office:value="0.02388093" calcext:value-type="float">
            <text:p>0.02388093</text:p>
          </table:table-cell>
          <table:table-cell office:value-type="float" office:value="0.01653643" calcext:value-type="float">
            <text:p>0.01653643</text:p>
          </table:table-cell>
          <table:table-cell office:value-type="float" office:value="0.03635293" calcext:value-type="float">
            <text:p>0.03635293</text:p>
          </table:table-cell>
          <table:table-cell office:value-type="float" office:value="0.02923723" calcext:value-type="float">
            <text:p>0.02923723</text:p>
          </table:table-cell>
          <table:table-cell office:value-type="float" office:value="0.02425961" calcext:value-type="float">
            <text:p>0.02425961</text:p>
          </table:table-cell>
          <table:table-cell office:value-type="float" office:value="0.02093071" calcext:value-type="float">
            <text:p>0.02093071</text:p>
          </table:table-cell>
          <table:table-cell office:value-type="float" office:value="0.01741877" calcext:value-type="float">
            <text:p>0.01741877</text:p>
          </table:table-cell>
          <table:table-cell office:value-type="float" office:value="0.01384436" calcext:value-type="float">
            <text:p>0.01384436</text:p>
          </table:table-cell>
          <table:table-cell office:value-type="float" office:value="0.006725179" calcext:value-type="float">
            <text:p>0.006725179</text:p>
          </table:table-cell>
          <table:table-cell office:value-type="float" office:value="0" calcext:value-type="float">
            <text:p>0</text:p>
          </table:table-cell>
          <table:table-cell office:value-type="float" office:value="31.14006" calcext:value-type="float">
            <text:p>31.14006</text:p>
          </table:table-cell>
          <table:table-cell office:value-type="float" office:value="70.49181" calcext:value-type="float">
            <text:p>70.49181</text:p>
          </table:table-cell>
          <table:table-cell office:value-type="float" office:value="72.22171" calcext:value-type="float">
            <text:p>72.22171</text:p>
          </table:table-cell>
          <table:table-cell office:value-type="float" office:value="51.17022" calcext:value-type="float">
            <text:p>51.17022</text:p>
          </table:table-cell>
          <table:table-cell office:value-type="float" office:value="35.92952" calcext:value-type="float">
            <text:p>35.92952</text:p>
          </table:table-cell>
          <table:table-cell office:value-type="float" office:value="17.17074" calcext:value-type="float">
            <text:p>17.17074</text:p>
          </table:table-cell>
          <table:table-cell office:value-type="float" office:value="11.10424" calcext:value-type="float">
            <text:p>11.10424</text:p>
          </table:table-cell>
          <table:table-cell office:value-type="float" office:value="8.91375" calcext:value-type="float">
            <text:p>8.91375</text:p>
          </table:table-cell>
          <table:table-cell office:value-type="float" office:value="4.438638" calcext:value-type="float">
            <text:p>4.438638</text:p>
          </table:table-cell>
          <table:table-cell office:value-type="float" office:value="1.948617" calcext:value-type="float">
            <text:p>1.948617</text:p>
          </table:table-cell>
          <table:table-cell office:value-type="float" office:value="0.9532614" calcext:value-type="float">
            <text:p>0.9532614</text:p>
          </table:table-cell>
          <table:table-cell office:value-type="float" office:value="0.4927869" calcext:value-type="float">
            <text:p>0.4927869</text:p>
          </table:table-cell>
          <table:table-cell office:value-type="float" office:value="0.3479318" calcext:value-type="float">
            <text:p>0.3479318</text:p>
          </table:table-cell>
          <table:table-cell office:value-type="float" office:value="0.3255987" calcext:value-type="float">
            <text:p>0.3255987</text:p>
          </table:table-cell>
          <table:table-cell office:value-type="float" office:value="0" calcext:value-type="float">
            <text:p>0</text:p>
          </table:table-cell>
          <table:table-cell office:value-type="float" office:value="2360.525" calcext:value-type="float">
            <text:p>2360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9368" calcext:value-type="float">
            <text:p>17.39368</text:p>
          </table:table-cell>
          <table:table-cell office:value-type="float" office:value="0" calcext:value-type="float">
            <text:p>0</text:p>
          </table:table-cell>
          <table:table-cell office:value-type="float" office:value="-0.2252066" calcext:value-type="float">
            <text:p>-0.22520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14.30299" calcext:value-type="float">
            <text:p>14.30299</text:p>
          </table:table-cell>
          <table:table-cell office:value-type="float" office:value="1114.279" calcext:value-type="float">
            <text:p>1114.279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4286015" calcext:value-type="float">
            <text:p>-0.04286015</text:p>
          </table:table-cell>
          <table:table-cell office:value-type="float" office:value="3.175757" calcext:value-type="float">
            <text:p>3.175757</text:p>
          </table:table-cell>
          <table:table-cell office:value-type="float" office:value="21.89734" calcext:value-type="float">
            <text:p>21.8973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4198" calcext:value-type="float">
            <text:p>0.003614198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1788" calcext:value-type="float">
            <text:p>1.841788</text:p>
          </table:table-cell>
          <table:table-cell office:value-type="float" office:value="-0.1011664" calcext:value-type="float">
            <text:p>-0.1011664</text:p>
          </table:table-cell>
          <table:table-cell office:value-type="float" office:value="-0.000708554" calcext:value-type="float">
            <text:p>-0.000708554</text:p>
          </table:table-cell>
          <table:table-cell office:value-type="float" office:value="0.006086438" calcext:value-type="float">
            <text:p>0.006086438</text:p>
          </table:table-cell>
          <table:table-cell office:value-type="float" office:value="24.98261" calcext:value-type="float">
            <text:p>24.98261</text:p>
          </table:table-cell>
          <table:table-cell office:value-type="float" office:value="8.1664" calcext:value-type="float">
            <text:p>8.1664</text:p>
          </table:table-cell>
          <table:table-cell office:value-type="float" office:value="6.454081" calcext:value-type="float">
            <text:p>6.454081</text:p>
          </table:table-cell>
          <table:table-cell office:value-type="float" office:value="50.45984" calcext:value-type="float">
            <text:p>50.45984</text:p>
          </table:table-cell>
          <table:table-cell office:value-type="float" office:value="2.947917" calcext:value-type="float">
            <text:p>2.947917</text:p>
          </table:table-cell>
          <table:table-cell office:value-type="float" office:value="0.05656409" calcext:value-type="float">
            <text:p>0.05656409</text:p>
          </table:table-cell>
          <table:table-cell office:value-type="float" office:value="0.02362228" calcext:value-type="float">
            <text:p>0.02362228</text:p>
          </table:table-cell>
          <table:table-cell office:value-type="float" office:value="0.01632483" calcext:value-type="float">
            <text:p>0.01632483</text:p>
          </table:table-cell>
          <table:table-cell office:value-type="float" office:value="0.0362291" calcext:value-type="float">
            <text:p>0.0362291</text:p>
          </table:table-cell>
          <table:table-cell office:value-type="float" office:value="0.02928087" calcext:value-type="float">
            <text:p>0.02928087</text:p>
          </table:table-cell>
          <table:table-cell office:value-type="float" office:value="0.02428689" calcext:value-type="float">
            <text:p>0.02428689</text:p>
          </table:table-cell>
          <table:table-cell office:value-type="float" office:value="0.02091136" calcext:value-type="float">
            <text:p>0.02091136</text:p>
          </table:table-cell>
          <table:table-cell office:value-type="float" office:value="0.0173648" calcext:value-type="float">
            <text:p>0.0173648</text:p>
          </table:table-cell>
          <table:table-cell office:value-type="float" office:value="0.01380373" calcext:value-type="float">
            <text:p>0.01380373</text:p>
          </table:table-cell>
          <table:table-cell office:value-type="float" office:value="0.006737884" calcext:value-type="float">
            <text:p>0.006737884</text:p>
          </table:table-cell>
          <table:table-cell office:value-type="float" office:value="0" calcext:value-type="float">
            <text:p>0</text:p>
          </table:table-cell>
          <table:table-cell office:value-type="float" office:value="25.96601" calcext:value-type="float">
            <text:p>25.96601</text:p>
          </table:table-cell>
          <table:table-cell office:value-type="float" office:value="74.53604" calcext:value-type="float">
            <text:p>74.53604</text:p>
          </table:table-cell>
          <table:table-cell office:value-type="float" office:value="74.59721" calcext:value-type="float">
            <text:p>74.59721</text:p>
          </table:table-cell>
          <table:table-cell office:value-type="float" office:value="52.30604" calcext:value-type="float">
            <text:p>52.30604</text:p>
          </table:table-cell>
          <table:table-cell office:value-type="float" office:value="36.0868" calcext:value-type="float">
            <text:p>36.0868</text:p>
          </table:table-cell>
          <table:table-cell office:value-type="float" office:value="17.27371" calcext:value-type="float">
            <text:p>17.27371</text:p>
          </table:table-cell>
          <table:table-cell office:value-type="float" office:value="11.19164" calcext:value-type="float">
            <text:p>11.19164</text:p>
          </table:table-cell>
          <table:table-cell office:value-type="float" office:value="8.965339" calcext:value-type="float">
            <text:p>8.965339</text:p>
          </table:table-cell>
          <table:table-cell office:value-type="float" office:value="4.48651" calcext:value-type="float">
            <text:p>4.48651</text:p>
          </table:table-cell>
          <table:table-cell office:value-type="float" office:value="1.964936" calcext:value-type="float">
            <text:p>1.964936</text:p>
          </table:table-cell>
          <table:table-cell office:value-type="float" office:value="0.9572433" calcext:value-type="float">
            <text:p>0.9572433</text:p>
          </table:table-cell>
          <table:table-cell office:value-type="float" office:value="0.4940163" calcext:value-type="float">
            <text:p>0.4940163</text:p>
          </table:table-cell>
          <table:table-cell office:value-type="float" office:value="0.3479392" calcext:value-type="float">
            <text:p>0.3479392</text:p>
          </table:table-cell>
          <table:table-cell office:value-type="float" office:value="0.3256189" calcext:value-type="float">
            <text:p>0.3256189</text:p>
          </table:table-cell>
          <table:table-cell office:value-type="float" office:value="0" calcext:value-type="float">
            <text:p>0</text:p>
          </table:table-cell>
          <table:table-cell office:value-type="float" office:value="2657.662" calcext:value-type="float">
            <text:p>2657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1969" calcext:value-type="float">
            <text:p>17.61969</text:p>
          </table:table-cell>
          <table:table-cell office:value-type="float" office:value="0" calcext:value-type="float">
            <text:p>0</text:p>
          </table:table-cell>
          <table:table-cell office:value-type="float" office:value="-0.2258367" calcext:value-type="float">
            <text:p>-0.22583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14.21288" calcext:value-type="float">
            <text:p>14.21288</text:p>
          </table:table-cell>
          <table:table-cell office:value-type="float" office:value="1114.136" calcext:value-type="float">
            <text:p>1114.136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5262555" calcext:value-type="float">
            <text:p>-0.05262555</text:p>
          </table:table-cell>
          <table:table-cell office:value-type="float" office:value="3.019881" calcext:value-type="float">
            <text:p>3.019881</text:p>
          </table:table-cell>
          <table:table-cell office:value-type="float" office:value="22.2706" calcext:value-type="float">
            <text:p>22.2706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4438" calcext:value-type="float">
            <text:p>0.003614438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1887" calcext:value-type="float">
            <text:p>1.841887</text:p>
          </table:table-cell>
          <table:table-cell office:value-type="float" office:value="-0.1023494" calcext:value-type="float">
            <text:p>-0.1023494</text:p>
          </table:table-cell>
          <table:table-cell office:value-type="float" office:value="-0.0007541108" calcext:value-type="float">
            <text:p>-0.0007541108</text:p>
          </table:table-cell>
          <table:table-cell office:value-type="float" office:value="0.006139938" calcext:value-type="float">
            <text:p>0.006139938</text:p>
          </table:table-cell>
          <table:table-cell office:value-type="float" office:value="24.86414" calcext:value-type="float">
            <text:p>24.86414</text:p>
          </table:table-cell>
          <table:table-cell office:value-type="float" office:value="8.101015" calcext:value-type="float">
            <text:p>8.101015</text:p>
          </table:table-cell>
          <table:table-cell office:value-type="float" office:value="5.345687" calcext:value-type="float">
            <text:p>5.345687</text:p>
          </table:table-cell>
          <table:table-cell office:value-type="float" office:value="48.7653" calcext:value-type="float">
            <text:p>48.7653</text:p>
          </table:table-cell>
          <table:table-cell office:value-type="float" office:value="2.362885" calcext:value-type="float">
            <text:p>2.362885</text:p>
          </table:table-cell>
          <table:table-cell office:value-type="float" office:value="0.05631194" calcext:value-type="float">
            <text:p>0.05631194</text:p>
          </table:table-cell>
          <table:table-cell office:value-type="float" office:value="0.02346174" calcext:value-type="float">
            <text:p>0.02346174</text:p>
          </table:table-cell>
          <table:table-cell office:value-type="float" office:value="0.016223" calcext:value-type="float">
            <text:p>0.016223</text:p>
          </table:table-cell>
          <table:table-cell office:value-type="float" office:value="0.0360772" calcext:value-type="float">
            <text:p>0.0360772</text:p>
          </table:table-cell>
          <table:table-cell office:value-type="float" office:value="0.0292907" calcext:value-type="float">
            <text:p>0.0292907</text:p>
          </table:table-cell>
          <table:table-cell office:value-type="float" office:value="0.02431093" calcext:value-type="float">
            <text:p>0.02431093</text:p>
          </table:table-cell>
          <table:table-cell office:value-type="float" office:value="0.02089707" calcext:value-type="float">
            <text:p>0.02089707</text:p>
          </table:table-cell>
          <table:table-cell office:value-type="float" office:value="0.01731338" calcext:value-type="float">
            <text:p>0.01731338</text:p>
          </table:table-cell>
          <table:table-cell office:value-type="float" office:value="0.01376262" calcext:value-type="float">
            <text:p>0.01376262</text:p>
          </table:table-cell>
          <table:table-cell office:value-type="float" office:value="0.006750498" calcext:value-type="float">
            <text:p>0.006750498</text:p>
          </table:table-cell>
          <table:table-cell office:value-type="float" office:value="0" calcext:value-type="float">
            <text:p>0</text:p>
          </table:table-cell>
          <table:table-cell office:value-type="float" office:value="23.07196" calcext:value-type="float">
            <text:p>23.07196</text:p>
          </table:table-cell>
          <table:table-cell office:value-type="float" office:value="77.82795" calcext:value-type="float">
            <text:p>77.82795</text:p>
          </table:table-cell>
          <table:table-cell office:value-type="float" office:value="77.00045" calcext:value-type="float">
            <text:p>77.00045</text:p>
          </table:table-cell>
          <table:table-cell office:value-type="float" office:value="53.57375" calcext:value-type="float">
            <text:p>53.57375</text:p>
          </table:table-cell>
          <table:table-cell office:value-type="float" office:value="36.26314" calcext:value-type="float">
            <text:p>36.26314</text:p>
          </table:table-cell>
          <table:table-cell office:value-type="float" office:value="17.37794" calcext:value-type="float">
            <text:p>17.37794</text:p>
          </table:table-cell>
          <table:table-cell office:value-type="float" office:value="11.2829" calcext:value-type="float">
            <text:p>11.2829</text:p>
          </table:table-cell>
          <table:table-cell office:value-type="float" office:value="9.019507" calcext:value-type="float">
            <text:p>9.019507</text:p>
          </table:table-cell>
          <table:table-cell office:value-type="float" office:value="4.533989" calcext:value-type="float">
            <text:p>4.533989</text:p>
          </table:table-cell>
          <table:table-cell office:value-type="float" office:value="1.982041" calcext:value-type="float">
            <text:p>1.982041</text:p>
          </table:table-cell>
          <table:table-cell office:value-type="float" office:value="0.9614195" calcext:value-type="float">
            <text:p>0.9614195</text:p>
          </table:table-cell>
          <table:table-cell office:value-type="float" office:value="0.4952707" calcext:value-type="float">
            <text:p>0.4952707</text:p>
          </table:table-cell>
          <table:table-cell office:value-type="float" office:value="0.3479917" calcext:value-type="float">
            <text:p>0.3479917</text:p>
          </table:table-cell>
          <table:table-cell office:value-type="float" office:value="0.3256392" calcext:value-type="float">
            <text:p>0.3256392</text:p>
          </table:table-cell>
          <table:table-cell office:value-type="float" office:value="0" calcext:value-type="float">
            <text:p>0</text:p>
          </table:table-cell>
          <table:table-cell office:value-type="float" office:value="2886.89" calcext:value-type="float">
            <text:p>288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3434" calcext:value-type="float">
            <text:p>17.83434</text:p>
          </table:table-cell>
          <table:table-cell office:value-type="float" office:value="0" calcext:value-type="float">
            <text:p>0</text:p>
          </table:table-cell>
          <table:table-cell office:value-type="float" office:value="-0.2262699" calcext:value-type="float">
            <text:p>-0.2262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4.15447" calcext:value-type="float">
            <text:p>14.15447</text:p>
          </table:table-cell>
          <table:table-cell office:value-type="float" office:value="1114.017" calcext:value-type="float">
            <text:p>1114.01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6229834" calcext:value-type="float">
            <text:p>-0.06229834</text:p>
          </table:table-cell>
          <table:table-cell office:value-type="float" office:value="2.856733" calcext:value-type="float">
            <text:p>2.856733</text:p>
          </table:table-cell>
          <table:table-cell office:value-type="float" office:value="22.60286" calcext:value-type="float">
            <text:p>22.60286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4663" calcext:value-type="float">
            <text:p>0.003614663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1977" calcext:value-type="float">
            <text:p>1.841977</text:p>
          </table:table-cell>
          <table:table-cell office:value-type="float" office:value="-0.1031841" calcext:value-type="float">
            <text:p>-0.1031841</text:p>
          </table:table-cell>
          <table:table-cell office:value-type="float" office:value="-0.0007779698" calcext:value-type="float">
            <text:p>-0.0007779698</text:p>
          </table:table-cell>
          <table:table-cell office:value-type="float" office:value="0.006190069" calcext:value-type="float">
            <text:p>0.006190069</text:p>
          </table:table-cell>
          <table:table-cell office:value-type="float" office:value="24.78377" calcext:value-type="float">
            <text:p>24.78377</text:p>
          </table:table-cell>
          <table:table-cell office:value-type="float" office:value="4.970422" calcext:value-type="float">
            <text:p>4.970422</text:p>
          </table:table-cell>
          <table:table-cell office:value-type="float" office:value="4.82401" calcext:value-type="float">
            <text:p>4.82401</text:p>
          </table:table-cell>
          <table:table-cell office:value-type="float" office:value="44.40617" calcext:value-type="float">
            <text:p>44.40617</text:p>
          </table:table-cell>
          <table:table-cell office:value-type="float" office:value="4.469519" calcext:value-type="float">
            <text:p>4.469519</text:p>
          </table:table-cell>
          <table:table-cell office:value-type="float" office:value="0.0930807" calcext:value-type="float">
            <text:p>0.0930807</text:p>
          </table:table-cell>
          <table:table-cell office:value-type="float" office:value="0.02374669" calcext:value-type="float">
            <text:p>0.02374669</text:p>
          </table:table-cell>
          <table:table-cell office:value-type="float" office:value="0.0161994" calcext:value-type="float">
            <text:p>0.0161994</text:p>
          </table:table-cell>
          <table:table-cell office:value-type="float" office:value="0.03597022" calcext:value-type="float">
            <text:p>0.03597022</text:p>
          </table:table-cell>
          <table:table-cell office:value-type="float" office:value="0.02927932" calcext:value-type="float">
            <text:p>0.02927932</text:p>
          </table:table-cell>
          <table:table-cell office:value-type="float" office:value="0.02432879" calcext:value-type="float">
            <text:p>0.02432879</text:p>
          </table:table-cell>
          <table:table-cell office:value-type="float" office:value="0.02088642" calcext:value-type="float">
            <text:p>0.02088642</text:p>
          </table:table-cell>
          <table:table-cell office:value-type="float" office:value="0.01726442" calcext:value-type="float">
            <text:p>0.01726442</text:p>
          </table:table-cell>
          <table:table-cell office:value-type="float" office:value="0.01372105" calcext:value-type="float">
            <text:p>0.01372105</text:p>
          </table:table-cell>
          <table:table-cell office:value-type="float" office:value="0.006763004" calcext:value-type="float">
            <text:p>0.006763004</text:p>
          </table:table-cell>
          <table:table-cell office:value-type="float" office:value="0" calcext:value-type="float">
            <text:p>0</text:p>
          </table:table-cell>
          <table:table-cell office:value-type="float" office:value="12.12235" calcext:value-type="float">
            <text:p>12.12235</text:p>
          </table:table-cell>
          <table:table-cell office:value-type="float" office:value="59.5811" calcext:value-type="float">
            <text:p>59.5811</text:p>
          </table:table-cell>
          <table:table-cell office:value-type="float" office:value="82.17458" calcext:value-type="float">
            <text:p>82.17458</text:p>
          </table:table-cell>
          <table:table-cell office:value-type="float" office:value="64.45528" calcext:value-type="float">
            <text:p>64.45528</text:p>
          </table:table-cell>
          <table:table-cell office:value-type="float" office:value="42.70459" calcext:value-type="float">
            <text:p>42.70459</text:p>
          </table:table-cell>
          <table:table-cell office:value-type="float" office:value="18.09981" calcext:value-type="float">
            <text:p>18.09981</text:p>
          </table:table-cell>
          <table:table-cell office:value-type="float" office:value="11.48559" calcext:value-type="float">
            <text:p>11.48559</text:p>
          </table:table-cell>
          <table:table-cell office:value-type="float" office:value="9.078575" calcext:value-type="float">
            <text:p>9.078575</text:p>
          </table:table-cell>
          <table:table-cell office:value-type="float" office:value="4.575701" calcext:value-type="float">
            <text:p>4.575701</text:p>
          </table:table-cell>
          <table:table-cell office:value-type="float" office:value="1.999002" calcext:value-type="float">
            <text:p>1.999002</text:p>
          </table:table-cell>
          <table:table-cell office:value-type="float" office:value="0.9657772" calcext:value-type="float">
            <text:p>0.9657772</text:p>
          </table:table-cell>
          <table:table-cell office:value-type="float" office:value="0.4965575" calcext:value-type="float">
            <text:p>0.4965575</text:p>
          </table:table-cell>
          <table:table-cell office:value-type="float" office:value="0.3480823" calcext:value-type="float">
            <text:p>0.3480823</text:p>
          </table:table-cell>
          <table:table-cell office:value-type="float" office:value="0.3256595" calcext:value-type="float">
            <text:p>0.3256595</text:p>
          </table:table-cell>
          <table:table-cell office:value-type="float" office:value="0" calcext:value-type="float">
            <text:p>0</text:p>
          </table:table-cell>
          <table:table-cell office:value-type="float" office:value="3013.731" calcext:value-type="float">
            <text:p>3013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9436" calcext:value-type="float">
            <text:p>17.99436</text:p>
          </table:table-cell>
          <table:table-cell office:value-type="float" office:value="0" calcext:value-type="float">
            <text:p>0</text:p>
          </table:table-cell>
          <table:table-cell office:value-type="float" office:value="-0.2264453" calcext:value-type="float">
            <text:p>-0.22644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4.10741" calcext:value-type="float">
            <text:p>14.10741</text:p>
          </table:table-cell>
          <table:table-cell office:value-type="float" office:value="1113.915" calcext:value-type="float">
            <text:p>1113.915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7493958" calcext:value-type="float">
            <text:p>-0.07493958</text:p>
          </table:table-cell>
          <table:table-cell office:value-type="float" office:value="2.719093" calcext:value-type="float">
            <text:p>2.719093</text:p>
          </table:table-cell>
          <table:table-cell office:value-type="float" office:value="22.87294" calcext:value-type="float">
            <text:p>22.8729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4868" calcext:value-type="float">
            <text:p>0.003614868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057" calcext:value-type="float">
            <text:p>1.842057</text:p>
          </table:table-cell>
          <table:table-cell office:value-type="float" office:value="-0.1039706" calcext:value-type="float">
            <text:p>-0.1039706</text:p>
          </table:table-cell>
          <table:table-cell office:value-type="float" office:value="-0.0008004665" calcext:value-type="float">
            <text:p>-0.0008004665</text:p>
          </table:table-cell>
          <table:table-cell office:value-type="float" office:value="0.006228965" calcext:value-type="float">
            <text:p>0.006228965</text:p>
          </table:table-cell>
          <table:table-cell office:value-type="float" office:value="24.70766" calcext:value-type="float">
            <text:p>24.70766</text:p>
          </table:table-cell>
          <table:table-cell office:value-type="float" office:value="4.632283" calcext:value-type="float">
            <text:p>4.632283</text:p>
          </table:table-cell>
          <table:table-cell office:value-type="float" office:value="4.730936" calcext:value-type="float">
            <text:p>4.730936</text:p>
          </table:table-cell>
          <table:table-cell office:value-type="float" office:value="41.81449" calcext:value-type="float">
            <text:p>41.81449</text:p>
          </table:table-cell>
          <table:table-cell office:value-type="float" office:value="4.447746" calcext:value-type="float">
            <text:p>4.447746</text:p>
          </table:table-cell>
          <table:table-cell office:value-type="float" office:value="0.06182037" calcext:value-type="float">
            <text:p>0.06182037</text:p>
          </table:table-cell>
          <table:table-cell office:value-type="float" office:value="0.024039" calcext:value-type="float">
            <text:p>0.024039</text:p>
          </table:table-cell>
          <table:table-cell office:value-type="float" office:value="0.0165758" calcext:value-type="float">
            <text:p>0.0165758</text:p>
          </table:table-cell>
          <table:table-cell office:value-type="float" office:value="0.03602481" calcext:value-type="float">
            <text:p>0.03602481</text:p>
          </table:table-cell>
          <table:table-cell office:value-type="float" office:value="0.02928512" calcext:value-type="float">
            <text:p>0.02928512</text:p>
          </table:table-cell>
          <table:table-cell office:value-type="float" office:value="0.02434231" calcext:value-type="float">
            <text:p>0.02434231</text:p>
          </table:table-cell>
          <table:table-cell office:value-type="float" office:value="0.02087845" calcext:value-type="float">
            <text:p>0.02087845</text:p>
          </table:table-cell>
          <table:table-cell office:value-type="float" office:value="0.01721769" calcext:value-type="float">
            <text:p>0.01721769</text:p>
          </table:table-cell>
          <table:table-cell office:value-type="float" office:value="0.01367902" calcext:value-type="float">
            <text:p>0.01367902</text:p>
          </table:table-cell>
          <table:table-cell office:value-type="float" office:value="0.006775406" calcext:value-type="float">
            <text:p>0.006775406</text:p>
          </table:table-cell>
          <table:table-cell office:value-type="float" office:value="0" calcext:value-type="float">
            <text:p>0</text:p>
          </table:table-cell>
          <table:table-cell office:value-type="float" office:value="41.57605" calcext:value-type="float">
            <text:p>41.57605</text:p>
          </table:table-cell>
          <table:table-cell office:value-type="float" office:value="57.16809" calcext:value-type="float">
            <text:p>57.16809</text:p>
          </table:table-cell>
          <table:table-cell office:value-type="float" office:value="77.78496" calcext:value-type="float">
            <text:p>77.78496</text:p>
          </table:table-cell>
          <table:table-cell office:value-type="float" office:value="64.26165" calcext:value-type="float">
            <text:p>64.26165</text:p>
          </table:table-cell>
          <table:table-cell office:value-type="float" office:value="43.90372" calcext:value-type="float">
            <text:p>43.90372</text:p>
          </table:table-cell>
          <table:table-cell office:value-type="float" office:value="19.05419" calcext:value-type="float">
            <text:p>19.05419</text:p>
          </table:table-cell>
          <table:table-cell office:value-type="float" office:value="12.07788" calcext:value-type="float">
            <text:p>12.07788</text:p>
          </table:table-cell>
          <table:table-cell office:value-type="float" office:value="9.188381" calcext:value-type="float">
            <text:p>9.188381</text:p>
          </table:table-cell>
          <table:table-cell office:value-type="float" office:value="4.619917" calcext:value-type="float">
            <text:p>4.619917</text:p>
          </table:table-cell>
          <table:table-cell office:value-type="float" office:value="2.015795" calcext:value-type="float">
            <text:p>2.015795</text:p>
          </table:table-cell>
          <table:table-cell office:value-type="float" office:value="0.970284" calcext:value-type="float">
            <text:p>0.970284</text:p>
          </table:table-cell>
          <table:table-cell office:value-type="float" office:value="0.4978806" calcext:value-type="float">
            <text:p>0.4978806</text:p>
          </table:table-cell>
          <table:table-cell office:value-type="float" office:value="0.3482059" calcext:value-type="float">
            <text:p>0.3482059</text:p>
          </table:table-cell>
          <table:table-cell office:value-type="float" office:value="0.3256799" calcext:value-type="float">
            <text:p>0.3256799</text:p>
          </table:table-cell>
          <table:table-cell office:value-type="float" office:value="0" calcext:value-type="float">
            <text:p>0</text:p>
          </table:table-cell>
          <table:table-cell office:value-type="float" office:value="3128.692" calcext:value-type="float">
            <text:p>3128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2731" calcext:value-type="float">
            <text:p>18.12731</text:p>
          </table:table-cell>
          <table:table-cell office:value-type="float" office:value="0" calcext:value-type="float">
            <text:p>0</text:p>
          </table:table-cell>
          <table:table-cell office:value-type="float" office:value="-0.2265351" calcext:value-type="float">
            <text:p>-0.22653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14.049" calcext:value-type="float">
            <text:p>14.049</text:p>
          </table:table-cell>
          <table:table-cell office:value-type="float" office:value="1113.81" calcext:value-type="float">
            <text:p>1113.81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9309462" calcext:value-type="float">
            <text:p>-0.09309462</text:p>
          </table:table-cell>
          <table:table-cell office:value-type="float" office:value="2.573957" calcext:value-type="float">
            <text:p>2.573957</text:p>
          </table:table-cell>
          <table:table-cell office:value-type="float" office:value="23.1649" calcext:value-type="float">
            <text:p>23.164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5047" calcext:value-type="float">
            <text:p>0.003615047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138" calcext:value-type="float">
            <text:p>1.842138</text:p>
          </table:table-cell>
          <table:table-cell office:value-type="float" office:value="-0.1049694" calcext:value-type="float">
            <text:p>-0.1049694</text:p>
          </table:table-cell>
          <table:table-cell office:value-type="float" office:value="-0.0008375939" calcext:value-type="float">
            <text:p>-0.0008375939</text:p>
          </table:table-cell>
          <table:table-cell office:value-type="float" office:value="0.006263686" calcext:value-type="float">
            <text:p>0.006263686</text:p>
          </table:table-cell>
          <table:table-cell office:value-type="float" office:value="24.62207" calcext:value-type="float">
            <text:p>24.62207</text:p>
          </table:table-cell>
          <table:table-cell office:value-type="float" office:value="4.569478" calcext:value-type="float">
            <text:p>4.569478</text:p>
          </table:table-cell>
          <table:table-cell office:value-type="float" office:value="4.484209" calcext:value-type="float">
            <text:p>4.484209</text:p>
          </table:table-cell>
          <table:table-cell office:value-type="float" office:value="39.76878" calcext:value-type="float">
            <text:p>39.76878</text:p>
          </table:table-cell>
          <table:table-cell office:value-type="float" office:value="3.761104" calcext:value-type="float">
            <text:p>3.761104</text:p>
          </table:table-cell>
          <table:table-cell office:value-type="float" office:value="0.05180196" calcext:value-type="float">
            <text:p>0.05180196</text:p>
          </table:table-cell>
          <table:table-cell office:value-type="float" office:value="0.02398823" calcext:value-type="float">
            <text:p>0.02398823</text:p>
          </table:table-cell>
          <table:table-cell office:value-type="float" office:value="0.01674171" calcext:value-type="float">
            <text:p>0.01674171</text:p>
          </table:table-cell>
          <table:table-cell office:value-type="float" office:value="0.03612543" calcext:value-type="float">
            <text:p>0.03612543</text:p>
          </table:table-cell>
          <table:table-cell office:value-type="float" office:value="0.02932383" calcext:value-type="float">
            <text:p>0.02932383</text:p>
          </table:table-cell>
          <table:table-cell office:value-type="float" office:value="0.02435753" calcext:value-type="float">
            <text:p>0.02435753</text:p>
          </table:table-cell>
          <table:table-cell office:value-type="float" office:value="0.020873" calcext:value-type="float">
            <text:p>0.020873</text:p>
          </table:table-cell>
          <table:table-cell office:value-type="float" office:value="0.01717305" calcext:value-type="float">
            <text:p>0.01717305</text:p>
          </table:table-cell>
          <table:table-cell office:value-type="float" office:value="0.01363651" calcext:value-type="float">
            <text:p>0.01363651</text:p>
          </table:table-cell>
          <table:table-cell office:value-type="float" office:value="0.00678769" calcext:value-type="float">
            <text:p>0.00678769</text:p>
          </table:table-cell>
          <table:table-cell office:value-type="float" office:value="0" calcext:value-type="float">
            <text:p>0</text:p>
          </table:table-cell>
          <table:table-cell office:value-type="float" office:value="54.09204" calcext:value-type="float">
            <text:p>54.09204</text:p>
          </table:table-cell>
          <table:table-cell office:value-type="float" office:value="61.27391" calcext:value-type="float">
            <text:p>61.27391</text:p>
          </table:table-cell>
          <table:table-cell office:value-type="float" office:value="76.99554" calcext:value-type="float">
            <text:p>76.99554</text:p>
          </table:table-cell>
          <table:table-cell office:value-type="float" office:value="63.91666" calcext:value-type="float">
            <text:p>63.91666</text:p>
          </table:table-cell>
          <table:table-cell office:value-type="float" office:value="42.85928" calcext:value-type="float">
            <text:p>42.85928</text:p>
          </table:table-cell>
          <table:table-cell office:value-type="float" office:value="18.97523" calcext:value-type="float">
            <text:p>18.97523</text:p>
          </table:table-cell>
          <table:table-cell office:value-type="float" office:value="12.27868" calcext:value-type="float">
            <text:p>12.27868</text:p>
          </table:table-cell>
          <table:table-cell office:value-type="float" office:value="9.304003" calcext:value-type="float">
            <text:p>9.304003</text:p>
          </table:table-cell>
          <table:table-cell office:value-type="float" office:value="4.670719" calcext:value-type="float">
            <text:p>4.670719</text:p>
          </table:table-cell>
          <table:table-cell office:value-type="float" office:value="2.032676" calcext:value-type="float">
            <text:p>2.032676</text:p>
          </table:table-cell>
          <table:table-cell office:value-type="float" office:value="0.9749202" calcext:value-type="float">
            <text:p>0.9749202</text:p>
          </table:table-cell>
          <table:table-cell office:value-type="float" office:value="0.4992449" calcext:value-type="float">
            <text:p>0.4992449</text:p>
          </table:table-cell>
          <table:table-cell office:value-type="float" office:value="0.3483602" calcext:value-type="float">
            <text:p>0.3483602</text:p>
          </table:table-cell>
          <table:table-cell office:value-type="float" office:value="0.3257003" calcext:value-type="float">
            <text:p>0.3257003</text:p>
          </table:table-cell>
          <table:table-cell office:value-type="float" office:value="0" calcext:value-type="float">
            <text:p>0</text:p>
          </table:table-cell>
          <table:table-cell office:value-type="float" office:value="3290.317" calcext:value-type="float">
            <text:p>3290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439" calcext:value-type="float">
            <text:p>18.27439</text:p>
          </table:table-cell>
          <table:table-cell office:value-type="float" office:value="0" calcext:value-type="float">
            <text:p>0</text:p>
          </table:table-cell>
          <table:table-cell office:value-type="float" office:value="-0.2266603" calcext:value-type="float">
            <text:p>-0.22666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13.96908" calcext:value-type="float">
            <text:p>13.96908</text:p>
          </table:table-cell>
          <table:table-cell office:value-type="float" office:value="1113.691" calcext:value-type="float">
            <text:p>1113.691</text:p>
          </table:table-cell>
          <table:table-cell office:value-type="float" office:value="12.84" calcext:value-type="float">
            <text:p>12.84</text:p>
          </table:table-cell>
          <table:table-cell office:value-type="float" office:value="-0.1164829" calcext:value-type="float">
            <text:p>-0.1164829</text:p>
          </table:table-cell>
          <table:table-cell office:value-type="float" office:value="2.409762" calcext:value-type="float">
            <text:p>2.409762</text:p>
          </table:table-cell>
          <table:table-cell office:value-type="float" office:value="23.51691" calcext:value-type="float">
            <text:p>23.51691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5226" calcext:value-type="float">
            <text:p>0.00361522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211" calcext:value-type="float">
            <text:p>1.842211</text:p>
          </table:table-cell>
          <table:table-cell office:value-type="float" office:value="-0.1063339" calcext:value-type="float">
            <text:p>-0.1063339</text:p>
          </table:table-cell>
          <table:table-cell office:value-type="float" office:value="-0.0009028624" calcext:value-type="float">
            <text:p>-0.0009028624</text:p>
          </table:table-cell>
          <table:table-cell office:value-type="float" office:value="0.006298512" calcext:value-type="float">
            <text:p>0.006298512</text:p>
          </table:table-cell>
          <table:table-cell office:value-type="float" office:value="24.50397" calcext:value-type="float">
            <text:p>24.50397</text:p>
          </table:table-cell>
          <table:table-cell office:value-type="float" office:value="5.055397" calcext:value-type="float">
            <text:p>5.055397</text:p>
          </table:table-cell>
          <table:table-cell office:value-type="float" office:value="3.238325" calcext:value-type="float">
            <text:p>3.238325</text:p>
          </table:table-cell>
          <table:table-cell office:value-type="float" office:value="38.21742" calcext:value-type="float">
            <text:p>38.21742</text:p>
          </table:table-cell>
          <table:table-cell office:value-type="float" office:value="2.852154" calcext:value-type="float">
            <text:p>2.852154</text:p>
          </table:table-cell>
          <table:table-cell office:value-type="float" office:value="0.05088567" calcext:value-type="float">
            <text:p>0.05088567</text:p>
          </table:table-cell>
          <table:table-cell office:value-type="float" office:value="0.02372186" calcext:value-type="float">
            <text:p>0.02372186</text:p>
          </table:table-cell>
          <table:table-cell office:value-type="float" office:value="0.016662" calcext:value-type="float">
            <text:p>0.016662</text:p>
          </table:table-cell>
          <table:table-cell office:value-type="float" office:value="0.03615235" calcext:value-type="float">
            <text:p>0.03615235</text:p>
          </table:table-cell>
          <table:table-cell office:value-type="float" office:value="0.02937196" calcext:value-type="float">
            <text:p>0.02937196</text:p>
          </table:table-cell>
          <table:table-cell office:value-type="float" office:value="0.02437748" calcext:value-type="float">
            <text:p>0.02437748</text:p>
          </table:table-cell>
          <table:table-cell office:value-type="float" office:value="0.02087058" calcext:value-type="float">
            <text:p>0.02087058</text:p>
          </table:table-cell>
          <table:table-cell office:value-type="float" office:value="0.01713042" calcext:value-type="float">
            <text:p>0.01713042</text:p>
          </table:table-cell>
          <table:table-cell office:value-type="float" office:value="0.01359353" calcext:value-type="float">
            <text:p>0.01359353</text:p>
          </table:table-cell>
          <table:table-cell office:value-type="float" office:value="0.006799881" calcext:value-type="float">
            <text:p>0.006799881</text:p>
          </table:table-cell>
          <table:table-cell office:value-type="float" office:value="0" calcext:value-type="float">
            <text:p>0</text:p>
          </table:table-cell>
          <table:table-cell office:value-type="float" office:value="40.87253" calcext:value-type="float">
            <text:p>40.87253</text:p>
          </table:table-cell>
          <table:table-cell office:value-type="float" office:value="67.65853" calcext:value-type="float">
            <text:p>67.65853</text:p>
          </table:table-cell>
          <table:table-cell office:value-type="float" office:value="79.0873" calcext:value-type="float">
            <text:p>79.0873</text:p>
          </table:table-cell>
          <table:table-cell office:value-type="float" office:value="65.22894" calcext:value-type="float">
            <text:p>65.22894</text:p>
          </table:table-cell>
          <table:table-cell office:value-type="float" office:value="42.56964" calcext:value-type="float">
            <text:p>42.56964</text:p>
          </table:table-cell>
          <table:table-cell office:value-type="float" office:value="18.92533" calcext:value-type="float">
            <text:p>18.92533</text:p>
          </table:table-cell>
          <table:table-cell office:value-type="float" office:value="12.33807" calcext:value-type="float">
            <text:p>12.33807</text:p>
          </table:table-cell>
          <table:table-cell office:value-type="float" office:value="9.381207" calcext:value-type="float">
            <text:p>9.381207</text:p>
          </table:table-cell>
          <table:table-cell office:value-type="float" office:value="4.721344" calcext:value-type="float">
            <text:p>4.721344</text:p>
          </table:table-cell>
          <table:table-cell office:value-type="float" office:value="2.04971" calcext:value-type="float">
            <text:p>2.04971</text:p>
          </table:table-cell>
          <table:table-cell office:value-type="float" office:value="0.9796803" calcext:value-type="float">
            <text:p>0.9796803</text:p>
          </table:table-cell>
          <table:table-cell office:value-type="float" office:value="0.5006456" calcext:value-type="float">
            <text:p>0.5006456</text:p>
          </table:table-cell>
          <table:table-cell office:value-type="float" office:value="0.3485412" calcext:value-type="float">
            <text:p>0.3485412</text:p>
          </table:table-cell>
          <table:table-cell office:value-type="float" office:value="0.3257207" calcext:value-type="float">
            <text:p>0.3257207</text:p>
          </table:table-cell>
          <table:table-cell office:value-type="float" office:value="0" calcext:value-type="float">
            <text:p>0</text:p>
          </table:table-cell>
          <table:table-cell office:value-type="float" office:value="3515.438" calcext:value-type="float">
            <text:p>3515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5695" calcext:value-type="float">
            <text:p>18.45695</text:p>
          </table:table-cell>
          <table:table-cell office:value-type="float" office:value="0" calcext:value-type="float">
            <text:p>0</text:p>
          </table:table-cell>
          <table:table-cell office:value-type="float" office:value="-0.2271259" calcext:value-type="float">
            <text:p>-0.22712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13.90442" calcext:value-type="float">
            <text:p>13.90442</text:p>
          </table:table-cell>
          <table:table-cell office:value-type="float" office:value="1113.578" calcext:value-type="float">
            <text:p>1113.578</text:p>
          </table:table-cell>
          <table:table-cell office:value-type="float" office:value="12.84" calcext:value-type="float">
            <text:p>12.84</text:p>
          </table:table-cell>
          <table:table-cell office:value-type="float" office:value="-0.1508175" calcext:value-type="float">
            <text:p>-0.1508175</text:p>
          </table:table-cell>
          <table:table-cell office:value-type="float" office:value="2.226689" calcext:value-type="float">
            <text:p>2.226689</text:p>
          </table:table-cell>
          <table:table-cell office:value-type="float" office:value="23.86154" calcext:value-type="float">
            <text:p>23.8615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5406" calcext:value-type="float">
            <text:p>0.00361540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28" calcext:value-type="float">
            <text:p>1.84228</text:p>
          </table:table-cell>
          <table:table-cell office:value-type="float" office:value="-0.1077778" calcext:value-type="float">
            <text:p>-0.1077778</text:p>
          </table:table-cell>
          <table:table-cell office:value-type="float" office:value="-0.0009699725" calcext:value-type="float">
            <text:p>-0.0009699725</text:p>
          </table:table-cell>
          <table:table-cell office:value-type="float" office:value="0.006336349" calcext:value-type="float">
            <text:p>0.006336349</text:p>
          </table:table-cell>
          <table:table-cell office:value-type="float" office:value="24.41693" calcext:value-type="float">
            <text:p>24.41693</text:p>
          </table:table-cell>
          <table:table-cell office:value-type="float" office:value="4.031129" calcext:value-type="float">
            <text:p>4.031129</text:p>
          </table:table-cell>
          <table:table-cell office:value-type="float" office:value="2.39833" calcext:value-type="float">
            <text:p>2.39833</text:p>
          </table:table-cell>
          <table:table-cell office:value-type="float" office:value="36.29133" calcext:value-type="float">
            <text:p>36.29133</text:p>
          </table:table-cell>
          <table:table-cell office:value-type="float" office:value="1.977552" calcext:value-type="float">
            <text:p>1.977552</text:p>
          </table:table-cell>
          <table:table-cell office:value-type="float" office:value="0.04622718" calcext:value-type="float">
            <text:p>0.04622718</text:p>
          </table:table-cell>
          <table:table-cell office:value-type="float" office:value="0.02344691" calcext:value-type="float">
            <text:p>0.02344691</text:p>
          </table:table-cell>
          <table:table-cell office:value-type="float" office:value="0.01653408" calcext:value-type="float">
            <text:p>0.01653408</text:p>
          </table:table-cell>
          <table:table-cell office:value-type="float" office:value="0.03610218" calcext:value-type="float">
            <text:p>0.03610218</text:p>
          </table:table-cell>
          <table:table-cell office:value-type="float" office:value="0.02940464" calcext:value-type="float">
            <text:p>0.02940464</text:p>
          </table:table-cell>
          <table:table-cell office:value-type="float" office:value="0.02440029" calcext:value-type="float">
            <text:p>0.02440029</text:p>
          </table:table-cell>
          <table:table-cell office:value-type="float" office:value="0.02087152" calcext:value-type="float">
            <text:p>0.02087152</text:p>
          </table:table-cell>
          <table:table-cell office:value-type="float" office:value="0.01708984" calcext:value-type="float">
            <text:p>0.01708984</text:p>
          </table:table-cell>
          <table:table-cell office:value-type="float" office:value="0.01355008" calcext:value-type="float">
            <text:p>0.01355008</text:p>
          </table:table-cell>
          <table:table-cell office:value-type="float" office:value="0.006811952" calcext:value-type="float">
            <text:p>0.006811952</text:p>
          </table:table-cell>
          <table:table-cell office:value-type="float" office:value="0" calcext:value-type="float">
            <text:p>0</text:p>
          </table:table-cell>
          <table:table-cell office:value-type="float" office:value="51.71007" calcext:value-type="float">
            <text:p>51.71007</text:p>
          </table:table-cell>
          <table:table-cell office:value-type="float" office:value="68.25907" calcext:value-type="float">
            <text:p>68.25907</text:p>
          </table:table-cell>
          <table:table-cell office:value-type="float" office:value="80.21692" calcext:value-type="float">
            <text:p>80.21692</text:p>
          </table:table-cell>
          <table:table-cell office:value-type="float" office:value="66.71104" calcext:value-type="float">
            <text:p>66.71104</text:p>
          </table:table-cell>
          <table:table-cell office:value-type="float" office:value="42.69463" calcext:value-type="float">
            <text:p>42.69463</text:p>
          </table:table-cell>
          <table:table-cell office:value-type="float" office:value="18.97112" calcext:value-type="float">
            <text:p>18.97112</text:p>
          </table:table-cell>
          <table:table-cell office:value-type="float" office:value="12.42841" calcext:value-type="float">
            <text:p>12.42841</text:p>
          </table:table-cell>
          <table:table-cell office:value-type="float" office:value="9.446271" calcext:value-type="float">
            <text:p>9.446271</text:p>
          </table:table-cell>
          <table:table-cell office:value-type="float" office:value="4.769326" calcext:value-type="float">
            <text:p>4.769326</text:p>
          </table:table-cell>
          <table:table-cell office:value-type="float" office:value="2.066816" calcext:value-type="float">
            <text:p>2.066816</text:p>
          </table:table-cell>
          <table:table-cell office:value-type="float" office:value="0.9845535" calcext:value-type="float">
            <text:p>0.9845535</text:p>
          </table:table-cell>
          <table:table-cell office:value-type="float" office:value="0.5020812" calcext:value-type="float">
            <text:p>0.5020812</text:p>
          </table:table-cell>
          <table:table-cell office:value-type="float" office:value="0.3487479" calcext:value-type="float">
            <text:p>0.3487479</text:p>
          </table:table-cell>
          <table:table-cell office:value-type="float" office:value="0.3257411" calcext:value-type="float">
            <text:p>0.3257411</text:p>
          </table:table-cell>
          <table:table-cell office:value-type="float" office:value="0" calcext:value-type="float">
            <text:p>0</text:p>
          </table:table-cell>
          <table:table-cell office:value-type="float" office:value="3680.033" calcext:value-type="float">
            <text:p>368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1964" calcext:value-type="float">
            <text:p>18.61964</text:p>
          </table:table-cell>
          <table:table-cell office:value-type="float" office:value="0" calcext:value-type="float">
            <text:p>0</text:p>
          </table:table-cell>
          <table:table-cell office:value-type="float" office:value="-0.2272996" calcext:value-type="float">
            <text:p>-0.22729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3.85076" calcext:value-type="float">
            <text:p>13.85076</text:p>
          </table:table-cell>
          <table:table-cell office:value-type="float" office:value="1113.473" calcext:value-type="float">
            <text:p>1113.473</text:p>
          </table:table-cell>
          <table:table-cell office:value-type="float" office:value="12.84" calcext:value-type="float">
            <text:p>12.84</text:p>
          </table:table-cell>
          <table:table-cell office:value-type="float" office:value="-0.1916375" calcext:value-type="float">
            <text:p>-0.1916375</text:p>
          </table:table-cell>
          <table:table-cell office:value-type="float" office:value="2.07988" calcext:value-type="float">
            <text:p>2.07988</text:p>
          </table:table-cell>
          <table:table-cell office:value-type="float" office:value="24.14392" calcext:value-type="float">
            <text:p>24.14392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5586" calcext:value-type="float">
            <text:p>0.00361558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341" calcext:value-type="float">
            <text:p>1.842341</text:p>
          </table:table-cell>
          <table:table-cell office:value-type="float" office:value="-0.1090226" calcext:value-type="float">
            <text:p>-0.1090226</text:p>
          </table:table-cell>
          <table:table-cell office:value-type="float" office:value="-0.001028753" calcext:value-type="float">
            <text:p>-0.001028753</text:p>
          </table:table-cell>
          <table:table-cell office:value-type="float" office:value="0.006369486" calcext:value-type="float">
            <text:p>0.006369486</text:p>
          </table:table-cell>
          <table:table-cell office:value-type="float" office:value="24.32799" calcext:value-type="float">
            <text:p>24.32799</text:p>
          </table:table-cell>
          <table:table-cell office:value-type="float" office:value="3.575347" calcext:value-type="float">
            <text:p>3.575347</text:p>
          </table:table-cell>
          <table:table-cell office:value-type="float" office:value="1.530504" calcext:value-type="float">
            <text:p>1.530504</text:p>
          </table:table-cell>
          <table:table-cell office:value-type="float" office:value="34.87773" calcext:value-type="float">
            <text:p>34.87773</text:p>
          </table:table-cell>
          <table:table-cell office:value-type="float" office:value="1.213916" calcext:value-type="float">
            <text:p>1.213916</text:p>
          </table:table-cell>
          <table:table-cell office:value-type="float" office:value="0.0439368" calcext:value-type="float">
            <text:p>0.0439368</text:p>
          </table:table-cell>
          <table:table-cell office:value-type="float" office:value="0.0232289" calcext:value-type="float">
            <text:p>0.0232289</text:p>
          </table:table-cell>
          <table:table-cell office:value-type="float" office:value="0.01657095" calcext:value-type="float">
            <text:p>0.01657095</text:p>
          </table:table-cell>
          <table:table-cell office:value-type="float" office:value="0.03609714" calcext:value-type="float">
            <text:p>0.03609714</text:p>
          </table:table-cell>
          <table:table-cell office:value-type="float" office:value="0.02942809" calcext:value-type="float">
            <text:p>0.02942809</text:p>
          </table:table-cell>
          <table:table-cell office:value-type="float" office:value="0.02442271" calcext:value-type="float">
            <text:p>0.02442271</text:p>
          </table:table-cell>
          <table:table-cell office:value-type="float" office:value="0.020876" calcext:value-type="float">
            <text:p>0.020876</text:p>
          </table:table-cell>
          <table:table-cell office:value-type="float" office:value="0.01705183" calcext:value-type="float">
            <text:p>0.01705183</text:p>
          </table:table-cell>
          <table:table-cell office:value-type="float" office:value="0.01350622" calcext:value-type="float">
            <text:p>0.01350622</text:p>
          </table:table-cell>
          <table:table-cell office:value-type="float" office:value="0.006823892" calcext:value-type="float">
            <text:p>0.006823892</text:p>
          </table:table-cell>
          <table:table-cell office:value-type="float" office:value="0" calcext:value-type="float">
            <text:p>0</text:p>
          </table:table-cell>
          <table:table-cell office:value-type="float" office:value="32.82704" calcext:value-type="float">
            <text:p>32.82704</text:p>
          </table:table-cell>
          <table:table-cell office:value-type="float" office:value="72.84298" calcext:value-type="float">
            <text:p>72.84298</text:p>
          </table:table-cell>
          <table:table-cell office:value-type="float" office:value="83.38118" calcext:value-type="float">
            <text:p>83.38118</text:p>
          </table:table-cell>
          <table:table-cell office:value-type="float" office:value="68.10691" calcext:value-type="float">
            <text:p>68.10691</text:p>
          </table:table-cell>
          <table:table-cell office:value-type="float" office:value="42.68482" calcext:value-type="float">
            <text:p>42.68482</text:p>
          </table:table-cell>
          <table:table-cell office:value-type="float" office:value="18.9308" calcext:value-type="float">
            <text:p>18.9308</text:p>
          </table:table-cell>
          <table:table-cell office:value-type="float" office:value="12.49271" calcext:value-type="float">
            <text:p>12.49271</text:p>
          </table:table-cell>
          <table:table-cell office:value-type="float" office:value="9.506748" calcext:value-type="float">
            <text:p>9.506748</text:p>
          </table:table-cell>
          <table:table-cell office:value-type="float" office:value="4.814241" calcext:value-type="float">
            <text:p>4.814241</text:p>
          </table:table-cell>
          <table:table-cell office:value-type="float" office:value="2.084041" calcext:value-type="float">
            <text:p>2.084041</text:p>
          </table:table-cell>
          <table:table-cell office:value-type="float" office:value="0.989889" calcext:value-type="float">
            <text:p>0.989889</text:p>
          </table:table-cell>
          <table:table-cell office:value-type="float" office:value="0.5036616" calcext:value-type="float">
            <text:p>0.5036616</text:p>
          </table:table-cell>
          <table:table-cell office:value-type="float" office:value="0.3489817" calcext:value-type="float">
            <text:p>0.3489817</text:p>
          </table:table-cell>
          <table:table-cell office:value-type="float" office:value="0.3257616" calcext:value-type="float">
            <text:p>0.3257616</text:p>
          </table:table-cell>
          <table:table-cell office:value-type="float" office:value="0" calcext:value-type="float">
            <text:p>0</text:p>
          </table:table-cell>
          <table:table-cell office:value-type="float" office:value="3822.932" calcext:value-type="float">
            <text:p>3822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6209" calcext:value-type="float">
            <text:p>18.76209</text:p>
          </table:table-cell>
          <table:table-cell office:value-type="float" office:value="0" calcext:value-type="float">
            <text:p>0</text:p>
          </table:table-cell>
          <table:table-cell office:value-type="float" office:value="-0.2273987" calcext:value-type="float">
            <text:p>-0.22739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13.80152" calcext:value-type="float">
            <text:p>13.80152</text:p>
          </table:table-cell>
          <table:table-cell office:value-type="float" office:value="1113.376" calcext:value-type="float">
            <text:p>1113.376</text:p>
          </table:table-cell>
          <table:table-cell office:value-type="float" office:value="12.84" calcext:value-type="float">
            <text:p>12.84</text:p>
          </table:table-cell>
          <table:table-cell office:value-type="float" office:value="-0.235973" calcext:value-type="float">
            <text:p>-0.235973</text:p>
          </table:table-cell>
          <table:table-cell office:value-type="float" office:value="1.921596" calcext:value-type="float">
            <text:p>1.921596</text:p>
          </table:table-cell>
          <table:table-cell office:value-type="float" office:value="24.42868" calcext:value-type="float">
            <text:p>24.42868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5766" calcext:value-type="float">
            <text:p>0.00361576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403" calcext:value-type="float">
            <text:p>1.842403</text:p>
          </table:table-cell>
          <table:table-cell office:value-type="float" office:value="-0.110166" calcext:value-type="float">
            <text:p>-0.110166</text:p>
          </table:table-cell>
          <table:table-cell office:value-type="float" office:value="-0.001076789" calcext:value-type="float">
            <text:p>-0.001076789</text:p>
          </table:table-cell>
          <table:table-cell office:value-type="float" office:value="0.006399075" calcext:value-type="float">
            <text:p>0.006399075</text:p>
          </table:table-cell>
          <table:table-cell office:value-type="float" office:value="24.25355" calcext:value-type="float">
            <text:p>24.25355</text:p>
          </table:table-cell>
          <table:table-cell office:value-type="float" office:value="2.586059" calcext:value-type="float">
            <text:p>2.586059</text:p>
          </table:table-cell>
          <table:table-cell office:value-type="float" office:value="1.034757" calcext:value-type="float">
            <text:p>1.034757</text:p>
          </table:table-cell>
          <table:table-cell office:value-type="float" office:value="31.58286" calcext:value-type="float">
            <text:p>31.58286</text:p>
          </table:table-cell>
          <table:table-cell office:value-type="float" office:value="1.898256" calcext:value-type="float">
            <text:p>1.898256</text:p>
          </table:table-cell>
          <table:table-cell office:value-type="float" office:value="0.06086677" calcext:value-type="float">
            <text:p>0.06086677</text:p>
          </table:table-cell>
          <table:table-cell office:value-type="float" office:value="0.0232136" calcext:value-type="float">
            <text:p>0.0232136</text:p>
          </table:table-cell>
          <table:table-cell office:value-type="float" office:value="0.01667839" calcext:value-type="float">
            <text:p>0.01667839</text:p>
          </table:table-cell>
          <table:table-cell office:value-type="float" office:value="0.03613218" calcext:value-type="float">
            <text:p>0.03613218</text:p>
          </table:table-cell>
          <table:table-cell office:value-type="float" office:value="0.02945564" calcext:value-type="float">
            <text:p>0.02945564</text:p>
          </table:table-cell>
          <table:table-cell office:value-type="float" office:value="0.0244456" calcext:value-type="float">
            <text:p>0.0244456</text:p>
          </table:table-cell>
          <table:table-cell office:value-type="float" office:value="0.02088446" calcext:value-type="float">
            <text:p>0.02088446</text:p>
          </table:table-cell>
          <table:table-cell office:value-type="float" office:value="0.01701603" calcext:value-type="float">
            <text:p>0.01701603</text:p>
          </table:table-cell>
          <table:table-cell office:value-type="float" office:value="0.01346202" calcext:value-type="float">
            <text:p>0.01346202</text:p>
          </table:table-cell>
          <table:table-cell office:value-type="float" office:value="0.006835711" calcext:value-type="float">
            <text:p>0.006835711</text:p>
          </table:table-cell>
          <table:table-cell office:value-type="float" office:value="0" calcext:value-type="float">
            <text:p>0</text:p>
          </table:table-cell>
          <table:table-cell office:value-type="float" office:value="34.95983" calcext:value-type="float">
            <text:p>34.95983</text:p>
          </table:table-cell>
          <table:table-cell office:value-type="float" office:value="60.20169" calcext:value-type="float">
            <text:p>60.20169</text:p>
          </table:table-cell>
          <table:table-cell office:value-type="float" office:value="82.79919" calcext:value-type="float">
            <text:p>82.79919</text:p>
          </table:table-cell>
          <table:table-cell office:value-type="float" office:value="75.02579" calcext:value-type="float">
            <text:p>75.02579</text:p>
          </table:table-cell>
          <table:table-cell office:value-type="float" office:value="49.89983" calcext:value-type="float">
            <text:p>49.89983</text:p>
          </table:table-cell>
          <table:table-cell office:value-type="float" office:value="19.95858" calcext:value-type="float">
            <text:p>19.95858</text:p>
          </table:table-cell>
          <table:table-cell office:value-type="float" office:value="12.83586" calcext:value-type="float">
            <text:p>12.83586</text:p>
          </table:table-cell>
          <table:table-cell office:value-type="float" office:value="9.575279" calcext:value-type="float">
            <text:p>9.575279</text:p>
          </table:table-cell>
          <table:table-cell office:value-type="float" office:value="4.855459" calcext:value-type="float">
            <text:p>4.855459</text:p>
          </table:table-cell>
          <table:table-cell office:value-type="float" office:value="2.102194" calcext:value-type="float">
            <text:p>2.102194</text:p>
          </table:table-cell>
          <table:table-cell office:value-type="float" office:value="0.9959717" calcext:value-type="float">
            <text:p>0.9959717</text:p>
          </table:table-cell>
          <table:table-cell office:value-type="float" office:value="0.5052975" calcext:value-type="float">
            <text:p>0.5052975</text:p>
          </table:table-cell>
          <table:table-cell office:value-type="float" office:value="0.3492494" calcext:value-type="float">
            <text:p>0.3492494</text:p>
          </table:table-cell>
          <table:table-cell office:value-type="float" office:value="0.3257821" calcext:value-type="float">
            <text:p>0.3257821</text:p>
          </table:table-cell>
          <table:table-cell office:value-type="float" office:value="0" calcext:value-type="float">
            <text:p>0</text:p>
          </table:table-cell>
          <table:table-cell office:value-type="float" office:value="3956.356" calcext:value-type="float">
            <text:p>3956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9314" calcext:value-type="float">
            <text:p>18.89314</text:p>
          </table:table-cell>
          <table:table-cell office:value-type="float" office:value="0" calcext:value-type="float">
            <text:p>0</text:p>
          </table:table-cell>
          <table:table-cell office:value-type="float" office:value="-0.2275443" calcext:value-type="float">
            <text:p>-0.22754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13.74512" calcext:value-type="float">
            <text:p>13.74512</text:p>
          </table:table-cell>
          <table:table-cell office:value-type="float" office:value="1113.277" calcext:value-type="float">
            <text:p>1113.27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2916472" calcext:value-type="float">
            <text:p>-0.2916472</text:p>
          </table:table-cell>
          <table:table-cell office:value-type="float" office:value="1.773697" calcext:value-type="float">
            <text:p>1.773697</text:p>
          </table:table-cell>
          <table:table-cell office:value-type="float" office:value="24.71017" calcext:value-type="float">
            <text:p>24.71017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5945" calcext:value-type="float">
            <text:p>0.003615945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468" calcext:value-type="float">
            <text:p>1.842468</text:p>
          </table:table-cell>
          <table:table-cell office:value-type="float" office:value="-0.1116797" calcext:value-type="float">
            <text:p>-0.1116797</text:p>
          </table:table-cell>
          <table:table-cell office:value-type="float" office:value="-0.001160839" calcext:value-type="float">
            <text:p>-0.001160839</text:p>
          </table:table-cell>
          <table:table-cell office:value-type="float" office:value="0.006425912" calcext:value-type="float">
            <text:p>0.006425912</text:p>
          </table:table-cell>
          <table:table-cell office:value-type="float" office:value="24.17282" calcext:value-type="float">
            <text:p>24.17282</text:p>
          </table:table-cell>
          <table:table-cell office:value-type="float" office:value="2.128729" calcext:value-type="float">
            <text:p>2.128729</text:p>
          </table:table-cell>
          <table:table-cell office:value-type="float" office:value="0.7082695" calcext:value-type="float">
            <text:p>0.7082695</text:p>
          </table:table-cell>
          <table:table-cell office:value-type="float" office:value="29.81942" calcext:value-type="float">
            <text:p>29.81942</text:p>
          </table:table-cell>
          <table:table-cell office:value-type="float" office:value="1.003523" calcext:value-type="float">
            <text:p>1.003523</text:p>
          </table:table-cell>
          <table:table-cell office:value-type="float" office:value="0.04987297" calcext:value-type="float">
            <text:p>0.04987297</text:p>
          </table:table-cell>
          <table:table-cell office:value-type="float" office:value="0.0230153" calcext:value-type="float">
            <text:p>0.0230153</text:p>
          </table:table-cell>
          <table:table-cell office:value-type="float" office:value="0.01675498" calcext:value-type="float">
            <text:p>0.01675498</text:p>
          </table:table-cell>
          <table:table-cell office:value-type="float" office:value="0.0361941" calcext:value-type="float">
            <text:p>0.0361941</text:p>
          </table:table-cell>
          <table:table-cell office:value-type="float" office:value="0.02949324" calcext:value-type="float">
            <text:p>0.02949324</text:p>
          </table:table-cell>
          <table:table-cell office:value-type="float" office:value="0.02447007" calcext:value-type="float">
            <text:p>0.02447007</text:p>
          </table:table-cell>
          <table:table-cell office:value-type="float" office:value="0.02089541" calcext:value-type="float">
            <text:p>0.02089541</text:p>
          </table:table-cell>
          <table:table-cell office:value-type="float" office:value="0.01698249" calcext:value-type="float">
            <text:p>0.01698249</text:p>
          </table:table-cell>
          <table:table-cell office:value-type="float" office:value="0.01341748" calcext:value-type="float">
            <text:p>0.01341748</text:p>
          </table:table-cell>
          <table:table-cell office:value-type="float" office:value="0.006847399" calcext:value-type="float">
            <text:p>0.006847399</text:p>
          </table:table-cell>
          <table:table-cell office:value-type="float" office:value="0" calcext:value-type="float">
            <text:p>0</text:p>
          </table:table-cell>
          <table:table-cell office:value-type="float" office:value="55.85391" calcext:value-type="float">
            <text:p>55.85391</text:p>
          </table:table-cell>
          <table:table-cell office:value-type="float" office:value="62.24545" calcext:value-type="float">
            <text:p>62.24545</text:p>
          </table:table-cell>
          <table:table-cell office:value-type="float" office:value="81.51768" calcext:value-type="float">
            <text:p>81.51768</text:p>
          </table:table-cell>
          <table:table-cell office:value-type="float" office:value="73.96899" calcext:value-type="float">
            <text:p>73.96899</text:p>
          </table:table-cell>
          <table:table-cell office:value-type="float" office:value="49.49805" calcext:value-type="float">
            <text:p>49.49805</text:p>
          </table:table-cell>
          <table:table-cell office:value-type="float" office:value="20.04637" calcext:value-type="float">
            <text:p>20.04637</text:p>
          </table:table-cell>
          <table:table-cell office:value-type="float" office:value="13.1615" calcext:value-type="float">
            <text:p>13.1615</text:p>
          </table:table-cell>
          <table:table-cell office:value-type="float" office:value="9.680057" calcext:value-type="float">
            <text:p>9.680057</text:p>
          </table:table-cell>
          <table:table-cell office:value-type="float" office:value="4.898616" calcext:value-type="float">
            <text:p>4.898616</text:p>
          </table:table-cell>
          <table:table-cell office:value-type="float" office:value="2.120119" calcext:value-type="float">
            <text:p>2.120119</text:p>
          </table:table-cell>
          <table:table-cell office:value-type="float" office:value="1.002067" calcext:value-type="float">
            <text:p>1.002067</text:p>
          </table:table-cell>
          <table:table-cell office:value-type="float" office:value="0.5069906" calcext:value-type="float">
            <text:p>0.5069906</text:p>
          </table:table-cell>
          <table:table-cell office:value-type="float" office:value="0.3495474" calcext:value-type="float">
            <text:p>0.3495474</text:p>
          </table:table-cell>
          <table:table-cell office:value-type="float" office:value="0.3258028" calcext:value-type="float">
            <text:p>0.3258028</text:p>
          </table:table-cell>
          <table:table-cell office:value-type="float" office:value="0" calcext:value-type="float">
            <text:p>0</text:p>
          </table:table-cell>
          <table:table-cell office:value-type="float" office:value="4122.166" calcext:value-type="float">
            <text:p>4122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3323" calcext:value-type="float">
            <text:p>19.03323</text:p>
          </table:table-cell>
          <table:table-cell office:value-type="float" office:value="0" calcext:value-type="float">
            <text:p>0</text:p>
          </table:table-cell>
          <table:table-cell office:value-type="float" office:value="-0.2276953" calcext:value-type="float">
            <text:p>-0.22769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13.66029" calcext:value-type="float">
            <text:p>13.66029</text:p>
          </table:table-cell>
          <table:table-cell office:value-type="float" office:value="1113.157" calcext:value-type="float">
            <text:p>1113.157</text:p>
          </table:table-cell>
          <table:table-cell office:value-type="float" office:value="12.84" calcext:value-type="float">
            <text:p>12.84</text:p>
          </table:table-cell>
          <table:table-cell office:value-type="float" office:value="-0.360351" calcext:value-type="float">
            <text:p>-0.360351</text:p>
          </table:table-cell>
          <table:table-cell office:value-type="float" office:value="1.707512" calcext:value-type="float">
            <text:p>1.707512</text:p>
          </table:table-cell>
          <table:table-cell office:value-type="float" office:value="24.98128" calcext:value-type="float">
            <text:p>24.98128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6124" calcext:value-type="float">
            <text:p>0.003616124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542" calcext:value-type="float">
            <text:p>1.842542</text:p>
          </table:table-cell>
          <table:table-cell office:value-type="float" office:value="-0.1137442" calcext:value-type="float">
            <text:p>-0.1137442</text:p>
          </table:table-cell>
          <table:table-cell office:value-type="float" office:value="-0.001340456" calcext:value-type="float">
            <text:p>-0.001340456</text:p>
          </table:table-cell>
          <table:table-cell office:value-type="float" office:value="0.006451302" calcext:value-type="float">
            <text:p>0.006451302</text:p>
          </table:table-cell>
          <table:table-cell office:value-type="float" office:value="24.04494" calcext:value-type="float">
            <text:p>24.04494</text:p>
          </table:table-cell>
          <table:table-cell office:value-type="float" office:value="2.901903" calcext:value-type="float">
            <text:p>2.901903</text:p>
          </table:table-cell>
          <table:table-cell office:value-type="float" office:value="0.5167908" calcext:value-type="float">
            <text:p>0.5167908</text:p>
          </table:table-cell>
          <table:table-cell office:value-type="float" office:value="28.69374" calcext:value-type="float">
            <text:p>28.69374</text:p>
          </table:table-cell>
          <table:table-cell office:value-type="float" office:value="0.6610288" calcext:value-type="float">
            <text:p>0.6610288</text:p>
          </table:table-cell>
          <table:table-cell office:value-type="float" office:value="0.04982116" calcext:value-type="float">
            <text:p>0.04982116</text:p>
          </table:table-cell>
          <table:table-cell office:value-type="float" office:value="0.02268393" calcext:value-type="float">
            <text:p>0.02268393</text:p>
          </table:table-cell>
          <table:table-cell office:value-type="float" office:value="0.01654451" calcext:value-type="float">
            <text:p>0.01654451</text:p>
          </table:table-cell>
          <table:table-cell office:value-type="float" office:value="0.03618053" calcext:value-type="float">
            <text:p>0.03618053</text:p>
          </table:table-cell>
          <table:table-cell office:value-type="float" office:value="0.02952919" calcext:value-type="float">
            <text:p>0.02952919</text:p>
          </table:table-cell>
          <table:table-cell office:value-type="float" office:value="0.02449668" calcext:value-type="float">
            <text:p>0.02449668</text:p>
          </table:table-cell>
          <table:table-cell office:value-type="float" office:value="0.02090897" calcext:value-type="float">
            <text:p>0.02090897</text:p>
          </table:table-cell>
          <table:table-cell office:value-type="float" office:value="0.01695116" calcext:value-type="float">
            <text:p>0.01695116</text:p>
          </table:table-cell>
          <table:table-cell office:value-type="float" office:value="0.01337264" calcext:value-type="float">
            <text:p>0.01337264</text:p>
          </table:table-cell>
          <table:table-cell office:value-type="float" office:value="0.00685897" calcext:value-type="float">
            <text:p>0.00685897</text:p>
          </table:table-cell>
          <table:table-cell office:value-type="float" office:value="0" calcext:value-type="float">
            <text:p>0</text:p>
          </table:table-cell>
          <table:table-cell office:value-type="float" office:value="44.1275" calcext:value-type="float">
            <text:p>44.1275</text:p>
          </table:table-cell>
          <table:table-cell office:value-type="float" office:value="67.80401" calcext:value-type="float">
            <text:p>67.80401</text:p>
          </table:table-cell>
          <table:table-cell office:value-type="float" office:value="83.81541" calcext:value-type="float">
            <text:p>83.81541</text:p>
          </table:table-cell>
          <table:table-cell office:value-type="float" office:value="74.06477" calcext:value-type="float">
            <text:p>74.06477</text:p>
          </table:table-cell>
          <table:table-cell office:value-type="float" office:value="49.42532" calcext:value-type="float">
            <text:p>49.42532</text:p>
          </table:table-cell>
          <table:table-cell office:value-type="float" office:value="19.85172" calcext:value-type="float">
            <text:p>19.85172</text:p>
          </table:table-cell>
          <table:table-cell office:value-type="float" office:value="13.22822" calcext:value-type="float">
            <text:p>13.22822</text:p>
          </table:table-cell>
          <table:table-cell office:value-type="float" office:value="9.763973" calcext:value-type="float">
            <text:p>9.763973</text:p>
          </table:table-cell>
          <table:table-cell office:value-type="float" office:value="4.943575" calcext:value-type="float">
            <text:p>4.943575</text:p>
          </table:table-cell>
          <table:table-cell office:value-type="float" office:value="2.137954" calcext:value-type="float">
            <text:p>2.137954</text:p>
          </table:table-cell>
          <table:table-cell office:value-type="float" office:value="1.008192" calcext:value-type="float">
            <text:p>1.008192</text:p>
          </table:table-cell>
          <table:table-cell office:value-type="float" office:value="0.5087274" calcext:value-type="float">
            <text:p>0.5087274</text:p>
          </table:table-cell>
          <table:table-cell office:value-type="float" office:value="0.3498749" calcext:value-type="float">
            <text:p>0.3498749</text:p>
          </table:table-cell>
          <table:table-cell office:value-type="float" office:value="0.3258235" calcext:value-type="float">
            <text:p>0.3258235</text:p>
          </table:table-cell>
          <table:table-cell office:value-type="float" office:value="0" calcext:value-type="float">
            <text:p>0</text:p>
          </table:table-cell>
          <table:table-cell office:value-type="float" office:value="4373.557" calcext:value-type="float">
            <text:p>4373.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2267" calcext:value-type="float">
            <text:p>19.22267</text:p>
          </table:table-cell>
          <table:table-cell office:value-type="float" office:value="0" calcext:value-type="float">
            <text:p>0</text:p>
          </table:table-cell>
          <table:table-cell office:value-type="float" office:value="-0.2282426" calcext:value-type="float">
            <text:p>-0.22824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13.56079" calcext:value-type="float">
            <text:p>13.56079</text:p>
          </table:table-cell>
          <table:table-cell office:value-type="float" office:value="1113.022" calcext:value-type="float">
            <text:p>1113.02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4457557" calcext:value-type="float">
            <text:p>-0.4457557</text:p>
          </table:table-cell>
          <table:table-cell office:value-type="float" office:value="1.669296" calcext:value-type="float">
            <text:p>1.669296</text:p>
          </table:table-cell>
          <table:table-cell office:value-type="float" office:value="25.27474" calcext:value-type="float">
            <text:p>25.2747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6303" calcext:value-type="float">
            <text:p>0.003616303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622" calcext:value-type="float">
            <text:p>1.842622</text:p>
          </table:table-cell>
          <table:table-cell office:value-type="float" office:value="-0.116265" calcext:value-type="float">
            <text:p>-0.116265</text:p>
          </table:table-cell>
          <table:table-cell office:value-type="float" office:value="-0.001642526" calcext:value-type="float">
            <text:p>-0.001642526</text:p>
          </table:table-cell>
          <table:table-cell office:value-type="float" office:value="0.006477957" calcext:value-type="float">
            <text:p>0.006477957</text:p>
          </table:table-cell>
          <table:table-cell office:value-type="float" office:value="23.8978" calcext:value-type="float">
            <text:p>23.8978</text:p>
          </table:table-cell>
          <table:table-cell office:value-type="float" office:value="3.659541" calcext:value-type="float">
            <text:p>3.659541</text:p>
          </table:table-cell>
          <table:table-cell office:value-type="float" office:value="0.4147378" calcext:value-type="float">
            <text:p>0.4147378</text:p>
          </table:table-cell>
          <table:table-cell office:value-type="float" office:value="27.9134" calcext:value-type="float">
            <text:p>27.9134</text:p>
          </table:table-cell>
          <table:table-cell office:value-type="float" office:value="0.4540016" calcext:value-type="float">
            <text:p>0.4540016</text:p>
          </table:table-cell>
          <table:table-cell office:value-type="float" office:value="0.05244568" calcext:value-type="float">
            <text:p>0.05244568</text:p>
          </table:table-cell>
          <table:table-cell office:value-type="float" office:value="0.02246091" calcext:value-type="float">
            <text:p>0.02246091</text:p>
          </table:table-cell>
          <table:table-cell office:value-type="float" office:value="0.01607832" calcext:value-type="float">
            <text:p>0.01607832</text:p>
          </table:table-cell>
          <table:table-cell office:value-type="float" office:value="0.03604905" calcext:value-type="float">
            <text:p>0.03604905</text:p>
          </table:table-cell>
          <table:table-cell office:value-type="float" office:value="0.02953904" calcext:value-type="float">
            <text:p>0.02953904</text:p>
          </table:table-cell>
          <table:table-cell office:value-type="float" office:value="0.02452284" calcext:value-type="float">
            <text:p>0.02452284</text:p>
          </table:table-cell>
          <table:table-cell office:value-type="float" office:value="0.02092501" calcext:value-type="float">
            <text:p>0.02092501</text:p>
          </table:table-cell>
          <table:table-cell office:value-type="float" office:value="0.01692207" calcext:value-type="float">
            <text:p>0.01692207</text:p>
          </table:table-cell>
          <table:table-cell office:value-type="float" office:value="0.01332752" calcext:value-type="float">
            <text:p>0.01332752</text:p>
          </table:table-cell>
          <table:table-cell office:value-type="float" office:value="0.006870417" calcext:value-type="float">
            <text:p>0.006870417</text:p>
          </table:table-cell>
          <table:table-cell office:value-type="float" office:value="0" calcext:value-type="float">
            <text:p>0</text:p>
          </table:table-cell>
          <table:table-cell office:value-type="float" office:value="33.80118" calcext:value-type="float">
            <text:p>33.80118</text:p>
          </table:table-cell>
          <table:table-cell office:value-type="float" office:value="72.75249" calcext:value-type="float">
            <text:p>72.75249</text:p>
          </table:table-cell>
          <table:table-cell office:value-type="float" office:value="86.64649" calcext:value-type="float">
            <text:p>86.64649</text:p>
          </table:table-cell>
          <table:table-cell office:value-type="float" office:value="74.19666" calcext:value-type="float">
            <text:p>74.19666</text:p>
          </table:table-cell>
          <table:table-cell office:value-type="float" office:value="49.68173" calcext:value-type="float">
            <text:p>49.68173</text:p>
          </table:table-cell>
          <table:table-cell office:value-type="float" office:value="19.70391" calcext:value-type="float">
            <text:p>19.70391</text:p>
          </table:table-cell>
          <table:table-cell office:value-type="float" office:value="13.25033" calcext:value-type="float">
            <text:p>13.25033</text:p>
          </table:table-cell>
          <table:table-cell office:value-type="float" office:value="9.827528" calcext:value-type="float">
            <text:p>9.827528</text:p>
          </table:table-cell>
          <table:table-cell office:value-type="float" office:value="4.987662" calcext:value-type="float">
            <text:p>4.987662</text:p>
          </table:table-cell>
          <table:table-cell office:value-type="float" office:value="2.155741" calcext:value-type="float">
            <text:p>2.155741</text:p>
          </table:table-cell>
          <table:table-cell office:value-type="float" office:value="1.014356" calcext:value-type="float">
            <text:p>1.014356</text:p>
          </table:table-cell>
          <table:table-cell office:value-type="float" office:value="0.5105004" calcext:value-type="float">
            <text:p>0.5105004</text:p>
          </table:table-cell>
          <table:table-cell office:value-type="float" office:value="0.350229" calcext:value-type="float">
            <text:p>0.350229</text:p>
          </table:table-cell>
          <table:table-cell office:value-type="float" office:value="0.3258443" calcext:value-type="float">
            <text:p>0.3258443</text:p>
          </table:table-cell>
          <table:table-cell office:value-type="float" office:value="0" calcext:value-type="float">
            <text:p>0</text:p>
          </table:table-cell>
          <table:table-cell office:value-type="float" office:value="4663.075" calcext:value-type="float">
            <text:p>4663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4267" calcext:value-type="float">
            <text:p>19.44267</text:p>
          </table:table-cell>
          <table:table-cell office:value-type="float" office:value="0" calcext:value-type="float">
            <text:p>0</text:p>
          </table:table-cell>
          <table:table-cell office:value-type="float" office:value="-0.229189" calcext:value-type="float">
            <text:p>-0.2291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13.43815" calcext:value-type="float">
            <text:p>13.43815</text:p>
          </table:table-cell>
          <table:table-cell office:value-type="float" office:value="1112.869" calcext:value-type="float">
            <text:p>1112.869</text:p>
          </table:table-cell>
          <table:table-cell office:value-type="float" office:value="12.84" calcext:value-type="float">
            <text:p>12.84</text:p>
          </table:table-cell>
          <table:table-cell office:value-type="float" office:value="-0.5542153" calcext:value-type="float">
            <text:p>-0.5542153</text:p>
          </table:table-cell>
          <table:table-cell office:value-type="float" office:value="1.658795" calcext:value-type="float">
            <text:p>1.658795</text:p>
          </table:table-cell>
          <table:table-cell office:value-type="float" office:value="25.59749" calcext:value-type="float">
            <text:p>25.5974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65" calcext:value-type="float">
            <text:p>0.0036165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702" calcext:value-type="float">
            <text:p>1.842702</text:p>
          </table:table-cell>
          <table:table-cell office:value-type="float" office:value="-0.1192109" calcext:value-type="float">
            <text:p>-0.1192109</text:p>
          </table:table-cell>
          <table:table-cell office:value-type="float" office:value="-0.002099551" calcext:value-type="float">
            <text:p>-0.002099551</text:p>
          </table:table-cell>
          <table:table-cell office:value-type="float" office:value="0.006503827" calcext:value-type="float">
            <text:p>0.006503827</text:p>
          </table:table-cell>
          <table:table-cell office:value-type="float" office:value="23.69216" calcext:value-type="float">
            <text:p>23.69216</text:p>
          </table:table-cell>
          <table:table-cell office:value-type="float" office:value="4.297113" calcext:value-type="float">
            <text:p>4.297113</text:p>
          </table:table-cell>
          <table:table-cell office:value-type="float" office:value="0.3717947" calcext:value-type="float">
            <text:p>0.3717947</text:p>
          </table:table-cell>
          <table:table-cell office:value-type="float" office:value="27.52579" calcext:value-type="float">
            <text:p>27.52579</text:p>
          </table:table-cell>
          <table:table-cell office:value-type="float" office:value="0.3261841" calcext:value-type="float">
            <text:p>0.3261841</text:p>
          </table:table-cell>
          <table:table-cell office:value-type="float" office:value="0.05792389" calcext:value-type="float">
            <text:p>0.05792389</text:p>
          </table:table-cell>
          <table:table-cell office:value-type="float" office:value="0.02228126" calcext:value-type="float">
            <text:p>0.02228126</text:p>
          </table:table-cell>
          <table:table-cell office:value-type="float" office:value="0.01561708" calcext:value-type="float">
            <text:p>0.01561708</text:p>
          </table:table-cell>
          <table:table-cell office:value-type="float" office:value="0.03584528" calcext:value-type="float">
            <text:p>0.03584528</text:p>
          </table:table-cell>
          <table:table-cell office:value-type="float" office:value="0.02951264" calcext:value-type="float">
            <text:p>0.02951264</text:p>
          </table:table-cell>
          <table:table-cell office:value-type="float" office:value="0.0245439" calcext:value-type="float">
            <text:p>0.0245439</text:p>
          </table:table-cell>
          <table:table-cell office:value-type="float" office:value="0.02094291" calcext:value-type="float">
            <text:p>0.02094291</text:p>
          </table:table-cell>
          <table:table-cell office:value-type="float" office:value="0.01689516" calcext:value-type="float">
            <text:p>0.01689516</text:p>
          </table:table-cell>
          <table:table-cell office:value-type="float" office:value="0.01328215" calcext:value-type="float">
            <text:p>0.01328215</text:p>
          </table:table-cell>
          <table:table-cell office:value-type="float" office:value="0.006881746" calcext:value-type="float">
            <text:p>0.006881746</text:p>
          </table:table-cell>
          <table:table-cell office:value-type="float" office:value="0" calcext:value-type="float">
            <text:p>0</text:p>
          </table:table-cell>
          <table:table-cell office:value-type="float" office:value="27.17863" calcext:value-type="float">
            <text:p>27.17863</text:p>
          </table:table-cell>
          <table:table-cell office:value-type="float" office:value="77.47801" calcext:value-type="float">
            <text:p>77.47801</text:p>
          </table:table-cell>
          <table:table-cell office:value-type="float" office:value="89.83528" calcext:value-type="float">
            <text:p>89.83528</text:p>
          </table:table-cell>
          <table:table-cell office:value-type="float" office:value="74.20994" calcext:value-type="float">
            <text:p>74.20994</text:p>
          </table:table-cell>
          <table:table-cell office:value-type="float" office:value="50.00232" calcext:value-type="float">
            <text:p>50.00232</text:p>
          </table:table-cell>
          <table:table-cell office:value-type="float" office:value="19.51863" calcext:value-type="float">
            <text:p>19.51863</text:p>
          </table:table-cell>
          <table:table-cell office:value-type="float" office:value="13.2174" calcext:value-type="float">
            <text:p>13.2174</text:p>
          </table:table-cell>
          <table:table-cell office:value-type="float" office:value="9.88665" calcext:value-type="float">
            <text:p>9.88665</text:p>
          </table:table-cell>
          <table:table-cell office:value-type="float" office:value="5.030221" calcext:value-type="float">
            <text:p>5.030221</text:p>
          </table:table-cell>
          <table:table-cell office:value-type="float" office:value="2.173476" calcext:value-type="float">
            <text:p>2.173476</text:p>
          </table:table-cell>
          <table:table-cell office:value-type="float" office:value="1.020566" calcext:value-type="float">
            <text:p>1.020566</text:p>
          </table:table-cell>
          <table:table-cell office:value-type="float" office:value="0.5123069" calcext:value-type="float">
            <text:p>0.5123069</text:p>
          </table:table-cell>
          <table:table-cell office:value-type="float" office:value="0.3506058" calcext:value-type="float">
            <text:p>0.3506058</text:p>
          </table:table-cell>
          <table:table-cell office:value-type="float" office:value="0.3258651" calcext:value-type="float">
            <text:p>0.3258651</text:p>
          </table:table-cell>
          <table:table-cell office:value-type="float" office:value="0" calcext:value-type="float">
            <text:p>0</text:p>
          </table:table-cell>
          <table:table-cell office:value-type="float" office:value="5053.84" calcext:value-type="float">
            <text:p>5053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0269" calcext:value-type="float">
            <text:p>19.70269</text:p>
          </table:table-cell>
          <table:table-cell office:value-type="float" office:value="0" calcext:value-type="float">
            <text:p>0</text:p>
          </table:table-cell>
          <table:table-cell office:value-type="float" office:value="-0.2305562" calcext:value-type="float">
            <text:p>-0.23055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13.33418" calcext:value-type="float">
            <text:p>13.33418</text:p>
          </table:table-cell>
          <table:table-cell office:value-type="float" office:value="1112.72" calcext:value-type="float">
            <text:p>1112.7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6966262" calcext:value-type="float">
            <text:p>-0.6966262</text:p>
          </table:table-cell>
          <table:table-cell office:value-type="float" office:value="1.628406" calcext:value-type="float">
            <text:p>1.628406</text:p>
          </table:table-cell>
          <table:table-cell office:value-type="float" office:value="25.90544" calcext:value-type="float">
            <text:p>25.9054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6723" calcext:value-type="float">
            <text:p>0.003616723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785" calcext:value-type="float">
            <text:p>1.842785</text:p>
          </table:table-cell>
          <table:table-cell office:value-type="float" office:value="-0.1222467" calcext:value-type="float">
            <text:p>-0.1222467</text:p>
          </table:table-cell>
          <table:table-cell office:value-type="float" office:value="-0.002651791" calcext:value-type="float">
            <text:p>-0.002651791</text:p>
          </table:table-cell>
          <table:table-cell office:value-type="float" office:value="0.006531217" calcext:value-type="float">
            <text:p>0.006531217</text:p>
          </table:table-cell>
          <table:table-cell office:value-type="float" office:value="23.56142" calcext:value-type="float">
            <text:p>23.56142</text:p>
          </table:table-cell>
          <table:table-cell office:value-type="float" office:value="3.377829" calcext:value-type="float">
            <text:p>3.377829</text:p>
          </table:table-cell>
          <table:table-cell office:value-type="float" office:value="0.3379218" calcext:value-type="float">
            <text:p>0.3379218</text:p>
          </table:table-cell>
          <table:table-cell office:value-type="float" office:value="27.08969" calcext:value-type="float">
            <text:p>27.08969</text:p>
          </table:table-cell>
          <table:table-cell office:value-type="float" office:value="0.2418956" calcext:value-type="float">
            <text:p>0.2418956</text:p>
          </table:table-cell>
          <table:table-cell office:value-type="float" office:value="0.06028564" calcext:value-type="float">
            <text:p>0.06028564</text:p>
          </table:table-cell>
          <table:table-cell office:value-type="float" office:value="0.02213632" calcext:value-type="float">
            <text:p>0.02213632</text:p>
          </table:table-cell>
          <table:table-cell office:value-type="float" office:value="0.0153443" calcext:value-type="float">
            <text:p>0.0153443</text:p>
          </table:table-cell>
          <table:table-cell office:value-type="float" office:value="0.03561256" calcext:value-type="float">
            <text:p>0.03561256</text:p>
          </table:table-cell>
          <table:table-cell office:value-type="float" office:value="0.02945096" calcext:value-type="float">
            <text:p>0.02945096</text:p>
          </table:table-cell>
          <table:table-cell office:value-type="float" office:value="0.02455591" calcext:value-type="float">
            <text:p>0.02455591</text:p>
          </table:table-cell>
          <table:table-cell office:value-type="float" office:value="0.02096163" calcext:value-type="float">
            <text:p>0.02096163</text:p>
          </table:table-cell>
          <table:table-cell office:value-type="float" office:value="0.0168703" calcext:value-type="float">
            <text:p>0.0168703</text:p>
          </table:table-cell>
          <table:table-cell office:value-type="float" office:value="0.01323652" calcext:value-type="float">
            <text:p>0.01323652</text:p>
          </table:table-cell>
          <table:table-cell office:value-type="float" office:value="0.006892931" calcext:value-type="float">
            <text:p>0.006892931</text:p>
          </table:table-cell>
          <table:table-cell office:value-type="float" office:value="0" calcext:value-type="float">
            <text:p>0</text:p>
          </table:table-cell>
          <table:table-cell office:value-type="float" office:value="37.70021" calcext:value-type="float">
            <text:p>37.70021</text:p>
          </table:table-cell>
          <table:table-cell office:value-type="float" office:value="80.53117" calcext:value-type="float">
            <text:p>80.53117</text:p>
          </table:table-cell>
          <table:table-cell office:value-type="float" office:value="91.86721" calcext:value-type="float">
            <text:p>91.86721</text:p>
          </table:table-cell>
          <table:table-cell office:value-type="float" office:value="73.5115" calcext:value-type="float">
            <text:p>73.5115</text:p>
          </table:table-cell>
          <table:table-cell office:value-type="float" office:value="50.02975" calcext:value-type="float">
            <text:p>50.02975</text:p>
          </table:table-cell>
          <table:table-cell office:value-type="float" office:value="19.26646" calcext:value-type="float">
            <text:p>19.26646</text:p>
          </table:table-cell>
          <table:table-cell office:value-type="float" office:value="13.12495" calcext:value-type="float">
            <text:p>13.12495</text:p>
          </table:table-cell>
          <table:table-cell office:value-type="float" office:value="9.942344" calcext:value-type="float">
            <text:p>9.942344</text:p>
          </table:table-cell>
          <table:table-cell office:value-type="float" office:value="5.071352" calcext:value-type="float">
            <text:p>5.071352</text:p>
          </table:table-cell>
          <table:table-cell office:value-type="float" office:value="2.191162" calcext:value-type="float">
            <text:p>2.191162</text:p>
          </table:table-cell>
          <table:table-cell office:value-type="float" office:value="1.026832" calcext:value-type="float">
            <text:p>1.026832</text:p>
          </table:table-cell>
          <table:table-cell office:value-type="float" office:value="0.5141422" calcext:value-type="float">
            <text:p>0.5141422</text:p>
          </table:table-cell>
          <table:table-cell office:value-type="float" office:value="0.3510024" calcext:value-type="float">
            <text:p>0.3510024</text:p>
          </table:table-cell>
          <table:table-cell office:value-type="float" office:value="0.3258872" calcext:value-type="float">
            <text:p>0.3258872</text:p>
          </table:table-cell>
          <table:table-cell office:value-type="float" office:value="0" calcext:value-type="float">
            <text:p>0</text:p>
          </table:table-cell>
          <table:table-cell office:value-type="float" office:value="5320.094" calcext:value-type="float">
            <text:p>532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4011" calcext:value-type="float">
            <text:p>19.94011</text:p>
          </table:table-cell>
          <table:table-cell office:value-type="float" office:value="0" calcext:value-type="float">
            <text:p>0</text:p>
          </table:table-cell>
          <table:table-cell office:value-type="float" office:value="-0.2313847" calcext:value-type="float">
            <text:p>-0.23138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13.17395" calcext:value-type="float">
            <text:p>13.17395</text:p>
          </table:table-cell>
          <table:table-cell office:value-type="float" office:value="1112.536" calcext:value-type="float">
            <text:p>1112.536</text:p>
          </table:table-cell>
          <table:table-cell office:value-type="float" office:value="12.84" calcext:value-type="float">
            <text:p>12.84</text:p>
          </table:table-cell>
          <table:table-cell office:value-type="float" office:value="-0.865221" calcext:value-type="float">
            <text:p>-0.865221</text:p>
          </table:table-cell>
          <table:table-cell office:value-type="float" office:value="1.65709" calcext:value-type="float">
            <text:p>1.65709</text:p>
          </table:table-cell>
          <table:table-cell office:value-type="float" office:value="26.26204" calcext:value-type="float">
            <text:p>26.2620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6947" calcext:value-type="float">
            <text:p>0.003616947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869" calcext:value-type="float">
            <text:p>1.842869</text:p>
          </table:table-cell>
          <table:table-cell office:value-type="float" office:value="-0.125834" calcext:value-type="float">
            <text:p>-0.125834</text:p>
          </table:table-cell>
          <table:table-cell office:value-type="float" office:value="-0.003471338" calcext:value-type="float">
            <text:p>-0.003471338</text:p>
          </table:table-cell>
          <table:table-cell office:value-type="float" office:value="0.006554958" calcext:value-type="float">
            <text:p>0.006554958</text:p>
          </table:table-cell>
          <table:table-cell office:value-type="float" office:value="23.22675" calcext:value-type="float">
            <text:p>23.22675</text:p>
          </table:table-cell>
          <table:table-cell office:value-type="float" office:value="4.004314" calcext:value-type="float">
            <text:p>4.004314</text:p>
          </table:table-cell>
          <table:table-cell office:value-type="float" office:value="0.3670477" calcext:value-type="float">
            <text:p>0.3670477</text:p>
          </table:table-cell>
          <table:table-cell office:value-type="float" office:value="27.3149" calcext:value-type="float">
            <text:p>27.3149</text:p>
          </table:table-cell>
          <table:table-cell office:value-type="float" office:value="0.1985335" calcext:value-type="float">
            <text:p>0.1985335</text:p>
          </table:table-cell>
          <table:table-cell office:value-type="float" office:value="0.07008085" calcext:value-type="float">
            <text:p>0.07008085</text:p>
          </table:table-cell>
          <table:table-cell office:value-type="float" office:value="0.02244984" calcext:value-type="float">
            <text:p>0.02244984</text:p>
          </table:table-cell>
          <table:table-cell office:value-type="float" office:value="0.0151015" calcext:value-type="float">
            <text:p>0.0151015</text:p>
          </table:table-cell>
          <table:table-cell office:value-type="float" office:value="0.03536703" calcext:value-type="float">
            <text:p>0.03536703</text:p>
          </table:table-cell>
          <table:table-cell office:value-type="float" office:value="0.02936571" calcext:value-type="float">
            <text:p>0.02936571</text:p>
          </table:table-cell>
          <table:table-cell office:value-type="float" office:value="0.02455699" calcext:value-type="float">
            <text:p>0.02455699</text:p>
          </table:table-cell>
          <table:table-cell office:value-type="float" office:value="0.0209801" calcext:value-type="float">
            <text:p>0.0209801</text:p>
          </table:table-cell>
          <table:table-cell office:value-type="float" office:value="0.01684728" calcext:value-type="float">
            <text:p>0.01684728</text:p>
          </table:table-cell>
          <table:table-cell office:value-type="float" office:value="0.01319068" calcext:value-type="float">
            <text:p>0.01319068</text:p>
          </table:table-cell>
          <table:table-cell office:value-type="float" office:value="0.006903995" calcext:value-type="float">
            <text:p>0.006903995</text:p>
          </table:table-cell>
          <table:table-cell office:value-type="float" office:value="0" calcext:value-type="float">
            <text:p>0</text:p>
          </table:table-cell>
          <table:table-cell office:value-type="float" office:value="30.19988" calcext:value-type="float">
            <text:p>30.19988</text:p>
          </table:table-cell>
          <table:table-cell office:value-type="float" office:value="87.39034" calcext:value-type="float">
            <text:p>87.39034</text:p>
          </table:table-cell>
          <table:table-cell office:value-type="float" office:value="95.43012" calcext:value-type="float">
            <text:p>95.43012</text:p>
          </table:table-cell>
          <table:table-cell office:value-type="float" office:value="73.07191" calcext:value-type="float">
            <text:p>73.07191</text:p>
          </table:table-cell>
          <table:table-cell office:value-type="float" office:value="50.07883" calcext:value-type="float">
            <text:p>50.07883</text:p>
          </table:table-cell>
          <table:table-cell office:value-type="float" office:value="18.98555" calcext:value-type="float">
            <text:p>18.98555</text:p>
          </table:table-cell>
          <table:table-cell office:value-type="float" office:value="12.96573" calcext:value-type="float">
            <text:p>12.96573</text:p>
          </table:table-cell>
          <table:table-cell office:value-type="float" office:value="9.991142" calcext:value-type="float">
            <text:p>9.991142</text:p>
          </table:table-cell>
          <table:table-cell office:value-type="float" office:value="5.110775" calcext:value-type="float">
            <text:p>5.110775</text:p>
          </table:table-cell>
          <table:table-cell office:value-type="float" office:value="2.208787" calcext:value-type="float">
            <text:p>2.208787</text:p>
          </table:table-cell>
          <table:table-cell office:value-type="float" office:value="1.033156" calcext:value-type="float">
            <text:p>1.033156</text:p>
          </table:table-cell>
          <table:table-cell office:value-type="float" office:value="0.5160065" calcext:value-type="float">
            <text:p>0.5160065</text:p>
          </table:table-cell>
          <table:table-cell office:value-type="float" office:value="0.3514183" calcext:value-type="float">
            <text:p>0.3514183</text:p>
          </table:table-cell>
          <table:table-cell office:value-type="float" office:value="0.3259101" calcext:value-type="float">
            <text:p>0.3259101</text:p>
          </table:table-cell>
          <table:table-cell office:value-type="float" office:value="0" calcext:value-type="float">
            <text:p>0</text:p>
          </table:table-cell>
          <table:table-cell office:value-type="float" office:value="5764.413" calcext:value-type="float">
            <text:p>5764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6951" calcext:value-type="float">
            <text:p>20.26951</text:p>
          </table:table-cell>
          <table:table-cell office:value-type="float" office:value="0" calcext:value-type="float">
            <text:p>0</text:p>
          </table:table-cell>
          <table:table-cell office:value-type="float" office:value="-0.2326086" calcext:value-type="float">
            <text:p>-0.23260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13.04453" calcext:value-type="float">
            <text:p>13.04453</text:p>
          </table:table-cell>
          <table:table-cell office:value-type="float" office:value="1112.355" calcext:value-type="float">
            <text:p>1112.355</text:p>
          </table:table-cell>
          <table:table-cell office:value-type="float" office:value="12.84" calcext:value-type="float">
            <text:p>12.84</text:p>
          </table:table-cell>
          <table:table-cell office:value-type="float" office:value="-1.072785" calcext:value-type="float">
            <text:p>-1.072785</text:p>
          </table:table-cell>
          <table:table-cell office:value-type="float" office:value="1.692316" calcext:value-type="float">
            <text:p>1.692316</text:p>
          </table:table-cell>
          <table:table-cell office:value-type="float" office:value="26.56985" calcext:value-type="float">
            <text:p>26.56985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7184" calcext:value-type="float">
            <text:p>0.003617184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297" calcext:value-type="float">
            <text:p>1.84297</text:p>
          </table:table-cell>
          <table:table-cell office:value-type="float" office:value="-0.1293653" calcext:value-type="float">
            <text:p>-0.1293653</text:p>
          </table:table-cell>
          <table:table-cell office:value-type="float" office:value="-0.004465674" calcext:value-type="float">
            <text:p>-0.004465674</text:p>
          </table:table-cell>
          <table:table-cell office:value-type="float" office:value="0.006577933" calcext:value-type="float">
            <text:p>0.006577933</text:p>
          </table:table-cell>
          <table:table-cell office:value-type="float" office:value="23.02374" calcext:value-type="float">
            <text:p>23.02374</text:p>
          </table:table-cell>
          <table:table-cell office:value-type="float" office:value="4.164333" calcext:value-type="float">
            <text:p>4.164333</text:p>
          </table:table-cell>
          <table:table-cell office:value-type="float" office:value="0.341376" calcext:value-type="float">
            <text:p>0.341376</text:p>
          </table:table-cell>
          <table:table-cell office:value-type="float" office:value="27.9182" calcext:value-type="float">
            <text:p>27.9182</text:p>
          </table:table-cell>
          <table:table-cell office:value-type="float" office:value="0.1647006" calcext:value-type="float">
            <text:p>0.1647006</text:p>
          </table:table-cell>
          <table:table-cell office:value-type="float" office:value="0.0743664" calcext:value-type="float">
            <text:p>0.0743664</text:p>
          </table:table-cell>
          <table:table-cell office:value-type="float" office:value="0.02284084" calcext:value-type="float">
            <text:p>0.02284084</text:p>
          </table:table-cell>
          <table:table-cell office:value-type="float" office:value="0.01497116" calcext:value-type="float">
            <text:p>0.01497116</text:p>
          </table:table-cell>
          <table:table-cell office:value-type="float" office:value="0.03510969" calcext:value-type="float">
            <text:p>0.03510969</text:p>
          </table:table-cell>
          <table:table-cell office:value-type="float" office:value="0.02925425" calcext:value-type="float">
            <text:p>0.02925425</text:p>
          </table:table-cell>
          <table:table-cell office:value-type="float" office:value="0.02454612" calcext:value-type="float">
            <text:p>0.02454612</text:p>
          </table:table-cell>
          <table:table-cell office:value-type="float" office:value="0.02099737" calcext:value-type="float">
            <text:p>0.02099737</text:p>
          </table:table-cell>
          <table:table-cell office:value-type="float" office:value="0.01682579" calcext:value-type="float">
            <text:p>0.01682579</text:p>
          </table:table-cell>
          <table:table-cell office:value-type="float" office:value="0.01314461" calcext:value-type="float">
            <text:p>0.01314461</text:p>
          </table:table-cell>
          <table:table-cell office:value-type="float" office:value="0.006914918" calcext:value-type="float">
            <text:p>0.006914918</text:p>
          </table:table-cell>
          <table:table-cell office:value-type="float" office:value="0" calcext:value-type="float">
            <text:p>0</text:p>
          </table:table-cell>
          <table:table-cell office:value-type="float" office:value="26.26258" calcext:value-type="float">
            <text:p>26.26258</text:p>
          </table:table-cell>
          <table:table-cell office:value-type="float" office:value="92.26041" calcext:value-type="float">
            <text:p>92.26041</text:p>
          </table:table-cell>
          <table:table-cell office:value-type="float" office:value="98.95141" calcext:value-type="float">
            <text:p>98.95141</text:p>
          </table:table-cell>
          <table:table-cell office:value-type="float" office:value="72.69434" calcext:value-type="float">
            <text:p>72.69434</text:p>
          </table:table-cell>
          <table:table-cell office:value-type="float" office:value="50.12812" calcext:value-type="float">
            <text:p>50.12812</text:p>
          </table:table-cell>
          <table:table-cell office:value-type="float" office:value="18.70331" calcext:value-type="float">
            <text:p>18.70331</text:p>
          </table:table-cell>
          <table:table-cell office:value-type="float" office:value="12.77001" calcext:value-type="float">
            <text:p>12.77001</text:p>
          </table:table-cell>
          <table:table-cell office:value-type="float" office:value="10.03819" calcext:value-type="float">
            <text:p>10.03819</text:p>
          </table:table-cell>
          <table:table-cell office:value-type="float" office:value="5.148338" calcext:value-type="float">
            <text:p>5.148338</text:p>
          </table:table-cell>
          <table:table-cell office:value-type="float" office:value="2.226325" calcext:value-type="float">
            <text:p>2.226325</text:p>
          </table:table-cell>
          <table:table-cell office:value-type="float" office:value="1.039537" calcext:value-type="float">
            <text:p>1.039537</text:p>
          </table:table-cell>
          <table:table-cell office:value-type="float" office:value="0.5178973" calcext:value-type="float">
            <text:p>0.5178973</text:p>
          </table:table-cell>
          <table:table-cell office:value-type="float" office:value="0.351849" calcext:value-type="float">
            <text:p>0.351849</text:p>
          </table:table-cell>
          <table:table-cell office:value-type="float" office:value="0.325933" calcext:value-type="float">
            <text:p>0.325933</text:p>
          </table:table-cell>
          <table:table-cell office:value-type="float" office:value="0" calcext:value-type="float">
            <text:p>0</text:p>
          </table:table-cell>
          <table:table-cell office:value-type="float" office:value="6056.456" calcext:value-type="float">
            <text:p>6056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403" calcext:value-type="float">
            <text:p>20.56403</text:p>
          </table:table-cell>
          <table:table-cell office:value-type="float" office:value="0" calcext:value-type="float">
            <text:p>0</text:p>
          </table:table-cell>
          <table:table-cell office:value-type="float" office:value="-0.2336417" calcext:value-type="float">
            <text:p>-0.23364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12.93642" calcext:value-type="float">
            <text:p>12.93642</text:p>
          </table:table-cell>
          <table:table-cell office:value-type="float" office:value="1112.183" calcext:value-type="float">
            <text:p>1112.183</text:p>
          </table:table-cell>
          <table:table-cell office:value-type="float" office:value="12.84" calcext:value-type="float">
            <text:p>12.84</text:p>
          </table:table-cell>
          <table:table-cell office:value-type="float" office:value="-1.317118" calcext:value-type="float">
            <text:p>-1.317118</text:p>
          </table:table-cell>
          <table:table-cell office:value-type="float" office:value="1.729376" calcext:value-type="float">
            <text:p>1.729376</text:p>
          </table:table-cell>
          <table:table-cell office:value-type="float" office:value="26.82495" calcext:value-type="float">
            <text:p>26.82495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18769" calcext:value-type="float">
            <text:p>0.003618769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3516" calcext:value-type="float">
            <text:p>1.843516</text:p>
          </table:table-cell>
          <table:table-cell office:value-type="float" office:value="-0.1325743" calcext:value-type="float">
            <text:p>-0.1325743</text:p>
          </table:table-cell>
          <table:table-cell office:value-type="float" office:value="-0.005501122" calcext:value-type="float">
            <text:p>-0.005501122</text:p>
          </table:table-cell>
          <table:table-cell office:value-type="float" office:value="0.006600577" calcext:value-type="float">
            <text:p>0.006600577</text:p>
          </table:table-cell>
          <table:table-cell office:value-type="float" office:value="22.89591" calcext:value-type="float">
            <text:p>22.89591</text:p>
          </table:table-cell>
          <table:table-cell office:value-type="float" office:value="4.286566" calcext:value-type="float">
            <text:p>4.286566</text:p>
          </table:table-cell>
          <table:table-cell office:value-type="float" office:value="0.4218227" calcext:value-type="float">
            <text:p>0.4218227</text:p>
          </table:table-cell>
          <table:table-cell office:value-type="float" office:value="28.60103" calcext:value-type="float">
            <text:p>28.60103</text:p>
          </table:table-cell>
          <table:table-cell office:value-type="float" office:value="0.1394378" calcext:value-type="float">
            <text:p>0.1394378</text:p>
          </table:table-cell>
          <table:table-cell office:value-type="float" office:value="0.07479076" calcext:value-type="float">
            <text:p>0.07479076</text:p>
          </table:table-cell>
          <table:table-cell office:value-type="float" office:value="0.02269366" calcext:value-type="float">
            <text:p>0.02269366</text:p>
          </table:table-cell>
          <table:table-cell office:value-type="float" office:value="0.01499463" calcext:value-type="float">
            <text:p>0.01499463</text:p>
          </table:table-cell>
          <table:table-cell office:value-type="float" office:value="0.0349566" calcext:value-type="float">
            <text:p>0.0349566</text:p>
          </table:table-cell>
          <table:table-cell office:value-type="float" office:value="0.02912866" calcext:value-type="float">
            <text:p>0.02912866</text:p>
          </table:table-cell>
          <table:table-cell office:value-type="float" office:value="0.02452276" calcext:value-type="float">
            <text:p>0.02452276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1680553" calcext:value-type="float">
            <text:p>0.01680553</text:p>
          </table:table-cell>
          <table:table-cell office:value-type="float" office:value="0.01309591" calcext:value-type="float">
            <text:p>0.01309591</text:p>
          </table:table-cell>
          <table:table-cell office:value-type="float" office:value="0.006925698" calcext:value-type="float">
            <text:p>0.006925698</text:p>
          </table:table-cell>
          <table:table-cell office:value-type="float" office:value="0" calcext:value-type="float">
            <text:p>0</text:p>
          </table:table-cell>
          <table:table-cell office:value-type="float" office:value="21.28545" calcext:value-type="float">
            <text:p>21.28545</text:p>
          </table:table-cell>
          <table:table-cell office:value-type="float" office:value="96.27107" calcext:value-type="float">
            <text:p>96.27107</text:p>
          </table:table-cell>
          <table:table-cell office:value-type="float" office:value="102.7604" calcext:value-type="float">
            <text:p>102.7604</text:p>
          </table:table-cell>
          <table:table-cell office:value-type="float" office:value="72.24645" calcext:value-type="float">
            <text:p>72.24645</text:p>
          </table:table-cell>
          <table:table-cell office:value-type="float" office:value="50.03283" calcext:value-type="float">
            <text:p>50.03283</text:p>
          </table:table-cell>
          <table:table-cell office:value-type="float" office:value="18.38491" calcext:value-type="float">
            <text:p>18.38491</text:p>
          </table:table-cell>
          <table:table-cell office:value-type="float" office:value="12.56278" calcext:value-type="float">
            <text:p>12.56278</text:p>
          </table:table-cell>
          <table:table-cell office:value-type="float" office:value="10.08511" calcext:value-type="float">
            <text:p>10.08511</text:p>
          </table:table-cell>
          <table:table-cell office:value-type="float" office:value="5.184002" calcext:value-type="float">
            <text:p>5.184002</text:p>
          </table:table-cell>
          <table:table-cell office:value-type="float" office:value="2.243752" calcext:value-type="float">
            <text:p>2.243752</text:p>
          </table:table-cell>
          <table:table-cell office:value-type="float" office:value="1.045972" calcext:value-type="float">
            <text:p>1.045972</text:p>
          </table:table-cell>
          <table:table-cell office:value-type="float" office:value="0.5198134" calcext:value-type="float">
            <text:p>0.5198134</text:p>
          </table:table-cell>
          <table:table-cell office:value-type="float" office:value="0.3519658" calcext:value-type="float">
            <text:p>0.3519658</text:p>
          </table:table-cell>
          <table:table-cell office:value-type="float" office:value="0.3259559" calcext:value-type="float">
            <text:p>0.3259559</text:p>
          </table:table-cell>
          <table:table-cell office:value-type="float" office:value="0" calcext:value-type="float">
            <text:p>0</text:p>
          </table:table-cell>
          <table:table-cell office:value-type="float" office:value="6069.838" calcext:value-type="float">
            <text:p>6069.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2678" calcext:value-type="float">
            <text:p>20.82678</text:p>
          </table:table-cell>
          <table:table-cell office:value-type="float" office:value="0" calcext:value-type="float">
            <text:p>0</text:p>
          </table:table-cell>
          <table:table-cell office:value-type="float" office:value="-0.2344001" calcext:value-type="float">
            <text:p>-0.23440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12.85953" calcext:value-type="float">
            <text:p>12.85953</text:p>
          </table:table-cell>
          <table:table-cell office:value-type="float" office:value="1112.057" calcext:value-type="float">
            <text:p>1112.057</text:p>
          </table:table-cell>
          <table:table-cell office:value-type="float" office:value="12.84" calcext:value-type="float">
            <text:p>12.84</text:p>
          </table:table-cell>
          <table:table-cell office:value-type="float" office:value="-1.535307" calcext:value-type="float">
            <text:p>-1.535307</text:p>
          </table:table-cell>
          <table:table-cell office:value-type="float" office:value="1.560403" calcext:value-type="float">
            <text:p>1.560403</text:p>
          </table:table-cell>
          <table:table-cell office:value-type="float" office:value="27.1686" calcext:value-type="float">
            <text:p>27.1686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29133" calcext:value-type="float">
            <text:p>0.003629133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4913" calcext:value-type="float">
            <text:p>1.844913</text:p>
          </table:table-cell>
          <table:table-cell office:value-type="float" office:value="-0.1359775" calcext:value-type="float">
            <text:p>-0.1359775</text:p>
          </table:table-cell>
          <table:table-cell office:value-type="float" office:value="-0.006766465" calcext:value-type="float">
            <text:p>-0.006766465</text:p>
          </table:table-cell>
          <table:table-cell office:value-type="float" office:value="0.006627155" calcext:value-type="float">
            <text:p>0.006627155</text:p>
          </table:table-cell>
          <table:table-cell office:value-type="float" office:value="22.83886" calcext:value-type="float">
            <text:p>22.83886</text:p>
          </table:table-cell>
          <table:table-cell office:value-type="float" office:value="2.779191" calcext:value-type="float">
            <text:p>2.779191</text:p>
          </table:table-cell>
          <table:table-cell office:value-type="float" office:value="0.5054538" calcext:value-type="float">
            <text:p>0.5054538</text:p>
          </table:table-cell>
          <table:table-cell office:value-type="float" office:value="25.91611" calcext:value-type="float">
            <text:p>25.91611</text:p>
          </table:table-cell>
          <table:table-cell office:value-type="float" office:value="0.6138039" calcext:value-type="float">
            <text:p>0.6138039</text:p>
          </table:table-cell>
          <table:table-cell office:value-type="float" office:value="0.07084593" calcext:value-type="float">
            <text:p>0.07084593</text:p>
          </table:table-cell>
          <table:table-cell office:value-type="float" office:value="0.02235091" calcext:value-type="float">
            <text:p>0.02235091</text:p>
          </table:table-cell>
          <table:table-cell office:value-type="float" office:value="0.01509896" calcext:value-type="float">
            <text:p>0.01509896</text:p>
          </table:table-cell>
          <table:table-cell office:value-type="float" office:value="0.03489877" calcext:value-type="float">
            <text:p>0.03489877</text:p>
          </table:table-cell>
          <table:table-cell office:value-type="float" office:value="0.02901412" calcext:value-type="float">
            <text:p>0.02901412</text:p>
          </table:table-cell>
          <table:table-cell office:value-type="float" office:value="0.02448885" calcext:value-type="float">
            <text:p>0.02448885</text:p>
          </table:table-cell>
          <table:table-cell office:value-type="float" office:value="0.02102511" calcext:value-type="float">
            <text:p>0.02102511</text:p>
          </table:table-cell>
          <table:table-cell office:value-type="float" office:value="0.01678558" calcext:value-type="float">
            <text:p>0.01678558</text:p>
          </table:table-cell>
          <table:table-cell office:value-type="float" office:value="0.01304491" calcext:value-type="float">
            <text:p>0.01304491</text:p>
          </table:table-cell>
          <table:table-cell office:value-type="float" office:value="0.006936301" calcext:value-type="float">
            <text:p>0.006936301</text:p>
          </table:table-cell>
          <table:table-cell office:value-type="float" office:value="0" calcext:value-type="float">
            <text:p>0</text:p>
          </table:table-cell>
          <table:table-cell office:value-type="float" office:value="62.28122" calcext:value-type="float">
            <text:p>62.28122</text:p>
          </table:table-cell>
          <table:table-cell office:value-type="float" office:value="68.15997" calcext:value-type="float">
            <text:p>68.15997</text:p>
          </table:table-cell>
          <table:table-cell office:value-type="float" office:value="98.46544" calcext:value-type="float">
            <text:p>98.46544</text:p>
          </table:table-cell>
          <table:table-cell office:value-type="float" office:value="84.38251" calcext:value-type="float">
            <text:p>84.38251</text:p>
          </table:table-cell>
          <table:table-cell office:value-type="float" office:value="62.40647" calcext:value-type="float">
            <text:p>62.40647</text:p>
          </table:table-cell>
          <table:table-cell office:value-type="float" office:value="20.2193" calcext:value-type="float">
            <text:p>20.2193</text:p>
          </table:table-cell>
          <table:table-cell office:value-type="float" office:value="12.04339" calcext:value-type="float">
            <text:p>12.04339</text:p>
          </table:table-cell>
          <table:table-cell office:value-type="float" office:value="10.23913" calcext:value-type="float">
            <text:p>10.23913</text:p>
          </table:table-cell>
          <table:table-cell office:value-type="float" office:value="5.227479" calcext:value-type="float">
            <text:p>5.227479</text:p>
          </table:table-cell>
          <table:table-cell office:value-type="float" office:value="2.261184" calcext:value-type="float">
            <text:p>2.261184</text:p>
          </table:table-cell>
          <table:table-cell office:value-type="float" office:value="1.052444" calcext:value-type="float">
            <text:p>1.052444</text:p>
          </table:table-cell>
          <table:table-cell office:value-type="float" office:value="0.5216575" calcext:value-type="float">
            <text:p>0.5216575</text:p>
          </table:table-cell>
          <table:table-cell office:value-type="float" office:value="0.3518354" calcext:value-type="float">
            <text:p>0.3518354</text:p>
          </table:table-cell>
          <table:table-cell office:value-type="float" office:value="0.3259788" calcext:value-type="float">
            <text:p>0.3259788</text:p>
          </table:table-cell>
          <table:table-cell office:value-type="float" office:value="0" calcext:value-type="float">
            <text:p>0</text:p>
          </table:table-cell>
          <table:table-cell office:value-type="float" office:value="4219.659" calcext:value-type="float">
            <text:p>4219.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1487" calcext:value-type="float">
            <text:p>21.01487</text:p>
          </table:table-cell>
          <table:table-cell office:value-type="float" office:value="0" calcext:value-type="float">
            <text:p>0</text:p>
          </table:table-cell>
          <table:table-cell office:value-type="float" office:value="-0.2440757" calcext:value-type="float">
            <text:p>-0.24407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12.78573" calcext:value-type="float">
            <text:p>12.78573</text:p>
          </table:table-cell>
          <table:table-cell office:value-type="float" office:value="1111.934" calcext:value-type="float">
            <text:p>1111.934</text:p>
          </table:table-cell>
          <table:table-cell office:value-type="float" office:value="12.84" calcext:value-type="float">
            <text:p>12.84</text:p>
          </table:table-cell>
          <table:table-cell office:value-type="float" office:value="-1.81046" calcext:value-type="float">
            <text:p>-1.81046</text:p>
          </table:table-cell>
          <table:table-cell office:value-type="float" office:value="1.517683" calcext:value-type="float">
            <text:p>1.517683</text:p>
          </table:table-cell>
          <table:table-cell office:value-type="float" office:value="27.32129" calcext:value-type="float">
            <text:p>27.3212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29258" calcext:value-type="float">
            <text:p>0.003629258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4964" calcext:value-type="float">
            <text:p>1.844964</text:p>
          </table:table-cell>
          <table:table-cell office:value-type="float" office:value="-0.1383393" calcext:value-type="float">
            <text:p>-0.1383393</text:p>
          </table:table-cell>
          <table:table-cell office:value-type="float" office:value="-0.007212287" calcext:value-type="float">
            <text:p>-0.007212287</text:p>
          </table:table-cell>
          <table:table-cell office:value-type="float" office:value="0.006650767" calcext:value-type="float">
            <text:p>0.006650767</text:p>
          </table:table-cell>
          <table:table-cell office:value-type="float" office:value="22.76097" calcext:value-type="float">
            <text:p>22.76097</text:p>
          </table:table-cell>
          <table:table-cell office:value-type="float" office:value="2.30359" calcext:value-type="float">
            <text:p>2.30359</text:p>
          </table:table-cell>
          <table:table-cell office:value-type="float" office:value="0.3352381" calcext:value-type="float">
            <text:p>0.3352381</text:p>
          </table:table-cell>
          <table:table-cell office:value-type="float" office:value="25.46226" calcext:value-type="float">
            <text:p>25.46226</text:p>
          </table:table-cell>
          <table:table-cell office:value-type="float" office:value="0.3953147" calcext:value-type="float">
            <text:p>0.3953147</text:p>
          </table:table-cell>
          <table:table-cell office:value-type="float" office:value="0.06278931" calcext:value-type="float">
            <text:p>0.06278931</text:p>
          </table:table-cell>
          <table:table-cell office:value-type="float" office:value="0.02188832" calcext:value-type="float">
            <text:p>0.02188832</text:p>
          </table:table-cell>
          <table:table-cell office:value-type="float" office:value="0.0149017" calcext:value-type="float">
            <text:p>0.0149017</text:p>
          </table:table-cell>
          <table:table-cell office:value-type="float" office:value="0.03490571" calcext:value-type="float">
            <text:p>0.03490571</text:p>
          </table:table-cell>
          <table:table-cell office:value-type="float" office:value="0.0289426" calcext:value-type="float">
            <text:p>0.0289426</text:p>
          </table:table-cell>
          <table:table-cell office:value-type="float" office:value="0.02445086" calcext:value-type="float">
            <text:p>0.02445086</text:p>
          </table:table-cell>
          <table:table-cell office:value-type="float" office:value="0.02103488" calcext:value-type="float">
            <text:p>0.02103488</text:p>
          </table:table-cell>
          <table:table-cell office:value-type="float" office:value="0.01676652" calcext:value-type="float">
            <text:p>0.01676652</text:p>
          </table:table-cell>
          <table:table-cell office:value-type="float" office:value="0.01299907" calcext:value-type="float">
            <text:p>0.01299907</text:p>
          </table:table-cell>
          <table:table-cell office:value-type="float" office:value="0.006946773" calcext:value-type="float">
            <text:p>0.006946773</text:p>
          </table:table-cell>
          <table:table-cell office:value-type="float" office:value="0" calcext:value-type="float">
            <text:p>0</text:p>
          </table:table-cell>
          <table:table-cell office:value-type="float" office:value="65.94414" calcext:value-type="float">
            <text:p>65.94414</text:p>
          </table:table-cell>
          <table:table-cell office:value-type="float" office:value="75.84745" calcext:value-type="float">
            <text:p>75.84745</text:p>
          </table:table-cell>
          <table:table-cell office:value-type="float" office:value="97.89391" calcext:value-type="float">
            <text:p>97.89391</text:p>
          </table:table-cell>
          <table:table-cell office:value-type="float" office:value="81.49744" calcext:value-type="float">
            <text:p>81.49744</text:p>
          </table:table-cell>
          <table:table-cell office:value-type="float" office:value="60.90784" calcext:value-type="float">
            <text:p>60.90784</text:p>
          </table:table-cell>
          <table:table-cell office:value-type="float" office:value="19.83082" calcext:value-type="float">
            <text:p>19.83082</text:p>
          </table:table-cell>
          <table:table-cell office:value-type="float" office:value="12.08052" calcext:value-type="float">
            <text:p>12.08052</text:p>
          </table:table-cell>
          <table:table-cell office:value-type="float" office:value="10.34385" calcext:value-type="float">
            <text:p>10.34385</text:p>
          </table:table-cell>
          <table:table-cell office:value-type="float" office:value="5.27655" calcext:value-type="float">
            <text:p>5.27655</text:p>
          </table:table-cell>
          <table:table-cell office:value-type="float" office:value="2.278951" calcext:value-type="float">
            <text:p>2.278951</text:p>
          </table:table-cell>
          <table:table-cell office:value-type="float" office:value="1.058962" calcext:value-type="float">
            <text:p>1.058962</text:p>
          </table:table-cell>
          <table:table-cell office:value-type="float" office:value="0.5235797" calcext:value-type="float">
            <text:p>0.5235797</text:p>
          </table:table-cell>
          <table:table-cell office:value-type="float" office:value="0.3524861" calcext:value-type="float">
            <text:p>0.3524861</text:p>
          </table:table-cell>
          <table:table-cell office:value-type="float" office:value="0.3260016" calcext:value-type="float">
            <text:p>0.3260016</text:p>
          </table:table-cell>
          <table:table-cell office:value-type="float" office:value="0" calcext:value-type="float">
            <text:p>0</text:p>
          </table:table-cell>
          <table:table-cell office:value-type="float" office:value="4218.246" calcext:value-type="float">
            <text:p>4218.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9665" calcext:value-type="float">
            <text:p>21.19665</text:p>
          </table:table-cell>
          <table:table-cell office:value-type="float" office:value="0" calcext:value-type="float">
            <text:p>0</text:p>
          </table:table-cell>
          <table:table-cell office:value-type="float" office:value="-0.2444606" calcext:value-type="float">
            <text:p>-0.24446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12.69581" calcext:value-type="float">
            <text:p>12.69581</text:p>
          </table:table-cell>
          <table:table-cell office:value-type="float" office:value="1111.793" calcext:value-type="float">
            <text:p>1111.793</text:p>
          </table:table-cell>
          <table:table-cell office:value-type="float" office:value="12.84" calcext:value-type="float">
            <text:p>12.84</text:p>
          </table:table-cell>
          <table:table-cell office:value-type="float" office:value="-2.160522" calcext:value-type="float">
            <text:p>-2.160522</text:p>
          </table:table-cell>
          <table:table-cell office:value-type="float" office:value="1.547473" calcext:value-type="float">
            <text:p>1.547473</text:p>
          </table:table-cell>
          <table:table-cell office:value-type="float" office:value="27.42222" calcext:value-type="float">
            <text:p>27.42222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29429" calcext:value-type="float">
            <text:p>0.003629429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029" calcext:value-type="float">
            <text:p>1.845029</text:p>
          </table:table-cell>
          <table:table-cell office:value-type="float" office:value="-0.1410477" calcext:value-type="float">
            <text:p>-0.1410477</text:p>
          </table:table-cell>
          <table:table-cell office:value-type="float" office:value="-0.007933065" calcext:value-type="float">
            <text:p>-0.007933065</text:p>
          </table:table-cell>
          <table:table-cell office:value-type="float" office:value="0.006671963" calcext:value-type="float">
            <text:p>0.006671963</text:p>
          </table:table-cell>
          <table:table-cell office:value-type="float" office:value="22.65059" calcext:value-type="float">
            <text:p>22.65059</text:p>
          </table:table-cell>
          <table:table-cell office:value-type="float" office:value="2.592197" calcext:value-type="float">
            <text:p>2.592197</text:p>
          </table:table-cell>
          <table:table-cell office:value-type="float" office:value="0.2932044" calcext:value-type="float">
            <text:p>0.2932044</text:p>
          </table:table-cell>
          <table:table-cell office:value-type="float" office:value="25.95618" calcext:value-type="float">
            <text:p>25.95618</text:p>
          </table:table-cell>
          <table:table-cell office:value-type="float" office:value="0.2837289" calcext:value-type="float">
            <text:p>0.2837289</text:p>
          </table:table-cell>
          <table:table-cell office:value-type="float" office:value="0.06281025" calcext:value-type="float">
            <text:p>0.06281025</text:p>
          </table:table-cell>
          <table:table-cell office:value-type="float" office:value="0.02167759" calcext:value-type="float">
            <text:p>0.02167759</text:p>
          </table:table-cell>
          <table:table-cell office:value-type="float" office:value="0.01460958" calcext:value-type="float">
            <text:p>0.01460958</text:p>
          </table:table-cell>
          <table:table-cell office:value-type="float" office:value="0.03490076" calcext:value-type="float">
            <text:p>0.03490076</text:p>
          </table:table-cell>
          <table:table-cell office:value-type="float" office:value="0.02890518" calcext:value-type="float">
            <text:p>0.02890518</text:p>
          </table:table-cell>
          <table:table-cell office:value-type="float" office:value="0.02441756" calcext:value-type="float">
            <text:p>0.02441756</text:p>
          </table:table-cell>
          <table:table-cell office:value-type="float" office:value="0.02104293" calcext:value-type="float">
            <text:p>0.02104293</text:p>
          </table:table-cell>
          <table:table-cell office:value-type="float" office:value="0.01674813" calcext:value-type="float">
            <text:p>0.01674813</text:p>
          </table:table-cell>
          <table:table-cell office:value-type="float" office:value="0.01295257" calcext:value-type="float">
            <text:p>0.01295257</text:p>
          </table:table-cell>
          <table:table-cell office:value-type="float" office:value="0.006957126" calcext:value-type="float">
            <text:p>0.006957126</text:p>
          </table:table-cell>
          <table:table-cell office:value-type="float" office:value="0" calcext:value-type="float">
            <text:p>0</text:p>
          </table:table-cell>
          <table:table-cell office:value-type="float" office:value="48.66686" calcext:value-type="float">
            <text:p>48.66686</text:p>
          </table:table-cell>
          <table:table-cell office:value-type="float" office:value="83.51063" calcext:value-type="float">
            <text:p>83.51063</text:p>
          </table:table-cell>
          <table:table-cell office:value-type="float" office:value="99.99676" calcext:value-type="float">
            <text:p>99.99676</text:p>
          </table:table-cell>
          <table:table-cell office:value-type="float" office:value="80.10425" calcext:value-type="float">
            <text:p>80.10425</text:p>
          </table:table-cell>
          <table:table-cell office:value-type="float" office:value="60.09148" calcext:value-type="float">
            <text:p>60.09148</text:p>
          </table:table-cell>
          <table:table-cell office:value-type="float" office:value="19.21897" calcext:value-type="float">
            <text:p>19.21897</text:p>
          </table:table-cell>
          <table:table-cell office:value-type="float" office:value="11.82104" calcext:value-type="float">
            <text:p>11.82104</text:p>
          </table:table-cell>
          <table:table-cell office:value-type="float" office:value="10.40523" calcext:value-type="float">
            <text:p>10.40523</text:p>
          </table:table-cell>
          <table:table-cell office:value-type="float" office:value="5.331376" calcext:value-type="float">
            <text:p>5.331376</text:p>
          </table:table-cell>
          <table:table-cell office:value-type="float" office:value="2.29899" calcext:value-type="float">
            <text:p>2.29899</text:p>
          </table:table-cell>
          <table:table-cell office:value-type="float" office:value="1.065616" calcext:value-type="float">
            <text:p>1.065616</text:p>
          </table:table-cell>
          <table:table-cell office:value-type="float" office:value="0.5255606" calcext:value-type="float">
            <text:p>0.5255606</text:p>
          </table:table-cell>
          <table:table-cell office:value-type="float" office:value="0.3531019" calcext:value-type="float">
            <text:p>0.3531019</text:p>
          </table:table-cell>
          <table:table-cell office:value-type="float" office:value="0.3260245" calcext:value-type="float">
            <text:p>0.3260245</text:p>
          </table:table-cell>
          <table:table-cell office:value-type="float" office:value="0" calcext:value-type="float">
            <text:p>0</text:p>
          </table:table-cell>
          <table:table-cell office:value-type="float" office:value="4562.676" calcext:value-type="float">
            <text:p>4562.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1204" calcext:value-type="float">
            <text:p>21.41204</text:p>
          </table:table-cell>
          <table:table-cell office:value-type="float" office:value="0" calcext:value-type="float">
            <text:p>0</text:p>
          </table:table-cell>
          <table:table-cell office:value-type="float" office:value="-0.2452118" calcext:value-type="float">
            <text:p>-0.24521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12.60653" calcext:value-type="float">
            <text:p>12.60653</text:p>
          </table:table-cell>
          <table:table-cell office:value-type="float" office:value="1111.649" calcext:value-type="float">
            <text:p>1111.649</text:p>
          </table:table-cell>
          <table:table-cell office:value-type="float" office:value="12.84" calcext:value-type="float">
            <text:p>12.84</text:p>
          </table:table-cell>
          <table:table-cell office:value-type="float" office:value="-2.574228" calcext:value-type="float">
            <text:p>-2.574228</text:p>
          </table:table-cell>
          <table:table-cell office:value-type="float" office:value="1.572605" calcext:value-type="float">
            <text:p>1.572605</text:p>
          </table:table-cell>
          <table:table-cell office:value-type="float" office:value="27.47974" calcext:value-type="float">
            <text:p>27.4797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29636" calcext:value-type="float">
            <text:p>0.00362963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109" calcext:value-type="float">
            <text:p>1.845109</text:p>
          </table:table-cell>
          <table:table-cell office:value-type="float" office:value="-0.1438819" calcext:value-type="float">
            <text:p>-0.1438819</text:p>
          </table:table-cell>
          <table:table-cell office:value-type="float" office:value="-0.008771759" calcext:value-type="float">
            <text:p>-0.008771759</text:p>
          </table:table-cell>
          <table:table-cell office:value-type="float" office:value="0.006692445" calcext:value-type="float">
            <text:p>0.006692445</text:p>
          </table:table-cell>
          <table:table-cell office:value-type="float" office:value="22.55157" calcext:value-type="float">
            <text:p>22.55157</text:p>
          </table:table-cell>
          <table:table-cell office:value-type="float" office:value="2.625267" calcext:value-type="float">
            <text:p>2.625267</text:p>
          </table:table-cell>
          <table:table-cell office:value-type="float" office:value="0.2687865" calcext:value-type="float">
            <text:p>0.2687865</text:p>
          </table:table-cell>
          <table:table-cell office:value-type="float" office:value="26.42421" calcext:value-type="float">
            <text:p>26.42421</text:p>
          </table:table-cell>
          <table:table-cell office:value-type="float" office:value="0.2115144" calcext:value-type="float">
            <text:p>0.2115144</text:p>
          </table:table-cell>
          <table:table-cell office:value-type="float" office:value="0.06315504" calcext:value-type="float">
            <text:p>0.06315504</text:p>
          </table:table-cell>
          <table:table-cell office:value-type="float" office:value="0.02154488" calcext:value-type="float">
            <text:p>0.02154488</text:p>
          </table:table-cell>
          <table:table-cell office:value-type="float" office:value="0.01439545" calcext:value-type="float">
            <text:p>0.01439545</text:p>
          </table:table-cell>
          <table:table-cell office:value-type="float" office:value="0.03486061" calcext:value-type="float">
            <text:p>0.03486061</text:p>
          </table:table-cell>
          <table:table-cell office:value-type="float" office:value="0.02887368" calcext:value-type="float">
            <text:p>0.02887368</text:p>
          </table:table-cell>
          <table:table-cell office:value-type="float" office:value="0.02438911" calcext:value-type="float">
            <text:p>0.02438911</text:p>
          </table:table-cell>
          <table:table-cell office:value-type="float" office:value="0.0210504" calcext:value-type="float">
            <text:p>0.0210504</text:p>
          </table:table-cell>
          <table:table-cell office:value-type="float" office:value="0.01673039" calcext:value-type="float">
            <text:p>0.01673039</text:p>
          </table:table-cell>
          <table:table-cell office:value-type="float" office:value="0.0129055" calcext:value-type="float">
            <text:p>0.0129055</text:p>
          </table:table-cell>
          <table:table-cell office:value-type="float" office:value="0.006967348" calcext:value-type="float">
            <text:p>0.006967348</text:p>
          </table:table-cell>
          <table:table-cell office:value-type="float" office:value="0" calcext:value-type="float">
            <text:p>0</text:p>
          </table:table-cell>
          <table:table-cell office:value-type="float" office:value="38.42619" calcext:value-type="float">
            <text:p>38.42619</text:p>
          </table:table-cell>
          <table:table-cell office:value-type="float" office:value="88.85719" calcext:value-type="float">
            <text:p>88.85719</text:p>
          </table:table-cell>
          <table:table-cell office:value-type="float" office:value="102.1466" calcext:value-type="float">
            <text:p>102.1466</text:p>
          </table:table-cell>
          <table:table-cell office:value-type="float" office:value="78.69167" calcext:value-type="float">
            <text:p>78.69167</text:p>
          </table:table-cell>
          <table:table-cell office:value-type="float" office:value="59.01993" calcext:value-type="float">
            <text:p>59.01993</text:p>
          </table:table-cell>
          <table:table-cell office:value-type="float" office:value="18.62847" calcext:value-type="float">
            <text:p>18.62847</text:p>
          </table:table-cell>
          <table:table-cell office:value-type="float" office:value="11.46154" calcext:value-type="float">
            <text:p>11.46154</text:p>
          </table:table-cell>
          <table:table-cell office:value-type="float" office:value="10.45121" calcext:value-type="float">
            <text:p>10.45121</text:p>
          </table:table-cell>
          <table:table-cell office:value-type="float" office:value="5.381584" calcext:value-type="float">
            <text:p>5.381584</text:p>
          </table:table-cell>
          <table:table-cell office:value-type="float" office:value="2.319255" calcext:value-type="float">
            <text:p>2.319255</text:p>
          </table:table-cell>
          <table:table-cell office:value-type="float" office:value="1.072466" calcext:value-type="float">
            <text:p>1.072466</text:p>
          </table:table-cell>
          <table:table-cell office:value-type="float" office:value="0.5275897" calcext:value-type="float">
            <text:p>0.5275897</text:p>
          </table:table-cell>
          <table:table-cell office:value-type="float" office:value="0.3536963" calcext:value-type="float">
            <text:p>0.3536963</text:p>
          </table:table-cell>
          <table:table-cell office:value-type="float" office:value="0.3260474" calcext:value-type="float">
            <text:p>0.3260474</text:p>
          </table:table-cell>
          <table:table-cell office:value-type="float" office:value="0" calcext:value-type="float">
            <text:p>0</text:p>
          </table:table-cell>
          <table:table-cell office:value-type="float" office:value="4892.646" calcext:value-type="float">
            <text:p>4892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2944" calcext:value-type="float">
            <text:p>21.62944</text:p>
          </table:table-cell>
          <table:table-cell office:value-type="float" office:value="0" calcext:value-type="float">
            <text:p>0</text:p>
          </table:table-cell>
          <table:table-cell office:value-type="float" office:value="-0.2457928" calcext:value-type="float">
            <text:p>-0.24579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12.48868" calcext:value-type="float">
            <text:p>12.48868</text:p>
          </table:table-cell>
          <table:table-cell office:value-type="float" office:value="1111.487" calcext:value-type="float">
            <text:p>1111.487</text:p>
          </table:table-cell>
          <table:table-cell office:value-type="float" office:value="12.84" calcext:value-type="float">
            <text:p>12.84</text:p>
          </table:table-cell>
          <table:table-cell office:value-type="float" office:value="-3.033328" calcext:value-type="float">
            <text:p>-3.033328</text:p>
          </table:table-cell>
          <table:table-cell office:value-type="float" office:value="1.600152" calcext:value-type="float">
            <text:p>1.600152</text:p>
          </table:table-cell>
          <table:table-cell office:value-type="float" office:value="27.56395" calcext:value-type="float">
            <text:p>27.56395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29871" calcext:value-type="float">
            <text:p>0.003629871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207" calcext:value-type="float">
            <text:p>1.845207</text:p>
          </table:table-cell>
          <table:table-cell office:value-type="float" office:value="-0.1470867" calcext:value-type="float">
            <text:p>-0.1470867</text:p>
          </table:table-cell>
          <table:table-cell office:value-type="float" office:value="-0.009898241" calcext:value-type="float">
            <text:p>-0.009898241</text:p>
          </table:table-cell>
          <table:table-cell office:value-type="float" office:value="0.006711225" calcext:value-type="float">
            <text:p>0.006711225</text:p>
          </table:table-cell>
          <table:table-cell office:value-type="float" office:value="22.3706" calcext:value-type="float">
            <text:p>22.3706</text:p>
          </table:table-cell>
          <table:table-cell office:value-type="float" office:value="2.196812" calcext:value-type="float">
            <text:p>2.196812</text:p>
          </table:table-cell>
          <table:table-cell office:value-type="float" office:value="0.2796974" calcext:value-type="float">
            <text:p>0.2796974</text:p>
          </table:table-cell>
          <table:table-cell office:value-type="float" office:value="26.93643" calcext:value-type="float">
            <text:p>26.93643</text:p>
          </table:table-cell>
          <table:table-cell office:value-type="float" office:value="0.1707611" calcext:value-type="float">
            <text:p>0.1707611</text:p>
          </table:table-cell>
          <table:table-cell office:value-type="float" office:value="0.06816781" calcext:value-type="float">
            <text:p>0.06816781</text:p>
          </table:table-cell>
          <table:table-cell office:value-type="float" office:value="0.02178198" calcext:value-type="float">
            <text:p>0.02178198</text:p>
          </table:table-cell>
          <table:table-cell office:value-type="float" office:value="0.01434023" calcext:value-type="float">
            <text:p>0.01434023</text:p>
          </table:table-cell>
          <table:table-cell office:value-type="float" office:value="0.03479477" calcext:value-type="float">
            <text:p>0.03479477</text:p>
          </table:table-cell>
          <table:table-cell office:value-type="float" office:value="0.02883928" calcext:value-type="float">
            <text:p>0.02883928</text:p>
          </table:table-cell>
          <table:table-cell office:value-type="float" office:value="0.02436381" calcext:value-type="float">
            <text:p>0.02436381</text:p>
          </table:table-cell>
          <table:table-cell office:value-type="float" office:value="0.02105783" calcext:value-type="float">
            <text:p>0.02105783</text:p>
          </table:table-cell>
          <table:table-cell office:value-type="float" office:value="0.0167134" calcext:value-type="float">
            <text:p>0.0167134</text:p>
          </table:table-cell>
          <table:table-cell office:value-type="float" office:value="0.01285789" calcext:value-type="float">
            <text:p>0.01285789</text:p>
          </table:table-cell>
          <table:table-cell office:value-type="float" office:value="0.006977448" calcext:value-type="float">
            <text:p>0.006977448</text:p>
          </table:table-cell>
          <table:table-cell office:value-type="float" office:value="0" calcext:value-type="float">
            <text:p>0</text:p>
          </table:table-cell>
          <table:table-cell office:value-type="float" office:value="36.85849" calcext:value-type="float">
            <text:p>36.85849</text:p>
          </table:table-cell>
          <table:table-cell office:value-type="float" office:value="94.21799" calcext:value-type="float">
            <text:p>94.21799</text:p>
          </table:table-cell>
          <table:table-cell office:value-type="float" office:value="103.8323" calcext:value-type="float">
            <text:p>103.8323</text:p>
          </table:table-cell>
          <table:table-cell office:value-type="float" office:value="76.97021" calcext:value-type="float">
            <text:p>76.97021</text:p>
          </table:table-cell>
          <table:table-cell office:value-type="float" office:value="57.52792" calcext:value-type="float">
            <text:p>57.52792</text:p>
          </table:table-cell>
          <table:table-cell office:value-type="float" office:value="18.03445" calcext:value-type="float">
            <text:p>18.03445</text:p>
          </table:table-cell>
          <table:table-cell office:value-type="float" office:value="11.06839" calcext:value-type="float">
            <text:p>11.06839</text:p>
          </table:table-cell>
          <table:table-cell office:value-type="float" office:value="10.4887" calcext:value-type="float">
            <text:p>10.4887</text:p>
          </table:table-cell>
          <table:table-cell office:value-type="float" office:value="5.426617" calcext:value-type="float">
            <text:p>5.426617</text:p>
          </table:table-cell>
          <table:table-cell office:value-type="float" office:value="2.339412" calcext:value-type="float">
            <text:p>2.339412</text:p>
          </table:table-cell>
          <table:table-cell office:value-type="float" office:value="1.079482" calcext:value-type="float">
            <text:p>1.079482</text:p>
          </table:table-cell>
          <table:table-cell office:value-type="float" office:value="0.529661" calcext:value-type="float">
            <text:p>0.529661</text:p>
          </table:table-cell>
          <table:table-cell office:value-type="float" office:value="0.3542764" calcext:value-type="float">
            <text:p>0.3542764</text:p>
          </table:table-cell>
          <table:table-cell office:value-type="float" office:value="0.3260702" calcext:value-type="float">
            <text:p>0.3260702</text:p>
          </table:table-cell>
          <table:table-cell office:value-type="float" office:value="0" calcext:value-type="float">
            <text:p>0</text:p>
          </table:table-cell>
          <table:table-cell office:value-type="float" office:value="5401.953" calcext:value-type="float">
            <text:p>5401.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936" calcext:value-type="float">
            <text:p>21.8936</text:p>
          </table:table-cell>
          <table:table-cell office:value-type="float" office:value="0" calcext:value-type="float">
            <text:p>0</text:p>
          </table:table-cell>
          <table:table-cell office:value-type="float" office:value="-0.2465781" calcext:value-type="float">
            <text:p>-0.24657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12.43208" calcext:value-type="float">
            <text:p>12.43208</text:p>
          </table:table-cell>
          <table:table-cell office:value-type="float" office:value="1111.365" calcext:value-type="float">
            <text:p>1111.365</text:p>
          </table:table-cell>
          <table:table-cell office:value-type="float" office:value="12.84" calcext:value-type="float">
            <text:p>12.84</text:p>
          </table:table-cell>
          <table:table-cell office:value-type="float" office:value="-3.402063" calcext:value-type="float">
            <text:p>-3.402063</text:p>
          </table:table-cell>
          <table:table-cell office:value-type="float" office:value="1.524941" calcext:value-type="float">
            <text:p>1.524941</text:p>
          </table:table-cell>
          <table:table-cell office:value-type="float" office:value="27.6065" calcext:value-type="float">
            <text:p>27.6065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30141" calcext:value-type="float">
            <text:p>0.003630141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313" calcext:value-type="float">
            <text:p>1.845313</text:p>
          </table:table-cell>
          <table:table-cell office:value-type="float" office:value="-0.1489165" calcext:value-type="float">
            <text:p>-0.1489165</text:p>
          </table:table-cell>
          <table:table-cell office:value-type="float" office:value="-0.01040415" calcext:value-type="float">
            <text:p>-0.01040415</text:p>
          </table:table-cell>
          <table:table-cell office:value-type="float" office:value="0.006735218" calcext:value-type="float">
            <text:p>0.006735218</text:p>
          </table:table-cell>
          <table:table-cell office:value-type="float" office:value="22.30103" calcext:value-type="float">
            <text:p>22.30103</text:p>
          </table:table-cell>
          <table:table-cell office:value-type="float" office:value="1.422431" calcext:value-type="float">
            <text:p>1.422431</text:p>
          </table:table-cell>
          <table:table-cell office:value-type="float" office:value="0.2304363" calcext:value-type="float">
            <text:p>0.2304363</text:p>
          </table:table-cell>
          <table:table-cell office:value-type="float" office:value="25.84428" calcext:value-type="float">
            <text:p>25.84428</text:p>
          </table:table-cell>
          <table:table-cell office:value-type="float" office:value="0.1248096" calcext:value-type="float">
            <text:p>0.1248096</text:p>
          </table:table-cell>
          <table:table-cell office:value-type="float" office:value="0.05606422" calcext:value-type="float">
            <text:p>0.05606422</text:p>
          </table:table-cell>
          <table:table-cell office:value-type="float" office:value="0.02129832" calcext:value-type="float">
            <text:p>0.02129832</text:p>
          </table:table-cell>
          <table:table-cell office:value-type="float" office:value="0.01408666" calcext:value-type="float">
            <text:p>0.01408666</text:p>
          </table:table-cell>
          <table:table-cell office:value-type="float" office:value="0.03477179" calcext:value-type="float">
            <text:p>0.03477179</text:p>
          </table:table-cell>
          <table:table-cell office:value-type="float" office:value="0.02879912" calcext:value-type="float">
            <text:p>0.02879912</text:p>
          </table:table-cell>
          <table:table-cell office:value-type="float" office:value="0.02433945" calcext:value-type="float">
            <text:p>0.02433945</text:p>
          </table:table-cell>
          <table:table-cell office:value-type="float" office:value="0.02106534" calcext:value-type="float">
            <text:p>0.02106534</text:p>
          </table:table-cell>
          <table:table-cell office:value-type="float" office:value="0.01669721" calcext:value-type="float">
            <text:p>0.01669721</text:p>
          </table:table-cell>
          <table:table-cell office:value-type="float" office:value="0.01280979" calcext:value-type="float">
            <text:p>0.01280979</text:p>
          </table:table-cell>
          <table:table-cell office:value-type="float" office:value="0.006987401" calcext:value-type="float">
            <text:p>0.006987401</text:p>
          </table:table-cell>
          <table:table-cell office:value-type="float" office:value="0" calcext:value-type="float">
            <text:p>0</text:p>
          </table:table-cell>
          <table:table-cell office:value-type="float" office:value="63.06435" calcext:value-type="float">
            <text:p>63.06435</text:p>
          </table:table-cell>
          <table:table-cell office:value-type="float" office:value="86.54749" calcext:value-type="float">
            <text:p>86.54749</text:p>
          </table:table-cell>
          <table:table-cell office:value-type="float" office:value="106.3096" calcext:value-type="float">
            <text:p>106.3096</text:p>
          </table:table-cell>
          <table:table-cell office:value-type="float" office:value="77.6339" calcext:value-type="float">
            <text:p>77.6339</text:p>
          </table:table-cell>
          <table:table-cell office:value-type="float" office:value="56.93803" calcext:value-type="float">
            <text:p>56.93803</text:p>
          </table:table-cell>
          <table:table-cell office:value-type="float" office:value="17.58626" calcext:value-type="float">
            <text:p>17.58626</text:p>
          </table:table-cell>
          <table:table-cell office:value-type="float" office:value="10.67867" calcext:value-type="float">
            <text:p>10.67867</text:p>
          </table:table-cell>
          <table:table-cell office:value-type="float" office:value="10.52297" calcext:value-type="float">
            <text:p>10.52297</text:p>
          </table:table-cell>
          <table:table-cell office:value-type="float" office:value="5.466737" calcext:value-type="float">
            <text:p>5.466737</text:p>
          </table:table-cell>
          <table:table-cell office:value-type="float" office:value="2.359279" calcext:value-type="float">
            <text:p>2.359279</text:p>
          </table:table-cell>
          <table:table-cell office:value-type="float" office:value="1.08663" calcext:value-type="float">
            <text:p>1.08663</text:p>
          </table:table-cell>
          <table:table-cell office:value-type="float" office:value="0.5317703" calcext:value-type="float">
            <text:p>0.5317703</text:p>
          </table:table-cell>
          <table:table-cell office:value-type="float" office:value="0.3548488" calcext:value-type="float">
            <text:p>0.3548488</text:p>
          </table:table-cell>
          <table:table-cell office:value-type="float" office:value="0.3260931" calcext:value-type="float">
            <text:p>0.3260931</text:p>
          </table:table-cell>
          <table:table-cell office:value-type="float" office:value="0" calcext:value-type="float">
            <text:p>0</text:p>
          </table:table-cell>
          <table:table-cell office:value-type="float" office:value="5579.579" calcext:value-type="float">
            <text:p>5579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5636" calcext:value-type="float">
            <text:p>22.05636</text:p>
          </table:table-cell>
          <table:table-cell office:value-type="float" office:value="0" calcext:value-type="float">
            <text:p>0</text:p>
          </table:table-cell>
          <table:table-cell office:value-type="float" office:value="-0.2467225" calcext:value-type="float">
            <text:p>-0.24672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2.37864" calcext:value-type="float">
            <text:p>12.37864</text:p>
          </table:table-cell>
          <table:table-cell office:value-type="float" office:value="1111.267" calcext:value-type="float">
            <text:p>1111.267</text:p>
          </table:table-cell>
          <table:table-cell office:value-type="float" office:value="12.84" calcext:value-type="float">
            <text:p>12.84</text:p>
          </table:table-cell>
          <table:table-cell office:value-type="float" office:value="-3.791053" calcext:value-type="float">
            <text:p>-3.791053</text:p>
          </table:table-cell>
          <table:table-cell office:value-type="float" office:value="3.261979" calcext:value-type="float">
            <text:p>3.261979</text:p>
          </table:table-cell>
          <table:table-cell office:value-type="float" office:value="29.11256" calcext:value-type="float">
            <text:p>29.11256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30439" calcext:value-type="float">
            <text:p>0.003630439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435" calcext:value-type="float">
            <text:p>1.845435</text:p>
          </table:table-cell>
          <table:table-cell office:value-type="float" office:value="-0.1551611" calcext:value-type="float">
            <text:p>-0.1551611</text:p>
          </table:table-cell>
          <table:table-cell office:value-type="float" office:value="-0.01183051" calcext:value-type="float">
            <text:p>-0.01183051</text:p>
          </table:table-cell>
          <table:table-cell office:value-type="float" office:value="0.006755009" calcext:value-type="float">
            <text:p>0.006755009</text:p>
          </table:table-cell>
          <table:table-cell office:value-type="float" office:value="22.2452" calcext:value-type="float">
            <text:p>22.2452</text:p>
          </table:table-cell>
          <table:table-cell office:value-type="float" office:value="134.1809" calcext:value-type="float">
            <text:p>134.1809</text:p>
          </table:table-cell>
          <table:table-cell office:value-type="float" office:value="11.85392" calcext:value-type="float">
            <text:p>11.85392</text:p>
          </table:table-cell>
          <table:table-cell office:value-type="float" office:value="24.34596" calcext:value-type="float">
            <text:p>24.34596</text:p>
          </table:table-cell>
          <table:table-cell office:value-type="float" office:value="0.1249145" calcext:value-type="float">
            <text:p>0.1249145</text:p>
          </table:table-cell>
          <table:table-cell office:value-type="float" office:value="0.05044429" calcext:value-type="float">
            <text:p>0.05044429</text:p>
          </table:table-cell>
          <table:table-cell office:value-type="float" office:value="0.02076857" calcext:value-type="float">
            <text:p>0.02076857</text:p>
          </table:table-cell>
          <table:table-cell office:value-type="float" office:value="0.01381479" calcext:value-type="float">
            <text:p>0.01381479</text:p>
          </table:table-cell>
          <table:table-cell office:value-type="float" office:value="0.03483376" calcext:value-type="float">
            <text:p>0.03483376</text:p>
          </table:table-cell>
          <table:table-cell office:value-type="float" office:value="0.02878349" calcext:value-type="float">
            <text:p>0.02878349</text:p>
          </table:table-cell>
          <table:table-cell office:value-type="float" office:value="0.0243173" calcext:value-type="float">
            <text:p>0.0243173</text:p>
          </table:table-cell>
          <table:table-cell office:value-type="float" office:value="0.02107297" calcext:value-type="float">
            <text:p>0.02107297</text:p>
          </table:table-cell>
          <table:table-cell office:value-type="float" office:value="0.01668185" calcext:value-type="float">
            <text:p>0.01668185</text:p>
          </table:table-cell>
          <table:table-cell office:value-type="float" office:value="0.01276121" calcext:value-type="float">
            <text:p>0.01276121</text:p>
          </table:table-cell>
          <table:table-cell office:value-type="float" office:value="0.006997221" calcext:value-type="float">
            <text:p>0.006997221</text:p>
          </table:table-cell>
          <table:table-cell office:value-type="float" office:value="0" calcext:value-type="float">
            <text:p>0</text:p>
          </table:table-cell>
          <table:table-cell office:value-type="float" office:value="112.4833" calcext:value-type="float">
            <text:p>112.4833</text:p>
          </table:table-cell>
          <table:table-cell office:value-type="float" office:value="106.2694" calcext:value-type="float">
            <text:p>106.2694</text:p>
          </table:table-cell>
          <table:table-cell office:value-type="float" office:value="111.1123" calcext:value-type="float">
            <text:p>111.1123</text:p>
          </table:table-cell>
          <table:table-cell office:value-type="float" office:value="78.37762" calcext:value-type="float">
            <text:p>78.37762</text:p>
          </table:table-cell>
          <table:table-cell office:value-type="float" office:value="56.43378" calcext:value-type="float">
            <text:p>56.43378</text:p>
          </table:table-cell>
          <table:table-cell office:value-type="float" office:value="17.1363" calcext:value-type="float">
            <text:p>17.1363</text:p>
          </table:table-cell>
          <table:table-cell office:value-type="float" office:value="10.31008" calcext:value-type="float">
            <text:p>10.31008</text:p>
          </table:table-cell>
          <table:table-cell office:value-type="float" office:value="10.5562" calcext:value-type="float">
            <text:p>10.5562</text:p>
          </table:table-cell>
          <table:table-cell office:value-type="float" office:value="5.501006" calcext:value-type="float">
            <text:p>5.501006</text:p>
          </table:table-cell>
          <table:table-cell office:value-type="float" office:value="2.378684" calcext:value-type="float">
            <text:p>2.378684</text:p>
          </table:table-cell>
          <table:table-cell office:value-type="float" office:value="1.093873" calcext:value-type="float">
            <text:p>1.093873</text:p>
          </table:table-cell>
          <table:table-cell office:value-type="float" office:value="0.5339129" calcext:value-type="float">
            <text:p>0.5339129</text:p>
          </table:table-cell>
          <table:table-cell office:value-type="float" office:value="0.3554166" calcext:value-type="float">
            <text:p>0.3554166</text:p>
          </table:table-cell>
          <table:table-cell office:value-type="float" office:value="0.3261159" calcext:value-type="float">
            <text:p>0.3261159</text:p>
          </table:table-cell>
          <table:table-cell office:value-type="float" office:value="0" calcext:value-type="float">
            <text:p>0</text:p>
          </table:table-cell>
          <table:table-cell office:value-type="float" office:value="5772.884" calcext:value-type="float">
            <text:p>5772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9151" calcext:value-type="float">
            <text:p>22.19151</text:p>
          </table:table-cell>
          <table:table-cell office:value-type="float" office:value="0" calcext:value-type="float">
            <text:p>0</text:p>
          </table:table-cell>
          <table:table-cell office:value-type="float" office:value="-0.2472069" calcext:value-type="float">
            <text:p>-0.24720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12.32085" calcext:value-type="float">
            <text:p>12.32085</text:p>
          </table:table-cell>
          <table:table-cell office:value-type="float" office:value="1111.174" calcext:value-type="float">
            <text:p>1111.174</text:p>
          </table:table-cell>
          <table:table-cell office:value-type="float" office:value="12.84" calcext:value-type="float">
            <text:p>12.84</text:p>
          </table:table-cell>
          <table:table-cell office:value-type="float" office:value="-4.247514" calcext:value-type="float">
            <text:p>-4.247514</text:p>
          </table:table-cell>
          <table:table-cell office:value-type="float" office:value="2.744497" calcext:value-type="float">
            <text:p>2.744497</text:p>
          </table:table-cell>
          <table:table-cell office:value-type="float" office:value="29.46307" calcext:value-type="float">
            <text:p>29.46307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30753" calcext:value-type="float">
            <text:p>0.003630753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561" calcext:value-type="float">
            <text:p>1.845561</text:p>
          </table:table-cell>
          <table:table-cell office:value-type="float" office:value="-0.1599948" calcext:value-type="float">
            <text:p>-0.1599948</text:p>
          </table:table-cell>
          <table:table-cell office:value-type="float" office:value="-0.01254036" calcext:value-type="float">
            <text:p>-0.01254036</text:p>
          </table:table-cell>
          <table:table-cell office:value-type="float" office:value="0.0067721" calcext:value-type="float">
            <text:p>0.0067721</text:p>
          </table:table-cell>
          <table:table-cell office:value-type="float" office:value="22.18536" calcext:value-type="float">
            <text:p>22.18536</text:p>
          </table:table-cell>
          <table:table-cell office:value-type="float" office:value="120.6391" calcext:value-type="float">
            <text:p>120.6391</text:p>
          </table:table-cell>
          <table:table-cell office:value-type="float" office:value="4.430739" calcext:value-type="float">
            <text:p>4.430739</text:p>
          </table:table-cell>
          <table:table-cell office:value-type="float" office:value="22.68679" calcext:value-type="float">
            <text:p>22.68679</text:p>
          </table:table-cell>
          <table:table-cell office:value-type="float" office:value="0.08823245" calcext:value-type="float">
            <text:p>0.08823245</text:p>
          </table:table-cell>
          <table:table-cell office:value-type="float" office:value="0.04850108" calcext:value-type="float">
            <text:p>0.04850108</text:p>
          </table:table-cell>
          <table:table-cell office:value-type="float" office:value="0.02045774" calcext:value-type="float">
            <text:p>0.02045774</text:p>
          </table:table-cell>
          <table:table-cell office:value-type="float" office:value="0.01360821" calcext:value-type="float">
            <text:p>0.01360821</text:p>
          </table:table-cell>
          <table:table-cell office:value-type="float" office:value="0.03491771" calcext:value-type="float">
            <text:p>0.03491771</text:p>
          </table:table-cell>
          <table:table-cell office:value-type="float" office:value="0.02879299" calcext:value-type="float">
            <text:p>0.02879299</text:p>
          </table:table-cell>
          <table:table-cell office:value-type="float" office:value="0.02430115" calcext:value-type="float">
            <text:p>0.02430115</text:p>
          </table:table-cell>
          <table:table-cell office:value-type="float" office:value="0.02108109" calcext:value-type="float">
            <text:p>0.02108109</text:p>
          </table:table-cell>
          <table:table-cell office:value-type="float" office:value="0.01666738" calcext:value-type="float">
            <text:p>0.01666738</text:p>
          </table:table-cell>
          <table:table-cell office:value-type="float" office:value="0.0127122" calcext:value-type="float">
            <text:p>0.0127122</text:p>
          </table:table-cell>
          <table:table-cell office:value-type="float" office:value="0.007006912" calcext:value-type="float">
            <text:p>0.007006912</text:p>
          </table:table-cell>
          <table:table-cell office:value-type="float" office:value="0" calcext:value-type="float">
            <text:p>0</text:p>
          </table:table-cell>
          <table:table-cell office:value-type="float" office:value="113.5752" calcext:value-type="float">
            <text:p>113.5752</text:p>
          </table:table-cell>
          <table:table-cell office:value-type="float" office:value="118.0882" calcext:value-type="float">
            <text:p>118.0882</text:p>
          </table:table-cell>
          <table:table-cell office:value-type="float" office:value="109.871" calcext:value-type="float">
            <text:p>109.871</text:p>
          </table:table-cell>
          <table:table-cell office:value-type="float" office:value="77.6898" calcext:value-type="float">
            <text:p>77.6898</text:p>
          </table:table-cell>
          <table:table-cell office:value-type="float" office:value="56.55852" calcext:value-type="float">
            <text:p>56.55852</text:p>
          </table:table-cell>
          <table:table-cell office:value-type="float" office:value="16.76395" calcext:value-type="float">
            <text:p>16.76395</text:p>
          </table:table-cell>
          <table:table-cell office:value-type="float" office:value="9.956388" calcext:value-type="float">
            <text:p>9.956388</text:p>
          </table:table-cell>
          <table:table-cell office:value-type="float" office:value="10.59062" calcext:value-type="float">
            <text:p>10.59062</text:p>
          </table:table-cell>
          <table:table-cell office:value-type="float" office:value="5.530933" calcext:value-type="float">
            <text:p>5.530933</text:p>
          </table:table-cell>
          <table:table-cell office:value-type="float" office:value="2.396853" calcext:value-type="float">
            <text:p>2.396853</text:p>
          </table:table-cell>
          <table:table-cell office:value-type="float" office:value="1.101163" calcext:value-type="float">
            <text:p>1.101163</text:p>
          </table:table-cell>
          <table:table-cell office:value-type="float" office:value="0.5360844" calcext:value-type="float">
            <text:p>0.5360844</text:p>
          </table:table-cell>
          <table:table-cell office:value-type="float" office:value="0.3559844" calcext:value-type="float">
            <text:p>0.3559844</text:p>
          </table:table-cell>
          <table:table-cell office:value-type="float" office:value="0.3261388" calcext:value-type="float">
            <text:p>0.3261388</text:p>
          </table:table-cell>
          <table:table-cell office:value-type="float" office:value="0" calcext:value-type="float">
            <text:p>0</text:p>
          </table:table-cell>
          <table:table-cell office:value-type="float" office:value="6000.365" calcext:value-type="float">
            <text:p>6000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829" calcext:value-type="float">
            <text:p>22.32829</text:p>
          </table:table-cell>
          <table:table-cell office:value-type="float" office:value="0" calcext:value-type="float">
            <text:p>0</text:p>
          </table:table-cell>
          <table:table-cell office:value-type="float" office:value="-0.2473799" calcext:value-type="float">
            <text:p>-0.24737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12.25401" calcext:value-type="float">
            <text:p>12.25401</text:p>
          </table:table-cell>
          <table:table-cell office:value-type="float" office:value="1111.06" calcext:value-type="float">
            <text:p>1111.06</text:p>
          </table:table-cell>
          <table:table-cell office:value-type="float" office:value="12.84" calcext:value-type="float">
            <text:p>12.84</text:p>
          </table:table-cell>
          <table:table-cell office:value-type="float" office:value="-4.774275" calcext:value-type="float">
            <text:p>-4.774275</text:p>
          </table:table-cell>
          <table:table-cell office:value-type="float" office:value="2.533" calcext:value-type="float">
            <text:p>2.533</text:p>
          </table:table-cell>
          <table:table-cell office:value-type="float" office:value="29.48186" calcext:value-type="float">
            <text:p>29.48186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31102" calcext:value-type="float">
            <text:p>0.003631102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695" calcext:value-type="float">
            <text:p>1.845695</text:p>
          </table:table-cell>
          <table:table-cell office:value-type="float" office:value="-0.1627671" calcext:value-type="float">
            <text:p>-0.1627671</text:p>
          </table:table-cell>
          <table:table-cell office:value-type="float" office:value="-0.01346711" calcext:value-type="float">
            <text:p>-0.01346711</text:p>
          </table:table-cell>
          <table:table-cell office:value-type="float" office:value="0.006788294" calcext:value-type="float">
            <text:p>0.006788294</text:p>
          </table:table-cell>
          <table:table-cell office:value-type="float" office:value="22.09886" calcext:value-type="float">
            <text:p>22.09886</text:p>
          </table:table-cell>
          <table:table-cell office:value-type="float" office:value="113.8074" calcext:value-type="float">
            <text:p>113.8074</text:p>
          </table:table-cell>
          <table:table-cell office:value-type="float" office:value="3.006147" calcext:value-type="float">
            <text:p>3.006147</text:p>
          </table:table-cell>
          <table:table-cell office:value-type="float" office:value="20.93133" calcext:value-type="float">
            <text:p>20.93133</text:p>
          </table:table-cell>
          <table:table-cell office:value-type="float" office:value="0.07985441" calcext:value-type="float">
            <text:p>0.07985441</text:p>
          </table:table-cell>
          <table:table-cell office:value-type="float" office:value="0.0494823" calcext:value-type="float">
            <text:p>0.0494823</text:p>
          </table:table-cell>
          <table:table-cell office:value-type="float" office:value="0.02031346" calcext:value-type="float">
            <text:p>0.02031346</text:p>
          </table:table-cell>
          <table:table-cell office:value-type="float" office:value="0.01332236" calcext:value-type="float">
            <text:p>0.01332236</text:p>
          </table:table-cell>
          <table:table-cell office:value-type="float" office:value="0.0349572" calcext:value-type="float">
            <text:p>0.0349572</text:p>
          </table:table-cell>
          <table:table-cell office:value-type="float" office:value="0.02881355" calcext:value-type="float">
            <text:p>0.02881355</text:p>
          </table:table-cell>
          <table:table-cell office:value-type="float" office:value="0.02429206" calcext:value-type="float">
            <text:p>0.02429206</text:p>
          </table:table-cell>
          <table:table-cell office:value-type="float" office:value="0.02109043" calcext:value-type="float">
            <text:p>0.02109043</text:p>
          </table:table-cell>
          <table:table-cell office:value-type="float" office:value="0.01665381" calcext:value-type="float">
            <text:p>0.01665381</text:p>
          </table:table-cell>
          <table:table-cell office:value-type="float" office:value="0.01266283" calcext:value-type="float">
            <text:p>0.01266283</text:p>
          </table:table-cell>
          <table:table-cell office:value-type="float" office:value="0.007016497" calcext:value-type="float">
            <text:p>0.007016497</text:p>
          </table:table-cell>
          <table:table-cell office:value-type="float" office:value="0" calcext:value-type="float">
            <text:p>0</text:p>
          </table:table-cell>
          <table:table-cell office:value-type="float" office:value="90.60103" calcext:value-type="float">
            <text:p>90.60103</text:p>
          </table:table-cell>
          <table:table-cell office:value-type="float" office:value="128.9037" calcext:value-type="float">
            <text:p>128.9037</text:p>
          </table:table-cell>
          <table:table-cell office:value-type="float" office:value="110.4277" calcext:value-type="float">
            <text:p>110.4277</text:p>
          </table:table-cell>
          <table:table-cell office:value-type="float" office:value="75.97832" calcext:value-type="float">
            <text:p>75.97832</text:p>
          </table:table-cell>
          <table:table-cell office:value-type="float" office:value="55.05867" calcext:value-type="float">
            <text:p>55.05867</text:p>
          </table:table-cell>
          <table:table-cell office:value-type="float" office:value="16.18319" calcext:value-type="float">
            <text:p>16.18319</text:p>
          </table:table-cell>
          <table:table-cell office:value-type="float" office:value="9.53219" calcext:value-type="float">
            <text:p>9.53219</text:p>
          </table:table-cell>
          <table:table-cell office:value-type="float" office:value="10.62392" calcext:value-type="float">
            <text:p>10.62392</text:p>
          </table:table-cell>
          <table:table-cell office:value-type="float" office:value="5.558939" calcext:value-type="float">
            <text:p>5.558939</text:p>
          </table:table-cell>
          <table:table-cell office:value-type="float" office:value="2.413288" calcext:value-type="float">
            <text:p>2.413288</text:p>
          </table:table-cell>
          <table:table-cell office:value-type="float" office:value="1.108383" calcext:value-type="float">
            <text:p>1.108383</text:p>
          </table:table-cell>
          <table:table-cell office:value-type="float" office:value="0.5382686" calcext:value-type="float">
            <text:p>0.5382686</text:p>
          </table:table-cell>
          <table:table-cell office:value-type="float" office:value="0.3565651" calcext:value-type="float">
            <text:p>0.3565651</text:p>
          </table:table-cell>
          <table:table-cell office:value-type="float" office:value="0.3261616" calcext:value-type="float">
            <text:p>0.3261616</text:p>
          </table:table-cell>
          <table:table-cell office:value-type="float" office:value="0" calcext:value-type="float">
            <text:p>0</text:p>
          </table:table-cell>
          <table:table-cell office:value-type="float" office:value="6263.99" calcext:value-type="float">
            <text:p>626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9385" calcext:value-type="float">
            <text:p>22.49385</text:p>
          </table:table-cell>
          <table:table-cell office:value-type="float" office:value="0" calcext:value-type="float">
            <text:p>0</text:p>
          </table:table-cell>
          <table:table-cell office:value-type="float" office:value="-0.2475736" calcext:value-type="float">
            <text:p>-0.24757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12.17662" calcext:value-type="float">
            <text:p>12.17662</text:p>
          </table:table-cell>
          <table:table-cell office:value-type="float" office:value="1110.934" calcext:value-type="float">
            <text:p>1110.934</text:p>
          </table:table-cell>
          <table:table-cell office:value-type="float" office:value="12.84" calcext:value-type="float">
            <text:p>12.84</text:p>
          </table:table-cell>
          <table:table-cell office:value-type="float" office:value="-5.392775" calcext:value-type="float">
            <text:p>-5.392775</text:p>
          </table:table-cell>
          <table:table-cell office:value-type="float" office:value="2.334365" calcext:value-type="float">
            <text:p>2.334365</text:p>
          </table:table-cell>
          <table:table-cell office:value-type="float" office:value="29.42411" calcext:value-type="float">
            <text:p>29.42411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31462" calcext:value-type="float">
            <text:p>0.003631462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45843" calcext:value-type="float">
            <text:p>1.845843</text:p>
          </table:table-cell>
          <table:table-cell office:value-type="float" office:value="-0.1657544" calcext:value-type="float">
            <text:p>-0.1657544</text:p>
          </table:table-cell>
          <table:table-cell office:value-type="float" office:value="-0.01450178" calcext:value-type="float">
            <text:p>-0.01450178</text:p>
          </table:table-cell>
          <table:table-cell office:value-type="float" office:value="0.006802921" calcext:value-type="float">
            <text:p>0.006802921</text:p>
          </table:table-cell>
          <table:table-cell office:value-type="float" office:value="21.99701" calcext:value-type="float">
            <text:p>21.99701</text:p>
          </table:table-cell>
          <table:table-cell office:value-type="float" office:value="108.033" calcext:value-type="float">
            <text:p>108.033</text:p>
          </table:table-cell>
          <table:table-cell office:value-type="float" office:value="2.098811" calcext:value-type="float">
            <text:p>2.098811</text:p>
          </table:table-cell>
          <table:table-cell office:value-type="float" office:value="18.76156" calcext:value-type="float">
            <text:p>18.76156</text:p>
          </table:table-cell>
          <table:table-cell office:value-type="float" office:value="0.07946067" calcext:value-type="float">
            <text:p>0.07946067</text:p>
          </table:table-cell>
          <table:table-cell office:value-type="float" office:value="0.05316214" calcext:value-type="float">
            <text:p>0.05316214</text:p>
          </table:table-cell>
          <table:table-cell office:value-type="float" office:value="0.02033675" calcext:value-type="float">
            <text:p>0.02033675</text:p>
          </table:table-cell>
          <table:table-cell office:value-type="float" office:value="0.01303336" calcext:value-type="float">
            <text:p>0.01303336</text:p>
          </table:table-cell>
          <table:table-cell office:value-type="float" office:value="0.03492848" calcext:value-type="float">
            <text:p>0.03492848</text:p>
          </table:table-cell>
          <table:table-cell office:value-type="float" office:value="0.02882849" calcext:value-type="float">
            <text:p>0.02882849</text:p>
          </table:table-cell>
          <table:table-cell office:value-type="float" office:value="0.0242891" calcext:value-type="float">
            <text:p>0.0242891</text:p>
          </table:table-cell>
          <table:table-cell office:value-type="float" office:value="0.02110153" calcext:value-type="float">
            <text:p>0.02110153</text:p>
          </table:table-cell>
          <table:table-cell office:value-type="float" office:value="0.01664138" calcext:value-type="float">
            <text:p>0.01664138</text:p>
          </table:table-cell>
          <table:table-cell office:value-type="float" office:value="0.01261306" calcext:value-type="float">
            <text:p>0.01261306</text:p>
          </table:table-cell>
          <table:table-cell office:value-type="float" office:value="0.007025964" calcext:value-type="float">
            <text:p>0.007025964</text:p>
          </table:table-cell>
          <table:table-cell office:value-type="float" office:value="0" calcext:value-type="float">
            <text:p>0</text:p>
          </table:table-cell>
          <table:table-cell office:value-type="float" office:value="74.93307" calcext:value-type="float">
            <text:p>74.93307</text:p>
          </table:table-cell>
          <table:table-cell office:value-type="float" office:value="137.0444" calcext:value-type="float">
            <text:p>137.0444</text:p>
          </table:table-cell>
          <table:table-cell office:value-type="float" office:value="110.9268" calcext:value-type="float">
            <text:p>110.9268</text:p>
          </table:table-cell>
          <table:table-cell office:value-type="float" office:value="74.07926" calcext:value-type="float">
            <text:p>74.07926</text:p>
          </table:table-cell>
          <table:table-cell office:value-type="float" office:value="53.06628" calcext:value-type="float">
            <text:p>53.06628</text:p>
          </table:table-cell>
          <table:table-cell office:value-type="float" office:value="15.58072" calcext:value-type="float">
            <text:p>15.58072</text:p>
          </table:table-cell>
          <table:table-cell office:value-type="float" office:value="9.026868" calcext:value-type="float">
            <text:p>9.026868</text:p>
          </table:table-cell>
          <table:table-cell office:value-type="float" office:value="10.64951" calcext:value-type="float">
            <text:p>10.64951</text:p>
          </table:table-cell>
          <table:table-cell office:value-type="float" office:value="5.585231" calcext:value-type="float">
            <text:p>5.585231</text:p>
          </table:table-cell>
          <table:table-cell office:value-type="float" office:value="2.429323" calcext:value-type="float">
            <text:p>2.429323</text:p>
          </table:table-cell>
          <table:table-cell office:value-type="float" office:value="1.115509" calcext:value-type="float">
            <text:p>1.115509</text:p>
          </table:table-cell>
          <table:table-cell office:value-type="float" office:value="0.5404698" calcext:value-type="float">
            <text:p>0.5404698</text:p>
          </table:table-cell>
          <table:table-cell office:value-type="float" office:value="0.3571471" calcext:value-type="float">
            <text:p>0.3571471</text:p>
          </table:table-cell>
          <table:table-cell office:value-type="float" office:value="0.3261845" calcext:value-type="float">
            <text:p>0.3261845</text:p>
          </table:table-cell>
          <table:table-cell office:value-type="float" office:value="0" calcext:value-type="float">
            <text:p>0</text:p>
          </table:table-cell>
          <table:table-cell office:value-type="float" office:value="6575.943" calcext:value-type="float">
            <text:p>6575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8151" calcext:value-type="float">
            <text:p>22.68151</text:p>
          </table:table-cell>
          <table:table-cell office:value-type="float" office:value="0" calcext:value-type="float">
            <text:p>0</text:p>
          </table:table-cell>
          <table:table-cell office:value-type="float" office:value="-0.2478204" calcext:value-type="float">
            <text:p>-0.24782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12.08083" calcext:value-type="float">
            <text:p>12.08083</text:p>
          </table:table-cell>
          <table:table-cell office:value-type="float" office:value="1110.789" calcext:value-type="float">
            <text:p>1110.789</text:p>
          </table:table-cell>
          <table:table-cell office:value-type="float" office:value="12.84" calcext:value-type="float">
            <text:p>12.84</text:p>
          </table:table-cell>
          <table:table-cell office:value-type="float" office:value="-6.110993" calcext:value-type="float">
            <text:p>-6.110993</text:p>
          </table:table-cell>
          <table:table-cell office:value-type="float" office:value="2.124222" calcext:value-type="float">
            <text:p>2.124222</text:p>
          </table:table-cell>
          <table:table-cell office:value-type="float" office:value="29.26659" calcext:value-type="float">
            <text:p>29.2665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671922" calcext:value-type="float">
            <text:p>0.003671922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1.894948" calcext:value-type="float">
            <text:p>1.894948</text:p>
          </table:table-cell>
          <table:table-cell office:value-type="float" office:value="-0.1693417" calcext:value-type="float">
            <text:p>-0.1693417</text:p>
          </table:table-cell>
          <table:table-cell office:value-type="float" office:value="-0.01573203" calcext:value-type="float">
            <text:p>-0.01573203</text:p>
          </table:table-cell>
          <table:table-cell office:value-type="float" office:value="0.006815506" calcext:value-type="float">
            <text:p>0.006815506</text:p>
          </table:table-cell>
          <table:table-cell office:value-type="float" office:value="21.85936" calcext:value-type="float">
            <text:p>21.85936</text:p>
          </table:table-cell>
          <table:table-cell office:value-type="float" office:value="102.772" calcext:value-type="float">
            <text:p>102.772</text:p>
          </table:table-cell>
          <table:table-cell office:value-type="float" office:value="1.504876" calcext:value-type="float">
            <text:p>1.504876</text:p>
          </table:table-cell>
          <table:table-cell office:value-type="float" office:value="16.02582" calcext:value-type="float">
            <text:p>16.02582</text:p>
          </table:table-cell>
          <table:table-cell office:value-type="float" office:value="0.08453166" calcext:value-type="float">
            <text:p>0.08453166</text:p>
          </table:table-cell>
          <table:table-cell office:value-type="float" office:value="0.05992109" calcext:value-type="float">
            <text:p>0.05992109</text:p>
          </table:table-cell>
          <table:table-cell office:value-type="float" office:value="0.02048423" calcext:value-type="float">
            <text:p>0.02048423</text:p>
          </table:table-cell>
          <table:table-cell office:value-type="float" office:value="0.01293443" calcext:value-type="float">
            <text:p>0.01293443</text:p>
          </table:table-cell>
          <table:table-cell office:value-type="float" office:value="0.0347647" calcext:value-type="float">
            <text:p>0.0347647</text:p>
          </table:table-cell>
          <table:table-cell office:value-type="float" office:value="0.02880836" calcext:value-type="float">
            <text:p>0.02880836</text:p>
          </table:table-cell>
          <table:table-cell office:value-type="float" office:value="0.0242803" calcext:value-type="float">
            <text:p>0.0242803</text:p>
          </table:table-cell>
          <table:table-cell office:value-type="float" office:value="0.02111113" calcext:value-type="float">
            <text:p>0.02111113</text:p>
          </table:table-cell>
          <table:table-cell office:value-type="float" office:value="0.01662936" calcext:value-type="float">
            <text:p>0.01662936</text:p>
          </table:table-cell>
          <table:table-cell office:value-type="float" office:value="0.01256291" calcext:value-type="float">
            <text:p>0.01256291</text:p>
          </table:table-cell>
          <table:table-cell office:value-type="float" office:value="0.007035319" calcext:value-type="float">
            <text:p>0.007035319</text:p>
          </table:table-cell>
          <table:table-cell office:value-type="float" office:value="0" calcext:value-type="float">
            <text:p>0</text:p>
          </table:table-cell>
          <table:table-cell office:value-type="float" office:value="64.4437" calcext:value-type="float">
            <text:p>64.4437</text:p>
          </table:table-cell>
          <table:table-cell office:value-type="float" office:value="143.5802" calcext:value-type="float">
            <text:p>143.5802</text:p>
          </table:table-cell>
          <table:table-cell office:value-type="float" office:value="111.5427" calcext:value-type="float">
            <text:p>111.5427</text:p>
          </table:table-cell>
          <table:table-cell office:value-type="float" office:value="71.85621" calcext:value-type="float">
            <text:p>71.85621</text:p>
          </table:table-cell>
          <table:table-cell office:value-type="float" office:value="50.61274" calcext:value-type="float">
            <text:p>50.61274</text:p>
          </table:table-cell>
          <table:table-cell office:value-type="float" office:value="14.86018" calcext:value-type="float">
            <text:p>14.86018</text:p>
          </table:table-cell>
          <table:table-cell office:value-type="float" office:value="8.355108" calcext:value-type="float">
            <text:p>8.355108</text:p>
          </table:table-cell>
          <table:table-cell office:value-type="float" office:value="10.62874" calcext:value-type="float">
            <text:p>10.62874</text:p>
          </table:table-cell>
          <table:table-cell office:value-type="float" office:value="5.591803" calcext:value-type="float">
            <text:p>5.591803</text:p>
          </table:table-cell>
          <table:table-cell office:value-type="float" office:value="2.440378" calcext:value-type="float">
            <text:p>2.440378</text:p>
          </table:table-cell>
          <table:table-cell office:value-type="float" office:value="1.121593" calcext:value-type="float">
            <text:p>1.121593</text:p>
          </table:table-cell>
          <table:table-cell office:value-type="float" office:value="0.5425278" calcext:value-type="float">
            <text:p>0.5425278</text:p>
          </table:table-cell>
          <table:table-cell office:value-type="float" office:value="0.3577241" calcext:value-type="float">
            <text:p>0.3577241</text:p>
          </table:table-cell>
          <table:table-cell office:value-type="float" office:value="0.3262074" calcext:value-type="float">
            <text:p>0.3262074</text:p>
          </table:table-cell>
          <table:table-cell office:value-type="float" office:value="0" calcext:value-type="float">
            <text:p>0</text:p>
          </table:table-cell>
          <table:table-cell office:value-type="float" office:value="6976.62" calcext:value-type="float">
            <text:p>697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0655" calcext:value-type="float">
            <text:p>22.90655</text:p>
          </table:table-cell>
          <table:table-cell office:value-type="float" office:value="0" calcext:value-type="float">
            <text:p>0</text:p>
          </table:table-cell>
          <table:table-cell office:value-type="float" office:value="-0.2481266" calcext:value-type="float">
            <text:p>-0.24812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11.98052" calcext:value-type="float">
            <text:p>11.98052</text:p>
          </table:table-cell>
          <table:table-cell office:value-type="float" office:value="1110.633" calcext:value-type="float">
            <text:p>1110.633</text:p>
          </table:table-cell>
          <table:table-cell office:value-type="float" office:value="12.84" calcext:value-type="float">
            <text:p>12.84</text:p>
          </table:table-cell>
          <table:table-cell office:value-type="float" office:value="-6.854458" calcext:value-type="float">
            <text:p>-6.854458</text:p>
          </table:table-cell>
          <table:table-cell office:value-type="float" office:value="1.88243" calcext:value-type="float">
            <text:p>1.88243</text:p>
          </table:table-cell>
          <table:table-cell office:value-type="float" office:value="29.01859" calcext:value-type="float">
            <text:p>29.0185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772953" calcext:value-type="float">
            <text:p>0.003772953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15869" calcext:value-type="float">
            <text:p>2.015869</text:p>
          </table:table-cell>
          <table:table-cell office:value-type="float" office:value="-0.173103" calcext:value-type="float">
            <text:p>-0.173103</text:p>
          </table:table-cell>
          <table:table-cell office:value-type="float" office:value="-0.0169013" calcext:value-type="float">
            <text:p>-0.0169013</text:p>
          </table:table-cell>
          <table:table-cell office:value-type="float" office:value="0.006826686" calcext:value-type="float">
            <text:p>0.006826686</text:p>
          </table:table-cell>
          <table:table-cell office:value-type="float" office:value="21.70929" calcext:value-type="float">
            <text:p>21.70929</text:p>
          </table:table-cell>
          <table:table-cell office:value-type="float" office:value="98.05493" calcext:value-type="float">
            <text:p>98.05493</text:p>
          </table:table-cell>
          <table:table-cell office:value-type="float" office:value="1.099049" calcext:value-type="float">
            <text:p>1.099049</text:p>
          </table:table-cell>
          <table:table-cell office:value-type="float" office:value="12.46946" calcext:value-type="float">
            <text:p>12.46946</text:p>
          </table:table-cell>
          <table:table-cell office:value-type="float" office:value="0.08758614" calcext:value-type="float">
            <text:p>0.08758614</text:p>
          </table:table-cell>
          <table:table-cell office:value-type="float" office:value="0.06539823" calcext:value-type="float">
            <text:p>0.06539823</text:p>
          </table:table-cell>
          <table:table-cell office:value-type="float" office:value="0.02060578" calcext:value-type="float">
            <text:p>0.02060578</text:p>
          </table:table-cell>
          <table:table-cell office:value-type="float" office:value="0.01289038" calcext:value-type="float">
            <text:p>0.01289038</text:p>
          </table:table-cell>
          <table:table-cell office:value-type="float" office:value="0.03444262" calcext:value-type="float">
            <text:p>0.03444262</text:p>
          </table:table-cell>
          <table:table-cell office:value-type="float" office:value="0.028698" calcext:value-type="float">
            <text:p>0.028698</text:p>
          </table:table-cell>
          <table:table-cell office:value-type="float" office:value="0.02423791" calcext:value-type="float">
            <text:p>0.02423791</text:p>
          </table:table-cell>
          <table:table-cell office:value-type="float" office:value="0.02110936" calcext:value-type="float">
            <text:p>0.02110936</text:p>
          </table:table-cell>
          <table:table-cell office:value-type="float" office:value="0.01661534" calcext:value-type="float">
            <text:p>0.01661534</text:p>
          </table:table-cell>
          <table:table-cell office:value-type="float" office:value="0.01251175" calcext:value-type="float">
            <text:p>0.01251175</text:p>
          </table:table-cell>
          <table:table-cell office:value-type="float" office:value="0.007044561" calcext:value-type="float">
            <text:p>0.007044561</text:p>
          </table:table-cell>
          <table:table-cell office:value-type="float" office:value="0" calcext:value-type="float">
            <text:p>0</text:p>
          </table:table-cell>
          <table:table-cell office:value-type="float" office:value="57.82594" calcext:value-type="float">
            <text:p>57.82594</text:p>
          </table:table-cell>
          <table:table-cell office:value-type="float" office:value="148.7553" calcext:value-type="float">
            <text:p>148.7553</text:p>
          </table:table-cell>
          <table:table-cell office:value-type="float" office:value="112.5285" calcext:value-type="float">
            <text:p>112.5285</text:p>
          </table:table-cell>
          <table:table-cell office:value-type="float" office:value="69.22682" calcext:value-type="float">
            <text:p>69.22682</text:p>
          </table:table-cell>
          <table:table-cell office:value-type="float" office:value="48.06256" calcext:value-type="float">
            <text:p>48.06256</text:p>
          </table:table-cell>
          <table:table-cell office:value-type="float" office:value="14.18332" calcext:value-type="float">
            <text:p>14.18332</text:p>
          </table:table-cell>
          <table:table-cell office:value-type="float" office:value="7.562743" calcext:value-type="float">
            <text:p>7.562743</text:p>
          </table:table-cell>
          <table:table-cell office:value-type="float" office:value="10.52745" calcext:value-type="float">
            <text:p>10.52745</text:p>
          </table:table-cell>
          <table:table-cell office:value-type="float" office:value="5.549584" calcext:value-type="float">
            <text:p>5.549584</text:p>
          </table:table-cell>
          <table:table-cell office:value-type="float" office:value="2.436194" calcext:value-type="float">
            <text:p>2.436194</text:p>
          </table:table-cell>
          <table:table-cell office:value-type="float" office:value="1.123597" calcext:value-type="float">
            <text:p>1.123597</text:p>
          </table:table-cell>
          <table:table-cell office:value-type="float" office:value="0.5439298" calcext:value-type="float">
            <text:p>0.5439298</text:p>
          </table:table-cell>
          <table:table-cell office:value-type="float" office:value="0.3581772" calcext:value-type="float">
            <text:p>0.3581772</text:p>
          </table:table-cell>
          <table:table-cell office:value-type="float" office:value="0.3262303" calcext:value-type="float">
            <text:p>0.3262303</text:p>
          </table:table-cell>
          <table:table-cell office:value-type="float" office:value="0" calcext:value-type="float">
            <text:p>0</text:p>
          </table:table-cell>
          <table:table-cell office:value-type="float" office:value="7371.281" calcext:value-type="float">
            <text:p>7371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4632" calcext:value-type="float">
            <text:p>23.14632</text:p>
          </table:table-cell>
          <table:table-cell office:value-type="float" office:value="0" calcext:value-type="float">
            <text:p>0</text:p>
          </table:table-cell>
          <table:table-cell office:value-type="float" office:value="-0.2483827" calcext:value-type="float">
            <text:p>-0.24838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11.89452" calcext:value-type="float">
            <text:p>11.89452</text:p>
          </table:table-cell>
          <table:table-cell office:value-type="float" office:value="1110.502" calcext:value-type="float">
            <text:p>1110.502</text:p>
          </table:table-cell>
          <table:table-cell office:value-type="float" office:value="12.84" calcext:value-type="float">
            <text:p>12.84</text:p>
          </table:table-cell>
          <table:table-cell office:value-type="float" office:value="-7.457245" calcext:value-type="float">
            <text:p>-7.457245</text:p>
          </table:table-cell>
          <table:table-cell office:value-type="float" office:value="1.447639" calcext:value-type="float">
            <text:p>1.447639</text:p>
          </table:table-cell>
          <table:table-cell office:value-type="float" office:value="29.04045" calcext:value-type="float">
            <text:p>29.04045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818464" calcext:value-type="float">
            <text:p>0.003818464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4748" calcext:value-type="float">
            <text:p>2.04748</text:p>
          </table:table-cell>
          <table:table-cell office:value-type="float" office:value="-0.1837515" calcext:value-type="float">
            <text:p>-0.1837515</text:p>
          </table:table-cell>
          <table:table-cell office:value-type="float" office:value="-0.01865483" calcext:value-type="float">
            <text:p>-0.01865483</text:p>
          </table:table-cell>
          <table:table-cell office:value-type="float" office:value="0.006838426" calcext:value-type="float">
            <text:p>0.006838426</text:p>
          </table:table-cell>
          <table:table-cell office:value-type="float" office:value="21.59775" calcext:value-type="float">
            <text:p>21.59775</text:p>
          </table:table-cell>
          <table:table-cell office:value-type="float" office:value="70.22456" calcext:value-type="float">
            <text:p>70.22456</text:p>
          </table:table-cell>
          <table:table-cell office:value-type="float" office:value="3.222535" calcext:value-type="float">
            <text:p>3.222535</text:p>
          </table:table-cell>
          <table:table-cell office:value-type="float" office:value="8.767138" calcext:value-type="float">
            <text:p>8.767138</text:p>
          </table:table-cell>
          <table:table-cell office:value-type="float" office:value="0.125288" calcext:value-type="float">
            <text:p>0.125288</text:p>
          </table:table-cell>
          <table:table-cell office:value-type="float" office:value="0.06209472" calcext:value-type="float">
            <text:p>0.06209472</text:p>
          </table:table-cell>
          <table:table-cell office:value-type="float" office:value="0.02038973" calcext:value-type="float">
            <text:p>0.02038973</text:p>
          </table:table-cell>
          <table:table-cell office:value-type="float" office:value="0.01369806" calcext:value-type="float">
            <text:p>0.01369806</text:p>
          </table:table-cell>
          <table:table-cell office:value-type="float" office:value="0.03419265" calcext:value-type="float">
            <text:p>0.03419265</text:p>
          </table:table-cell>
          <table:table-cell office:value-type="float" office:value="0.02858786" calcext:value-type="float">
            <text:p>0.02858786</text:p>
          </table:table-cell>
          <table:table-cell office:value-type="float" office:value="0.0242005" calcext:value-type="float">
            <text:p>0.0242005</text:p>
          </table:table-cell>
          <table:table-cell office:value-type="float" office:value="0.02111109" calcext:value-type="float">
            <text:p>0.02111109</text:p>
          </table:table-cell>
          <table:table-cell office:value-type="float" office:value="0.0166031" calcext:value-type="float">
            <text:p>0.0166031</text:p>
          </table:table-cell>
          <table:table-cell office:value-type="float" office:value="0.01244608" calcext:value-type="float">
            <text:p>0.01244608</text:p>
          </table:table-cell>
          <table:table-cell office:value-type="float" office:value="0.007053673" calcext:value-type="float">
            <text:p>0.007053673</text:p>
          </table:table-cell>
          <table:table-cell office:value-type="float" office:value="0" calcext:value-type="float">
            <text:p>0</text:p>
          </table:table-cell>
          <table:table-cell office:value-type="float" office:value="37.20493" calcext:value-type="float">
            <text:p>37.20493</text:p>
          </table:table-cell>
          <table:table-cell office:value-type="float" office:value="105.935" calcext:value-type="float">
            <text:p>105.935</text:p>
          </table:table-cell>
          <table:table-cell office:value-type="float" office:value="136.4329" calcext:value-type="float">
            <text:p>136.4329</text:p>
          </table:table-cell>
          <table:table-cell office:value-type="float" office:value="84.45422" calcext:value-type="float">
            <text:p>84.45422</text:p>
          </table:table-cell>
          <table:table-cell office:value-type="float" office:value="52.37975" calcext:value-type="float">
            <text:p>52.37975</text:p>
          </table:table-cell>
          <table:table-cell office:value-type="float" office:value="13.84151" calcext:value-type="float">
            <text:p>13.84151</text:p>
          </table:table-cell>
          <table:table-cell office:value-type="float" office:value="6.590131" calcext:value-type="float">
            <text:p>6.590131</text:p>
          </table:table-cell>
          <table:table-cell office:value-type="float" office:value="10.55341" calcext:value-type="float">
            <text:p>10.55341</text:p>
          </table:table-cell>
          <table:table-cell office:value-type="float" office:value="5.554602" calcext:value-type="float">
            <text:p>5.554602</text:p>
          </table:table-cell>
          <table:table-cell office:value-type="float" office:value="2.441052" calcext:value-type="float">
            <text:p>2.441052</text:p>
          </table:table-cell>
          <table:table-cell office:value-type="float" office:value="1.125978" calcext:value-type="float">
            <text:p>1.125978</text:p>
          </table:table-cell>
          <table:table-cell office:value-type="float" office:value="0.5453231" calcext:value-type="float">
            <text:p>0.5453231</text:p>
          </table:table-cell>
          <table:table-cell office:value-type="float" office:value="0.3565307" calcext:value-type="float">
            <text:p>0.3565307</text:p>
          </table:table-cell>
          <table:table-cell office:value-type="float" office:value="0.3262533" calcext:value-type="float">
            <text:p>0.3262533</text:p>
          </table:table-cell>
          <table:table-cell office:value-type="float" office:value="0" calcext:value-type="float">
            <text:p>0</text:p>
          </table:table-cell>
          <table:table-cell office:value-type="float" office:value="4565.08" calcext:value-type="float">
            <text:p>456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4836" calcext:value-type="float">
            <text:p>23.34836</text:p>
          </table:table-cell>
          <table:table-cell office:value-type="float" office:value="0" calcext:value-type="float">
            <text:p>0</text:p>
          </table:table-cell>
          <table:table-cell office:value-type="float" office:value="-0.297018" calcext:value-type="float">
            <text:p>-0.297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11.82264" calcext:value-type="float">
            <text:p>11.82264</text:p>
          </table:table-cell>
          <table:table-cell office:value-type="float" office:value="1110.386" calcext:value-type="float">
            <text:p>1110.386</text:p>
          </table:table-cell>
          <table:table-cell office:value-type="float" office:value="12.84" calcext:value-type="float">
            <text:p>12.84</text:p>
          </table:table-cell>
          <table:table-cell office:value-type="float" office:value="-8.196029" calcext:value-type="float">
            <text:p>-8.196029</text:p>
          </table:table-cell>
          <table:table-cell office:value-type="float" office:value="1.060467" calcext:value-type="float">
            <text:p>1.060467</text:p>
          </table:table-cell>
          <table:table-cell office:value-type="float" office:value="28.91131" calcext:value-type="float">
            <text:p>28.91131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82911" calcext:value-type="float">
            <text:p>0.00382911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47503" calcext:value-type="float">
            <text:p>2.047503</text:p>
          </table:table-cell>
          <table:table-cell office:value-type="float" office:value="-0.1950559" calcext:value-type="float">
            <text:p>-0.1950559</text:p>
          </table:table-cell>
          <table:table-cell office:value-type="float" office:value="-0.01884399" calcext:value-type="float">
            <text:p>-0.01884399</text:p>
          </table:table-cell>
          <table:table-cell office:value-type="float" office:value="0.006850644" calcext:value-type="float">
            <text:p>0.006850644</text:p>
          </table:table-cell>
          <table:table-cell office:value-type="float" office:value="21.53759" calcext:value-type="float">
            <text:p>21.53759</text:p>
          </table:table-cell>
          <table:table-cell office:value-type="float" office:value="58.67214" calcext:value-type="float">
            <text:p>58.67214</text:p>
          </table:table-cell>
          <table:table-cell office:value-type="float" office:value="1.410614" calcext:value-type="float">
            <text:p>1.410614</text:p>
          </table:table-cell>
          <table:table-cell office:value-type="float" office:value="4.915486" calcext:value-type="float">
            <text:p>4.915486</text:p>
          </table:table-cell>
          <table:table-cell office:value-type="float" office:value="0.08020872" calcext:value-type="float">
            <text:p>0.08020872</text:p>
          </table:table-cell>
          <table:table-cell office:value-type="float" office:value="0.05787953" calcext:value-type="float">
            <text:p>0.05787953</text:p>
          </table:table-cell>
          <table:table-cell office:value-type="float" office:value="0.0204319" calcext:value-type="float">
            <text:p>0.0204319</text:p>
          </table:table-cell>
          <table:table-cell office:value-type="float" office:value="0.01321812" calcext:value-type="float">
            <text:p>0.01321812</text:p>
          </table:table-cell>
          <table:table-cell office:value-type="float" office:value="0.03398747" calcext:value-type="float">
            <text:p>0.03398747</text:p>
          </table:table-cell>
          <table:table-cell office:value-type="float" office:value="0.02851293" calcext:value-type="float">
            <text:p>0.02851293</text:p>
          </table:table-cell>
          <table:table-cell office:value-type="float" office:value="0.02416965" calcext:value-type="float">
            <text:p>0.02416965</text:p>
          </table:table-cell>
          <table:table-cell office:value-type="float" office:value="0.02111729" calcext:value-type="float">
            <text:p>0.02111729</text:p>
          </table:table-cell>
          <table:table-cell office:value-type="float" office:value="0.01659324" calcext:value-type="float">
            <text:p>0.01659324</text:p>
          </table:table-cell>
          <table:table-cell office:value-type="float" office:value="0.01239612" calcext:value-type="float">
            <text:p>0.01239612</text:p>
          </table:table-cell>
          <table:table-cell office:value-type="float" office:value="0.007062643" calcext:value-type="float">
            <text:p>0.007062643</text:p>
          </table:table-cell>
          <table:table-cell office:value-type="float" office:value="0" calcext:value-type="float">
            <text:p>0</text:p>
          </table:table-cell>
          <table:table-cell office:value-type="float" office:value="53.65386" calcext:value-type="float">
            <text:p>53.65386</text:p>
          </table:table-cell>
          <table:table-cell office:value-type="float" office:value="103.9051" calcext:value-type="float">
            <text:p>103.9051</text:p>
          </table:table-cell>
          <table:table-cell office:value-type="float" office:value="122.3903" calcext:value-type="float">
            <text:p>122.3903</text:p>
          </table:table-cell>
          <table:table-cell office:value-type="float" office:value="87.79847" calcext:value-type="float">
            <text:p>87.79847</text:p>
          </table:table-cell>
          <table:table-cell office:value-type="float" office:value="60.84187" calcext:value-type="float">
            <text:p>60.84187</text:p>
          </table:table-cell>
          <table:table-cell office:value-type="float" office:value="14.71335" calcext:value-type="float">
            <text:p>14.71335</text:p>
          </table:table-cell>
          <table:table-cell office:value-type="float" office:value="5.812316" calcext:value-type="float">
            <text:p>5.812316</text:p>
          </table:table-cell>
          <table:table-cell office:value-type="float" office:value="10.55194" calcext:value-type="float">
            <text:p>10.55194</text:p>
          </table:table-cell>
          <table:table-cell office:value-type="float" office:value="5.595493" calcext:value-type="float">
            <text:p>5.595493</text:p>
          </table:table-cell>
          <table:table-cell office:value-type="float" office:value="2.452709" calcext:value-type="float">
            <text:p>2.452709</text:p>
          </table:table-cell>
          <table:table-cell office:value-type="float" office:value="1.129955" calcext:value-type="float">
            <text:p>1.129955</text:p>
          </table:table-cell>
          <table:table-cell office:value-type="float" office:value="0.5469342" calcext:value-type="float">
            <text:p>0.5469342</text:p>
          </table:table-cell>
          <table:table-cell office:value-type="float" office:value="0.3572292" calcext:value-type="float">
            <text:p>0.3572292</text:p>
          </table:table-cell>
          <table:table-cell office:value-type="float" office:value="0.3262784" calcext:value-type="float">
            <text:p>0.3262784</text:p>
          </table:table-cell>
          <table:table-cell office:value-type="float" office:value="0" calcext:value-type="float">
            <text:p>0</text:p>
          </table:table-cell>
          <table:table-cell office:value-type="float" office:value="4782.75" calcext:value-type="float">
            <text:p>4782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2134" calcext:value-type="float">
            <text:p>23.52134</text:p>
          </table:table-cell>
          <table:table-cell office:value-type="float" office:value="0" calcext:value-type="float">
            <text:p>0</text:p>
          </table:table-cell>
          <table:table-cell office:value-type="float" office:value="-0.3001812" calcext:value-type="float">
            <text:p>-0.30018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11.74211" calcext:value-type="float">
            <text:p>11.74211</text:p>
          </table:table-cell>
          <table:table-cell office:value-type="float" office:value="1110.246" calcext:value-type="float">
            <text:p>1110.246</text:p>
          </table:table-cell>
          <table:table-cell office:value-type="float" office:value="12.84" calcext:value-type="float">
            <text:p>12.84</text:p>
          </table:table-cell>
          <table:table-cell office:value-type="float" office:value="-9.006574" calcext:value-type="float">
            <text:p>-9.006574</text:p>
          </table:table-cell>
          <table:table-cell office:value-type="float" office:value="0.9289418" calcext:value-type="float">
            <text:p>0.9289418</text:p>
          </table:table-cell>
          <table:table-cell office:value-type="float" office:value="28.47319" calcext:value-type="float">
            <text:p>28.47319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829206" calcext:value-type="float">
            <text:p>0.00382920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47546" calcext:value-type="float">
            <text:p>2.047546</text:p>
          </table:table-cell>
          <table:table-cell office:value-type="float" office:value="-0.1978629" calcext:value-type="float">
            <text:p>-0.1978629</text:p>
          </table:table-cell>
          <table:table-cell office:value-type="float" office:value="-0.01910723" calcext:value-type="float">
            <text:p>-0.01910723</text:p>
          </table:table-cell>
          <table:table-cell office:value-type="float" office:value="0.006861701" calcext:value-type="float">
            <text:p>0.006861701</text:p>
          </table:table-cell>
          <table:table-cell office:value-type="float" office:value="21.42881" calcext:value-type="float">
            <text:p>21.42881</text:p>
          </table:table-cell>
          <table:table-cell office:value-type="float" office:value="55.08646" calcext:value-type="float">
            <text:p>55.08646</text:p>
          </table:table-cell>
          <table:table-cell office:value-type="float" office:value="0.9738792" calcext:value-type="float">
            <text:p>0.9738792</text:p>
          </table:table-cell>
          <table:table-cell office:value-type="float" office:value="3.313844" calcext:value-type="float">
            <text:p>3.313844</text:p>
          </table:table-cell>
          <table:table-cell office:value-type="float" office:value="0.07701132" calcext:value-type="float">
            <text:p>0.07701132</text:p>
          </table:table-cell>
          <table:table-cell office:value-type="float" office:value="0.05963003" calcext:value-type="float">
            <text:p>0.05963003</text:p>
          </table:table-cell>
          <table:table-cell office:value-type="float" office:value="0.02038525" calcext:value-type="float">
            <text:p>0.02038525</text:p>
          </table:table-cell>
          <table:table-cell office:value-type="float" office:value="0.01322802" calcext:value-type="float">
            <text:p>0.01322802</text:p>
          </table:table-cell>
          <table:table-cell office:value-type="float" office:value="0.03370353" calcext:value-type="float">
            <text:p>0.03370353</text:p>
          </table:table-cell>
          <table:table-cell office:value-type="float" office:value="0.02845913" calcext:value-type="float">
            <text:p>0.02845913</text:p>
          </table:table-cell>
          <table:table-cell office:value-type="float" office:value="0.02414083" calcext:value-type="float">
            <text:p>0.02414083</text:p>
          </table:table-cell>
          <table:table-cell office:value-type="float" office:value="0.02112339" calcext:value-type="float">
            <text:p>0.02112339</text:p>
          </table:table-cell>
          <table:table-cell office:value-type="float" office:value="0.01658463" calcext:value-type="float">
            <text:p>0.01658463</text:p>
          </table:table-cell>
          <table:table-cell office:value-type="float" office:value="0.01234525" calcext:value-type="float">
            <text:p>0.01234525</text:p>
          </table:table-cell>
          <table:table-cell office:value-type="float" office:value="0.007071502" calcext:value-type="float">
            <text:p>0.007071502</text:p>
          </table:table-cell>
          <table:table-cell office:value-type="float" office:value="0" calcext:value-type="float">
            <text:p>0</text:p>
          </table:table-cell>
          <table:table-cell office:value-type="float" office:value="44.37199" calcext:value-type="float">
            <text:p>44.37199</text:p>
          </table:table-cell>
          <table:table-cell office:value-type="float" office:value="109.6425" calcext:value-type="float">
            <text:p>109.6425</text:p>
          </table:table-cell>
          <table:table-cell office:value-type="float" office:value="117.217" calcext:value-type="float">
            <text:p>117.217</text:p>
          </table:table-cell>
          <table:table-cell office:value-type="float" office:value="84.43959" calcext:value-type="float">
            <text:p>84.43959</text:p>
          </table:table-cell>
          <table:table-cell office:value-type="float" office:value="59.16109" calcext:value-type="float">
            <text:p>59.16109</text:p>
          </table:table-cell>
          <table:table-cell office:value-type="float" office:value="14.2972" calcext:value-type="float">
            <text:p>14.2972</text:p>
          </table:table-cell>
          <table:table-cell office:value-type="float" office:value="5.339709" calcext:value-type="float">
            <text:p>5.339709</text:p>
          </table:table-cell>
          <table:table-cell office:value-type="float" office:value="10.49342" calcext:value-type="float">
            <text:p>10.49342</text:p>
          </table:table-cell>
          <table:table-cell office:value-type="float" office:value="5.63585" calcext:value-type="float">
            <text:p>5.63585</text:p>
          </table:table-cell>
          <table:table-cell office:value-type="float" office:value="2.464981" calcext:value-type="float">
            <text:p>2.464981</text:p>
          </table:table-cell>
          <table:table-cell office:value-type="float" office:value="1.134045" calcext:value-type="float">
            <text:p>1.134045</text:p>
          </table:table-cell>
          <table:table-cell office:value-type="float" office:value="0.5485793" calcext:value-type="float">
            <text:p>0.5485793</text:p>
          </table:table-cell>
          <table:table-cell office:value-type="float" office:value="0.3578508" calcext:value-type="float">
            <text:p>0.3578508</text:p>
          </table:table-cell>
          <table:table-cell office:value-type="float" office:value="0.326304" calcext:value-type="float">
            <text:p>0.326304</text:p>
          </table:table-cell>
          <table:table-cell office:value-type="float" office:value="0" calcext:value-type="float">
            <text:p>0</text:p>
          </table:table-cell>
          <table:table-cell office:value-type="float" office:value="5139.867" calcext:value-type="float">
            <text:p>5139.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2668" calcext:value-type="float">
            <text:p>23.72668</text:p>
          </table:table-cell>
          <table:table-cell office:value-type="float" office:value="0" calcext:value-type="float">
            <text:p>0</text:p>
          </table:table-cell>
          <table:table-cell office:value-type="float" office:value="-0.3004577" calcext:value-type="float">
            <text:p>-0.30045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11.65908" calcext:value-type="float">
            <text:p>11.65908</text:p>
          </table:table-cell>
          <table:table-cell office:value-type="float" office:value="1110.098" calcext:value-type="float">
            <text:p>1110.098</text:p>
          </table:table-cell>
          <table:table-cell office:value-type="float" office:value="12.84" calcext:value-type="float">
            <text:p>12.84</text:p>
          </table:table-cell>
          <table:table-cell office:value-type="float" office:value="-9.846473" calcext:value-type="float">
            <text:p>-9.846473</text:p>
          </table:table-cell>
          <table:table-cell office:value-type="float" office:value="0.8374625" calcext:value-type="float">
            <text:p>0.8374625</text:p>
          </table:table-cell>
          <table:table-cell office:value-type="float" office:value="27.95832" calcext:value-type="float">
            <text:p>27.95832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82934" calcext:value-type="float">
            <text:p>0.00382934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47598" calcext:value-type="float">
            <text:p>2.047598</text:p>
          </table:table-cell>
          <table:table-cell office:value-type="float" office:value="-0.2001097" calcext:value-type="float">
            <text:p>-0.2001097</text:p>
          </table:table-cell>
          <table:table-cell office:value-type="float" office:value="-0.01932673" calcext:value-type="float">
            <text:p>-0.01932673</text:p>
          </table:table-cell>
          <table:table-cell office:value-type="float" office:value="0.006872121" calcext:value-type="float">
            <text:p>0.006872121</text:p>
          </table:table-cell>
          <table:table-cell office:value-type="float" office:value="21.31139" calcext:value-type="float">
            <text:p>21.31139</text:p>
          </table:table-cell>
          <table:table-cell office:value-type="float" office:value="51.86791" calcext:value-type="float">
            <text:p>51.86791</text:p>
          </table:table-cell>
          <table:table-cell office:value-type="float" office:value="0.6961935" calcext:value-type="float">
            <text:p>0.6961935</text:p>
          </table:table-cell>
          <table:table-cell office:value-type="float" office:value="2.29596" calcext:value-type="float">
            <text:p>2.29596</text:p>
          </table:table-cell>
          <table:table-cell office:value-type="float" office:value="0.07604546" calcext:value-type="float">
            <text:p>0.07604546</text:p>
          </table:table-cell>
          <table:table-cell office:value-type="float" office:value="0.06164695" calcext:value-type="float">
            <text:p>0.06164695</text:p>
          </table:table-cell>
          <table:table-cell office:value-type="float" office:value="0.02030406" calcext:value-type="float">
            <text:p>0.02030406</text:p>
          </table:table-cell>
          <table:table-cell office:value-type="float" office:value="0.01353375" calcext:value-type="float">
            <text:p>0.01353375</text:p>
          </table:table-cell>
          <table:table-cell office:value-type="float" office:value="0.03332299" calcext:value-type="float">
            <text:p>0.03332299</text:p>
          </table:table-cell>
          <table:table-cell office:value-type="float" office:value="0.02840987" calcext:value-type="float">
            <text:p>0.02840987</text:p>
          </table:table-cell>
          <table:table-cell office:value-type="float" office:value="0.0241143" calcext:value-type="float">
            <text:p>0.0241143</text:p>
          </table:table-cell>
          <table:table-cell office:value-type="float" office:value="0.02112971" calcext:value-type="float">
            <text:p>0.02112971</text:p>
          </table:table-cell>
          <table:table-cell office:value-type="float" office:value="0.01657717" calcext:value-type="float">
            <text:p>0.01657717</text:p>
          </table:table-cell>
          <table:table-cell office:value-type="float" office:value="0.01229369" calcext:value-type="float">
            <text:p>0.01229369</text:p>
          </table:table-cell>
          <table:table-cell office:value-type="float" office:value="0.007080235" calcext:value-type="float">
            <text:p>0.007080235</text:p>
          </table:table-cell>
          <table:table-cell office:value-type="float" office:value="0" calcext:value-type="float">
            <text:p>0</text:p>
          </table:table-cell>
          <table:table-cell office:value-type="float" office:value="39.10104" calcext:value-type="float">
            <text:p>39.10104</text:p>
          </table:table-cell>
          <table:table-cell office:value-type="float" office:value="114.1268" calcext:value-type="float">
            <text:p>114.1268</text:p>
          </table:table-cell>
          <table:table-cell office:value-type="float" office:value="112.3009" calcext:value-type="float">
            <text:p>112.3009</text:p>
          </table:table-cell>
          <table:table-cell office:value-type="float" office:value="81.23663" calcext:value-type="float">
            <text:p>81.23663</text:p>
          </table:table-cell>
          <table:table-cell office:value-type="float" office:value="56.22726" calcext:value-type="float">
            <text:p>56.22726</text:p>
          </table:table-cell>
          <table:table-cell office:value-type="float" office:value="13.61044" calcext:value-type="float">
            <text:p>13.61044</text:p>
          </table:table-cell>
          <table:table-cell office:value-type="float" office:value="4.935679" calcext:value-type="float">
            <text:p>4.935679</text:p>
          </table:table-cell>
          <table:table-cell office:value-type="float" office:value="10.3846" calcext:value-type="float">
            <text:p>10.3846</text:p>
          </table:table-cell>
          <table:table-cell office:value-type="float" office:value="5.673128" calcext:value-type="float">
            <text:p>5.673128</text:p>
          </table:table-cell>
          <table:table-cell office:value-type="float" office:value="2.477691" calcext:value-type="float">
            <text:p>2.477691</text:p>
          </table:table-cell>
          <table:table-cell office:value-type="float" office:value="1.13826" calcext:value-type="float">
            <text:p>1.13826</text:p>
          </table:table-cell>
          <table:table-cell office:value-type="float" office:value="0.5502428" calcext:value-type="float">
            <text:p>0.5502428</text:p>
          </table:table-cell>
          <table:table-cell office:value-type="float" office:value="0.3584035" calcext:value-type="float">
            <text:p>0.3584035</text:p>
          </table:table-cell>
          <table:table-cell office:value-type="float" office:value="0.3263298" calcext:value-type="float">
            <text:p>0.3263298</text:p>
          </table:table-cell>
          <table:table-cell office:value-type="float" office:value="0" calcext:value-type="float">
            <text:p>0</text:p>
          </table:table-cell>
          <table:table-cell office:value-type="float" office:value="5510.878" calcext:value-type="float">
            <text:p>5510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4179" calcext:value-type="float">
            <text:p>23.94179</text:p>
          </table:table-cell>
          <table:table-cell office:value-type="float" office:value="0" calcext:value-type="float">
            <text:p>0</text:p>
          </table:table-cell>
          <table:table-cell office:value-type="float" office:value="-0.300627" calcext:value-type="float">
            <text:p>-0.3006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11.5619" calcext:value-type="float">
            <text:p>11.5619</text:p>
          </table:table-cell>
          <table:table-cell office:value-type="float" office:value="1109.955" calcext:value-type="float">
            <text:p>1109.955</text:p>
          </table:table-cell>
          <table:table-cell office:value-type="float" office:value="12.84" calcext:value-type="float">
            <text:p>12.84</text:p>
          </table:table-cell>
          <table:table-cell office:value-type="float" office:value="-10.61756" calcext:value-type="float">
            <text:p>-10.61756</text:p>
          </table:table-cell>
          <table:table-cell office:value-type="float" office:value="0.6900581" calcext:value-type="float">
            <text:p>0.6900581</text:p>
          </table:table-cell>
          <table:table-cell office:value-type="float" office:value="27.50904" calcext:value-type="float">
            <text:p>27.50904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83656" calcext:value-type="float">
            <text:p>0.00383656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48866" calcext:value-type="float">
            <text:p>2.048866</text:p>
          </table:table-cell>
          <table:table-cell office:value-type="float" office:value="-0.2063803" calcext:value-type="float">
            <text:p>-0.2063803</text:p>
          </table:table-cell>
          <table:table-cell office:value-type="float" office:value="-0.0195357" calcext:value-type="float">
            <text:p>-0.0195357</text:p>
          </table:table-cell>
          <table:table-cell office:value-type="float" office:value="0.006882239" calcext:value-type="float">
            <text:p>0.006882239</text:p>
          </table:table-cell>
          <table:table-cell office:value-type="float" office:value="21.15271" calcext:value-type="float">
            <text:p>21.15271</text:p>
          </table:table-cell>
          <table:table-cell office:value-type="float" office:value="37.02877" calcext:value-type="float">
            <text:p>37.02877</text:p>
          </table:table-cell>
          <table:table-cell office:value-type="float" office:value="1.9156" calcext:value-type="float">
            <text:p>1.9156</text:p>
          </table:table-cell>
          <table:table-cell office:value-type="float" office:value="1.638351" calcext:value-type="float">
            <text:p>1.638351</text:p>
          </table:table-cell>
          <table:table-cell office:value-type="float" office:value="0.0741398" calcext:value-type="float">
            <text:p>0.0741398</text:p>
          </table:table-cell>
          <table:table-cell office:value-type="float" office:value="0.06104354" calcext:value-type="float">
            <text:p>0.06104354</text:p>
          </table:table-cell>
          <table:table-cell office:value-type="float" office:value="0.02015853" calcext:value-type="float">
            <text:p>0.02015853</text:p>
          </table:table-cell>
          <table:table-cell office:value-type="float" office:value="0.0139067" calcext:value-type="float">
            <text:p>0.0139067</text:p>
          </table:table-cell>
          <table:table-cell office:value-type="float" office:value="0.03301282" calcext:value-type="float">
            <text:p>0.03301282</text:p>
          </table:table-cell>
          <table:table-cell office:value-type="float" office:value="0.02835999" calcext:value-type="float">
            <text:p>0.02835999</text:p>
          </table:table-cell>
          <table:table-cell office:value-type="float" office:value="0.02408889" calcext:value-type="float">
            <text:p>0.02408889</text:p>
          </table:table-cell>
          <table:table-cell office:value-type="float" office:value="0.02113627" calcext:value-type="float">
            <text:p>0.02113627</text:p>
          </table:table-cell>
          <table:table-cell office:value-type="float" office:value="0.01657026" calcext:value-type="float">
            <text:p>0.01657026</text:p>
          </table:table-cell>
          <table:table-cell office:value-type="float" office:value="0.0122302" calcext:value-type="float">
            <text:p>0.0122302</text:p>
          </table:table-cell>
          <table:table-cell office:value-type="float" office:value="0.007088841" calcext:value-type="float">
            <text:p>0.007088841</text:p>
          </table:table-cell>
          <table:table-cell office:value-type="float" office:value="0" calcext:value-type="float">
            <text:p>0</text:p>
          </table:table-cell>
          <table:table-cell office:value-type="float" office:value="24.19712" calcext:value-type="float">
            <text:p>24.19712</text:p>
          </table:table-cell>
          <table:table-cell office:value-type="float" office:value="91.66288" calcext:value-type="float">
            <text:p>91.66288</text:p>
          </table:table-cell>
          <table:table-cell office:value-type="float" office:value="125.1995" calcext:value-type="float">
            <text:p>125.1995</text:p>
          </table:table-cell>
          <table:table-cell office:value-type="float" office:value="85.2444" calcext:value-type="float">
            <text:p>85.2444</text:p>
          </table:table-cell>
          <table:table-cell office:value-type="float" office:value="53.86143" calcext:value-type="float">
            <text:p>53.86143</text:p>
          </table:table-cell>
          <table:table-cell office:value-type="float" office:value="12.9532" calcext:value-type="float">
            <text:p>12.9532</text:p>
          </table:table-cell>
          <table:table-cell office:value-type="float" office:value="4.370009" calcext:value-type="float">
            <text:p>4.370009</text:p>
          </table:table-cell>
          <table:table-cell office:value-type="float" office:value="10.26224" calcext:value-type="float">
            <text:p>10.26224</text:p>
          </table:table-cell>
          <table:table-cell office:value-type="float" office:value="5.709252" calcext:value-type="float">
            <text:p>5.709252</text:p>
          </table:table-cell>
          <table:table-cell office:value-type="float" office:value="2.490669" calcext:value-type="float">
            <text:p>2.490669</text:p>
          </table:table-cell>
          <table:table-cell office:value-type="float" office:value="1.142588" calcext:value-type="float">
            <text:p>1.142588</text:p>
          </table:table-cell>
          <table:table-cell office:value-type="float" office:value="0.5518263" calcext:value-type="float">
            <text:p>0.5518263</text:p>
          </table:table-cell>
          <table:table-cell office:value-type="float" office:value="0.3572069" calcext:value-type="float">
            <text:p>0.3572069</text:p>
          </table:table-cell>
          <table:table-cell office:value-type="float" office:value="0.3263554" calcext:value-type="float">
            <text:p>0.3263554</text:p>
          </table:table-cell>
          <table:table-cell office:value-type="float" office:value="0" calcext:value-type="float">
            <text:p>0</text:p>
          </table:table-cell>
          <table:table-cell office:value-type="float" office:value="4867.248" calcext:value-type="float">
            <text:p>4867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6683" calcext:value-type="float">
            <text:p>24.16683</text:p>
          </table:table-cell>
          <table:table-cell office:value-type="float" office:value="0" calcext:value-type="float">
            <text:p>0</text:p>
          </table:table-cell>
          <table:table-cell office:value-type="float" office:value="-0.3483155" calcext:value-type="float">
            <text:p>-0.34831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1.50274" calcext:value-type="float">
            <text:p>11.50274</text:p>
          </table:table-cell>
          <table:table-cell office:value-type="float" office:value="1109.841" calcext:value-type="float">
            <text:p>1109.841</text:p>
          </table:table-cell>
          <table:table-cell office:value-type="float" office:value="12.84" calcext:value-type="float">
            <text:p>12.84</text:p>
          </table:table-cell>
          <table:table-cell office:value-type="float" office:value="-11.35527" calcext:value-type="float">
            <text:p>-11.35527</text:p>
          </table:table-cell>
          <table:table-cell office:value-type="float" office:value="0.487117" calcext:value-type="float">
            <text:p>0.487117</text:p>
          </table:table-cell>
          <table:table-cell office:value-type="float" office:value="27.12916" calcext:value-type="float">
            <text:p>27.12916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848182" calcext:value-type="float">
            <text:p>0.003848182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48867" calcext:value-type="float">
            <text:p>2.048867</text:p>
          </table:table-cell>
          <table:table-cell office:value-type="float" office:value="-0.2138097" calcext:value-type="float">
            <text:p>-0.2138097</text:p>
          </table:table-cell>
          <table:table-cell office:value-type="float" office:value="-0.01954551" calcext:value-type="float">
            <text:p>-0.01954551</text:p>
          </table:table-cell>
          <table:table-cell office:value-type="float" office:value="0.006893441" calcext:value-type="float">
            <text:p>0.006893441</text:p>
          </table:table-cell>
          <table:table-cell office:value-type="float" office:value="21.10259" calcext:value-type="float">
            <text:p>21.10259</text:p>
          </table:table-cell>
          <table:table-cell office:value-type="float" office:value="25.208" calcext:value-type="float">
            <text:p>25.208</text:p>
          </table:table-cell>
          <table:table-cell office:value-type="float" office:value="0.762424" calcext:value-type="float">
            <text:p>0.762424</text:p>
          </table:table-cell>
          <table:table-cell office:value-type="float" office:value="1.054649" calcext:value-type="float">
            <text:p>1.054649</text:p>
          </table:table-cell>
          <table:table-cell office:value-type="float" office:value="0.06106913" calcext:value-type="float">
            <text:p>0.06106913</text:p>
          </table:table-cell>
          <table:table-cell office:value-type="float" office:value="0.05360768" calcext:value-type="float">
            <text:p>0.05360768</text:p>
          </table:table-cell>
          <table:table-cell office:value-type="float" office:value="0.02009775" calcext:value-type="float">
            <text:p>0.02009775</text:p>
          </table:table-cell>
          <table:table-cell office:value-type="float" office:value="0.01372413" calcext:value-type="float">
            <text:p>0.01372413</text:p>
          </table:table-cell>
          <table:table-cell office:value-type="float" office:value="0.03279172" calcext:value-type="float">
            <text:p>0.03279172</text:p>
          </table:table-cell>
          <table:table-cell office:value-type="float" office:value="0.02832076" calcext:value-type="float">
            <text:p>0.02832076</text:p>
          </table:table-cell>
          <table:table-cell office:value-type="float" office:value="0.0240637" calcext:value-type="float">
            <text:p>0.0240637</text:p>
          </table:table-cell>
          <table:table-cell office:value-type="float" office:value="0.02114264" calcext:value-type="float">
            <text:p>0.02114264</text:p>
          </table:table-cell>
          <table:table-cell office:value-type="float" office:value="0.01656395" calcext:value-type="float">
            <text:p>0.01656395</text:p>
          </table:table-cell>
          <table:table-cell office:value-type="float" office:value="0.01217951" calcext:value-type="float">
            <text:p>0.01217951</text:p>
          </table:table-cell>
          <table:table-cell office:value-type="float" office:value="0.007097309" calcext:value-type="float">
            <text:p>0.007097309</text:p>
          </table:table-cell>
          <table:table-cell office:value-type="float" office:value="0" calcext:value-type="float">
            <text:p>0</text:p>
          </table:table-cell>
          <table:table-cell office:value-type="float" office:value="52.8382" calcext:value-type="float">
            <text:p>52.8382</text:p>
          </table:table-cell>
          <table:table-cell office:value-type="float" office:value="81.94254" calcext:value-type="float">
            <text:p>81.94254</text:p>
          </table:table-cell>
          <table:table-cell office:value-type="float" office:value="108.7474" calcext:value-type="float">
            <text:p>108.7474</text:p>
          </table:table-cell>
          <table:table-cell office:value-type="float" office:value="92.36273" calcext:value-type="float">
            <text:p>92.36273</text:p>
          </table:table-cell>
          <table:table-cell office:value-type="float" office:value="62.03351" calcext:value-type="float">
            <text:p>62.03351</text:p>
          </table:table-cell>
          <table:table-cell office:value-type="float" office:value="13.07142" calcext:value-type="float">
            <text:p>13.07142</text:p>
          </table:table-cell>
          <table:table-cell office:value-type="float" office:value="3.897951" calcext:value-type="float">
            <text:p>3.897951</text:p>
          </table:table-cell>
          <table:table-cell office:value-type="float" office:value="10.10454" calcext:value-type="float">
            <text:p>10.10454</text:p>
          </table:table-cell>
          <table:table-cell office:value-type="float" office:value="5.754236" calcext:value-type="float">
            <text:p>5.754236</text:p>
          </table:table-cell>
          <table:table-cell office:value-type="float" office:value="2.504161" calcext:value-type="float">
            <text:p>2.504161</text:p>
          </table:table-cell>
          <table:table-cell office:value-type="float" office:value="1.146993" calcext:value-type="float">
            <text:p>1.146993</text:p>
          </table:table-cell>
          <table:table-cell office:value-type="float" office:value="0.5533765" calcext:value-type="float">
            <text:p>0.5533765</text:p>
          </table:table-cell>
          <table:table-cell office:value-type="float" office:value="0.3579618" calcext:value-type="float">
            <text:p>0.3579618</text:p>
          </table:table-cell>
          <table:table-cell office:value-type="float" office:value="0.326381" calcext:value-type="float">
            <text:p>0.326381</text:p>
          </table:table-cell>
          <table:table-cell office:value-type="float" office:value="0" calcext:value-type="float">
            <text:p>0</text:p>
          </table:table-cell>
          <table:table-cell office:value-type="float" office:value="4582.419" calcext:value-type="float">
            <text:p>4582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2452" calcext:value-type="float">
            <text:p>24.32452</text:p>
          </table:table-cell>
          <table:table-cell office:value-type="float" office:value="0" calcext:value-type="float">
            <text:p>0</text:p>
          </table:table-cell>
          <table:table-cell office:value-type="float" office:value="-0.3541552" calcext:value-type="float">
            <text:p>-0.35415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11.44346" calcext:value-type="float">
            <text:p>11.44346</text:p>
          </table:table-cell>
          <table:table-cell office:value-type="float" office:value="1109.726" calcext:value-type="float">
            <text:p>1109.726</text:p>
          </table:table-cell>
          <table:table-cell office:value-type="float" office:value="12.84" calcext:value-type="float">
            <text:p>12.84</text:p>
          </table:table-cell>
          <table:table-cell office:value-type="float" office:value="-12.16662" calcext:value-type="float">
            <text:p>-12.16662</text:p>
          </table:table-cell>
          <table:table-cell office:value-type="float" office:value="0.3947445" calcext:value-type="float">
            <text:p>0.3947445</text:p>
          </table:table-cell>
          <table:table-cell office:value-type="float" office:value="26.57152" calcext:value-type="float">
            <text:p>26.57152</text:p>
          </table:table-cell>
          <table:table-cell office:value-type="float" office:value="0.07040492" calcext:value-type="float">
            <text:p>0.07040492</text:p>
          </table:table-cell>
          <table:table-cell office:value-type="float" office:value="0.003859809" calcext:value-type="float">
            <text:p>0.003859809</text:p>
          </table:table-cell>
          <table:table-cell office:value-type="float" office:value="0.2482922" calcext:value-type="float">
            <text:p>0.2482922</text:p>
          </table:table-cell>
          <table:table-cell office:value-type="float" office:value="2.048883" calcext:value-type="float">
            <text:p>2.048883</text:p>
          </table:table-cell>
          <table:table-cell office:value-type="float" office:value="-0.2146804" calcext:value-type="float">
            <text:p>-0.2146804</text:p>
          </table:table-cell>
          <table:table-cell office:value-type="float" office:value="-0.01954546" calcext:value-type="float">
            <text:p>-0.01954546</text:p>
          </table:table-cell>
          <table:table-cell office:value-type="float" office:value="0.006905188" calcext:value-type="float">
            <text:p>0.006905188</text:p>
          </table:table-cell>
          <table:table-cell office:value-type="float" office:value="21.01599" calcext:value-type="float">
            <text:p>21.01599</text:p>
          </table:table-cell>
          <table:table-cell office:value-type="float" office:value="18.47827" calcext:value-type="float">
            <text:p>18.47827</text:p>
          </table:table-cell>
          <table:table-cell office:value-type="float" office:value="0.536427" calcext:value-type="float">
            <text:p>0.536427</text:p>
          </table:table-cell>
          <table:table-cell office:value-type="float" office:value="0.7356314" calcext:value-type="float">
            <text:p>0.7356314</text:p>
          </table:table-cell>
          <table:table-cell office:value-type="float" office:value="0.05967435" calcext:value-type="float">
            <text:p>0.05967435</text:p>
          </table:table-cell>
          <table:table-cell office:value-type="float" office:value="0.05148521" calcext:value-type="float">
            <text:p>0.05148521</text:p>
          </table:table-cell>
          <table:table-cell office:value-type="float" office:value="0.01975596" calcext:value-type="float">
            <text:p>0.01975596</text:p>
          </table:table-cell>
          <table:table-cell office:value-type="float" office:value="0.01331372" calcext:value-type="float">
            <text:p>0.01331372</text:p>
          </table:table-cell>
          <table:table-cell office:value-type="float" office:value="0.03255095" calcext:value-type="float">
            <text:p>0.03255095</text:p>
          </table:table-cell>
          <table:table-cell office:value-type="float" office:value="0.02830577" calcext:value-type="float">
            <text:p>0.02830577</text:p>
          </table:table-cell>
          <table:table-cell office:value-type="float" office:value="0.02404161" calcext:value-type="float">
            <text:p>0.02404161</text:p>
          </table:table-cell>
          <table:table-cell office:value-type="float" office:value="0.02114914" calcext:value-type="float">
            <text:p>0.02114914</text:p>
          </table:table-cell>
          <table:table-cell office:value-type="float" office:value="0.01655886" calcext:value-type="float">
            <text:p>0.01655886</text:p>
          </table:table-cell>
          <table:table-cell office:value-type="float" office:value="0.01212823" calcext:value-type="float">
            <text:p>0.01212823</text:p>
          </table:table-cell>
          <table:table-cell office:value-type="float" office:value="0.007105648" calcext:value-type="float">
            <text:p>0.007105648</text:p>
          </table:table-cell>
          <table:table-cell office:value-type="float" office:value="0" calcext:value-type="float">
            <text:p>0</text:p>
          </table:table-cell>
          <table:table-cell office:value-type="float" office:value="51.38948" calcext:value-type="float">
            <text:p>51.38948</text:p>
          </table:table-cell>
          <table:table-cell office:value-type="float" office:value="85.28995" calcext:value-type="float">
            <text:p>85.28995</text:p>
          </table:table-cell>
          <table:table-cell office:value-type="float" office:value="101.9808" calcext:value-type="float">
            <text:p>101.9808</text:p>
          </table:table-cell>
          <table:table-cell office:value-type="float" office:value="88.92101" calcext:value-type="float">
            <text:p>88.92101</text:p>
          </table:table-cell>
          <table:table-cell office:value-type="float" office:value="60.69289" calcext:value-type="float">
            <text:p>60.69289</text:p>
          </table:table-cell>
          <table:table-cell office:value-type="float" office:value="12.70361" calcext:value-type="float">
            <text:p>12.70361</text:p>
          </table:table-cell>
          <table:table-cell office:value-type="float" office:value="3.540035" calcext:value-type="float">
            <text:p>3.540035</text:p>
          </table:table-cell>
          <table:table-cell office:value-type="float" office:value="9.91946" calcext:value-type="float">
            <text:p>9.91946</text:p>
          </table:table-cell>
          <table:table-cell office:value-type="float" office:value="5.794594" calcext:value-type="float">
            <text:p>5.794594</text:p>
          </table:table-cell>
          <table:table-cell office:value-type="float" office:value="2.518183" calcext:value-type="float">
            <text:p>2.518183</text:p>
          </table:table-cell>
          <table:table-cell office:value-type="float" office:value="1.151512" calcext:value-type="float">
            <text:p>1.151512</text:p>
          </table:table-cell>
          <table:table-cell office:value-type="float" office:value="0.5550078" calcext:value-type="float">
            <text:p>0.5550078</text:p>
          </table:table-cell>
          <table:table-cell office:value-type="float" office:value="0.3586237" calcext:value-type="float">
            <text:p>0.3586237</text:p>
          </table:table-cell>
          <table:table-cell office:value-type="float" office:value="0.3264079" calcext:value-type="float">
            <text:p>0.3264079</text:p>
          </table:table-cell>
          <table:table-cell office:value-type="float" office:value="0" calcext:value-type="float">
            <text:p>0</text:p>
          </table:table-cell>
          <table:table-cell office:value-type="float" office:value="4729.153" calcext:value-type="float">
            <text:p>4729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8281" calcext:value-type="float">
            <text:p>24.48281</text:p>
          </table:table-cell>
          <table:table-cell office:value-type="float" office:value="0" calcext:value-type="float">
            <text:p>0</text:p>
          </table:table-cell>
          <table:table-cell office:value-type="float" office:value="-0.3542125" calcext:value-type="float">
            <text:p>-0.3542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11.36746" calcext:value-type="float">
            <text:p>11.36746</text:p>
          </table:table-cell>
          <table:table-cell office:value-type="float" office:value="1109.618" calcext:value-type="float">
            <text:p>1109.618</text:p>
          </table:table-cell>
          <table:table-cell office:value-type="float" office:value="12.84" calcext:value-type="float">
            <text:p>12.84</text:p>
          </table:table-cell>
          <table:table-cell office:value-type="float" office:value="-13.01123" calcext:value-type="float">
            <text:p>-13.01123</text:p>
          </table:table-cell>
          <table:table-cell office:value-type="float" office:value="2.293822" calcext:value-type="float">
            <text:p>2.293822</text:p>
          </table:table-cell>
          <table:table-cell office:value-type="float" office:value="27.35895" calcext:value-type="float">
            <text:p>27.35895</text:p>
          </table:table-cell>
          <table:table-cell office:value-type="float" office:value="0.07063844" calcext:value-type="float">
            <text:p>0.07063844</text:p>
          </table:table-cell>
          <table:table-cell office:value-type="float" office:value="0.00387924" calcext:value-type="float">
            <text:p>0.00387924</text:p>
          </table:table-cell>
          <table:table-cell office:value-type="float" office:value="0.2514842" calcext:value-type="float">
            <text:p>0.2514842</text:p>
          </table:table-cell>
          <table:table-cell office:value-type="float" office:value="2.050951" calcext:value-type="float">
            <text:p>2.050951</text:p>
          </table:table-cell>
          <table:table-cell office:value-type="float" office:value="-0.2374696" calcext:value-type="float">
            <text:p>-0.2374696</text:p>
          </table:table-cell>
          <table:table-cell office:value-type="float" office:value="-0.0209598" calcext:value-type="float">
            <text:p>-0.0209598</text:p>
          </table:table-cell>
          <table:table-cell office:value-type="float" office:value="0.006914824" calcext:value-type="float">
            <text:p>0.006914824</text:p>
          </table:table-cell>
          <table:table-cell office:value-type="float" office:value="20.95804" calcext:value-type="float">
            <text:p>20.95804</text:p>
          </table:table-cell>
          <table:table-cell office:value-type="float" office:value="185.6772" calcext:value-type="float">
            <text:p>185.6772</text:p>
          </table:table-cell>
          <table:table-cell office:value-type="float" office:value="5.56718" calcext:value-type="float">
            <text:p>5.56718</text:p>
          </table:table-cell>
          <table:table-cell office:value-type="float" office:value="0.5141337" calcext:value-type="float">
            <text:p>0.5141337</text:p>
          </table:table-cell>
          <table:table-cell office:value-type="float" office:value="0.05918035" calcext:value-type="float">
            <text:p>0.05918035</text:p>
          </table:table-cell>
          <table:table-cell office:value-type="float" office:value="0.05138598" calcext:value-type="float">
            <text:p>0.05138598</text:p>
          </table:table-cell>
          <table:table-cell office:value-type="float" office:value="0.01993363" calcext:value-type="float">
            <text:p>0.01993363</text:p>
          </table:table-cell>
          <table:table-cell office:value-type="float" office:value="0.01338956" calcext:value-type="float">
            <text:p>0.01338956</text:p>
          </table:table-cell>
          <table:table-cell office:value-type="float" office:value="0.03231546" calcext:value-type="float">
            <text:p>0.03231546</text:p>
          </table:table-cell>
          <table:table-cell office:value-type="float" office:value="0.02830845" calcext:value-type="float">
            <text:p>0.02830845</text:p>
          </table:table-cell>
          <table:table-cell office:value-type="float" office:value="0.02402494" calcext:value-type="float">
            <text:p>0.02402494</text:p>
          </table:table-cell>
          <table:table-cell office:value-type="float" office:value="0.02115617" calcext:value-type="float">
            <text:p>0.02115617</text:p>
          </table:table-cell>
          <table:table-cell office:value-type="float" office:value="0.01655415" calcext:value-type="float">
            <text:p>0.01655415</text:p>
          </table:table-cell>
          <table:table-cell office:value-type="float" office:value="0.01206853" calcext:value-type="float">
            <text:p>0.01206853</text:p>
          </table:table-cell>
          <table:table-cell office:value-type="float" office:value="0.007113854" calcext:value-type="float">
            <text:p>0.007113854</text:p>
          </table:table-cell>
          <table:table-cell office:value-type="float" office:value="0" calcext:value-type="float">
            <text:p>0</text:p>
          </table:table-cell>
          <table:table-cell office:value-type="float" office:value="121.1234" calcext:value-type="float">
            <text:p>121.1234</text:p>
          </table:table-cell>
          <table:table-cell office:value-type="float" office:value="75.1367" calcext:value-type="float">
            <text:p>75.1367</text:p>
          </table:table-cell>
          <table:table-cell office:value-type="float" office:value="97.8874" calcext:value-type="float">
            <text:p>97.8874</text:p>
          </table:table-cell>
          <table:table-cell office:value-type="float" office:value="95.97832" calcext:value-type="float">
            <text:p>95.97832</text:p>
          </table:table-cell>
          <table:table-cell office:value-type="float" office:value="72.07596" calcext:value-type="float">
            <text:p>72.07596</text:p>
          </table:table-cell>
          <table:table-cell office:value-type="float" office:value="13.31605" calcext:value-type="float">
            <text:p>13.31605</text:p>
          </table:table-cell>
          <table:table-cell office:value-type="float" office:value="2.974626" calcext:value-type="float">
            <text:p>2.974626</text:p>
          </table:table-cell>
          <table:table-cell office:value-type="float" office:value="9.719819" calcext:value-type="float">
            <text:p>9.719819</text:p>
          </table:table-cell>
          <table:table-cell office:value-type="float" office:value="5.837256" calcext:value-type="float">
            <text:p>5.837256</text:p>
          </table:table-cell>
          <table:table-cell office:value-type="float" office:value="2.532548" calcext:value-type="float">
            <text:p>2.532548</text:p>
          </table:table-cell>
          <table:table-cell office:value-type="float" office:value="1.156142" calcext:value-type="float">
            <text:p>1.156142</text:p>
          </table:table-cell>
          <table:table-cell office:value-type="float" office:value="0.5565659" calcext:value-type="float">
            <text:p>0.5565659</text:p>
          </table:table-cell>
          <table:table-cell office:value-type="float" office:value="0.3580722" calcext:value-type="float">
            <text:p>0.3580722</text:p>
          </table:table-cell>
          <table:table-cell office:value-type="float" office:value="0.3264357" calcext:value-type="float">
            <text:p>0.3264357</text:p>
          </table:table-cell>
          <table:table-cell office:value-type="float" office:value="0" calcext:value-type="float">
            <text:p>0</text:p>
          </table:table-cell>
          <table:table-cell office:value-type="float" office:value="6223.609" calcext:value-type="float">
            <text:p>6223.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5119" calcext:value-type="float">
            <text:p>24.65119</text:p>
          </table:table-cell>
          <table:table-cell office:value-type="float" office:value="0" calcext:value-type="float">
            <text:p>0</text:p>
          </table:table-cell>
          <table:table-cell office:value-type="float" office:value="-0.388796" calcext:value-type="float">
            <text:p>-0.3887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11.26293" calcext:value-type="float">
            <text:p>11.26293</text:p>
          </table:table-cell>
          <table:table-cell office:value-type="float" office:value="1109.499" calcext:value-type="float">
            <text:p>1109.499</text:p>
          </table:table-cell>
          <table:table-cell office:value-type="float" office:value="12.84" calcext:value-type="float">
            <text:p>12.84</text:p>
          </table:table-cell>
          <table:table-cell office:value-type="float" office:value="-13.78904" calcext:value-type="float">
            <text:p>-13.78904</text:p>
          </table:table-cell>
          <table:table-cell office:value-type="float" office:value="1.752093" calcext:value-type="float">
            <text:p>1.752093</text:p>
          </table:table-cell>
          <table:table-cell office:value-type="float" office:value="27.15186" calcext:value-type="float">
            <text:p>27.15186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3925486" calcext:value-type="float">
            <text:p>0.003925486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59388" calcext:value-type="float">
            <text:p>2.059388</text:p>
          </table:table-cell>
          <table:table-cell office:value-type="float" office:value="-0.2587655" calcext:value-type="float">
            <text:p>-0.2587655</text:p>
          </table:table-cell>
          <table:table-cell office:value-type="float" office:value="-0.02106197" calcext:value-type="float">
            <text:p>-0.02106197</text:p>
          </table:table-cell>
          <table:table-cell office:value-type="float" office:value="0.006925358" calcext:value-type="float">
            <text:p>0.006925358</text:p>
          </table:table-cell>
          <table:table-cell office:value-type="float" office:value="20.77279" calcext:value-type="float">
            <text:p>20.77279</text:p>
          </table:table-cell>
          <table:table-cell office:value-type="float" office:value="99.26328" calcext:value-type="float">
            <text:p>99.26328</text:p>
          </table:table-cell>
          <table:table-cell office:value-type="float" office:value="11.75121" calcext:value-type="float">
            <text:p>11.75121</text:p>
          </table:table-cell>
          <table:table-cell office:value-type="float" office:value="3.174706" calcext:value-type="float">
            <text:p>3.174706</text:p>
          </table:table-cell>
          <table:table-cell office:value-type="float" office:value="0.2613315" calcext:value-type="float">
            <text:p>0.2613315</text:p>
          </table:table-cell>
          <table:table-cell office:value-type="float" office:value="0.07392927" calcext:value-type="float">
            <text:p>0.07392927</text:p>
          </table:table-cell>
          <table:table-cell office:value-type="float" office:value="0.02102156" calcext:value-type="float">
            <text:p>0.02102156</text:p>
          </table:table-cell>
          <table:table-cell office:value-type="float" office:value="0.01619783" calcext:value-type="float">
            <text:p>0.01619783</text:p>
          </table:table-cell>
          <table:table-cell office:value-type="float" office:value="0.03208449" calcext:value-type="float">
            <text:p>0.03208449</text:p>
          </table:table-cell>
          <table:table-cell office:value-type="float" office:value="0.02831537" calcext:value-type="float">
            <text:p>0.02831537</text:p>
          </table:table-cell>
          <table:table-cell office:value-type="float" office:value="0.02401327" calcext:value-type="float">
            <text:p>0.02401327</text:p>
          </table:table-cell>
          <table:table-cell office:value-type="float" office:value="0.02116406" calcext:value-type="float">
            <text:p>0.02116406</text:p>
          </table:table-cell>
          <table:table-cell office:value-type="float" office:value="0.0165499" calcext:value-type="float">
            <text:p>0.0165499</text:p>
          </table:table-cell>
          <table:table-cell office:value-type="float" office:value="0.01200036" calcext:value-type="float">
            <text:p>0.01200036</text:p>
          </table:table-cell>
          <table:table-cell office:value-type="float" office:value="0.007121935" calcext:value-type="float">
            <text:p>0.007121935</text:p>
          </table:table-cell>
          <table:table-cell office:value-type="float" office:value="0" calcext:value-type="float">
            <text:p>0</text:p>
          </table:table-cell>
          <table:table-cell office:value-type="float" office:value="21.57726" calcext:value-type="float">
            <text:p>21.57726</text:p>
          </table:table-cell>
          <table:table-cell office:value-type="float" office:value="59.8154" calcext:value-type="float">
            <text:p>59.8154</text:p>
          </table:table-cell>
          <table:table-cell office:value-type="float" office:value="94.18565" calcext:value-type="float">
            <text:p>94.18565</text:p>
          </table:table-cell>
          <table:table-cell office:value-type="float" office:value="103.2187" calcext:value-type="float">
            <text:p>103.2187</text:p>
          </table:table-cell>
          <table:table-cell office:value-type="float" office:value="93.77416" calcext:value-type="float">
            <text:p>93.77416</text:p>
          </table:table-cell>
          <table:table-cell office:value-type="float" office:value="18.2627" calcext:value-type="float">
            <text:p>18.2627</text:p>
          </table:table-cell>
          <table:table-cell office:value-type="float" office:value="2.696192" calcext:value-type="float">
            <text:p>2.696192</text:p>
          </table:table-cell>
          <table:table-cell office:value-type="float" office:value="9.473944" calcext:value-type="float">
            <text:p>9.473944</text:p>
          </table:table-cell>
          <table:table-cell office:value-type="float" office:value="5.885312" calcext:value-type="float">
            <text:p>5.885312</text:p>
          </table:table-cell>
          <table:table-cell office:value-type="float" office:value="2.547448" calcext:value-type="float">
            <text:p>2.547448</text:p>
          </table:table-cell>
          <table:table-cell office:value-type="float" office:value="1.160873" calcext:value-type="float">
            <text:p>1.160873</text:p>
          </table:table-cell>
          <table:table-cell office:value-type="float" office:value="0.5580735" calcext:value-type="float">
            <text:p>0.5580735</text:p>
          </table:table-cell>
          <table:table-cell office:value-type="float" office:value="0.3563013" calcext:value-type="float">
            <text:p>0.3563013</text:p>
          </table:table-cell>
          <table:table-cell office:value-type="float" office:value="0.3264634" calcext:value-type="float">
            <text:p>0.3264634</text:p>
          </table:table-cell>
          <table:table-cell office:value-type="float" office:value="0" calcext:value-type="float">
            <text:p>0</text:p>
          </table:table-cell>
          <table:table-cell office:value-type="float" office:value="1933.503" calcext:value-type="float">
            <text:p>1933.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5945" calcext:value-type="float">
            <text:p>24.85945</text:p>
          </table:table-cell>
          <table:table-cell office:value-type="float" office:value="0" calcext:value-type="float">
            <text:p>0</text:p>
          </table:table-cell>
          <table:table-cell office:value-type="float" office:value="-0.5156754" calcext:value-type="float">
            <text:p>-0.51567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11.1935" calcext:value-type="float">
            <text:p>11.1935</text:p>
          </table:table-cell>
          <table:table-cell office:value-type="float" office:value="1109.398" calcext:value-type="float">
            <text:p>1109.398</text:p>
          </table:table-cell>
          <table:table-cell office:value-type="float" office:value="12.84" calcext:value-type="float">
            <text:p>12.84</text:p>
          </table:table-cell>
          <table:table-cell office:value-type="float" office:value="-14.66625" calcext:value-type="float">
            <text:p>-14.66625</text:p>
          </table:table-cell>
          <table:table-cell office:value-type="float" office:value="1.188452" calcext:value-type="float">
            <text:p>1.188452</text:p>
          </table:table-cell>
          <table:table-cell office:value-type="float" office:value="26.86606" calcext:value-type="float">
            <text:p>26.86606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3936886" calcext:value-type="float">
            <text:p>0.003936886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59315" calcext:value-type="float">
            <text:p>2.059315</text:p>
          </table:table-cell>
          <table:table-cell office:value-type="float" office:value="-0.298353" calcext:value-type="float">
            <text:p>-0.298353</text:p>
          </table:table-cell>
          <table:table-cell office:value-type="float" office:value="-0.021118" calcext:value-type="float">
            <text:p>-0.021118</text:p>
          </table:table-cell>
          <table:table-cell office:value-type="float" office:value="0.006937074" calcext:value-type="float">
            <text:p>0.006937074</text:p>
          </table:table-cell>
          <table:table-cell office:value-type="float" office:value="20.73029" calcext:value-type="float">
            <text:p>20.73029</text:p>
          </table:table-cell>
          <table:table-cell office:value-type="float" office:value="79.67745" calcext:value-type="float">
            <text:p>79.67745</text:p>
          </table:table-cell>
          <table:table-cell office:value-type="float" office:value="5.338192" calcext:value-type="float">
            <text:p>5.338192</text:p>
          </table:table-cell>
          <table:table-cell office:value-type="float" office:value="1.090138" calcext:value-type="float">
            <text:p>1.090138</text:p>
          </table:table-cell>
          <table:table-cell office:value-type="float" office:value="0.1156039" calcext:value-type="float">
            <text:p>0.1156039</text:p>
          </table:table-cell>
          <table:table-cell office:value-type="float" office:value="0.05532766" calcext:value-type="float">
            <text:p>0.05532766</text:p>
          </table:table-cell>
          <table:table-cell office:value-type="float" office:value="0.02088008" calcext:value-type="float">
            <text:p>0.02088008</text:p>
          </table:table-cell>
          <table:table-cell office:value-type="float" office:value="0.01504869" calcext:value-type="float">
            <text:p>0.01504869</text:p>
          </table:table-cell>
          <table:table-cell office:value-type="float" office:value="0.03196274" calcext:value-type="float">
            <text:p>0.03196274</text:p>
          </table:table-cell>
          <table:table-cell office:value-type="float" office:value="0.0283326" calcext:value-type="float">
            <text:p>0.0283326</text:p>
          </table:table-cell>
          <table:table-cell office:value-type="float" office:value="0.02400478" calcext:value-type="float">
            <text:p>0.02400478</text:p>
          </table:table-cell>
          <table:table-cell office:value-type="float" office:value="0.02117268" calcext:value-type="float">
            <text:p>0.02117268</text:p>
          </table:table-cell>
          <table:table-cell office:value-type="float" office:value="0.01654631" calcext:value-type="float">
            <text:p>0.01654631</text:p>
          </table:table-cell>
          <table:table-cell office:value-type="float" office:value="0.01194969" calcext:value-type="float">
            <text:p>0.01194969</text:p>
          </table:table-cell>
          <table:table-cell office:value-type="float" office:value="0.007129888" calcext:value-type="float">
            <text:p>0.007129888</text:p>
          </table:table-cell>
          <table:table-cell office:value-type="float" office:value="0" calcext:value-type="float">
            <text:p>0</text:p>
          </table:table-cell>
          <table:table-cell office:value-type="float" office:value="43.91904" calcext:value-type="float">
            <text:p>43.91904</text:p>
          </table:table-cell>
          <table:table-cell office:value-type="float" office:value="68.50724" calcext:value-type="float">
            <text:p>68.50724</text:p>
          </table:table-cell>
          <table:table-cell office:value-type="float" office:value="85.63095" calcext:value-type="float">
            <text:p>85.63095</text:p>
          </table:table-cell>
          <table:table-cell office:value-type="float" office:value="94.01096" calcext:value-type="float">
            <text:p>94.01096</text:p>
          </table:table-cell>
          <table:table-cell office:value-type="float" office:value="86.33029" calcext:value-type="float">
            <text:p>86.33029</text:p>
          </table:table-cell>
          <table:table-cell office:value-type="float" office:value="19.57439" calcext:value-type="float">
            <text:p>19.57439</text:p>
          </table:table-cell>
          <table:table-cell office:value-type="float" office:value="3.919574" calcext:value-type="float">
            <text:p>3.919574</text:p>
          </table:table-cell>
          <table:table-cell office:value-type="float" office:value="9.206228" calcext:value-type="float">
            <text:p>9.206228</text:p>
          </table:table-cell>
          <table:table-cell office:value-type="float" office:value="5.959705" calcext:value-type="float">
            <text:p>5.959705</text:p>
          </table:table-cell>
          <table:table-cell office:value-type="float" office:value="2.563838" calcext:value-type="float">
            <text:p>2.563838</text:p>
          </table:table-cell>
          <table:table-cell office:value-type="float" office:value="1.165707" calcext:value-type="float">
            <text:p>1.165707</text:p>
          </table:table-cell>
          <table:table-cell office:value-type="float" office:value="0.5595862" calcext:value-type="float">
            <text:p>0.5595862</text:p>
          </table:table-cell>
          <table:table-cell office:value-type="float" office:value="0.3573316" calcext:value-type="float">
            <text:p>0.3573316</text:p>
          </table:table-cell>
          <table:table-cell office:value-type="float" office:value="0.3264911" calcext:value-type="float">
            <text:p>0.3264911</text:p>
          </table:table-cell>
          <table:table-cell office:value-type="float" office:value="0" calcext:value-type="float">
            <text:p>0</text:p>
          </table:table-cell>
          <table:table-cell office:value-type="float" office:value="2475.997" calcext:value-type="float">
            <text:p>2475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1409" calcext:value-type="float">
            <text:p>25.01409</text:p>
          </table:table-cell>
          <table:table-cell office:value-type="float" office:value="0" calcext:value-type="float">
            <text:p>0</text:p>
          </table:table-cell>
          <table:table-cell office:value-type="float" office:value="-0.6144943" calcext:value-type="float">
            <text:p>-0.61449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11.11639" calcext:value-type="float">
            <text:p>11.11639</text:p>
          </table:table-cell>
          <table:table-cell office:value-type="float" office:value="1109.275" calcext:value-type="float">
            <text:p>1109.275</text:p>
          </table:table-cell>
          <table:table-cell office:value-type="float" office:value="12.84" calcext:value-type="float">
            <text:p>12.84</text:p>
          </table:table-cell>
          <table:table-cell office:value-type="float" office:value="-15.85786" calcext:value-type="float">
            <text:p>-15.85786</text:p>
          </table:table-cell>
          <table:table-cell office:value-type="float" office:value="1.022734" calcext:value-type="float">
            <text:p>1.022734</text:p>
          </table:table-cell>
          <table:table-cell office:value-type="float" office:value="26.02298" calcext:value-type="float">
            <text:p>26.02298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3948285" calcext:value-type="float">
            <text:p>0.003948285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59247" calcext:value-type="float">
            <text:p>2.059247</text:p>
          </table:table-cell>
          <table:table-cell office:value-type="float" office:value="-0.3011889" calcext:value-type="float">
            <text:p>-0.3011889</text:p>
          </table:table-cell>
          <table:table-cell office:value-type="float" office:value="-0.02125887" calcext:value-type="float">
            <text:p>-0.02125887</text:p>
          </table:table-cell>
          <table:table-cell office:value-type="float" office:value="0.006946644" calcext:value-type="float">
            <text:p>0.006946644</text:p>
          </table:table-cell>
          <table:table-cell office:value-type="float" office:value="20.62617" calcext:value-type="float">
            <text:p>20.62617</text:p>
          </table:table-cell>
          <table:table-cell office:value-type="float" office:value="72.36083" calcext:value-type="float">
            <text:p>72.36083</text:p>
          </table:table-cell>
          <table:table-cell office:value-type="float" office:value="3.448275" calcext:value-type="float">
            <text:p>3.448275</text:p>
          </table:table-cell>
          <table:table-cell office:value-type="float" office:value="0.7100801" calcext:value-type="float">
            <text:p>0.7100801</text:p>
          </table:table-cell>
          <table:table-cell office:value-type="float" office:value="0.09317923" calcext:value-type="float">
            <text:p>0.09317923</text:p>
          </table:table-cell>
          <table:table-cell office:value-type="float" office:value="0.05521541" calcext:value-type="float">
            <text:p>0.05521541</text:p>
          </table:table-cell>
          <table:table-cell office:value-type="float" office:value="0.02064174" calcext:value-type="float">
            <text:p>0.02064174</text:p>
          </table:table-cell>
          <table:table-cell office:value-type="float" office:value="0.01426289" calcext:value-type="float">
            <text:p>0.01426289</text:p>
          </table:table-cell>
          <table:table-cell office:value-type="float" office:value="0.03187504" calcext:value-type="float">
            <text:p>0.03187504</text:p>
          </table:table-cell>
          <table:table-cell office:value-type="float" office:value="0.02836309" calcext:value-type="float">
            <text:p>0.02836309</text:p>
          </table:table-cell>
          <table:table-cell office:value-type="float" office:value="0.02400185" calcext:value-type="float">
            <text:p>0.02400185</text:p>
          </table:table-cell>
          <table:table-cell office:value-type="float" office:value="0.02118257" calcext:value-type="float">
            <text:p>0.02118257</text:p>
          </table:table-cell>
          <table:table-cell office:value-type="float" office:value="0.01654439" calcext:value-type="float">
            <text:p>0.01654439</text:p>
          </table:table-cell>
          <table:table-cell office:value-type="float" office:value="0.01189827" calcext:value-type="float">
            <text:p>0.01189827</text:p>
          </table:table-cell>
          <table:table-cell office:value-type="float" office:value="0.00713772" calcext:value-type="float">
            <text:p>0.00713772</text:p>
          </table:table-cell>
          <table:table-cell office:value-type="float" office:value="0" calcext:value-type="float">
            <text:p>0</text:p>
          </table:table-cell>
          <table:table-cell office:value-type="float" office:value="34.21526" calcext:value-type="float">
            <text:p>34.21526</text:p>
          </table:table-cell>
          <table:table-cell office:value-type="float" office:value="77.77586" calcext:value-type="float">
            <text:p>77.77586</text:p>
          </table:table-cell>
          <table:table-cell office:value-type="float" office:value="77.73758" calcext:value-type="float">
            <text:p>77.73758</text:p>
          </table:table-cell>
          <table:table-cell office:value-type="float" office:value="88.78181" calcext:value-type="float">
            <text:p>88.78181</text:p>
          </table:table-cell>
          <table:table-cell office:value-type="float" office:value="79.55819" calcext:value-type="float">
            <text:p>79.55819</text:p>
          </table:table-cell>
          <table:table-cell office:value-type="float" office:value="18.255" calcext:value-type="float">
            <text:p>18.255</text:p>
          </table:table-cell>
          <table:table-cell office:value-type="float" office:value="3.779371" calcext:value-type="float">
            <text:p>3.779371</text:p>
          </table:table-cell>
          <table:table-cell office:value-type="float" office:value="8.876218" calcext:value-type="float">
            <text:p>8.876218</text:p>
          </table:table-cell>
          <table:table-cell office:value-type="float" office:value="6.050727" calcext:value-type="float">
            <text:p>6.050727</text:p>
          </table:table-cell>
          <table:table-cell office:value-type="float" office:value="2.58388" calcext:value-type="float">
            <text:p>2.58388</text:p>
          </table:table-cell>
          <table:table-cell office:value-type="float" office:value="1.170821" calcext:value-type="float">
            <text:p>1.170821</text:p>
          </table:table-cell>
          <table:table-cell office:value-type="float" office:value="0.5612624" calcext:value-type="float">
            <text:p>0.5612624</text:p>
          </table:table-cell>
          <table:table-cell office:value-type="float" office:value="0.3582054" calcext:value-type="float">
            <text:p>0.3582054</text:p>
          </table:table-cell>
          <table:table-cell office:value-type="float" office:value="0.3265187" calcext:value-type="float">
            <text:p>0.3265187</text:p>
          </table:table-cell>
          <table:table-cell office:value-type="float" office:value="0" calcext:value-type="float">
            <text:p>0</text:p>
          </table:table-cell>
          <table:table-cell office:value-type="float" office:value="2901.548" calcext:value-type="float">
            <text:p>2901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9909" calcext:value-type="float">
            <text:p>25.19909</text:p>
          </table:table-cell>
          <table:table-cell office:value-type="float" office:value="0" calcext:value-type="float">
            <text:p>0</text:p>
          </table:table-cell>
          <table:table-cell office:value-type="float" office:value="-0.6162403" calcext:value-type="float">
            <text:p>-0.616240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11.03191" calcext:value-type="float">
            <text:p>11.03191</text:p>
          </table:table-cell>
          <table:table-cell office:value-type="float" office:value="1109.136" calcext:value-type="float">
            <text:p>1109.136</text:p>
          </table:table-cell>
          <table:table-cell office:value-type="float" office:value="12.84" calcext:value-type="float">
            <text:p>12.84</text:p>
          </table:table-cell>
          <table:table-cell office:value-type="float" office:value="-17.17748" calcext:value-type="float">
            <text:p>-17.17748</text:p>
          </table:table-cell>
          <table:table-cell office:value-type="float" office:value="0.9057556" calcext:value-type="float">
            <text:p>0.9057556</text:p>
          </table:table-cell>
          <table:table-cell office:value-type="float" office:value="25.02726" calcext:value-type="float">
            <text:p>25.02726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3959685" calcext:value-type="float">
            <text:p>0.003959685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59191" calcext:value-type="float">
            <text:p>2.059191</text:p>
          </table:table-cell>
          <table:table-cell office:value-type="float" office:value="-0.301954" calcext:value-type="float">
            <text:p>-0.301954</text:p>
          </table:table-cell>
          <table:table-cell office:value-type="float" office:value="-0.02139523" calcext:value-type="float">
            <text:p>-0.02139523</text:p>
          </table:table-cell>
          <table:table-cell office:value-type="float" office:value="0.00695586" calcext:value-type="float">
            <text:p>0.00695586</text:p>
          </table:table-cell>
          <table:table-cell office:value-type="float" office:value="20.51411" calcext:value-type="float">
            <text:p>20.51411</text:p>
          </table:table-cell>
          <table:table-cell office:value-type="float" office:value="66.06799" calcext:value-type="float">
            <text:p>66.06799</text:p>
          </table:table-cell>
          <table:table-cell office:value-type="float" office:value="2.296336" calcext:value-type="float">
            <text:p>2.296336</text:p>
          </table:table-cell>
          <table:table-cell office:value-type="float" office:value="0.4785021" calcext:value-type="float">
            <text:p>0.4785021</text:p>
          </table:table-cell>
          <table:table-cell office:value-type="float" office:value="0.08387833" calcext:value-type="float">
            <text:p>0.08387833</text:p>
          </table:table-cell>
          <table:table-cell office:value-type="float" office:value="0.05772108" calcext:value-type="float">
            <text:p>0.05772108</text:p>
          </table:table-cell>
          <table:table-cell office:value-type="float" office:value="0.02047286" calcext:value-type="float">
            <text:p>0.02047286</text:p>
          </table:table-cell>
          <table:table-cell office:value-type="float" office:value="0.01379877" calcext:value-type="float">
            <text:p>0.01379877</text:p>
          </table:table-cell>
          <table:table-cell office:value-type="float" office:value="0.03192384" calcext:value-type="float">
            <text:p>0.03192384</text:p>
          </table:table-cell>
          <table:table-cell office:value-type="float" office:value="0.0283767" calcext:value-type="float">
            <text:p>0.0283767</text:p>
          </table:table-cell>
          <table:table-cell office:value-type="float" office:value="0.02400249" calcext:value-type="float">
            <text:p>0.02400249</text:p>
          </table:table-cell>
          <table:table-cell office:value-type="float" office:value="0.02119392" calcext:value-type="float">
            <text:p>0.02119392</text:p>
          </table:table-cell>
          <table:table-cell office:value-type="float" office:value="0.016544" calcext:value-type="float">
            <text:p>0.016544</text:p>
          </table:table-cell>
          <table:table-cell office:value-type="float" office:value="0.01184646" calcext:value-type="float">
            <text:p>0.01184646</text:p>
          </table:table-cell>
          <table:table-cell office:value-type="float" office:value="0.007145432" calcext:value-type="float">
            <text:p>0.007145432</text:p>
          </table:table-cell>
          <table:table-cell office:value-type="float" office:value="0" calcext:value-type="float">
            <text:p>0</text:p>
          </table:table-cell>
          <table:table-cell office:value-type="float" office:value="26.56403" calcext:value-type="float">
            <text:p>26.56403</text:p>
          </table:table-cell>
          <table:table-cell office:value-type="float" office:value="81.8558" calcext:value-type="float">
            <text:p>81.8558</text:p>
          </table:table-cell>
          <table:table-cell office:value-type="float" office:value="71.89523" calcext:value-type="float">
            <text:p>71.89523</text:p>
          </table:table-cell>
          <table:table-cell office:value-type="float" office:value="83.76624" calcext:value-type="float">
            <text:p>83.76624</text:p>
          </table:table-cell>
          <table:table-cell office:value-type="float" office:value="71.54002" calcext:value-type="float">
            <text:p>71.54002</text:p>
          </table:table-cell>
          <table:table-cell office:value-type="float" office:value="17.01207" calcext:value-type="float">
            <text:p>17.01207</text:p>
          </table:table-cell>
          <table:table-cell office:value-type="float" office:value="3.204746" calcext:value-type="float">
            <text:p>3.204746</text:p>
          </table:table-cell>
          <table:table-cell office:value-type="float" office:value="8.549538" calcext:value-type="float">
            <text:p>8.549538</text:p>
          </table:table-cell>
          <table:table-cell office:value-type="float" office:value="6.122389" calcext:value-type="float">
            <text:p>6.122389</text:p>
          </table:table-cell>
          <table:table-cell office:value-type="float" office:value="2.606258" calcext:value-type="float">
            <text:p>2.606258</text:p>
          </table:table-cell>
          <table:table-cell office:value-type="float" office:value="1.176358" calcext:value-type="float">
            <text:p>1.176358</text:p>
          </table:table-cell>
          <table:table-cell office:value-type="float" office:value="0.5630461" calcext:value-type="float">
            <text:p>0.5630461</text:p>
          </table:table-cell>
          <table:table-cell office:value-type="float" office:value="0.3589719" calcext:value-type="float">
            <text:p>0.3589719</text:p>
          </table:table-cell>
          <table:table-cell office:value-type="float" office:value="0.3265463" calcext:value-type="float">
            <text:p>0.3265463</text:p>
          </table:table-cell>
          <table:table-cell office:value-type="float" office:value="0" calcext:value-type="float">
            <text:p>0</text:p>
          </table:table-cell>
          <table:table-cell office:value-type="float" office:value="3369.614" calcext:value-type="float">
            <text:p>3369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0553" calcext:value-type="float">
            <text:p>25.40553</text:p>
          </table:table-cell>
          <table:table-cell office:value-type="float" office:value="0" calcext:value-type="float">
            <text:p>0</text:p>
          </table:table-cell>
          <table:table-cell office:value-type="float" office:value="-0.6164865" calcext:value-type="float">
            <text:p>-0.61648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0.93761" calcext:value-type="float">
            <text:p>10.93761</text:p>
          </table:table-cell>
          <table:table-cell office:value-type="float" office:value="1108.997" calcext:value-type="float">
            <text:p>1108.997</text:p>
          </table:table-cell>
          <table:table-cell office:value-type="float" office:value="12.84" calcext:value-type="float">
            <text:p>12.84</text:p>
          </table:table-cell>
          <table:table-cell office:value-type="float" office:value="-18.12514" calcext:value-type="float">
            <text:p>-18.12514</text:p>
          </table:table-cell>
          <table:table-cell office:value-type="float" office:value="0.7089864" calcext:value-type="float">
            <text:p>0.7089864</text:p>
          </table:table-cell>
          <table:table-cell office:value-type="float" office:value="24.40475" calcext:value-type="float">
            <text:p>24.40475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3984848" calcext:value-type="float">
            <text:p>0.003984848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171" calcext:value-type="float">
            <text:p>2.06171</text:p>
          </table:table-cell>
          <table:table-cell office:value-type="float" office:value="-0.3093302" calcext:value-type="float">
            <text:p>-0.3093302</text:p>
          </table:table-cell>
          <table:table-cell office:value-type="float" office:value="-0.02145196" calcext:value-type="float">
            <text:p>-0.02145196</text:p>
          </table:table-cell>
          <table:table-cell office:value-type="float" office:value="0.006965635" calcext:value-type="float">
            <text:p>0.006965635</text:p>
          </table:table-cell>
          <table:table-cell office:value-type="float" office:value="20.35102" calcext:value-type="float">
            <text:p>20.35102</text:p>
          </table:table-cell>
          <table:table-cell office:value-type="float" office:value="45.5705" calcext:value-type="float">
            <text:p>45.5705</text:p>
          </table:table-cell>
          <table:table-cell office:value-type="float" office:value="2.93333" calcext:value-type="float">
            <text:p>2.93333</text:p>
          </table:table-cell>
          <table:table-cell office:value-type="float" office:value="0.6400977" calcext:value-type="float">
            <text:p>0.6400977</text:p>
          </table:table-cell>
          <table:table-cell office:value-type="float" office:value="0.09548526" calcext:value-type="float">
            <text:p>0.09548526</text:p>
          </table:table-cell>
          <table:table-cell office:value-type="float" office:value="0.07224984" calcext:value-type="float">
            <text:p>0.07224984</text:p>
          </table:table-cell>
          <table:table-cell office:value-type="float" office:value="0.02112079" calcext:value-type="float">
            <text:p>0.02112079</text:p>
          </table:table-cell>
          <table:table-cell office:value-type="float" office:value="0.0142105" calcext:value-type="float">
            <text:p>0.0142105</text:p>
          </table:table-cell>
          <table:table-cell office:value-type="float" office:value="0.03225977" calcext:value-type="float">
            <text:p>0.03225977</text:p>
          </table:table-cell>
          <table:table-cell office:value-type="float" office:value="0.02834297" calcext:value-type="float">
            <text:p>0.02834297</text:p>
          </table:table-cell>
          <table:table-cell office:value-type="float" office:value="0.02400669" calcext:value-type="float">
            <text:p>0.02400669</text:p>
          </table:table-cell>
          <table:table-cell office:value-type="float" office:value="0.02120803" calcext:value-type="float">
            <text:p>0.02120803</text:p>
          </table:table-cell>
          <table:table-cell office:value-type="float" office:value="0.01654441" calcext:value-type="float">
            <text:p>0.01654441</text:p>
          </table:table-cell>
          <table:table-cell office:value-type="float" office:value="0.01178217" calcext:value-type="float">
            <text:p>0.01178217</text:p>
          </table:table-cell>
          <table:table-cell office:value-type="float" office:value="0.00715301" calcext:value-type="float">
            <text:p>0.00715301</text:p>
          </table:table-cell>
          <table:table-cell office:value-type="float" office:value="0" calcext:value-type="float">
            <text:p>0</text:p>
          </table:table-cell>
          <table:table-cell office:value-type="float" office:value="11.84645" calcext:value-type="float">
            <text:p>11.84645</text:p>
          </table:table-cell>
          <table:table-cell office:value-type="float" office:value="46.27801" calcext:value-type="float">
            <text:p>46.27801</text:p>
          </table:table-cell>
          <table:table-cell office:value-type="float" office:value="72.0236" calcext:value-type="float">
            <text:p>72.0236</text:p>
          </table:table-cell>
          <table:table-cell office:value-type="float" office:value="88.02921" calcext:value-type="float">
            <text:p>88.02921</text:p>
          </table:table-cell>
          <table:table-cell office:value-type="float" office:value="85.83646" calcext:value-type="float">
            <text:p>85.83646</text:p>
          </table:table-cell>
          <table:table-cell office:value-type="float" office:value="20.0105" calcext:value-type="float">
            <text:p>20.0105</text:p>
          </table:table-cell>
          <table:table-cell office:value-type="float" office:value="2.615726" calcext:value-type="float">
            <text:p>2.615726</text:p>
          </table:table-cell>
          <table:table-cell office:value-type="float" office:value="8.331161" calcext:value-type="float">
            <text:p>8.331161</text:p>
          </table:table-cell>
          <table:table-cell office:value-type="float" office:value="6.174644" calcext:value-type="float">
            <text:p>6.174644</text:p>
          </table:table-cell>
          <table:table-cell office:value-type="float" office:value="2.634297" calcext:value-type="float">
            <text:p>2.634297</text:p>
          </table:table-cell>
          <table:table-cell office:value-type="float" office:value="1.183382" calcext:value-type="float">
            <text:p>1.183382</text:p>
          </table:table-cell>
          <table:table-cell office:value-type="float" office:value="0.5648141" calcext:value-type="float">
            <text:p>0.5648141</text:p>
          </table:table-cell>
          <table:table-cell office:value-type="float" office:value="0.3578101" calcext:value-type="float">
            <text:p>0.3578101</text:p>
          </table:table-cell>
          <table:table-cell office:value-type="float" office:value="0.3265739" calcext:value-type="float">
            <text:p>0.3265739</text:p>
          </table:table-cell>
          <table:table-cell office:value-type="float" office:value="0" calcext:value-type="float">
            <text:p>0</text:p>
          </table:table-cell>
          <table:table-cell office:value-type="float" office:value="1498.81" calcext:value-type="float">
            <text:p>149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2229" calcext:value-type="float">
            <text:p>25.62229</text:p>
          </table:table-cell>
          <table:table-cell office:value-type="float" office:value="0" calcext:value-type="float">
            <text:p>0</text:p>
          </table:table-cell>
          <table:table-cell office:value-type="float" office:value="-0.6893575" calcext:value-type="float">
            <text:p>-0.68935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10.86831" calcext:value-type="float">
            <text:p>10.86831</text:p>
          </table:table-cell>
          <table:table-cell office:value-type="float" office:value="1108.884" calcext:value-type="float">
            <text:p>1108.884</text:p>
          </table:table-cell>
          <table:table-cell office:value-type="float" office:value="12.84" calcext:value-type="float">
            <text:p>12.84</text:p>
          </table:table-cell>
          <table:table-cell office:value-type="float" office:value="-18.98369" calcext:value-type="float">
            <text:p>-18.98369</text:p>
          </table:table-cell>
          <table:table-cell office:value-type="float" office:value="0.4598883" calcext:value-type="float">
            <text:p>0.4598883</text:p>
          </table:table-cell>
          <table:table-cell office:value-type="float" office:value="23.91979" calcext:value-type="float">
            <text:p>23.91979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3996247" calcext:value-type="float">
            <text:p>0.003996247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1629" calcext:value-type="float">
            <text:p>2.061629</text:p>
          </table:table-cell>
          <table:table-cell office:value-type="float" office:value="-0.3214648" calcext:value-type="float">
            <text:p>-0.3214648</text:p>
          </table:table-cell>
          <table:table-cell office:value-type="float" office:value="-0.02145579" calcext:value-type="float">
            <text:p>-0.02145579</text:p>
          </table:table-cell>
          <table:table-cell office:value-type="float" office:value="0.00697579" calcext:value-type="float">
            <text:p>0.00697579</text:p>
          </table:table-cell>
          <table:table-cell office:value-type="float" office:value="20.31011" calcext:value-type="float">
            <text:p>20.31011</text:p>
          </table:table-cell>
          <table:table-cell office:value-type="float" office:value="28.73784" calcext:value-type="float">
            <text:p>28.73784</text:p>
          </table:table-cell>
          <table:table-cell office:value-type="float" office:value="1.382486" calcext:value-type="float">
            <text:p>1.382486</text:p>
          </table:table-cell>
          <table:table-cell office:value-type="float" office:value="0.321525" calcext:value-type="float">
            <text:p>0.321525</text:p>
          </table:table-cell>
          <table:table-cell office:value-type="float" office:value="0.07331896" calcext:value-type="float">
            <text:p>0.07331896</text:p>
          </table:table-cell>
          <table:table-cell office:value-type="float" office:value="0.05727941" calcext:value-type="float">
            <text:p>0.05727941</text:p>
          </table:table-cell>
          <table:table-cell office:value-type="float" office:value="0.02099463" calcext:value-type="float">
            <text:p>0.02099463</text:p>
          </table:table-cell>
          <table:table-cell office:value-type="float" office:value="0.01413641" calcext:value-type="float">
            <text:p>0.01413641</text:p>
          </table:table-cell>
          <table:table-cell office:value-type="float" office:value="0.0325327" calcext:value-type="float">
            <text:p>0.0325327</text:p>
          </table:table-cell>
          <table:table-cell office:value-type="float" office:value="0.02827885" calcext:value-type="float">
            <text:p>0.02827885</text:p>
          </table:table-cell>
          <table:table-cell office:value-type="float" office:value="0.02400981" calcext:value-type="float">
            <text:p>0.02400981</text:p>
          </table:table-cell>
          <table:table-cell office:value-type="float" office:value="0.021223" calcext:value-type="float">
            <text:p>0.021223</text:p>
          </table:table-cell>
          <table:table-cell office:value-type="float" office:value="0.01654586" calcext:value-type="float">
            <text:p>0.01654586</text:p>
          </table:table-cell>
          <table:table-cell office:value-type="float" office:value="0.01173096" calcext:value-type="float">
            <text:p>0.01173096</text:p>
          </table:table-cell>
          <table:table-cell office:value-type="float" office:value="0.007160458" calcext:value-type="float">
            <text:p>0.007160458</text:p>
          </table:table-cell>
          <table:table-cell office:value-type="float" office:value="0" calcext:value-type="float">
            <text:p>0</text:p>
          </table:table-cell>
          <table:table-cell office:value-type="float" office:value="28.98281" calcext:value-type="float">
            <text:p>28.98281</text:p>
          </table:table-cell>
          <table:table-cell office:value-type="float" office:value="48.25908" calcext:value-type="float">
            <text:p>48.25908</text:p>
          </table:table-cell>
          <table:table-cell office:value-type="float" office:value="64.8075" calcext:value-type="float">
            <text:p>64.8075</text:p>
          </table:table-cell>
          <table:table-cell office:value-type="float" office:value="79.01031" calcext:value-type="float">
            <text:p>79.01031</text:p>
          </table:table-cell>
          <table:table-cell office:value-type="float" office:value="78.29588" calcext:value-type="float">
            <text:p>78.29588</text:p>
          </table:table-cell>
          <table:table-cell office:value-type="float" office:value="21.28699" calcext:value-type="float">
            <text:p>21.28699</text:p>
          </table:table-cell>
          <table:table-cell office:value-type="float" office:value="4.021863" calcext:value-type="float">
            <text:p>4.021863</text:p>
          </table:table-cell>
          <table:table-cell office:value-type="float" office:value="8.170403" calcext:value-type="float">
            <text:p>8.170403</text:p>
          </table:table-cell>
          <table:table-cell office:value-type="float" office:value="6.228773" calcext:value-type="float">
            <text:p>6.228773</text:p>
          </table:table-cell>
          <table:table-cell office:value-type="float" office:value="2.663579" calcext:value-type="float">
            <text:p>2.663579</text:p>
          </table:table-cell>
          <table:table-cell office:value-type="float" office:value="1.191137" calcext:value-type="float">
            <text:p>1.191137</text:p>
          </table:table-cell>
          <table:table-cell office:value-type="float" office:value="0.56667" calcext:value-type="float">
            <text:p>0.56667</text:p>
          </table:table-cell>
          <table:table-cell office:value-type="float" office:value="0.3587658" calcext:value-type="float">
            <text:p>0.3587658</text:p>
          </table:table-cell>
          <table:table-cell office:value-type="float" office:value="0.3266015" calcext:value-type="float">
            <text:p>0.3266015</text:p>
          </table:table-cell>
          <table:table-cell office:value-type="float" office:value="0" calcext:value-type="float">
            <text:p>0</text:p>
          </table:table-cell>
          <table:table-cell office:value-type="float" office:value="1639.903" calcext:value-type="float">
            <text:p>1639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8891" calcext:value-type="float">
            <text:p>25.78891</text:p>
          </table:table-cell>
          <table:table-cell office:value-type="float" office:value="0" calcext:value-type="float">
            <text:p>0</text:p>
          </table:table-cell>
          <table:table-cell office:value-type="float" office:value="-0.7261316" calcext:value-type="float">
            <text:p>-0.72613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0.80919" calcext:value-type="float">
            <text:p>10.80919</text:p>
          </table:table-cell>
          <table:table-cell office:value-type="float" office:value="1108.766" calcext:value-type="float">
            <text:p>1108.766</text:p>
          </table:table-cell>
          <table:table-cell office:value-type="float" office:value="12.84" calcext:value-type="float">
            <text:p>12.84</text:p>
          </table:table-cell>
          <table:table-cell office:value-type="float" office:value="-20.01927" calcext:value-type="float">
            <text:p>-20.01927</text:p>
          </table:table-cell>
          <table:table-cell office:value-type="float" office:value="0.3845536" calcext:value-type="float">
            <text:p>0.3845536</text:p>
          </table:table-cell>
          <table:table-cell office:value-type="float" office:value="23.12106" calcext:value-type="float">
            <text:p>23.12106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07647" calcext:value-type="float">
            <text:p>0.004007647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156" calcext:value-type="float">
            <text:p>2.06156</text:p>
          </table:table-cell>
          <table:table-cell office:value-type="float" office:value="-0.3220637" calcext:value-type="float">
            <text:p>-0.3220637</text:p>
          </table:table-cell>
          <table:table-cell office:value-type="float" office:value="-0.02144025" calcext:value-type="float">
            <text:p>-0.02144025</text:p>
          </table:table-cell>
          <table:table-cell office:value-type="float" office:value="0.006985324" calcext:value-type="float">
            <text:p>0.006985324</text:p>
          </table:table-cell>
          <table:table-cell office:value-type="float" office:value="20.23923" calcext:value-type="float">
            <text:p>20.23923</text:p>
          </table:table-cell>
          <table:table-cell office:value-type="float" office:value="23.58249" calcext:value-type="float">
            <text:p>23.58249</text:p>
          </table:table-cell>
          <table:table-cell office:value-type="float" office:value="0.8869088" calcext:value-type="float">
            <text:p>0.8869088</text:p>
          </table:table-cell>
          <table:table-cell office:value-type="float" office:value="0.2161061" calcext:value-type="float">
            <text:p>0.2161061</text:p>
          </table:table-cell>
          <table:table-cell office:value-type="float" office:value="0.06401943" calcext:value-type="float">
            <text:p>0.06401943</text:p>
          </table:table-cell>
          <table:table-cell office:value-type="float" office:value="0.0525298" calcext:value-type="float">
            <text:p>0.0525298</text:p>
          </table:table-cell>
          <table:table-cell office:value-type="float" office:value="0.02063348" calcext:value-type="float">
            <text:p>0.02063348</text:p>
          </table:table-cell>
          <table:table-cell office:value-type="float" office:value="0.01389136" calcext:value-type="float">
            <text:p>0.01389136</text:p>
          </table:table-cell>
          <table:table-cell office:value-type="float" office:value="0.03268425" calcext:value-type="float">
            <text:p>0.03268425</text:p>
          </table:table-cell>
          <table:table-cell office:value-type="float" office:value="0.02822056" calcext:value-type="float">
            <text:p>0.02822056</text:p>
          </table:table-cell>
          <table:table-cell office:value-type="float" office:value="0.02401548" calcext:value-type="float">
            <text:p>0.02401548</text:p>
          </table:table-cell>
          <table:table-cell office:value-type="float" office:value="0.02123858" calcext:value-type="float">
            <text:p>0.02123858</text:p>
          </table:table-cell>
          <table:table-cell office:value-type="float" office:value="0.01654894" calcext:value-type="float">
            <text:p>0.01654894</text:p>
          </table:table-cell>
          <table:table-cell office:value-type="float" office:value="0.01167944" calcext:value-type="float">
            <text:p>0.01167944</text:p>
          </table:table-cell>
          <table:table-cell office:value-type="float" office:value="0.007167755" calcext:value-type="float">
            <text:p>0.007167755</text:p>
          </table:table-cell>
          <table:table-cell office:value-type="float" office:value="0" calcext:value-type="float">
            <text:p>0</text:p>
          </table:table-cell>
          <table:table-cell office:value-type="float" office:value="24.63204" calcext:value-type="float">
            <text:p>24.63204</text:p>
          </table:table-cell>
          <table:table-cell office:value-type="float" office:value="49.46867" calcext:value-type="float">
            <text:p>49.46867</text:p>
          </table:table-cell>
          <table:table-cell office:value-type="float" office:value="60.34747" calcext:value-type="float">
            <text:p>60.34747</text:p>
          </table:table-cell>
          <table:table-cell office:value-type="float" office:value="74.88641" calcext:value-type="float">
            <text:p>74.88641</text:p>
          </table:table-cell>
          <table:table-cell office:value-type="float" office:value="72.81915" calcext:value-type="float">
            <text:p>72.81915</text:p>
          </table:table-cell>
          <table:table-cell office:value-type="float" office:value="20.09164" calcext:value-type="float">
            <text:p>20.09164</text:p>
          </table:table-cell>
          <table:table-cell office:value-type="float" office:value="3.894527" calcext:value-type="float">
            <text:p>3.894527</text:p>
          </table:table-cell>
          <table:table-cell office:value-type="float" office:value="7.952194" calcext:value-type="float">
            <text:p>7.952194</text:p>
          </table:table-cell>
          <table:table-cell office:value-type="float" office:value="6.278866" calcext:value-type="float">
            <text:p>6.278866</text:p>
          </table:table-cell>
          <table:table-cell office:value-type="float" office:value="2.695767" calcext:value-type="float">
            <text:p>2.695767</text:p>
          </table:table-cell>
          <table:table-cell office:value-type="float" office:value="1.199499" calcext:value-type="float">
            <text:p>1.199499</text:p>
          </table:table-cell>
          <table:table-cell office:value-type="float" office:value="0.5687349" calcext:value-type="float">
            <text:p>0.5687349</text:p>
          </table:table-cell>
          <table:table-cell office:value-type="float" office:value="0.359616" calcext:value-type="float">
            <text:p>0.359616</text:p>
          </table:table-cell>
          <table:table-cell office:value-type="float" office:value="0.3266291" calcext:value-type="float">
            <text:p>0.3266291</text:p>
          </table:table-cell>
          <table:table-cell office:value-type="float" office:value="0" calcext:value-type="float">
            <text:p>0</text:p>
          </table:table-cell>
          <table:table-cell office:value-type="float" office:value="1897.646" calcext:value-type="float">
            <text:p>1897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4958" calcext:value-type="float">
            <text:p>25.94958</text:p>
          </table:table-cell>
          <table:table-cell office:value-type="float" office:value="0" calcext:value-type="float">
            <text:p>0</text:p>
          </table:table-cell>
          <table:table-cell office:value-type="float" office:value="-0.7263156" calcext:value-type="float">
            <text:p>-0.72631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0.75433" calcext:value-type="float">
            <text:p>10.75433</text:p>
          </table:table-cell>
          <table:table-cell office:value-type="float" office:value="1108.652" calcext:value-type="float">
            <text:p>1108.652</text:p>
          </table:table-cell>
          <table:table-cell office:value-type="float" office:value="12.84" calcext:value-type="float">
            <text:p>12.84</text:p>
          </table:table-cell>
          <table:table-cell office:value-type="float" office:value="-20.99161" calcext:value-type="float">
            <text:p>-20.99161</text:p>
          </table:table-cell>
          <table:table-cell office:value-type="float" office:value="0.3293059" calcext:value-type="float">
            <text:p>0.3293059</text:p>
          </table:table-cell>
          <table:table-cell office:value-type="float" office:value="22.35889" calcext:value-type="float">
            <text:p>22.35889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19046" calcext:value-type="float">
            <text:p>0.004019046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1492" calcext:value-type="float">
            <text:p>2.061492</text:p>
          </table:table-cell>
          <table:table-cell office:value-type="float" office:value="-0.3224527" calcext:value-type="float">
            <text:p>-0.3224527</text:p>
          </table:table-cell>
          <table:table-cell office:value-type="float" office:value="-0.02142486" calcext:value-type="float">
            <text:p>-0.02142486</text:p>
          </table:table-cell>
          <table:table-cell office:value-type="float" office:value="0.006994653" calcext:value-type="float">
            <text:p>0.006994653</text:p>
          </table:table-cell>
          <table:table-cell office:value-type="float" office:value="20.16954" calcext:value-type="float">
            <text:p>20.16954</text:p>
          </table:table-cell>
          <table:table-cell office:value-type="float" office:value="19.46646" calcext:value-type="float">
            <text:p>19.46646</text:p>
          </table:table-cell>
          <table:table-cell office:value-type="float" office:value="0.5790606" calcext:value-type="float">
            <text:p>0.5790606</text:p>
          </table:table-cell>
          <table:table-cell office:value-type="float" office:value="0.1564181" calcext:value-type="float">
            <text:p>0.1564181</text:p>
          </table:table-cell>
          <table:table-cell office:value-type="float" office:value="0.05773971" calcext:value-type="float">
            <text:p>0.05773971</text:p>
          </table:table-cell>
          <table:table-cell office:value-type="float" office:value="0.04894156" calcext:value-type="float">
            <text:p>0.04894156</text:p>
          </table:table-cell>
          <table:table-cell office:value-type="float" office:value="0.02028107" calcext:value-type="float">
            <text:p>0.02028107</text:p>
          </table:table-cell>
          <table:table-cell office:value-type="float" office:value="0.01370156" calcext:value-type="float">
            <text:p>0.01370156</text:p>
          </table:table-cell>
          <table:table-cell office:value-type="float" office:value="0.03278456" calcext:value-type="float">
            <text:p>0.03278456</text:p>
          </table:table-cell>
          <table:table-cell office:value-type="float" office:value="0.02816823" calcext:value-type="float">
            <text:p>0.02816823</text:p>
          </table:table-cell>
          <table:table-cell office:value-type="float" office:value="0.0240227" calcext:value-type="float">
            <text:p>0.0240227</text:p>
          </table:table-cell>
          <table:table-cell office:value-type="float" office:value="0.0212552" calcext:value-type="float">
            <text:p>0.0212552</text:p>
          </table:table-cell>
          <table:table-cell office:value-type="float" office:value="0.01655342" calcext:value-type="float">
            <text:p>0.01655342</text:p>
          </table:table-cell>
          <table:table-cell office:value-type="float" office:value="0.01162788" calcext:value-type="float">
            <text:p>0.01162788</text:p>
          </table:table-cell>
          <table:table-cell office:value-type="float" office:value="0.007174941" calcext:value-type="float">
            <text:p>0.007174941</text:p>
          </table:table-cell>
          <table:table-cell office:value-type="float" office:value="0" calcext:value-type="float">
            <text:p>0</text:p>
          </table:table-cell>
          <table:table-cell office:value-type="float" office:value="21.40754" calcext:value-type="float">
            <text:p>21.40754</text:p>
          </table:table-cell>
          <table:table-cell office:value-type="float" office:value="49.01424" calcext:value-type="float">
            <text:p>49.01424</text:p>
          </table:table-cell>
          <table:table-cell office:value-type="float" office:value="56.78571" calcext:value-type="float">
            <text:p>56.78571</text:p>
          </table:table-cell>
          <table:table-cell office:value-type="float" office:value="71.63976" calcext:value-type="float">
            <text:p>71.63976</text:p>
          </table:table-cell>
          <table:table-cell office:value-type="float" office:value="67.95154" calcext:value-type="float">
            <text:p>67.95154</text:p>
          </table:table-cell>
          <table:table-cell office:value-type="float" office:value="19.13247" calcext:value-type="float">
            <text:p>19.13247</text:p>
          </table:table-cell>
          <table:table-cell office:value-type="float" office:value="3.446538" calcext:value-type="float">
            <text:p>3.446538</text:p>
          </table:table-cell>
          <table:table-cell office:value-type="float" office:value="7.724579" calcext:value-type="float">
            <text:p>7.724579</text:p>
          </table:table-cell>
          <table:table-cell office:value-type="float" office:value="6.29967" calcext:value-type="float">
            <text:p>6.29967</text:p>
          </table:table-cell>
          <table:table-cell office:value-type="float" office:value="2.730924" calcext:value-type="float">
            <text:p>2.730924</text:p>
          </table:table-cell>
          <table:table-cell office:value-type="float" office:value="1.208643" calcext:value-type="float">
            <text:p>1.208643</text:p>
          </table:table-cell>
          <table:table-cell office:value-type="float" office:value="0.5709607" calcext:value-type="float">
            <text:p>0.5709607</text:p>
          </table:table-cell>
          <table:table-cell office:value-type="float" office:value="0.360406" calcext:value-type="float">
            <text:p>0.360406</text:p>
          </table:table-cell>
          <table:table-cell office:value-type="float" office:value="0.3266566" calcext:value-type="float">
            <text:p>0.3266566</text:p>
          </table:table-cell>
          <table:table-cell office:value-type="float" office:value="0" calcext:value-type="float">
            <text:p>0</text:p>
          </table:table-cell>
          <table:table-cell office:value-type="float" office:value="2119.5" calcext:value-type="float">
            <text:p>211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0191" calcext:value-type="float">
            <text:p>26.10191</text:p>
          </table:table-cell>
          <table:table-cell office:value-type="float" office:value="0" calcext:value-type="float">
            <text:p>0</text:p>
          </table:table-cell>
          <table:table-cell office:value-type="float" office:value="-0.7263867" calcext:value-type="float">
            <text:p>-0.72638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0.69549" calcext:value-type="float">
            <text:p>10.69549</text:p>
          </table:table-cell>
          <table:table-cell office:value-type="float" office:value="1108.536" calcext:value-type="float">
            <text:p>1108.536</text:p>
          </table:table-cell>
          <table:table-cell office:value-type="float" office:value="12.84" calcext:value-type="float">
            <text:p>12.84</text:p>
          </table:table-cell>
          <table:table-cell office:value-type="float" office:value="-21.98583" calcext:value-type="float">
            <text:p>-21.98583</text:p>
          </table:table-cell>
          <table:table-cell office:value-type="float" office:value="0.2967777" calcext:value-type="float">
            <text:p>0.2967777</text:p>
          </table:table-cell>
          <table:table-cell office:value-type="float" office:value="21.55714" calcext:value-type="float">
            <text:p>21.55714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30446" calcext:value-type="float">
            <text:p>0.004030446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1449" calcext:value-type="float">
            <text:p>2.061449</text:p>
          </table:table-cell>
          <table:table-cell office:value-type="float" office:value="-0.3227479" calcext:value-type="float">
            <text:p>-0.3227479</text:p>
          </table:table-cell>
          <table:table-cell office:value-type="float" office:value="-0.02140689" calcext:value-type="float">
            <text:p>-0.02140689</text:p>
          </table:table-cell>
          <table:table-cell office:value-type="float" office:value="0.007003785" calcext:value-type="float">
            <text:p>0.007003785</text:p>
          </table:table-cell>
          <table:table-cell office:value-type="float" office:value="20.08469" calcext:value-type="float">
            <text:p>20.08469</text:p>
          </table:table-cell>
          <table:table-cell office:value-type="float" office:value="16.88644" calcext:value-type="float">
            <text:p>16.88644</text:p>
          </table:table-cell>
          <table:table-cell office:value-type="float" office:value="0.3953369" calcext:value-type="float">
            <text:p>0.3953369</text:p>
          </table:table-cell>
          <table:table-cell office:value-type="float" office:value="0.1277144" calcext:value-type="float">
            <text:p>0.1277144</text:p>
          </table:table-cell>
          <table:table-cell office:value-type="float" office:value="0.05612015" calcext:value-type="float">
            <text:p>0.05612015</text:p>
          </table:table-cell>
          <table:table-cell office:value-type="float" office:value="0.0481337" calcext:value-type="float">
            <text:p>0.0481337</text:p>
          </table:table-cell>
          <table:table-cell office:value-type="float" office:value="0.01993325" calcext:value-type="float">
            <text:p>0.01993325</text:p>
          </table:table-cell>
          <table:table-cell office:value-type="float" office:value="0.01348785" calcext:value-type="float">
            <text:p>0.01348785</text:p>
          </table:table-cell>
          <table:table-cell office:value-type="float" office:value="0.03278308" calcext:value-type="float">
            <text:p>0.03278308</text:p>
          </table:table-cell>
          <table:table-cell office:value-type="float" office:value="0.02815837" calcext:value-type="float">
            <text:p>0.02815837</text:p>
          </table:table-cell>
          <table:table-cell office:value-type="float" office:value="0.02400346" calcext:value-type="float">
            <text:p>0.02400346</text:p>
          </table:table-cell>
          <table:table-cell office:value-type="float" office:value="0.02127283" calcext:value-type="float">
            <text:p>0.02127283</text:p>
          </table:table-cell>
          <table:table-cell office:value-type="float" office:value="0.01655913" calcext:value-type="float">
            <text:p>0.01655913</text:p>
          </table:table-cell>
          <table:table-cell office:value-type="float" office:value="0.01157647" calcext:value-type="float">
            <text:p>0.01157647</text:p>
          </table:table-cell>
          <table:table-cell office:value-type="float" office:value="0.007182001" calcext:value-type="float">
            <text:p>0.007182001</text:p>
          </table:table-cell>
          <table:table-cell office:value-type="float" office:value="0" calcext:value-type="float">
            <text:p>0</text:p>
          </table:table-cell>
          <table:table-cell office:value-type="float" office:value="16.07629" calcext:value-type="float">
            <text:p>16.07629</text:p>
          </table:table-cell>
          <table:table-cell office:value-type="float" office:value="50.08379" calcext:value-type="float">
            <text:p>50.08379</text:p>
          </table:table-cell>
          <table:table-cell office:value-type="float" office:value="53.1462" calcext:value-type="float">
            <text:p>53.1462</text:p>
          </table:table-cell>
          <table:table-cell office:value-type="float" office:value="67.81892" calcext:value-type="float">
            <text:p>67.81892</text:p>
          </table:table-cell>
          <table:table-cell office:value-type="float" office:value="62.62955" calcext:value-type="float">
            <text:p>62.62955</text:p>
          </table:table-cell>
          <table:table-cell office:value-type="float" office:value="18.05109" calcext:value-type="float">
            <text:p>18.05109</text:p>
          </table:table-cell>
          <table:table-cell office:value-type="float" office:value="2.923723" calcext:value-type="float">
            <text:p>2.923723</text:p>
          </table:table-cell>
          <table:table-cell office:value-type="float" office:value="7.513303" calcext:value-type="float">
            <text:p>7.513303</text:p>
          </table:table-cell>
          <table:table-cell office:value-type="float" office:value="6.29336" calcext:value-type="float">
            <text:p>6.29336</text:p>
          </table:table-cell>
          <table:table-cell office:value-type="float" office:value="2.762889" calcext:value-type="float">
            <text:p>2.762889</text:p>
          </table:table-cell>
          <table:table-cell office:value-type="float" office:value="1.218464" calcext:value-type="float">
            <text:p>1.218464</text:p>
          </table:table-cell>
          <table:table-cell office:value-type="float" office:value="0.5733203" calcext:value-type="float">
            <text:p>0.5733203</text:p>
          </table:table-cell>
          <table:table-cell office:value-type="float" office:value="0.3611718" calcext:value-type="float">
            <text:p>0.3611718</text:p>
          </table:table-cell>
          <table:table-cell office:value-type="float" office:value="0.3266841" calcext:value-type="float">
            <text:p>0.3266841</text:p>
          </table:table-cell>
          <table:table-cell office:value-type="float" office:value="0" calcext:value-type="float">
            <text:p>0</text:p>
          </table:table-cell>
          <table:table-cell office:value-type="float" office:value="2382.012" calcext:value-type="float">
            <text:p>2382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6003" calcext:value-type="float">
            <text:p>26.26003</text:p>
          </table:table-cell>
          <table:table-cell office:value-type="float" office:value="0" calcext:value-type="float">
            <text:p>0</text:p>
          </table:table-cell>
          <table:table-cell office:value-type="float" office:value="-0.7264371" calcext:value-type="float">
            <text:p>-0.72643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0.63109" calcext:value-type="float">
            <text:p>10.63109</text:p>
          </table:table-cell>
          <table:table-cell office:value-type="float" office:value="1108.421" calcext:value-type="float">
            <text:p>1108.421</text:p>
          </table:table-cell>
          <table:table-cell office:value-type="float" office:value="12.84" calcext:value-type="float">
            <text:p>12.84</text:p>
          </table:table-cell>
          <table:table-cell office:value-type="float" office:value="-22.81322" calcext:value-type="float">
            <text:p>-22.81322</text:p>
          </table:table-cell>
          <table:table-cell office:value-type="float" office:value="0.2425572" calcext:value-type="float">
            <text:p>0.2425572</text:p>
          </table:table-cell>
          <table:table-cell office:value-type="float" office:value="20.92121" calcext:value-type="float">
            <text:p>20.92121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5097" calcext:value-type="float">
            <text:p>0.00405097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718" calcext:value-type="float">
            <text:p>2.062718</text:p>
          </table:table-cell>
          <table:table-cell office:value-type="float" office:value="-0.3250812" calcext:value-type="float">
            <text:p>-0.3250812</text:p>
          </table:table-cell>
          <table:table-cell office:value-type="float" office:value="-0.02139596" calcext:value-type="float">
            <text:p>-0.02139596</text:p>
          </table:table-cell>
          <table:table-cell office:value-type="float" office:value="0.007013026" calcext:value-type="float">
            <text:p>0.007013026</text:p>
          </table:table-cell>
          <table:table-cell office:value-type="float" office:value="19.99113" calcext:value-type="float">
            <text:p>19.99113</text:p>
          </table:table-cell>
          <table:table-cell office:value-type="float" office:value="13.00717" calcext:value-type="float">
            <text:p>13.00717</text:p>
          </table:table-cell>
          <table:table-cell office:value-type="float" office:value="0.3897582" calcext:value-type="float">
            <text:p>0.3897582</text:p>
          </table:table-cell>
          <table:table-cell office:value-type="float" office:value="0.1320908" calcext:value-type="float">
            <text:p>0.1320908</text:p>
          </table:table-cell>
          <table:table-cell office:value-type="float" office:value="0.05648379" calcext:value-type="float">
            <text:p>0.05648379</text:p>
          </table:table-cell>
          <table:table-cell office:value-type="float" office:value="0.05111517" calcext:value-type="float">
            <text:p>0.05111517</text:p>
          </table:table-cell>
          <table:table-cell office:value-type="float" office:value="0.02024891" calcext:value-type="float">
            <text:p>0.02024891</text:p>
          </table:table-cell>
          <table:table-cell office:value-type="float" office:value="0.01371375" calcext:value-type="float">
            <text:p>0.01371375</text:p>
          </table:table-cell>
          <table:table-cell office:value-type="float" office:value="0.03273441" calcext:value-type="float">
            <text:p>0.03273441</text:p>
          </table:table-cell>
          <table:table-cell office:value-type="float" office:value="0.02815062" calcext:value-type="float">
            <text:p>0.02815062</text:p>
          </table:table-cell>
          <table:table-cell office:value-type="float" office:value="0.02394009" calcext:value-type="float">
            <text:p>0.02394009</text:p>
          </table:table-cell>
          <table:table-cell office:value-type="float" office:value="0.02129145" calcext:value-type="float">
            <text:p>0.02129145</text:p>
          </table:table-cell>
          <table:table-cell office:value-type="float" office:value="0.01656559" calcext:value-type="float">
            <text:p>0.01656559</text:p>
          </table:table-cell>
          <table:table-cell office:value-type="float" office:value="0.01151727" calcext:value-type="float">
            <text:p>0.01151727</text:p>
          </table:table-cell>
          <table:table-cell office:value-type="float" office:value="0.007188928" calcext:value-type="float">
            <text:p>0.007188928</text:p>
          </table:table-cell>
          <table:table-cell office:value-type="float" office:value="0" calcext:value-type="float">
            <text:p>0</text:p>
          </table:table-cell>
          <table:table-cell office:value-type="float" office:value="6.858189" calcext:value-type="float">
            <text:p>6.858189</text:p>
          </table:table-cell>
          <table:table-cell office:value-type="float" office:value="28.8534" calcext:value-type="float">
            <text:p>28.8534</text:p>
          </table:table-cell>
          <table:table-cell office:value-type="float" office:value="50.02475" calcext:value-type="float">
            <text:p>50.02475</text:p>
          </table:table-cell>
          <table:table-cell office:value-type="float" office:value="68.05454" calcext:value-type="float">
            <text:p>68.05454</text:p>
          </table:table-cell>
          <table:table-cell office:value-type="float" office:value="72.18958" calcext:value-type="float">
            <text:p>72.18958</text:p>
          </table:table-cell>
          <table:table-cell office:value-type="float" office:value="20.27316" calcext:value-type="float">
            <text:p>20.27316</text:p>
          </table:table-cell>
          <table:table-cell office:value-type="float" office:value="2.343477" calcext:value-type="float">
            <text:p>2.343477</text:p>
          </table:table-cell>
          <table:table-cell office:value-type="float" office:value="7.308805" calcext:value-type="float">
            <text:p>7.308805</text:p>
          </table:table-cell>
          <table:table-cell office:value-type="float" office:value="6.277889" calcext:value-type="float">
            <text:p>6.277889</text:p>
          </table:table-cell>
          <table:table-cell office:value-type="float" office:value="2.784377" calcext:value-type="float">
            <text:p>2.784377</text:p>
          </table:table-cell>
          <table:table-cell office:value-type="float" office:value="1.228756" calcext:value-type="float">
            <text:p>1.228756</text:p>
          </table:table-cell>
          <table:table-cell office:value-type="float" office:value="0.5757277" calcext:value-type="float">
            <text:p>0.5757277</text:p>
          </table:table-cell>
          <table:table-cell office:value-type="float" office:value="0.3606812" calcext:value-type="float">
            <text:p>0.3606812</text:p>
          </table:table-cell>
          <table:table-cell office:value-type="float" office:value="0.3267115" calcext:value-type="float">
            <text:p>0.3267115</text:p>
          </table:table-cell>
          <table:table-cell office:value-type="float" office:value="0" calcext:value-type="float">
            <text:p>0</text:p>
          </table:table-cell>
          <table:table-cell office:value-type="float" office:value="1097.787" calcext:value-type="float">
            <text:p>1097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2287" calcext:value-type="float">
            <text:p>26.42287</text:p>
          </table:table-cell>
          <table:table-cell office:value-type="float" office:value="0" calcext:value-type="float">
            <text:p>0</text:p>
          </table:table-cell>
          <table:table-cell office:value-type="float" office:value="-0.7487288" calcext:value-type="float">
            <text:p>-0.74872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0.57766" calcext:value-type="float">
            <text:p>10.57766</text:p>
          </table:table-cell>
          <table:table-cell office:value-type="float" office:value="1108.318" calcext:value-type="float">
            <text:p>1108.318</text:p>
          </table:table-cell>
          <table:table-cell office:value-type="float" office:value="12.84" calcext:value-type="float">
            <text:p>12.84</text:p>
          </table:table-cell>
          <table:table-cell office:value-type="float" office:value="-23.71235" calcext:value-type="float">
            <text:p>-23.71235</text:p>
          </table:table-cell>
          <table:table-cell office:value-type="float" office:value="0.1834917" calcext:value-type="float">
            <text:p>0.1834917</text:p>
          </table:table-cell>
          <table:table-cell office:value-type="float" office:value="20.21941" calcext:value-type="float">
            <text:p>20.21941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62369" calcext:value-type="float">
            <text:p>0.004062369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65" calcext:value-type="float">
            <text:p>2.06265</text:p>
          </table:table-cell>
          <table:table-cell office:value-type="float" office:value="-0.3268084" calcext:value-type="float">
            <text:p>-0.3268084</text:p>
          </table:table-cell>
          <table:table-cell office:value-type="float" office:value="-0.02138762" calcext:value-type="float">
            <text:p>-0.02138762</text:p>
          </table:table-cell>
          <table:table-cell office:value-type="float" office:value="0.00702251" calcext:value-type="float">
            <text:p>0.00702251</text:p>
          </table:table-cell>
          <table:table-cell office:value-type="float" office:value="19.94644" calcext:value-type="float">
            <text:p>19.94644</text:p>
          </table:table-cell>
          <table:table-cell office:value-type="float" office:value="8.00716" calcext:value-type="float">
            <text:p>8.00716</text:p>
          </table:table-cell>
          <table:table-cell office:value-type="float" office:value="0.235083" calcext:value-type="float">
            <text:p>0.235083</text:p>
          </table:table-cell>
          <table:table-cell office:value-type="float" office:value="0.103512" calcext:value-type="float">
            <text:p>0.103512</text:p>
          </table:table-cell>
          <table:table-cell office:value-type="float" office:value="0.05107542" calcext:value-type="float">
            <text:p>0.05107542</text:p>
          </table:table-cell>
          <table:table-cell office:value-type="float" office:value="0.04542053" calcext:value-type="float">
            <text:p>0.04542053</text:p>
          </table:table-cell>
          <table:table-cell office:value-type="float" office:value="0.02009254" calcext:value-type="float">
            <text:p>0.02009254</text:p>
          </table:table-cell>
          <table:table-cell office:value-type="float" office:value="0.01376445" calcext:value-type="float">
            <text:p>0.01376445</text:p>
          </table:table-cell>
          <table:table-cell office:value-type="float" office:value="0.03272633" calcext:value-type="float">
            <text:p>0.03272633</text:p>
          </table:table-cell>
          <table:table-cell office:value-type="float" office:value="0.02814076" calcext:value-type="float">
            <text:p>0.02814076</text:p>
          </table:table-cell>
          <table:table-cell office:value-type="float" office:value="0.02384951" calcext:value-type="float">
            <text:p>0.02384951</text:p>
          </table:table-cell>
          <table:table-cell office:value-type="float" office:value="0.02131403" calcext:value-type="float">
            <text:p>0.02131403</text:p>
          </table:table-cell>
          <table:table-cell office:value-type="float" office:value="0.0165731" calcext:value-type="float">
            <text:p>0.0165731</text:p>
          </table:table-cell>
          <table:table-cell office:value-type="float" office:value="0.01146691" calcext:value-type="float">
            <text:p>0.01146691</text:p>
          </table:table-cell>
          <table:table-cell office:value-type="float" office:value="0.007195736" calcext:value-type="float">
            <text:p>0.007195736</text:p>
          </table:table-cell>
          <table:table-cell office:value-type="float" office:value="0" calcext:value-type="float">
            <text:p>0</text:p>
          </table:table-cell>
          <table:table-cell office:value-type="float" office:value="11.723" calcext:value-type="float">
            <text:p>11.723</text:p>
          </table:table-cell>
          <table:table-cell office:value-type="float" office:value="28.48096" calcext:value-type="float">
            <text:p>28.48096</text:p>
          </table:table-cell>
          <table:table-cell office:value-type="float" office:value="44.10207" calcext:value-type="float">
            <text:p>44.10207</text:p>
          </table:table-cell>
          <table:table-cell office:value-type="float" office:value="60.49041" calcext:value-type="float">
            <text:p>60.49041</text:p>
          </table:table-cell>
          <table:table-cell office:value-type="float" office:value="64.40877" calcext:value-type="float">
            <text:p>64.40877</text:p>
          </table:table-cell>
          <table:table-cell office:value-type="float" office:value="21.06339" calcext:value-type="float">
            <text:p>21.06339</text:p>
          </table:table-cell>
          <table:table-cell office:value-type="float" office:value="3.633525" calcext:value-type="float">
            <text:p>3.633525</text:p>
          </table:table-cell>
          <table:table-cell office:value-type="float" office:value="7.10325" calcext:value-type="float">
            <text:p>7.10325</text:p>
          </table:table-cell>
          <table:table-cell office:value-type="float" office:value="6.27326" calcext:value-type="float">
            <text:p>6.27326</text:p>
          </table:table-cell>
          <table:table-cell office:value-type="float" office:value="2.799013" calcext:value-type="float">
            <text:p>2.799013</text:p>
          </table:table-cell>
          <table:table-cell office:value-type="float" office:value="1.241529" calcext:value-type="float">
            <text:p>1.241529</text:p>
          </table:table-cell>
          <table:table-cell office:value-type="float" office:value="0.5782785" calcext:value-type="float">
            <text:p>0.5782785</text:p>
          </table:table-cell>
          <table:table-cell office:value-type="float" office:value="0.3616342" calcext:value-type="float">
            <text:p>0.3616342</text:p>
          </table:table-cell>
          <table:table-cell office:value-type="float" office:value="0.326739" calcext:value-type="float">
            <text:p>0.326739</text:p>
          </table:table-cell>
          <table:table-cell office:value-type="float" office:value="0" calcext:value-type="float">
            <text:p>0</text:p>
          </table:table-cell>
          <table:table-cell office:value-type="float" office:value="1090.607" calcext:value-type="float">
            <text:p>1090.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6376" calcext:value-type="float">
            <text:p>26.56376</text:p>
          </table:table-cell>
          <table:table-cell office:value-type="float" office:value="0" calcext:value-type="float">
            <text:p>0</text:p>
          </table:table-cell>
          <table:table-cell office:value-type="float" office:value="-0.7518868" calcext:value-type="float">
            <text:p>-0.75188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0.52908" calcext:value-type="float">
            <text:p>10.52908</text:p>
          </table:table-cell>
          <table:table-cell office:value-type="float" office:value="1108.214" calcext:value-type="float">
            <text:p>1108.214</text:p>
          </table:table-cell>
          <table:table-cell office:value-type="float" office:value="12.84" calcext:value-type="float">
            <text:p>12.84</text:p>
          </table:table-cell>
          <table:table-cell office:value-type="float" office:value="-24.65325" calcext:value-type="float">
            <text:p>-24.65325</text:p>
          </table:table-cell>
          <table:table-cell office:value-type="float" office:value="0.1674687" calcext:value-type="float">
            <text:p>0.1674687</text:p>
          </table:table-cell>
          <table:table-cell office:value-type="float" office:value="19.43217" calcext:value-type="float">
            <text:p>19.43217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73769" calcext:value-type="float">
            <text:p>0.004073769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604" calcext:value-type="float">
            <text:p>2.062604</text:p>
          </table:table-cell>
          <table:table-cell office:value-type="float" office:value="-0.3269665" calcext:value-type="float">
            <text:p>-0.3269665</text:p>
          </table:table-cell>
          <table:table-cell office:value-type="float" office:value="-0.0213687" calcext:value-type="float">
            <text:p>-0.0213687</text:p>
          </table:table-cell>
          <table:table-cell office:value-type="float" office:value="0.007031471" calcext:value-type="float">
            <text:p>0.007031471</text:p>
          </table:table-cell>
          <table:table-cell office:value-type="float" office:value="19.88317" calcext:value-type="float">
            <text:p>19.88317</text:p>
          </table:table-cell>
          <table:table-cell office:value-type="float" office:value="6.623941" calcext:value-type="float">
            <text:p>6.623941</text:p>
          </table:table-cell>
          <table:table-cell office:value-type="float" office:value="0.1716034" calcext:value-type="float">
            <text:p>0.1716034</text:p>
          </table:table-cell>
          <table:table-cell office:value-type="float" office:value="0.09063686" calcext:value-type="float">
            <text:p>0.09063686</text:p>
          </table:table-cell>
          <table:table-cell office:value-type="float" office:value="0.04828189" calcext:value-type="float">
            <text:p>0.04828189</text:p>
          </table:table-cell>
          <table:table-cell office:value-type="float" office:value="0.04264622" calcext:value-type="float">
            <text:p>0.04264622</text:p>
          </table:table-cell>
          <table:table-cell office:value-type="float" office:value="0.01970519" calcext:value-type="float">
            <text:p>0.01970519</text:p>
          </table:table-cell>
          <table:table-cell office:value-type="float" office:value="0.01355285" calcext:value-type="float">
            <text:p>0.01355285</text:p>
          </table:table-cell>
          <table:table-cell office:value-type="float" office:value="0.03269384" calcext:value-type="float">
            <text:p>0.03269384</text:p>
          </table:table-cell>
          <table:table-cell office:value-type="float" office:value="0.02814669" calcext:value-type="float">
            <text:p>0.02814669</text:p>
          </table:table-cell>
          <table:table-cell office:value-type="float" office:value="0.02374854" calcext:value-type="float">
            <text:p>0.02374854</text:p>
          </table:table-cell>
          <table:table-cell office:value-type="float" office:value="0.02133743" calcext:value-type="float">
            <text:p>0.02133743</text:p>
          </table:table-cell>
          <table:table-cell office:value-type="float" office:value="0.01658209" calcext:value-type="float">
            <text:p>0.01658209</text:p>
          </table:table-cell>
          <table:table-cell office:value-type="float" office:value="0.01141675" calcext:value-type="float">
            <text:p>0.01141675</text:p>
          </table:table-cell>
          <table:table-cell office:value-type="float" office:value="0.007202399" calcext:value-type="float">
            <text:p>0.007202399</text:p>
          </table:table-cell>
          <table:table-cell office:value-type="float" office:value="0" calcext:value-type="float">
            <text:p>0</text:p>
          </table:table-cell>
          <table:table-cell office:value-type="float" office:value="8.287126" calcext:value-type="float">
            <text:p>8.287126</text:p>
          </table:table-cell>
          <table:table-cell office:value-type="float" office:value="27.95525" calcext:value-type="float">
            <text:p>27.95525</text:p>
          </table:table-cell>
          <table:table-cell office:value-type="float" office:value="40.76498" calcext:value-type="float">
            <text:p>40.76498</text:p>
          </table:table-cell>
          <table:table-cell office:value-type="float" office:value="57.15311" calcext:value-type="float">
            <text:p>57.15311</text:p>
          </table:table-cell>
          <table:table-cell office:value-type="float" office:value="59.88942" calcext:value-type="float">
            <text:p>59.88942</text:p>
          </table:table-cell>
          <table:table-cell office:value-type="float" office:value="19.8731" calcext:value-type="float">
            <text:p>19.8731</text:p>
          </table:table-cell>
          <table:table-cell office:value-type="float" office:value="3.47914" calcext:value-type="float">
            <text:p>3.47914</text:p>
          </table:table-cell>
          <table:table-cell office:value-type="float" office:value="6.844224" calcext:value-type="float">
            <text:p>6.844224</text:p>
          </table:table-cell>
          <table:table-cell office:value-type="float" office:value="6.27525" calcext:value-type="float">
            <text:p>6.27525</text:p>
          </table:table-cell>
          <table:table-cell office:value-type="float" office:value="2.805203" calcext:value-type="float">
            <text:p>2.805203</text:p>
          </table:table-cell>
          <table:table-cell office:value-type="float" office:value="1.254382" calcext:value-type="float">
            <text:p>1.254382</text:p>
          </table:table-cell>
          <table:table-cell office:value-type="float" office:value="0.5810548" calcext:value-type="float">
            <text:p>0.5810548</text:p>
          </table:table-cell>
          <table:table-cell office:value-type="float" office:value="0.3625639" calcext:value-type="float">
            <text:p>0.3625639</text:p>
          </table:table-cell>
          <table:table-cell office:value-type="float" office:value="0.3267664" calcext:value-type="float">
            <text:p>0.3267664</text:p>
          </table:table-cell>
          <table:table-cell office:value-type="float" office:value="0" calcext:value-type="float">
            <text:p>0</text:p>
          </table:table-cell>
          <table:table-cell office:value-type="float" office:value="1249.579" calcext:value-type="float">
            <text:p>1249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96" calcext:value-type="float">
            <text:p>26.6996</text:p>
          </table:table-cell>
          <table:table-cell office:value-type="float" office:value="0" calcext:value-type="float">
            <text:p>0</text:p>
          </table:table-cell>
          <table:table-cell office:value-type="float" office:value="-0.7519538" calcext:value-type="float">
            <text:p>-0.75195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10.46901" calcext:value-type="float">
            <text:p>10.46901</text:p>
          </table:table-cell>
          <table:table-cell office:value-type="float" office:value="1108.102" calcext:value-type="float">
            <text:p>1108.102</text:p>
          </table:table-cell>
          <table:table-cell office:value-type="float" office:value="12.84" calcext:value-type="float">
            <text:p>12.84</text:p>
          </table:table-cell>
          <table:table-cell office:value-type="float" office:value="-25.68617" calcext:value-type="float">
            <text:p>-25.68617</text:p>
          </table:table-cell>
          <table:table-cell office:value-type="float" office:value="0.1603625" calcext:value-type="float">
            <text:p>0.1603625</text:p>
          </table:table-cell>
          <table:table-cell office:value-type="float" office:value="18.56266" calcext:value-type="float">
            <text:p>18.56266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85168" calcext:value-type="float">
            <text:p>0.004085168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581" calcext:value-type="float">
            <text:p>2.062581</text:p>
          </table:table-cell>
          <table:table-cell office:value-type="float" office:value="-0.3271015" calcext:value-type="float">
            <text:p>-0.3271015</text:p>
          </table:table-cell>
          <table:table-cell office:value-type="float" office:value="-0.02134963" calcext:value-type="float">
            <text:p>-0.02134963</text:p>
          </table:table-cell>
          <table:table-cell office:value-type="float" office:value="0.007040258" calcext:value-type="float">
            <text:p>0.007040258</text:p>
          </table:table-cell>
          <table:table-cell office:value-type="float" office:value="19.799" calcext:value-type="float">
            <text:p>19.799</text:p>
          </table:table-cell>
          <table:table-cell office:value-type="float" office:value="5.719121" calcext:value-type="float">
            <text:p>5.719121</text:p>
          </table:table-cell>
          <table:table-cell office:value-type="float" office:value="0.1540906" calcext:value-type="float">
            <text:p>0.1540906</text:p>
          </table:table-cell>
          <table:table-cell office:value-type="float" office:value="0.09403003" calcext:value-type="float">
            <text:p>0.09403003</text:p>
          </table:table-cell>
          <table:table-cell office:value-type="float" office:value="0.05149492" calcext:value-type="float">
            <text:p>0.05149492</text:p>
          </table:table-cell>
          <table:table-cell office:value-type="float" office:value="0.04448041" calcext:value-type="float">
            <text:p>0.04448041</text:p>
          </table:table-cell>
          <table:table-cell office:value-type="float" office:value="0.0194416" calcext:value-type="float">
            <text:p>0.0194416</text:p>
          </table:table-cell>
          <table:table-cell office:value-type="float" office:value="0.01328134" calcext:value-type="float">
            <text:p>0.01328134</text:p>
          </table:table-cell>
          <table:table-cell office:value-type="float" office:value="0.03264429" calcext:value-type="float">
            <text:p>0.03264429</text:p>
          </table:table-cell>
          <table:table-cell office:value-type="float" office:value="0.02814912" calcext:value-type="float">
            <text:p>0.02814912</text:p>
          </table:table-cell>
          <table:table-cell office:value-type="float" office:value="0.02365701" calcext:value-type="float">
            <text:p>0.02365701</text:p>
          </table:table-cell>
          <table:table-cell office:value-type="float" office:value="0.02136115" calcext:value-type="float">
            <text:p>0.02136115</text:p>
          </table:table-cell>
          <table:table-cell office:value-type="float" office:value="0.01659236" calcext:value-type="float">
            <text:p>0.01659236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0.007208952" calcext:value-type="float">
            <text:p>0.007208952</text:p>
          </table:table-cell>
          <table:table-cell office:value-type="float" office:value="0" calcext:value-type="float">
            <text:p>0</text:p>
          </table:table-cell>
          <table:table-cell office:value-type="float" office:value="5.037197" calcext:value-type="float">
            <text:p>5.037197</text:p>
          </table:table-cell>
          <table:table-cell office:value-type="float" office:value="27.48168" calcext:value-type="float">
            <text:p>27.48168</text:p>
          </table:table-cell>
          <table:table-cell office:value-type="float" office:value="37.56244" calcext:value-type="float">
            <text:p>37.56244</text:p>
          </table:table-cell>
          <table:table-cell office:value-type="float" office:value="53.5461" calcext:value-type="float">
            <text:p>53.5461</text:p>
          </table:table-cell>
          <table:table-cell office:value-type="float" office:value="54.63118" calcext:value-type="float">
            <text:p>54.63118</text:p>
          </table:table-cell>
          <table:table-cell office:value-type="float" office:value="18.64077" calcext:value-type="float">
            <text:p>18.64077</text:p>
          </table:table-cell>
          <table:table-cell office:value-type="float" office:value="2.952029" calcext:value-type="float">
            <text:p>2.952029</text:p>
          </table:table-cell>
          <table:table-cell office:value-type="float" office:value="6.595256" calcext:value-type="float">
            <text:p>6.595256</text:p>
          </table:table-cell>
          <table:table-cell office:value-type="float" office:value="6.250817" calcext:value-type="float">
            <text:p>6.250817</text:p>
          </table:table-cell>
          <table:table-cell office:value-type="float" office:value="2.803596" calcext:value-type="float">
            <text:p>2.803596</text:p>
          </table:table-cell>
          <table:table-cell office:value-type="float" office:value="1.267468" calcext:value-type="float">
            <text:p>1.267468</text:p>
          </table:table-cell>
          <table:table-cell office:value-type="float" office:value="0.5840012" calcext:value-type="float">
            <text:p>0.5840012</text:p>
          </table:table-cell>
          <table:table-cell office:value-type="float" office:value="0.3635028" calcext:value-type="float">
            <text:p>0.3635028</text:p>
          </table:table-cell>
          <table:table-cell office:value-type="float" office:value="0.3267938" calcext:value-type="float">
            <text:p>0.3267938</text:p>
          </table:table-cell>
          <table:table-cell office:value-type="float" office:value="0" calcext:value-type="float">
            <text:p>0</text:p>
          </table:table-cell>
          <table:table-cell office:value-type="float" office:value="1511.125" calcext:value-type="float">
            <text:p>1511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5397" calcext:value-type="float">
            <text:p>26.85397</text:p>
          </table:table-cell>
          <table:table-cell office:value-type="float" office:value="0" calcext:value-type="float">
            <text:p>0</text:p>
          </table:table-cell>
          <table:table-cell office:value-type="float" office:value="-0.7520412" calcext:value-type="float">
            <text:p>-0.75204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10.39828" calcext:value-type="float">
            <text:p>10.39828</text:p>
          </table:table-cell>
          <table:table-cell office:value-type="float" office:value="1107.98" calcext:value-type="float">
            <text:p>1107.98</text:p>
          </table:table-cell>
          <table:table-cell office:value-type="float" office:value="12.84" calcext:value-type="float">
            <text:p>12.84</text:p>
          </table:table-cell>
          <table:table-cell office:value-type="float" office:value="-26.56461" calcext:value-type="float">
            <text:p>-26.56461</text:p>
          </table:table-cell>
          <table:table-cell office:value-type="float" office:value="0.156138" calcext:value-type="float">
            <text:p>0.156138</text:p>
          </table:table-cell>
          <table:table-cell office:value-type="float" office:value="17.86743" calcext:value-type="float">
            <text:p>17.86743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096572" calcext:value-type="float">
            <text:p>0.004096572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558" calcext:value-type="float">
            <text:p>2.062558</text:p>
          </table:table-cell>
          <table:table-cell office:value-type="float" office:value="-0.3272279" calcext:value-type="float">
            <text:p>-0.3272279</text:p>
          </table:table-cell>
          <table:table-cell office:value-type="float" office:value="-0.02133097" calcext:value-type="float">
            <text:p>-0.02133097</text:p>
          </table:table-cell>
          <table:table-cell office:value-type="float" office:value="0.00704915" calcext:value-type="float">
            <text:p>0.00704915</text:p>
          </table:table-cell>
          <table:table-cell office:value-type="float" office:value="19.70418" calcext:value-type="float">
            <text:p>19.70418</text:p>
          </table:table-cell>
          <table:table-cell office:value-type="float" office:value="4.951825" calcext:value-type="float">
            <text:p>4.951825</text:p>
          </table:table-cell>
          <table:table-cell office:value-type="float" office:value="0.151454" calcext:value-type="float">
            <text:p>0.151454</text:p>
          </table:table-cell>
          <table:table-cell office:value-type="float" office:value="0.1022419" calcext:value-type="float">
            <text:p>0.1022419</text:p>
          </table:table-cell>
          <table:table-cell office:value-type="float" office:value="0.05695995" calcext:value-type="float">
            <text:p>0.05695995</text:p>
          </table:table-cell>
          <table:table-cell office:value-type="float" office:value="0.04880768" calcext:value-type="float">
            <text:p>0.04880768</text:p>
          </table:table-cell>
          <table:table-cell office:value-type="float" office:value="0.01931575" calcext:value-type="float">
            <text:p>0.01931575</text:p>
          </table:table-cell>
          <table:table-cell office:value-type="float" office:value="0.01297044" calcext:value-type="float">
            <text:p>0.01297044</text:p>
          </table:table-cell>
          <table:table-cell office:value-type="float" office:value="0.03255688" calcext:value-type="float">
            <text:p>0.03255688</text:p>
          </table:table-cell>
          <table:table-cell office:value-type="float" office:value="0.02813392" calcext:value-type="float">
            <text:p>0.02813392</text:p>
          </table:table-cell>
          <table:table-cell office:value-type="float" office:value="0.02362973" calcext:value-type="float">
            <text:p>0.02362973</text:p>
          </table:table-cell>
          <table:table-cell office:value-type="float" office:value="0.02135032" calcext:value-type="float">
            <text:p>0.02135032</text:p>
          </table:table-cell>
          <table:table-cell office:value-type="float" office:value="0.01660385" calcext:value-type="float">
            <text:p>0.01660385</text:p>
          </table:table-cell>
          <table:table-cell office:value-type="float" office:value="0.01131764" calcext:value-type="float">
            <text:p>0.01131764</text:p>
          </table:table-cell>
          <table:table-cell office:value-type="float" office:value="0.007215387" calcext:value-type="float">
            <text:p>0.007215387</text:p>
          </table:table-cell>
          <table:table-cell office:value-type="float" office:value="0" calcext:value-type="float">
            <text:p>0</text:p>
          </table:table-cell>
          <table:table-cell office:value-type="float" office:value="4.447134" calcext:value-type="float">
            <text:p>4.447134</text:p>
          </table:table-cell>
          <table:table-cell office:value-type="float" office:value="28.46599" calcext:value-type="float">
            <text:p>28.46599</text:p>
          </table:table-cell>
          <table:table-cell office:value-type="float" office:value="36.86443" calcext:value-type="float">
            <text:p>36.86443</text:p>
          </table:table-cell>
          <table:table-cell office:value-type="float" office:value="49.83639" calcext:value-type="float">
            <text:p>49.83639</text:p>
          </table:table-cell>
          <table:table-cell office:value-type="float" office:value="49.79122" calcext:value-type="float">
            <text:p>49.79122</text:p>
          </table:table-cell>
          <table:table-cell office:value-type="float" office:value="17.21443" calcext:value-type="float">
            <text:p>17.21443</text:p>
          </table:table-cell>
          <table:table-cell office:value-type="float" office:value="2.332853" calcext:value-type="float">
            <text:p>2.332853</text:p>
          </table:table-cell>
          <table:table-cell office:value-type="float" office:value="6.363716" calcext:value-type="float">
            <text:p>6.363716</text:p>
          </table:table-cell>
          <table:table-cell office:value-type="float" office:value="6.202098" calcext:value-type="float">
            <text:p>6.202098</text:p>
          </table:table-cell>
          <table:table-cell office:value-type="float" office:value="2.79852" calcext:value-type="float">
            <text:p>2.79852</text:p>
          </table:table-cell>
          <table:table-cell office:value-type="float" office:value="1.275298" calcext:value-type="float">
            <text:p>1.275298</text:p>
          </table:table-cell>
          <table:table-cell office:value-type="float" office:value="0.5870864" calcext:value-type="float">
            <text:p>0.5870864</text:p>
          </table:table-cell>
          <table:table-cell office:value-type="float" office:value="0.3644495" calcext:value-type="float">
            <text:p>0.3644495</text:p>
          </table:table-cell>
          <table:table-cell office:value-type="float" office:value="0.3268212" calcext:value-type="float">
            <text:p>0.3268212</text:p>
          </table:table-cell>
          <table:table-cell office:value-type="float" office:value="0" calcext:value-type="float">
            <text:p>0</text:p>
          </table:table-cell>
          <table:table-cell office:value-type="float" office:value="1831.437" calcext:value-type="float">
            <text:p>1831.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3058" calcext:value-type="float">
            <text:p>27.03058</text:p>
          </table:table-cell>
          <table:table-cell office:value-type="float" office:value="0" calcext:value-type="float">
            <text:p>0</text:p>
          </table:table-cell>
          <table:table-cell office:value-type="float" office:value="-0.7522318" calcext:value-type="float">
            <text:p>-0.75223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0.33611" calcext:value-type="float">
            <text:p>10.33611</text:p>
          </table:table-cell>
          <table:table-cell office:value-type="float" office:value="1107.859" calcext:value-type="float">
            <text:p>1107.859</text:p>
          </table:table-cell>
          <table:table-cell office:value-type="float" office:value="12.84" calcext:value-type="float">
            <text:p>12.84</text:p>
          </table:table-cell>
          <table:table-cell office:value-type="float" office:value="-27.26654" calcext:value-type="float">
            <text:p>-27.26654</text:p>
          </table:table-cell>
          <table:table-cell office:value-type="float" office:value="0.1505352" calcext:value-type="float">
            <text:p>0.1505352</text:p>
          </table:table-cell>
          <table:table-cell office:value-type="float" office:value="17.33795" calcext:value-type="float">
            <text:p>17.33795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108016" calcext:value-type="float">
            <text:p>0.004108016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553" calcext:value-type="float">
            <text:p>2.062553</text:p>
          </table:table-cell>
          <table:table-cell office:value-type="float" office:value="-0.3273325" calcext:value-type="float">
            <text:p>-0.3273325</text:p>
          </table:table-cell>
          <table:table-cell office:value-type="float" office:value="-0.02130844" calcext:value-type="float">
            <text:p>-0.02130844</text:p>
          </table:table-cell>
          <table:table-cell office:value-type="float" office:value="0.007058364" calcext:value-type="float">
            <text:p>0.007058364</text:p>
          </table:table-cell>
          <table:table-cell office:value-type="float" office:value="19.62028" calcext:value-type="float">
            <text:p>19.62028</text:p>
          </table:table-cell>
          <table:table-cell office:value-type="float" office:value="4.246949" calcext:value-type="float">
            <text:p>4.246949</text:p>
          </table:table-cell>
          <table:table-cell office:value-type="float" office:value="0.142414" calcext:value-type="float">
            <text:p>0.142414</text:p>
          </table:table-cell>
          <table:table-cell office:value-type="float" office:value="0.1010792" calcext:value-type="float">
            <text:p>0.1010792</text:p>
          </table:table-cell>
          <table:table-cell office:value-type="float" office:value="0.05751631" calcext:value-type="float">
            <text:p>0.05751631</text:p>
          </table:table-cell>
          <table:table-cell office:value-type="float" office:value="0.04972441" calcext:value-type="float">
            <text:p>0.04972441</text:p>
          </table:table-cell>
          <table:table-cell office:value-type="float" office:value="0.01908746" calcext:value-type="float">
            <text:p>0.01908746</text:p>
          </table:table-cell>
          <table:table-cell office:value-type="float" office:value="0.01274395" calcext:value-type="float">
            <text:p>0.01274395</text:p>
          </table:table-cell>
          <table:table-cell office:value-type="float" office:value="0.03248085" calcext:value-type="float">
            <text:p>0.03248085</text:p>
          </table:table-cell>
          <table:table-cell office:value-type="float" office:value="0.02809652" calcext:value-type="float">
            <text:p>0.02809652</text:p>
          </table:table-cell>
          <table:table-cell office:value-type="float" office:value="0.02361503" calcext:value-type="float">
            <text:p>0.02361503</text:p>
          </table:table-cell>
          <table:table-cell office:value-type="float" office:value="0.0212976" calcext:value-type="float">
            <text:p>0.0212976</text:p>
          </table:table-cell>
          <table:table-cell office:value-type="float" office:value="0.01661694" calcext:value-type="float">
            <text:p>0.01661694</text:p>
          </table:table-cell>
          <table:table-cell office:value-type="float" office:value="0.01126873" calcext:value-type="float">
            <text:p>0.01126873</text:p>
          </table:table-cell>
          <table:table-cell office:value-type="float" office:value="0.007221692" calcext:value-type="float">
            <text:p>0.007221692</text:p>
          </table:table-cell>
          <table:table-cell office:value-type="float" office:value="0" calcext:value-type="float">
            <text:p>0</text:p>
          </table:table-cell>
          <table:table-cell office:value-type="float" office:value="4.273159" calcext:value-type="float">
            <text:p>4.273159</text:p>
          </table:table-cell>
          <table:table-cell office:value-type="float" office:value="29.72849" calcext:value-type="float">
            <text:p>29.72849</text:p>
          </table:table-cell>
          <table:table-cell office:value-type="float" office:value="36.02086" calcext:value-type="float">
            <text:p>36.02086</text:p>
          </table:table-cell>
          <table:table-cell office:value-type="float" office:value="48.22958" calcext:value-type="float">
            <text:p>48.22958</text:p>
          </table:table-cell>
          <table:table-cell office:value-type="float" office:value="46.46311" calcext:value-type="float">
            <text:p>46.46311</text:p>
          </table:table-cell>
          <table:table-cell office:value-type="float" office:value="15.86732" calcext:value-type="float">
            <text:p>15.86732</text:p>
          </table:table-cell>
          <table:table-cell office:value-type="float" office:value="1.733844" calcext:value-type="float">
            <text:p>1.733844</text:p>
          </table:table-cell>
          <table:table-cell office:value-type="float" office:value="6.14698" calcext:value-type="float">
            <text:p>6.14698</text:p>
          </table:table-cell>
          <table:table-cell office:value-type="float" office:value="6.139129" calcext:value-type="float">
            <text:p>6.139129</text:p>
          </table:table-cell>
          <table:table-cell office:value-type="float" office:value="2.792259" calcext:value-type="float">
            <text:p>2.792259</text:p>
          </table:table-cell>
          <table:table-cell office:value-type="float" office:value="1.270207" calcext:value-type="float">
            <text:p>1.270207</text:p>
          </table:table-cell>
          <table:table-cell office:value-type="float" office:value="0.5904428" calcext:value-type="float">
            <text:p>0.5904428</text:p>
          </table:table-cell>
          <table:table-cell office:value-type="float" office:value="0.3654155" calcext:value-type="float">
            <text:p>0.3654155</text:p>
          </table:table-cell>
          <table:table-cell office:value-type="float" office:value="0.3268488" calcext:value-type="float">
            <text:p>0.3268488</text:p>
          </table:table-cell>
          <table:table-cell office:value-type="float" office:value="0" calcext:value-type="float">
            <text:p>0</text:p>
          </table:table-cell>
          <table:table-cell office:value-type="float" office:value="2068.932" calcext:value-type="float">
            <text:p>2068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605" calcext:value-type="float">
            <text:p>27.19605</text:p>
          </table:table-cell>
          <table:table-cell office:value-type="float" office:value="0" calcext:value-type="float">
            <text:p>0</text:p>
          </table:table-cell>
          <table:table-cell office:value-type="float" office:value="-0.7524151" calcext:value-type="float">
            <text:p>-0.75241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0.27392" calcext:value-type="float">
            <text:p>10.27392</text:p>
          </table:table-cell>
          <table:table-cell office:value-type="float" office:value="1107.74" calcext:value-type="float">
            <text:p>1107.74</text:p>
          </table:table-cell>
          <table:table-cell office:value-type="float" office:value="12.84" calcext:value-type="float">
            <text:p>12.84</text:p>
          </table:table-cell>
          <table:table-cell office:value-type="float" office:value="-27.96549" calcext:value-type="float">
            <text:p>-27.96549</text:p>
          </table:table-cell>
          <table:table-cell office:value-type="float" office:value="0.1465633" calcext:value-type="float">
            <text:p>0.1465633</text:p>
          </table:table-cell>
          <table:table-cell office:value-type="float" office:value="16.80992" calcext:value-type="float">
            <text:p>16.80992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11946" calcext:value-type="float">
            <text:p>0.00411946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568" calcext:value-type="float">
            <text:p>2.062568</text:p>
          </table:table-cell>
          <table:table-cell office:value-type="float" office:value="-0.327449" calcext:value-type="float">
            <text:p>-0.327449</text:p>
          </table:table-cell>
          <table:table-cell office:value-type="float" office:value="-0.02128536" calcext:value-type="float">
            <text:p>-0.02128536</text:p>
          </table:table-cell>
          <table:table-cell office:value-type="float" office:value="0.007067708" calcext:value-type="float">
            <text:p>0.007067708</text:p>
          </table:table-cell>
          <table:table-cell office:value-type="float" office:value="19.52977" calcext:value-type="float">
            <text:p>19.52977</text:p>
          </table:table-cell>
          <table:table-cell office:value-type="float" office:value="3.669424" calcext:value-type="float">
            <text:p>3.669424</text:p>
          </table:table-cell>
          <table:table-cell office:value-type="float" office:value="0.1399044" calcext:value-type="float">
            <text:p>0.1399044</text:p>
          </table:table-cell>
          <table:table-cell office:value-type="float" office:value="0.102314" calcext:value-type="float">
            <text:p>0.102314</text:p>
          </table:table-cell>
          <table:table-cell office:value-type="float" office:value="0.05864791" calcext:value-type="float">
            <text:p>0.05864791</text:p>
          </table:table-cell>
          <table:table-cell office:value-type="float" office:value="0.05076886" calcext:value-type="float">
            <text:p>0.05076886</text:p>
          </table:table-cell>
          <table:table-cell office:value-type="float" office:value="0.01885574" calcext:value-type="float">
            <text:p>0.01885574</text:p>
          </table:table-cell>
          <table:table-cell office:value-type="float" office:value="0.01255972" calcext:value-type="float">
            <text:p>0.01255972</text:p>
          </table:table-cell>
          <table:table-cell office:value-type="float" office:value="0.03240489" calcext:value-type="float">
            <text:p>0.03240489</text:p>
          </table:table-cell>
          <table:table-cell office:value-type="float" office:value="0.02804107" calcext:value-type="float">
            <text:p>0.02804107</text:p>
          </table:table-cell>
          <table:table-cell office:value-type="float" office:value="0.0235958" calcext:value-type="float">
            <text:p>0.0235958</text:p>
          </table:table-cell>
          <table:table-cell office:value-type="float" office:value="0.02122346" calcext:value-type="float">
            <text:p>0.02122346</text:p>
          </table:table-cell>
          <table:table-cell office:value-type="float" office:value="0.01663171" calcext:value-type="float">
            <text:p>0.01663171</text:p>
          </table:table-cell>
          <table:table-cell office:value-type="float" office:value="0.01122052" calcext:value-type="float">
            <text:p>0.01122052</text:p>
          </table:table-cell>
          <table:table-cell office:value-type="float" office:value="0.007227876" calcext:value-type="float">
            <text:p>0.007227876</text:p>
          </table:table-cell>
          <table:table-cell office:value-type="float" office:value="0" calcext:value-type="float">
            <text:p>0</text:p>
          </table:table-cell>
          <table:table-cell office:value-type="float" office:value="4.185401" calcext:value-type="float">
            <text:p>4.185401</text:p>
          </table:table-cell>
          <table:table-cell office:value-type="float" office:value="29.93412" calcext:value-type="float">
            <text:p>29.93412</text:p>
          </table:table-cell>
          <table:table-cell office:value-type="float" office:value="35.10087" calcext:value-type="float">
            <text:p>35.10087</text:p>
          </table:table-cell>
          <table:table-cell office:value-type="float" office:value="46.81332" calcext:value-type="float">
            <text:p>46.81332</text:p>
          </table:table-cell>
          <table:table-cell office:value-type="float" office:value="43.77383" calcext:value-type="float">
            <text:p>43.77383</text:p>
          </table:table-cell>
          <table:table-cell office:value-type="float" office:value="14.66443" calcext:value-type="float">
            <text:p>14.66443</text:p>
          </table:table-cell>
          <table:table-cell office:value-type="float" office:value="1.180944" calcext:value-type="float">
            <text:p>1.180944</text:p>
          </table:table-cell>
          <table:table-cell office:value-type="float" office:value="5.942566" calcext:value-type="float">
            <text:p>5.942566</text:p>
          </table:table-cell>
          <table:table-cell office:value-type="float" office:value="6.068907" calcext:value-type="float">
            <text:p>6.068907</text:p>
          </table:table-cell>
          <table:table-cell office:value-type="float" office:value="2.78108" calcext:value-type="float">
            <text:p>2.78108</text:p>
          </table:table-cell>
          <table:table-cell office:value-type="float" office:value="1.253185" calcext:value-type="float">
            <text:p>1.253185</text:p>
          </table:table-cell>
          <table:table-cell office:value-type="float" office:value="0.5941084" calcext:value-type="float">
            <text:p>0.5941084</text:p>
          </table:table-cell>
          <table:table-cell office:value-type="float" office:value="0.3664446" calcext:value-type="float">
            <text:p>0.3664446</text:p>
          </table:table-cell>
          <table:table-cell office:value-type="float" office:value="0.3268764" calcext:value-type="float">
            <text:p>0.3268764</text:p>
          </table:table-cell>
          <table:table-cell office:value-type="float" office:value="0" calcext:value-type="float">
            <text:p>0</text:p>
          </table:table-cell>
          <table:table-cell office:value-type="float" office:value="2310.121" calcext:value-type="float">
            <text:p>2310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6094" calcext:value-type="float">
            <text:p>27.36094</text:p>
          </table:table-cell>
          <table:table-cell office:value-type="float" office:value="0" calcext:value-type="float">
            <text:p>0</text:p>
          </table:table-cell>
          <table:table-cell office:value-type="float" office:value="-0.752588" calcext:value-type="float">
            <text:p>-0.7525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0.21097" calcext:value-type="float">
            <text:p>10.21097</text:p>
          </table:table-cell>
          <table:table-cell office:value-type="float" office:value="1107.62" calcext:value-type="float">
            <text:p>1107.62</text:p>
          </table:table-cell>
          <table:table-cell office:value-type="float" office:value="12.84" calcext:value-type="float">
            <text:p>12.84</text:p>
          </table:table-cell>
          <table:table-cell office:value-type="float" office:value="-28.66463" calcext:value-type="float">
            <text:p>-28.66463</text:p>
          </table:table-cell>
          <table:table-cell office:value-type="float" office:value="0.1433681" calcext:value-type="float">
            <text:p>0.1433681</text:p>
          </table:table-cell>
          <table:table-cell office:value-type="float" office:value="16.28117" calcext:value-type="float">
            <text:p>16.28117</text:p>
          </table:table-cell>
          <table:table-cell office:value-type="float" office:value="0.07209981" calcext:value-type="float">
            <text:p>0.07209981</text:p>
          </table:table-cell>
          <table:table-cell office:value-type="float" office:value="0.004130936" calcext:value-type="float">
            <text:p>0.004130936</text:p>
          </table:table-cell>
          <table:table-cell office:value-type="float" office:value="0.2661295" calcext:value-type="float">
            <text:p>0.2661295</text:p>
          </table:table-cell>
          <table:table-cell office:value-type="float" office:value="2.062591" calcext:value-type="float">
            <text:p>2.062591</text:p>
          </table:table-cell>
          <table:table-cell office:value-type="float" office:value="-0.3278287" calcext:value-type="float">
            <text:p>-0.3278287</text:p>
          </table:table-cell>
          <table:table-cell office:value-type="float" office:value="-0.02125992" calcext:value-type="float">
            <text:p>-0.02125992</text:p>
          </table:table-cell>
          <table:table-cell office:value-type="float" office:value="0.007077136" calcext:value-type="float">
            <text:p>0.007077136</text:p>
          </table:table-cell>
          <table:table-cell office:value-type="float" office:value="19.43245" calcext:value-type="float">
            <text:p>19.43245</text:p>
          </table:table-cell>
          <table:table-cell office:value-type="float" office:value="3.141479" calcext:value-type="float">
            <text:p>3.141479</text:p>
          </table:table-cell>
          <table:table-cell office:value-type="float" office:value="0.1425163" calcext:value-type="float">
            <text:p>0.1425163</text:p>
          </table:table-cell>
          <table:table-cell office:value-type="float" office:value="0.10514" calcext:value-type="float">
            <text:p>0.10514</text:p>
          </table:table-cell>
          <table:table-cell office:value-type="float" office:value="0.06035076" calcext:value-type="float">
            <text:p>0.06035076</text:p>
          </table:table-cell>
          <table:table-cell office:value-type="float" office:value="0.05199203" calcext:value-type="float">
            <text:p>0.05199203</text:p>
          </table:table-cell>
          <table:table-cell office:value-type="float" office:value="0.01856309" calcext:value-type="float">
            <text:p>0.01856309</text:p>
          </table:table-cell>
          <table:table-cell office:value-type="float" office:value="0.01238948" calcext:value-type="float">
            <text:p>0.01238948</text:p>
          </table:table-cell>
          <table:table-cell office:value-type="float" office:value="0.03232039" calcext:value-type="float">
            <text:p>0.03232039</text:p>
          </table:table-cell>
          <table:table-cell office:value-type="float" office:value="0.02796577" calcext:value-type="float">
            <text:p>0.02796577</text:p>
          </table:table-cell>
          <table:table-cell office:value-type="float" office:value="0.023576" calcext:value-type="float">
            <text:p>0.023576</text:p>
          </table:table-cell>
          <table:table-cell office:value-type="float" office:value="0.0211447" calcext:value-type="float">
            <text:p>0.0211447</text:p>
          </table:table-cell>
          <table:table-cell office:value-type="float" office:value="0.01664588" calcext:value-type="float">
            <text:p>0.01664588</text:p>
          </table:table-cell>
          <table:table-cell office:value-type="float" office:value="0.01117298" calcext:value-type="float">
            <text:p>0.01117298</text:p>
          </table:table-cell>
          <table:table-cell office:value-type="float" office:value="0.007233927" calcext:value-type="float">
            <text:p>0.007233927</text:p>
          </table:table-cell>
          <table:table-cell office:value-type="float" office:value="0" calcext:value-type="float">
            <text:p>0</text:p>
          </table:table-cell>
          <table:table-cell office:value-type="float" office:value="4.164386" calcext:value-type="float">
            <text:p>4.164386</text:p>
          </table:table-cell>
          <table:table-cell office:value-type="float" office:value="29.27703" calcext:value-type="float">
            <text:p>29.27703</text:p>
          </table:table-cell>
          <table:table-cell office:value-type="float" office:value="34.08092" calcext:value-type="float">
            <text:p>34.08092</text:p>
          </table:table-cell>
          <table:table-cell office:value-type="float" office:value="45.48249" calcext:value-type="float">
            <text:p>45.48249</text:p>
          </table:table-cell>
          <table:table-cell office:value-type="float" office:value="41.45766" calcext:value-type="float">
            <text:p>41.45766</text:p>
          </table:table-cell>
          <table:table-cell office:value-type="float" office:value="13.66457" calcext:value-type="float">
            <text:p>13.66457</text:p>
          </table:table-cell>
          <table:table-cell office:value-type="float" office:value="0.6600713" calcext:value-type="float">
            <text:p>0.6600713</text:p>
          </table:table-cell>
          <table:table-cell office:value-type="float" office:value="5.742069" calcext:value-type="float">
            <text:p>5.742069</text:p>
          </table:table-cell>
          <table:table-cell office:value-type="float" office:value="5.993534" calcext:value-type="float">
            <text:p>5.993534</text:p>
          </table:table-cell>
          <table:table-cell office:value-type="float" office:value="2.765426" calcext:value-type="float">
            <text:p>2.765426</text:p>
          </table:table-cell>
          <table:table-cell office:value-type="float" office:value="1.224654" calcext:value-type="float">
            <text:p>1.224654</text:p>
          </table:table-cell>
          <table:table-cell office:value-type="float" office:value="0.5974765" calcext:value-type="float">
            <text:p>0.5974765</text:p>
          </table:table-cell>
          <table:table-cell office:value-type="float" office:value="0.3675296" calcext:value-type="float">
            <text:p>0.3675296</text:p>
          </table:table-cell>
          <table:table-cell office:value-type="float" office:value="0.3269044" calcext:value-type="float">
            <text:p>0.3269044</text:p>
          </table:table-cell>
          <table:table-cell office:value-type="float" office:value="0" calcext:value-type="float">
            <text:p>0</text:p>
          </table:table-cell>
          <table:table-cell office:value-type="float" office:value="2559.135" calcext:value-type="float">
            <text:p>2559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2671" calcext:value-type="float">
            <text:p>27.52671</text:p>
          </table:table-cell>
          <table:table-cell office:value-type="float" office:value="0" calcext:value-type="float">
            <text:p>0</text:p>
          </table:table-cell>
          <table:table-cell office:value-type="float" office:value="-0.7527962" calcext:value-type="float">
            <text:p>-0.75279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10.12851" calcext:value-type="float">
            <text:p>10.12851</text:p>
          </table:table-cell>
          <table:table-cell office:value-type="float" office:value="1107.498" calcext:value-type="float">
            <text:p>1107.498</text:p>
          </table:table-cell>
          <table:table-cell office:value-type="float" office:value="12.84" calcext:value-type="float">
            <text:p>12.84</text:p>
          </table:table-cell>
          <table:table-cell office:value-type="float" office:value="-29.32946" calcext:value-type="float">
            <text:p>-29.32946</text:p>
          </table:table-cell>
          <table:table-cell office:value-type="float" office:value="0.1483957" calcext:value-type="float">
            <text:p>0.1483957</text:p>
          </table:table-cell>
          <table:table-cell office:value-type="float" office:value="15.77927" calcext:value-type="float">
            <text:p>15.77927</text:p>
          </table:table-cell>
          <table:table-cell office:value-type="float" office:value="0.07246729" calcext:value-type="float">
            <text:p>0.07246729</text:p>
          </table:table-cell>
          <table:table-cell office:value-type="float" office:value="0.004157846" calcext:value-type="float">
            <text:p>0.004157846</text:p>
          </table:table-cell>
          <table:table-cell office:value-type="float" office:value="0.2676325" calcext:value-type="float">
            <text:p>0.2676325</text:p>
          </table:table-cell>
          <table:table-cell office:value-type="float" office:value="2.064091" calcext:value-type="float">
            <text:p>2.064091</text:p>
          </table:table-cell>
          <table:table-cell office:value-type="float" office:value="-0.3287064" calcext:value-type="float">
            <text:p>-0.3287064</text:p>
          </table:table-cell>
          <table:table-cell office:value-type="float" office:value="-0.02124466" calcext:value-type="float">
            <text:p>-0.02124466</text:p>
          </table:table-cell>
          <table:table-cell office:value-type="float" office:value="0.007086668" calcext:value-type="float">
            <text:p>0.007086668</text:p>
          </table:table-cell>
          <table:table-cell office:value-type="float" office:value="19.28084" calcext:value-type="float">
            <text:p>19.28084</text:p>
          </table:table-cell>
          <table:table-cell office:value-type="float" office:value="3.188609" calcext:value-type="float">
            <text:p>3.188609</text:p>
          </table:table-cell>
          <table:table-cell office:value-type="float" office:value="0.703757" calcext:value-type="float">
            <text:p>0.703757</text:p>
          </table:table-cell>
          <table:table-cell office:value-type="float" office:value="0.1240539" calcext:value-type="float">
            <text:p>0.1240539</text:p>
          </table:table-cell>
          <table:table-cell office:value-type="float" office:value="0.06334201" calcext:value-type="float">
            <text:p>0.06334201</text:p>
          </table:table-cell>
          <table:table-cell office:value-type="float" office:value="0.05434874" calcext:value-type="float">
            <text:p>0.05434874</text:p>
          </table:table-cell>
          <table:table-cell office:value-type="float" office:value="0.01825609" calcext:value-type="float">
            <text:p>0.01825609</text:p>
          </table:table-cell>
          <table:table-cell office:value-type="float" office:value="0.01289155" calcext:value-type="float">
            <text:p>0.01289155</text:p>
          </table:table-cell>
          <table:table-cell office:value-type="float" office:value="0.03228407" calcext:value-type="float">
            <text:p>0.03228407</text:p>
          </table:table-cell>
          <table:table-cell office:value-type="float" office:value="0.02787896" calcext:value-type="float">
            <text:p>0.02787896</text:p>
          </table:table-cell>
          <table:table-cell office:value-type="float" office:value="0.0235569" calcext:value-type="float">
            <text:p>0.0235569</text:p>
          </table:table-cell>
          <table:table-cell office:value-type="float" office:value="0.02110326" calcext:value-type="float">
            <text:p>0.02110326</text:p>
          </table:table-cell>
          <table:table-cell office:value-type="float" office:value="0.01665431" calcext:value-type="float">
            <text:p>0.01665431</text:p>
          </table:table-cell>
          <table:table-cell office:value-type="float" office:value="0.01111343" calcext:value-type="float">
            <text:p>0.01111343</text:p>
          </table:table-cell>
          <table:table-cell office:value-type="float" office:value="0.007239852" calcext:value-type="float">
            <text:p>0.007239852</text:p>
          </table:table-cell>
          <table:table-cell office:value-type="float" office:value="0" calcext:value-type="float">
            <text:p>0</text:p>
          </table:table-cell>
          <table:table-cell office:value-type="float" office:value="4.506337" calcext:value-type="float">
            <text:p>4.506337</text:p>
          </table:table-cell>
          <table:table-cell office:value-type="float" office:value="23.30529" calcext:value-type="float">
            <text:p>23.30529</text:p>
          </table:table-cell>
          <table:table-cell office:value-type="float" office:value="35.97106" calcext:value-type="float">
            <text:p>35.97106</text:p>
          </table:table-cell>
          <table:table-cell office:value-type="float" office:value="44.36686" calcext:value-type="float">
            <text:p>44.36686</text:p>
          </table:table-cell>
          <table:table-cell office:value-type="float" office:value="40.67516" calcext:value-type="float">
            <text:p>40.67516</text:p>
          </table:table-cell>
          <table:table-cell office:value-type="float" office:value="13.10368" calcext:value-type="float">
            <text:p>13.10368</text:p>
          </table:table-cell>
          <table:table-cell office:value-type="float" office:value="0.1778034" calcext:value-type="float">
            <text:p>0.1778034</text:p>
          </table:table-cell>
          <table:table-cell office:value-type="float" office:value="5.548413" calcext:value-type="float">
            <text:p>5.548413</text:p>
          </table:table-cell>
          <table:table-cell office:value-type="float" office:value="5.922315" calcext:value-type="float">
            <text:p>5.922315</text:p>
          </table:table-cell>
          <table:table-cell office:value-type="float" office:value="2.742939" calcext:value-type="float">
            <text:p>2.742939</text:p>
          </table:table-cell>
          <table:table-cell office:value-type="float" office:value="1.198889" calcext:value-type="float">
            <text:p>1.198889</text:p>
          </table:table-cell>
          <table:table-cell office:value-type="float" office:value="0.5968693" calcext:value-type="float">
            <text:p>0.5968693</text:p>
          </table:table-cell>
          <table:table-cell office:value-type="float" office:value="0.3665793" calcext:value-type="float">
            <text:p>0.3665793</text:p>
          </table:table-cell>
          <table:table-cell office:value-type="float" office:value="0.3269341" calcext:value-type="float">
            <text:p>0.3269341</text:p>
          </table:table-cell>
          <table:table-cell office:value-type="float" office:value="0" calcext:value-type="float">
            <text:p>0</text:p>
          </table:table-cell>
          <table:table-cell office:value-type="float" office:value="604.4648" calcext:value-type="float">
            <text:p>604.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1728" calcext:value-type="float">
            <text:p>27.71728</text:p>
          </table:table-cell>
          <table:table-cell office:value-type="float" office:value="0" calcext:value-type="float">
            <text:p>0</text:p>
          </table:table-cell>
          <table:table-cell office:value-type="float" office:value="-0.7688444" calcext:value-type="float">
            <text:p>-0.76884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10.06365" calcext:value-type="float">
            <text:p>10.06365</text:p>
          </table:table-cell>
          <table:table-cell office:value-type="float" office:value="1107.384" calcext:value-type="float">
            <text:p>1107.384</text:p>
          </table:table-cell>
          <table:table-cell office:value-type="float" office:value="12.84" calcext:value-type="float">
            <text:p>12.84</text:p>
          </table:table-cell>
          <table:table-cell office:value-type="float" office:value="-30.02102" calcext:value-type="float">
            <text:p>-30.02102</text:p>
          </table:table-cell>
          <table:table-cell office:value-type="float" office:value="0.1159473" calcext:value-type="float">
            <text:p>0.1159473</text:p>
          </table:table-cell>
          <table:table-cell office:value-type="float" office:value="15.27464" calcext:value-type="float">
            <text:p>15.27464</text:p>
          </table:table-cell>
          <table:table-cell office:value-type="float" office:value="0.07246729" calcext:value-type="float">
            <text:p>0.07246729</text:p>
          </table:table-cell>
          <table:table-cell office:value-type="float" office:value="0.004169408" calcext:value-type="float">
            <text:p>0.004169408</text:p>
          </table:table-cell>
          <table:table-cell office:value-type="float" office:value="0.2676325" calcext:value-type="float">
            <text:p>0.2676325</text:p>
          </table:table-cell>
          <table:table-cell office:value-type="float" office:value="2.064079" calcext:value-type="float">
            <text:p>2.064079</text:p>
          </table:table-cell>
          <table:table-cell office:value-type="float" office:value="-0.3308022" calcext:value-type="float">
            <text:p>-0.3308022</text:p>
          </table:table-cell>
          <table:table-cell office:value-type="float" office:value="-0.02123281" calcext:value-type="float">
            <text:p>-0.02123281</text:p>
          </table:table-cell>
          <table:table-cell office:value-type="float" office:value="0.007096394" calcext:value-type="float">
            <text:p>0.007096394</text:p>
          </table:table-cell>
          <table:table-cell office:value-type="float" office:value="19.23707" calcext:value-type="float">
            <text:p>19.23707</text:p>
          </table:table-cell>
          <table:table-cell office:value-type="float" office:value="1.790265" calcext:value-type="float">
            <text:p>1.790265</text:p>
          </table:table-cell>
          <table:table-cell office:value-type="float" office:value="0.2538837" calcext:value-type="float">
            <text:p>0.2538837</text:p>
          </table:table-cell>
          <table:table-cell office:value-type="float" office:value="0.1082247" calcext:value-type="float">
            <text:p>0.1082247</text:p>
          </table:table-cell>
          <table:table-cell office:value-type="float" office:value="0.06259733" calcext:value-type="float">
            <text:p>0.06259733</text:p>
          </table:table-cell>
          <table:table-cell office:value-type="float" office:value="0.05435568" calcext:value-type="float">
            <text:p>0.05435568</text:p>
          </table:table-cell>
          <table:table-cell office:value-type="float" office:value="0.0181117" calcext:value-type="float">
            <text:p>0.0181117</text:p>
          </table:table-cell>
          <table:table-cell office:value-type="float" office:value="0.01227611" calcext:value-type="float">
            <text:p>0.01227611</text:p>
          </table:table-cell>
          <table:table-cell office:value-type="float" office:value="0.03224907" calcext:value-type="float">
            <text:p>0.03224907</text:p>
          </table:table-cell>
          <table:table-cell office:value-type="float" office:value="0.02779205" calcext:value-type="float">
            <text:p>0.02779205</text:p>
          </table:table-cell>
          <table:table-cell office:value-type="float" office:value="0.02353804" calcext:value-type="float">
            <text:p>0.02353804</text:p>
          </table:table-cell>
          <table:table-cell office:value-type="float" office:value="0.02107752" calcext:value-type="float">
            <text:p>0.02107752</text:p>
          </table:table-cell>
          <table:table-cell office:value-type="float" office:value="0.01666117" calcext:value-type="float">
            <text:p>0.01666117</text:p>
          </table:table-cell>
          <table:table-cell office:value-type="float" office:value="0.0110681" calcext:value-type="float">
            <text:p>0.0110681</text:p>
          </table:table-cell>
          <table:table-cell office:value-type="float" office:value="0.007245667" calcext:value-type="float">
            <text:p>0.007245667</text:p>
          </table:table-cell>
          <table:table-cell office:value-type="float" office:value="0" calcext:value-type="float">
            <text:p>0</text:p>
          </table:table-cell>
          <table:table-cell office:value-type="float" office:value="3.741915" calcext:value-type="float">
            <text:p>3.741915</text:p>
          </table:table-cell>
          <table:table-cell office:value-type="float" office:value="18.63471" calcext:value-type="float">
            <text:p>18.63471</text:p>
          </table:table-cell>
          <table:table-cell office:value-type="float" office:value="31.02482" calcext:value-type="float">
            <text:p>31.02482</text:p>
          </table:table-cell>
          <table:table-cell office:value-type="float" office:value="45.02965" calcext:value-type="float">
            <text:p>45.02965</text:p>
          </table:table-cell>
          <table:table-cell office:value-type="float" office:value="44.03793" calcext:value-type="float">
            <text:p>44.03793</text:p>
          </table:table-cell>
          <table:table-cell office:value-type="float" office:value="12.73094" calcext:value-type="float">
            <text:p>12.73094</text:p>
          </table:table-cell>
          <table:table-cell office:value-type="float" office:value="0.02622084" calcext:value-type="float">
            <text:p>0.02622084</text:p>
          </table:table-cell>
          <table:table-cell office:value-type="float" office:value="5.345654" calcext:value-type="float">
            <text:p>5.345654</text:p>
          </table:table-cell>
          <table:table-cell office:value-type="float" office:value="5.860858" calcext:value-type="float">
            <text:p>5.860858</text:p>
          </table:table-cell>
          <table:table-cell office:value-type="float" office:value="2.718047" calcext:value-type="float">
            <text:p>2.718047</text:p>
          </table:table-cell>
          <table:table-cell office:value-type="float" office:value="1.178459" calcext:value-type="float">
            <text:p>1.178459</text:p>
          </table:table-cell>
          <table:table-cell office:value-type="float" office:value="0.5892518" calcext:value-type="float">
            <text:p>0.5892518</text:p>
          </table:table-cell>
          <table:table-cell office:value-type="float" office:value="0.3680165" calcext:value-type="float">
            <text:p>0.3680165</text:p>
          </table:table-cell>
          <table:table-cell office:value-type="float" office:value="0.3269638" calcext:value-type="float">
            <text:p>0.3269638</text:p>
          </table:table-cell>
          <table:table-cell office:value-type="float" office:value="0" calcext:value-type="float">
            <text:p>0</text:p>
          </table:table-cell>
          <table:table-cell office:value-type="float" office:value="717.3194" calcext:value-type="float">
            <text:p>717.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8046" calcext:value-type="float">
            <text:p>27.88046</text:p>
          </table:table-cell>
          <table:table-cell office:value-type="float" office:value="0" calcext:value-type="float">
            <text:p>0</text:p>
          </table:table-cell>
          <table:table-cell office:value-type="float" office:value="-0.7789735" calcext:value-type="float">
            <text:p>-0.778973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10.00428" calcext:value-type="float">
            <text:p>10.00428</text:p>
          </table:table-cell>
          <table:table-cell office:value-type="float" office:value="1107.266" calcext:value-type="float">
            <text:p>1107.266</text:p>
          </table:table-cell>
          <table:table-cell office:value-type="float" office:value="12.84" calcext:value-type="float">
            <text:p>12.84</text:p>
          </table:table-cell>
          <table:table-cell office:value-type="float" office:value="-30.6748" calcext:value-type="float">
            <text:p>-30.6748</text:p>
          </table:table-cell>
          <table:table-cell office:value-type="float" office:value="0.1122379" calcext:value-type="float">
            <text:p>0.1122379</text:p>
          </table:table-cell>
          <table:table-cell office:value-type="float" office:value="14.78652" calcext:value-type="float">
            <text:p>14.78652</text:p>
          </table:table-cell>
          <table:table-cell office:value-type="float" office:value="0.07246729" calcext:value-type="float">
            <text:p>0.07246729</text:p>
          </table:table-cell>
          <table:table-cell office:value-type="float" office:value="0.004180986" calcext:value-type="float">
            <text:p>0.004180986</text:p>
          </table:table-cell>
          <table:table-cell office:value-type="float" office:value="0.2676325" calcext:value-type="float">
            <text:p>0.2676325</text:p>
          </table:table-cell>
          <table:table-cell office:value-type="float" office:value="2.064094" calcext:value-type="float">
            <text:p>2.064094</text:p>
          </table:table-cell>
          <table:table-cell office:value-type="float" office:value="-0.3308694" calcext:value-type="float">
            <text:p>-0.3308694</text:p>
          </table:table-cell>
          <table:table-cell office:value-type="float" office:value="-0.02121111" calcext:value-type="float">
            <text:p>-0.02121111</text:p>
          </table:table-cell>
          <table:table-cell office:value-type="float" office:value="0.007106155" calcext:value-type="float">
            <text:p>0.007106155</text:p>
          </table:table-cell>
          <table:table-cell office:value-type="float" office:value="19.16427" calcext:value-type="float">
            <text:p>19.16427</text:p>
          </table:table-cell>
          <table:table-cell office:value-type="float" office:value="1.517208" calcext:value-type="float">
            <text:p>1.517208</text:p>
          </table:table-cell>
          <table:table-cell office:value-type="float" office:value="0.2004503" calcext:value-type="float">
            <text:p>0.2004503</text:p>
          </table:table-cell>
          <table:table-cell office:value-type="float" office:value="0.1054451" calcext:value-type="float">
            <text:p>0.1054451</text:p>
          </table:table-cell>
          <table:table-cell office:value-type="float" office:value="0.06161299" calcext:value-type="float">
            <text:p>0.06161299</text:p>
          </table:table-cell>
          <table:table-cell office:value-type="float" office:value="0.05363352" calcext:value-type="float">
            <text:p>0.05363352</text:p>
          </table:table-cell>
          <table:table-cell office:value-type="float" office:value="0.01783663" calcext:value-type="float">
            <text:p>0.01783663</text:p>
          </table:table-cell>
          <table:table-cell office:value-type="float" office:value="0.01187835" calcext:value-type="float">
            <text:p>0.01187835</text:p>
          </table:table-cell>
          <table:table-cell office:value-type="float" office:value="0.03220367" calcext:value-type="float">
            <text:p>0.03220367</text:p>
          </table:table-cell>
          <table:table-cell office:value-type="float" office:value="0.02770863" calcext:value-type="float">
            <text:p>0.02770863</text:p>
          </table:table-cell>
          <table:table-cell office:value-type="float" office:value="0.02352214" calcext:value-type="float">
            <text:p>0.02352214</text:p>
          </table:table-cell>
          <table:table-cell office:value-type="float" office:value="0.02105355" calcext:value-type="float">
            <text:p>0.02105355</text:p>
          </table:table-cell>
          <table:table-cell office:value-type="float" office:value="0.01666785" calcext:value-type="float">
            <text:p>0.01666785</text:p>
          </table:table-cell>
          <table:table-cell office:value-type="float" office:value="0.01102268" calcext:value-type="float">
            <text:p>0.01102268</text:p>
          </table:table-cell>
          <table:table-cell office:value-type="float" office:value="0.007251348" calcext:value-type="float">
            <text:p>0.007251348</text:p>
          </table:table-cell>
          <table:table-cell office:value-type="float" office:value="0" calcext:value-type="float">
            <text:p>0</text:p>
          </table:table-cell>
          <table:table-cell office:value-type="float" office:value="3.223446" calcext:value-type="float">
            <text:p>3.223446</text:p>
          </table:table-cell>
          <table:table-cell office:value-type="float" office:value="17.98159" calcext:value-type="float">
            <text:p>17.98159</text:p>
          </table:table-cell>
          <table:table-cell office:value-type="float" office:value="28.60406" calcext:value-type="float">
            <text:p>28.60406</text:p>
          </table:table-cell>
          <table:table-cell office:value-type="float" office:value="43.311" calcext:value-type="float">
            <text:p>43.311</text:p>
          </table:table-cell>
          <table:table-cell office:value-type="float" office:value="42.29039" calcext:value-type="float">
            <text:p>42.29039</text:p>
          </table:table-cell>
          <table:table-cell office:value-type="float" office:value="12.28299" calcext:value-type="float">
            <text:p>12.28299</text:p>
          </table:table-cell>
          <table:table-cell office:value-type="float" office:value="0.02696549" calcext:value-type="float">
            <text:p>0.02696549</text:p>
          </table:table-cell>
          <table:table-cell office:value-type="float" office:value="5.143733" calcext:value-type="float">
            <text:p>5.143733</text:p>
          </table:table-cell>
          <table:table-cell office:value-type="float" office:value="5.791839" calcext:value-type="float">
            <text:p>5.791839</text:p>
          </table:table-cell>
          <table:table-cell office:value-type="float" office:value="2.691694" calcext:value-type="float">
            <text:p>2.691694</text:p>
          </table:table-cell>
          <table:table-cell office:value-type="float" office:value="1.157626" calcext:value-type="float">
            <text:p>1.157626</text:p>
          </table:table-cell>
          <table:table-cell office:value-type="float" office:value="0.575173" calcext:value-type="float">
            <text:p>0.575173</text:p>
          </table:table-cell>
          <table:table-cell office:value-type="float" office:value="0.3693239" calcext:value-type="float">
            <text:p>0.3693239</text:p>
          </table:table-cell>
          <table:table-cell office:value-type="float" office:value="0.3269933" calcext:value-type="float">
            <text:p>0.3269933</text:p>
          </table:table-cell>
          <table:table-cell office:value-type="float" office:value="0" calcext:value-type="float">
            <text:p>0</text:p>
          </table:table-cell>
          <table:table-cell office:value-type="float" office:value="913.9882" calcext:value-type="float">
            <text:p>913.9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4094" calcext:value-type="float">
            <text:p>28.04094</text:p>
          </table:table-cell>
          <table:table-cell office:value-type="float" office:value="0" calcext:value-type="float">
            <text:p>0</text:p>
          </table:table-cell>
          <table:table-cell office:value-type="float" office:value="-0.7791822" calcext:value-type="float">
            <text:p>-0.77918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9.944869" calcext:value-type="float">
            <text:p>9.944869</text:p>
          </table:table-cell>
          <table:table-cell office:value-type="float" office:value="1107.147" calcext:value-type="float">
            <text:p>1107.147</text:p>
          </table:table-cell>
          <table:table-cell office:value-type="float" office:value="12.84" calcext:value-type="float">
            <text:p>12.84</text:p>
          </table:table-cell>
          <table:table-cell office:value-type="float" office:value="-31.34431" calcext:value-type="float">
            <text:p>-31.34431</text:p>
          </table:table-cell>
          <table:table-cell office:value-type="float" office:value="0.1099371" calcext:value-type="float">
            <text:p>0.1099371</text:p>
          </table:table-cell>
          <table:table-cell office:value-type="float" office:value="14.28142" calcext:value-type="float">
            <text:p>14.28142</text:p>
          </table:table-cell>
          <table:table-cell office:value-type="float" office:value="0.07246729" calcext:value-type="float">
            <text:p>0.07246729</text:p>
          </table:table-cell>
          <table:table-cell office:value-type="float" office:value="0.004189685" calcext:value-type="float">
            <text:p>0.004189685</text:p>
          </table:table-cell>
          <table:table-cell office:value-type="float" office:value="0.2676325" calcext:value-type="float">
            <text:p>0.2676325</text:p>
          </table:table-cell>
          <table:table-cell office:value-type="float" office:value="2.064124" calcext:value-type="float">
            <text:p>2.064124</text:p>
          </table:table-cell>
          <table:table-cell office:value-type="float" office:value="-0.3309402" calcext:value-type="float">
            <text:p>-0.3309402</text:p>
          </table:table-cell>
          <table:table-cell office:value-type="float" office:value="-0.02118672" calcext:value-type="float">
            <text:p>-0.02118672</text:p>
          </table:table-cell>
          <table:table-cell office:value-type="float" office:value="0.00711588" calcext:value-type="float">
            <text:p>0.00711588</text:p>
          </table:table-cell>
          <table:table-cell office:value-type="float" office:value="19.08575" calcext:value-type="float">
            <text:p>19.08575</text:p>
          </table:table-cell>
          <table:table-cell office:value-type="float" office:value="1.29686" calcext:value-type="float">
            <text:p>1.29686</text:p>
          </table:table-cell>
          <table:table-cell office:value-type="float" office:value="0.1690202" calcext:value-type="float">
            <text:p>0.1690202</text:p>
          </table:table-cell>
          <table:table-cell office:value-type="float" office:value="0.1038335" calcext:value-type="float">
            <text:p>0.1038335</text:p>
          </table:table-cell>
          <table:table-cell office:value-type="float" office:value="0.06119054" calcext:value-type="float">
            <text:p>0.06119054</text:p>
          </table:table-cell>
          <table:table-cell office:value-type="float" office:value="0.05341593" calcext:value-type="float">
            <text:p>0.05341593</text:p>
          </table:table-cell>
          <table:table-cell office:value-type="float" office:value="0.01754836" calcext:value-type="float">
            <text:p>0.01754836</text:p>
          </table:table-cell>
          <table:table-cell office:value-type="float" office:value="0.01155392" calcext:value-type="float">
            <text:p>0.01155392</text:p>
          </table:table-cell>
          <table:table-cell office:value-type="float" office:value="0.032173" calcext:value-type="float">
            <text:p>0.032173</text:p>
          </table:table-cell>
          <table:table-cell office:value-type="float" office:value="0.02762732" calcext:value-type="float">
            <text:p>0.02762732</text:p>
          </table:table-cell>
          <table:table-cell office:value-type="float" office:value="0.0235108" calcext:value-type="float">
            <text:p>0.0235108</text:p>
          </table:table-cell>
          <table:table-cell office:value-type="float" office:value="0.02103124" calcext:value-type="float">
            <text:p>0.02103124</text:p>
          </table:table-cell>
          <table:table-cell office:value-type="float" office:value="0.01667425" calcext:value-type="float">
            <text:p>0.01667425</text:p>
          </table:table-cell>
          <table:table-cell office:value-type="float" office:value="0.01097727" calcext:value-type="float">
            <text:p>0.01097727</text:p>
          </table:table-cell>
          <table:table-cell office:value-type="float" office:value="0.007256918" calcext:value-type="float">
            <text:p>0.007256918</text:p>
          </table:table-cell>
          <table:table-cell office:value-type="float" office:value="0" calcext:value-type="float">
            <text:p>0</text:p>
          </table:table-cell>
          <table:table-cell office:value-type="float" office:value="2.833286" calcext:value-type="float">
            <text:p>2.833286</text:p>
          </table:table-cell>
          <table:table-cell office:value-type="float" office:value="17.23963" calcext:value-type="float">
            <text:p>17.23963</text:p>
          </table:table-cell>
          <table:table-cell office:value-type="float" office:value="26.7702" calcext:value-type="float">
            <text:p>26.7702</text:p>
          </table:table-cell>
          <table:table-cell office:value-type="float" office:value="41.50984" calcext:value-type="float">
            <text:p>41.50984</text:p>
          </table:table-cell>
          <table:table-cell office:value-type="float" office:value="39.70552" calcext:value-type="float">
            <text:p>39.70552</text:p>
          </table:table-cell>
          <table:table-cell office:value-type="float" office:value="11.73526" calcext:value-type="float">
            <text:p>11.73526</text:p>
          </table:table-cell>
          <table:table-cell office:value-type="float" office:value="0.02507795" calcext:value-type="float">
            <text:p>0.02507795</text:p>
          </table:table-cell>
          <table:table-cell office:value-type="float" office:value="4.957882" calcext:value-type="float">
            <text:p>4.957882</text:p>
          </table:table-cell>
          <table:table-cell office:value-type="float" office:value="5.717467" calcext:value-type="float">
            <text:p>5.717467</text:p>
          </table:table-cell>
          <table:table-cell office:value-type="float" office:value="2.664283" calcext:value-type="float">
            <text:p>2.664283</text:p>
          </table:table-cell>
          <table:table-cell office:value-type="float" office:value="1.135863" calcext:value-type="float">
            <text:p>1.135863</text:p>
          </table:table-cell>
          <table:table-cell office:value-type="float" office:value="0.5558547" calcext:value-type="float">
            <text:p>0.5558547</text:p>
          </table:table-cell>
          <table:table-cell office:value-type="float" office:value="0.3705112" calcext:value-type="float">
            <text:p>0.3705112</text:p>
          </table:table-cell>
          <table:table-cell office:value-type="float" office:value="0.3270229" calcext:value-type="float">
            <text:p>0.3270229</text:p>
          </table:table-cell>
          <table:table-cell office:value-type="float" office:value="0" calcext:value-type="float">
            <text:p>0</text:p>
          </table:table-cell>
          <table:table-cell office:value-type="float" office:value="1103.781" calcext:value-type="float">
            <text:p>1103.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0159" calcext:value-type="float">
            <text:p>28.20159</text:p>
          </table:table-cell>
          <table:table-cell office:value-type="float" office:value="0" calcext:value-type="float">
            <text:p>0</text:p>
          </table:table-cell>
          <table:table-cell office:value-type="float" office:value="-0.779373" calcext:value-type="float">
            <text:p>-0.7793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9.890286" calcext:value-type="float">
            <text:p>9.890286</text:p>
          </table:table-cell>
          <table:table-cell office:value-type="float" office:value="1107.039" calcext:value-type="float">
            <text:p>1107.039</text:p>
          </table:table-cell>
          <table:table-cell office:value-type="float" office:value="12.84" calcext:value-type="float">
            <text:p>12.84</text:p>
          </table:table-cell>
          <table:table-cell office:value-type="float" office:value="-31.95236" calcext:value-type="float">
            <text:p>-31.95236</text:p>
          </table:table-cell>
          <table:table-cell office:value-type="float" office:value="0.097504" calcext:value-type="float">
            <text:p>0.097504</text:p>
          </table:table-cell>
          <table:table-cell office:value-type="float" office:value="13.8236" calcext:value-type="float">
            <text:p>13.8236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0616" calcext:value-type="float">
            <text:p>0.00420616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554" calcext:value-type="float">
            <text:p>2.06554</text:p>
          </table:table-cell>
          <table:table-cell office:value-type="float" office:value="-0.3312446" calcext:value-type="float">
            <text:p>-0.3312446</text:p>
          </table:table-cell>
          <table:table-cell office:value-type="float" office:value="-0.02117172" calcext:value-type="float">
            <text:p>-0.02117172</text:p>
          </table:table-cell>
          <table:table-cell office:value-type="float" office:value="0.007125569" calcext:value-type="float">
            <text:p>0.007125569</text:p>
          </table:table-cell>
          <table:table-cell office:value-type="float" office:value="19.02101" calcext:value-type="float">
            <text:p>19.02101</text:p>
          </table:table-cell>
          <table:table-cell office:value-type="float" office:value="0.9562944" calcext:value-type="float">
            <text:p>0.9562944</text:p>
          </table:table-cell>
          <table:table-cell office:value-type="float" office:value="0.1554688" calcext:value-type="float">
            <text:p>0.1554688</text:p>
          </table:table-cell>
          <table:table-cell office:value-type="float" office:value="0.09586772" calcext:value-type="float">
            <text:p>0.09586772</text:p>
          </table:table-cell>
          <table:table-cell office:value-type="float" office:value="0.05793669" calcext:value-type="float">
            <text:p>0.05793669</text:p>
          </table:table-cell>
          <table:table-cell office:value-type="float" office:value="0.05102434" calcext:value-type="float">
            <text:p>0.05102434</text:p>
          </table:table-cell>
          <table:table-cell office:value-type="float" office:value="0.01729457" calcext:value-type="float">
            <text:p>0.01729457</text:p>
          </table:table-cell>
          <table:table-cell office:value-type="float" office:value="0.01169985" calcext:value-type="float">
            <text:p>0.01169985</text:p>
          </table:table-cell>
          <table:table-cell office:value-type="float" office:value="0.03223896" calcext:value-type="float">
            <text:p>0.03223896</text:p>
          </table:table-cell>
          <table:table-cell office:value-type="float" office:value="0.02755498" calcext:value-type="float">
            <text:p>0.02755498</text:p>
          </table:table-cell>
          <table:table-cell office:value-type="float" office:value="0.02350485" calcext:value-type="float">
            <text:p>0.02350485</text:p>
          </table:table-cell>
          <table:table-cell office:value-type="float" office:value="0.02101167" calcext:value-type="float">
            <text:p>0.02101167</text:p>
          </table:table-cell>
          <table:table-cell office:value-type="float" office:value="0.01667974" calcext:value-type="float">
            <text:p>0.01667974</text:p>
          </table:table-cell>
          <table:table-cell office:value-type="float" office:value="0.01091951" calcext:value-type="float">
            <text:p>0.01091951</text:p>
          </table:table-cell>
          <table:table-cell office:value-type="float" office:value="0.007262363" calcext:value-type="float">
            <text:p>0.007262363</text:p>
          </table:table-cell>
          <table:table-cell office:value-type="float" office:value="0" calcext:value-type="float">
            <text:p>0</text:p>
          </table:table-cell>
          <table:table-cell office:value-type="float" office:value="1.659576" calcext:value-type="float">
            <text:p>1.659576</text:p>
          </table:table-cell>
          <table:table-cell office:value-type="float" office:value="11.43307" calcext:value-type="float">
            <text:p>11.43307</text:p>
          </table:table-cell>
          <table:table-cell office:value-type="float" office:value="25.31306" calcext:value-type="float">
            <text:p>25.31306</text:p>
          </table:table-cell>
          <table:table-cell office:value-type="float" office:value="41.35897" calcext:value-type="float">
            <text:p>41.35897</text:p>
          </table:table-cell>
          <table:table-cell office:value-type="float" office:value="42.19605" calcext:value-type="float">
            <text:p>42.19605</text:p>
          </table:table-cell>
          <table:table-cell office:value-type="float" office:value="11.3104" calcext:value-type="float">
            <text:p>11.3104</text:p>
          </table:table-cell>
          <table:table-cell office:value-type="float" office:value="0.02563124" calcext:value-type="float">
            <text:p>0.02563124</text:p>
          </table:table-cell>
          <table:table-cell office:value-type="float" office:value="4.782586" calcext:value-type="float">
            <text:p>4.782586</text:p>
          </table:table-cell>
          <table:table-cell office:value-type="float" office:value="5.645082" calcext:value-type="float">
            <text:p>5.645082</text:p>
          </table:table-cell>
          <table:table-cell office:value-type="float" office:value="2.636103" calcext:value-type="float">
            <text:p>2.636103</text:p>
          </table:table-cell>
          <table:table-cell office:value-type="float" office:value="1.113497" calcext:value-type="float">
            <text:p>1.113497</text:p>
          </table:table-cell>
          <table:table-cell office:value-type="float" office:value="0.5323739" calcext:value-type="float">
            <text:p>0.5323739</text:p>
          </table:table-cell>
          <table:table-cell office:value-type="float" office:value="0.3694907" calcext:value-type="float">
            <text:p>0.3694907</text:p>
          </table:table-cell>
          <table:table-cell office:value-type="float" office:value="0.3270524" calcext:value-type="float">
            <text:p>0.3270524</text:p>
          </table:table-cell>
          <table:table-cell office:value-type="float" office:value="0" calcext:value-type="float">
            <text:p>0</text:p>
          </table:table-cell>
          <table:table-cell office:value-type="float" office:value="211.0802" calcext:value-type="float">
            <text:p>211.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4689" calcext:value-type="float">
            <text:p>28.34689</text:p>
          </table:table-cell>
          <table:table-cell office:value-type="float" office:value="0" calcext:value-type="float">
            <text:p>0</text:p>
          </table:table-cell>
          <table:table-cell office:value-type="float" office:value="-0.782564" calcext:value-type="float">
            <text:p>-0.7825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9.842096" calcext:value-type="float">
            <text:p>9.842096</text:p>
          </table:table-cell>
          <table:table-cell office:value-type="float" office:value="1106.939" calcext:value-type="float">
            <text:p>1106.939</text:p>
          </table:table-cell>
          <table:table-cell office:value-type="float" office:value="12.84" calcext:value-type="float">
            <text:p>12.84</text:p>
          </table:table-cell>
          <table:table-cell office:value-type="float" office:value="-32.5527" calcext:value-type="float">
            <text:p>-32.5527</text:p>
          </table:table-cell>
          <table:table-cell office:value-type="float" office:value="0.09235727" calcext:value-type="float">
            <text:p>0.09235727</text:p>
          </table:table-cell>
          <table:table-cell office:value-type="float" office:value="13.36183" calcext:value-type="float">
            <text:p>13.36183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17782" calcext:value-type="float">
            <text:p>0.004217782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5538" calcext:value-type="float">
            <text:p>2.065538</text:p>
          </table:table-cell>
          <table:table-cell office:value-type="float" office:value="-0.3313601" calcext:value-type="float">
            <text:p>-0.3313601</text:p>
          </table:table-cell>
          <table:table-cell office:value-type="float" office:value="-0.02116495" calcext:value-type="float">
            <text:p>-0.02116495</text:p>
          </table:table-cell>
          <table:table-cell office:value-type="float" office:value="0.007135003" calcext:value-type="float">
            <text:p>0.007135003</text:p>
          </table:table-cell>
          <table:table-cell office:value-type="float" office:value="18.97997" calcext:value-type="float">
            <text:p>18.97997</text:p>
          </table:table-cell>
          <table:table-cell office:value-type="float" office:value="0.6138406" calcext:value-type="float">
            <text:p>0.6138406</text:p>
          </table:table-cell>
          <table:table-cell office:value-type="float" office:value="0.125382" calcext:value-type="float">
            <text:p>0.125382</text:p>
          </table:table-cell>
          <table:table-cell office:value-type="float" office:value="0.08742871" calcext:value-type="float">
            <text:p>0.08742871</text:p>
          </table:table-cell>
          <table:table-cell office:value-type="float" office:value="0.05306728" calcext:value-type="float">
            <text:p>0.05306728</text:p>
          </table:table-cell>
          <table:table-cell office:value-type="float" office:value="0.04714974" calcext:value-type="float">
            <text:p>0.04714974</text:p>
          </table:table-cell>
          <table:table-cell office:value-type="float" office:value="0.01738576" calcext:value-type="float">
            <text:p>0.01738576</text:p>
          </table:table-cell>
          <table:table-cell office:value-type="float" office:value="0.01122347" calcext:value-type="float">
            <text:p>0.01122347</text:p>
          </table:table-cell>
          <table:table-cell office:value-type="float" office:value="0.03234911" calcext:value-type="float">
            <text:p>0.03234911</text:p>
          </table:table-cell>
          <table:table-cell office:value-type="float" office:value="0.02751311" calcext:value-type="float">
            <text:p>0.02751311</text:p>
          </table:table-cell>
          <table:table-cell office:value-type="float" office:value="0.02350719" calcext:value-type="float">
            <text:p>0.02350719</text:p>
          </table:table-cell>
          <table:table-cell office:value-type="float" office:value="0.02099799" calcext:value-type="float">
            <text:p>0.02099799</text:p>
          </table:table-cell>
          <table:table-cell office:value-type="float" office:value="0.01668474" calcext:value-type="float">
            <text:p>0.01668474</text:p>
          </table:table-cell>
          <table:table-cell office:value-type="float" office:value="0.01087573" calcext:value-type="float">
            <text:p>0.01087573</text:p>
          </table:table-cell>
          <table:table-cell office:value-type="float" office:value="0.007267691" calcext:value-type="float">
            <text:p>0.007267691</text:p>
          </table:table-cell>
          <table:table-cell office:value-type="float" office:value="0" calcext:value-type="float">
            <text:p>0</text:p>
          </table:table-cell>
          <table:table-cell office:value-type="float" office:value="1.887055" calcext:value-type="float">
            <text:p>1.887055</text:p>
          </table:table-cell>
          <table:table-cell office:value-type="float" office:value="9.2977" calcext:value-type="float">
            <text:p>9.2977</text:p>
          </table:table-cell>
          <table:table-cell office:value-type="float" office:value="20.88699" calcext:value-type="float">
            <text:p>20.88699</text:p>
          </table:table-cell>
          <table:table-cell office:value-type="float" office:value="37.54716" calcext:value-type="float">
            <text:p>37.54716</text:p>
          </table:table-cell>
          <table:table-cell office:value-type="float" office:value="42.19902" calcext:value-type="float">
            <text:p>42.19902</text:p>
          </table:table-cell>
          <table:table-cell office:value-type="float" office:value="12.49906" calcext:value-type="float">
            <text:p>12.49906</text:p>
          </table:table-cell>
          <table:table-cell office:value-type="float" office:value="0.03280821" calcext:value-type="float">
            <text:p>0.03280821</text:p>
          </table:table-cell>
          <table:table-cell office:value-type="float" office:value="4.616192" calcext:value-type="float">
            <text:p>4.616192</text:p>
          </table:table-cell>
          <table:table-cell office:value-type="float" office:value="5.587255" calcext:value-type="float">
            <text:p>5.587255</text:p>
          </table:table-cell>
          <table:table-cell office:value-type="float" office:value="2.609624" calcext:value-type="float">
            <text:p>2.609624</text:p>
          </table:table-cell>
          <table:table-cell office:value-type="float" office:value="1.091384" calcext:value-type="float">
            <text:p>1.091384</text:p>
          </table:table-cell>
          <table:table-cell office:value-type="float" office:value="0.5061976" calcext:value-type="float">
            <text:p>0.5061976</text:p>
          </table:table-cell>
          <table:table-cell office:value-type="float" office:value="0.3707792" calcext:value-type="float">
            <text:p>0.3707792</text:p>
          </table:table-cell>
          <table:table-cell office:value-type="float" office:value="0.3270818" calcext:value-type="float">
            <text:p>0.3270818</text:p>
          </table:table-cell>
          <table:table-cell office:value-type="float" office:value="0" calcext:value-type="float">
            <text:p>0</text:p>
          </table:table-cell>
          <table:table-cell office:value-type="float" office:value="260.1396" calcext:value-type="float">
            <text:p>260.1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796" calcext:value-type="float">
            <text:p>28.4796</text:p>
          </table:table-cell>
          <table:table-cell office:value-type="float" office:value="0" calcext:value-type="float">
            <text:p>0</text:p>
          </table:table-cell>
          <table:table-cell office:value-type="float" office:value="-0.7830123" calcext:value-type="float">
            <text:p>-0.78301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9.793519" calcext:value-type="float">
            <text:p>9.793519</text:p>
          </table:table-cell>
          <table:table-cell office:value-type="float" office:value="1106.838" calcext:value-type="float">
            <text:p>1106.838</text:p>
          </table:table-cell>
          <table:table-cell office:value-type="float" office:value="12.84" calcext:value-type="float">
            <text:p>12.84</text:p>
          </table:table-cell>
          <table:table-cell office:value-type="float" office:value="-33.17485" calcext:value-type="float">
            <text:p>-33.17485</text:p>
          </table:table-cell>
          <table:table-cell office:value-type="float" office:value="0.09047364" calcext:value-type="float">
            <text:p>0.09047364</text:p>
          </table:table-cell>
          <table:table-cell office:value-type="float" office:value="12.87626" calcext:value-type="float">
            <text:p>12.87626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29425" calcext:value-type="float">
            <text:p>0.004229425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5561" calcext:value-type="float">
            <text:p>2.065561</text:p>
          </table:table-cell>
          <table:table-cell office:value-type="float" office:value="-0.3314164" calcext:value-type="float">
            <text:p>-0.3314164</text:p>
          </table:table-cell>
          <table:table-cell office:value-type="float" office:value="-0.02115676" calcext:value-type="float">
            <text:p>-0.02115676</text:p>
          </table:table-cell>
          <table:table-cell office:value-type="float" office:value="0.007144143" calcext:value-type="float">
            <text:p>0.007144143</text:p>
          </table:table-cell>
          <table:table-cell office:value-type="float" office:value="18.93236" calcext:value-type="float">
            <text:p>18.93236</text:p>
          </table:table-cell>
          <table:table-cell office:value-type="float" office:value="0.4336247" calcext:value-type="float">
            <text:p>0.4336247</text:p>
          </table:table-cell>
          <table:table-cell office:value-type="float" office:value="0.1149715" calcext:value-type="float">
            <text:p>0.1149715</text:p>
          </table:table-cell>
          <table:table-cell office:value-type="float" office:value="0.08533879" calcext:value-type="float">
            <text:p>0.08533879</text:p>
          </table:table-cell>
          <table:table-cell office:value-type="float" office:value="0.05141335" calcext:value-type="float">
            <text:p>0.05141335</text:p>
          </table:table-cell>
          <table:table-cell office:value-type="float" office:value="0.04549584" calcext:value-type="float">
            <text:p>0.04549584</text:p>
          </table:table-cell>
          <table:table-cell office:value-type="float" office:value="0.01725953" calcext:value-type="float">
            <text:p>0.01725953</text:p>
          </table:table-cell>
          <table:table-cell office:value-type="float" office:value="0.01106683" calcext:value-type="float">
            <text:p>0.01106683</text:p>
          </table:table-cell>
          <table:table-cell office:value-type="float" office:value="0.03242164" calcext:value-type="float">
            <text:p>0.03242164</text:p>
          </table:table-cell>
          <table:table-cell office:value-type="float" office:value="0.02748738" calcext:value-type="float">
            <text:p>0.02748738</text:p>
          </table:table-cell>
          <table:table-cell office:value-type="float" office:value="0.02351478" calcext:value-type="float">
            <text:p>0.02351478</text:p>
          </table:table-cell>
          <table:table-cell office:value-type="float" office:value="0.02099189" calcext:value-type="float">
            <text:p>0.02099189</text:p>
          </table:table-cell>
          <table:table-cell office:value-type="float" office:value="0.0166905" calcext:value-type="float">
            <text:p>0.0166905</text:p>
          </table:table-cell>
          <table:table-cell office:value-type="float" office:value="0.0108318" calcext:value-type="float">
            <text:p>0.0108318</text:p>
          </table:table-cell>
          <table:table-cell office:value-type="float" office:value="0.007272898" calcext:value-type="float">
            <text:p>0.007272898</text:p>
          </table:table-cell>
          <table:table-cell office:value-type="float" office:value="0" calcext:value-type="float">
            <text:p>0</text:p>
          </table:table-cell>
          <table:table-cell office:value-type="float" office:value="1.798811" calcext:value-type="float">
            <text:p>1.798811</text:p>
          </table:table-cell>
          <table:table-cell office:value-type="float" office:value="8.003903" calcext:value-type="float">
            <text:p>8.003903</text:p>
          </table:table-cell>
          <table:table-cell office:value-type="float" office:value="18.60188" calcext:value-type="float">
            <text:p>18.60188</text:p>
          </table:table-cell>
          <table:table-cell office:value-type="float" office:value="35.38295" calcext:value-type="float">
            <text:p>35.38295</text:p>
          </table:table-cell>
          <table:table-cell office:value-type="float" office:value="39.86337" calcext:value-type="float">
            <text:p>39.86337</text:p>
          </table:table-cell>
          <table:table-cell office:value-type="float" office:value="12.36621" calcext:value-type="float">
            <text:p>12.36621</text:p>
          </table:table-cell>
          <table:table-cell office:value-type="float" office:value="0.03232238" calcext:value-type="float">
            <text:p>0.03232238</text:p>
          </table:table-cell>
          <table:table-cell office:value-type="float" office:value="4.464354" calcext:value-type="float">
            <text:p>4.464354</text:p>
          </table:table-cell>
          <table:table-cell office:value-type="float" office:value="5.529343" calcext:value-type="float">
            <text:p>5.529343</text:p>
          </table:table-cell>
          <table:table-cell office:value-type="float" office:value="2.585145" calcext:value-type="float">
            <text:p>2.585145</text:p>
          </table:table-cell>
          <table:table-cell office:value-type="float" office:value="1.069709" calcext:value-type="float">
            <text:p>1.069709</text:p>
          </table:table-cell>
          <table:table-cell office:value-type="float" office:value="0.4802932" calcext:value-type="float">
            <text:p>0.4802932</text:p>
          </table:table-cell>
          <table:table-cell office:value-type="float" office:value="0.371895" calcext:value-type="float">
            <text:p>0.371895</text:p>
          </table:table-cell>
          <table:table-cell office:value-type="float" office:value="0.3271112" calcext:value-type="float">
            <text:p>0.3271112</text:p>
          </table:table-cell>
          <table:table-cell office:value-type="float" office:value="0" calcext:value-type="float">
            <text:p>0</text:p>
          </table:table-cell>
          <table:table-cell office:value-type="float" office:value="345.9116" calcext:value-type="float">
            <text:p>345.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1279" calcext:value-type="float">
            <text:p>28.61279</text:p>
          </table:table-cell>
          <table:table-cell office:value-type="float" office:value="0" calcext:value-type="float">
            <text:p>0</text:p>
          </table:table-cell>
          <table:table-cell office:value-type="float" office:value="-0.7832232" calcext:value-type="float">
            <text:p>-0.78322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9.741128" calcext:value-type="float">
            <text:p>9.741128</text:p>
          </table:table-cell>
          <table:table-cell office:value-type="float" office:value="1106.732" calcext:value-type="float">
            <text:p>1106.732</text:p>
          </table:table-cell>
          <table:table-cell office:value-type="float" office:value="12.84" calcext:value-type="float">
            <text:p>12.84</text:p>
          </table:table-cell>
          <table:table-cell office:value-type="float" office:value="-33.83541" calcext:value-type="float">
            <text:p>-33.83541</text:p>
          </table:table-cell>
          <table:table-cell office:value-type="float" office:value="0.09070679" calcext:value-type="float">
            <text:p>0.09070679</text:p>
          </table:table-cell>
          <table:table-cell office:value-type="float" office:value="12.35825" calcext:value-type="float">
            <text:p>12.35825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3231" calcext:value-type="float">
            <text:p>0.00423231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5604" calcext:value-type="float">
            <text:p>2.065604</text:p>
          </table:table-cell>
          <table:table-cell office:value-type="float" office:value="-0.3314657" calcext:value-type="float">
            <text:p>-0.3314657</text:p>
          </table:table-cell>
          <table:table-cell office:value-type="float" office:value="-0.02114052" calcext:value-type="float">
            <text:p>-0.02114052</text:p>
          </table:table-cell>
          <table:table-cell office:value-type="float" office:value="0.007153164" calcext:value-type="float">
            <text:p>0.007153164</text:p>
          </table:table-cell>
          <table:table-cell office:value-type="float" office:value="18.8759" calcext:value-type="float">
            <text:p>18.8759</text:p>
          </table:table-cell>
          <table:table-cell office:value-type="float" office:value="0.3424768" calcext:value-type="float">
            <text:p>0.3424768</text:p>
          </table:table-cell>
          <table:table-cell office:value-type="float" office:value="0.1135637" calcext:value-type="float">
            <text:p>0.1135637</text:p>
          </table:table-cell>
          <table:table-cell office:value-type="float" office:value="0.0873263" calcext:value-type="float">
            <text:p>0.0873263</text:p>
          </table:table-cell>
          <table:table-cell office:value-type="float" office:value="0.05237135" calcext:value-type="float">
            <text:p>0.05237135</text:p>
          </table:table-cell>
          <table:table-cell office:value-type="float" office:value="0.04610724" calcext:value-type="float">
            <text:p>0.04610724</text:p>
          </table:table-cell>
          <table:table-cell office:value-type="float" office:value="0.01715109" calcext:value-type="float">
            <text:p>0.01715109</text:p>
          </table:table-cell>
          <table:table-cell office:value-type="float" office:value="0.01091347" calcext:value-type="float">
            <text:p>0.01091347</text:p>
          </table:table-cell>
          <table:table-cell office:value-type="float" office:value="0.03241318" calcext:value-type="float">
            <text:p>0.03241318</text:p>
          </table:table-cell>
          <table:table-cell office:value-type="float" office:value="0.02745534" calcext:value-type="float">
            <text:p>0.02745534</text:p>
          </table:table-cell>
          <table:table-cell office:value-type="float" office:value="0.02351831" calcext:value-type="float">
            <text:p>0.02351831</text:p>
          </table:table-cell>
          <table:table-cell office:value-type="float" office:value="0.02098925" calcext:value-type="float">
            <text:p>0.02098925</text:p>
          </table:table-cell>
          <table:table-cell office:value-type="float" office:value="0.01669692" calcext:value-type="float">
            <text:p>0.01669692</text:p>
          </table:table-cell>
          <table:table-cell office:value-type="float" office:value="0.01078757" calcext:value-type="float">
            <text:p>0.01078757</text:p>
          </table:table-cell>
          <table:table-cell office:value-type="float" office:value="0.007277989" calcext:value-type="float">
            <text:p>0.007277989</text:p>
          </table:table-cell>
          <table:table-cell office:value-type="float" office:value="0" calcext:value-type="float">
            <text:p>0</text:p>
          </table:table-cell>
          <table:table-cell office:value-type="float" office:value="1.128745" calcext:value-type="float">
            <text:p>1.128745</text:p>
          </table:table-cell>
          <table:table-cell office:value-type="float" office:value="7.077634" calcext:value-type="float">
            <text:p>7.077634</text:p>
          </table:table-cell>
          <table:table-cell office:value-type="float" office:value="16.54302" calcext:value-type="float">
            <text:p>16.54302</text:p>
          </table:table-cell>
          <table:table-cell office:value-type="float" office:value="33.28438" calcext:value-type="float">
            <text:p>33.28438</text:p>
          </table:table-cell>
          <table:table-cell office:value-type="float" office:value="37.40973" calcext:value-type="float">
            <text:p>37.40973</text:p>
          </table:table-cell>
          <table:table-cell office:value-type="float" office:value="11.85524" calcext:value-type="float">
            <text:p>11.85524</text:p>
          </table:table-cell>
          <table:table-cell office:value-type="float" office:value="0.01967841" calcext:value-type="float">
            <text:p>0.01967841</text:p>
          </table:table-cell>
          <table:table-cell office:value-type="float" office:value="4.313605" calcext:value-type="float">
            <text:p>4.313605</text:p>
          </table:table-cell>
          <table:table-cell office:value-type="float" office:value="5.467693" calcext:value-type="float">
            <text:p>5.467693</text:p>
          </table:table-cell>
          <table:table-cell office:value-type="float" office:value="2.560219" calcext:value-type="float">
            <text:p>2.560219</text:p>
          </table:table-cell>
          <table:table-cell office:value-type="float" office:value="1.047215" calcext:value-type="float">
            <text:p>1.047215</text:p>
          </table:table-cell>
          <table:table-cell office:value-type="float" office:value="0.4542119" calcext:value-type="float">
            <text:p>0.4542119</text:p>
          </table:table-cell>
          <table:table-cell office:value-type="float" office:value="0.3728513" calcext:value-type="float">
            <text:p>0.3728513</text:p>
          </table:table-cell>
          <table:table-cell office:value-type="float" office:value="0.3271406" calcext:value-type="float">
            <text:p>0.3271406</text:p>
          </table:table-cell>
          <table:table-cell office:value-type="float" office:value="0" calcext:value-type="float">
            <text:p>0</text:p>
          </table:table-cell>
          <table:table-cell office:value-type="float" office:value="496.7558" calcext:value-type="float">
            <text:p>496.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5462" calcext:value-type="float">
            <text:p>28.75462</text:p>
          </table:table-cell>
          <table:table-cell office:value-type="float" office:value="0" calcext:value-type="float">
            <text:p>0</text:p>
          </table:table-cell>
          <table:table-cell office:value-type="float" office:value="-0.7834201" calcext:value-type="float">
            <text:p>-0.78342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9.681331" calcext:value-type="float">
            <text:p>9.681331</text:p>
          </table:table-cell>
          <table:table-cell office:value-type="float" office:value="1106.625" calcext:value-type="float">
            <text:p>1106.625</text:p>
          </table:table-cell>
          <table:table-cell office:value-type="float" office:value="12.84" calcext:value-type="float">
            <text:p>12.84</text:p>
          </table:table-cell>
          <table:table-cell office:value-type="float" office:value="-34.47923" calcext:value-type="float">
            <text:p>-34.47923</text:p>
          </table:table-cell>
          <table:table-cell office:value-type="float" office:value="0.09077483" calcext:value-type="float">
            <text:p>0.09077483</text:p>
          </table:table-cell>
          <table:table-cell office:value-type="float" office:value="11.85827" calcext:value-type="float">
            <text:p>11.85827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4921" calcext:value-type="float">
            <text:p>0.00424921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7003" calcext:value-type="float">
            <text:p>2.067003</text:p>
          </table:table-cell>
          <table:table-cell office:value-type="float" office:value="-0.3320392" calcext:value-type="float">
            <text:p>-0.3320392</text:p>
          </table:table-cell>
          <table:table-cell office:value-type="float" office:value="-0.02112742" calcext:value-type="float">
            <text:p>-0.02112742</text:p>
          </table:table-cell>
          <table:table-cell office:value-type="float" office:value="0.007162289" calcext:value-type="float">
            <text:p>0.007162289</text:p>
          </table:table-cell>
          <table:table-cell office:value-type="float" office:value="18.80282" calcext:value-type="float">
            <text:p>18.80282</text:p>
          </table:table-cell>
          <table:table-cell office:value-type="float" office:value="0.3207884" calcext:value-type="float">
            <text:p>0.3207884</text:p>
          </table:table-cell>
          <table:table-cell office:value-type="float" office:value="0.1601594" calcext:value-type="float">
            <text:p>0.1601594</text:p>
          </table:table-cell>
          <table:table-cell office:value-type="float" office:value="0.09547451" calcext:value-type="float">
            <text:p>0.09547451</text:p>
          </table:table-cell>
          <table:table-cell office:value-type="float" office:value="0.05536588" calcext:value-type="float">
            <text:p>0.05536588</text:p>
          </table:table-cell>
          <table:table-cell office:value-type="float" office:value="0.04863514" calcext:value-type="float">
            <text:p>0.04863514</text:p>
          </table:table-cell>
          <table:table-cell office:value-type="float" office:value="0.01745219" calcext:value-type="float">
            <text:p>0.01745219</text:p>
          </table:table-cell>
          <table:table-cell office:value-type="float" office:value="0.01111245" calcext:value-type="float">
            <text:p>0.01111245</text:p>
          </table:table-cell>
          <table:table-cell office:value-type="float" office:value="0.03242193" calcext:value-type="float">
            <text:p>0.03242193</text:p>
          </table:table-cell>
          <table:table-cell office:value-type="float" office:value="0.02741604" calcext:value-type="float">
            <text:p>0.02741604</text:p>
          </table:table-cell>
          <table:table-cell office:value-type="float" office:value="0.02351557" calcext:value-type="float">
            <text:p>0.02351557</text:p>
          </table:table-cell>
          <table:table-cell office:value-type="float" office:value="0.02098745" calcext:value-type="float">
            <text:p>0.02098745</text:p>
          </table:table-cell>
          <table:table-cell office:value-type="float" office:value="0.01670267" calcext:value-type="float">
            <text:p>0.01670267</text:p>
          </table:table-cell>
          <table:table-cell office:value-type="float" office:value="0.0107311" calcext:value-type="float">
            <text:p>0.0107311</text:p>
          </table:table-cell>
          <table:table-cell office:value-type="float" office:value="0.007282969" calcext:value-type="float">
            <text:p>0.007282969</text:p>
          </table:table-cell>
          <table:table-cell office:value-type="float" office:value="0" calcext:value-type="float">
            <text:p>0</text:p>
          </table:table-cell>
          <table:table-cell office:value-type="float" office:value="0.387038" calcext:value-type="float">
            <text:p>0.387038</text:p>
          </table:table-cell>
          <table:table-cell office:value-type="float" office:value="4.319137" calcext:value-type="float">
            <text:p>4.319137</text:p>
          </table:table-cell>
          <table:table-cell office:value-type="float" office:value="13.03108" calcext:value-type="float">
            <text:p>13.03108</text:p>
          </table:table-cell>
          <table:table-cell office:value-type="float" office:value="29.50553" calcext:value-type="float">
            <text:p>29.50553</text:p>
          </table:table-cell>
          <table:table-cell office:value-type="float" office:value="39.88614" calcext:value-type="float">
            <text:p>39.88614</text:p>
          </table:table-cell>
          <table:table-cell office:value-type="float" office:value="12.22268" calcext:value-type="float">
            <text:p>12.22268</text:p>
          </table:table-cell>
          <table:table-cell office:value-type="float" office:value="0.02139627" calcext:value-type="float">
            <text:p>0.02139627</text:p>
          </table:table-cell>
          <table:table-cell office:value-type="float" office:value="4.151119" calcext:value-type="float">
            <text:p>4.151119</text:p>
          </table:table-cell>
          <table:table-cell office:value-type="float" office:value="5.401037" calcext:value-type="float">
            <text:p>5.401037</text:p>
          </table:table-cell>
          <table:table-cell office:value-type="float" office:value="2.532001" calcext:value-type="float">
            <text:p>2.532001</text:p>
          </table:table-cell>
          <table:table-cell office:value-type="float" office:value="1.022655" calcext:value-type="float">
            <text:p>1.022655</text:p>
          </table:table-cell>
          <table:table-cell office:value-type="float" office:value="0.4259695" calcext:value-type="float">
            <text:p>0.4259695</text:p>
          </table:table-cell>
          <table:table-cell office:value-type="float" office:value="0.3715263" calcext:value-type="float">
            <text:p>0.3715263</text:p>
          </table:table-cell>
          <table:table-cell office:value-type="float" office:value="0.3271699" calcext:value-type="float">
            <text:p>0.3271699</text:p>
          </table:table-cell>
          <table:table-cell office:value-type="float" office:value="0" calcext:value-type="float">
            <text:p>0</text:p>
          </table:table-cell>
          <table:table-cell office:value-type="float" office:value="213.5761" calcext:value-type="float">
            <text:p>213.5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803" calcext:value-type="float">
            <text:p>28.90803</text:p>
          </table:table-cell>
          <table:table-cell office:value-type="float" office:value="0" calcext:value-type="float">
            <text:p>0</text:p>
          </table:table-cell>
          <table:table-cell office:value-type="float" office:value="-0.7905241" calcext:value-type="float">
            <text:p>-0.79052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9.622312" calcext:value-type="float">
            <text:p>9.622312</text:p>
          </table:table-cell>
          <table:table-cell office:value-type="float" office:value="1106.518" calcext:value-type="float">
            <text:p>1106.518</text:p>
          </table:table-cell>
          <table:table-cell office:value-type="float" office:value="12.84" calcext:value-type="float">
            <text:p>12.84</text:p>
          </table:table-cell>
          <table:table-cell office:value-type="float" office:value="-35.27718" calcext:value-type="float">
            <text:p>-35.27718</text:p>
          </table:table-cell>
          <table:table-cell office:value-type="float" office:value="0.08975984" calcext:value-type="float">
            <text:p>0.08975984</text:p>
          </table:table-cell>
          <table:table-cell office:value-type="float" office:value="11.21267" calcext:value-type="float">
            <text:p>11.21267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60878" calcext:value-type="float">
            <text:p>0.004260878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7012" calcext:value-type="float">
            <text:p>2.067012</text:p>
          </table:table-cell>
          <table:table-cell office:value-type="float" office:value="-0.332347" calcext:value-type="float">
            <text:p>-0.332347</text:p>
          </table:table-cell>
          <table:table-cell office:value-type="float" office:value="-0.02111657" calcext:value-type="float">
            <text:p>-0.02111657</text:p>
          </table:table-cell>
          <table:table-cell office:value-type="float" office:value="0.007171563" calcext:value-type="float">
            <text:p>0.007171563</text:p>
          </table:table-cell>
          <table:table-cell office:value-type="float" office:value="18.75974" calcext:value-type="float">
            <text:p>18.75974</text:p>
          </table:table-cell>
          <table:table-cell office:value-type="float" office:value="0.2181614" calcext:value-type="float">
            <text:p>0.2181614</text:p>
          </table:table-cell>
          <table:table-cell office:value-type="float" office:value="0.1364792" calcext:value-type="float">
            <text:p>0.1364792</text:p>
          </table:table-cell>
          <table:table-cell office:value-type="float" office:value="0.09524758" calcext:value-type="float">
            <text:p>0.09524758</text:p>
          </table:table-cell>
          <table:table-cell office:value-type="float" office:value="0.05573267" calcext:value-type="float">
            <text:p>0.05573267</text:p>
          </table:table-cell>
          <table:table-cell office:value-type="float" office:value="0.04869244" calcext:value-type="float">
            <text:p>0.04869244</text:p>
          </table:table-cell>
          <table:table-cell office:value-type="float" office:value="0.01770337" calcext:value-type="float">
            <text:p>0.01770337</text:p>
          </table:table-cell>
          <table:table-cell office:value-type="float" office:value="0.01126828" calcext:value-type="float">
            <text:p>0.01126828</text:p>
          </table:table-cell>
          <table:table-cell office:value-type="float" office:value="0.03248518" calcext:value-type="float">
            <text:p>0.03248518</text:p>
          </table:table-cell>
          <table:table-cell office:value-type="float" office:value="0.02739564" calcext:value-type="float">
            <text:p>0.02739564</text:p>
          </table:table-cell>
          <table:table-cell office:value-type="float" office:value="0.02351707" calcext:value-type="float">
            <text:p>0.02351707</text:p>
          </table:table-cell>
          <table:table-cell office:value-type="float" office:value="0.02098881" calcext:value-type="float">
            <text:p>0.02098881</text:p>
          </table:table-cell>
          <table:table-cell office:value-type="float" office:value="0.01670799" calcext:value-type="float">
            <text:p>0.01670799</text:p>
          </table:table-cell>
          <table:table-cell office:value-type="float" office:value="0.01068831" calcext:value-type="float">
            <text:p>0.01068831</text:p>
          </table:table-cell>
          <table:table-cell office:value-type="float" office:value="0.00728784" calcext:value-type="float">
            <text:p>0.00728784</text:p>
          </table:table-cell>
          <table:table-cell office:value-type="float" office:value="0" calcext:value-type="float">
            <text:p>0</text:p>
          </table:table-cell>
          <table:table-cell office:value-type="float" office:value="0.03241333" calcext:value-type="float">
            <text:p>0.03241333</text:p>
          </table:table-cell>
          <table:table-cell office:value-type="float" office:value="2.894422" calcext:value-type="float">
            <text:p>2.894422</text:p>
          </table:table-cell>
          <table:table-cell office:value-type="float" office:value="10.11994" calcext:value-type="float">
            <text:p>10.11994</text:p>
          </table:table-cell>
          <table:table-cell office:value-type="float" office:value="25.37976" calcext:value-type="float">
            <text:p>25.37976</text:p>
          </table:table-cell>
          <table:table-cell office:value-type="float" office:value="34.10033" calcext:value-type="float">
            <text:p>34.10033</text:p>
          </table:table-cell>
          <table:table-cell office:value-type="float" office:value="12.75326" calcext:value-type="float">
            <text:p>12.75326</text:p>
          </table:table-cell>
          <table:table-cell office:value-type="float" office:value="0.06497015" calcext:value-type="float">
            <text:p>0.06497015</text:p>
          </table:table-cell>
          <table:table-cell office:value-type="float" office:value="3.977982" calcext:value-type="float">
            <text:p>3.977982</text:p>
          </table:table-cell>
          <table:table-cell office:value-type="float" office:value="5.343001" calcext:value-type="float">
            <text:p>5.343001</text:p>
          </table:table-cell>
          <table:table-cell office:value-type="float" office:value="2.50457" calcext:value-type="float">
            <text:p>2.50457</text:p>
          </table:table-cell>
          <table:table-cell office:value-type="float" office:value="0.9965491" calcext:value-type="float">
            <text:p>0.9965491</text:p>
          </table:table-cell>
          <table:table-cell office:value-type="float" office:value="0.3962511" calcext:value-type="float">
            <text:p>0.3962511</text:p>
          </table:table-cell>
          <table:table-cell office:value-type="float" office:value="0.3724774" calcext:value-type="float">
            <text:p>0.3724774</text:p>
          </table:table-cell>
          <table:table-cell office:value-type="float" office:value="0.3271993" calcext:value-type="float">
            <text:p>0.3271993</text:p>
          </table:table-cell>
          <table:table-cell office:value-type="float" office:value="0" calcext:value-type="float">
            <text:p>0</text:p>
          </table:table-cell>
          <table:table-cell office:value-type="float" office:value="347.2259" calcext:value-type="float">
            <text:p>347.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027" calcext:value-type="float">
            <text:p>29.06027</text:p>
          </table:table-cell>
          <table:table-cell office:value-type="float" office:value="0" calcext:value-type="float">
            <text:p>0</text:p>
          </table:table-cell>
          <table:table-cell office:value-type="float" office:value="-0.7923036" calcext:value-type="float">
            <text:p>-0.79230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9.557821" calcext:value-type="float">
            <text:p>9.557821</text:p>
          </table:table-cell>
          <table:table-cell office:value-type="float" office:value="1106.402" calcext:value-type="float">
            <text:p>1106.402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08216" calcext:value-type="float">
            <text:p>-36.08216</text:p>
          </table:table-cell>
          <table:table-cell office:value-type="float" office:value="0.09198446" calcext:value-type="float">
            <text:p>0.09198446</text:p>
          </table:table-cell>
          <table:table-cell office:value-type="float" office:value="10.57078" calcext:value-type="float">
            <text:p>10.57078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72579" calcext:value-type="float">
            <text:p>0.004272579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7036" calcext:value-type="float">
            <text:p>2.067036</text:p>
          </table:table-cell>
          <table:table-cell office:value-type="float" office:value="-0.3324038" calcext:value-type="float">
            <text:p>-0.3324038</text:p>
          </table:table-cell>
          <table:table-cell office:value-type="float" office:value="-0.02109756" calcext:value-type="float">
            <text:p>-0.02109756</text:p>
          </table:table-cell>
          <table:table-cell office:value-type="float" office:value="0.007180907" calcext:value-type="float">
            <text:p>0.007180907</text:p>
          </table:table-cell>
          <table:table-cell office:value-type="float" office:value="18.67933" calcext:value-type="float">
            <text:p>18.67933</text:p>
          </table:table-cell>
          <table:table-cell office:value-type="float" office:value="0.2463471" calcext:value-type="float">
            <text:p>0.2463471</text:p>
          </table:table-cell>
          <table:table-cell office:value-type="float" office:value="0.1386857" calcext:value-type="float">
            <text:p>0.1386857</text:p>
          </table:table-cell>
          <table:table-cell office:value-type="float" office:value="0.1006845" calcext:value-type="float">
            <text:p>0.1006845</text:p>
          </table:table-cell>
          <table:table-cell office:value-type="float" office:value="0.05854717" calcext:value-type="float">
            <text:p>0.05854717</text:p>
          </table:table-cell>
          <table:table-cell office:value-type="float" office:value="0.05068887" calcext:value-type="float">
            <text:p>0.05068887</text:p>
          </table:table-cell>
          <table:table-cell office:value-type="float" office:value="0.017636" calcext:value-type="float">
            <text:p>0.017636</text:p>
          </table:table-cell>
          <table:table-cell office:value-type="float" office:value="0.01120115" calcext:value-type="float">
            <text:p>0.01120115</text:p>
          </table:table-cell>
          <table:table-cell office:value-type="float" office:value="0.0325325" calcext:value-type="float">
            <text:p>0.0325325</text:p>
          </table:table-cell>
          <table:table-cell office:value-type="float" office:value="0.02739024" calcext:value-type="float">
            <text:p>0.02739024</text:p>
          </table:table-cell>
          <table:table-cell office:value-type="float" office:value="0.02352318" calcext:value-type="float">
            <text:p>0.02352318</text:p>
          </table:table-cell>
          <table:table-cell office:value-type="float" office:value="0.02099429" calcext:value-type="float">
            <text:p>0.02099429</text:p>
          </table:table-cell>
          <table:table-cell office:value-type="float" office:value="0.01671266" calcext:value-type="float">
            <text:p>0.01671266</text:p>
          </table:table-cell>
          <table:table-cell office:value-type="float" office:value="0.01064501" calcext:value-type="float">
            <text:p>0.01064501</text:p>
          </table:table-cell>
          <table:table-cell office:value-type="float" office:value="0.007292605" calcext:value-type="float">
            <text:p>0.007292605</text:p>
          </table:table-cell>
          <table:table-cell office:value-type="float" office:value="0" calcext:value-type="float">
            <text:p>0</text:p>
          </table:table-cell>
          <table:table-cell office:value-type="float" office:value="0.02003574" calcext:value-type="float">
            <text:p>0.02003574</text:p>
          </table:table-cell>
          <table:table-cell office:value-type="float" office:value="1.066123" calcext:value-type="float">
            <text:p>1.066123</text:p>
          </table:table-cell>
          <table:table-cell office:value-type="float" office:value="7.997053" calcext:value-type="float">
            <text:p>7.997053</text:p>
          </table:table-cell>
          <table:table-cell office:value-type="float" office:value="23.20269" calcext:value-type="float">
            <text:p>23.20269</text:p>
          </table:table-cell>
          <table:table-cell office:value-type="float" office:value="30.68421" calcext:value-type="float">
            <text:p>30.68421</text:p>
          </table:table-cell>
          <table:table-cell office:value-type="float" office:value="11.88516" calcext:value-type="float">
            <text:p>11.88516</text:p>
          </table:table-cell>
          <table:table-cell office:value-type="float" office:value="0.02051191" calcext:value-type="float">
            <text:p>0.02051191</text:p>
          </table:table-cell>
          <table:table-cell office:value-type="float" office:value="3.818743" calcext:value-type="float">
            <text:p>3.818743</text:p>
          </table:table-cell>
          <table:table-cell office:value-type="float" office:value="5.285726" calcext:value-type="float">
            <text:p>5.285726</text:p>
          </table:table-cell>
          <table:table-cell office:value-type="float" office:value="2.478792" calcext:value-type="float">
            <text:p>2.478792</text:p>
          </table:table-cell>
          <table:table-cell office:value-type="float" office:value="0.9700443" calcext:value-type="float">
            <text:p>0.9700443</text:p>
          </table:table-cell>
          <table:table-cell office:value-type="float" office:value="0.3658018" calcext:value-type="float">
            <text:p>0.3658018</text:p>
          </table:table-cell>
          <table:table-cell office:value-type="float" office:value="0.3732224" calcext:value-type="float">
            <text:p>0.3732224</text:p>
          </table:table-cell>
          <table:table-cell office:value-type="float" office:value="0.3272285" calcext:value-type="float">
            <text:p>0.3272285</text:p>
          </table:table-cell>
          <table:table-cell office:value-type="float" office:value="0" calcext:value-type="float">
            <text:p>0</text:p>
          </table:table-cell>
          <table:table-cell office:value-type="float" office:value="553.6874" calcext:value-type="float">
            <text:p>553.6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2434" calcext:value-type="float">
            <text:p>29.22434</text:p>
          </table:table-cell>
          <table:table-cell office:value-type="float" office:value="0" calcext:value-type="float">
            <text:p>0</text:p>
          </table:table-cell>
          <table:table-cell office:value-type="float" office:value="-0.7925611" calcext:value-type="float">
            <text:p>-0.79256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9.486988" calcext:value-type="float">
            <text:p>9.486988</text:p>
          </table:table-cell>
          <table:table-cell office:value-type="float" office:value="1106.279" calcext:value-type="float">
            <text:p>1106.279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87503" calcext:value-type="float">
            <text:p>-36.87503</text:p>
          </table:table-cell>
          <table:table-cell office:value-type="float" office:value="0.09431412" calcext:value-type="float">
            <text:p>0.09431412</text:p>
          </table:table-cell>
          <table:table-cell office:value-type="float" office:value="9.955261" calcext:value-type="float">
            <text:p>9.955261</text:p>
          </table:table-cell>
          <table:table-cell office:value-type="float" office:value="0.07384678" calcext:value-type="float">
            <text:p>0.07384678</text:p>
          </table:table-cell>
          <table:table-cell office:value-type="float" office:value="0.004273035" calcext:value-type="float">
            <text:p>0.004273035</text:p>
          </table:table-cell>
          <table:table-cell office:value-type="float" office:value="0.2715375" calcext:value-type="float">
            <text:p>0.2715375</text:p>
          </table:table-cell>
          <table:table-cell office:value-type="float" office:value="2.067085" calcext:value-type="float">
            <text:p>2.067085</text:p>
          </table:table-cell>
          <table:table-cell office:value-type="float" office:value="-0.3324633" calcext:value-type="float">
            <text:p>-0.3324633</text:p>
          </table:table-cell>
          <table:table-cell office:value-type="float" office:value="-0.02107689" calcext:value-type="float">
            <text:p>-0.02107689</text:p>
          </table:table-cell>
          <table:table-cell office:value-type="float" office:value="0.007190374" calcext:value-type="float">
            <text:p>0.007190374</text:p>
          </table:table-cell>
          <table:table-cell office:value-type="float" office:value="18.58355" calcext:value-type="float">
            <text:p>18.58355</text:p>
          </table:table-cell>
          <table:table-cell office:value-type="float" office:value="0.2377503" calcext:value-type="float">
            <text:p>0.2377503</text:p>
          </table:table-cell>
          <table:table-cell office:value-type="float" office:value="0.1453311" calcext:value-type="float">
            <text:p>0.1453311</text:p>
          </table:table-cell>
          <table:table-cell office:value-type="float" office:value="0.1079916" calcext:value-type="float">
            <text:p>0.1079916</text:p>
          </table:table-cell>
          <table:table-cell office:value-type="float" office:value="0.06276584" calcext:value-type="float">
            <text:p>0.06276584</text:p>
          </table:table-cell>
          <table:table-cell office:value-type="float" office:value="0.05415412" calcext:value-type="float">
            <text:p>0.05415412</text:p>
          </table:table-cell>
          <table:table-cell office:value-type="float" office:value="0.01763275" calcext:value-type="float">
            <text:p>0.01763275</text:p>
          </table:table-cell>
          <table:table-cell office:value-type="float" office:value="0.01107358" calcext:value-type="float">
            <text:p>0.01107358</text:p>
          </table:table-cell>
          <table:table-cell office:value-type="float" office:value="0.03251266" calcext:value-type="float">
            <text:p>0.03251266</text:p>
          </table:table-cell>
          <table:table-cell office:value-type="float" office:value="0.02737827" calcext:value-type="float">
            <text:p>0.02737827</text:p>
          </table:table-cell>
          <table:table-cell office:value-type="float" office:value="0.02352963" calcext:value-type="float">
            <text:p>0.02352963</text:p>
          </table:table-cell>
          <table:table-cell office:value-type="float" office:value="0.02100322" calcext:value-type="float">
            <text:p>0.02100322</text:p>
          </table:table-cell>
          <table:table-cell office:value-type="float" office:value="0.01671753" calcext:value-type="float">
            <text:p>0.01671753</text:p>
          </table:table-cell>
          <table:table-cell office:value-type="float" office:value="0.01060088" calcext:value-type="float">
            <text:p>0.01060088</text:p>
          </table:table-cell>
          <table:table-cell office:value-type="float" office:value="0.00729726" calcext:value-type="float">
            <text:p>0.00729726</text:p>
          </table:table-cell>
          <table:table-cell office:value-type="float" office:value="0" calcext:value-type="float">
            <text:p>0</text:p>
          </table:table-cell>
          <table:table-cell office:value-type="float" office:value="0.01600754" calcext:value-type="float">
            <text:p>0.01600754</text:p>
          </table:table-cell>
          <table:table-cell office:value-type="float" office:value="0.06427062" calcext:value-type="float">
            <text:p>0.06427062</text:p>
          </table:table-cell>
          <table:table-cell office:value-type="float" office:value="5.702975" calcext:value-type="float">
            <text:p>5.702975</text:p>
          </table:table-cell>
          <table:table-cell office:value-type="float" office:value="21.12151" calcext:value-type="float">
            <text:p>21.12151</text:p>
          </table:table-cell>
          <table:table-cell office:value-type="float" office:value="27.09599" calcext:value-type="float">
            <text:p>27.09599</text:p>
          </table:table-cell>
          <table:table-cell office:value-type="float" office:value="10.97759" calcext:value-type="float">
            <text:p>10.97759</text:p>
          </table:table-cell>
          <table:table-cell office:value-type="float" office:value="0.01997085" calcext:value-type="float">
            <text:p>0.01997085</text:p>
          </table:table-cell>
          <table:table-cell office:value-type="float" office:value="3.67553" calcext:value-type="float">
            <text:p>3.67553</text:p>
          </table:table-cell>
          <table:table-cell office:value-type="float" office:value="5.221691" calcext:value-type="float">
            <text:p>5.221691</text:p>
          </table:table-cell>
          <table:table-cell office:value-type="float" office:value="2.453775" calcext:value-type="float">
            <text:p>2.453775</text:p>
          </table:table-cell>
          <table:table-cell office:value-type="float" office:value="0.9438524" calcext:value-type="float">
            <text:p>0.9438524</text:p>
          </table:table-cell>
          <table:table-cell office:value-type="float" office:value="0.3349498" calcext:value-type="float">
            <text:p>0.3349498</text:p>
          </table:table-cell>
          <table:table-cell office:value-type="float" office:value="0.3737724" calcext:value-type="float">
            <text:p>0.3737724</text:p>
          </table:table-cell>
          <table:table-cell office:value-type="float" office:value="0.3272578" calcext:value-type="float">
            <text:p>0.3272578</text:p>
          </table:table-cell>
          <table:table-cell office:value-type="float" office:value="0" calcext:value-type="float">
            <text:p>0</text:p>
          </table:table-cell>
          <table:table-cell office:value-type="float" office:value="788.7604" calcext:value-type="float">
            <text:p>788.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0343" calcext:value-type="float">
            <text:p>29.40343</text:p>
          </table:table-cell>
          <table:table-cell office:value-type="float" office:value="0" calcext:value-type="float">
            <text:p>0</text:p>
          </table:table-cell>
          <table:table-cell office:value-type="float" office:value="-0.792794" calcext:value-type="float">
            <text:p>-0.7927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9.417642" calcext:value-type="float">
            <text:p>9.417642</text:p>
          </table:table-cell>
          <table:table-cell office:value-type="float" office:value="1106.157" calcext:value-type="float">
            <text:p>1106.157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61443" calcext:value-type="float">
            <text:p>-37.61443</text:p>
          </table:table-cell>
          <table:table-cell office:value-type="float" office:value="0.09214019" calcext:value-type="float">
            <text:p>0.09214019</text:p>
          </table:table-cell>
          <table:table-cell office:value-type="float" office:value="9.385076" calcext:value-type="float">
            <text:p>9.385076</text:p>
          </table:table-cell>
          <table:table-cell office:value-type="float" office:value="0.07451024" calcext:value-type="float">
            <text:p>0.07451024</text:p>
          </table:table-cell>
          <table:table-cell office:value-type="float" office:value="0.004291045" calcext:value-type="float">
            <text:p>0.004291045</text:p>
          </table:table-cell>
          <table:table-cell office:value-type="float" office:value="0.2735233" calcext:value-type="float">
            <text:p>0.2735233</text:p>
          </table:table-cell>
          <table:table-cell office:value-type="float" office:value="2.068854" calcext:value-type="float">
            <text:p>2.068854</text:p>
          </table:table-cell>
          <table:table-cell office:value-type="float" office:value="-0.3328632" calcext:value-type="float">
            <text:p>-0.3328632</text:p>
          </table:table-cell>
          <table:table-cell office:value-type="float" office:value="-0.0210629" calcext:value-type="float">
            <text:p>-0.0210629</text:p>
          </table:table-cell>
          <table:table-cell office:value-type="float" office:value="0.007200072" calcext:value-type="float">
            <text:p>0.007200072</text:p>
          </table:table-cell>
          <table:table-cell office:value-type="float" office:value="18.49465" calcext:value-type="float">
            <text:p>18.49465</text:p>
          </table:table-cell>
          <table:table-cell office:value-type="float" office:value="0.2237014" calcext:value-type="float">
            <text:p>0.2237014</text:p>
          </table:table-cell>
          <table:table-cell office:value-type="float" office:value="0.1808918" calcext:value-type="float">
            <text:p>0.1808918</text:p>
          </table:table-cell>
          <table:table-cell office:value-type="float" office:value="0.1092583" calcext:value-type="float">
            <text:p>0.1092583</text:p>
          </table:table-cell>
          <table:table-cell office:value-type="float" office:value="0.06420846" calcext:value-type="float">
            <text:p>0.06420846</text:p>
          </table:table-cell>
          <table:table-cell office:value-type="float" office:value="0.05594638" calcext:value-type="float">
            <text:p>0.05594638</text:p>
          </table:table-cell>
          <table:table-cell office:value-type="float" office:value="0.01777699" calcext:value-type="float">
            <text:p>0.01777699</text:p>
          </table:table-cell>
          <table:table-cell office:value-type="float" office:value="0.01134952" calcext:value-type="float">
            <text:p>0.01134952</text:p>
          </table:table-cell>
          <table:table-cell office:value-type="float" office:value="0.03258576" calcext:value-type="float">
            <text:p>0.03258576</text:p>
          </table:table-cell>
          <table:table-cell office:value-type="float" office:value="0.02736572" calcext:value-type="float">
            <text:p>0.02736572</text:p>
          </table:table-cell>
          <table:table-cell office:value-type="float" office:value="0.02353802" calcext:value-type="float">
            <text:p>0.02353802</text:p>
          </table:table-cell>
          <table:table-cell office:value-type="float" office:value="0.02101533" calcext:value-type="float">
            <text:p>0.02101533</text:p>
          </table:table-cell>
          <table:table-cell office:value-type="float" office:value="0.01672353" calcext:value-type="float">
            <text:p>0.01672353</text:p>
          </table:table-cell>
          <table:table-cell office:value-type="float" office:value="0.01054469" calcext:value-type="float">
            <text:p>0.01054469</text:p>
          </table:table-cell>
          <table:table-cell office:value-type="float" office:value="0.007301803" calcext:value-type="float">
            <text:p>0.007301803</text:p>
          </table:table-cell>
          <table:table-cell office:value-type="float" office:value="0" calcext:value-type="float">
            <text:p>0</text:p>
          </table:table-cell>
          <table:table-cell office:value-type="float" office:value="0.1069926" calcext:value-type="float">
            <text:p>0.1069926</text:p>
          </table:table-cell>
          <table:table-cell office:value-type="float" office:value="0.2075947" calcext:value-type="float">
            <text:p>0.2075947</text:p>
          </table:table-cell>
          <table:table-cell office:value-type="float" office:value="3.011701" calcext:value-type="float">
            <text:p>3.011701</text:p>
          </table:table-cell>
          <table:table-cell office:value-type="float" office:value="17.37018" calcext:value-type="float">
            <text:p>17.37018</text:p>
          </table:table-cell>
          <table:table-cell office:value-type="float" office:value="26.39847" calcext:value-type="float">
            <text:p>26.39847</text:p>
          </table:table-cell>
          <table:table-cell office:value-type="float" office:value="10.30473" calcext:value-type="float">
            <text:p>10.30473</text:p>
          </table:table-cell>
          <table:table-cell office:value-type="float" office:value="0.02409253" calcext:value-type="float">
            <text:p>0.02409253</text:p>
          </table:table-cell>
          <table:table-cell office:value-type="float" office:value="3.53463" calcext:value-type="float">
            <text:p>3.53463</text:p>
          </table:table-cell>
          <table:table-cell office:value-type="float" office:value="5.154233" calcext:value-type="float">
            <text:p>5.154233</text:p>
          </table:table-cell>
          <table:table-cell office:value-type="float" office:value="2.428422" calcext:value-type="float">
            <text:p>2.428422</text:p>
          </table:table-cell>
          <table:table-cell office:value-type="float" office:value="0.917952" calcext:value-type="float">
            <text:p>0.917952</text:p>
          </table:table-cell>
          <table:table-cell office:value-type="float" office:value="0.3039193" calcext:value-type="float">
            <text:p>0.3039193</text:p>
          </table:table-cell>
          <table:table-cell office:value-type="float" office:value="0.3720166" calcext:value-type="float">
            <text:p>0.3720166</text:p>
          </table:table-cell>
          <table:table-cell office:value-type="float" office:value="0.327287" calcext:value-type="float">
            <text:p>0.327287</text:p>
          </table:table-cell>
          <table:table-cell office:value-type="float" office:value="0" calcext:value-type="float">
            <text:p>0</text:p>
          </table:table-cell>
          <table:table-cell office:value-type="float" office:value="257.7163" calcext:value-type="float">
            <text:p>257.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8038" calcext:value-type="float">
            <text:p>29.58038</text:p>
          </table:table-cell>
          <table:table-cell office:value-type="float" office:value="0" calcext:value-type="float">
            <text:p>0</text:p>
          </table:table-cell>
          <table:table-cell office:value-type="float" office:value="-0.7971308" calcext:value-type="float">
            <text:p>-0.79713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9.361558" calcext:value-type="float">
            <text:p>9.361558</text:p>
          </table:table-cell>
          <table:table-cell office:value-type="float" office:value="1106.043" calcext:value-type="float">
            <text:p>1106.04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7388" calcext:value-type="float">
            <text:p>-38.17388</text:p>
          </table:table-cell>
          <table:table-cell office:value-type="float" office:value="0.09093884" calcext:value-type="float">
            <text:p>0.09093884</text:p>
          </table:table-cell>
          <table:table-cell office:value-type="float" office:value="8.98155" calcext:value-type="float">
            <text:p>8.98155</text:p>
          </table:table-cell>
          <table:table-cell office:value-type="float" office:value="0.07451024" calcext:value-type="float">
            <text:p>0.07451024</text:p>
          </table:table-cell>
          <table:table-cell office:value-type="float" office:value="0.004302713" calcext:value-type="float">
            <text:p>0.004302713</text:p>
          </table:table-cell>
          <table:table-cell office:value-type="float" office:value="0.2735233" calcext:value-type="float">
            <text:p>0.2735233</text:p>
          </table:table-cell>
          <table:table-cell office:value-type="float" office:value="2.068854" calcext:value-type="float">
            <text:p>2.068854</text:p>
          </table:table-cell>
          <table:table-cell office:value-type="float" office:value="-0.332996" calcext:value-type="float">
            <text:p>-0.332996</text:p>
          </table:table-cell>
          <table:table-cell office:value-type="float" office:value="-0.02105122" calcext:value-type="float">
            <text:p>-0.02105122</text:p>
          </table:table-cell>
          <table:table-cell office:value-type="float" office:value="0.007207058" calcext:value-type="float">
            <text:p>0.007207058</text:p>
          </table:table-cell>
          <table:table-cell office:value-type="float" office:value="18.44963" calcext:value-type="float">
            <text:p>18.44963</text:p>
          </table:table-cell>
          <table:table-cell office:value-type="float" office:value="0.154789" calcext:value-type="float">
            <text:p>0.154789</text:p>
          </table:table-cell>
          <table:table-cell office:value-type="float" office:value="0.1470989" calcext:value-type="float">
            <text:p>0.1470989</text:p>
          </table:table-cell>
          <table:table-cell office:value-type="float" office:value="0.1019515" calcext:value-type="float">
            <text:p>0.1019515</text:p>
          </table:table-cell>
          <table:table-cell office:value-type="float" office:value="0.06135819" calcext:value-type="float">
            <text:p>0.06135819</text:p>
          </table:table-cell>
          <table:table-cell office:value-type="float" office:value="0.05367805" calcext:value-type="float">
            <text:p>0.05367805</text:p>
          </table:table-cell>
          <table:table-cell office:value-type="float" office:value="0.01965058" calcext:value-type="float">
            <text:p>0.01965058</text:p>
          </table:table-cell>
          <table:table-cell office:value-type="float" office:value="0.01133575" calcext:value-type="float">
            <text:p>0.01133575</text:p>
          </table:table-cell>
          <table:table-cell office:value-type="float" office:value="0.03346273" calcext:value-type="float">
            <text:p>0.03346273</text:p>
          </table:table-cell>
          <table:table-cell office:value-type="float" office:value="0.02756522" calcext:value-type="float">
            <text:p>0.02756522</text:p>
          </table:table-cell>
          <table:table-cell office:value-type="float" office:value="0.02365422" calcext:value-type="float">
            <text:p>0.02365422</text:p>
          </table:table-cell>
          <table:table-cell office:value-type="float" office:value="0.02107513" calcext:value-type="float">
            <text:p>0.02107513</text:p>
          </table:table-cell>
          <table:table-cell office:value-type="float" office:value="0.01673439" calcext:value-type="float">
            <text:p>0.01673439</text:p>
          </table:table-cell>
          <table:table-cell office:value-type="float" office:value="0.01050194" calcext:value-type="float">
            <text:p>0.01050194</text:p>
          </table:table-cell>
          <table:table-cell office:value-type="float" office:value="0.007306243" calcext:value-type="float">
            <text:p>0.007306243</text:p>
          </table:table-cell>
          <table:table-cell office:value-type="float" office:value="0" calcext:value-type="float">
            <text:p>0</text:p>
          </table:table-cell>
          <table:table-cell office:value-type="float" office:value="0.01897428" calcext:value-type="float">
            <text:p>0.01897428</text:p>
          </table:table-cell>
          <table:table-cell office:value-type="float" office:value="0.04303242" calcext:value-type="float">
            <text:p>0.04303242</text:p>
          </table:table-cell>
          <table:table-cell office:value-type="float" office:value="0.7637584" calcext:value-type="float">
            <text:p>0.7637584</text:p>
          </table:table-cell>
          <table:table-cell office:value-type="float" office:value="14.08682" calcext:value-type="float">
            <text:p>14.08682</text:p>
          </table:table-cell>
          <table:table-cell office:value-type="float" office:value="22.85839" calcext:value-type="float">
            <text:p>22.85839</text:p>
          </table:table-cell>
          <table:table-cell office:value-type="float" office:value="10.47976" calcext:value-type="float">
            <text:p>10.47976</text:p>
          </table:table-cell>
          <table:table-cell office:value-type="float" office:value="0.08706564" calcext:value-type="float">
            <text:p>0.08706564</text:p>
          </table:table-cell>
          <table:table-cell office:value-type="float" office:value="3.498085" calcext:value-type="float">
            <text:p>3.498085</text:p>
          </table:table-cell>
          <table:table-cell office:value-type="float" office:value="5.132266" calcext:value-type="float">
            <text:p>5.132266</text:p>
          </table:table-cell>
          <table:table-cell office:value-type="float" office:value="2.42278" calcext:value-type="float">
            <text:p>2.42278</text:p>
          </table:table-cell>
          <table:table-cell office:value-type="float" office:value="0.9066704" calcext:value-type="float">
            <text:p>0.9066704</text:p>
          </table:table-cell>
          <table:table-cell office:value-type="float" office:value="0.2850964" calcext:value-type="float">
            <text:p>0.2850964</text:p>
          </table:table-cell>
          <table:table-cell office:value-type="float" office:value="0.3725555" calcext:value-type="float">
            <text:p>0.3725555</text:p>
          </table:table-cell>
          <table:table-cell office:value-type="float" office:value="0.3273161" calcext:value-type="float">
            <text:p>0.3273161</text:p>
          </table:table-cell>
          <table:table-cell office:value-type="float" office:value="0" calcext:value-type="float">
            <text:p>0</text:p>
          </table:table-cell>
          <table:table-cell office:value-type="float" office:value="373.2112" calcext:value-type="float">
            <text:p>373.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661" calcext:value-type="float">
            <text:p>29.73661</text:p>
          </table:table-cell>
          <table:table-cell office:value-type="float" office:value="0" calcext:value-type="float">
            <text:p>0</text:p>
          </table:table-cell>
          <table:table-cell office:value-type="float" office:value="-0.7977507" calcext:value-type="float">
            <text:p>-0.79775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9.308823" calcext:value-type="float">
            <text:p>9.308823</text:p>
          </table:table-cell>
          <table:table-cell office:value-type="float" office:value="1105.927" calcext:value-type="float">
            <text:p>1105.927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54943" calcext:value-type="float">
            <text:p>-38.54943</text:p>
          </table:table-cell>
          <table:table-cell office:value-type="float" office:value="0.09298852" calcext:value-type="float">
            <text:p>0.09298852</text:p>
          </table:table-cell>
          <table:table-cell office:value-type="float" office:value="8.75841" calcext:value-type="float">
            <text:p>8.75841</text:p>
          </table:table-cell>
          <table:table-cell office:value-type="float" office:value="0.07451024" calcext:value-type="float">
            <text:p>0.07451024</text:p>
          </table:table-cell>
          <table:table-cell office:value-type="float" office:value="0.004314382" calcext:value-type="float">
            <text:p>0.004314382</text:p>
          </table:table-cell>
          <table:table-cell office:value-type="float" office:value="0.2735233" calcext:value-type="float">
            <text:p>0.2735233</text:p>
          </table:table-cell>
          <table:table-cell office:value-type="float" office:value="2.068876" calcext:value-type="float">
            <text:p>2.068876</text:p>
          </table:table-cell>
          <table:table-cell office:value-type="float" office:value="-0.3330643" calcext:value-type="float">
            <text:p>-0.3330643</text:p>
          </table:table-cell>
          <table:table-cell office:value-type="float" office:value="-0.02103124" calcext:value-type="float">
            <text:p>-0.02103124</text:p>
          </table:table-cell>
          <table:table-cell office:value-type="float" office:value="0.007208211" calcext:value-type="float">
            <text:p>0.007208211</text:p>
          </table:table-cell>
          <table:table-cell office:value-type="float" office:value="18.37599" calcext:value-type="float">
            <text:p>18.37599</text:p>
          </table:table-cell>
          <table:table-cell office:value-type="float" office:value="0.171909" calcext:value-type="float">
            <text:p>0.171909</text:p>
          </table:table-cell>
          <table:table-cell office:value-type="float" office:value="0.1441953" calcext:value-type="float">
            <text:p>0.1441953</text:p>
          </table:table-cell>
          <table:table-cell office:value-type="float" office:value="0.1014872" calcext:value-type="float">
            <text:p>0.1014872</text:p>
          </table:table-cell>
          <table:table-cell office:value-type="float" office:value="0.06244476" calcext:value-type="float">
            <text:p>0.06244476</text:p>
          </table:table-cell>
          <table:table-cell office:value-type="float" office:value="0.05462393" calcext:value-type="float">
            <text:p>0.05462393</text:p>
          </table:table-cell>
          <table:table-cell office:value-type="float" office:value="0.02273741" calcext:value-type="float">
            <text:p>0.02273741</text:p>
          </table:table-cell>
          <table:table-cell office:value-type="float" office:value="0.01199845" calcext:value-type="float">
            <text:p>0.01199845</text:p>
          </table:table-cell>
          <table:table-cell office:value-type="float" office:value="0.03417405" calcext:value-type="float">
            <text:p>0.03417405</text:p>
          </table:table-cell>
          <table:table-cell office:value-type="float" office:value="0.02779426" calcext:value-type="float">
            <text:p>0.02779426</text:p>
          </table:table-cell>
          <table:table-cell office:value-type="float" office:value="0.0238165" calcext:value-type="float">
            <text:p>0.0238165</text:p>
          </table:table-cell>
          <table:table-cell office:value-type="float" office:value="0.02117929" calcext:value-type="float">
            <text:p>0.02117929</text:p>
          </table:table-cell>
          <table:table-cell office:value-type="float" office:value="0.01675772" calcext:value-type="float">
            <text:p>0.01675772</text:p>
          </table:table-cell>
          <table:table-cell office:value-type="float" office:value="0.01045879" calcext:value-type="float">
            <text:p>0.01045879</text:p>
          </table:table-cell>
          <table:table-cell office:value-type="float" office:value="0.007310555" calcext:value-type="float">
            <text:p>0.007310555</text:p>
          </table:table-cell>
          <table:table-cell office:value-type="float" office:value="0" calcext:value-type="float">
            <text:p>0</text:p>
          </table:table-cell>
          <table:table-cell office:value-type="float" office:value="0.01313766" calcext:value-type="float">
            <text:p>0.01313766</text:p>
          </table:table-cell>
          <table:table-cell office:value-type="float" office:value="0.03816077" calcext:value-type="float">
            <text:p>0.03816077</text:p>
          </table:table-cell>
          <table:table-cell office:value-type="float" office:value="0.4482708" calcext:value-type="float">
            <text:p>0.4482708</text:p>
          </table:table-cell>
          <table:table-cell office:value-type="float" office:value="12.14461" calcext:value-type="float">
            <text:p>12.14461</text:p>
          </table:table-cell>
          <table:table-cell office:value-type="float" office:value="20.23718" calcext:value-type="float">
            <text:p>20.23718</text:p>
          </table:table-cell>
          <table:table-cell office:value-type="float" office:value="10.16335" calcext:value-type="float">
            <text:p>10.16335</text:p>
          </table:table-cell>
          <table:table-cell office:value-type="float" office:value="0.09719019" calcext:value-type="float">
            <text:p>0.09719019</text:p>
          </table:table-cell>
          <table:table-cell office:value-type="float" office:value="3.517821" calcext:value-type="float">
            <text:p>3.517821</text:p>
          </table:table-cell>
          <table:table-cell office:value-type="float" office:value="5.133502" calcext:value-type="float">
            <text:p>5.133502</text:p>
          </table:table-cell>
          <table:table-cell office:value-type="float" office:value="2.431391" calcext:value-type="float">
            <text:p>2.431391</text:p>
          </table:table-cell>
          <table:table-cell office:value-type="float" office:value="0.9064335" calcext:value-type="float">
            <text:p>0.9064335</text:p>
          </table:table-cell>
          <table:table-cell office:value-type="float" office:value="0.2782949" calcext:value-type="float">
            <text:p>0.2782949</text:p>
          </table:table-cell>
          <table:table-cell office:value-type="float" office:value="0.37298" calcext:value-type="float">
            <text:p>0.37298</text:p>
          </table:table-cell>
          <table:table-cell office:value-type="float" office:value="0.3273451" calcext:value-type="float">
            <text:p>0.3273451</text:p>
          </table:table-cell>
          <table:table-cell office:value-type="float" office:value="0" calcext:value-type="float">
            <text:p>0</text:p>
          </table:table-cell>
          <table:table-cell office:value-type="float" office:value="534.6966" calcext:value-type="float">
            <text:p>534.6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9879" calcext:value-type="float">
            <text:p>29.89879</text:p>
          </table:table-cell>
          <table:table-cell office:value-type="float" office:value="0" calcext:value-type="float">
            <text:p>0</text:p>
          </table:table-cell>
          <table:table-cell office:value-type="float" office:value="-0.7979806" calcext:value-type="float">
            <text:p>-0.79798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9.25781" calcext:value-type="float">
            <text:p>9.25781</text:p>
          </table:table-cell>
          <table:table-cell office:value-type="float" office:value="1105.803" calcext:value-type="float">
            <text:p>1105.80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2843" calcext:value-type="float">
            <text:p>-38.82843</text:p>
          </table:table-cell>
          <table:table-cell office:value-type="float" office:value="0.09584855" calcext:value-type="float">
            <text:p>0.09584855</text:p>
          </table:table-cell>
          <table:table-cell office:value-type="float" office:value="8.636383" calcext:value-type="float">
            <text:p>8.636383</text:p>
          </table:table-cell>
          <table:table-cell office:value-type="float" office:value="0.07451024" calcext:value-type="float">
            <text:p>0.07451024</text:p>
          </table:table-cell>
          <table:table-cell office:value-type="float" office:value="0.004326094" calcext:value-type="float">
            <text:p>0.004326094</text:p>
          </table:table-cell>
          <table:table-cell office:value-type="float" office:value="0.2735233" calcext:value-type="float">
            <text:p>0.2735233</text:p>
          </table:table-cell>
          <table:table-cell office:value-type="float" office:value="2.068899" calcext:value-type="float">
            <text:p>2.068899</text:p>
          </table:table-cell>
          <table:table-cell office:value-type="float" office:value="-0.3332004" calcext:value-type="float">
            <text:p>-0.3332004</text:p>
          </table:table-cell>
          <table:table-cell office:value-type="float" office:value="-0.021009" calcext:value-type="float">
            <text:p>-0.021009</text:p>
          </table:table-cell>
          <table:table-cell office:value-type="float" office:value="0.007208905" calcext:value-type="float">
            <text:p>0.007208905</text:p>
          </table:table-cell>
          <table:table-cell office:value-type="float" office:value="18.28282" calcext:value-type="float">
            <text:p>18.28282</text:p>
          </table:table-cell>
          <table:table-cell office:value-type="float" office:value="0.1806689" calcext:value-type="float">
            <text:p>0.1806689</text:p>
          </table:table-cell>
          <table:table-cell office:value-type="float" office:value="0.150693" calcext:value-type="float">
            <text:p>0.150693</text:p>
          </table:table-cell>
          <table:table-cell office:value-type="float" office:value="0.105033" calcext:value-type="float">
            <text:p>0.105033</text:p>
          </table:table-cell>
          <table:table-cell office:value-type="float" office:value="0.06497017" calcext:value-type="float">
            <text:p>0.06497017</text:p>
          </table:table-cell>
          <table:table-cell office:value-type="float" office:value="0.05833388" calcext:value-type="float">
            <text:p>0.05833388</text:p>
          </table:table-cell>
          <table:table-cell office:value-type="float" office:value="0.02527961" calcext:value-type="float">
            <text:p>0.02527961</text:p>
          </table:table-cell>
          <table:table-cell office:value-type="float" office:value="0.01409159" calcext:value-type="float">
            <text:p>0.01409159</text:p>
          </table:table-cell>
          <table:table-cell office:value-type="float" office:value="0.03475276" calcext:value-type="float">
            <text:p>0.03475276</text:p>
          </table:table-cell>
          <table:table-cell office:value-type="float" office:value="0.02800713" calcext:value-type="float">
            <text:p>0.02800713</text:p>
          </table:table-cell>
          <table:table-cell office:value-type="float" office:value="0.02397976" calcext:value-type="float">
            <text:p>0.02397976</text:p>
          </table:table-cell>
          <table:table-cell office:value-type="float" office:value="0.02129957" calcext:value-type="float">
            <text:p>0.02129957</text:p>
          </table:table-cell>
          <table:table-cell office:value-type="float" office:value="0.01679662" calcext:value-type="float">
            <text:p>0.01679662</text:p>
          </table:table-cell>
          <table:table-cell office:value-type="float" office:value="0.01041542" calcext:value-type="float">
            <text:p>0.01041542</text:p>
          </table:table-cell>
          <table:table-cell office:value-type="float" office:value="0.00731477" calcext:value-type="float">
            <text:p>0.00731477</text:p>
          </table:table-cell>
          <table:table-cell office:value-type="float" office:value="0" calcext:value-type="float">
            <text:p>0</text:p>
          </table:table-cell>
          <table:table-cell office:value-type="float" office:value="0.01260309" calcext:value-type="float">
            <text:p>0.01260309</text:p>
          </table:table-cell>
          <table:table-cell office:value-type="float" office:value="0.04572733" calcext:value-type="float">
            <text:p>0.04572733</text:p>
          </table:table-cell>
          <table:table-cell office:value-type="float" office:value="0.9792839" calcext:value-type="float">
            <text:p>0.9792839</text:p>
          </table:table-cell>
          <table:table-cell office:value-type="float" office:value="11.01446" calcext:value-type="float">
            <text:p>11.01446</text:p>
          </table:table-cell>
          <table:table-cell office:value-type="float" office:value="17.67009" calcext:value-type="float">
            <text:p>17.67009</text:p>
          </table:table-cell>
          <table:table-cell office:value-type="float" office:value="9.85958" calcext:value-type="float">
            <text:p>9.85958</text:p>
          </table:table-cell>
          <table:table-cell office:value-type="float" office:value="0.1039512" calcext:value-type="float">
            <text:p>0.1039512</text:p>
          </table:table-cell>
          <table:table-cell office:value-type="float" office:value="3.545758" calcext:value-type="float">
            <text:p>3.545758</text:p>
          </table:table-cell>
          <table:table-cell office:value-type="float" office:value="5.14139" calcext:value-type="float">
            <text:p>5.14139</text:p>
          </table:table-cell>
          <table:table-cell office:value-type="float" office:value="2.445083" calcext:value-type="float">
            <text:p>2.445083</text:p>
          </table:table-cell>
          <table:table-cell office:value-type="float" office:value="0.910508" calcext:value-type="float">
            <text:p>0.910508</text:p>
          </table:table-cell>
          <table:table-cell office:value-type="float" office:value="0.2761646" calcext:value-type="float">
            <text:p>0.2761646</text:p>
          </table:table-cell>
          <table:table-cell office:value-type="float" office:value="0.3733265" calcext:value-type="float">
            <text:p>0.3733265</text:p>
          </table:table-cell>
          <table:table-cell office:value-type="float" office:value="0.3273741" calcext:value-type="float">
            <text:p>0.3273741</text:p>
          </table:table-cell>
          <table:table-cell office:value-type="float" office:value="0" calcext:value-type="float">
            <text:p>0</text:p>
          </table:table-cell>
          <table:table-cell office:value-type="float" office:value="727.2076" calcext:value-type="float">
            <text:p>727.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7896" calcext:value-type="float">
            <text:p>30.07896</text:p>
          </table:table-cell>
          <table:table-cell office:value-type="float" office:value="0" calcext:value-type="float">
            <text:p>0</text:p>
          </table:table-cell>
          <table:table-cell office:value-type="float" office:value="-0.7981982" calcext:value-type="float">
            <text:p>-0.798198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9.209551" calcext:value-type="float">
            <text:p>9.209551</text:p>
          </table:table-cell>
          <table:table-cell office:value-type="float" office:value="1105.68" calcext:value-type="float">
            <text:p>1105.6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9203" calcext:value-type="float">
            <text:p>-38.99203</text:p>
          </table:table-cell>
          <table:table-cell office:value-type="float" office:value="0.09584678" calcext:value-type="float">
            <text:p>0.09584678</text:p>
          </table:table-cell>
          <table:table-cell office:value-type="float" office:value="8.621005" calcext:value-type="float">
            <text:p>8.621005</text:p>
          </table:table-cell>
          <table:table-cell office:value-type="float" office:value="0.07517605" calcext:value-type="float">
            <text:p>0.07517605</text:p>
          </table:table-cell>
          <table:table-cell office:value-type="float" office:value="0.00434565" calcext:value-type="float">
            <text:p>0.00434565</text:p>
          </table:table-cell>
          <table:table-cell office:value-type="float" office:value="0.2757919" calcext:value-type="float">
            <text:p>0.2757919</text:p>
          </table:table-cell>
          <table:table-cell office:value-type="float" office:value="2.071408" calcext:value-type="float">
            <text:p>2.071408</text:p>
          </table:table-cell>
          <table:table-cell office:value-type="float" office:value="-0.3335585" calcext:value-type="float">
            <text:p>-0.3335585</text:p>
          </table:table-cell>
          <table:table-cell office:value-type="float" office:value="-0.02099423" calcext:value-type="float">
            <text:p>-0.02099423</text:p>
          </table:table-cell>
          <table:table-cell office:value-type="float" office:value="0.007209428" calcext:value-type="float">
            <text:p>0.007209428</text:p>
          </table:table-cell>
          <table:table-cell office:value-type="float" office:value="18.19202" calcext:value-type="float">
            <text:p>18.19202</text:p>
          </table:table-cell>
          <table:table-cell office:value-type="float" office:value="0.1603822" calcext:value-type="float">
            <text:p>0.1603822</text:p>
          </table:table-cell>
          <table:table-cell office:value-type="float" office:value="0.1982096" calcext:value-type="float">
            <text:p>0.1982096</text:p>
          </table:table-cell>
          <table:table-cell office:value-type="float" office:value="0.1084505" calcext:value-type="float">
            <text:p>0.1084505</text:p>
          </table:table-cell>
          <table:table-cell office:value-type="float" office:value="0.06506935" calcext:value-type="float">
            <text:p>0.06506935</text:p>
          </table:table-cell>
          <table:table-cell office:value-type="float" office:value="0.05990997" calcext:value-type="float">
            <text:p>0.05990997</text:p>
          </table:table-cell>
          <table:table-cell office:value-type="float" office:value="0.0264303" calcext:value-type="float">
            <text:p>0.0264303</text:p>
          </table:table-cell>
          <table:table-cell office:value-type="float" office:value="0.01826425" calcext:value-type="float">
            <text:p>0.01826425</text:p>
          </table:table-cell>
          <table:table-cell office:value-type="float" office:value="0.03524423" calcext:value-type="float">
            <text:p>0.03524423</text:p>
          </table:table-cell>
          <table:table-cell office:value-type="float" office:value="0.02817728" calcext:value-type="float">
            <text:p>0.02817728</text:p>
          </table:table-cell>
          <table:table-cell office:value-type="float" office:value="0.02412944" calcext:value-type="float">
            <text:p>0.02412944</text:p>
          </table:table-cell>
          <table:table-cell office:value-type="float" office:value="0.02142525" calcext:value-type="float">
            <text:p>0.02142525</text:p>
          </table:table-cell>
          <table:table-cell office:value-type="float" office:value="0.01684469" calcext:value-type="float">
            <text:p>0.01684469</text:p>
          </table:table-cell>
          <table:table-cell office:value-type="float" office:value="0.01036037" calcext:value-type="float">
            <text:p>0.01036037</text:p>
          </table:table-cell>
          <table:table-cell office:value-type="float" office:value="0.007318868" calcext:value-type="float">
            <text:p>0.007318868</text:p>
          </table:table-cell>
          <table:table-cell office:value-type="float" office:value="0" calcext:value-type="float">
            <text:p>0</text:p>
          </table:table-cell>
          <table:table-cell office:value-type="float" office:value="0.08788255" calcext:value-type="float">
            <text:p>0.08788255</text:p>
          </table:table-cell>
          <table:table-cell office:value-type="float" office:value="0.236585" calcext:value-type="float">
            <text:p>0.236585</text:p>
          </table:table-cell>
          <table:table-cell office:value-type="float" office:value="1.870217" calcext:value-type="float">
            <text:p>1.870217</text:p>
          </table:table-cell>
          <table:table-cell office:value-type="float" office:value="10.30068" calcext:value-type="float">
            <text:p>10.30068</text:p>
          </table:table-cell>
          <table:table-cell office:value-type="float" office:value="16.75586" calcext:value-type="float">
            <text:p>16.75586</text:p>
          </table:table-cell>
          <table:table-cell office:value-type="float" office:value="9.672708" calcext:value-type="float">
            <text:p>9.672708</text:p>
          </table:table-cell>
          <table:table-cell office:value-type="float" office:value="0.172971" calcext:value-type="float">
            <text:p>0.172971</text:p>
          </table:table-cell>
          <table:table-cell office:value-type="float" office:value="3.571846" calcext:value-type="float">
            <text:p>3.571846</text:p>
          </table:table-cell>
          <table:table-cell office:value-type="float" office:value="5.15365" calcext:value-type="float">
            <text:p>5.15365</text:p>
          </table:table-cell>
          <table:table-cell office:value-type="float" office:value="2.460695" calcext:value-type="float">
            <text:p>2.460695</text:p>
          </table:table-cell>
          <table:table-cell office:value-type="float" office:value="0.9168088" calcext:value-type="float">
            <text:p>0.9168088</text:p>
          </table:table-cell>
          <table:table-cell office:value-type="float" office:value="0.2759414" calcext:value-type="float">
            <text:p>0.2759414</text:p>
          </table:table-cell>
          <table:table-cell office:value-type="float" office:value="0.3714532" calcext:value-type="float">
            <text:p>0.3714532</text:p>
          </table:table-cell>
          <table:table-cell office:value-type="float" office:value="0.3274031" calcext:value-type="float">
            <text:p>0.3274031</text:p>
          </table:table-cell>
          <table:table-cell office:value-type="float" office:value="0" calcext:value-type="float">
            <text:p>0</text:p>
          </table:table-cell>
          <table:table-cell office:value-type="float" office:value="255.6239" calcext:value-type="float">
            <text:p>255.6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6547" calcext:value-type="float">
            <text:p>30.26547</text:p>
          </table:table-cell>
          <table:table-cell office:value-type="float" office:value="0" calcext:value-type="float">
            <text:p>0</text:p>
          </table:table-cell>
          <table:table-cell office:value-type="float" office:value="-0.8010897" calcext:value-type="float">
            <text:p>-0.80108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9.177514" calcext:value-type="float">
            <text:p>9.177514</text:p>
          </table:table-cell>
          <table:table-cell office:value-type="float" office:value="1105.568" calcext:value-type="float">
            <text:p>1105.568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5777" calcext:value-type="float">
            <text:p>-39.05777</text:p>
          </table:table-cell>
          <table:table-cell office:value-type="float" office:value="0.09428691" calcext:value-type="float">
            <text:p>0.09428691</text:p>
          </table:table-cell>
          <table:table-cell office:value-type="float" office:value="8.685936" calcext:value-type="float">
            <text:p>8.685936</text:p>
          </table:table-cell>
          <table:table-cell office:value-type="float" office:value="0.07517605" calcext:value-type="float">
            <text:p>0.07517605</text:p>
          </table:table-cell>
          <table:table-cell office:value-type="float" office:value="0.004357236" calcext:value-type="float">
            <text:p>0.004357236</text:p>
          </table:table-cell>
          <table:table-cell office:value-type="float" office:value="0.2757919" calcext:value-type="float">
            <text:p>0.2757919</text:p>
          </table:table-cell>
          <table:table-cell office:value-type="float" office:value="2.071385" calcext:value-type="float">
            <text:p>2.071385</text:p>
          </table:table-cell>
          <table:table-cell office:value-type="float" office:value="-0.3338259" calcext:value-type="float">
            <text:p>-0.3338259</text:p>
          </table:table-cell>
          <table:table-cell office:value-type="float" office:value="-0.02098147" calcext:value-type="float">
            <text:p>-0.02098147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8.14615" calcext:value-type="float">
            <text:p>18.14615</text:p>
          </table:table-cell>
          <table:table-cell office:value-type="float" office:value="0.1182742" calcext:value-type="float">
            <text:p>0.1182742</text:p>
          </table:table-cell>
          <table:table-cell office:value-type="float" office:value="0.145789" calcext:value-type="float">
            <text:p>0.145789</text:p>
          </table:table-cell>
          <table:table-cell office:value-type="float" office:value="0.1023148" calcext:value-type="float">
            <text:p>0.1023148</text:p>
          </table:table-cell>
          <table:table-cell office:value-type="float" office:value="0.06706971" calcext:value-type="float">
            <text:p>0.06706971</text:p>
          </table:table-cell>
          <table:table-cell office:value-type="float" office:value="0.05604538" calcext:value-type="float">
            <text:p>0.05604538</text:p>
          </table:table-cell>
          <table:table-cell office:value-type="float" office:value="0.02758346" calcext:value-type="float">
            <text:p>0.02758346</text:p>
          </table:table-cell>
          <table:table-cell office:value-type="float" office:value="0.02058911" calcext:value-type="float">
            <text:p>0.02058911</text:p>
          </table:table-cell>
          <table:table-cell office:value-type="float" office:value="0.03557351" calcext:value-type="float">
            <text:p>0.03557351</text:p>
          </table:table-cell>
          <table:table-cell office:value-type="float" office:value="0.02830702" calcext:value-type="float">
            <text:p>0.02830702</text:p>
          </table:table-cell>
          <table:table-cell office:value-type="float" office:value="0.02425456" calcext:value-type="float">
            <text:p>0.02425456</text:p>
          </table:table-cell>
          <table:table-cell office:value-type="float" office:value="0.02154829" calcext:value-type="float">
            <text:p>0.02154829</text:p>
          </table:table-cell>
          <table:table-cell office:value-type="float" office:value="0.01689935" calcext:value-type="float">
            <text:p>0.01689935</text:p>
          </table:table-cell>
          <table:table-cell office:value-type="float" office:value="0.01031842" calcext:value-type="float">
            <text:p>0.01031842</text:p>
          </table:table-cell>
          <table:table-cell office:value-type="float" office:value="0.007322866" calcext:value-type="float">
            <text:p>0.007322866</text:p>
          </table:table-cell>
          <table:table-cell office:value-type="float" office:value="0" calcext:value-type="float">
            <text:p>0</text:p>
          </table:table-cell>
          <table:table-cell office:value-type="float" office:value="0.01734284" calcext:value-type="float">
            <text:p>0.01734284</text:p>
          </table:table-cell>
          <table:table-cell office:value-type="float" office:value="0.1567758" calcext:value-type="float">
            <text:p>0.1567758</text:p>
          </table:table-cell>
          <table:table-cell office:value-type="float" office:value="2.624131" calcext:value-type="float">
            <text:p>2.624131</text:p>
          </table:table-cell>
          <table:table-cell office:value-type="float" office:value="9.701676" calcext:value-type="float">
            <text:p>9.701676</text:p>
          </table:table-cell>
          <table:table-cell office:value-type="float" office:value="16.28011" calcext:value-type="float">
            <text:p>16.28011</text:p>
          </table:table-cell>
          <table:table-cell office:value-type="float" office:value="9.90947" calcext:value-type="float">
            <text:p>9.90947</text:p>
          </table:table-cell>
          <table:table-cell office:value-type="float" office:value="0.2513106" calcext:value-type="float">
            <text:p>0.2513106</text:p>
          </table:table-cell>
          <table:table-cell office:value-type="float" office:value="3.597166" calcext:value-type="float">
            <text:p>3.597166</text:p>
          </table:table-cell>
          <table:table-cell office:value-type="float" office:value="5.17452" calcext:value-type="float">
            <text:p>5.17452</text:p>
          </table:table-cell>
          <table:table-cell office:value-type="float" office:value="2.477645" calcext:value-type="float">
            <text:p>2.477645</text:p>
          </table:table-cell>
          <table:table-cell office:value-type="float" office:value="0.9242254" calcext:value-type="float">
            <text:p>0.9242254</text:p>
          </table:table-cell>
          <table:table-cell office:value-type="float" office:value="0.2768767" calcext:value-type="float">
            <text:p>0.2768767</text:p>
          </table:table-cell>
          <table:table-cell office:value-type="float" office:value="0.3719231" calcext:value-type="float">
            <text:p>0.3719231</text:p>
          </table:table-cell>
          <table:table-cell office:value-type="float" office:value="0.3274319" calcext:value-type="float">
            <text:p>0.3274319</text:p>
          </table:table-cell>
          <table:table-cell office:value-type="float" office:value="0" calcext:value-type="float">
            <text:p>0</text:p>
          </table:table-cell>
          <table:table-cell office:value-type="float" office:value="367.3562" calcext:value-type="float">
            <text:p>367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2913" calcext:value-type="float">
            <text:p>30.42913</text:p>
          </table:table-cell>
          <table:table-cell office:value-type="float" office:value="0" calcext:value-type="float">
            <text:p>0</text:p>
          </table:table-cell>
          <table:table-cell office:value-type="float" office:value="-0.8015205" calcext:value-type="float">
            <text:p>-0.80152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9.147379" calcext:value-type="float">
            <text:p>9.147379</text:p>
          </table:table-cell>
          <table:table-cell office:value-type="float" office:value="1105.459" calcext:value-type="float">
            <text:p>1105.459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6813" calcext:value-type="float">
            <text:p>-39.06813</text:p>
          </table:table-cell>
          <table:table-cell office:value-type="float" office:value="0.09517468" calcext:value-type="float">
            <text:p>0.09517468</text:p>
          </table:table-cell>
          <table:table-cell office:value-type="float" office:value="8.799562" calcext:value-type="float">
            <text:p>8.799562</text:p>
          </table:table-cell>
          <table:table-cell office:value-type="float" office:value="0.07517605" calcext:value-type="float">
            <text:p>0.07517605</text:p>
          </table:table-cell>
          <table:table-cell office:value-type="float" office:value="0.004368859" calcext:value-type="float">
            <text:p>0.004368859</text:p>
          </table:table-cell>
          <table:table-cell office:value-type="float" office:value="0.2757919" calcext:value-type="float">
            <text:p>0.2757919</text:p>
          </table:table-cell>
          <table:table-cell office:value-type="float" office:value="2.071383" calcext:value-type="float">
            <text:p>2.071383</text:p>
          </table:table-cell>
          <table:table-cell office:value-type="float" office:value="-0.3340738" calcext:value-type="float">
            <text:p>-0.3340738</text:p>
          </table:table-cell>
          <table:table-cell office:value-type="float" office:value="-0.02095998" calcext:value-type="float">
            <text:p>-0.02095998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8.08045" calcext:value-type="float">
            <text:p>18.08045</text:p>
          </table:table-cell>
          <table:table-cell office:value-type="float" office:value="0.1370471" calcext:value-type="float">
            <text:p>0.1370471</text:p>
          </table:table-cell>
          <table:table-cell office:value-type="float" office:value="0.1340089" calcext:value-type="float">
            <text:p>0.1340089</text:p>
          </table:table-cell>
          <table:table-cell office:value-type="float" office:value="0.0999354" calcext:value-type="float">
            <text:p>0.0999354</text:p>
          </table:table-cell>
          <table:table-cell office:value-type="float" office:value="0.06976136" calcext:value-type="float">
            <text:p>0.06976136</text:p>
          </table:table-cell>
          <table:table-cell office:value-type="float" office:value="0.05887453" calcext:value-type="float">
            <text:p>0.05887453</text:p>
          </table:table-cell>
          <table:table-cell office:value-type="float" office:value="0.02771465" calcext:value-type="float">
            <text:p>0.02771465</text:p>
          </table:table-cell>
          <table:table-cell office:value-type="float" office:value="0.02184389" calcext:value-type="float">
            <text:p>0.02184389</text:p>
          </table:table-cell>
          <table:table-cell office:value-type="float" office:value="0.03579469" calcext:value-type="float">
            <text:p>0.03579469</text:p>
          </table:table-cell>
          <table:table-cell office:value-type="float" office:value="0.02841018" calcext:value-type="float">
            <text:p>0.02841018</text:p>
          </table:table-cell>
          <table:table-cell office:value-type="float" office:value="0.02435174" calcext:value-type="float">
            <text:p>0.02435174</text:p>
          </table:table-cell>
          <table:table-cell office:value-type="float" office:value="0.02166292" calcext:value-type="float">
            <text:p>0.02166292</text:p>
          </table:table-cell>
          <table:table-cell office:value-type="float" office:value="0.01695891" calcext:value-type="float">
            <text:p>0.01695891</text:p>
          </table:table-cell>
          <table:table-cell office:value-type="float" office:value="0.01027615" calcext:value-type="float">
            <text:p>0.01027615</text:p>
          </table:table-cell>
          <table:table-cell office:value-type="float" office:value="0.007326763" calcext:value-type="float">
            <text:p>0.007326763</text:p>
          </table:table-cell>
          <table:table-cell office:value-type="float" office:value="0" calcext:value-type="float">
            <text:p>0</text:p>
          </table:table-cell>
          <table:table-cell office:value-type="float" office:value="0.01589091" calcext:value-type="float">
            <text:p>0.01589091</text:p>
          </table:table-cell>
          <table:table-cell office:value-type="float" office:value="0.5855318" calcext:value-type="float">
            <text:p>0.5855318</text:p>
          </table:table-cell>
          <table:table-cell office:value-type="float" office:value="3.642909" calcext:value-type="float">
            <text:p>3.642909</text:p>
          </table:table-cell>
          <table:table-cell office:value-type="float" office:value="10.16733" calcext:value-type="float">
            <text:p>10.16733</text:p>
          </table:table-cell>
          <table:table-cell office:value-type="float" office:value="16.28818" calcext:value-type="float">
            <text:p>16.28818</text:p>
          </table:table-cell>
          <table:table-cell office:value-type="float" office:value="9.729607" calcext:value-type="float">
            <text:p>9.729607</text:p>
          </table:table-cell>
          <table:table-cell office:value-type="float" office:value="0.3266411" calcext:value-type="float">
            <text:p>0.3266411</text:p>
          </table:table-cell>
          <table:table-cell office:value-type="float" office:value="3.626873" calcext:value-type="float">
            <text:p>3.626873</text:p>
          </table:table-cell>
          <table:table-cell office:value-type="float" office:value="5.193509" calcext:value-type="float">
            <text:p>5.193509</text:p>
          </table:table-cell>
          <table:table-cell office:value-type="float" office:value="2.495242" calcext:value-type="float">
            <text:p>2.495242</text:p>
          </table:table-cell>
          <table:table-cell office:value-type="float" office:value="0.9321838" calcext:value-type="float">
            <text:p>0.9321838</text:p>
          </table:table-cell>
          <table:table-cell office:value-type="float" office:value="0.2785422" calcext:value-type="float">
            <text:p>0.2785422</text:p>
          </table:table-cell>
          <table:table-cell office:value-type="float" office:value="0.3723191" calcext:value-type="float">
            <text:p>0.3723191</text:p>
          </table:table-cell>
          <table:table-cell office:value-type="float" office:value="0.3274607" calcext:value-type="float">
            <text:p>0.3274607</text:p>
          </table:table-cell>
          <table:table-cell office:value-type="float" office:value="0" calcext:value-type="float">
            <text:p>0</text:p>
          </table:table-cell>
          <table:table-cell office:value-type="float" office:value="499.2545" calcext:value-type="float">
            <text:p>499.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9353" calcext:value-type="float">
            <text:p>30.59353</text:p>
          </table:table-cell>
          <table:table-cell office:value-type="float" office:value="0" calcext:value-type="float">
            <text:p>0</text:p>
          </table:table-cell>
          <table:table-cell office:value-type="float" office:value="-0.8016726" calcext:value-type="float">
            <text:p>-0.80167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9.117884" calcext:value-type="float">
            <text:p>9.117884</text:p>
          </table:table-cell>
          <table:table-cell office:value-type="float" office:value="1105.349" calcext:value-type="float">
            <text:p>1105.349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4346" calcext:value-type="float">
            <text:p>-39.04346</text:p>
          </table:table-cell>
          <table:table-cell office:value-type="float" office:value="0.09547598" calcext:value-type="float">
            <text:p>0.09547598</text:p>
          </table:table-cell>
          <table:table-cell office:value-type="float" office:value="8.949693" calcext:value-type="float">
            <text:p>8.949693</text:p>
          </table:table-cell>
          <table:table-cell office:value-type="float" office:value="0.07517605" calcext:value-type="float">
            <text:p>0.07517605</text:p>
          </table:table-cell>
          <table:table-cell office:value-type="float" office:value="0.004380482" calcext:value-type="float">
            <text:p>0.004380482</text:p>
          </table:table-cell>
          <table:table-cell office:value-type="float" office:value="0.2757919" calcext:value-type="float">
            <text:p>0.2757919</text:p>
          </table:table-cell>
          <table:table-cell office:value-type="float" office:value="2.071394" calcext:value-type="float">
            <text:p>2.071394</text:p>
          </table:table-cell>
          <table:table-cell office:value-type="float" office:value="-0.334309" calcext:value-type="float">
            <text:p>-0.334309</text:p>
          </table:table-cell>
          <table:table-cell office:value-type="float" office:value="-0.02093605" calcext:value-type="float">
            <text:p>-0.02093605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8.00832" calcext:value-type="float">
            <text:p>18.00832</text:p>
          </table:table-cell>
          <table:table-cell office:value-type="float" office:value="0.1264434" calcext:value-type="float">
            <text:p>0.1264434</text:p>
          </table:table-cell>
          <table:table-cell office:value-type="float" office:value="0.1263469" calcext:value-type="float">
            <text:p>0.1263469</text:p>
          </table:table-cell>
          <table:table-cell office:value-type="float" office:value="0.09614765" calcext:value-type="float">
            <text:p>0.09614765</text:p>
          </table:table-cell>
          <table:table-cell office:value-type="float" office:value="0.07094036" calcext:value-type="float">
            <text:p>0.07094036</text:p>
          </table:table-cell>
          <table:table-cell office:value-type="float" office:value="0.06509023" calcext:value-type="float">
            <text:p>0.06509023</text:p>
          </table:table-cell>
          <table:table-cell office:value-type="float" office:value="0.02738572" calcext:value-type="float">
            <text:p>0.02738572</text:p>
          </table:table-cell>
          <table:table-cell office:value-type="float" office:value="0.02205322" calcext:value-type="float">
            <text:p>0.02205322</text:p>
          </table:table-cell>
          <table:table-cell office:value-type="float" office:value="0.0359062" calcext:value-type="float">
            <text:p>0.0359062</text:p>
          </table:table-cell>
          <table:table-cell office:value-type="float" office:value="0.02850909" calcext:value-type="float">
            <text:p>0.02850909</text:p>
          </table:table-cell>
          <table:table-cell office:value-type="float" office:value="0.02442346" calcext:value-type="float">
            <text:p>0.02442346</text:p>
          </table:table-cell>
          <table:table-cell office:value-type="float" office:value="0.02176739" calcext:value-type="float">
            <text:p>0.02176739</text:p>
          </table:table-cell>
          <table:table-cell office:value-type="float" office:value="0.01702114" calcext:value-type="float">
            <text:p>0.01702114</text:p>
          </table:table-cell>
          <table:table-cell office:value-type="float" office:value="0.01023376" calcext:value-type="float">
            <text:p>0.01023376</text:p>
          </table:table-cell>
          <table:table-cell office:value-type="float" office:value="0.00733055" calcext:value-type="float">
            <text:p>0.00733055</text:p>
          </table:table-cell>
          <table:table-cell office:value-type="float" office:value="0" calcext:value-type="float">
            <text:p>0</text:p>
          </table:table-cell>
          <table:table-cell office:value-type="float" office:value="0.02193148" calcext:value-type="float">
            <text:p>0.02193148</text:p>
          </table:table-cell>
          <table:table-cell office:value-type="float" office:value="1.488506" calcext:value-type="float">
            <text:p>1.488506</text:p>
          </table:table-cell>
          <table:table-cell office:value-type="float" office:value="4.712973" calcext:value-type="float">
            <text:p>4.712973</text:p>
          </table:table-cell>
          <table:table-cell office:value-type="float" office:value="10.83876" calcext:value-type="float">
            <text:p>10.83876</text:p>
          </table:table-cell>
          <table:table-cell office:value-type="float" office:value="16.56556" calcext:value-type="float">
            <text:p>16.56556</text:p>
          </table:table-cell>
          <table:table-cell office:value-type="float" office:value="9.517723" calcext:value-type="float">
            <text:p>9.517723</text:p>
          </table:table-cell>
          <table:table-cell office:value-type="float" office:value="0.4196078" calcext:value-type="float">
            <text:p>0.4196078</text:p>
          </table:table-cell>
          <table:table-cell office:value-type="float" office:value="3.657353" calcext:value-type="float">
            <text:p>3.657353</text:p>
          </table:table-cell>
          <table:table-cell office:value-type="float" office:value="5.20962" calcext:value-type="float">
            <text:p>5.20962</text:p>
          </table:table-cell>
          <table:table-cell office:value-type="float" office:value="2.511921" calcext:value-type="float">
            <text:p>2.511921</text:p>
          </table:table-cell>
          <table:table-cell office:value-type="float" office:value="0.940395" calcext:value-type="float">
            <text:p>0.940395</text:p>
          </table:table-cell>
          <table:table-cell office:value-type="float" office:value="0.2806195" calcext:value-type="float">
            <text:p>0.2806195</text:p>
          </table:table-cell>
          <table:table-cell office:value-type="float" office:value="0.3726603" calcext:value-type="float">
            <text:p>0.3726603</text:p>
          </table:table-cell>
          <table:table-cell office:value-type="float" office:value="0.3274895" calcext:value-type="float">
            <text:p>0.3274895</text:p>
          </table:table-cell>
          <table:table-cell office:value-type="float" office:value="0" calcext:value-type="float">
            <text:p>0</text:p>
          </table:table-cell>
          <table:table-cell office:value-type="float" office:value="603.3682" calcext:value-type="float">
            <text:p>603.3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48" calcext:value-type="float">
            <text:p>30.7648</text:p>
          </table:table-cell>
          <table:table-cell office:value-type="float" office:value="0" calcext:value-type="float">
            <text:p>0</text:p>
          </table:table-cell>
          <table:table-cell office:value-type="float" office:value="-0.80176" calcext:value-type="float">
            <text:p>-0.801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9.093204" calcext:value-type="float">
            <text:p>9.093204</text:p>
          </table:table-cell>
          <table:table-cell office:value-type="float" office:value="1105.246" calcext:value-type="float">
            <text:p>1105.246</text:p>
          </table:table-cell>
          <table:table-cell office:value-type="float" office:value="12.84" calcext:value-type="float">
            <text:p>12.84</text:p>
          </table:table-cell>
          <table:table-cell office:value-type="float" office:value="-39.00454" calcext:value-type="float">
            <text:p>-39.00454</text:p>
          </table:table-cell>
          <table:table-cell office:value-type="float" office:value="0.09565987" calcext:value-type="float">
            <text:p>0.09565987</text:p>
          </table:table-cell>
          <table:table-cell office:value-type="float" office:value="9.101055" calcext:value-type="float">
            <text:p>9.101055</text:p>
          </table:table-cell>
          <table:table-cell office:value-type="float" office:value="0.07517605" calcext:value-type="float">
            <text:p>0.07517605</text:p>
          </table:table-cell>
          <table:table-cell office:value-type="float" office:value="0.00439211" calcext:value-type="float">
            <text:p>0.00439211</text:p>
          </table:table-cell>
          <table:table-cell office:value-type="float" office:value="0.2757919" calcext:value-type="float">
            <text:p>0.2757919</text:p>
          </table:table-cell>
          <table:table-cell office:value-type="float" office:value="2.071417" calcext:value-type="float">
            <text:p>2.071417</text:p>
          </table:table-cell>
          <table:table-cell office:value-type="float" office:value="-0.3344832" calcext:value-type="float">
            <text:p>-0.3344832</text:p>
          </table:table-cell>
          <table:table-cell office:value-type="float" office:value="-0.02090937" calcext:value-type="float">
            <text:p>-0.02090937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93635" calcext:value-type="float">
            <text:p>17.93635</text:p>
          </table:table-cell>
          <table:table-cell office:value-type="float" office:value="0.1169549" calcext:value-type="float">
            <text:p>0.1169549</text:p>
          </table:table-cell>
          <table:table-cell office:value-type="float" office:value="0.1236537" calcext:value-type="float">
            <text:p>0.1236537</text:p>
          </table:table-cell>
          <table:table-cell office:value-type="float" office:value="0.09175868" calcext:value-type="float">
            <text:p>0.09175868</text:p>
          </table:table-cell>
          <table:table-cell office:value-type="float" office:value="0.07101395" calcext:value-type="float">
            <text:p>0.07101395</text:p>
          </table:table-cell>
          <table:table-cell office:value-type="float" office:value="0.07221794" calcext:value-type="float">
            <text:p>0.07221794</text:p>
          </table:table-cell>
          <table:table-cell office:value-type="float" office:value="0.02710591" calcext:value-type="float">
            <text:p>0.02710591</text:p>
          </table:table-cell>
          <table:table-cell office:value-type="float" office:value="0.02203513" calcext:value-type="float">
            <text:p>0.02203513</text:p>
          </table:table-cell>
          <table:table-cell office:value-type="float" office:value="0.03596737" calcext:value-type="float">
            <text:p>0.03596737</text:p>
          </table:table-cell>
          <table:table-cell office:value-type="float" office:value="0.02858422" calcext:value-type="float">
            <text:p>0.02858422</text:p>
          </table:table-cell>
          <table:table-cell office:value-type="float" office:value="0.02447241" calcext:value-type="float">
            <text:p>0.02447241</text:p>
          </table:table-cell>
          <table:table-cell office:value-type="float" office:value="0.02186136" calcext:value-type="float">
            <text:p>0.02186136</text:p>
          </table:table-cell>
          <table:table-cell office:value-type="float" office:value="0.01708436" calcext:value-type="float">
            <text:p>0.01708436</text:p>
          </table:table-cell>
          <table:table-cell office:value-type="float" office:value="0.01019141" calcext:value-type="float">
            <text:p>0.01019141</text:p>
          </table:table-cell>
          <table:table-cell office:value-type="float" office:value="0.007334236" calcext:value-type="float">
            <text:p>0.007334236</text:p>
          </table:table-cell>
          <table:table-cell office:value-type="float" office:value="0" calcext:value-type="float">
            <text:p>0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2.399351" calcext:value-type="float">
            <text:p>2.399351</text:p>
          </table:table-cell>
          <table:table-cell office:value-type="float" office:value="5.655922" calcext:value-type="float">
            <text:p>5.655922</text:p>
          </table:table-cell>
          <table:table-cell office:value-type="float" office:value="11.5065" calcext:value-type="float">
            <text:p>11.5065</text:p>
          </table:table-cell>
          <table:table-cell office:value-type="float" office:value="16.99801" calcext:value-type="float">
            <text:p>16.99801</text:p>
          </table:table-cell>
          <table:table-cell office:value-type="float" office:value="9.331232" calcext:value-type="float">
            <text:p>9.331232</text:p>
          </table:table-cell>
          <table:table-cell office:value-type="float" office:value="0.528695" calcext:value-type="float">
            <text:p>0.528695</text:p>
          </table:table-cell>
          <table:table-cell office:value-type="float" office:value="3.686841" calcext:value-type="float">
            <text:p>3.686841</text:p>
          </table:table-cell>
          <table:table-cell office:value-type="float" office:value="5.224312" calcext:value-type="float">
            <text:p>5.224312</text:p>
          </table:table-cell>
          <table:table-cell office:value-type="float" office:value="2.526956" calcext:value-type="float">
            <text:p>2.526956</text:p>
          </table:table-cell>
          <table:table-cell office:value-type="float" office:value="0.9486063" calcext:value-type="float">
            <text:p>0.9486063</text:p>
          </table:table-cell>
          <table:table-cell office:value-type="float" office:value="0.282921" calcext:value-type="float">
            <text:p>0.282921</text:p>
          </table:table-cell>
          <table:table-cell office:value-type="float" office:value="0.3729609" calcext:value-type="float">
            <text:p>0.3729609</text:p>
          </table:table-cell>
          <table:table-cell office:value-type="float" office:value="0.3275183" calcext:value-type="float">
            <text:p>0.3275183</text:p>
          </table:table-cell>
          <table:table-cell office:value-type="float" office:value="0" calcext:value-type="float">
            <text:p>0</text:p>
          </table:table-cell>
          <table:table-cell office:value-type="float" office:value="669.8801" calcext:value-type="float">
            <text:p>669.8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2407" calcext:value-type="float">
            <text:p>30.92407</text:p>
          </table:table-cell>
          <table:table-cell office:value-type="float" office:value="0" calcext:value-type="float">
            <text:p>0</text:p>
          </table:table-cell>
          <table:table-cell office:value-type="float" office:value="-0.8018101" calcext:value-type="float">
            <text:p>-0.80181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9.06859" calcext:value-type="float">
            <text:p>9.06859</text:p>
          </table:table-cell>
          <table:table-cell office:value-type="float" office:value="1105.149" calcext:value-type="float">
            <text:p>1105.14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7252" calcext:value-type="float">
            <text:p>-38.97252</text:p>
          </table:table-cell>
          <table:table-cell office:value-type="float" office:value="0.09884411" calcext:value-type="float">
            <text:p>0.09884411</text:p>
          </table:table-cell>
          <table:table-cell office:value-type="float" office:value="9.228824" calcext:value-type="float">
            <text:p>9.228824</text:p>
          </table:table-cell>
          <table:table-cell office:value-type="float" office:value="0.07583076" calcext:value-type="float">
            <text:p>0.07583076</text:p>
          </table:table-cell>
          <table:table-cell office:value-type="float" office:value="0.004412733" calcext:value-type="float">
            <text:p>0.004412733</text:p>
          </table:table-cell>
          <table:table-cell office:value-type="float" office:value="0.279123" calcext:value-type="float">
            <text:p>0.279123</text:p>
          </table:table-cell>
          <table:table-cell office:value-type="float" office:value="2.072875" calcext:value-type="float">
            <text:p>2.072875</text:p>
          </table:table-cell>
          <table:table-cell office:value-type="float" office:value="-0.3346961" calcext:value-type="float">
            <text:p>-0.3346961</text:p>
          </table:table-cell>
          <table:table-cell office:value-type="float" office:value="-0.02089301" calcext:value-type="float">
            <text:p>-0.02089301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87488" calcext:value-type="float">
            <text:p>17.87488</text:p>
          </table:table-cell>
          <table:table-cell office:value-type="float" office:value="0.1261343" calcext:value-type="float">
            <text:p>0.1261343</text:p>
          </table:table-cell>
          <table:table-cell office:value-type="float" office:value="0.2431595" calcext:value-type="float">
            <text:p>0.2431595</text:p>
          </table:table-cell>
          <table:table-cell office:value-type="float" office:value="0.1003112" calcext:value-type="float">
            <text:p>0.1003112</text:p>
          </table:table-cell>
          <table:table-cell office:value-type="float" office:value="0.07154783" calcext:value-type="float">
            <text:p>0.07154783</text:p>
          </table:table-cell>
          <table:table-cell office:value-type="float" office:value="0.07763264" calcext:value-type="float">
            <text:p>0.07763264</text:p>
          </table:table-cell>
          <table:table-cell office:value-type="float" office:value="0.02678337" calcext:value-type="float">
            <text:p>0.02678337</text:p>
          </table:table-cell>
          <table:table-cell office:value-type="float" office:value="0.02283105" calcext:value-type="float">
            <text:p>0.02283105</text:p>
          </table:table-cell>
          <table:table-cell office:value-type="float" office:value="0.03610416" calcext:value-type="float">
            <text:p>0.03610416</text:p>
          </table:table-cell>
          <table:table-cell office:value-type="float" office:value="0.02863467" calcext:value-type="float">
            <text:p>0.02863467</text:p>
          </table:table-cell>
          <table:table-cell office:value-type="float" office:value="0.02450356" calcext:value-type="float">
            <text:p>0.02450356</text:p>
          </table:table-cell>
          <table:table-cell office:value-type="float" office:value="0.02194534" calcext:value-type="float">
            <text:p>0.02194534</text:p>
          </table:table-cell>
          <table:table-cell office:value-type="float" office:value="0.01714683" calcext:value-type="float">
            <text:p>0.01714683</text:p>
          </table:table-cell>
          <table:table-cell office:value-type="float" office:value="0.01013795" calcext:value-type="float">
            <text:p>0.01013795</text:p>
          </table:table-cell>
          <table:table-cell office:value-type="float" office:value="0.007337826" calcext:value-type="float">
            <text:p>0.007337826</text:p>
          </table:table-cell>
          <table:table-cell office:value-type="float" office:value="0" calcext:value-type="float">
            <text:p>0</text:p>
          </table:table-cell>
          <table:table-cell office:value-type="float" office:value="0.444971" calcext:value-type="float">
            <text:p>0.444971</text:p>
          </table:table-cell>
          <table:table-cell office:value-type="float" office:value="2.549577" calcext:value-type="float">
            <text:p>2.549577</text:p>
          </table:table-cell>
          <table:table-cell office:value-type="float" office:value="6.68565" calcext:value-type="float">
            <text:p>6.68565</text:p>
          </table:table-cell>
          <table:table-cell office:value-type="float" office:value="12.0745" calcext:value-type="float">
            <text:p>12.0745</text:p>
          </table:table-cell>
          <table:table-cell office:value-type="float" office:value="17.99681" calcext:value-type="float">
            <text:p>17.99681</text:p>
          </table:table-cell>
          <table:table-cell office:value-type="float" office:value="9.182896" calcext:value-type="float">
            <text:p>9.182896</text:p>
          </table:table-cell>
          <table:table-cell office:value-type="float" office:value="0.6114448" calcext:value-type="float">
            <text:p>0.6114448</text:p>
          </table:table-cell>
          <table:table-cell office:value-type="float" office:value="3.721141" calcext:value-type="float">
            <text:p>3.721141</text:p>
          </table:table-cell>
          <table:table-cell office:value-type="float" office:value="5.23947" calcext:value-type="float">
            <text:p>5.23947</text:p>
          </table:table-cell>
          <table:table-cell office:value-type="float" office:value="2.541255" calcext:value-type="float">
            <text:p>2.541255</text:p>
          </table:table-cell>
          <table:table-cell office:value-type="float" office:value="0.956704" calcext:value-type="float">
            <text:p>0.956704</text:p>
          </table:table-cell>
          <table:table-cell office:value-type="float" office:value="0.2852868" calcext:value-type="float">
            <text:p>0.2852868</text:p>
          </table:table-cell>
          <table:table-cell office:value-type="float" office:value="0.3710689" calcext:value-type="float">
            <text:p>0.3710689</text:p>
          </table:table-cell>
          <table:table-cell office:value-type="float" office:value="0.3275469" calcext:value-type="float">
            <text:p>0.3275469</text:p>
          </table:table-cell>
          <table:table-cell office:value-type="float" office:value="0" calcext:value-type="float">
            <text:p>0</text:p>
          </table:table-cell>
          <table:table-cell office:value-type="float" office:value="200.3439" calcext:value-type="float">
            <text:p>200.3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7975" calcext:value-type="float">
            <text:p>31.07975</text:p>
          </table:table-cell>
          <table:table-cell office:value-type="float" office:value="0" calcext:value-type="float">
            <text:p>0</text:p>
          </table:table-cell>
          <table:table-cell office:value-type="float" office:value="-0.805012" calcext:value-type="float">
            <text:p>-0.8050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9.047997" calcext:value-type="float">
            <text:p>9.047997</text:p>
          </table:table-cell>
          <table:table-cell office:value-type="float" office:value="1105.057" calcext:value-type="float">
            <text:p>1105.057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93501" calcext:value-type="float">
            <text:p>-38.93501</text:p>
          </table:table-cell>
          <table:table-cell office:value-type="float" office:value="0.09513052" calcext:value-type="float">
            <text:p>0.09513052</text:p>
          </table:table-cell>
          <table:table-cell office:value-type="float" office:value="9.368351" calcext:value-type="float">
            <text:p>9.368351</text:p>
          </table:table-cell>
          <table:table-cell office:value-type="float" office:value="0.07583076" calcext:value-type="float">
            <text:p>0.07583076</text:p>
          </table:table-cell>
          <table:table-cell office:value-type="float" office:value="0.004424222" calcext:value-type="float">
            <text:p>0.004424222</text:p>
          </table:table-cell>
          <table:table-cell office:value-type="float" office:value="0.279123" calcext:value-type="float">
            <text:p>0.279123</text:p>
          </table:table-cell>
          <table:table-cell office:value-type="float" office:value="2.072852" calcext:value-type="float">
            <text:p>2.072852</text:p>
          </table:table-cell>
          <table:table-cell office:value-type="float" office:value="-0.3350963" calcext:value-type="float">
            <text:p>-0.3350963</text:p>
          </table:table-cell>
          <table:table-cell office:value-type="float" office:value="-0.02088367" calcext:value-type="float">
            <text:p>-0.02088367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83675" calcext:value-type="float">
            <text:p>17.83675</text:p>
          </table:table-cell>
          <table:table-cell office:value-type="float" office:value="0.09275407" calcext:value-type="float">
            <text:p>0.09275407</text:p>
          </table:table-cell>
          <table:table-cell office:value-type="float" office:value="0.1466725" calcext:value-type="float">
            <text:p>0.1466725</text:p>
          </table:table-cell>
          <table:table-cell office:value-type="float" office:value="0.09217675" calcext:value-type="float">
            <text:p>0.09217675</text:p>
          </table:table-cell>
          <table:table-cell office:value-type="float" office:value="0.0744383" calcext:value-type="float">
            <text:p>0.0744383</text:p>
          </table:table-cell>
          <table:table-cell office:value-type="float" office:value="0.08412566" calcext:value-type="float">
            <text:p>0.08412566</text:p>
          </table:table-cell>
          <table:table-cell office:value-type="float" office:value="0.02707942" calcext:value-type="float">
            <text:p>0.02707942</text:p>
          </table:table-cell>
          <table:table-cell office:value-type="float" office:value="0.02230651" calcext:value-type="float">
            <text:p>0.02230651</text:p>
          </table:table-cell>
          <table:table-cell office:value-type="float" office:value="0.03622272" calcext:value-type="float">
            <text:p>0.03622272</text:p>
          </table:table-cell>
          <table:table-cell office:value-type="float" office:value="0.02868525" calcext:value-type="float">
            <text:p>0.02868525</text:p>
          </table:table-cell>
          <table:table-cell office:value-type="float" office:value="0.02452235" calcext:value-type="float">
            <text:p>0.02452235</text:p>
          </table:table-cell>
          <table:table-cell office:value-type="float" office:value="0.02202033" calcext:value-type="float">
            <text:p>0.02202033</text:p>
          </table:table-cell>
          <table:table-cell office:value-type="float" office:value="0.01720823" calcext:value-type="float">
            <text:p>0.01720823</text:p>
          </table:table-cell>
          <table:table-cell office:value-type="float" office:value="0.01009741" calcext:value-type="float">
            <text:p>0.01009741</text:p>
          </table:table-cell>
          <table:table-cell office:value-type="float" office:value="0.007341321" calcext:value-type="float">
            <text:p>0.007341321</text:p>
          </table:table-cell>
          <table:table-cell office:value-type="float" office:value="0" calcext:value-type="float">
            <text:p>0</text:p>
          </table:table-cell>
          <table:table-cell office:value-type="float" office:value="0.09110896" calcext:value-type="float">
            <text:p>0.09110896</text:p>
          </table:table-cell>
          <table:table-cell office:value-type="float" office:value="2.995141" calcext:value-type="float">
            <text:p>2.995141</text:p>
          </table:table-cell>
          <table:table-cell office:value-type="float" office:value="6.58218" calcext:value-type="float">
            <text:p>6.58218</text:p>
          </table:table-cell>
          <table:table-cell office:value-type="float" office:value="12.50077" calcext:value-type="float">
            <text:p>12.50077</text:p>
          </table:table-cell>
          <table:table-cell office:value-type="float" office:value="19.55291" calcext:value-type="float">
            <text:p>19.55291</text:p>
          </table:table-cell>
          <table:table-cell office:value-type="float" office:value="9.326833" calcext:value-type="float">
            <text:p>9.326833</text:p>
          </table:table-cell>
          <table:table-cell office:value-type="float" office:value="0.6644505" calcext:value-type="float">
            <text:p>0.6644505</text:p>
          </table:table-cell>
          <table:table-cell office:value-type="float" office:value="3.750023" calcext:value-type="float">
            <text:p>3.750023</text:p>
          </table:table-cell>
          <table:table-cell office:value-type="float" office:value="5.262581" calcext:value-type="float">
            <text:p>5.262581</text:p>
          </table:table-cell>
          <table:table-cell office:value-type="float" office:value="2.555704" calcext:value-type="float">
            <text:p>2.555704</text:p>
          </table:table-cell>
          <table:table-cell office:value-type="float" office:value="0.9646343" calcext:value-type="float">
            <text:p>0.9646343</text:p>
          </table:table-cell>
          <table:table-cell office:value-type="float" office:value="0.2877037" calcext:value-type="float">
            <text:p>0.2877037</text:p>
          </table:table-cell>
          <table:table-cell office:value-type="float" office:value="0.3715409" calcext:value-type="float">
            <text:p>0.3715409</text:p>
          </table:table-cell>
          <table:table-cell office:value-type="float" office:value="0.3275756" calcext:value-type="float">
            <text:p>0.3275756</text:p>
          </table:table-cell>
          <table:table-cell office:value-type="float" office:value="0" calcext:value-type="float">
            <text:p>0</text:p>
          </table:table-cell>
          <table:table-cell office:value-type="float" office:value="298.6117" calcext:value-type="float">
            <text:p>298.6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2661" calcext:value-type="float">
            <text:p>31.22661</text:p>
          </table:table-cell>
          <table:table-cell office:value-type="float" office:value="0" calcext:value-type="float">
            <text:p>0</text:p>
          </table:table-cell>
          <table:table-cell office:value-type="float" office:value="-0.8053544" calcext:value-type="float">
            <text:p>-0.80535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9.028017" calcext:value-type="float">
            <text:p>9.028017</text:p>
          </table:table-cell>
          <table:table-cell office:value-type="float" office:value="1104.967" calcext:value-type="float">
            <text:p>1104.967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9309" calcext:value-type="float">
            <text:p>-38.89309</text:p>
          </table:table-cell>
          <table:table-cell office:value-type="float" office:value="0.09473976" calcext:value-type="float">
            <text:p>0.09473976</text:p>
          </table:table-cell>
          <table:table-cell office:value-type="float" office:value="9.507689" calcext:value-type="float">
            <text:p>9.507689</text:p>
          </table:table-cell>
          <table:table-cell office:value-type="float" office:value="0.07583076" calcext:value-type="float">
            <text:p>0.07583076</text:p>
          </table:table-cell>
          <table:table-cell office:value-type="float" office:value="0.004435721" calcext:value-type="float">
            <text:p>0.004435721</text:p>
          </table:table-cell>
          <table:table-cell office:value-type="float" office:value="0.279123" calcext:value-type="float">
            <text:p>0.279123</text:p>
          </table:table-cell>
          <table:table-cell office:value-type="float" office:value="2.072829" calcext:value-type="float">
            <text:p>2.072829</text:p>
          </table:table-cell>
          <table:table-cell office:value-type="float" office:value="-0.3352421" calcext:value-type="float">
            <text:p>-0.3352421</text:p>
          </table:table-cell>
          <table:table-cell office:value-type="float" office:value="-0.02086344" calcext:value-type="float">
            <text:p>-0.02086344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78991" calcext:value-type="float">
            <text:p>17.78991</text:p>
          </table:table-cell>
          <table:table-cell office:value-type="float" office:value="0.09379976" calcext:value-type="float">
            <text:p>0.09379976</text:p>
          </table:table-cell>
          <table:table-cell office:value-type="float" office:value="0.1308966" calcext:value-type="float">
            <text:p>0.1308966</text:p>
          </table:table-cell>
          <table:table-cell office:value-type="float" office:value="0.08744838" calcext:value-type="float">
            <text:p>0.08744838</text:p>
          </table:table-cell>
          <table:table-cell office:value-type="float" office:value="0.0729555" calcext:value-type="float">
            <text:p>0.0729555</text:p>
          </table:table-cell>
          <table:table-cell office:value-type="float" office:value="0.08432136" calcext:value-type="float">
            <text:p>0.08432136</text:p>
          </table:table-cell>
          <table:table-cell office:value-type="float" office:value="0.02707976" calcext:value-type="float">
            <text:p>0.02707976</text:p>
          </table:table-cell>
          <table:table-cell office:value-type="float" office:value="0.02207959" calcext:value-type="float">
            <text:p>0.02207959</text:p>
          </table:table-cell>
          <table:table-cell office:value-type="float" office:value="0.03627082" calcext:value-type="float">
            <text:p>0.03627082</text:p>
          </table:table-cell>
          <table:table-cell office:value-type="float" office:value="0.0287291" calcext:value-type="float">
            <text:p>0.0287291</text:p>
          </table:table-cell>
          <table:table-cell office:value-type="float" office:value="0.02453192" calcext:value-type="float">
            <text:p>0.02453192</text:p>
          </table:table-cell>
          <table:table-cell office:value-type="float" office:value="0.02208677" calcext:value-type="float">
            <text:p>0.02208677</text:p>
          </table:table-cell>
          <table:table-cell office:value-type="float" office:value="0.01726896" calcext:value-type="float">
            <text:p>0.01726896</text:p>
          </table:table-cell>
          <table:table-cell office:value-type="float" office:value="0.01005668" calcext:value-type="float">
            <text:p>0.01005668</text:p>
          </table:table-cell>
          <table:table-cell office:value-type="float" office:value="0.007344723" calcext:value-type="float">
            <text:p>0.007344723</text:p>
          </table:table-cell>
          <table:table-cell office:value-type="float" office:value="0" calcext:value-type="float">
            <text:p>0</text:p>
          </table:table-cell>
          <table:table-cell office:value-type="float" office:value="0.06447446" calcext:value-type="float">
            <text:p>0.06447446</text:p>
          </table:table-cell>
          <table:table-cell office:value-type="float" office:value="3.962831" calcext:value-type="float">
            <text:p>3.962831</text:p>
          </table:table-cell>
          <table:table-cell office:value-type="float" office:value="7.129221" calcext:value-type="float">
            <text:p>7.129221</text:p>
          </table:table-cell>
          <table:table-cell office:value-type="float" office:value="12.81312" calcext:value-type="float">
            <text:p>12.81312</text:p>
          </table:table-cell>
          <table:table-cell office:value-type="float" office:value="19.94855" calcext:value-type="float">
            <text:p>19.94855</text:p>
          </table:table-cell>
          <table:table-cell office:value-type="float" office:value="9.342031" calcext:value-type="float">
            <text:p>9.342031</text:p>
          </table:table-cell>
          <table:table-cell office:value-type="float" office:value="0.7415735" calcext:value-type="float">
            <text:p>0.7415735</text:p>
          </table:table-cell>
          <table:table-cell office:value-type="float" office:value="3.775475" calcext:value-type="float">
            <text:p>3.775475</text:p>
          </table:table-cell>
          <table:table-cell office:value-type="float" office:value="5.282575" calcext:value-type="float">
            <text:p>5.282575</text:p>
          </table:table-cell>
          <table:table-cell office:value-type="float" office:value="2.570554" calcext:value-type="float">
            <text:p>2.570554</text:p>
          </table:table-cell>
          <table:table-cell office:value-type="float" office:value="0.9724586" calcext:value-type="float">
            <text:p>0.9724586</text:p>
          </table:table-cell>
          <table:table-cell office:value-type="float" office:value="0.2901942" calcext:value-type="float">
            <text:p>0.2901942</text:p>
          </table:table-cell>
          <table:table-cell office:value-type="float" office:value="0.3719504" calcext:value-type="float">
            <text:p>0.3719504</text:p>
          </table:table-cell>
          <table:table-cell office:value-type="float" office:value="0.3276042" calcext:value-type="float">
            <text:p>0.3276042</text:p>
          </table:table-cell>
          <table:table-cell office:value-type="float" office:value="0" calcext:value-type="float">
            <text:p>0</text:p>
          </table:table-cell>
          <table:table-cell office:value-type="float" office:value="400.6242" calcext:value-type="float">
            <text:p>400.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7056" calcext:value-type="float">
            <text:p>31.37056</text:p>
          </table:table-cell>
          <table:table-cell office:value-type="float" office:value="0" calcext:value-type="float">
            <text:p>0</text:p>
          </table:table-cell>
          <table:table-cell office:value-type="float" office:value="-0.8054038" calcext:value-type="float">
            <text:p>-0.80540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9.008892" calcext:value-type="float">
            <text:p>9.008892</text:p>
          </table:table-cell>
          <table:table-cell office:value-type="float" office:value="1104.879" calcext:value-type="float">
            <text:p>1104.87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5168" calcext:value-type="float">
            <text:p>-38.85168</text:p>
          </table:table-cell>
          <table:table-cell office:value-type="float" office:value="0.09562751" calcext:value-type="float">
            <text:p>0.09562751</text:p>
          </table:table-cell>
          <table:table-cell office:value-type="float" office:value="9.645584" calcext:value-type="float">
            <text:p>9.645584</text:p>
          </table:table-cell>
          <table:table-cell office:value-type="float" office:value="0.07583076" calcext:value-type="float">
            <text:p>0.07583076</text:p>
          </table:table-cell>
          <table:table-cell office:value-type="float" office:value="0.004447255" calcext:value-type="float">
            <text:p>0.004447255</text:p>
          </table:table-cell>
          <table:table-cell office:value-type="float" office:value="0.279123" calcext:value-type="float">
            <text:p>0.279123</text:p>
          </table:table-cell>
          <table:table-cell office:value-type="float" office:value="2.072831" calcext:value-type="float">
            <text:p>2.072831</text:p>
          </table:table-cell>
          <table:table-cell office:value-type="float" office:value="-0.3353575" calcext:value-type="float">
            <text:p>-0.3353575</text:p>
          </table:table-cell>
          <table:table-cell office:value-type="float" office:value="-0.02084165" calcext:value-type="float">
            <text:p>-0.02084165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74059" calcext:value-type="float">
            <text:p>17.74059</text:p>
          </table:table-cell>
          <table:table-cell office:value-type="float" office:value="0.2056009" calcext:value-type="float">
            <text:p>0.2056009</text:p>
          </table:table-cell>
          <table:table-cell office:value-type="float" office:value="0.1224079" calcext:value-type="float">
            <text:p>0.1224079</text:p>
          </table:table-cell>
          <table:table-cell office:value-type="float" office:value="0.08392803" calcext:value-type="float">
            <text:p>0.08392803</text:p>
          </table:table-cell>
          <table:table-cell office:value-type="float" office:value="0.07152711" calcext:value-type="float">
            <text:p>0.07152711</text:p>
          </table:table-cell>
          <table:table-cell office:value-type="float" office:value="0.08347528" calcext:value-type="float">
            <text:p>0.08347528</text:p>
          </table:table-cell>
          <table:table-cell office:value-type="float" office:value="0.0269243" calcext:value-type="float">
            <text:p>0.0269243</text:p>
          </table:table-cell>
          <table:table-cell office:value-type="float" office:value="0.02182484" calcext:value-type="float">
            <text:p>0.02182484</text:p>
          </table:table-cell>
          <table:table-cell office:value-type="float" office:value="0.03628936" calcext:value-type="float">
            <text:p>0.03628936</text:p>
          </table:table-cell>
          <table:table-cell office:value-type="float" office:value="0.02876554" calcext:value-type="float">
            <text:p>0.02876554</text:p>
          </table:table-cell>
          <table:table-cell office:value-type="float" office:value="0.02453617" calcext:value-type="float">
            <text:p>0.02453617</text:p>
          </table:table-cell>
          <table:table-cell office:value-type="float" office:value="0.02214746" calcext:value-type="float">
            <text:p>0.02214746</text:p>
          </table:table-cell>
          <table:table-cell office:value-type="float" office:value="0.01732887" calcext:value-type="float">
            <text:p>0.01732887</text:p>
          </table:table-cell>
          <table:table-cell office:value-type="float" office:value="0.01001592" calcext:value-type="float">
            <text:p>0.01001592</text:p>
          </table:table-cell>
          <table:table-cell office:value-type="float" office:value="0.007348031" calcext:value-type="float">
            <text:p>0.007348031</text:p>
          </table:table-cell>
          <table:table-cell office:value-type="float" office:value="0" calcext:value-type="float">
            <text:p>0</text:p>
          </table:table-cell>
          <table:table-cell office:value-type="float" office:value="0.3920417" calcext:value-type="float">
            <text:p>0.3920417</text:p>
          </table:table-cell>
          <table:table-cell office:value-type="float" office:value="4.921267" calcext:value-type="float">
            <text:p>4.921267</text:p>
          </table:table-cell>
          <table:table-cell office:value-type="float" office:value="7.907641" calcext:value-type="float">
            <text:p>7.907641</text:p>
          </table:table-cell>
          <table:table-cell office:value-type="float" office:value="13.3942" calcext:value-type="float">
            <text:p>13.3942</text:p>
          </table:table-cell>
          <table:table-cell office:value-type="float" office:value="19.91497" calcext:value-type="float">
            <text:p>19.91497</text:p>
          </table:table-cell>
          <table:table-cell office:value-type="float" office:value="9.240746" calcext:value-type="float">
            <text:p>9.240746</text:p>
          </table:table-cell>
          <table:table-cell office:value-type="float" office:value="0.8264927" calcext:value-type="float">
            <text:p>0.8264927</text:p>
          </table:table-cell>
          <table:table-cell office:value-type="float" office:value="3.801655" calcext:value-type="float">
            <text:p>3.801655</text:p>
          </table:table-cell>
          <table:table-cell office:value-type="float" office:value="5.29917" calcext:value-type="float">
            <text:p>5.29917</text:p>
          </table:table-cell>
          <table:table-cell office:value-type="float" office:value="2.585174" calcext:value-type="float">
            <text:p>2.585174</text:p>
          </table:table-cell>
          <table:table-cell office:value-type="float" office:value="0.9802085" calcext:value-type="float">
            <text:p>0.9802085</text:p>
          </table:table-cell>
          <table:table-cell office:value-type="float" office:value="0.2927126" calcext:value-type="float">
            <text:p>0.2927126</text:p>
          </table:table-cell>
          <table:table-cell office:value-type="float" office:value="0.372312" calcext:value-type="float">
            <text:p>0.372312</text:p>
          </table:table-cell>
          <table:table-cell office:value-type="float" office:value="0.3276327" calcext:value-type="float">
            <text:p>0.3276327</text:p>
          </table:table-cell>
          <table:table-cell office:value-type="float" office:value="0" calcext:value-type="float">
            <text:p>0</text:p>
          </table:table-cell>
          <table:table-cell office:value-type="float" office:value="480.2784" calcext:value-type="float">
            <text:p>480.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1038" calcext:value-type="float">
            <text:p>31.51038</text:p>
          </table:table-cell>
          <table:table-cell office:value-type="float" office:value="0" calcext:value-type="float">
            <text:p>0</text:p>
          </table:table-cell>
          <table:table-cell office:value-type="float" office:value="-0.8054333" calcext:value-type="float">
            <text:p>-0.80543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8.989667" calcext:value-type="float">
            <text:p>8.989667</text:p>
          </table:table-cell>
          <table:table-cell office:value-type="float" office:value="1104.784" calcext:value-type="float">
            <text:p>1104.784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80966" calcext:value-type="float">
            <text:p>-38.80966</text:p>
          </table:table-cell>
          <table:table-cell office:value-type="float" office:value="0.09595459" calcext:value-type="float">
            <text:p>0.09595459</text:p>
          </table:table-cell>
          <table:table-cell office:value-type="float" office:value="9.786386" calcext:value-type="float">
            <text:p>9.786386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463473" calcext:value-type="float">
            <text:p>0.004463473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44" calcext:value-type="float">
            <text:p>2.073744</text:p>
          </table:table-cell>
          <table:table-cell office:value-type="float" office:value="-0.3354677" calcext:value-type="float">
            <text:p>-0.3354677</text:p>
          </table:table-cell>
          <table:table-cell office:value-type="float" office:value="-0.02084335" calcext:value-type="float">
            <text:p>-0.02084335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70914" calcext:value-type="float">
            <text:p>17.70914</text:p>
          </table:table-cell>
          <table:table-cell office:value-type="float" office:value="0.224887" calcext:value-type="float">
            <text:p>0.224887</text:p>
          </table:table-cell>
          <table:table-cell office:value-type="float" office:value="0.1336404" calcext:value-type="float">
            <text:p>0.1336404</text:p>
          </table:table-cell>
          <table:table-cell office:value-type="float" office:value="0.09333105" calcext:value-type="float">
            <text:p>0.09333105</text:p>
          </table:table-cell>
          <table:table-cell office:value-type="float" office:value="0.07906745" calcext:value-type="float">
            <text:p>0.07906745</text:p>
          </table:table-cell>
          <table:table-cell office:value-type="float" office:value="0.09132948" calcext:value-type="float">
            <text:p>0.09132948</text:p>
          </table:table-cell>
          <table:table-cell office:value-type="float" office:value="0.0279503" calcext:value-type="float">
            <text:p>0.0279503</text:p>
          </table:table-cell>
          <table:table-cell office:value-type="float" office:value="0.02212568" calcext:value-type="float">
            <text:p>0.02212568</text:p>
          </table:table-cell>
          <table:table-cell office:value-type="float" office:value="0.03639928" calcext:value-type="float">
            <text:p>0.03639928</text:p>
          </table:table-cell>
          <table:table-cell office:value-type="float" office:value="0.02880247" calcext:value-type="float">
            <text:p>0.02880247</text:p>
          </table:table-cell>
          <table:table-cell office:value-type="float" office:value="0.02453975" calcext:value-type="float">
            <text:p>0.02453975</text:p>
          </table:table-cell>
          <table:table-cell office:value-type="float" office:value="0.02220736" calcext:value-type="float">
            <text:p>0.02220736</text:p>
          </table:table-cell>
          <table:table-cell office:value-type="float" office:value="0.01738745" calcext:value-type="float">
            <text:p>0.01738745</text:p>
          </table:table-cell>
          <table:table-cell office:value-type="float" office:value="0.009968703" calcext:value-type="float">
            <text:p>0.009968703</text:p>
          </table:table-cell>
          <table:table-cell office:value-type="float" office:value="0.007351004" calcext:value-type="float">
            <text:p>0.007351004</text:p>
          </table:table-cell>
          <table:table-cell office:value-type="float" office:value="0" calcext:value-type="float">
            <text:p>0</text:p>
          </table:table-cell>
          <table:table-cell office:value-type="float" office:value="1.317317" calcext:value-type="float">
            <text:p>1.317317</text:p>
          </table:table-cell>
          <table:table-cell office:value-type="float" office:value="3.484401" calcext:value-type="float">
            <text:p>3.484401</text:p>
          </table:table-cell>
          <table:table-cell office:value-type="float" office:value="7.455832" calcext:value-type="float">
            <text:p>7.455832</text:p>
          </table:table-cell>
          <table:table-cell office:value-type="float" office:value="13.58037" calcext:value-type="float">
            <text:p>13.58037</text:p>
          </table:table-cell>
          <table:table-cell office:value-type="float" office:value="21.3785" calcext:value-type="float">
            <text:p>21.3785</text:p>
          </table:table-cell>
          <table:table-cell office:value-type="float" office:value="10.17049" calcext:value-type="float">
            <text:p>10.17049</text:p>
          </table:table-cell>
          <table:table-cell office:value-type="float" office:value="0.8766539" calcext:value-type="float">
            <text:p>0.8766539</text:p>
          </table:table-cell>
          <table:table-cell office:value-type="float" office:value="3.834644" calcext:value-type="float">
            <text:p>3.834644</text:p>
          </table:table-cell>
          <table:table-cell office:value-type="float" office:value="5.317225" calcext:value-type="float">
            <text:p>5.317225</text:p>
          </table:table-cell>
          <table:table-cell office:value-type="float" office:value="2.599453" calcext:value-type="float">
            <text:p>2.599453</text:p>
          </table:table-cell>
          <table:table-cell office:value-type="float" office:value="0.9878564" calcext:value-type="float">
            <text:p>0.9878564</text:p>
          </table:table-cell>
          <table:table-cell office:value-type="float" office:value="0.2951963" calcext:value-type="float">
            <text:p>0.2951963</text:p>
          </table:table-cell>
          <table:table-cell office:value-type="float" office:value="0.3713365" calcext:value-type="float">
            <text:p>0.3713365</text:p>
          </table:table-cell>
          <table:table-cell office:value-type="float" office:value="0.3276653" calcext:value-type="float">
            <text:p>0.3276653</text:p>
          </table:table-cell>
          <table:table-cell office:value-type="float" office:value="0" calcext:value-type="float">
            <text:p>0</text:p>
          </table:table-cell>
          <table:table-cell office:value-type="float" office:value="141.8527" calcext:value-type="float">
            <text:p>141.8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4576" calcext:value-type="float">
            <text:p>31.64576</text:p>
          </table:table-cell>
          <table:table-cell office:value-type="float" office:value="0" calcext:value-type="float">
            <text:p>0</text:p>
          </table:table-cell>
          <table:table-cell office:value-type="float" office:value="-0.8055792" calcext:value-type="float">
            <text:p>-0.805579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8.971762" calcext:value-type="float">
            <text:p>8.971762</text:p>
          </table:table-cell>
          <table:table-cell office:value-type="float" office:value="1104.703" calcext:value-type="float">
            <text:p>1104.70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76535" calcext:value-type="float">
            <text:p>-38.76535</text:p>
          </table:table-cell>
          <table:table-cell office:value-type="float" office:value="0.09553137" calcext:value-type="float">
            <text:p>0.09553137</text:p>
          </table:table-cell>
          <table:table-cell office:value-type="float" office:value="9.91886" calcext:value-type="float">
            <text:p>9.91886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474962" calcext:value-type="float">
            <text:p>0.004474962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21" calcext:value-type="float">
            <text:p>2.073721</text:p>
          </table:table-cell>
          <table:table-cell office:value-type="float" office:value="-0.3356164" calcext:value-type="float">
            <text:p>-0.3356164</text:p>
          </table:table-cell>
          <table:table-cell office:value-type="float" office:value="-0.02083434" calcext:value-type="float">
            <text:p>-0.02083434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67432" calcext:value-type="float">
            <text:p>17.67432</text:p>
          </table:table-cell>
          <table:table-cell office:value-type="float" office:value="0.1895039" calcext:value-type="float">
            <text:p>0.1895039</text:p>
          </table:table-cell>
          <table:table-cell office:value-type="float" office:value="0.1241515" calcext:value-type="float">
            <text:p>0.1241515</text:p>
          </table:table-cell>
          <table:table-cell office:value-type="float" office:value="0.08986588" calcext:value-type="float">
            <text:p>0.08986588</text:p>
          </table:table-cell>
          <table:table-cell office:value-type="float" office:value="0.07703077" calcext:value-type="float">
            <text:p>0.07703077</text:p>
          </table:table-cell>
          <table:table-cell office:value-type="float" office:value="0.08938871" calcext:value-type="float">
            <text:p>0.08938871</text:p>
          </table:table-cell>
          <table:table-cell office:value-type="float" office:value="0.02826528" calcext:value-type="float">
            <text:p>0.02826528</text:p>
          </table:table-cell>
          <table:table-cell office:value-type="float" office:value="0.02239072" calcext:value-type="float">
            <text:p>0.02239072</text:p>
          </table:table-cell>
          <table:table-cell office:value-type="float" office:value="0.03651957" calcext:value-type="float">
            <text:p>0.03651957</text:p>
          </table:table-cell>
          <table:table-cell office:value-type="float" office:value="0.02884599" calcext:value-type="float">
            <text:p>0.02884599</text:p>
          </table:table-cell>
          <table:table-cell office:value-type="float" office:value="0.02454682" calcext:value-type="float">
            <text:p>0.02454682</text:p>
          </table:table-cell>
          <table:table-cell office:value-type="float" office:value="0.02226827" calcext:value-type="float">
            <text:p>0.02226827</text:p>
          </table:table-cell>
          <table:table-cell office:value-type="float" office:value="0.01744622" calcext:value-type="float">
            <text:p>0.01744622</text:p>
          </table:table-cell>
          <table:table-cell office:value-type="float" office:value="0.00992927" calcext:value-type="float">
            <text:p>0.00992927</text:p>
          </table:table-cell>
          <table:table-cell office:value-type="float" office:value="0.007354129" calcext:value-type="float">
            <text:p>0.007354129</text:p>
          </table:table-cell>
          <table:table-cell office:value-type="float" office:value="0" calcext:value-type="float">
            <text:p>0</text:p>
          </table:table-cell>
          <table:table-cell office:value-type="float" office:value="1.875048" calcext:value-type="float">
            <text:p>1.875048</text:p>
          </table:table-cell>
          <table:table-cell office:value-type="float" office:value="4.302973" calcext:value-type="float">
            <text:p>4.302973</text:p>
          </table:table-cell>
          <table:table-cell office:value-type="float" office:value="7.650231" calcext:value-type="float">
            <text:p>7.650231</text:p>
          </table:table-cell>
          <table:table-cell office:value-type="float" office:value="12.96916" calcext:value-type="float">
            <text:p>12.96916</text:p>
          </table:table-cell>
          <table:table-cell office:value-type="float" office:value="19.30128" calcext:value-type="float">
            <text:p>19.30128</text:p>
          </table:table-cell>
          <table:table-cell office:value-type="float" office:value="10.60217" calcext:value-type="float">
            <text:p>10.60217</text:p>
          </table:table-cell>
          <table:table-cell office:value-type="float" office:value="1.667711" calcext:value-type="float">
            <text:p>1.667711</text:p>
          </table:table-cell>
          <table:table-cell office:value-type="float" office:value="3.866338" calcext:value-type="float">
            <text:p>3.866338</text:p>
          </table:table-cell>
          <table:table-cell office:value-type="float" office:value="5.340936" calcext:value-type="float">
            <text:p>5.340936</text:p>
          </table:table-cell>
          <table:table-cell office:value-type="float" office:value="2.614283" calcext:value-type="float">
            <text:p>2.614283</text:p>
          </table:table-cell>
          <table:table-cell office:value-type="float" office:value="0.9954557" calcext:value-type="float">
            <text:p>0.9954557</text:p>
          </table:table-cell>
          <table:table-cell office:value-type="float" office:value="0.2976997" calcext:value-type="float">
            <text:p>0.2976997</text:p>
          </table:table-cell>
          <table:table-cell office:value-type="float" office:value="0.3717777" calcext:value-type="float">
            <text:p>0.3717777</text:p>
          </table:table-cell>
          <table:table-cell office:value-type="float" office:value="0.3276937" calcext:value-type="float">
            <text:p>0.3276937</text:p>
          </table:table-cell>
          <table:table-cell office:value-type="float" office:value="0" calcext:value-type="float">
            <text:p>0</text:p>
          </table:table-cell>
          <table:table-cell office:value-type="float" office:value="245.6286" calcext:value-type="float">
            <text:p>245.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7999" calcext:value-type="float">
            <text:p>31.77999</text:p>
          </table:table-cell>
          <table:table-cell office:value-type="float" office:value="0" calcext:value-type="float">
            <text:p>0</text:p>
          </table:table-cell>
          <table:table-cell office:value-type="float" office:value="-0.8056335" calcext:value-type="float">
            <text:p>-0.80563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8.953695" calcext:value-type="float">
            <text:p>8.953695</text:p>
          </table:table-cell>
          <table:table-cell office:value-type="float" office:value="1104.62" calcext:value-type="float">
            <text:p>1104.6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71959" calcext:value-type="float">
            <text:p>-38.71959</text:p>
          </table:table-cell>
          <table:table-cell office:value-type="float" office:value="0.09576479" calcext:value-type="float">
            <text:p>0.09576479</text:p>
          </table:table-cell>
          <table:table-cell office:value-type="float" office:value="10.05247" calcext:value-type="float">
            <text:p>10.05247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48648" calcext:value-type="float">
            <text:p>0.00448648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06" calcext:value-type="float">
            <text:p>2.073706</text:p>
          </table:table-cell>
          <table:table-cell office:value-type="float" office:value="-0.33574" calcext:value-type="float">
            <text:p>-0.33574</text:p>
          </table:table-cell>
          <table:table-cell office:value-type="float" office:value="-0.02081562" calcext:value-type="float">
            <text:p>-0.02081562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63264" calcext:value-type="float">
            <text:p>17.63264</text:p>
          </table:table-cell>
          <table:table-cell office:value-type="float" office:value="0.2417333" calcext:value-type="float">
            <text:p>0.2417333</text:p>
          </table:table-cell>
          <table:table-cell office:value-type="float" office:value="0.1145476" calcext:value-type="float">
            <text:p>0.1145476</text:p>
          </table:table-cell>
          <table:table-cell office:value-type="float" office:value="0.08546618" calcext:value-type="float">
            <text:p>0.08546618</text:p>
          </table:table-cell>
          <table:table-cell office:value-type="float" office:value="0.07423839" calcext:value-type="float">
            <text:p>0.07423839</text:p>
          </table:table-cell>
          <table:table-cell office:value-type="float" office:value="0.08623106" calcext:value-type="float">
            <text:p>0.08623106</text:p>
          </table:table-cell>
          <table:table-cell office:value-type="float" office:value="0.02799567" calcext:value-type="float">
            <text:p>0.02799567</text:p>
          </table:table-cell>
          <table:table-cell office:value-type="float" office:value="0.0221975" calcext:value-type="float">
            <text:p>0.0221975</text:p>
          </table:table-cell>
          <table:table-cell office:value-type="float" office:value="0.03661017" calcext:value-type="float">
            <text:p>0.03661017</text:p>
          </table:table-cell>
          <table:table-cell office:value-type="float" office:value="0.02889128" calcext:value-type="float">
            <text:p>0.02889128</text:p>
          </table:table-cell>
          <table:table-cell office:value-type="float" office:value="0.02455971" calcext:value-type="float">
            <text:p>0.02455971</text:p>
          </table:table-cell>
          <table:table-cell office:value-type="float" office:value="0.02233425" calcext:value-type="float">
            <text:p>0.02233425</text:p>
          </table:table-cell>
          <table:table-cell office:value-type="float" office:value="0.01750604" calcext:value-type="float">
            <text:p>0.01750604</text:p>
          </table:table-cell>
          <table:table-cell office:value-type="float" office:value="0.009889799" calcext:value-type="float">
            <text:p>0.009889799</text:p>
          </table:table-cell>
          <table:table-cell office:value-type="float" office:value="0.007357155" calcext:value-type="float">
            <text:p>0.007357155</text:p>
          </table:table-cell>
          <table:table-cell office:value-type="float" office:value="0" calcext:value-type="float">
            <text:p>0</text:p>
          </table:table-cell>
          <table:table-cell office:value-type="float" office:value="2.13891" calcext:value-type="float">
            <text:p>2.13891</text:p>
          </table:table-cell>
          <table:table-cell office:value-type="float" office:value="5.448174" calcext:value-type="float">
            <text:p>5.448174</text:p>
          </table:table-cell>
          <table:table-cell office:value-type="float" office:value="8.265138" calcext:value-type="float">
            <text:p>8.265138</text:p>
          </table:table-cell>
          <table:table-cell office:value-type="float" office:value="13.20311" calcext:value-type="float">
            <text:p>13.20311</text:p>
          </table:table-cell>
          <table:table-cell office:value-type="float" office:value="19.29647" calcext:value-type="float">
            <text:p>19.29647</text:p>
          </table:table-cell>
          <table:table-cell office:value-type="float" office:value="10.38944" calcext:value-type="float">
            <text:p>10.38944</text:p>
          </table:table-cell>
          <table:table-cell office:value-type="float" office:value="1.971243" calcext:value-type="float">
            <text:p>1.971243</text:p>
          </table:table-cell>
          <table:table-cell office:value-type="float" office:value="3.897431" calcext:value-type="float">
            <text:p>3.897431</text:p>
          </table:table-cell>
          <table:table-cell office:value-type="float" office:value="5.366875" calcext:value-type="float">
            <text:p>5.366875</text:p>
          </table:table-cell>
          <table:table-cell office:value-type="float" office:value="2.630017" calcext:value-type="float">
            <text:p>2.630017</text:p>
          </table:table-cell>
          <table:table-cell office:value-type="float" office:value="1.003061" calcext:value-type="float">
            <text:p>1.003061</text:p>
          </table:table-cell>
          <table:table-cell office:value-type="float" office:value="0.3002225" calcext:value-type="float">
            <text:p>0.3002225</text:p>
          </table:table-cell>
          <table:table-cell office:value-type="float" office:value="0.3721642" calcext:value-type="float">
            <text:p>0.3721642</text:p>
          </table:table-cell>
          <table:table-cell office:value-type="float" office:value="0.3277222" calcext:value-type="float">
            <text:p>0.3277222</text:p>
          </table:table-cell>
          <table:table-cell office:value-type="float" office:value="0" calcext:value-type="float">
            <text:p>0</text:p>
          </table:table-cell>
          <table:table-cell office:value-type="float" office:value="359.3591" calcext:value-type="float">
            <text:p>359.3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1441" calcext:value-type="float">
            <text:p>31.91441</text:p>
          </table:table-cell>
          <table:table-cell office:value-type="float" office:value="0" calcext:value-type="float">
            <text:p>0</text:p>
          </table:table-cell>
          <table:table-cell office:value-type="float" office:value="-0.8056589" calcext:value-type="float">
            <text:p>-0.80565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8.934042" calcext:value-type="float">
            <text:p>8.934042</text:p>
          </table:table-cell>
          <table:table-cell office:value-type="float" office:value="1104.535" calcext:value-type="float">
            <text:p>1104.535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67738" calcext:value-type="float">
            <text:p>-38.67738</text:p>
          </table:table-cell>
          <table:table-cell office:value-type="float" office:value="0.09751577" calcext:value-type="float">
            <text:p>0.09751577</text:p>
          </table:table-cell>
          <table:table-cell office:value-type="float" office:value="10.1859" calcext:value-type="float">
            <text:p>10.1859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498014" calcext:value-type="float">
            <text:p>0.004498014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06" calcext:value-type="float">
            <text:p>2.073706</text:p>
          </table:table-cell>
          <table:table-cell office:value-type="float" office:value="-0.3358486" calcext:value-type="float">
            <text:p>-0.3358486</text:p>
          </table:table-cell>
          <table:table-cell office:value-type="float" office:value="-0.02079483" calcext:value-type="float">
            <text:p>-0.02079483</text:p>
          </table:table-cell>
          <table:table-cell office:value-type="float" office:value="0.007209605" calcext:value-type="float">
            <text:p>0.007209605</text:p>
          </table:table-cell>
          <table:table-cell office:value-type="float" office:value="17.58366" calcext:value-type="float">
            <text:p>17.58366</text:p>
          </table:table-cell>
          <table:table-cell office:value-type="float" office:value="0.538743" calcext:value-type="float">
            <text:p>0.538743</text:p>
          </table:table-cell>
          <table:table-cell office:value-type="float" office:value="0.1053686" calcext:value-type="float">
            <text:p>0.1053686</text:p>
          </table:table-cell>
          <table:table-cell office:value-type="float" office:value="0.07890747" calcext:value-type="float">
            <text:p>0.07890747</text:p>
          </table:table-cell>
          <table:table-cell office:value-type="float" office:value="0.06780405" calcext:value-type="float">
            <text:p>0.06780405</text:p>
          </table:table-cell>
          <table:table-cell office:value-type="float" office:value="0.07676943" calcext:value-type="float">
            <text:p>0.07676943</text:p>
          </table:table-cell>
          <table:table-cell office:value-type="float" office:value="0.02684078" calcext:value-type="float">
            <text:p>0.02684078</text:p>
          </table:table-cell>
          <table:table-cell office:value-type="float" office:value="0.02131056" calcext:value-type="float">
            <text:p>0.02131056</text:p>
          </table:table-cell>
          <table:table-cell office:value-type="float" office:value="0.03641853" calcext:value-type="float">
            <text:p>0.03641853</text:p>
          </table:table-cell>
          <table:table-cell office:value-type="float" office:value="0.02882725" calcext:value-type="float">
            <text:p>0.02882725</text:p>
          </table:table-cell>
          <table:table-cell office:value-type="float" office:value="0.02455133" calcext:value-type="float">
            <text:p>0.02455133</text:p>
          </table:table-cell>
          <table:table-cell office:value-type="float" office:value="0.0223928" calcext:value-type="float">
            <text:p>0.0223928</text:p>
          </table:table-cell>
          <table:table-cell office:value-type="float" office:value="0.01756244" calcext:value-type="float">
            <text:p>0.01756244</text:p>
          </table:table-cell>
          <table:table-cell office:value-type="float" office:value="0.009850403" calcext:value-type="float">
            <text:p>0.009850403</text:p>
          </table:table-cell>
          <table:table-cell office:value-type="float" office:value="0.007360097" calcext:value-type="float">
            <text:p>0.007360097</text:p>
          </table:table-cell>
          <table:table-cell office:value-type="float" office:value="0" calcext:value-type="float">
            <text:p>0</text:p>
          </table:table-cell>
          <table:table-cell office:value-type="float" office:value="2.293755" calcext:value-type="float">
            <text:p>2.293755</text:p>
          </table:table-cell>
          <table:table-cell office:value-type="float" office:value="6.733663" calcext:value-type="float">
            <text:p>6.733663</text:p>
          </table:table-cell>
          <table:table-cell office:value-type="float" office:value="9.042689" calcext:value-type="float">
            <text:p>9.042689</text:p>
          </table:table-cell>
          <table:table-cell office:value-type="float" office:value="13.6779" calcext:value-type="float">
            <text:p>13.6779</text:p>
          </table:table-cell>
          <table:table-cell office:value-type="float" office:value="19.35887" calcext:value-type="float">
            <text:p>19.35887</text:p>
          </table:table-cell>
          <table:table-cell office:value-type="float" office:value="10.1779" calcext:value-type="float">
            <text:p>10.1779</text:p>
          </table:table-cell>
          <table:table-cell office:value-type="float" office:value="2.046415" calcext:value-type="float">
            <text:p>2.046415</text:p>
          </table:table-cell>
          <table:table-cell office:value-type="float" office:value="3.91909" calcext:value-type="float">
            <text:p>3.91909</text:p>
          </table:table-cell>
          <table:table-cell office:value-type="float" office:value="5.390158" calcext:value-type="float">
            <text:p>5.390158</text:p>
          </table:table-cell>
          <table:table-cell office:value-type="float" office:value="2.646622" calcext:value-type="float">
            <text:p>2.646622</text:p>
          </table:table-cell>
          <table:table-cell office:value-type="float" office:value="1.010741" calcext:value-type="float">
            <text:p>1.010741</text:p>
          </table:table-cell>
          <table:table-cell office:value-type="float" office:value="0.3027453" calcext:value-type="float">
            <text:p>0.3027453</text:p>
          </table:table-cell>
          <table:table-cell office:value-type="float" office:value="0.3725043" calcext:value-type="float">
            <text:p>0.3725043</text:p>
          </table:table-cell>
          <table:table-cell office:value-type="float" office:value="0.3277506" calcext:value-type="float">
            <text:p>0.3277506</text:p>
          </table:table-cell>
          <table:table-cell office:value-type="float" office:value="0" calcext:value-type="float">
            <text:p>0</text:p>
          </table:table-cell>
          <table:table-cell office:value-type="float" office:value="449.954" calcext:value-type="float">
            <text:p>449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4858" calcext:value-type="float">
            <text:p>32.04858</text:p>
          </table:table-cell>
          <table:table-cell office:value-type="float" office:value="0" calcext:value-type="float">
            <text:p>0</text:p>
          </table:table-cell>
          <table:table-cell office:value-type="float" office:value="-0.8056723" calcext:value-type="float">
            <text:p>-0.80567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8.914245" calcext:value-type="float">
            <text:p>8.914245</text:p>
          </table:table-cell>
          <table:table-cell office:value-type="float" office:value="1104.446" calcext:value-type="float">
            <text:p>1104.446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64968" calcext:value-type="float">
            <text:p>-38.64968</text:p>
          </table:table-cell>
          <table:table-cell office:value-type="float" office:value="0.1002435" calcext:value-type="float">
            <text:p>0.1002435</text:p>
          </table:table-cell>
          <table:table-cell office:value-type="float" office:value="10.30568" calcext:value-type="float">
            <text:p>10.30568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509547" calcext:value-type="float">
            <text:p>0.004509547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2" calcext:value-type="float">
            <text:p>2.07372</text:p>
          </table:table-cell>
          <table:table-cell office:value-type="float" office:value="-0.3359343" calcext:value-type="float">
            <text:p>-0.3359343</text:p>
          </table:table-cell>
          <table:table-cell office:value-type="float" office:value="-0.02077462" calcext:value-type="float">
            <text:p>-0.02077462</text:p>
          </table:table-cell>
          <table:table-cell office:value-type="float" office:value="0.00721021" calcext:value-type="float">
            <text:p>0.00721021</text:p>
          </table:table-cell>
          <table:table-cell office:value-type="float" office:value="17.52981" calcext:value-type="float">
            <text:p>17.52981</text:p>
          </table:table-cell>
          <table:table-cell office:value-type="float" office:value="1.001155" calcext:value-type="float">
            <text:p>1.001155</text:p>
          </table:table-cell>
          <table:table-cell office:value-type="float" office:value="0.09542267" calcext:value-type="float">
            <text:p>0.09542267</text:p>
          </table:table-cell>
          <table:table-cell office:value-type="float" office:value="0.07127394" calcext:value-type="float">
            <text:p>0.07127394</text:p>
          </table:table-cell>
          <table:table-cell office:value-type="float" office:value="0.05960518" calcext:value-type="float">
            <text:p>0.05960518</text:p>
          </table:table-cell>
          <table:table-cell office:value-type="float" office:value="0.06466126" calcext:value-type="float">
            <text:p>0.06466126</text:p>
          </table:table-cell>
          <table:table-cell office:value-type="float" office:value="0.02513558" calcext:value-type="float">
            <text:p>0.02513558</text:p>
          </table:table-cell>
          <table:table-cell office:value-type="float" office:value="0.01987838" calcext:value-type="float">
            <text:p>0.01987838</text:p>
          </table:table-cell>
          <table:table-cell office:value-type="float" office:value="0.03590401" calcext:value-type="float">
            <text:p>0.03590401</text:p>
          </table:table-cell>
          <table:table-cell office:value-type="float" office:value="0.02859681" calcext:value-type="float">
            <text:p>0.02859681</text:p>
          </table:table-cell>
          <table:table-cell office:value-type="float" office:value="0.0244758" calcext:value-type="float">
            <text:p>0.0244758</text:p>
          </table:table-cell>
          <table:table-cell office:value-type="float" office:value="0.02239978" calcext:value-type="float">
            <text:p>0.02239978</text:p>
          </table:table-cell>
          <table:table-cell office:value-type="float" office:value="0.0175917" calcext:value-type="float">
            <text:p>0.0175917</text:p>
          </table:table-cell>
          <table:table-cell office:value-type="float" office:value="0.009811186" calcext:value-type="float">
            <text:p>0.009811186</text:p>
          </table:table-cell>
          <table:table-cell office:value-type="float" office:value="0.007362951" calcext:value-type="float">
            <text:p>0.007362951</text:p>
          </table:table-cell>
          <table:table-cell office:value-type="float" office:value="0" calcext:value-type="float">
            <text:p>0</text:p>
          </table:table-cell>
          <table:table-cell office:value-type="float" office:value="2.391958" calcext:value-type="float">
            <text:p>2.391958</text:p>
          </table:table-cell>
          <table:table-cell office:value-type="float" office:value="7.925803" calcext:value-type="float">
            <text:p>7.925803</text:p>
          </table:table-cell>
          <table:table-cell office:value-type="float" office:value="9.781656" calcext:value-type="float">
            <text:p>9.781656</text:p>
          </table:table-cell>
          <table:table-cell office:value-type="float" office:value="14.16218" calcext:value-type="float">
            <text:p>14.16218</text:p>
          </table:table-cell>
          <table:table-cell office:value-type="float" office:value="19.38588" calcext:value-type="float">
            <text:p>19.38588</text:p>
          </table:table-cell>
          <table:table-cell office:value-type="float" office:value="9.966554" calcext:value-type="float">
            <text:p>9.966554</text:p>
          </table:table-cell>
          <table:table-cell office:value-type="float" office:value="2.090499" calcext:value-type="float">
            <text:p>2.090499</text:p>
          </table:table-cell>
          <table:table-cell office:value-type="float" office:value="3.937632" calcext:value-type="float">
            <text:p>3.937632</text:p>
          </table:table-cell>
          <table:table-cell office:value-type="float" office:value="5.408256" calcext:value-type="float">
            <text:p>5.408256</text:p>
          </table:table-cell>
          <table:table-cell office:value-type="float" office:value="2.663385" calcext:value-type="float">
            <text:p>2.663385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0.3052545" calcext:value-type="float">
            <text:p>0.3052545</text:p>
          </table:table-cell>
          <table:table-cell office:value-type="float" office:value="0.372809" calcext:value-type="float">
            <text:p>0.372809</text:p>
          </table:table-cell>
          <table:table-cell office:value-type="float" office:value="0.3277791" calcext:value-type="float">
            <text:p>0.3277791</text:p>
          </table:table-cell>
          <table:table-cell office:value-type="float" office:value="0" calcext:value-type="float">
            <text:p>0</text:p>
          </table:table-cell>
          <table:table-cell office:value-type="float" office:value="535.5431" calcext:value-type="float">
            <text:p>535.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6854" calcext:value-type="float">
            <text:p>32.16854</text:p>
          </table:table-cell>
          <table:table-cell office:value-type="float" office:value="0" calcext:value-type="float">
            <text:p>0</text:p>
          </table:table-cell>
          <table:table-cell office:value-type="float" office:value="-0.8056828" calcext:value-type="float">
            <text:p>-0.80568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8.894111" calcext:value-type="float">
            <text:p>8.894111</text:p>
          </table:table-cell>
          <table:table-cell office:value-type="float" office:value="1104.355" calcext:value-type="float">
            <text:p>1104.355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62686" calcext:value-type="float">
            <text:p>-38.62686</text:p>
          </table:table-cell>
          <table:table-cell office:value-type="float" office:value="0.1035353" calcext:value-type="float">
            <text:p>0.1035353</text:p>
          </table:table-cell>
          <table:table-cell office:value-type="float" office:value="10.42369" calcext:value-type="float">
            <text:p>10.42369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521081" calcext:value-type="float">
            <text:p>0.004521081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42" calcext:value-type="float">
            <text:p>2.073742</text:p>
          </table:table-cell>
          <table:table-cell office:value-type="float" office:value="-0.3360136" calcext:value-type="float">
            <text:p>-0.3360136</text:p>
          </table:table-cell>
          <table:table-cell office:value-type="float" office:value="-0.02075481" calcext:value-type="float">
            <text:p>-0.02075481</text:p>
          </table:table-cell>
          <table:table-cell office:value-type="float" office:value="0.007214231" calcext:value-type="float">
            <text:p>0.007214231</text:p>
          </table:table-cell>
          <table:table-cell office:value-type="float" office:value="17.47229" calcext:value-type="float">
            <text:p>17.47229</text:p>
          </table:table-cell>
          <table:table-cell office:value-type="float" office:value="1.450944" calcext:value-type="float">
            <text:p>1.450944</text:p>
          </table:table-cell>
          <table:table-cell office:value-type="float" office:value="0.09180576" calcext:value-type="float">
            <text:p>0.09180576</text:p>
          </table:table-cell>
          <table:table-cell office:value-type="float" office:value="0.06810354" calcext:value-type="float">
            <text:p>0.06810354</text:p>
          </table:table-cell>
          <table:table-cell office:value-type="float" office:value="0.05315411" calcext:value-type="float">
            <text:p>0.05315411</text:p>
          </table:table-cell>
          <table:table-cell office:value-type="float" office:value="0.05548736" calcext:value-type="float">
            <text:p>0.05548736</text:p>
          </table:table-cell>
          <table:table-cell office:value-type="float" office:value="0.02366454" calcext:value-type="float">
            <text:p>0.02366454</text:p>
          </table:table-cell>
          <table:table-cell office:value-type="float" office:value="0.01861679" calcext:value-type="float">
            <text:p>0.01861679</text:p>
          </table:table-cell>
          <table:table-cell office:value-type="float" office:value="0.03535287" calcext:value-type="float">
            <text:p>0.03535287</text:p>
          </table:table-cell>
          <table:table-cell office:value-type="float" office:value="0.02838235" calcext:value-type="float">
            <text:p>0.02838235</text:p>
          </table:table-cell>
          <table:table-cell office:value-type="float" office:value="0.02439055" calcext:value-type="float">
            <text:p>0.02439055</text:p>
          </table:table-cell>
          <table:table-cell office:value-type="float" office:value="0.02238325" calcext:value-type="float">
            <text:p>0.02238325</text:p>
          </table:table-cell>
          <table:table-cell office:value-type="float" office:value="0.01760606" calcext:value-type="float">
            <text:p>0.01760606</text:p>
          </table:table-cell>
          <table:table-cell office:value-type="float" office:value="0.009772228" calcext:value-type="float">
            <text:p>0.009772228</text:p>
          </table:table-cell>
          <table:table-cell office:value-type="float" office:value="0.00736572" calcext:value-type="float">
            <text:p>0.00736572</text:p>
          </table:table-cell>
          <table:table-cell office:value-type="float" office:value="0" calcext:value-type="float">
            <text:p>0</text:p>
          </table:table-cell>
          <table:table-cell office:value-type="float" office:value="2.605578" calcext:value-type="float">
            <text:p>2.605578</text:p>
          </table:table-cell>
          <table:table-cell office:value-type="float" office:value="9.101538" calcext:value-type="float">
            <text:p>9.101538</text:p>
          </table:table-cell>
          <table:table-cell office:value-type="float" office:value="10.47943" calcext:value-type="float">
            <text:p>10.47943</text:p>
          </table:table-cell>
          <table:table-cell office:value-type="float" office:value="14.65096" calcext:value-type="float">
            <text:p>14.65096</text:p>
          </table:table-cell>
          <table:table-cell office:value-type="float" office:value="19.46385" calcext:value-type="float">
            <text:p>19.46385</text:p>
          </table:table-cell>
          <table:table-cell office:value-type="float" office:value="9.752941" calcext:value-type="float">
            <text:p>9.752941</text:p>
          </table:table-cell>
          <table:table-cell office:value-type="float" office:value="2.145354" calcext:value-type="float">
            <text:p>2.145354</text:p>
          </table:table-cell>
          <table:table-cell office:value-type="float" office:value="3.95413" calcext:value-type="float">
            <text:p>3.95413</text:p>
          </table:table-cell>
          <table:table-cell office:value-type="float" office:value="5.422466" calcext:value-type="float">
            <text:p>5.422466</text:p>
          </table:table-cell>
          <table:table-cell office:value-type="float" office:value="2.679799" calcext:value-type="float">
            <text:p>2.679799</text:p>
          </table:table-cell>
          <table:table-cell office:value-type="float" office:value="1.026336" calcext:value-type="float">
            <text:p>1.026336</text:p>
          </table:table-cell>
          <table:table-cell office:value-type="float" office:value="0.3077456" calcext:value-type="float">
            <text:p>0.3077456</text:p>
          </table:table-cell>
          <table:table-cell office:value-type="float" office:value="0.3730846" calcext:value-type="float">
            <text:p>0.3730846</text:p>
          </table:table-cell>
          <table:table-cell office:value-type="float" office:value="0.3278075" calcext:value-type="float">
            <text:p>0.3278075</text:p>
          </table:table-cell>
          <table:table-cell office:value-type="float" office:value="0" calcext:value-type="float">
            <text:p>0</text:p>
          </table:table-cell>
          <table:table-cell office:value-type="float" office:value="627.5779" calcext:value-type="float">
            <text:p>627.5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8716" calcext:value-type="float">
            <text:p>32.28716</text:p>
          </table:table-cell>
          <table:table-cell office:value-type="float" office:value="0" calcext:value-type="float">
            <text:p>0</text:p>
          </table:table-cell>
          <table:table-cell office:value-type="float" office:value="-0.8056927" calcext:value-type="float">
            <text:p>-0.80569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8.871071" calcext:value-type="float">
            <text:p>8.871071</text:p>
          </table:table-cell>
          <table:table-cell office:value-type="float" office:value="1104.258" calcext:value-type="float">
            <text:p>1104.25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60383" calcext:value-type="float">
            <text:p>-38.60383</text:p>
          </table:table-cell>
          <table:table-cell office:value-type="float" office:value="0.10996" calcext:value-type="float">
            <text:p>0.10996</text:p>
          </table:table-cell>
          <table:table-cell office:value-type="float" office:value="10.54899" calcext:value-type="float">
            <text:p>10.54899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53265" calcext:value-type="float">
            <text:p>0.00453265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65" calcext:value-type="float">
            <text:p>2.073765</text:p>
          </table:table-cell>
          <table:table-cell office:value-type="float" office:value="-0.3360995" calcext:value-type="float">
            <text:p>-0.3360995</text:p>
          </table:table-cell>
          <table:table-cell office:value-type="float" office:value="-0.02073604" calcext:value-type="float">
            <text:p>-0.02073604</text:p>
          </table:table-cell>
          <table:table-cell office:value-type="float" office:value="0.007220876" calcext:value-type="float">
            <text:p>0.007220876</text:p>
          </table:table-cell>
          <table:table-cell office:value-type="float" office:value="17.40168" calcext:value-type="float">
            <text:p>17.40168</text:p>
          </table:table-cell>
          <table:table-cell office:value-type="float" office:value="2.092308" calcext:value-type="float">
            <text:p>2.092308</text:p>
          </table:table-cell>
          <table:table-cell office:value-type="float" office:value="0.09841581" calcext:value-type="float">
            <text:p>0.09841581</text:p>
          </table:table-cell>
          <table:table-cell office:value-type="float" office:value="0.07138902" calcext:value-type="float">
            <text:p>0.07138902</text:p>
          </table:table-cell>
          <table:table-cell office:value-type="float" office:value="0.04868974" calcext:value-type="float">
            <text:p>0.04868974</text:p>
          </table:table-cell>
          <table:table-cell office:value-type="float" office:value="0.04818932" calcext:value-type="float">
            <text:p>0.04818932</text:p>
          </table:table-cell>
          <table:table-cell office:value-type="float" office:value="0.02236763" calcext:value-type="float">
            <text:p>0.02236763</text:p>
          </table:table-cell>
          <table:table-cell office:value-type="float" office:value="0.01754827" calcext:value-type="float">
            <text:p>0.01754827</text:p>
          </table:table-cell>
          <table:table-cell office:value-type="float" office:value="0.03478702" calcext:value-type="float">
            <text:p>0.03478702</text:p>
          </table:table-cell>
          <table:table-cell office:value-type="float" office:value="0.02817517" calcext:value-type="float">
            <text:p>0.02817517</text:p>
          </table:table-cell>
          <table:table-cell office:value-type="float" office:value="0.024302" calcext:value-type="float">
            <text:p>0.024302</text:p>
          </table:table-cell>
          <table:table-cell office:value-type="float" office:value="0.02235405" calcext:value-type="float">
            <text:p>0.02235405</text:p>
          </table:table-cell>
          <table:table-cell office:value-type="float" office:value="0.01761352" calcext:value-type="float">
            <text:p>0.01761352</text:p>
          </table:table-cell>
          <table:table-cell office:value-type="float" office:value="0.009733514" calcext:value-type="float">
            <text:p>0.009733514</text:p>
          </table:table-cell>
          <table:table-cell office:value-type="float" office:value="0.007368399" calcext:value-type="float">
            <text:p>0.007368399</text:p>
          </table:table-cell>
          <table:table-cell office:value-type="float" office:value="0" calcext:value-type="float">
            <text:p>0</text:p>
          </table:table-cell>
          <table:table-cell office:value-type="float" office:value="2.834598" calcext:value-type="float">
            <text:p>2.834598</text:p>
          </table:table-cell>
          <table:table-cell office:value-type="float" office:value="10.20248" calcext:value-type="float">
            <text:p>10.20248</text:p>
          </table:table-cell>
          <table:table-cell office:value-type="float" office:value="11.28286" calcext:value-type="float">
            <text:p>11.28286</text:p>
          </table:table-cell>
          <table:table-cell office:value-type="float" office:value="15.13687" calcext:value-type="float">
            <text:p>15.13687</text:p>
          </table:table-cell>
          <table:table-cell office:value-type="float" office:value="19.69591" calcext:value-type="float">
            <text:p>19.69591</text:p>
          </table:table-cell>
          <table:table-cell office:value-type="float" office:value="9.54431" calcext:value-type="float">
            <text:p>9.54431</text:p>
          </table:table-cell>
          <table:table-cell office:value-type="float" office:value="2.211973" calcext:value-type="float">
            <text:p>2.211973</text:p>
          </table:table-cell>
          <table:table-cell office:value-type="float" office:value="3.971492" calcext:value-type="float">
            <text:p>3.971492</text:p>
          </table:table-cell>
          <table:table-cell office:value-type="float" office:value="5.433414" calcext:value-type="float">
            <text:p>5.433414</text:p>
          </table:table-cell>
          <table:table-cell office:value-type="float" office:value="2.6954" calcext:value-type="float">
            <text:p>2.6954</text:p>
          </table:table-cell>
          <table:table-cell office:value-type="float" office:value="1.034162" calcext:value-type="float">
            <text:p>1.034162</text:p>
          </table:table-cell>
          <table:table-cell office:value-type="float" office:value="0.3102166" calcext:value-type="float">
            <text:p>0.3102166</text:p>
          </table:table-cell>
          <table:table-cell office:value-type="float" office:value="0.3733304" calcext:value-type="float">
            <text:p>0.3733304</text:p>
          </table:table-cell>
          <table:table-cell office:value-type="float" office:value="0.3278358" calcext:value-type="float">
            <text:p>0.3278358</text:p>
          </table:table-cell>
          <table:table-cell office:value-type="float" office:value="0" calcext:value-type="float">
            <text:p>0</text:p>
          </table:table-cell>
          <table:table-cell office:value-type="float" office:value="788.7529" calcext:value-type="float">
            <text:p>788.7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1663" calcext:value-type="float">
            <text:p>32.41663</text:p>
          </table:table-cell>
          <table:table-cell office:value-type="float" office:value="0" calcext:value-type="float">
            <text:p>0</text:p>
          </table:table-cell>
          <table:table-cell office:value-type="float" office:value="-0.8057039" calcext:value-type="float">
            <text:p>-0.80570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8.84685" calcext:value-type="float">
            <text:p>8.84685</text:p>
          </table:table-cell>
          <table:table-cell office:value-type="float" office:value="1104.153" calcext:value-type="float">
            <text:p>1104.15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57969" calcext:value-type="float">
            <text:p>-38.57969</text:p>
          </table:table-cell>
          <table:table-cell office:value-type="float" office:value="0.1166285" calcext:value-type="float">
            <text:p>0.1166285</text:p>
          </table:table-cell>
          <table:table-cell office:value-type="float" office:value="10.68278" calcext:value-type="float">
            <text:p>10.68278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544228" calcext:value-type="float">
            <text:p>0.004544228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788" calcext:value-type="float">
            <text:p>2.073788</text:p>
          </table:table-cell>
          <table:table-cell office:value-type="float" office:value="-0.3361914" calcext:value-type="float">
            <text:p>-0.3361914</text:p>
          </table:table-cell>
          <table:table-cell office:value-type="float" office:value="-0.02071712" calcext:value-type="float">
            <text:p>-0.02071712</text:p>
          </table:table-cell>
          <table:table-cell office:value-type="float" office:value="0.007228856" calcext:value-type="float">
            <text:p>0.007228856</text:p>
          </table:table-cell>
          <table:table-cell office:value-type="float" office:value="17.31915" calcext:value-type="float">
            <text:p>17.31915</text:p>
          </table:table-cell>
          <table:table-cell office:value-type="float" office:value="2.735214" calcext:value-type="float">
            <text:p>2.735214</text:p>
          </table:table-cell>
          <table:table-cell office:value-type="float" office:value="0.1029959" calcext:value-type="float">
            <text:p>0.1029959</text:p>
          </table:table-cell>
          <table:table-cell office:value-type="float" office:value="0.07437833" calcext:value-type="float">
            <text:p>0.07437833</text:p>
          </table:table-cell>
          <table:table-cell office:value-type="float" office:value="0.04730276" calcext:value-type="float">
            <text:p>0.04730276</text:p>
          </table:table-cell>
          <table:table-cell office:value-type="float" office:value="0.04399042" calcext:value-type="float">
            <text:p>0.04399042</text:p>
          </table:table-cell>
          <table:table-cell office:value-type="float" office:value="0.02143561" calcext:value-type="float">
            <text:p>0.02143561</text:p>
          </table:table-cell>
          <table:table-cell office:value-type="float" office:value="0.01675225" calcext:value-type="float">
            <text:p>0.01675225</text:p>
          </table:table-cell>
          <table:table-cell office:value-type="float" office:value="0.03425383" calcext:value-type="float">
            <text:p>0.03425383</text:p>
          </table:table-cell>
          <table:table-cell office:value-type="float" office:value="0.02797486" calcext:value-type="float">
            <text:p>0.02797486</text:p>
          </table:table-cell>
          <table:table-cell office:value-type="float" office:value="0.02421611" calcext:value-type="float">
            <text:p>0.02421611</text:p>
          </table:table-cell>
          <table:table-cell office:value-type="float" office:value="0.02231968" calcext:value-type="float">
            <text:p>0.02231968</text:p>
          </table:table-cell>
          <table:table-cell office:value-type="float" office:value="0.01761592" calcext:value-type="float">
            <text:p>0.01761592</text:p>
          </table:table-cell>
          <table:table-cell office:value-type="float" office:value="0.009695058" calcext:value-type="float">
            <text:p>0.009695058</text:p>
          </table:table-cell>
          <table:table-cell office:value-type="float" office:value="0.007371002" calcext:value-type="float">
            <text:p>0.007371002</text:p>
          </table:table-cell>
          <table:table-cell office:value-type="float" office:value="0" calcext:value-type="float">
            <text:p>0</text:p>
          </table:table-cell>
          <table:table-cell office:value-type="float" office:value="3.11511" calcext:value-type="float">
            <text:p>3.11511</text:p>
          </table:table-cell>
          <table:table-cell office:value-type="float" office:value="11.1892" calcext:value-type="float">
            <text:p>11.1892</text:p>
          </table:table-cell>
          <table:table-cell office:value-type="float" office:value="12.11181" calcext:value-type="float">
            <text:p>12.11181</text:p>
          </table:table-cell>
          <table:table-cell office:value-type="float" office:value="15.7288" calcext:value-type="float">
            <text:p>15.7288</text:p>
          </table:table-cell>
          <table:table-cell office:value-type="float" office:value="19.95893" calcext:value-type="float">
            <text:p>19.95893</text:p>
          </table:table-cell>
          <table:table-cell office:value-type="float" office:value="9.370757" calcext:value-type="float">
            <text:p>9.370757</text:p>
          </table:table-cell>
          <table:table-cell office:value-type="float" office:value="2.289378" calcext:value-type="float">
            <text:p>2.289378</text:p>
          </table:table-cell>
          <table:table-cell office:value-type="float" office:value="3.990385" calcext:value-type="float">
            <text:p>3.990385</text:p>
          </table:table-cell>
          <table:table-cell office:value-type="float" office:value="5.442618" calcext:value-type="float">
            <text:p>5.442618</text:p>
          </table:table-cell>
          <table:table-cell office:value-type="float" office:value="2.709871" calcext:value-type="float">
            <text:p>2.709871</text:p>
          </table:table-cell>
          <table:table-cell office:value-type="float" office:value="1.041905" calcext:value-type="float">
            <text:p>1.041905</text:p>
          </table:table-cell>
          <table:table-cell office:value-type="float" office:value="0.3126578" calcext:value-type="float">
            <text:p>0.3126578</text:p>
          </table:table-cell>
          <table:table-cell office:value-type="float" office:value="0.3735482" calcext:value-type="float">
            <text:p>0.3735482</text:p>
          </table:table-cell>
          <table:table-cell office:value-type="float" office:value="0.3278641" calcext:value-type="float">
            <text:p>0.3278641</text:p>
          </table:table-cell>
          <table:table-cell office:value-type="float" office:value="0" calcext:value-type="float">
            <text:p>0</text:p>
          </table:table-cell>
          <table:table-cell office:value-type="float" office:value="950.5197" calcext:value-type="float">
            <text:p>950.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5469" calcext:value-type="float">
            <text:p>32.55469</text:p>
          </table:table-cell>
          <table:table-cell office:value-type="float" office:value="0" calcext:value-type="float">
            <text:p>0</text:p>
          </table:table-cell>
          <table:table-cell office:value-type="float" office:value="-0.8057161" calcext:value-type="float">
            <text:p>-0.80571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8.825501" calcext:value-type="float">
            <text:p>8.825501</text:p>
          </table:table-cell>
          <table:table-cell office:value-type="float" office:value="1104.051" calcext:value-type="float">
            <text:p>1104.05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55666" calcext:value-type="float">
            <text:p>-38.55666</text:p>
          </table:table-cell>
          <table:table-cell office:value-type="float" office:value="0.1198816" calcext:value-type="float">
            <text:p>0.1198816</text:p>
          </table:table-cell>
          <table:table-cell office:value-type="float" office:value="10.81382" calcext:value-type="float">
            <text:p>10.81382</text:p>
          </table:table-cell>
          <table:table-cell office:value-type="float" office:value="0.08982852" calcext:value-type="float">
            <text:p>0.08982852</text:p>
          </table:table-cell>
          <table:table-cell office:value-type="float" office:value="0.004554593" calcext:value-type="float">
            <text:p>0.004554593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2.073822" calcext:value-type="float">
            <text:p>2.073822</text:p>
          </table:table-cell>
          <table:table-cell office:value-type="float" office:value="-0.3363432" calcext:value-type="float">
            <text:p>-0.3363432</text:p>
          </table:table-cell>
          <table:table-cell office:value-type="float" office:value="-0.02069587" calcext:value-type="float">
            <text:p>-0.02069587</text:p>
          </table:table-cell>
          <table:table-cell office:value-type="float" office:value="0.007237279" calcext:value-type="float">
            <text:p>0.007237279</text:p>
          </table:table-cell>
          <table:table-cell office:value-type="float" office:value="17.23597" calcext:value-type="float">
            <text:p>17.23597</text:p>
          </table:table-cell>
          <table:table-cell office:value-type="float" office:value="3.104533" calcext:value-type="float">
            <text:p>3.104533</text:p>
          </table:table-cell>
          <table:table-cell office:value-type="float" office:value="0.10221" calcext:value-type="float">
            <text:p>0.10221</text:p>
          </table:table-cell>
          <table:table-cell office:value-type="float" office:value="0.07388403" calcext:value-type="float">
            <text:p>0.07388403</text:p>
          </table:table-cell>
          <table:table-cell office:value-type="float" office:value="0.04556986" calcext:value-type="float">
            <text:p>0.04556986</text:p>
          </table:table-cell>
          <table:table-cell office:value-type="float" office:value="0.04135883" calcext:value-type="float">
            <text:p>0.04135883</text:p>
          </table:table-cell>
          <table:table-cell office:value-type="float" office:value="0.02075607" calcext:value-type="float">
            <text:p>0.02075607</text:p>
          </table:table-cell>
          <table:table-cell office:value-type="float" office:value="0.01620159" calcext:value-type="float">
            <text:p>0.01620159</text:p>
          </table:table-cell>
          <table:table-cell office:value-type="float" office:value="0.03377552" calcext:value-type="float">
            <text:p>0.03377552</text:p>
          </table:table-cell>
          <table:table-cell office:value-type="float" office:value="0.027778" calcext:value-type="float">
            <text:p>0.027778</text:p>
          </table:table-cell>
          <table:table-cell office:value-type="float" office:value="0.02413385" calcext:value-type="float">
            <text:p>0.02413385</text:p>
          </table:table-cell>
          <table:table-cell office:value-type="float" office:value="0.0222869" calcext:value-type="float">
            <text:p>0.0222869</text:p>
          </table:table-cell>
          <table:table-cell office:value-type="float" office:value="0.01761876" calcext:value-type="float">
            <text:p>0.01761876</text:p>
          </table:table-cell>
          <table:table-cell office:value-type="float" office:value="0.009656873" calcext:value-type="float">
            <text:p>0.009656873</text:p>
          </table:table-cell>
          <table:table-cell office:value-type="float" office:value="0.007373512" calcext:value-type="float">
            <text:p>0.007373512</text:p>
          </table:table-cell>
          <table:table-cell office:value-type="float" office:value="0" calcext:value-type="float">
            <text:p>0</text:p>
          </table:table-cell>
          <table:table-cell office:value-type="float" office:value="3.503253" calcext:value-type="float">
            <text:p>3.503253</text:p>
          </table:table-cell>
          <table:table-cell office:value-type="float" office:value="12.01451" calcext:value-type="float">
            <text:p>12.01451</text:p>
          </table:table-cell>
          <table:table-cell office:value-type="float" office:value="12.81508" calcext:value-type="float">
            <text:p>12.81508</text:p>
          </table:table-cell>
          <table:table-cell office:value-type="float" office:value="16.32501" calcext:value-type="float">
            <text:p>16.32501</text:p>
          </table:table-cell>
          <table:table-cell office:value-type="float" office:value="20.44843" calcext:value-type="float">
            <text:p>20.44843</text:p>
          </table:table-cell>
          <table:table-cell office:value-type="float" office:value="9.210969" calcext:value-type="float">
            <text:p>9.210969</text:p>
          </table:table-cell>
          <table:table-cell office:value-type="float" office:value="2.37085" calcext:value-type="float">
            <text:p>2.37085</text:p>
          </table:table-cell>
          <table:table-cell office:value-type="float" office:value="4.013167" calcext:value-type="float">
            <text:p>4.013167</text:p>
          </table:table-cell>
          <table:table-cell office:value-type="float" office:value="5.450595" calcext:value-type="float">
            <text:p>5.450595</text:p>
          </table:table-cell>
          <table:table-cell office:value-type="float" office:value="2.722973" calcext:value-type="float">
            <text:p>2.722973</text:p>
          </table:table-cell>
          <table:table-cell office:value-type="float" office:value="1.049479" calcext:value-type="float">
            <text:p>1.049479</text:p>
          </table:table-cell>
          <table:table-cell office:value-type="float" office:value="0.3150619" calcext:value-type="float">
            <text:p>0.3150619</text:p>
          </table:table-cell>
          <table:table-cell office:value-type="float" office:value="0.3737382" calcext:value-type="float">
            <text:p>0.3737382</text:p>
          </table:table-cell>
          <table:table-cell office:value-type="float" office:value="0.3278923" calcext:value-type="float">
            <text:p>0.3278923</text:p>
          </table:table-cell>
          <table:table-cell office:value-type="float" office:value="0" calcext:value-type="float">
            <text:p>0</text:p>
          </table:table-cell>
          <table:table-cell office:value-type="float" office:value="1028.508" calcext:value-type="float">
            <text:p>1028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8619" calcext:value-type="float">
            <text:p>32.68619</text:p>
          </table:table-cell>
          <table:table-cell office:value-type="float" office:value="0" calcext:value-type="float">
            <text:p>0</text:p>
          </table:table-cell>
          <table:table-cell office:value-type="float" office:value="-0.8057298" calcext:value-type="float">
            <text:p>-0.80572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8.804326" calcext:value-type="float">
            <text:p>8.804326</text:p>
          </table:table-cell>
          <table:table-cell office:value-type="float" office:value="1103.955" calcext:value-type="float">
            <text:p>1103.955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53564" calcext:value-type="float">
            <text:p>-38.53564</text:p>
          </table:table-cell>
          <table:table-cell office:value-type="float" office:value="0.1116318" calcext:value-type="float">
            <text:p>0.1116318</text:p>
          </table:table-cell>
          <table:table-cell office:value-type="float" office:value="10.93811" calcext:value-type="float">
            <text:p>10.93811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571517" calcext:value-type="float">
            <text:p>0.004571517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635" calcext:value-type="float">
            <text:p>2.075635</text:p>
          </table:table-cell>
          <table:table-cell office:value-type="float" office:value="-0.3367029" calcext:value-type="float">
            <text:p>-0.3367029</text:p>
          </table:table-cell>
          <table:table-cell office:value-type="float" office:value="-0.02069715" calcext:value-type="float">
            <text:p>-0.02069715</text:p>
          </table:table-cell>
          <table:table-cell office:value-type="float" office:value="0.007245972" calcext:value-type="float">
            <text:p>0.007245972</text:p>
          </table:table-cell>
          <table:table-cell office:value-type="float" office:value="17.16558" calcext:value-type="float">
            <text:p>17.16558</text:p>
          </table:table-cell>
          <table:table-cell office:value-type="float" office:value="1.643511" calcext:value-type="float">
            <text:p>1.643511</text:p>
          </table:table-cell>
          <table:table-cell office:value-type="float" office:value="0.3613336" calcext:value-type="float">
            <text:p>0.3613336</text:p>
          </table:table-cell>
          <table:table-cell office:value-type="float" office:value="0.06811317" calcext:value-type="float">
            <text:p>0.06811317</text:p>
          </table:table-cell>
          <table:table-cell office:value-type="float" office:value="0.04173751" calcext:value-type="float">
            <text:p>0.04173751</text:p>
          </table:table-cell>
          <table:table-cell office:value-type="float" office:value="0.03880592" calcext:value-type="float">
            <text:p>0.03880592</text:p>
          </table:table-cell>
          <table:table-cell office:value-type="float" office:value="0.02012842" calcext:value-type="float">
            <text:p>0.02012842</text:p>
          </table:table-cell>
          <table:table-cell office:value-type="float" office:value="0.01654821" calcext:value-type="float">
            <text:p>0.01654821</text:p>
          </table:table-cell>
          <table:table-cell office:value-type="float" office:value="0.03348105" calcext:value-type="float">
            <text:p>0.03348105</text:p>
          </table:table-cell>
          <table:table-cell office:value-type="float" office:value="0.02760348" calcext:value-type="float">
            <text:p>0.02760348</text:p>
          </table:table-cell>
          <table:table-cell office:value-type="float" office:value="0.02405238" calcext:value-type="float">
            <text:p>0.02405238</text:p>
          </table:table-cell>
          <table:table-cell office:value-type="float" office:value="0.02225467" calcext:value-type="float">
            <text:p>0.02225467</text:p>
          </table:table-cell>
          <table:table-cell office:value-type="float" office:value="0.01762084" calcext:value-type="float">
            <text:p>0.01762084</text:p>
          </table:table-cell>
          <table:table-cell office:value-type="float" office:value="0.009608141" calcext:value-type="float">
            <text:p>0.009608141</text:p>
          </table:table-cell>
          <table:table-cell office:value-type="float" office:value="0.007375943" calcext:value-type="float">
            <text:p>0.007375943</text:p>
          </table:table-cell>
          <table:table-cell office:value-type="float" office:value="0" calcext:value-type="float">
            <text:p>0</text:p>
          </table:table-cell>
          <table:table-cell office:value-type="float" office:value="6.097528" calcext:value-type="float">
            <text:p>6.097528</text:p>
          </table:table-cell>
          <table:table-cell office:value-type="float" office:value="12.25681" calcext:value-type="float">
            <text:p>12.25681</text:p>
          </table:table-cell>
          <table:table-cell office:value-type="float" office:value="13.97812" calcext:value-type="float">
            <text:p>13.97812</text:p>
          </table:table-cell>
          <table:table-cell office:value-type="float" office:value="16.57174" calcext:value-type="float">
            <text:p>16.57174</text:p>
          </table:table-cell>
          <table:table-cell office:value-type="float" office:value="21.08674" calcext:value-type="float">
            <text:p>21.08674</text:p>
          </table:table-cell>
          <table:table-cell office:value-type="float" office:value="9.129784" calcext:value-type="float">
            <text:p>9.129784</text:p>
          </table:table-cell>
          <table:table-cell office:value-type="float" office:value="2.267001" calcext:value-type="float">
            <text:p>2.267001</text:p>
          </table:table-cell>
          <table:table-cell office:value-type="float" office:value="4.075593" calcext:value-type="float">
            <text:p>4.075593</text:p>
          </table:table-cell>
          <table:table-cell office:value-type="float" office:value="5.464718" calcext:value-type="float">
            <text:p>5.464718</text:p>
          </table:table-cell>
          <table:table-cell office:value-type="float" office:value="2.734054" calcext:value-type="float">
            <text:p>2.734054</text:p>
          </table:table-cell>
          <table:table-cell office:value-type="float" office:value="1.05675" calcext:value-type="float">
            <text:p>1.05675</text:p>
          </table:table-cell>
          <table:table-cell office:value-type="float" office:value="0.3173346" calcext:value-type="float">
            <text:p>0.3173346</text:p>
          </table:table-cell>
          <table:table-cell office:value-type="float" office:value="0.3716789" calcext:value-type="float">
            <text:p>0.3716789</text:p>
          </table:table-cell>
          <table:table-cell office:value-type="float" office:value="0.3279206" calcext:value-type="float">
            <text:p>0.3279206</text:p>
          </table:table-cell>
          <table:table-cell office:value-type="float" office:value="0" calcext:value-type="float">
            <text:p>0</text:p>
          </table:table-cell>
          <table:table-cell office:value-type="float" office:value="293.9132" calcext:value-type="float">
            <text:p>293.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1104" calcext:value-type="float">
            <text:p>32.81104</text:p>
          </table:table-cell>
          <table:table-cell office:value-type="float" office:value="0" calcext:value-type="float">
            <text:p>0</text:p>
          </table:table-cell>
          <table:table-cell office:value-type="float" office:value="-0.82004" calcext:value-type="float">
            <text:p>-0.820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8.789325" calcext:value-type="float">
            <text:p>8.789325</text:p>
          </table:table-cell>
          <table:table-cell office:value-type="float" office:value="1103.868" calcext:value-type="float">
            <text:p>1103.86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51452" calcext:value-type="float">
            <text:p>-38.51452</text:p>
          </table:table-cell>
          <table:table-cell office:value-type="float" office:value="0.09736303" calcext:value-type="float">
            <text:p>0.09736303</text:p>
          </table:table-cell>
          <table:table-cell office:value-type="float" office:value="11.04877" calcext:value-type="float">
            <text:p>11.04877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58305" calcext:value-type="float">
            <text:p>0.00458305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613" calcext:value-type="float">
            <text:p>2.075613</text:p>
          </table:table-cell>
          <table:table-cell office:value-type="float" office:value="-0.3379669" calcext:value-type="float">
            <text:p>-0.3379669</text:p>
          </table:table-cell>
          <table:table-cell office:value-type="float" office:value="-0.02068999" calcext:value-type="float">
            <text:p>-0.02068999</text:p>
          </table:table-cell>
          <table:table-cell office:value-type="float" office:value="0.007254623" calcext:value-type="float">
            <text:p>0.007254623</text:p>
          </table:table-cell>
          <table:table-cell office:value-type="float" office:value="17.13094" calcext:value-type="float">
            <text:p>17.13094</text:p>
          </table:table-cell>
          <table:table-cell office:value-type="float" office:value="0.9725193" calcext:value-type="float">
            <text:p>0.9725193</text:p>
          </table:table-cell>
          <table:table-cell office:value-type="float" office:value="0.182144" calcext:value-type="float">
            <text:p>0.182144</text:p>
          </table:table-cell>
          <table:table-cell office:value-type="float" office:value="0.06402981" calcext:value-type="float">
            <text:p>0.06402981</text:p>
          </table:table-cell>
          <table:table-cell office:value-type="float" office:value="0.04006647" calcext:value-type="float">
            <text:p>0.04006647</text:p>
          </table:table-cell>
          <table:table-cell office:value-type="float" office:value="0.0373437" calcext:value-type="float">
            <text:p>0.0373437</text:p>
          </table:table-cell>
          <table:table-cell office:value-type="float" office:value="0.01982324" calcext:value-type="float">
            <text:p>0.01982324</text:p>
          </table:table-cell>
          <table:table-cell office:value-type="float" office:value="0.0160253" calcext:value-type="float">
            <text:p>0.0160253</text:p>
          </table:table-cell>
          <table:table-cell office:value-type="float" office:value="0.03321461" calcext:value-type="float">
            <text:p>0.03321461</text:p>
          </table:table-cell>
          <table:table-cell office:value-type="float" office:value="0.02746166" calcext:value-type="float">
            <text:p>0.02746166</text:p>
          </table:table-cell>
          <table:table-cell office:value-type="float" office:value="0.02397361" calcext:value-type="float">
            <text:p>0.02397361</text:p>
          </table:table-cell>
          <table:table-cell office:value-type="float" office:value="0.02222275" calcext:value-type="float">
            <text:p>0.02222275</text:p>
          </table:table-cell>
          <table:table-cell office:value-type="float" office:value="0.01762344" calcext:value-type="float">
            <text:p>0.01762344</text:p>
          </table:table-cell>
          <table:table-cell office:value-type="float" office:value="0.009572294" calcext:value-type="float">
            <text:p>0.009572294</text:p>
          </table:table-cell>
          <table:table-cell office:value-type="float" office:value="0.007378288" calcext:value-type="float">
            <text:p>0.007378288</text:p>
          </table:table-cell>
          <table:table-cell office:value-type="float" office:value="0" calcext:value-type="float">
            <text:p>0</text:p>
          </table:table-cell>
          <table:table-cell office:value-type="float" office:value="9.057621" calcext:value-type="float">
            <text:p>9.057621</text:p>
          </table:table-cell>
          <table:table-cell office:value-type="float" office:value="11.22477" calcext:value-type="float">
            <text:p>11.22477</text:p>
          </table:table-cell>
          <table:table-cell office:value-type="float" office:value="15.14701" calcext:value-type="float">
            <text:p>15.14701</text:p>
          </table:table-cell>
          <table:table-cell office:value-type="float" office:value="17.36169" calcext:value-type="float">
            <text:p>17.36169</text:p>
          </table:table-cell>
          <table:table-cell office:value-type="float" office:value="21.14499" calcext:value-type="float">
            <text:p>21.14499</text:p>
          </table:table-cell>
          <table:table-cell office:value-type="float" office:value="9.053721" calcext:value-type="float">
            <text:p>9.053721</text:p>
          </table:table-cell>
          <table:table-cell office:value-type="float" office:value="2.244315" calcext:value-type="float">
            <text:p>2.244315</text:p>
          </table:table-cell>
          <table:table-cell office:value-type="float" office:value="4.107426" calcext:value-type="float">
            <text:p>4.107426</text:p>
          </table:table-cell>
          <table:table-cell office:value-type="float" office:value="5.484428" calcext:value-type="float">
            <text:p>5.484428</text:p>
          </table:table-cell>
          <table:table-cell office:value-type="float" office:value="2.745576" calcext:value-type="float">
            <text:p>2.745576</text:p>
          </table:table-cell>
          <table:table-cell office:value-type="float" office:value="1.063718" calcext:value-type="float">
            <text:p>1.063718</text:p>
          </table:table-cell>
          <table:table-cell office:value-type="float" office:value="0.3196304" calcext:value-type="float">
            <text:p>0.3196304</text:p>
          </table:table-cell>
          <table:table-cell office:value-type="float" office:value="0.3720856" calcext:value-type="float">
            <text:p>0.3720856</text:p>
          </table:table-cell>
          <table:table-cell office:value-type="float" office:value="0.3279487" calcext:value-type="float">
            <text:p>0.3279487</text:p>
          </table:table-cell>
          <table:table-cell office:value-type="float" office:value="0" calcext:value-type="float">
            <text:p>0</text:p>
          </table:table-cell>
          <table:table-cell office:value-type="float" office:value="401.3036" calcext:value-type="float">
            <text:p>401.3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2381" calcext:value-type="float">
            <text:p>32.92381</text:p>
          </table:table-cell>
          <table:table-cell office:value-type="float" office:value="0" calcext:value-type="float">
            <text:p>0</text:p>
          </table:table-cell>
          <table:table-cell office:value-type="float" office:value="-0.8373768" calcext:value-type="float">
            <text:p>-0.83737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8.787951" calcext:value-type="float">
            <text:p>8.787951</text:p>
          </table:table-cell>
          <table:table-cell office:value-type="float" office:value="1103.781" calcext:value-type="float">
            <text:p>1103.78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8311" calcext:value-type="float">
            <text:p>-38.48311</text:p>
          </table:table-cell>
          <table:table-cell office:value-type="float" office:value="0.0919038" calcext:value-type="float">
            <text:p>0.0919038</text:p>
          </table:table-cell>
          <table:table-cell office:value-type="float" office:value="11.16377" calcext:value-type="float">
            <text:p>11.16377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594594" calcext:value-type="float">
            <text:p>0.004594594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59" calcext:value-type="float">
            <text:p>2.07559</text:p>
          </table:table-cell>
          <table:table-cell office:value-type="float" office:value="-0.3381774" calcext:value-type="float">
            <text:p>-0.3381774</text:p>
          </table:table-cell>
          <table:table-cell office:value-type="float" office:value="-0.0206779" calcext:value-type="float">
            <text:p>-0.0206779</text:p>
          </table:table-cell>
          <table:table-cell office:value-type="float" office:value="0.007263187" calcext:value-type="float">
            <text:p>0.007263187</text:p>
          </table:table-cell>
          <table:table-cell office:value-type="float" office:value="17.09703" calcext:value-type="float">
            <text:p>17.09703</text:p>
          </table:table-cell>
          <table:table-cell office:value-type="float" office:value="0.6647512" calcext:value-type="float">
            <text:p>0.6647512</text:p>
          </table:table-cell>
          <table:table-cell office:value-type="float" office:value="0.1306467" calcext:value-type="float">
            <text:p>0.1306467</text:p>
          </table:table-cell>
          <table:table-cell office:value-type="float" office:value="0.06022324" calcext:value-type="float">
            <text:p>0.06022324</text:p>
          </table:table-cell>
          <table:table-cell office:value-type="float" office:value="0.03951739" calcext:value-type="float">
            <text:p>0.03951739</text:p>
          </table:table-cell>
          <table:table-cell office:value-type="float" office:value="0.03669649" calcext:value-type="float">
            <text:p>0.03669649</text:p>
          </table:table-cell>
          <table:table-cell office:value-type="float" office:value="0.0197206" calcext:value-type="float">
            <text:p>0.0197206</text:p>
          </table:table-cell>
          <table:table-cell office:value-type="float" office:value="0.01575332" calcext:value-type="float">
            <text:p>0.01575332</text:p>
          </table:table-cell>
          <table:table-cell office:value-type="float" office:value="0.03296852" calcext:value-type="float">
            <text:p>0.03296852</text:p>
          </table:table-cell>
          <table:table-cell office:value-type="float" office:value="0.02734117" calcext:value-type="float">
            <text:p>0.02734117</text:p>
          </table:table-cell>
          <table:table-cell office:value-type="float" office:value="0.0238978" calcext:value-type="float">
            <text:p>0.0238978</text:p>
          </table:table-cell>
          <table:table-cell office:value-type="float" office:value="0.02219053" calcext:value-type="float">
            <text:p>0.02219053</text:p>
          </table:table-cell>
          <table:table-cell office:value-type="float" office:value="0.01762635" calcext:value-type="float">
            <text:p>0.01762635</text:p>
          </table:table-cell>
          <table:table-cell office:value-type="float" office:value="0.009536542" calcext:value-type="float">
            <text:p>0.009536542</text:p>
          </table:table-cell>
          <table:table-cell office:value-type="float" office:value="0.007380561" calcext:value-type="float">
            <text:p>0.007380561</text:p>
          </table:table-cell>
          <table:table-cell office:value-type="float" office:value="0" calcext:value-type="float">
            <text:p>0</text:p>
          </table:table-cell>
          <table:table-cell office:value-type="float" office:value="9.87956" calcext:value-type="float">
            <text:p>9.87956</text:p>
          </table:table-cell>
          <table:table-cell office:value-type="float" office:value="10.51282" calcext:value-type="float">
            <text:p>10.51282</text:p>
          </table:table-cell>
          <table:table-cell office:value-type="float" office:value="15.84619" calcext:value-type="float">
            <text:p>15.84619</text:p>
          </table:table-cell>
          <table:table-cell office:value-type="float" office:value="18.5907" calcext:value-type="float">
            <text:p>18.5907</text:p>
          </table:table-cell>
          <table:table-cell office:value-type="float" office:value="21.68814" calcext:value-type="float">
            <text:p>21.68814</text:p>
          </table:table-cell>
          <table:table-cell office:value-type="float" office:value="8.972367" calcext:value-type="float">
            <text:p>8.972367</text:p>
          </table:table-cell>
          <table:table-cell office:value-type="float" office:value="2.301307" calcext:value-type="float">
            <text:p>2.301307</text:p>
          </table:table-cell>
          <table:table-cell office:value-type="float" office:value="4.122367" calcext:value-type="float">
            <text:p>4.122367</text:p>
          </table:table-cell>
          <table:table-cell office:value-type="float" office:value="5.501632" calcext:value-type="float">
            <text:p>5.501632</text:p>
          </table:table-cell>
          <table:table-cell office:value-type="float" office:value="2.757463" calcext:value-type="float">
            <text:p>2.757463</text:p>
          </table:table-cell>
          <table:table-cell office:value-type="float" office:value="1.070498" calcext:value-type="float">
            <text:p>1.070498</text:p>
          </table:table-cell>
          <table:table-cell office:value-type="float" office:value="0.3219464" calcext:value-type="float">
            <text:p>0.3219464</text:p>
          </table:table-cell>
          <table:table-cell office:value-type="float" office:value="0.3724433" calcext:value-type="float">
            <text:p>0.3724433</text:p>
          </table:table-cell>
          <table:table-cell office:value-type="float" office:value="0.3279768" calcext:value-type="float">
            <text:p>0.3279768</text:p>
          </table:table-cell>
          <table:table-cell office:value-type="float" office:value="0" calcext:value-type="float">
            <text:p>0</text:p>
          </table:table-cell>
          <table:table-cell office:value-type="float" office:value="377.2551" calcext:value-type="float">
            <text:p>377.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3114" calcext:value-type="float">
            <text:p>33.03114</text:p>
          </table:table-cell>
          <table:table-cell office:value-type="float" office:value="0" calcext:value-type="float">
            <text:p>0</text:p>
          </table:table-cell>
          <table:table-cell office:value-type="float" office:value="-0.8373992" calcext:value-type="float">
            <text:p>-0.83739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8.793541" calcext:value-type="float">
            <text:p>8.793541</text:p>
          </table:table-cell>
          <table:table-cell office:value-type="float" office:value="1103.692" calcext:value-type="float">
            <text:p>1103.692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4591" calcext:value-type="float">
            <text:p>-38.44591</text:p>
          </table:table-cell>
          <table:table-cell office:value-type="float" office:value="0.09062712" calcext:value-type="float">
            <text:p>0.09062712</text:p>
          </table:table-cell>
          <table:table-cell office:value-type="float" office:value="11.27458" calcext:value-type="float">
            <text:p>11.27458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06172" calcext:value-type="float">
            <text:p>0.004606172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585" calcext:value-type="float">
            <text:p>2.075585</text:p>
          </table:table-cell>
          <table:table-cell office:value-type="float" office:value="-0.3382474" calcext:value-type="float">
            <text:p>-0.3382474</text:p>
          </table:table-cell>
          <table:table-cell office:value-type="float" office:value="-0.02065461" calcext:value-type="float">
            <text:p>-0.02065461</text:p>
          </table:table-cell>
          <table:table-cell office:value-type="float" office:value="0.007271716" calcext:value-type="float">
            <text:p>0.007271716</text:p>
          </table:table-cell>
          <table:table-cell office:value-type="float" office:value="17.05543" calcext:value-type="float">
            <text:p>17.05543</text:p>
          </table:table-cell>
          <table:table-cell office:value-type="float" office:value="0.6456401" calcext:value-type="float">
            <text:p>0.6456401</text:p>
          </table:table-cell>
          <table:table-cell office:value-type="float" office:value="0.1059042" calcext:value-type="float">
            <text:p>0.1059042</text:p>
          </table:table-cell>
          <table:table-cell office:value-type="float" office:value="0.05887711" calcext:value-type="float">
            <text:p>0.05887711</text:p>
          </table:table-cell>
          <table:table-cell office:value-type="float" office:value="0.03887458" calcext:value-type="float">
            <text:p>0.03887458</text:p>
          </table:table-cell>
          <table:table-cell office:value-type="float" office:value="0.03614368" calcext:value-type="float">
            <text:p>0.03614368</text:p>
          </table:table-cell>
          <table:table-cell office:value-type="float" office:value="0.01961822" calcext:value-type="float">
            <text:p>0.01961822</text:p>
          </table:table-cell>
          <table:table-cell office:value-type="float" office:value="0.01552522" calcext:value-type="float">
            <text:p>0.01552522</text:p>
          </table:table-cell>
          <table:table-cell office:value-type="float" office:value="0.03274532" calcext:value-type="float">
            <text:p>0.03274532</text:p>
          </table:table-cell>
          <table:table-cell office:value-type="float" office:value="0.02723352" calcext:value-type="float">
            <text:p>0.02723352</text:p>
          </table:table-cell>
          <table:table-cell office:value-type="float" office:value="0.02382525" calcext:value-type="float">
            <text:p>0.02382525</text:p>
          </table:table-cell>
          <table:table-cell office:value-type="float" office:value="0.02215764" calcext:value-type="float">
            <text:p>0.02215764</text:p>
          </table:table-cell>
          <table:table-cell office:value-type="float" office:value="0.01762941" calcext:value-type="float">
            <text:p>0.01762941</text:p>
          </table:table-cell>
          <table:table-cell office:value-type="float" office:value="0.009500894" calcext:value-type="float">
            <text:p>0.009500894</text:p>
          </table:table-cell>
          <table:table-cell office:value-type="float" office:value="0.007382752" calcext:value-type="float">
            <text:p>0.007382752</text:p>
          </table:table-cell>
          <table:table-cell office:value-type="float" office:value="0" calcext:value-type="float">
            <text:p>0</text:p>
          </table:table-cell>
          <table:table-cell office:value-type="float" office:value="9.558106" calcext:value-type="float">
            <text:p>9.558106</text:p>
          </table:table-cell>
          <table:table-cell office:value-type="float" office:value="11.40011" calcext:value-type="float">
            <text:p>11.40011</text:p>
          </table:table-cell>
          <table:table-cell office:value-type="float" office:value="15.9321" calcext:value-type="float">
            <text:p>15.9321</text:p>
          </table:table-cell>
          <table:table-cell office:value-type="float" office:value="19.21917" calcext:value-type="float">
            <text:p>19.21917</text:p>
          </table:table-cell>
          <table:table-cell office:value-type="float" office:value="22.28809" calcext:value-type="float">
            <text:p>22.28809</text:p>
          </table:table-cell>
          <table:table-cell office:value-type="float" office:value="8.90793" calcext:value-type="float">
            <text:p>8.90793</text:p>
          </table:table-cell>
          <table:table-cell office:value-type="float" office:value="2.375559" calcext:value-type="float">
            <text:p>2.375559</text:p>
          </table:table-cell>
          <table:table-cell office:value-type="float" office:value="4.138024" calcext:value-type="float">
            <text:p>4.138024</text:p>
          </table:table-cell>
          <table:table-cell office:value-type="float" office:value="5.515762" calcext:value-type="float">
            <text:p>5.515762</text:p>
          </table:table-cell>
          <table:table-cell office:value-type="float" office:value="2.769147" calcext:value-type="float">
            <text:p>2.769147</text:p>
          </table:table-cell>
          <table:table-cell office:value-type="float" office:value="1.076912" calcext:value-type="float">
            <text:p>1.076912</text:p>
          </table:table-cell>
          <table:table-cell office:value-type="float" office:value="0.3242506" calcext:value-type="float">
            <text:p>0.3242506</text:p>
          </table:table-cell>
          <table:table-cell office:value-type="float" office:value="0.3727534" calcext:value-type="float">
            <text:p>0.3727534</text:p>
          </table:table-cell>
          <table:table-cell office:value-type="float" office:value="0.3280047" calcext:value-type="float">
            <text:p>0.3280047</text:p>
          </table:table-cell>
          <table:table-cell office:value-type="float" office:value="0" calcext:value-type="float">
            <text:p>0</text:p>
          </table:table-cell>
          <table:table-cell office:value-type="float" office:value="343.0094" calcext:value-type="float">
            <text:p>343.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3783" calcext:value-type="float">
            <text:p>33.13783</text:p>
          </table:table-cell>
          <table:table-cell office:value-type="float" office:value="0" calcext:value-type="float">
            <text:p>0</text:p>
          </table:table-cell>
          <table:table-cell office:value-type="float" office:value="-0.8374036" calcext:value-type="float">
            <text:p>-0.83740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8.793031" calcext:value-type="float">
            <text:p>8.793031</text:p>
          </table:table-cell>
          <table:table-cell office:value-type="float" office:value="1103.603" calcext:value-type="float">
            <text:p>1103.603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41466" calcext:value-type="float">
            <text:p>-38.41466</text:p>
          </table:table-cell>
          <table:table-cell office:value-type="float" office:value="0.09300897" calcext:value-type="float">
            <text:p>0.09300897</text:p>
          </table:table-cell>
          <table:table-cell office:value-type="float" office:value="11.38172" calcext:value-type="float">
            <text:p>11.38172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1775" calcext:value-type="float">
            <text:p>0.00461775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585" calcext:value-type="float">
            <text:p>2.075585</text:p>
          </table:table-cell>
          <table:table-cell office:value-type="float" office:value="-0.3383232" calcext:value-type="float">
            <text:p>-0.3383232</text:p>
          </table:table-cell>
          <table:table-cell office:value-type="float" office:value="-0.0206288" calcext:value-type="float">
            <text:p>-0.0206288</text:p>
          </table:table-cell>
          <table:table-cell office:value-type="float" office:value="0.00728026" calcext:value-type="float">
            <text:p>0.00728026</text:p>
          </table:table-cell>
          <table:table-cell office:value-type="float" office:value="16.99951" calcext:value-type="float">
            <text:p>16.99951</text:p>
          </table:table-cell>
          <table:table-cell office:value-type="float" office:value="0.9000496" calcext:value-type="float">
            <text:p>0.9000496</text:p>
          </table:table-cell>
          <table:table-cell office:value-type="float" office:value="0.09650385" calcext:value-type="float">
            <text:p>0.09650385</text:p>
          </table:table-cell>
          <table:table-cell office:value-type="float" office:value="0.05982526" calcext:value-type="float">
            <text:p>0.05982526</text:p>
          </table:table-cell>
          <table:table-cell office:value-type="float" office:value="0.03826537" calcext:value-type="float">
            <text:p>0.03826537</text:p>
          </table:table-cell>
          <table:table-cell office:value-type="float" office:value="0.03563597" calcext:value-type="float">
            <text:p>0.03563597</text:p>
          </table:table-cell>
          <table:table-cell office:value-type="float" office:value="0.0194679" calcext:value-type="float">
            <text:p>0.0194679</text:p>
          </table:table-cell>
          <table:table-cell office:value-type="float" office:value="0.01532931" calcext:value-type="float">
            <text:p>0.01532931</text:p>
          </table:table-cell>
          <table:table-cell office:value-type="float" office:value="0.03254251" calcext:value-type="float">
            <text:p>0.03254251</text:p>
          </table:table-cell>
          <table:table-cell office:value-type="float" office:value="0.02713349" calcext:value-type="float">
            <text:p>0.02713349</text:p>
          </table:table-cell>
          <table:table-cell office:value-type="float" office:value="0.02375557" calcext:value-type="float">
            <text:p>0.02375557</text:p>
          </table:table-cell>
          <table:table-cell office:value-type="float" office:value="0.02212343" calcext:value-type="float">
            <text:p>0.02212343</text:p>
          </table:table-cell>
          <table:table-cell office:value-type="float" office:value="0.01763241" calcext:value-type="float">
            <text:p>0.01763241</text:p>
          </table:table-cell>
          <table:table-cell office:value-type="float" office:value="0.009465338" calcext:value-type="float">
            <text:p>0.009465338</text:p>
          </table:table-cell>
          <table:table-cell office:value-type="float" office:value="0.007384862" calcext:value-type="float">
            <text:p>0.007384862</text:p>
          </table:table-cell>
          <table:table-cell office:value-type="float" office:value="0" calcext:value-type="float">
            <text:p>0</text:p>
          </table:table-cell>
          <table:table-cell office:value-type="float" office:value="9.111815" calcext:value-type="float">
            <text:p>9.111815</text:p>
          </table:table-cell>
          <table:table-cell office:value-type="float" office:value="12.41769" calcext:value-type="float">
            <text:p>12.41769</text:p>
          </table:table-cell>
          <table:table-cell office:value-type="float" office:value="16.26077" calcext:value-type="float">
            <text:p>16.26077</text:p>
          </table:table-cell>
          <table:table-cell office:value-type="float" office:value="19.61942" calcext:value-type="float">
            <text:p>19.61942</text:p>
          </table:table-cell>
          <table:table-cell office:value-type="float" office:value="22.67244" calcext:value-type="float">
            <text:p>22.67244</text:p>
          </table:table-cell>
          <table:table-cell office:value-type="float" office:value="8.827401" calcext:value-type="float">
            <text:p>8.827401</text:p>
          </table:table-cell>
          <table:table-cell office:value-type="float" office:value="2.458743" calcext:value-type="float">
            <text:p>2.458743</text:p>
          </table:table-cell>
          <table:table-cell office:value-type="float" office:value="4.156248" calcext:value-type="float">
            <text:p>4.156248</text:p>
          </table:table-cell>
          <table:table-cell office:value-type="float" office:value="5.528069" calcext:value-type="float">
            <text:p>5.528069</text:p>
          </table:table-cell>
          <table:table-cell office:value-type="float" office:value="2.780139" calcext:value-type="float">
            <text:p>2.780139</text:p>
          </table:table-cell>
          <table:table-cell office:value-type="float" office:value="1.082482" calcext:value-type="float">
            <text:p>1.082482</text:p>
          </table:table-cell>
          <table:table-cell office:value-type="float" office:value="0.3264927" calcext:value-type="float">
            <text:p>0.3264927</text:p>
          </table:table-cell>
          <table:table-cell office:value-type="float" office:value="0.3730175" calcext:value-type="float">
            <text:p>0.3730175</text:p>
          </table:table-cell>
          <table:table-cell office:value-type="float" office:value="0.3280326" calcext:value-type="float">
            <text:p>0.3280326</text:p>
          </table:table-cell>
          <table:table-cell office:value-type="float" office:value="0" calcext:value-type="float">
            <text:p>0</text:p>
          </table:table-cell>
          <table:table-cell office:value-type="float" office:value="368.5708" calcext:value-type="float">
            <text:p>368.5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4422" calcext:value-type="float">
            <text:p>33.24422</text:p>
          </table:table-cell>
          <table:table-cell office:value-type="float" office:value="0" calcext:value-type="float">
            <text:p>0</text:p>
          </table:table-cell>
          <table:table-cell office:value-type="float" office:value="-0.8374065" calcext:value-type="float">
            <text:p>-0.83740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8.812282" calcext:value-type="float">
            <text:p>8.812282</text:p>
          </table:table-cell>
          <table:table-cell office:value-type="float" office:value="1103.508" calcext:value-type="float">
            <text:p>1103.50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5817" calcext:value-type="float">
            <text:p>-38.35817</text:p>
          </table:table-cell>
          <table:table-cell office:value-type="float" office:value="0.09857086" calcext:value-type="float">
            <text:p>0.09857086</text:p>
          </table:table-cell>
          <table:table-cell office:value-type="float" office:value="11.49674" calcext:value-type="float">
            <text:p>11.49674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29328" calcext:value-type="float">
            <text:p>0.004629328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588" calcext:value-type="float">
            <text:p>2.075588</text:p>
          </table:table-cell>
          <table:table-cell office:value-type="float" office:value="-0.3385645" calcext:value-type="float">
            <text:p>-0.3385645</text:p>
          </table:table-cell>
          <table:table-cell office:value-type="float" office:value="-0.02060371" calcext:value-type="float">
            <text:p>-0.02060371</text:p>
          </table:table-cell>
          <table:table-cell office:value-type="float" office:value="0.007288874" calcext:value-type="float">
            <text:p>0.007288874</text:p>
          </table:table-cell>
          <table:table-cell office:value-type="float" office:value="16.92575" calcext:value-type="float">
            <text:p>16.92575</text:p>
          </table:table-cell>
          <table:table-cell office:value-type="float" office:value="1.376679" calcext:value-type="float">
            <text:p>1.376679</text:p>
          </table:table-cell>
          <table:table-cell office:value-type="float" office:value="0.09608057" calcext:value-type="float">
            <text:p>0.09608057</text:p>
          </table:table-cell>
          <table:table-cell office:value-type="float" office:value="0.06431387" calcext:value-type="float">
            <text:p>0.06431387</text:p>
          </table:table-cell>
          <table:table-cell office:value-type="float" office:value="0.0397635" calcext:value-type="float">
            <text:p>0.0397635</text:p>
          </table:table-cell>
          <table:table-cell office:value-type="float" office:value="0.03559031" calcext:value-type="float">
            <text:p>0.03559031</text:p>
          </table:table-cell>
          <table:table-cell office:value-type="float" office:value="0.01925953" calcext:value-type="float">
            <text:p>0.01925953</text:p>
          </table:table-cell>
          <table:table-cell office:value-type="float" office:value="0.01507781" calcext:value-type="float">
            <text:p>0.01507781</text:p>
          </table:table-cell>
          <table:table-cell office:value-type="float" office:value="0.03234015" calcext:value-type="float">
            <text:p>0.03234015</text:p>
          </table:table-cell>
          <table:table-cell office:value-type="float" office:value="0.02703537" calcext:value-type="float">
            <text:p>0.02703537</text:p>
          </table:table-cell>
          <table:table-cell office:value-type="float" office:value="0.02368726" calcext:value-type="float">
            <text:p>0.02368726</text:p>
          </table:table-cell>
          <table:table-cell office:value-type="float" office:value="0.02208894" calcext:value-type="float">
            <text:p>0.02208894</text:p>
          </table:table-cell>
          <table:table-cell office:value-type="float" office:value="0.01763524" calcext:value-type="float">
            <text:p>0.01763524</text:p>
          </table:table-cell>
          <table:table-cell office:value-type="float" office:value="0.009429834" calcext:value-type="float">
            <text:p>0.009429834</text:p>
          </table:table-cell>
          <table:table-cell office:value-type="float" office:value="0.007386907" calcext:value-type="float">
            <text:p>0.007386907</text:p>
          </table:table-cell>
          <table:table-cell office:value-type="float" office:value="0" calcext:value-type="float">
            <text:p>0</text:p>
          </table:table-cell>
          <table:table-cell office:value-type="float" office:value="8.688451" calcext:value-type="float">
            <text:p>8.688451</text:p>
          </table:table-cell>
          <table:table-cell office:value-type="float" office:value="13.36207" calcext:value-type="float">
            <text:p>13.36207</text:p>
          </table:table-cell>
          <table:table-cell office:value-type="float" office:value="16.73595" calcext:value-type="float">
            <text:p>16.73595</text:p>
          </table:table-cell>
          <table:table-cell office:value-type="float" office:value="20.03359" calcext:value-type="float">
            <text:p>20.03359</text:p>
          </table:table-cell>
          <table:table-cell office:value-type="float" office:value="23.07996" calcext:value-type="float">
            <text:p>23.07996</text:p>
          </table:table-cell>
          <table:table-cell office:value-type="float" office:value="8.755255" calcext:value-type="float">
            <text:p>8.755255</text:p>
          </table:table-cell>
          <table:table-cell office:value-type="float" office:value="2.542847" calcext:value-type="float">
            <text:p>2.542847</text:p>
          </table:table-cell>
          <table:table-cell office:value-type="float" office:value="4.179285" calcext:value-type="float">
            <text:p>4.179285</text:p>
          </table:table-cell>
          <table:table-cell office:value-type="float" office:value="5.538002" calcext:value-type="float">
            <text:p>5.538002</text:p>
          </table:table-cell>
          <table:table-cell office:value-type="float" office:value="2.790258" calcext:value-type="float">
            <text:p>2.790258</text:p>
          </table:table-cell>
          <table:table-cell office:value-type="float" office:value="1.088032" calcext:value-type="float">
            <text:p>1.088032</text:p>
          </table:table-cell>
          <table:table-cell office:value-type="float" office:value="0.3286543" calcext:value-type="float">
            <text:p>0.3286543</text:p>
          </table:table-cell>
          <table:table-cell office:value-type="float" office:value="0.3732348" calcext:value-type="float">
            <text:p>0.3732348</text:p>
          </table:table-cell>
          <table:table-cell office:value-type="float" office:value="0.3280605" calcext:value-type="float">
            <text:p>0.3280605</text:p>
          </table:table-cell>
          <table:table-cell office:value-type="float" office:value="0" calcext:value-type="float">
            <text:p>0</text:p>
          </table:table-cell>
          <table:table-cell office:value-type="float" office:value="332.6045" calcext:value-type="float">
            <text:p>332.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6168" calcext:value-type="float">
            <text:p>33.36168</text:p>
          </table:table-cell>
          <table:table-cell office:value-type="float" office:value="0" calcext:value-type="float">
            <text:p>0</text:p>
          </table:table-cell>
          <table:table-cell office:value-type="float" office:value="-0.8374237" calcext:value-type="float">
            <text:p>-0.83742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8.805956" calcext:value-type="float">
            <text:p>8.805956</text:p>
          </table:table-cell>
          <table:table-cell office:value-type="float" office:value="1103.419" calcext:value-type="float">
            <text:p>1103.419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33291" calcext:value-type="float">
            <text:p>-38.33291</text:p>
          </table:table-cell>
          <table:table-cell office:value-type="float" office:value="0.09052905" calcext:value-type="float">
            <text:p>0.09052905</text:p>
          </table:table-cell>
          <table:table-cell office:value-type="float" office:value="11.61838" calcext:value-type="float">
            <text:p>11.61838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40908" calcext:value-type="float">
            <text:p>0.004640908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611" calcext:value-type="float">
            <text:p>2.075611</text:p>
          </table:table-cell>
          <table:table-cell office:value-type="float" office:value="-0.3386797" calcext:value-type="float">
            <text:p>-0.3386797</text:p>
          </table:table-cell>
          <table:table-cell office:value-type="float" office:value="-0.02059156" calcext:value-type="float">
            <text:p>-0.02059156</text:p>
          </table:table-cell>
          <table:table-cell office:value-type="float" office:value="0.007297743" calcext:value-type="float">
            <text:p>0.007297743</text:p>
          </table:table-cell>
          <table:table-cell office:value-type="float" office:value="16.87385" calcext:value-type="float">
            <text:p>16.87385</text:p>
          </table:table-cell>
          <table:table-cell office:value-type="float" office:value="0.660116" calcext:value-type="float">
            <text:p>0.660116</text:p>
          </table:table-cell>
          <table:table-cell office:value-type="float" office:value="0.08239248" calcext:value-type="float">
            <text:p>0.08239248</text:p>
          </table:table-cell>
          <table:table-cell office:value-type="float" office:value="0.05981403" calcext:value-type="float">
            <text:p>0.05981403</text:p>
          </table:table-cell>
          <table:table-cell office:value-type="float" office:value="0.03779542" calcext:value-type="float">
            <text:p>0.03779542</text:p>
          </table:table-cell>
          <table:table-cell office:value-type="float" office:value="0.03460169" calcext:value-type="float">
            <text:p>0.03460169</text:p>
          </table:table-cell>
          <table:table-cell office:value-type="float" office:value="0.01896293" calcext:value-type="float">
            <text:p>0.01896293</text:p>
          </table:table-cell>
          <table:table-cell office:value-type="float" office:value="0.01479115" calcext:value-type="float">
            <text:p>0.01479115</text:p>
          </table:table-cell>
          <table:table-cell office:value-type="float" office:value="0.03214498" calcext:value-type="float">
            <text:p>0.03214498</text:p>
          </table:table-cell>
          <table:table-cell office:value-type="float" office:value="0.02693748" calcext:value-type="float">
            <text:p>0.02693748</text:p>
          </table:table-cell>
          <table:table-cell office:value-type="float" office:value="0.02362031" calcext:value-type="float">
            <text:p>0.02362031</text:p>
          </table:table-cell>
          <table:table-cell office:value-type="float" office:value="0.0220545" calcext:value-type="float">
            <text:p>0.0220545</text:p>
          </table:table-cell>
          <table:table-cell office:value-type="float" office:value="0.01763789" calcext:value-type="float">
            <text:p>0.01763789</text:p>
          </table:table-cell>
          <table:table-cell office:value-type="float" office:value="0.009394482" calcext:value-type="float">
            <text:p>0.009394482</text:p>
          </table:table-cell>
          <table:table-cell office:value-type="float" office:value="0.007388877" calcext:value-type="float">
            <text:p>0.007388877</text:p>
          </table:table-cell>
          <table:table-cell office:value-type="float" office:value="0" calcext:value-type="float">
            <text:p>0</text:p>
          </table:table-cell>
          <table:table-cell office:value-type="float" office:value="9.125337" calcext:value-type="float">
            <text:p>9.125337</text:p>
          </table:table-cell>
          <table:table-cell office:value-type="float" office:value="14.14827" calcext:value-type="float">
            <text:p>14.14827</text:p>
          </table:table-cell>
          <table:table-cell office:value-type="float" office:value="17.2683" calcext:value-type="float">
            <text:p>17.2683</text:p>
          </table:table-cell>
          <table:table-cell office:value-type="float" office:value="20.46305" calcext:value-type="float">
            <text:p>20.46305</text:p>
          </table:table-cell>
          <table:table-cell office:value-type="float" office:value="23.42382" calcext:value-type="float">
            <text:p>23.42382</text:p>
          </table:table-cell>
          <table:table-cell office:value-type="float" office:value="8.70454" calcext:value-type="float">
            <text:p>8.70454</text:p>
          </table:table-cell>
          <table:table-cell office:value-type="float" office:value="2.625182" calcext:value-type="float">
            <text:p>2.625182</text:p>
          </table:table-cell>
          <table:table-cell office:value-type="float" office:value="4.20629" calcext:value-type="float">
            <text:p>4.20629</text:p>
          </table:table-cell>
          <table:table-cell office:value-type="float" office:value="5.546901" calcext:value-type="float">
            <text:p>5.546901</text:p>
          </table:table-cell>
          <table:table-cell office:value-type="float" office:value="2.799474" calcext:value-type="float">
            <text:p>2.799474</text:p>
          </table:table-cell>
          <table:table-cell office:value-type="float" office:value="1.093461" calcext:value-type="float">
            <text:p>1.093461</text:p>
          </table:table-cell>
          <table:table-cell office:value-type="float" office:value="0.3307253" calcext:value-type="float">
            <text:p>0.3307253</text:p>
          </table:table-cell>
          <table:table-cell office:value-type="float" office:value="0.3734179" calcext:value-type="float">
            <text:p>0.3734179</text:p>
          </table:table-cell>
          <table:table-cell office:value-type="float" office:value="0.3280883" calcext:value-type="float">
            <text:p>0.3280883</text:p>
          </table:table-cell>
          <table:table-cell office:value-type="float" office:value="0" calcext:value-type="float">
            <text:p>0</text:p>
          </table:table-cell>
          <table:table-cell office:value-type="float" office:value="367.5264" calcext:value-type="float">
            <text:p>367.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6938" calcext:value-type="float">
            <text:p>33.46938</text:p>
          </table:table-cell>
          <table:table-cell office:value-type="float" office:value="0" calcext:value-type="float">
            <text:p>0</text:p>
          </table:table-cell>
          <table:table-cell office:value-type="float" office:value="-0.8374307" calcext:value-type="float">
            <text:p>-0.83743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8.811287" calcext:value-type="float">
            <text:p>8.811287</text:p>
          </table:table-cell>
          <table:table-cell office:value-type="float" office:value="1103.335" calcext:value-type="float">
            <text:p>1103.335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9976" calcext:value-type="float">
            <text:p>-38.29976</text:p>
          </table:table-cell>
          <table:table-cell office:value-type="float" office:value="0.08928961" calcext:value-type="float">
            <text:p>0.08928961</text:p>
          </table:table-cell>
          <table:table-cell office:value-type="float" office:value="11.72069" calcext:value-type="float">
            <text:p>11.72069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52486" calcext:value-type="float">
            <text:p>0.004652486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634" calcext:value-type="float">
            <text:p>2.075634</text:p>
          </table:table-cell>
          <table:table-cell office:value-type="float" office:value="-0.338821" calcext:value-type="float">
            <text:p>-0.338821</text:p>
          </table:table-cell>
          <table:table-cell office:value-type="float" office:value="-0.02056775" calcext:value-type="float">
            <text:p>-0.02056775</text:p>
          </table:table-cell>
          <table:table-cell office:value-type="float" office:value="0.007306602" calcext:value-type="float">
            <text:p>0.007306602</text:p>
          </table:table-cell>
          <table:table-cell office:value-type="float" office:value="16.81888" calcext:value-type="float">
            <text:p>16.81888</text:p>
          </table:table-cell>
          <table:table-cell office:value-type="float" office:value="0.5690479" calcext:value-type="float">
            <text:p>0.5690479</text:p>
          </table:table-cell>
          <table:table-cell office:value-type="float" office:value="0.07579571" calcext:value-type="float">
            <text:p>0.07579571</text:p>
          </table:table-cell>
          <table:table-cell office:value-type="float" office:value="0.05746956" calcext:value-type="float">
            <text:p>0.05746956</text:p>
          </table:table-cell>
          <table:table-cell office:value-type="float" office:value="0.0373064" calcext:value-type="float">
            <text:p>0.0373064</text:p>
          </table:table-cell>
          <table:table-cell office:value-type="float" office:value="0.03436028" calcext:value-type="float">
            <text:p>0.03436028</text:p>
          </table:table-cell>
          <table:table-cell office:value-type="float" office:value="0.01888976" calcext:value-type="float">
            <text:p>0.01888976</text:p>
          </table:table-cell>
          <table:table-cell office:value-type="float" office:value="0.01470971" calcext:value-type="float">
            <text:p>0.01470971</text:p>
          </table:table-cell>
          <table:table-cell office:value-type="float" office:value="0.03199736" calcext:value-type="float">
            <text:p>0.03199736</text:p>
          </table:table-cell>
          <table:table-cell office:value-type="float" office:value="0.02684392" calcext:value-type="float">
            <text:p>0.02684392</text:p>
          </table:table-cell>
          <table:table-cell office:value-type="float" office:value="0.02355336" calcext:value-type="float">
            <text:p>0.02355336</text:p>
          </table:table-cell>
          <table:table-cell office:value-type="float" office:value="0.02202027" calcext:value-type="float">
            <text:p>0.02202027</text:p>
          </table:table-cell>
          <table:table-cell office:value-type="float" office:value="0.01764007" calcext:value-type="float">
            <text:p>0.01764007</text:p>
          </table:table-cell>
          <table:table-cell office:value-type="float" office:value="0.009359348" calcext:value-type="float">
            <text:p>0.009359348</text:p>
          </table:table-cell>
          <table:table-cell office:value-type="float" office:value="0.007390766" calcext:value-type="float">
            <text:p>0.007390766</text:p>
          </table:table-cell>
          <table:table-cell office:value-type="float" office:value="0" calcext:value-type="float">
            <text:p>0</text:p>
          </table:table-cell>
          <table:table-cell office:value-type="float" office:value="9.412021" calcext:value-type="float">
            <text:p>9.412021</text:p>
          </table:table-cell>
          <table:table-cell office:value-type="float" office:value="14.66101" calcext:value-type="float">
            <text:p>14.66101</text:p>
          </table:table-cell>
          <table:table-cell office:value-type="float" office:value="17.7238" calcext:value-type="float">
            <text:p>17.7238</text:p>
          </table:table-cell>
          <table:table-cell office:value-type="float" office:value="20.85469" calcext:value-type="float">
            <text:p>20.85469</text:p>
          </table:table-cell>
          <table:table-cell office:value-type="float" office:value="23.68928" calcext:value-type="float">
            <text:p>23.68928</text:p>
          </table:table-cell>
          <table:table-cell office:value-type="float" office:value="8.670251" calcext:value-type="float">
            <text:p>8.670251</text:p>
          </table:table-cell>
          <table:table-cell office:value-type="float" office:value="2.707817" calcext:value-type="float">
            <text:p>2.707817</text:p>
          </table:table-cell>
          <table:table-cell office:value-type="float" office:value="4.233354" calcext:value-type="float">
            <text:p>4.233354</text:p>
          </table:table-cell>
          <table:table-cell office:value-type="float" office:value="5.556149" calcext:value-type="float">
            <text:p>5.556149</text:p>
          </table:table-cell>
          <table:table-cell office:value-type="float" office:value="2.807945" calcext:value-type="float">
            <text:p>2.807945</text:p>
          </table:table-cell>
          <table:table-cell office:value-type="float" office:value="1.098614" calcext:value-type="float">
            <text:p>1.098614</text:p>
          </table:table-cell>
          <table:table-cell office:value-type="float" office:value="0.3326176" calcext:value-type="float">
            <text:p>0.3326176</text:p>
          </table:table-cell>
          <table:table-cell office:value-type="float" office:value="0.373574" calcext:value-type="float">
            <text:p>0.373574</text:p>
          </table:table-cell>
          <table:table-cell office:value-type="float" office:value="0.328116" calcext:value-type="float">
            <text:p>0.328116</text:p>
          </table:table-cell>
          <table:table-cell office:value-type="float" office:value="0" calcext:value-type="float">
            <text:p>0</text:p>
          </table:table-cell>
          <table:table-cell office:value-type="float" office:value="360.8988" calcext:value-type="float">
            <text:p>360.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6781" calcext:value-type="float">
            <text:p>33.56781</text:p>
          </table:table-cell>
          <table:table-cell office:value-type="float" office:value="0" calcext:value-type="float">
            <text:p>0</text:p>
          </table:table-cell>
          <table:table-cell office:value-type="float" office:value="-0.8374398" calcext:value-type="float">
            <text:p>-0.83743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8.816128" calcext:value-type="float">
            <text:p>8.816128</text:p>
          </table:table-cell>
          <table:table-cell office:value-type="float" office:value="1103.251" calcext:value-type="float">
            <text:p>1103.25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6653" calcext:value-type="float">
            <text:p>-38.26653</text:p>
          </table:table-cell>
          <table:table-cell office:value-type="float" office:value="0.09153005" calcext:value-type="float">
            <text:p>0.09153005</text:p>
          </table:table-cell>
          <table:table-cell office:value-type="float" office:value="11.81919" calcext:value-type="float">
            <text:p>11.81919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64064" calcext:value-type="float">
            <text:p>0.004664064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657" calcext:value-type="float">
            <text:p>2.075657</text:p>
          </table:table-cell>
          <table:table-cell office:value-type="float" office:value="-0.3391088" calcext:value-type="float">
            <text:p>-0.3391088</text:p>
          </table:table-cell>
          <table:table-cell office:value-type="float" office:value="-0.02053815" calcext:value-type="float">
            <text:p>-0.02053815</text:p>
          </table:table-cell>
          <table:table-cell office:value-type="float" office:value="0.007315293" calcext:value-type="float">
            <text:p>0.007315293</text:p>
          </table:table-cell>
          <table:table-cell office:value-type="float" office:value="16.74977" calcext:value-type="float">
            <text:p>16.74977</text:p>
          </table:table-cell>
          <table:table-cell office:value-type="float" office:value="0.7832279" calcext:value-type="float">
            <text:p>0.7832279</text:p>
          </table:table-cell>
          <table:table-cell office:value-type="float" office:value="0.07479179" calcext:value-type="float">
            <text:p>0.07479179</text:p>
          </table:table-cell>
          <table:table-cell office:value-type="float" office:value="0.05756209" calcext:value-type="float">
            <text:p>0.05756209</text:p>
          </table:table-cell>
          <table:table-cell office:value-type="float" office:value="0.03732866" calcext:value-type="float">
            <text:p>0.03732866</text:p>
          </table:table-cell>
          <table:table-cell office:value-type="float" office:value="0.03449643" calcext:value-type="float">
            <text:p>0.03449643</text:p>
          </table:table-cell>
          <table:table-cell office:value-type="float" office:value="0.01877414" calcext:value-type="float">
            <text:p>0.01877414</text:p>
          </table:table-cell>
          <table:table-cell office:value-type="float" office:value="0.01459988" calcext:value-type="float">
            <text:p>0.01459988</text:p>
          </table:table-cell>
          <table:table-cell office:value-type="float" office:value="0.03187455" calcext:value-type="float">
            <text:p>0.03187455</text:p>
          </table:table-cell>
          <table:table-cell office:value-type="float" office:value="0.02675686" calcext:value-type="float">
            <text:p>0.02675686</text:p>
          </table:table-cell>
          <table:table-cell office:value-type="float" office:value="0.02348496" calcext:value-type="float">
            <text:p>0.02348496</text:p>
          </table:table-cell>
          <table:table-cell office:value-type="float" office:value="0.02198501" calcext:value-type="float">
            <text:p>0.02198501</text:p>
          </table:table-cell>
          <table:table-cell office:value-type="float" office:value="0.01764215" calcext:value-type="float">
            <text:p>0.01764215</text:p>
          </table:table-cell>
          <table:table-cell office:value-type="float" office:value="0.009324188" calcext:value-type="float">
            <text:p>0.009324188</text:p>
          </table:table-cell>
          <table:table-cell office:value-type="float" office:value="0.007392583" calcext:value-type="float">
            <text:p>0.007392583</text:p>
          </table:table-cell>
          <table:table-cell office:value-type="float" office:value="0" calcext:value-type="float">
            <text:p>0</text:p>
          </table:table-cell>
          <table:table-cell office:value-type="float" office:value="9.414083" calcext:value-type="float">
            <text:p>9.414083</text:p>
          </table:table-cell>
          <table:table-cell office:value-type="float" office:value="15.21151" calcext:value-type="float">
            <text:p>15.21151</text:p>
          </table:table-cell>
          <table:table-cell office:value-type="float" office:value="18.1248" calcext:value-type="float">
            <text:p>18.1248</text:p>
          </table:table-cell>
          <table:table-cell office:value-type="float" office:value="21.17318" calcext:value-type="float">
            <text:p>21.17318</text:p>
          </table:table-cell>
          <table:table-cell office:value-type="float" office:value="24.00468" calcext:value-type="float">
            <text:p>24.00468</text:p>
          </table:table-cell>
          <table:table-cell office:value-type="float" office:value="8.658048" calcext:value-type="float">
            <text:p>8.658048</text:p>
          </table:table-cell>
          <table:table-cell office:value-type="float" office:value="2.789449" calcext:value-type="float">
            <text:p>2.789449</text:p>
          </table:table-cell>
          <table:table-cell office:value-type="float" office:value="4.261557" calcext:value-type="float">
            <text:p>4.261557</text:p>
          </table:table-cell>
          <table:table-cell office:value-type="float" office:value="5.565041" calcext:value-type="float">
            <text:p>5.565041</text:p>
          </table:table-cell>
          <table:table-cell office:value-type="float" office:value="2.815644" calcext:value-type="float">
            <text:p>2.815644</text:p>
          </table:table-cell>
          <table:table-cell office:value-type="float" office:value="1.103503" calcext:value-type="float">
            <text:p>1.103503</text:p>
          </table:table-cell>
          <table:table-cell office:value-type="float" office:value="0.3344702" calcext:value-type="float">
            <text:p>0.3344702</text:p>
          </table:table-cell>
          <table:table-cell office:value-type="float" office:value="0.3736823" calcext:value-type="float">
            <text:p>0.3736823</text:p>
          </table:table-cell>
          <table:table-cell office:value-type="float" office:value="0.3281437" calcext:value-type="float">
            <text:p>0.3281437</text:p>
          </table:table-cell>
          <table:table-cell office:value-type="float" office:value="0" calcext:value-type="float">
            <text:p>0</text:p>
          </table:table-cell>
          <table:table-cell office:value-type="float" office:value="355.5268" calcext:value-type="float">
            <text:p>355.5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6627" calcext:value-type="float">
            <text:p>33.66627</text:p>
          </table:table-cell>
          <table:table-cell office:value-type="float" office:value="0" calcext:value-type="float">
            <text:p>0</text:p>
          </table:table-cell>
          <table:table-cell office:value-type="float" office:value="-0.8374642" calcext:value-type="float">
            <text:p>-0.837464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8.839091" calcext:value-type="float">
            <text:p>8.839091</text:p>
          </table:table-cell>
          <table:table-cell office:value-type="float" office:value="1103.16" calcext:value-type="float">
            <text:p>1103.16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2093" calcext:value-type="float">
            <text:p>-38.2093</text:p>
          </table:table-cell>
          <table:table-cell office:value-type="float" office:value="0.09774682" calcext:value-type="float">
            <text:p>0.09774682</text:p>
          </table:table-cell>
          <table:table-cell office:value-type="float" office:value="11.92511" calcext:value-type="float">
            <text:p>11.92511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75642" calcext:value-type="float">
            <text:p>0.004675642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68" calcext:value-type="float">
            <text:p>2.07568</text:p>
          </table:table-cell>
          <table:table-cell office:value-type="float" office:value="-0.3392332" calcext:value-type="float">
            <text:p>-0.3392332</text:p>
          </table:table-cell>
          <table:table-cell office:value-type="float" office:value="-0.0205105" calcext:value-type="float">
            <text:p>-0.0205105</text:p>
          </table:table-cell>
          <table:table-cell office:value-type="float" office:value="0.007323893" calcext:value-type="float">
            <text:p>0.007323893</text:p>
          </table:table-cell>
          <table:table-cell office:value-type="float" office:value="16.65742" calcext:value-type="float">
            <text:p>16.65742</text:p>
          </table:table-cell>
          <table:table-cell office:value-type="float" office:value="1.314406" calcext:value-type="float">
            <text:p>1.314406</text:p>
          </table:table-cell>
          <table:table-cell office:value-type="float" office:value="0.08113189" calcext:value-type="float">
            <text:p>0.08113189</text:p>
          </table:table-cell>
          <table:table-cell office:value-type="float" office:value="0.06302655" calcext:value-type="float">
            <text:p>0.06302655</text:p>
          </table:table-cell>
          <table:table-cell office:value-type="float" office:value="0.03952168" calcext:value-type="float">
            <text:p>0.03952168</text:p>
          </table:table-cell>
          <table:table-cell office:value-type="float" office:value="0.03570284" calcext:value-type="float">
            <text:p>0.03570284</text:p>
          </table:table-cell>
          <table:table-cell office:value-type="float" office:value="0.01860612" calcext:value-type="float">
            <text:p>0.01860612</text:p>
          </table:table-cell>
          <table:table-cell office:value-type="float" office:value="0.01442306" calcext:value-type="float">
            <text:p>0.01442306</text:p>
          </table:table-cell>
          <table:table-cell office:value-type="float" office:value="0.03174931" calcext:value-type="float">
            <text:p>0.03174931</text:p>
          </table:table-cell>
          <table:table-cell office:value-type="float" office:value="0.02667234" calcext:value-type="float">
            <text:p>0.02667234</text:p>
          </table:table-cell>
          <table:table-cell office:value-type="float" office:value="0.0234153" calcext:value-type="float">
            <text:p>0.0234153</text:p>
          </table:table-cell>
          <table:table-cell office:value-type="float" office:value="0.02194856" calcext:value-type="float">
            <text:p>0.02194856</text:p>
          </table:table-cell>
          <table:table-cell office:value-type="float" office:value="0.0176439" calcext:value-type="float">
            <text:p>0.0176439</text:p>
          </table:table-cell>
          <table:table-cell office:value-type="float" office:value="0.009288997" calcext:value-type="float">
            <text:p>0.009288997</text:p>
          </table:table-cell>
          <table:table-cell office:value-type="float" office:value="0.007394327" calcext:value-type="float">
            <text:p>0.007394327</text:p>
          </table:table-cell>
          <table:table-cell office:value-type="float" office:value="0" calcext:value-type="float">
            <text:p>0</text:p>
          </table:table-cell>
          <table:table-cell office:value-type="float" office:value="10.89632" calcext:value-type="float">
            <text:p>10.89632</text:p>
          </table:table-cell>
          <table:table-cell office:value-type="float" office:value="15.88111" calcext:value-type="float">
            <text:p>15.88111</text:p>
          </table:table-cell>
          <table:table-cell office:value-type="float" office:value="18.57321" calcext:value-type="float">
            <text:p>18.57321</text:p>
          </table:table-cell>
          <table:table-cell office:value-type="float" office:value="21.47258" calcext:value-type="float">
            <text:p>21.47258</text:p>
          </table:table-cell>
          <table:table-cell office:value-type="float" office:value="24.30975" calcext:value-type="float">
            <text:p>24.30975</text:p>
          </table:table-cell>
          <table:table-cell office:value-type="float" office:value="8.678441" calcext:value-type="float">
            <text:p>8.678441</text:p>
          </table:table-cell>
          <table:table-cell office:value-type="float" office:value="2.874354" calcext:value-type="float">
            <text:p>2.874354</text:p>
          </table:table-cell>
          <table:table-cell office:value-type="float" office:value="4.290967" calcext:value-type="float">
            <text:p>4.290967</text:p>
          </table:table-cell>
          <table:table-cell office:value-type="float" office:value="5.572675" calcext:value-type="float">
            <text:p>5.572675</text:p>
          </table:table-cell>
          <table:table-cell office:value-type="float" office:value="2.823106" calcext:value-type="float">
            <text:p>2.823106</text:p>
          </table:table-cell>
          <table:table-cell office:value-type="float" office:value="1.108066" calcext:value-type="float">
            <text:p>1.108066</text:p>
          </table:table-cell>
          <table:table-cell office:value-type="float" office:value="0.3362576" calcext:value-type="float">
            <text:p>0.3362576</text:p>
          </table:table-cell>
          <table:table-cell office:value-type="float" office:value="0.3737398" calcext:value-type="float">
            <text:p>0.3737398</text:p>
          </table:table-cell>
          <table:table-cell office:value-type="float" office:value="0.3281713" calcext:value-type="float">
            <text:p>0.3281713</text:p>
          </table:table-cell>
          <table:table-cell office:value-type="float" office:value="0" calcext:value-type="float">
            <text:p>0</text:p>
          </table:table-cell>
          <table:table-cell office:value-type="float" office:value="304.6056" calcext:value-type="float">
            <text:p>304.6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7638" calcext:value-type="float">
            <text:p>33.77638</text:p>
          </table:table-cell>
          <table:table-cell office:value-type="float" office:value="0" calcext:value-type="float">
            <text:p>0</text:p>
          </table:table-cell>
          <table:table-cell office:value-type="float" office:value="-0.8374686" calcext:value-type="float">
            <text:p>-0.837468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8.880043" calcext:value-type="float">
            <text:p>8.880043</text:p>
          </table:table-cell>
          <table:table-cell office:value-type="float" office:value="1103.065" calcext:value-type="float">
            <text:p>1103.065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12978" calcext:value-type="float">
            <text:p>-38.12978</text:p>
          </table:table-cell>
          <table:table-cell office:value-type="float" office:value="0.1033887" calcext:value-type="float">
            <text:p>0.1033887</text:p>
          </table:table-cell>
          <table:table-cell office:value-type="float" office:value="12.04128" calcext:value-type="float">
            <text:p>12.04128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8722" calcext:value-type="float">
            <text:p>0.00468722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703" calcext:value-type="float">
            <text:p>2.075703</text:p>
          </table:table-cell>
          <table:table-cell office:value-type="float" office:value="-0.339392" calcext:value-type="float">
            <text:p>-0.339392</text:p>
          </table:table-cell>
          <table:table-cell office:value-type="float" office:value="-0.02048432" calcext:value-type="float">
            <text:p>-0.02048432</text:p>
          </table:table-cell>
          <table:table-cell office:value-type="float" office:value="0.007332659" calcext:value-type="float">
            <text:p>0.007332659</text:p>
          </table:table-cell>
          <table:table-cell office:value-type="float" office:value="16.54692" calcext:value-type="float">
            <text:p>16.54692</text:p>
          </table:table-cell>
          <table:table-cell office:value-type="float" office:value="1.802076" calcext:value-type="float">
            <text:p>1.802076</text:p>
          </table:table-cell>
          <table:table-cell office:value-type="float" office:value="0.08682586" calcext:value-type="float">
            <text:p>0.08682586</text:p>
          </table:table-cell>
          <table:table-cell office:value-type="float" office:value="0.06848672" calcext:value-type="float">
            <text:p>0.06848672</text:p>
          </table:table-cell>
          <table:table-cell office:value-type="float" office:value="0.0428277" calcext:value-type="float">
            <text:p>0.0428277</text:p>
          </table:table-cell>
          <table:table-cell office:value-type="float" office:value="0.03888346" calcext:value-type="float">
            <text:p>0.03888346</text:p>
          </table:table-cell>
          <table:table-cell office:value-type="float" office:value="0.01840812" calcext:value-type="float">
            <text:p>0.01840812</text:p>
          </table:table-cell>
          <table:table-cell office:value-type="float" office:value="0.01420116" calcext:value-type="float">
            <text:p>0.01420116</text:p>
          </table:table-cell>
          <table:table-cell office:value-type="float" office:value="0.03159494" calcext:value-type="float">
            <text:p>0.03159494</text:p>
          </table:table-cell>
          <table:table-cell office:value-type="float" office:value="0.02657916" calcext:value-type="float">
            <text:p>0.02657916</text:p>
          </table:table-cell>
          <table:table-cell office:value-type="float" office:value="0.02334288" calcext:value-type="float">
            <text:p>0.02334288</text:p>
          </table:table-cell>
          <table:table-cell office:value-type="float" office:value="0.02191054" calcext:value-type="float">
            <text:p>0.02191054</text:p>
          </table:table-cell>
          <table:table-cell office:value-type="float" office:value="0.01764496" calcext:value-type="float">
            <text:p>0.01764496</text:p>
          </table:table-cell>
          <table:table-cell office:value-type="float" office:value="0.009253905" calcext:value-type="float">
            <text:p>0.009253905</text:p>
          </table:table-cell>
          <table:table-cell office:value-type="float" office:value="0.007396001" calcext:value-type="float">
            <text:p>0.007396001</text:p>
          </table:table-cell>
          <table:table-cell office:value-type="float" office:value="0" calcext:value-type="float">
            <text:p>0</text:p>
          </table:table-cell>
          <table:table-cell office:value-type="float" office:value="11.07716" calcext:value-type="float">
            <text:p>11.07716</text:p>
          </table:table-cell>
          <table:table-cell office:value-type="float" office:value="16.58937" calcext:value-type="float">
            <text:p>16.58937</text:p>
          </table:table-cell>
          <table:table-cell office:value-type="float" office:value="19.07451" calcext:value-type="float">
            <text:p>19.07451</text:p>
          </table:table-cell>
          <table:table-cell office:value-type="float" office:value="21.78604" calcext:value-type="float">
            <text:p>21.78604</text:p>
          </table:table-cell>
          <table:table-cell office:value-type="float" office:value="24.60603" calcext:value-type="float">
            <text:p>24.60603</text:p>
          </table:table-cell>
          <table:table-cell office:value-type="float" office:value="8.724369" calcext:value-type="float">
            <text:p>8.724369</text:p>
          </table:table-cell>
          <table:table-cell office:value-type="float" office:value="2.966232" calcext:value-type="float">
            <text:p>2.966232</text:p>
          </table:table-cell>
          <table:table-cell office:value-type="float" office:value="4.322294" calcext:value-type="float">
            <text:p>4.322294</text:p>
          </table:table-cell>
          <table:table-cell office:value-type="float" office:value="5.579345" calcext:value-type="float">
            <text:p>5.579345</text:p>
          </table:table-cell>
          <table:table-cell office:value-type="float" office:value="2.830465" calcext:value-type="float">
            <text:p>2.830465</text:p>
          </table:table-cell>
          <table:table-cell office:value-type="float" office:value="1.112218" calcext:value-type="float">
            <text:p>1.112218</text:p>
          </table:table-cell>
          <table:table-cell office:value-type="float" office:value="0.3379511" calcext:value-type="float">
            <text:p>0.3379511</text:p>
          </table:table-cell>
          <table:table-cell office:value-type="float" office:value="0.3737322" calcext:value-type="float">
            <text:p>0.3737322</text:p>
          </table:table-cell>
          <table:table-cell office:value-type="float" office:value="0.3281988" calcext:value-type="float">
            <text:p>0.3281988</text:p>
          </table:table-cell>
          <table:table-cell office:value-type="float" office:value="0" calcext:value-type="float">
            <text:p>0</text:p>
          </table:table-cell>
          <table:table-cell office:value-type="float" office:value="233.0895" calcext:value-type="float">
            <text:p>233.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9566" calcext:value-type="float">
            <text:p>33.89566</text:p>
          </table:table-cell>
          <table:table-cell office:value-type="float" office:value="0" calcext:value-type="float">
            <text:p>0</text:p>
          </table:table-cell>
          <table:table-cell office:value-type="float" office:value="-0.8374758" calcext:value-type="float">
            <text:p>-0.83747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8.918101" calcext:value-type="float">
            <text:p>8.918101</text:p>
          </table:table-cell>
          <table:table-cell office:value-type="float" office:value="1102.968" calcext:value-type="float">
            <text:p>1102.968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5159" calcext:value-type="float">
            <text:p>-38.05159</text:p>
          </table:table-cell>
          <table:table-cell office:value-type="float" office:value="0.1099181" calcext:value-type="float">
            <text:p>0.1099181</text:p>
          </table:table-cell>
          <table:table-cell office:value-type="float" office:value="12.16023" calcext:value-type="float">
            <text:p>12.16023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698799" calcext:value-type="float">
            <text:p>0.004698799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724" calcext:value-type="float">
            <text:p>2.075724</text:p>
          </table:table-cell>
          <table:table-cell office:value-type="float" office:value="-0.339467" calcext:value-type="float">
            <text:p>-0.339467</text:p>
          </table:table-cell>
          <table:table-cell office:value-type="float" office:value="-0.02045932" calcext:value-type="float">
            <text:p>-0.02045932</text:p>
          </table:table-cell>
          <table:table-cell office:value-type="float" office:value="0.007341703" calcext:value-type="float">
            <text:p>0.007341703</text:p>
          </table:table-cell>
          <table:table-cell office:value-type="float" office:value="16.42415" calcext:value-type="float">
            <text:p>16.42415</text:p>
          </table:table-cell>
          <table:table-cell office:value-type="float" office:value="2.289851" calcext:value-type="float">
            <text:p>2.289851</text:p>
          </table:table-cell>
          <table:table-cell office:value-type="float" office:value="0.0902187" calcext:value-type="float">
            <text:p>0.0902187</text:p>
          </table:table-cell>
          <table:table-cell office:value-type="float" office:value="0.07206359" calcext:value-type="float">
            <text:p>0.07206359</text:p>
          </table:table-cell>
          <table:table-cell office:value-type="float" office:value="0.04567718" calcext:value-type="float">
            <text:p>0.04567718</text:p>
          </table:table-cell>
          <table:table-cell office:value-type="float" office:value="0.04179907" calcext:value-type="float">
            <text:p>0.04179907</text:p>
          </table:table-cell>
          <table:table-cell office:value-type="float" office:value="0.01822467" calcext:value-type="float">
            <text:p>0.01822467</text:p>
          </table:table-cell>
          <table:table-cell office:value-type="float" office:value="0.01397387" calcext:value-type="float">
            <text:p>0.01397387</text:p>
          </table:table-cell>
          <table:table-cell office:value-type="float" office:value="0.0314281" calcext:value-type="float">
            <text:p>0.0314281</text:p>
          </table:table-cell>
          <table:table-cell office:value-type="float" office:value="0.02647243" calcext:value-type="float">
            <text:p>0.02647243</text:p>
          </table:table-cell>
          <table:table-cell office:value-type="float" office:value="0.02326686" calcext:value-type="float">
            <text:p>0.02326686</text:p>
          </table:table-cell>
          <table:table-cell office:value-type="float" office:value="0.02187048" calcext:value-type="float">
            <text:p>0.02187048</text:p>
          </table:table-cell>
          <table:table-cell office:value-type="float" office:value="0.01764509" calcext:value-type="float">
            <text:p>0.01764509</text:p>
          </table:table-cell>
          <table:table-cell office:value-type="float" office:value="0.00921896" calcext:value-type="float">
            <text:p>0.00921896</text:p>
          </table:table-cell>
          <table:table-cell office:value-type="float" office:value="0.007397617" calcext:value-type="float">
            <text:p>0.007397617</text:p>
          </table:table-cell>
          <table:table-cell office:value-type="float" office:value="0" calcext:value-type="float">
            <text:p>0</text:p>
          </table:table-cell>
          <table:table-cell office:value-type="float" office:value="11.11275" calcext:value-type="float">
            <text:p>11.11275</text:p>
          </table:table-cell>
          <table:table-cell office:value-type="float" office:value="17.28746" calcext:value-type="float">
            <text:p>17.28746</text:p>
          </table:table-cell>
          <table:table-cell office:value-type="float" office:value="19.58847" calcext:value-type="float">
            <text:p>19.58847</text:p>
          </table:table-cell>
          <table:table-cell office:value-type="float" office:value="22.11598" calcext:value-type="float">
            <text:p>22.11598</text:p>
          </table:table-cell>
          <table:table-cell office:value-type="float" office:value="24.92189" calcext:value-type="float">
            <text:p>24.92189</text:p>
          </table:table-cell>
          <table:table-cell office:value-type="float" office:value="8.778836" calcext:value-type="float">
            <text:p>8.778836</text:p>
          </table:table-cell>
          <table:table-cell office:value-type="float" office:value="3.056688" calcext:value-type="float">
            <text:p>3.056688</text:p>
          </table:table-cell>
          <table:table-cell office:value-type="float" office:value="4.356549" calcext:value-type="float">
            <text:p>4.356549</text:p>
          </table:table-cell>
          <table:table-cell office:value-type="float" office:value="5.585657" calcext:value-type="float">
            <text:p>5.585657</text:p>
          </table:table-cell>
          <table:table-cell office:value-type="float" office:value="2.837882" calcext:value-type="float">
            <text:p>2.837882</text:p>
          </table:table-cell>
          <table:table-cell office:value-type="float" office:value="1.11584" calcext:value-type="float">
            <text:p>1.11584</text:p>
          </table:table-cell>
          <table:table-cell office:value-type="float" office:value="0.3395443" calcext:value-type="float">
            <text:p>0.3395443</text:p>
          </table:table-cell>
          <table:table-cell office:value-type="float" office:value="0.373654" calcext:value-type="float">
            <text:p>0.373654</text:p>
          </table:table-cell>
          <table:table-cell office:value-type="float" office:value="0.3282264" calcext:value-type="float">
            <text:p>0.3282264</text:p>
          </table:table-cell>
          <table:table-cell office:value-type="float" office:value="0" calcext:value-type="float">
            <text:p>0</text:p>
          </table:table-cell>
          <table:table-cell office:value-type="float" office:value="235.7827" calcext:value-type="float">
            <text:p>235.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1826" calcext:value-type="float">
            <text:p>34.01826</text:p>
          </table:table-cell>
          <table:table-cell office:value-type="float" office:value="0" calcext:value-type="float">
            <text:p>0</text:p>
          </table:table-cell>
          <table:table-cell office:value-type="float" office:value="-0.8374769" calcext:value-type="float">
            <text:p>-0.837476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8.929751" calcext:value-type="float">
            <text:p>8.929751</text:p>
          </table:table-cell>
          <table:table-cell office:value-type="float" office:value="1102.871" calcext:value-type="float">
            <text:p>1102.871</text:p>
          </table:table-cell>
          <table:table-cell office:value-type="float" office:value="12.84" calcext:value-type="float">
            <text:p>12.84</text:p>
          </table:table-cell>
          <table:table-cell office:value-type="float" office:value="-38.00071" calcext:value-type="float">
            <text:p>-38.00071</text:p>
          </table:table-cell>
          <table:table-cell office:value-type="float" office:value="0.1162181" calcext:value-type="float">
            <text:p>0.1162181</text:p>
          </table:table-cell>
          <table:table-cell office:value-type="float" office:value="12.27777" calcext:value-type="float">
            <text:p>12.27777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710377" calcext:value-type="float">
            <text:p>0.004710377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724" calcext:value-type="float">
            <text:p>2.075724</text:p>
          </table:table-cell>
          <table:table-cell office:value-type="float" office:value="-0.3395379" calcext:value-type="float">
            <text:p>-0.3395379</text:p>
          </table:table-cell>
          <table:table-cell office:value-type="float" office:value="-0.02043524" calcext:value-type="float">
            <text:p>-0.02043524</text:p>
          </table:table-cell>
          <table:table-cell office:value-type="float" office:value="0.007350986" calcext:value-type="float">
            <text:p>0.007350986</text:p>
          </table:table-cell>
          <table:table-cell office:value-type="float" office:value="16.30279" calcext:value-type="float">
            <text:p>16.30279</text:p>
          </table:table-cell>
          <table:table-cell office:value-type="float" office:value="2.698436" calcext:value-type="float">
            <text:p>2.698436</text:p>
          </table:table-cell>
          <table:table-cell office:value-type="float" office:value="0.09197973" calcext:value-type="float">
            <text:p>0.09197973</text:p>
          </table:table-cell>
          <table:table-cell office:value-type="float" office:value="0.07326427" calcext:value-type="float">
            <text:p>0.07326427</text:p>
          </table:table-cell>
          <table:table-cell office:value-type="float" office:value="0.04689297" calcext:value-type="float">
            <text:p>0.04689297</text:p>
          </table:table-cell>
          <table:table-cell office:value-type="float" office:value="0.04303399" calcext:value-type="float">
            <text:p>0.04303399</text:p>
          </table:table-cell>
          <table:table-cell office:value-type="float" office:value="0.01801929" calcext:value-type="float">
            <text:p>0.01801929</text:p>
          </table:table-cell>
          <table:table-cell office:value-type="float" office:value="0.01375691" calcext:value-type="float">
            <text:p>0.01375691</text:p>
          </table:table-cell>
          <table:table-cell office:value-type="float" office:value="0.0312585" calcext:value-type="float">
            <text:p>0.0312585</text:p>
          </table:table-cell>
          <table:table-cell office:value-type="float" office:value="0.02635499" calcext:value-type="float">
            <text:p>0.02635499</text:p>
          </table:table-cell>
          <table:table-cell office:value-type="float" office:value="0.02318961" calcext:value-type="float">
            <text:p>0.02318961</text:p>
          </table:table-cell>
          <table:table-cell office:value-type="float" office:value="0.02182811" calcext:value-type="float">
            <text:p>0.02182811</text:p>
          </table:table-cell>
          <table:table-cell office:value-type="float" office:value="0.01764425" calcext:value-type="float">
            <text:p>0.01764425</text:p>
          </table:table-cell>
          <table:table-cell office:value-type="float" office:value="0.009184296" calcext:value-type="float">
            <text:p>0.009184296</text:p>
          </table:table-cell>
          <table:table-cell office:value-type="float" office:value="0.007399167" calcext:value-type="float">
            <text:p>0.007399167</text:p>
          </table:table-cell>
          <table:table-cell office:value-type="float" office:value="0" calcext:value-type="float">
            <text:p>0</text:p>
          </table:table-cell>
          <table:table-cell office:value-type="float" office:value="11.15303" calcext:value-type="float">
            <text:p>11.15303</text:p>
          </table:table-cell>
          <table:table-cell office:value-type="float" office:value="17.92867" calcext:value-type="float">
            <text:p>17.92867</text:p>
          </table:table-cell>
          <table:table-cell office:value-type="float" office:value="20.09004" calcext:value-type="float">
            <text:p>20.09004</text:p>
          </table:table-cell>
          <table:table-cell office:value-type="float" office:value="22.4577" calcext:value-type="float">
            <text:p>22.4577</text:p>
          </table:table-cell>
          <table:table-cell office:value-type="float" office:value="25.23727" calcext:value-type="float">
            <text:p>25.23727</text:p>
          </table:table-cell>
          <table:table-cell office:value-type="float" office:value="8.834787" calcext:value-type="float">
            <text:p>8.834787</text:p>
          </table:table-cell>
          <table:table-cell office:value-type="float" office:value="3.151133" calcext:value-type="float">
            <text:p>3.151133</text:p>
          </table:table-cell>
          <table:table-cell office:value-type="float" office:value="4.391993" calcext:value-type="float">
            <text:p>4.391993</text:p>
          </table:table-cell>
          <table:table-cell office:value-type="float" office:value="5.591762" calcext:value-type="float">
            <text:p>5.591762</text:p>
          </table:table-cell>
          <table:table-cell office:value-type="float" office:value="2.845122" calcext:value-type="float">
            <text:p>2.845122</text:p>
          </table:table-cell>
          <table:table-cell office:value-type="float" office:value="1.119157" calcext:value-type="float">
            <text:p>1.119157</text:p>
          </table:table-cell>
          <table:table-cell office:value-type="float" office:value="0.3411164" calcext:value-type="float">
            <text:p>0.3411164</text:p>
          </table:table-cell>
          <table:table-cell office:value-type="float" office:value="0.3735416" calcext:value-type="float">
            <text:p>0.3735416</text:p>
          </table:table-cell>
          <table:table-cell office:value-type="float" office:value="0.3282538" calcext:value-type="float">
            <text:p>0.3282538</text:p>
          </table:table-cell>
          <table:table-cell office:value-type="float" office:value="0" calcext:value-type="float">
            <text:p>0</text:p>
          </table:table-cell>
          <table:table-cell office:value-type="float" office:value="292.8336" calcext:value-type="float">
            <text:p>292.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3911" calcext:value-type="float">
            <text:p>34.13911</text:p>
          </table:table-cell>
          <table:table-cell office:value-type="float" office:value="0" calcext:value-type="float">
            <text:p>0</text:p>
          </table:table-cell>
          <table:table-cell office:value-type="float" office:value="-0.8374774" calcext:value-type="float">
            <text:p>-0.83747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8.932762" calcext:value-type="float">
            <text:p>8.932762</text:p>
          </table:table-cell>
          <table:table-cell office:value-type="float" office:value="1102.775" calcext:value-type="float">
            <text:p>1102.775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6065" calcext:value-type="float">
            <text:p>-37.96065</text:p>
          </table:table-cell>
          <table:table-cell office:value-type="float" office:value="0.1207688" calcext:value-type="float">
            <text:p>0.1207688</text:p>
          </table:table-cell>
          <table:table-cell office:value-type="float" office:value="12.39369" calcext:value-type="float">
            <text:p>12.39369</text:p>
          </table:table-cell>
          <table:table-cell office:value-type="float" office:value="0.09031316" calcext:value-type="float">
            <text:p>0.09031316</text:p>
          </table:table-cell>
          <table:table-cell office:value-type="float" office:value="0.004721955" calcext:value-type="float">
            <text:p>0.004721955</text:p>
          </table:table-cell>
          <table:table-cell office:value-type="float" office:value="0.2928091" calcext:value-type="float">
            <text:p>0.2928091</text:p>
          </table:table-cell>
          <table:table-cell office:value-type="float" office:value="2.075736" calcext:value-type="float">
            <text:p>2.075736</text:p>
          </table:table-cell>
          <table:table-cell office:value-type="float" office:value="-0.3397024" calcext:value-type="float">
            <text:p>-0.3397024</text:p>
          </table:table-cell>
          <table:table-cell office:value-type="float" office:value="-0.02041146" calcext:value-type="float">
            <text:p>-0.02041146</text:p>
          </table:table-cell>
          <table:table-cell office:value-type="float" office:value="0.00736045" calcext:value-type="float">
            <text:p>0.00736045</text:p>
          </table:table-cell>
          <table:table-cell office:value-type="float" office:value="16.19172" calcext:value-type="float">
            <text:p>16.19172</text:p>
          </table:table-cell>
          <table:table-cell office:value-type="float" office:value="2.99403" calcext:value-type="float">
            <text:p>2.99403</text:p>
          </table:table-cell>
          <table:table-cell office:value-type="float" office:value="0.08836634" calcext:value-type="float">
            <text:p>0.08836634</text:p>
          </table:table-cell>
          <table:table-cell office:value-type="float" office:value="0.07128006" calcext:value-type="float">
            <text:p>0.07128006</text:p>
          </table:table-cell>
          <table:table-cell office:value-type="float" office:value="0.04615252" calcext:value-type="float">
            <text:p>0.04615252</text:p>
          </table:table-cell>
          <table:table-cell office:value-type="float" office:value="0.04244346" calcext:value-type="float">
            <text:p>0.04244346</text:p>
          </table:table-cell>
          <table:table-cell office:value-type="float" office:value="0.0178156" calcext:value-type="float">
            <text:p>0.0178156</text:p>
          </table:table-cell>
          <table:table-cell office:value-type="float" office:value="0.01355582" calcext:value-type="float">
            <text:p>0.01355582</text:p>
          </table:table-cell>
          <table:table-cell office:value-type="float" office:value="0.03108649" calcext:value-type="float">
            <text:p>0.03108649</text:p>
          </table:table-cell>
          <table:table-cell office:value-type="float" office:value="0.02623443" calcext:value-type="float">
            <text:p>0.02623443</text:p>
          </table:table-cell>
          <table:table-cell office:value-type="float" office:value="0.02311195" calcext:value-type="float">
            <text:p>0.02311195</text:p>
          </table:table-cell>
          <table:table-cell office:value-type="float" office:value="0.02178337" calcext:value-type="float">
            <text:p>0.02178337</text:p>
          </table:table-cell>
          <table:table-cell office:value-type="float" office:value="0.01764245" calcext:value-type="float">
            <text:p>0.01764245</text:p>
          </table:table-cell>
          <table:table-cell office:value-type="float" office:value="0.00914995" calcext:value-type="float">
            <text:p>0.00914995</text:p>
          </table:table-cell>
          <table:table-cell office:value-type="float" office:value="0.007400649" calcext:value-type="float">
            <text:p>0.007400649</text:p>
          </table:table-cell>
          <table:table-cell office:value-type="float" office:value="0" calcext:value-type="float">
            <text:p>0</text:p>
          </table:table-cell>
          <table:table-cell office:value-type="float" office:value="11.31723" calcext:value-type="float">
            <text:p>11.31723</text:p>
          </table:table-cell>
          <table:table-cell office:value-type="float" office:value="18.50716" calcext:value-type="float">
            <text:p>18.50716</text:p>
          </table:table-cell>
          <table:table-cell office:value-type="float" office:value="20.57709" calcext:value-type="float">
            <text:p>20.57709</text:p>
          </table:table-cell>
          <table:table-cell office:value-type="float" office:value="22.80614" calcext:value-type="float">
            <text:p>22.80614</text:p>
          </table:table-cell>
          <table:table-cell office:value-type="float" office:value="25.53961" calcext:value-type="float">
            <text:p>25.53961</text:p>
          </table:table-cell>
          <table:table-cell office:value-type="float" office:value="8.888289" calcext:value-type="float">
            <text:p>8.888289</text:p>
          </table:table-cell>
          <table:table-cell office:value-type="float" office:value="3.250183" calcext:value-type="float">
            <text:p>3.250183</text:p>
          </table:table-cell>
          <table:table-cell office:value-type="float" office:value="4.425118" calcext:value-type="float">
            <text:p>4.425118</text:p>
          </table:table-cell>
          <table:table-cell office:value-type="float" office:value="5.600241" calcext:value-type="float">
            <text:p>5.600241</text:p>
          </table:table-cell>
          <table:table-cell office:value-type="float" office:value="2.852079" calcext:value-type="float">
            <text:p>2.852079</text:p>
          </table:table-cell>
          <table:table-cell office:value-type="float" office:value="1.122348" calcext:value-type="float">
            <text:p>1.122348</text:p>
          </table:table-cell>
          <table:table-cell office:value-type="float" office:value="0.3426881" calcext:value-type="float">
            <text:p>0.3426881</text:p>
          </table:table-cell>
          <table:table-cell office:value-type="float" office:value="0.3734083" calcext:value-type="float">
            <text:p>0.3734083</text:p>
          </table:table-cell>
          <table:table-cell office:value-type="float" office:value="0.3282812" calcext:value-type="float">
            <text:p>0.3282812</text:p>
          </table:table-cell>
          <table:table-cell office:value-type="float" office:value="0" calcext:value-type="float">
            <text:p>0</text:p>
          </table:table-cell>
          <table:table-cell office:value-type="float" office:value="350.4352" calcext:value-type="float">
            <text:p>350.4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5688" calcext:value-type="float">
            <text:p>34.25688</text:p>
          </table:table-cell>
          <table:table-cell office:value-type="float" office:value="0" calcext:value-type="float">
            <text:p>0</text:p>
          </table:table-cell>
          <table:table-cell office:value-type="float" office:value="-0.8374853" calcext:value-type="float">
            <text:p>-0.83748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8.931847" calcext:value-type="float">
            <text:p>8.931847</text:p>
          </table:table-cell>
          <table:table-cell office:value-type="float" office:value="1102.689" calcext:value-type="float">
            <text:p>1102.689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3626" calcext:value-type="float">
            <text:p>-37.93626</text:p>
          </table:table-cell>
          <table:table-cell office:value-type="float" office:value="0.1003069" calcext:value-type="float">
            <text:p>0.1003069</text:p>
          </table:table-cell>
          <table:table-cell office:value-type="float" office:value="12.53305" calcext:value-type="float">
            <text:p>12.53305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741764" calcext:value-type="float">
            <text:p>0.004741764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8291" calcext:value-type="float">
            <text:p>2.078291</text:p>
          </table:table-cell>
          <table:table-cell office:value-type="float" office:value="-0.3398188" calcext:value-type="float">
            <text:p>-0.3398188</text:p>
          </table:table-cell>
          <table:table-cell office:value-type="float" office:value="-0.02041249" calcext:value-type="float">
            <text:p>-0.02041249</text:p>
          </table:table-cell>
          <table:table-cell office:value-type="float" office:value="0.007370074" calcext:value-type="float">
            <text:p>0.007370074</text:p>
          </table:table-cell>
          <table:table-cell office:value-type="float" office:value="16.15132" calcext:value-type="float">
            <text:p>16.15132</text:p>
          </table:table-cell>
          <table:table-cell office:value-type="float" office:value="1.540152" calcext:value-type="float">
            <text:p>1.540152</text:p>
          </table:table-cell>
          <table:table-cell office:value-type="float" office:value="0.1025736" calcext:value-type="float">
            <text:p>0.1025736</text:p>
          </table:table-cell>
          <table:table-cell office:value-type="float" office:value="0.06648359" calcext:value-type="float">
            <text:p>0.06648359</text:p>
          </table:table-cell>
          <table:table-cell office:value-type="float" office:value="0.03908184" calcext:value-type="float">
            <text:p>0.03908184</text:p>
          </table:table-cell>
          <table:table-cell office:value-type="float" office:value="0.03786547" calcext:value-type="float">
            <text:p>0.03786547</text:p>
          </table:table-cell>
          <table:table-cell office:value-type="float" office:value="0.01719954" calcext:value-type="float">
            <text:p>0.01719954</text:p>
          </table:table-cell>
          <table:table-cell office:value-type="float" office:value="0.01451576" calcext:value-type="float">
            <text:p>0.01451576</text:p>
          </table:table-cell>
          <table:table-cell office:value-type="float" office:value="0.03101407" calcext:value-type="float">
            <text:p>0.03101407</text:p>
          </table:table-cell>
          <table:table-cell office:value-type="float" office:value="0.02612731" calcext:value-type="float">
            <text:p>0.02612731</text:p>
          </table:table-cell>
          <table:table-cell office:value-type="float" office:value="0.02303771" calcext:value-type="float">
            <text:p>0.02303771</text:p>
          </table:table-cell>
          <table:table-cell office:value-type="float" office:value="0.02173743" calcext:value-type="float">
            <text:p>0.02173743</text:p>
          </table:table-cell>
          <table:table-cell office:value-type="float" office:value="0.01763976" calcext:value-type="float">
            <text:p>0.01763976</text:p>
          </table:table-cell>
          <table:table-cell office:value-type="float" office:value="0.009102046" calcext:value-type="float">
            <text:p>0.009102046</text:p>
          </table:table-cell>
          <table:table-cell office:value-type="float" office:value="0.007402039" calcext:value-type="float">
            <text:p>0.007402039</text:p>
          </table:table-cell>
          <table:table-cell office:value-type="float" office:value="0" calcext:value-type="float">
            <text:p>0</text:p>
          </table:table-cell>
          <table:table-cell office:value-type="float" office:value="3.336037" calcext:value-type="float">
            <text:p>3.336037</text:p>
          </table:table-cell>
          <table:table-cell office:value-type="float" office:value="14.11204" calcext:value-type="float">
            <text:p>14.11204</text:p>
          </table:table-cell>
          <table:table-cell office:value-type="float" office:value="27.26119" calcext:value-type="float">
            <text:p>27.26119</text:p>
          </table:table-cell>
          <table:table-cell office:value-type="float" office:value="23.00423" calcext:value-type="float">
            <text:p>23.00423</text:p>
          </table:table-cell>
          <table:table-cell office:value-type="float" office:value="25.94374" calcext:value-type="float">
            <text:p>25.94374</text:p>
          </table:table-cell>
          <table:table-cell office:value-type="float" office:value="8.933432" calcext:value-type="float">
            <text:p>8.933432</text:p>
          </table:table-cell>
          <table:table-cell office:value-type="float" office:value="3.191341" calcext:value-type="float">
            <text:p>3.191341</text:p>
          </table:table-cell>
          <table:table-cell office:value-type="float" office:value="4.503913" calcext:value-type="float">
            <text:p>4.503913</text:p>
          </table:table-cell>
          <table:table-cell office:value-type="float" office:value="5.610988" calcext:value-type="float">
            <text:p>5.610988</text:p>
          </table:table-cell>
          <table:table-cell office:value-type="float" office:value="2.858767" calcext:value-type="float">
            <text:p>2.858767</text:p>
          </table:table-cell>
          <table:table-cell office:value-type="float" office:value="1.125415" calcext:value-type="float">
            <text:p>1.125415</text:p>
          </table:table-cell>
          <table:table-cell office:value-type="float" office:value="0.3441887" calcext:value-type="float">
            <text:p>0.3441887</text:p>
          </table:table-cell>
          <table:table-cell office:value-type="float" office:value="0.3704252" calcext:value-type="float">
            <text:p>0.3704252</text:p>
          </table:table-cell>
          <table:table-cell office:value-type="float" office:value="0.3283092" calcext:value-type="float">
            <text:p>0.3283092</text:p>
          </table:table-cell>
          <table:table-cell office:value-type="float" office:value="0" calcext:value-type="float">
            <text:p>0</text:p>
          </table:table-cell>
          <table:table-cell office:value-type="float" office:value="167.2324" calcext:value-type="float">
            <text:p>167.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5221" calcext:value-type="float">
            <text:p>34.35221</text:p>
          </table:table-cell>
          <table:table-cell office:value-type="float" office:value="0" calcext:value-type="float">
            <text:p>0</text:p>
          </table:table-cell>
          <table:table-cell office:value-type="float" office:value="-0.8375776" calcext:value-type="float">
            <text:p>-0.83757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8.939999" calcext:value-type="float">
            <text:p>8.939999</text:p>
          </table:table-cell>
          <table:table-cell office:value-type="float" office:value="1102.616" calcext:value-type="float">
            <text:p>1102.616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90965" calcext:value-type="float">
            <text:p>-37.90965</text:p>
          </table:table-cell>
          <table:table-cell office:value-type="float" office:value="0.09170405" calcext:value-type="float">
            <text:p>0.09170405</text:p>
          </table:table-cell>
          <table:table-cell office:value-type="float" office:value="12.62245" calcext:value-type="float">
            <text:p>12.62245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753163" calcext:value-type="float">
            <text:p>0.00475316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8184" calcext:value-type="float">
            <text:p>2.078184</text:p>
          </table:table-cell>
          <table:table-cell office:value-type="float" office:value="-0.3399043" calcext:value-type="float">
            <text:p>-0.3399043</text:p>
          </table:table-cell>
          <table:table-cell office:value-type="float" office:value="-0.02040603" calcext:value-type="float">
            <text:p>-0.02040603</text:p>
          </table:table-cell>
          <table:table-cell office:value-type="float" office:value="0.007379595" calcext:value-type="float">
            <text:p>0.007379595</text:p>
          </table:table-cell>
          <table:table-cell office:value-type="float" office:value="16.13978" calcext:value-type="float">
            <text:p>16.13978</text:p>
          </table:table-cell>
          <table:table-cell office:value-type="float" office:value="0.9137997" calcext:value-type="float">
            <text:p>0.9137997</text:p>
          </table:table-cell>
          <table:table-cell office:value-type="float" office:value="0.07790568" calcext:value-type="float">
            <text:p>0.07790568</text:p>
          </table:table-cell>
          <table:table-cell office:value-type="float" office:value="0.06004188" calcext:value-type="float">
            <text:p>0.06004188</text:p>
          </table:table-cell>
          <table:table-cell office:value-type="float" office:value="0.03493406" calcext:value-type="float">
            <text:p>0.03493406</text:p>
          </table:table-cell>
          <table:table-cell office:value-type="float" office:value="0.03401332" calcext:value-type="float">
            <text:p>0.03401332</text:p>
          </table:table-cell>
          <table:table-cell office:value-type="float" office:value="0.01673648" calcext:value-type="float">
            <text:p>0.01673648</text:p>
          </table:table-cell>
          <table:table-cell office:value-type="float" office:value="0.01446931" calcext:value-type="float">
            <text:p>0.01446931</text:p>
          </table:table-cell>
          <table:table-cell office:value-type="float" office:value="0.0310611" calcext:value-type="float">
            <text:p>0.0310611</text:p>
          </table:table-cell>
          <table:table-cell office:value-type="float" office:value="0.02605245" calcext:value-type="float">
            <text:p>0.02605245</text:p>
          </table:table-cell>
          <table:table-cell office:value-type="float" office:value="0.02297067" calcext:value-type="float">
            <text:p>0.02297067</text:p>
          </table:table-cell>
          <table:table-cell office:value-type="float" office:value="0.02169158" calcext:value-type="float">
            <text:p>0.02169158</text:p>
          </table:table-cell>
          <table:table-cell office:value-type="float" office:value="0.01763668" calcext:value-type="float">
            <text:p>0.01763668</text:p>
          </table:table-cell>
          <table:table-cell office:value-type="float" office:value="0.009068863" calcext:value-type="float">
            <text:p>0.009068863</text:p>
          </table:table-cell>
          <table:table-cell office:value-type="float" office:value="0.007403411" calcext:value-type="float">
            <text:p>0.007403411</text:p>
          </table:table-cell>
          <table:table-cell office:value-type="float" office:value="0" calcext:value-type="float">
            <text:p>0</text:p>
          </table:table-cell>
          <table:table-cell office:value-type="float" office:value="7.99957" calcext:value-type="float">
            <text:p>7.99957</text:p>
          </table:table-cell>
          <table:table-cell office:value-type="float" office:value="13.65297" calcext:value-type="float">
            <text:p>13.65297</text:p>
          </table:table-cell>
          <table:table-cell office:value-type="float" office:value="27.31414" calcext:value-type="float">
            <text:p>27.31414</text:p>
          </table:table-cell>
          <table:table-cell office:value-type="float" office:value="23.10724" calcext:value-type="float">
            <text:p>23.10724</text:p>
          </table:table-cell>
          <table:table-cell office:value-type="float" office:value="26.42004" calcext:value-type="float">
            <text:p>26.42004</text:p>
          </table:table-cell>
          <table:table-cell office:value-type="float" office:value="8.963789" calcext:value-type="float">
            <text:p>8.963789</text:p>
          </table:table-cell>
          <table:table-cell office:value-type="float" office:value="3.034279" calcext:value-type="float">
            <text:p>3.034279</text:p>
          </table:table-cell>
          <table:table-cell office:value-type="float" office:value="4.593222" calcext:value-type="float">
            <text:p>4.593222</text:p>
          </table:table-cell>
          <table:table-cell office:value-type="float" office:value="5.632498" calcext:value-type="float">
            <text:p>5.632498</text:p>
          </table:table-cell>
          <table:table-cell office:value-type="float" office:value="2.865624" calcext:value-type="float">
            <text:p>2.865624</text:p>
          </table:table-cell>
          <table:table-cell office:value-type="float" office:value="1.128409" calcext:value-type="float">
            <text:p>1.128409</text:p>
          </table:table-cell>
          <table:table-cell office:value-type="float" office:value="0.3456092" calcext:value-type="float">
            <text:p>0.3456092</text:p>
          </table:table-cell>
          <table:table-cell office:value-type="float" office:value="0.3705871" calcext:value-type="float">
            <text:p>0.3705871</text:p>
          </table:table-cell>
          <table:table-cell office:value-type="float" office:value="0.3283366" calcext:value-type="float">
            <text:p>0.3283366</text:p>
          </table:table-cell>
          <table:table-cell office:value-type="float" office:value="0" calcext:value-type="float">
            <text:p>0</text:p>
          </table:table-cell>
          <table:table-cell office:value-type="float" office:value="149.5069" calcext:value-type="float">
            <text:p>149.5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3277" calcext:value-type="float">
            <text:p>34.43277</text:p>
          </table:table-cell>
          <table:table-cell office:value-type="float" office:value="0" calcext:value-type="float">
            <text:p>0</text:p>
          </table:table-cell>
          <table:table-cell office:value-type="float" office:value="-0.8382267" calcext:value-type="float">
            <text:p>-0.83822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8.956257" calcext:value-type="float">
            <text:p>8.956257</text:p>
          </table:table-cell>
          <table:table-cell office:value-type="float" office:value="1102.547" calcext:value-type="float">
            <text:p>1102.547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8775" calcext:value-type="float">
            <text:p>-37.8775</text:p>
          </table:table-cell>
          <table:table-cell office:value-type="float" office:value="0.08703067" calcext:value-type="float">
            <text:p>0.08703067</text:p>
          </table:table-cell>
          <table:table-cell office:value-type="float" office:value="12.70162" calcext:value-type="float">
            <text:p>12.70162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764562" calcext:value-type="float">
            <text:p>0.004764562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8092" calcext:value-type="float">
            <text:p>2.078092</text:p>
          </table:table-cell>
          <table:table-cell office:value-type="float" office:value="-0.3399708" calcext:value-type="float">
            <text:p>-0.3399708</text:p>
          </table:table-cell>
          <table:table-cell office:value-type="float" office:value="-0.0203996" calcext:value-type="float">
            <text:p>-0.0203996</text:p>
          </table:table-cell>
          <table:table-cell office:value-type="float" office:value="0.007388759" calcext:value-type="float">
            <text:p>0.007388759</text:p>
          </table:table-cell>
          <table:table-cell office:value-type="float" office:value="16.12739" calcext:value-type="float">
            <text:p>16.12739</text:p>
          </table:table-cell>
          <table:table-cell office:value-type="float" office:value="0.5714493" calcext:value-type="float">
            <text:p>0.5714493</text:p>
          </table:table-cell>
          <table:table-cell office:value-type="float" office:value="0.06757341" calcext:value-type="float">
            <text:p>0.06757341</text:p>
          </table:table-cell>
          <table:table-cell office:value-type="float" office:value="0.05460772" calcext:value-type="float">
            <text:p>0.05460772</text:p>
          </table:table-cell>
          <table:table-cell office:value-type="float" office:value="0.03247234" calcext:value-type="float">
            <text:p>0.03247234</text:p>
          </table:table-cell>
          <table:table-cell office:value-type="float" office:value="0.03126358" calcext:value-type="float">
            <text:p>0.03126358</text:p>
          </table:table-cell>
          <table:table-cell office:value-type="float" office:value="0.01646641" calcext:value-type="float">
            <text:p>0.01646641</text:p>
          </table:table-cell>
          <table:table-cell office:value-type="float" office:value="0.01426263" calcext:value-type="float">
            <text:p>0.01426263</text:p>
          </table:table-cell>
          <table:table-cell office:value-type="float" office:value="0.0311221" calcext:value-type="float">
            <text:p>0.0311221</text:p>
          </table:table-cell>
          <table:table-cell office:value-type="float" office:value="0.02601012" calcext:value-type="float">
            <text:p>0.02601012</text:p>
          </table:table-cell>
          <table:table-cell office:value-type="float" office:value="0.0229108" calcext:value-type="float">
            <text:p>0.0229108</text:p>
          </table:table-cell>
          <table:table-cell office:value-type="float" office:value="0.02164528" calcext:value-type="float">
            <text:p>0.02164528</text:p>
          </table:table-cell>
          <table:table-cell office:value-type="float" office:value="0.01763331" calcext:value-type="float">
            <text:p>0.01763331</text:p>
          </table:table-cell>
          <table:table-cell office:value-type="float" office:value="0.009035975" calcext:value-type="float">
            <text:p>0.009035975</text:p>
          </table:table-cell>
          <table:table-cell office:value-type="float" office:value="0.007404718" calcext:value-type="float">
            <text:p>0.007404718</text:p>
          </table:table-cell>
          <table:table-cell office:value-type="float" office:value="0" calcext:value-type="float">
            <text:p>0</text:p>
          </table:table-cell>
          <table:table-cell office:value-type="float" office:value="10.98997" calcext:value-type="float">
            <text:p>10.98997</text:p>
          </table:table-cell>
          <table:table-cell office:value-type="float" office:value="14.82519" calcext:value-type="float">
            <text:p>14.82519</text:p>
          </table:table-cell>
          <table:table-cell office:value-type="float" office:value="26.24083" calcext:value-type="float">
            <text:p>26.24083</text:p>
          </table:table-cell>
          <table:table-cell office:value-type="float" office:value="23.26962" calcext:value-type="float">
            <text:p>23.26962</text:p>
          </table:table-cell>
          <table:table-cell office:value-type="float" office:value="26.78804" calcext:value-type="float">
            <text:p>26.78804</text:p>
          </table:table-cell>
          <table:table-cell office:value-type="float" office:value="8.991765" calcext:value-type="float">
            <text:p>8.991765</text:p>
          </table:table-cell>
          <table:table-cell office:value-type="float" office:value="2.978038" calcext:value-type="float">
            <text:p>2.978038</text:p>
          </table:table-cell>
          <table:table-cell office:value-type="float" office:value="4.642625" calcext:value-type="float">
            <text:p>4.642625</text:p>
          </table:table-cell>
          <table:table-cell office:value-type="float" office:value="5.659342" calcext:value-type="float">
            <text:p>5.659342</text:p>
          </table:table-cell>
          <table:table-cell office:value-type="float" office:value="2.872864" calcext:value-type="float">
            <text:p>2.872864</text:p>
          </table:table-cell>
          <table:table-cell office:value-type="float" office:value="1.131358" calcext:value-type="float">
            <text:p>1.131358</text:p>
          </table:table-cell>
          <table:table-cell office:value-type="float" office:value="0.3470545" calcext:value-type="float">
            <text:p>0.3470545</text:p>
          </table:table-cell>
          <table:table-cell office:value-type="float" office:value="0.3707181" calcext:value-type="float">
            <text:p>0.3707181</text:p>
          </table:table-cell>
          <table:table-cell office:value-type="float" office:value="0.3283639" calcext:value-type="float">
            <text:p>0.3283639</text:p>
          </table:table-cell>
          <table:table-cell office:value-type="float" office:value="0" calcext:value-type="float">
            <text:p>0</text:p>
          </table:table-cell>
          <table:table-cell office:value-type="float" office:value="138.604" calcext:value-type="float">
            <text:p>138.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0481" calcext:value-type="float">
            <text:p>34.50481</text:p>
          </table:table-cell>
          <table:table-cell office:value-type="float" office:value="0" calcext:value-type="float">
            <text:p>0</text:p>
          </table:table-cell>
          <table:table-cell office:value-type="float" office:value="-0.8382421" calcext:value-type="float">
            <text:p>-0.83824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8.976149" calcext:value-type="float">
            <text:p>8.976149</text:p>
          </table:table-cell>
          <table:table-cell office:value-type="float" office:value="1102.479" calcext:value-type="float">
            <text:p>1102.479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8405" calcext:value-type="float">
            <text:p>-37.8405</text:p>
          </table:table-cell>
          <table:table-cell office:value-type="float" office:value="0.08549672" calcext:value-type="float">
            <text:p>0.08549672</text:p>
          </table:table-cell>
          <table:table-cell office:value-type="float" office:value="12.77784" calcext:value-type="float">
            <text:p>12.77784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775962" calcext:value-type="float">
            <text:p>0.004775962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8001" calcext:value-type="float">
            <text:p>2.078001</text:p>
          </table:table-cell>
          <table:table-cell office:value-type="float" office:value="-0.3400175" calcext:value-type="float">
            <text:p>-0.3400175</text:p>
          </table:table-cell>
          <table:table-cell office:value-type="float" office:value="-0.02038788" calcext:value-type="float">
            <text:p>-0.02038788</text:p>
          </table:table-cell>
          <table:table-cell office:value-type="float" office:value="0.007397406" calcext:value-type="float">
            <text:p>0.007397406</text:p>
          </table:table-cell>
          <table:table-cell office:value-type="float" office:value="16.10853" calcext:value-type="float">
            <text:p>16.10853</text:p>
          </table:table-cell>
          <table:table-cell office:value-type="float" office:value="0.4169185" calcext:value-type="float">
            <text:p>0.4169185</text:p>
          </table:table-cell>
          <table:table-cell office:value-type="float" office:value="0.06122453" calcext:value-type="float">
            <text:p>0.06122453</text:p>
          </table:table-cell>
          <table:table-cell office:value-type="float" office:value="0.05096408" calcext:value-type="float">
            <text:p>0.05096408</text:p>
          </table:table-cell>
          <table:table-cell office:value-type="float" office:value="0.03100544" calcext:value-type="float">
            <text:p>0.03100544</text:p>
          </table:table-cell>
          <table:table-cell office:value-type="float" office:value="0.02952796" calcext:value-type="float">
            <text:p>0.02952796</text:p>
          </table:table-cell>
          <table:table-cell office:value-type="float" office:value="0.01632946" calcext:value-type="float">
            <text:p>0.01632946</text:p>
          </table:table-cell>
          <table:table-cell office:value-type="float" office:value="0.01414346" calcext:value-type="float">
            <text:p>0.01414346</text:p>
          </table:table-cell>
          <table:table-cell office:value-type="float" office:value="0.03117361" calcext:value-type="float">
            <text:p>0.03117361</text:p>
          </table:table-cell>
          <table:table-cell office:value-type="float" office:value="0.02599204" calcext:value-type="float">
            <text:p>0.02599204</text:p>
          </table:table-cell>
          <table:table-cell office:value-type="float" office:value="0.02285923" calcext:value-type="float">
            <text:p>0.02285923</text:p>
          </table:table-cell>
          <table:table-cell office:value-type="float" office:value="0.02159885" calcext:value-type="float">
            <text:p>0.02159885</text:p>
          </table:table-cell>
          <table:table-cell office:value-type="float" office:value="0.01762957" calcext:value-type="float">
            <text:p>0.01762957</text:p>
          </table:table-cell>
          <table:table-cell office:value-type="float" office:value="0.009003421" calcext:value-type="float">
            <text:p>0.009003421</text:p>
          </table:table-cell>
          <table:table-cell office:value-type="float" office:value="0.007405952" calcext:value-type="float">
            <text:p>0.007405952</text:p>
          </table:table-cell>
          <table:table-cell office:value-type="float" office:value="0" calcext:value-type="float">
            <text:p>0</text:p>
          </table:table-cell>
          <table:table-cell office:value-type="float" office:value="11.33247" calcext:value-type="float">
            <text:p>11.33247</text:p>
          </table:table-cell>
          <table:table-cell office:value-type="float" office:value="16.20937" calcext:value-type="float">
            <text:p>16.20937</text:p>
          </table:table-cell>
          <table:table-cell office:value-type="float" office:value="25.51595" calcext:value-type="float">
            <text:p>25.51595</text:p>
          </table:table-cell>
          <table:table-cell office:value-type="float" office:value="23.51148" calcext:value-type="float">
            <text:p>23.51148</text:p>
          </table:table-cell>
          <table:table-cell office:value-type="float" office:value="27.09871" calcext:value-type="float">
            <text:p>27.09871</text:p>
          </table:table-cell>
          <table:table-cell office:value-type="float" office:value="9.018692" calcext:value-type="float">
            <text:p>9.018692</text:p>
          </table:table-cell>
          <table:table-cell office:value-type="float" office:value="2.993396" calcext:value-type="float">
            <text:p>2.993396</text:p>
          </table:table-cell>
          <table:table-cell office:value-type="float" office:value="4.669318" calcext:value-type="float">
            <text:p>4.669318</text:p>
          </table:table-cell>
          <table:table-cell office:value-type="float" office:value="5.685288" calcext:value-type="float">
            <text:p>5.685288</text:p>
          </table:table-cell>
          <table:table-cell office:value-type="float" office:value="2.880419" calcext:value-type="float">
            <text:p>2.880419</text:p>
          </table:table-cell>
          <table:table-cell office:value-type="float" office:value="1.134291" calcext:value-type="float">
            <text:p>1.134291</text:p>
          </table:table-cell>
          <table:table-cell office:value-type="float" office:value="0.3485228" calcext:value-type="float">
            <text:p>0.3485228</text:p>
          </table:table-cell>
          <table:table-cell office:value-type="float" office:value="0.3708239" calcext:value-type="float">
            <text:p>0.3708239</text:p>
          </table:table-cell>
          <table:table-cell office:value-type="float" office:value="0.3283911" calcext:value-type="float">
            <text:p>0.3283911</text:p>
          </table:table-cell>
          <table:table-cell office:value-type="float" office:value="0" calcext:value-type="float">
            <text:p>0</text:p>
          </table:table-cell>
          <table:table-cell office:value-type="float" office:value="153.1553" calcext:value-type="float">
            <text:p>153.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757" calcext:value-type="float">
            <text:p>34.5757</text:p>
          </table:table-cell>
          <table:table-cell office:value-type="float" office:value="0" calcext:value-type="float">
            <text:p>0</text:p>
          </table:table-cell>
          <table:table-cell office:value-type="float" office:value="-0.8382465" calcext:value-type="float">
            <text:p>-0.838246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9.005125" calcext:value-type="float">
            <text:p>9.005125</text:p>
          </table:table-cell>
          <table:table-cell office:value-type="float" office:value="1102.408" calcext:value-type="float">
            <text:p>1102.408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78929" calcext:value-type="float">
            <text:p>-37.78929</text:p>
          </table:table-cell>
          <table:table-cell office:value-type="float" office:value="0.08910371" calcext:value-type="float">
            <text:p>0.08910371</text:p>
          </table:table-cell>
          <table:table-cell office:value-type="float" office:value="12.85597" calcext:value-type="float">
            <text:p>12.85597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787361" calcext:value-type="float">
            <text:p>0.004787361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909" calcext:value-type="float">
            <text:p>2.077909</text:p>
          </table:table-cell>
          <table:table-cell office:value-type="float" office:value="-0.3400472" calcext:value-type="float">
            <text:p>-0.3400472</text:p>
          </table:table-cell>
          <table:table-cell office:value-type="float" office:value="-0.02036755" calcext:value-type="float">
            <text:p>-0.02036755</text:p>
          </table:table-cell>
          <table:table-cell office:value-type="float" office:value="0.00740577" calcext:value-type="float">
            <text:p>0.00740577</text:p>
          </table:table-cell>
          <table:table-cell office:value-type="float" office:value="16.07472" calcext:value-type="float">
            <text:p>16.07472</text:p>
          </table:table-cell>
          <table:table-cell office:value-type="float" office:value="0.6089215" calcext:value-type="float">
            <text:p>0.6089215</text:p>
          </table:table-cell>
          <table:table-cell office:value-type="float" office:value="0.05698596" calcext:value-type="float">
            <text:p>0.05698596</text:p>
          </table:table-cell>
          <table:table-cell office:value-type="float" office:value="0.04773163" calcext:value-type="float">
            <text:p>0.04773163</text:p>
          </table:table-cell>
          <table:table-cell office:value-type="float" office:value="0.03017009" calcext:value-type="float">
            <text:p>0.03017009</text:p>
          </table:table-cell>
          <table:table-cell office:value-type="float" office:value="0.02853995" calcext:value-type="float">
            <text:p>0.02853995</text:p>
          </table:table-cell>
          <table:table-cell office:value-type="float" office:value="0.01626608" calcext:value-type="float">
            <text:p>0.01626608</text:p>
          </table:table-cell>
          <table:table-cell office:value-type="float" office:value="0.01403338" calcext:value-type="float">
            <text:p>0.01403338</text:p>
          </table:table-cell>
          <table:table-cell office:value-type="float" office:value="0.03119949" calcext:value-type="float">
            <text:p>0.03119949</text:p>
          </table:table-cell>
          <table:table-cell office:value-type="float" office:value="0.02598615" calcext:value-type="float">
            <text:p>0.02598615</text:p>
          </table:table-cell>
          <table:table-cell office:value-type="float" office:value="0.0228157" calcext:value-type="float">
            <text:p>0.0228157</text:p>
          </table:table-cell>
          <table:table-cell office:value-type="float" office:value="0.02155313" calcext:value-type="float">
            <text:p>0.02155313</text:p>
          </table:table-cell>
          <table:table-cell office:value-type="float" office:value="0.01762528" calcext:value-type="float">
            <text:p>0.01762528</text:p>
          </table:table-cell>
          <table:table-cell office:value-type="float" office:value="0.008971198" calcext:value-type="float">
            <text:p>0.008971198</text:p>
          </table:table-cell>
          <table:table-cell office:value-type="float" office:value="0.007407133" calcext:value-type="float">
            <text:p>0.007407133</text:p>
          </table:table-cell>
          <table:table-cell office:value-type="float" office:value="0" calcext:value-type="float">
            <text:p>0</text:p>
          </table:table-cell>
          <table:table-cell office:value-type="float" office:value="10.39438" calcext:value-type="float">
            <text:p>10.39438</text:p>
          </table:table-cell>
          <table:table-cell office:value-type="float" office:value="17.96575" calcext:value-type="float">
            <text:p>17.96575</text:p>
          </table:table-cell>
          <table:table-cell office:value-type="float" office:value="24.70692" calcext:value-type="float">
            <text:p>24.70692</text:p>
          </table:table-cell>
          <table:table-cell office:value-type="float" office:value="23.82501" calcext:value-type="float">
            <text:p>23.82501</text:p>
          </table:table-cell>
          <table:table-cell office:value-type="float" office:value="27.37366" calcext:value-type="float">
            <text:p>27.37366</text:p>
          </table:table-cell>
          <table:table-cell office:value-type="float" office:value="9.049878" calcext:value-type="float">
            <text:p>9.049878</text:p>
          </table:table-cell>
          <table:table-cell office:value-type="float" office:value="3.034436" calcext:value-type="float">
            <text:p>3.034436</text:p>
          </table:table-cell>
          <table:table-cell office:value-type="float" office:value="4.689445" calcext:value-type="float">
            <text:p>4.689445</text:p>
          </table:table-cell>
          <table:table-cell office:value-type="float" office:value="5.708807" calcext:value-type="float">
            <text:p>5.708807</text:p>
          </table:table-cell>
          <table:table-cell office:value-type="float" office:value="2.888195" calcext:value-type="float">
            <text:p>2.888195</text:p>
          </table:table-cell>
          <table:table-cell office:value-type="float" office:value="1.137242" calcext:value-type="float">
            <text:p>1.137242</text:p>
          </table:table-cell>
          <table:table-cell office:value-type="float" office:value="0.350002" calcext:value-type="float">
            <text:p>0.350002</text:p>
          </table:table-cell>
          <table:table-cell office:value-type="float" office:value="0.3709039" calcext:value-type="float">
            <text:p>0.3709039</text:p>
          </table:table-cell>
          <table:table-cell office:value-type="float" office:value="0.3284182" calcext:value-type="float">
            <text:p>0.3284182</text:p>
          </table:table-cell>
          <table:table-cell office:value-type="float" office:value="0" calcext:value-type="float">
            <text:p>0</text:p>
          </table:table-cell>
          <table:table-cell office:value-type="float" office:value="200.4199" calcext:value-type="float">
            <text:p>200.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324" calcext:value-type="float">
            <text:p>34.65324</text:p>
          </table:table-cell>
          <table:table-cell office:value-type="float" office:value="0" calcext:value-type="float">
            <text:p>0</text:p>
          </table:table-cell>
          <table:table-cell office:value-type="float" office:value="-0.8382493" calcext:value-type="float">
            <text:p>-0.83824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9.056945" calcext:value-type="float">
            <text:p>9.056945</text:p>
          </table:table-cell>
          <table:table-cell office:value-type="float" office:value="1102.335" calcext:value-type="float">
            <text:p>1102.335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71299" calcext:value-type="float">
            <text:p>-37.71299</text:p>
          </table:table-cell>
          <table:table-cell office:value-type="float" office:value="0.09430686" calcext:value-type="float">
            <text:p>0.09430686</text:p>
          </table:table-cell>
          <table:table-cell office:value-type="float" office:value="12.9382" calcext:value-type="float">
            <text:p>12.9382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798761" calcext:value-type="float">
            <text:p>0.004798761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817" calcext:value-type="float">
            <text:p>2.077817</text:p>
          </table:table-cell>
          <table:table-cell office:value-type="float" office:value="-0.3400779" calcext:value-type="float">
            <text:p>-0.3400779</text:p>
          </table:table-cell>
          <table:table-cell office:value-type="float" office:value="-0.02034738" calcext:value-type="float">
            <text:p>-0.02034738</text:p>
          </table:table-cell>
          <table:table-cell office:value-type="float" office:value="0.007414093" calcext:value-type="float">
            <text:p>0.007414093</text:p>
          </table:table-cell>
          <table:table-cell office:value-type="float" office:value="16.03744" calcext:value-type="float">
            <text:p>16.03744</text:p>
          </table:table-cell>
          <table:table-cell office:value-type="float" office:value="0.9253481" calcext:value-type="float">
            <text:p>0.9253481</text:p>
          </table:table-cell>
          <table:table-cell office:value-type="float" office:value="0.05672604" calcext:value-type="float">
            <text:p>0.05672604</text:p>
          </table:table-cell>
          <table:table-cell office:value-type="float" office:value="0.04561193" calcext:value-type="float">
            <text:p>0.04561193</text:p>
          </table:table-cell>
          <table:table-cell office:value-type="float" office:value="0.02976595" calcext:value-type="float">
            <text:p>0.02976595</text:p>
          </table:table-cell>
          <table:table-cell office:value-type="float" office:value="0.02800876" calcext:value-type="float">
            <text:p>0.02800876</text:p>
          </table:table-cell>
          <table:table-cell office:value-type="float" office:value="0.01623125" calcext:value-type="float">
            <text:p>0.01623125</text:p>
          </table:table-cell>
          <table:table-cell office:value-type="float" office:value="0.0139041" calcext:value-type="float">
            <text:p>0.0139041</text:p>
          </table:table-cell>
          <table:table-cell office:value-type="float" office:value="0.03118904" calcext:value-type="float">
            <text:p>0.03118904</text:p>
          </table:table-cell>
          <table:table-cell office:value-type="float" office:value="0.02598145" calcext:value-type="float">
            <text:p>0.02598145</text:p>
          </table:table-cell>
          <table:table-cell office:value-type="float" office:value="0.02277887" calcext:value-type="float">
            <text:p>0.02277887</text:p>
          </table:table-cell>
          <table:table-cell office:value-type="float" office:value="0.02150887" calcext:value-type="float">
            <text:p>0.02150887</text:p>
          </table:table-cell>
          <table:table-cell office:value-type="float" office:value="0.01762053" calcext:value-type="float">
            <text:p>0.01762053</text:p>
          </table:table-cell>
          <table:table-cell office:value-type="float" office:value="0.008939306" calcext:value-type="float">
            <text:p>0.008939306</text:p>
          </table:table-cell>
          <table:table-cell office:value-type="float" office:value="0.007408264" calcext:value-type="float">
            <text:p>0.007408264</text:p>
          </table:table-cell>
          <table:table-cell office:value-type="float" office:value="0" calcext:value-type="float">
            <text:p>0</text:p>
          </table:table-cell>
          <table:table-cell office:value-type="float" office:value="9.704804" calcext:value-type="float">
            <text:p>9.704804</text:p>
          </table:table-cell>
          <table:table-cell office:value-type="float" office:value="19.45231" calcext:value-type="float">
            <text:p>19.45231</text:p>
          </table:table-cell>
          <table:table-cell office:value-type="float" office:value="24.11297" calcext:value-type="float">
            <text:p>24.11297</text:p>
          </table:table-cell>
          <table:table-cell office:value-type="float" office:value="24.1642" calcext:value-type="float">
            <text:p>24.1642</text:p>
          </table:table-cell>
          <table:table-cell office:value-type="float" office:value="27.63737" calcext:value-type="float">
            <text:p>27.63737</text:p>
          </table:table-cell>
          <table:table-cell office:value-type="float" office:value="9.084466" calcext:value-type="float">
            <text:p>9.084466</text:p>
          </table:table-cell>
          <table:table-cell office:value-type="float" office:value="3.090038" calcext:value-type="float">
            <text:p>3.090038</text:p>
          </table:table-cell>
          <table:table-cell office:value-type="float" office:value="4.707988" calcext:value-type="float">
            <text:p>4.707988</text:p>
          </table:table-cell>
          <table:table-cell office:value-type="float" office:value="5.729803" calcext:value-type="float">
            <text:p>5.729803</text:p>
          </table:table-cell>
          <table:table-cell office:value-type="float" office:value="2.896058" calcext:value-type="float">
            <text:p>2.896058</text:p>
          </table:table-cell>
          <table:table-cell office:value-type="float" office:value="1.140221" calcext:value-type="float">
            <text:p>1.140221</text:p>
          </table:table-cell>
          <table:table-cell office:value-type="float" office:value="0.3514918" calcext:value-type="float">
            <text:p>0.3514918</text:p>
          </table:table-cell>
          <table:table-cell office:value-type="float" office:value="0.3709595" calcext:value-type="float">
            <text:p>0.3709595</text:p>
          </table:table-cell>
          <table:table-cell office:value-type="float" office:value="0.3284454" calcext:value-type="float">
            <text:p>0.3284454</text:p>
          </table:table-cell>
          <table:table-cell office:value-type="float" office:value="0" calcext:value-type="float">
            <text:p>0</text:p>
          </table:table-cell>
          <table:table-cell office:value-type="float" office:value="226.221" calcext:value-type="float">
            <text:p>226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3747" calcext:value-type="float">
            <text:p>34.73747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9.096938" calcext:value-type="float">
            <text:p>9.096938</text:p>
          </table:table-cell>
          <table:table-cell office:value-type="float" office:value="1102.261" calcext:value-type="float">
            <text:p>1102.261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65102" calcext:value-type="float">
            <text:p>-37.65102</text:p>
          </table:table-cell>
          <table:table-cell office:value-type="float" office:value="0.09693697" calcext:value-type="float">
            <text:p>0.09693697</text:p>
          </table:table-cell>
          <table:table-cell office:value-type="float" office:value="13.02072" calcext:value-type="float">
            <text:p>13.02072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1016" calcext:value-type="float">
            <text:p>0.00481016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726" calcext:value-type="float">
            <text:p>2.077726</text:p>
          </table:table-cell>
          <table:table-cell office:value-type="float" office:value="-0.3401059" calcext:value-type="float">
            <text:p>-0.3401059</text:p>
          </table:table-cell>
          <table:table-cell office:value-type="float" office:value="-0.02032521" calcext:value-type="float">
            <text:p>-0.02032521</text:p>
          </table:table-cell>
          <table:table-cell office:value-type="float" office:value="0.007422564" calcext:value-type="float">
            <text:p>0.007422564</text:p>
          </table:table-cell>
          <table:table-cell office:value-type="float" office:value="16.00447" calcext:value-type="float">
            <text:p>16.00447</text:p>
          </table:table-cell>
          <table:table-cell office:value-type="float" office:value="1.089245" calcext:value-type="float">
            <text:p>1.089245</text:p>
          </table:table-cell>
          <table:table-cell office:value-type="float" office:value="0.05358271" calcext:value-type="float">
            <text:p>0.05358271</text:p>
          </table:table-cell>
          <table:table-cell office:value-type="float" office:value="0.04336439" calcext:value-type="float">
            <text:p>0.04336439</text:p>
          </table:table-cell>
          <table:table-cell office:value-type="float" office:value="0.02959796" calcext:value-type="float">
            <text:p>0.02959796</text:p>
          </table:table-cell>
          <table:table-cell office:value-type="float" office:value="0.02759483" calcext:value-type="float">
            <text:p>0.02759483</text:p>
          </table:table-cell>
          <table:table-cell office:value-type="float" office:value="0.01621433" calcext:value-type="float">
            <text:p>0.01621433</text:p>
          </table:table-cell>
          <table:table-cell office:value-type="float" office:value="0.01377845" calcext:value-type="float">
            <text:p>0.01377845</text:p>
          </table:table-cell>
          <table:table-cell office:value-type="float" office:value="0.03114519" calcext:value-type="float">
            <text:p>0.03114519</text:p>
          </table:table-cell>
          <table:table-cell office:value-type="float" office:value="0.02597021" calcext:value-type="float">
            <text:p>0.02597021</text:p>
          </table:table-cell>
          <table:table-cell office:value-type="float" office:value="0.02274707" calcext:value-type="float">
            <text:p>0.02274707</text:p>
          </table:table-cell>
          <table:table-cell office:value-type="float" office:value="0.02146701" calcext:value-type="float">
            <text:p>0.02146701</text:p>
          </table:table-cell>
          <table:table-cell office:value-type="float" office:value="0.0176155" calcext:value-type="float">
            <text:p>0.0176155</text:p>
          </table:table-cell>
          <table:table-cell office:value-type="float" office:value="0.00890777" calcext:value-type="float">
            <text:p>0.00890777</text:p>
          </table:table-cell>
          <table:table-cell office:value-type="float" office:value="0.007409339" calcext:value-type="float">
            <text:p>0.007409339</text:p>
          </table:table-cell>
          <table:table-cell office:value-type="float" office:value="0" calcext:value-type="float">
            <text:p>0</text:p>
          </table:table-cell>
          <table:table-cell office:value-type="float" office:value="9.518745" calcext:value-type="float">
            <text:p>9.518745</text:p>
          </table:table-cell>
          <table:table-cell office:value-type="float" office:value="20.50679" calcext:value-type="float">
            <text:p>20.50679</text:p>
          </table:table-cell>
          <table:table-cell office:value-type="float" office:value="23.68223" calcext:value-type="float">
            <text:p>23.68223</text:p>
          </table:table-cell>
          <table:table-cell office:value-type="float" office:value="24.58277" calcext:value-type="float">
            <text:p>24.58277</text:p>
          </table:table-cell>
          <table:table-cell office:value-type="float" office:value="27.88369" calcext:value-type="float">
            <text:p>27.88369</text:p>
          </table:table-cell>
          <table:table-cell office:value-type="float" office:value="9.123431" calcext:value-type="float">
            <text:p>9.123431</text:p>
          </table:table-cell>
          <table:table-cell office:value-type="float" office:value="3.151366" calcext:value-type="float">
            <text:p>3.151366</text:p>
          </table:table-cell>
          <table:table-cell office:value-type="float" office:value="4.728601" calcext:value-type="float">
            <text:p>4.728601</text:p>
          </table:table-cell>
          <table:table-cell office:value-type="float" office:value="5.748699" calcext:value-type="float">
            <text:p>5.748699</text:p>
          </table:table-cell>
          <table:table-cell office:value-type="float" office:value="2.903895" calcext:value-type="float">
            <text:p>2.903895</text:p>
          </table:table-cell>
          <table:table-cell office:value-type="float" office:value="1.14316" calcext:value-type="float">
            <text:p>1.14316</text:p>
          </table:table-cell>
          <table:table-cell office:value-type="float" office:value="0.352987" calcext:value-type="float">
            <text:p>0.352987</text:p>
          </table:table-cell>
          <table:table-cell office:value-type="float" office:value="0.3709976" calcext:value-type="float">
            <text:p>0.3709976</text:p>
          </table:table-cell>
          <table:table-cell office:value-type="float" office:value="0.3284725" calcext:value-type="float">
            <text:p>0.3284725</text:p>
          </table:table-cell>
          <table:table-cell office:value-type="float" office:value="0" calcext:value-type="float">
            <text:p>0</text:p>
          </table:table-cell>
          <table:table-cell office:value-type="float" office:value="232.6673" calcext:value-type="float">
            <text:p>232.6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1923" calcext:value-type="float">
            <text:p>34.81923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9.135196" calcext:value-type="float">
            <text:p>9.135196</text:p>
          </table:table-cell>
          <table:table-cell office:value-type="float" office:value="1102.193" calcext:value-type="float">
            <text:p>1102.193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59458" calcext:value-type="float">
            <text:p>-37.59458</text:p>
          </table:table-cell>
          <table:table-cell office:value-type="float" office:value="0.09460896" calcext:value-type="float">
            <text:p>0.09460896</text:p>
          </table:table-cell>
          <table:table-cell office:value-type="float" office:value="13.10257" calcext:value-type="float">
            <text:p>13.10257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21559" calcext:value-type="float">
            <text:p>0.004821559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634" calcext:value-type="float">
            <text:p>2.077634</text:p>
          </table:table-cell>
          <table:table-cell office:value-type="float" office:value="-0.3401341" calcext:value-type="float">
            <text:p>-0.3401341</text:p>
          </table:table-cell>
          <table:table-cell office:value-type="float" office:value="-0.02030445" calcext:value-type="float">
            <text:p>-0.02030445</text:p>
          </table:table-cell>
          <table:table-cell office:value-type="float" office:value="0.007431085" calcext:value-type="float">
            <text:p>0.007431085</text:p>
          </table:table-cell>
          <table:table-cell office:value-type="float" office:value="15.97626" calcext:value-type="float">
            <text:p>15.97626</text:p>
          </table:table-cell>
          <table:table-cell office:value-type="float" office:value="0.8398917" calcext:value-type="float">
            <text:p>0.8398917</text:p>
          </table:table-cell>
          <table:table-cell office:value-type="float" office:value="0.05326162" calcext:value-type="float">
            <text:p>0.05326162</text:p>
          </table:table-cell>
          <table:table-cell office:value-type="float" office:value="0.04239324" calcext:value-type="float">
            <text:p>0.04239324</text:p>
          </table:table-cell>
          <table:table-cell office:value-type="float" office:value="0.02953117" calcext:value-type="float">
            <text:p>0.02953117</text:p>
          </table:table-cell>
          <table:table-cell office:value-type="float" office:value="0.02732001" calcext:value-type="float">
            <text:p>0.02732001</text:p>
          </table:table-cell>
          <table:table-cell office:value-type="float" office:value="0.01619737" calcext:value-type="float">
            <text:p>0.01619737</text:p>
          </table:table-cell>
          <table:table-cell office:value-type="float" office:value="0.0137205" calcext:value-type="float">
            <text:p>0.0137205</text:p>
          </table:table-cell>
          <table:table-cell office:value-type="float" office:value="0.0311097" calcext:value-type="float">
            <text:p>0.0311097</text:p>
          </table:table-cell>
          <table:table-cell office:value-type="float" office:value="0.02595469" calcext:value-type="float">
            <text:p>0.02595469</text:p>
          </table:table-cell>
          <table:table-cell office:value-type="float" office:value="0.0227186" calcext:value-type="float">
            <text:p>0.0227186</text:p>
          </table:table-cell>
          <table:table-cell office:value-type="float" office:value="0.02142834" calcext:value-type="float">
            <text:p>0.02142834</text:p>
          </table:table-cell>
          <table:table-cell office:value-type="float" office:value="0.0176103" calcext:value-type="float">
            <text:p>0.0176103</text:p>
          </table:table-cell>
          <table:table-cell office:value-type="float" office:value="0.008876618" calcext:value-type="float">
            <text:p>0.008876618</text:p>
          </table:table-cell>
          <table:table-cell office:value-type="float" office:value="0.007410359" calcext:value-type="float">
            <text:p>0.007410359</text:p>
          </table:table-cell>
          <table:table-cell office:value-type="float" office:value="0" calcext:value-type="float">
            <text:p>0</text:p>
          </table:table-cell>
          <table:table-cell office:value-type="float" office:value="9.593837" calcext:value-type="float">
            <text:p>9.593837</text:p>
          </table:table-cell>
          <table:table-cell office:value-type="float" office:value="21.21773" calcext:value-type="float">
            <text:p>21.21773</text:p>
          </table:table-cell>
          <table:table-cell office:value-type="float" office:value="23.47946" calcext:value-type="float">
            <text:p>23.47946</text:p>
          </table:table-cell>
          <table:table-cell office:value-type="float" office:value="24.97762" calcext:value-type="float">
            <text:p>24.97762</text:p>
          </table:table-cell>
          <table:table-cell office:value-type="float" office:value="28.07626" calcext:value-type="float">
            <text:p>28.07626</text:p>
          </table:table-cell>
          <table:table-cell office:value-type="float" office:value="9.164659" calcext:value-type="float">
            <text:p>9.164659</text:p>
          </table:table-cell>
          <table:table-cell office:value-type="float" office:value="3.212915" calcext:value-type="float">
            <text:p>3.212915</text:p>
          </table:table-cell>
          <table:table-cell office:value-type="float" office:value="4.750209" calcext:value-type="float">
            <text:p>4.750209</text:p>
          </table:table-cell>
          <table:table-cell office:value-type="float" office:value="5.766203" calcext:value-type="float">
            <text:p>5.766203</text:p>
          </table:table-cell>
          <table:table-cell office:value-type="float" office:value="2.911701" calcext:value-type="float">
            <text:p>2.911701</text:p>
          </table:table-cell>
          <table:table-cell office:value-type="float" office:value="1.146068" calcext:value-type="float">
            <text:p>1.146068</text:p>
          </table:table-cell>
          <table:table-cell office:value-type="float" office:value="0.3544799" calcext:value-type="float">
            <text:p>0.3544799</text:p>
          </table:table-cell>
          <table:table-cell office:value-type="float" office:value="0.3710271" calcext:value-type="float">
            <text:p>0.3710271</text:p>
          </table:table-cell>
          <table:table-cell office:value-type="float" office:value="0.3284995" calcext:value-type="float">
            <text:p>0.3284995</text:p>
          </table:table-cell>
          <table:table-cell office:value-type="float" office:value="0" calcext:value-type="float">
            <text:p>0</text:p>
          </table:table-cell>
          <table:table-cell office:value-type="float" office:value="220.0635" calcext:value-type="float">
            <text:p>220.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9273" calcext:value-type="float">
            <text:p>34.89273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9.179265" calcext:value-type="float">
            <text:p>9.179265</text:p>
          </table:table-cell>
          <table:table-cell office:value-type="float" office:value="1102.132" calcext:value-type="float">
            <text:p>1102.132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53632" calcext:value-type="float">
            <text:p>-37.53632</text:p>
          </table:table-cell>
          <table:table-cell office:value-type="float" office:value="0.09112532" calcext:value-type="float">
            <text:p>0.09112532</text:p>
          </table:table-cell>
          <table:table-cell office:value-type="float" office:value="13.17418" calcext:value-type="float">
            <text:p>13.17418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32959" calcext:value-type="float">
            <text:p>0.004832959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543" calcext:value-type="float">
            <text:p>2.077543</text:p>
          </table:table-cell>
          <table:table-cell office:value-type="float" office:value="-0.3401724" calcext:value-type="float">
            <text:p>-0.3401724</text:p>
          </table:table-cell>
          <table:table-cell office:value-type="float" office:value="-0.0202921" calcext:value-type="float">
            <text:p>-0.0202921</text:p>
          </table:table-cell>
          <table:table-cell office:value-type="float" office:value="0.007439386" calcext:value-type="float">
            <text:p>0.007439386</text:p>
          </table:table-cell>
          <table:table-cell office:value-type="float" office:value="15.95803" calcext:value-type="float">
            <text:p>15.95803</text:p>
          </table:table-cell>
          <table:table-cell office:value-type="float" office:value="0.5714676" calcext:value-type="float">
            <text:p>0.5714676</text:p>
          </table:table-cell>
          <table:table-cell office:value-type="float" office:value="0.05169056" calcext:value-type="float">
            <text:p>0.05169056</text:p>
          </table:table-cell>
          <table:table-cell office:value-type="float" office:value="0.04212619" calcext:value-type="float">
            <text:p>0.04212619</text:p>
          </table:table-cell>
          <table:table-cell office:value-type="float" office:value="0.02956188" calcext:value-type="float">
            <text:p>0.02956188</text:p>
          </table:table-cell>
          <table:table-cell office:value-type="float" office:value="0.02715367" calcext:value-type="float">
            <text:p>0.02715367</text:p>
          </table:table-cell>
          <table:table-cell office:value-type="float" office:value="0.01615576" calcext:value-type="float">
            <text:p>0.01615576</text:p>
          </table:table-cell>
          <table:table-cell office:value-type="float" office:value="0.01370894" calcext:value-type="float">
            <text:p>0.01370894</text:p>
          </table:table-cell>
          <table:table-cell office:value-type="float" office:value="0.03110892" calcext:value-type="float">
            <text:p>0.03110892</text:p>
          </table:table-cell>
          <table:table-cell office:value-type="float" office:value="0.02594521" calcext:value-type="float">
            <text:p>0.02594521</text:p>
          </table:table-cell>
          <table:table-cell office:value-type="float" office:value="0.02269353" calcext:value-type="float">
            <text:p>0.02269353</text:p>
          </table:table-cell>
          <table:table-cell office:value-type="float" office:value="0.02139284" calcext:value-type="float">
            <text:p>0.02139284</text:p>
          </table:table-cell>
          <table:table-cell office:value-type="float" office:value="0.01760504" calcext:value-type="float">
            <text:p>0.01760504</text:p>
          </table:table-cell>
          <table:table-cell office:value-type="float" office:value="0.008845888" calcext:value-type="float">
            <text:p>0.008845888</text:p>
          </table:table-cell>
          <table:table-cell office:value-type="float" office:value="0.007411328" calcext:value-type="float">
            <text:p>0.007411328</text:p>
          </table:table-cell>
          <table:table-cell office:value-type="float" office:value="0" calcext:value-type="float">
            <text:p>0</text:p>
          </table:table-cell>
          <table:table-cell office:value-type="float" office:value="9.766386" calcext:value-type="float">
            <text:p>9.766386</text:p>
          </table:table-cell>
          <table:table-cell office:value-type="float" office:value="21.06553" calcext:value-type="float">
            <text:p>21.06553</text:p>
          </table:table-cell>
          <table:table-cell office:value-type="float" office:value="23.77137" calcext:value-type="float">
            <text:p>23.77137</text:p>
          </table:table-cell>
          <table:table-cell office:value-type="float" office:value="25.40088" calcext:value-type="float">
            <text:p>25.40088</text:p>
          </table:table-cell>
          <table:table-cell office:value-type="float" office:value="28.23869" calcext:value-type="float">
            <text:p>28.23869</text:p>
          </table:table-cell>
          <table:table-cell office:value-type="float" office:value="9.204748" calcext:value-type="float">
            <text:p>9.204748</text:p>
          </table:table-cell>
          <table:table-cell office:value-type="float" office:value="3.270792" calcext:value-type="float">
            <text:p>3.270792</text:p>
          </table:table-cell>
          <table:table-cell office:value-type="float" office:value="4.77233" calcext:value-type="float">
            <text:p>4.77233</text:p>
          </table:table-cell>
          <table:table-cell office:value-type="float" office:value="5.78248" calcext:value-type="float">
            <text:p>5.78248</text:p>
          </table:table-cell>
          <table:table-cell office:value-type="float" office:value="2.919475" calcext:value-type="float">
            <text:p>2.919475</text:p>
          </table:table-cell>
          <table:table-cell office:value-type="float" office:value="1.148953" calcext:value-type="float">
            <text:p>1.148953</text:p>
          </table:table-cell>
          <table:table-cell office:value-type="float" office:value="0.3559648" calcext:value-type="float">
            <text:p>0.3559648</text:p>
          </table:table-cell>
          <table:table-cell office:value-type="float" office:value="0.3710571" calcext:value-type="float">
            <text:p>0.3710571</text:p>
          </table:table-cell>
          <table:table-cell office:value-type="float" office:value="0.3285265" calcext:value-type="float">
            <text:p>0.3285265</text:p>
          </table:table-cell>
          <table:table-cell office:value-type="float" office:value="0" calcext:value-type="float">
            <text:p>0</text:p>
          </table:table-cell>
          <table:table-cell office:value-type="float" office:value="189.9634" calcext:value-type="float">
            <text:p>189.9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5728" calcext:value-type="float">
            <text:p>34.95728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9.240819" calcext:value-type="float">
            <text:p>9.240819</text:p>
          </table:table-cell>
          <table:table-cell office:value-type="float" office:value="1102.072" calcext:value-type="float">
            <text:p>1102.072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46179" calcext:value-type="float">
            <text:p>-37.46179</text:p>
          </table:table-cell>
          <table:table-cell office:value-type="float" office:value="0.08796377" calcext:value-type="float">
            <text:p>0.08796377</text:p>
          </table:table-cell>
          <table:table-cell office:value-type="float" office:value="13.24433" calcext:value-type="float">
            <text:p>13.24433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44361" calcext:value-type="float">
            <text:p>0.004844361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452" calcext:value-type="float">
            <text:p>2.077452</text:p>
          </table:table-cell>
          <table:table-cell office:value-type="float" office:value="-0.340211" calcext:value-type="float">
            <text:p>-0.340211</text:p>
          </table:table-cell>
          <table:table-cell office:value-type="float" office:value="-0.02028344" calcext:value-type="float">
            <text:p>-0.02028344</text:p>
          </table:table-cell>
          <table:table-cell office:value-type="float" office:value="0.007448858" calcext:value-type="float">
            <text:p>0.007448858</text:p>
          </table:table-cell>
          <table:table-cell office:value-type="float" office:value="15.94476" calcext:value-type="float">
            <text:p>15.94476</text:p>
          </table:table-cell>
          <table:table-cell office:value-type="float" office:value="0.3560903" calcext:value-type="float">
            <text:p>0.3560903</text:p>
          </table:table-cell>
          <table:table-cell office:value-type="float" office:value="0.05270613" calcext:value-type="float">
            <text:p>0.05270613</text:p>
          </table:table-cell>
          <table:table-cell office:value-type="float" office:value="0.04202724" calcext:value-type="float">
            <text:p>0.04202724</text:p>
          </table:table-cell>
          <table:table-cell office:value-type="float" office:value="0.02933319" calcext:value-type="float">
            <text:p>0.02933319</text:p>
          </table:table-cell>
          <table:table-cell office:value-type="float" office:value="0.02685695" calcext:value-type="float">
            <text:p>0.02685695</text:p>
          </table:table-cell>
          <table:table-cell office:value-type="float" office:value="0.01602261" calcext:value-type="float">
            <text:p>0.01602261</text:p>
          </table:table-cell>
          <table:table-cell office:value-type="float" office:value="0.0136421" calcext:value-type="float">
            <text:p>0.0136421</text:p>
          </table:table-cell>
          <table:table-cell office:value-type="float" office:value="0.03112475" calcext:value-type="float">
            <text:p>0.03112475</text:p>
          </table:table-cell>
          <table:table-cell office:value-type="float" office:value="0.02594614" calcext:value-type="float">
            <text:p>0.02594614</text:p>
          </table:table-cell>
          <table:table-cell office:value-type="float" office:value="0.02267268" calcext:value-type="float">
            <text:p>0.02267268</text:p>
          </table:table-cell>
          <table:table-cell office:value-type="float" office:value="0.02136038" calcext:value-type="float">
            <text:p>0.02136038</text:p>
          </table:table-cell>
          <table:table-cell office:value-type="float" office:value="0.01759976" calcext:value-type="float">
            <text:p>0.01759976</text:p>
          </table:table-cell>
          <table:table-cell office:value-type="float" office:value="0.008815601" calcext:value-type="float">
            <text:p>0.008815601</text:p>
          </table:table-cell>
          <table:table-cell office:value-type="float" office:value="0.007412241" calcext:value-type="float">
            <text:p>0.007412241</text:p>
          </table:table-cell>
          <table:table-cell office:value-type="float" office:value="0" calcext:value-type="float">
            <text:p>0</text:p>
          </table:table-cell>
          <table:table-cell office:value-type="float" office:value="7.094477" calcext:value-type="float">
            <text:p>7.094477</text:p>
          </table:table-cell>
          <table:table-cell office:value-type="float" office:value="19.93496" calcext:value-type="float">
            <text:p>19.93496</text:p>
          </table:table-cell>
          <table:table-cell office:value-type="float" office:value="25.36468" calcext:value-type="float">
            <text:p>25.36468</text:p>
          </table:table-cell>
          <table:table-cell office:value-type="float" office:value="25.87726" calcext:value-type="float">
            <text:p>25.87726</text:p>
          </table:table-cell>
          <table:table-cell office:value-type="float" office:value="28.42376" calcext:value-type="float">
            <text:p>28.42376</text:p>
          </table:table-cell>
          <table:table-cell office:value-type="float" office:value="9.244858" calcext:value-type="float">
            <text:p>9.244858</text:p>
          </table:table-cell>
          <table:table-cell office:value-type="float" office:value="3.322617" calcext:value-type="float">
            <text:p>3.322617</text:p>
          </table:table-cell>
          <table:table-cell office:value-type="float" office:value="4.794168" calcext:value-type="float">
            <text:p>4.794168</text:p>
          </table:table-cell>
          <table:table-cell office:value-type="float" office:value="5.79752" calcext:value-type="float">
            <text:p>5.79752</text:p>
          </table:table-cell>
          <table:table-cell office:value-type="float" office:value="2.927196" calcext:value-type="float">
            <text:p>2.927196</text:p>
          </table:table-cell>
          <table:table-cell office:value-type="float" office:value="1.151816" calcext:value-type="float">
            <text:p>1.151816</text:p>
          </table:table-cell>
          <table:table-cell office:value-type="float" office:value="0.3574387" calcext:value-type="float">
            <text:p>0.3574387</text:p>
          </table:table-cell>
          <table:table-cell office:value-type="float" office:value="0.3710915" calcext:value-type="float">
            <text:p>0.3710915</text:p>
          </table:table-cell>
          <table:table-cell office:value-type="float" office:value="0.3285535" calcext:value-type="float">
            <text:p>0.3285535</text:p>
          </table:table-cell>
          <table:table-cell office:value-type="float" office:value="0" calcext:value-type="float">
            <text:p>0</text:p>
          </table:table-cell>
          <table:table-cell office:value-type="float" office:value="154.1902" calcext:value-type="float">
            <text:p>154.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2003" calcext:value-type="float">
            <text:p>35.02003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9.32912" calcext:value-type="float">
            <text:p>9.32912</text:p>
          </table:table-cell>
          <table:table-cell office:value-type="float" office:value="1102.01" calcext:value-type="float">
            <text:p>1102.01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3597" calcext:value-type="float">
            <text:p>-37.3597</text:p>
          </table:table-cell>
          <table:table-cell office:value-type="float" office:value="0.08656963" calcext:value-type="float">
            <text:p>0.08656963</text:p>
          </table:table-cell>
          <table:table-cell office:value-type="float" office:value="13.31238" calcext:value-type="float">
            <text:p>13.31238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5576" calcext:value-type="float">
            <text:p>0.00485576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361" calcext:value-type="float">
            <text:p>2.077361</text:p>
          </table:table-cell>
          <table:table-cell office:value-type="float" office:value="-0.340253" calcext:value-type="float">
            <text:p>-0.340253</text:p>
          </table:table-cell>
          <table:table-cell office:value-type="float" office:value="-0.02027213" calcext:value-type="float">
            <text:p>-0.02027213</text:p>
          </table:table-cell>
          <table:table-cell office:value-type="float" office:value="0.007462034" calcext:value-type="float">
            <text:p>0.007462034</text:p>
          </table:table-cell>
          <table:table-cell office:value-type="float" office:value="15.93292" calcext:value-type="float">
            <text:p>15.93292</text:p>
          </table:table-cell>
          <table:table-cell office:value-type="float" office:value="0.2487572" calcext:value-type="float">
            <text:p>0.2487572</text:p>
          </table:table-cell>
          <table:table-cell office:value-type="float" office:value="0.05145089" calcext:value-type="float">
            <text:p>0.05145089</text:p>
          </table:table-cell>
          <table:table-cell office:value-type="float" office:value="0.04216369" calcext:value-type="float">
            <text:p>0.04216369</text:p>
          </table:table-cell>
          <table:table-cell office:value-type="float" office:value="0.02948244" calcext:value-type="float">
            <text:p>0.02948244</text:p>
          </table:table-cell>
          <table:table-cell office:value-type="float" office:value="0.02681559" calcext:value-type="float">
            <text:p>0.02681559</text:p>
          </table:table-cell>
          <table:table-cell office:value-type="float" office:value="0.01598345" calcext:value-type="float">
            <text:p>0.01598345</text:p>
          </table:table-cell>
          <table:table-cell office:value-type="float" office:value="0.01356862" calcext:value-type="float">
            <text:p>0.01356862</text:p>
          </table:table-cell>
          <table:table-cell office:value-type="float" office:value="0.03112548" calcext:value-type="float">
            <text:p>0.03112548</text:p>
          </table:table-cell>
          <table:table-cell office:value-type="float" office:value="0.02595149" calcext:value-type="float">
            <text:p>0.02595149</text:p>
          </table:table-cell>
          <table:table-cell office:value-type="float" office:value="0.02265605" calcext:value-type="float">
            <text:p>0.02265605</text:p>
          </table:table-cell>
          <table:table-cell office:value-type="float" office:value="0.02133078" calcext:value-type="float">
            <text:p>0.02133078</text:p>
          </table:table-cell>
          <table:table-cell office:value-type="float" office:value="0.01759445" calcext:value-type="float">
            <text:p>0.01759445</text:p>
          </table:table-cell>
          <table:table-cell office:value-type="float" office:value="0.008785758" calcext:value-type="float">
            <text:p>0.008785758</text:p>
          </table:table-cell>
          <table:table-cell office:value-type="float" office:value="0.007413104" calcext:value-type="float">
            <text:p>0.007413104</text:p>
          </table:table-cell>
          <table:table-cell office:value-type="float" office:value="0" calcext:value-type="float">
            <text:p>0</text:p>
          </table:table-cell>
          <table:table-cell office:value-type="float" office:value="8.150483" calcext:value-type="float">
            <text:p>8.150483</text:p>
          </table:table-cell>
          <table:table-cell office:value-type="float" office:value="19.18824" calcext:value-type="float">
            <text:p>19.18824</text:p>
          </table:table-cell>
          <table:table-cell office:value-type="float" office:value="25.73405" calcext:value-type="float">
            <text:p>25.73405</text:p>
          </table:table-cell>
          <table:table-cell office:value-type="float" office:value="26.44294" calcext:value-type="float">
            <text:p>26.44294</text:p>
          </table:table-cell>
          <table:table-cell office:value-type="float" office:value="28.66344" calcext:value-type="float">
            <text:p>28.66344</text:p>
          </table:table-cell>
          <table:table-cell office:value-type="float" office:value="9.290939" calcext:value-type="float">
            <text:p>9.290939</text:p>
          </table:table-cell>
          <table:table-cell office:value-type="float" office:value="3.37771" calcext:value-type="float">
            <text:p>3.37771</text:p>
          </table:table-cell>
          <table:table-cell office:value-type="float" office:value="4.815396" calcext:value-type="float">
            <text:p>4.815396</text:p>
          </table:table-cell>
          <table:table-cell office:value-type="float" office:value="5.811371" calcext:value-type="float">
            <text:p>5.811371</text:p>
          </table:table-cell>
          <table:table-cell office:value-type="float" office:value="2.934822" calcext:value-type="float">
            <text:p>2.934822</text:p>
          </table:table-cell>
          <table:table-cell office:value-type="float" office:value="1.154655" calcext:value-type="float">
            <text:p>1.154655</text:p>
          </table:table-cell>
          <table:table-cell office:value-type="float" office:value="0.3589031" calcext:value-type="float">
            <text:p>0.3589031</text:p>
          </table:table-cell>
          <table:table-cell office:value-type="float" office:value="0.3711283" calcext:value-type="float">
            <text:p>0.3711283</text:p>
          </table:table-cell>
          <table:table-cell office:value-type="float" office:value="0.3285803" calcext:value-type="float">
            <text:p>0.3285803</text:p>
          </table:table-cell>
          <table:table-cell office:value-type="float" office:value="0" calcext:value-type="float">
            <text:p>0</text:p>
          </table:table-cell>
          <table:table-cell office:value-type="float" office:value="129.2025" calcext:value-type="float">
            <text:p>129.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8373" calcext:value-type="float">
            <text:p>35.08373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9.332975" calcext:value-type="float">
            <text:p>9.332975</text:p>
          </table:table-cell>
          <table:table-cell office:value-type="float" office:value="1101.949" calcext:value-type="float">
            <text:p>1101.949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34338" calcext:value-type="float">
            <text:p>-37.34338</text:p>
          </table:table-cell>
          <table:table-cell office:value-type="float" office:value="0.08560332" calcext:value-type="float">
            <text:p>0.08560332</text:p>
          </table:table-cell>
          <table:table-cell office:value-type="float" office:value="13.3794" calcext:value-type="float">
            <text:p>13.3794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6716" calcext:value-type="float">
            <text:p>0.00486716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269" calcext:value-type="float">
            <text:p>2.077269</text:p>
          </table:table-cell>
          <table:table-cell office:value-type="float" office:value="-0.3402926" calcext:value-type="float">
            <text:p>-0.3402926</text:p>
          </table:table-cell>
          <table:table-cell office:value-type="float" office:value="-0.02026106" calcext:value-type="float">
            <text:p>-0.02026106</text:p>
          </table:table-cell>
          <table:table-cell office:value-type="float" office:value="0.007482219" calcext:value-type="float">
            <text:p>0.007482219</text:p>
          </table:table-cell>
          <table:table-cell office:value-type="float" office:value="15.92108" calcext:value-type="float">
            <text:p>15.92108</text:p>
          </table:table-cell>
          <table:table-cell office:value-type="float" office:value="0.1861364" calcext:value-type="float">
            <text:p>0.1861364</text:p>
          </table:table-cell>
          <table:table-cell office:value-type="float" office:value="0.05181177" calcext:value-type="float">
            <text:p>0.05181177</text:p>
          </table:table-cell>
          <table:table-cell office:value-type="float" office:value="0.04243894" calcext:value-type="float">
            <text:p>0.04243894</text:p>
          </table:table-cell>
          <table:table-cell office:value-type="float" office:value="0.02978457" calcext:value-type="float">
            <text:p>0.02978457</text:p>
          </table:table-cell>
          <table:table-cell office:value-type="float" office:value="0.0268972" calcext:value-type="float">
            <text:p>0.0268972</text:p>
          </table:table-cell>
          <table:table-cell office:value-type="float" office:value="0.01598091" calcext:value-type="float">
            <text:p>0.01598091</text:p>
          </table:table-cell>
          <table:table-cell office:value-type="float" office:value="0.01353222" calcext:value-type="float">
            <text:p>0.01353222</text:p>
          </table:table-cell>
          <table:table-cell office:value-type="float" office:value="0.03111351" calcext:value-type="float">
            <text:p>0.03111351</text:p>
          </table:table-cell>
          <table:table-cell office:value-type="float" office:value="0.0259547" calcext:value-type="float">
            <text:p>0.0259547</text:p>
          </table:table-cell>
          <table:table-cell office:value-type="float" office:value="0.02264292" calcext:value-type="float">
            <text:p>0.02264292</text:p>
          </table:table-cell>
          <table:table-cell office:value-type="float" office:value="0.0213039" calcext:value-type="float">
            <text:p>0.0213039</text:p>
          </table:table-cell>
          <table:table-cell office:value-type="float" office:value="0.01758912" calcext:value-type="float">
            <text:p>0.01758912</text:p>
          </table:table-cell>
          <table:table-cell office:value-type="float" office:value="0.008756363" calcext:value-type="float">
            <text:p>0.008756363</text:p>
          </table:table-cell>
          <table:table-cell office:value-type="float" office:value="0.007413928" calcext:value-type="float">
            <text:p>0.007413928</text:p>
          </table:table-cell>
          <table:table-cell office:value-type="float" office:value="0" calcext:value-type="float">
            <text:p>0</text:p>
          </table:table-cell>
          <table:table-cell office:value-type="float" office:value="7.67048" calcext:value-type="float">
            <text:p>7.67048</text:p>
          </table:table-cell>
          <table:table-cell office:value-type="float" office:value="19.00578" calcext:value-type="float">
            <text:p>19.00578</text:p>
          </table:table-cell>
          <table:table-cell office:value-type="float" office:value="25.85173" calcext:value-type="float">
            <text:p>25.85173</text:p>
          </table:table-cell>
          <table:table-cell office:value-type="float" office:value="27.03693" calcext:value-type="float">
            <text:p>27.03693</text:p>
          </table:table-cell>
          <table:table-cell office:value-type="float" office:value="28.96163" calcext:value-type="float">
            <text:p>28.96163</text:p>
          </table:table-cell>
          <table:table-cell office:value-type="float" office:value="9.342565" calcext:value-type="float">
            <text:p>9.342565</text:p>
          </table:table-cell>
          <table:table-cell office:value-type="float" office:value="3.434376" calcext:value-type="float">
            <text:p>3.434376</text:p>
          </table:table-cell>
          <table:table-cell office:value-type="float" office:value="4.836988" calcext:value-type="float">
            <text:p>4.836988</text:p>
          </table:table-cell>
          <table:table-cell office:value-type="float" office:value="5.8242" calcext:value-type="float">
            <text:p>5.8242</text:p>
          </table:table-cell>
          <table:table-cell office:value-type="float" office:value="2.942323" calcext:value-type="float">
            <text:p>2.942323</text:p>
          </table:table-cell>
          <table:table-cell office:value-type="float" office:value="1.157469" calcext:value-type="float">
            <text:p>1.157469</text:p>
          </table:table-cell>
          <table:table-cell office:value-type="float" office:value="0.3603593" calcext:value-type="float">
            <text:p>0.3603593</text:p>
          </table:table-cell>
          <table:table-cell office:value-type="float" office:value="0.3711655" calcext:value-type="float">
            <text:p>0.3711655</text:p>
          </table:table-cell>
          <table:table-cell office:value-type="float" office:value="0.3286073" calcext:value-type="float">
            <text:p>0.3286073</text:p>
          </table:table-cell>
          <table:table-cell office:value-type="float" office:value="0" calcext:value-type="float">
            <text:p>0</text:p>
          </table:table-cell>
          <table:table-cell office:value-type="float" office:value="123.747" calcext:value-type="float">
            <text:p>123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4472" calcext:value-type="float">
            <text:p>35.14472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9.347754" calcext:value-type="float">
            <text:p>9.347754</text:p>
          </table:table-cell>
          <table:table-cell office:value-type="float" office:value="1101.889" calcext:value-type="float">
            <text:p>1101.889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31578" calcext:value-type="float">
            <text:p>-37.31578</text:p>
          </table:table-cell>
          <table:table-cell office:value-type="float" office:value="0.08512298" calcext:value-type="float">
            <text:p>0.08512298</text:p>
          </table:table-cell>
          <table:table-cell office:value-type="float" office:value="13.44401" calcext:value-type="float">
            <text:p>13.44401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78559" calcext:value-type="float">
            <text:p>0.004878559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178" calcext:value-type="float">
            <text:p>2.077178</text:p>
          </table:table-cell>
          <table:table-cell office:value-type="float" office:value="-0.340335" calcext:value-type="float">
            <text:p>-0.340335</text:p>
          </table:table-cell>
          <table:table-cell office:value-type="float" office:value="-0.0202479" calcext:value-type="float">
            <text:p>-0.0202479</text:p>
          </table:table-cell>
          <table:table-cell office:value-type="float" office:value="0.007510447" calcext:value-type="float">
            <text:p>0.007510447</text:p>
          </table:table-cell>
          <table:table-cell office:value-type="float" office:value="15.90896" calcext:value-type="float">
            <text:p>15.90896</text:p>
          </table:table-cell>
          <table:table-cell office:value-type="float" office:value="0.1373152" calcext:value-type="float">
            <text:p>0.1373152</text:p>
          </table:table-cell>
          <table:table-cell office:value-type="float" office:value="0.05128621" calcext:value-type="float">
            <text:p>0.05128621</text:p>
          </table:table-cell>
          <table:table-cell office:value-type="float" office:value="0.04221153" calcext:value-type="float">
            <text:p>0.04221153</text:p>
          </table:table-cell>
          <table:table-cell office:value-type="float" office:value="0.03009557" calcext:value-type="float">
            <text:p>0.03009557</text:p>
          </table:table-cell>
          <table:table-cell office:value-type="float" office:value="0.0269901" calcext:value-type="float">
            <text:p>0.0269901</text:p>
          </table:table-cell>
          <table:table-cell office:value-type="float" office:value="0.01598122" calcext:value-type="float">
            <text:p>0.01598122</text:p>
          </table:table-cell>
          <table:table-cell office:value-type="float" office:value="0.01349312" calcext:value-type="float">
            <text:p>0.01349312</text:p>
          </table:table-cell>
          <table:table-cell office:value-type="float" office:value="0.03110319" calcext:value-type="float">
            <text:p>0.03110319</text:p>
          </table:table-cell>
          <table:table-cell office:value-type="float" office:value="0.02595531" calcext:value-type="float">
            <text:p>0.02595531</text:p>
          </table:table-cell>
          <table:table-cell office:value-type="float" office:value="0.02263197" calcext:value-type="float">
            <text:p>0.02263197</text:p>
          </table:table-cell>
          <table:table-cell office:value-type="float" office:value="0.02127961" calcext:value-type="float">
            <text:p>0.02127961</text:p>
          </table:table-cell>
          <table:table-cell office:value-type="float" office:value="0.01758373" calcext:value-type="float">
            <text:p>0.01758373</text:p>
          </table:table-cell>
          <table:table-cell office:value-type="float" office:value="0.008727414" calcext:value-type="float">
            <text:p>0.008727414</text:p>
          </table:table-cell>
          <table:table-cell office:value-type="float" office:value="0.007414696" calcext:value-type="float">
            <text:p>0.007414696</text:p>
          </table:table-cell>
          <table:table-cell office:value-type="float" office:value="0" calcext:value-type="float">
            <text:p>0</text:p>
          </table:table-cell>
          <table:table-cell office:value-type="float" office:value="8.655451" calcext:value-type="float">
            <text:p>8.655451</text:p>
          </table:table-cell>
          <table:table-cell office:value-type="float" office:value="18.91042" calcext:value-type="float">
            <text:p>18.91042</text:p>
          </table:table-cell>
          <table:table-cell office:value-type="float" office:value="25.45844" calcext:value-type="float">
            <text:p>25.45844</text:p>
          </table:table-cell>
          <table:table-cell office:value-type="float" office:value="27.6846" calcext:value-type="float">
            <text:p>27.6846</text:p>
          </table:table-cell>
          <table:table-cell office:value-type="float" office:value="29.39547" calcext:value-type="float">
            <text:p>29.39547</text:p>
          </table:table-cell>
          <table:table-cell office:value-type="float" office:value="9.397837" calcext:value-type="float">
            <text:p>9.397837</text:p>
          </table:table-cell>
          <table:table-cell office:value-type="float" office:value="3.491394" calcext:value-type="float">
            <text:p>3.491394</text:p>
          </table:table-cell>
          <table:table-cell office:value-type="float" office:value="4.858754" calcext:value-type="float">
            <text:p>4.858754</text:p>
          </table:table-cell>
          <table:table-cell office:value-type="float" office:value="5.8362" calcext:value-type="float">
            <text:p>5.8362</text:p>
          </table:table-cell>
          <table:table-cell office:value-type="float" office:value="2.949687" calcext:value-type="float">
            <text:p>2.949687</text:p>
          </table:table-cell>
          <table:table-cell office:value-type="float" office:value="1.160257" calcext:value-type="float">
            <text:p>1.160257</text:p>
          </table:table-cell>
          <table:table-cell office:value-type="float" office:value="0.3618077" calcext:value-type="float">
            <text:p>0.3618077</text:p>
          </table:table-cell>
          <table:table-cell office:value-type="float" office:value="0.3712026" calcext:value-type="float">
            <text:p>0.3712026</text:p>
          </table:table-cell>
          <table:table-cell office:value-type="float" office:value="0.3286341" calcext:value-type="float">
            <text:p>0.3286341</text:p>
          </table:table-cell>
          <table:table-cell office:value-type="float" office:value="0" calcext:value-type="float">
            <text:p>0</text:p>
          </table:table-cell>
          <table:table-cell office:value-type="float" office:value="121.7636" calcext:value-type="float">
            <text:p>121.7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0568" calcext:value-type="float">
            <text:p>35.20568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9.367599" calcext:value-type="float">
            <text:p>9.367599</text:p>
          </table:table-cell>
          <table:table-cell office:value-type="float" office:value="1101.825" calcext:value-type="float">
            <text:p>1101.825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27605" calcext:value-type="float">
            <text:p>-37.27605</text:p>
          </table:table-cell>
          <table:table-cell office:value-type="float" office:value="0.0874538" calcext:value-type="float">
            <text:p>0.0874538</text:p>
          </table:table-cell>
          <table:table-cell office:value-type="float" office:value="13.51536" calcext:value-type="float">
            <text:p>13.51536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889959" calcext:value-type="float">
            <text:p>0.004889959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7086" calcext:value-type="float">
            <text:p>2.077086</text:p>
          </table:table-cell>
          <table:table-cell office:value-type="float" office:value="-0.3403697" calcext:value-type="float">
            <text:p>-0.3403697</text:p>
          </table:table-cell>
          <table:table-cell office:value-type="float" office:value="-0.02022674" calcext:value-type="float">
            <text:p>-0.02022674</text:p>
          </table:table-cell>
          <table:table-cell office:value-type="float" office:value="0.0075379" calcext:value-type="float">
            <text:p>0.0075379</text:p>
          </table:table-cell>
          <table:table-cell office:value-type="float" office:value="15.8827" calcext:value-type="float">
            <text:p>15.8827</text:p>
          </table:table-cell>
          <table:table-cell office:value-type="float" office:value="0.1246652" calcext:value-type="float">
            <text:p>0.1246652</text:p>
          </table:table-cell>
          <table:table-cell office:value-type="float" office:value="0.05201098" calcext:value-type="float">
            <text:p>0.05201098</text:p>
          </table:table-cell>
          <table:table-cell office:value-type="float" office:value="0.04205444" calcext:value-type="float">
            <text:p>0.04205444</text:p>
          </table:table-cell>
          <table:table-cell office:value-type="float" office:value="0.03027968" calcext:value-type="float">
            <text:p>0.03027968</text:p>
          </table:table-cell>
          <table:table-cell office:value-type="float" office:value="0.02705532" calcext:value-type="float">
            <text:p>0.02705532</text:p>
          </table:table-cell>
          <table:table-cell office:value-type="float" office:value="0.01599985" calcext:value-type="float">
            <text:p>0.01599985</text:p>
          </table:table-cell>
          <table:table-cell office:value-type="float" office:value="0.01342071" calcext:value-type="float">
            <text:p>0.01342071</text:p>
          </table:table-cell>
          <table:table-cell office:value-type="float" office:value="0.03107169" calcext:value-type="float">
            <text:p>0.03107169</text:p>
          </table:table-cell>
          <table:table-cell office:value-type="float" office:value="0.02595039" calcext:value-type="float">
            <text:p>0.02595039</text:p>
          </table:table-cell>
          <table:table-cell office:value-type="float" office:value="0.02262193" calcext:value-type="float">
            <text:p>0.02262193</text:p>
          </table:table-cell>
          <table:table-cell office:value-type="float" office:value="0.02125739" calcext:value-type="float">
            <text:p>0.02125739</text:p>
          </table:table-cell>
          <table:table-cell office:value-type="float" office:value="0.01757823" calcext:value-type="float">
            <text:p>0.01757823</text:p>
          </table:table-cell>
          <table:table-cell office:value-type="float" office:value="0.008698883" calcext:value-type="float">
            <text:p>0.008698883</text:p>
          </table:table-cell>
          <table:table-cell office:value-type="float" office:value="0.007415424" calcext:value-type="float">
            <text:p>0.007415424</text:p>
          </table:table-cell>
          <table:table-cell office:value-type="float" office:value="0" calcext:value-type="float">
            <text:p>0</text:p>
          </table:table-cell>
          <table:table-cell office:value-type="float" office:value="9.44346" calcext:value-type="float">
            <text:p>9.44346</text:p>
          </table:table-cell>
          <table:table-cell office:value-type="float" office:value="19.29042" calcext:value-type="float">
            <text:p>19.29042</text:p>
          </table:table-cell>
          <table:table-cell office:value-type="float" office:value="25.02923" calcext:value-type="float">
            <text:p>25.02923</text:p>
          </table:table-cell>
          <table:table-cell office:value-type="float" office:value="28.13511" calcext:value-type="float">
            <text:p>28.13511</text:p>
          </table:table-cell>
          <table:table-cell office:value-type="float" office:value="29.87499" calcext:value-type="float">
            <text:p>29.87499</text:p>
          </table:table-cell>
          <table:table-cell office:value-type="float" office:value="9.456012" calcext:value-type="float">
            <text:p>9.456012</text:p>
          </table:table-cell>
          <table:table-cell office:value-type="float" office:value="3.549798" calcext:value-type="float">
            <text:p>3.549798</text:p>
          </table:table-cell>
          <table:table-cell office:value-type="float" office:value="4.881052" calcext:value-type="float">
            <text:p>4.881052</text:p>
          </table:table-cell>
          <table:table-cell office:value-type="float" office:value="5.847385" calcext:value-type="float">
            <text:p>5.847385</text:p>
          </table:table-cell>
          <table:table-cell office:value-type="float" office:value="2.956889" calcext:value-type="float">
            <text:p>2.956889</text:p>
          </table:table-cell>
          <table:table-cell office:value-type="float" office:value="1.163011" calcext:value-type="float">
            <text:p>1.163011</text:p>
          </table:table-cell>
          <table:table-cell office:value-type="float" office:value="0.3632509" calcext:value-type="float">
            <text:p>0.3632509</text:p>
          </table:table-cell>
          <table:table-cell office:value-type="float" office:value="0.371233" calcext:value-type="float">
            <text:p>0.371233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" calcext:value-type="float">
            <text:p>0</text:p>
          </table:table-cell>
          <table:table-cell office:value-type="float" office:value="148.8491" calcext:value-type="float">
            <text:p>148.8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7565" calcext:value-type="float">
            <text:p>35.27565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9.386032" calcext:value-type="float">
            <text:p>9.386032</text:p>
          </table:table-cell>
          <table:table-cell office:value-type="float" office:value="1101.762" calcext:value-type="float">
            <text:p>1101.762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236" calcext:value-type="float">
            <text:p>-37.236</text:p>
          </table:table-cell>
          <table:table-cell office:value-type="float" office:value="0.09208031" calcext:value-type="float">
            <text:p>0.09208031</text:p>
          </table:table-cell>
          <table:table-cell office:value-type="float" office:value="13.58605" calcext:value-type="float">
            <text:p>13.58605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01358" calcext:value-type="float">
            <text:p>0.004901358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994" calcext:value-type="float">
            <text:p>2.076994</text:p>
          </table:table-cell>
          <table:table-cell office:value-type="float" office:value="-0.3403942" calcext:value-type="float">
            <text:p>-0.3403942</text:p>
          </table:table-cell>
          <table:table-cell office:value-type="float" office:value="-0.02019995" calcext:value-type="float">
            <text:p>-0.02019995</text:p>
          </table:table-cell>
          <table:table-cell office:value-type="float" office:value="0.007562226" calcext:value-type="float">
            <text:p>0.007562226</text:p>
          </table:table-cell>
          <table:table-cell office:value-type="float" office:value="15.84512" calcext:value-type="float">
            <text:p>15.84512</text:p>
          </table:table-cell>
          <table:table-cell office:value-type="float" office:value="0.3147312" calcext:value-type="float">
            <text:p>0.3147312</text:p>
          </table:table-cell>
          <table:table-cell office:value-type="float" office:value="0.05287686" calcext:value-type="float">
            <text:p>0.05287686</text:p>
          </table:table-cell>
          <table:table-cell office:value-type="float" office:value="0.04207221" calcext:value-type="float">
            <text:p>0.04207221</text:p>
          </table:table-cell>
          <table:table-cell office:value-type="float" office:value="0.03035086" calcext:value-type="float">
            <text:p>0.03035086</text:p>
          </table:table-cell>
          <table:table-cell office:value-type="float" office:value="0.02711432" calcext:value-type="float">
            <text:p>0.02711432</text:p>
          </table:table-cell>
          <table:table-cell office:value-type="float" office:value="0.01603309" calcext:value-type="float">
            <text:p>0.01603309</text:p>
          </table:table-cell>
          <table:table-cell office:value-type="float" office:value="0.01336258" calcext:value-type="float">
            <text:p>0.01336258</text:p>
          </table:table-cell>
          <table:table-cell office:value-type="float" office:value="0.03102544" calcext:value-type="float">
            <text:p>0.03102544</text:p>
          </table:table-cell>
          <table:table-cell office:value-type="float" office:value="0.0259356" calcext:value-type="float">
            <text:p>0.0259356</text:p>
          </table:table-cell>
          <table:table-cell office:value-type="float" office:value="0.02261146" calcext:value-type="float">
            <text:p>0.02261146</text:p>
          </table:table-cell>
          <table:table-cell office:value-type="float" office:value="0.02123676" calcext:value-type="float">
            <text:p>0.02123676</text:p>
          </table:table-cell>
          <table:table-cell office:value-type="float" office:value="0.01757261" calcext:value-type="float">
            <text:p>0.01757261</text:p>
          </table:table-cell>
          <table:table-cell office:value-type="float" office:value="0.008670752" calcext:value-type="float">
            <text:p>0.008670752</text:p>
          </table:table-cell>
          <table:table-cell office:value-type="float" office:value="0.007416101" calcext:value-type="float">
            <text:p>0.007416101</text:p>
          </table:table-cell>
          <table:table-cell office:value-type="float" office:value="0" calcext:value-type="float">
            <text:p>0</text:p>
          </table:table-cell>
          <table:table-cell office:value-type="float" office:value="9.834515" calcext:value-type="float">
            <text:p>9.834515</text:p>
          </table:table-cell>
          <table:table-cell office:value-type="float" office:value="19.86062" calcext:value-type="float">
            <text:p>19.86062</text:p>
          </table:table-cell>
          <table:table-cell office:value-type="float" office:value="24.78338" calcext:value-type="float">
            <text:p>24.78338</text:p>
          </table:table-cell>
          <table:table-cell office:value-type="float" office:value="28.36394" calcext:value-type="float">
            <text:p>28.36394</text:p>
          </table:table-cell>
          <table:table-cell office:value-type="float" office:value="30.28845" calcext:value-type="float">
            <text:p>30.28845</text:p>
          </table:table-cell>
          <table:table-cell office:value-type="float" office:value="9.511858" calcext:value-type="float">
            <text:p>9.511858</text:p>
          </table:table-cell>
          <table:table-cell office:value-type="float" office:value="3.608985" calcext:value-type="float">
            <text:p>3.608985</text:p>
          </table:table-cell>
          <table:table-cell office:value-type="float" office:value="4.904044" calcext:value-type="float">
            <text:p>4.904044</text:p>
          </table:table-cell>
          <table:table-cell office:value-type="float" office:value="5.857962" calcext:value-type="float">
            <text:p>5.857962</text:p>
          </table:table-cell>
          <table:table-cell office:value-type="float" office:value="2.963908" calcext:value-type="float">
            <text:p>2.963908</text:p>
          </table:table-cell>
          <table:table-cell office:value-type="float" office:value="1.165729" calcext:value-type="float">
            <text:p>1.165729</text:p>
          </table:table-cell>
          <table:table-cell office:value-type="float" office:value="0.3646925" calcext:value-type="float">
            <text:p>0.3646925</text:p>
          </table:table-cell>
          <table:table-cell office:value-type="float" office:value="0.3712531" calcext:value-type="float">
            <text:p>0.3712531</text:p>
          </table:table-cell>
          <table:table-cell office:value-type="float" office:value="0.3286878" calcext:value-type="float">
            <text:p>0.3286878</text:p>
          </table:table-cell>
          <table:table-cell office:value-type="float" office:value="0" calcext:value-type="float">
            <text:p>0</text:p>
          </table:table-cell>
          <table:table-cell office:value-type="float" office:value="176.496" calcext:value-type="float">
            <text:p>176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17" calcext:value-type="float">
            <text:p>35.34717</text:p>
          </table:table-cell>
          <table:table-cell office:value-type="float" office:value="0" calcext:value-type="float">
            <text:p>0</text:p>
          </table:table-cell>
          <table:table-cell office:value-type="float" office:value="-0.8382519" calcext:value-type="float">
            <text:p>-0.83825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9.411483" calcext:value-type="float">
            <text:p>9.411483</text:p>
          </table:table-cell>
          <table:table-cell office:value-type="float" office:value="1101.699" calcext:value-type="float">
            <text:p>1101.699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1979" calcext:value-type="float">
            <text:p>-37.1979</text:p>
          </table:table-cell>
          <table:table-cell office:value-type="float" office:value="0.08894752" calcext:value-type="float">
            <text:p>0.08894752</text:p>
          </table:table-cell>
          <table:table-cell office:value-type="float" office:value="13.65855" calcext:value-type="float">
            <text:p>13.65855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1276" calcext:value-type="float">
            <text:p>0.00491276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903" calcext:value-type="float">
            <text:p>2.076903</text:p>
          </table:table-cell>
          <table:table-cell office:value-type="float" office:value="-0.3404495" calcext:value-type="float">
            <text:p>-0.3404495</text:p>
          </table:table-cell>
          <table:table-cell office:value-type="float" office:value="-0.0201873" calcext:value-type="float">
            <text:p>-0.0201873</text:p>
          </table:table-cell>
          <table:table-cell office:value-type="float" office:value="0.00759095" calcext:value-type="float">
            <text:p>0.00759095</text:p>
          </table:table-cell>
          <table:table-cell office:value-type="float" office:value="15.83422" calcext:value-type="float">
            <text:p>15.83422</text:p>
          </table:table-cell>
          <table:table-cell office:value-type="float" office:value="0.1649487" calcext:value-type="float">
            <text:p>0.1649487</text:p>
          </table:table-cell>
          <table:table-cell office:value-type="float" office:value="0.05265421" calcext:value-type="float">
            <text:p>0.05265421</text:p>
          </table:table-cell>
          <table:table-cell office:value-type="float" office:value="0.04160492" calcext:value-type="float">
            <text:p>0.04160492</text:p>
          </table:table-cell>
          <table:table-cell office:value-type="float" office:value="0.03001441" calcext:value-type="float">
            <text:p>0.03001441</text:p>
          </table:table-cell>
          <table:table-cell office:value-type="float" office:value="0.02696058" calcext:value-type="float">
            <text:p>0.02696058</text:p>
          </table:table-cell>
          <table:table-cell office:value-type="float" office:value="0.01591606" calcext:value-type="float">
            <text:p>0.01591606</text:p>
          </table:table-cell>
          <table:table-cell office:value-type="float" office:value="0.01322248" calcext:value-type="float">
            <text:p>0.01322248</text:p>
          </table:table-cell>
          <table:table-cell office:value-type="float" office:value="0.03097283" calcext:value-type="float">
            <text:p>0.03097283</text:p>
          </table:table-cell>
          <table:table-cell office:value-type="float" office:value="0.02591518" calcext:value-type="float">
            <text:p>0.02591518</text:p>
          </table:table-cell>
          <table:table-cell office:value-type="float" office:value="0.02260031" calcext:value-type="float">
            <text:p>0.02260031</text:p>
          </table:table-cell>
          <table:table-cell office:value-type="float" office:value="0.02121758" calcext:value-type="float">
            <text:p>0.02121758</text:p>
          </table:table-cell>
          <table:table-cell office:value-type="float" office:value="0.0175669" calcext:value-type="float">
            <text:p>0.0175669</text:p>
          </table:table-cell>
          <table:table-cell office:value-type="float" office:value="0.008643034" calcext:value-type="float">
            <text:p>0.008643034</text:p>
          </table:table-cell>
          <table:table-cell office:value-type="float" office:value="0.007416732" calcext:value-type="float">
            <text:p>0.007416732</text:p>
          </table:table-cell>
          <table:table-cell office:value-type="float" office:value="0" calcext:value-type="float">
            <text:p>0</text:p>
          </table:table-cell>
          <table:table-cell office:value-type="float" office:value="8.070736" calcext:value-type="float">
            <text:p>8.070736</text:p>
          </table:table-cell>
          <table:table-cell office:value-type="float" office:value="20.30478" calcext:value-type="float">
            <text:p>20.30478</text:p>
          </table:table-cell>
          <table:table-cell office:value-type="float" office:value="25.12411" calcext:value-type="float">
            <text:p>25.12411</text:p>
          </table:table-cell>
          <table:table-cell office:value-type="float" office:value="28.52149" calcext:value-type="float">
            <text:p>28.52149</text:p>
          </table:table-cell>
          <table:table-cell office:value-type="float" office:value="30.59046" calcext:value-type="float">
            <text:p>30.59046</text:p>
          </table:table-cell>
          <table:table-cell office:value-type="float" office:value="9.567088" calcext:value-type="float">
            <text:p>9.567088</text:p>
          </table:table-cell>
          <table:table-cell office:value-type="float" office:value="3.666287" calcext:value-type="float">
            <text:p>3.666287</text:p>
          </table:table-cell>
          <table:table-cell office:value-type="float" office:value="4.927477" calcext:value-type="float">
            <text:p>4.927477</text:p>
          </table:table-cell>
          <table:table-cell office:value-type="float" office:value="5.868319" calcext:value-type="float">
            <text:p>5.868319</text:p>
          </table:table-cell>
          <table:table-cell office:value-type="float" office:value="2.970768" calcext:value-type="float">
            <text:p>2.970768</text:p>
          </table:table-cell>
          <table:table-cell office:value-type="float" office:value="1.168409" calcext:value-type="float">
            <text:p>1.168409</text:p>
          </table:table-cell>
          <table:table-cell office:value-type="float" office:value="0.366129" calcext:value-type="float">
            <text:p>0.366129</text:p>
          </table:table-cell>
          <table:table-cell office:value-type="float" office:value="0.3712659" calcext:value-type="float">
            <text:p>0.3712659</text:p>
          </table:table-cell>
          <table:table-cell office:value-type="float" office:value="0.3287145" calcext:value-type="float">
            <text:p>0.3287145</text:p>
          </table:table-cell>
          <table:table-cell office:value-type="float" office:value="0" calcext:value-type="float">
            <text:p>0</text:p>
          </table:table-cell>
          <table:table-cell office:value-type="float" office:value="152.4184" calcext:value-type="float">
            <text:p>152.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0964" calcext:value-type="float">
            <text:p>35.40964</text:p>
          </table:table-cell>
          <table:table-cell office:value-type="float" office:value="0" calcext:value-type="float">
            <text:p>0</text:p>
          </table:table-cell>
          <table:table-cell office:value-type="float" office:value="-0.838254" calcext:value-type="float">
            <text:p>-0.8382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9.42538" calcext:value-type="float">
            <text:p>9.42538</text:p>
          </table:table-cell>
          <table:table-cell office:value-type="float" office:value="1101.638" calcext:value-type="float">
            <text:p>1101.638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17097" calcext:value-type="float">
            <text:p>-37.17097</text:p>
          </table:table-cell>
          <table:table-cell office:value-type="float" office:value="0.08856464" calcext:value-type="float">
            <text:p>0.08856464</text:p>
          </table:table-cell>
          <table:table-cell office:value-type="float" office:value="13.72264" calcext:value-type="float">
            <text:p>13.72264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24159" calcext:value-type="float">
            <text:p>0.004924159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812" calcext:value-type="float">
            <text:p>2.076812</text:p>
          </table:table-cell>
          <table:table-cell office:value-type="float" office:value="-0.3404841" calcext:value-type="float">
            <text:p>-0.3404841</text:p>
          </table:table-cell>
          <table:table-cell office:value-type="float" office:value="-0.02017057" calcext:value-type="float">
            <text:p>-0.02017057</text:p>
          </table:table-cell>
          <table:table-cell office:value-type="float" office:value="0.007621552" calcext:value-type="float">
            <text:p>0.007621552</text:p>
          </table:table-cell>
          <table:table-cell office:value-type="float" office:value="15.81651" calcext:value-type="float">
            <text:p>15.81651</text:p>
          </table:table-cell>
          <table:table-cell office:value-type="float" office:value="0.1286498" calcext:value-type="float">
            <text:p>0.1286498</text:p>
          </table:table-cell>
          <table:table-cell office:value-type="float" office:value="0.0533795" calcext:value-type="float">
            <text:p>0.0533795</text:p>
          </table:table-cell>
          <table:table-cell office:value-type="float" office:value="0.04222057" calcext:value-type="float">
            <text:p>0.04222057</text:p>
          </table:table-cell>
          <table:table-cell office:value-type="float" office:value="0.03040813" calcext:value-type="float">
            <text:p>0.03040813</text:p>
          </table:table-cell>
          <table:table-cell office:value-type="float" office:value="0.02726637" calcext:value-type="float">
            <text:p>0.02726637</text:p>
          </table:table-cell>
          <table:table-cell office:value-type="float" office:value="0.01596033" calcext:value-type="float">
            <text:p>0.01596033</text:p>
          </table:table-cell>
          <table:table-cell office:value-type="float" office:value="0.01319086" calcext:value-type="float">
            <text:p>0.01319086</text:p>
          </table:table-cell>
          <table:table-cell office:value-type="float" office:value="0.03091675" calcext:value-type="float">
            <text:p>0.03091675</text:p>
          </table:table-cell>
          <table:table-cell office:value-type="float" office:value="0.02588982" calcext:value-type="float">
            <text:p>0.02588982</text:p>
          </table:table-cell>
          <table:table-cell office:value-type="float" office:value="0.02258851" calcext:value-type="float">
            <text:p>0.02258851</text:p>
          </table:table-cell>
          <table:table-cell office:value-type="float" office:value="0.02119982" calcext:value-type="float">
            <text:p>0.02119982</text:p>
          </table:table-cell>
          <table:table-cell office:value-type="float" office:value="0.01756156" calcext:value-type="float">
            <text:p>0.01756156</text:p>
          </table:table-cell>
          <table:table-cell office:value-type="float" office:value="0.008615753" calcext:value-type="float">
            <text:p>0.008615753</text:p>
          </table:table-cell>
          <table:table-cell office:value-type="float" office:value="0.007417325" calcext:value-type="float">
            <text:p>0.007417325</text:p>
          </table:table-cell>
          <table:table-cell office:value-type="float" office:value="0" calcext:value-type="float">
            <text:p>0</text:p>
          </table:table-cell>
          <table:table-cell office:value-type="float" office:value="9.01403" calcext:value-type="float">
            <text:p>9.01403</text:p>
          </table:table-cell>
          <table:table-cell office:value-type="float" office:value="19.97242" calcext:value-type="float">
            <text:p>19.97242</text:p>
          </table:table-cell>
          <table:table-cell office:value-type="float" office:value="25.49105" calcext:value-type="float">
            <text:p>25.49105</text:p>
          </table:table-cell>
          <table:table-cell office:value-type="float" office:value="28.77058" calcext:value-type="float">
            <text:p>28.77058</text:p>
          </table:table-cell>
          <table:table-cell office:value-type="float" office:value="30.78286" calcext:value-type="float">
            <text:p>30.78286</text:p>
          </table:table-cell>
          <table:table-cell office:value-type="float" office:value="9.626034" calcext:value-type="float">
            <text:p>9.626034</text:p>
          </table:table-cell>
          <table:table-cell office:value-type="float" office:value="3.720059" calcext:value-type="float">
            <text:p>3.720059</text:p>
          </table:table-cell>
          <table:table-cell office:value-type="float" office:value="4.950809" calcext:value-type="float">
            <text:p>4.950809</text:p>
          </table:table-cell>
          <table:table-cell office:value-type="float" office:value="5.878313" calcext:value-type="float">
            <text:p>5.878313</text:p>
          </table:table-cell>
          <table:table-cell office:value-type="float" office:value="2.977508" calcext:value-type="float">
            <text:p>2.977508</text:p>
          </table:table-cell>
          <table:table-cell office:value-type="float" office:value="1.171057" calcext:value-type="float">
            <text:p>1.171057</text:p>
          </table:table-cell>
          <table:table-cell office:value-type="float" office:value="0.367555" calcext:value-type="float">
            <text:p>0.367555</text:p>
          </table:table-cell>
          <table:table-cell office:value-type="float" office:value="0.3712805" calcext:value-type="float">
            <text:p>0.3712805</text:p>
          </table:table-cell>
          <table:table-cell office:value-type="float" office:value="0.3287412" calcext:value-type="float">
            <text:p>0.3287412</text:p>
          </table:table-cell>
          <table:table-cell office:value-type="float" office:value="0" calcext:value-type="float">
            <text:p>0</text:p>
          </table:table-cell>
          <table:table-cell office:value-type="float" office:value="148.5358" calcext:value-type="float">
            <text:p>148.5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7071" calcext:value-type="float">
            <text:p>35.47071</text:p>
          </table:table-cell>
          <table:table-cell office:value-type="float" office:value="0" calcext:value-type="float">
            <text:p>0</text:p>
          </table:table-cell>
          <table:table-cell office:value-type="float" office:value="-0.838254" calcext:value-type="float">
            <text:p>-0.8382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9.443085" calcext:value-type="float">
            <text:p>9.443085</text:p>
          </table:table-cell>
          <table:table-cell office:value-type="float" office:value="1101.584" calcext:value-type="float">
            <text:p>1101.584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13905" calcext:value-type="float">
            <text:p>-37.13905</text:p>
          </table:table-cell>
          <table:table-cell office:value-type="float" office:value="0.08930724" calcext:value-type="float">
            <text:p>0.08930724</text:p>
          </table:table-cell>
          <table:table-cell office:value-type="float" office:value="13.78154" calcext:value-type="float">
            <text:p>13.78154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35559" calcext:value-type="float">
            <text:p>0.004935559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72" calcext:value-type="float">
            <text:p>2.07672</text:p>
          </table:table-cell>
          <table:table-cell office:value-type="float" office:value="-0.3405033" calcext:value-type="float">
            <text:p>-0.3405033</text:p>
          </table:table-cell>
          <table:table-cell office:value-type="float" office:value="-0.02014552" calcext:value-type="float">
            <text:p>-0.02014552</text:p>
          </table:table-cell>
          <table:table-cell office:value-type="float" office:value="0.007645499" calcext:value-type="float">
            <text:p>0.007645499</text:p>
          </table:table-cell>
          <table:table-cell office:value-type="float" office:value="15.78883" calcext:value-type="float">
            <text:p>15.78883</text:p>
          </table:table-cell>
          <table:table-cell office:value-type="float" office:value="0.1205987" calcext:value-type="float">
            <text:p>0.1205987</text:p>
          </table:table-cell>
          <table:table-cell office:value-type="float" office:value="0.05408547" calcext:value-type="float">
            <text:p>0.05408547</text:p>
          </table:table-cell>
          <table:table-cell office:value-type="float" office:value="0.04272012" calcext:value-type="float">
            <text:p>0.04272012</text:p>
          </table:table-cell>
          <table:table-cell office:value-type="float" office:value="0.0306886" calcext:value-type="float">
            <text:p>0.0306886</text:p>
          </table:table-cell>
          <table:table-cell office:value-type="float" office:value="0.02749939" calcext:value-type="float">
            <text:p>0.02749939</text:p>
          </table:table-cell>
          <table:table-cell office:value-type="float" office:value="0.01602993" calcext:value-type="float">
            <text:p>0.01602993</text:p>
          </table:table-cell>
          <table:table-cell office:value-type="float" office:value="0.0132615" calcext:value-type="float">
            <text:p>0.0132615</text:p>
          </table:table-cell>
          <table:table-cell office:value-type="float" office:value="0.03091111" calcext:value-type="float">
            <text:p>0.03091111</text:p>
          </table:table-cell>
          <table:table-cell office:value-type="float" office:value="0.02586719" calcext:value-type="float">
            <text:p>0.02586719</text:p>
          </table:table-cell>
          <table:table-cell office:value-type="float" office:value="0.0225757" calcext:value-type="float">
            <text:p>0.0225757</text:p>
          </table:table-cell>
          <table:table-cell office:value-type="float" office:value="0.02118304" calcext:value-type="float">
            <text:p>0.02118304</text:p>
          </table:table-cell>
          <table:table-cell office:value-type="float" office:value="0.01755676" calcext:value-type="float">
            <text:p>0.01755676</text:p>
          </table:table-cell>
          <table:table-cell office:value-type="float" office:value="0.008588893" calcext:value-type="float">
            <text:p>0.008588893</text:p>
          </table:table-cell>
          <table:table-cell office:value-type="float" office:value="0.007417868" calcext:value-type="float">
            <text:p>0.007417868</text:p>
          </table:table-cell>
          <table:table-cell office:value-type="float" office:value="0" calcext:value-type="float">
            <text:p>0</text:p>
          </table:table-cell>
          <table:table-cell office:value-type="float" office:value="9.844665" calcext:value-type="float">
            <text:p>9.844665</text:p>
          </table:table-cell>
          <table:table-cell office:value-type="float" office:value="19.99584" calcext:value-type="float">
            <text:p>19.99584</text:p>
          </table:table-cell>
          <table:table-cell office:value-type="float" office:value="25.59668" calcext:value-type="float">
            <text:p>25.59668</text:p>
          </table:table-cell>
          <table:table-cell office:value-type="float" office:value="28.98372" calcext:value-type="float">
            <text:p>28.98372</text:p>
          </table:table-cell>
          <table:table-cell office:value-type="float" office:value="30.91465" calcext:value-type="float">
            <text:p>30.91465</text:p>
          </table:table-cell>
          <table:table-cell office:value-type="float" office:value="9.678696" calcext:value-type="float">
            <text:p>9.678696</text:p>
          </table:table-cell>
          <table:table-cell office:value-type="float" office:value="3.773438" calcext:value-type="float">
            <text:p>3.773438</text:p>
          </table:table-cell>
          <table:table-cell office:value-type="float" office:value="4.973191" calcext:value-type="float">
            <text:p>4.973191</text:p>
          </table:table-cell>
          <table:table-cell office:value-type="float" office:value="5.887826" calcext:value-type="float">
            <text:p>5.887826</text:p>
          </table:table-cell>
          <table:table-cell office:value-type="float" office:value="2.984127" calcext:value-type="float">
            <text:p>2.984127</text:p>
          </table:table-cell>
          <table:table-cell office:value-type="float" office:value="1.173673" calcext:value-type="float">
            <text:p>1.173673</text:p>
          </table:table-cell>
          <table:table-cell office:value-type="float" office:value="0.3689724" calcext:value-type="float">
            <text:p>0.3689724</text:p>
          </table:table-cell>
          <table:table-cell office:value-type="float" office:value="0.3712944" calcext:value-type="float">
            <text:p>0.3712944</text:p>
          </table:table-cell>
          <table:table-cell office:value-type="float" office:value="0.3287679" calcext:value-type="float">
            <text:p>0.3287679</text:p>
          </table:table-cell>
          <table:table-cell office:value-type="float" office:value="0" calcext:value-type="float">
            <text:p>0</text:p>
          </table:table-cell>
          <table:table-cell office:value-type="float" office:value="153.0852" calcext:value-type="float">
            <text:p>153.0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2754" calcext:value-type="float">
            <text:p>35.52754</text:p>
          </table:table-cell>
          <table:table-cell office:value-type="float" office:value="0" calcext:value-type="float">
            <text:p>0</text:p>
          </table:table-cell>
          <table:table-cell office:value-type="float" office:value="-0.838254" calcext:value-type="float">
            <text:p>-0.83825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9.466007" calcext:value-type="float">
            <text:p>9.466007</text:p>
          </table:table-cell>
          <table:table-cell office:value-type="float" office:value="1101.531" calcext:value-type="float">
            <text:p>1101.531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10094" calcext:value-type="float">
            <text:p>-37.10094</text:p>
          </table:table-cell>
          <table:table-cell office:value-type="float" office:value="0.09171105" calcext:value-type="float">
            <text:p>0.09171105</text:p>
          </table:table-cell>
          <table:table-cell office:value-type="float" office:value="13.83796" calcext:value-type="float">
            <text:p>13.83796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46958" calcext:value-type="float">
            <text:p>0.004946958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629" calcext:value-type="float">
            <text:p>2.076629</text:p>
          </table:table-cell>
          <table:table-cell office:value-type="float" office:value="-0.3405195" calcext:value-type="float">
            <text:p>-0.3405195</text:p>
          </table:table-cell>
          <table:table-cell office:value-type="float" office:value="-0.02011635" calcext:value-type="float">
            <text:p>-0.02011635</text:p>
          </table:table-cell>
          <table:table-cell office:value-type="float" office:value="0.007666152" calcext:value-type="float">
            <text:p>0.007666152</text:p>
          </table:table-cell>
          <table:table-cell office:value-type="float" office:value="15.75679" calcext:value-type="float">
            <text:p>15.75679</text:p>
          </table:table-cell>
          <table:table-cell office:value-type="float" office:value="0.184977" calcext:value-type="float">
            <text:p>0.184977</text:p>
          </table:table-cell>
          <table:table-cell office:value-type="float" office:value="0.05458721" calcext:value-type="float">
            <text:p>0.05458721</text:p>
          </table:table-cell>
          <table:table-cell office:value-type="float" office:value="0.04294132" calcext:value-type="float">
            <text:p>0.04294132</text:p>
          </table:table-cell>
          <table:table-cell office:value-type="float" office:value="0.03081936" calcext:value-type="float">
            <text:p>0.03081936</text:p>
          </table:table-cell>
          <table:table-cell office:value-type="float" office:value="0.02760466" calcext:value-type="float">
            <text:p>0.02760466</text:p>
          </table:table-cell>
          <table:table-cell office:value-type="float" office:value="0.01612454" calcext:value-type="float">
            <text:p>0.01612454</text:p>
          </table:table-cell>
          <table:table-cell office:value-type="float" office:value="0.01332435" calcext:value-type="float">
            <text:p>0.01332435</text:p>
          </table:table-cell>
          <table:table-cell office:value-type="float" office:value="0.03093356" calcext:value-type="float">
            <text:p>0.03093356</text:p>
          </table:table-cell>
          <table:table-cell office:value-type="float" office:value="0.02585512" calcext:value-type="float">
            <text:p>0.02585512</text:p>
          </table:table-cell>
          <table:table-cell office:value-type="float" office:value="0.02256311" calcext:value-type="float">
            <text:p>0.02256311</text:p>
          </table:table-cell>
          <table:table-cell office:value-type="float" office:value="0.02116701" calcext:value-type="float">
            <text:p>0.02116701</text:p>
          </table:table-cell>
          <table:table-cell office:value-type="float" office:value="0.0175524" calcext:value-type="float">
            <text:p>0.0175524</text:p>
          </table:table-cell>
          <table:table-cell office:value-type="float" office:value="0.008562431" calcext:value-type="float">
            <text:p>0.008562431</text:p>
          </table:table-cell>
          <table:table-cell office:value-type="float" office:value="0.007418368" calcext:value-type="float">
            <text:p>0.007418368</text:p>
          </table:table-cell>
          <table:table-cell office:value-type="float" office:value="0" calcext:value-type="float">
            <text:p>0</text:p>
          </table:table-cell>
          <table:table-cell office:value-type="float" office:value="10.33665" calcext:value-type="float">
            <text:p>10.33665</text:p>
          </table:table-cell>
          <table:table-cell office:value-type="float" office:value="20.24815" calcext:value-type="float">
            <text:p>20.24815</text:p>
          </table:table-cell>
          <table:table-cell office:value-type="float" office:value="25.64401" calcext:value-type="float">
            <text:p>25.64401</text:p>
          </table:table-cell>
          <table:table-cell office:value-type="float" office:value="29.12788" calcext:value-type="float">
            <text:p>29.12788</text:p>
          </table:table-cell>
          <table:table-cell office:value-type="float" office:value="31.02065" calcext:value-type="float">
            <text:p>31.02065</text:p>
          </table:table-cell>
          <table:table-cell office:value-type="float" office:value="9.725045" calcext:value-type="float">
            <text:p>9.725045</text:p>
          </table:table-cell>
          <table:table-cell office:value-type="float" office:value="3.824282" calcext:value-type="float">
            <text:p>3.824282</text:p>
          </table:table-cell>
          <table:table-cell office:value-type="float" office:value="4.995197" calcext:value-type="float">
            <text:p>4.995197</text:p>
          </table:table-cell>
          <table:table-cell office:value-type="float" office:value="5.896643" calcext:value-type="float">
            <text:p>5.896643</text:p>
          </table:table-cell>
          <table:table-cell office:value-type="float" office:value="2.990588" calcext:value-type="float">
            <text:p>2.990588</text:p>
          </table:table-cell>
          <table:table-cell office:value-type="float" office:value="1.176254" calcext:value-type="float">
            <text:p>1.176254</text:p>
          </table:table-cell>
          <table:table-cell office:value-type="float" office:value="0.3703833" calcext:value-type="float">
            <text:p>0.3703833</text:p>
          </table:table-cell>
          <table:table-cell office:value-type="float" office:value="0.3713039" calcext:value-type="float">
            <text:p>0.3713039</text:p>
          </table:table-cell>
          <table:table-cell office:value-type="float" office:value="0.3287944" calcext:value-type="float">
            <text:p>0.3287944</text:p>
          </table:table-cell>
          <table:table-cell office:value-type="float" office:value="0" calcext:value-type="float">
            <text:p>0</text:p>
          </table:table-cell>
          <table:table-cell office:value-type="float" office:value="166.3317" calcext:value-type="float">
            <text:p>166.3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8391" calcext:value-type="float">
            <text:p>35.58391</text:p>
          </table:table-cell>
          <table:table-cell office:value-type="float" office:value="0" calcext:value-type="float">
            <text:p>0</text:p>
          </table:table-cell>
          <table:table-cell office:value-type="float" office:value="-0.838254" calcext:value-type="float">
            <text:p>-0.83825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9.501939" calcext:value-type="float">
            <text:p>9.501939</text:p>
          </table:table-cell>
          <table:table-cell office:value-type="float" office:value="1101.477" calcext:value-type="float">
            <text:p>1101.477</text:p>
          </table:table-cell>
          <table:table-cell office:value-type="float" office:value="12.84" calcext:value-type="float">
            <text:p>12.84</text:p>
          </table:table-cell>
          <table:table-cell office:value-type="float" office:value="-37.04786" calcext:value-type="float">
            <text:p>-37.04786</text:p>
          </table:table-cell>
          <table:table-cell office:value-type="float" office:value="0.09555681" calcext:value-type="float">
            <text:p>0.09555681</text:p>
          </table:table-cell>
          <table:table-cell office:value-type="float" office:value="13.89536" calcext:value-type="float">
            <text:p>13.89536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58358" calcext:value-type="float">
            <text:p>0.004958358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537" calcext:value-type="float">
            <text:p>2.076537</text:p>
          </table:table-cell>
          <table:table-cell office:value-type="float" office:value="-0.3405472" calcext:value-type="float">
            <text:p>-0.3405472</text:p>
          </table:table-cell>
          <table:table-cell office:value-type="float" office:value="-0.02008691" calcext:value-type="float">
            <text:p>-0.02008691</text:p>
          </table:table-cell>
          <table:table-cell office:value-type="float" office:value="0.007681408" calcext:value-type="float">
            <text:p>0.007681408</text:p>
          </table:table-cell>
          <table:table-cell office:value-type="float" office:value="15.71946" calcext:value-type="float">
            <text:p>15.71946</text:p>
          </table:table-cell>
          <table:table-cell office:value-type="float" office:value="0.3480207" calcext:value-type="float">
            <text:p>0.3480207</text:p>
          </table:table-cell>
          <table:table-cell office:value-type="float" office:value="0.05475555" calcext:value-type="float">
            <text:p>0.05475555</text:p>
          </table:table-cell>
          <table:table-cell office:value-type="float" office:value="0.0428954" calcext:value-type="float">
            <text:p>0.0428954</text:p>
          </table:table-cell>
          <table:table-cell office:value-type="float" office:value="0.03078842" calcext:value-type="float">
            <text:p>0.03078842</text:p>
          </table:table-cell>
          <table:table-cell office:value-type="float" office:value="0.0276356" calcext:value-type="float">
            <text:p>0.0276356</text:p>
          </table:table-cell>
          <table:table-cell office:value-type="float" office:value="0.01617167" calcext:value-type="float">
            <text:p>0.01617167</text:p>
          </table:table-cell>
          <table:table-cell office:value-type="float" office:value="0.01334486" calcext:value-type="float">
            <text:p>0.01334486</text:p>
          </table:table-cell>
          <table:table-cell office:value-type="float" office:value="0.03095637" calcext:value-type="float">
            <text:p>0.03095637</text:p>
          </table:table-cell>
          <table:table-cell office:value-type="float" office:value="0.02585055" calcext:value-type="float">
            <text:p>0.02585055</text:p>
          </table:table-cell>
          <table:table-cell office:value-type="float" office:value="0.02255203" calcext:value-type="float">
            <text:p>0.02255203</text:p>
          </table:table-cell>
          <table:table-cell office:value-type="float" office:value="0.0211518" calcext:value-type="float">
            <text:p>0.0211518</text:p>
          </table:table-cell>
          <table:table-cell office:value-type="float" office:value="0.0175484" calcext:value-type="float">
            <text:p>0.0175484</text:p>
          </table:table-cell>
          <table:table-cell office:value-type="float" office:value="0.008536348" calcext:value-type="float">
            <text:p>0.008536348</text:p>
          </table:table-cell>
          <table:table-cell office:value-type="float" office:value="0.007418836" calcext:value-type="float">
            <text:p>0.007418836</text:p>
          </table:table-cell>
          <table:table-cell office:value-type="float" office:value="0" calcext:value-type="float">
            <text:p>0</text:p>
          </table:table-cell>
          <table:table-cell office:value-type="float" office:value="10.65386" calcext:value-type="float">
            <text:p>10.65386</text:p>
          </table:table-cell>
          <table:table-cell office:value-type="float" office:value="20.62389" calcext:value-type="float">
            <text:p>20.62389</text:p>
          </table:table-cell>
          <table:table-cell office:value-type="float" office:value="25.7095" calcext:value-type="float">
            <text:p>25.7095</text:p>
          </table:table-cell>
          <table:table-cell office:value-type="float" office:value="29.23353" calcext:value-type="float">
            <text:p>29.23353</text:p>
          </table:table-cell>
          <table:table-cell office:value-type="float" office:value="31.11614" calcext:value-type="float">
            <text:p>31.11614</text:p>
          </table:table-cell>
          <table:table-cell office:value-type="float" office:value="9.764825" calcext:value-type="float">
            <text:p>9.764825</text:p>
          </table:table-cell>
          <table:table-cell office:value-type="float" office:value="3.875958" calcext:value-type="float">
            <text:p>3.875958</text:p>
          </table:table-cell>
          <table:table-cell office:value-type="float" office:value="5.016442" calcext:value-type="float">
            <text:p>5.016442</text:p>
          </table:table-cell>
          <table:table-cell office:value-type="float" office:value="5.904745" calcext:value-type="float">
            <text:p>5.904745</text:p>
          </table:table-cell>
          <table:table-cell office:value-type="float" office:value="2.996846" calcext:value-type="float">
            <text:p>2.996846</text:p>
          </table:table-cell>
          <table:table-cell office:value-type="float" office:value="1.178794" calcext:value-type="float">
            <text:p>1.178794</text:p>
          </table:table-cell>
          <table:table-cell office:value-type="float" office:value="0.3717898" calcext:value-type="float">
            <text:p>0.3717898</text:p>
          </table:table-cell>
          <table:table-cell office:value-type="float" office:value="0.3713049" calcext:value-type="float">
            <text:p>0.3713049</text:p>
          </table:table-cell>
          <table:table-cell office:value-type="float" office:value="0.3288209" calcext:value-type="float">
            <text:p>0.3288209</text:p>
          </table:table-cell>
          <table:table-cell office:value-type="float" office:value="0" calcext:value-type="float">
            <text:p>0</text:p>
          </table:table-cell>
          <table:table-cell office:value-type="float" office:value="180.3248" calcext:value-type="float">
            <text:p>180.3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4298" calcext:value-type="float">
            <text:p>35.64298</text:p>
          </table:table-cell>
          <table:table-cell office:value-type="float" office:value="0" calcext:value-type="float">
            <text:p>0</text:p>
          </table:table-cell>
          <table:table-cell office:value-type="float" office:value="-0.8382554" calcext:value-type="float">
            <text:p>-0.83825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9.552412" calcext:value-type="float">
            <text:p>9.552412</text:p>
          </table:table-cell>
          <table:table-cell office:value-type="float" office:value="1101.419" calcext:value-type="float">
            <text:p>1101.419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97649" calcext:value-type="float">
            <text:p>-36.97649</text:p>
          </table:table-cell>
          <table:table-cell office:value-type="float" office:value="0.1014488" calcext:value-type="float">
            <text:p>0.1014488</text:p>
          </table:table-cell>
          <table:table-cell office:value-type="float" office:value="13.95726" calcext:value-type="float">
            <text:p>13.95726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69757" calcext:value-type="float">
            <text:p>0.004969757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446" calcext:value-type="float">
            <text:p>2.076446</text:p>
          </table:table-cell>
          <table:table-cell office:value-type="float" office:value="-0.340581" calcext:value-type="float">
            <text:p>-0.340581</text:p>
          </table:table-cell>
          <table:table-cell office:value-type="float" office:value="-0.02005842" calcext:value-type="float">
            <text:p>-0.02005842</text:p>
          </table:table-cell>
          <table:table-cell office:value-type="float" office:value="0.00769168" calcext:value-type="float">
            <text:p>0.00769168</text:p>
          </table:table-cell>
          <table:table-cell office:value-type="float" office:value="15.67439" calcext:value-type="float">
            <text:p>15.67439</text:p>
          </table:table-cell>
          <table:table-cell office:value-type="float" office:value="0.665763" calcext:value-type="float">
            <text:p>0.665763</text:p>
          </table:table-cell>
          <table:table-cell office:value-type="float" office:value="0.05494849" calcext:value-type="float">
            <text:p>0.05494849</text:p>
          </table:table-cell>
          <table:table-cell office:value-type="float" office:value="0.04267607" calcext:value-type="float">
            <text:p>0.04267607</text:p>
          </table:table-cell>
          <table:table-cell office:value-type="float" office:value="0.03056787" calcext:value-type="float">
            <text:p>0.03056787</text:p>
          </table:table-cell>
          <table:table-cell office:value-type="float" office:value="0.02751248" calcext:value-type="float">
            <text:p>0.02751248</text:p>
          </table:table-cell>
          <table:table-cell office:value-type="float" office:value="0.01613853" calcext:value-type="float">
            <text:p>0.01613853</text:p>
          </table:table-cell>
          <table:table-cell office:value-type="float" office:value="0.01329323" calcext:value-type="float">
            <text:p>0.01329323</text:p>
          </table:table-cell>
          <table:table-cell office:value-type="float" office:value="0.0309527" calcext:value-type="float">
            <text:p>0.0309527</text:p>
          </table:table-cell>
          <table:table-cell office:value-type="float" office:value="0.02584556" calcext:value-type="float">
            <text:p>0.02584556</text:p>
          </table:table-cell>
          <table:table-cell office:value-type="float" office:value="0.02254256" calcext:value-type="float">
            <text:p>0.02254256</text:p>
          </table:table-cell>
          <table:table-cell office:value-type="float" office:value="0.02113753" calcext:value-type="float">
            <text:p>0.02113753</text:p>
          </table:table-cell>
          <table:table-cell office:value-type="float" office:value="0.01754478" calcext:value-type="float">
            <text:p>0.01754478</text:p>
          </table:table-cell>
          <table:table-cell office:value-type="float" office:value="0.008510629" calcext:value-type="float">
            <text:p>0.008510629</text:p>
          </table:table-cell>
          <table:table-cell office:value-type="float" office:value="0.00741926" calcext:value-type="float">
            <text:p>0.00741926</text:p>
          </table:table-cell>
          <table:table-cell office:value-type="float" office:value="0" calcext:value-type="float">
            <text:p>0</text:p>
          </table:table-cell>
          <table:table-cell office:value-type="float" office:value="10.87313" calcext:value-type="float">
            <text:p>10.87313</text:p>
          </table:table-cell>
          <table:table-cell office:value-type="float" office:value="21.06132" calcext:value-type="float">
            <text:p>21.06132</text:p>
          </table:table-cell>
          <table:table-cell office:value-type="float" office:value="25.84758" calcext:value-type="float">
            <text:p>25.84758</text:p>
          </table:table-cell>
          <table:table-cell office:value-type="float" office:value="29.33724" calcext:value-type="float">
            <text:p>29.33724</text:p>
          </table:table-cell>
          <table:table-cell office:value-type="float" office:value="31.21805" calcext:value-type="float">
            <text:p>31.21805</text:p>
          </table:table-cell>
          <table:table-cell office:value-type="float" office:value="9.800014" calcext:value-type="float">
            <text:p>9.800014</text:p>
          </table:table-cell>
          <table:table-cell office:value-type="float" office:value="3.929888" calcext:value-type="float">
            <text:p>3.929888</text:p>
          </table:table-cell>
          <table:table-cell office:value-type="float" office:value="5.037487" calcext:value-type="float">
            <text:p>5.037487</text:p>
          </table:table-cell>
          <table:table-cell office:value-type="float" office:value="5.912123" calcext:value-type="float">
            <text:p>5.912123</text:p>
          </table:table-cell>
          <table:table-cell office:value-type="float" office:value="3.00287" calcext:value-type="float">
            <text:p>3.00287</text:p>
          </table:table-cell>
          <table:table-cell office:value-type="float" office:value="1.181284" calcext:value-type="float">
            <text:p>1.181284</text:p>
          </table:table-cell>
          <table:table-cell office:value-type="float" office:value="0.3731929" calcext:value-type="float">
            <text:p>0.3731929</text:p>
          </table:table-cell>
          <table:table-cell office:value-type="float" office:value="0.3712966" calcext:value-type="float">
            <text:p>0.3712966</text:p>
          </table:table-cell>
          <table:table-cell office:value-type="float" office:value="0.3288474" calcext:value-type="float">
            <text:p>0.3288474</text:p>
          </table:table-cell>
          <table:table-cell office:value-type="float" office:value="0" calcext:value-type="float">
            <text:p>0</text:p>
          </table:table-cell>
          <table:table-cell office:value-type="float" office:value="193.8915" calcext:value-type="float">
            <text:p>193.8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0864" calcext:value-type="float">
            <text:p>35.70864</text:p>
          </table:table-cell>
          <table:table-cell office:value-type="float" office:value="0" calcext:value-type="float">
            <text:p>0</text:p>
          </table:table-cell>
          <table:table-cell office:value-type="float" office:value="-0.8382576" calcext:value-type="float">
            <text:p>-0.83825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9.602502" calcext:value-type="float">
            <text:p>9.602502</text:p>
          </table:table-cell>
          <table:table-cell office:value-type="float" office:value="1101.359" calcext:value-type="float">
            <text:p>1101.359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90387" calcext:value-type="float">
            <text:p>-36.90387</text:p>
          </table:table-cell>
          <table:table-cell office:value-type="float" office:value="0.1082886" calcext:value-type="float">
            <text:p>0.1082886</text:p>
          </table:table-cell>
          <table:table-cell office:value-type="float" office:value="14.02246" calcext:value-type="float">
            <text:p>14.02246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81156" calcext:value-type="float">
            <text:p>0.004981156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352" calcext:value-type="float">
            <text:p>2.076352</text:p>
          </table:table-cell>
          <table:table-cell office:value-type="float" office:value="-0.3406229" calcext:value-type="float">
            <text:p>-0.3406229</text:p>
          </table:table-cell>
          <table:table-cell office:value-type="float" office:value="-0.02003133" calcext:value-type="float">
            <text:p>-0.02003133</text:p>
          </table:table-cell>
          <table:table-cell office:value-type="float" office:value="0.007699256" calcext:value-type="float">
            <text:p>0.007699256</text:p>
          </table:table-cell>
          <table:table-cell office:value-type="float" office:value="15.62571" calcext:value-type="float">
            <text:p>15.62571</text:p>
          </table:table-cell>
          <table:table-cell office:value-type="float" office:value="1.099621" calcext:value-type="float">
            <text:p>1.099621</text:p>
          </table:table-cell>
          <table:table-cell office:value-type="float" office:value="0.05559551" calcext:value-type="float">
            <text:p>0.05559551</text:p>
          </table:table-cell>
          <table:table-cell office:value-type="float" office:value="0.04254295" calcext:value-type="float">
            <text:p>0.04254295</text:p>
          </table:table-cell>
          <table:table-cell office:value-type="float" office:value="0.0304204" calcext:value-type="float">
            <text:p>0.0304204</text:p>
          </table:table-cell>
          <table:table-cell office:value-type="float" office:value="0.02742096" calcext:value-type="float">
            <text:p>0.02742096</text:p>
          </table:table-cell>
          <table:table-cell office:value-type="float" office:value="0.0160927" calcext:value-type="float">
            <text:p>0.0160927</text:p>
          </table:table-cell>
          <table:table-cell office:value-type="float" office:value="0.01318612" calcext:value-type="float">
            <text:p>0.01318612</text:p>
          </table:table-cell>
          <table:table-cell office:value-type="float" office:value="0.03090879" calcext:value-type="float">
            <text:p>0.03090879</text:p>
          </table:table-cell>
          <table:table-cell office:value-type="float" office:value="0.02583104" calcext:value-type="float">
            <text:p>0.02583104</text:p>
          </table:table-cell>
          <table:table-cell office:value-type="float" office:value="0.02253348" calcext:value-type="float">
            <text:p>0.02253348</text:p>
          </table:table-cell>
          <table:table-cell office:value-type="float" office:value="0.02112423" calcext:value-type="float">
            <text:p>0.02112423</text:p>
          </table:table-cell>
          <table:table-cell office:value-type="float" office:value="0.01754153" calcext:value-type="float">
            <text:p>0.01754153</text:p>
          </table:table-cell>
          <table:table-cell office:value-type="float" office:value="0.008485266" calcext:value-type="float">
            <text:p>0.008485266</text:p>
          </table:table-cell>
          <table:table-cell office:value-type="float" office:value="0.007419655" calcext:value-type="float">
            <text:p>0.007419655</text:p>
          </table:table-cell>
          <table:table-cell office:value-type="float" office:value="0" calcext:value-type="float">
            <text:p>0</text:p>
          </table:table-cell>
          <table:table-cell office:value-type="float" office:value="10.97002" calcext:value-type="float">
            <text:p>10.97002</text:p>
          </table:table-cell>
          <table:table-cell office:value-type="float" office:value="21.52737" calcext:value-type="float">
            <text:p>21.52737</text:p>
          </table:table-cell>
          <table:table-cell office:value-type="float" office:value="26.03661" calcext:value-type="float">
            <text:p>26.03661</text:p>
          </table:table-cell>
          <table:table-cell office:value-type="float" office:value="29.46022" calcext:value-type="float">
            <text:p>29.46022</text:p>
          </table:table-cell>
          <table:table-cell office:value-type="float" office:value="31.32696" calcext:value-type="float">
            <text:p>31.32696</text:p>
          </table:table-cell>
          <table:table-cell office:value-type="float" office:value="9.831882" calcext:value-type="float">
            <text:p>9.831882</text:p>
          </table:table-cell>
          <table:table-cell office:value-type="float" office:value="3.984533" calcext:value-type="float">
            <text:p>3.984533</text:p>
          </table:table-cell>
          <table:table-cell office:value-type="float" office:value="5.059469" calcext:value-type="float">
            <text:p>5.059469</text:p>
          </table:table-cell>
          <table:table-cell office:value-type="float" office:value="5.918951" calcext:value-type="float">
            <text:p>5.918951</text:p>
          </table:table-cell>
          <table:table-cell office:value-type="float" office:value="3.008652" calcext:value-type="float">
            <text:p>3.008652</text:p>
          </table:table-cell>
          <table:table-cell office:value-type="float" office:value="1.183719" calcext:value-type="float">
            <text:p>1.183719</text:p>
          </table:table-cell>
          <table:table-cell office:value-type="float" office:value="0.3745912" calcext:value-type="float">
            <text:p>0.3745912</text:p>
          </table:table-cell>
          <table:table-cell office:value-type="float" office:value="0.3712789" calcext:value-type="float">
            <text:p>0.3712789</text:p>
          </table:table-cell>
          <table:table-cell office:value-type="float" office:value="0.3288738" calcext:value-type="float">
            <text:p>0.3288738</text:p>
          </table:table-cell>
          <table:table-cell office:value-type="float" office:value="0" calcext:value-type="float">
            <text:p>0</text:p>
          </table:table-cell>
          <table:table-cell office:value-type="float" office:value="203.1209" calcext:value-type="float">
            <text:p>203.1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7828" calcext:value-type="float">
            <text:p>35.77828</text:p>
          </table:table-cell>
          <table:table-cell office:value-type="float" office:value="0" calcext:value-type="float">
            <text:p>0</text:p>
          </table:table-cell>
          <table:table-cell office:value-type="float" office:value="-0.8382598" calcext:value-type="float">
            <text:p>-0.83825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9.645679" calcext:value-type="float">
            <text:p>9.645679</text:p>
          </table:table-cell>
          <table:table-cell office:value-type="float" office:value="1101.298" calcext:value-type="float">
            <text:p>1101.298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83999" calcext:value-type="float">
            <text:p>-36.83999</text:p>
          </table:table-cell>
          <table:table-cell office:value-type="float" office:value="0.1137751" calcext:value-type="float">
            <text:p>0.1137751</text:p>
          </table:table-cell>
          <table:table-cell office:value-type="float" office:value="14.08682" calcext:value-type="float">
            <text:p>14.08682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4992556" calcext:value-type="float">
            <text:p>0.004992556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238" calcext:value-type="float">
            <text:p>2.076238</text:p>
          </table:table-cell>
          <table:table-cell office:value-type="float" office:value="-0.3406629" calcext:value-type="float">
            <text:p>-0.3406629</text:p>
          </table:table-cell>
          <table:table-cell office:value-type="float" office:value="-0.02000454" calcext:value-type="float">
            <text:p>-0.02000454</text:p>
          </table:table-cell>
          <table:table-cell office:value-type="float" office:value="0.007706027" calcext:value-type="float">
            <text:p>0.007706027</text:p>
          </table:table-cell>
          <table:table-cell office:value-type="float" office:value="15.57957" calcext:value-type="float">
            <text:p>15.57957</text:p>
          </table:table-cell>
          <table:table-cell office:value-type="float" office:value="1.469488" calcext:value-type="float">
            <text:p>1.469488</text:p>
          </table:table-cell>
          <table:table-cell office:value-type="float" office:value="0.05581285" calcext:value-type="float">
            <text:p>0.05581285</text:p>
          </table:table-cell>
          <table:table-cell office:value-type="float" office:value="0.04248586" calcext:value-type="float">
            <text:p>0.04248586</text:p>
          </table:table-cell>
          <table:table-cell office:value-type="float" office:value="0.03038323" calcext:value-type="float">
            <text:p>0.03038323</text:p>
          </table:table-cell>
          <table:table-cell office:value-type="float" office:value="0.02740824" calcext:value-type="float">
            <text:p>0.02740824</text:p>
          </table:table-cell>
          <table:table-cell office:value-type="float" office:value="0.01605645" calcext:value-type="float">
            <text:p>0.01605645</text:p>
          </table:table-cell>
          <table:table-cell office:value-type="float" office:value="0.01309287" calcext:value-type="float">
            <text:p>0.01309287</text:p>
          </table:table-cell>
          <table:table-cell office:value-type="float" office:value="0.03084327" calcext:value-type="float">
            <text:p>0.03084327</text:p>
          </table:table-cell>
          <table:table-cell office:value-type="float" office:value="0.02580418" calcext:value-type="float">
            <text:p>0.02580418</text:p>
          </table:table-cell>
          <table:table-cell office:value-type="float" office:value="0.02252325" calcext:value-type="float">
            <text:p>0.02252325</text:p>
          </table:table-cell>
          <table:table-cell office:value-type="float" office:value="0.02111169" calcext:value-type="float">
            <text:p>0.02111169</text:p>
          </table:table-cell>
          <table:table-cell office:value-type="float" office:value="0.01753862" calcext:value-type="float">
            <text:p>0.01753862</text:p>
          </table:table-cell>
          <table:table-cell office:value-type="float" office:value="0.008460258" calcext:value-type="float">
            <text:p>0.008460258</text:p>
          </table:table-cell>
          <table:table-cell office:value-type="float" office:value="0.007420016" calcext:value-type="float">
            <text:p>0.007420016</text:p>
          </table:table-cell>
          <table:table-cell office:value-type="float" office:value="0" calcext:value-type="float">
            <text:p>0</text:p>
          </table:table-cell>
          <table:table-cell office:value-type="float" office:value="11.06521" calcext:value-type="float">
            <text:p>11.06521</text:p>
          </table:table-cell>
          <table:table-cell office:value-type="float" office:value="21.95746" calcext:value-type="float">
            <text:p>21.95746</text:p>
          </table:table-cell>
          <table:table-cell office:value-type="float" office:value="26.23466" calcext:value-type="float">
            <text:p>26.23466</text:p>
          </table:table-cell>
          <table:table-cell office:value-type="float" office:value="29.59579" calcext:value-type="float">
            <text:p>29.59579</text:p>
          </table:table-cell>
          <table:table-cell office:value-type="float" office:value="31.42172" calcext:value-type="float">
            <text:p>31.42172</text:p>
          </table:table-cell>
          <table:table-cell office:value-type="float" office:value="9.862135" calcext:value-type="float">
            <text:p>9.862135</text:p>
          </table:table-cell>
          <table:table-cell office:value-type="float" office:value="4.039773" calcext:value-type="float">
            <text:p>4.039773</text:p>
          </table:table-cell>
          <table:table-cell office:value-type="float" office:value="5.080983" calcext:value-type="float">
            <text:p>5.080983</text:p>
          </table:table-cell>
          <table:table-cell office:value-type="float" office:value="5.926189" calcext:value-type="float">
            <text:p>5.926189</text:p>
          </table:table-cell>
          <table:table-cell office:value-type="float" office:value="3.014309" calcext:value-type="float">
            <text:p>3.014309</text:p>
          </table:table-cell>
          <table:table-cell office:value-type="float" office:value="1.186097" calcext:value-type="float">
            <text:p>1.186097</text:p>
          </table:table-cell>
          <table:table-cell office:value-type="float" office:value="0.3759842" calcext:value-type="float">
            <text:p>0.3759842</text:p>
          </table:table-cell>
          <table:table-cell office:value-type="float" office:value="0.3712518" calcext:value-type="float">
            <text:p>0.3712518</text:p>
          </table:table-cell>
          <table:table-cell office:value-type="float" office:value="0.3289002" calcext:value-type="float">
            <text:p>0.3289002</text:p>
          </table:table-cell>
          <table:table-cell office:value-type="float" office:value="0" calcext:value-type="float">
            <text:p>0</text:p>
          </table:table-cell>
          <table:table-cell office:value-type="float" office:value="207.0933" calcext:value-type="float">
            <text:p>207.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4552" calcext:value-type="float">
            <text:p>35.84552</text:p>
          </table:table-cell>
          <table:table-cell office:value-type="float" office:value="0" calcext:value-type="float">
            <text:p>0</text:p>
          </table:table-cell>
          <table:table-cell office:value-type="float" office:value="-0.8382617" calcext:value-type="float">
            <text:p>-0.83826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9.707919" calcext:value-type="float">
            <text:p>9.707919</text:p>
          </table:table-cell>
          <table:table-cell office:value-type="float" office:value="1101.239" calcext:value-type="float">
            <text:p>1101.239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75677" calcext:value-type="float">
            <text:p>-36.75677</text:p>
          </table:table-cell>
          <table:table-cell office:value-type="float" office:value="0.1191325" calcext:value-type="float">
            <text:p>0.1191325</text:p>
          </table:table-cell>
          <table:table-cell office:value-type="float" office:value="14.15132" calcext:value-type="float">
            <text:p>14.15132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03955" calcext:value-type="float">
            <text:p>0.005003955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123" calcext:value-type="float">
            <text:p>2.076123</text:p>
          </table:table-cell>
          <table:table-cell office:value-type="float" office:value="-0.3407173" calcext:value-type="float">
            <text:p>-0.3407173</text:p>
          </table:table-cell>
          <table:table-cell office:value-type="float" office:value="-0.01997829" calcext:value-type="float">
            <text:p>-0.01997829</text:p>
          </table:table-cell>
          <table:table-cell office:value-type="float" office:value="0.00771281" calcext:value-type="float">
            <text:p>0.00771281</text:p>
          </table:table-cell>
          <table:table-cell office:value-type="float" office:value="15.53267" calcext:value-type="float">
            <text:p>15.53267</text:p>
          </table:table-cell>
          <table:table-cell office:value-type="float" office:value="1.813871" calcext:value-type="float">
            <text:p>1.813871</text:p>
          </table:table-cell>
          <table:table-cell office:value-type="float" office:value="0.05615411" calcext:value-type="float">
            <text:p>0.05615411</text:p>
          </table:table-cell>
          <table:table-cell office:value-type="float" office:value="0.04241911" calcext:value-type="float">
            <text:p>0.04241911</text:p>
          </table:table-cell>
          <table:table-cell office:value-type="float" office:value="0.03035716" calcext:value-type="float">
            <text:p>0.03035716</text:p>
          </table:table-cell>
          <table:table-cell office:value-type="float" office:value="0.02737656" calcext:value-type="float">
            <text:p>0.02737656</text:p>
          </table:table-cell>
          <table:table-cell office:value-type="float" office:value="0.01602426" calcext:value-type="float">
            <text:p>0.01602426</text:p>
          </table:table-cell>
          <table:table-cell office:value-type="float" office:value="0.01302281" calcext:value-type="float">
            <text:p>0.01302281</text:p>
          </table:table-cell>
          <table:table-cell office:value-type="float" office:value="0.03077382" calcext:value-type="float">
            <text:p>0.03077382</text:p>
          </table:table-cell>
          <table:table-cell office:value-type="float" office:value="0.02576907" calcext:value-type="float">
            <text:p>0.02576907</text:p>
          </table:table-cell>
          <table:table-cell office:value-type="float" office:value="0.02251104" calcext:value-type="float">
            <text:p>0.02251104</text:p>
          </table:table-cell>
          <table:table-cell office:value-type="float" office:value="0.02109958" calcext:value-type="float">
            <text:p>0.02109958</text:p>
          </table:table-cell>
          <table:table-cell office:value-type="float" office:value="0.01753604" calcext:value-type="float">
            <text:p>0.01753604</text:p>
          </table:table-cell>
          <table:table-cell office:value-type="float" office:value="0.008435606" calcext:value-type="float">
            <text:p>0.008435606</text:p>
          </table:table-cell>
          <table:table-cell office:value-type="float" office:value="0.007420331" calcext:value-type="float">
            <text:p>0.007420331</text:p>
          </table:table-cell>
          <table:table-cell office:value-type="float" office:value="0" calcext:value-type="float">
            <text:p>0</text:p>
          </table:table-cell>
          <table:table-cell office:value-type="float" office:value="11.2174" calcext:value-type="float">
            <text:p>11.2174</text:p>
          </table:table-cell>
          <table:table-cell office:value-type="float" office:value="22.36325" calcext:value-type="float">
            <text:p>22.36325</text:p>
          </table:table-cell>
          <table:table-cell office:value-type="float" office:value="26.44598" calcext:value-type="float">
            <text:p>26.44598</text:p>
          </table:table-cell>
          <table:table-cell office:value-type="float" office:value="29.73912" calcext:value-type="float">
            <text:p>29.73912</text:p>
          </table:table-cell>
          <table:table-cell office:value-type="float" office:value="31.50464" calcext:value-type="float">
            <text:p>31.50464</text:p>
          </table:table-cell>
          <table:table-cell office:value-type="float" office:value="9.892015" calcext:value-type="float">
            <text:p>9.892015</text:p>
          </table:table-cell>
          <table:table-cell office:value-type="float" office:value="4.09772" calcext:value-type="float">
            <text:p>4.09772</text:p>
          </table:table-cell>
          <table:table-cell office:value-type="float" office:value="5.099944" calcext:value-type="float">
            <text:p>5.099944</text:p>
          </table:table-cell>
          <table:table-cell office:value-type="float" office:value="5.934309" calcext:value-type="float">
            <text:p>5.934309</text:p>
          </table:table-cell>
          <table:table-cell office:value-type="float" office:value="3.020032" calcext:value-type="float">
            <text:p>3.020032</text:p>
          </table:table-cell>
          <table:table-cell office:value-type="float" office:value="1.188424" calcext:value-type="float">
            <text:p>1.188424</text:p>
          </table:table-cell>
          <table:table-cell office:value-type="float" office:value="0.3773722" calcext:value-type="float">
            <text:p>0.3773722</text:p>
          </table:table-cell>
          <table:table-cell office:value-type="float" office:value="0.3712159" calcext:value-type="float">
            <text:p>0.3712159</text:p>
          </table:table-cell>
          <table:table-cell office:value-type="float" office:value="0.3289266" calcext:value-type="float">
            <text:p>0.3289266</text:p>
          </table:table-cell>
          <table:table-cell office:value-type="float" office:value="0" calcext:value-type="float">
            <text:p>0</text:p>
          </table:table-cell>
          <table:table-cell office:value-type="float" office:value="207.6809" calcext:value-type="float">
            <text:p>207.6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1273" calcext:value-type="float">
            <text:p>35.91273</text:p>
          </table:table-cell>
          <table:table-cell office:value-type="float" office:value="0" calcext:value-type="float">
            <text:p>0</text:p>
          </table:table-cell>
          <table:table-cell office:value-type="float" office:value="-0.8382661" calcext:value-type="float">
            <text:p>-0.83826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9.757545" calcext:value-type="float">
            <text:p>9.757545</text:p>
          </table:table-cell>
          <table:table-cell office:value-type="float" office:value="1101.176" calcext:value-type="float">
            <text:p>1101.176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6835" calcext:value-type="float">
            <text:p>-36.6835</text:p>
          </table:table-cell>
          <table:table-cell office:value-type="float" office:value="0.1254659" calcext:value-type="float">
            <text:p>0.1254659</text:p>
          </table:table-cell>
          <table:table-cell office:value-type="float" office:value="14.22036" calcext:value-type="float">
            <text:p>14.22036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15355" calcext:value-type="float">
            <text:p>0.005015355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6009" calcext:value-type="float">
            <text:p>2.076009</text:p>
          </table:table-cell>
          <table:table-cell office:value-type="float" office:value="-0.3407623" calcext:value-type="float">
            <text:p>-0.3407623</text:p>
          </table:table-cell>
          <table:table-cell office:value-type="float" office:value="-0.01995355" calcext:value-type="float">
            <text:p>-0.01995355</text:p>
          </table:table-cell>
          <table:table-cell office:value-type="float" office:value="0.007719609" calcext:value-type="float">
            <text:p>0.007719609</text:p>
          </table:table-cell>
          <table:table-cell office:value-type="float" office:value="15.48102" calcext:value-type="float">
            <text:p>15.48102</text:p>
          </table:table-cell>
          <table:table-cell office:value-type="float" office:value="2.22595" calcext:value-type="float">
            <text:p>2.22595</text:p>
          </table:table-cell>
          <table:table-cell office:value-type="float" office:value="0.0576416" calcext:value-type="float">
            <text:p>0.0576416</text:p>
          </table:table-cell>
          <table:table-cell office:value-type="float" office:value="0.04287197" calcext:value-type="float">
            <text:p>0.04287197</text:p>
          </table:table-cell>
          <table:table-cell office:value-type="float" office:value="0.0303101" calcext:value-type="float">
            <text:p>0.0303101</text:p>
          </table:table-cell>
          <table:table-cell office:value-type="float" office:value="0.02730738" calcext:value-type="float">
            <text:p>0.02730738</text:p>
          </table:table-cell>
          <table:table-cell office:value-type="float" office:value="0.01598395" calcext:value-type="float">
            <text:p>0.01598395</text:p>
          </table:table-cell>
          <table:table-cell office:value-type="float" office:value="0.01292468" calcext:value-type="float">
            <text:p>0.01292468</text:p>
          </table:table-cell>
          <table:table-cell office:value-type="float" office:value="0.03068569" calcext:value-type="float">
            <text:p>0.03068569</text:p>
          </table:table-cell>
          <table:table-cell office:value-type="float" office:value="0.02572754" calcext:value-type="float">
            <text:p>0.02572754</text:p>
          </table:table-cell>
          <table:table-cell office:value-type="float" office:value="0.02249617" calcext:value-type="float">
            <text:p>0.02249617</text:p>
          </table:table-cell>
          <table:table-cell office:value-type="float" office:value="0.02108755" calcext:value-type="float">
            <text:p>0.02108755</text:p>
          </table:table-cell>
          <table:table-cell office:value-type="float" office:value="0.01753375" calcext:value-type="float">
            <text:p>0.01753375</text:p>
          </table:table-cell>
          <table:table-cell office:value-type="float" office:value="0.008411311" calcext:value-type="float">
            <text:p>0.008411311</text:p>
          </table:table-cell>
          <table:table-cell office:value-type="float" office:value="0.007420613" calcext:value-type="float">
            <text:p>0.007420613</text:p>
          </table:table-cell>
          <table:table-cell office:value-type="float" office:value="0" calcext:value-type="float">
            <text:p>0</text:p>
          </table:table-cell>
          <table:table-cell office:value-type="float" office:value="11.34182" calcext:value-type="float">
            <text:p>11.34182</text:p>
          </table:table-cell>
          <table:table-cell office:value-type="float" office:value="22.8139" calcext:value-type="float">
            <text:p>22.8139</text:p>
          </table:table-cell>
          <table:table-cell office:value-type="float" office:value="26.69465" calcext:value-type="float">
            <text:p>26.69465</text:p>
          </table:table-cell>
          <table:table-cell office:value-type="float" office:value="29.89693" calcext:value-type="float">
            <text:p>29.89693</text:p>
          </table:table-cell>
          <table:table-cell office:value-type="float" office:value="31.58213" calcext:value-type="float">
            <text:p>31.58213</text:p>
          </table:table-cell>
          <table:table-cell office:value-type="float" office:value="9.924566" calcext:value-type="float">
            <text:p>9.924566</text:p>
          </table:table-cell>
          <table:table-cell office:value-type="float" office:value="4.159572" calcext:value-type="float">
            <text:p>4.159572</text:p>
          </table:table-cell>
          <table:table-cell office:value-type="float" office:value="5.118558" calcext:value-type="float">
            <text:p>5.118558</text:p>
          </table:table-cell>
          <table:table-cell office:value-type="float" office:value="5.942768" calcext:value-type="float">
            <text:p>5.942768</text:p>
          </table:table-cell>
          <table:table-cell office:value-type="float" office:value="3.025596" calcext:value-type="float">
            <text:p>3.025596</text:p>
          </table:table-cell>
          <table:table-cell office:value-type="float" office:value="1.190704" calcext:value-type="float">
            <text:p>1.190704</text:p>
          </table:table-cell>
          <table:table-cell office:value-type="float" office:value="0.3787555" calcext:value-type="float">
            <text:p>0.3787555</text:p>
          </table:table-cell>
          <table:table-cell office:value-type="float" office:value="0.3711708" calcext:value-type="float">
            <text:p>0.3711708</text:p>
          </table:table-cell>
          <table:table-cell office:value-type="float" office:value="0.3289529" calcext:value-type="float">
            <text:p>0.3289529</text:p>
          </table:table-cell>
          <table:table-cell office:value-type="float" office:value="0" calcext:value-type="float">
            <text:p>0</text:p>
          </table:table-cell>
          <table:table-cell office:value-type="float" office:value="211.9531" calcext:value-type="float">
            <text:p>211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8488" calcext:value-type="float">
            <text:p>35.98488</text:p>
          </table:table-cell>
          <table:table-cell office:value-type="float" office:value="0" calcext:value-type="float">
            <text:p>0</text:p>
          </table:table-cell>
          <table:table-cell office:value-type="float" office:value="-0.8382681" calcext:value-type="float">
            <text:p>-0.83826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9.785945" calcext:value-type="float">
            <text:p>9.785945</text:p>
          </table:table-cell>
          <table:table-cell office:value-type="float" office:value="1101.11" calcext:value-type="float">
            <text:p>1101.11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62994" calcext:value-type="float">
            <text:p>-36.62994</text:p>
          </table:table-cell>
          <table:table-cell office:value-type="float" office:value="0.1319665" calcext:value-type="float">
            <text:p>0.1319665</text:p>
          </table:table-cell>
          <table:table-cell office:value-type="float" office:value="14.29348" calcext:value-type="float">
            <text:p>14.29348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23643" calcext:value-type="float">
            <text:p>0.00502364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5926" calcext:value-type="float">
            <text:p>2.075926</text:p>
          </table:table-cell>
          <table:table-cell office:value-type="float" office:value="-0.3407935" calcext:value-type="float">
            <text:p>-0.3407935</text:p>
          </table:table-cell>
          <table:table-cell office:value-type="float" office:value="-0.01993015" calcext:value-type="float">
            <text:p>-0.01993015</text:p>
          </table:table-cell>
          <table:table-cell office:value-type="float" office:value="0.007726547" calcext:value-type="float">
            <text:p>0.007726547</text:p>
          </table:table-cell>
          <table:table-cell office:value-type="float" office:value="15.42681" calcext:value-type="float">
            <text:p>15.42681</text:p>
          </table:table-cell>
          <table:table-cell office:value-type="float" office:value="2.657289" calcext:value-type="float">
            <text:p>2.657289</text:p>
          </table:table-cell>
          <table:table-cell office:value-type="float" office:value="0.06067451" calcext:value-type="float">
            <text:p>0.06067451</text:p>
          </table:table-cell>
          <table:table-cell office:value-type="float" office:value="0.04450792" calcext:value-type="float">
            <text:p>0.04450792</text:p>
          </table:table-cell>
          <table:table-cell office:value-type="float" office:value="0.03031214" calcext:value-type="float">
            <text:p>0.03031214</text:p>
          </table:table-cell>
          <table:table-cell office:value-type="float" office:value="0.02726167" calcext:value-type="float">
            <text:p>0.02726167</text:p>
          </table:table-cell>
          <table:table-cell office:value-type="float" office:value="0.01594553" calcext:value-type="float">
            <text:p>0.01594553</text:p>
          </table:table-cell>
          <table:table-cell office:value-type="float" office:value="0.01280913" calcext:value-type="float">
            <text:p>0.01280913</text:p>
          </table:table-cell>
          <table:table-cell office:value-type="float" office:value="0.03057076" calcext:value-type="float">
            <text:p>0.03057076</text:p>
          </table:table-cell>
          <table:table-cell office:value-type="float" office:value="0.02567631" calcext:value-type="float">
            <text:p>0.02567631</text:p>
          </table:table-cell>
          <table:table-cell office:value-type="float" office:value="0.02247834" calcext:value-type="float">
            <text:p>0.02247834</text:p>
          </table:table-cell>
          <table:table-cell office:value-type="float" office:value="0.02107532" calcext:value-type="float">
            <text:p>0.02107532</text:p>
          </table:table-cell>
          <table:table-cell office:value-type="float" office:value="0.01753162" calcext:value-type="float">
            <text:p>0.01753162</text:p>
          </table:table-cell>
          <table:table-cell office:value-type="float" office:value="0.008387346" calcext:value-type="float">
            <text:p>0.008387346</text:p>
          </table:table-cell>
          <table:table-cell office:value-type="float" office:value="0.007420865" calcext:value-type="float">
            <text:p>0.007420865</text:p>
          </table:table-cell>
          <table:table-cell office:value-type="float" office:value="0" calcext:value-type="float">
            <text:p>0</text:p>
          </table:table-cell>
          <table:table-cell office:value-type="float" office:value="11.4199" calcext:value-type="float">
            <text:p>11.4199</text:p>
          </table:table-cell>
          <table:table-cell office:value-type="float" office:value="23.30367" calcext:value-type="float">
            <text:p>23.30367</text:p>
          </table:table-cell>
          <table:table-cell office:value-type="float" office:value="26.97177" calcext:value-type="float">
            <text:p>26.97177</text:p>
          </table:table-cell>
          <table:table-cell office:value-type="float" office:value="30.07006" calcext:value-type="float">
            <text:p>30.07006</text:p>
          </table:table-cell>
          <table:table-cell office:value-type="float" office:value="31.65735" calcext:value-type="float">
            <text:p>31.65735</text:p>
          </table:table-cell>
          <table:table-cell office:value-type="float" office:value="9.960609" calcext:value-type="float">
            <text:p>9.960609</text:p>
          </table:table-cell>
          <table:table-cell office:value-type="float" office:value="4.2243" calcext:value-type="float">
            <text:p>4.2243</text:p>
          </table:table-cell>
          <table:table-cell office:value-type="float" office:value="5.13774" calcext:value-type="float">
            <text:p>5.13774</text:p>
          </table:table-cell>
          <table:table-cell office:value-type="float" office:value="5.951449" calcext:value-type="float">
            <text:p>5.951449</text:p>
          </table:table-cell>
          <table:table-cell office:value-type="float" office:value="3.031021" calcext:value-type="float">
            <text:p>3.031021</text:p>
          </table:table-cell>
          <table:table-cell office:value-type="float" office:value="1.192936" calcext:value-type="float">
            <text:p>1.192936</text:p>
          </table:table-cell>
          <table:table-cell office:value-type="float" office:value="0.3801336" calcext:value-type="float">
            <text:p>0.3801336</text:p>
          </table:table-cell>
          <table:table-cell office:value-type="float" office:value="0.3710669" calcext:value-type="float">
            <text:p>0.3710669</text:p>
          </table:table-cell>
          <table:table-cell office:value-type="float" office:value="0.3289792" calcext:value-type="float">
            <text:p>0.3289792</text:p>
          </table:table-cell>
          <table:table-cell office:value-type="float" office:value="0" calcext:value-type="float">
            <text:p>0</text:p>
          </table:table-cell>
          <table:table-cell office:value-type="float" office:value="218.9156" calcext:value-type="float">
            <text:p>218.9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6091" calcext:value-type="float">
            <text:p>36.06091</text:p>
          </table:table-cell>
          <table:table-cell office:value-type="float" office:value="0" calcext:value-type="float">
            <text:p>0</text:p>
          </table:table-cell>
          <table:table-cell office:value-type="float" office:value="-0.8382687" calcext:value-type="float">
            <text:p>-0.83826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9.775681" calcext:value-type="float">
            <text:p>9.775681</text:p>
          </table:table-cell>
          <table:table-cell office:value-type="float" office:value="1101.044" calcext:value-type="float">
            <text:p>1101.044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61853" calcext:value-type="float">
            <text:p>-36.61853</text:p>
          </table:table-cell>
          <table:table-cell office:value-type="float" office:value="0.1357222" calcext:value-type="float">
            <text:p>0.1357222</text:p>
          </table:table-cell>
          <table:table-cell office:value-type="float" office:value="14.36494" calcext:value-type="float">
            <text:p>14.36494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23643" calcext:value-type="float">
            <text:p>0.00502364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5926" calcext:value-type="float">
            <text:p>2.075926</text:p>
          </table:table-cell>
          <table:table-cell office:value-type="float" office:value="-0.3408176" calcext:value-type="float">
            <text:p>-0.3408176</text:p>
          </table:table-cell>
          <table:table-cell office:value-type="float" office:value="-0.01990637" calcext:value-type="float">
            <text:p>-0.01990637</text:p>
          </table:table-cell>
          <table:table-cell office:value-type="float" office:value="0.007733673" calcext:value-type="float">
            <text:p>0.007733673</text:p>
          </table:table-cell>
          <table:table-cell office:value-type="float" office:value="15.37995" calcext:value-type="float">
            <text:p>15.37995</text:p>
          </table:table-cell>
          <table:table-cell office:value-type="float" office:value="2.943281" calcext:value-type="float">
            <text:p>2.943281</text:p>
          </table:table-cell>
          <table:table-cell office:value-type="float" office:value="0.05837341" calcext:value-type="float">
            <text:p>0.05837341</text:p>
          </table:table-cell>
          <table:table-cell office:value-type="float" office:value="0.0431073" calcext:value-type="float">
            <text:p>0.0431073</text:p>
          </table:table-cell>
          <table:table-cell office:value-type="float" office:value="0.03035759" calcext:value-type="float">
            <text:p>0.03035759</text:p>
          </table:table-cell>
          <table:table-cell office:value-type="float" office:value="0.02728931" calcext:value-type="float">
            <text:p>0.02728931</text:p>
          </table:table-cell>
          <table:table-cell office:value-type="float" office:value="0.01591006" calcext:value-type="float">
            <text:p>0.01591006</text:p>
          </table:table-cell>
          <table:table-cell office:value-type="float" office:value="0.01270349" calcext:value-type="float">
            <text:p>0.01270349</text:p>
          </table:table-cell>
          <table:table-cell office:value-type="float" office:value="0.03044028" calcext:value-type="float">
            <text:p>0.03044028</text:p>
          </table:table-cell>
          <table:table-cell office:value-type="float" office:value="0.02561433" calcext:value-type="float">
            <text:p>0.02561433</text:p>
          </table:table-cell>
          <table:table-cell office:value-type="float" office:value="0.02245685" calcext:value-type="float">
            <text:p>0.02245685</text:p>
          </table:table-cell>
          <table:table-cell office:value-type="float" office:value="0.02106268" calcext:value-type="float">
            <text:p>0.02106268</text:p>
          </table:table-cell>
          <table:table-cell office:value-type="float" office:value="0.01752962" calcext:value-type="float">
            <text:p>0.01752962</text:p>
          </table:table-cell>
          <table:table-cell office:value-type="float" office:value="0.00836349" calcext:value-type="float">
            <text:p>0.00836349</text:p>
          </table:table-cell>
          <table:table-cell office:value-type="float" office:value="0.007421083" calcext:value-type="float">
            <text:p>0.007421083</text:p>
          </table:table-cell>
          <table:table-cell office:value-type="float" office:value="0" calcext:value-type="float">
            <text:p>0</text:p>
          </table:table-cell>
          <table:table-cell office:value-type="float" office:value="11.50994" calcext:value-type="float">
            <text:p>11.50994</text:p>
          </table:table-cell>
          <table:table-cell office:value-type="float" office:value="23.73319" calcext:value-type="float">
            <text:p>23.73319</text:p>
          </table:table-cell>
          <table:table-cell office:value-type="float" office:value="27.2464" calcext:value-type="float">
            <text:p>27.2464</text:p>
          </table:table-cell>
          <table:table-cell office:value-type="float" office:value="30.25325" calcext:value-type="float">
            <text:p>30.25325</text:p>
          </table:table-cell>
          <table:table-cell office:value-type="float" office:value="31.71651" calcext:value-type="float">
            <text:p>31.71651</text:p>
          </table:table-cell>
          <table:table-cell office:value-type="float" office:value="10.00022" calcext:value-type="float">
            <text:p>10.00022</text:p>
          </table:table-cell>
          <table:table-cell office:value-type="float" office:value="4.284828" calcext:value-type="float">
            <text:p>4.284828</text:p>
          </table:table-cell>
          <table:table-cell office:value-type="float" office:value="5.158864" calcext:value-type="float">
            <text:p>5.158864</text:p>
          </table:table-cell>
          <table:table-cell office:value-type="float" office:value="5.960234" calcext:value-type="float">
            <text:p>5.960234</text:p>
          </table:table-cell>
          <table:table-cell office:value-type="float" office:value="3.036333" calcext:value-type="float">
            <text:p>3.036333</text:p>
          </table:table-cell>
          <table:table-cell office:value-type="float" office:value="1.195122" calcext:value-type="float">
            <text:p>1.195122</text:p>
          </table:table-cell>
          <table:table-cell office:value-type="float" office:value="0.3814972" calcext:value-type="float">
            <text:p>0.3814972</text:p>
          </table:table-cell>
          <table:table-cell office:value-type="float" office:value="0.3708274" calcext:value-type="float">
            <text:p>0.3708274</text:p>
          </table:table-cell>
          <table:table-cell office:value-type="float" office:value="0.3290054" calcext:value-type="float">
            <text:p>0.3290054</text:p>
          </table:table-cell>
          <table:table-cell office:value-type="float" office:value="0" calcext:value-type="float">
            <text:p>0</text:p>
          </table:table-cell>
          <table:table-cell office:value-type="float" office:value="226.8607" calcext:value-type="float">
            <text:p>226.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3331" calcext:value-type="float">
            <text:p>36.13331</text:p>
          </table:table-cell>
          <table:table-cell office:value-type="float" office:value="0" calcext:value-type="float">
            <text:p>0</text:p>
          </table:table-cell>
          <table:table-cell office:value-type="float" office:value="-0.8382687" calcext:value-type="float">
            <text:p>-0.83826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9.771024" calcext:value-type="float">
            <text:p>9.771024</text:p>
          </table:table-cell>
          <table:table-cell office:value-type="float" office:value="1100.989" calcext:value-type="float">
            <text:p>1100.989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60946" calcext:value-type="float">
            <text:p>-36.60946</text:p>
          </table:table-cell>
          <table:table-cell office:value-type="float" office:value="0.1297545" calcext:value-type="float">
            <text:p>0.1297545</text:p>
          </table:table-cell>
          <table:table-cell office:value-type="float" office:value="14.43151" calcext:value-type="float">
            <text:p>14.43151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23643" calcext:value-type="float">
            <text:p>0.00502364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5926" calcext:value-type="float">
            <text:p>2.075926</text:p>
          </table:table-cell>
          <table:table-cell office:value-type="float" office:value="-0.3408564" calcext:value-type="float">
            <text:p>-0.3408564</text:p>
          </table:table-cell>
          <table:table-cell office:value-type="float" office:value="-0.01988207" calcext:value-type="float">
            <text:p>-0.01988207</text:p>
          </table:table-cell>
          <table:table-cell office:value-type="float" office:value="0.007740937" calcext:value-type="float">
            <text:p>0.007740937</text:p>
          </table:table-cell>
          <table:table-cell office:value-type="float" office:value="15.34931" calcext:value-type="float">
            <text:p>15.34931</text:p>
          </table:table-cell>
          <table:table-cell office:value-type="float" office:value="2.361065" calcext:value-type="float">
            <text:p>2.361065</text:p>
          </table:table-cell>
          <table:table-cell office:value-type="float" office:value="0.05693595" calcext:value-type="float">
            <text:p>0.05693595</text:p>
          </table:table-cell>
          <table:table-cell office:value-type="float" office:value="0.04279475" calcext:value-type="float">
            <text:p>0.04279475</text:p>
          </table:table-cell>
          <table:table-cell office:value-type="float" office:value="0.03057533" calcext:value-type="float">
            <text:p>0.03057533</text:p>
          </table:table-cell>
          <table:table-cell office:value-type="float" office:value="0.02745676" calcext:value-type="float">
            <text:p>0.02745676</text:p>
          </table:table-cell>
          <table:table-cell office:value-type="float" office:value="0.01588264" calcext:value-type="float">
            <text:p>0.01588264</text:p>
          </table:table-cell>
          <table:table-cell office:value-type="float" office:value="0.01270922" calcext:value-type="float">
            <text:p>0.01270922</text:p>
          </table:table-cell>
          <table:table-cell office:value-type="float" office:value="0.03034877" calcext:value-type="float">
            <text:p>0.03034877</text:p>
          </table:table-cell>
          <table:table-cell office:value-type="float" office:value="0.02554981" calcext:value-type="float">
            <text:p>0.02554981</text:p>
          </table:table-cell>
          <table:table-cell office:value-type="float" office:value="0.02243178" calcext:value-type="float">
            <text:p>0.02243178</text:p>
          </table:table-cell>
          <table:table-cell office:value-type="float" office:value="0.02104946" calcext:value-type="float">
            <text:p>0.02104946</text:p>
          </table:table-cell>
          <table:table-cell office:value-type="float" office:value="0.01752767" calcext:value-type="float">
            <text:p>0.01752767</text:p>
          </table:table-cell>
          <table:table-cell office:value-type="float" office:value="0.008339936" calcext:value-type="float">
            <text:p>0.008339936</text:p>
          </table:table-cell>
          <table:table-cell office:value-type="float" office:value="0.007421275" calcext:value-type="float">
            <text:p>0.007421275</text:p>
          </table:table-cell>
          <table:table-cell office:value-type="float" office:value="0" calcext:value-type="float">
            <text:p>0</text:p>
          </table:table-cell>
          <table:table-cell office:value-type="float" office:value="12.14038" calcext:value-type="float">
            <text:p>12.14038</text:p>
          </table:table-cell>
          <table:table-cell office:value-type="float" office:value="23.91536" calcext:value-type="float">
            <text:p>23.91536</text:p>
          </table:table-cell>
          <table:table-cell office:value-type="float" office:value="27.45733" calcext:value-type="float">
            <text:p>27.45733</text:p>
          </table:table-cell>
          <table:table-cell office:value-type="float" office:value="30.42563" calcext:value-type="float">
            <text:p>30.42563</text:p>
          </table:table-cell>
          <table:table-cell office:value-type="float" office:value="31.73252" calcext:value-type="float">
            <text:p>31.73252</text:p>
          </table:table-cell>
          <table:table-cell office:value-type="float" office:value="10.03302" calcext:value-type="float">
            <text:p>10.03302</text:p>
          </table:table-cell>
          <table:table-cell office:value-type="float" office:value="4.342013" calcext:value-type="float">
            <text:p>4.342013</text:p>
          </table:table-cell>
          <table:table-cell office:value-type="float" office:value="5.180119" calcext:value-type="float">
            <text:p>5.180119</text:p>
          </table:table-cell>
          <table:table-cell office:value-type="float" office:value="5.969097" calcext:value-type="float">
            <text:p>5.969097</text:p>
          </table:table-cell>
          <table:table-cell office:value-type="float" office:value="3.041576" calcext:value-type="float">
            <text:p>3.041576</text:p>
          </table:table-cell>
          <table:table-cell office:value-type="float" office:value="1.197267" calcext:value-type="float">
            <text:p>1.197267</text:p>
          </table:table-cell>
          <table:table-cell office:value-type="float" office:value="0.3828432" calcext:value-type="float">
            <text:p>0.3828432</text:p>
          </table:table-cell>
          <table:table-cell office:value-type="float" office:value="0.3705907" calcext:value-type="float">
            <text:p>0.3705907</text:p>
          </table:table-cell>
          <table:table-cell office:value-type="float" office:value="0.3290316" calcext:value-type="float">
            <text:p>0.3290316</text:p>
          </table:table-cell>
          <table:table-cell office:value-type="float" office:value="0" calcext:value-type="float">
            <text:p>0</text:p>
          </table:table-cell>
          <table:table-cell office:value-type="float" office:value="227.4563" calcext:value-type="float">
            <text:p>227.4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8998" calcext:value-type="float">
            <text:p>36.18998</text:p>
          </table:table-cell>
          <table:table-cell office:value-type="float" office:value="0" calcext:value-type="float">
            <text:p>0</text:p>
          </table:table-cell>
          <table:table-cell office:value-type="float" office:value="-0.8382698" calcext:value-type="float">
            <text:p>-0.838269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9.769391" calcext:value-type="float">
            <text:p>9.769391</text:p>
          </table:table-cell>
          <table:table-cell office:value-type="float" office:value="1100.938" calcext:value-type="float">
            <text:p>1100.938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60028" calcext:value-type="float">
            <text:p>-36.60028</text:p>
          </table:table-cell>
          <table:table-cell office:value-type="float" office:value="0.1232006" calcext:value-type="float">
            <text:p>0.1232006</text:p>
          </table:table-cell>
          <table:table-cell office:value-type="float" office:value="14.48943" calcext:value-type="float">
            <text:p>14.48943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23643" calcext:value-type="float">
            <text:p>0.00502364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5926" calcext:value-type="float">
            <text:p>2.075926</text:p>
          </table:table-cell>
          <table:table-cell office:value-type="float" office:value="-0.3408823" calcext:value-type="float">
            <text:p>-0.3408823</text:p>
          </table:table-cell>
          <table:table-cell office:value-type="float" office:value="-0.01985292" calcext:value-type="float">
            <text:p>-0.01985292</text:p>
          </table:table-cell>
          <table:table-cell office:value-type="float" office:value="0.007748486" calcext:value-type="float">
            <text:p>0.007748486</text:p>
          </table:table-cell>
          <table:table-cell office:value-type="float" office:value="15.32377" calcext:value-type="float">
            <text:p>15.32377</text:p>
          </table:table-cell>
          <table:table-cell office:value-type="float" office:value="1.77058" calcext:value-type="float">
            <text:p>1.77058</text:p>
          </table:table-cell>
          <table:table-cell office:value-type="float" office:value="0.05609694" calcext:value-type="float">
            <text:p>0.05609694</text:p>
          </table:table-cell>
          <table:table-cell office:value-type="float" office:value="0.04274995" calcext:value-type="float">
            <text:p>0.04274995</text:p>
          </table:table-cell>
          <table:table-cell office:value-type="float" office:value="0.0307371" calcext:value-type="float">
            <text:p>0.0307371</text:p>
          </table:table-cell>
          <table:table-cell office:value-type="float" office:value="0.02756478" calcext:value-type="float">
            <text:p>0.02756478</text:p>
          </table:table-cell>
          <table:table-cell office:value-type="float" office:value="0.01595537" calcext:value-type="float">
            <text:p>0.01595537</text:p>
          </table:table-cell>
          <table:table-cell office:value-type="float" office:value="0.0128075" calcext:value-type="float">
            <text:p>0.0128075</text:p>
          </table:table-cell>
          <table:table-cell office:value-type="float" office:value="0.03032632" calcext:value-type="float">
            <text:p>0.03032632</text:p>
          </table:table-cell>
          <table:table-cell office:value-type="float" office:value="0.02550041" calcext:value-type="float">
            <text:p>0.02550041</text:p>
          </table:table-cell>
          <table:table-cell office:value-type="float" office:value="0.02240514" calcext:value-type="float">
            <text:p>0.02240514</text:p>
          </table:table-cell>
          <table:table-cell office:value-type="float" office:value="0.02103565" calcext:value-type="float">
            <text:p>0.02103565</text:p>
          </table:table-cell>
          <table:table-cell office:value-type="float" office:value="0.01752573" calcext:value-type="float">
            <text:p>0.01752573</text:p>
          </table:table-cell>
          <table:table-cell office:value-type="float" office:value="0.008316736" calcext:value-type="float">
            <text:p>0.008316736</text:p>
          </table:table-cell>
          <table:table-cell office:value-type="float" office:value="0.007421435" calcext:value-type="float">
            <text:p>0.007421435</text:p>
          </table:table-cell>
          <table:table-cell office:value-type="float" office:value="0" calcext:value-type="float">
            <text:p>0</text:p>
          </table:table-cell>
          <table:table-cell office:value-type="float" office:value="13.22501" calcext:value-type="float">
            <text:p>13.22501</text:p>
          </table:table-cell>
          <table:table-cell office:value-type="float" office:value="23.9848" calcext:value-type="float">
            <text:p>23.9848</text:p>
          </table:table-cell>
          <table:table-cell office:value-type="float" office:value="27.63889" calcext:value-type="float">
            <text:p>27.63889</text:p>
          </table:table-cell>
          <table:table-cell office:value-type="float" office:value="30.58554" calcext:value-type="float">
            <text:p>30.58554</text:p>
          </table:table-cell>
          <table:table-cell office:value-type="float" office:value="31.69498" calcext:value-type="float">
            <text:p>31.69498</text:p>
          </table:table-cell>
          <table:table-cell office:value-type="float" office:value="10.06478" calcext:value-type="float">
            <text:p>10.06478</text:p>
          </table:table-cell>
          <table:table-cell office:value-type="float" office:value="4.395189" calcext:value-type="float">
            <text:p>4.395189</text:p>
          </table:table-cell>
          <table:table-cell office:value-type="float" office:value="5.200229" calcext:value-type="float">
            <text:p>5.200229</text:p>
          </table:table-cell>
          <table:table-cell office:value-type="float" office:value="5.977742" calcext:value-type="float">
            <text:p>5.977742</text:p>
          </table:table-cell>
          <table:table-cell office:value-type="float" office:value="3.046767" calcext:value-type="float">
            <text:p>3.046767</text:p>
          </table:table-cell>
          <table:table-cell office:value-type="float" office:value="1.199378" calcext:value-type="float">
            <text:p>1.199378</text:p>
          </table:table-cell>
          <table:table-cell office:value-type="float" office:value="0.3841723" calcext:value-type="float">
            <text:p>0.3841723</text:p>
          </table:table-cell>
          <table:table-cell office:value-type="float" office:value="0.370359" calcext:value-type="float">
            <text:p>0.370359</text:p>
          </table:table-cell>
          <table:table-cell office:value-type="float" office:value="0.3290577" calcext:value-type="float">
            <text:p>0.3290577</text:p>
          </table:table-cell>
          <table:table-cell office:value-type="float" office:value="0" calcext:value-type="float">
            <text:p>0</text:p>
          </table:table-cell>
          <table:table-cell office:value-type="float" office:value="223.8725" calcext:value-type="float">
            <text:p>223.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3927" calcext:value-type="float">
            <text:p>36.23927</text:p>
          </table:table-cell>
          <table:table-cell office:value-type="float" office:value="0" calcext:value-type="float">
            <text:p>0</text:p>
          </table:table-cell>
          <table:table-cell office:value-type="float" office:value="-0.8382698" calcext:value-type="float">
            <text:p>-0.838269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9.766994" calcext:value-type="float">
            <text:p>9.766994</text:p>
          </table:table-cell>
          <table:table-cell office:value-type="float" office:value="1100.892" calcext:value-type="float">
            <text:p>1100.892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9134" calcext:value-type="float">
            <text:p>-36.59134</text:p>
          </table:table-cell>
          <table:table-cell office:value-type="float" office:value="0.1223802" calcext:value-type="float">
            <text:p>0.1223802</text:p>
          </table:table-cell>
          <table:table-cell office:value-type="float" office:value="14.53867" calcext:value-type="float">
            <text:p>14.53867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23643" calcext:value-type="float">
            <text:p>0.00502364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5926" calcext:value-type="float">
            <text:p>2.075926</text:p>
          </table:table-cell>
          <table:table-cell office:value-type="float" office:value="-0.3409911" calcext:value-type="float">
            <text:p>-0.3409911</text:p>
          </table:table-cell>
          <table:table-cell office:value-type="float" office:value="-0.01982199" calcext:value-type="float">
            <text:p>-0.01982199</text:p>
          </table:table-cell>
          <table:table-cell office:value-type="float" office:value="0.0077548" calcext:value-type="float">
            <text:p>0.0077548</text:p>
          </table:table-cell>
          <table:table-cell office:value-type="float" office:value="15.29433" calcext:value-type="float">
            <text:p>15.29433</text:p>
          </table:table-cell>
          <table:table-cell office:value-type="float" office:value="1.62767" calcext:value-type="float">
            <text:p>1.62767</text:p>
          </table:table-cell>
          <table:table-cell office:value-type="float" office:value="0.05562373" calcext:value-type="float">
            <text:p>0.05562373</text:p>
          </table:table-cell>
          <table:table-cell office:value-type="float" office:value="0.04266299" calcext:value-type="float">
            <text:p>0.04266299</text:p>
          </table:table-cell>
          <table:table-cell office:value-type="float" office:value="0.03084523" calcext:value-type="float">
            <text:p>0.03084523</text:p>
          </table:table-cell>
          <table:table-cell office:value-type="float" office:value="0.02765078" calcext:value-type="float">
            <text:p>0.02765078</text:p>
          </table:table-cell>
          <table:table-cell office:value-type="float" office:value="0.01607533" calcext:value-type="float">
            <text:p>0.01607533</text:p>
          </table:table-cell>
          <table:table-cell office:value-type="float" office:value="0.01294019" calcext:value-type="float">
            <text:p>0.01294019</text:p>
          </table:table-cell>
          <table:table-cell office:value-type="float" office:value="0.03034987" calcext:value-type="float">
            <text:p>0.03034987</text:p>
          </table:table-cell>
          <table:table-cell office:value-type="float" office:value="0.02547122" calcext:value-type="float">
            <text:p>0.02547122</text:p>
          </table:table-cell>
          <table:table-cell office:value-type="float" office:value="0.0223795" calcext:value-type="float">
            <text:p>0.0223795</text:p>
          </table:table-cell>
          <table:table-cell office:value-type="float" office:value="0.0210213" calcext:value-type="float">
            <text:p>0.0210213</text:p>
          </table:table-cell>
          <table:table-cell office:value-type="float" office:value="0.01752366" calcext:value-type="float">
            <text:p>0.01752366</text:p>
          </table:table-cell>
          <table:table-cell office:value-type="float" office:value="0.008293863" calcext:value-type="float">
            <text:p>0.008293863</text:p>
          </table:table-cell>
          <table:table-cell office:value-type="float" office:value="0.007421558" calcext:value-type="float">
            <text:p>0.007421558</text:p>
          </table:table-cell>
          <table:table-cell office:value-type="float" office:value="0" calcext:value-type="float">
            <text:p>0</text:p>
          </table:table-cell>
          <table:table-cell office:value-type="float" office:value="14.04461" calcext:value-type="float">
            <text:p>14.04461</text:p>
          </table:table-cell>
          <table:table-cell office:value-type="float" office:value="24.08673" calcext:value-type="float">
            <text:p>24.08673</text:p>
          </table:table-cell>
          <table:table-cell office:value-type="float" office:value="27.7963" calcext:value-type="float">
            <text:p>27.7963</text:p>
          </table:table-cell>
          <table:table-cell office:value-type="float" office:value="30.71725" calcext:value-type="float">
            <text:p>30.71725</text:p>
          </table:table-cell>
          <table:table-cell office:value-type="float" office:value="31.65861" calcext:value-type="float">
            <text:p>31.65861</text:p>
          </table:table-cell>
          <table:table-cell office:value-type="float" office:value="10.09277" calcext:value-type="float">
            <text:p>10.09277</text:p>
          </table:table-cell>
          <table:table-cell office:value-type="float" office:value="4.446051" calcext:value-type="float">
            <text:p>4.446051</text:p>
          </table:table-cell>
          <table:table-cell office:value-type="float" office:value="5.218707" calcext:value-type="float">
            <text:p>5.218707</text:p>
          </table:table-cell>
          <table:table-cell office:value-type="float" office:value="5.985966" calcext:value-type="float">
            <text:p>5.985966</text:p>
          </table:table-cell>
          <table:table-cell office:value-type="float" office:value="3.051853" calcext:value-type="float">
            <text:p>3.051853</text:p>
          </table:table-cell>
          <table:table-cell office:value-type="float" office:value="1.201451" calcext:value-type="float">
            <text:p>1.201451</text:p>
          </table:table-cell>
          <table:table-cell office:value-type="float" office:value="0.3854886" calcext:value-type="float">
            <text:p>0.3854886</text:p>
          </table:table-cell>
          <table:table-cell office:value-type="float" office:value="0.3701273" calcext:value-type="float">
            <text:p>0.3701273</text:p>
          </table:table-cell>
          <table:table-cell office:value-type="float" office:value="0.3290837" calcext:value-type="float">
            <text:p>0.3290837</text:p>
          </table:table-cell>
          <table:table-cell office:value-type="float" office:value="0" calcext:value-type="float">
            <text:p>0</text:p>
          </table:table-cell>
          <table:table-cell office:value-type="float" office:value="228.528" calcext:value-type="float">
            <text:p>228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8463" calcext:value-type="float">
            <text:p>36.28463</text:p>
          </table:table-cell>
          <table:table-cell office:value-type="float" office:value="0" calcext:value-type="float">
            <text:p>0</text:p>
          </table:table-cell>
          <table:table-cell office:value-type="float" office:value="-0.8382775" calcext:value-type="float">
            <text:p>-0.83827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9.761829" calcext:value-type="float">
            <text:p>9.761829</text:p>
          </table:table-cell>
          <table:table-cell office:value-type="float" office:value="1100.844" calcext:value-type="float">
            <text:p>1100.844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8251" calcext:value-type="float">
            <text:p>-36.58251</text:p>
          </table:table-cell>
          <table:table-cell office:value-type="float" office:value="0.1230007" calcext:value-type="float">
            <text:p>0.1230007</text:p>
          </table:table-cell>
          <table:table-cell office:value-type="float" office:value="14.59129" calcext:value-type="float">
            <text:p>14.59129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23643" calcext:value-type="float">
            <text:p>0.00502364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5926" calcext:value-type="float">
            <text:p>2.075926</text:p>
          </table:table-cell>
          <table:table-cell office:value-type="float" office:value="-0.3410895" calcext:value-type="float">
            <text:p>-0.3410895</text:p>
          </table:table-cell>
          <table:table-cell office:value-type="float" office:value="-0.01979224" calcext:value-type="float">
            <text:p>-0.01979224</text:p>
          </table:table-cell>
          <table:table-cell office:value-type="float" office:value="0.007760758" calcext:value-type="float">
            <text:p>0.007760758</text:p>
          </table:table-cell>
          <table:table-cell office:value-type="float" office:value="15.26015" calcext:value-type="float">
            <text:p>15.26015</text:p>
          </table:table-cell>
          <table:table-cell office:value-type="float" office:value="1.597212" calcext:value-type="float">
            <text:p>1.597212</text:p>
          </table:table-cell>
          <table:table-cell office:value-type="float" office:value="0.05486012" calcext:value-type="float">
            <text:p>0.05486012</text:p>
          </table:table-cell>
          <table:table-cell office:value-type="float" office:value="0.04230331" calcext:value-type="float">
            <text:p>0.04230331</text:p>
          </table:table-cell>
          <table:table-cell office:value-type="float" office:value="0.03084992" calcext:value-type="float">
            <text:p>0.03084992</text:p>
          </table:table-cell>
          <table:table-cell office:value-type="float" office:value="0.02768445" calcext:value-type="float">
            <text:p>0.02768445</text:p>
          </table:table-cell>
          <table:table-cell office:value-type="float" office:value="0.01607317" calcext:value-type="float">
            <text:p>0.01607317</text:p>
          </table:table-cell>
          <table:table-cell office:value-type="float" office:value="0.01298369" calcext:value-type="float">
            <text:p>0.01298369</text:p>
          </table:table-cell>
          <table:table-cell office:value-type="float" office:value="0.030372" calcext:value-type="float">
            <text:p>0.030372</text:p>
          </table:table-cell>
          <table:table-cell office:value-type="float" office:value="0.02545883" calcext:value-type="float">
            <text:p>0.02545883</text:p>
          </table:table-cell>
          <table:table-cell office:value-type="float" office:value="0.0223571" calcext:value-type="float">
            <text:p>0.0223571</text:p>
          </table:table-cell>
          <table:table-cell office:value-type="float" office:value="0.02100685" calcext:value-type="float">
            <text:p>0.02100685</text:p>
          </table:table-cell>
          <table:table-cell office:value-type="float" office:value="0.01752148" calcext:value-type="float">
            <text:p>0.01752148</text:p>
          </table:table-cell>
          <table:table-cell office:value-type="float" office:value="0.008271296" calcext:value-type="float">
            <text:p>0.008271296</text:p>
          </table:table-cell>
          <table:table-cell office:value-type="float" office:value="0.007421661" calcext:value-type="float">
            <text:p>0.007421661</text:p>
          </table:table-cell>
          <table:table-cell office:value-type="float" office:value="0" calcext:value-type="float">
            <text:p>0</text:p>
          </table:table-cell>
          <table:table-cell office:value-type="float" office:value="14.64608" calcext:value-type="float">
            <text:p>14.64608</text:p>
          </table:table-cell>
          <table:table-cell office:value-type="float" office:value="24.29943" calcext:value-type="float">
            <text:p>24.29943</text:p>
          </table:table-cell>
          <table:table-cell office:value-type="float" office:value="27.97935" calcext:value-type="float">
            <text:p>27.97935</text:p>
          </table:table-cell>
          <table:table-cell office:value-type="float" office:value="30.84635" calcext:value-type="float">
            <text:p>30.84635</text:p>
          </table:table-cell>
          <table:table-cell office:value-type="float" office:value="31.67307" calcext:value-type="float">
            <text:p>31.67307</text:p>
          </table:table-cell>
          <table:table-cell office:value-type="float" office:value="10.11879" calcext:value-type="float">
            <text:p>10.11879</text:p>
          </table:table-cell>
          <table:table-cell office:value-type="float" office:value="4.497166" calcext:value-type="float">
            <text:p>4.497166</text:p>
          </table:table-cell>
          <table:table-cell office:value-type="float" office:value="5.235872" calcext:value-type="float">
            <text:p>5.235872</text:p>
          </table:table-cell>
          <table:table-cell office:value-type="float" office:value="5.993721" calcext:value-type="float">
            <text:p>5.993721</text:p>
          </table:table-cell>
          <table:table-cell office:value-type="float" office:value="3.056784" calcext:value-type="float">
            <text:p>3.056784</text:p>
          </table:table-cell>
          <table:table-cell office:value-type="float" office:value="1.203479" calcext:value-type="float">
            <text:p>1.203479</text:p>
          </table:table-cell>
          <table:table-cell office:value-type="float" office:value="0.3867959" calcext:value-type="float">
            <text:p>0.3867959</text:p>
          </table:table-cell>
          <table:table-cell office:value-type="float" office:value="0.3698917" calcext:value-type="float">
            <text:p>0.3698917</text:p>
          </table:table-cell>
          <table:table-cell office:value-type="float" office:value="0.3291097" calcext:value-type="float">
            <text:p>0.3291097</text:p>
          </table:table-cell>
          <table:table-cell office:value-type="float" office:value="0" calcext:value-type="float">
            <text:p>0</text:p>
          </table:table-cell>
          <table:table-cell office:value-type="float" office:value="235.7219" calcext:value-type="float">
            <text:p>235.7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3486" calcext:value-type="float">
            <text:p>36.33486</text:p>
          </table:table-cell>
          <table:table-cell office:value-type="float" office:value="0" calcext:value-type="float">
            <text:p>0</text:p>
          </table:table-cell>
          <table:table-cell office:value-type="float" office:value="-0.8382828" calcext:value-type="float">
            <text:p>-0.83828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9.753559" calcext:value-type="float">
            <text:p>9.753559</text:p>
          </table:table-cell>
          <table:table-cell office:value-type="float" office:value="1100.792" calcext:value-type="float">
            <text:p>1100.792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7382" calcext:value-type="float">
            <text:p>-36.57382</text:p>
          </table:table-cell>
          <table:table-cell office:value-type="float" office:value="0.1260935" calcext:value-type="float">
            <text:p>0.1260935</text:p>
          </table:table-cell>
          <table:table-cell office:value-type="float" office:value="14.64819" calcext:value-type="float">
            <text:p>14.64819</text:p>
          </table:table-cell>
          <table:table-cell office:value-type="float" office:value="0.09264861" calcext:value-type="float">
            <text:p>0.09264861</text:p>
          </table:table-cell>
          <table:table-cell office:value-type="float" office:value="0.005023643" calcext:value-type="float">
            <text:p>0.005023643</text:p>
          </table:table-cell>
          <table:table-cell office:value-type="float" office:value="0.2940223" calcext:value-type="float">
            <text:p>0.2940223</text:p>
          </table:table-cell>
          <table:table-cell office:value-type="float" office:value="2.075926" calcext:value-type="float">
            <text:p>2.075926</text:p>
          </table:table-cell>
          <table:table-cell office:value-type="float" office:value="-0.3411738" calcext:value-type="float">
            <text:p>-0.3411738</text:p>
          </table:table-cell>
          <table:table-cell office:value-type="float" office:value="-0.01976464" calcext:value-type="float">
            <text:p>-0.01976464</text:p>
          </table:table-cell>
          <table:table-cell office:value-type="float" office:value="0.007766634" calcext:value-type="float">
            <text:p>0.007766634</text:p>
          </table:table-cell>
          <table:table-cell office:value-type="float" office:value="15.22091" calcext:value-type="float">
            <text:p>15.22091</text:p>
          </table:table-cell>
          <table:table-cell office:value-type="float" office:value="1.801046" calcext:value-type="float">
            <text:p>1.801046</text:p>
          </table:table-cell>
          <table:table-cell office:value-type="float" office:value="0.0541679" calcext:value-type="float">
            <text:p>0.0541679</text:p>
          </table:table-cell>
          <table:table-cell office:value-type="float" office:value="0.04188486" calcext:value-type="float">
            <text:p>0.04188486</text:p>
          </table:table-cell>
          <table:table-cell office:value-type="float" office:value="0.03069368" calcext:value-type="float">
            <text:p>0.03069368</text:p>
          </table:table-cell>
          <table:table-cell office:value-type="float" office:value="0.0276402" calcext:value-type="float">
            <text:p>0.0276402</text:p>
          </table:table-cell>
          <table:table-cell office:value-type="float" office:value="0.0159788" calcext:value-type="float">
            <text:p>0.0159788</text:p>
          </table:table-cell>
          <table:table-cell office:value-type="float" office:value="0.01293386" calcext:value-type="float">
            <text:p>0.01293386</text:p>
          </table:table-cell>
          <table:table-cell office:value-type="float" office:value="0.03035414" calcext:value-type="float">
            <text:p>0.03035414</text:p>
          </table:table-cell>
          <table:table-cell office:value-type="float" office:value="0.02544987" calcext:value-type="float">
            <text:p>0.02544987</text:p>
          </table:table-cell>
          <table:table-cell office:value-type="float" office:value="0.02233844" calcext:value-type="float">
            <text:p>0.02233844</text:p>
          </table:table-cell>
          <table:table-cell office:value-type="float" office:value="0.02099283" calcext:value-type="float">
            <text:p>0.02099283</text:p>
          </table:table-cell>
          <table:table-cell office:value-type="float" office:value="0.01751917" calcext:value-type="float">
            <text:p>0.01751917</text:p>
          </table:table-cell>
          <table:table-cell office:value-type="float" office:value="0.008249025" calcext:value-type="float">
            <text:p>0.008249025</text:p>
          </table:table-cell>
          <table:table-cell office:value-type="float" office:value="0.007421736" calcext:value-type="float">
            <text:p>0.007421736</text:p>
          </table:table-cell>
          <table:table-cell office:value-type="float" office:value="0" calcext:value-type="float">
            <text:p>0</text:p>
          </table:table-cell>
          <table:table-cell office:value-type="float" office:value="14.9152" calcext:value-type="float">
            <text:p>14.9152</text:p>
          </table:table-cell>
          <table:table-cell office:value-type="float" office:value="24.62764" calcext:value-type="float">
            <text:p>24.62764</text:p>
          </table:table-cell>
          <table:table-cell office:value-type="float" office:value="28.19783" calcext:value-type="float">
            <text:p>28.19783</text:p>
          </table:table-cell>
          <table:table-cell office:value-type="float" office:value="30.98863" calcext:value-type="float">
            <text:p>30.98863</text:p>
          </table:table-cell>
          <table:table-cell office:value-type="float" office:value="31.70136" calcext:value-type="float">
            <text:p>31.70136</text:p>
          </table:table-cell>
          <table:table-cell office:value-type="float" office:value="10.14843" calcext:value-type="float">
            <text:p>10.14843</text:p>
          </table:table-cell>
          <table:table-cell office:value-type="float" office:value="4.549806" calcext:value-type="float">
            <text:p>4.549806</text:p>
          </table:table-cell>
          <table:table-cell office:value-type="float" office:value="5.252989" calcext:value-type="float">
            <text:p>5.252989</text:p>
          </table:table-cell>
          <table:table-cell office:value-type="float" office:value="6.001704" calcext:value-type="float">
            <text:p>6.001704</text:p>
          </table:table-cell>
          <table:table-cell office:value-type="float" office:value="3.061546" calcext:value-type="float">
            <text:p>3.061546</text:p>
          </table:table-cell>
          <table:table-cell office:value-type="float" office:value="1.205456" calcext:value-type="float">
            <text:p>1.205456</text:p>
          </table:table-cell>
          <table:table-cell office:value-type="float" office:value="0.3880942" calcext:value-type="float">
            <text:p>0.3880942</text:p>
          </table:table-cell>
          <table:table-cell office:value-type="float" office:value="0.3696502" calcext:value-type="float">
            <text:p>0.3696502</text:p>
          </table:table-cell>
          <table:table-cell office:value-type="float" office:value="0.3291357" calcext:value-type="float">
            <text:p>0.3291357</text:p>
          </table:table-cell>
          <table:table-cell office:value-type="float" office:value="0" calcext:value-type="float">
            <text:p>0</text:p>
          </table:table-cell>
          <table:table-cell office:value-type="float" office:value="243.9794" calcext:value-type="float">
            <text:p>243.9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921" calcext:value-type="float">
            <text:p>36.3921</text:p>
          </table:table-cell>
          <table:table-cell office:value-type="float" office:value="0" calcext:value-type="float">
            <text:p>0</text:p>
          </table:table-cell>
          <table:table-cell office:value-type="float" office:value="-0.8382853" calcext:value-type="float">
            <text:p>-0.83828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9.750541" calcext:value-type="float">
            <text:p>9.750541</text:p>
          </table:table-cell>
          <table:table-cell office:value-type="float" office:value="1100.741" calcext:value-type="float">
            <text:p>1100.741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653" calcext:value-type="float">
            <text:p>-36.5653</text:p>
          </table:table-cell>
          <table:table-cell office:value-type="float" office:value="0.1183334" calcext:value-type="float">
            <text:p>0.1183334</text:p>
          </table:table-cell>
          <table:table-cell office:value-type="float" office:value="14.72201" calcext:value-type="float">
            <text:p>14.72201</text:p>
          </table:table-cell>
          <table:table-cell office:value-type="float" office:value="0.0926747" calcext:value-type="float">
            <text:p>0.0926747</text:p>
          </table:table-cell>
          <table:table-cell office:value-type="float" office:value="0.005025736" calcext:value-type="float">
            <text:p>0.005025736</text:p>
          </table:table-cell>
          <table:table-cell office:value-type="float" office:value="0.2945952" calcext:value-type="float">
            <text:p>0.2945952</text:p>
          </table:table-cell>
          <table:table-cell office:value-type="float" office:value="2.076304" calcext:value-type="float">
            <text:p>2.076304</text:p>
          </table:table-cell>
          <table:table-cell office:value-type="float" office:value="-0.3412638" calcext:value-type="float">
            <text:p>-0.3412638</text:p>
          </table:table-cell>
          <table:table-cell office:value-type="float" office:value="-0.0197518" calcext:value-type="float">
            <text:p>-0.0197518</text:p>
          </table:table-cell>
          <table:table-cell office:value-type="float" office:value="0.007776285" calcext:value-type="float">
            <text:p>0.007776285</text:p>
          </table:table-cell>
          <table:table-cell office:value-type="float" office:value="15.20545" calcext:value-type="float">
            <text:p>15.20545</text:p>
          </table:table-cell>
          <table:table-cell office:value-type="float" office:value="1.191887" calcext:value-type="float">
            <text:p>1.191887</text:p>
          </table:table-cell>
          <table:table-cell office:value-type="float" office:value="0.08374186" calcext:value-type="float">
            <text:p>0.08374186</text:p>
          </table:table-cell>
          <table:table-cell office:value-type="float" office:value="0.04053416" calcext:value-type="float">
            <text:p>0.04053416</text:p>
          </table:table-cell>
          <table:table-cell office:value-type="float" office:value="0.03027111" calcext:value-type="float">
            <text:p>0.03027111</text:p>
          </table:table-cell>
          <table:table-cell office:value-type="float" office:value="0.02730463" calcext:value-type="float">
            <text:p>0.02730463</text:p>
          </table:table-cell>
          <table:table-cell office:value-type="float" office:value="0.01578582" calcext:value-type="float">
            <text:p>0.01578582</text:p>
          </table:table-cell>
          <table:table-cell office:value-type="float" office:value="0.01290768" calcext:value-type="float">
            <text:p>0.01290768</text:p>
          </table:table-cell>
          <table:table-cell office:value-type="float" office:value="0.03029645" calcext:value-type="float">
            <text:p>0.03029645</text:p>
          </table:table-cell>
          <table:table-cell office:value-type="float" office:value="0.02543387" calcext:value-type="float">
            <text:p>0.02543387</text:p>
          </table:table-cell>
          <table:table-cell office:value-type="float" office:value="0.02232233" calcext:value-type="float">
            <text:p>0.02232233</text:p>
          </table:table-cell>
          <table:table-cell office:value-type="float" office:value="0.02097964" calcext:value-type="float">
            <text:p>0.02097964</text:p>
          </table:table-cell>
          <table:table-cell office:value-type="float" office:value="0.01751689" calcext:value-type="float">
            <text:p>0.01751689</text:p>
          </table:table-cell>
          <table:table-cell office:value-type="float" office:value="0.008227081" calcext:value-type="float">
            <text:p>0.008227081</text:p>
          </table:table-cell>
          <table:table-cell office:value-type="float" office:value="0.007421786" calcext:value-type="float">
            <text:p>0.007421786</text:p>
          </table:table-cell>
          <table:table-cell office:value-type="float" office:value="0" calcext:value-type="float">
            <text:p>0</text:p>
          </table:table-cell>
          <table:table-cell office:value-type="float" office:value="9.764737" calcext:value-type="float">
            <text:p>9.764737</text:p>
          </table:table-cell>
          <table:table-cell office:value-type="float" office:value="26.63132" calcext:value-type="float">
            <text:p>26.63132</text:p>
          </table:table-cell>
          <table:table-cell office:value-type="float" office:value="28.46951" calcext:value-type="float">
            <text:p>28.46951</text:p>
          </table:table-cell>
          <table:table-cell office:value-type="float" office:value="31.14122" calcext:value-type="float">
            <text:p>31.14122</text:p>
          </table:table-cell>
          <table:table-cell office:value-type="float" office:value="31.71468" calcext:value-type="float">
            <text:p>31.71468</text:p>
          </table:table-cell>
          <table:table-cell office:value-type="float" office:value="10.18435" calcext:value-type="float">
            <text:p>10.18435</text:p>
          </table:table-cell>
          <table:table-cell office:value-type="float" office:value="4.605433" calcext:value-type="float">
            <text:p>4.605433</text:p>
          </table:table-cell>
          <table:table-cell office:value-type="float" office:value="5.272816" calcext:value-type="float">
            <text:p>5.272816</text:p>
          </table:table-cell>
          <table:table-cell office:value-type="float" office:value="6.009405" calcext:value-type="float">
            <text:p>6.009405</text:p>
          </table:table-cell>
          <table:table-cell office:value-type="float" office:value="3.066185" calcext:value-type="float">
            <text:p>3.066185</text:p>
          </table:table-cell>
          <table:table-cell office:value-type="float" office:value="1.207384" calcext:value-type="float">
            <text:p>1.207384</text:p>
          </table:table-cell>
          <table:table-cell office:value-type="float" office:value="0.3893738" calcext:value-type="float">
            <text:p>0.3893738</text:p>
          </table:table-cell>
          <table:table-cell office:value-type="float" office:value="0.3694156" calcext:value-type="float">
            <text:p>0.3694156</text:p>
          </table:table-cell>
          <table:table-cell office:value-type="float" office:value="0.3291617" calcext:value-type="float">
            <text:p>0.3291617</text:p>
          </table:table-cell>
          <table:table-cell office:value-type="float" office:value="0" calcext:value-type="float">
            <text:p>0</text:p>
          </table:table-cell>
          <table:table-cell office:value-type="float" office:value="225.5268" calcext:value-type="float">
            <text:p>225.5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4483" calcext:value-type="float">
            <text:p>36.44483</text:p>
          </table:table-cell>
          <table:table-cell office:value-type="float" office:value="0" calcext:value-type="float">
            <text:p>0</text:p>
          </table:table-cell>
          <table:table-cell office:value-type="float" office:value="-0.8382859" calcext:value-type="float">
            <text:p>-0.83828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9.750528" calcext:value-type="float">
            <text:p>9.750528</text:p>
          </table:table-cell>
          <table:table-cell office:value-type="float" office:value="1100.691" calcext:value-type="float">
            <text:p>1100.691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5674" calcext:value-type="float">
            <text:p>-36.55674</text:p>
          </table:table-cell>
          <table:table-cell office:value-type="float" office:value="0.1063623" calcext:value-type="float">
            <text:p>0.1063623</text:p>
          </table:table-cell>
          <table:table-cell office:value-type="float" office:value="14.7836" calcext:value-type="float">
            <text:p>14.783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202" calcext:value-type="float">
            <text:p>0.005027202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556" calcext:value-type="float">
            <text:p>2.076556</text:p>
          </table:table-cell>
          <table:table-cell office:value-type="float" office:value="-0.3413098" calcext:value-type="float">
            <text:p>-0.3413098</text:p>
          </table:table-cell>
          <table:table-cell office:value-type="float" office:value="-0.01974497" calcext:value-type="float">
            <text:p>-0.01974497</text:p>
          </table:table-cell>
          <table:table-cell office:value-type="float" office:value="0.007786955" calcext:value-type="float">
            <text:p>0.007786955</text:p>
          </table:table-cell>
          <table:table-cell office:value-type="float" office:value="15.20215" calcext:value-type="float">
            <text:p>15.20215</text:p>
          </table:table-cell>
          <table:table-cell office:value-type="float" office:value="0.6467822" calcext:value-type="float">
            <text:p>0.6467822</text:p>
          </table:table-cell>
          <table:table-cell office:value-type="float" office:value="0.06023894" calcext:value-type="float">
            <text:p>0.06023894</text:p>
          </table:table-cell>
          <table:table-cell office:value-type="float" office:value="0.03882671" calcext:value-type="float">
            <text:p>0.03882671</text:p>
          </table:table-cell>
          <table:table-cell office:value-type="float" office:value="0.02930519" calcext:value-type="float">
            <text:p>0.02930519</text:p>
          </table:table-cell>
          <table:table-cell office:value-type="float" office:value="0.02661791" calcext:value-type="float">
            <text:p>0.02661791</text:p>
          </table:table-cell>
          <table:table-cell office:value-type="float" office:value="0.01536893" calcext:value-type="float">
            <text:p>0.01536893</text:p>
          </table:table-cell>
          <table:table-cell office:value-type="float" office:value="0.01296941" calcext:value-type="float">
            <text:p>0.01296941</text:p>
          </table:table-cell>
          <table:table-cell office:value-type="float" office:value="0.03028428" calcext:value-type="float">
            <text:p>0.03028428</text:p>
          </table:table-cell>
          <table:table-cell office:value-type="float" office:value="0.02541069" calcext:value-type="float">
            <text:p>0.02541069</text:p>
          </table:table-cell>
          <table:table-cell office:value-type="float" office:value="0.02230744" calcext:value-type="float">
            <text:p>0.02230744</text:p>
          </table:table-cell>
          <table:table-cell office:value-type="float" office:value="0.02096749" calcext:value-type="float">
            <text:p>0.02096749</text:p>
          </table:table-cell>
          <table:table-cell office:value-type="float" office:value="0.01751482" calcext:value-type="float">
            <text:p>0.01751482</text:p>
          </table:table-cell>
          <table:table-cell office:value-type="float" office:value="0.008205496" calcext:value-type="float">
            <text:p>0.008205496</text:p>
          </table:table-cell>
          <table:table-cell office:value-type="float" office:value="0.007421822" calcext:value-type="float">
            <text:p>0.007421822</text:p>
          </table:table-cell>
          <table:table-cell office:value-type="float" office:value="0" calcext:value-type="float">
            <text:p>0</text:p>
          </table:table-cell>
          <table:table-cell office:value-type="float" office:value="12.48768" calcext:value-type="float">
            <text:p>12.48768</text:p>
          </table:table-cell>
          <table:table-cell office:value-type="float" office:value="26.23226" calcext:value-type="float">
            <text:p>26.23226</text:p>
          </table:table-cell>
          <table:table-cell office:value-type="float" office:value="28.75274" calcext:value-type="float">
            <text:p>28.75274</text:p>
          </table:table-cell>
          <table:table-cell office:value-type="float" office:value="30.98951" calcext:value-type="float">
            <text:p>30.98951</text:p>
          </table:table-cell>
          <table:table-cell office:value-type="float" office:value="32.00333" calcext:value-type="float">
            <text:p>32.00333</text:p>
          </table:table-cell>
          <table:table-cell office:value-type="float" office:value="10.22239" calcext:value-type="float">
            <text:p>10.22239</text:p>
          </table:table-cell>
          <table:table-cell office:value-type="float" office:value="4.436283" calcext:value-type="float">
            <text:p>4.436283</text:p>
          </table:table-cell>
          <table:table-cell office:value-type="float" office:value="5.354518" calcext:value-type="float">
            <text:p>5.354518</text:p>
          </table:table-cell>
          <table:table-cell office:value-type="float" office:value="6.018577" calcext:value-type="float">
            <text:p>6.018577</text:p>
          </table:table-cell>
          <table:table-cell office:value-type="float" office:value="3.070798" calcext:value-type="float">
            <text:p>3.070798</text:p>
          </table:table-cell>
          <table:table-cell office:value-type="float" office:value="1.209276" calcext:value-type="float">
            <text:p>1.209276</text:p>
          </table:table-cell>
          <table:table-cell office:value-type="float" office:value="0.3906308" calcext:value-type="float">
            <text:p>0.3906308</text:p>
          </table:table-cell>
          <table:table-cell office:value-type="float" office:value="0.3691939" calcext:value-type="float">
            <text:p>0.3691939</text:p>
          </table:table-cell>
          <table:table-cell office:value-type="float" office:value="0.3291876" calcext:value-type="float">
            <text:p>0.3291876</text:p>
          </table:table-cell>
          <table:table-cell office:value-type="float" office:value="0" calcext:value-type="float">
            <text:p>0</text:p>
          </table:table-cell>
          <table:table-cell office:value-type="float" office:value="188.2332" calcext:value-type="float">
            <text:p>188.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9305" calcext:value-type="float">
            <text:p>36.49305</text:p>
          </table:table-cell>
          <table:table-cell office:value-type="float" office:value="0" calcext:value-type="float">
            <text:p>0</text:p>
          </table:table-cell>
          <table:table-cell office:value-type="float" office:value="-0.8382959" calcext:value-type="float">
            <text:p>-0.83829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9.751832" calcext:value-type="float">
            <text:p>9.751832</text:p>
          </table:table-cell>
          <table:table-cell office:value-type="float" office:value="1100.645" calcext:value-type="float">
            <text:p>1100.645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4835" calcext:value-type="float">
            <text:p>-36.54835</text:p>
          </table:table-cell>
          <table:table-cell office:value-type="float" office:value="0.1017775" calcext:value-type="float">
            <text:p>0.1017775</text:p>
          </table:table-cell>
          <table:table-cell office:value-type="float" office:value="14.83357" calcext:value-type="float">
            <text:p>14.83357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202" calcext:value-type="float">
            <text:p>0.005027202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556" calcext:value-type="float">
            <text:p>2.076556</text:p>
          </table:table-cell>
          <table:table-cell office:value-type="float" office:value="-0.3413452" calcext:value-type="float">
            <text:p>-0.3413452</text:p>
          </table:table-cell>
          <table:table-cell office:value-type="float" office:value="-0.0197366" calcext:value-type="float">
            <text:p>-0.0197366</text:p>
          </table:table-cell>
          <table:table-cell office:value-type="float" office:value="0.007798662" calcext:value-type="float">
            <text:p>0.007798662</text:p>
          </table:table-cell>
          <table:table-cell office:value-type="float" office:value="15.19584" calcext:value-type="float">
            <text:p>15.19584</text:p>
          </table:table-cell>
          <table:table-cell office:value-type="float" office:value="0.405042" calcext:value-type="float">
            <text:p>0.405042</text:p>
          </table:table-cell>
          <table:table-cell office:value-type="float" office:value="0.05680067" calcext:value-type="float">
            <text:p>0.05680067</text:p>
          </table:table-cell>
          <table:table-cell office:value-type="float" office:value="0.03819379" calcext:value-type="float">
            <text:p>0.03819379</text:p>
          </table:table-cell>
          <table:table-cell office:value-type="float" office:value="0.02896507" calcext:value-type="float">
            <text:p>0.02896507</text:p>
          </table:table-cell>
          <table:table-cell office:value-type="float" office:value="0.0263823" calcext:value-type="float">
            <text:p>0.0263823</text:p>
          </table:table-cell>
          <table:table-cell office:value-type="float" office:value="0.01528201" calcext:value-type="float">
            <text:p>0.01528201</text:p>
          </table:table-cell>
          <table:table-cell office:value-type="float" office:value="0.01285277" calcext:value-type="float">
            <text:p>0.01285277</text:p>
          </table:table-cell>
          <table:table-cell office:value-type="float" office:value="0.03028357" calcext:value-type="float">
            <text:p>0.03028357</text:p>
          </table:table-cell>
          <table:table-cell office:value-type="float" office:value="0.02538667" calcext:value-type="float">
            <text:p>0.02538667</text:p>
          </table:table-cell>
          <table:table-cell office:value-type="float" office:value="0.0222924" calcext:value-type="float">
            <text:p>0.0222924</text:p>
          </table:table-cell>
          <table:table-cell office:value-type="float" office:value="0.02095602" calcext:value-type="float">
            <text:p>0.02095602</text:p>
          </table:table-cell>
          <table:table-cell office:value-type="float" office:value="0.01751299" calcext:value-type="float">
            <text:p>0.01751299</text:p>
          </table:table-cell>
          <table:table-cell office:value-type="float" office:value="0.00818425" calcext:value-type="float">
            <text:p>0.00818425</text:p>
          </table:table-cell>
          <table:table-cell office:value-type="float" office:value="0.007421816" calcext:value-type="float">
            <text:p>0.007421816</text:p>
          </table:table-cell>
          <table:table-cell office:value-type="float" office:value="0" calcext:value-type="float">
            <text:p>0</text:p>
          </table:table-cell>
          <table:table-cell office:value-type="float" office:value="17.70922" calcext:value-type="float">
            <text:p>17.70922</text:p>
          </table:table-cell>
          <table:table-cell office:value-type="float" office:value="24.82146" calcext:value-type="float">
            <text:p>24.82146</text:p>
          </table:table-cell>
          <table:table-cell office:value-type="float" office:value="29.03021" calcext:value-type="float">
            <text:p>29.03021</text:p>
          </table:table-cell>
          <table:table-cell office:value-type="float" office:value="30.97626" calcext:value-type="float">
            <text:p>30.97626</text:p>
          </table:table-cell>
          <table:table-cell office:value-type="float" office:value="32.12097" calcext:value-type="float">
            <text:p>32.12097</text:p>
          </table:table-cell>
          <table:table-cell office:value-type="float" office:value="10.26209" calcext:value-type="float">
            <text:p>10.26209</text:p>
          </table:table-cell>
          <table:table-cell office:value-type="float" office:value="4.358939" calcext:value-type="float">
            <text:p>4.358939</text:p>
          </table:table-cell>
          <table:table-cell office:value-type="float" office:value="5.404509" calcext:value-type="float">
            <text:p>5.404509</text:p>
          </table:table-cell>
          <table:table-cell office:value-type="float" office:value="6.029821" calcext:value-type="float">
            <text:p>6.029821</text:p>
          </table:table-cell>
          <table:table-cell office:value-type="float" office:value="3.075472" calcext:value-type="float">
            <text:p>3.075472</text:p>
          </table:table-cell>
          <table:table-cell office:value-type="float" office:value="1.211141" calcext:value-type="float">
            <text:p>1.211141</text:p>
          </table:table-cell>
          <table:table-cell office:value-type="float" office:value="0.3918716" calcext:value-type="float">
            <text:p>0.3918716</text:p>
          </table:table-cell>
          <table:table-cell office:value-type="float" office:value="0.3689815" calcext:value-type="float">
            <text:p>0.3689815</text:p>
          </table:table-cell>
          <table:table-cell office:value-type="float" office:value="0.3292134" calcext:value-type="float">
            <text:p>0.3292134</text:p>
          </table:table-cell>
          <table:table-cell office:value-type="float" office:value="0" calcext:value-type="float">
            <text:p>0</text:p>
          </table:table-cell>
          <table:table-cell office:value-type="float" office:value="174.949" calcext:value-type="float">
            <text:p>174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3642" calcext:value-type="float">
            <text:p>36.53642</text:p>
          </table:table-cell>
          <table:table-cell office:value-type="float" office:value="0" calcext:value-type="float">
            <text:p>0</text:p>
          </table:table-cell>
          <table:table-cell office:value-type="float" office:value="-0.8382975" calcext:value-type="float">
            <text:p>-0.83829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9.753792" calcext:value-type="float">
            <text:p>9.753792</text:p>
          </table:table-cell>
          <table:table-cell office:value-type="float" office:value="1100.601" calcext:value-type="float">
            <text:p>1100.601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3985" calcext:value-type="float">
            <text:p>-36.53985</text:p>
          </table:table-cell>
          <table:table-cell office:value-type="float" office:value="0.100244" calcext:value-type="float">
            <text:p>0.100244</text:p>
          </table:table-cell>
          <table:table-cell office:value-type="float" office:value="14.88266" calcext:value-type="float">
            <text:p>14.8826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89" calcext:value-type="float">
            <text:p>0.005027689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4" calcext:value-type="float">
            <text:p>2.076694</text:p>
          </table:table-cell>
          <table:table-cell office:value-type="float" office:value="-0.3413701" calcext:value-type="float">
            <text:p>-0.3413701</text:p>
          </table:table-cell>
          <table:table-cell office:value-type="float" office:value="-0.01972849" calcext:value-type="float">
            <text:p>-0.01972849</text:p>
          </table:table-cell>
          <table:table-cell office:value-type="float" office:value="0.007811081" calcext:value-type="float">
            <text:p>0.007811081</text:p>
          </table:table-cell>
          <table:table-cell office:value-type="float" office:value="15.18825" calcext:value-type="float">
            <text:p>15.18825</text:p>
          </table:table-cell>
          <table:table-cell office:value-type="float" office:value="0.3613611" calcext:value-type="float">
            <text:p>0.3613611</text:p>
          </table:table-cell>
          <table:table-cell office:value-type="float" office:value="0.07804406" calcext:value-type="float">
            <text:p>0.07804406</text:p>
          </table:table-cell>
          <table:table-cell office:value-type="float" office:value="0.03862483" calcext:value-type="float">
            <text:p>0.03862483</text:p>
          </table:table-cell>
          <table:table-cell office:value-type="float" office:value="0.02885598" calcext:value-type="float">
            <text:p>0.02885598</text:p>
          </table:table-cell>
          <table:table-cell office:value-type="float" office:value="0.02631908" calcext:value-type="float">
            <text:p>0.02631908</text:p>
          </table:table-cell>
          <table:table-cell office:value-type="float" office:value="0.01531323" calcext:value-type="float">
            <text:p>0.01531323</text:p>
          </table:table-cell>
          <table:table-cell office:value-type="float" office:value="0.01282154" calcext:value-type="float">
            <text:p>0.01282154</text:p>
          </table:table-cell>
          <table:table-cell office:value-type="float" office:value="0.03029664" calcext:value-type="float">
            <text:p>0.03029664</text:p>
          </table:table-cell>
          <table:table-cell office:value-type="float" office:value="0.02536922" calcext:value-type="float">
            <text:p>0.02536922</text:p>
          </table:table-cell>
          <table:table-cell office:value-type="float" office:value="0.02227765" calcext:value-type="float">
            <text:p>0.02227765</text:p>
          </table:table-cell>
          <table:table-cell office:value-type="float" office:value="0.02094496" calcext:value-type="float">
            <text:p>0.02094496</text:p>
          </table:table-cell>
          <table:table-cell office:value-type="float" office:value="0.01751131" calcext:value-type="float">
            <text:p>0.01751131</text:p>
          </table:table-cell>
          <table:table-cell office:value-type="float" office:value="0.008163338" calcext:value-type="float">
            <text:p>0.008163338</text:p>
          </table:table-cell>
          <table:table-cell office:value-type="float" office:value="0.007421803" calcext:value-type="float">
            <text:p>0.007421803</text:p>
          </table:table-cell>
          <table:table-cell office:value-type="float" office:value="0" calcext:value-type="float">
            <text:p>0</text:p>
          </table:table-cell>
          <table:table-cell office:value-type="float" office:value="8.902391" calcext:value-type="float">
            <text:p>8.902391</text:p>
          </table:table-cell>
          <table:table-cell office:value-type="float" office:value="27.32556" calcext:value-type="float">
            <text:p>27.32556</text:p>
          </table:table-cell>
          <table:table-cell office:value-type="float" office:value="29.66307" calcext:value-type="float">
            <text:p>29.66307</text:p>
          </table:table-cell>
          <table:table-cell office:value-type="float" office:value="31.095" calcext:value-type="float">
            <text:p>31.095</text:p>
          </table:table-cell>
          <table:table-cell office:value-type="float" office:value="32.13734" calcext:value-type="float">
            <text:p>32.13734</text:p>
          </table:table-cell>
          <table:table-cell office:value-type="float" office:value="10.30217" calcext:value-type="float">
            <text:p>10.30217</text:p>
          </table:table-cell>
          <table:table-cell office:value-type="float" office:value="4.342239" calcext:value-type="float">
            <text:p>4.342239</text:p>
          </table:table-cell>
          <table:table-cell office:value-type="float" office:value="5.435748" calcext:value-type="float">
            <text:p>5.435748</text:p>
          </table:table-cell>
          <table:table-cell office:value-type="float" office:value="6.041447" calcext:value-type="float">
            <text:p>6.041447</text:p>
          </table:table-cell>
          <table:table-cell office:value-type="float" office:value="3.080223" calcext:value-type="float">
            <text:p>3.080223</text:p>
          </table:table-cell>
          <table:table-cell office:value-type="float" office:value="1.21299" calcext:value-type="float">
            <text:p>1.21299</text:p>
          </table:table-cell>
          <table:table-cell office:value-type="float" office:value="0.3930971" calcext:value-type="float">
            <text:p>0.3930971</text:p>
          </table:table-cell>
          <table:table-cell office:value-type="float" office:value="0.3687764" calcext:value-type="float">
            <text:p>0.3687764</text:p>
          </table:table-cell>
          <table:table-cell office:value-type="float" office:value="0.3292393" calcext:value-type="float">
            <text:p>0.3292393</text:p>
          </table:table-cell>
          <table:table-cell office:value-type="float" office:value="0" calcext:value-type="float">
            <text:p>0</text:p>
          </table:table-cell>
          <table:table-cell office:value-type="float" office:value="161.2639" calcext:value-type="float">
            <text:p>161.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7773" calcext:value-type="float">
            <text:p>36.57773</text:p>
          </table:table-cell>
          <table:table-cell office:value-type="float" office:value="0" calcext:value-type="float">
            <text:p>0</text:p>
          </table:table-cell>
          <table:table-cell office:value-type="float" office:value="-0.8382975" calcext:value-type="float">
            <text:p>-0.83829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9.756757" calcext:value-type="float">
            <text:p>9.756757</text:p>
          </table:table-cell>
          <table:table-cell office:value-type="float" office:value="1100.557" calcext:value-type="float">
            <text:p>1100.557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3175" calcext:value-type="float">
            <text:p>-36.53175</text:p>
          </table:table-cell>
          <table:table-cell office:value-type="float" office:value="0.09624448" calcext:value-type="float">
            <text:p>0.09624448</text:p>
          </table:table-cell>
          <table:table-cell office:value-type="float" office:value="14.92896" calcext:value-type="float">
            <text:p>14.9289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3988" calcext:value-type="float">
            <text:p>-0.3413988</text:p>
          </table:table-cell>
          <table:table-cell office:value-type="float" office:value="-0.01972116" calcext:value-type="float">
            <text:p>-0.01972116</text:p>
          </table:table-cell>
          <table:table-cell office:value-type="float" office:value="0.00782431" calcext:value-type="float">
            <text:p>0.00782431</text:p>
          </table:table-cell>
          <table:table-cell office:value-type="float" office:value="15.18652" calcext:value-type="float">
            <text:p>15.18652</text:p>
          </table:table-cell>
          <table:table-cell office:value-type="float" office:value="0.1988497" calcext:value-type="float">
            <text:p>0.1988497</text:p>
          </table:table-cell>
          <table:table-cell office:value-type="float" office:value="0.05857065" calcext:value-type="float">
            <text:p>0.05857065</text:p>
          </table:table-cell>
          <table:table-cell office:value-type="float" office:value="0.04382335" calcext:value-type="float">
            <text:p>0.04382335</text:p>
          </table:table-cell>
          <table:table-cell office:value-type="float" office:value="0.02863158" calcext:value-type="float">
            <text:p>0.02863158</text:p>
          </table:table-cell>
          <table:table-cell office:value-type="float" office:value="0.02606805" calcext:value-type="float">
            <text:p>0.02606805</text:p>
          </table:table-cell>
          <table:table-cell office:value-type="float" office:value="0.01520669" calcext:value-type="float">
            <text:p>0.01520669</text:p>
          </table:table-cell>
          <table:table-cell office:value-type="float" office:value="0.01273234" calcext:value-type="float">
            <text:p>0.01273234</text:p>
          </table:table-cell>
          <table:table-cell office:value-type="float" office:value="0.0303132" calcext:value-type="float">
            <text:p>0.0303132</text:p>
          </table:table-cell>
          <table:table-cell office:value-type="float" office:value="0.02535952" calcext:value-type="float">
            <text:p>0.02535952</text:p>
          </table:table-cell>
          <table:table-cell office:value-type="float" office:value="0.02226412" calcext:value-type="float">
            <text:p>0.02226412</text:p>
          </table:table-cell>
          <table:table-cell office:value-type="float" office:value="0.0209343" calcext:value-type="float">
            <text:p>0.0209343</text:p>
          </table:table-cell>
          <table:table-cell office:value-type="float" office:value="0.0175098" calcext:value-type="float">
            <text:p>0.0175098</text:p>
          </table:table-cell>
          <table:table-cell office:value-type="float" office:value="0.008142753" calcext:value-type="float">
            <text:p>0.008142753</text:p>
          </table:table-cell>
          <table:table-cell office:value-type="float" office:value="0.007421754" calcext:value-type="float">
            <text:p>0.007421754</text:p>
          </table:table-cell>
          <table:table-cell office:value-type="float" office:value="0" calcext:value-type="float">
            <text:p>0</text:p>
          </table:table-cell>
          <table:table-cell office:value-type="float" office:value="8.479294" calcext:value-type="float">
            <text:p>8.479294</text:p>
          </table:table-cell>
          <table:table-cell office:value-type="float" office:value="19.41941" calcext:value-type="float">
            <text:p>19.41941</text:p>
          </table:table-cell>
          <table:table-cell office:value-type="float" office:value="35.69145" calcext:value-type="float">
            <text:p>35.69145</text:p>
          </table:table-cell>
          <table:table-cell office:value-type="float" office:value="31.67868" calcext:value-type="float">
            <text:p>31.67868</text:p>
          </table:table-cell>
          <table:table-cell office:value-type="float" office:value="32.20239" calcext:value-type="float">
            <text:p>32.20239</text:p>
          </table:table-cell>
          <table:table-cell office:value-type="float" office:value="10.34416" calcext:value-type="float">
            <text:p>10.34416</text:p>
          </table:table-cell>
          <table:table-cell office:value-type="float" office:value="4.354398" calcext:value-type="float">
            <text:p>4.354398</text:p>
          </table:table-cell>
          <table:table-cell office:value-type="float" office:value="5.45821" calcext:value-type="float">
            <text:p>5.45821</text:p>
          </table:table-cell>
          <table:table-cell office:value-type="float" office:value="6.052763" calcext:value-type="float">
            <text:p>6.052763</text:p>
          </table:table-cell>
          <table:table-cell office:value-type="float" office:value="3.085031" calcext:value-type="float">
            <text:p>3.085031</text:p>
          </table:table-cell>
          <table:table-cell office:value-type="float" office:value="1.214826" calcext:value-type="float">
            <text:p>1.214826</text:p>
          </table:table-cell>
          <table:table-cell office:value-type="float" office:value="0.3943096" calcext:value-type="float">
            <text:p>0.3943096</text:p>
          </table:table-cell>
          <table:table-cell office:value-type="float" office:value="0.3685777" calcext:value-type="float">
            <text:p>0.3685777</text:p>
          </table:table-cell>
          <table:table-cell office:value-type="float" office:value="0.3292651" calcext:value-type="float">
            <text:p>0.3292651</text:p>
          </table:table-cell>
          <table:table-cell office:value-type="float" office:value="0" calcext:value-type="float">
            <text:p>0</text:p>
          </table:table-cell>
          <table:table-cell office:value-type="float" office:value="148.8087" calcext:value-type="float">
            <text:p>148.8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1662" calcext:value-type="float">
            <text:p>36.61662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9.760307" calcext:value-type="float">
            <text:p>9.760307</text:p>
          </table:table-cell>
          <table:table-cell office:value-type="float" office:value="1100.515" calcext:value-type="float">
            <text:p>1100.515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2369" calcext:value-type="float">
            <text:p>-36.52369</text:p>
          </table:table-cell>
          <table:table-cell office:value-type="float" office:value="0.09408227" calcext:value-type="float">
            <text:p>0.09408227</text:p>
          </table:table-cell>
          <table:table-cell office:value-type="float" office:value="14.96945" calcext:value-type="float">
            <text:p>14.9694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4212" calcext:value-type="float">
            <text:p>-0.3414212</text:p>
          </table:table-cell>
          <table:table-cell office:value-type="float" office:value="-0.01971344" calcext:value-type="float">
            <text:p>-0.01971344</text:p>
          </table:table-cell>
          <table:table-cell office:value-type="float" office:value="0.007837178" calcext:value-type="float">
            <text:p>0.007837178</text:p>
          </table:table-cell>
          <table:table-cell office:value-type="float" office:value="15.18336" calcext:value-type="float">
            <text:p>15.18336</text:p>
          </table:table-cell>
          <table:table-cell office:value-type="float" office:value="0.1437138" calcext:value-type="float">
            <text:p>0.1437138</text:p>
          </table:table-cell>
          <table:table-cell office:value-type="float" office:value="0.05658158" calcext:value-type="float">
            <text:p>0.05658158</text:p>
          </table:table-cell>
          <table:table-cell office:value-type="float" office:value="0.0443547" calcext:value-type="float">
            <text:p>0.0443547</text:p>
          </table:table-cell>
          <table:table-cell office:value-type="float" office:value="0.02884088" calcext:value-type="float">
            <text:p>0.02884088</text:p>
          </table:table-cell>
          <table:table-cell office:value-type="float" office:value="0.02610207" calcext:value-type="float">
            <text:p>0.02610207</text:p>
          </table:table-cell>
          <table:table-cell office:value-type="float" office:value="0.01523467" calcext:value-type="float">
            <text:p>0.01523467</text:p>
          </table:table-cell>
          <table:table-cell office:value-type="float" office:value="0.01272508" calcext:value-type="float">
            <text:p>0.01272508</text:p>
          </table:table-cell>
          <table:table-cell office:value-type="float" office:value="0.03033048" calcext:value-type="float">
            <text:p>0.03033048</text:p>
          </table:table-cell>
          <table:table-cell office:value-type="float" office:value="0.02535554" calcext:value-type="float">
            <text:p>0.02535554</text:p>
          </table:table-cell>
          <table:table-cell office:value-type="float" office:value="0.02225243" calcext:value-type="float">
            <text:p>0.02225243</text:p>
          </table:table-cell>
          <table:table-cell office:value-type="float" office:value="0.02092414" calcext:value-type="float">
            <text:p>0.02092414</text:p>
          </table:table-cell>
          <table:table-cell office:value-type="float" office:value="0.0175084" calcext:value-type="float">
            <text:p>0.0175084</text:p>
          </table:table-cell>
          <table:table-cell office:value-type="float" office:value="0.008122485" calcext:value-type="float">
            <text:p>0.008122485</text:p>
          </table:table-cell>
          <table:table-cell office:value-type="float" office:value="0.00742169" calcext:value-type="float">
            <text:p>0.00742169</text:p>
          </table:table-cell>
          <table:table-cell office:value-type="float" office:value="0" calcext:value-type="float">
            <text:p>0</text:p>
          </table:table-cell>
          <table:table-cell office:value-type="float" office:value="12.55462" calcext:value-type="float">
            <text:p>12.55462</text:p>
          </table:table-cell>
          <table:table-cell office:value-type="float" office:value="19.25747" calcext:value-type="float">
            <text:p>19.25747</text:p>
          </table:table-cell>
          <table:table-cell office:value-type="float" office:value="34.33242" calcext:value-type="float">
            <text:p>34.33242</text:p>
          </table:table-cell>
          <table:table-cell office:value-type="float" office:value="32.32417" calcext:value-type="float">
            <text:p>32.32417</text:p>
          </table:table-cell>
          <table:table-cell office:value-type="float" office:value="32.48861" calcext:value-type="float">
            <text:p>32.48861</text:p>
          </table:table-cell>
          <table:table-cell office:value-type="float" office:value="10.38817" calcext:value-type="float">
            <text:p>10.38817</text:p>
          </table:table-cell>
          <table:table-cell office:value-type="float" office:value="4.380251" calcext:value-type="float">
            <text:p>4.380251</text:p>
          </table:table-cell>
          <table:table-cell office:value-type="float" office:value="5.476545" calcext:value-type="float">
            <text:p>5.476545</text:p>
          </table:table-cell>
          <table:table-cell office:value-type="float" office:value="6.063534" calcext:value-type="float">
            <text:p>6.063534</text:p>
          </table:table-cell>
          <table:table-cell office:value-type="float" office:value="3.089867" calcext:value-type="float">
            <text:p>3.089867</text:p>
          </table:table-cell>
          <table:table-cell office:value-type="float" office:value="1.216651" calcext:value-type="float">
            <text:p>1.216651</text:p>
          </table:table-cell>
          <table:table-cell office:value-type="float" office:value="0.3955092" calcext:value-type="float">
            <text:p>0.3955092</text:p>
          </table:table-cell>
          <table:table-cell office:value-type="float" office:value="0.3683854" calcext:value-type="float">
            <text:p>0.3683854</text:p>
          </table:table-cell>
          <table:table-cell office:value-type="float" office:value="0.3292908" calcext:value-type="float">
            <text:p>0.3292908</text:p>
          </table:table-cell>
          <table:table-cell office:value-type="float" office:value="0" calcext:value-type="float">
            <text:p>0</text:p>
          </table:table-cell>
          <table:table-cell office:value-type="float" office:value="137.8501" calcext:value-type="float">
            <text:p>137.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329" calcext:value-type="float">
            <text:p>36.65329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9.7643" calcext:value-type="float">
            <text:p>9.7643</text:p>
          </table:table-cell>
          <table:table-cell office:value-type="float" office:value="1100.475" calcext:value-type="float">
            <text:p>1100.475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1563" calcext:value-type="float">
            <text:p>-36.51563</text:p>
          </table:table-cell>
          <table:table-cell office:value-type="float" office:value="0.09268632" calcext:value-type="float">
            <text:p>0.09268632</text:p>
          </table:table-cell>
          <table:table-cell office:value-type="float" office:value="15.00645" calcext:value-type="float">
            <text:p>15.0064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4367" calcext:value-type="float">
            <text:p>-0.3414367</text:p>
          </table:table-cell>
          <table:table-cell office:value-type="float" office:value="-0.01970537" calcext:value-type="float">
            <text:p>-0.01970537</text:p>
          </table:table-cell>
          <table:table-cell office:value-type="float" office:value="0.007850214" calcext:value-type="float">
            <text:p>0.007850214</text:p>
          </table:table-cell>
          <table:table-cell office:value-type="float" office:value="15.17788" calcext:value-type="float">
            <text:p>15.17788</text:p>
          </table:table-cell>
          <table:table-cell office:value-type="float" office:value="0.1148986" calcext:value-type="float">
            <text:p>0.1148986</text:p>
          </table:table-cell>
          <table:table-cell office:value-type="float" office:value="0.05609624" calcext:value-type="float">
            <text:p>0.05609624</text:p>
          </table:table-cell>
          <table:table-cell office:value-type="float" office:value="0.04480118" calcext:value-type="float">
            <text:p>0.04480118</text:p>
          </table:table-cell>
          <table:table-cell office:value-type="float" office:value="0.02935971" calcext:value-type="float">
            <text:p>0.02935971</text:p>
          </table:table-cell>
          <table:table-cell office:value-type="float" office:value="0.02630178" calcext:value-type="float">
            <text:p>0.02630178</text:p>
          </table:table-cell>
          <table:table-cell office:value-type="float" office:value="0.01534809" calcext:value-type="float">
            <text:p>0.01534809</text:p>
          </table:table-cell>
          <table:table-cell office:value-type="float" office:value="0.01276959" calcext:value-type="float">
            <text:p>0.01276959</text:p>
          </table:table-cell>
          <table:table-cell office:value-type="float" office:value="0.03036187" calcext:value-type="float">
            <text:p>0.03036187</text:p>
          </table:table-cell>
          <table:table-cell office:value-type="float" office:value="0.02535778" calcext:value-type="float">
            <text:p>0.02535778</text:p>
          </table:table-cell>
          <table:table-cell office:value-type="float" office:value="0.02224282" calcext:value-type="float">
            <text:p>0.02224282</text:p>
          </table:table-cell>
          <table:table-cell office:value-type="float" office:value="0.02091457" calcext:value-type="float">
            <text:p>0.02091457</text:p>
          </table:table-cell>
          <table:table-cell office:value-type="float" office:value="0.01750709" calcext:value-type="float">
            <text:p>0.01750709</text:p>
          </table:table-cell>
          <table:table-cell office:value-type="float" office:value="0.008102534" calcext:value-type="float">
            <text:p>0.008102534</text:p>
          </table:table-cell>
          <table:table-cell office:value-type="float" office:value="0.007421597" calcext:value-type="float">
            <text:p>0.007421597</text:p>
          </table:table-cell>
          <table:table-cell office:value-type="float" office:value="0" calcext:value-type="float">
            <text:p>0</text:p>
          </table:table-cell>
          <table:table-cell office:value-type="float" office:value="15.28599" calcext:value-type="float">
            <text:p>15.28599</text:p>
          </table:table-cell>
          <table:table-cell office:value-type="float" office:value="18.89213" calcext:value-type="float">
            <text:p>18.89213</text:p>
          </table:table-cell>
          <table:table-cell office:value-type="float" office:value="32.97882" calcext:value-type="float">
            <text:p>32.97882</text:p>
          </table:table-cell>
          <table:table-cell office:value-type="float" office:value="33.17408" calcext:value-type="float">
            <text:p>33.17408</text:p>
          </table:table-cell>
          <table:table-cell office:value-type="float" office:value="33.1257" calcext:value-type="float">
            <text:p>33.1257</text:p>
          </table:table-cell>
          <table:table-cell office:value-type="float" office:value="10.44074" calcext:value-type="float">
            <text:p>10.44074</text:p>
          </table:table-cell>
          <table:table-cell office:value-type="float" office:value="4.406663" calcext:value-type="float">
            <text:p>4.406663</text:p>
          </table:table-cell>
          <table:table-cell office:value-type="float" office:value="5.492957" calcext:value-type="float">
            <text:p>5.492957</text:p>
          </table:table-cell>
          <table:table-cell office:value-type="float" office:value="6.073531" calcext:value-type="float">
            <text:p>6.073531</text:p>
          </table:table-cell>
          <table:table-cell office:value-type="float" office:value="3.094698" calcext:value-type="float">
            <text:p>3.094698</text:p>
          </table:table-cell>
          <table:table-cell office:value-type="float" office:value="1.218468" calcext:value-type="float">
            <text:p>1.218468</text:p>
          </table:table-cell>
          <table:table-cell office:value-type="float" office:value="0.3966971" calcext:value-type="float">
            <text:p>0.3966971</text:p>
          </table:table-cell>
          <table:table-cell office:value-type="float" office:value="0.3681973" calcext:value-type="float">
            <text:p>0.3681973</text:p>
          </table:table-cell>
          <table:table-cell office:value-type="float" office:value="0.3293166" calcext:value-type="float">
            <text:p>0.3293166</text:p>
          </table:table-cell>
          <table:table-cell office:value-type="float" office:value="0" calcext:value-type="float">
            <text:p>0</text:p>
          </table:table-cell>
          <table:table-cell office:value-type="float" office:value="129.6983" calcext:value-type="float">
            <text:p>129.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8733" calcext:value-type="float">
            <text:p>36.68733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9.769754" calcext:value-type="float">
            <text:p>9.769754</text:p>
          </table:table-cell>
          <table:table-cell office:value-type="float" office:value="1100.438" calcext:value-type="float">
            <text:p>1100.438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50778" calcext:value-type="float">
            <text:p>-36.50778</text:p>
          </table:table-cell>
          <table:table-cell office:value-type="float" office:value="0.0914456" calcext:value-type="float">
            <text:p>0.0914456</text:p>
          </table:table-cell>
          <table:table-cell office:value-type="float" office:value="15.03875" calcext:value-type="float">
            <text:p>15.0387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4499" calcext:value-type="float">
            <text:p>-0.3414499</text:p>
          </table:table-cell>
          <table:table-cell office:value-type="float" office:value="-0.01969683" calcext:value-type="float">
            <text:p>-0.01969683</text:p>
          </table:table-cell>
          <table:table-cell office:value-type="float" office:value="0.007869098" calcext:value-type="float">
            <text:p>0.007869098</text:p>
          </table:table-cell>
          <table:table-cell office:value-type="float" office:value="15.17229" calcext:value-type="float">
            <text:p>15.17229</text:p>
          </table:table-cell>
          <table:table-cell office:value-type="float" office:value="0.09521511" calcext:value-type="float">
            <text:p>0.09521511</text:p>
          </table:table-cell>
          <table:table-cell office:value-type="float" office:value="0.05587795" calcext:value-type="float">
            <text:p>0.05587795</text:p>
          </table:table-cell>
          <table:table-cell office:value-type="float" office:value="0.04493721" calcext:value-type="float">
            <text:p>0.04493721</text:p>
          </table:table-cell>
          <table:table-cell office:value-type="float" office:value="0.03040075" calcext:value-type="float">
            <text:p>0.03040075</text:p>
          </table:table-cell>
          <table:table-cell office:value-type="float" office:value="0.02674562" calcext:value-type="float">
            <text:p>0.02674562</text:p>
          </table:table-cell>
          <table:table-cell office:value-type="float" office:value="0.01555569" calcext:value-type="float">
            <text:p>0.01555569</text:p>
          </table:table-cell>
          <table:table-cell office:value-type="float" office:value="0.01288776" calcext:value-type="float">
            <text:p>0.01288776</text:p>
          </table:table-cell>
          <table:table-cell office:value-type="float" office:value="0.03042399" calcext:value-type="float">
            <text:p>0.03042399</text:p>
          </table:table-cell>
          <table:table-cell office:value-type="float" office:value="0.0253693" calcext:value-type="float">
            <text:p>0.0253693</text:p>
          </table:table-cell>
          <table:table-cell office:value-type="float" office:value="0.02223576" calcext:value-type="float">
            <text:p>0.02223576</text:p>
          </table:table-cell>
          <table:table-cell office:value-type="float" office:value="0.02090572" calcext:value-type="float">
            <text:p>0.02090572</text:p>
          </table:table-cell>
          <table:table-cell office:value-type="float" office:value="0.01750595" calcext:value-type="float">
            <text:p>0.01750595</text:p>
          </table:table-cell>
          <table:table-cell office:value-type="float" office:value="0.00808289" calcext:value-type="float">
            <text:p>0.00808289</text:p>
          </table:table-cell>
          <table:table-cell office:value-type="float" office:value="0.007421474" calcext:value-type="float">
            <text:p>0.007421474</text:p>
          </table:table-cell>
          <table:table-cell office:value-type="float" office:value="0" calcext:value-type="float">
            <text:p>0</text:p>
          </table:table-cell>
          <table:table-cell office:value-type="float" office:value="17.29119" calcext:value-type="float">
            <text:p>17.29119</text:p>
          </table:table-cell>
          <table:table-cell office:value-type="float" office:value="18.26121" calcext:value-type="float">
            <text:p>18.26121</text:p>
          </table:table-cell>
          <table:table-cell office:value-type="float" office:value="31.10571" calcext:value-type="float">
            <text:p>31.10571</text:p>
          </table:table-cell>
          <table:table-cell office:value-type="float" office:value="34.37653" calcext:value-type="float">
            <text:p>34.37653</text:p>
          </table:table-cell>
          <table:table-cell office:value-type="float" office:value="34.39117" calcext:value-type="float">
            <text:p>34.39117</text:p>
          </table:table-cell>
          <table:table-cell office:value-type="float" office:value="10.52015" calcext:value-type="float">
            <text:p>10.52015</text:p>
          </table:table-cell>
          <table:table-cell office:value-type="float" office:value="4.436561" calcext:value-type="float">
            <text:p>4.436561</text:p>
          </table:table-cell>
          <table:table-cell office:value-type="float" office:value="5.507429" calcext:value-type="float">
            <text:p>5.507429</text:p>
          </table:table-cell>
          <table:table-cell office:value-type="float" office:value="6.082631" calcext:value-type="float">
            <text:p>6.082631</text:p>
          </table:table-cell>
          <table:table-cell office:value-type="float" office:value="3.099493" calcext:value-type="float">
            <text:p>3.099493</text:p>
          </table:table-cell>
          <table:table-cell office:value-type="float" office:value="1.220275" calcext:value-type="float">
            <text:p>1.220275</text:p>
          </table:table-cell>
          <table:table-cell office:value-type="float" office:value="0.3978739" calcext:value-type="float">
            <text:p>0.3978739</text:p>
          </table:table-cell>
          <table:table-cell office:value-type="float" office:value="0.3680145" calcext:value-type="float">
            <text:p>0.3680145</text:p>
          </table:table-cell>
          <table:table-cell office:value-type="float" office:value="0.3293422" calcext:value-type="float">
            <text:p>0.3293422</text:p>
          </table:table-cell>
          <table:table-cell office:value-type="float" office:value="0" calcext:value-type="float">
            <text:p>0</text:p>
          </table:table-cell>
          <table:table-cell office:value-type="float" office:value="121.4933" calcext:value-type="float">
            <text:p>121.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166" calcext:value-type="float">
            <text:p>36.7166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9.778252" calcext:value-type="float">
            <text:p>9.778252</text:p>
          </table:table-cell>
          <table:table-cell office:value-type="float" office:value="1100.401" calcext:value-type="float">
            <text:p>1100.401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999" calcext:value-type="float">
            <text:p>-36.4999</text:p>
          </table:table-cell>
          <table:table-cell office:value-type="float" office:value="0.08997811" calcext:value-type="float">
            <text:p>0.08997811</text:p>
          </table:table-cell>
          <table:table-cell office:value-type="float" office:value="15.06845" calcext:value-type="float">
            <text:p>15.0684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4728" calcext:value-type="float">
            <text:p>-0.3414728</text:p>
          </table:table-cell>
          <table:table-cell office:value-type="float" office:value="-0.01968737" calcext:value-type="float">
            <text:p>-0.01968737</text:p>
          </table:table-cell>
          <table:table-cell office:value-type="float" office:value="0.007904296" calcext:value-type="float">
            <text:p>0.007904296</text:p>
          </table:table-cell>
          <table:table-cell office:value-type="float" office:value="15.17406" calcext:value-type="float">
            <text:p>15.17406</text:p>
          </table:table-cell>
          <table:table-cell office:value-type="float" office:value="0.07436427" calcext:value-type="float">
            <text:p>0.07436427</text:p>
          </table:table-cell>
          <table:table-cell office:value-type="float" office:value="0.05415093" calcext:value-type="float">
            <text:p>0.05415093</text:p>
          </table:table-cell>
          <table:table-cell office:value-type="float" office:value="0.04391155" calcext:value-type="float">
            <text:p>0.04391155</text:p>
          </table:table-cell>
          <table:table-cell office:value-type="float" office:value="0.0314541" calcext:value-type="float">
            <text:p>0.0314541</text:p>
          </table:table-cell>
          <table:table-cell office:value-type="float" office:value="0.02758846" calcext:value-type="float">
            <text:p>0.02758846</text:p>
          </table:table-cell>
          <table:table-cell office:value-type="float" office:value="0.01570581" calcext:value-type="float">
            <text:p>0.01570581</text:p>
          </table:table-cell>
          <table:table-cell office:value-type="float" office:value="0.01298265" calcext:value-type="float">
            <text:p>0.01298265</text:p>
          </table:table-cell>
          <table:table-cell office:value-type="float" office:value="0.03049681" calcext:value-type="float">
            <text:p>0.03049681</text:p>
          </table:table-cell>
          <table:table-cell office:value-type="float" office:value="0.02539206" calcext:value-type="float">
            <text:p>0.02539206</text:p>
          </table:table-cell>
          <table:table-cell office:value-type="float" office:value="0.02223211" calcext:value-type="float">
            <text:p>0.02223211</text:p>
          </table:table-cell>
          <table:table-cell office:value-type="float" office:value="0.02089775" calcext:value-type="float">
            <text:p>0.02089775</text:p>
          </table:table-cell>
          <table:table-cell office:value-type="float" office:value="0.01750496" calcext:value-type="float">
            <text:p>0.01750496</text:p>
          </table:table-cell>
          <table:table-cell office:value-type="float" office:value="0.008063554" calcext:value-type="float">
            <text:p>0.008063554</text:p>
          </table:table-cell>
          <table:table-cell office:value-type="float" office:value="0.007421339" calcext:value-type="float">
            <text:p>0.007421339</text:p>
          </table:table-cell>
          <table:table-cell office:value-type="float" office:value="0" calcext:value-type="float">
            <text:p>0</text:p>
          </table:table-cell>
          <table:table-cell office:value-type="float" office:value="18.43428" calcext:value-type="float">
            <text:p>18.43428</text:p>
          </table:table-cell>
          <table:table-cell office:value-type="float" office:value="17.48066" calcext:value-type="float">
            <text:p>17.48066</text:p>
          </table:table-cell>
          <table:table-cell office:value-type="float" office:value="28.81766" calcext:value-type="float">
            <text:p>28.81766</text:p>
          </table:table-cell>
          <table:table-cell office:value-type="float" office:value="35.3625" calcext:value-type="float">
            <text:p>35.3625</text:p>
          </table:table-cell>
          <table:table-cell office:value-type="float" office:value="36.80204" calcext:value-type="float">
            <text:p>36.80204</text:p>
          </table:table-cell>
          <table:table-cell office:value-type="float" office:value="10.66859" calcext:value-type="float">
            <text:p>10.66859</text:p>
          </table:table-cell>
          <table:table-cell office:value-type="float" office:value="4.469622" calcext:value-type="float">
            <text:p>4.469622</text:p>
          </table:table-cell>
          <table:table-cell office:value-type="float" office:value="5.520598" calcext:value-type="float">
            <text:p>5.520598</text:p>
          </table:table-cell>
          <table:table-cell office:value-type="float" office:value="6.09091" calcext:value-type="float">
            <text:p>6.09091</text:p>
          </table:table-cell>
          <table:table-cell office:value-type="float" office:value="3.104221" calcext:value-type="float">
            <text:p>3.104221</text:p>
          </table:table-cell>
          <table:table-cell office:value-type="float" office:value="1.222069" calcext:value-type="float">
            <text:p>1.222069</text:p>
          </table:table-cell>
          <table:table-cell office:value-type="float" office:value="0.3990398" calcext:value-type="float">
            <text:p>0.3990398</text:p>
          </table:table-cell>
          <table:table-cell office:value-type="float" office:value="0.367835" calcext:value-type="float">
            <text:p>0.367835</text:p>
          </table:table-cell>
          <table:table-cell office:value-type="float" office:value="0.3293679" calcext:value-type="float">
            <text:p>0.3293679</text:p>
          </table:table-cell>
          <table:table-cell office:value-type="float" office:value="0" calcext:value-type="float">
            <text:p>0</text:p>
          </table:table-cell>
          <table:table-cell office:value-type="float" office:value="112.5643" calcext:value-type="float">
            <text:p>112.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4279" calcext:value-type="float">
            <text:p>36.74279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9.785201" calcext:value-type="float">
            <text:p>9.785201</text:p>
          </table:table-cell>
          <table:table-cell office:value-type="float" office:value="1100.362" calcext:value-type="float">
            <text:p>1100.362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9231" calcext:value-type="float">
            <text:p>-36.49231</text:p>
          </table:table-cell>
          <table:table-cell office:value-type="float" office:value="0.08887243" calcext:value-type="float">
            <text:p>0.08887243</text:p>
          </table:table-cell>
          <table:table-cell office:value-type="float" office:value="15.10059" calcext:value-type="float">
            <text:p>15.10059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4933" calcext:value-type="float">
            <text:p>-0.3414933</text:p>
          </table:table-cell>
          <table:table-cell office:value-type="float" office:value="-0.0196761" calcext:value-type="float">
            <text:p>-0.0196761</text:p>
          </table:table-cell>
          <table:table-cell office:value-type="float" office:value="0.007952997" calcext:value-type="float">
            <text:p>0.007952997</text:p>
          </table:table-cell>
          <table:table-cell office:value-type="float" office:value="15.17579" calcext:value-type="float">
            <text:p>15.17579</text:p>
          </table:table-cell>
          <table:table-cell office:value-type="float" office:value="0.06381935" calcext:value-type="float">
            <text:p>0.06381935</text:p>
          </table:table-cell>
          <table:table-cell office:value-type="float" office:value="0.05322609" calcext:value-type="float">
            <text:p>0.05322609</text:p>
          </table:table-cell>
          <table:table-cell office:value-type="float" office:value="0.04310159" calcext:value-type="float">
            <text:p>0.04310159</text:p>
          </table:table-cell>
          <table:table-cell office:value-type="float" office:value="0.03200495" calcext:value-type="float">
            <text:p>0.03200495</text:p>
          </table:table-cell>
          <table:table-cell office:value-type="float" office:value="0.02830933" calcext:value-type="float">
            <text:p>0.02830933</text:p>
          </table:table-cell>
          <table:table-cell office:value-type="float" office:value="0.01578419" calcext:value-type="float">
            <text:p>0.01578419</text:p>
          </table:table-cell>
          <table:table-cell office:value-type="float" office:value="0.01298236" calcext:value-type="float">
            <text:p>0.01298236</text:p>
          </table:table-cell>
          <table:table-cell office:value-type="float" office:value="0.03053034" calcext:value-type="float">
            <text:p>0.03053034</text:p>
          </table:table-cell>
          <table:table-cell office:value-type="float" office:value="0.02541661" calcext:value-type="float">
            <text:p>0.02541661</text:p>
          </table:table-cell>
          <table:table-cell office:value-type="float" office:value="0.02223194" calcext:value-type="float">
            <text:p>0.02223194</text:p>
          </table:table-cell>
          <table:table-cell office:value-type="float" office:value="0.02089085" calcext:value-type="float">
            <text:p>0.02089085</text:p>
          </table:table-cell>
          <table:table-cell office:value-type="float" office:value="0.01750417" calcext:value-type="float">
            <text:p>0.01750417</text:p>
          </table:table-cell>
          <table:table-cell office:value-type="float" office:value="0.008044519" calcext:value-type="float">
            <text:p>0.008044519</text:p>
          </table:table-cell>
          <table:table-cell office:value-type="float" office:value="0.007421175" calcext:value-type="float">
            <text:p>0.007421175</text:p>
          </table:table-cell>
          <table:table-cell office:value-type="float" office:value="0" calcext:value-type="float">
            <text:p>0</text:p>
          </table:table-cell>
          <table:table-cell office:value-type="float" office:value="19.88426" calcext:value-type="float">
            <text:p>19.88426</text:p>
          </table:table-cell>
          <table:table-cell office:value-type="float" office:value="17.125" calcext:value-type="float">
            <text:p>17.125</text:p>
          </table:table-cell>
          <table:table-cell office:value-type="float" office:value="27.67764" calcext:value-type="float">
            <text:p>27.67764</text:p>
          </table:table-cell>
          <table:table-cell office:value-type="float" office:value="35.30256" calcext:value-type="float">
            <text:p>35.30256</text:p>
          </table:table-cell>
          <table:table-cell office:value-type="float" office:value="38.31013" calcext:value-type="float">
            <text:p>38.31013</text:p>
          </table:table-cell>
          <table:table-cell office:value-type="float" office:value="10.89975" calcext:value-type="float">
            <text:p>10.89975</text:p>
          </table:table-cell>
          <table:table-cell office:value-type="float" office:value="4.504025" calcext:value-type="float">
            <text:p>4.504025</text:p>
          </table:table-cell>
          <table:table-cell office:value-type="float" office:value="5.533137" calcext:value-type="float">
            <text:p>5.533137</text:p>
          </table:table-cell>
          <table:table-cell office:value-type="float" office:value="6.098481" calcext:value-type="float">
            <text:p>6.098481</text:p>
          </table:table-cell>
          <table:table-cell office:value-type="float" office:value="3.108855" calcext:value-type="float">
            <text:p>3.108855</text:p>
          </table:table-cell>
          <table:table-cell office:value-type="float" office:value="1.223848" calcext:value-type="float">
            <text:p>1.223848</text:p>
          </table:table-cell>
          <table:table-cell office:value-type="float" office:value="0.4001948" calcext:value-type="float">
            <text:p>0.4001948</text:p>
          </table:table-cell>
          <table:table-cell office:value-type="float" office:value="0.3676596" calcext:value-type="float">
            <text:p>0.3676596</text:p>
          </table:table-cell>
          <table:table-cell office:value-type="float" office:value="0.3293934" calcext:value-type="float">
            <text:p>0.3293934</text:p>
          </table:table-cell>
          <table:table-cell office:value-type="float" office:value="0" calcext:value-type="float">
            <text:p>0</text:p>
          </table:table-cell>
          <table:table-cell office:value-type="float" office:value="105.59" calcext:value-type="float">
            <text:p>105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713" calcext:value-type="float">
            <text:p>36.7713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9.790033" calcext:value-type="float">
            <text:p>9.790033</text:p>
          </table:table-cell>
          <table:table-cell office:value-type="float" office:value="1100.326" calcext:value-type="float">
            <text:p>1100.326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8476" calcext:value-type="float">
            <text:p>-36.48476</text:p>
          </table:table-cell>
          <table:table-cell office:value-type="float" office:value="0.08899061" calcext:value-type="float">
            <text:p>0.08899061</text:p>
          </table:table-cell>
          <table:table-cell office:value-type="float" office:value="15.13194" calcext:value-type="float">
            <text:p>15.13194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5122" calcext:value-type="float">
            <text:p>-0.3415122</text:p>
          </table:table-cell>
          <table:table-cell office:value-type="float" office:value="-0.01966293" calcext:value-type="float">
            <text:p>-0.01966293</text:p>
          </table:table-cell>
          <table:table-cell office:value-type="float" office:value="0.007997079" calcext:value-type="float">
            <text:p>0.007997079</text:p>
          </table:table-cell>
          <table:table-cell office:value-type="float" office:value="15.17145" calcext:value-type="float">
            <text:p>15.17145</text:p>
          </table:table-cell>
          <table:table-cell office:value-type="float" office:value="0.05823309" calcext:value-type="float">
            <text:p>0.05823309</text:p>
          </table:table-cell>
          <table:table-cell office:value-type="float" office:value="0.05296364" calcext:value-type="float">
            <text:p>0.05296364</text:p>
          </table:table-cell>
          <table:table-cell office:value-type="float" office:value="0.04285568" calcext:value-type="float">
            <text:p>0.04285568</text:p>
          </table:table-cell>
          <table:table-cell office:value-type="float" office:value="0.0324322" calcext:value-type="float">
            <text:p>0.0324322</text:p>
          </table:table-cell>
          <table:table-cell office:value-type="float" office:value="0.0287766" calcext:value-type="float">
            <text:p>0.0287766</text:p>
          </table:table-cell>
          <table:table-cell office:value-type="float" office:value="0.01595801" calcext:value-type="float">
            <text:p>0.01595801</text:p>
          </table:table-cell>
          <table:table-cell office:value-type="float" office:value="0.01301856" calcext:value-type="float">
            <text:p>0.01301856</text:p>
          </table:table-cell>
          <table:table-cell office:value-type="float" office:value="0.0305545" calcext:value-type="float">
            <text:p>0.0305545</text:p>
          </table:table-cell>
          <table:table-cell office:value-type="float" office:value="0.0254358" calcext:value-type="float">
            <text:p>0.0254358</text:p>
          </table:table-cell>
          <table:table-cell office:value-type="float" office:value="0.02223379" calcext:value-type="float">
            <text:p>0.02223379</text:p>
          </table:table-cell>
          <table:table-cell office:value-type="float" office:value="0.02088507" calcext:value-type="float">
            <text:p>0.02088507</text:p>
          </table:table-cell>
          <table:table-cell office:value-type="float" office:value="0.01750363" calcext:value-type="float">
            <text:p>0.01750363</text:p>
          </table:table-cell>
          <table:table-cell office:value-type="float" office:value="0.008025791" calcext:value-type="float">
            <text:p>0.008025791</text:p>
          </table:table-cell>
          <table:table-cell office:value-type="float" office:value="0.007420999" calcext:value-type="float">
            <text:p>0.007420999</text:p>
          </table:table-cell>
          <table:table-cell office:value-type="float" office:value="0" calcext:value-type="float">
            <text:p>0</text:p>
          </table:table-cell>
          <table:table-cell office:value-type="float" office:value="21.03016" calcext:value-type="float">
            <text:p>21.03016</text:p>
          </table:table-cell>
          <table:table-cell office:value-type="float" office:value="17.19263" calcext:value-type="float">
            <text:p>17.19263</text:p>
          </table:table-cell>
          <table:table-cell office:value-type="float" office:value="27.22491" calcext:value-type="float">
            <text:p>27.22491</text:p>
          </table:table-cell>
          <table:table-cell office:value-type="float" office:value="35.11346" calcext:value-type="float">
            <text:p>35.11346</text:p>
          </table:table-cell>
          <table:table-cell office:value-type="float" office:value="38.24463" calcext:value-type="float">
            <text:p>38.24463</text:p>
          </table:table-cell>
          <table:table-cell office:value-type="float" office:value="11.17106" calcext:value-type="float">
            <text:p>11.17106</text:p>
          </table:table-cell>
          <table:table-cell office:value-type="float" office:value="4.538405" calcext:value-type="float">
            <text:p>4.538405</text:p>
          </table:table-cell>
          <table:table-cell office:value-type="float" office:value="5.545345" calcext:value-type="float">
            <text:p>5.545345</text:p>
          </table:table-cell>
          <table:table-cell office:value-type="float" office:value="6.105496" calcext:value-type="float">
            <text:p>6.105496</text:p>
          </table:table-cell>
          <table:table-cell office:value-type="float" office:value="3.113387" calcext:value-type="float">
            <text:p>3.113387</text:p>
          </table:table-cell>
          <table:table-cell office:value-type="float" office:value="1.22561" calcext:value-type="float">
            <text:p>1.22561</text:p>
          </table:table-cell>
          <table:table-cell office:value-type="float" office:value="0.4013383" calcext:value-type="float">
            <text:p>0.4013383</text:p>
          </table:table-cell>
          <table:table-cell office:value-type="float" office:value="0.3674883" calcext:value-type="float">
            <text:p>0.3674883</text:p>
          </table:table-cell>
          <table:table-cell office:value-type="float" office:value="0.329419" calcext:value-type="float">
            <text:p>0.329419</text:p>
          </table:table-cell>
          <table:table-cell office:value-type="float" office:value="0" calcext:value-type="float">
            <text:p>0</text:p>
          </table:table-cell>
          <table:table-cell office:value-type="float" office:value="106.6807" calcext:value-type="float">
            <text:p>106.6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0031" calcext:value-type="float">
            <text:p>36.80031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9.791183" calcext:value-type="float">
            <text:p>9.791183</text:p>
          </table:table-cell>
          <table:table-cell office:value-type="float" office:value="1100.289" calcext:value-type="float">
            <text:p>1100.289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7747" calcext:value-type="float">
            <text:p>-36.47747</text:p>
          </table:table-cell>
          <table:table-cell office:value-type="float" office:value="0.09070024" calcext:value-type="float">
            <text:p>0.09070024</text:p>
          </table:table-cell>
          <table:table-cell office:value-type="float" office:value="15.1658" calcext:value-type="float">
            <text:p>15.1658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5338" calcext:value-type="float">
            <text:p>-0.3415338</text:p>
          </table:table-cell>
          <table:table-cell office:value-type="float" office:value="-0.01964623" calcext:value-type="float">
            <text:p>-0.01964623</text:p>
          </table:table-cell>
          <table:table-cell office:value-type="float" office:value="0.008036392" calcext:value-type="float">
            <text:p>0.008036392</text:p>
          </table:table-cell>
          <table:table-cell office:value-type="float" office:value="15.1623" calcext:value-type="float">
            <text:p>15.1623</text:p>
          </table:table-cell>
          <table:table-cell office:value-type="float" office:value="0.05567962" calcext:value-type="float">
            <text:p>0.05567962</text:p>
          </table:table-cell>
          <table:table-cell office:value-type="float" office:value="0.05277738" calcext:value-type="float">
            <text:p>0.05277738</text:p>
          </table:table-cell>
          <table:table-cell office:value-type="float" office:value="0.0425713" calcext:value-type="float">
            <text:p>0.0425713</text:p>
          </table:table-cell>
          <table:table-cell office:value-type="float" office:value="0.03260534" calcext:value-type="float">
            <text:p>0.03260534</text:p>
          </table:table-cell>
          <table:table-cell office:value-type="float" office:value="0.02900564" calcext:value-type="float">
            <text:p>0.02900564</text:p>
          </table:table-cell>
          <table:table-cell office:value-type="float" office:value="0.0160927" calcext:value-type="float">
            <text:p>0.0160927</text:p>
          </table:table-cell>
          <table:table-cell office:value-type="float" office:value="0.01302872" calcext:value-type="float">
            <text:p>0.01302872</text:p>
          </table:table-cell>
          <table:table-cell office:value-type="float" office:value="0.03057357" calcext:value-type="float">
            <text:p>0.03057357</text:p>
          </table:table-cell>
          <table:table-cell office:value-type="float" office:value="0.02545273" calcext:value-type="float">
            <text:p>0.02545273</text:p>
          </table:table-cell>
          <table:table-cell office:value-type="float" office:value="0.02223668" calcext:value-type="float">
            <text:p>0.02223668</text:p>
          </table:table-cell>
          <table:table-cell office:value-type="float" office:value="0.02088024" calcext:value-type="float">
            <text:p>0.02088024</text:p>
          </table:table-cell>
          <table:table-cell office:value-type="float" office:value="0.01750331" calcext:value-type="float">
            <text:p>0.01750331</text:p>
          </table:table-cell>
          <table:table-cell office:value-type="float" office:value="0.008007367" calcext:value-type="float">
            <text:p>0.008007367</text:p>
          </table:table-cell>
          <table:table-cell office:value-type="float" office:value="0.007420816" calcext:value-type="float">
            <text:p>0.007420816</text:p>
          </table:table-cell>
          <table:table-cell office:value-type="float" office:value="0" calcext:value-type="float">
            <text:p>0</text:p>
          </table:table-cell>
          <table:table-cell office:value-type="float" office:value="21.05363" calcext:value-type="float">
            <text:p>21.05363</text:p>
          </table:table-cell>
          <table:table-cell office:value-type="float" office:value="17.70018" calcext:value-type="float">
            <text:p>17.70018</text:p>
          </table:table-cell>
          <table:table-cell office:value-type="float" office:value="27.02153" calcext:value-type="float">
            <text:p>27.02153</text:p>
          </table:table-cell>
          <table:table-cell office:value-type="float" office:value="34.84157" calcext:value-type="float">
            <text:p>34.84157</text:p>
          </table:table-cell>
          <table:table-cell office:value-type="float" office:value="37.75399" calcext:value-type="float">
            <text:p>37.75399</text:p>
          </table:table-cell>
          <table:table-cell office:value-type="float" office:value="11.4556" calcext:value-type="float">
            <text:p>11.4556</text:p>
          </table:table-cell>
          <table:table-cell office:value-type="float" office:value="4.572553" calcext:value-type="float">
            <text:p>4.572553</text:p>
          </table:table-cell>
          <table:table-cell office:value-type="float" office:value="5.557645" calcext:value-type="float">
            <text:p>5.557645</text:p>
          </table:table-cell>
          <table:table-cell office:value-type="float" office:value="6.111999" calcext:value-type="float">
            <text:p>6.111999</text:p>
          </table:table-cell>
          <table:table-cell office:value-type="float" office:value="3.117823" calcext:value-type="float">
            <text:p>3.117823</text:p>
          </table:table-cell>
          <table:table-cell office:value-type="float" office:value="1.227354" calcext:value-type="float">
            <text:p>1.227354</text:p>
          </table:table-cell>
          <table:table-cell office:value-type="float" office:value="0.4024701" calcext:value-type="float">
            <text:p>0.4024701</text:p>
          </table:table-cell>
          <table:table-cell office:value-type="float" office:value="0.3673193" calcext:value-type="float">
            <text:p>0.3673193</text:p>
          </table:table-cell>
          <table:table-cell office:value-type="float" office:value="0.3294446" calcext:value-type="float">
            <text:p>0.3294446</text:p>
          </table:table-cell>
          <table:table-cell office:value-type="float" office:value="0" calcext:value-type="float">
            <text:p>0</text:p>
          </table:table-cell>
          <table:table-cell office:value-type="float" office:value="119.3051" calcext:value-type="float">
            <text:p>119.3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3324" calcext:value-type="float">
            <text:p>36.83324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9.78643" calcext:value-type="float">
            <text:p>9.78643</text:p>
          </table:table-cell>
          <table:table-cell office:value-type="float" office:value="1100.25" calcext:value-type="float">
            <text:p>1100.25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702" calcext:value-type="float">
            <text:p>-36.4702</text:p>
          </table:table-cell>
          <table:table-cell office:value-type="float" office:value="0.09370133" calcext:value-type="float">
            <text:p>0.09370133</text:p>
          </table:table-cell>
          <table:table-cell office:value-type="float" office:value="15.20603" calcext:value-type="float">
            <text:p>15.20603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696" calcext:value-type="float">
            <text:p>0.005027696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698" calcext:value-type="float">
            <text:p>2.076698</text:p>
          </table:table-cell>
          <table:table-cell office:value-type="float" office:value="-0.3415508" calcext:value-type="float">
            <text:p>-0.3415508</text:p>
          </table:table-cell>
          <table:table-cell office:value-type="float" office:value="-0.01962345" calcext:value-type="float">
            <text:p>-0.01962345</text:p>
          </table:table-cell>
          <table:table-cell office:value-type="float" office:value="0.008069384" calcext:value-type="float">
            <text:p>0.008069384</text:p>
          </table:table-cell>
          <table:table-cell office:value-type="float" office:value="15.14474" calcext:value-type="float">
            <text:p>15.14474</text:p>
          </table:table-cell>
          <table:table-cell office:value-type="float" office:value="0.06453388" calcext:value-type="float">
            <text:p>0.06453388</text:p>
          </table:table-cell>
          <table:table-cell office:value-type="float" office:value="0.0525481" calcext:value-type="float">
            <text:p>0.0525481</text:p>
          </table:table-cell>
          <table:table-cell office:value-type="float" office:value="0.04227758" calcext:value-type="float">
            <text:p>0.04227758</text:p>
          </table:table-cell>
          <table:table-cell office:value-type="float" office:value="0.03260439" calcext:value-type="float">
            <text:p>0.03260439</text:p>
          </table:table-cell>
          <table:table-cell office:value-type="float" office:value="0.02906222" calcext:value-type="float">
            <text:p>0.02906222</text:p>
          </table:table-cell>
          <table:table-cell office:value-type="float" office:value="0.01617873" calcext:value-type="float">
            <text:p>0.01617873</text:p>
          </table:table-cell>
          <table:table-cell office:value-type="float" office:value="0.01298946" calcext:value-type="float">
            <text:p>0.01298946</text:p>
          </table:table-cell>
          <table:table-cell office:value-type="float" office:value="0.03056595" calcext:value-type="float">
            <text:p>0.03056595</text:p>
          </table:table-cell>
          <table:table-cell office:value-type="float" office:value="0.02546447" calcext:value-type="float">
            <text:p>0.02546447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2087619" calcext:value-type="float">
            <text:p>0.02087619</text:p>
          </table:table-cell>
          <table:table-cell office:value-type="float" office:value="0.01750329" calcext:value-type="float">
            <text:p>0.01750329</text:p>
          </table:table-cell>
          <table:table-cell office:value-type="float" office:value="0.007989249" calcext:value-type="float">
            <text:p>0.007989249</text:p>
          </table:table-cell>
          <table:table-cell office:value-type="float" office:value="0.007420599" calcext:value-type="float">
            <text:p>0.007420599</text:p>
          </table:table-cell>
          <table:table-cell office:value-type="float" office:value="0" calcext:value-type="float">
            <text:p>0</text:p>
          </table:table-cell>
          <table:table-cell office:value-type="float" office:value="20.34572" calcext:value-type="float">
            <text:p>20.34572</text:p>
          </table:table-cell>
          <table:table-cell office:value-type="float" office:value="18.35849" calcext:value-type="float">
            <text:p>18.35849</text:p>
          </table:table-cell>
          <table:table-cell office:value-type="float" office:value="26.96595" calcext:value-type="float">
            <text:p>26.96595</text:p>
          </table:table-cell>
          <table:table-cell office:value-type="float" office:value="34.58564" calcext:value-type="float">
            <text:p>34.58564</text:p>
          </table:table-cell>
          <table:table-cell office:value-type="float" office:value="37.21543" calcext:value-type="float">
            <text:p>37.21543</text:p>
          </table:table-cell>
          <table:table-cell office:value-type="float" office:value="11.73873" calcext:value-type="float">
            <text:p>11.73873</text:p>
          </table:table-cell>
          <table:table-cell office:value-type="float" office:value="4.608451" calcext:value-type="float">
            <text:p>4.608451</text:p>
          </table:table-cell>
          <table:table-cell office:value-type="float" office:value="5.570304" calcext:value-type="float">
            <text:p>5.570304</text:p>
          </table:table-cell>
          <table:table-cell office:value-type="float" office:value="6.118102" calcext:value-type="float">
            <text:p>6.118102</text:p>
          </table:table-cell>
          <table:table-cell office:value-type="float" office:value="3.12217" calcext:value-type="float">
            <text:p>3.12217</text:p>
          </table:table-cell>
          <table:table-cell office:value-type="float" office:value="1.229078" calcext:value-type="float">
            <text:p>1.229078</text:p>
          </table:table-cell>
          <table:table-cell office:value-type="float" office:value="0.4035917" calcext:value-type="float">
            <text:p>0.4035917</text:p>
          </table:table-cell>
          <table:table-cell office:value-type="float" office:value="0.3671532" calcext:value-type="float">
            <text:p>0.3671532</text:p>
          </table:table-cell>
          <table:table-cell office:value-type="float" office:value="0.3294701" calcext:value-type="float">
            <text:p>0.3294701</text:p>
          </table:table-cell>
          <table:table-cell office:value-type="float" office:value="0" calcext:value-type="float">
            <text:p>0</text:p>
          </table:table-cell>
          <table:table-cell office:value-type="float" office:value="140.7377" calcext:value-type="float">
            <text:p>140.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7328" calcext:value-type="float">
            <text:p>36.87328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9.793" calcext:value-type="float">
            <text:p>9.793</text:p>
          </table:table-cell>
          <table:table-cell office:value-type="float" office:value="1100.212" calcext:value-type="float">
            <text:p>1100.212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6312" calcext:value-type="float">
            <text:p>-36.46312</text:p>
          </table:table-cell>
          <table:table-cell office:value-type="float" office:value="0.09265897" calcext:value-type="float">
            <text:p>0.09265897</text:p>
          </table:table-cell>
          <table:table-cell office:value-type="float" office:value="15.24341" calcext:value-type="float">
            <text:p>15.24341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5813" calcext:value-type="float">
            <text:p>-0.3415813</text:p>
          </table:table-cell>
          <table:table-cell office:value-type="float" office:value="-0.01960966" calcext:value-type="float">
            <text:p>-0.01960966</text:p>
          </table:table-cell>
          <table:table-cell office:value-type="float" office:value="0.008115645" calcext:value-type="float">
            <text:p>0.008115645</text:p>
          </table:table-cell>
          <table:table-cell office:value-type="float" office:value="15.14792" calcext:value-type="float">
            <text:p>15.14792</text:p>
          </table:table-cell>
          <table:table-cell office:value-type="float" office:value="0.07139071" calcext:value-type="float">
            <text:p>0.07139071</text:p>
          </table:table-cell>
          <table:table-cell office:value-type="float" office:value="0.05535713" calcext:value-type="float">
            <text:p>0.05535713</text:p>
          </table:table-cell>
          <table:table-cell office:value-type="float" office:value="0.04293131" calcext:value-type="float">
            <text:p>0.04293131</text:p>
          </table:table-cell>
          <table:table-cell office:value-type="float" office:value="0.03245352" calcext:value-type="float">
            <text:p>0.03245352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618561" calcext:value-type="float">
            <text:p>0.01618561</text:p>
          </table:table-cell>
          <table:table-cell office:value-type="float" office:value="0.01294176" calcext:value-type="float">
            <text:p>0.01294176</text:p>
          </table:table-cell>
          <table:table-cell office:value-type="float" office:value="0.03054058" calcext:value-type="float">
            <text:p>0.03054058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.02224273" calcext:value-type="float">
            <text:p>0.02224273</text:p>
          </table:table-cell>
          <table:table-cell office:value-type="float" office:value="0.02087272" calcext:value-type="float">
            <text:p>0.02087272</text:p>
          </table:table-cell>
          <table:table-cell office:value-type="float" office:value="0.01750349" calcext:value-type="float">
            <text:p>0.01750349</text:p>
          </table:table-cell>
          <table:table-cell office:value-type="float" office:value="0.007971432" calcext:value-type="float">
            <text:p>0.007971432</text:p>
          </table:table-cell>
          <table:table-cell office:value-type="float" office:value="0.007420382" calcext:value-type="float">
            <text:p>0.007420382</text:p>
          </table:table-cell>
          <table:table-cell office:value-type="float" office:value="0" calcext:value-type="float">
            <text:p>0</text:p>
          </table:table-cell>
          <table:table-cell office:value-type="float" office:value="9.092305" calcext:value-type="float">
            <text:p>9.092305</text:p>
          </table:table-cell>
          <table:table-cell office:value-type="float" office:value="19.13201" calcext:value-type="float">
            <text:p>19.13201</text:p>
          </table:table-cell>
          <table:table-cell office:value-type="float" office:value="28.56718" calcext:value-type="float">
            <text:p>28.56718</text:p>
          </table:table-cell>
          <table:table-cell office:value-type="float" office:value="34.87857" calcext:value-type="float">
            <text:p>34.87857</text:p>
          </table:table-cell>
          <table:table-cell office:value-type="float" office:value="37.0438" calcext:value-type="float">
            <text:p>37.0438</text:p>
          </table:table-cell>
          <table:table-cell office:value-type="float" office:value="12.00649" calcext:value-type="float">
            <text:p>12.00649</text:p>
          </table:table-cell>
          <table:table-cell office:value-type="float" office:value="4.617071" calcext:value-type="float">
            <text:p>4.617071</text:p>
          </table:table-cell>
          <table:table-cell office:value-type="float" office:value="5.590298" calcext:value-type="float">
            <text:p>5.590298</text:p>
          </table:table-cell>
          <table:table-cell office:value-type="float" office:value="6.124035" calcext:value-type="float">
            <text:p>6.124035</text:p>
          </table:table-cell>
          <table:table-cell office:value-type="float" office:value="3.126426" calcext:value-type="float">
            <text:p>3.126426</text:p>
          </table:table-cell>
          <table:table-cell office:value-type="float" office:value="1.230784" calcext:value-type="float">
            <text:p>1.230784</text:p>
          </table:table-cell>
          <table:table-cell office:value-type="float" office:value="0.4047013" calcext:value-type="float">
            <text:p>0.4047013</text:p>
          </table:table-cell>
          <table:table-cell office:value-type="float" office:value="0.3669892" calcext:value-type="float">
            <text:p>0.3669892</text:p>
          </table:table-cell>
          <table:table-cell office:value-type="float" office:value="0.3294955" calcext:value-type="float">
            <text:p>0.3294955</text:p>
          </table:table-cell>
          <table:table-cell office:value-type="float" office:value="0" calcext:value-type="float">
            <text:p>0</text:p>
          </table:table-cell>
          <table:table-cell office:value-type="float" office:value="132.1604" calcext:value-type="float">
            <text:p>132.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0136" calcext:value-type="float">
            <text:p>36.90136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9.806806" calcext:value-type="float">
            <text:p>9.806806</text:p>
          </table:table-cell>
          <table:table-cell office:value-type="float" office:value="1100.173" calcext:value-type="float">
            <text:p>1100.173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5617" calcext:value-type="float">
            <text:p>-36.45617</text:p>
          </table:table-cell>
          <table:table-cell office:value-type="float" office:value="0.09045565" calcext:value-type="float">
            <text:p>0.09045565</text:p>
          </table:table-cell>
          <table:table-cell office:value-type="float" office:value="15.26951" calcext:value-type="float">
            <text:p>15.26951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6325" calcext:value-type="float">
            <text:p>-0.3416325</text:p>
          </table:table-cell>
          <table:table-cell office:value-type="float" office:value="-0.01960022" calcext:value-type="float">
            <text:p>-0.01960022</text:p>
          </table:table-cell>
          <table:table-cell office:value-type="float" office:value="0.008170344" calcext:value-type="float">
            <text:p>0.008170344</text:p>
          </table:table-cell>
          <table:table-cell office:value-type="float" office:value="15.16547" calcext:value-type="float">
            <text:p>15.16547</text:p>
          </table:table-cell>
          <table:table-cell office:value-type="float" office:value="0.05887969" calcext:value-type="float">
            <text:p>0.05887969</text:p>
          </table:table-cell>
          <table:table-cell office:value-type="float" office:value="0.05362505" calcext:value-type="float">
            <text:p>0.05362505</text:p>
          </table:table-cell>
          <table:table-cell office:value-type="float" office:value="0.04283173" calcext:value-type="float">
            <text:p>0.04283173</text:p>
          </table:table-cell>
          <table:table-cell office:value-type="float" office:value="0.03303662" calcext:value-type="float">
            <text:p>0.03303662</text:p>
          </table:table-cell>
          <table:table-cell office:value-type="float" office:value="0.0293662" calcext:value-type="float">
            <text:p>0.0293662</text:p>
          </table:table-cell>
          <table:table-cell office:value-type="float" office:value="0.01622535" calcext:value-type="float">
            <text:p>0.01622535</text:p>
          </table:table-cell>
          <table:table-cell office:value-type="float" office:value="0.01285402" calcext:value-type="float">
            <text:p>0.01285402</text:p>
          </table:table-cell>
          <table:table-cell office:value-type="float" office:value="0.0305014" calcext:value-type="float">
            <text:p>0.0305014</text:p>
          </table:table-cell>
          <table:table-cell office:value-type="float" office:value="0.02546141" calcext:value-type="float">
            <text:p>0.02546141</text:p>
          </table:table-cell>
          <table:table-cell office:value-type="float" office:value="0.02224409" calcext:value-type="float">
            <text:p>0.02224409</text:p>
          </table:table-cell>
          <table:table-cell office:value-type="float" office:value="0.02086965" calcext:value-type="float">
            <text:p>0.02086965</text:p>
          </table:table-cell>
          <table:table-cell office:value-type="float" office:value="0.01750392" calcext:value-type="float">
            <text:p>0.01750392</text:p>
          </table:table-cell>
          <table:table-cell office:value-type="float" office:value="0.007953928" calcext:value-type="float">
            <text:p>0.007953928</text:p>
          </table:table-cell>
          <table:table-cell office:value-type="float" office:value="0.007420138" calcext:value-type="float">
            <text:p>0.007420138</text:p>
          </table:table-cell>
          <table:table-cell office:value-type="float" office:value="0" calcext:value-type="float">
            <text:p>0</text:p>
          </table:table-cell>
          <table:table-cell office:value-type="float" office:value="9.377154" calcext:value-type="float">
            <text:p>9.377154</text:p>
          </table:table-cell>
          <table:table-cell office:value-type="float" office:value="17.53478" calcext:value-type="float">
            <text:p>17.53478</text:p>
          </table:table-cell>
          <table:table-cell office:value-type="float" office:value="27.3336" calcext:value-type="float">
            <text:p>27.3336</text:p>
          </table:table-cell>
          <table:table-cell office:value-type="float" office:value="35.65222" calcext:value-type="float">
            <text:p>35.65222</text:p>
          </table:table-cell>
          <table:table-cell office:value-type="float" office:value="38.50991" calcext:value-type="float">
            <text:p>38.50991</text:p>
          </table:table-cell>
          <table:table-cell office:value-type="float" office:value="12.34291" calcext:value-type="float">
            <text:p>12.34291</text:p>
          </table:table-cell>
          <table:table-cell office:value-type="float" office:value="4.627528" calcext:value-type="float">
            <text:p>4.627528</text:p>
          </table:table-cell>
          <table:table-cell office:value-type="float" office:value="5.610165" calcext:value-type="float">
            <text:p>5.610165</text:p>
          </table:table-cell>
          <table:table-cell office:value-type="float" office:value="6.13022" calcext:value-type="float">
            <text:p>6.13022</text:p>
          </table:table-cell>
          <table:table-cell office:value-type="float" office:value="3.13062" calcext:value-type="float">
            <text:p>3.13062</text:p>
          </table:table-cell>
          <table:table-cell office:value-type="float" office:value="1.232472" calcext:value-type="float">
            <text:p>1.232472</text:p>
          </table:table-cell>
          <table:table-cell office:value-type="float" office:value="0.4057987" calcext:value-type="float">
            <text:p>0.4057987</text:p>
          </table:table-cell>
          <table:table-cell office:value-type="float" office:value="0.3668296" calcext:value-type="float">
            <text:p>0.3668296</text:p>
          </table:table-cell>
          <table:table-cell office:value-type="float" office:value="0.329521" calcext:value-type="float">
            <text:p>0.329521</text:p>
          </table:table-cell>
          <table:table-cell office:value-type="float" office:value="0" calcext:value-type="float">
            <text:p>0</text:p>
          </table:table-cell>
          <table:table-cell office:value-type="float" office:value="117.8853" calcext:value-type="float">
            <text:p>117.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2191" calcext:value-type="float">
            <text:p>36.92191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9.81372" calcext:value-type="float">
            <text:p>9.81372</text:p>
          </table:table-cell>
          <table:table-cell office:value-type="float" office:value="1100.135" calcext:value-type="float">
            <text:p>1100.135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4931" calcext:value-type="float">
            <text:p>-36.44931</text:p>
          </table:table-cell>
          <table:table-cell office:value-type="float" office:value="0.08944874" calcext:value-type="float">
            <text:p>0.08944874</text:p>
          </table:table-cell>
          <table:table-cell office:value-type="float" office:value="15.30044" calcext:value-type="float">
            <text:p>15.30044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6594" calcext:value-type="float">
            <text:p>-0.3416594</text:p>
          </table:table-cell>
          <table:table-cell office:value-type="float" office:value="-0.01958913" calcext:value-type="float">
            <text:p>-0.01958913</text:p>
          </table:table-cell>
          <table:table-cell office:value-type="float" office:value="0.00821581" calcext:value-type="float">
            <text:p>0.00821581</text:p>
          </table:table-cell>
          <table:table-cell office:value-type="float" office:value="15.16868" calcext:value-type="float">
            <text:p>15.16868</text:p>
          </table:table-cell>
          <table:table-cell office:value-type="float" office:value="0.05776601" calcext:value-type="float">
            <text:p>0.05776601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0.04296374" calcext:value-type="float">
            <text:p>0.04296374</text:p>
          </table:table-cell>
          <table:table-cell office:value-type="float" office:value="0.03329035" calcext:value-type="float">
            <text:p>0.03329035</text:p>
          </table:table-cell>
          <table:table-cell office:value-type="float" office:value="0.02967685" calcext:value-type="float">
            <text:p>0.02967685</text:p>
          </table:table-cell>
          <table:table-cell office:value-type="float" office:value="0.01638664" calcext:value-type="float">
            <text:p>0.01638664</text:p>
          </table:table-cell>
          <table:table-cell office:value-type="float" office:value="0.01280612" calcext:value-type="float">
            <text:p>0.01280612</text:p>
          </table:table-cell>
          <table:table-cell office:value-type="float" office:value="0.03044665" calcext:value-type="float">
            <text:p>0.03044665</text:p>
          </table:table-cell>
          <table:table-cell office:value-type="float" office:value="0.02544747" calcext:value-type="float">
            <text:p>0.02544747</text:p>
          </table:table-cell>
          <table:table-cell office:value-type="float" office:value="0.02224345" calcext:value-type="float">
            <text:p>0.02224345</text:p>
          </table:table-cell>
          <table:table-cell office:value-type="float" office:value="0.02086671" calcext:value-type="float">
            <text:p>0.02086671</text:p>
          </table:table-cell>
          <table:table-cell office:value-type="float" office:value="0.01750453" calcext:value-type="float">
            <text:p>0.01750453</text:p>
          </table:table-cell>
          <table:table-cell office:value-type="float" office:value="0.007936727" calcext:value-type="float">
            <text:p>0.007936727</text:p>
          </table:table-cell>
          <table:table-cell office:value-type="float" office:value="0.007419888" calcext:value-type="float">
            <text:p>0.007419888</text:p>
          </table:table-cell>
          <table:table-cell office:value-type="float" office:value="0" calcext:value-type="float">
            <text:p>0</text:p>
          </table:table-cell>
          <table:table-cell office:value-type="float" office:value="11.65015" calcext:value-type="float">
            <text:p>11.65015</text:p>
          </table:table-cell>
          <table:table-cell office:value-type="float" office:value="17.12314" calcext:value-type="float">
            <text:p>17.12314</text:p>
          </table:table-cell>
          <table:table-cell office:value-type="float" office:value="26.74341" calcext:value-type="float">
            <text:p>26.74341</text:p>
          </table:table-cell>
          <table:table-cell office:value-type="float" office:value="35.28658" calcext:value-type="float">
            <text:p>35.28658</text:p>
          </table:table-cell>
          <table:table-cell office:value-type="float" office:value="38.39708" calcext:value-type="float">
            <text:p>38.39708</text:p>
          </table:table-cell>
          <table:table-cell office:value-type="float" office:value="12.75525" calcext:value-type="float">
            <text:p>12.75525</text:p>
          </table:table-cell>
          <table:table-cell office:value-type="float" office:value="4.660425" calcext:value-type="float">
            <text:p>4.660425</text:p>
          </table:table-cell>
          <table:table-cell office:value-type="float" office:value="5.626764" calcext:value-type="float">
            <text:p>5.626764</text:p>
          </table:table-cell>
          <table:table-cell office:value-type="float" office:value="6.136425" calcext:value-type="float">
            <text:p>6.136425</text:p>
          </table:table-cell>
          <table:table-cell office:value-type="float" office:value="3.134763" calcext:value-type="float">
            <text:p>3.134763</text:p>
          </table:table-cell>
          <table:table-cell office:value-type="float" office:value="1.234146" calcext:value-type="float">
            <text:p>1.234146</text:p>
          </table:table-cell>
          <table:table-cell office:value-type="float" office:value="0.4068839" calcext:value-type="float">
            <text:p>0.4068839</text:p>
          </table:table-cell>
          <table:table-cell office:value-type="float" office:value="0.3666742" calcext:value-type="float">
            <text:p>0.3666742</text:p>
          </table:table-cell>
          <table:table-cell office:value-type="float" office:value="0.3295464" calcext:value-type="float">
            <text:p>0.3295464</text:p>
          </table:table-cell>
          <table:table-cell office:value-type="float" office:value="0" calcext:value-type="float">
            <text:p>0</text:p>
          </table:table-cell>
          <table:table-cell office:value-type="float" office:value="110.7944" calcext:value-type="float">
            <text:p>110.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4869" calcext:value-type="float">
            <text:p>36.94869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9.818701" calcext:value-type="float">
            <text:p>9.818701</text:p>
          </table:table-cell>
          <table:table-cell office:value-type="float" office:value="1100.102" calcext:value-type="float">
            <text:p>1100.102</text:p>
          </table:table-cell>
          <table:table-cell office:value-type="float" office:value="12.84" calcext:value-type="float">
            <text:p>12.84</text:p>
          </table:table-cell>
          <table:table-cell office:value-type="float" office:value="-36.44248" calcext:value-type="float">
            <text:p>-36.44248</text:p>
          </table:table-cell>
          <table:table-cell office:value-type="float" office:value="0.08906566" calcext:value-type="float">
            <text:p>0.08906566</text:p>
          </table:table-cell>
          <table:table-cell office:value-type="float" office:value="15.32896" calcext:value-type="float">
            <text:p>15.3289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6756" calcext:value-type="float">
            <text:p>-0.3416756</text:p>
          </table:table-cell>
          <table:table-cell office:value-type="float" office:value="-0.01957689" calcext:value-type="float">
            <text:p>-0.01957689</text:p>
          </table:table-cell>
          <table:table-cell office:value-type="float" office:value="0.008249034" calcext:value-type="float">
            <text:p>0.008249034</text:p>
          </table:table-cell>
          <table:table-cell office:value-type="float" office:value="15.16357" calcext:value-type="float">
            <text:p>15.16357</text:p>
          </table:table-cell>
          <table:table-cell office:value-type="float" office:value="0.05767369" calcext:value-type="float">
            <text:p>0.05767369</text:p>
          </table:table-cell>
          <table:table-cell office:value-type="float" office:value="0.05442796" calcext:value-type="float">
            <text:p>0.05442796</text:p>
          </table:table-cell>
          <table:table-cell office:value-type="float" office:value="0.04355001" calcext:value-type="float">
            <text:p>0.04355001</text:p>
          </table:table-cell>
          <table:table-cell office:value-type="float" office:value="0.03376612" calcext:value-type="float">
            <text:p>0.03376612</text:p>
          </table:table-cell>
          <table:table-cell office:value-type="float" office:value="0.03009387" calcext:value-type="float">
            <text:p>0.03009387</text:p>
          </table:table-cell>
          <table:table-cell office:value-type="float" office:value="0.01670161" calcext:value-type="float">
            <text:p>0.01670161</text:p>
          </table:table-cell>
          <table:table-cell office:value-type="float" office:value="0.01288299" calcext:value-type="float">
            <text:p>0.01288299</text:p>
          </table:table-cell>
          <table:table-cell office:value-type="float" office:value="0.03043104" calcext:value-type="float">
            <text:p>0.03043104</text:p>
          </table:table-cell>
          <table:table-cell office:value-type="float" office:value="0.02543192" calcext:value-type="float">
            <text:p>0.02543192</text:p>
          </table:table-cell>
          <table:table-cell office:value-type="float" office:value="0.02224064" calcext:value-type="float">
            <text:p>0.02224064</text:p>
          </table:table-cell>
          <table:table-cell office:value-type="float" office:value="0.02086365" calcext:value-type="float">
            <text:p>0.02086365</text:p>
          </table:table-cell>
          <table:table-cell office:value-type="float" office:value="0.01750525" calcext:value-type="float">
            <text:p>0.01750525</text:p>
          </table:table-cell>
          <table:table-cell office:value-type="float" office:value="0.007919838" calcext:value-type="float">
            <text:p>0.007919838</text:p>
          </table:table-cell>
          <table:table-cell office:value-type="float" office:value="0.007419628" calcext:value-type="float">
            <text:p>0.007419628</text:p>
          </table:table-cell>
          <table:table-cell office:value-type="float" office:value="0" calcext:value-type="float">
            <text:p>0</text:p>
          </table:table-cell>
          <table:table-cell office:value-type="float" office:value="13.90907" calcext:value-type="float">
            <text:p>13.90907</text:p>
          </table:table-cell>
          <table:table-cell office:value-type="float" office:value="17.12413" calcext:value-type="float">
            <text:p>17.12413</text:p>
          </table:table-cell>
          <table:table-cell office:value-type="float" office:value="26.32867" calcext:value-type="float">
            <text:p>26.32867</text:p>
          </table:table-cell>
          <table:table-cell office:value-type="float" office:value="34.82122" calcext:value-type="float">
            <text:p>34.82122</text:p>
          </table:table-cell>
          <table:table-cell office:value-type="float" office:value="37.65536" calcext:value-type="float">
            <text:p>37.65536</text:p>
          </table:table-cell>
          <table:table-cell office:value-type="float" office:value="13.13639" calcext:value-type="float">
            <text:p>13.13639</text:p>
          </table:table-cell>
          <table:table-cell office:value-type="float" office:value="4.706513" calcext:value-type="float">
            <text:p>4.706513</text:p>
          </table:table-cell>
          <table:table-cell office:value-type="float" office:value="5.642444" calcext:value-type="float">
            <text:p>5.642444</text:p>
          </table:table-cell>
          <table:table-cell office:value-type="float" office:value="6.142491" calcext:value-type="float">
            <text:p>6.142491</text:p>
          </table:table-cell>
          <table:table-cell office:value-type="float" office:value="3.138863" calcext:value-type="float">
            <text:p>3.138863</text:p>
          </table:table-cell>
          <table:table-cell office:value-type="float" office:value="1.235807" calcext:value-type="float">
            <text:p>1.235807</text:p>
          </table:table-cell>
          <table:table-cell office:value-type="float" office:value="0.4079556" calcext:value-type="float">
            <text:p>0.4079556</text:p>
          </table:table-cell>
          <table:table-cell office:value-type="float" office:value="0.3665241" calcext:value-type="float">
            <text:p>0.3665241</text:p>
          </table:table-cell>
          <table:table-cell office:value-type="float" office:value="0.3295702" calcext:value-type="float">
            <text:p>0.3295702</text:p>
          </table:table-cell>
          <table:table-cell office:value-type="float" office:value="0" calcext:value-type="float">
            <text:p>0</text:p>
          </table:table-cell>
          <table:table-cell office:value-type="float" office:value="107.2266" calcext:value-type="float">
            <text:p>107.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7415" calcext:value-type="float">
            <text:p>36.97415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29.93237" calcext:value-type="float">
            <text:p>29.93237</text:p>
          </table:table-cell>
          <table:table-cell office:value-type="float" office:value="1100.07" calcext:value-type="float">
            <text:p>1100.0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09288131" calcext:value-type="float">
            <text:p>0.09288131</text:p>
          </table:table-cell>
          <table:table-cell office:value-type="float" office:value="15.35998" calcext:value-type="float">
            <text:p>15.35998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6847" calcext:value-type="float">
            <text:p>-0.3416847</text:p>
          </table:table-cell>
          <table:table-cell office:value-type="float" office:value="-0.01956188" calcext:value-type="float">
            <text:p>-0.01956188</text:p>
          </table:table-cell>
          <table:table-cell office:value-type="float" office:value="0.008264718" calcext:value-type="float">
            <text:p>0.008264718</text:p>
          </table:table-cell>
          <table:table-cell office:value-type="float" office:value="15.14408" calcext:value-type="float">
            <text:p>15.14408</text:p>
          </table:table-cell>
          <table:table-cell office:value-type="float" office:value="0.05125154" calcext:value-type="float">
            <text:p>0.05125154</text:p>
          </table:table-cell>
          <table:table-cell office:value-type="float" office:value="0.05514251" calcext:value-type="float">
            <text:p>0.05514251</text:p>
          </table:table-cell>
          <table:table-cell office:value-type="float" office:value="0.04412482" calcext:value-type="float">
            <text:p>0.04412482</text:p>
          </table:table-cell>
          <table:table-cell office:value-type="float" office:value="0.03422287" calcext:value-type="float">
            <text:p>0.03422287</text:p>
          </table:table-cell>
          <table:table-cell office:value-type="float" office:value="0.03053469" calcext:value-type="float">
            <text:p>0.03053469</text:p>
          </table:table-cell>
          <table:table-cell office:value-type="float" office:value="0.01703522" calcext:value-type="float">
            <text:p>0.01703522</text:p>
          </table:table-cell>
          <table:table-cell office:value-type="float" office:value="0.01301321" calcext:value-type="float">
            <text:p>0.01301321</text:p>
          </table:table-cell>
          <table:table-cell office:value-type="float" office:value="0.03045661" calcext:value-type="float">
            <text:p>0.03045661</text:p>
          </table:table-cell>
          <table:table-cell office:value-type="float" office:value="0.02542559" calcext:value-type="float">
            <text:p>0.02542559</text:p>
          </table:table-cell>
          <table:table-cell office:value-type="float" office:value="0.02223674" calcext:value-type="float">
            <text:p>0.02223674</text:p>
          </table:table-cell>
          <table:table-cell office:value-type="float" office:value="0.0208602" calcext:value-type="float">
            <text:p>0.0208602</text:p>
          </table:table-cell>
          <table:table-cell office:value-type="float" office:value="0.01750595" calcext:value-type="float">
            <text:p>0.01750595</text:p>
          </table:table-cell>
          <table:table-cell office:value-type="float" office:value="0.007902951" calcext:value-type="float">
            <text:p>0.007902951</text:p>
          </table:table-cell>
          <table:table-cell office:value-type="float" office:value="0.007418291" calcext:value-type="float">
            <text:p>0.007418291</text:p>
          </table:table-cell>
          <table:table-cell office:value-type="float" office:value="0" calcext:value-type="float">
            <text:p>0</text:p>
          </table:table-cell>
          <table:table-cell office:value-type="float" office:value="11.91308" calcext:value-type="float">
            <text:p>11.91308</text:p>
          </table:table-cell>
          <table:table-cell office:value-type="float" office:value="17.30713" calcext:value-type="float">
            <text:p>17.30713</text:p>
          </table:table-cell>
          <table:table-cell office:value-type="float" office:value="26.02317" calcext:value-type="float">
            <text:p>26.02317</text:p>
          </table:table-cell>
          <table:table-cell office:value-type="float" office:value="34.40513" calcext:value-type="float">
            <text:p>34.40513</text:p>
          </table:table-cell>
          <table:table-cell office:value-type="float" office:value="37.01907" calcext:value-type="float">
            <text:p>37.01907</text:p>
          </table:table-cell>
          <table:table-cell office:value-type="float" office:value="13.4211" calcext:value-type="float">
            <text:p>13.4211</text:p>
          </table:table-cell>
          <table:table-cell office:value-type="float" office:value="4.758741" calcext:value-type="float">
            <text:p>4.758741</text:p>
          </table:table-cell>
          <table:table-cell office:value-type="float" office:value="5.658398" calcext:value-type="float">
            <text:p>5.658398</text:p>
          </table:table-cell>
          <table:table-cell office:value-type="float" office:value="6.148334" calcext:value-type="float">
            <text:p>6.148334</text:p>
          </table:table-cell>
          <table:table-cell office:value-type="float" office:value="3.142932" calcext:value-type="float">
            <text:p>3.142932</text:p>
          </table:table-cell>
          <table:table-cell office:value-type="float" office:value="1.237464" calcext:value-type="float">
            <text:p>1.237464</text:p>
          </table:table-cell>
          <table:table-cell office:value-type="float" office:value="0.4090087" calcext:value-type="float">
            <text:p>0.4090087</text:p>
          </table:table-cell>
          <table:table-cell office:value-type="float" office:value="0.36631" calcext:value-type="float">
            <text:p>0.36631</text:p>
          </table:table-cell>
          <table:table-cell office:value-type="float" office:value="0.3296092" calcext:value-type="float">
            <text:p>0.3296092</text:p>
          </table:table-cell>
          <table:table-cell office:value-type="float" office:value="0" calcext:value-type="float">
            <text:p>0</text:p>
          </table:table-cell>
          <table:table-cell office:value-type="float" office:value="13.96026" calcext:value-type="float">
            <text:p>13.9602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00691" calcext:value-type="float">
            <text:p>37.00691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29.92217" calcext:value-type="float">
            <text:p>29.92217</text:p>
          </table:table-cell>
          <table:table-cell office:value-type="float" office:value="1100.038" calcext:value-type="float">
            <text:p>1100.03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09599261" calcext:value-type="float">
            <text:p>0.09599261</text:p>
          </table:table-cell>
          <table:table-cell office:value-type="float" office:value="15.39213" calcext:value-type="float">
            <text:p>15.39213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6963" calcext:value-type="float">
            <text:p>-0.3416963</text:p>
          </table:table-cell>
          <table:table-cell office:value-type="float" office:value="-0.01953734" calcext:value-type="float">
            <text:p>-0.01953734</text:p>
          </table:table-cell>
          <table:table-cell office:value-type="float" office:value="0.008278108" calcext:value-type="float">
            <text:p>0.008278108</text:p>
          </table:table-cell>
          <table:table-cell office:value-type="float" office:value="15.12775" calcext:value-type="float">
            <text:p>15.12775</text:p>
          </table:table-cell>
          <table:table-cell office:value-type="float" office:value="0.05266714" calcext:value-type="float">
            <text:p>0.05266714</text:p>
          </table:table-cell>
          <table:table-cell office:value-type="float" office:value="0.05445984" calcext:value-type="float">
            <text:p>0.05445984</text:p>
          </table:table-cell>
          <table:table-cell office:value-type="float" office:value="0.04375334" calcext:value-type="float">
            <text:p>0.04375334</text:p>
          </table:table-cell>
          <table:table-cell office:value-type="float" office:value="0.03430061" calcext:value-type="float">
            <text:p>0.03430061</text:p>
          </table:table-cell>
          <table:table-cell office:value-type="float" office:value="0.03066125" calcext:value-type="float">
            <text:p>0.03066125</text:p>
          </table:table-cell>
          <table:table-cell office:value-type="float" office:value="0.01727698" calcext:value-type="float">
            <text:p>0.01727698</text:p>
          </table:table-cell>
          <table:table-cell office:value-type="float" office:value="0.01308074" calcext:value-type="float">
            <text:p>0.01308074</text:p>
          </table:table-cell>
          <table:table-cell office:value-type="float" office:value="0.03047722" calcext:value-type="float">
            <text:p>0.03047722</text:p>
          </table:table-cell>
          <table:table-cell office:value-type="float" office:value="0.02542984" calcext:value-type="float">
            <text:p>0.02542984</text:p>
          </table:table-cell>
          <table:table-cell office:value-type="float" office:value="0.0222336" calcext:value-type="float">
            <text:p>0.0222336</text:p>
          </table:table-cell>
          <table:table-cell office:value-type="float" office:value="0.02085653" calcext:value-type="float">
            <text:p>0.02085653</text:p>
          </table:table-cell>
          <table:table-cell office:value-type="float" office:value="0.01750652" calcext:value-type="float">
            <text:p>0.01750652</text:p>
          </table:table-cell>
          <table:table-cell office:value-type="float" office:value="0.00788667" calcext:value-type="float">
            <text:p>0.00788667</text:p>
          </table:table-cell>
          <table:table-cell office:value-type="float" office:value="0.007418005" calcext:value-type="float">
            <text:p>0.007418005</text:p>
          </table:table-cell>
          <table:table-cell office:value-type="float" office:value="0" calcext:value-type="float">
            <text:p>0</text:p>
          </table:table-cell>
          <table:table-cell office:value-type="float" office:value="9.237575" calcext:value-type="float">
            <text:p>9.237575</text:p>
          </table:table-cell>
          <table:table-cell office:value-type="float" office:value="17.68636" calcext:value-type="float">
            <text:p>17.68636</text:p>
          </table:table-cell>
          <table:table-cell office:value-type="float" office:value="25.94183" calcext:value-type="float">
            <text:p>25.94183</text:p>
          </table:table-cell>
          <table:table-cell office:value-type="float" office:value="34.07972" calcext:value-type="float">
            <text:p>34.07972</text:p>
          </table:table-cell>
          <table:table-cell office:value-type="float" office:value="36.47351" calcext:value-type="float">
            <text:p>36.47351</text:p>
          </table:table-cell>
          <table:table-cell office:value-type="float" office:value="13.63957" calcext:value-type="float">
            <text:p>13.63957</text:p>
          </table:table-cell>
          <table:table-cell office:value-type="float" office:value="4.820262" calcext:value-type="float">
            <text:p>4.820262</text:p>
          </table:table-cell>
          <table:table-cell office:value-type="float" office:value="5.675219" calcext:value-type="float">
            <text:p>5.675219</text:p>
          </table:table-cell>
          <table:table-cell office:value-type="float" office:value="6.153908" calcext:value-type="float">
            <text:p>6.153908</text:p>
          </table:table-cell>
          <table:table-cell office:value-type="float" office:value="3.146915" calcext:value-type="float">
            <text:p>3.146915</text:p>
          </table:table-cell>
          <table:table-cell office:value-type="float" office:value="1.239099" calcext:value-type="float">
            <text:p>1.239099</text:p>
          </table:table-cell>
          <table:table-cell office:value-type="float" office:value="0.4100521" calcext:value-type="float">
            <text:p>0.4100521</text:p>
          </table:table-cell>
          <table:table-cell office:value-type="float" office:value="0.3661748" calcext:value-type="float">
            <text:p>0.3661748</text:p>
          </table:table-cell>
          <table:table-cell office:value-type="float" office:value="0.329632" calcext:value-type="float">
            <text:p>0.329632</text:p>
          </table:table-cell>
          <table:table-cell office:value-type="float" office:value="0" calcext:value-type="float">
            <text:p>0</text:p>
          </table:table-cell>
          <table:table-cell office:value-type="float" office:value="16.32274" calcext:value-type="float">
            <text:p>16.3227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04011" calcext:value-type="float">
            <text:p>37.04011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29.89848" calcext:value-type="float">
            <text:p>29.89848</text:p>
          </table:table-cell>
          <table:table-cell office:value-type="float" office:value="1100.004" calcext:value-type="float">
            <text:p>1100.004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072856" calcext:value-type="float">
            <text:p>0.1072856</text:p>
          </table:table-cell>
          <table:table-cell office:value-type="float" office:value="15.43031" calcext:value-type="float">
            <text:p>15.43031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7118" calcext:value-type="float">
            <text:p>-0.3417118</text:p>
          </table:table-cell>
          <table:table-cell office:value-type="float" office:value="-0.01951323" calcext:value-type="float">
            <text:p>-0.01951323</text:p>
          </table:table-cell>
          <table:table-cell office:value-type="float" office:value="0.008303958" calcext:value-type="float">
            <text:p>0.008303958</text:p>
          </table:table-cell>
          <table:table-cell office:value-type="float" office:value="15.09175" calcext:value-type="float">
            <text:p>15.09175</text:p>
          </table:table-cell>
          <table:table-cell office:value-type="float" office:value="0.0677769" calcext:value-type="float">
            <text:p>0.0677769</text:p>
          </table:table-cell>
          <table:table-cell office:value-type="float" office:value="0.05197537" calcext:value-type="float">
            <text:p>0.05197537</text:p>
          </table:table-cell>
          <table:table-cell office:value-type="float" office:value="0.04254175" calcext:value-type="float">
            <text:p>0.04254175</text:p>
          </table:table-cell>
          <table:table-cell office:value-type="float" office:value="0.03385776" calcext:value-type="float">
            <text:p>0.03385776</text:p>
          </table:table-cell>
          <table:table-cell office:value-type="float" office:value="0.0302965" calcext:value-type="float">
            <text:p>0.0302965</text:p>
          </table:table-cell>
          <table:table-cell office:value-type="float" office:value="0.01726758" calcext:value-type="float">
            <text:p>0.01726758</text:p>
          </table:table-cell>
          <table:table-cell office:value-type="float" office:value="0.01300917" calcext:value-type="float">
            <text:p>0.01300917</text:p>
          </table:table-cell>
          <table:table-cell office:value-type="float" office:value="0.03046992" calcext:value-type="float">
            <text:p>0.03046992</text:p>
          </table:table-cell>
          <table:table-cell office:value-type="float" office:value="0.02543787" calcext:value-type="float">
            <text:p>0.02543787</text:p>
          </table:table-cell>
          <table:table-cell office:value-type="float" office:value="0.02223212" calcext:value-type="float">
            <text:p>0.02223212</text:p>
          </table:table-cell>
          <table:table-cell office:value-type="float" office:value="0.0208531" calcext:value-type="float">
            <text:p>0.0208531</text:p>
          </table:table-cell>
          <table:table-cell office:value-type="float" office:value="0.01750716" calcext:value-type="float">
            <text:p>0.01750716</text:p>
          </table:table-cell>
          <table:table-cell office:value-type="float" office:value="0.007870662" calcext:value-type="float">
            <text:p>0.007870662</text:p>
          </table:table-cell>
          <table:table-cell office:value-type="float" office:value="0.007417705" calcext:value-type="float">
            <text:p>0.007417705</text:p>
          </table:table-cell>
          <table:table-cell office:value-type="float" office:value="0" calcext:value-type="float">
            <text:p>0</text:p>
          </table:table-cell>
          <table:table-cell office:value-type="float" office:value="8.734807" calcext:value-type="float">
            <text:p>8.734807</text:p>
          </table:table-cell>
          <table:table-cell office:value-type="float" office:value="17.97608" calcext:value-type="float">
            <text:p>17.97608</text:p>
          </table:table-cell>
          <table:table-cell office:value-type="float" office:value="25.96023" calcext:value-type="float">
            <text:p>25.96023</text:p>
          </table:table-cell>
          <table:table-cell office:value-type="float" office:value="33.91173" calcext:value-type="float">
            <text:p>33.91173</text:p>
          </table:table-cell>
          <table:table-cell office:value-type="float" office:value="36.1529" calcext:value-type="float">
            <text:p>36.1529</text:p>
          </table:table-cell>
          <table:table-cell office:value-type="float" office:value="13.77254" calcext:value-type="float">
            <text:p>13.77254</text:p>
          </table:table-cell>
          <table:table-cell office:value-type="float" office:value="4.889657" calcext:value-type="float">
            <text:p>4.889657</text:p>
          </table:table-cell>
          <table:table-cell office:value-type="float" office:value="5.693053" calcext:value-type="float">
            <text:p>5.693053</text:p>
          </table:table-cell>
          <table:table-cell office:value-type="float" office:value="6.159357" calcext:value-type="float">
            <text:p>6.159357</text:p>
          </table:table-cell>
          <table:table-cell office:value-type="float" office:value="3.150817" calcext:value-type="float">
            <text:p>3.150817</text:p>
          </table:table-cell>
          <table:table-cell office:value-type="float" office:value="1.240717" calcext:value-type="float">
            <text:p>1.240717</text:p>
          </table:table-cell>
          <table:table-cell office:value-type="float" office:value="0.4110879" calcext:value-type="float">
            <text:p>0.4110879</text:p>
          </table:table-cell>
          <table:table-cell office:value-type="float" office:value="0.3660414" calcext:value-type="float">
            <text:p>0.3660414</text:p>
          </table:table-cell>
          <table:table-cell office:value-type="float" office:value="0.3296547" calcext:value-type="float">
            <text:p>0.3296547</text:p>
          </table:table-cell>
          <table:table-cell office:value-type="float" office:value="0" calcext:value-type="float">
            <text:p>0</text:p>
          </table:table-cell>
          <table:table-cell office:value-type="float" office:value="24.98083" calcext:value-type="float">
            <text:p>24.98083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08701" calcext:value-type="float">
            <text:p>37.08701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29.88428" calcext:value-type="float">
            <text:p>29.88428</text:p>
          </table:table-cell>
          <table:table-cell office:value-type="float" office:value="1099.966" calcext:value-type="float">
            <text:p>1099.966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117493" calcext:value-type="float">
            <text:p>0.1117493</text:p>
          </table:table-cell>
          <table:table-cell office:value-type="float" office:value="15.46935" calcext:value-type="float">
            <text:p>15.4693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7241" calcext:value-type="float">
            <text:p>-0.3417241</text:p>
          </table:table-cell>
          <table:table-cell office:value-type="float" office:value="-0.0194865" calcext:value-type="float">
            <text:p>-0.0194865</text:p>
          </table:table-cell>
          <table:table-cell office:value-type="float" office:value="0.008346854" calcext:value-type="float">
            <text:p>0.008346854</text:p>
          </table:table-cell>
          <table:table-cell office:value-type="float" office:value="15.07278" calcext:value-type="float">
            <text:p>15.07278</text:p>
          </table:table-cell>
          <table:table-cell office:value-type="float" office:value="0.1082733" calcext:value-type="float">
            <text:p>0.1082733</text:p>
          </table:table-cell>
          <table:table-cell office:value-type="float" office:value="0.05045292" calcext:value-type="float">
            <text:p>0.05045292</text:p>
          </table:table-cell>
          <table:table-cell office:value-type="float" office:value="0.04165255" calcext:value-type="float">
            <text:p>0.04165255</text:p>
          </table:table-cell>
          <table:table-cell office:value-type="float" office:value="0.03352203" calcext:value-type="float">
            <text:p>0.03352203</text:p>
          </table:table-cell>
          <table:table-cell office:value-type="float" office:value="0.03000086" calcext:value-type="float">
            <text:p>0.03000086</text:p>
          </table:table-cell>
          <table:table-cell office:value-type="float" office:value="0.01718064" calcext:value-type="float">
            <text:p>0.01718064</text:p>
          </table:table-cell>
          <table:table-cell office:value-type="float" office:value="0.01284814" calcext:value-type="float">
            <text:p>0.01284814</text:p>
          </table:table-cell>
          <table:table-cell office:value-type="float" office:value="0.03041104" calcext:value-type="float">
            <text:p>0.03041104</text:p>
          </table:table-cell>
          <table:table-cell office:value-type="float" office:value="0.02543746" calcext:value-type="float">
            <text:p>0.02543746</text:p>
          </table:table-cell>
          <table:table-cell office:value-type="float" office:value="0.02223141" calcext:value-type="float">
            <text:p>0.02223141</text:p>
          </table:table-cell>
          <table:table-cell office:value-type="float" office:value="0.02085003" calcext:value-type="float">
            <text:p>0.02085003</text:p>
          </table:table-cell>
          <table:table-cell office:value-type="float" office:value="0.01750789" calcext:value-type="float">
            <text:p>0.01750789</text:p>
          </table:table-cell>
          <table:table-cell office:value-type="float" office:value="0.007854926" calcext:value-type="float">
            <text:p>0.007854926</text:p>
          </table:table-cell>
          <table:table-cell office:value-type="float" office:value="0.007417413" calcext:value-type="float">
            <text:p>0.007417413</text:p>
          </table:table-cell>
          <table:table-cell office:value-type="float" office:value="0" calcext:value-type="float">
            <text:p>0</text:p>
          </table:table-cell>
          <table:table-cell office:value-type="float" office:value="8.554796" calcext:value-type="float">
            <text:p>8.554796</text:p>
          </table:table-cell>
          <table:table-cell office:value-type="float" office:value="18.24497" calcext:value-type="float">
            <text:p>18.24497</text:p>
          </table:table-cell>
          <table:table-cell office:value-type="float" office:value="26.01923" calcext:value-type="float">
            <text:p>26.01923</text:p>
          </table:table-cell>
          <table:table-cell office:value-type="float" office:value="33.81881" calcext:value-type="float">
            <text:p>33.81881</text:p>
          </table:table-cell>
          <table:table-cell office:value-type="float" office:value="35.90577" calcext:value-type="float">
            <text:p>35.90577</text:p>
          </table:table-cell>
          <table:table-cell office:value-type="float" office:value="13.86497" calcext:value-type="float">
            <text:p>13.86497</text:p>
          </table:table-cell>
          <table:table-cell office:value-type="float" office:value="4.959022" calcext:value-type="float">
            <text:p>4.959022</text:p>
          </table:table-cell>
          <table:table-cell office:value-type="float" office:value="5.712126" calcext:value-type="float">
            <text:p>5.712126</text:p>
          </table:table-cell>
          <table:table-cell office:value-type="float" office:value="6.164861" calcext:value-type="float">
            <text:p>6.164861</text:p>
          </table:table-cell>
          <table:table-cell office:value-type="float" office:value="3.154645" calcext:value-type="float">
            <text:p>3.154645</text:p>
          </table:table-cell>
          <table:table-cell office:value-type="float" office:value="1.242319" calcext:value-type="float">
            <text:p>1.242319</text:p>
          </table:table-cell>
          <table:table-cell office:value-type="float" office:value="0.412115" calcext:value-type="float">
            <text:p>0.412115</text:p>
          </table:table-cell>
          <table:table-cell office:value-type="float" office:value="0.3659102" calcext:value-type="float">
            <text:p>0.3659102</text:p>
          </table:table-cell>
          <table:table-cell office:value-type="float" office:value="0.3296774" calcext:value-type="float">
            <text:p>0.3296774</text:p>
          </table:table-cell>
          <table:table-cell office:value-type="float" office:value="0" calcext:value-type="float">
            <text:p>0</text:p>
          </table:table-cell>
          <table:table-cell office:value-type="float" office:value="28.22017" calcext:value-type="float">
            <text:p>28.2201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12759" calcext:value-type="float">
            <text:p>37.12759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29.86814" calcext:value-type="float">
            <text:p>29.86814</text:p>
          </table:table-cell>
          <table:table-cell office:value-type="float" office:value="1099.928" calcext:value-type="float">
            <text:p>1099.92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180962" calcext:value-type="float">
            <text:p>0.1180962</text:p>
          </table:table-cell>
          <table:table-cell office:value-type="float" office:value="15.50879" calcext:value-type="float">
            <text:p>15.50879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7404" calcext:value-type="float">
            <text:p>-0.3417404</text:p>
          </table:table-cell>
          <table:table-cell office:value-type="float" office:value="-0.01946059" calcext:value-type="float">
            <text:p>-0.01946059</text:p>
          </table:table-cell>
          <table:table-cell office:value-type="float" office:value="0.008401523" calcext:value-type="float">
            <text:p>0.008401523</text:p>
          </table:table-cell>
          <table:table-cell office:value-type="float" office:value="15.05056" calcext:value-type="float">
            <text:p>15.05056</text:p>
          </table:table-cell>
          <table:table-cell office:value-type="float" office:value="0.1889451" calcext:value-type="float">
            <text:p>0.1889451</text:p>
          </table:table-cell>
          <table:table-cell office:value-type="float" office:value="0.04885866" calcext:value-type="float">
            <text:p>0.04885866</text:p>
          </table:table-cell>
          <table:table-cell office:value-type="float" office:value="0.04072442" calcext:value-type="float">
            <text:p>0.04072442</text:p>
          </table:table-cell>
          <table:table-cell office:value-type="float" office:value="0.03324529" calcext:value-type="float">
            <text:p>0.03324529</text:p>
          </table:table-cell>
          <table:table-cell office:value-type="float" office:value="0.02977646" calcext:value-type="float">
            <text:p>0.02977646</text:p>
          </table:table-cell>
          <table:table-cell office:value-type="float" office:value="0.01710477" calcext:value-type="float">
            <text:p>0.01710477</text:p>
          </table:table-cell>
          <table:table-cell office:value-type="float" office:value="0.01272265" calcext:value-type="float">
            <text:p>0.01272265</text:p>
          </table:table-cell>
          <table:table-cell office:value-type="float" office:value="0.03033202" calcext:value-type="float">
            <text:p>0.03033202</text:p>
          </table:table-cell>
          <table:table-cell office:value-type="float" office:value="0.02542477" calcext:value-type="float">
            <text:p>0.02542477</text:p>
          </table:table-cell>
          <table:table-cell office:value-type="float" office:value="0.02222969" calcext:value-type="float">
            <text:p>0.02222969</text:p>
          </table:table-cell>
          <table:table-cell office:value-type="float" office:value="0.02084716" calcext:value-type="float">
            <text:p>0.02084716</text:p>
          </table:table-cell>
          <table:table-cell office:value-type="float" office:value="0.01750874" calcext:value-type="float">
            <text:p>0.01750874</text:p>
          </table:table-cell>
          <table:table-cell office:value-type="float" office:value="0.00783946" calcext:value-type="float">
            <text:p>0.00783946</text:p>
          </table:table-cell>
          <table:table-cell office:value-type="float" office:value="0.007417084" calcext:value-type="float">
            <text:p>0.007417084</text:p>
          </table:table-cell>
          <table:table-cell office:value-type="float" office:value="0" calcext:value-type="float">
            <text:p>0</text:p>
          </table:table-cell>
          <table:table-cell office:value-type="float" office:value="8.594835" calcext:value-type="float">
            <text:p>8.594835</text:p>
          </table:table-cell>
          <table:table-cell office:value-type="float" office:value="18.52482" calcext:value-type="float">
            <text:p>18.52482</text:p>
          </table:table-cell>
          <table:table-cell office:value-type="float" office:value="26.08617" calcext:value-type="float">
            <text:p>26.08617</text:p>
          </table:table-cell>
          <table:table-cell office:value-type="float" office:value="33.75016" calcext:value-type="float">
            <text:p>33.75016</text:p>
          </table:table-cell>
          <table:table-cell office:value-type="float" office:value="35.71231" calcext:value-type="float">
            <text:p>35.71231</text:p>
          </table:table-cell>
          <table:table-cell office:value-type="float" office:value="13.93684" calcext:value-type="float">
            <text:p>13.93684</text:p>
          </table:table-cell>
          <table:table-cell office:value-type="float" office:value="5.025446" calcext:value-type="float">
            <text:p>5.025446</text:p>
          </table:table-cell>
          <table:table-cell office:value-type="float" office:value="5.731237" calcext:value-type="float">
            <text:p>5.731237</text:p>
          </table:table-cell>
          <table:table-cell office:value-type="float" office:value="6.1708" calcext:value-type="float">
            <text:p>6.1708</text:p>
          </table:table-cell>
          <table:table-cell office:value-type="float" office:value="3.158427" calcext:value-type="float">
            <text:p>3.158427</text:p>
          </table:table-cell>
          <table:table-cell office:value-type="float" office:value="1.243906" calcext:value-type="float">
            <text:p>1.243906</text:p>
          </table:table-cell>
          <table:table-cell office:value-type="float" office:value="0.4131342" calcext:value-type="float">
            <text:p>0.4131342</text:p>
          </table:table-cell>
          <table:table-cell office:value-type="float" office:value="0.3657785" calcext:value-type="float">
            <text:p>0.36577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" calcext:value-type="float">
            <text:p>0</text:p>
          </table:table-cell>
          <table:table-cell office:value-type="float" office:value="32.59312" calcext:value-type="float">
            <text:p>32.59312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17065" calcext:value-type="float">
            <text:p>37.17065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29.85087" calcext:value-type="float">
            <text:p>29.85087</text:p>
          </table:table-cell>
          <table:table-cell office:value-type="float" office:value="1099.888" calcext:value-type="float">
            <text:p>1099.88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257172" calcext:value-type="float">
            <text:p>0.1257172</text:p>
          </table:table-cell>
          <table:table-cell office:value-type="float" office:value="15.55017" calcext:value-type="float">
            <text:p>15.55017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759" calcext:value-type="float">
            <text:p>-0.341759</text:p>
          </table:table-cell>
          <table:table-cell office:value-type="float" office:value="-0.01943558" calcext:value-type="float">
            <text:p>-0.01943558</text:p>
          </table:table-cell>
          <table:table-cell office:value-type="float" office:value="0.008473438" calcext:value-type="float">
            <text:p>0.008473438</text:p>
          </table:table-cell>
          <table:table-cell office:value-type="float" office:value="15.02785" calcext:value-type="float">
            <text:p>15.02785</text:p>
          </table:table-cell>
          <table:table-cell office:value-type="float" office:value="0.3354463" calcext:value-type="float">
            <text:p>0.3354463</text:p>
          </table:table-cell>
          <table:table-cell office:value-type="float" office:value="0.04736697" calcext:value-type="float">
            <text:p>0.04736697</text:p>
          </table:table-cell>
          <table:table-cell office:value-type="float" office:value="0.03983369" calcext:value-type="float">
            <text:p>0.03983369</text:p>
          </table:table-cell>
          <table:table-cell office:value-type="float" office:value="0.03295239" calcext:value-type="float">
            <text:p>0.03295239</text:p>
          </table:table-cell>
          <table:table-cell office:value-type="float" office:value="0.02957161" calcext:value-type="float">
            <text:p>0.02957161</text:p>
          </table:table-cell>
          <table:table-cell office:value-type="float" office:value="0.01697804" calcext:value-type="float">
            <text:p>0.01697804</text:p>
          </table:table-cell>
          <table:table-cell office:value-type="float" office:value="0.01257715" calcext:value-type="float">
            <text:p>0.01257715</text:p>
          </table:table-cell>
          <table:table-cell office:value-type="float" office:value="0.03022725" calcext:value-type="float">
            <text:p>0.03022725</text:p>
          </table:table-cell>
          <table:table-cell office:value-type="float" office:value="0.025401" calcext:value-type="float">
            <text:p>0.025401</text:p>
          </table:table-cell>
          <table:table-cell office:value-type="float" office:value="0.02222574" calcext:value-type="float">
            <text:p>0.02222574</text:p>
          </table:table-cell>
          <table:table-cell office:value-type="float" office:value="0.02084425" calcext:value-type="float">
            <text:p>0.02084425</text:p>
          </table:table-cell>
          <table:table-cell office:value-type="float" office:value="0.01750961" calcext:value-type="float">
            <text:p>0.01750961</text:p>
          </table:table-cell>
          <table:table-cell office:value-type="float" office:value="0.007824265" calcext:value-type="float">
            <text:p>0.007824265</text:p>
          </table:table-cell>
          <table:table-cell office:value-type="float" office:value="0.007416761" calcext:value-type="float">
            <text:p>0.007416761</text:p>
          </table:table-cell>
          <table:table-cell office:value-type="float" office:value="0" calcext:value-type="float">
            <text:p>0</text:p>
          </table:table-cell>
          <table:table-cell office:value-type="float" office:value="8.643442" calcext:value-type="float">
            <text:p>8.643442</text:p>
          </table:table-cell>
          <table:table-cell office:value-type="float" office:value="18.83509" calcext:value-type="float">
            <text:p>18.83509</text:p>
          </table:table-cell>
          <table:table-cell office:value-type="float" office:value="26.17945" calcext:value-type="float">
            <text:p>26.17945</text:p>
          </table:table-cell>
          <table:table-cell office:value-type="float" office:value="33.70407" calcext:value-type="float">
            <text:p>33.70407</text:p>
          </table:table-cell>
          <table:table-cell office:value-type="float" office:value="35.54042" calcext:value-type="float">
            <text:p>35.54042</text:p>
          </table:table-cell>
          <table:table-cell office:value-type="float" office:value="13.99844" calcext:value-type="float">
            <text:p>13.99844</text:p>
          </table:table-cell>
          <table:table-cell office:value-type="float" office:value="5.088939" calcext:value-type="float">
            <text:p>5.088939</text:p>
          </table:table-cell>
          <table:table-cell office:value-type="float" office:value="5.750097" calcext:value-type="float">
            <text:p>5.750097</text:p>
          </table:table-cell>
          <table:table-cell office:value-type="float" office:value="6.17719" calcext:value-type="float">
            <text:p>6.17719</text:p>
          </table:table-cell>
          <table:table-cell office:value-type="float" office:value="3.162191" calcext:value-type="float">
            <text:p>3.162191</text:p>
          </table:table-cell>
          <table:table-cell office:value-type="float" office:value="1.245479" calcext:value-type="float">
            <text:p>1.245479</text:p>
          </table:table-cell>
          <table:table-cell office:value-type="float" office:value="0.414143" calcext:value-type="float">
            <text:p>0.414143</text:p>
          </table:table-cell>
          <table:table-cell office:value-type="float" office:value="0.3656501" calcext:value-type="float">
            <text:p>0.3656501</text:p>
          </table:table-cell>
          <table:table-cell office:value-type="float" office:value="0.3297226" calcext:value-type="float">
            <text:p>0.3297226</text:p>
          </table:table-cell>
          <table:table-cell office:value-type="float" office:value="0" calcext:value-type="float">
            <text:p>0</text:p>
          </table:table-cell>
          <table:table-cell office:value-type="float" office:value="37.4457" calcext:value-type="float">
            <text:p>37.445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21675" calcext:value-type="float">
            <text:p>37.21675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29.83401" calcext:value-type="float">
            <text:p>29.83401</text:p>
          </table:table-cell>
          <table:table-cell office:value-type="float" office:value="1099.845" calcext:value-type="float">
            <text:p>1099.845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336496" calcext:value-type="float">
            <text:p>0.1336496</text:p>
          </table:table-cell>
          <table:table-cell office:value-type="float" office:value="15.59271" calcext:value-type="float">
            <text:p>15.59271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7759" calcext:value-type="float">
            <text:p>-0.3417759</text:p>
          </table:table-cell>
          <table:table-cell office:value-type="float" office:value="-0.01941112" calcext:value-type="float">
            <text:p>-0.01941112</text:p>
          </table:table-cell>
          <table:table-cell office:value-type="float" office:value="0.008564615" calcext:value-type="float">
            <text:p>0.008564615</text:p>
          </table:table-cell>
          <table:table-cell office:value-type="float" office:value="15.00749" calcext:value-type="float">
            <text:p>15.00749</text:p>
          </table:table-cell>
          <table:table-cell office:value-type="float" office:value="0.5165603" calcext:value-type="float">
            <text:p>0.5165603</text:p>
          </table:table-cell>
          <table:table-cell office:value-type="float" office:value="0.04642897" calcext:value-type="float">
            <text:p>0.04642897</text:p>
          </table:table-cell>
          <table:table-cell office:value-type="float" office:value="0.03909484" calcext:value-type="float">
            <text:p>0.03909484</text:p>
          </table:table-cell>
          <table:table-cell office:value-type="float" office:value="0.03272375" calcext:value-type="float">
            <text:p>0.03272375</text:p>
          </table:table-cell>
          <table:table-cell office:value-type="float" office:value="0.02937495" calcext:value-type="float">
            <text:p>0.02937495</text:p>
          </table:table-cell>
          <table:table-cell office:value-type="float" office:value="0.01682782" calcext:value-type="float">
            <text:p>0.01682782</text:p>
          </table:table-cell>
          <table:table-cell office:value-type="float" office:value="0.01242113" calcext:value-type="float">
            <text:p>0.01242113</text:p>
          </table:table-cell>
          <table:table-cell office:value-type="float" office:value="0.03009405" calcext:value-type="float">
            <text:p>0.03009405</text:p>
          </table:table-cell>
          <table:table-cell office:value-type="float" office:value="0.02536445" calcext:value-type="float">
            <text:p>0.02536445</text:p>
          </table:table-cell>
          <table:table-cell office:value-type="float" office:value="0.02221864" calcext:value-type="float">
            <text:p>0.02221864</text:p>
          </table:table-cell>
          <table:table-cell office:value-type="float" office:value="0.02084096" calcext:value-type="float">
            <text:p>0.02084096</text:p>
          </table:table-cell>
          <table:table-cell office:value-type="float" office:value="0.01751058" calcext:value-type="float">
            <text:p>0.01751058</text:p>
          </table:table-cell>
          <table:table-cell office:value-type="float" office:value="0.007809333" calcext:value-type="float">
            <text:p>0.007809333</text:p>
          </table:table-cell>
          <table:table-cell office:value-type="float" office:value="0.007416438" calcext:value-type="float">
            <text:p>0.007416438</text:p>
          </table:table-cell>
          <table:table-cell office:value-type="float" office:value="0" calcext:value-type="float">
            <text:p>0</text:p>
          </table:table-cell>
          <table:table-cell office:value-type="float" office:value="8.73874" calcext:value-type="float">
            <text:p>8.73874</text:p>
          </table:table-cell>
          <table:table-cell office:value-type="float" office:value="19.15284" calcext:value-type="float">
            <text:p>19.15284</text:p>
          </table:table-cell>
          <table:table-cell office:value-type="float" office:value="26.30025" calcext:value-type="float">
            <text:p>26.30025</text:p>
          </table:table-cell>
          <table:table-cell office:value-type="float" office:value="33.67442" calcext:value-type="float">
            <text:p>33.67442</text:p>
          </table:table-cell>
          <table:table-cell office:value-type="float" office:value="35.38054" calcext:value-type="float">
            <text:p>35.38054</text:p>
          </table:table-cell>
          <table:table-cell office:value-type="float" office:value="14.05362" calcext:value-type="float">
            <text:p>14.05362</text:p>
          </table:table-cell>
          <table:table-cell office:value-type="float" office:value="5.149416" calcext:value-type="float">
            <text:p>5.149416</text:p>
          </table:table-cell>
          <table:table-cell office:value-type="float" office:value="5.768998" calcext:value-type="float">
            <text:p>5.768998</text:p>
          </table:table-cell>
          <table:table-cell office:value-type="float" office:value="6.18398" calcext:value-type="float">
            <text:p>6.18398</text:p>
          </table:table-cell>
          <table:table-cell office:value-type="float" office:value="3.16596" calcext:value-type="float">
            <text:p>3.16596</text:p>
          </table:table-cell>
          <table:table-cell office:value-type="float" office:value="1.247043" calcext:value-type="float">
            <text:p>1.247043</text:p>
          </table:table-cell>
          <table:table-cell office:value-type="float" office:value="0.4151433" calcext:value-type="float">
            <text:p>0.4151433</text:p>
          </table:table-cell>
          <table:table-cell office:value-type="float" office:value="0.365524" calcext:value-type="float">
            <text:p>0.365524</text:p>
          </table:table-cell>
          <table:table-cell office:value-type="float" office:value="0.3297452" calcext:value-type="float">
            <text:p>0.3297452</text:p>
          </table:table-cell>
          <table:table-cell office:value-type="float" office:value="0" calcext:value-type="float">
            <text:p>0</text:p>
          </table:table-cell>
          <table:table-cell office:value-type="float" office:value="42.26131" calcext:value-type="float">
            <text:p>42.2613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26465" calcext:value-type="float">
            <text:p>37.26465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29.82132" calcext:value-type="float">
            <text:p>29.82132</text:p>
          </table:table-cell>
          <table:table-cell office:value-type="float" office:value="1099.804" calcext:value-type="float">
            <text:p>1099.804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395295" calcext:value-type="float">
            <text:p>0.1395295</text:p>
          </table:table-cell>
          <table:table-cell office:value-type="float" office:value="15.63226" calcext:value-type="float">
            <text:p>15.6322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7925" calcext:value-type="float">
            <text:p>-0.3417925</text:p>
          </table:table-cell>
          <table:table-cell office:value-type="float" office:value="-0.01938609" calcext:value-type="float">
            <text:p>-0.01938609</text:p>
          </table:table-cell>
          <table:table-cell office:value-type="float" office:value="0.008663134" calcext:value-type="float">
            <text:p>0.008663134</text:p>
          </table:table-cell>
          <table:table-cell office:value-type="float" office:value="14.99175" calcext:value-type="float">
            <text:p>14.99175</text:p>
          </table:table-cell>
          <table:table-cell office:value-type="float" office:value="0.6822291" calcext:value-type="float">
            <text:p>0.6822291</text:p>
          </table:table-cell>
          <table:table-cell office:value-type="float" office:value="0.04595112" calcext:value-type="float">
            <text:p>0.04595112</text:p>
          </table:table-cell>
          <table:table-cell office:value-type="float" office:value="0.03864229" calcext:value-type="float">
            <text:p>0.03864229</text:p>
          </table:table-cell>
          <table:table-cell office:value-type="float" office:value="0.03260767" calcext:value-type="float">
            <text:p>0.03260767</text:p>
          </table:table-cell>
          <table:table-cell office:value-type="float" office:value="0.02927388" calcext:value-type="float">
            <text:p>0.02927388</text:p>
          </table:table-cell>
          <table:table-cell office:value-type="float" office:value="0.01679317" calcext:value-type="float">
            <text:p>0.01679317</text:p>
          </table:table-cell>
          <table:table-cell office:value-type="float" office:value="0.01233605" calcext:value-type="float">
            <text:p>0.01233605</text:p>
          </table:table-cell>
          <table:table-cell office:value-type="float" office:value="0.02995683" calcext:value-type="float">
            <text:p>0.02995683</text:p>
          </table:table-cell>
          <table:table-cell office:value-type="float" office:value="0.02531617" calcext:value-type="float">
            <text:p>0.02531617</text:p>
          </table:table-cell>
          <table:table-cell office:value-type="float" office:value="0.02220755" calcext:value-type="float">
            <text:p>0.02220755</text:p>
          </table:table-cell>
          <table:table-cell office:value-type="float" office:value="0.020837" calcext:value-type="float">
            <text:p>0.020837</text:p>
          </table:table-cell>
          <table:table-cell office:value-type="float" office:value="0.0175115" calcext:value-type="float">
            <text:p>0.0175115</text:p>
          </table:table-cell>
          <table:table-cell office:value-type="float" office:value="0.007794657" calcext:value-type="float">
            <text:p>0.007794657</text:p>
          </table:table-cell>
          <table:table-cell office:value-type="float" office:value="0.007416113" calcext:value-type="float">
            <text:p>0.007416113</text:p>
          </table:table-cell>
          <table:table-cell office:value-type="float" office:value="0" calcext:value-type="float">
            <text:p>0</text:p>
          </table:table-cell>
          <table:table-cell office:value-type="float" office:value="8.826587" calcext:value-type="float">
            <text:p>8.826587</text:p>
          </table:table-cell>
          <table:table-cell office:value-type="float" office:value="19.44055" calcext:value-type="float">
            <text:p>19.44055</text:p>
          </table:table-cell>
          <table:table-cell office:value-type="float" office:value="26.40437" calcext:value-type="float">
            <text:p>26.40437</text:p>
          </table:table-cell>
          <table:table-cell office:value-type="float" office:value="33.65028" calcext:value-type="float">
            <text:p>33.65028</text:p>
          </table:table-cell>
          <table:table-cell office:value-type="float" office:value="35.22972" calcext:value-type="float">
            <text:p>35.22972</text:p>
          </table:table-cell>
          <table:table-cell office:value-type="float" office:value="14.10144" calcext:value-type="float">
            <text:p>14.10144</text:p>
          </table:table-cell>
          <table:table-cell office:value-type="float" office:value="5.206065" calcext:value-type="float">
            <text:p>5.206065</text:p>
          </table:table-cell>
          <table:table-cell office:value-type="float" office:value="5.78791" calcext:value-type="float">
            <text:p>5.78791</text:p>
          </table:table-cell>
          <table:table-cell office:value-type="float" office:value="6.191114" calcext:value-type="float">
            <text:p>6.191114</text:p>
          </table:table-cell>
          <table:table-cell office:value-type="float" office:value="3.169755" calcext:value-type="float">
            <text:p>3.169755</text:p>
          </table:table-cell>
          <table:table-cell office:value-type="float" office:value="1.2486" calcext:value-type="float">
            <text:p>1.2486</text:p>
          </table:table-cell>
          <table:table-cell office:value-type="float" office:value="0.4161348" calcext:value-type="float">
            <text:p>0.4161348</text:p>
          </table:table-cell>
          <table:table-cell office:value-type="float" office:value="0.3653987" calcext:value-type="float">
            <text:p>0.3653987</text:p>
          </table:table-cell>
          <table:table-cell office:value-type="float" office:value="0.3297677" calcext:value-type="float">
            <text:p>0.3297677</text:p>
          </table:table-cell>
          <table:table-cell office:value-type="float" office:value="0" calcext:value-type="float">
            <text:p>0</text:p>
          </table:table-cell>
          <table:table-cell office:value-type="float" office:value="45.58809" calcext:value-type="float">
            <text:p>45.5880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30782" calcext:value-type="float">
            <text:p>37.30782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29.80932" calcext:value-type="float">
            <text:p>29.80932</text:p>
          </table:table-cell>
          <table:table-cell office:value-type="float" office:value="1099.762" calcext:value-type="float">
            <text:p>1099.762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454778" calcext:value-type="float">
            <text:p>0.1454778</text:p>
          </table:table-cell>
          <table:table-cell office:value-type="float" office:value="15.6713" calcext:value-type="float">
            <text:p>15.6713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8086" calcext:value-type="float">
            <text:p>-0.3418086</text:p>
          </table:table-cell>
          <table:table-cell office:value-type="float" office:value="-0.01936161" calcext:value-type="float">
            <text:p>-0.01936161</text:p>
          </table:table-cell>
          <table:table-cell office:value-type="float" office:value="0.008771018" calcext:value-type="float">
            <text:p>0.008771018</text:p>
          </table:table-cell>
          <table:table-cell office:value-type="float" office:value="14.97725" calcext:value-type="float">
            <text:p>14.97725</text:p>
          </table:table-cell>
          <table:table-cell office:value-type="float" office:value="0.8703758" calcext:value-type="float">
            <text:p>0.8703758</text:p>
          </table:table-cell>
          <table:table-cell office:value-type="float" office:value="0.04533171" calcext:value-type="float">
            <text:p>0.04533171</text:p>
          </table:table-cell>
          <table:table-cell office:value-type="float" office:value="0.03816846" calcext:value-type="float">
            <text:p>0.03816846</text:p>
          </table:table-cell>
          <table:table-cell office:value-type="float" office:value="0.03247498" calcext:value-type="float">
            <text:p>0.03247498</text:p>
          </table:table-cell>
          <table:table-cell office:value-type="float" office:value="0.02915686" calcext:value-type="float">
            <text:p>0.02915686</text:p>
          </table:table-cell>
          <table:table-cell office:value-type="float" office:value="0.01675588" calcext:value-type="float">
            <text:p>0.01675588</text:p>
          </table:table-cell>
          <table:table-cell office:value-type="float" office:value="0.01227767" calcext:value-type="float">
            <text:p>0.01227767</text:p>
          </table:table-cell>
          <table:table-cell office:value-type="float" office:value="0.02983203" calcext:value-type="float">
            <text:p>0.02983203</text:p>
          </table:table-cell>
          <table:table-cell office:value-type="float" office:value="0.02526321" calcext:value-type="float">
            <text:p>0.02526321</text:p>
          </table:table-cell>
          <table:table-cell office:value-type="float" office:value="0.02219245" calcext:value-type="float">
            <text:p>0.02219245</text:p>
          </table:table-cell>
          <table:table-cell office:value-type="float" office:value="0.02083212" calcext:value-type="float">
            <text:p>0.02083212</text:p>
          </table:table-cell>
          <table:table-cell office:value-type="float" office:value="0.01751226" calcext:value-type="float">
            <text:p>0.01751226</text:p>
          </table:table-cell>
          <table:table-cell office:value-type="float" office:value="0.00778023" calcext:value-type="float">
            <text:p>0.00778023</text:p>
          </table:table-cell>
          <table:table-cell office:value-type="float" office:value="0.007415765" calcext:value-type="float">
            <text:p>0.007415765</text:p>
          </table:table-cell>
          <table:table-cell office:value-type="float" office:value="0" calcext:value-type="float">
            <text:p>0</text:p>
          </table:table-cell>
          <table:table-cell office:value-type="float" office:value="8.897044" calcext:value-type="float">
            <text:p>8.897044</text:p>
          </table:table-cell>
          <table:table-cell office:value-type="float" office:value="19.73309" calcext:value-type="float">
            <text:p>19.73309</text:p>
          </table:table-cell>
          <table:table-cell office:value-type="float" office:value="26.51666" calcext:value-type="float">
            <text:p>26.51666</text:p>
          </table:table-cell>
          <table:table-cell office:value-type="float" office:value="33.62994" calcext:value-type="float">
            <text:p>33.62994</text:p>
          </table:table-cell>
          <table:table-cell office:value-type="float" office:value="35.0881" calcext:value-type="float">
            <text:p>35.0881</text:p>
          </table:table-cell>
          <table:table-cell office:value-type="float" office:value="14.14394" calcext:value-type="float">
            <text:p>14.14394</text:p>
          </table:table-cell>
          <table:table-cell office:value-type="float" office:value="5.258354" calcext:value-type="float">
            <text:p>5.258354</text:p>
          </table:table-cell>
          <table:table-cell office:value-type="float" office:value="5.806579" calcext:value-type="float">
            <text:p>5.806579</text:p>
          </table:table-cell>
          <table:table-cell office:value-type="float" office:value="6.198497" calcext:value-type="float">
            <text:p>6.198497</text:p>
          </table:table-cell>
          <table:table-cell office:value-type="float" office:value="3.173581" calcext:value-type="float">
            <text:p>3.173581</text:p>
          </table:table-cell>
          <table:table-cell office:value-type="float" office:value="1.250157" calcext:value-type="float">
            <text:p>1.250157</text:p>
          </table:table-cell>
          <table:table-cell office:value-type="float" office:value="0.4171187" calcext:value-type="float">
            <text:p>0.4171187</text:p>
          </table:table-cell>
          <table:table-cell office:value-type="float" office:value="0.3652764" calcext:value-type="float">
            <text:p>0.3652764</text:p>
          </table:table-cell>
          <table:table-cell office:value-type="float" office:value="0.3297902" calcext:value-type="float">
            <text:p>0.3297902</text:p>
          </table:table-cell>
          <table:table-cell office:value-type="float" office:value="0" calcext:value-type="float">
            <text:p>0</text:p>
          </table:table-cell>
          <table:table-cell office:value-type="float" office:value="48.79888" calcext:value-type="float">
            <text:p>48.79888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3508" calcext:value-type="float">
            <text:p>37.3508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29.79874" calcext:value-type="float">
            <text:p>29.79874</text:p>
          </table:table-cell>
          <table:table-cell office:value-type="float" office:value="1099.721" calcext:value-type="float">
            <text:p>1099.721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09325" calcext:value-type="float">
            <text:p>0.1509325</text:p>
          </table:table-cell>
          <table:table-cell office:value-type="float" office:value="15.70962" calcext:value-type="float">
            <text:p>15.70962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8247" calcext:value-type="float">
            <text:p>-0.3418247</text:p>
          </table:table-cell>
          <table:table-cell office:value-type="float" office:value="-0.01933743" calcext:value-type="float">
            <text:p>-0.01933743</text:p>
          </table:table-cell>
          <table:table-cell office:value-type="float" office:value="0.008890479" calcext:value-type="float">
            <text:p>0.008890479</text:p>
          </table:table-cell>
          <table:table-cell office:value-type="float" office:value="14.96522" calcext:value-type="float">
            <text:p>14.96522</text:p>
          </table:table-cell>
          <table:table-cell office:value-type="float" office:value="1.055659" calcext:value-type="float">
            <text:p>1.055659</text:p>
          </table:table-cell>
          <table:table-cell office:value-type="float" office:value="0.04495907" calcext:value-type="float">
            <text:p>0.04495907</text:p>
          </table:table-cell>
          <table:table-cell office:value-type="float" office:value="0.03789283" calcext:value-type="float">
            <text:p>0.03789283</text:p>
          </table:table-cell>
          <table:table-cell office:value-type="float" office:value="0.0323764" calcext:value-type="float">
            <text:p>0.0323764</text:p>
          </table:table-cell>
          <table:table-cell office:value-type="float" office:value="0.02905977" calcext:value-type="float">
            <text:p>0.02905977</text:p>
          </table:table-cell>
          <table:table-cell office:value-type="float" office:value="0.01672763" calcext:value-type="float">
            <text:p>0.01672763</text:p>
          </table:table-cell>
          <table:table-cell office:value-type="float" office:value="0.0122304" calcext:value-type="float">
            <text:p>0.0122304</text:p>
          </table:table-cell>
          <table:table-cell office:value-type="float" office:value="0.02971116" calcext:value-type="float">
            <text:p>0.02971116</text:p>
          </table:table-cell>
          <table:table-cell office:value-type="float" office:value="0.02520843" calcext:value-type="float">
            <text:p>0.02520843</text:p>
          </table:table-cell>
          <table:table-cell office:value-type="float" office:value="0.02217397" calcext:value-type="float">
            <text:p>0.02217397</text:p>
          </table:table-cell>
          <table:table-cell office:value-type="float" office:value="0.02082614" calcext:value-type="float">
            <text:p>0.02082614</text:p>
          </table:table-cell>
          <table:table-cell office:value-type="float" office:value="0.01751287" calcext:value-type="float">
            <text:p>0.01751287</text:p>
          </table:table-cell>
          <table:table-cell office:value-type="float" office:value="0.007766044" calcext:value-type="float">
            <text:p>0.007766044</text:p>
          </table:table-cell>
          <table:table-cell office:value-type="float" office:value="0.007415399" calcext:value-type="float">
            <text:p>0.007415399</text:p>
          </table:table-cell>
          <table:table-cell office:value-type="float" office:value="0" calcext:value-type="float">
            <text:p>0</text:p>
          </table:table-cell>
          <table:table-cell office:value-type="float" office:value="8.987315" calcext:value-type="float">
            <text:p>8.987315</text:p>
          </table:table-cell>
          <table:table-cell office:value-type="float" office:value="20.02008" calcext:value-type="float">
            <text:p>20.02008</text:p>
          </table:table-cell>
          <table:table-cell office:value-type="float" office:value="26.63701" calcext:value-type="float">
            <text:p>26.63701</text:p>
          </table:table-cell>
          <table:table-cell office:value-type="float" office:value="33.61358" calcext:value-type="float">
            <text:p>33.61358</text:p>
          </table:table-cell>
          <table:table-cell office:value-type="float" office:value="34.95341" calcext:value-type="float">
            <text:p>34.95341</text:p>
          </table:table-cell>
          <table:table-cell office:value-type="float" office:value="14.18285" calcext:value-type="float">
            <text:p>14.18285</text:p>
          </table:table-cell>
          <table:table-cell office:value-type="float" office:value="5.30709" calcext:value-type="float">
            <text:p>5.30709</text:p>
          </table:table-cell>
          <table:table-cell office:value-type="float" office:value="5.825054" calcext:value-type="float">
            <text:p>5.825054</text:p>
          </table:table-cell>
          <table:table-cell office:value-type="float" office:value="6.206028" calcext:value-type="float">
            <text:p>6.206028</text:p>
          </table:table-cell>
          <table:table-cell office:value-type="float" office:value="3.177442" calcext:value-type="float">
            <text:p>3.177442</text:p>
          </table:table-cell>
          <table:table-cell office:value-type="float" office:value="1.251715" calcext:value-type="float">
            <text:p>1.251715</text:p>
          </table:table-cell>
          <table:table-cell office:value-type="float" office:value="0.4180959" calcext:value-type="float">
            <text:p>0.4180959</text:p>
          </table:table-cell>
          <table:table-cell office:value-type="float" office:value="0.3651565" calcext:value-type="float">
            <text:p>0.3651565</text:p>
          </table:table-cell>
          <table:table-cell office:value-type="float" office:value="0.3298127" calcext:value-type="float">
            <text:p>0.3298127</text:p>
          </table:table-cell>
          <table:table-cell office:value-type="float" office:value="0" calcext:value-type="float">
            <text:p>0</text:p>
          </table:table-cell>
          <table:table-cell office:value-type="float" office:value="51.63778" calcext:value-type="float">
            <text:p>51.63778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39266" calcext:value-type="float">
            <text:p>37.39266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29.78773" calcext:value-type="float">
            <text:p>29.78773</text:p>
          </table:table-cell>
          <table:table-cell office:value-type="float" office:value="1099.679" calcext:value-type="float">
            <text:p>1099.679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9871" calcext:value-type="float">
            <text:p>0.1569871</text:p>
          </table:table-cell>
          <table:table-cell office:value-type="float" office:value="15.74809" calcext:value-type="float">
            <text:p>15.74809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8416" calcext:value-type="float">
            <text:p>-0.3418416</text:p>
          </table:table-cell>
          <table:table-cell office:value-type="float" office:value="-0.01931411" calcext:value-type="float">
            <text:p>-0.01931411</text:p>
          </table:table-cell>
          <table:table-cell office:value-type="float" office:value="0.0090203" calcext:value-type="float">
            <text:p>0.0090203</text:p>
          </table:table-cell>
          <table:table-cell office:value-type="float" office:value="14.95297" calcext:value-type="float">
            <text:p>14.95297</text:p>
          </table:table-cell>
          <table:table-cell office:value-type="float" office:value="1.256879" calcext:value-type="float">
            <text:p>1.256879</text:p>
          </table:table-cell>
          <table:table-cell office:value-type="float" office:value="0.04447332" calcext:value-type="float">
            <text:p>0.04447332</text:p>
          </table:table-cell>
          <table:table-cell office:value-type="float" office:value="0.03761715" calcext:value-type="float">
            <text:p>0.03761715</text:p>
          </table:table-cell>
          <table:table-cell office:value-type="float" office:value="0.03225477" calcext:value-type="float">
            <text:p>0.03225477</text:p>
          </table:table-cell>
          <table:table-cell office:value-type="float" office:value="0.02894799" calcext:value-type="float">
            <text:p>0.02894799</text:p>
          </table:table-cell>
          <table:table-cell office:value-type="float" office:value="0.01669414" calcext:value-type="float">
            <text:p>0.01669414</text:p>
          </table:table-cell>
          <table:table-cell office:value-type="float" office:value="0.0121898" calcext:value-type="float">
            <text:p>0.0121898</text:p>
          </table:table-cell>
          <table:table-cell office:value-type="float" office:value="0.02960226" calcext:value-type="float">
            <text:p>0.02960226</text:p>
          </table:table-cell>
          <table:table-cell office:value-type="float" office:value="0.02515306" calcext:value-type="float">
            <text:p>0.02515306</text:p>
          </table:table-cell>
          <table:table-cell office:value-type="float" office:value="0.02215271" calcext:value-type="float">
            <text:p>0.02215271</text:p>
          </table:table-cell>
          <table:table-cell office:value-type="float" office:value="0.02081888" calcext:value-type="float">
            <text:p>0.02081888</text:p>
          </table:table-cell>
          <table:table-cell office:value-type="float" office:value="0.01751326" calcext:value-type="float">
            <text:p>0.01751326</text:p>
          </table:table-cell>
          <table:table-cell office:value-type="float" office:value="0.007752146" calcext:value-type="float">
            <text:p>0.007752146</text:p>
          </table:table-cell>
          <table:table-cell office:value-type="float" office:value="0.00741504" calcext:value-type="float">
            <text:p>0.00741504</text:p>
          </table:table-cell>
          <table:table-cell office:value-type="float" office:value="0" calcext:value-type="float">
            <text:p>0</text:p>
          </table:table-cell>
          <table:table-cell office:value-type="float" office:value="9.146442" calcext:value-type="float">
            <text:p>9.146442</text:p>
          </table:table-cell>
          <table:table-cell office:value-type="float" office:value="20.31065" calcext:value-type="float">
            <text:p>20.31065</text:p>
          </table:table-cell>
          <table:table-cell office:value-type="float" office:value="26.76227" calcext:value-type="float">
            <text:p>26.76227</text:p>
          </table:table-cell>
          <table:table-cell office:value-type="float" office:value="33.59929" calcext:value-type="float">
            <text:p>33.59929</text:p>
          </table:table-cell>
          <table:table-cell office:value-type="float" office:value="34.82426" calcext:value-type="float">
            <text:p>34.82426</text:p>
          </table:table-cell>
          <table:table-cell office:value-type="float" office:value="14.21874" calcext:value-type="float">
            <text:p>14.21874</text:p>
          </table:table-cell>
          <table:table-cell office:value-type="float" office:value="5.353183" calcext:value-type="float">
            <text:p>5.353183</text:p>
          </table:table-cell>
          <table:table-cell office:value-type="float" office:value="5.843338" calcext:value-type="float">
            <text:p>5.843338</text:p>
          </table:table-cell>
          <table:table-cell office:value-type="float" office:value="6.213679" calcext:value-type="float">
            <text:p>6.213679</text:p>
          </table:table-cell>
          <table:table-cell office:value-type="float" office:value="3.181347" calcext:value-type="float">
            <text:p>3.181347</text:p>
          </table:table-cell>
          <table:table-cell office:value-type="float" office:value="1.253264" calcext:value-type="float">
            <text:p>1.253264</text:p>
          </table:table-cell>
          <table:table-cell office:value-type="float" office:value="0.4190556" calcext:value-type="float">
            <text:p>0.4190556</text:p>
          </table:table-cell>
          <table:table-cell office:value-type="float" office:value="0.3650571" calcext:value-type="float">
            <text:p>0.3650571</text:p>
          </table:table-cell>
          <table:table-cell office:value-type="float" office:value="0.3298351" calcext:value-type="float">
            <text:p>0.3298351</text:p>
          </table:table-cell>
          <table:table-cell office:value-type="float" office:value="0" calcext:value-type="float">
            <text:p>0</text:p>
          </table:table-cell>
          <table:table-cell office:value-type="float" office:value="54.81517" calcext:value-type="float">
            <text:p>54.8151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43458" calcext:value-type="float">
            <text:p>37.43458</text:p>
          </table:table-cell>
          <table:table-cell office:value-type="float" office:value="0" calcext:value-type="float">
            <text:p>0</text:p>
          </table:table-cell>
          <table:table-cell office:value-type="float" office:value="-0.838299" calcext:value-type="float">
            <text:p>-0.8382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29.77749" calcext:value-type="float">
            <text:p>29.77749</text:p>
          </table:table-cell>
          <table:table-cell office:value-type="float" office:value="1099.635" calcext:value-type="float">
            <text:p>1099.635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22901" calcext:value-type="float">
            <text:p>0.1622901</text:p>
          </table:table-cell>
          <table:table-cell office:value-type="float" office:value="15.78841" calcext:value-type="float">
            <text:p>15.78841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8618" calcext:value-type="float">
            <text:p>-0.3418618</text:p>
          </table:table-cell>
          <table:table-cell office:value-type="float" office:value="-0.01929141" calcext:value-type="float">
            <text:p>-0.01929141</text:p>
          </table:table-cell>
          <table:table-cell office:value-type="float" office:value="0.009166463" calcext:value-type="float">
            <text:p>0.009166463</text:p>
          </table:table-cell>
          <table:table-cell office:value-type="float" office:value="14.94501" calcext:value-type="float">
            <text:p>14.94501</text:p>
          </table:table-cell>
          <table:table-cell office:value-type="float" office:value="1.458341" calcext:value-type="float">
            <text:p>1.458341</text:p>
          </table:table-cell>
          <table:table-cell office:value-type="float" office:value="0.04397926" calcext:value-type="float">
            <text:p>0.04397926</text:p>
          </table:table-cell>
          <table:table-cell office:value-type="float" office:value="0.03726544" calcext:value-type="float">
            <text:p>0.03726544</text:p>
          </table:table-cell>
          <table:table-cell office:value-type="float" office:value="0.03212479" calcext:value-type="float">
            <text:p>0.03212479</text:p>
          </table:table-cell>
          <table:table-cell office:value-type="float" office:value="0.02880489" calcext:value-type="float">
            <text:p>0.02880489</text:p>
          </table:table-cell>
          <table:table-cell office:value-type="float" office:value="0.01660741" calcext:value-type="float">
            <text:p>0.01660741</text:p>
          </table:table-cell>
          <table:table-cell office:value-type="float" office:value="0.01211513" calcext:value-type="float">
            <text:p>0.01211513</text:p>
          </table:table-cell>
          <table:table-cell office:value-type="float" office:value="0.02949278" calcext:value-type="float">
            <text:p>0.02949278</text:p>
          </table:table-cell>
          <table:table-cell office:value-type="float" office:value="0.02509673" calcext:value-type="float">
            <text:p>0.02509673</text:p>
          </table:table-cell>
          <table:table-cell office:value-type="float" office:value="0.02212922" calcext:value-type="float">
            <text:p>0.02212922</text:p>
          </table:table-cell>
          <table:table-cell office:value-type="float" office:value="0.02081028" calcext:value-type="float">
            <text:p>0.02081028</text:p>
          </table:table-cell>
          <table:table-cell office:value-type="float" office:value="0.01751344" calcext:value-type="float">
            <text:p>0.01751344</text:p>
          </table:table-cell>
          <table:table-cell office:value-type="float" office:value="0.007738546" calcext:value-type="float">
            <text:p>0.007738546</text:p>
          </table:table-cell>
          <table:table-cell office:value-type="float" office:value="0.007414669" calcext:value-type="float">
            <text:p>0.007414669</text:p>
          </table:table-cell>
          <table:table-cell office:value-type="float" office:value="0" calcext:value-type="float">
            <text:p>0</text:p>
          </table:table-cell>
          <table:table-cell office:value-type="float" office:value="9.371178" calcext:value-type="float">
            <text:p>9.371178</text:p>
          </table:table-cell>
          <table:table-cell office:value-type="float" office:value="20.6236" calcext:value-type="float">
            <text:p>20.6236</text:p>
          </table:table-cell>
          <table:table-cell office:value-type="float" office:value="26.90385" calcext:value-type="float">
            <text:p>26.90385</text:p>
          </table:table-cell>
          <table:table-cell office:value-type="float" office:value="33.58981" calcext:value-type="float">
            <text:p>33.58981</text:p>
          </table:table-cell>
          <table:table-cell office:value-type="float" office:value="34.69623" calcext:value-type="float">
            <text:p>34.69623</text:p>
          </table:table-cell>
          <table:table-cell office:value-type="float" office:value="14.25264" calcext:value-type="float">
            <text:p>14.25264</text:p>
          </table:table-cell>
          <table:table-cell office:value-type="float" office:value="5.399199" calcext:value-type="float">
            <text:p>5.399199</text:p>
          </table:table-cell>
          <table:table-cell office:value-type="float" office:value="5.861608" calcext:value-type="float">
            <text:p>5.861608</text:p>
          </table:table-cell>
          <table:table-cell office:value-type="float" office:value="6.2214" calcext:value-type="float">
            <text:p>6.2214</text:p>
          </table:table-cell>
          <table:table-cell office:value-type="float" office:value="3.185285" calcext:value-type="float">
            <text:p>3.185285</text:p>
          </table:table-cell>
          <table:table-cell office:value-type="float" office:value="1.254808" calcext:value-type="float">
            <text:p>1.254808</text:p>
          </table:table-cell>
          <table:table-cell office:value-type="float" office:value="0.4199978" calcext:value-type="float">
            <text:p>0.4199978</text:p>
          </table:table-cell>
          <table:table-cell office:value-type="float" office:value="0.3649837" calcext:value-type="float">
            <text:p>0.3649837</text:p>
          </table:table-cell>
          <table:table-cell office:value-type="float" office:value="0.3298576" calcext:value-type="float">
            <text:p>0.3298576</text:p>
          </table:table-cell>
          <table:table-cell office:value-type="float" office:value="0" calcext:value-type="float">
            <text:p>0</text:p>
          </table:table-cell>
          <table:table-cell office:value-type="float" office:value="57.43205" calcext:value-type="float">
            <text:p>57.43205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47744" calcext:value-type="float">
            <text:p>37.47744</text:p>
          </table:table-cell>
          <table:table-cell office:value-type="float" office:value="0" calcext:value-type="float">
            <text:p>0</text:p>
          </table:table-cell>
          <table:table-cell office:value-type="float" office:value="-0.8383002" calcext:value-type="float">
            <text:p>-0.83830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29.76742" calcext:value-type="float">
            <text:p>29.76742</text:p>
          </table:table-cell>
          <table:table-cell office:value-type="float" office:value="1099.591" calcext:value-type="float">
            <text:p>1099.591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06904" calcext:value-type="float">
            <text:p>0.1606904</text:p>
          </table:table-cell>
          <table:table-cell office:value-type="float" office:value="15.83586" calcext:value-type="float">
            <text:p>15.8358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8863" calcext:value-type="float">
            <text:p>-0.3418863</text:p>
          </table:table-cell>
          <table:table-cell office:value-type="float" office:value="-0.01926767" calcext:value-type="float">
            <text:p>-0.01926767</text:p>
          </table:table-cell>
          <table:table-cell office:value-type="float" office:value="0.009257458" calcext:value-type="float">
            <text:p>0.009257458</text:p>
          </table:table-cell>
          <table:table-cell office:value-type="float" office:value="14.94456" calcext:value-type="float">
            <text:p>14.94456</text:p>
          </table:table-cell>
          <table:table-cell office:value-type="float" office:value="1.128368" calcext:value-type="float">
            <text:p>1.128368</text:p>
          </table:table-cell>
          <table:table-cell office:value-type="float" office:value="0.07633036" calcext:value-type="float">
            <text:p>0.07633036</text:p>
          </table:table-cell>
          <table:table-cell office:value-type="float" office:value="0.07072047" calcext:value-type="float">
            <text:p>0.07072047</text:p>
          </table:table-cell>
          <table:table-cell office:value-type="float" office:value="0.06608463" calcext:value-type="float">
            <text:p>0.06608463</text:p>
          </table:table-cell>
          <table:table-cell office:value-type="float" office:value="0.06332627" calcext:value-type="float">
            <text:p>0.06332627</text:p>
          </table:table-cell>
          <table:table-cell office:value-type="float" office:value="0.02185963" calcext:value-type="float">
            <text:p>0.02185963</text:p>
          </table:table-cell>
          <table:table-cell office:value-type="float" office:value="0.01202558" calcext:value-type="float">
            <text:p>0.01202558</text:p>
          </table:table-cell>
          <table:table-cell office:value-type="float" office:value="0.02937558" calcext:value-type="float">
            <text:p>0.02937558</text:p>
          </table:table-cell>
          <table:table-cell office:value-type="float" office:value="0.02503662" calcext:value-type="float">
            <text:p>0.02503662</text:p>
          </table:table-cell>
          <table:table-cell office:value-type="float" office:value="0.02210312" calcext:value-type="float">
            <text:p>0.02210312</text:p>
          </table:table-cell>
          <table:table-cell office:value-type="float" office:value="0.02080057" calcext:value-type="float">
            <text:p>0.02080057</text:p>
          </table:table-cell>
          <table:table-cell office:value-type="float" office:value="0.01751325" calcext:value-type="float">
            <text:p>0.01751325</text:p>
          </table:table-cell>
          <table:table-cell office:value-type="float" office:value="0.007725139" calcext:value-type="float">
            <text:p>0.007725139</text:p>
          </table:table-cell>
          <table:table-cell office:value-type="float" office:value="0.007414286" calcext:value-type="float">
            <text:p>0.007414286</text:p>
          </table:table-cell>
          <table:table-cell office:value-type="float" office:value="0" calcext:value-type="float">
            <text:p>0</text:p>
          </table:table-cell>
          <table:table-cell office:value-type="float" office:value="11.72494" calcext:value-type="float">
            <text:p>11.72494</text:p>
          </table:table-cell>
          <table:table-cell office:value-type="float" office:value="21.38858" calcext:value-type="float">
            <text:p>21.38858</text:p>
          </table:table-cell>
          <table:table-cell office:value-type="float" office:value="27.05651" calcext:value-type="float">
            <text:p>27.05651</text:p>
          </table:table-cell>
          <table:table-cell office:value-type="float" office:value="32.996" calcext:value-type="float">
            <text:p>32.996</text:p>
          </table:table-cell>
          <table:table-cell office:value-type="float" office:value="33.88716" calcext:value-type="float">
            <text:p>33.88716</text:p>
          </table:table-cell>
          <table:table-cell office:value-type="float" office:value="14.40229" calcext:value-type="float">
            <text:p>14.40229</text:p>
          </table:table-cell>
          <table:table-cell office:value-type="float" office:value="5.445369" calcext:value-type="float">
            <text:p>5.445369</text:p>
          </table:table-cell>
          <table:table-cell office:value-type="float" office:value="5.880569" calcext:value-type="float">
            <text:p>5.880569</text:p>
          </table:table-cell>
          <table:table-cell office:value-type="float" office:value="6.229096" calcext:value-type="float">
            <text:p>6.229096</text:p>
          </table:table-cell>
          <table:table-cell office:value-type="float" office:value="3.189015" calcext:value-type="float">
            <text:p>3.189015</text:p>
          </table:table-cell>
          <table:table-cell office:value-type="float" office:value="1.256359" calcext:value-type="float">
            <text:p>1.256359</text:p>
          </table:table-cell>
          <table:table-cell office:value-type="float" office:value="0.4209384" calcext:value-type="float">
            <text:p>0.4209384</text:p>
          </table:table-cell>
          <table:table-cell office:value-type="float" office:value="0.3649082" calcext:value-type="float">
            <text:p>0.3649082</text:p>
          </table:table-cell>
          <table:table-cell office:value-type="float" office:value="0.3298799" calcext:value-type="float">
            <text:p>0.3298799</text:p>
          </table:table-cell>
          <table:table-cell office:value-type="float" office:value="0" calcext:value-type="float">
            <text:p>0</text:p>
          </table:table-cell>
          <table:table-cell office:value-type="float" office:value="59.88378" calcext:value-type="float">
            <text:p>59.88378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52043" calcext:value-type="float">
            <text:p>37.52043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29.76124" calcext:value-type="float">
            <text:p>29.76124</text:p>
          </table:table-cell>
          <table:table-cell office:value-type="float" office:value="1099.548" calcext:value-type="float">
            <text:p>1099.54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5589" calcext:value-type="float">
            <text:p>0.1565589</text:p>
          </table:table-cell>
          <table:table-cell office:value-type="float" office:value="15.8802" calcext:value-type="float">
            <text:p>15.8802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905" calcext:value-type="float">
            <text:p>-0.341905</text:p>
          </table:table-cell>
          <table:table-cell office:value-type="float" office:value="-0.01924014" calcext:value-type="float">
            <text:p>-0.01924014</text:p>
          </table:table-cell>
          <table:table-cell office:value-type="float" office:value="0.009299098" calcext:value-type="float">
            <text:p>0.009299098</text:p>
          </table:table-cell>
          <table:table-cell office:value-type="float" office:value="14.95024" calcext:value-type="float">
            <text:p>14.95024</text:p>
          </table:table-cell>
          <table:table-cell office:value-type="float" office:value="0.8849295" calcext:value-type="float">
            <text:p>0.8849295</text:p>
          </table:table-cell>
          <table:table-cell office:value-type="float" office:value="0.06321127" calcext:value-type="float">
            <text:p>0.06321127</text:p>
          </table:table-cell>
          <table:table-cell office:value-type="float" office:value="0.05725305" calcext:value-type="float">
            <text:p>0.05725305</text:p>
          </table:table-cell>
          <table:table-cell office:value-type="float" office:value="0.05240208" calcext:value-type="float">
            <text:p>0.05240208</text:p>
          </table:table-cell>
          <table:table-cell office:value-type="float" office:value="0.04958942" calcext:value-type="float">
            <text:p>0.04958942</text:p>
          </table:table-cell>
          <table:table-cell office:value-type="float" office:value="0.01982832" calcext:value-type="float">
            <text:p>0.01982832</text:p>
          </table:table-cell>
          <table:table-cell office:value-type="float" office:value="0.01200028" calcext:value-type="float">
            <text:p>0.01200028</text:p>
          </table:table-cell>
          <table:table-cell office:value-type="float" office:value="0.02926853" calcext:value-type="float">
            <text:p>0.02926853</text:p>
          </table:table-cell>
          <table:table-cell office:value-type="float" office:value="0.02497241" calcext:value-type="float">
            <text:p>0.02497241</text:p>
          </table:table-cell>
          <table:table-cell office:value-type="float" office:value="0.02207441" calcext:value-type="float">
            <text:p>0.02207441</text:p>
          </table:table-cell>
          <table:table-cell office:value-type="float" office:value="0.0207897" calcext:value-type="float">
            <text:p>0.0207897</text:p>
          </table:table-cell>
          <table:table-cell office:value-type="float" office:value="0.0175127" calcext:value-type="float">
            <text:p>0.0175127</text:p>
          </table:table-cell>
          <table:table-cell office:value-type="float" office:value="0.007711912" calcext:value-type="float">
            <text:p>0.007711912</text:p>
          </table:table-cell>
          <table:table-cell office:value-type="float" office:value="0.007413887" calcext:value-type="float">
            <text:p>0.007413887</text:p>
          </table:table-cell>
          <table:table-cell office:value-type="float" office:value="0" calcext:value-type="float">
            <text:p>0</text:p>
          </table:table-cell>
          <table:table-cell office:value-type="float" office:value="12.00079" calcext:value-type="float">
            <text:p>12.00079</text:p>
          </table:table-cell>
          <table:table-cell office:value-type="float" office:value="21.44891" calcext:value-type="float">
            <text:p>21.44891</text:p>
          </table:table-cell>
          <table:table-cell office:value-type="float" office:value="27.00004" calcext:value-type="float">
            <text:p>27.00004</text:p>
          </table:table-cell>
          <table:table-cell office:value-type="float" office:value="32.92371" calcext:value-type="float">
            <text:p>32.92371</text:p>
          </table:table-cell>
          <table:table-cell office:value-type="float" office:value="33.73095" calcext:value-type="float">
            <text:p>33.73095</text:p>
          </table:table-cell>
          <table:table-cell office:value-type="float" office:value="14.4277" calcext:value-type="float">
            <text:p>14.4277</text:p>
          </table:table-cell>
          <table:table-cell office:value-type="float" office:value="5.491145" calcext:value-type="float">
            <text:p>5.491145</text:p>
          </table:table-cell>
          <table:table-cell office:value-type="float" office:value="5.899537" calcext:value-type="float">
            <text:p>5.899537</text:p>
          </table:table-cell>
          <table:table-cell office:value-type="float" office:value="6.236894" calcext:value-type="float">
            <text:p>6.236894</text:p>
          </table:table-cell>
          <table:table-cell office:value-type="float" office:value="3.192764" calcext:value-type="float">
            <text:p>3.192764</text:p>
          </table:table-cell>
          <table:table-cell office:value-type="float" office:value="1.257918" calcext:value-type="float">
            <text:p>1.257918</text:p>
          </table:table-cell>
          <table:table-cell office:value-type="float" office:value="0.4218766" calcext:value-type="float">
            <text:p>0.4218766</text:p>
          </table:table-cell>
          <table:table-cell office:value-type="float" office:value="0.3648291" calcext:value-type="float">
            <text:p>0.3648291</text:p>
          </table:table-cell>
          <table:table-cell office:value-type="float" office:value="0.3299023" calcext:value-type="float">
            <text:p>0.3299023</text:p>
          </table:table-cell>
          <table:table-cell office:value-type="float" office:value="0" calcext:value-type="float">
            <text:p>0</text:p>
          </table:table-cell>
          <table:table-cell office:value-type="float" office:value="60.75276" calcext:value-type="float">
            <text:p>60.7527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55847" calcext:value-type="float">
            <text:p>37.55847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29.75584" calcext:value-type="float">
            <text:p>29.75584</text:p>
          </table:table-cell>
          <table:table-cell office:value-type="float" office:value="1099.51" calcext:value-type="float">
            <text:p>1099.51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45231" calcext:value-type="float">
            <text:p>0.1545231</text:p>
          </table:table-cell>
          <table:table-cell office:value-type="float" office:value="15.91825" calcext:value-type="float">
            <text:p>15.9182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9246" calcext:value-type="float">
            <text:p>-0.3419246</text:p>
          </table:table-cell>
          <table:table-cell office:value-type="float" office:value="-0.01921265" calcext:value-type="float">
            <text:p>-0.01921265</text:p>
          </table:table-cell>
          <table:table-cell office:value-type="float" office:value="0.009347317" calcext:value-type="float">
            <text:p>0.009347317</text:p>
          </table:table-cell>
          <table:table-cell office:value-type="float" office:value="14.95219" calcext:value-type="float">
            <text:p>14.95219</text:p>
          </table:table-cell>
          <table:table-cell office:value-type="float" office:value="0.7139508" calcext:value-type="float">
            <text:p>0.7139508</text:p>
          </table:table-cell>
          <table:table-cell office:value-type="float" office:value="0.05491665" calcext:value-type="float">
            <text:p>0.05491665</text:p>
          </table:table-cell>
          <table:table-cell office:value-type="float" office:value="0.04899259" calcext:value-type="float">
            <text:p>0.04899259</text:p>
          </table:table-cell>
          <table:table-cell office:value-type="float" office:value="0.04415065" calcext:value-type="float">
            <text:p>0.04415065</text:p>
          </table:table-cell>
          <table:table-cell office:value-type="float" office:value="0.04124786" calcext:value-type="float">
            <text:p>0.04124786</text:p>
          </table:table-cell>
          <table:table-cell office:value-type="float" office:value="0.01869624" calcext:value-type="float">
            <text:p>0.01869624</text:p>
          </table:table-cell>
          <table:table-cell office:value-type="float" office:value="0.01208204" calcext:value-type="float">
            <text:p>0.01208204</text:p>
          </table:table-cell>
          <table:table-cell office:value-type="float" office:value="0.02921232" calcext:value-type="float">
            <text:p>0.02921232</text:p>
          </table:table-cell>
          <table:table-cell office:value-type="float" office:value="0.02491307" calcext:value-type="float">
            <text:p>0.02491307</text:p>
          </table:table-cell>
          <table:table-cell office:value-type="float" office:value="0.02204352" calcext:value-type="float">
            <text:p>0.02204352</text:p>
          </table:table-cell>
          <table:table-cell office:value-type="float" office:value="0.02077762" calcext:value-type="float">
            <text:p>0.02077762</text:p>
          </table:table-cell>
          <table:table-cell office:value-type="float" office:value="0.01751174" calcext:value-type="float">
            <text:p>0.01751174</text:p>
          </table:table-cell>
          <table:table-cell office:value-type="float" office:value="0.007698867" calcext:value-type="float">
            <text:p>0.007698867</text:p>
          </table:table-cell>
          <table:table-cell office:value-type="float" office:value="0.007413477" calcext:value-type="float">
            <text:p>0.007413477</text:p>
          </table:table-cell>
          <table:table-cell office:value-type="float" office:value="0" calcext:value-type="float">
            <text:p>0</text:p>
          </table:table-cell>
          <table:table-cell office:value-type="float" office:value="12.46122" calcext:value-type="float">
            <text:p>12.46122</text:p>
          </table:table-cell>
          <table:table-cell office:value-type="float" office:value="21.54157" calcext:value-type="float">
            <text:p>21.54157</text:p>
          </table:table-cell>
          <table:table-cell office:value-type="float" office:value="26.93395" calcext:value-type="float">
            <text:p>26.93395</text:p>
          </table:table-cell>
          <table:table-cell office:value-type="float" office:value="32.7693" calcext:value-type="float">
            <text:p>32.7693</text:p>
          </table:table-cell>
          <table:table-cell office:value-type="float" office:value="33.49457" calcext:value-type="float">
            <text:p>33.49457</text:p>
          </table:table-cell>
          <table:table-cell office:value-type="float" office:value="14.44017" calcext:value-type="float">
            <text:p>14.44017</text:p>
          </table:table-cell>
          <table:table-cell office:value-type="float" office:value="5.534667" calcext:value-type="float">
            <text:p>5.534667</text:p>
          </table:table-cell>
          <table:table-cell office:value-type="float" office:value="5.91783" calcext:value-type="float">
            <text:p>5.91783</text:p>
          </table:table-cell>
          <table:table-cell office:value-type="float" office:value="6.244701" calcext:value-type="float">
            <text:p>6.244701</text:p>
          </table:table-cell>
          <table:table-cell office:value-type="float" office:value="3.196576" calcext:value-type="float">
            <text:p>3.196576</text:p>
          </table:table-cell>
          <table:table-cell office:value-type="float" office:value="1.25948" calcext:value-type="float">
            <text:p>1.25948</text:p>
          </table:table-cell>
          <table:table-cell office:value-type="float" office:value="0.4228132" calcext:value-type="float">
            <text:p>0.4228132</text:p>
          </table:table-cell>
          <table:table-cell office:value-type="float" office:value="0.3647472" calcext:value-type="float">
            <text:p>0.3647472</text:p>
          </table:table-cell>
          <table:table-cell office:value-type="float" office:value="0.3299246" calcext:value-type="float">
            <text:p>0.3299246</text:p>
          </table:table-cell>
          <table:table-cell office:value-type="float" office:value="0" calcext:value-type="float">
            <text:p>0</text:p>
          </table:table-cell>
          <table:table-cell office:value-type="float" office:value="61.88891" calcext:value-type="float">
            <text:p>61.8889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59248" calcext:value-type="float">
            <text:p>37.59248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29.75131" calcext:value-type="float">
            <text:p>29.75131</text:p>
          </table:table-cell>
          <table:table-cell office:value-type="float" office:value="1099.472" calcext:value-type="float">
            <text:p>1099.472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3377" calcext:value-type="float">
            <text:p>0.153377</text:p>
          </table:table-cell>
          <table:table-cell office:value-type="float" office:value="15.95426" calcext:value-type="float">
            <text:p>15.9542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9425" calcext:value-type="float">
            <text:p>-0.3419425</text:p>
          </table:table-cell>
          <table:table-cell office:value-type="float" office:value="-0.01918505" calcext:value-type="float">
            <text:p>-0.01918505</text:p>
          </table:table-cell>
          <table:table-cell office:value-type="float" office:value="0.009407568" calcext:value-type="float">
            <text:p>0.009407568</text:p>
          </table:table-cell>
          <table:table-cell office:value-type="float" office:value="14.95634" calcext:value-type="float">
            <text:p>14.95634</text:p>
          </table:table-cell>
          <table:table-cell office:value-type="float" office:value="0.5839833" calcext:value-type="float">
            <text:p>0.5839833</text:p>
          </table:table-cell>
          <table:table-cell office:value-type="float" office:value="0.04944122" calcext:value-type="float">
            <text:p>0.04944122</text:p>
          </table:table-cell>
          <table:table-cell office:value-type="float" office:value="0.04366693" calcext:value-type="float">
            <text:p>0.04366693</text:p>
          </table:table-cell>
          <table:table-cell office:value-type="float" office:value="0.03905007" calcext:value-type="float">
            <text:p>0.03905007</text:p>
          </table:table-cell>
          <table:table-cell office:value-type="float" office:value="0.03610978" calcext:value-type="float">
            <text:p>0.03610978</text:p>
          </table:table-cell>
          <table:table-cell office:value-type="float" office:value="0.01793121" calcext:value-type="float">
            <text:p>0.01793121</text:p>
          </table:table-cell>
          <table:table-cell office:value-type="float" office:value="0.0121406" calcext:value-type="float">
            <text:p>0.0121406</text:p>
          </table:table-cell>
          <table:table-cell office:value-type="float" office:value="0.02918417" calcext:value-type="float">
            <text:p>0.02918417</text:p>
          </table:table-cell>
          <table:table-cell office:value-type="float" office:value="0.02486594" calcext:value-type="float">
            <text:p>0.02486594</text:p>
          </table:table-cell>
          <table:table-cell office:value-type="float" office:value="0.02201221" calcext:value-type="float">
            <text:p>0.02201221</text:p>
          </table:table-cell>
          <table:table-cell office:value-type="float" office:value="0.02076444" calcext:value-type="float">
            <text:p>0.02076444</text:p>
          </table:table-cell>
          <table:table-cell office:value-type="float" office:value="0.01751036" calcext:value-type="float">
            <text:p>0.01751036</text:p>
          </table:table-cell>
          <table:table-cell office:value-type="float" office:value="0.007685982" calcext:value-type="float">
            <text:p>0.007685982</text:p>
          </table:table-cell>
          <table:table-cell office:value-type="float" office:value="0.007413071" calcext:value-type="float">
            <text:p>0.007413071</text:p>
          </table:table-cell>
          <table:table-cell office:value-type="float" office:value="0" calcext:value-type="float">
            <text:p>0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21.54917" calcext:value-type="float">
            <text:p>21.54917</text:p>
          </table:table-cell>
          <table:table-cell office:value-type="float" office:value="26.86513" calcext:value-type="float">
            <text:p>26.86513</text:p>
          </table:table-cell>
          <table:table-cell office:value-type="float" office:value="32.60935" calcext:value-type="float">
            <text:p>32.60935</text:p>
          </table:table-cell>
          <table:table-cell office:value-type="float" office:value="33.20907" calcext:value-type="float">
            <text:p>33.20907</text:p>
          </table:table-cell>
          <table:table-cell office:value-type="float" office:value="14.44322" calcext:value-type="float">
            <text:p>14.44322</text:p>
          </table:table-cell>
          <table:table-cell office:value-type="float" office:value="5.576792" calcext:value-type="float">
            <text:p>5.576792</text:p>
          </table:table-cell>
          <table:table-cell office:value-type="float" office:value="5.93531" calcext:value-type="float">
            <text:p>5.93531</text:p>
          </table:table-cell>
          <table:table-cell office:value-type="float" office:value="6.252362" calcext:value-type="float">
            <text:p>6.252362</text:p>
          </table:table-cell>
          <table:table-cell office:value-type="float" office:value="3.200442" calcext:value-type="float">
            <text:p>3.200442</text:p>
          </table:table-cell>
          <table:table-cell office:value-type="float" office:value="1.261049" calcext:value-type="float">
            <text:p>1.261049</text:p>
          </table:table-cell>
          <table:table-cell office:value-type="float" office:value="0.4237486" calcext:value-type="float">
            <text:p>0.4237486</text:p>
          </table:table-cell>
          <table:table-cell office:value-type="float" office:value="0.3646651" calcext:value-type="float">
            <text:p>0.3646651</text:p>
          </table:table-cell>
          <table:table-cell office:value-type="float" office:value="0.3299469" calcext:value-type="float">
            <text:p>0.3299469</text:p>
          </table:table-cell>
          <table:table-cell office:value-type="float" office:value="0" calcext:value-type="float">
            <text:p>0</text:p>
          </table:table-cell>
          <table:table-cell office:value-type="float" office:value="62.93525" calcext:value-type="float">
            <text:p>62.93525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62501" calcext:value-type="float">
            <text:p>37.62501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29.74799" calcext:value-type="float">
            <text:p>29.74799</text:p>
          </table:table-cell>
          <table:table-cell office:value-type="float" office:value="1099.434" calcext:value-type="float">
            <text:p>1099.434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26993" calcext:value-type="float">
            <text:p>0.1526993</text:p>
          </table:table-cell>
          <table:table-cell office:value-type="float" office:value="15.9879" calcext:value-type="float">
            <text:p>15.9879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959" calcext:value-type="float">
            <text:p>-0.341959</text:p>
          </table:table-cell>
          <table:table-cell office:value-type="float" office:value="-0.01915704" calcext:value-type="float">
            <text:p>-0.01915704</text:p>
          </table:table-cell>
          <table:table-cell office:value-type="float" office:value="0.00947867" calcext:value-type="float">
            <text:p>0.00947867</text:p>
          </table:table-cell>
          <table:table-cell office:value-type="float" office:value="14.96186" calcext:value-type="float">
            <text:p>14.96186</text:p>
          </table:table-cell>
          <table:table-cell office:value-type="float" office:value="0.4845217" calcext:value-type="float">
            <text:p>0.4845217</text:p>
          </table:table-cell>
          <table:table-cell office:value-type="float" office:value="0.04598508" calcext:value-type="float">
            <text:p>0.04598508</text:p>
          </table:table-cell>
          <table:table-cell office:value-type="float" office:value="0.04035253" calcext:value-type="float">
            <text:p>0.04035253</text:p>
          </table:table-cell>
          <table:table-cell office:value-type="float" office:value="0.03592411" calcext:value-type="float">
            <text:p>0.03592411</text:p>
          </table:table-cell>
          <table:table-cell office:value-type="float" office:value="0.03297651" calcext:value-type="float">
            <text:p>0.03297651</text:p>
          </table:table-cell>
          <table:table-cell office:value-type="float" office:value="0.01745454" calcext:value-type="float">
            <text:p>0.01745454</text:p>
          </table:table-cell>
          <table:table-cell office:value-type="float" office:value="0.01219667" calcext:value-type="float">
            <text:p>0.01219667</text:p>
          </table:table-cell>
          <table:table-cell office:value-type="float" office:value="0.02916818" calcext:value-type="float">
            <text:p>0.02916818</text:p>
          </table:table-cell>
          <table:table-cell office:value-type="float" office:value="0.0248285" calcext:value-type="float">
            <text:p>0.0248285</text:p>
          </table:table-cell>
          <table:table-cell office:value-type="float" office:value="0.0219819" calcext:value-type="float">
            <text:p>0.0219819</text:p>
          </table:table-cell>
          <table:table-cell office:value-type="float" office:value="0.02075043" calcext:value-type="float">
            <text:p>0.02075043</text:p>
          </table:table-cell>
          <table:table-cell office:value-type="float" office:value="0.01750855" calcext:value-type="float">
            <text:p>0.01750855</text:p>
          </table:table-cell>
          <table:table-cell office:value-type="float" office:value="0.007673257" calcext:value-type="float">
            <text:p>0.007673257</text:p>
          </table:table-cell>
          <table:table-cell office:value-type="float" office:value="0.007412665" calcext:value-type="float">
            <text:p>0.007412665</text:p>
          </table:table-cell>
          <table:table-cell office:value-type="float" office:value="0" calcext:value-type="float">
            <text:p>0</text:p>
          </table:table-cell>
          <table:table-cell office:value-type="float" office:value="13.27934" calcext:value-type="float">
            <text:p>13.27934</text:p>
          </table:table-cell>
          <table:table-cell office:value-type="float" office:value="21.61625" calcext:value-type="float">
            <text:p>21.61625</text:p>
          </table:table-cell>
          <table:table-cell office:value-type="float" office:value="26.79254" calcext:value-type="float">
            <text:p>26.79254</text:p>
          </table:table-cell>
          <table:table-cell office:value-type="float" office:value="32.39048" calcext:value-type="float">
            <text:p>32.39048</text:p>
          </table:table-cell>
          <table:table-cell office:value-type="float" office:value="32.86264" calcext:value-type="float">
            <text:p>32.86264</text:p>
          </table:table-cell>
          <table:table-cell office:value-type="float" office:value="14.43802" calcext:value-type="float">
            <text:p>14.43802</text:p>
          </table:table-cell>
          <table:table-cell office:value-type="float" office:value="5.618129" calcext:value-type="float">
            <text:p>5.618129</text:p>
          </table:table-cell>
          <table:table-cell office:value-type="float" office:value="5.952296" calcext:value-type="float">
            <text:p>5.952296</text:p>
          </table:table-cell>
          <table:table-cell office:value-type="float" office:value="6.259844" calcext:value-type="float">
            <text:p>6.259844</text:p>
          </table:table-cell>
          <table:table-cell office:value-type="float" office:value="3.204337" calcext:value-type="float">
            <text:p>3.204337</text:p>
          </table:table-cell>
          <table:table-cell office:value-type="float" office:value="1.262629" calcext:value-type="float">
            <text:p>1.262629</text:p>
          </table:table-cell>
          <table:table-cell office:value-type="float" office:value="0.4246814" calcext:value-type="float">
            <text:p>0.4246814</text:p>
          </table:table-cell>
          <table:table-cell office:value-type="float" office:value="0.3645831" calcext:value-type="float">
            <text:p>0.3645831</text:p>
          </table:table-cell>
          <table:table-cell office:value-type="float" office:value="0.3299692" calcext:value-type="float">
            <text:p>0.3299692</text:p>
          </table:table-cell>
          <table:table-cell office:value-type="float" office:value="0" calcext:value-type="float">
            <text:p>0</text:p>
          </table:table-cell>
          <table:table-cell office:value-type="float" office:value="63.78519" calcext:value-type="float">
            <text:p>63.7851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65548" calcext:value-type="float">
            <text:p>37.65548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29.74529" calcext:value-type="float">
            <text:p>29.74529</text:p>
          </table:table-cell>
          <table:table-cell office:value-type="float" office:value="1099.396" calcext:value-type="float">
            <text:p>1099.396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23105" calcext:value-type="float">
            <text:p>0.1523105</text:p>
          </table:table-cell>
          <table:table-cell office:value-type="float" office:value="16.02069" calcext:value-type="float">
            <text:p>16.02069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9772" calcext:value-type="float">
            <text:p>-0.3419772</text:p>
          </table:table-cell>
          <table:table-cell office:value-type="float" office:value="-0.0191289" calcext:value-type="float">
            <text:p>-0.0191289</text:p>
          </table:table-cell>
          <table:table-cell office:value-type="float" office:value="0.009560104" calcext:value-type="float">
            <text:p>0.009560104</text:p>
          </table:table-cell>
          <table:table-cell office:value-type="float" office:value="14.96972" calcext:value-type="float">
            <text:p>14.96972</text:p>
          </table:table-cell>
          <table:table-cell office:value-type="float" office:value="0.4044599" calcext:value-type="float">
            <text:p>0.4044599</text:p>
          </table:table-cell>
          <table:table-cell office:value-type="float" office:value="0.04334343" calcext:value-type="float">
            <text:p>0.04334343</text:p>
          </table:table-cell>
          <table:table-cell office:value-type="float" office:value="0.03811026" calcext:value-type="float">
            <text:p>0.03811026</text:p>
          </table:table-cell>
          <table:table-cell office:value-type="float" office:value="0.03390124" calcext:value-type="float">
            <text:p>0.03390124</text:p>
          </table:table-cell>
          <table:table-cell office:value-type="float" office:value="0.03099206" calcext:value-type="float">
            <text:p>0.03099206</text:p>
          </table:table-cell>
          <table:table-cell office:value-type="float" office:value="0.0171279" calcext:value-type="float">
            <text:p>0.0171279</text:p>
          </table:table-cell>
          <table:table-cell office:value-type="float" office:value="0.01223208" calcext:value-type="float">
            <text:p>0.01223208</text:p>
          </table:table-cell>
          <table:table-cell office:value-type="float" office:value="0.02916055" calcext:value-type="float">
            <text:p>0.02916055</text:p>
          </table:table-cell>
          <table:table-cell office:value-type="float" office:value="0.02479863" calcext:value-type="float">
            <text:p>0.02479863</text:p>
          </table:table-cell>
          <table:table-cell office:value-type="float" office:value="0.02195329" calcext:value-type="float">
            <text:p>0.02195329</text:p>
          </table:table-cell>
          <table:table-cell office:value-type="float" office:value="0.0207359" calcext:value-type="float">
            <text:p>0.0207359</text:p>
          </table:table-cell>
          <table:table-cell office:value-type="float" office:value="0.01750636" calcext:value-type="float">
            <text:p>0.01750636</text:p>
          </table:table-cell>
          <table:table-cell office:value-type="float" office:value="0.007660688" calcext:value-type="float">
            <text:p>0.007660688</text:p>
          </table:table-cell>
          <table:table-cell office:value-type="float" office:value="0.007412252" calcext:value-type="float">
            <text:p>0.007412252</text:p>
          </table:table-cell>
          <table:table-cell office:value-type="float" office:value="0" calcext:value-type="float">
            <text:p>0</text:p>
          </table:table-cell>
          <table:table-cell office:value-type="float" office:value="13.81921" calcext:value-type="float">
            <text:p>13.81921</text:p>
          </table:table-cell>
          <table:table-cell office:value-type="float" office:value="21.64116" calcext:value-type="float">
            <text:p>21.64116</text:p>
          </table:table-cell>
          <table:table-cell office:value-type="float" office:value="26.73342" calcext:value-type="float">
            <text:p>26.73342</text:p>
          </table:table-cell>
          <table:table-cell office:value-type="float" office:value="32.20599" calcext:value-type="float">
            <text:p>32.20599</text:p>
          </table:table-cell>
          <table:table-cell office:value-type="float" office:value="32.52008" calcext:value-type="float">
            <text:p>32.52008</text:p>
          </table:table-cell>
          <table:table-cell office:value-type="float" office:value="14.4206" calcext:value-type="float">
            <text:p>14.4206</text:p>
          </table:table-cell>
          <table:table-cell office:value-type="float" office:value="5.657619" calcext:value-type="float">
            <text:p>5.657619</text:p>
          </table:table-cell>
          <table:table-cell office:value-type="float" office:value="5.968802" calcext:value-type="float">
            <text:p>5.968802</text:p>
          </table:table-cell>
          <table:table-cell office:value-type="float" office:value="6.267127" calcext:value-type="float">
            <text:p>6.267127</text:p>
          </table:table-cell>
          <table:table-cell office:value-type="float" office:value="3.208241" calcext:value-type="float">
            <text:p>3.208241</text:p>
          </table:table-cell>
          <table:table-cell office:value-type="float" office:value="1.264211" calcext:value-type="float">
            <text:p>1.264211</text:p>
          </table:table-cell>
          <table:table-cell office:value-type="float" office:value="0.4256115" calcext:value-type="float">
            <text:p>0.4256115</text:p>
          </table:table-cell>
          <table:table-cell office:value-type="float" office:value="0.3644994" calcext:value-type="float">
            <text:p>0.3644994</text:p>
          </table:table-cell>
          <table:table-cell office:value-type="float" office:value="0.3299915" calcext:value-type="float">
            <text:p>0.3299915</text:p>
          </table:table-cell>
          <table:table-cell office:value-type="float" office:value="0" calcext:value-type="float">
            <text:p>0</text:p>
          </table:table-cell>
          <table:table-cell office:value-type="float" office:value="64.54217" calcext:value-type="float">
            <text:p>64.5421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68516" calcext:value-type="float">
            <text:p>37.68516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29.74506" calcext:value-type="float">
            <text:p>29.74506</text:p>
          </table:table-cell>
          <table:table-cell office:value-type="float" office:value="1099.357" calcext:value-type="float">
            <text:p>1099.35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1705" calcext:value-type="float">
            <text:p>0.151705</text:p>
          </table:table-cell>
          <table:table-cell office:value-type="float" office:value="16.05232" calcext:value-type="float">
            <text:p>16.05232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19965" calcext:value-type="float">
            <text:p>-0.3419965</text:p>
          </table:table-cell>
          <table:table-cell office:value-type="float" office:value="-0.01910043" calcext:value-type="float">
            <text:p>-0.01910043</text:p>
          </table:table-cell>
          <table:table-cell office:value-type="float" office:value="0.009659003" calcext:value-type="float">
            <text:p>0.009659003</text:p>
          </table:table-cell>
          <table:table-cell office:value-type="float" office:value="14.98754" calcext:value-type="float">
            <text:p>14.98754</text:p>
          </table:table-cell>
          <table:table-cell office:value-type="float" office:value="0.3270069" calcext:value-type="float">
            <text:p>0.3270069</text:p>
          </table:table-cell>
          <table:table-cell office:value-type="float" office:value="0.0414018" calcext:value-type="float">
            <text:p>0.0414018</text:p>
          </table:table-cell>
          <table:table-cell office:value-type="float" office:value="0.03659296" calcext:value-type="float">
            <text:p>0.03659296</text:p>
          </table:table-cell>
          <table:table-cell office:value-type="float" office:value="0.03256127" calcext:value-type="float">
            <text:p>0.03256127</text:p>
          </table:table-cell>
          <table:table-cell office:value-type="float" office:value="0.02969235" calcext:value-type="float">
            <text:p>0.02969235</text:p>
          </table:table-cell>
          <table:table-cell office:value-type="float" office:value="0.01684286" calcext:value-type="float">
            <text:p>0.01684286</text:p>
          </table:table-cell>
          <table:table-cell office:value-type="float" office:value="0.01221161" calcext:value-type="float">
            <text:p>0.01221161</text:p>
          </table:table-cell>
          <table:table-cell office:value-type="float" office:value="0.02914112" calcext:value-type="float">
            <text:p>0.02914112</text:p>
          </table:table-cell>
          <table:table-cell office:value-type="float" office:value="0.02477225" calcext:value-type="float">
            <text:p>0.02477225</text:p>
          </table:table-cell>
          <table:table-cell office:value-type="float" office:value="0.02192657" calcext:value-type="float">
            <text:p>0.02192657</text:p>
          </table:table-cell>
          <table:table-cell office:value-type="float" office:value="0.0207211" calcext:value-type="float">
            <text:p>0.0207211</text:p>
          </table:table-cell>
          <table:table-cell office:value-type="float" office:value="0.01750381" calcext:value-type="float">
            <text:p>0.01750381</text:p>
          </table:table-cell>
          <table:table-cell office:value-type="float" office:value="0.007648264" calcext:value-type="float">
            <text:p>0.007648264</text:p>
          </table:table-cell>
          <table:table-cell office:value-type="float" office:value="0.007411822" calcext:value-type="float">
            <text:p>0.007411822</text:p>
          </table:table-cell>
          <table:table-cell office:value-type="float" office:value="0" calcext:value-type="float">
            <text:p>0</text:p>
          </table:table-cell>
          <table:table-cell office:value-type="float" office:value="15.35329" calcext:value-type="float">
            <text:p>15.35329</text:p>
          </table:table-cell>
          <table:table-cell office:value-type="float" office:value="21.66878" calcext:value-type="float">
            <text:p>21.66878</text:p>
          </table:table-cell>
          <table:table-cell office:value-type="float" office:value="26.68597" calcext:value-type="float">
            <text:p>26.68597</text:p>
          </table:table-cell>
          <table:table-cell office:value-type="float" office:value="32.00234" calcext:value-type="float">
            <text:p>32.00234</text:p>
          </table:table-cell>
          <table:table-cell office:value-type="float" office:value="32.16441" calcext:value-type="float">
            <text:p>32.16441</text:p>
          </table:table-cell>
          <table:table-cell office:value-type="float" office:value="14.39897" calcext:value-type="float">
            <text:p>14.39897</text:p>
          </table:table-cell>
          <table:table-cell office:value-type="float" office:value="5.696343" calcext:value-type="float">
            <text:p>5.696343</text:p>
          </table:table-cell>
          <table:table-cell office:value-type="float" office:value="5.98502" calcext:value-type="float">
            <text:p>5.98502</text:p>
          </table:table-cell>
          <table:table-cell office:value-type="float" office:value="6.274221" calcext:value-type="float">
            <text:p>6.274221</text:p>
          </table:table-cell>
          <table:table-cell office:value-type="float" office:value="3.212145" calcext:value-type="float">
            <text:p>3.212145</text:p>
          </table:table-cell>
          <table:table-cell office:value-type="float" office:value="1.265797" calcext:value-type="float">
            <text:p>1.265797</text:p>
          </table:table-cell>
          <table:table-cell office:value-type="float" office:value="0.42654" calcext:value-type="float">
            <text:p>0.42654</text:p>
          </table:table-cell>
          <table:table-cell office:value-type="float" office:value="0.3644152" calcext:value-type="float">
            <text:p>0.3644152</text:p>
          </table:table-cell>
          <table:table-cell office:value-type="float" office:value="0.3300138" calcext:value-type="float">
            <text:p>0.3300138</text:p>
          </table:table-cell>
          <table:table-cell office:value-type="float" office:value="0" calcext:value-type="float">
            <text:p>0</text:p>
          </table:table-cell>
          <table:table-cell office:value-type="float" office:value="64.99635" calcext:value-type="float">
            <text:p>64.99635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71429" calcext:value-type="float">
            <text:p>37.71429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29.74646" calcext:value-type="float">
            <text:p>29.74646</text:p>
          </table:table-cell>
          <table:table-cell office:value-type="float" office:value="1099.317" calcext:value-type="float">
            <text:p>1099.31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18927" calcext:value-type="float">
            <text:p>0.1518927</text:p>
          </table:table-cell>
          <table:table-cell office:value-type="float" office:value="16.08201" calcext:value-type="float">
            <text:p>16.08201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0182" calcext:value-type="float">
            <text:p>-0.3420182</text:p>
          </table:table-cell>
          <table:table-cell office:value-type="float" office:value="-0.01907258" calcext:value-type="float">
            <text:p>-0.01907258</text:p>
          </table:table-cell>
          <table:table-cell office:value-type="float" office:value="0.009771021" calcext:value-type="float">
            <text:p>0.009771021</text:p>
          </table:table-cell>
          <table:table-cell office:value-type="float" office:value="15.01219" calcext:value-type="float">
            <text:p>15.01219</text:p>
          </table:table-cell>
          <table:table-cell office:value-type="float" office:value="0.2651897" calcext:value-type="float">
            <text:p>0.2651897</text:p>
          </table:table-cell>
          <table:table-cell office:value-type="float" office:value="0.03980524" calcext:value-type="float">
            <text:p>0.03980524</text:p>
          </table:table-cell>
          <table:table-cell office:value-type="float" office:value="0.03553522" calcext:value-type="float">
            <text:p>0.03553522</text:p>
          </table:table-cell>
          <table:table-cell office:value-type="float" office:value="0.03165182" calcext:value-type="float">
            <text:p>0.03165182</text:p>
          </table:table-cell>
          <table:table-cell office:value-type="float" office:value="0.02881889" calcext:value-type="float">
            <text:p>0.02881889</text:p>
          </table:table-cell>
          <table:table-cell office:value-type="float" office:value="0.01661476" calcext:value-type="float">
            <text:p>0.01661476</text:p>
          </table:table-cell>
          <table:table-cell office:value-type="float" office:value="0.01218149" calcext:value-type="float">
            <text:p>0.01218149</text:p>
          </table:table-cell>
          <table:table-cell office:value-type="float" office:value="0.02911104" calcext:value-type="float">
            <text:p>0.02911104</text:p>
          </table:table-cell>
          <table:table-cell office:value-type="float" office:value="0.02474474" calcext:value-type="float">
            <text:p>0.02474474</text:p>
          </table:table-cell>
          <table:table-cell office:value-type="float" office:value="0.02190121" calcext:value-type="float">
            <text:p>0.02190121</text:p>
          </table:table-cell>
          <table:table-cell office:value-type="float" office:value="0.02070616" calcext:value-type="float">
            <text:p>0.02070616</text:p>
          </table:table-cell>
          <table:table-cell office:value-type="float" office:value="0.01750095" calcext:value-type="float">
            <text:p>0.01750095</text:p>
          </table:table-cell>
          <table:table-cell office:value-type="float" office:value="0.00763598" calcext:value-type="float">
            <text:p>0.00763598</text:p>
          </table:table-cell>
          <table:table-cell office:value-type="float" office:value="0.007411378" calcext:value-type="float">
            <text:p>0.007411378</text:p>
          </table:table-cell>
          <table:table-cell office:value-type="float" office:value="0" calcext:value-type="float">
            <text:p>0</text:p>
          </table:table-cell>
          <table:table-cell office:value-type="float" office:value="16.19904" calcext:value-type="float">
            <text:p>16.19904</text:p>
          </table:table-cell>
          <table:table-cell office:value-type="float" office:value="21.67053" calcext:value-type="float">
            <text:p>21.67053</text:p>
          </table:table-cell>
          <table:table-cell office:value-type="float" office:value="26.63913" calcext:value-type="float">
            <text:p>26.63913</text:p>
          </table:table-cell>
          <table:table-cell office:value-type="float" office:value="31.80763" calcext:value-type="float">
            <text:p>31.80763</text:p>
          </table:table-cell>
          <table:table-cell office:value-type="float" office:value="31.76688" calcext:value-type="float">
            <text:p>31.76688</text:p>
          </table:table-cell>
          <table:table-cell office:value-type="float" office:value="14.36873" calcext:value-type="float">
            <text:p>14.36873</text:p>
          </table:table-cell>
          <table:table-cell office:value-type="float" office:value="5.734203" calcext:value-type="float">
            <text:p>5.734203</text:p>
          </table:table-cell>
          <table:table-cell office:value-type="float" office:value="6.0011" calcext:value-type="float">
            <text:p>6.0011</text:p>
          </table:table-cell>
          <table:table-cell office:value-type="float" office:value="6.281156" calcext:value-type="float">
            <text:p>6.281156</text:p>
          </table:table-cell>
          <table:table-cell office:value-type="float" office:value="3.216044" calcext:value-type="float">
            <text:p>3.216044</text:p>
          </table:table-cell>
          <table:table-cell office:value-type="float" office:value="1.267385" calcext:value-type="float">
            <text:p>1.267385</text:p>
          </table:table-cell>
          <table:table-cell office:value-type="float" office:value="0.4274664" calcext:value-type="float">
            <text:p>0.4274664</text:p>
          </table:table-cell>
          <table:table-cell office:value-type="float" office:value="0.3643314" calcext:value-type="float">
            <text:p>0.3643314</text:p>
          </table:table-cell>
          <table:table-cell office:value-type="float" office:value="0.330036" calcext:value-type="float">
            <text:p>0.330036</text:p>
          </table:table-cell>
          <table:table-cell office:value-type="float" office:value="0" calcext:value-type="float">
            <text:p>0</text:p>
          </table:table-cell>
          <table:table-cell office:value-type="float" office:value="65.92879" calcext:value-type="float">
            <text:p>65.9287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74174" calcext:value-type="float">
            <text:p>37.74174</text:p>
          </table:table-cell>
          <table:table-cell office:value-type="float" office:value="0" calcext:value-type="float">
            <text:p>0</text:p>
          </table:table-cell>
          <table:table-cell office:value-type="float" office:value="-0.8383014" calcext:value-type="float">
            <text:p>-0.83830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29.7459" calcext:value-type="float">
            <text:p>29.7459</text:p>
          </table:table-cell>
          <table:table-cell office:value-type="float" office:value="1099.277" calcext:value-type="float">
            <text:p>1099.27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35225" calcext:value-type="float">
            <text:p>0.1535225</text:p>
          </table:table-cell>
          <table:table-cell office:value-type="float" office:value="16.11245" calcext:value-type="float">
            <text:p>16.1124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0405" calcext:value-type="float">
            <text:p>-0.3420405</text:p>
          </table:table-cell>
          <table:table-cell office:value-type="float" office:value="-0.01904563" calcext:value-type="float">
            <text:p>-0.01904563</text:p>
          </table:table-cell>
          <table:table-cell office:value-type="float" office:value="0.009895441" calcext:value-type="float">
            <text:p>0.009895441</text:p>
          </table:table-cell>
          <table:table-cell office:value-type="float" office:value="15.03173" calcext:value-type="float">
            <text:p>15.03173</text:p>
          </table:table-cell>
          <table:table-cell office:value-type="float" office:value="0.2177355" calcext:value-type="float">
            <text:p>0.2177355</text:p>
          </table:table-cell>
          <table:table-cell office:value-type="float" office:value="0.03859094" calcext:value-type="float">
            <text:p>0.03859094</text:p>
          </table:table-cell>
          <table:table-cell office:value-type="float" office:value="0.03471609" calcext:value-type="float">
            <text:p>0.03471609</text:p>
          </table:table-cell>
          <table:table-cell office:value-type="float" office:value="0.03102641" calcext:value-type="float">
            <text:p>0.03102641</text:p>
          </table:table-cell>
          <table:table-cell office:value-type="float" office:value="0.02822323" calcext:value-type="float">
            <text:p>0.02822323</text:p>
          </table:table-cell>
          <table:table-cell office:value-type="float" office:value="0.01643122" calcext:value-type="float">
            <text:p>0.01643122</text:p>
          </table:table-cell>
          <table:table-cell office:value-type="float" office:value="0.01215301" calcext:value-type="float">
            <text:p>0.01215301</text:p>
          </table:table-cell>
          <table:table-cell office:value-type="float" office:value="0.02907361" calcext:value-type="float">
            <text:p>0.02907361</text:p>
          </table:table-cell>
          <table:table-cell office:value-type="float" office:value="0.02471452" calcext:value-type="float">
            <text:p>0.02471452</text:p>
          </table:table-cell>
          <table:table-cell office:value-type="float" office:value="0.02187646" calcext:value-type="float">
            <text:p>0.02187646</text:p>
          </table:table-cell>
          <table:table-cell office:value-type="float" office:value="0.02069107" calcext:value-type="float">
            <text:p>0.02069107</text:p>
          </table:table-cell>
          <table:table-cell office:value-type="float" office:value="0.01749779" calcext:value-type="float">
            <text:p>0.01749779</text:p>
          </table:table-cell>
          <table:table-cell office:value-type="float" office:value="0.007623838" calcext:value-type="float">
            <text:p>0.007623838</text:p>
          </table:table-cell>
          <table:table-cell office:value-type="float" office:value="0.007410932" calcext:value-type="float">
            <text:p>0.007410932</text:p>
          </table:table-cell>
          <table:table-cell office:value-type="float" office:value="0" calcext:value-type="float">
            <text:p>0</text:p>
          </table:table-cell>
          <table:table-cell office:value-type="float" office:value="15.53289" calcext:value-type="float">
            <text:p>15.53289</text:p>
          </table:table-cell>
          <table:table-cell office:value-type="float" office:value="21.64479" calcext:value-type="float">
            <text:p>21.64479</text:p>
          </table:table-cell>
          <table:table-cell office:value-type="float" office:value="26.59894" calcext:value-type="float">
            <text:p>26.59894</text:p>
          </table:table-cell>
          <table:table-cell office:value-type="float" office:value="31.61149" calcext:value-type="float">
            <text:p>31.61149</text:p>
          </table:table-cell>
          <table:table-cell office:value-type="float" office:value="31.39377" calcext:value-type="float">
            <text:p>31.39377</text:p>
          </table:table-cell>
          <table:table-cell office:value-type="float" office:value="14.33591" calcext:value-type="float">
            <text:p>14.33591</text:p>
          </table:table-cell>
          <table:table-cell office:value-type="float" office:value="5.771172" calcext:value-type="float">
            <text:p>5.771172</text:p>
          </table:table-cell>
          <table:table-cell office:value-type="float" office:value="6.017058" calcext:value-type="float">
            <text:p>6.017058</text:p>
          </table:table-cell>
          <table:table-cell office:value-type="float" office:value="6.28795" calcext:value-type="float">
            <text:p>6.28795</text:p>
          </table:table-cell>
          <table:table-cell office:value-type="float" office:value="3.219937" calcext:value-type="float">
            <text:p>3.219937</text:p>
          </table:table-cell>
          <table:table-cell office:value-type="float" office:value="1.268974" calcext:value-type="float">
            <text:p>1.268974</text:p>
          </table:table-cell>
          <table:table-cell office:value-type="float" office:value="0.4283895" calcext:value-type="float">
            <text:p>0.4283895</text:p>
          </table:table-cell>
          <table:table-cell office:value-type="float" office:value="0.3642478" calcext:value-type="float">
            <text:p>0.3642478</text:p>
          </table:table-cell>
          <table:table-cell office:value-type="float" office:value="0.3300582" calcext:value-type="float">
            <text:p>0.3300582</text:p>
          </table:table-cell>
          <table:table-cell office:value-type="float" office:value="0" calcext:value-type="float">
            <text:p>0</text:p>
          </table:table-cell>
          <table:table-cell office:value-type="float" office:value="67.91286" calcext:value-type="float">
            <text:p>67.9128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77137" calcext:value-type="float">
            <text:p>37.77137</text:p>
          </table:table-cell>
          <table:table-cell office:value-type="float" office:value="0" calcext:value-type="float">
            <text:p>0</text:p>
          </table:table-cell>
          <table:table-cell office:value-type="float" office:value="-0.8383028" calcext:value-type="float">
            <text:p>-0.83830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29.74551" calcext:value-type="float">
            <text:p>29.74551</text:p>
          </table:table-cell>
          <table:table-cell office:value-type="float" office:value="1099.237" calcext:value-type="float">
            <text:p>1099.23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50634" calcext:value-type="float">
            <text:p>0.1550634</text:p>
          </table:table-cell>
          <table:table-cell office:value-type="float" office:value="16.14283" calcext:value-type="float">
            <text:p>16.14283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0604" calcext:value-type="float">
            <text:p>-0.3420604</text:p>
          </table:table-cell>
          <table:table-cell office:value-type="float" office:value="-0.01901732" calcext:value-type="float">
            <text:p>-0.01901732</text:p>
          </table:table-cell>
          <table:table-cell office:value-type="float" office:value="0.01003109" calcext:value-type="float">
            <text:p>0.01003109</text:p>
          </table:table-cell>
          <table:table-cell office:value-type="float" office:value="15.04956" calcext:value-type="float">
            <text:p>15.04956</text:p>
          </table:table-cell>
          <table:table-cell office:value-type="float" office:value="0.1852232" calcext:value-type="float">
            <text:p>0.1852232</text:p>
          </table:table-cell>
          <table:table-cell office:value-type="float" office:value="0.03807409" calcext:value-type="float">
            <text:p>0.03807409</text:p>
          </table:table-cell>
          <table:table-cell office:value-type="float" office:value="0.03423067" calcext:value-type="float">
            <text:p>0.03423067</text:p>
          </table:table-cell>
          <table:table-cell office:value-type="float" office:value="0.03060079" calcext:value-type="float">
            <text:p>0.03060079</text:p>
          </table:table-cell>
          <table:table-cell office:value-type="float" office:value="0.0278246" calcext:value-type="float">
            <text:p>0.0278246</text:p>
          </table:table-cell>
          <table:table-cell office:value-type="float" office:value="0.01630445" calcext:value-type="float">
            <text:p>0.01630445</text:p>
          </table:table-cell>
          <table:table-cell office:value-type="float" office:value="0.01213069" calcext:value-type="float">
            <text:p>0.01213069</text:p>
          </table:table-cell>
          <table:table-cell office:value-type="float" office:value="0.0290295" calcext:value-type="float">
            <text:p>0.0290295</text:p>
          </table:table-cell>
          <table:table-cell office:value-type="float" office:value="0.02468112" calcext:value-type="float">
            <text:p>0.02468112</text:p>
          </table:table-cell>
          <table:table-cell office:value-type="float" office:value="0.02185169" calcext:value-type="float">
            <text:p>0.02185169</text:p>
          </table:table-cell>
          <table:table-cell office:value-type="float" office:value="0.02067579" calcext:value-type="float">
            <text:p>0.02067579</text:p>
          </table:table-cell>
          <table:table-cell office:value-type="float" office:value="0.01749437" calcext:value-type="float">
            <text:p>0.01749437</text:p>
          </table:table-cell>
          <table:table-cell office:value-type="float" office:value="0.007611839" calcext:value-type="float">
            <text:p>0.007611839</text:p>
          </table:table-cell>
          <table:table-cell office:value-type="float" office:value="0.00741049" calcext:value-type="float">
            <text:p>0.00741049</text:p>
          </table:table-cell>
          <table:table-cell office:value-type="float" office:value="0" calcext:value-type="float">
            <text:p>0</text:p>
          </table:table-cell>
          <table:table-cell office:value-type="float" office:value="15.61798" calcext:value-type="float">
            <text:p>15.61798</text:p>
          </table:table-cell>
          <table:table-cell office:value-type="float" office:value="21.63591" calcext:value-type="float">
            <text:p>21.63591</text:p>
          </table:table-cell>
          <table:table-cell office:value-type="float" office:value="26.60684" calcext:value-type="float">
            <text:p>26.60684</text:p>
          </table:table-cell>
          <table:table-cell office:value-type="float" office:value="31.39832" calcext:value-type="float">
            <text:p>31.39832</text:p>
          </table:table-cell>
          <table:table-cell office:value-type="float" office:value="31.03822" calcext:value-type="float">
            <text:p>31.03822</text:p>
          </table:table-cell>
          <table:table-cell office:value-type="float" office:value="14.29906" calcext:value-type="float">
            <text:p>14.29906</text:p>
          </table:table-cell>
          <table:table-cell office:value-type="float" office:value="5.807517" calcext:value-type="float">
            <text:p>5.807517</text:p>
          </table:table-cell>
          <table:table-cell office:value-type="float" office:value="6.032947" calcext:value-type="float">
            <text:p>6.032947</text:p>
          </table:table-cell>
          <table:table-cell office:value-type="float" office:value="6.294583" calcext:value-type="float">
            <text:p>6.294583</text:p>
          </table:table-cell>
          <table:table-cell office:value-type="float" office:value="3.223829" calcext:value-type="float">
            <text:p>3.223829</text:p>
          </table:table-cell>
          <table:table-cell office:value-type="float" office:value="1.270565" calcext:value-type="float">
            <text:p>1.270565</text:p>
          </table:table-cell>
          <table:table-cell office:value-type="float" office:value="0.4293091" calcext:value-type="float">
            <text:p>0.4293091</text:p>
          </table:table-cell>
          <table:table-cell office:value-type="float" office:value="0.3641645" calcext:value-type="float">
            <text:p>0.3641645</text:p>
          </table:table-cell>
          <table:table-cell office:value-type="float" office:value="0.3300804" calcext:value-type="float">
            <text:p>0.3300804</text:p>
          </table:table-cell>
          <table:table-cell office:value-type="float" office:value="0" calcext:value-type="float">
            <text:p>0</text:p>
          </table:table-cell>
          <table:table-cell office:value-type="float" office:value="69.63645" calcext:value-type="float">
            <text:p>69.63645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80047" calcext:value-type="float">
            <text:p>37.80047</text:p>
          </table:table-cell>
          <table:table-cell office:value-type="float" office:value="0" calcext:value-type="float">
            <text:p>0</text:p>
          </table:table-cell>
          <table:table-cell office:value-type="float" office:value="-0.838304" calcext:value-type="float">
            <text:p>-0.83830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29.74612" calcext:value-type="float">
            <text:p>29.74612</text:p>
          </table:table-cell>
          <table:table-cell office:value-type="float" office:value="1099.198" calcext:value-type="float">
            <text:p>1099.19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21" calcext:value-type="float">
            <text:p>0.15621</text:p>
          </table:table-cell>
          <table:table-cell office:value-type="float" office:value="16.17209" calcext:value-type="float">
            <text:p>16.17209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0803" calcext:value-type="float">
            <text:p>-0.3420803</text:p>
          </table:table-cell>
          <table:table-cell office:value-type="float" office:value="-0.01898852" calcext:value-type="float">
            <text:p>-0.01898852</text:p>
          </table:table-cell>
          <table:table-cell office:value-type="float" office:value="0.01017317" calcext:value-type="float">
            <text:p>0.01017317</text:p>
          </table:table-cell>
          <table:table-cell office:value-type="float" office:value="15.06795" calcext:value-type="float">
            <text:p>15.06795</text:p>
          </table:table-cell>
          <table:table-cell office:value-type="float" office:value="0.157663" calcext:value-type="float">
            <text:p>0.157663</text:p>
          </table:table-cell>
          <table:table-cell office:value-type="float" office:value="0.0378392" calcext:value-type="float">
            <text:p>0.0378392</text:p>
          </table:table-cell>
          <table:table-cell office:value-type="float" office:value="0.03387952" calcext:value-type="float">
            <text:p>0.03387952</text:p>
          </table:table-cell>
          <table:table-cell office:value-type="float" office:value="0.03029757" calcext:value-type="float">
            <text:p>0.03029757</text:p>
          </table:table-cell>
          <table:table-cell office:value-type="float" office:value="0.02754757" calcext:value-type="float">
            <text:p>0.02754757</text:p>
          </table:table-cell>
          <table:table-cell office:value-type="float" office:value="0.01623974" calcext:value-type="float">
            <text:p>0.01623974</text:p>
          </table:table-cell>
          <table:table-cell office:value-type="float" office:value="0.01213324" calcext:value-type="float">
            <text:p>0.01213324</text:p>
          </table:table-cell>
          <table:table-cell office:value-type="float" office:value="0.02898952" calcext:value-type="float">
            <text:p>0.02898952</text:p>
          </table:table-cell>
          <table:table-cell office:value-type="float" office:value="0.02464581" calcext:value-type="float">
            <text:p>0.02464581</text:p>
          </table:table-cell>
          <table:table-cell office:value-type="float" office:value="0.02182655" calcext:value-type="float">
            <text:p>0.02182655</text:p>
          </table:table-cell>
          <table:table-cell office:value-type="float" office:value="0.02066023" calcext:value-type="float">
            <text:p>0.02066023</text:p>
          </table:table-cell>
          <table:table-cell office:value-type="float" office:value="0.01749069" calcext:value-type="float">
            <text:p>0.01749069</text:p>
          </table:table-cell>
          <table:table-cell office:value-type="float" office:value="0.007599962" calcext:value-type="float">
            <text:p>0.007599962</text:p>
          </table:table-cell>
          <table:table-cell office:value-type="float" office:value="0.007410049" calcext:value-type="float">
            <text:p>0.007410049</text:p>
          </table:table-cell>
          <table:table-cell office:value-type="float" office:value="0" calcext:value-type="float">
            <text:p>0</text:p>
          </table:table-cell>
          <table:table-cell office:value-type="float" office:value="15.95715" calcext:value-type="float">
            <text:p>15.95715</text:p>
          </table:table-cell>
          <table:table-cell office:value-type="float" office:value="21.63426" calcext:value-type="float">
            <text:p>21.63426</text:p>
          </table:table-cell>
          <table:table-cell office:value-type="float" office:value="26.59744" calcext:value-type="float">
            <text:p>26.59744</text:p>
          </table:table-cell>
          <table:table-cell office:value-type="float" office:value="31.20334" calcext:value-type="float">
            <text:p>31.20334</text:p>
          </table:table-cell>
          <table:table-cell office:value-type="float" office:value="30.66959" calcext:value-type="float">
            <text:p>30.66959</text:p>
          </table:table-cell>
          <table:table-cell office:value-type="float" office:value="14.25951" calcext:value-type="float">
            <text:p>14.25951</text:p>
          </table:table-cell>
          <table:table-cell office:value-type="float" office:value="5.842877" calcext:value-type="float">
            <text:p>5.842877</text:p>
          </table:table-cell>
          <table:table-cell office:value-type="float" office:value="6.048687" calcext:value-type="float">
            <text:p>6.048687</text:p>
          </table:table-cell>
          <table:table-cell office:value-type="float" office:value="6.301039" calcext:value-type="float">
            <text:p>6.301039</text:p>
          </table:table-cell>
          <table:table-cell office:value-type="float" office:value="3.227715" calcext:value-type="float">
            <text:p>3.227715</text:p>
          </table:table-cell>
          <table:table-cell office:value-type="float" office:value="1.272156" calcext:value-type="float">
            <text:p>1.272156</text:p>
          </table:table-cell>
          <table:table-cell office:value-type="float" office:value="0.4302254" calcext:value-type="float">
            <text:p>0.4302254</text:p>
          </table:table-cell>
          <table:table-cell office:value-type="float" office:value="0.3640815" calcext:value-type="float">
            <text:p>0.3640815</text:p>
          </table:table-cell>
          <table:table-cell office:value-type="float" office:value="0.3301025" calcext:value-type="float">
            <text:p>0.3301025</text:p>
          </table:table-cell>
          <table:table-cell office:value-type="float" office:value="0" calcext:value-type="float">
            <text:p>0</text:p>
          </table:table-cell>
          <table:table-cell office:value-type="float" office:value="70.95009" calcext:value-type="float">
            <text:p>70.9500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82809" calcext:value-type="float">
            <text:p>37.82809</text:p>
          </table:table-cell>
          <table:table-cell office:value-type="float" office:value="0" calcext:value-type="float">
            <text:p>0</text:p>
          </table:table-cell>
          <table:table-cell office:value-type="float" office:value="-0.8383049" calcext:value-type="float">
            <text:p>-0.83830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29.74919" calcext:value-type="float">
            <text:p>29.74919</text:p>
          </table:table-cell>
          <table:table-cell office:value-type="float" office:value="1099.159" calcext:value-type="float">
            <text:p>1099.159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5121" calcext:value-type="float">
            <text:p>0.1565121</text:p>
          </table:table-cell>
          <table:table-cell office:value-type="float" office:value="16.19924" calcext:value-type="float">
            <text:p>16.19924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095" calcext:value-type="float">
            <text:p>-0.342095</text:p>
          </table:table-cell>
          <table:table-cell office:value-type="float" office:value="-0.01895806" calcext:value-type="float">
            <text:p>-0.01895806</text:p>
          </table:table-cell>
          <table:table-cell office:value-type="float" office:value="0.01032371" calcext:value-type="float">
            <text:p>0.01032371</text:p>
          </table:table-cell>
          <table:table-cell office:value-type="float" office:value="15.09046" calcext:value-type="float">
            <text:p>15.09046</text:p>
          </table:table-cell>
          <table:table-cell office:value-type="float" office:value="0.1284094" calcext:value-type="float">
            <text:p>0.1284094</text:p>
          </table:table-cell>
          <table:table-cell office:value-type="float" office:value="0.03815083" calcext:value-type="float">
            <text:p>0.03815083</text:p>
          </table:table-cell>
          <table:table-cell office:value-type="float" office:value="0.03371645" calcext:value-type="float">
            <text:p>0.03371645</text:p>
          </table:table-cell>
          <table:table-cell office:value-type="float" office:value="0.03011188" calcext:value-type="float">
            <text:p>0.03011188</text:p>
          </table:table-cell>
          <table:table-cell office:value-type="float" office:value="0.02736082" calcext:value-type="float">
            <text:p>0.02736082</text:p>
          </table:table-cell>
          <table:table-cell office:value-type="float" office:value="0.01621146" calcext:value-type="float">
            <text:p>0.01621146</text:p>
          </table:table-cell>
          <table:table-cell office:value-type="float" office:value="0.01214297" calcext:value-type="float">
            <text:p>0.01214297</text:p>
          </table:table-cell>
          <table:table-cell office:value-type="float" office:value="0.02895382" calcext:value-type="float">
            <text:p>0.02895382</text:p>
          </table:table-cell>
          <table:table-cell office:value-type="float" office:value="0.02461066" calcext:value-type="float">
            <text:p>0.02461066</text:p>
          </table:table-cell>
          <table:table-cell office:value-type="float" office:value="0.02180105" calcext:value-type="float">
            <text:p>0.02180105</text:p>
          </table:table-cell>
          <table:table-cell office:value-type="float" office:value="0.02064432" calcext:value-type="float">
            <text:p>0.02064432</text:p>
          </table:table-cell>
          <table:table-cell office:value-type="float" office:value="0.01748675" calcext:value-type="float">
            <text:p>0.01748675</text:p>
          </table:table-cell>
          <table:table-cell office:value-type="float" office:value="0.007588227" calcext:value-type="float">
            <text:p>0.007588227</text:p>
          </table:table-cell>
          <table:table-cell office:value-type="float" office:value="0.007409574" calcext:value-type="float">
            <text:p>0.007409574</text:p>
          </table:table-cell>
          <table:table-cell office:value-type="float" office:value="0" calcext:value-type="float">
            <text:p>0</text:p>
          </table:table-cell>
          <table:table-cell office:value-type="float" office:value="18.20494" calcext:value-type="float">
            <text:p>18.20494</text:p>
          </table:table-cell>
          <table:table-cell office:value-type="float" office:value="21.60087" calcext:value-type="float">
            <text:p>21.60087</text:p>
          </table:table-cell>
          <table:table-cell office:value-type="float" office:value="26.57268" calcext:value-type="float">
            <text:p>26.57268</text:p>
          </table:table-cell>
          <table:table-cell office:value-type="float" office:value="31.05425" calcext:value-type="float">
            <text:p>31.05425</text:p>
          </table:table-cell>
          <table:table-cell office:value-type="float" office:value="30.31392" calcext:value-type="float">
            <text:p>30.31392</text:p>
          </table:table-cell>
          <table:table-cell office:value-type="float" office:value="14.21541" calcext:value-type="float">
            <text:p>14.21541</text:p>
          </table:table-cell>
          <table:table-cell office:value-type="float" office:value="5.877114" calcext:value-type="float">
            <text:p>5.877114</text:p>
          </table:table-cell>
          <table:table-cell office:value-type="float" office:value="6.064233" calcext:value-type="float">
            <text:p>6.064233</text:p>
          </table:table-cell>
          <table:table-cell office:value-type="float" office:value="6.307323" calcext:value-type="float">
            <text:p>6.307323</text:p>
          </table:table-cell>
          <table:table-cell office:value-type="float" office:value="3.2316" calcext:value-type="float">
            <text:p>3.2316</text:p>
          </table:table-cell>
          <table:table-cell office:value-type="float" office:value="1.27375" calcext:value-type="float">
            <text:p>1.27375</text:p>
          </table:table-cell>
          <table:table-cell office:value-type="float" office:value="0.4311386" calcext:value-type="float">
            <text:p>0.4311386</text:p>
          </table:table-cell>
          <table:table-cell office:value-type="float" office:value="0.3639983" calcext:value-type="float">
            <text:p>0.3639983</text:p>
          </table:table-cell>
          <table:table-cell office:value-type="float" office:value="0.3301247" calcext:value-type="float">
            <text:p>0.3301247</text:p>
          </table:table-cell>
          <table:table-cell office:value-type="float" office:value="0" calcext:value-type="float">
            <text:p>0</text:p>
          </table:table-cell>
          <table:table-cell office:value-type="float" office:value="71.52329" calcext:value-type="float">
            <text:p>71.5232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85299" calcext:value-type="float">
            <text:p>37.85299</text:p>
          </table:table-cell>
          <table:table-cell office:value-type="float" office:value="0" calcext:value-type="float">
            <text:p>0</text:p>
          </table:table-cell>
          <table:table-cell office:value-type="float" office:value="-0.8383049" calcext:value-type="float">
            <text:p>-0.83830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29.75152" calcext:value-type="float">
            <text:p>29.75152</text:p>
          </table:table-cell>
          <table:table-cell office:value-type="float" office:value="1099.123" calcext:value-type="float">
            <text:p>1099.123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967" calcext:value-type="float">
            <text:p>0.156967</text:p>
          </table:table-cell>
          <table:table-cell office:value-type="float" office:value="16.22402" calcext:value-type="float">
            <text:p>16.22402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1049" calcext:value-type="float">
            <text:p>-0.3421049</text:p>
          </table:table-cell>
          <table:table-cell office:value-type="float" office:value="-0.01892754" calcext:value-type="float">
            <text:p>-0.01892754</text:p>
          </table:table-cell>
          <table:table-cell office:value-type="float" office:value="0.01045799" calcext:value-type="float">
            <text:p>0.01045799</text:p>
          </table:table-cell>
          <table:table-cell office:value-type="float" office:value="15.10464" calcext:value-type="float">
            <text:p>15.10464</text:p>
          </table:table-cell>
          <table:table-cell office:value-type="float" office:value="0.1136405" calcext:value-type="float">
            <text:p>0.1136405</text:p>
          </table:table-cell>
          <table:table-cell office:value-type="float" office:value="0.03869529" calcext:value-type="float">
            <text:p>0.03869529</text:p>
          </table:table-cell>
          <table:table-cell office:value-type="float" office:value="0.03374931" calcext:value-type="float">
            <text:p>0.03374931</text:p>
          </table:table-cell>
          <table:table-cell office:value-type="float" office:value="0.03007726" calcext:value-type="float">
            <text:p>0.03007726</text:p>
          </table:table-cell>
          <table:table-cell office:value-type="float" office:value="0.02732747" calcext:value-type="float">
            <text:p>0.02732747</text:p>
          </table:table-cell>
          <table:table-cell office:value-type="float" office:value="0.01632149" calcext:value-type="float">
            <text:p>0.01632149</text:p>
          </table:table-cell>
          <table:table-cell office:value-type="float" office:value="0.01223771" calcext:value-type="float">
            <text:p>0.01223771</text:p>
          </table:table-cell>
          <table:table-cell office:value-type="float" office:value="0.02894747" calcext:value-type="float">
            <text:p>0.02894747</text:p>
          </table:table-cell>
          <table:table-cell office:value-type="float" office:value="0.02457913" calcext:value-type="float">
            <text:p>0.02457913</text:p>
          </table:table-cell>
          <table:table-cell office:value-type="float" office:value="0.02177547" calcext:value-type="float">
            <text:p>0.02177547</text:p>
          </table:table-cell>
          <table:table-cell office:value-type="float" office:value="0.02062806" calcext:value-type="float">
            <text:p>0.02062806</text:p>
          </table:table-cell>
          <table:table-cell office:value-type="float" office:value="0.01748257" calcext:value-type="float">
            <text:p>0.01748257</text:p>
          </table:table-cell>
          <table:table-cell office:value-type="float" office:value="0.007576606" calcext:value-type="float">
            <text:p>0.007576606</text:p>
          </table:table-cell>
          <table:table-cell office:value-type="float" office:value="0.007409081" calcext:value-type="float">
            <text:p>0.007409081</text:p>
          </table:table-cell>
          <table:table-cell office:value-type="float" office:value="0" calcext:value-type="float">
            <text:p>0</text:p>
          </table:table-cell>
          <table:table-cell office:value-type="float" office:value="16.79544" calcext:value-type="float">
            <text:p>16.79544</text:p>
          </table:table-cell>
          <table:table-cell office:value-type="float" office:value="21.52336" calcext:value-type="float">
            <text:p>21.52336</text:p>
          </table:table-cell>
          <table:table-cell office:value-type="float" office:value="26.58713" calcext:value-type="float">
            <text:p>26.58713</text:p>
          </table:table-cell>
          <table:table-cell office:value-type="float" office:value="30.86804" calcext:value-type="float">
            <text:p>30.86804</text:p>
          </table:table-cell>
          <table:table-cell office:value-type="float" office:value="29.93262" calcext:value-type="float">
            <text:p>29.93262</text:p>
          </table:table-cell>
          <table:table-cell office:value-type="float" office:value="14.17503" calcext:value-type="float">
            <text:p>14.17503</text:p>
          </table:table-cell>
          <table:table-cell office:value-type="float" office:value="5.912611" calcext:value-type="float">
            <text:p>5.912611</text:p>
          </table:table-cell>
          <table:table-cell office:value-type="float" office:value="6.079538" calcext:value-type="float">
            <text:p>6.079538</text:p>
          </table:table-cell>
          <table:table-cell office:value-type="float" office:value="6.313362" calcext:value-type="float">
            <text:p>6.313362</text:p>
          </table:table-cell>
          <table:table-cell office:value-type="float" office:value="3.235466" calcext:value-type="float">
            <text:p>3.235466</text:p>
          </table:table-cell>
          <table:table-cell office:value-type="float" office:value="1.275348" calcext:value-type="float">
            <text:p>1.275348</text:p>
          </table:table-cell>
          <table:table-cell office:value-type="float" office:value="0.4320493" calcext:value-type="float">
            <text:p>0.4320493</text:p>
          </table:table-cell>
          <table:table-cell office:value-type="float" office:value="0.3639167" calcext:value-type="float">
            <text:p>0.3639167</text:p>
          </table:table-cell>
          <table:table-cell office:value-type="float" office:value="0.3301468" calcext:value-type="float">
            <text:p>0.3301468</text:p>
          </table:table-cell>
          <table:table-cell office:value-type="float" office:value="0" calcext:value-type="float">
            <text:p>0</text:p>
          </table:table-cell>
          <table:table-cell office:value-type="float" office:value="72.03909" calcext:value-type="float">
            <text:p>72.0390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8762" calcext:value-type="float">
            <text:p>37.8762</text:p>
          </table:table-cell>
          <table:table-cell office:value-type="float" office:value="0" calcext:value-type="float">
            <text:p>0</text:p>
          </table:table-cell>
          <table:table-cell office:value-type="float" office:value="-0.8383049" calcext:value-type="float">
            <text:p>-0.838304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29.75277" calcext:value-type="float">
            <text:p>29.75277</text:p>
          </table:table-cell>
          <table:table-cell office:value-type="float" office:value="1099.09" calcext:value-type="float">
            <text:p>1099.09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77663" calcext:value-type="float">
            <text:p>0.1577663</text:p>
          </table:table-cell>
          <table:table-cell office:value-type="float" office:value="16.24696" calcext:value-type="float">
            <text:p>16.24696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1164" calcext:value-type="float">
            <text:p>-0.3421164</text:p>
          </table:table-cell>
          <table:table-cell office:value-type="float" office:value="-0.01889655" calcext:value-type="float">
            <text:p>-0.01889655</text:p>
          </table:table-cell>
          <table:table-cell office:value-type="float" office:value="0.01057551" calcext:value-type="float">
            <text:p>0.01057551</text:p>
          </table:table-cell>
          <table:table-cell office:value-type="float" office:value="15.1124" calcext:value-type="float">
            <text:p>15.1124</text:p>
          </table:table-cell>
          <table:table-cell office:value-type="float" office:value="0.1088954" calcext:value-type="float">
            <text:p>0.1088954</text:p>
          </table:table-cell>
          <table:table-cell office:value-type="float" office:value="0.03928982" calcext:value-type="float">
            <text:p>0.03928982</text:p>
          </table:table-cell>
          <table:table-cell office:value-type="float" office:value="0.03384491" calcext:value-type="float">
            <text:p>0.03384491</text:p>
          </table:table-cell>
          <table:table-cell office:value-type="float" office:value="0.03004208" calcext:value-type="float">
            <text:p>0.03004208</text:p>
          </table:table-cell>
          <table:table-cell office:value-type="float" office:value="0.02729835" calcext:value-type="float">
            <text:p>0.02729835</text:p>
          </table:table-cell>
          <table:table-cell office:value-type="float" office:value="0.01649045" calcext:value-type="float">
            <text:p>0.01649045</text:p>
          </table:table-cell>
          <table:table-cell office:value-type="float" office:value="0.01238441" calcext:value-type="float">
            <text:p>0.01238441</text:p>
          </table:table-cell>
          <table:table-cell office:value-type="float" office:value="0.02898247" calcext:value-type="float">
            <text:p>0.02898247</text:p>
          </table:table-cell>
          <table:table-cell office:value-type="float" office:value="0.02455883" calcext:value-type="float">
            <text:p>0.02455883</text:p>
          </table:table-cell>
          <table:table-cell office:value-type="float" office:value="0.0217509" calcext:value-type="float">
            <text:p>0.0217509</text:p>
          </table:table-cell>
          <table:table-cell office:value-type="float" office:value="0.02061153" calcext:value-type="float">
            <text:p>0.02061153</text:p>
          </table:table-cell>
          <table:table-cell office:value-type="float" office:value="0.01747806" calcext:value-type="float">
            <text:p>0.01747806</text:p>
          </table:table-cell>
          <table:table-cell office:value-type="float" office:value="0.007565132" calcext:value-type="float">
            <text:p>0.007565132</text:p>
          </table:table-cell>
          <table:table-cell office:value-type="float" office:value="0.007408585" calcext:value-type="float">
            <text:p>0.007408585</text:p>
          </table:table-cell>
          <table:table-cell office:value-type="float" office:value="0" calcext:value-type="float">
            <text:p>0</text:p>
          </table:table-cell>
          <table:table-cell office:value-type="float" office:value="16.79097" calcext:value-type="float">
            <text:p>16.79097</text:p>
          </table:table-cell>
          <table:table-cell office:value-type="float" office:value="21.3893" calcext:value-type="float">
            <text:p>21.3893</text:p>
          </table:table-cell>
          <table:table-cell office:value-type="float" office:value="26.652" calcext:value-type="float">
            <text:p>26.652</text:p>
          </table:table-cell>
          <table:table-cell office:value-type="float" office:value="30.67753" calcext:value-type="float">
            <text:p>30.67753</text:p>
          </table:table-cell>
          <table:table-cell office:value-type="float" office:value="29.58448" calcext:value-type="float">
            <text:p>29.58448</text:p>
          </table:table-cell>
          <table:table-cell office:value-type="float" office:value="14.12618" calcext:value-type="float">
            <text:p>14.12618</text:p>
          </table:table-cell>
          <table:table-cell office:value-type="float" office:value="5.944407" calcext:value-type="float">
            <text:p>5.944407</text:p>
          </table:table-cell>
          <table:table-cell office:value-type="float" office:value="6.094242" calcext:value-type="float">
            <text:p>6.094242</text:p>
          </table:table-cell>
          <table:table-cell office:value-type="float" office:value="6.319116" calcext:value-type="float">
            <text:p>6.319116</text:p>
          </table:table-cell>
          <table:table-cell office:value-type="float" office:value="3.239322" calcext:value-type="float">
            <text:p>3.239322</text:p>
          </table:table-cell>
          <table:table-cell office:value-type="float" office:value="1.276945" calcext:value-type="float">
            <text:p>1.276945</text:p>
          </table:table-cell>
          <table:table-cell office:value-type="float" office:value="0.4329505" calcext:value-type="float">
            <text:p>0.4329505</text:p>
          </table:table-cell>
          <table:table-cell office:value-type="float" office:value="0.3638423" calcext:value-type="float">
            <text:p>0.3638423</text:p>
          </table:table-cell>
          <table:table-cell office:value-type="float" office:value="0.3301689" calcext:value-type="float">
            <text:p>0.3301689</text:p>
          </table:table-cell>
          <table:table-cell office:value-type="float" office:value="0" calcext:value-type="float">
            <text:p>0</text:p>
          </table:table-cell>
          <table:table-cell office:value-type="float" office:value="72.72721" calcext:value-type="float">
            <text:p>72.7272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89755" calcext:value-type="float">
            <text:p>37.89755</text:p>
          </table:table-cell>
          <table:table-cell office:value-type="float" office:value="0" calcext:value-type="float">
            <text:p>0</text:p>
          </table:table-cell>
          <table:table-cell office:value-type="float" office:value="-0.8383049" calcext:value-type="float">
            <text:p>-0.83830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29.75372" calcext:value-type="float">
            <text:p>29.75372</text:p>
          </table:table-cell>
          <table:table-cell office:value-type="float" office:value="1099.057" calcext:value-type="float">
            <text:p>1099.05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8942" calcext:value-type="float">
            <text:p>0.158942</text:p>
          </table:table-cell>
          <table:table-cell office:value-type="float" office:value="16.26982" calcext:value-type="float">
            <text:p>16.26982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1291" calcext:value-type="float">
            <text:p>-0.3421291</text:p>
          </table:table-cell>
          <table:table-cell office:value-type="float" office:value="-0.01886564" calcext:value-type="float">
            <text:p>-0.01886564</text:p>
          </table:table-cell>
          <table:table-cell office:value-type="float" office:value="0.01069914" calcext:value-type="float">
            <text:p>0.01069914</text:p>
          </table:table-cell>
          <table:table-cell office:value-type="float" office:value="15.12095" calcext:value-type="float">
            <text:p>15.12095</text:p>
          </table:table-cell>
          <table:table-cell office:value-type="float" office:value="0.1004471" calcext:value-type="float">
            <text:p>0.1004471</text:p>
          </table:table-cell>
          <table:table-cell office:value-type="float" office:value="0.03917889" calcext:value-type="float">
            <text:p>0.03917889</text:p>
          </table:table-cell>
          <table:table-cell office:value-type="float" office:value="0.03370971" calcext:value-type="float">
            <text:p>0.03370971</text:p>
          </table:table-cell>
          <table:table-cell office:value-type="float" office:value="0.02990826" calcext:value-type="float">
            <text:p>0.02990826</text:p>
          </table:table-cell>
          <table:table-cell office:value-type="float" office:value="0.02721118" calcext:value-type="float">
            <text:p>0.02721118</text:p>
          </table:table-cell>
          <table:table-cell office:value-type="float" office:value="0.01654334" calcext:value-type="float">
            <text:p>0.01654334</text:p>
          </table:table-cell>
          <table:table-cell office:value-type="float" office:value="0.01248154" calcext:value-type="float">
            <text:p>0.01248154</text:p>
          </table:table-cell>
          <table:table-cell office:value-type="float" office:value="0.02903354" calcext:value-type="float">
            <text:p>0.02903354</text:p>
          </table:table-cell>
          <table:table-cell office:value-type="float" office:value="0.02455211" calcext:value-type="float">
            <text:p>0.02455211</text:p>
          </table:table-cell>
          <table:table-cell office:value-type="float" office:value="0.02172891" calcext:value-type="float">
            <text:p>0.02172891</text:p>
          </table:table-cell>
          <table:table-cell office:value-type="float" office:value="0.02059495" calcext:value-type="float">
            <text:p>0.02059495</text:p>
          </table:table-cell>
          <table:table-cell office:value-type="float" office:value="0.01747328" calcext:value-type="float">
            <text:p>0.01747328</text:p>
          </table:table-cell>
          <table:table-cell office:value-type="float" office:value="0.007553777" calcext:value-type="float">
            <text:p>0.007553777</text:p>
          </table:table-cell>
          <table:table-cell office:value-type="float" office:value="0.007408096" calcext:value-type="float">
            <text:p>0.007408096</text:p>
          </table:table-cell>
          <table:table-cell office:value-type="float" office:value="0" calcext:value-type="float">
            <text:p>0</text:p>
          </table:table-cell>
          <table:table-cell office:value-type="float" office:value="17.42089" calcext:value-type="float">
            <text:p>17.42089</text:p>
          </table:table-cell>
          <table:table-cell office:value-type="float" office:value="21.29504" calcext:value-type="float">
            <text:p>21.29504</text:p>
          </table:table-cell>
          <table:table-cell office:value-type="float" office:value="26.71603" calcext:value-type="float">
            <text:p>26.71603</text:p>
          </table:table-cell>
          <table:table-cell office:value-type="float" office:value="30.4788" calcext:value-type="float">
            <text:p>30.4788</text:p>
          </table:table-cell>
          <table:table-cell office:value-type="float" office:value="29.26992" calcext:value-type="float">
            <text:p>29.26992</text:p>
          </table:table-cell>
          <table:table-cell office:value-type="float" office:value="14.07803" calcext:value-type="float">
            <text:p>14.07803</text:p>
          </table:table-cell>
          <table:table-cell office:value-type="float" office:value="5.973863" calcext:value-type="float">
            <text:p>5.973863</text:p>
          </table:table-cell>
          <table:table-cell office:value-type="float" office:value="6.108193" calcext:value-type="float">
            <text:p>6.108193</text:p>
          </table:table-cell>
          <table:table-cell office:value-type="float" office:value="6.324508" calcext:value-type="float">
            <text:p>6.324508</text:p>
          </table:table-cell>
          <table:table-cell office:value-type="float" office:value="3.243122" calcext:value-type="float">
            <text:p>3.243122</text:p>
          </table:table-cell>
          <table:table-cell office:value-type="float" office:value="1.27854" calcext:value-type="float">
            <text:p>1.27854</text:p>
          </table:table-cell>
          <table:table-cell office:value-type="float" office:value="0.4338495" calcext:value-type="float">
            <text:p>0.4338495</text:p>
          </table:table-cell>
          <table:table-cell office:value-type="float" office:value="0.3637695" calcext:value-type="float">
            <text:p>0.3637695</text:p>
          </table:table-cell>
          <table:table-cell office:value-type="float" office:value="0.330191" calcext:value-type="float">
            <text:p>0.330191</text:p>
          </table:table-cell>
          <table:table-cell office:value-type="float" office:value="0" calcext:value-type="float">
            <text:p>0</text:p>
          </table:table-cell>
          <table:table-cell office:value-type="float" office:value="73.81232" calcext:value-type="float">
            <text:p>73.81232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91928" calcext:value-type="float">
            <text:p>37.91928</text:p>
          </table:table-cell>
          <table:table-cell office:value-type="float" office:value="0" calcext:value-type="float">
            <text:p>0</text:p>
          </table:table-cell>
          <table:table-cell office:value-type="float" office:value="-0.8383049" calcext:value-type="float">
            <text:p>-0.83830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29.75517" calcext:value-type="float">
            <text:p>29.75517</text:p>
          </table:table-cell>
          <table:table-cell office:value-type="float" office:value="1099.023" calcext:value-type="float">
            <text:p>1099.023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01501" calcext:value-type="float">
            <text:p>0.1601501</text:p>
          </table:table-cell>
          <table:table-cell office:value-type="float" office:value="16.29238" calcext:value-type="float">
            <text:p>16.29238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143" calcext:value-type="float">
            <text:p>-0.342143</text:p>
          </table:table-cell>
          <table:table-cell office:value-type="float" office:value="-0.01883467" calcext:value-type="float">
            <text:p>-0.01883467</text:p>
          </table:table-cell>
          <table:table-cell office:value-type="float" office:value="0.01083015" calcext:value-type="float">
            <text:p>0.01083015</text:p>
          </table:table-cell>
          <table:table-cell office:value-type="float" office:value="15.13172" calcext:value-type="float">
            <text:p>15.13172</text:p>
          </table:table-cell>
          <table:table-cell office:value-type="float" office:value="0.09571541" calcext:value-type="float">
            <text:p>0.09571541</text:p>
          </table:table-cell>
          <table:table-cell office:value-type="float" office:value="0.03900025" calcext:value-type="float">
            <text:p>0.03900025</text:p>
          </table:table-cell>
          <table:table-cell office:value-type="float" office:value="0.03351618" calcext:value-type="float">
            <text:p>0.03351618</text:p>
          </table:table-cell>
          <table:table-cell office:value-type="float" office:value="0.02975151" calcext:value-type="float">
            <text:p>0.02975151</text:p>
          </table:table-cell>
          <table:table-cell office:value-type="float" office:value="0.02711136" calcext:value-type="float">
            <text:p>0.02711136</text:p>
          </table:table-cell>
          <table:table-cell office:value-type="float" office:value="0.01654161" calcext:value-type="float">
            <text:p>0.01654161</text:p>
          </table:table-cell>
          <table:table-cell office:value-type="float" office:value="0.01253175" calcext:value-type="float">
            <text:p>0.01253175</text:p>
          </table:table-cell>
          <table:table-cell office:value-type="float" office:value="0.02907706" calcext:value-type="float">
            <text:p>0.02907706</text:p>
          </table:table-cell>
          <table:table-cell office:value-type="float" office:value="0.02455295" calcext:value-type="float">
            <text:p>0.02455295</text:p>
          </table:table-cell>
          <table:table-cell office:value-type="float" office:value="0.02171028" calcext:value-type="float">
            <text:p>0.02171028</text:p>
          </table:table-cell>
          <table:table-cell office:value-type="float" office:value="0.02057866" calcext:value-type="float">
            <text:p>0.02057866</text:p>
          </table:table-cell>
          <table:table-cell office:value-type="float" office:value="0.0174683" calcext:value-type="float">
            <text:p>0.0174683</text:p>
          </table:table-cell>
          <table:table-cell office:value-type="float" office:value="0.007542542" calcext:value-type="float">
            <text:p>0.007542542</text:p>
          </table:table-cell>
          <table:table-cell office:value-type="float" office:value="0.007407598" calcext:value-type="float">
            <text:p>0.007407598</text:p>
          </table:table-cell>
          <table:table-cell office:value-type="float" office:value="0" calcext:value-type="float">
            <text:p>0</text:p>
          </table:table-cell>
          <table:table-cell office:value-type="float" office:value="18.03953" calcext:value-type="float">
            <text:p>18.03953</text:p>
          </table:table-cell>
          <table:table-cell office:value-type="float" office:value="21.20494" calcext:value-type="float">
            <text:p>21.20494</text:p>
          </table:table-cell>
          <table:table-cell office:value-type="float" office:value="26.72115" calcext:value-type="float">
            <text:p>26.72115</text:p>
          </table:table-cell>
          <table:table-cell office:value-type="float" office:value="30.30146" calcext:value-type="float">
            <text:p>30.30146</text:p>
          </table:table-cell>
          <table:table-cell office:value-type="float" office:value="29.0314" calcext:value-type="float">
            <text:p>29.0314</text:p>
          </table:table-cell>
          <table:table-cell office:value-type="float" office:value="14.03337" calcext:value-type="float">
            <text:p>14.03337</text:p>
          </table:table-cell>
          <table:table-cell office:value-type="float" office:value="6.0025" calcext:value-type="float">
            <text:p>6.0025</text:p>
          </table:table-cell>
          <table:table-cell office:value-type="float" office:value="6.121764" calcext:value-type="float">
            <text:p>6.121764</text:p>
          </table:table-cell>
          <table:table-cell office:value-type="float" office:value="6.329552" calcext:value-type="float">
            <text:p>6.329552</text:p>
          </table:table-cell>
          <table:table-cell office:value-type="float" office:value="3.246865" calcext:value-type="float">
            <text:p>3.246865</text:p>
          </table:table-cell>
          <table:table-cell office:value-type="float" office:value="1.28013" calcext:value-type="float">
            <text:p>1.28013</text:p>
          </table:table-cell>
          <table:table-cell office:value-type="float" office:value="0.4347467" calcext:value-type="float">
            <text:p>0.4347467</text:p>
          </table:table-cell>
          <table:table-cell office:value-type="float" office:value="0.3636959" calcext:value-type="float">
            <text:p>0.3636959</text:p>
          </table:table-cell>
          <table:table-cell office:value-type="float" office:value="0.3302131" calcext:value-type="float">
            <text:p>0.3302131</text:p>
          </table:table-cell>
          <table:table-cell office:value-type="float" office:value="0" calcext:value-type="float">
            <text:p>0</text:p>
          </table:table-cell>
          <table:table-cell office:value-type="float" office:value="74.90736" calcext:value-type="float">
            <text:p>74.9073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94096" calcext:value-type="float">
            <text:p>37.94096</text:p>
          </table:table-cell>
          <table:table-cell office:value-type="float" office:value="0" calcext:value-type="float">
            <text:p>0</text:p>
          </table:table-cell>
          <table:table-cell office:value-type="float" office:value="-0.8383049" calcext:value-type="float">
            <text:p>-0.838304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29.76007" calcext:value-type="float">
            <text:p>29.76007</text:p>
          </table:table-cell>
          <table:table-cell office:value-type="float" office:value="1098.989" calcext:value-type="float">
            <text:p>1098.989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04744" calcext:value-type="float">
            <text:p>0.1604744</text:p>
          </table:table-cell>
          <table:table-cell office:value-type="float" office:value="16.31515" calcext:value-type="float">
            <text:p>16.31515</text:p>
          </table:table-cell>
          <table:table-cell office:value-type="float" office:value="0.09268087" calcext:value-type="float">
            <text:p>0.09268087</text:p>
          </table:table-cell>
          <table:table-cell office:value-type="float" office:value="0.005027741" calcext:value-type="float">
            <text:p>0.005027741</text:p>
          </table:table-cell>
          <table:table-cell office:value-type="float" office:value="0.2947287" calcext:value-type="float">
            <text:p>0.2947287</text:p>
          </table:table-cell>
          <table:table-cell office:value-type="float" office:value="2.076744" calcext:value-type="float">
            <text:p>2.076744</text:p>
          </table:table-cell>
          <table:table-cell office:value-type="float" office:value="-0.3421573" calcext:value-type="float">
            <text:p>-0.3421573</text:p>
          </table:table-cell>
          <table:table-cell office:value-type="float" office:value="-0.01881029" calcext:value-type="float">
            <text:p>-0.01881029</text:p>
          </table:table-cell>
          <table:table-cell office:value-type="float" office:value="0.01096471" calcext:value-type="float">
            <text:p>0.01096471</text:p>
          </table:table-cell>
          <table:table-cell office:value-type="float" office:value="15.15368" calcext:value-type="float">
            <text:p>15.15368</text:p>
          </table:table-cell>
          <table:table-cell office:value-type="float" office:value="0.1000967" calcext:value-type="float">
            <text:p>0.1000967</text:p>
          </table:table-cell>
          <table:table-cell office:value-type="float" office:value="0.03803082" calcext:value-type="float">
            <text:p>0.03803082</text:p>
          </table:table-cell>
          <table:table-cell office:value-type="float" office:value="0.03304293" calcext:value-type="float">
            <text:p>0.03304293</text:p>
          </table:table-cell>
          <table:table-cell office:value-type="float" office:value="0.02941623" calcext:value-type="float">
            <text:p>0.02941623</text:p>
          </table:table-cell>
          <table:table-cell office:value-type="float" office:value="0.02687104" calcext:value-type="float">
            <text:p>0.02687104</text:p>
          </table:table-cell>
          <table:table-cell office:value-type="float" office:value="0.01648483" calcext:value-type="float">
            <text:p>0.01648483</text:p>
          </table:table-cell>
          <table:table-cell office:value-type="float" office:value="0.01253283" calcext:value-type="float">
            <text:p>0.01253283</text:p>
          </table:table-cell>
          <table:table-cell office:value-type="float" office:value="0.02910769" calcext:value-type="float">
            <text:p>0.02910769</text:p>
          </table:table-cell>
          <table:table-cell office:value-type="float" office:value="0.02455569" calcext:value-type="float">
            <text:p>0.02455569</text:p>
          </table:table-cell>
          <table:table-cell office:value-type="float" office:value="0.02169465" calcext:value-type="float">
            <text:p>0.02169465</text:p>
          </table:table-cell>
          <table:table-cell office:value-type="float" office:value="0.0205629" calcext:value-type="float">
            <text:p>0.0205629</text:p>
          </table:table-cell>
          <table:table-cell office:value-type="float" office:value="0.01746315" calcext:value-type="float">
            <text:p>0.01746315</text:p>
          </table:table-cell>
          <table:table-cell office:value-type="float" office:value="0.007531417" calcext:value-type="float">
            <text:p>0.007531417</text:p>
          </table:table-cell>
          <table:table-cell office:value-type="float" office:value="0.007407087" calcext:value-type="float">
            <text:p>0.007407087</text:p>
          </table:table-cell>
          <table:table-cell office:value-type="float" office:value="0" calcext:value-type="float">
            <text:p>0</text:p>
          </table:table-cell>
          <table:table-cell office:value-type="float" office:value="40.11979" calcext:value-type="float">
            <text:p>40.11979</text:p>
          </table:table-cell>
          <table:table-cell office:value-type="float" office:value="22.08036" calcext:value-type="float">
            <text:p>22.08036</text:p>
          </table:table-cell>
          <table:table-cell office:value-type="float" office:value="26.78713" calcext:value-type="float">
            <text:p>26.78713</text:p>
          </table:table-cell>
          <table:table-cell office:value-type="float" office:value="30.14746" calcext:value-type="float">
            <text:p>30.14746</text:p>
          </table:table-cell>
          <table:table-cell office:value-type="float" office:value="28.75788" calcext:value-type="float">
            <text:p>28.75788</text:p>
          </table:table-cell>
          <table:table-cell office:value-type="float" office:value="13.98864" calcext:value-type="float">
            <text:p>13.98864</text:p>
          </table:table-cell>
          <table:table-cell office:value-type="float" office:value="6.030686" calcext:value-type="float">
            <text:p>6.030686</text:p>
          </table:table-cell>
          <table:table-cell office:value-type="float" office:value="6.135193" calcext:value-type="float">
            <text:p>6.135193</text:p>
          </table:table-cell>
          <table:table-cell office:value-type="float" office:value="6.334306" calcext:value-type="float">
            <text:p>6.334306</text:p>
          </table:table-cell>
          <table:table-cell office:value-type="float" office:value="3.250539" calcext:value-type="float">
            <text:p>3.250539</text:p>
          </table:table-cell>
          <table:table-cell office:value-type="float" office:value="1.281711" calcext:value-type="float">
            <text:p>1.281711</text:p>
          </table:table-cell>
          <table:table-cell office:value-type="float" office:value="0.4356405" calcext:value-type="float">
            <text:p>0.4356405</text:p>
          </table:table-cell>
          <table:table-cell office:value-type="float" office:value="0.3636205" calcext:value-type="float">
            <text:p>0.3636205</text:p>
          </table:table-cell>
          <table:table-cell office:value-type="float" office:value="0.3302351" calcext:value-type="float">
            <text:p>0.3302351</text:p>
          </table:table-cell>
          <table:table-cell office:value-type="float" office:value="0" calcext:value-type="float">
            <text:p>0</text:p>
          </table:table-cell>
          <table:table-cell office:value-type="float" office:value="75.24404" calcext:value-type="float">
            <text:p>75.2440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95875" calcext:value-type="float">
            <text:p>37.95875</text:p>
          </table:table-cell>
          <table:table-cell office:value-type="float" office:value="0" calcext:value-type="float">
            <text:p>0</text:p>
          </table:table-cell>
          <table:table-cell office:value-type="float" office:value="-0.8383049" calcext:value-type="float">
            <text:p>-0.83830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29.77073" calcext:value-type="float">
            <text:p>29.77073</text:p>
          </table:table-cell>
          <table:table-cell office:value-type="float" office:value="1098.96" calcext:value-type="float">
            <text:p>1098.96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83529" calcext:value-type="float">
            <text:p>0.1583529</text:p>
          </table:table-cell>
          <table:table-cell office:value-type="float" office:value="16.33049" calcext:value-type="float">
            <text:p>16.33049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035" calcext:value-type="float">
            <text:p>0.00503035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7656" calcext:value-type="float">
            <text:p>2.077656</text:p>
          </table:table-cell>
          <table:table-cell office:value-type="float" office:value="-0.342199" calcext:value-type="float">
            <text:p>-0.342199</text:p>
          </table:table-cell>
          <table:table-cell office:value-type="float" office:value="-0.01879981" calcext:value-type="float">
            <text:p>-0.01879981</text:p>
          </table:table-cell>
          <table:table-cell office:value-type="float" office:value="0.01112726" calcext:value-type="float">
            <text:p>0.01112726</text:p>
          </table:table-cell>
          <table:table-cell office:value-type="float" office:value="15.19084" calcext:value-type="float">
            <text:p>15.19084</text:p>
          </table:table-cell>
          <table:table-cell office:value-type="float" office:value="0.1746132" calcext:value-type="float">
            <text:p>0.1746132</text:p>
          </table:table-cell>
          <table:table-cell office:value-type="float" office:value="0.06296275" calcext:value-type="float">
            <text:p>0.06296275</text:p>
          </table:table-cell>
          <table:table-cell office:value-type="float" office:value="0.04338618" calcext:value-type="float">
            <text:p>0.04338618</text:p>
          </table:table-cell>
          <table:table-cell office:value-type="float" office:value="0.03502461" calcext:value-type="float">
            <text:p>0.03502461</text:p>
          </table:table-cell>
          <table:table-cell office:value-type="float" office:value="0.03163491" calcext:value-type="float">
            <text:p>0.03163491</text:p>
          </table:table-cell>
          <table:table-cell office:value-type="float" office:value="0.0165686" calcext:value-type="float">
            <text:p>0.0165686</text:p>
          </table:table-cell>
          <table:table-cell office:value-type="float" office:value="0.01290558" calcext:value-type="float">
            <text:p>0.01290558</text:p>
          </table:table-cell>
          <table:table-cell office:value-type="float" office:value="0.02922402" calcext:value-type="float">
            <text:p>0.02922402</text:p>
          </table:table-cell>
          <table:table-cell office:value-type="float" office:value="0.02456374" calcext:value-type="float">
            <text:p>0.02456374</text:p>
          </table:table-cell>
          <table:table-cell office:value-type="float" office:value="0.02168144" calcext:value-type="float">
            <text:p>0.02168144</text:p>
          </table:table-cell>
          <table:table-cell office:value-type="float" office:value="0.02054776" calcext:value-type="float">
            <text:p>0.02054776</text:p>
          </table:table-cell>
          <table:table-cell office:value-type="float" office:value="0.01745787" calcext:value-type="float">
            <text:p>0.01745787</text:p>
          </table:table-cell>
          <table:table-cell office:value-type="float" office:value="0.007520403" calcext:value-type="float">
            <text:p>0.007520403</text:p>
          </table:table-cell>
          <table:table-cell office:value-type="float" office:value="0.007406562" calcext:value-type="float">
            <text:p>0.007406562</text:p>
          </table:table-cell>
          <table:table-cell office:value-type="float" office:value="0" calcext:value-type="float">
            <text:p>0</text:p>
          </table:table-cell>
          <table:table-cell office:value-type="float" office:value="3.751208" calcext:value-type="float">
            <text:p>3.751208</text:p>
          </table:table-cell>
          <table:table-cell office:value-type="float" office:value="16.19134" calcext:value-type="float">
            <text:p>16.19134</text:p>
          </table:table-cell>
          <table:table-cell office:value-type="float" office:value="28.71517" calcext:value-type="float">
            <text:p>28.71517</text:p>
          </table:table-cell>
          <table:table-cell office:value-type="float" office:value="38.07317" calcext:value-type="float">
            <text:p>38.07317</text:p>
          </table:table-cell>
          <table:table-cell office:value-type="float" office:value="43.89512" calcext:value-type="float">
            <text:p>43.89512</text:p>
          </table:table-cell>
          <table:table-cell office:value-type="float" office:value="14.39775" calcext:value-type="float">
            <text:p>14.39775</text:p>
          </table:table-cell>
          <table:table-cell office:value-type="float" office:value="5.62586" calcext:value-type="float">
            <text:p>5.62586</text:p>
          </table:table-cell>
          <table:table-cell office:value-type="float" office:value="6.238058" calcext:value-type="float">
            <text:p>6.238058</text:p>
          </table:table-cell>
          <table:table-cell office:value-type="float" office:value="6.34402" calcext:value-type="float">
            <text:p>6.34402</text:p>
          </table:table-cell>
          <table:table-cell office:value-type="float" office:value="3.254181" calcext:value-type="float">
            <text:p>3.254181</text:p>
          </table:table-cell>
          <table:table-cell office:value-type="float" office:value="1.283284" calcext:value-type="float">
            <text:p>1.283284</text:p>
          </table:table-cell>
          <table:table-cell office:value-type="float" office:value="0.4365302" calcext:value-type="float">
            <text:p>0.4365302</text:p>
          </table:table-cell>
          <table:table-cell office:value-type="float" office:value="0.3635475" calcext:value-type="float">
            <text:p>0.3635475</text:p>
          </table:table-cell>
          <table:table-cell office:value-type="float" office:value="0.3302572" calcext:value-type="float">
            <text:p>0.3302572</text:p>
          </table:table-cell>
          <table:table-cell office:value-type="float" office:value="0" calcext:value-type="float">
            <text:p>0</text:p>
          </table:table-cell>
          <table:table-cell office:value-type="float" office:value="71.10184" calcext:value-type="float">
            <text:p>71.1018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96777" calcext:value-type="float">
            <text:p>37.96777</text:p>
          </table:table-cell>
          <table:table-cell office:value-type="float" office:value="0" calcext:value-type="float">
            <text:p>0</text:p>
          </table:table-cell>
          <table:table-cell office:value-type="float" office:value="-0.8383129" calcext:value-type="float">
            <text:p>-0.83831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29.78011" calcext:value-type="float">
            <text:p>29.78011</text:p>
          </table:table-cell>
          <table:table-cell office:value-type="float" office:value="1098.932" calcext:value-type="float">
            <text:p>1098.932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70222" calcext:value-type="float">
            <text:p>0.1570222</text:p>
          </table:table-cell>
          <table:table-cell office:value-type="float" office:value="16.34304" calcext:value-type="float">
            <text:p>16.34304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035" calcext:value-type="float">
            <text:p>0.00503035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7656" calcext:value-type="float">
            <text:p>2.077656</text:p>
          </table:table-cell>
          <table:table-cell office:value-type="float" office:value="-0.3422061" calcext:value-type="float">
            <text:p>-0.3422061</text:p>
          </table:table-cell>
          <table:table-cell office:value-type="float" office:value="-0.01878532" calcext:value-type="float">
            <text:p>-0.01878532</text:p>
          </table:table-cell>
          <table:table-cell office:value-type="float" office:value="0.01128226" calcext:value-type="float">
            <text:p>0.01128226</text:p>
          </table:table-cell>
          <table:table-cell office:value-type="float" office:value="15.21913" calcext:value-type="float">
            <text:p>15.21913</text:p>
          </table:table-cell>
          <table:table-cell office:value-type="float" office:value="0.1608843" calcext:value-type="float">
            <text:p>0.1608843</text:p>
          </table:table-cell>
          <table:table-cell office:value-type="float" office:value="0.05506249" calcext:value-type="float">
            <text:p>0.05506249</text:p>
          </table:table-cell>
          <table:table-cell office:value-type="float" office:value="0.04201698" calcext:value-type="float">
            <text:p>0.04201698</text:p>
          </table:table-cell>
          <table:table-cell office:value-type="float" office:value="0.03585666" calcext:value-type="float">
            <text:p>0.03585666</text:p>
          </table:table-cell>
          <table:table-cell office:value-type="float" office:value="0.03266855" calcext:value-type="float">
            <text:p>0.03266855</text:p>
          </table:table-cell>
          <table:table-cell office:value-type="float" office:value="0.01711906" calcext:value-type="float">
            <text:p>0.01711906</text:p>
          </table:table-cell>
          <table:table-cell office:value-type="float" office:value="0.01290354" calcext:value-type="float">
            <text:p>0.01290354</text:p>
          </table:table-cell>
          <table:table-cell office:value-type="float" office:value="0.02932842" calcext:value-type="float">
            <text:p>0.02932842</text:p>
          </table:table-cell>
          <table:table-cell office:value-type="float" office:value="0.02458451" calcext:value-type="float">
            <text:p>0.02458451</text:p>
          </table:table-cell>
          <table:table-cell office:value-type="float" office:value="0.02167091" calcext:value-type="float">
            <text:p>0.02167091</text:p>
          </table:table-cell>
          <table:table-cell office:value-type="float" office:value="0.0205333" calcext:value-type="float">
            <text:p>0.0205333</text:p>
          </table:table-cell>
          <table:table-cell office:value-type="float" office:value="0.01745258" calcext:value-type="float">
            <text:p>0.01745258</text:p>
          </table:table-cell>
          <table:table-cell office:value-type="float" office:value="0.007509512" calcext:value-type="float">
            <text:p>0.007509512</text:p>
          </table:table-cell>
          <table:table-cell office:value-type="float" office:value="0.007406025" calcext:value-type="float">
            <text:p>0.007406025</text:p>
          </table:table-cell>
          <table:table-cell office:value-type="float" office:value="0" calcext:value-type="float">
            <text:p>0</text:p>
          </table:table-cell>
          <table:table-cell office:value-type="float" office:value="4.278688" calcext:value-type="float">
            <text:p>4.278688</text:p>
          </table:table-cell>
          <table:table-cell office:value-type="float" office:value="15.18444" calcext:value-type="float">
            <text:p>15.18444</text:p>
          </table:table-cell>
          <table:table-cell office:value-type="float" office:value="27.47885" calcext:value-type="float">
            <text:p>27.47885</text:p>
          </table:table-cell>
          <table:table-cell office:value-type="float" office:value="36.55921" calcext:value-type="float">
            <text:p>36.55921</text:p>
          </table:table-cell>
          <table:table-cell office:value-type="float" office:value="41.44151" calcext:value-type="float">
            <text:p>41.44151</text:p>
          </table:table-cell>
          <table:table-cell office:value-type="float" office:value="16.13771" calcext:value-type="float">
            <text:p>16.13771</text:p>
          </table:table-cell>
          <table:table-cell office:value-type="float" office:value="5.503228" calcext:value-type="float">
            <text:p>5.503228</text:p>
          </table:table-cell>
          <table:table-cell office:value-type="float" office:value="6.283968" calcext:value-type="float">
            <text:p>6.283968</text:p>
          </table:table-cell>
          <table:table-cell office:value-type="float" office:value="6.361268" calcext:value-type="float">
            <text:p>6.361268</text:p>
          </table:table-cell>
          <table:table-cell office:value-type="float" office:value="3.25801" calcext:value-type="float">
            <text:p>3.25801</text:p>
          </table:table-cell>
          <table:table-cell office:value-type="float" office:value="1.284849" calcext:value-type="float">
            <text:p>1.284849</text:p>
          </table:table-cell>
          <table:table-cell office:value-type="float" office:value="0.4374161" calcext:value-type="float">
            <text:p>0.4374161</text:p>
          </table:table-cell>
          <table:table-cell office:value-type="float" office:value="0.3634748" calcext:value-type="float">
            <text:p>0.3634748</text:p>
          </table:table-cell>
          <table:table-cell office:value-type="float" office:value="0.3302792" calcext:value-type="float">
            <text:p>0.3302792</text:p>
          </table:table-cell>
          <table:table-cell office:value-type="float" office:value="0" calcext:value-type="float">
            <text:p>0</text:p>
          </table:table-cell>
          <table:table-cell office:value-type="float" office:value="70.27597" calcext:value-type="float">
            <text:p>70.2759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97792" calcext:value-type="float">
            <text:p>37.97792</text:p>
          </table:table-cell>
          <table:table-cell office:value-type="float" office:value="0" calcext:value-type="float">
            <text:p>0</text:p>
          </table:table-cell>
          <table:table-cell office:value-type="float" office:value="-0.8383132" calcext:value-type="float">
            <text:p>-0.83831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29.79292" calcext:value-type="float">
            <text:p>29.79292</text:p>
          </table:table-cell>
          <table:table-cell office:value-type="float" office:value="1098.907" calcext:value-type="float">
            <text:p>1098.90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46281" calcext:value-type="float">
            <text:p>0.1546281</text:p>
          </table:table-cell>
          <table:table-cell office:value-type="float" office:value="16.35263" calcext:value-type="float">
            <text:p>16.35263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0382" calcext:value-type="float">
            <text:p>0.005030382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7678" calcext:value-type="float">
            <text:p>2.077678</text:p>
          </table:table-cell>
          <table:table-cell office:value-type="float" office:value="-0.3422202" calcext:value-type="float">
            <text:p>-0.3422202</text:p>
          </table:table-cell>
          <table:table-cell office:value-type="float" office:value="-0.01877117" calcext:value-type="float">
            <text:p>-0.01877117</text:p>
          </table:table-cell>
          <table:table-cell office:value-type="float" office:value="0.01143766" calcext:value-type="float">
            <text:p>0.01143766</text:p>
          </table:table-cell>
          <table:table-cell office:value-type="float" office:value="15.25937" calcext:value-type="float">
            <text:p>15.25937</text:p>
          </table:table-cell>
          <table:table-cell office:value-type="float" office:value="0.1095123" calcext:value-type="float">
            <text:p>0.1095123</text:p>
          </table:table-cell>
          <table:table-cell office:value-type="float" office:value="0.04878317" calcext:value-type="float">
            <text:p>0.04878317</text:p>
          </table:table-cell>
          <table:table-cell office:value-type="float" office:value="0.04036305" calcext:value-type="float">
            <text:p>0.04036305</text:p>
          </table:table-cell>
          <table:table-cell office:value-type="float" office:value="0.03559333" calcext:value-type="float">
            <text:p>0.03559333</text:p>
          </table:table-cell>
          <table:table-cell office:value-type="float" office:value="0.03262595" calcext:value-type="float">
            <text:p>0.03262595</text:p>
          </table:table-cell>
          <table:table-cell office:value-type="float" office:value="0.01804005" calcext:value-type="float">
            <text:p>0.01804005</text:p>
          </table:table-cell>
          <table:table-cell office:value-type="float" office:value="0.01331553" calcext:value-type="float">
            <text:p>0.01331553</text:p>
          </table:table-cell>
          <table:table-cell office:value-type="float" office:value="0.02944729" calcext:value-type="float">
            <text:p>0.02944729</text:p>
          </table:table-cell>
          <table:table-cell office:value-type="float" office:value="0.02461689" calcext:value-type="float">
            <text:p>0.02461689</text:p>
          </table:table-cell>
          <table:table-cell office:value-type="float" office:value="0.02166377" calcext:value-type="float">
            <text:p>0.02166377</text:p>
          </table:table-cell>
          <table:table-cell office:value-type="float" office:value="0.02051965" calcext:value-type="float">
            <text:p>0.02051965</text:p>
          </table:table-cell>
          <table:table-cell office:value-type="float" office:value="0.01744723" calcext:value-type="float">
            <text:p>0.01744723</text:p>
          </table:table-cell>
          <table:table-cell office:value-type="float" office:value="0.007498736" calcext:value-type="float">
            <text:p>0.007498736</text:p>
          </table:table-cell>
          <table:table-cell office:value-type="float" office:value="0.007405486" calcext:value-type="float">
            <text:p>0.007405486</text:p>
          </table:table-cell>
          <table:table-cell office:value-type="float" office:value="0" calcext:value-type="float">
            <text:p>0</text:p>
          </table:table-cell>
          <table:table-cell office:value-type="float" office:value="6.226532" calcext:value-type="float">
            <text:p>6.226532</text:p>
          </table:table-cell>
          <table:table-cell office:value-type="float" office:value="13.04717" calcext:value-type="float">
            <text:p>13.04717</text:p>
          </table:table-cell>
          <table:table-cell office:value-type="float" office:value="24.40177" calcext:value-type="float">
            <text:p>24.40177</text:p>
          </table:table-cell>
          <table:table-cell office:value-type="float" office:value="32.91209" calcext:value-type="float">
            <text:p>32.91209</text:p>
          </table:table-cell>
          <table:table-cell office:value-type="float" office:value="36.48199" calcext:value-type="float">
            <text:p>36.48199</text:p>
          </table:table-cell>
          <table:table-cell office:value-type="float" office:value="18.75901" calcext:value-type="float">
            <text:p>18.75901</text:p>
          </table:table-cell>
          <table:table-cell office:value-type="float" office:value="6.963803" calcext:value-type="float">
            <text:p>6.963803</text:p>
          </table:table-cell>
          <table:table-cell office:value-type="float" office:value="6.336342" calcext:value-type="float">
            <text:p>6.336342</text:p>
          </table:table-cell>
          <table:table-cell office:value-type="float" office:value="6.379344" calcext:value-type="float">
            <text:p>6.379344</text:p>
          </table:table-cell>
          <table:table-cell office:value-type="float" office:value="3.262071" calcext:value-type="float">
            <text:p>3.262071</text:p>
          </table:table-cell>
          <table:table-cell office:value-type="float" office:value="1.286416" calcext:value-type="float">
            <text:p>1.286416</text:p>
          </table:table-cell>
          <table:table-cell office:value-type="float" office:value="0.4382977" calcext:value-type="float">
            <text:p>0.4382977</text:p>
          </table:table-cell>
          <table:table-cell office:value-type="float" office:value="0.3634038" calcext:value-type="float">
            <text:p>0.3634038</text:p>
          </table:table-cell>
          <table:table-cell office:value-type="float" office:value="0.3303012" calcext:value-type="float">
            <text:p>0.3303012</text:p>
          </table:table-cell>
          <table:table-cell office:value-type="float" office:value="0" calcext:value-type="float">
            <text:p>0</text:p>
          </table:table-cell>
          <table:table-cell office:value-type="float" office:value="68.82088" calcext:value-type="float">
            <text:p>68.82088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98336" calcext:value-type="float">
            <text:p>37.98336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29.79966" calcext:value-type="float">
            <text:p>29.79966</text:p>
          </table:table-cell>
          <table:table-cell office:value-type="float" office:value="1098.883" calcext:value-type="float">
            <text:p>1098.883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49025" calcext:value-type="float">
            <text:p>0.1549025</text:p>
          </table:table-cell>
          <table:table-cell office:value-type="float" office:value="16.3631" calcext:value-type="float">
            <text:p>16.3631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0824" calcext:value-type="float">
            <text:p>0.005030824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7982" calcext:value-type="float">
            <text:p>2.077982</text:p>
          </table:table-cell>
          <table:table-cell office:value-type="float" office:value="-0.3422251" calcext:value-type="float">
            <text:p>-0.3422251</text:p>
          </table:table-cell>
          <table:table-cell office:value-type="float" office:value="-0.01875479" calcext:value-type="float">
            <text:p>-0.01875479</text:p>
          </table:table-cell>
          <table:table-cell office:value-type="float" office:value="0.01157272" calcext:value-type="float">
            <text:p>0.01157272</text:p>
          </table:table-cell>
          <table:table-cell office:value-type="float" office:value="15.27407" calcext:value-type="float">
            <text:p>15.27407</text:p>
          </table:table-cell>
          <table:table-cell office:value-type="float" office:value="0.08282632" calcext:value-type="float">
            <text:p>0.08282632</text:p>
          </table:table-cell>
          <table:table-cell office:value-type="float" office:value="0.04737145" calcext:value-type="float">
            <text:p>0.04737145</text:p>
          </table:table-cell>
          <table:table-cell office:value-type="float" office:value="0.0400399" calcext:value-type="float">
            <text:p>0.0400399</text:p>
          </table:table-cell>
          <table:table-cell office:value-type="float" office:value="0.03555367" calcext:value-type="float">
            <text:p>0.03555367</text:p>
          </table:table-cell>
          <table:table-cell office:value-type="float" office:value="0.03270995" calcext:value-type="float">
            <text:p>0.03270995</text:p>
          </table:table-cell>
          <table:table-cell office:value-type="float" office:value="0.01884991" calcext:value-type="float">
            <text:p>0.01884991</text:p>
          </table:table-cell>
          <table:table-cell office:value-type="float" office:value="0.01342095" calcext:value-type="float">
            <text:p>0.01342095</text:p>
          </table:table-cell>
          <table:table-cell office:value-type="float" office:value="0.02966488" calcext:value-type="float">
            <text:p>0.02966488</text:p>
          </table:table-cell>
          <table:table-cell office:value-type="float" office:value="0.0246633" calcext:value-type="float">
            <text:p>0.0246633</text:p>
          </table:table-cell>
          <table:table-cell office:value-type="float" office:value="0.02166056" calcext:value-type="float">
            <text:p>0.02166056</text:p>
          </table:table-cell>
          <table:table-cell office:value-type="float" office:value="0.02050703" calcext:value-type="float">
            <text:p>0.02050703</text:p>
          </table:table-cell>
          <table:table-cell office:value-type="float" office:value="0.01744195" calcext:value-type="float">
            <text:p>0.01744195</text:p>
          </table:table-cell>
          <table:table-cell office:value-type="float" office:value="0.00748807" calcext:value-type="float">
            <text:p>0.00748807</text:p>
          </table:table-cell>
          <table:table-cell office:value-type="float" office:value="0.007404939" calcext:value-type="float">
            <text:p>0.007404939</text:p>
          </table:table-cell>
          <table:table-cell office:value-type="float" office:value="0" calcext:value-type="float">
            <text:p>0</text:p>
          </table:table-cell>
          <table:table-cell office:value-type="float" office:value="8.695159" calcext:value-type="float">
            <text:p>8.695159</text:p>
          </table:table-cell>
          <table:table-cell office:value-type="float" office:value="15.35189" calcext:value-type="float">
            <text:p>15.35189</text:p>
          </table:table-cell>
          <table:table-cell office:value-type="float" office:value="23.20685" calcext:value-type="float">
            <text:p>23.20685</text:p>
          </table:table-cell>
          <table:table-cell office:value-type="float" office:value="30.63076" calcext:value-type="float">
            <text:p>30.63076</text:p>
          </table:table-cell>
          <table:table-cell office:value-type="float" office:value="33.0997" calcext:value-type="float">
            <text:p>33.0997</text:p>
          </table:table-cell>
          <table:table-cell office:value-type="float" office:value="18.18164" calcext:value-type="float">
            <text:p>18.18164</text:p>
          </table:table-cell>
          <table:table-cell office:value-type="float" office:value="5.936523" calcext:value-type="float">
            <text:p>5.936523</text:p>
          </table:table-cell>
          <table:table-cell office:value-type="float" office:value="6.495506" calcext:value-type="float">
            <text:p>6.495506</text:p>
          </table:table-cell>
          <table:table-cell office:value-type="float" office:value="6.405043" calcext:value-type="float">
            <text:p>6.405043</text:p>
          </table:table-cell>
          <table:table-cell office:value-type="float" office:value="3.266394" calcext:value-type="float">
            <text:p>3.266394</text:p>
          </table:table-cell>
          <table:table-cell office:value-type="float" office:value="1.287989" calcext:value-type="float">
            <text:p>1.287989</text:p>
          </table:table-cell>
          <table:table-cell office:value-type="float" office:value="0.4391748" calcext:value-type="float">
            <text:p>0.4391748</text:p>
          </table:table-cell>
          <table:table-cell office:value-type="float" office:value="0.3633334" calcext:value-type="float">
            <text:p>0.3633334</text:p>
          </table:table-cell>
          <table:table-cell office:value-type="float" office:value="0.3303232" calcext:value-type="float">
            <text:p>0.3303232</text:p>
          </table:table-cell>
          <table:table-cell office:value-type="float" office:value="0" calcext:value-type="float">
            <text:p>0</text:p>
          </table:table-cell>
          <table:table-cell office:value-type="float" office:value="69.16902" calcext:value-type="float">
            <text:p>69.16902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7.99372" calcext:value-type="float">
            <text:p>37.99372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29.80389" calcext:value-type="float">
            <text:p>29.80389</text:p>
          </table:table-cell>
          <table:table-cell office:value-type="float" office:value="1098.861" calcext:value-type="float">
            <text:p>1098.861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55098" calcext:value-type="float">
            <text:p>0.1555098</text:p>
          </table:table-cell>
          <table:table-cell office:value-type="float" office:value="16.37385" calcext:value-type="float">
            <text:p>16.37385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0919" calcext:value-type="float">
            <text:p>0.005030919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039" calcext:value-type="float">
            <text:p>2.078039</text:p>
          </table:table-cell>
          <table:table-cell office:value-type="float" office:value="-0.3422219" calcext:value-type="float">
            <text:p>-0.3422219</text:p>
          </table:table-cell>
          <table:table-cell office:value-type="float" office:value="-0.01873004" calcext:value-type="float">
            <text:p>-0.01873004</text:p>
          </table:table-cell>
          <table:table-cell office:value-type="float" office:value="0.01166849" calcext:value-type="float">
            <text:p>0.01166849</text:p>
          </table:table-cell>
          <table:table-cell office:value-type="float" office:value="15.27882" calcext:value-type="float">
            <text:p>15.27882</text:p>
          </table:table-cell>
          <table:table-cell office:value-type="float" office:value="0.08070865" calcext:value-type="float">
            <text:p>0.08070865</text:p>
          </table:table-cell>
          <table:table-cell office:value-type="float" office:value="0.05067505" calcext:value-type="float">
            <text:p>0.05067505</text:p>
          </table:table-cell>
          <table:table-cell office:value-type="float" office:value="0.04211043" calcext:value-type="float">
            <text:p>0.04211043</text:p>
          </table:table-cell>
          <table:table-cell office:value-type="float" office:value="0.03679702" calcext:value-type="float">
            <text:p>0.03679702</text:p>
          </table:table-cell>
          <table:table-cell office:value-type="float" office:value="0.03342214" calcext:value-type="float">
            <text:p>0.03342214</text:p>
          </table:table-cell>
          <table:table-cell office:value-type="float" office:value="0.01930084" calcext:value-type="float">
            <text:p>0.01930084</text:p>
          </table:table-cell>
          <table:table-cell office:value-type="float" office:value="0.01383337" calcext:value-type="float">
            <text:p>0.01383337</text:p>
          </table:table-cell>
          <table:table-cell office:value-type="float" office:value="0.02993729" calcext:value-type="float">
            <text:p>0.02993729</text:p>
          </table:table-cell>
          <table:table-cell office:value-type="float" office:value="0.02473394" calcext:value-type="float">
            <text:p>0.02473394</text:p>
          </table:table-cell>
          <table:table-cell office:value-type="float" office:value="0.0216619" calcext:value-type="float">
            <text:p>0.0216619</text:p>
          </table:table-cell>
          <table:table-cell office:value-type="float" office:value="0.02049562" calcext:value-type="float">
            <text:p>0.02049562</text:p>
          </table:table-cell>
          <table:table-cell office:value-type="float" office:value="0.01743678" calcext:value-type="float">
            <text:p>0.01743678</text:p>
          </table:table-cell>
          <table:table-cell office:value-type="float" office:value="0.007477537" calcext:value-type="float">
            <text:p>0.007477537</text:p>
          </table:table-cell>
          <table:table-cell office:value-type="float" office:value="0.007404393" calcext:value-type="float">
            <text:p>0.007404393</text:p>
          </table:table-cell>
          <table:table-cell office:value-type="float" office:value="0" calcext:value-type="float">
            <text:p>0</text:p>
          </table:table-cell>
          <table:table-cell office:value-type="float" office:value="8.895889" calcext:value-type="float">
            <text:p>8.895889</text:p>
          </table:table-cell>
          <table:table-cell office:value-type="float" office:value="17.30902" calcext:value-type="float">
            <text:p>17.30902</text:p>
          </table:table-cell>
          <table:table-cell office:value-type="float" office:value="24.42267" calcext:value-type="float">
            <text:p>24.42267</text:p>
          </table:table-cell>
          <table:table-cell office:value-type="float" office:value="30.48054" calcext:value-type="float">
            <text:p>30.48054</text:p>
          </table:table-cell>
          <table:table-cell office:value-type="float" office:value="31.59847" calcext:value-type="float">
            <text:p>31.59847</text:p>
          </table:table-cell>
          <table:table-cell office:value-type="float" office:value="17.23643" calcext:value-type="float">
            <text:p>17.23643</text:p>
          </table:table-cell>
          <table:table-cell office:value-type="float" office:value="5.617023" calcext:value-type="float">
            <text:p>5.617023</text:p>
          </table:table-cell>
          <table:table-cell office:value-type="float" office:value="6.594968" calcext:value-type="float">
            <text:p>6.594968</text:p>
          </table:table-cell>
          <table:table-cell office:value-type="float" office:value="6.444547" calcext:value-type="float">
            <text:p>6.444547</text:p>
          </table:table-cell>
          <table:table-cell office:value-type="float" office:value="3.271517" calcext:value-type="float">
            <text:p>3.271517</text:p>
          </table:table-cell>
          <table:table-cell office:value-type="float" office:value="1.289581" calcext:value-type="float">
            <text:p>1.289581</text:p>
          </table:table-cell>
          <table:table-cell office:value-type="float" office:value="0.4400469" calcext:value-type="float">
            <text:p>0.4400469</text:p>
          </table:table-cell>
          <table:table-cell office:value-type="float" office:value="0.3632642" calcext:value-type="float">
            <text:p>0.3632642</text:p>
          </table:table-cell>
          <table:table-cell office:value-type="float" office:value="0.3303452" calcext:value-type="float">
            <text:p>0.3303452</text:p>
          </table:table-cell>
          <table:table-cell office:value-type="float" office:value="0" calcext:value-type="float">
            <text:p>0</text:p>
          </table:table-cell>
          <table:table-cell office:value-type="float" office:value="69.23914" calcext:value-type="float">
            <text:p>69.2391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0404" calcext:value-type="float">
            <text:p>38.00404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29.80706" calcext:value-type="float">
            <text:p>29.80706</text:p>
          </table:table-cell>
          <table:table-cell office:value-type="float" office:value="1098.842" calcext:value-type="float">
            <text:p>1098.842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2587" calcext:value-type="float">
            <text:p>0.1562587</text:p>
          </table:table-cell>
          <table:table-cell office:value-type="float" office:value="16.38387" calcext:value-type="float">
            <text:p>16.38387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0984" calcext:value-type="float">
            <text:p>0.005030984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072" calcext:value-type="float">
            <text:p>2.078072</text:p>
          </table:table-cell>
          <table:table-cell office:value-type="float" office:value="-0.3422188" calcext:value-type="float">
            <text:p>-0.3422188</text:p>
          </table:table-cell>
          <table:table-cell office:value-type="float" office:value="-0.01870362" calcext:value-type="float">
            <text:p>-0.01870362</text:p>
          </table:table-cell>
          <table:table-cell office:value-type="float" office:value="0.01174437" calcext:value-type="float">
            <text:p>0.01174437</text:p>
          </table:table-cell>
          <table:table-cell office:value-type="float" office:value="15.27957" calcext:value-type="float">
            <text:p>15.27957</text:p>
          </table:table-cell>
          <table:table-cell office:value-type="float" office:value="0.0808191" calcext:value-type="float">
            <text:p>0.0808191</text:p>
          </table:table-cell>
          <table:table-cell office:value-type="float" office:value="0.0544105" calcext:value-type="float">
            <text:p>0.0544105</text:p>
          </table:table-cell>
          <table:table-cell office:value-type="float" office:value="0.04450931" calcext:value-type="float">
            <text:p>0.04450931</text:p>
          </table:table-cell>
          <table:table-cell office:value-type="float" office:value="0.03820895" calcext:value-type="float">
            <text:p>0.03820895</text:p>
          </table:table-cell>
          <table:table-cell office:value-type="float" office:value="0.03428764" calcext:value-type="float">
            <text:p>0.03428764</text:p>
          </table:table-cell>
          <table:table-cell office:value-type="float" office:value="0.01984056" calcext:value-type="float">
            <text:p>0.01984056</text:p>
          </table:table-cell>
          <table:table-cell office:value-type="float" office:value="0.01428766" calcext:value-type="float">
            <text:p>0.01428766</text:p>
          </table:table-cell>
          <table:table-cell office:value-type="float" office:value="0.0302179" calcext:value-type="float">
            <text:p>0.0302179</text:p>
          </table:table-cell>
          <table:table-cell office:value-type="float" office:value="0.02482865" calcext:value-type="float">
            <text:p>0.02482865</text:p>
          </table:table-cell>
          <table:table-cell office:value-type="float" office:value="0.02166938" calcext:value-type="float">
            <text:p>0.02166938</text:p>
          </table:table-cell>
          <table:table-cell office:value-type="float" office:value="0.0204857" calcext:value-type="float">
            <text:p>0.0204857</text:p>
          </table:table-cell>
          <table:table-cell office:value-type="float" office:value="0.01743175" calcext:value-type="float">
            <text:p>0.01743175</text:p>
          </table:table-cell>
          <table:table-cell office:value-type="float" office:value="0.007467121" calcext:value-type="float">
            <text:p>0.007467121</text:p>
          </table:table-cell>
          <table:table-cell office:value-type="float" office:value="0.007403817" calcext:value-type="float">
            <text:p>0.007403817</text:p>
          </table:table-cell>
          <table:table-cell office:value-type="float" office:value="0" calcext:value-type="float">
            <text:p>0</text:p>
          </table:table-cell>
          <table:table-cell office:value-type="float" office:value="9.23422" calcext:value-type="float">
            <text:p>9.23422</text:p>
          </table:table-cell>
          <table:table-cell office:value-type="float" office:value="17.61767" calcext:value-type="float">
            <text:p>17.61767</text:p>
          </table:table-cell>
          <table:table-cell office:value-type="float" office:value="24.31192" calcext:value-type="float">
            <text:p>24.31192</text:p>
          </table:table-cell>
          <table:table-cell office:value-type="float" office:value="30.05502" calcext:value-type="float">
            <text:p>30.05502</text:p>
          </table:table-cell>
          <table:table-cell office:value-type="float" office:value="31.02694" calcext:value-type="float">
            <text:p>31.02694</text:p>
          </table:table-cell>
          <table:table-cell office:value-type="float" office:value="16.86505" calcext:value-type="float">
            <text:p>16.86505</text:p>
          </table:table-cell>
          <table:table-cell office:value-type="float" office:value="5.882519" calcext:value-type="float">
            <text:p>5.882519</text:p>
          </table:table-cell>
          <table:table-cell office:value-type="float" office:value="6.64078" calcext:value-type="float">
            <text:p>6.64078</text:p>
          </table:table-cell>
          <table:table-cell office:value-type="float" office:value="6.486176" calcext:value-type="float">
            <text:p>6.486176</text:p>
          </table:table-cell>
          <table:table-cell office:value-type="float" office:value="3.278725" calcext:value-type="float">
            <text:p>3.278725</text:p>
          </table:table-cell>
          <table:table-cell office:value-type="float" office:value="1.291205" calcext:value-type="float">
            <text:p>1.291205</text:p>
          </table:table-cell>
          <table:table-cell office:value-type="float" office:value="0.4409156" calcext:value-type="float">
            <text:p>0.4409156</text:p>
          </table:table-cell>
          <table:table-cell office:value-type="float" office:value="0.3631945" calcext:value-type="float">
            <text:p>0.3631945</text:p>
          </table:table-cell>
          <table:table-cell office:value-type="float" office:value="0.3303673" calcext:value-type="float">
            <text:p>0.3303673</text:p>
          </table:table-cell>
          <table:table-cell office:value-type="float" office:value="0" calcext:value-type="float">
            <text:p>0</text:p>
          </table:table-cell>
          <table:table-cell office:value-type="float" office:value="69.34039" calcext:value-type="float">
            <text:p>69.3403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1373" calcext:value-type="float">
            <text:p>38.01373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29.80969" calcext:value-type="float">
            <text:p>29.80969</text:p>
          </table:table-cell>
          <table:table-cell office:value-type="float" office:value="1098.824" calcext:value-type="float">
            <text:p>1098.824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8335" calcext:value-type="float">
            <text:p>0.1568335</text:p>
          </table:table-cell>
          <table:table-cell office:value-type="float" office:value="16.39364" calcext:value-type="float">
            <text:p>16.39364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005" calcext:value-type="float">
            <text:p>0.005031005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085" calcext:value-type="float">
            <text:p>2.078085</text:p>
          </table:table-cell>
          <table:table-cell office:value-type="float" office:value="-0.3422195" calcext:value-type="float">
            <text:p>-0.3422195</text:p>
          </table:table-cell>
          <table:table-cell office:value-type="float" office:value="-0.01867808" calcext:value-type="float">
            <text:p>-0.01867808</text:p>
          </table:table-cell>
          <table:table-cell office:value-type="float" office:value="0.01181034" calcext:value-type="float">
            <text:p>0.01181034</text:p>
          </table:table-cell>
          <table:table-cell office:value-type="float" office:value="15.27922" calcext:value-type="float">
            <text:p>15.27922</text:p>
          </table:table-cell>
          <table:table-cell office:value-type="float" office:value="0.08096331" calcext:value-type="float">
            <text:p>0.08096331</text:p>
          </table:table-cell>
          <table:table-cell office:value-type="float" office:value="0.05652974" calcext:value-type="float">
            <text:p>0.05652974</text:p>
          </table:table-cell>
          <table:table-cell office:value-type="float" office:value="0.04601653" calcext:value-type="float">
            <text:p>0.04601653</text:p>
          </table:table-cell>
          <table:table-cell office:value-type="float" office:value="0.03919249" calcext:value-type="float">
            <text:p>0.03919249</text:p>
          </table:table-cell>
          <table:table-cell office:value-type="float" office:value="0.03503108" calcext:value-type="float">
            <text:p>0.03503108</text:p>
          </table:table-cell>
          <table:table-cell office:value-type="float" office:value="0.0203498" calcext:value-type="float">
            <text:p>0.0203498</text:p>
          </table:table-cell>
          <table:table-cell office:value-type="float" office:value="0.01471736" calcext:value-type="float">
            <text:p>0.01471736</text:p>
          </table:table-cell>
          <table:table-cell office:value-type="float" office:value="0.03049463" calcext:value-type="float">
            <text:p>0.03049463</text:p>
          </table:table-cell>
          <table:table-cell office:value-type="float" office:value="0.02494523" calcext:value-type="float">
            <text:p>0.02494523</text:p>
          </table:table-cell>
          <table:table-cell office:value-type="float" office:value="0.02168407" calcext:value-type="float">
            <text:p>0.02168407</text:p>
          </table:table-cell>
          <table:table-cell office:value-type="float" office:value="0.02047763" calcext:value-type="float">
            <text:p>0.02047763</text:p>
          </table:table-cell>
          <table:table-cell office:value-type="float" office:value="0.01742697" calcext:value-type="float">
            <text:p>0.01742697</text:p>
          </table:table-cell>
          <table:table-cell office:value-type="float" office:value="0.007456837" calcext:value-type="float">
            <text:p>0.007456837</text:p>
          </table:table-cell>
          <table:table-cell office:value-type="float" office:value="0.007403225" calcext:value-type="float">
            <text:p>0.007403225</text:p>
          </table:table-cell>
          <table:table-cell office:value-type="float" office:value="0" calcext:value-type="float">
            <text:p>0</text:p>
          </table:table-cell>
          <table:table-cell office:value-type="float" office:value="11.65037" calcext:value-type="float">
            <text:p>11.65037</text:p>
          </table:table-cell>
          <table:table-cell office:value-type="float" office:value="17.77827" calcext:value-type="float">
            <text:p>17.77827</text:p>
          </table:table-cell>
          <table:table-cell office:value-type="float" office:value="24.05299" calcext:value-type="float">
            <text:p>24.05299</text:p>
          </table:table-cell>
          <table:table-cell office:value-type="float" office:value="29.62143" calcext:value-type="float">
            <text:p>29.62143</text:p>
          </table:table-cell>
          <table:table-cell office:value-type="float" office:value="30.55835" calcext:value-type="float">
            <text:p>30.55835</text:p>
          </table:table-cell>
          <table:table-cell office:value-type="float" office:value="16.65859" calcext:value-type="float">
            <text:p>16.65859</text:p>
          </table:table-cell>
          <table:table-cell office:value-type="float" office:value="6.136093" calcext:value-type="float">
            <text:p>6.136093</text:p>
          </table:table-cell>
          <table:table-cell office:value-type="float" office:value="6.651031" calcext:value-type="float">
            <text:p>6.651031</text:p>
          </table:table-cell>
          <table:table-cell office:value-type="float" office:value="6.525995" calcext:value-type="float">
            <text:p>6.525995</text:p>
          </table:table-cell>
          <table:table-cell office:value-type="float" office:value="3.287956" calcext:value-type="float">
            <text:p>3.287956</text:p>
          </table:table-cell>
          <table:table-cell office:value-type="float" office:value="1.292877" calcext:value-type="float">
            <text:p>1.292877</text:p>
          </table:table-cell>
          <table:table-cell office:value-type="float" office:value="0.4417799" calcext:value-type="float">
            <text:p>0.4417799</text:p>
          </table:table-cell>
          <table:table-cell office:value-type="float" office:value="0.3631273" calcext:value-type="float">
            <text:p>0.3631273</text:p>
          </table:table-cell>
          <table:table-cell office:value-type="float" office:value="0.3303892" calcext:value-type="float">
            <text:p>0.3303892</text:p>
          </table:table-cell>
          <table:table-cell office:value-type="float" office:value="0" calcext:value-type="float">
            <text:p>0</text:p>
          </table:table-cell>
          <table:table-cell office:value-type="float" office:value="69.40268" calcext:value-type="float">
            <text:p>69.40268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2214" calcext:value-type="float">
            <text:p>38.02214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29.81322" calcext:value-type="float">
            <text:p>29.81322</text:p>
          </table:table-cell>
          <table:table-cell office:value-type="float" office:value="1098.806" calcext:value-type="float">
            <text:p>1098.806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72545" calcext:value-type="float">
            <text:p>0.1572545</text:p>
          </table:table-cell>
          <table:table-cell office:value-type="float" office:value="16.40224" calcext:value-type="float">
            <text:p>16.40224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073" calcext:value-type="float">
            <text:p>0.005031073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122" calcext:value-type="float">
            <text:p>2.078122</text:p>
          </table:table-cell>
          <table:table-cell office:value-type="float" office:value="-0.3422215" calcext:value-type="float">
            <text:p>-0.3422215</text:p>
          </table:table-cell>
          <table:table-cell office:value-type="float" office:value="-0.0186543" calcext:value-type="float">
            <text:p>-0.0186543</text:p>
          </table:table-cell>
          <table:table-cell office:value-type="float" office:value="0.01187791" calcext:value-type="float">
            <text:p>0.01187791</text:p>
          </table:table-cell>
          <table:table-cell office:value-type="float" office:value="15.28289" calcext:value-type="float">
            <text:p>15.28289</text:p>
          </table:table-cell>
          <table:table-cell office:value-type="float" office:value="0.09141751" calcext:value-type="float">
            <text:p>0.09141751</text:p>
          </table:table-cell>
          <table:table-cell office:value-type="float" office:value="0.05452819" calcext:value-type="float">
            <text:p>0.05452819</text:p>
          </table:table-cell>
          <table:table-cell office:value-type="float" office:value="0.04571271" calcext:value-type="float">
            <text:p>0.04571271</text:p>
          </table:table-cell>
          <table:table-cell office:value-type="float" office:value="0.03929824" calcext:value-type="float">
            <text:p>0.03929824</text:p>
          </table:table-cell>
          <table:table-cell office:value-type="float" office:value="0.03527337" calcext:value-type="float">
            <text:p>0.03527337</text:p>
          </table:table-cell>
          <table:table-cell office:value-type="float" office:value="0.02068841" calcext:value-type="float">
            <text:p>0.02068841</text:p>
          </table:table-cell>
          <table:table-cell office:value-type="float" office:value="0.01502252" calcext:value-type="float">
            <text:p>0.01502252</text:p>
          </table:table-cell>
          <table:table-cell office:value-type="float" office:value="0.03076074" calcext:value-type="float">
            <text:p>0.03076074</text:p>
          </table:table-cell>
          <table:table-cell office:value-type="float" office:value="0.0250785" calcext:value-type="float">
            <text:p>0.0250785</text:p>
          </table:table-cell>
          <table:table-cell office:value-type="float" office:value="0.02170662" calcext:value-type="float">
            <text:p>0.02170662</text:p>
          </table:table-cell>
          <table:table-cell office:value-type="float" office:value="0.02047178" calcext:value-type="float">
            <text:p>0.02047178</text:p>
          </table:table-cell>
          <table:table-cell office:value-type="float" office:value="0.01742256" calcext:value-type="float">
            <text:p>0.01742256</text:p>
          </table:table-cell>
          <table:table-cell office:value-type="float" office:value="0.00744669" calcext:value-type="float">
            <text:p>0.00744669</text:p>
          </table:table-cell>
          <table:table-cell office:value-type="float" office:value="0.007402632" calcext:value-type="float">
            <text:p>0.007402632</text:p>
          </table:table-cell>
          <table:table-cell office:value-type="float" office:value="0" calcext:value-type="float">
            <text:p>0</text:p>
          </table:table-cell>
          <table:table-cell office:value-type="float" office:value="19.19081" calcext:value-type="float">
            <text:p>19.19081</text:p>
          </table:table-cell>
          <table:table-cell office:value-type="float" office:value="17.46451" calcext:value-type="float">
            <text:p>17.46451</text:p>
          </table:table-cell>
          <table:table-cell office:value-type="float" office:value="23.69609" calcext:value-type="float">
            <text:p>23.69609</text:p>
          </table:table-cell>
          <table:table-cell office:value-type="float" office:value="29.20904" calcext:value-type="float">
            <text:p>29.20904</text:p>
          </table:table-cell>
          <table:table-cell office:value-type="float" office:value="30.15637" calcext:value-type="float">
            <text:p>30.15637</text:p>
          </table:table-cell>
          <table:table-cell office:value-type="float" office:value="16.49813" calcext:value-type="float">
            <text:p>16.49813</text:p>
          </table:table-cell>
          <table:table-cell office:value-type="float" office:value="6.252896" calcext:value-type="float">
            <text:p>6.252896</text:p>
          </table:table-cell>
          <table:table-cell office:value-type="float" office:value="6.653062" calcext:value-type="float">
            <text:p>6.653062</text:p>
          </table:table-cell>
          <table:table-cell office:value-type="float" office:value="6.564016" calcext:value-type="float">
            <text:p>6.564016</text:p>
          </table:table-cell>
          <table:table-cell office:value-type="float" office:value="3.299331" calcext:value-type="float">
            <text:p>3.299331</text:p>
          </table:table-cell>
          <table:table-cell office:value-type="float" office:value="1.294608" calcext:value-type="float">
            <text:p>1.294608</text:p>
          </table:table-cell>
          <table:table-cell office:value-type="float" office:value="0.4426404" calcext:value-type="float">
            <text:p>0.4426404</text:p>
          </table:table-cell>
          <table:table-cell office:value-type="float" office:value="0.3630623" calcext:value-type="float">
            <text:p>0.3630623</text:p>
          </table:table-cell>
          <table:table-cell office:value-type="float" office:value="0.330412" calcext:value-type="float">
            <text:p>0.330412</text:p>
          </table:table-cell>
          <table:table-cell office:value-type="float" office:value="0" calcext:value-type="float">
            <text:p>0</text:p>
          </table:table-cell>
          <table:table-cell office:value-type="float" office:value="69.54028" calcext:value-type="float">
            <text:p>69.54028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2907" calcext:value-type="float">
            <text:p>38.02907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29.82183" calcext:value-type="float">
            <text:p>29.82183</text:p>
          </table:table-cell>
          <table:table-cell office:value-type="float" office:value="1098.787" calcext:value-type="float">
            <text:p>1098.78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6399" calcext:value-type="float">
            <text:p>0.1566399</text:p>
          </table:table-cell>
          <table:table-cell office:value-type="float" office:value="16.40683" calcext:value-type="float">
            <text:p>16.40683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169" calcext:value-type="float">
            <text:p>0.005031169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191" calcext:value-type="float">
            <text:p>2.078191</text:p>
          </table:table-cell>
          <table:table-cell office:value-type="float" office:value="-0.3422297" calcext:value-type="float">
            <text:p>-0.3422297</text:p>
          </table:table-cell>
          <table:table-cell office:value-type="float" office:value="-0.01863762" calcext:value-type="float">
            <text:p>-0.01863762</text:p>
          </table:table-cell>
          <table:table-cell office:value-type="float" office:value="0.0119615" calcext:value-type="float">
            <text:p>0.0119615</text:p>
          </table:table-cell>
          <table:table-cell office:value-type="float" office:value="15.30313" calcext:value-type="float">
            <text:p>15.30313</text:p>
          </table:table-cell>
          <table:table-cell office:value-type="float" office:value="0.06929018" calcext:value-type="float">
            <text:p>0.06929018</text:p>
          </table:table-cell>
          <table:table-cell office:value-type="float" office:value="0.05006471" calcext:value-type="float">
            <text:p>0.05006471</text:p>
          </table:table-cell>
          <table:table-cell office:value-type="float" office:value="0.04321475" calcext:value-type="float">
            <text:p>0.04321475</text:p>
          </table:table-cell>
          <table:table-cell office:value-type="float" office:value="0.03798161" calcext:value-type="float">
            <text:p>0.03798161</text:p>
          </table:table-cell>
          <table:table-cell office:value-type="float" office:value="0.03459695" calcext:value-type="float">
            <text:p>0.03459695</text:p>
          </table:table-cell>
          <table:table-cell office:value-type="float" office:value="0.02070093" calcext:value-type="float">
            <text:p>0.02070093</text:p>
          </table:table-cell>
          <table:table-cell office:value-type="float" office:value="0.01503997" calcext:value-type="float">
            <text:p>0.01503997</text:p>
          </table:table-cell>
          <table:table-cell office:value-type="float" office:value="0.0310111" calcext:value-type="float">
            <text:p>0.0310111</text:p>
          </table:table-cell>
          <table:table-cell office:value-type="float" office:value="0.02521547" calcext:value-type="float">
            <text:p>0.02521547</text:p>
          </table:table-cell>
          <table:table-cell office:value-type="float" office:value="0.02173591" calcext:value-type="float">
            <text:p>0.02173591</text:p>
          </table:table-cell>
          <table:table-cell office:value-type="float" office:value="0.02046838" calcext:value-type="float">
            <text:p>0.02046838</text:p>
          </table:table-cell>
          <table:table-cell office:value-type="float" office:value="0.01741864" calcext:value-type="float">
            <text:p>0.01741864</text:p>
          </table:table-cell>
          <table:table-cell office:value-type="float" office:value="0.007436694" calcext:value-type="float">
            <text:p>0.007436694</text:p>
          </table:table-cell>
          <table:table-cell office:value-type="float" office:value="0.007402046" calcext:value-type="float">
            <text:p>0.007402046</text:p>
          </table:table-cell>
          <table:table-cell office:value-type="float" office:value="0" calcext:value-type="float">
            <text:p>0</text:p>
          </table:table-cell>
          <table:table-cell office:value-type="float" office:value="20.43491" calcext:value-type="float">
            <text:p>20.43491</text:p>
          </table:table-cell>
          <table:table-cell office:value-type="float" office:value="18.11559" calcext:value-type="float">
            <text:p>18.11559</text:p>
          </table:table-cell>
          <table:table-cell office:value-type="float" office:value="23.00514" calcext:value-type="float">
            <text:p>23.00514</text:p>
          </table:table-cell>
          <table:table-cell office:value-type="float" office:value="28.07744" calcext:value-type="float">
            <text:p>28.07744</text:p>
          </table:table-cell>
          <table:table-cell office:value-type="float" office:value="28.97241" calcext:value-type="float">
            <text:p>28.97241</text:p>
          </table:table-cell>
          <table:table-cell office:value-type="float" office:value="16.16559" calcext:value-type="float">
            <text:p>16.16559</text:p>
          </table:table-cell>
          <table:table-cell office:value-type="float" office:value="5.996139" calcext:value-type="float">
            <text:p>5.996139</text:p>
          </table:table-cell>
          <table:table-cell office:value-type="float" office:value="6.677671" calcext:value-type="float">
            <text:p>6.677671</text:p>
          </table:table-cell>
          <table:table-cell office:value-type="float" office:value="6.59613" calcext:value-type="float">
            <text:p>6.59613</text:p>
          </table:table-cell>
          <table:table-cell office:value-type="float" office:value="3.311838" calcext:value-type="float">
            <text:p>3.311838</text:p>
          </table:table-cell>
          <table:table-cell office:value-type="float" office:value="1.296402" calcext:value-type="float">
            <text:p>1.296402</text:p>
          </table:table-cell>
          <table:table-cell office:value-type="float" office:value="0.4434971" calcext:value-type="float">
            <text:p>0.4434971</text:p>
          </table:table-cell>
          <table:table-cell office:value-type="float" office:value="0.3630021" calcext:value-type="float">
            <text:p>0.3630021</text:p>
          </table:table-cell>
          <table:table-cell office:value-type="float" office:value="0.3304339" calcext:value-type="float">
            <text:p>0.3304339</text:p>
          </table:table-cell>
          <table:table-cell office:value-type="float" office:value="0" calcext:value-type="float">
            <text:p>0</text:p>
          </table:table-cell>
          <table:table-cell office:value-type="float" office:value="69.41172" calcext:value-type="float">
            <text:p>69.41172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188" calcext:value-type="float">
            <text:p>38.03188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29.82827" calcext:value-type="float">
            <text:p>29.82827</text:p>
          </table:table-cell>
          <table:table-cell office:value-type="float" office:value="1098.767" calcext:value-type="float">
            <text:p>1098.76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3879" calcext:value-type="float">
            <text:p>0.1563879</text:p>
          </table:table-cell>
          <table:table-cell office:value-type="float" office:value="16.41368" calcext:value-type="float">
            <text:p>16.41368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241" calcext:value-type="float">
            <text:p>0.005031241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238" calcext:value-type="float">
            <text:p>2.078238</text:p>
          </table:table-cell>
          <table:table-cell office:value-type="float" office:value="-0.3422351" calcext:value-type="float">
            <text:p>-0.3422351</text:p>
          </table:table-cell>
          <table:table-cell office:value-type="float" office:value="-0.01862091" calcext:value-type="float">
            <text:p>-0.01862091</text:p>
          </table:table-cell>
          <table:table-cell office:value-type="float" office:value="0.01205098" calcext:value-type="float">
            <text:p>0.01205098</text:p>
          </table:table-cell>
          <table:table-cell office:value-type="float" office:value="15.31677" calcext:value-type="float">
            <text:p>15.31677</text:p>
          </table:table-cell>
          <table:table-cell office:value-type="float" office:value="0.06922604" calcext:value-type="float">
            <text:p>0.06922604</text:p>
          </table:table-cell>
          <table:table-cell office:value-type="float" office:value="0.04886581" calcext:value-type="float">
            <text:p>0.04886581</text:p>
          </table:table-cell>
          <table:table-cell office:value-type="float" office:value="0.04230071" calcext:value-type="float">
            <text:p>0.04230071</text:p>
          </table:table-cell>
          <table:table-cell office:value-type="float" office:value="0.03723176" calcext:value-type="float">
            <text:p>0.03723176</text:p>
          </table:table-cell>
          <table:table-cell office:value-type="float" office:value="0.03406038" calcext:value-type="float">
            <text:p>0.03406038</text:p>
          </table:table-cell>
          <table:table-cell office:value-type="float" office:value="0.02052277" calcext:value-type="float">
            <text:p>0.02052277</text:p>
          </table:table-cell>
          <table:table-cell office:value-type="float" office:value="0.01502601" calcext:value-type="float">
            <text:p>0.01502601</text:p>
          </table:table-cell>
          <table:table-cell office:value-type="float" office:value="0.03117524" calcext:value-type="float">
            <text:p>0.03117524</text:p>
          </table:table-cell>
          <table:table-cell office:value-type="float" office:value="0.02535266" calcext:value-type="float">
            <text:p>0.02535266</text:p>
          </table:table-cell>
          <table:table-cell office:value-type="float" office:value="0.02177098" calcext:value-type="float">
            <text:p>0.02177098</text:p>
          </table:table-cell>
          <table:table-cell office:value-type="float" office:value="0.02046745" calcext:value-type="float">
            <text:p>0.02046745</text:p>
          </table:table-cell>
          <table:table-cell office:value-type="float" office:value="0.01741529" calcext:value-type="float">
            <text:p>0.01741529</text:p>
          </table:table-cell>
          <table:table-cell office:value-type="float" office:value="0.007426851" calcext:value-type="float">
            <text:p>0.007426851</text:p>
          </table:table-cell>
          <table:table-cell office:value-type="float" office:value="0.007401456" calcext:value-type="float">
            <text:p>0.007401456</text:p>
          </table:table-cell>
          <table:table-cell office:value-type="float" office:value="0" calcext:value-type="float">
            <text:p>0</text:p>
          </table:table-cell>
          <table:table-cell office:value-type="float" office:value="24.14" calcext:value-type="float">
            <text:p>24.14</text:p>
          </table:table-cell>
          <table:table-cell office:value-type="float" office:value="19.18531" calcext:value-type="float">
            <text:p>19.18531</text:p>
          </table:table-cell>
          <table:table-cell office:value-type="float" office:value="23.24856" calcext:value-type="float">
            <text:p>23.24856</text:p>
          </table:table-cell>
          <table:table-cell office:value-type="float" office:value="27.6585" calcext:value-type="float">
            <text:p>27.6585</text:p>
          </table:table-cell>
          <table:table-cell office:value-type="float" office:value="28.17627" calcext:value-type="float">
            <text:p>28.17627</text:p>
          </table:table-cell>
          <table:table-cell office:value-type="float" office:value="15.78026" calcext:value-type="float">
            <text:p>15.78026</text:p>
          </table:table-cell>
          <table:table-cell office:value-type="float" office:value="5.799896" calcext:value-type="float">
            <text:p>5.799896</text:p>
          </table:table-cell>
          <table:table-cell office:value-type="float" office:value="6.668417" calcext:value-type="float">
            <text:p>6.668417</text:p>
          </table:table-cell>
          <table:table-cell office:value-type="float" office:value="6.631552" calcext:value-type="float">
            <text:p>6.631552</text:p>
          </table:table-cell>
          <table:table-cell office:value-type="float" office:value="3.32648" calcext:value-type="float">
            <text:p>3.32648</text:p>
          </table:table-cell>
          <table:table-cell office:value-type="float" office:value="1.29826" calcext:value-type="float">
            <text:p>1.29826</text:p>
          </table:table-cell>
          <table:table-cell office:value-type="float" office:value="0.4443502" calcext:value-type="float">
            <text:p>0.4443502</text:p>
          </table:table-cell>
          <table:table-cell office:value-type="float" office:value="0.362946" calcext:value-type="float">
            <text:p>0.362946</text:p>
          </table:table-cell>
          <table:table-cell office:value-type="float" office:value="0.3304558" calcext:value-type="float">
            <text:p>0.3304558</text:p>
          </table:table-cell>
          <table:table-cell office:value-type="float" office:value="0" calcext:value-type="float">
            <text:p>0</text:p>
          </table:table-cell>
          <table:table-cell office:value-type="float" office:value="69.23549" calcext:value-type="float">
            <text:p>69.2354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655" calcext:value-type="float">
            <text:p>38.03655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29.84225" calcext:value-type="float">
            <text:p>29.84225</text:p>
          </table:table-cell>
          <table:table-cell office:value-type="float" office:value="1098.748" calcext:value-type="float">
            <text:p>1098.74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52952" calcext:value-type="float">
            <text:p>0.1552952</text:p>
          </table:table-cell>
          <table:table-cell office:value-type="float" office:value="16.41349" calcext:value-type="float">
            <text:p>16.41349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241" calcext:value-type="float">
            <text:p>0.005031241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238" calcext:value-type="float">
            <text:p>2.078238</text:p>
          </table:table-cell>
          <table:table-cell office:value-type="float" office:value="-0.3422491" calcext:value-type="float">
            <text:p>-0.3422491</text:p>
          </table:table-cell>
          <table:table-cell office:value-type="float" office:value="-0.0186051" calcext:value-type="float">
            <text:p>-0.0186051</text:p>
          </table:table-cell>
          <table:table-cell office:value-type="float" office:value="0.01214953" calcext:value-type="float">
            <text:p>0.01214953</text:p>
          </table:table-cell>
          <table:table-cell office:value-type="float" office:value="15.35306" calcext:value-type="float">
            <text:p>15.35306</text:p>
          </table:table-cell>
          <table:table-cell office:value-type="float" office:value="0.05968002" calcext:value-type="float">
            <text:p>0.05968002</text:p>
          </table:table-cell>
          <table:table-cell office:value-type="float" office:value="0.04558084" calcext:value-type="float">
            <text:p>0.04558084</text:p>
          </table:table-cell>
          <table:table-cell office:value-type="float" office:value="0.04052329" calcext:value-type="float">
            <text:p>0.04052329</text:p>
          </table:table-cell>
          <table:table-cell office:value-type="float" office:value="0.03614416" calcext:value-type="float">
            <text:p>0.03614416</text:p>
          </table:table-cell>
          <table:table-cell office:value-type="float" office:value="0.03331256" calcext:value-type="float">
            <text:p>0.03331256</text:p>
          </table:table-cell>
          <table:table-cell office:value-type="float" office:value="0.02023599" calcext:value-type="float">
            <text:p>0.02023599</text:p>
          </table:table-cell>
          <table:table-cell office:value-type="float" office:value="0.01503494" calcext:value-type="float">
            <text:p>0.01503494</text:p>
          </table:table-cell>
          <table:table-cell office:value-type="float" office:value="0.03128069" calcext:value-type="float">
            <text:p>0.03128069</text:p>
          </table:table-cell>
          <table:table-cell office:value-type="float" office:value="0.02547342" calcext:value-type="float">
            <text:p>0.02547342</text:p>
          </table:table-cell>
          <table:table-cell office:value-type="float" office:value="0.02181018" calcext:value-type="float">
            <text:p>0.02181018</text:p>
          </table:table-cell>
          <table:table-cell office:value-type="float" office:value="0.0204688" calcext:value-type="float">
            <text:p>0.0204688</text:p>
          </table:table-cell>
          <table:table-cell office:value-type="float" office:value="0.01741258" calcext:value-type="float">
            <text:p>0.01741258</text:p>
          </table:table-cell>
          <table:table-cell office:value-type="float" office:value="0.007417175" calcext:value-type="float">
            <text:p>0.007417175</text:p>
          </table:table-cell>
          <table:table-cell office:value-type="float" office:value="0.00740087" calcext:value-type="float">
            <text:p>0.00740087</text:p>
          </table:table-cell>
          <table:table-cell office:value-type="float" office:value="0" calcext:value-type="float">
            <text:p>0</text:p>
          </table:table-cell>
          <table:table-cell office:value-type="float" office:value="25.23275" calcext:value-type="float">
            <text:p>25.23275</text:p>
          </table:table-cell>
          <table:table-cell office:value-type="float" office:value="19.85933" calcext:value-type="float">
            <text:p>19.85933</text:p>
          </table:table-cell>
          <table:table-cell office:value-type="float" office:value="23.555" calcext:value-type="float">
            <text:p>23.555</text:p>
          </table:table-cell>
          <table:table-cell office:value-type="float" office:value="27.62684" calcext:value-type="float">
            <text:p>27.62684</text:p>
          </table:table-cell>
          <table:table-cell office:value-type="float" office:value="27.84705" calcext:value-type="float">
            <text:p>27.84705</text:p>
          </table:table-cell>
          <table:table-cell office:value-type="float" office:value="15.55429" calcext:value-type="float">
            <text:p>15.55429</text:p>
          </table:table-cell>
          <table:table-cell office:value-type="float" office:value="5.76253" calcext:value-type="float">
            <text:p>5.76253</text:p>
          </table:table-cell>
          <table:table-cell office:value-type="float" office:value="6.643205" calcext:value-type="float">
            <text:p>6.643205</text:p>
          </table:table-cell>
          <table:table-cell office:value-type="float" office:value="6.655879" calcext:value-type="float">
            <text:p>6.655879</text:p>
          </table:table-cell>
          <table:table-cell office:value-type="float" office:value="3.34366" calcext:value-type="float">
            <text:p>3.34366</text:p>
          </table:table-cell>
          <table:table-cell office:value-type="float" office:value="1.30026" calcext:value-type="float">
            <text:p>1.30026</text:p>
          </table:table-cell>
          <table:table-cell office:value-type="float" office:value="0.4451995" calcext:value-type="float">
            <text:p>0.4451995</text:p>
          </table:table-cell>
          <table:table-cell office:value-type="float" office:value="0.3628934" calcext:value-type="float">
            <text:p>0.3628934</text:p>
          </table:table-cell>
          <table:table-cell office:value-type="float" office:value="0.3304777" calcext:value-type="float">
            <text:p>0.3304777</text:p>
          </table:table-cell>
          <table:table-cell office:value-type="float" office:value="0" calcext:value-type="float">
            <text:p>0</text:p>
          </table:table-cell>
          <table:table-cell office:value-type="float" office:value="68.60291" calcext:value-type="float">
            <text:p>68.6029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405" calcext:value-type="float">
            <text:p>38.03405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29.86375" calcext:value-type="float">
            <text:p>29.86375</text:p>
          </table:table-cell>
          <table:table-cell office:value-type="float" office:value="1098.727" calcext:value-type="float">
            <text:p>1098.72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444" calcext:value-type="float">
            <text:p>0.15444</text:p>
          </table:table-cell>
          <table:table-cell office:value-type="float" office:value="16.40724" calcext:value-type="float">
            <text:p>16.40724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241" calcext:value-type="float">
            <text:p>0.005031241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238" calcext:value-type="float">
            <text:p>2.078238</text:p>
          </table:table-cell>
          <table:table-cell office:value-type="float" office:value="-0.3422645" calcext:value-type="float">
            <text:p>-0.3422645</text:p>
          </table:table-cell>
          <table:table-cell office:value-type="float" office:value="-0.01858968" calcext:value-type="float">
            <text:p>-0.01858968</text:p>
          </table:table-cell>
          <table:table-cell office:value-type="float" office:value="0.01229104" calcext:value-type="float">
            <text:p>0.01229104</text:p>
          </table:table-cell>
          <table:table-cell office:value-type="float" office:value="15.41355" calcext:value-type="float">
            <text:p>15.41355</text:p>
          </table:table-cell>
          <table:table-cell office:value-type="float" office:value="0.05353931" calcext:value-type="float">
            <text:p>0.05353931</text:p>
          </table:table-cell>
          <table:table-cell office:value-type="float" office:value="0.04269518" calcext:value-type="float">
            <text:p>0.04269518</text:p>
          </table:table-cell>
          <table:table-cell office:value-type="float" office:value="0.03843786" calcext:value-type="float">
            <text:p>0.03843786</text:p>
          </table:table-cell>
          <table:table-cell office:value-type="float" office:value="0.03451362" calcext:value-type="float">
            <text:p>0.03451362</text:p>
          </table:table-cell>
          <table:table-cell office:value-type="float" office:value="0.03199979" calcext:value-type="float">
            <text:p>0.03199979</text:p>
          </table:table-cell>
          <table:table-cell office:value-type="float" office:value="0.01962125" calcext:value-type="float">
            <text:p>0.01962125</text:p>
          </table:table-cell>
          <table:table-cell office:value-type="float" office:value="0.01485254" calcext:value-type="float">
            <text:p>0.01485254</text:p>
          </table:table-cell>
          <table:table-cell office:value-type="float" office:value="0.03131478" calcext:value-type="float">
            <text:p>0.03131478</text:p>
          </table:table-cell>
          <table:table-cell office:value-type="float" office:value="0.02557283" calcext:value-type="float">
            <text:p>0.02557283</text:p>
          </table:table-cell>
          <table:table-cell office:value-type="float" office:value="0.02185065" calcext:value-type="float">
            <text:p>0.02185065</text:p>
          </table:table-cell>
          <table:table-cell office:value-type="float" office:value="0.02047238" calcext:value-type="float">
            <text:p>0.02047238</text:p>
          </table:table-cell>
          <table:table-cell office:value-type="float" office:value="0.01741056" calcext:value-type="float">
            <text:p>0.01741056</text:p>
          </table:table-cell>
          <table:table-cell office:value-type="float" office:value="0.007407684" calcext:value-type="float">
            <text:p>0.007407684</text:p>
          </table:table-cell>
          <table:table-cell office:value-type="float" office:value="0.007400293" calcext:value-type="float">
            <text:p>0.007400293</text:p>
          </table:table-cell>
          <table:table-cell office:value-type="float" office:value="0" calcext:value-type="float">
            <text:p>0</text:p>
          </table:table-cell>
          <table:table-cell office:value-type="float" office:value="23.63969" calcext:value-type="float">
            <text:p>23.63969</text:p>
          </table:table-cell>
          <table:table-cell office:value-type="float" office:value="20.4716" calcext:value-type="float">
            <text:p>20.4716</text:p>
          </table:table-cell>
          <table:table-cell office:value-type="float" office:value="23.69671" calcext:value-type="float">
            <text:p>23.69671</text:p>
          </table:table-cell>
          <table:table-cell office:value-type="float" office:value="27.67694" calcext:value-type="float">
            <text:p>27.67694</text:p>
          </table:table-cell>
          <table:table-cell office:value-type="float" office:value="27.83489" calcext:value-type="float">
            <text:p>27.83489</text:p>
          </table:table-cell>
          <table:table-cell office:value-type="float" office:value="15.48651" calcext:value-type="float">
            <text:p>15.48651</text:p>
          </table:table-cell>
          <table:table-cell office:value-type="float" office:value="5.771062" calcext:value-type="float">
            <text:p>5.771062</text:p>
          </table:table-cell>
          <table:table-cell office:value-type="float" office:value="6.626206" calcext:value-type="float">
            <text:p>6.626206</text:p>
          </table:table-cell>
          <table:table-cell office:value-type="float" office:value="6.670878" calcext:value-type="float">
            <text:p>6.670878</text:p>
          </table:table-cell>
          <table:table-cell office:value-type="float" office:value="3.36135" calcext:value-type="float">
            <text:p>3.36135</text:p>
          </table:table-cell>
          <table:table-cell office:value-type="float" office:value="1.302878" calcext:value-type="float">
            <text:p>1.302878</text:p>
          </table:table-cell>
          <table:table-cell office:value-type="float" office:value="0.446046" calcext:value-type="float">
            <text:p>0.446046</text:p>
          </table:table-cell>
          <table:table-cell office:value-type="float" office:value="0.3628475" calcext:value-type="float">
            <text:p>0.3628475</text:p>
          </table:table-cell>
          <table:table-cell office:value-type="float" office:value="0.3304995" calcext:value-type="float">
            <text:p>0.3304995</text:p>
          </table:table-cell>
          <table:table-cell office:value-type="float" office:value="0" calcext:value-type="float">
            <text:p>0</text:p>
          </table:table-cell>
          <table:table-cell office:value-type="float" office:value="68.27367" calcext:value-type="float">
            <text:p>68.2736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2504" calcext:value-type="float">
            <text:p>38.02504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29.87557" calcext:value-type="float">
            <text:p>29.87557</text:p>
          </table:table-cell>
          <table:table-cell office:value-type="float" office:value="1098.707" calcext:value-type="float">
            <text:p>1098.70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45263" calcext:value-type="float">
            <text:p>0.1545263</text:p>
          </table:table-cell>
          <table:table-cell office:value-type="float" office:value="16.40887" calcext:value-type="float">
            <text:p>16.40887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372" calcext:value-type="float">
            <text:p>0.005031372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324" calcext:value-type="float">
            <text:p>2.078324</text:p>
          </table:table-cell>
          <table:table-cell office:value-type="float" office:value="-0.3422728" calcext:value-type="float">
            <text:p>-0.3422728</text:p>
          </table:table-cell>
          <table:table-cell office:value-type="float" office:value="-0.01857266" calcext:value-type="float">
            <text:p>-0.01857266</text:p>
          </table:table-cell>
          <table:table-cell office:value-type="float" office:value="0.0124084" calcext:value-type="float">
            <text:p>0.0124084</text:p>
          </table:table-cell>
          <table:table-cell office:value-type="float" office:value="15.44493" calcext:value-type="float">
            <text:p>15.44493</text:p>
          </table:table-cell>
          <table:table-cell office:value-type="float" office:value="0.05015392" calcext:value-type="float">
            <text:p>0.05015392</text:p>
          </table:table-cell>
          <table:table-cell office:value-type="float" office:value="0.04221636" calcext:value-type="float">
            <text:p>0.04221636</text:p>
          </table:table-cell>
          <table:table-cell office:value-type="float" office:value="0.03803646" calcext:value-type="float">
            <text:p>0.03803646</text:p>
          </table:table-cell>
          <table:table-cell office:value-type="float" office:value="0.03413591" calcext:value-type="float">
            <text:p>0.03413591</text:p>
          </table:table-cell>
          <table:table-cell office:value-type="float" office:value="0.03173973" calcext:value-type="float">
            <text:p>0.03173973</text:p>
          </table:table-cell>
          <table:table-cell office:value-type="float" office:value="0.01940917" calcext:value-type="float">
            <text:p>0.01940917</text:p>
          </table:table-cell>
          <table:table-cell office:value-type="float" office:value="0.01461563" calcext:value-type="float">
            <text:p>0.01461563</text:p>
          </table:table-cell>
          <table:table-cell office:value-type="float" office:value="0.03132899" calcext:value-type="float">
            <text:p>0.03132899</text:p>
          </table:table-cell>
          <table:table-cell office:value-type="float" office:value="0.02564821" calcext:value-type="float">
            <text:p>0.02564821</text:p>
          </table:table-cell>
          <table:table-cell office:value-type="float" office:value="0.02188956" calcext:value-type="float">
            <text:p>0.02188956</text:p>
          </table:table-cell>
          <table:table-cell office:value-type="float" office:value="0.02047763" calcext:value-type="float">
            <text:p>0.02047763</text:p>
          </table:table-cell>
          <table:table-cell office:value-type="float" office:value="0.01740919" calcext:value-type="float">
            <text:p>0.01740919</text:p>
          </table:table-cell>
          <table:table-cell office:value-type="float" office:value="0.007398375" calcext:value-type="float">
            <text:p>0.007398375</text:p>
          </table:table-cell>
          <table:table-cell office:value-type="float" office:value="0.007399716" calcext:value-type="float">
            <text:p>0.007399716</text:p>
          </table:table-cell>
          <table:table-cell office:value-type="float" office:value="0" calcext:value-type="float">
            <text:p>0</text:p>
          </table:table-cell>
          <table:table-cell office:value-type="float" office:value="22.88325" calcext:value-type="float">
            <text:p>22.88325</text:p>
          </table:table-cell>
          <table:table-cell office:value-type="float" office:value="19.99739" calcext:value-type="float">
            <text:p>19.99739</text:p>
          </table:table-cell>
          <table:table-cell office:value-type="float" office:value="23.00751" calcext:value-type="float">
            <text:p>23.00751</text:p>
          </table:table-cell>
          <table:table-cell office:value-type="float" office:value="26.97955" calcext:value-type="float">
            <text:p>26.97955</text:p>
          </table:table-cell>
          <table:table-cell office:value-type="float" office:value="27.29529" calcext:value-type="float">
            <text:p>27.29529</text:p>
          </table:table-cell>
          <table:table-cell office:value-type="float" office:value="15.31716" calcext:value-type="float">
            <text:p>15.31716</text:p>
          </table:table-cell>
          <table:table-cell office:value-type="float" office:value="5.52258" calcext:value-type="float">
            <text:p>5.52258</text:p>
          </table:table-cell>
          <table:table-cell office:value-type="float" office:value="6.648399" calcext:value-type="float">
            <text:p>6.648399</text:p>
          </table:table-cell>
          <table:table-cell office:value-type="float" office:value="6.684425" calcext:value-type="float">
            <text:p>6.684425</text:p>
          </table:table-cell>
          <table:table-cell office:value-type="float" office:value="3.378273" calcext:value-type="float">
            <text:p>3.378273</text:p>
          </table:table-cell>
          <table:table-cell office:value-type="float" office:value="1.306096" calcext:value-type="float">
            <text:p>1.306096</text:p>
          </table:table-cell>
          <table:table-cell office:value-type="float" office:value="0.4468907" calcext:value-type="float">
            <text:p>0.4468907</text:p>
          </table:table-cell>
          <table:table-cell office:value-type="float" office:value="0.3628093" calcext:value-type="float">
            <text:p>0.3628093</text:p>
          </table:table-cell>
          <table:table-cell office:value-type="float" office:value="0.3305214" calcext:value-type="float">
            <text:p>0.3305214</text:p>
          </table:table-cell>
          <table:table-cell office:value-type="float" office:value="0" calcext:value-type="float">
            <text:p>0</text:p>
          </table:table-cell>
          <table:table-cell office:value-type="float" office:value="68.44247" calcext:value-type="float">
            <text:p>68.4424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2552" calcext:value-type="float">
            <text:p>38.02552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29.88124" calcext:value-type="float">
            <text:p>29.88124</text:p>
          </table:table-cell>
          <table:table-cell office:value-type="float" office:value="1098.687" calcext:value-type="float">
            <text:p>1098.68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49694" calcext:value-type="float">
            <text:p>0.1549694</text:p>
          </table:table-cell>
          <table:table-cell office:value-type="float" office:value="16.41607" calcext:value-type="float">
            <text:p>16.41607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455" calcext:value-type="float">
            <text:p>0.005031455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376" calcext:value-type="float">
            <text:p>2.078376</text:p>
          </table:table-cell>
          <table:table-cell office:value-type="float" office:value="-0.3422754" calcext:value-type="float">
            <text:p>-0.3422754</text:p>
          </table:table-cell>
          <table:table-cell office:value-type="float" office:value="-0.01855507" calcext:value-type="float">
            <text:p>-0.01855507</text:p>
          </table:table-cell>
          <table:table-cell office:value-type="float" office:value="0.0125012" calcext:value-type="float">
            <text:p>0.0125012</text:p>
          </table:table-cell>
          <table:table-cell office:value-type="float" office:value="15.45763" calcext:value-type="float">
            <text:p>15.45763</text:p>
          </table:table-cell>
          <table:table-cell office:value-type="float" office:value="0.05567664" calcext:value-type="float">
            <text:p>0.05567664</text:p>
          </table:table-cell>
          <table:table-cell office:value-type="float" office:value="0.04430069" calcext:value-type="float">
            <text:p>0.04430069</text:p>
          </table:table-cell>
          <table:table-cell office:value-type="float" office:value="0.03882477" calcext:value-type="float">
            <text:p>0.03882477</text:p>
          </table:table-cell>
          <table:table-cell office:value-type="float" office:value="0.03438786" calcext:value-type="float">
            <text:p>0.03438786</text:p>
          </table:table-cell>
          <table:table-cell office:value-type="float" office:value="0.03185475" calcext:value-type="float">
            <text:p>0.03185475</text:p>
          </table:table-cell>
          <table:table-cell office:value-type="float" office:value="0.01932996" calcext:value-type="float">
            <text:p>0.01932996</text:p>
          </table:table-cell>
          <table:table-cell office:value-type="float" office:value="0.01455567" calcext:value-type="float">
            <text:p>0.01455567</text:p>
          </table:table-cell>
          <table:table-cell office:value-type="float" office:value="0.0313312" calcext:value-type="float">
            <text:p>0.0313312</text:p>
          </table:table-cell>
          <table:table-cell office:value-type="float" office:value="0.02570977" calcext:value-type="float">
            <text:p>0.02570977</text:p>
          </table:table-cell>
          <table:table-cell office:value-type="float" office:value="0.02192612" calcext:value-type="float">
            <text:p>0.02192612</text:p>
          </table:table-cell>
          <table:table-cell office:value-type="float" office:value="0.02048399" calcext:value-type="float">
            <text:p>0.02048399</text:p>
          </table:table-cell>
          <table:table-cell office:value-type="float" office:value="0.01740844" calcext:value-type="float">
            <text:p>0.01740844</text:p>
          </table:table-cell>
          <table:table-cell office:value-type="float" office:value="0.007389259" calcext:value-type="float">
            <text:p>0.007389259</text:p>
          </table:table-cell>
          <table:table-cell office:value-type="float" office:value="0.007399126" calcext:value-type="float">
            <text:p>0.007399126</text:p>
          </table:table-cell>
          <table:table-cell office:value-type="float" office:value="0" calcext:value-type="float">
            <text:p>0</text:p>
          </table:table-cell>
          <table:table-cell office:value-type="float" office:value="25.64197" calcext:value-type="float">
            <text:p>25.64197</text:p>
          </table:table-cell>
          <table:table-cell office:value-type="float" office:value="20.50358" calcext:value-type="float">
            <text:p>20.50358</text:p>
          </table:table-cell>
          <table:table-cell office:value-type="float" office:value="23.02378" calcext:value-type="float">
            <text:p>23.02378</text:p>
          </table:table-cell>
          <table:table-cell office:value-type="float" office:value="26.53772" calcext:value-type="float">
            <text:p>26.53772</text:p>
          </table:table-cell>
          <table:table-cell office:value-type="float" office:value="26.60765" calcext:value-type="float">
            <text:p>26.60765</text:p>
          </table:table-cell>
          <table:table-cell office:value-type="float" office:value="15.01101" calcext:value-type="float">
            <text:p>15.01101</text:p>
          </table:table-cell>
          <table:table-cell office:value-type="float" office:value="5.383801" calcext:value-type="float">
            <text:p>5.383801</text:p>
          </table:table-cell>
          <table:table-cell office:value-type="float" office:value="6.648159" calcext:value-type="float">
            <text:p>6.648159</text:p>
          </table:table-cell>
          <table:table-cell office:value-type="float" office:value="6.699486" calcext:value-type="float">
            <text:p>6.699486</text:p>
          </table:table-cell>
          <table:table-cell office:value-type="float" office:value="3.395461" calcext:value-type="float">
            <text:p>3.395461</text:p>
          </table:table-cell>
          <table:table-cell office:value-type="float" office:value="1.309824" calcext:value-type="float">
            <text:p>1.309824</text:p>
          </table:table-cell>
          <table:table-cell office:value-type="float" office:value="0.4477338" calcext:value-type="float">
            <text:p>0.4477338</text:p>
          </table:table-cell>
          <table:table-cell office:value-type="float" office:value="0.3627794" calcext:value-type="float">
            <text:p>0.3627794</text:p>
          </table:table-cell>
          <table:table-cell office:value-type="float" office:value="0.3305432" calcext:value-type="float">
            <text:p>0.3305432</text:p>
          </table:table-cell>
          <table:table-cell office:value-type="float" office:value="0" calcext:value-type="float">
            <text:p>0</text:p>
          </table:table-cell>
          <table:table-cell office:value-type="float" office:value="68.63086" calcext:value-type="float">
            <text:p>68.6308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168" calcext:value-type="float">
            <text:p>38.03168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29.88801" calcext:value-type="float">
            <text:p>29.88801</text:p>
          </table:table-cell>
          <table:table-cell office:value-type="float" office:value="1098.667" calcext:value-type="float">
            <text:p>1098.66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55201" calcext:value-type="float">
            <text:p>0.1555201</text:p>
          </table:table-cell>
          <table:table-cell office:value-type="float" office:value="16.42118" calcext:value-type="float">
            <text:p>16.42118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559" calcext:value-type="float">
            <text:p>0.005031559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44" calcext:value-type="float">
            <text:p>2.07844</text:p>
          </table:table-cell>
          <table:table-cell office:value-type="float" office:value="-0.3422801" calcext:value-type="float">
            <text:p>-0.3422801</text:p>
          </table:table-cell>
          <table:table-cell office:value-type="float" office:value="-0.01853702" calcext:value-type="float">
            <text:p>-0.01853702</text:p>
          </table:table-cell>
          <table:table-cell office:value-type="float" office:value="0.01257944" calcext:value-type="float">
            <text:p>0.01257944</text:p>
          </table:table-cell>
          <table:table-cell office:value-type="float" office:value="15.47268" calcext:value-type="float">
            <text:p>15.47268</text:p>
          </table:table-cell>
          <table:table-cell office:value-type="float" office:value="0.053512" calcext:value-type="float">
            <text:p>0.053512</text:p>
          </table:table-cell>
          <table:table-cell office:value-type="float" office:value="0.04488166" calcext:value-type="float">
            <text:p>0.04488166</text:p>
          </table:table-cell>
          <table:table-cell office:value-type="float" office:value="0.0391929" calcext:value-type="float">
            <text:p>0.0391929</text:p>
          </table:table-cell>
          <table:table-cell office:value-type="float" office:value="0.0346307" calcext:value-type="float">
            <text:p>0.0346307</text:p>
          </table:table-cell>
          <table:table-cell office:value-type="float" office:value="0.03209528" calcext:value-type="float">
            <text:p>0.03209528</text:p>
          </table:table-cell>
          <table:table-cell office:value-type="float" office:value="0.01938722" calcext:value-type="float">
            <text:p>0.01938722</text:p>
          </table:table-cell>
          <table:table-cell office:value-type="float" office:value="0.01454002" calcext:value-type="float">
            <text:p>0.01454002</text:p>
          </table:table-cell>
          <table:table-cell office:value-type="float" office:value="0.03135591" calcext:value-type="float">
            <text:p>0.03135591</text:p>
          </table:table-cell>
          <table:table-cell office:value-type="float" office:value="0.02576611" calcext:value-type="float">
            <text:p>0.02576611</text:p>
          </table:table-cell>
          <table:table-cell office:value-type="float" office:value="0.02196066" calcext:value-type="float">
            <text:p>0.02196066</text:p>
          </table:table-cell>
          <table:table-cell office:value-type="float" office:value="0.02049112" calcext:value-type="float">
            <text:p>0.02049112</text:p>
          </table:table-cell>
          <table:table-cell office:value-type="float" office:value="0.01740823" calcext:value-type="float">
            <text:p>0.01740823</text:p>
          </table:table-cell>
          <table:table-cell office:value-type="float" office:value="0.007380336" calcext:value-type="float">
            <text:p>0.007380336</text:p>
          </table:table-cell>
          <table:table-cell office:value-type="float" office:value="0.007398542" calcext:value-type="float">
            <text:p>0.007398542</text:p>
          </table:table-cell>
          <table:table-cell office:value-type="float" office:value="0" calcext:value-type="float">
            <text:p>0</text:p>
          </table:table-cell>
          <table:table-cell office:value-type="float" office:value="25.54169" calcext:value-type="float">
            <text:p>25.54169</text:p>
          </table:table-cell>
          <table:table-cell office:value-type="float" office:value="20.40423" calcext:value-type="float">
            <text:p>20.40423</text:p>
          </table:table-cell>
          <table:table-cell office:value-type="float" office:value="22.838" calcext:value-type="float">
            <text:p>22.838</text:p>
          </table:table-cell>
          <table:table-cell office:value-type="float" office:value="26.19128" calcext:value-type="float">
            <text:p>26.19128</text:p>
          </table:table-cell>
          <table:table-cell office:value-type="float" office:value="26.12423" calcext:value-type="float">
            <text:p>26.12423</text:p>
          </table:table-cell>
          <table:table-cell office:value-type="float" office:value="14.71812" calcext:value-type="float">
            <text:p>14.71812</text:p>
          </table:table-cell>
          <table:table-cell office:value-type="float" office:value="5.215713" calcext:value-type="float">
            <text:p>5.215713</text:p>
          </table:table-cell>
          <table:table-cell office:value-type="float" office:value="6.646457" calcext:value-type="float">
            <text:p>6.646457</text:p>
          </table:table-cell>
          <table:table-cell office:value-type="float" office:value="6.714209" calcext:value-type="float">
            <text:p>6.714209</text:p>
          </table:table-cell>
          <table:table-cell office:value-type="float" office:value="3.413273" calcext:value-type="float">
            <text:p>3.413273</text:p>
          </table:table-cell>
          <table:table-cell office:value-type="float" office:value="1.314072" calcext:value-type="float">
            <text:p>1.314072</text:p>
          </table:table-cell>
          <table:table-cell office:value-type="float" office:value="0.4485752" calcext:value-type="float">
            <text:p>0.4485752</text:p>
          </table:table-cell>
          <table:table-cell office:value-type="float" office:value="0.3627569" calcext:value-type="float">
            <text:p>0.3627569</text:p>
          </table:table-cell>
          <table:table-cell office:value-type="float" office:value="0.330565" calcext:value-type="float">
            <text:p>0.330565</text:p>
          </table:table-cell>
          <table:table-cell office:value-type="float" office:value="0" calcext:value-type="float">
            <text:p>0</text:p>
          </table:table-cell>
          <table:table-cell office:value-type="float" office:value="69.02359" calcext:value-type="float">
            <text:p>69.0235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575" calcext:value-type="float">
            <text:p>38.03575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29.89653" calcext:value-type="float">
            <text:p>29.89653</text:p>
          </table:table-cell>
          <table:table-cell office:value-type="float" office:value="1098.649" calcext:value-type="float">
            <text:p>1098.649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2473" calcext:value-type="float">
            <text:p>0.1562473</text:p>
          </table:table-cell>
          <table:table-cell office:value-type="float" office:value="16.42377" calcext:value-type="float">
            <text:p>16.42377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666" calcext:value-type="float">
            <text:p>0.00503166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501" calcext:value-type="float">
            <text:p>2.078501</text:p>
          </table:table-cell>
          <table:table-cell office:value-type="float" office:value="-0.3422867" calcext:value-type="float">
            <text:p>-0.3422867</text:p>
          </table:table-cell>
          <table:table-cell office:value-type="float" office:value="-0.01851819" calcext:value-type="float">
            <text:p>-0.01851819</text:p>
          </table:table-cell>
          <table:table-cell office:value-type="float" office:value="0.01265305" calcext:value-type="float">
            <text:p>0.01265305</text:p>
          </table:table-cell>
          <table:table-cell office:value-type="float" office:value="15.49237" calcext:value-type="float">
            <text:p>15.49237</text:p>
          </table:table-cell>
          <table:table-cell office:value-type="float" office:value="0.05187084" calcext:value-type="float">
            <text:p>0.05187084</text:p>
          </table:table-cell>
          <table:table-cell office:value-type="float" office:value="0.04500274" calcext:value-type="float">
            <text:p>0.04500274</text:p>
          </table:table-cell>
          <table:table-cell office:value-type="float" office:value="0.03923982" calcext:value-type="float">
            <text:p>0.03923982</text:p>
          </table:table-cell>
          <table:table-cell office:value-type="float" office:value="0.03470358" calcext:value-type="float">
            <text:p>0.03470358</text:p>
          </table:table-cell>
          <table:table-cell office:value-type="float" office:value="0.03222914" calcext:value-type="float">
            <text:p>0.03222914</text:p>
          </table:table-cell>
          <table:table-cell office:value-type="float" office:value="0.01944823" calcext:value-type="float">
            <text:p>0.01944823</text:p>
          </table:table-cell>
          <table:table-cell office:value-type="float" office:value="0.01455744" calcext:value-type="float">
            <text:p>0.01455744</text:p>
          </table:table-cell>
          <table:table-cell office:value-type="float" office:value="0.03139324" calcext:value-type="float">
            <text:p>0.03139324</text:p>
          </table:table-cell>
          <table:table-cell office:value-type="float" office:value="0.02582016" calcext:value-type="float">
            <text:p>0.02582016</text:p>
          </table:table-cell>
          <table:table-cell office:value-type="float" office:value="0.02199331" calcext:value-type="float">
            <text:p>0.02199331</text:p>
          </table:table-cell>
          <table:table-cell office:value-type="float" office:value="0.0204988" calcext:value-type="float">
            <text:p>0.0204988</text:p>
          </table:table-cell>
          <table:table-cell office:value-type="float" office:value="0.0174085" calcext:value-type="float">
            <text:p>0.0174085</text:p>
          </table:table-cell>
          <table:table-cell office:value-type="float" office:value="0.007371611" calcext:value-type="float">
            <text:p>0.007371611</text:p>
          </table:table-cell>
          <table:table-cell office:value-type="float" office:value="0.007397957" calcext:value-type="float">
            <text:p>0.007397957</text:p>
          </table:table-cell>
          <table:table-cell office:value-type="float" office:value="0" calcext:value-type="float">
            <text:p>0</text:p>
          </table:table-cell>
          <table:table-cell office:value-type="float" office:value="29.57277" calcext:value-type="float">
            <text:p>29.57277</text:p>
          </table:table-cell>
          <table:table-cell office:value-type="float" office:value="20.69366" calcext:value-type="float">
            <text:p>20.69366</text:p>
          </table:table-cell>
          <table:table-cell office:value-type="float" office:value="22.6582" calcext:value-type="float">
            <text:p>22.6582</text:p>
          </table:table-cell>
          <table:table-cell office:value-type="float" office:value="25.76695" calcext:value-type="float">
            <text:p>25.76695</text:p>
          </table:table-cell>
          <table:table-cell office:value-type="float" office:value="25.57873" calcext:value-type="float">
            <text:p>25.57873</text:p>
          </table:table-cell>
          <table:table-cell office:value-type="float" office:value="14.42699" calcext:value-type="float">
            <text:p>14.42699</text:p>
          </table:table-cell>
          <table:table-cell office:value-type="float" office:value="5.056785" calcext:value-type="float">
            <text:p>5.056785</text:p>
          </table:table-cell>
          <table:table-cell office:value-type="float" office:value="6.646353" calcext:value-type="float">
            <text:p>6.646353</text:p>
          </table:table-cell>
          <table:table-cell office:value-type="float" office:value="6.726488" calcext:value-type="float">
            <text:p>6.726488</text:p>
          </table:table-cell>
          <table:table-cell office:value-type="float" office:value="3.430471" calcext:value-type="float">
            <text:p>3.430471</text:p>
          </table:table-cell>
          <table:table-cell office:value-type="float" office:value="1.318778" calcext:value-type="float">
            <text:p>1.318778</text:p>
          </table:table-cell>
          <table:table-cell office:value-type="float" office:value="0.4494164" calcext:value-type="float">
            <text:p>0.4494164</text:p>
          </table:table-cell>
          <table:table-cell office:value-type="float" office:value="0.3627449" calcext:value-type="float">
            <text:p>0.3627449</text:p>
          </table:table-cell>
          <table:table-cell office:value-type="float" office:value="0.3305868" calcext:value-type="float">
            <text:p>0.3305868</text:p>
          </table:table-cell>
          <table:table-cell office:value-type="float" office:value="0" calcext:value-type="float">
            <text:p>0</text:p>
          </table:table-cell>
          <table:table-cell office:value-type="float" office:value="69.60066" calcext:value-type="float">
            <text:p>69.6006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762" calcext:value-type="float">
            <text:p>38.03762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29.90464" calcext:value-type="float">
            <text:p>29.90464</text:p>
          </table:table-cell>
          <table:table-cell office:value-type="float" office:value="1098.63" calcext:value-type="float">
            <text:p>1098.63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7499" calcext:value-type="float">
            <text:p>0.1567499</text:p>
          </table:table-cell>
          <table:table-cell office:value-type="float" office:value="16.42704" calcext:value-type="float">
            <text:p>16.42704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666" calcext:value-type="float">
            <text:p>0.00503166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501" calcext:value-type="float">
            <text:p>2.078501</text:p>
          </table:table-cell>
          <table:table-cell office:value-type="float" office:value="-0.3422927" calcext:value-type="float">
            <text:p>-0.3422927</text:p>
          </table:table-cell>
          <table:table-cell office:value-type="float" office:value="-0.01849973" calcext:value-type="float">
            <text:p>-0.01849973</text:p>
          </table:table-cell>
          <table:table-cell office:value-type="float" office:value="0.01272517" calcext:value-type="float">
            <text:p>0.01272517</text:p>
          </table:table-cell>
          <table:table-cell office:value-type="float" office:value="15.51093" calcext:value-type="float">
            <text:p>15.51093</text:p>
          </table:table-cell>
          <table:table-cell office:value-type="float" office:value="0.05183648" calcext:value-type="float">
            <text:p>0.05183648</text:p>
          </table:table-cell>
          <table:table-cell office:value-type="float" office:value="0.04564867" calcext:value-type="float">
            <text:p>0.04564867</text:p>
          </table:table-cell>
          <table:table-cell office:value-type="float" office:value="0.03936289" calcext:value-type="float">
            <text:p>0.03936289</text:p>
          </table:table-cell>
          <table:table-cell office:value-type="float" office:value="0.0346664" calcext:value-type="float">
            <text:p>0.0346664</text:p>
          </table:table-cell>
          <table:table-cell office:value-type="float" office:value="0.03216942" calcext:value-type="float">
            <text:p>0.03216942</text:p>
          </table:table-cell>
          <table:table-cell office:value-type="float" office:value="0.01938104" calcext:value-type="float">
            <text:p>0.01938104</text:p>
          </table:table-cell>
          <table:table-cell office:value-type="float" office:value="0.01461732" calcext:value-type="float">
            <text:p>0.01461732</text:p>
          </table:table-cell>
          <table:table-cell office:value-type="float" office:value="0.03140441" calcext:value-type="float">
            <text:p>0.03140441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202463" calcext:value-type="float">
            <text:p>0.02202463</text:p>
          </table:table-cell>
          <table:table-cell office:value-type="float" office:value="0.02050691" calcext:value-type="float">
            <text:p>0.02050691</text:p>
          </table:table-cell>
          <table:table-cell office:value-type="float" office:value="0.0174092" calcext:value-type="float">
            <text:p>0.0174092</text:p>
          </table:table-cell>
          <table:table-cell office:value-type="float" office:value="0.007363081" calcext:value-type="float">
            <text:p>0.007363081</text:p>
          </table:table-cell>
          <table:table-cell office:value-type="float" office:value="0.007397357" calcext:value-type="float">
            <text:p>0.007397357</text:p>
          </table:table-cell>
          <table:table-cell office:value-type="float" office:value="0" calcext:value-type="float">
            <text:p>0</text:p>
          </table:table-cell>
          <table:table-cell office:value-type="float" office:value="31.59226" calcext:value-type="float">
            <text:p>31.59226</text:p>
          </table:table-cell>
          <table:table-cell office:value-type="float" office:value="21.40357" calcext:value-type="float">
            <text:p>21.40357</text:p>
          </table:table-cell>
          <table:table-cell office:value-type="float" office:value="22.76245" calcext:value-type="float">
            <text:p>22.76245</text:p>
          </table:table-cell>
          <table:table-cell office:value-type="float" office:value="25.45472" calcext:value-type="float">
            <text:p>25.45472</text:p>
          </table:table-cell>
          <table:table-cell office:value-type="float" office:value="25.02602" calcext:value-type="float">
            <text:p>25.02602</text:p>
          </table:table-cell>
          <table:table-cell office:value-type="float" office:value="14.14779" calcext:value-type="float">
            <text:p>14.14779</text:p>
          </table:table-cell>
          <table:table-cell office:value-type="float" office:value="5.034186" calcext:value-type="float">
            <text:p>5.034186</text:p>
          </table:table-cell>
          <table:table-cell office:value-type="float" office:value="6.628065" calcext:value-type="float">
            <text:p>6.628065</text:p>
          </table:table-cell>
          <table:table-cell office:value-type="float" office:value="6.735026" calcext:value-type="float">
            <text:p>6.735026</text:p>
          </table:table-cell>
          <table:table-cell office:value-type="float" office:value="3.446994" calcext:value-type="float">
            <text:p>3.446994</text:p>
          </table:table-cell>
          <table:table-cell office:value-type="float" office:value="1.323817" calcext:value-type="float">
            <text:p>1.323817</text:p>
          </table:table-cell>
          <table:table-cell office:value-type="float" office:value="0.4502922" calcext:value-type="float">
            <text:p>0.4502922</text:p>
          </table:table-cell>
          <table:table-cell office:value-type="float" office:value="0.362744" calcext:value-type="float">
            <text:p>0.362744</text:p>
          </table:table-cell>
          <table:table-cell office:value-type="float" office:value="0.3306085" calcext:value-type="float">
            <text:p>0.3306085</text:p>
          </table:table-cell>
          <table:table-cell office:value-type="float" office:value="0" calcext:value-type="float">
            <text:p>0</text:p>
          </table:table-cell>
          <table:table-cell office:value-type="float" office:value="69.98163" calcext:value-type="float">
            <text:p>69.98163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996" calcext:value-type="float">
            <text:p>38.03996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29.91886" calcext:value-type="float">
            <text:p>29.91886</text:p>
          </table:table-cell>
          <table:table-cell office:value-type="float" office:value="1098.612" calcext:value-type="float">
            <text:p>1098.612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3748" calcext:value-type="float">
            <text:p>0.1563748</text:p>
          </table:table-cell>
          <table:table-cell office:value-type="float" office:value="16.42432" calcext:value-type="float">
            <text:p>16.42432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666" calcext:value-type="float">
            <text:p>0.00503166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501" calcext:value-type="float">
            <text:p>2.078501</text:p>
          </table:table-cell>
          <table:table-cell office:value-type="float" office:value="-0.3423053" calcext:value-type="float">
            <text:p>-0.3423053</text:p>
          </table:table-cell>
          <table:table-cell office:value-type="float" office:value="-0.01848174" calcext:value-type="float">
            <text:p>-0.01848174</text:p>
          </table:table-cell>
          <table:table-cell office:value-type="float" office:value="0.01280127" calcext:value-type="float">
            <text:p>0.01280127</text:p>
          </table:table-cell>
          <table:table-cell office:value-type="float" office:value="15.54564" calcext:value-type="float">
            <text:p>15.54564</text:p>
          </table:table-cell>
          <table:table-cell office:value-type="float" office:value="0.04826351" calcext:value-type="float">
            <text:p>0.04826351</text:p>
          </table:table-cell>
          <table:table-cell office:value-type="float" office:value="0.04468327" calcext:value-type="float">
            <text:p>0.04468327</text:p>
          </table:table-cell>
          <table:table-cell office:value-type="float" office:value="0.03884095" calcext:value-type="float">
            <text:p>0.03884095</text:p>
          </table:table-cell>
          <table:table-cell office:value-type="float" office:value="0.03431031" calcext:value-type="float">
            <text:p>0.03431031</text:p>
          </table:table-cell>
          <table:table-cell office:value-type="float" office:value="0.03194284" calcext:value-type="float">
            <text:p>0.03194284</text:p>
          </table:table-cell>
          <table:table-cell office:value-type="float" office:value="0.01926366" calcext:value-type="float">
            <text:p>0.01926366</text:p>
          </table:table-cell>
          <table:table-cell office:value-type="float" office:value="0.01463557" calcext:value-type="float">
            <text:p>0.01463557</text:p>
          </table:table-cell>
          <table:table-cell office:value-type="float" office:value="0.0314071" calcext:value-type="float">
            <text:p>0.0314071</text:p>
          </table:table-cell>
          <table:table-cell office:value-type="float" office:value="0.02591026" calcext:value-type="float">
            <text:p>0.02591026</text:p>
          </table:table-cell>
          <table:table-cell office:value-type="float" office:value="0.02205533" calcext:value-type="float">
            <text:p>0.02205533</text:p>
          </table:table-cell>
          <table:table-cell office:value-type="float" office:value="0.0205158" calcext:value-type="float">
            <text:p>0.0205158</text:p>
          </table:table-cell>
          <table:table-cell office:value-type="float" office:value="0.01741034" calcext:value-type="float">
            <text:p>0.01741034</text:p>
          </table:table-cell>
          <table:table-cell office:value-type="float" office:value="0.007354747" calcext:value-type="float">
            <text:p>0.007354747</text:p>
          </table:table-cell>
          <table:table-cell office:value-type="float" office:value="0.007396774" calcext:value-type="float">
            <text:p>0.007396774</text:p>
          </table:table-cell>
          <table:table-cell office:value-type="float" office:value="0" calcext:value-type="float">
            <text:p>0</text:p>
          </table:table-cell>
          <table:table-cell office:value-type="float" office:value="32.26363" calcext:value-type="float">
            <text:p>32.26363</text:p>
          </table:table-cell>
          <table:table-cell office:value-type="float" office:value="21.89272" calcext:value-type="float">
            <text:p>21.89272</text:p>
          </table:table-cell>
          <table:table-cell office:value-type="float" office:value="22.82254" calcext:value-type="float">
            <text:p>22.82254</text:p>
          </table:table-cell>
          <table:table-cell office:value-type="float" office:value="25.18667" calcext:value-type="float">
            <text:p>25.18667</text:p>
          </table:table-cell>
          <table:table-cell office:value-type="float" office:value="24.64953" calcext:value-type="float">
            <text:p>24.64953</text:p>
          </table:table-cell>
          <table:table-cell office:value-type="float" office:value="13.93054" calcext:value-type="float">
            <text:p>13.93054</text:p>
          </table:table-cell>
          <table:table-cell office:value-type="float" office:value="5.036099" calcext:value-type="float">
            <text:p>5.036099</text:p>
          </table:table-cell>
          <table:table-cell office:value-type="float" office:value="6.613048" calcext:value-type="float">
            <text:p>6.613048</text:p>
          </table:table-cell>
          <table:table-cell office:value-type="float" office:value="6.736069" calcext:value-type="float">
            <text:p>6.736069</text:p>
          </table:table-cell>
          <table:table-cell office:value-type="float" office:value="3.463877" calcext:value-type="float">
            <text:p>3.463877</text:p>
          </table:table-cell>
          <table:table-cell office:value-type="float" office:value="1.329468" calcext:value-type="float">
            <text:p>1.329468</text:p>
          </table:table-cell>
          <table:table-cell office:value-type="float" office:value="0.4512378" calcext:value-type="float">
            <text:p>0.4512378</text:p>
          </table:table-cell>
          <table:table-cell office:value-type="float" office:value="0.3627548" calcext:value-type="float">
            <text:p>0.3627548</text:p>
          </table:table-cell>
          <table:table-cell office:value-type="float" office:value="0.3306303" calcext:value-type="float">
            <text:p>0.3306303</text:p>
          </table:table-cell>
          <table:table-cell office:value-type="float" office:value="0" calcext:value-type="float">
            <text:p>0</text:p>
          </table:table-cell>
          <table:table-cell office:value-type="float" office:value="69.77696" calcext:value-type="float">
            <text:p>69.7769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564" calcext:value-type="float">
            <text:p>38.03564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29.92537" calcext:value-type="float">
            <text:p>29.92537</text:p>
          </table:table-cell>
          <table:table-cell office:value-type="float" office:value="1098.593" calcext:value-type="float">
            <text:p>1098.593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69749" calcext:value-type="float">
            <text:p>0.1569749</text:p>
          </table:table-cell>
          <table:table-cell office:value-type="float" office:value="16.42957" calcext:value-type="float">
            <text:p>16.42957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666" calcext:value-type="float">
            <text:p>0.00503166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501" calcext:value-type="float">
            <text:p>2.078501</text:p>
          </table:table-cell>
          <table:table-cell office:value-type="float" office:value="-0.34231" calcext:value-type="float">
            <text:p>-0.34231</text:p>
          </table:table-cell>
          <table:table-cell office:value-type="float" office:value="-0.01846413" calcext:value-type="float">
            <text:p>-0.01846413</text:p>
          </table:table-cell>
          <table:table-cell office:value-type="float" office:value="0.01287146" calcext:value-type="float">
            <text:p>0.01287146</text:p>
          </table:table-cell>
          <table:table-cell office:value-type="float" office:value="15.56088" calcext:value-type="float">
            <text:p>15.56088</text:p>
          </table:table-cell>
          <table:table-cell office:value-type="float" office:value="0.05244293" calcext:value-type="float">
            <text:p>0.05244293</text:p>
          </table:table-cell>
          <table:table-cell office:value-type="float" office:value="0.04606618" calcext:value-type="float">
            <text:p>0.04606618</text:p>
          </table:table-cell>
          <table:table-cell office:value-type="float" office:value="0.03924217" calcext:value-type="float">
            <text:p>0.03924217</text:p>
          </table:table-cell>
          <table:table-cell office:value-type="float" office:value="0.03428421" calcext:value-type="float">
            <text:p>0.03428421</text:p>
          </table:table-cell>
          <table:table-cell office:value-type="float" office:value="0.03180684" calcext:value-type="float">
            <text:p>0.03180684</text:p>
          </table:table-cell>
          <table:table-cell office:value-type="float" office:value="0.019114" calcext:value-type="float">
            <text:p>0.019114</text:p>
          </table:table-cell>
          <table:table-cell office:value-type="float" office:value="0.01459828" calcext:value-type="float">
            <text:p>0.01459828</text:p>
          </table:table-cell>
          <table:table-cell office:value-type="float" office:value="0.03138911" calcext:value-type="float">
            <text:p>0.03138911</text:p>
          </table:table-cell>
          <table:table-cell office:value-type="float" office:value="0.0259393" calcext:value-type="float">
            <text:p>0.0259393</text:p>
          </table:table-cell>
          <table:table-cell office:value-type="float" office:value="0.02208508" calcext:value-type="float">
            <text:p>0.02208508</text:p>
          </table:table-cell>
          <table:table-cell office:value-type="float" office:value="0.02052559" calcext:value-type="float">
            <text:p>0.02052559</text:p>
          </table:table-cell>
          <table:table-cell office:value-type="float" office:value="0.01741192" calcext:value-type="float">
            <text:p>0.01741192</text:p>
          </table:table-cell>
          <table:table-cell office:value-type="float" office:value="0.007346604" calcext:value-type="float">
            <text:p>0.007346604</text:p>
          </table:table-cell>
          <table:table-cell office:value-type="float" office:value="0.007396191" calcext:value-type="float">
            <text:p>0.007396191</text:p>
          </table:table-cell>
          <table:table-cell office:value-type="float" office:value="0" calcext:value-type="float">
            <text:p>0</text:p>
          </table:table-cell>
          <table:table-cell office:value-type="float" office:value="32.40455" calcext:value-type="float">
            <text:p>32.40455</text:p>
          </table:table-cell>
          <table:table-cell office:value-type="float" office:value="22.8139" calcext:value-type="float">
            <text:p>22.8139</text:p>
          </table:table-cell>
          <table:table-cell office:value-type="float" office:value="23.11179" calcext:value-type="float">
            <text:p>23.11179</text:p>
          </table:table-cell>
          <table:table-cell office:value-type="float" office:value="25.1056" calcext:value-type="float">
            <text:p>25.1056</text:p>
          </table:table-cell>
          <table:table-cell office:value-type="float" office:value="24.39889" calcext:value-type="float">
            <text:p>24.39889</text:p>
          </table:table-cell>
          <table:table-cell office:value-type="float" office:value="13.77655" calcext:value-type="float">
            <text:p>13.77655</text:p>
          </table:table-cell>
          <table:table-cell office:value-type="float" office:value="5.050216" calcext:value-type="float">
            <text:p>5.050216</text:p>
          </table:table-cell>
          <table:table-cell office:value-type="float" office:value="6.601629" calcext:value-type="float">
            <text:p>6.601629</text:p>
          </table:table-cell>
          <table:table-cell office:value-type="float" office:value="6.732033" calcext:value-type="float">
            <text:p>6.732033</text:p>
          </table:table-cell>
          <table:table-cell office:value-type="float" office:value="3.480847" calcext:value-type="float">
            <text:p>3.480847</text:p>
          </table:table-cell>
          <table:table-cell office:value-type="float" office:value="1.335871" calcext:value-type="float">
            <text:p>1.335871</text:p>
          </table:table-cell>
          <table:table-cell office:value-type="float" office:value="0.4522691" calcext:value-type="float">
            <text:p>0.4522691</text:p>
          </table:table-cell>
          <table:table-cell office:value-type="float" office:value="0.3627759" calcext:value-type="float">
            <text:p>0.3627759</text:p>
          </table:table-cell>
          <table:table-cell office:value-type="float" office:value="0.330652" calcext:value-type="float">
            <text:p>0.330652</text:p>
          </table:table-cell>
          <table:table-cell office:value-type="float" office:value="0" calcext:value-type="float">
            <text:p>0</text:p>
          </table:table-cell>
          <table:table-cell office:value-type="float" office:value="70.2011" calcext:value-type="float">
            <text:p>70.201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986" calcext:value-type="float">
            <text:p>38.03986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29.92966" calcext:value-type="float">
            <text:p>29.92966</text:p>
          </table:table-cell>
          <table:table-cell office:value-type="float" office:value="1098.575" calcext:value-type="float">
            <text:p>1098.575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79537" calcext:value-type="float">
            <text:p>0.1579537</text:p>
          </table:table-cell>
          <table:table-cell office:value-type="float" office:value="16.43552" calcext:value-type="float">
            <text:p>16.43552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775" calcext:value-type="float">
            <text:p>0.005031775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568" calcext:value-type="float">
            <text:p>2.078568</text:p>
          </table:table-cell>
          <table:table-cell office:value-type="float" office:value="-0.3423136" calcext:value-type="float">
            <text:p>-0.3423136</text:p>
          </table:table-cell>
          <table:table-cell office:value-type="float" office:value="-0.01844459" calcext:value-type="float">
            <text:p>-0.01844459</text:p>
          </table:table-cell>
          <table:table-cell office:value-type="float" office:value="0.01292498" calcext:value-type="float">
            <text:p>0.01292498</text:p>
          </table:table-cell>
          <table:table-cell office:value-type="float" office:value="15.56886" calcext:value-type="float">
            <text:p>15.56886</text:p>
          </table:table-cell>
          <table:table-cell office:value-type="float" office:value="0.05769639" calcext:value-type="float">
            <text:p>0.05769639</text:p>
          </table:table-cell>
          <table:table-cell office:value-type="float" office:value="0.04764159" calcext:value-type="float">
            <text:p>0.04764159</text:p>
          </table:table-cell>
          <table:table-cell office:value-type="float" office:value="0.04006652" calcext:value-type="float">
            <text:p>0.04006652</text:p>
          </table:table-cell>
          <table:table-cell office:value-type="float" office:value="0.03480068" calcext:value-type="float">
            <text:p>0.03480068</text:p>
          </table:table-cell>
          <table:table-cell office:value-type="float" office:value="0.03222685" calcext:value-type="float">
            <text:p>0.03222685</text:p>
          </table:table-cell>
          <table:table-cell office:value-type="float" office:value="0.01925967" calcext:value-type="float">
            <text:p>0.01925967</text:p>
          </table:table-cell>
          <table:table-cell office:value-type="float" office:value="0.01457073" calcext:value-type="float">
            <text:p>0.01457073</text:p>
          </table:table-cell>
          <table:table-cell office:value-type="float" office:value="0.03140358" calcext:value-type="float">
            <text:p>0.03140358</text:p>
          </table:table-cell>
          <table:table-cell office:value-type="float" office:value="0.0259621" calcext:value-type="float">
            <text:p>0.0259621</text:p>
          </table:table-cell>
          <table:table-cell office:value-type="float" office:value="0.02211261" calcext:value-type="float">
            <text:p>0.02211261</text:p>
          </table:table-cell>
          <table:table-cell office:value-type="float" office:value="0.0205356" calcext:value-type="float">
            <text:p>0.0205356</text:p>
          </table:table-cell>
          <table:table-cell office:value-type="float" office:value="0.01741391" calcext:value-type="float">
            <text:p>0.01741391</text:p>
          </table:table-cell>
          <table:table-cell office:value-type="float" office:value="0.007338651" calcext:value-type="float">
            <text:p>0.007338651</text:p>
          </table:table-cell>
          <table:table-cell office:value-type="float" office:value="0.007395606" calcext:value-type="float">
            <text:p>0.007395606</text:p>
          </table:table-cell>
          <table:table-cell office:value-type="float" office:value="0" calcext:value-type="float">
            <text:p>0</text:p>
          </table:table-cell>
          <table:table-cell office:value-type="float" office:value="33.40334" calcext:value-type="float">
            <text:p>33.40334</text:p>
          </table:table-cell>
          <table:table-cell office:value-type="float" office:value="22.32445" calcext:value-type="float">
            <text:p>22.32445</text:p>
          </table:table-cell>
          <table:table-cell office:value-type="float" office:value="22.70712" calcext:value-type="float">
            <text:p>22.70712</text:p>
          </table:table-cell>
          <table:table-cell office:value-type="float" office:value="24.82286" calcext:value-type="float">
            <text:p>24.82286</text:p>
          </table:table-cell>
          <table:table-cell office:value-type="float" office:value="24.16748" calcext:value-type="float">
            <text:p>24.16748</text:p>
          </table:table-cell>
          <table:table-cell office:value-type="float" office:value="13.63677" calcext:value-type="float">
            <text:p>13.63677</text:p>
          </table:table-cell>
          <table:table-cell office:value-type="float" office:value="4.921985" calcext:value-type="float">
            <text:p>4.921985</text:p>
          </table:table-cell>
          <table:table-cell office:value-type="float" office:value="6.612487" calcext:value-type="float">
            <text:p>6.612487</text:p>
          </table:table-cell>
          <table:table-cell office:value-type="float" office:value="6.729467" calcext:value-type="float">
            <text:p>6.729467</text:p>
          </table:table-cell>
          <table:table-cell office:value-type="float" office:value="3.496153" calcext:value-type="float">
            <text:p>3.496153</text:p>
          </table:table-cell>
          <table:table-cell office:value-type="float" office:value="1.342397" calcext:value-type="float">
            <text:p>1.342397</text:p>
          </table:table-cell>
          <table:table-cell office:value-type="float" office:value="0.453383" calcext:value-type="float">
            <text:p>0.453383</text:p>
          </table:table-cell>
          <table:table-cell office:value-type="float" office:value="0.3628094" calcext:value-type="float">
            <text:p>0.3628094</text:p>
          </table:table-cell>
          <table:table-cell office:value-type="float" office:value="0.3306737" calcext:value-type="float">
            <text:p>0.3306737</text:p>
          </table:table-cell>
          <table:table-cell office:value-type="float" office:value="0" calcext:value-type="float">
            <text:p>0</text:p>
          </table:table-cell>
          <table:table-cell office:value-type="float" office:value="70.83185" calcext:value-type="float">
            <text:p>70.83185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456" calcext:value-type="float">
            <text:p>38.0456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29.93486" calcext:value-type="float">
            <text:p>29.93486</text:p>
          </table:table-cell>
          <table:table-cell office:value-type="float" office:value="1098.557" calcext:value-type="float">
            <text:p>1098.55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88228" calcext:value-type="float">
            <text:p>0.1588228</text:p>
          </table:table-cell>
          <table:table-cell office:value-type="float" office:value="16.44005" calcext:value-type="float">
            <text:p>16.44005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853" calcext:value-type="float">
            <text:p>0.005031853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612" calcext:value-type="float">
            <text:p>2.078612</text:p>
          </table:table-cell>
          <table:table-cell office:value-type="float" office:value="-0.3423187" calcext:value-type="float">
            <text:p>-0.3423187</text:p>
          </table:table-cell>
          <table:table-cell office:value-type="float" office:value="-0.01842456" calcext:value-type="float">
            <text:p>-0.01842456</text:p>
          </table:table-cell>
          <table:table-cell office:value-type="float" office:value="0.01297205" calcext:value-type="float">
            <text:p>0.01297205</text:p>
          </table:table-cell>
          <table:table-cell office:value-type="float" office:value="15.57876" calcext:value-type="float">
            <text:p>15.57876</text:p>
          </table:table-cell>
          <table:table-cell office:value-type="float" office:value="0.06081391" calcext:value-type="float">
            <text:p>0.06081391</text:p>
          </table:table-cell>
          <table:table-cell office:value-type="float" office:value="0.04888041" calcext:value-type="float">
            <text:p>0.04888041</text:p>
          </table:table-cell>
          <table:table-cell office:value-type="float" office:value="0.04061552" calcext:value-type="float">
            <text:p>0.04061552</text:p>
          </table:table-cell>
          <table:table-cell office:value-type="float" office:value="0.03514387" calcext:value-type="float">
            <text:p>0.03514387</text:p>
          </table:table-cell>
          <table:table-cell office:value-type="float" office:value="0.03256211" calcext:value-type="float">
            <text:p>0.03256211</text:p>
          </table:table-cell>
          <table:table-cell office:value-type="float" office:value="0.01940543" calcext:value-type="float">
            <text:p>0.01940543</text:p>
          </table:table-cell>
          <table:table-cell office:value-type="float" office:value="0.0146268" calcext:value-type="float">
            <text:p>0.0146268</text:p>
          </table:table-cell>
          <table:table-cell office:value-type="float" office:value="0.03143436" calcext:value-type="float">
            <text:p>0.03143436</text:p>
          </table:table-cell>
          <table:table-cell office:value-type="float" office:value="0.02598587" calcext:value-type="float">
            <text:p>0.02598587</text:p>
          </table:table-cell>
          <table:table-cell office:value-type="float" office:value="0.02213829" calcext:value-type="float">
            <text:p>0.02213829</text:p>
          </table:table-cell>
          <table:table-cell office:value-type="float" office:value="0.02054566" calcext:value-type="float">
            <text:p>0.02054566</text:p>
          </table:table-cell>
          <table:table-cell office:value-type="float" office:value="0.01741625" calcext:value-type="float">
            <text:p>0.01741625</text:p>
          </table:table-cell>
          <table:table-cell office:value-type="float" office:value="0.007330941" calcext:value-type="float">
            <text:p>0.007330941</text:p>
          </table:table-cell>
          <table:table-cell office:value-type="float" office:value="0.007395015" calcext:value-type="float">
            <text:p>0.007395015</text:p>
          </table:table-cell>
          <table:table-cell office:value-type="float" office:value="0" calcext:value-type="float">
            <text:p>0</text:p>
          </table:table-cell>
          <table:table-cell office:value-type="float" office:value="39.00671" calcext:value-type="float">
            <text:p>39.00671</text:p>
          </table:table-cell>
          <table:table-cell office:value-type="float" office:value="22.8637" calcext:value-type="float">
            <text:p>22.8637</text:p>
          </table:table-cell>
          <table:table-cell office:value-type="float" office:value="22.55576" calcext:value-type="float">
            <text:p>22.55576</text:p>
          </table:table-cell>
          <table:table-cell office:value-type="float" office:value="24.48771" calcext:value-type="float">
            <text:p>24.48771</text:p>
          </table:table-cell>
          <table:table-cell office:value-type="float" office:value="23.81109" calcext:value-type="float">
            <text:p>23.81109</text:p>
          </table:table-cell>
          <table:table-cell office:value-type="float" office:value="13.44129" calcext:value-type="float">
            <text:p>13.44129</text:p>
          </table:table-cell>
          <table:table-cell office:value-type="float" office:value="4.833318" calcext:value-type="float">
            <text:p>4.833318</text:p>
          </table:table-cell>
          <table:table-cell office:value-type="float" office:value="6.615845" calcext:value-type="float">
            <text:p>6.615845</text:p>
          </table:table-cell>
          <table:table-cell office:value-type="float" office:value="6.729193" calcext:value-type="float">
            <text:p>6.729193</text:p>
          </table:table-cell>
          <table:table-cell office:value-type="float" office:value="3.510217" calcext:value-type="float">
            <text:p>3.510217</text:p>
          </table:table-cell>
          <table:table-cell office:value-type="float" office:value="1.348966" calcext:value-type="float">
            <text:p>1.348966</text:p>
          </table:table-cell>
          <table:table-cell office:value-type="float" office:value="0.4545687" calcext:value-type="float">
            <text:p>0.4545687</text:p>
          </table:table-cell>
          <table:table-cell office:value-type="float" office:value="0.3628584" calcext:value-type="float">
            <text:p>0.3628584</text:p>
          </table:table-cell>
          <table:table-cell office:value-type="float" office:value="0.3306954" calcext:value-type="float">
            <text:p>0.3306954</text:p>
          </table:table-cell>
          <table:table-cell office:value-type="float" office:value="0" calcext:value-type="float">
            <text:p>0</text:p>
          </table:table-cell>
          <table:table-cell office:value-type="float" office:value="71.41184" calcext:value-type="float">
            <text:p>71.4118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5003" calcext:value-type="float">
            <text:p>38.05003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29.95532" calcext:value-type="float">
            <text:p>29.95532</text:p>
          </table:table-cell>
          <table:table-cell office:value-type="float" office:value="1098.54" calcext:value-type="float">
            <text:p>1098.54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78485" calcext:value-type="float">
            <text:p>0.1578485</text:p>
          </table:table-cell>
          <table:table-cell office:value-type="float" office:value="16.4299" calcext:value-type="float">
            <text:p>16.4299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853" calcext:value-type="float">
            <text:p>0.005031853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612" calcext:value-type="float">
            <text:p>2.078612</text:p>
          </table:table-cell>
          <table:table-cell office:value-type="float" office:value="-0.3423362" calcext:value-type="float">
            <text:p>-0.3423362</text:p>
          </table:table-cell>
          <table:table-cell office:value-type="float" office:value="-0.01840608" calcext:value-type="float">
            <text:p>-0.01840608</text:p>
          </table:table-cell>
          <table:table-cell office:value-type="float" office:value="0.01303512" calcext:value-type="float">
            <text:p>0.01303512</text:p>
          </table:table-cell>
          <table:table-cell office:value-type="float" office:value="15.62706" calcext:value-type="float">
            <text:p>15.62706</text:p>
          </table:table-cell>
          <table:table-cell office:value-type="float" office:value="0.05027181" calcext:value-type="float">
            <text:p>0.05027181</text:p>
          </table:table-cell>
          <table:table-cell office:value-type="float" office:value="0.04651628" calcext:value-type="float">
            <text:p>0.04651628</text:p>
          </table:table-cell>
          <table:table-cell office:value-type="float" office:value="0.03951826" calcext:value-type="float">
            <text:p>0.03951826</text:p>
          </table:table-cell>
          <table:table-cell office:value-type="float" office:value="0.03457104" calcext:value-type="float">
            <text:p>0.03457104</text:p>
          </table:table-cell>
          <table:table-cell office:value-type="float" office:value="0.03224336" calcext:value-type="float">
            <text:p>0.03224336</text:p>
          </table:table-cell>
          <table:table-cell office:value-type="float" office:value="0.01931603" calcext:value-type="float">
            <text:p>0.01931603</text:p>
          </table:table-cell>
          <table:table-cell office:value-type="float" office:value="0.01467299" calcext:value-type="float">
            <text:p>0.01467299</text:p>
          </table:table-cell>
          <table:table-cell office:value-type="float" office:value="0.03145186" calcext:value-type="float">
            <text:p>0.03145186</text:p>
          </table:table-cell>
          <table:table-cell office:value-type="float" office:value="0.02601013" calcext:value-type="float">
            <text:p>0.02601013</text:p>
          </table:table-cell>
          <table:table-cell office:value-type="float" office:value="0.02216278" calcext:value-type="float">
            <text:p>0.02216278</text:p>
          </table:table-cell>
          <table:table-cell office:value-type="float" office:value="0.02055576" calcext:value-type="float">
            <text:p>0.02055576</text:p>
          </table:table-cell>
          <table:table-cell office:value-type="float" office:value="0.01741882" calcext:value-type="float">
            <text:p>0.01741882</text:p>
          </table:table-cell>
          <table:table-cell office:value-type="float" office:value="0.007323524" calcext:value-type="float">
            <text:p>0.007323524</text:p>
          </table:table-cell>
          <table:table-cell office:value-type="float" office:value="0.007394431" calcext:value-type="float">
            <text:p>0.007394431</text:p>
          </table:table-cell>
          <table:table-cell office:value-type="float" office:value="0" calcext:value-type="float">
            <text:p>0</text:p>
          </table:table-cell>
          <table:table-cell office:value-type="float" office:value="36.33375" calcext:value-type="float">
            <text:p>36.33375</text:p>
          </table:table-cell>
          <table:table-cell office:value-type="float" office:value="23.20358" calcext:value-type="float">
            <text:p>23.20358</text:p>
          </table:table-cell>
          <table:table-cell office:value-type="float" office:value="22.66503" calcext:value-type="float">
            <text:p>22.66503</text:p>
          </table:table-cell>
          <table:table-cell office:value-type="float" office:value="24.31662" calcext:value-type="float">
            <text:p>24.31662</text:p>
          </table:table-cell>
          <table:table-cell office:value-type="float" office:value="23.51007" calcext:value-type="float">
            <text:p>23.51007</text:p>
          </table:table-cell>
          <table:table-cell office:value-type="float" office:value="13.24514" calcext:value-type="float">
            <text:p>13.24514</text:p>
          </table:table-cell>
          <table:table-cell office:value-type="float" office:value="4.824935" calcext:value-type="float">
            <text:p>4.824935</text:p>
          </table:table-cell>
          <table:table-cell office:value-type="float" office:value="6.606667" calcext:value-type="float">
            <text:p>6.606667</text:p>
          </table:table-cell>
          <table:table-cell office:value-type="float" office:value="6.728614" calcext:value-type="float">
            <text:p>6.728614</text:p>
          </table:table-cell>
          <table:table-cell office:value-type="float" office:value="3.523282" calcext:value-type="float">
            <text:p>3.523282</text:p>
          </table:table-cell>
          <table:table-cell office:value-type="float" office:value="1.355526" calcext:value-type="float">
            <text:p>1.355526</text:p>
          </table:table-cell>
          <table:table-cell office:value-type="float" office:value="0.4558126" calcext:value-type="float">
            <text:p>0.4558126</text:p>
          </table:table-cell>
          <table:table-cell office:value-type="float" office:value="0.3629269" calcext:value-type="float">
            <text:p>0.3629269</text:p>
          </table:table-cell>
          <table:table-cell office:value-type="float" office:value="0.330717" calcext:value-type="float">
            <text:p>0.330717</text:p>
          </table:table-cell>
          <table:table-cell office:value-type="float" office:value="0" calcext:value-type="float">
            <text:p>0</text:p>
          </table:table-cell>
          <table:table-cell office:value-type="float" office:value="70.8544" calcext:value-type="float">
            <text:p>70.854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837" calcext:value-type="float">
            <text:p>38.03837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29.96569" calcext:value-type="float">
            <text:p>29.96569</text:p>
          </table:table-cell>
          <table:table-cell office:value-type="float" office:value="1098.522" calcext:value-type="float">
            <text:p>1098.522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587014" calcext:value-type="float">
            <text:p>0.1587014</text:p>
          </table:table-cell>
          <table:table-cell office:value-type="float" office:value="16.42948" calcext:value-type="float">
            <text:p>16.42948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853" calcext:value-type="float">
            <text:p>0.005031853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612" calcext:value-type="float">
            <text:p>2.078612</text:p>
          </table:table-cell>
          <table:table-cell office:value-type="float" office:value="-0.342343" calcext:value-type="float">
            <text:p>-0.342343</text:p>
          </table:table-cell>
          <table:table-cell office:value-type="float" office:value="-0.01838732" calcext:value-type="float">
            <text:p>-0.01838732</text:p>
          </table:table-cell>
          <table:table-cell office:value-type="float" office:value="0.01309586" calcext:value-type="float">
            <text:p>0.01309586</text:p>
          </table:table-cell>
          <table:table-cell office:value-type="float" office:value="15.65229" calcext:value-type="float">
            <text:p>15.65229</text:p>
          </table:table-cell>
          <table:table-cell office:value-type="float" office:value="0.04726909" calcext:value-type="float">
            <text:p>0.04726909</text:p>
          </table:table-cell>
          <table:table-cell office:value-type="float" office:value="0.04646171" calcext:value-type="float">
            <text:p>0.04646171</text:p>
          </table:table-cell>
          <table:table-cell office:value-type="float" office:value="0.03921654" calcext:value-type="float">
            <text:p>0.03921654</text:p>
          </table:table-cell>
          <table:table-cell office:value-type="float" office:value="0.03416174" calcext:value-type="float">
            <text:p>0.03416174</text:p>
          </table:table-cell>
          <table:table-cell office:value-type="float" office:value="0.03183584" calcext:value-type="float">
            <text:p>0.03183584</text:p>
          </table:table-cell>
          <table:table-cell office:value-type="float" office:value="0.0190845" calcext:value-type="float">
            <text:p>0.0190845</text:p>
          </table:table-cell>
          <table:table-cell office:value-type="float" office:value="0.01461461" calcext:value-type="float">
            <text:p>0.01461461</text:p>
          </table:table-cell>
          <table:table-cell office:value-type="float" office:value="0.03142964" calcext:value-type="float">
            <text:p>0.03142964</text:p>
          </table:table-cell>
          <table:table-cell office:value-type="float" office:value="0.02602729" calcext:value-type="float">
            <text:p>0.02602729</text:p>
          </table:table-cell>
          <table:table-cell office:value-type="float" office:value="0.02218603" calcext:value-type="float">
            <text:p>0.02218603</text:p>
          </table:table-cell>
          <table:table-cell office:value-type="float" office:value="0.02056591" calcext:value-type="float">
            <text:p>0.02056591</text:p>
          </table:table-cell>
          <table:table-cell office:value-type="float" office:value="0.01742161" calcext:value-type="float">
            <text:p>0.01742161</text:p>
          </table:table-cell>
          <table:table-cell office:value-type="float" office:value="0.007316394" calcext:value-type="float">
            <text:p>0.007316394</text:p>
          </table:table-cell>
          <table:table-cell office:value-type="float" office:value="0.007393849" calcext:value-type="float">
            <text:p>0.007393849</text:p>
          </table:table-cell>
          <table:table-cell office:value-type="float" office:value="0" calcext:value-type="float">
            <text:p>0</text:p>
          </table:table-cell>
          <table:table-cell office:value-type="float" office:value="33.15627" calcext:value-type="float">
            <text:p>33.15627</text:p>
          </table:table-cell>
          <table:table-cell office:value-type="float" office:value="23.32889" calcext:value-type="float">
            <text:p>23.32889</text:p>
          </table:table-cell>
          <table:table-cell office:value-type="float" office:value="22.73553" calcext:value-type="float">
            <text:p>22.73553</text:p>
          </table:table-cell>
          <table:table-cell office:value-type="float" office:value="24.13471" calcext:value-type="float">
            <text:p>24.13471</text:p>
          </table:table-cell>
          <table:table-cell office:value-type="float" office:value="23.20016" calcext:value-type="float">
            <text:p>23.20016</text:p>
          </table:table-cell>
          <table:table-cell office:value-type="float" office:value="13.08543" calcext:value-type="float">
            <text:p>13.08543</text:p>
          </table:table-cell>
          <table:table-cell office:value-type="float" office:value="4.84025" calcext:value-type="float">
            <text:p>4.84025</text:p>
          </table:table-cell>
          <table:table-cell office:value-type="float" office:value="6.596849" calcext:value-type="float">
            <text:p>6.596849</text:p>
          </table:table-cell>
          <table:table-cell office:value-type="float" office:value="6.726274" calcext:value-type="float">
            <text:p>6.726274</text:p>
          </table:table-cell>
          <table:table-cell office:value-type="float" office:value="3.535348" calcext:value-type="float">
            <text:p>3.535348</text:p>
          </table:table-cell>
          <table:table-cell office:value-type="float" office:value="1.362054" calcext:value-type="float">
            <text:p>1.362054</text:p>
          </table:table-cell>
          <table:table-cell office:value-type="float" office:value="0.4571075" calcext:value-type="float">
            <text:p>0.4571075</text:p>
          </table:table-cell>
          <table:table-cell office:value-type="float" office:value="0.3630135" calcext:value-type="float">
            <text:p>0.3630135</text:p>
          </table:table-cell>
          <table:table-cell office:value-type="float" office:value="0.3307387" calcext:value-type="float">
            <text:p>0.3307387</text:p>
          </table:table-cell>
          <table:table-cell office:value-type="float" office:value="0" calcext:value-type="float">
            <text:p>0</text:p>
          </table:table-cell>
          <table:table-cell office:value-type="float" office:value="71.68889" calcext:value-type="float">
            <text:p>71.6888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3786" calcext:value-type="float">
            <text:p>38.03786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29.97026" calcext:value-type="float">
            <text:p>29.97026</text:p>
          </table:table-cell>
          <table:table-cell office:value-type="float" office:value="1098.505" calcext:value-type="float">
            <text:p>1098.505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01778" calcext:value-type="float">
            <text:p>0.1601778</text:p>
          </table:table-cell>
          <table:table-cell office:value-type="float" office:value="16.43387" calcext:value-type="float">
            <text:p>16.43387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906" calcext:value-type="float">
            <text:p>0.00503190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646" calcext:value-type="float">
            <text:p>2.078646</text:p>
          </table:table-cell>
          <table:table-cell office:value-type="float" office:value="-0.3423486" calcext:value-type="float">
            <text:p>-0.3423486</text:p>
          </table:table-cell>
          <table:table-cell office:value-type="float" office:value="-0.01836646" calcext:value-type="float">
            <text:p>-0.01836646</text:p>
          </table:table-cell>
          <table:table-cell office:value-type="float" office:value="0.01313905" calcext:value-type="float">
            <text:p>0.01313905</text:p>
          </table:table-cell>
          <table:table-cell office:value-type="float" office:value="15.66136" calcext:value-type="float">
            <text:p>15.66136</text:p>
          </table:table-cell>
          <table:table-cell office:value-type="float" office:value="0.05797285" calcext:value-type="float">
            <text:p>0.05797285</text:p>
          </table:table-cell>
          <table:table-cell office:value-type="float" office:value="0.04851792" calcext:value-type="float">
            <text:p>0.04851792</text:p>
          </table:table-cell>
          <table:table-cell office:value-type="float" office:value="0.04008315" calcext:value-type="float">
            <text:p>0.04008315</text:p>
          </table:table-cell>
          <table:table-cell office:value-type="float" office:value="0.03459745" calcext:value-type="float">
            <text:p>0.03459745</text:p>
          </table:table-cell>
          <table:table-cell office:value-type="float" office:value="0.03214006" calcext:value-type="float">
            <text:p>0.03214006</text:p>
          </table:table-cell>
          <table:table-cell office:value-type="float" office:value="0.01914532" calcext:value-type="float">
            <text:p>0.01914532</text:p>
          </table:table-cell>
          <table:table-cell office:value-type="float" office:value="0.01460831" calcext:value-type="float">
            <text:p>0.01460831</text:p>
          </table:table-cell>
          <table:table-cell office:value-type="float" office:value="0.03141441" calcext:value-type="float">
            <text:p>0.03141441</text:p>
          </table:table-cell>
          <table:table-cell office:value-type="float" office:value="0.02603526" calcext:value-type="float">
            <text:p>0.02603526</text:p>
          </table:table-cell>
          <table:table-cell office:value-type="float" office:value="0.02220681" calcext:value-type="float">
            <text:p>0.02220681</text:p>
          </table:table-cell>
          <table:table-cell office:value-type="float" office:value="0.02057631" calcext:value-type="float">
            <text:p>0.02057631</text:p>
          </table:table-cell>
          <table:table-cell office:value-type="float" office:value="0.01742486" calcext:value-type="float">
            <text:p>0.01742486</text:p>
          </table:table-cell>
          <table:table-cell office:value-type="float" office:value="0.007309555" calcext:value-type="float">
            <text:p>0.007309555</text:p>
          </table:table-cell>
          <table:table-cell office:value-type="float" office:value="0.007393266" calcext:value-type="float">
            <text:p>0.007393266</text:p>
          </table:table-cell>
          <table:table-cell office:value-type="float" office:value="0" calcext:value-type="float">
            <text:p>0</text:p>
          </table:table-cell>
          <table:table-cell office:value-type="float" office:value="39.96364" calcext:value-type="float">
            <text:p>39.96364</text:p>
          </table:table-cell>
          <table:table-cell office:value-type="float" office:value="23.45763" calcext:value-type="float">
            <text:p>23.45763</text:p>
          </table:table-cell>
          <table:table-cell office:value-type="float" office:value="22.4899" calcext:value-type="float">
            <text:p>22.4899</text:p>
          </table:table-cell>
          <table:table-cell office:value-type="float" office:value="23.85447" calcext:value-type="float">
            <text:p>23.85447</text:p>
          </table:table-cell>
          <table:table-cell office:value-type="float" office:value="22.91818" calcext:value-type="float">
            <text:p>22.91818</text:p>
          </table:table-cell>
          <table:table-cell office:value-type="float" office:value="12.94507" calcext:value-type="float">
            <text:p>12.94507</text:p>
          </table:table-cell>
          <table:table-cell office:value-type="float" office:value="4.807177" calcext:value-type="float">
            <text:p>4.807177</text:p>
          </table:table-cell>
          <table:table-cell office:value-type="float" office:value="6.597465" calcext:value-type="float">
            <text:p>6.597465</text:p>
          </table:table-cell>
          <table:table-cell office:value-type="float" office:value="6.723389" calcext:value-type="float">
            <text:p>6.723389</text:p>
          </table:table-cell>
          <table:table-cell office:value-type="float" office:value="3.546003" calcext:value-type="float">
            <text:p>3.546003</text:p>
          </table:table-cell>
          <table:table-cell office:value-type="float" office:value="1.368988" calcext:value-type="float">
            <text:p>1.368988</text:p>
          </table:table-cell>
          <table:table-cell office:value-type="float" office:value="0.4585536" calcext:value-type="float">
            <text:p>0.4585536</text:p>
          </table:table-cell>
          <table:table-cell office:value-type="float" office:value="0.3631178" calcext:value-type="float">
            <text:p>0.3631178</text:p>
          </table:table-cell>
          <table:table-cell office:value-type="float" office:value="0.3307603" calcext:value-type="float">
            <text:p>0.3307603</text:p>
          </table:table-cell>
          <table:table-cell office:value-type="float" office:value="0" calcext:value-type="float">
            <text:p>0</text:p>
          </table:table-cell>
          <table:table-cell office:value-type="float" office:value="72.71431" calcext:value-type="float">
            <text:p>72.7143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4297" calcext:value-type="float">
            <text:p>38.04297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29.97332" calcext:value-type="float">
            <text:p>29.97332</text:p>
          </table:table-cell>
          <table:table-cell office:value-type="float" office:value="1098.487" calcext:value-type="float">
            <text:p>1098.48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07212" calcext:value-type="float">
            <text:p>0.1607212</text:p>
          </table:table-cell>
          <table:table-cell office:value-type="float" office:value="16.44049" calcext:value-type="float">
            <text:p>16.44049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906" calcext:value-type="float">
            <text:p>0.00503190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646" calcext:value-type="float">
            <text:p>2.078646</text:p>
          </table:table-cell>
          <table:table-cell office:value-type="float" office:value="-0.3423514" calcext:value-type="float">
            <text:p>-0.3423514</text:p>
          </table:table-cell>
          <table:table-cell office:value-type="float" office:value="-0.01834689" calcext:value-type="float">
            <text:p>-0.01834689</text:p>
          </table:table-cell>
          <table:table-cell office:value-type="float" office:value="0.01317456" calcext:value-type="float">
            <text:p>0.01317456</text:p>
          </table:table-cell>
          <table:table-cell office:value-type="float" office:value="15.66597" calcext:value-type="float">
            <text:p>15.66597</text:p>
          </table:table-cell>
          <table:table-cell office:value-type="float" office:value="0.06518427" calcext:value-type="float">
            <text:p>0.06518427</text:p>
          </table:table-cell>
          <table:table-cell office:value-type="float" office:value="0.0509422" calcext:value-type="float">
            <text:p>0.0509422</text:p>
          </table:table-cell>
          <table:table-cell office:value-type="float" office:value="0.04106302" calcext:value-type="float">
            <text:p>0.04106302</text:p>
          </table:table-cell>
          <table:table-cell office:value-type="float" office:value="0.03500779" calcext:value-type="float">
            <text:p>0.03500779</text:p>
          </table:table-cell>
          <table:table-cell office:value-type="float" office:value="0.03244926" calcext:value-type="float">
            <text:p>0.03244926</text:p>
          </table:table-cell>
          <table:table-cell office:value-type="float" office:value="0.01922073" calcext:value-type="float">
            <text:p>0.01922073</text:p>
          </table:table-cell>
          <table:table-cell office:value-type="float" office:value="0.01465785" calcext:value-type="float">
            <text:p>0.01465785</text:p>
          </table:table-cell>
          <table:table-cell office:value-type="float" office:value="0.03141417" calcext:value-type="float">
            <text:p>0.03141417</text:p>
          </table:table-cell>
          <table:table-cell office:value-type="float" office:value="0.02604145" calcext:value-type="float">
            <text:p>0.02604145</text:p>
          </table:table-cell>
          <table:table-cell office:value-type="float" office:value="0.02222474" calcext:value-type="float">
            <text:p>0.02222474</text:p>
          </table:table-cell>
          <table:table-cell office:value-type="float" office:value="0.02058648" calcext:value-type="float">
            <text:p>0.02058648</text:p>
          </table:table-cell>
          <table:table-cell office:value-type="float" office:value="0.01742834" calcext:value-type="float">
            <text:p>0.01742834</text:p>
          </table:table-cell>
          <table:table-cell office:value-type="float" office:value="0.007303027" calcext:value-type="float">
            <text:p>0.007303027</text:p>
          </table:table-cell>
          <table:table-cell office:value-type="float" office:value="0.007392684" calcext:value-type="float">
            <text:p>0.007392684</text:p>
          </table:table-cell>
          <table:table-cell office:value-type="float" office:value="0" calcext:value-type="float">
            <text:p>0</text:p>
          </table:table-cell>
          <table:table-cell office:value-type="float" office:value="42.43553" calcext:value-type="float">
            <text:p>42.43553</text:p>
          </table:table-cell>
          <table:table-cell office:value-type="float" office:value="24.80825" calcext:value-type="float">
            <text:p>24.80825</text:p>
          </table:table-cell>
          <table:table-cell office:value-type="float" office:value="22.53157" calcext:value-type="float">
            <text:p>22.53157</text:p>
          </table:table-cell>
          <table:table-cell office:value-type="float" office:value="23.62186" calcext:value-type="float">
            <text:p>23.62186</text:p>
          </table:table-cell>
          <table:table-cell office:value-type="float" office:value="22.66092" calcext:value-type="float">
            <text:p>22.66092</text:p>
          </table:table-cell>
          <table:table-cell office:value-type="float" office:value="12.79306" calcext:value-type="float">
            <text:p>12.79306</text:p>
          </table:table-cell>
          <table:table-cell office:value-type="float" office:value="4.81344" calcext:value-type="float">
            <text:p>4.81344</text:p>
          </table:table-cell>
          <table:table-cell office:value-type="float" office:value="6.592681" calcext:value-type="float">
            <text:p>6.592681</text:p>
          </table:table-cell>
          <table:table-cell office:value-type="float" office:value="6.720898" calcext:value-type="float">
            <text:p>6.720898</text:p>
          </table:table-cell>
          <table:table-cell office:value-type="float" office:value="3.55483" calcext:value-type="float">
            <text:p>3.55483</text:p>
          </table:table-cell>
          <table:table-cell office:value-type="float" office:value="1.375891" calcext:value-type="float">
            <text:p>1.375891</text:p>
          </table:table-cell>
          <table:table-cell office:value-type="float" office:value="0.4600772" calcext:value-type="float">
            <text:p>0.4600772</text:p>
          </table:table-cell>
          <table:table-cell office:value-type="float" office:value="0.3632449" calcext:value-type="float">
            <text:p>0.3632449</text:p>
          </table:table-cell>
          <table:table-cell office:value-type="float" office:value="0.3307819" calcext:value-type="float">
            <text:p>0.3307819</text:p>
          </table:table-cell>
          <table:table-cell office:value-type="float" office:value="0" calcext:value-type="float">
            <text:p>0</text:p>
          </table:table-cell>
          <table:table-cell office:value-type="float" office:value="72.94627" calcext:value-type="float">
            <text:p>72.9462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4925" calcext:value-type="float">
            <text:p>38.04925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29.97724" calcext:value-type="float">
            <text:p>29.97724</text:p>
          </table:table-cell>
          <table:table-cell office:value-type="float" office:value="1098.47" calcext:value-type="float">
            <text:p>1098.4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14416" calcext:value-type="float">
            <text:p>0.1614416</text:p>
          </table:table-cell>
          <table:table-cell office:value-type="float" office:value="16.44543" calcext:value-type="float">
            <text:p>16.44543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1966" calcext:value-type="float">
            <text:p>0.00503196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679" calcext:value-type="float">
            <text:p>2.078679</text:p>
          </table:table-cell>
          <table:table-cell office:value-type="float" office:value="-0.3423547" calcext:value-type="float">
            <text:p>-0.3423547</text:p>
          </table:table-cell>
          <table:table-cell office:value-type="float" office:value="-0.01832663" calcext:value-type="float">
            <text:p>-0.01832663</text:p>
          </table:table-cell>
          <table:table-cell office:value-type="float" office:value="0.01320496" calcext:value-type="float">
            <text:p>0.01320496</text:p>
          </table:table-cell>
          <table:table-cell office:value-type="float" office:value="15.67211" calcext:value-type="float">
            <text:p>15.67211</text:p>
          </table:table-cell>
          <table:table-cell office:value-type="float" office:value="0.06578925" calcext:value-type="float">
            <text:p>0.06578925</text:p>
          </table:table-cell>
          <table:table-cell office:value-type="float" office:value="0.05209519" calcext:value-type="float">
            <text:p>0.05209519</text:p>
          </table:table-cell>
          <table:table-cell office:value-type="float" office:value="0.04196253" calcext:value-type="float">
            <text:p>0.04196253</text:p>
          </table:table-cell>
          <table:table-cell office:value-type="float" office:value="0.03548327" calcext:value-type="float">
            <text:p>0.03548327</text:p>
          </table:table-cell>
          <table:table-cell office:value-type="float" office:value="0.03285039" calcext:value-type="float">
            <text:p>0.03285039</text:p>
          </table:table-cell>
          <table:table-cell office:value-type="float" office:value="0.01937676" calcext:value-type="float">
            <text:p>0.01937676</text:p>
          </table:table-cell>
          <table:table-cell office:value-type="float" office:value="0.01470451" calcext:value-type="float">
            <text:p>0.01470451</text:p>
          </table:table-cell>
          <table:table-cell office:value-type="float" office:value="0.03144098" calcext:value-type="float">
            <text:p>0.03144098</text:p>
          </table:table-cell>
          <table:table-cell office:value-type="float" office:value="0.02604953" calcext:value-type="float">
            <text:p>0.02604953</text:p>
          </table:table-cell>
          <table:table-cell office:value-type="float" office:value="0.02224073" calcext:value-type="float">
            <text:p>0.02224073</text:p>
          </table:table-cell>
          <table:table-cell office:value-type="float" office:value="0.02059628" calcext:value-type="float">
            <text:p>0.02059628</text:p>
          </table:table-cell>
          <table:table-cell office:value-type="float" office:value="0.01743199" calcext:value-type="float">
            <text:p>0.01743199</text:p>
          </table:table-cell>
          <table:table-cell office:value-type="float" office:value="0.007296791" calcext:value-type="float">
            <text:p>0.007296791</text:p>
          </table:table-cell>
          <table:table-cell office:value-type="float" office:value="0.007392095" calcext:value-type="float">
            <text:p>0.007392095</text:p>
          </table:table-cell>
          <table:table-cell office:value-type="float" office:value="0" calcext:value-type="float">
            <text:p>0</text:p>
          </table:table-cell>
          <table:table-cell office:value-type="float" office:value="39.17319" calcext:value-type="float">
            <text:p>39.17319</text:p>
          </table:table-cell>
          <table:table-cell office:value-type="float" office:value="24.50314" calcext:value-type="float">
            <text:p>24.50314</text:p>
          </table:table-cell>
          <table:table-cell office:value-type="float" office:value="22.40511" calcext:value-type="float">
            <text:p>22.40511</text:p>
          </table:table-cell>
          <table:table-cell office:value-type="float" office:value="23.48307" calcext:value-type="float">
            <text:p>23.48307</text:p>
          </table:table-cell>
          <table:table-cell office:value-type="float" office:value="22.45906" calcext:value-type="float">
            <text:p>22.45906</text:p>
          </table:table-cell>
          <table:table-cell office:value-type="float" office:value="12.65466" calcext:value-type="float">
            <text:p>12.65466</text:p>
          </table:table-cell>
          <table:table-cell office:value-type="float" office:value="4.770779" calcext:value-type="float">
            <text:p>4.770779</text:p>
          </table:table-cell>
          <table:table-cell office:value-type="float" office:value="6.596356" calcext:value-type="float">
            <text:p>6.596356</text:p>
          </table:table-cell>
          <table:table-cell office:value-type="float" office:value="6.718515" calcext:value-type="float">
            <text:p>6.718515</text:p>
          </table:table-cell>
          <table:table-cell office:value-type="float" office:value="3.562435" calcext:value-type="float">
            <text:p>3.562435</text:p>
          </table:table-cell>
          <table:table-cell office:value-type="float" office:value="1.382511" calcext:value-type="float">
            <text:p>1.382511</text:p>
          </table:table-cell>
          <table:table-cell office:value-type="float" office:value="0.4616292" calcext:value-type="float">
            <text:p>0.4616292</text:p>
          </table:table-cell>
          <table:table-cell office:value-type="float" office:value="0.3633924" calcext:value-type="float">
            <text:p>0.3633924</text:p>
          </table:table-cell>
          <table:table-cell office:value-type="float" office:value="0.3308038" calcext:value-type="float">
            <text:p>0.3308038</text:p>
          </table:table-cell>
          <table:table-cell office:value-type="float" office:value="0" calcext:value-type="float">
            <text:p>0</text:p>
          </table:table-cell>
          <table:table-cell office:value-type="float" office:value="73.41301" calcext:value-type="float">
            <text:p>73.4130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535" calcext:value-type="float">
            <text:p>38.0535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29.98409" calcext:value-type="float">
            <text:p>29.98409</text:p>
          </table:table-cell>
          <table:table-cell office:value-type="float" office:value="1098.454" calcext:value-type="float">
            <text:p>1098.454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25976" calcext:value-type="float">
            <text:p>0.1625976</text:p>
          </table:table-cell>
          <table:table-cell office:value-type="float" office:value="16.44633" calcext:value-type="float">
            <text:p>16.44633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03" calcext:value-type="float">
            <text:p>0.00503203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718" calcext:value-type="float">
            <text:p>2.078718</text:p>
          </table:table-cell>
          <table:table-cell office:value-type="float" office:value="-0.3423606" calcext:value-type="float">
            <text:p>-0.3423606</text:p>
          </table:table-cell>
          <table:table-cell office:value-type="float" office:value="-0.01830498" calcext:value-type="float">
            <text:p>-0.01830498</text:p>
          </table:table-cell>
          <table:table-cell office:value-type="float" office:value="0.01323431" calcext:value-type="float">
            <text:p>0.01323431</text:p>
          </table:table-cell>
          <table:table-cell office:value-type="float" office:value="15.68509" calcext:value-type="float">
            <text:p>15.68509</text:p>
          </table:table-cell>
          <table:table-cell office:value-type="float" office:value="0.06722526" calcext:value-type="float">
            <text:p>0.06722526</text:p>
          </table:table-cell>
          <table:table-cell office:value-type="float" office:value="0.05271921" calcext:value-type="float">
            <text:p>0.05271921</text:p>
          </table:table-cell>
          <table:table-cell office:value-type="float" office:value="0.04240579" calcext:value-type="float">
            <text:p>0.04240579</text:p>
          </table:table-cell>
          <table:table-cell office:value-type="float" office:value="0.03577393" calcext:value-type="float">
            <text:p>0.03577393</text:p>
          </table:table-cell>
          <table:table-cell office:value-type="float" office:value="0.03315677" calcext:value-type="float">
            <text:p>0.03315677</text:p>
          </table:table-cell>
          <table:table-cell office:value-type="float" office:value="0.01953526" calcext:value-type="float">
            <text:p>0.01953526</text:p>
          </table:table-cell>
          <table:table-cell office:value-type="float" office:value="0.01476791" calcext:value-type="float">
            <text:p>0.01476791</text:p>
          </table:table-cell>
          <table:table-cell office:value-type="float" office:value="0.03148367" calcext:value-type="float">
            <text:p>0.03148367</text:p>
          </table:table-cell>
          <table:table-cell office:value-type="float" office:value="0.02606192" calcext:value-type="float">
            <text:p>0.02606192</text:p>
          </table:table-cell>
          <table:table-cell office:value-type="float" office:value="0.02225587" calcext:value-type="float">
            <text:p>0.02225587</text:p>
          </table:table-cell>
          <table:table-cell office:value-type="float" office:value="0.02060575" calcext:value-type="float">
            <text:p>0.02060575</text:p>
          </table:table-cell>
          <table:table-cell office:value-type="float" office:value="0.01743574" calcext:value-type="float">
            <text:p>0.01743574</text:p>
          </table:table-cell>
          <table:table-cell office:value-type="float" office:value="0.007290829" calcext:value-type="float">
            <text:p>0.007290829</text:p>
          </table:table-cell>
          <table:table-cell office:value-type="float" office:value="0.007391508" calcext:value-type="float">
            <text:p>0.007391508</text:p>
          </table:table-cell>
          <table:table-cell office:value-type="float" office:value="0" calcext:value-type="float">
            <text:p>0</text:p>
          </table:table-cell>
          <table:table-cell office:value-type="float" office:value="41.62983" calcext:value-type="float">
            <text:p>41.62983</text:p>
          </table:table-cell>
          <table:table-cell office:value-type="float" office:value="24.49879" calcext:value-type="float">
            <text:p>24.49879</text:p>
          </table:table-cell>
          <table:table-cell office:value-type="float" office:value="22.25582" calcext:value-type="float">
            <text:p>22.25582</text:p>
          </table:table-cell>
          <table:table-cell office:value-type="float" office:value="23.27568" calcext:value-type="float">
            <text:p>23.27568</text:p>
          </table:table-cell>
          <table:table-cell office:value-type="float" office:value="22.22584" calcext:value-type="float">
            <text:p>22.22584</text:p>
          </table:table-cell>
          <table:table-cell office:value-type="float" office:value="12.50666" calcext:value-type="float">
            <text:p>12.50666</text:p>
          </table:table-cell>
          <table:table-cell office:value-type="float" office:value="4.71711" calcext:value-type="float">
            <text:p>4.71711</text:p>
          </table:table-cell>
          <table:table-cell office:value-type="float" office:value="6.600562" calcext:value-type="float">
            <text:p>6.600562</text:p>
          </table:table-cell>
          <table:table-cell office:value-type="float" office:value="6.71687" calcext:value-type="float">
            <text:p>6.71687</text:p>
          </table:table-cell>
          <table:table-cell office:value-type="float" office:value="3.569651" calcext:value-type="float">
            <text:p>3.569651</text:p>
          </table:table-cell>
          <table:table-cell office:value-type="float" office:value="1.388873" calcext:value-type="float">
            <text:p>1.388873</text:p>
          </table:table-cell>
          <table:table-cell office:value-type="float" office:value="0.4631993" calcext:value-type="float">
            <text:p>0.4631993</text:p>
          </table:table-cell>
          <table:table-cell office:value-type="float" office:value="0.3635581" calcext:value-type="float">
            <text:p>0.3635581</text:p>
          </table:table-cell>
          <table:table-cell office:value-type="float" office:value="0.3308267" calcext:value-type="float">
            <text:p>0.3308267</text:p>
          </table:table-cell>
          <table:table-cell office:value-type="float" office:value="0" calcext:value-type="float">
            <text:p>0</text:p>
          </table:table-cell>
          <table:table-cell office:value-type="float" office:value="74.2915" calcext:value-type="float">
            <text:p>74.2915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5394" calcext:value-type="float">
            <text:p>38.05394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29.99074" calcext:value-type="float">
            <text:p>29.99074</text:p>
          </table:table-cell>
          <table:table-cell office:value-type="float" office:value="1098.438" calcext:value-type="float">
            <text:p>1098.43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28742" calcext:value-type="float">
            <text:p>0.1628742</text:p>
          </table:table-cell>
          <table:table-cell office:value-type="float" office:value="16.44809" calcext:value-type="float">
            <text:p>16.44809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039" calcext:value-type="float">
            <text:p>0.005032039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723" calcext:value-type="float">
            <text:p>2.078723</text:p>
          </table:table-cell>
          <table:table-cell office:value-type="float" office:value="-0.3423667" calcext:value-type="float">
            <text:p>-0.3423667</text:p>
          </table:table-cell>
          <table:table-cell office:value-type="float" office:value="-0.01828408" calcext:value-type="float">
            <text:p>-0.01828408</text:p>
          </table:table-cell>
          <table:table-cell office:value-type="float" office:value="0.0132613" calcext:value-type="float">
            <text:p>0.0132613</text:p>
          </table:table-cell>
          <table:table-cell office:value-type="float" office:value="15.69731" calcext:value-type="float">
            <text:p>15.69731</text:p>
          </table:table-cell>
          <table:table-cell office:value-type="float" office:value="0.07334961" calcext:value-type="float">
            <text:p>0.07334961</text:p>
          </table:table-cell>
          <table:table-cell office:value-type="float" office:value="0.05391414" calcext:value-type="float">
            <text:p>0.05391414</text:p>
          </table:table-cell>
          <table:table-cell office:value-type="float" office:value="0.04288492" calcext:value-type="float">
            <text:p>0.04288492</text:p>
          </table:table-cell>
          <table:table-cell office:value-type="float" office:value="0.03593493" calcext:value-type="float">
            <text:p>0.03593493</text:p>
          </table:table-cell>
          <table:table-cell office:value-type="float" office:value="0.03332457" calcext:value-type="float">
            <text:p>0.03332457</text:p>
          </table:table-cell>
          <table:table-cell office:value-type="float" office:value="0.01961709" calcext:value-type="float">
            <text:p>0.01961709</text:p>
          </table:table-cell>
          <table:table-cell office:value-type="float" office:value="0.01485067" calcext:value-type="float">
            <text:p>0.01485067</text:p>
          </table:table-cell>
          <table:table-cell office:value-type="float" office:value="0.03152018" calcext:value-type="float">
            <text:p>0.03152018</text:p>
          </table:table-cell>
          <table:table-cell office:value-type="float" office:value="0.02607697" calcext:value-type="float">
            <text:p>0.02607697</text:p>
          </table:table-cell>
          <table:table-cell office:value-type="float" office:value="0.02227063" calcext:value-type="float">
            <text:p>0.02227063</text:p>
          </table:table-cell>
          <table:table-cell office:value-type="float" office:value="0.02061498" calcext:value-type="float">
            <text:p>0.02061498</text:p>
          </table:table-cell>
          <table:table-cell office:value-type="float" office:value="0.01743956" calcext:value-type="float">
            <text:p>0.01743956</text:p>
          </table:table-cell>
          <table:table-cell office:value-type="float" office:value="0.007285122" calcext:value-type="float">
            <text:p>0.007285122</text:p>
          </table:table-cell>
          <table:table-cell office:value-type="float" office:value="0.007390924" calcext:value-type="float">
            <text:p>0.007390924</text:p>
          </table:table-cell>
          <table:table-cell office:value-type="float" office:value="0" calcext:value-type="float">
            <text:p>0</text:p>
          </table:table-cell>
          <table:table-cell office:value-type="float" office:value="49.86525" calcext:value-type="float">
            <text:p>49.86525</text:p>
          </table:table-cell>
          <table:table-cell office:value-type="float" office:value="26.07638" calcext:value-type="float">
            <text:p>26.07638</text:p>
          </table:table-cell>
          <table:table-cell office:value-type="float" office:value="22.22178" calcext:value-type="float">
            <text:p>22.22178</text:p>
          </table:table-cell>
          <table:table-cell office:value-type="float" office:value="23.04491" calcext:value-type="float">
            <text:p>23.04491</text:p>
          </table:table-cell>
          <table:table-cell office:value-type="float" office:value="21.95691" calcext:value-type="float">
            <text:p>21.95691</text:p>
          </table:table-cell>
          <table:table-cell office:value-type="float" office:value="12.36307" calcext:value-type="float">
            <text:p>12.36307</text:p>
          </table:table-cell>
          <table:table-cell office:value-type="float" office:value="4.72211" calcext:value-type="float">
            <text:p>4.72211</text:p>
          </table:table-cell>
          <table:table-cell office:value-type="float" office:value="6.596422" calcext:value-type="float">
            <text:p>6.596422</text:p>
          </table:table-cell>
          <table:table-cell office:value-type="float" office:value="6.714957" calcext:value-type="float">
            <text:p>6.714957</text:p>
          </table:table-cell>
          <table:table-cell office:value-type="float" office:value="3.576509" calcext:value-type="float">
            <text:p>3.576509</text:p>
          </table:table-cell>
          <table:table-cell office:value-type="float" office:value="1.395008" calcext:value-type="float">
            <text:p>1.395008</text:p>
          </table:table-cell>
          <table:table-cell office:value-type="float" office:value="0.4647802" calcext:value-type="float">
            <text:p>0.4647802</text:p>
          </table:table-cell>
          <table:table-cell office:value-type="float" office:value="0.3637418" calcext:value-type="float">
            <text:p>0.3637418</text:p>
          </table:table-cell>
          <table:table-cell office:value-type="float" office:value="0.3308482" calcext:value-type="float">
            <text:p>0.3308482</text:p>
          </table:table-cell>
          <table:table-cell office:value-type="float" office:value="0" calcext:value-type="float">
            <text:p>0</text:p>
          </table:table-cell>
          <table:table-cell office:value-type="float" office:value="74.37646" calcext:value-type="float">
            <text:p>74.37646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5439" calcext:value-type="float">
            <text:p>38.05439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29.99354" calcext:value-type="float">
            <text:p>29.99354</text:p>
          </table:table-cell>
          <table:table-cell office:value-type="float" office:value="1098.421" calcext:value-type="float">
            <text:p>1098.421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29796" calcext:value-type="float">
            <text:p>0.1629796</text:p>
          </table:table-cell>
          <table:table-cell office:value-type="float" office:value="16.45463" calcext:value-type="float">
            <text:p>16.45463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039" calcext:value-type="float">
            <text:p>0.005032039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723" calcext:value-type="float">
            <text:p>2.078723</text:p>
          </table:table-cell>
          <table:table-cell office:value-type="float" office:value="-0.3423691" calcext:value-type="float">
            <text:p>-0.3423691</text:p>
          </table:table-cell>
          <table:table-cell office:value-type="float" office:value="-0.01826466" calcext:value-type="float">
            <text:p>-0.01826466</text:p>
          </table:table-cell>
          <table:table-cell office:value-type="float" office:value="0.01328605" calcext:value-type="float">
            <text:p>0.01328605</text:p>
          </table:table-cell>
          <table:table-cell office:value-type="float" office:value="15.70083" calcext:value-type="float">
            <text:p>15.70083</text:p>
          </table:table-cell>
          <table:table-cell office:value-type="float" office:value="0.06796649" calcext:value-type="float">
            <text:p>0.06796649</text:p>
          </table:table-cell>
          <table:table-cell office:value-type="float" office:value="0.05465228" calcext:value-type="float">
            <text:p>0.05465228</text:p>
          </table:table-cell>
          <table:table-cell office:value-type="float" office:value="0.04345537" calcext:value-type="float">
            <text:p>0.04345537</text:p>
          </table:table-cell>
          <table:table-cell office:value-type="float" office:value="0.03601116" calcext:value-type="float">
            <text:p>0.03601116</text:p>
          </table:table-cell>
          <table:table-cell office:value-type="float" office:value="0.03333515" calcext:value-type="float">
            <text:p>0.03333515</text:p>
          </table:table-cell>
          <table:table-cell office:value-type="float" office:value="0.01959494" calcext:value-type="float">
            <text:p>0.01959494</text:p>
          </table:table-cell>
          <table:table-cell office:value-type="float" office:value="0.01488271" calcext:value-type="float">
            <text:p>0.01488271</text:p>
          </table:table-cell>
          <table:table-cell office:value-type="float" office:value="0.03154629" calcext:value-type="float">
            <text:p>0.03154629</text:p>
          </table:table-cell>
          <table:table-cell office:value-type="float" office:value="0.0260916" calcext:value-type="float">
            <text:p>0.0260916</text:p>
          </table:table-cell>
          <table:table-cell office:value-type="float" office:value="0.02228509" calcext:value-type="float">
            <text:p>0.02228509</text:p>
          </table:table-cell>
          <table:table-cell office:value-type="float" office:value="0.02062361" calcext:value-type="float">
            <text:p>0.02062361</text:p>
          </table:table-cell>
          <table:table-cell office:value-type="float" office:value="0.01744348" calcext:value-type="float">
            <text:p>0.01744348</text:p>
          </table:table-cell>
          <table:table-cell office:value-type="float" office:value="0.00727995" calcext:value-type="float">
            <text:p>0.00727995</text:p>
          </table:table-cell>
          <table:table-cell office:value-type="float" office:value="0.007390335" calcext:value-type="float">
            <text:p>0.007390335</text:p>
          </table:table-cell>
          <table:table-cell office:value-type="float" office:value="0" calcext:value-type="float">
            <text:p>0</text:p>
          </table:table-cell>
          <table:table-cell office:value-type="float" office:value="40.47414" calcext:value-type="float">
            <text:p>40.47414</text:p>
          </table:table-cell>
          <table:table-cell office:value-type="float" office:value="26.50477" calcext:value-type="float">
            <text:p>26.50477</text:p>
          </table:table-cell>
          <table:table-cell office:value-type="float" office:value="22.53431" calcext:value-type="float">
            <text:p>22.53431</text:p>
          </table:table-cell>
          <table:table-cell office:value-type="float" office:value="22.97725" calcext:value-type="float">
            <text:p>22.97725</text:p>
          </table:table-cell>
          <table:table-cell office:value-type="float" office:value="21.77522" calcext:value-type="float">
            <text:p>21.77522</text:p>
          </table:table-cell>
          <table:table-cell office:value-type="float" office:value="12.23489" calcext:value-type="float">
            <text:p>12.23489</text:p>
          </table:table-cell>
          <table:table-cell office:value-type="float" office:value="4.741687" calcext:value-type="float">
            <text:p>4.741687</text:p>
          </table:table-cell>
          <table:table-cell office:value-type="float" office:value="6.590961" calcext:value-type="float">
            <text:p>6.590961</text:p>
          </table:table-cell>
          <table:table-cell office:value-type="float" office:value="6.712248" calcext:value-type="float">
            <text:p>6.712248</text:p>
          </table:table-cell>
          <table:table-cell office:value-type="float" office:value="3.582956" calcext:value-type="float">
            <text:p>3.582956</text:p>
          </table:table-cell>
          <table:table-cell office:value-type="float" office:value="1.400772" calcext:value-type="float">
            <text:p>1.400772</text:p>
          </table:table-cell>
          <table:table-cell office:value-type="float" office:value="0.466451" calcext:value-type="float">
            <text:p>0.466451</text:p>
          </table:table-cell>
          <table:table-cell office:value-type="float" office:value="0.3639775" calcext:value-type="float">
            <text:p>0.3639775</text:p>
          </table:table-cell>
          <table:table-cell office:value-type="float" office:value="0.3308697" calcext:value-type="float">
            <text:p>0.3308697</text:p>
          </table:table-cell>
          <table:table-cell office:value-type="float" office:value="0" calcext:value-type="float">
            <text:p>0</text:p>
          </table:table-cell>
          <table:table-cell office:value-type="float" office:value="74.44404" calcext:value-type="float">
            <text:p>74.4440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5919" calcext:value-type="float">
            <text:p>38.05919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29.99383" calcext:value-type="float">
            <text:p>29.99383</text:p>
          </table:table-cell>
          <table:table-cell office:value-type="float" office:value="1098.406" calcext:value-type="float">
            <text:p>1098.406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41483" calcext:value-type="float">
            <text:p>0.1641483</text:p>
          </table:table-cell>
          <table:table-cell office:value-type="float" office:value="16.46186" calcext:value-type="float">
            <text:p>16.46186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137" calcext:value-type="float">
            <text:p>0.005032137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782" calcext:value-type="float">
            <text:p>2.078782</text:p>
          </table:table-cell>
          <table:table-cell office:value-type="float" office:value="-0.3423706" calcext:value-type="float">
            <text:p>-0.3423706</text:p>
          </table:table-cell>
          <table:table-cell office:value-type="float" office:value="-0.01824106" calcext:value-type="float">
            <text:p>-0.01824106</text:p>
          </table:table-cell>
          <table:table-cell office:value-type="float" office:value="0.01329988" calcext:value-type="float">
            <text:p>0.01329988</text:p>
          </table:table-cell>
          <table:table-cell office:value-type="float" office:value="15.69699" calcext:value-type="float">
            <text:p>15.69699</text:p>
          </table:table-cell>
          <table:table-cell office:value-type="float" office:value="0.06676843" calcext:value-type="float">
            <text:p>0.06676843</text:p>
          </table:table-cell>
          <table:table-cell office:value-type="float" office:value="0.05768875" calcext:value-type="float">
            <text:p>0.05768875</text:p>
          </table:table-cell>
          <table:table-cell office:value-type="float" office:value="0.0454574" calcext:value-type="float">
            <text:p>0.0454574</text:p>
          </table:table-cell>
          <table:table-cell office:value-type="float" office:value="0.03689095" calcext:value-type="float">
            <text:p>0.03689095</text:p>
          </table:table-cell>
          <table:table-cell office:value-type="float" office:value="0.03401608" calcext:value-type="float">
            <text:p>0.03401608</text:p>
          </table:table-cell>
          <table:table-cell office:value-type="float" office:value="0.01985473" calcext:value-type="float">
            <text:p>0.01985473</text:p>
          </table:table-cell>
          <table:table-cell office:value-type="float" office:value="0.01495192" calcext:value-type="float">
            <text:p>0.01495192</text:p>
          </table:table-cell>
          <table:table-cell office:value-type="float" office:value="0.03159646" calcext:value-type="float">
            <text:p>0.03159646</text:p>
          </table:table-cell>
          <table:table-cell office:value-type="float" office:value="0.02610604" calcext:value-type="float">
            <text:p>0.02610604</text:p>
          </table:table-cell>
          <table:table-cell office:value-type="float" office:value="0.02229905" calcext:value-type="float">
            <text:p>0.02229905</text:p>
          </table:table-cell>
          <table:table-cell office:value-type="float" office:value="0.02063202" calcext:value-type="float">
            <text:p>0.02063202</text:p>
          </table:table-cell>
          <table:table-cell office:value-type="float" office:value="0.01744748" calcext:value-type="float">
            <text:p>0.01744748</text:p>
          </table:table-cell>
          <table:table-cell office:value-type="float" office:value="0.007275116" calcext:value-type="float">
            <text:p>0.007275116</text:p>
          </table:table-cell>
          <table:table-cell office:value-type="float" office:value="0.007389733" calcext:value-type="float">
            <text:p>0.007389733</text:p>
          </table:table-cell>
          <table:table-cell office:value-type="float" office:value="0" calcext:value-type="float">
            <text:p>0</text:p>
          </table:table-cell>
          <table:table-cell office:value-type="float" office:value="31.16355" calcext:value-type="float">
            <text:p>31.16355</text:p>
          </table:table-cell>
          <table:table-cell office:value-type="float" office:value="25.91117" calcext:value-type="float">
            <text:p>25.91117</text:p>
          </table:table-cell>
          <table:table-cell office:value-type="float" office:value="22.30576" calcext:value-type="float">
            <text:p>22.30576</text:p>
          </table:table-cell>
          <table:table-cell office:value-type="float" office:value="22.8307" calcext:value-type="float">
            <text:p>22.8307</text:p>
          </table:table-cell>
          <table:table-cell office:value-type="float" office:value="21.62323" calcext:value-type="float">
            <text:p>21.62323</text:p>
          </table:table-cell>
          <table:table-cell office:value-type="float" office:value="12.12843" calcext:value-type="float">
            <text:p>12.12843</text:p>
          </table:table-cell>
          <table:table-cell office:value-type="float" office:value="4.691597" calcext:value-type="float">
            <text:p>4.691597</text:p>
          </table:table-cell>
          <table:table-cell office:value-type="float" office:value="6.596798" calcext:value-type="float">
            <text:p>6.596798</text:p>
          </table:table-cell>
          <table:table-cell office:value-type="float" office:value="6.709825" calcext:value-type="float">
            <text:p>6.709825</text:p>
          </table:table-cell>
          <table:table-cell office:value-type="float" office:value="3.588938" calcext:value-type="float">
            <text:p>3.588938</text:p>
          </table:table-cell>
          <table:table-cell office:value-type="float" office:value="1.406341" calcext:value-type="float">
            <text:p>1.406341</text:p>
          </table:table-cell>
          <table:table-cell office:value-type="float" office:value="0.4681444" calcext:value-type="float">
            <text:p>0.4681444</text:p>
          </table:table-cell>
          <table:table-cell office:value-type="float" office:value="0.3642382" calcext:value-type="float">
            <text:p>0.3642382</text:p>
          </table:table-cell>
          <table:table-cell office:value-type="float" office:value="0.330895" calcext:value-type="float">
            <text:p>0.330895</text:p>
          </table:table-cell>
          <table:table-cell office:value-type="float" office:value="0" calcext:value-type="float">
            <text:p>0</text:p>
          </table:table-cell>
          <table:table-cell office:value-type="float" office:value="75.14208" calcext:value-type="float">
            <text:p>75.14208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6617" calcext:value-type="float">
            <text:p>38.06617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29.99332" calcext:value-type="float">
            <text:p>29.99332</text:p>
          </table:table-cell>
          <table:table-cell office:value-type="float" office:value="1098.393" calcext:value-type="float">
            <text:p>1098.393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52814" calcext:value-type="float">
            <text:p>0.1652814</text:p>
          </table:table-cell>
          <table:table-cell office:value-type="float" office:value="16.46952" calcext:value-type="float">
            <text:p>16.46952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02" calcext:value-type="float">
            <text:p>0.005032202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18" calcext:value-type="float">
            <text:p>2.078818</text:p>
          </table:table-cell>
          <table:table-cell office:value-type="float" office:value="-0.3423711" calcext:value-type="float">
            <text:p>-0.3423711</text:p>
          </table:table-cell>
          <table:table-cell office:value-type="float" office:value="-0.01821418" calcext:value-type="float">
            <text:p>-0.01821418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15.69018" calcext:value-type="float">
            <text:p>15.69018</text:p>
          </table:table-cell>
          <table:table-cell office:value-type="float" office:value="0.06994186" calcext:value-type="float">
            <text:p>0.06994186</text:p>
          </table:table-cell>
          <table:table-cell office:value-type="float" office:value="0.06201791" calcext:value-type="float">
            <text:p>0.06201791</text:p>
          </table:table-cell>
          <table:table-cell office:value-type="float" office:value="0.04817828" calcext:value-type="float">
            <text:p>0.04817828</text:p>
          </table:table-cell>
          <table:table-cell office:value-type="float" office:value="0.03816723" calcext:value-type="float">
            <text:p>0.03816723</text:p>
          </table:table-cell>
          <table:table-cell office:value-type="float" office:value="0.03495698" calcext:value-type="float">
            <text:p>0.03495698</text:p>
          </table:table-cell>
          <table:table-cell office:value-type="float" office:value="0.02020844" calcext:value-type="float">
            <text:p>0.02020844</text:p>
          </table:table-cell>
          <table:table-cell office:value-type="float" office:value="0.01509581" calcext:value-type="float">
            <text:p>0.01509581</text:p>
          </table:table-cell>
          <table:table-cell office:value-type="float" office:value="0.03167443" calcext:value-type="float">
            <text:p>0.03167443</text:p>
          </table:table-cell>
          <table:table-cell office:value-type="float" office:value="0.02612657" calcext:value-type="float">
            <text:p>0.02612657</text:p>
          </table:table-cell>
          <table:table-cell office:value-type="float" office:value="0.02231285" calcext:value-type="float">
            <text:p>0.02231285</text:p>
          </table:table-cell>
          <table:table-cell office:value-type="float" office:value="0.02064036" calcext:value-type="float">
            <text:p>0.02064036</text:p>
          </table:table-cell>
          <table:table-cell office:value-type="float" office:value="0.01745148" calcext:value-type="float">
            <text:p>0.01745148</text:p>
          </table:table-cell>
          <table:table-cell office:value-type="float" office:value="0.007270262" calcext:value-type="float">
            <text:p>0.007270262</text:p>
          </table:table-cell>
          <table:table-cell office:value-type="float" office:value="0.007388373" calcext:value-type="float">
            <text:p>0.007388373</text:p>
          </table:table-cell>
          <table:table-cell office:value-type="float" office:value="0" calcext:value-type="float">
            <text:p>0</text:p>
          </table:table-cell>
          <table:table-cell office:value-type="float" office:value="27.30257" calcext:value-type="float">
            <text:p>27.30257</text:p>
          </table:table-cell>
          <table:table-cell office:value-type="float" office:value="26.04023" calcext:value-type="float">
            <text:p>26.04023</text:p>
          </table:table-cell>
          <table:table-cell office:value-type="float" office:value="22.1791" calcext:value-type="float">
            <text:p>22.1791</text:p>
          </table:table-cell>
          <table:table-cell office:value-type="float" office:value="22.66073" calcext:value-type="float">
            <text:p>22.66073</text:p>
          </table:table-cell>
          <table:table-cell office:value-type="float" office:value="21.42716" calcext:value-type="float">
            <text:p>21.42716</text:p>
          </table:table-cell>
          <table:table-cell office:value-type="float" office:value="12.00177" calcext:value-type="float">
            <text:p>12.00177</text:p>
          </table:table-cell>
          <table:table-cell office:value-type="float" office:value="4.665097" calcext:value-type="float">
            <text:p>4.665097</text:p>
          </table:table-cell>
          <table:table-cell office:value-type="float" office:value="6.597588" calcext:value-type="float">
            <text:p>6.597588</text:p>
          </table:table-cell>
          <table:table-cell office:value-type="float" office:value="6.708157" calcext:value-type="float">
            <text:p>6.708157</text:p>
          </table:table-cell>
          <table:table-cell office:value-type="float" office:value="3.594546" calcext:value-type="float">
            <text:p>3.594546</text:p>
          </table:table-cell>
          <table:table-cell office:value-type="float" office:value="1.411792" calcext:value-type="float">
            <text:p>1.411792</text:p>
          </table:table-cell>
          <table:table-cell office:value-type="float" office:value="0.4698186" calcext:value-type="float">
            <text:p>0.4698186</text:p>
          </table:table-cell>
          <table:table-cell office:value-type="float" office:value="0.3644483" calcext:value-type="float">
            <text:p>0.3644483</text:p>
          </table:table-cell>
          <table:table-cell office:value-type="float" office:value="0.330937" calcext:value-type="float">
            <text:p>0.330937</text:p>
          </table:table-cell>
          <table:table-cell office:value-type="float" office:value="0" calcext:value-type="float">
            <text:p>0</text:p>
          </table:table-cell>
          <table:table-cell office:value-type="float" office:value="75.64149" calcext:value-type="float">
            <text:p>75.64149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7244" calcext:value-type="float">
            <text:p>38.07244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29.99251" calcext:value-type="float">
            <text:p>29.99251</text:p>
          </table:table-cell>
          <table:table-cell office:value-type="float" office:value="1098.38" calcext:value-type="float">
            <text:p>1098.3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62144" calcext:value-type="float">
            <text:p>0.1662144</text:p>
          </table:table-cell>
          <table:table-cell office:value-type="float" office:value="16.47726" calcext:value-type="float">
            <text:p>16.47726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06" calcext:value-type="float">
            <text:p>0.005032206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21" calcext:value-type="float">
            <text:p>2.078821</text:p>
          </table:table-cell>
          <table:table-cell office:value-type="float" office:value="-0.3423743" calcext:value-type="float">
            <text:p>-0.3423743</text:p>
          </table:table-cell>
          <table:table-cell office:value-type="float" office:value="-0.01818605" calcext:value-type="float">
            <text:p>-0.01818605</text:p>
          </table:table-cell>
          <table:table-cell office:value-type="float" office:value="0.01331647" calcext:value-type="float">
            <text:p>0.01331647</text:p>
          </table:table-cell>
          <table:table-cell office:value-type="float" office:value="15.68234" calcext:value-type="float">
            <text:p>15.68234</text:p>
          </table:table-cell>
          <table:table-cell office:value-type="float" office:value="0.07450349" calcext:value-type="float">
            <text:p>0.07450349</text:p>
          </table:table-cell>
          <table:table-cell office:value-type="float" office:value="0.0653665" calcext:value-type="float">
            <text:p>0.0653665</text:p>
          </table:table-cell>
          <table:table-cell office:value-type="float" office:value="0.05089381" calcext:value-type="float">
            <text:p>0.05089381</text:p>
          </table:table-cell>
          <table:table-cell office:value-type="float" office:value="0.03947136" calcext:value-type="float">
            <text:p>0.03947136</text:p>
          </table:table-cell>
          <table:table-cell office:value-type="float" office:value="0.03603317" calcext:value-type="float">
            <text:p>0.03603317</text:p>
          </table:table-cell>
          <table:table-cell office:value-type="float" office:value="0.02061966" calcext:value-type="float">
            <text:p>0.02061966</text:p>
          </table:table-cell>
          <table:table-cell office:value-type="float" office:value="0.01530952" calcext:value-type="float">
            <text:p>0.01530952</text:p>
          </table:table-cell>
          <table:table-cell office:value-type="float" office:value="0.0317846" calcext:value-type="float">
            <text:p>0.0317846</text:p>
          </table:table-cell>
          <table:table-cell office:value-type="float" office:value="0.02615639" calcext:value-type="float">
            <text:p>0.02615639</text:p>
          </table:table-cell>
          <table:table-cell office:value-type="float" office:value="0.02232728" calcext:value-type="float">
            <text:p>0.02232728</text:p>
          </table:table-cell>
          <table:table-cell office:value-type="float" office:value="0.02064873" calcext:value-type="float">
            <text:p>0.02064873</text:p>
          </table:table-cell>
          <table:table-cell office:value-type="float" office:value="0.01745551" calcext:value-type="float">
            <text:p>0.01745551</text:p>
          </table:table-cell>
          <table:table-cell office:value-type="float" office:value="0.007265221" calcext:value-type="float">
            <text:p>0.007265221</text:p>
          </table:table-cell>
          <table:table-cell office:value-type="float" office:value="0.00738533" calcext:value-type="float">
            <text:p>0.00738533</text:p>
          </table:table-cell>
          <table:table-cell office:value-type="float" office:value="0" calcext:value-type="float">
            <text:p>0</text:p>
          </table:table-cell>
          <table:table-cell office:value-type="float" office:value="27.58953" calcext:value-type="float">
            <text:p>27.58953</text:p>
          </table:table-cell>
          <table:table-cell office:value-type="float" office:value="25.94638" calcext:value-type="float">
            <text:p>25.94638</text:p>
          </table:table-cell>
          <table:table-cell office:value-type="float" office:value="22.27107" calcext:value-type="float">
            <text:p>22.27107</text:p>
          </table:table-cell>
          <table:table-cell office:value-type="float" office:value="22.47956" calcext:value-type="float">
            <text:p>22.47956</text:p>
          </table:table-cell>
          <table:table-cell office:value-type="float" office:value="21.17315" calcext:value-type="float">
            <text:p>21.17315</text:p>
          </table:table-cell>
          <table:table-cell office:value-type="float" office:value="11.86485" calcext:value-type="float">
            <text:p>11.86485</text:p>
          </table:table-cell>
          <table:table-cell office:value-type="float" office:value="4.676414" calcext:value-type="float">
            <text:p>4.676414</text:p>
          </table:table-cell>
          <table:table-cell office:value-type="float" office:value="6.592219" calcext:value-type="float">
            <text:p>6.592219</text:p>
          </table:table-cell>
          <table:table-cell office:value-type="float" office:value="6.705949" calcext:value-type="float">
            <text:p>6.705949</text:p>
          </table:table-cell>
          <table:table-cell office:value-type="float" office:value="3.599824" calcext:value-type="float">
            <text:p>3.599824</text:p>
          </table:table-cell>
          <table:table-cell office:value-type="float" office:value="1.417115" calcext:value-type="float">
            <text:p>1.417115</text:p>
          </table:table-cell>
          <table:table-cell office:value-type="float" office:value="0.4714641" calcext:value-type="float">
            <text:p>0.4714641</text:p>
          </table:table-cell>
          <table:table-cell office:value-type="float" office:value="0.3645569" calcext:value-type="float">
            <text:p>0.3645569</text:p>
          </table:table-cell>
          <table:table-cell office:value-type="float" office:value="0.3310071" calcext:value-type="float">
            <text:p>0.3310071</text:p>
          </table:table-cell>
          <table:table-cell office:value-type="float" office:value="0" calcext:value-type="float">
            <text:p>0</text:p>
          </table:table-cell>
          <table:table-cell office:value-type="float" office:value="75.96027" calcext:value-type="float">
            <text:p>75.96027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7796" calcext:value-type="float">
            <text:p>38.07796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29.99151" calcext:value-type="float">
            <text:p>29.99151</text:p>
          </table:table-cell>
          <table:table-cell office:value-type="float" office:value="1098.368" calcext:value-type="float">
            <text:p>1098.368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72784" calcext:value-type="float">
            <text:p>0.1672784</text:p>
          </table:table-cell>
          <table:table-cell office:value-type="float" office:value="16.48451" calcext:value-type="float">
            <text:p>16.48451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09" calcext:value-type="float">
            <text:p>0.005032209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22" calcext:value-type="float">
            <text:p>2.078822</text:p>
          </table:table-cell>
          <table:table-cell office:value-type="float" office:value="-0.3423764" calcext:value-type="float">
            <text:p>-0.3423764</text:p>
          </table:table-cell>
          <table:table-cell office:value-type="float" office:value="-0.01815696" calcext:value-type="float">
            <text:p>-0.01815696</text:p>
          </table:table-cell>
          <table:table-cell office:value-type="float" office:value="0.01332247" calcext:value-type="float">
            <text:p>0.01332247</text:p>
          </table:table-cell>
          <table:table-cell office:value-type="float" office:value="15.67406" calcext:value-type="float">
            <text:p>15.67406</text:p>
          </table:table-cell>
          <table:table-cell office:value-type="float" office:value="0.08159734" calcext:value-type="float">
            <text:p>0.08159734</text:p>
          </table:table-cell>
          <table:table-cell office:value-type="float" office:value="0.06941474" calcext:value-type="float">
            <text:p>0.06941474</text:p>
          </table:table-cell>
          <table:table-cell office:value-type="float" office:value="0.05354924" calcext:value-type="float">
            <text:p>0.05354924</text:p>
          </table:table-cell>
          <table:table-cell office:value-type="float" office:value="0.04072031" calcext:value-type="float">
            <text:p>0.04072031</text:p>
          </table:table-cell>
          <table:table-cell office:value-type="float" office:value="0.0370589" calcext:value-type="float">
            <text:p>0.0370589</text:p>
          </table:table-cell>
          <table:table-cell office:value-type="float" office:value="0.02102384" calcext:value-type="float">
            <text:p>0.02102384</text:p>
          </table:table-cell>
          <table:table-cell office:value-type="float" office:value="0.01553287" calcext:value-type="float">
            <text:p>0.01553287</text:p>
          </table:table-cell>
          <table:table-cell office:value-type="float" office:value="0.03192024" calcext:value-type="float">
            <text:p>0.03192024</text:p>
          </table:table-cell>
          <table:table-cell office:value-type="float" office:value="0.02619654" calcext:value-type="float">
            <text:p>0.02619654</text:p>
          </table:table-cell>
          <table:table-cell office:value-type="float" office:value="0.02234315" calcext:value-type="float">
            <text:p>0.02234315</text:p>
          </table:table-cell>
          <table:table-cell office:value-type="float" office:value="0.02065724" calcext:value-type="float">
            <text:p>0.02065724</text:p>
          </table:table-cell>
          <table:table-cell office:value-type="float" office:value="0.01745954" calcext:value-type="float">
            <text:p>0.01745954</text:p>
          </table:table-cell>
          <table:table-cell office:value-type="float" office:value="0.007260779" calcext:value-type="float">
            <text:p>0.007260779</text:p>
          </table:table-cell>
          <table:table-cell office:value-type="float" office:value="0.007383672" calcext:value-type="float">
            <text:p>0.007383672</text:p>
          </table:table-cell>
          <table:table-cell office:value-type="float" office:value="0" calcext:value-type="float">
            <text:p>0</text:p>
          </table:table-cell>
          <table:table-cell office:value-type="float" office:value="32.87668" calcext:value-type="float">
            <text:p>32.87668</text:p>
          </table:table-cell>
          <table:table-cell office:value-type="float" office:value="25.54557" calcext:value-type="float">
            <text:p>25.54557</text:p>
          </table:table-cell>
          <table:table-cell office:value-type="float" office:value="22.62916" calcext:value-type="float">
            <text:p>22.62916</text:p>
          </table:table-cell>
          <table:table-cell office:value-type="float" office:value="22.4104" calcext:value-type="float">
            <text:p>22.4104</text:p>
          </table:table-cell>
          <table:table-cell office:value-type="float" office:value="20.99378" calcext:value-type="float">
            <text:p>20.99378</text:p>
          </table:table-cell>
          <table:table-cell office:value-type="float" office:value="11.75557" calcext:value-type="float">
            <text:p>11.75557</text:p>
          </table:table-cell>
          <table:table-cell office:value-type="float" office:value="4.698081" calcext:value-type="float">
            <text:p>4.698081</text:p>
          </table:table-cell>
          <table:table-cell office:value-type="float" office:value="6.586456" calcext:value-type="float">
            <text:p>6.586456</text:p>
          </table:table-cell>
          <table:table-cell office:value-type="float" office:value="6.702816" calcext:value-type="float">
            <text:p>6.702816</text:p>
          </table:table-cell>
          <table:table-cell office:value-type="float" office:value="3.604691" calcext:value-type="float">
            <text:p>3.604691</text:p>
          </table:table-cell>
          <table:table-cell office:value-type="float" office:value="1.422299" calcext:value-type="float">
            <text:p>1.422299</text:p>
          </table:table-cell>
          <table:table-cell office:value-type="float" office:value="0.4730875" calcext:value-type="float">
            <text:p>0.4730875</text:p>
          </table:table-cell>
          <table:table-cell office:value-type="float" office:value="0.3647764" calcext:value-type="float">
            <text:p>0.3647764</text:p>
          </table:table-cell>
          <table:table-cell office:value-type="float" office:value="0.3310613" calcext:value-type="float">
            <text:p>0.3310613</text:p>
          </table:table-cell>
          <table:table-cell office:value-type="float" office:value="0" calcext:value-type="float">
            <text:p>0</text:p>
          </table:table-cell>
          <table:table-cell office:value-type="float" office:value="76.33883" calcext:value-type="float">
            <text:p>76.33883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8258" calcext:value-type="float">
            <text:p>38.08258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29.99023" calcext:value-type="float">
            <text:p>29.99023</text:p>
          </table:table-cell>
          <table:table-cell office:value-type="float" office:value="1098.357" calcext:value-type="float">
            <text:p>1098.357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8019" calcext:value-type="float">
            <text:p>0.168019</text:p>
          </table:table-cell>
          <table:table-cell office:value-type="float" office:value="16.49209" calcext:value-type="float">
            <text:p>16.49209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11" calcext:value-type="float">
            <text:p>0.005032211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23" calcext:value-type="float">
            <text:p>2.078823</text:p>
          </table:table-cell>
          <table:table-cell office:value-type="float" office:value="-0.3423767" calcext:value-type="float">
            <text:p>-0.3423767</text:p>
          </table:table-cell>
          <table:table-cell office:value-type="float" office:value="-0.01812761" calcext:value-type="float">
            <text:p>-0.01812761</text:p>
          </table:table-cell>
          <table:table-cell office:value-type="float" office:value="0.01332757" calcext:value-type="float">
            <text:p>0.01332757</text:p>
          </table:table-cell>
          <table:table-cell office:value-type="float" office:value="15.66511" calcext:value-type="float">
            <text:p>15.66511</text:p>
          </table:table-cell>
          <table:table-cell office:value-type="float" office:value="0.08758338" calcext:value-type="float">
            <text:p>0.08758338</text:p>
          </table:table-cell>
          <table:table-cell office:value-type="float" office:value="0.07279824" calcext:value-type="float">
            <text:p>0.07279824</text:p>
          </table:table-cell>
          <table:table-cell office:value-type="float" office:value="0.05562297" calcext:value-type="float">
            <text:p>0.05562297</text:p>
          </table:table-cell>
          <table:table-cell office:value-type="float" office:value="0.04169753" calcext:value-type="float">
            <text:p>0.04169753</text:p>
          </table:table-cell>
          <table:table-cell office:value-type="float" office:value="0.03789557" calcext:value-type="float">
            <text:p>0.03789557</text:p>
          </table:table-cell>
          <table:table-cell office:value-type="float" office:value="0.02136124" calcext:value-type="float">
            <text:p>0.02136124</text:p>
          </table:table-cell>
          <table:table-cell office:value-type="float" office:value="0.01572855" calcext:value-type="float">
            <text:p>0.01572855</text:p>
          </table:table-cell>
          <table:table-cell office:value-type="float" office:value="0.03207163" calcext:value-type="float">
            <text:p>0.03207163</text:p>
          </table:table-cell>
          <table:table-cell office:value-type="float" office:value="0.0262459" calcext:value-type="float">
            <text:p>0.0262459</text:p>
          </table:table-cell>
          <table:table-cell office:value-type="float" office:value="0.02236097" calcext:value-type="float">
            <text:p>0.02236097</text:p>
          </table:table-cell>
          <table:table-cell office:value-type="float" office:value="0.02066602" calcext:value-type="float">
            <text:p>0.02066602</text:p>
          </table:table-cell>
          <table:table-cell office:value-type="float" office:value="0.01746372" calcext:value-type="float">
            <text:p>0.01746372</text:p>
          </table:table-cell>
          <table:table-cell office:value-type="float" office:value="0.007256695" calcext:value-type="float">
            <text:p>0.007256695</text:p>
          </table:table-cell>
          <table:table-cell office:value-type="float" office:value="0.00738296" calcext:value-type="float">
            <text:p>0.00738296</text:p>
          </table:table-cell>
          <table:table-cell office:value-type="float" office:value="0" calcext:value-type="float">
            <text:p>0</text:p>
          </table:table-cell>
          <table:table-cell office:value-type="float" office:value="36.85135" calcext:value-type="float">
            <text:p>36.85135</text:p>
          </table:table-cell>
          <table:table-cell office:value-type="float" office:value="25.21749" calcext:value-type="float">
            <text:p>25.21749</text:p>
          </table:table-cell>
          <table:table-cell office:value-type="float" office:value="22.88738" calcext:value-type="float">
            <text:p>22.88738</text:p>
          </table:table-cell>
          <table:table-cell office:value-type="float" office:value="22.38038" calcext:value-type="float">
            <text:p>22.38038</text:p>
          </table:table-cell>
          <table:table-cell office:value-type="float" office:value="20.89266" calcext:value-type="float">
            <text:p>20.89266</text:p>
          </table:table-cell>
          <table:table-cell office:value-type="float" office:value="11.66101" calcext:value-type="float">
            <text:p>11.66101</text:p>
          </table:table-cell>
          <table:table-cell office:value-type="float" office:value="4.720311" calcext:value-type="float">
            <text:p>4.720311</text:p>
          </table:table-cell>
          <table:table-cell office:value-type="float" office:value="6.581302" calcext:value-type="float">
            <text:p>6.581302</text:p>
          </table:table-cell>
          <table:table-cell office:value-type="float" office:value="6.698982" calcext:value-type="float">
            <text:p>6.698982</text:p>
          </table:table-cell>
          <table:table-cell office:value-type="float" office:value="3.60911" calcext:value-type="float">
            <text:p>3.60911</text:p>
          </table:table-cell>
          <table:table-cell office:value-type="float" office:value="1.427337" calcext:value-type="float">
            <text:p>1.427337</text:p>
          </table:table-cell>
          <table:table-cell office:value-type="float" office:value="0.4747063" calcext:value-type="float">
            <text:p>0.4747063</text:p>
          </table:table-cell>
          <table:table-cell office:value-type="float" office:value="0.3650671" calcext:value-type="float">
            <text:p>0.3650671</text:p>
          </table:table-cell>
          <table:table-cell office:value-type="float" office:value="0.3310933" calcext:value-type="float">
            <text:p>0.3310933</text:p>
          </table:table-cell>
          <table:table-cell office:value-type="float" office:value="0" calcext:value-type="float">
            <text:p>0</text:p>
          </table:table-cell>
          <table:table-cell office:value-type="float" office:value="76.51582" calcext:value-type="float">
            <text:p>76.51582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8735" calcext:value-type="float">
            <text:p>38.08735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29.98913" calcext:value-type="float">
            <text:p>29.98913</text:p>
          </table:table-cell>
          <table:table-cell office:value-type="float" office:value="1098.346" calcext:value-type="float">
            <text:p>1098.346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87928" calcext:value-type="float">
            <text:p>0.1687928</text:p>
          </table:table-cell>
          <table:table-cell office:value-type="float" office:value="16.49936" calcext:value-type="float">
            <text:p>16.49936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17" calcext:value-type="float">
            <text:p>0.005032217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26" calcext:value-type="float">
            <text:p>2.078826</text:p>
          </table:table-cell>
          <table:table-cell office:value-type="float" office:value="-0.3423791" calcext:value-type="float">
            <text:p>-0.3423791</text:p>
          </table:table-cell>
          <table:table-cell office:value-type="float" office:value="-0.01809755" calcext:value-type="float">
            <text:p>-0.01809755</text:p>
          </table:table-cell>
          <table:table-cell office:value-type="float" office:value="0.01333195" calcext:value-type="float">
            <text:p>0.01333195</text:p>
          </table:table-cell>
          <table:table-cell office:value-type="float" office:value="15.65633" calcext:value-type="float">
            <text:p>15.65633</text:p>
          </table:table-cell>
          <table:table-cell office:value-type="float" office:value="0.09183937" calcext:value-type="float">
            <text:p>0.09183937</text:p>
          </table:table-cell>
          <table:table-cell office:value-type="float" office:value="0.07749497" calcext:value-type="float">
            <text:p>0.07749497</text:p>
          </table:table-cell>
          <table:table-cell office:value-type="float" office:value="0.05762349" calcext:value-type="float">
            <text:p>0.05762349</text:p>
          </table:table-cell>
          <table:table-cell office:value-type="float" office:value="0.04256624" calcext:value-type="float">
            <text:p>0.04256624</text:p>
          </table:table-cell>
          <table:table-cell office:value-type="float" office:value="0.03871682" calcext:value-type="float">
            <text:p>0.03871682</text:p>
          </table:table-cell>
          <table:table-cell office:value-type="float" office:value="0.02169768" calcext:value-type="float">
            <text:p>0.02169768</text:p>
          </table:table-cell>
          <table:table-cell office:value-type="float" office:value="0.01592227" calcext:value-type="float">
            <text:p>0.01592227</text:p>
          </table:table-cell>
          <table:table-cell office:value-type="float" office:value="0.0322314" calcext:value-type="float">
            <text:p>0.0322314</text:p>
          </table:table-cell>
          <table:table-cell office:value-type="float" office:value="0.02630212" calcext:value-type="float">
            <text:p>0.02630212</text:p>
          </table:table-cell>
          <table:table-cell office:value-type="float" office:value="0.02238089" calcext:value-type="float">
            <text:p>0.02238089</text:p>
          </table:table-cell>
          <table:table-cell office:value-type="float" office:value="0.02067522" calcext:value-type="float">
            <text:p>0.02067522</text:p>
          </table:table-cell>
          <table:table-cell office:value-type="float" office:value="0.01746801" calcext:value-type="float">
            <text:p>0.01746801</text:p>
          </table:table-cell>
          <table:table-cell office:value-type="float" office:value="0.00725225" calcext:value-type="float">
            <text:p>0.00725225</text:p>
          </table:table-cell>
          <table:table-cell office:value-type="float" office:value="0.007380287" calcext:value-type="float">
            <text:p>0.007380287</text:p>
          </table:table-cell>
          <table:table-cell office:value-type="float" office:value="0" calcext:value-type="float">
            <text:p>0</text:p>
          </table:table-cell>
          <table:table-cell office:value-type="float" office:value="34.72972" calcext:value-type="float">
            <text:p>34.72972</text:p>
          </table:table-cell>
          <table:table-cell office:value-type="float" office:value="24.94537" calcext:value-type="float">
            <text:p>24.94537</text:p>
          </table:table-cell>
          <table:table-cell office:value-type="float" office:value="23.35521" calcext:value-type="float">
            <text:p>23.35521</text:p>
          </table:table-cell>
          <table:table-cell office:value-type="float" office:value="22.16356" calcext:value-type="float">
            <text:p>22.16356</text:p>
          </table:table-cell>
          <table:table-cell office:value-type="float" office:value="20.76065" calcext:value-type="float">
            <text:p>20.76065</text:p>
          </table:table-cell>
          <table:table-cell office:value-type="float" office:value="11.57444" calcext:value-type="float">
            <text:p>11.57444</text:p>
          </table:table-cell>
          <table:table-cell office:value-type="float" office:value="4.742738" calcext:value-type="float">
            <text:p>4.742738</text:p>
          </table:table-cell>
          <table:table-cell office:value-type="float" office:value="6.577455" calcext:value-type="float">
            <text:p>6.577455</text:p>
          </table:table-cell>
          <table:table-cell office:value-type="float" office:value="6.694724" calcext:value-type="float">
            <text:p>6.694724</text:p>
          </table:table-cell>
          <table:table-cell office:value-type="float" office:value="3.613061" calcext:value-type="float">
            <text:p>3.613061</text:p>
          </table:table-cell>
          <table:table-cell office:value-type="float" office:value="1.43222" calcext:value-type="float">
            <text:p>1.43222</text:p>
          </table:table-cell>
          <table:table-cell office:value-type="float" office:value="0.4763058" calcext:value-type="float">
            <text:p>0.4763058</text:p>
          </table:table-cell>
          <table:table-cell office:value-type="float" office:value="0.3652266" calcext:value-type="float">
            <text:p>0.3652266</text:p>
          </table:table-cell>
          <table:table-cell office:value-type="float" office:value="0.3311512" calcext:value-type="float">
            <text:p>0.3311512</text:p>
          </table:table-cell>
          <table:table-cell office:value-type="float" office:value="0" calcext:value-type="float">
            <text:p>0</text:p>
          </table:table-cell>
          <table:table-cell office:value-type="float" office:value="76.69131" calcext:value-type="float">
            <text:p>76.6913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9221" calcext:value-type="float">
            <text:p>38.09221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29.98812" calcext:value-type="float">
            <text:p>29.98812</text:p>
          </table:table-cell>
          <table:table-cell office:value-type="float" office:value="1098.336" calcext:value-type="float">
            <text:p>1098.336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696949" calcext:value-type="float">
            <text:p>0.1696949</text:p>
          </table:table-cell>
          <table:table-cell office:value-type="float" office:value="16.50607" calcext:value-type="float">
            <text:p>16.50607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21" calcext:value-type="float">
            <text:p>0.005032221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28" calcext:value-type="float">
            <text:p>2.078828</text:p>
          </table:table-cell>
          <table:table-cell office:value-type="float" office:value="-0.3423819" calcext:value-type="float">
            <text:p>-0.3423819</text:p>
          </table:table-cell>
          <table:table-cell office:value-type="float" office:value="-0.0180664" calcext:value-type="float">
            <text:p>-0.0180664</text:p>
          </table:table-cell>
          <table:table-cell office:value-type="float" office:value="0.01333559" calcext:value-type="float">
            <text:p>0.01333559</text:p>
          </table:table-cell>
          <table:table-cell office:value-type="float" office:value="15.64789" calcext:value-type="float">
            <text:p>15.64789</text:p>
          </table:table-cell>
          <table:table-cell office:value-type="float" office:value="0.1005756" calcext:value-type="float">
            <text:p>0.1005756</text:p>
          </table:table-cell>
          <table:table-cell office:value-type="float" office:value="0.0825354" calcext:value-type="float">
            <text:p>0.0825354</text:p>
          </table:table-cell>
          <table:table-cell office:value-type="float" office:value="0.05938919" calcext:value-type="float">
            <text:p>0.05938919</text:p>
          </table:table-cell>
          <table:table-cell office:value-type="float" office:value="0.04317565" calcext:value-type="float">
            <text:p>0.04317565</text:p>
          </table:table-cell>
          <table:table-cell office:value-type="float" office:value="0.03947219" calcext:value-type="float">
            <text:p>0.03947219</text:p>
          </table:table-cell>
          <table:table-cell office:value-type="float" office:value="0.02201125" calcext:value-type="float">
            <text:p>0.02201125</text:p>
          </table:table-cell>
          <table:table-cell office:value-type="float" office:value="0.01611095" calcext:value-type="float">
            <text:p>0.01611095</text:p>
          </table:table-cell>
          <table:table-cell office:value-type="float" office:value="0.03239859" calcext:value-type="float">
            <text:p>0.03239859</text:p>
          </table:table-cell>
          <table:table-cell office:value-type="float" office:value="0.02636371" calcext:value-type="float">
            <text:p>0.02636371</text:p>
          </table:table-cell>
          <table:table-cell office:value-type="float" office:value="0.02240282" calcext:value-type="float">
            <text:p>0.02240282</text:p>
          </table:table-cell>
          <table:table-cell office:value-type="float" office:value="0.02068488" calcext:value-type="float">
            <text:p>0.02068488</text:p>
          </table:table-cell>
          <table:table-cell office:value-type="float" office:value="0.01747241" calcext:value-type="float">
            <text:p>0.01747241</text:p>
          </table:table-cell>
          <table:table-cell office:value-type="float" office:value="0.007247964" calcext:value-type="float">
            <text:p>0.007247964</text:p>
          </table:table-cell>
          <table:table-cell office:value-type="float" office:value="0.007377516" calcext:value-type="float">
            <text:p>0.007377516</text:p>
          </table:table-cell>
          <table:table-cell office:value-type="float" office:value="0" calcext:value-type="float">
            <text:p>0</text:p>
          </table:table-cell>
          <table:table-cell office:value-type="float" office:value="39.38163" calcext:value-type="float">
            <text:p>39.38163</text:p>
          </table:table-cell>
          <table:table-cell office:value-type="float" office:value="24.77205" calcext:value-type="float">
            <text:p>24.77205</text:p>
          </table:table-cell>
          <table:table-cell office:value-type="float" office:value="24.18955" calcext:value-type="float">
            <text:p>24.18955</text:p>
          </table:table-cell>
          <table:table-cell office:value-type="float" office:value="21.71404" calcext:value-type="float">
            <text:p>21.71404</text:p>
          </table:table-cell>
          <table:table-cell office:value-type="float" office:value="20.45658" calcext:value-type="float">
            <text:p>20.45658</text:p>
          </table:table-cell>
          <table:table-cell office:value-type="float" office:value="11.46842" calcext:value-type="float">
            <text:p>11.46842</text:p>
          </table:table-cell>
          <table:table-cell office:value-type="float" office:value="4.763924" calcext:value-type="float">
            <text:p>4.763924</text:p>
          </table:table-cell>
          <table:table-cell office:value-type="float" office:value="6.574059" calcext:value-type="float">
            <text:p>6.574059</text:p>
          </table:table-cell>
          <table:table-cell office:value-type="float" office:value="6.690296" calcext:value-type="float">
            <text:p>6.690296</text:p>
          </table:table-cell>
          <table:table-cell office:value-type="float" office:value="3.616548" calcext:value-type="float">
            <text:p>3.616548</text:p>
          </table:table-cell>
          <table:table-cell office:value-type="float" office:value="1.436934" calcext:value-type="float">
            <text:p>1.436934</text:p>
          </table:table-cell>
          <table:table-cell office:value-type="float" office:value="0.4778787" calcext:value-type="float">
            <text:p>0.4778787</text:p>
          </table:table-cell>
          <table:table-cell office:value-type="float" office:value="0.3653846" calcext:value-type="float">
            <text:p>0.3653846</text:p>
          </table:table-cell>
          <table:table-cell office:value-type="float" office:value="0.3312167" calcext:value-type="float">
            <text:p>0.3312167</text:p>
          </table:table-cell>
          <table:table-cell office:value-type="float" office:value="0" calcext:value-type="float">
            <text:p>0</text:p>
          </table:table-cell>
          <table:table-cell office:value-type="float" office:value="76.94674" calcext:value-type="float">
            <text:p>76.94674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09658" calcext:value-type="float">
            <text:p>38.09658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29.98692" calcext:value-type="float">
            <text:p>29.98692</text:p>
          </table:table-cell>
          <table:table-cell office:value-type="float" office:value="1098.325" calcext:value-type="float">
            <text:p>1098.325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703917" calcext:value-type="float">
            <text:p>0.1703917</text:p>
          </table:table-cell>
          <table:table-cell office:value-type="float" office:value="16.5131" calcext:value-type="float">
            <text:p>16.5131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21" calcext:value-type="float">
            <text:p>0.005032221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28" calcext:value-type="float">
            <text:p>2.078828</text:p>
          </table:table-cell>
          <table:table-cell office:value-type="float" office:value="-0.3423833" calcext:value-type="float">
            <text:p>-0.3423833</text:p>
          </table:table-cell>
          <table:table-cell office:value-type="float" office:value="-0.01803484" calcext:value-type="float">
            <text:p>-0.01803484</text:p>
          </table:table-cell>
          <table:table-cell office:value-type="float" office:value="0.01333849" calcext:value-type="float">
            <text:p>0.01333849</text:p>
          </table:table-cell>
          <table:table-cell office:value-type="float" office:value="15.6389" calcext:value-type="float">
            <text:p>15.6389</text:p>
          </table:table-cell>
          <table:table-cell office:value-type="float" office:value="0.1069912" calcext:value-type="float">
            <text:p>0.1069912</text:p>
          </table:table-cell>
          <table:table-cell office:value-type="float" office:value="0.08742669" calcext:value-type="float">
            <text:p>0.08742669</text:p>
          </table:table-cell>
          <table:table-cell office:value-type="float" office:value="0.06061861" calcext:value-type="float">
            <text:p>0.06061861</text:p>
          </table:table-cell>
          <table:table-cell office:value-type="float" office:value="0.04383042" calcext:value-type="float">
            <text:p>0.04383042</text:p>
          </table:table-cell>
          <table:table-cell office:value-type="float" office:value="0.04019091" calcext:value-type="float">
            <text:p>0.04019091</text:p>
          </table:table-cell>
          <table:table-cell office:value-type="float" office:value="0.0222897" calcext:value-type="float">
            <text:p>0.0222897</text:p>
          </table:table-cell>
          <table:table-cell office:value-type="float" office:value="0.0162877" calcext:value-type="float">
            <text:p>0.0162877</text:p>
          </table:table-cell>
          <table:table-cell office:value-type="float" office:value="0.03256867" calcext:value-type="float">
            <text:p>0.03256867</text:p>
          </table:table-cell>
          <table:table-cell office:value-type="float" office:value="0.02642932" calcext:value-type="float">
            <text:p>0.02642932</text:p>
          </table:table-cell>
          <table:table-cell office:value-type="float" office:value="0.02242662" calcext:value-type="float">
            <text:p>0.02242662</text:p>
          </table:table-cell>
          <table:table-cell office:value-type="float" office:value="0.02069504" calcext:value-type="float">
            <text:p>0.02069504</text:p>
          </table:table-cell>
          <table:table-cell office:value-type="float" office:value="0.01747696" calcext:value-type="float">
            <text:p>0.01747696</text:p>
          </table:table-cell>
          <table:table-cell office:value-type="float" office:value="0.007243754" calcext:value-type="float">
            <text:p>0.007243754</text:p>
          </table:table-cell>
          <table:table-cell office:value-type="float" office:value="0.007374276" calcext:value-type="float">
            <text:p>0.007374276</text:p>
          </table:table-cell>
          <table:table-cell office:value-type="float" office:value="0" calcext:value-type="float">
            <text:p>0</text:p>
          </table:table-cell>
          <table:table-cell office:value-type="float" office:value="40.30998" calcext:value-type="float">
            <text:p>40.30998</text:p>
          </table:table-cell>
          <table:table-cell office:value-type="float" office:value="24.69931" calcext:value-type="float">
            <text:p>24.69931</text:p>
          </table:table-cell>
          <table:table-cell office:value-type="float" office:value="24.64978" calcext:value-type="float">
            <text:p>24.64978</text:p>
          </table:table-cell>
          <table:table-cell office:value-type="float" office:value="21.59364" calcext:value-type="float">
            <text:p>21.59364</text:p>
          </table:table-cell>
          <table:table-cell office:value-type="float" office:value="20.16551" calcext:value-type="float">
            <text:p>20.16551</text:p>
          </table:table-cell>
          <table:table-cell office:value-type="float" office:value="11.35969" calcext:value-type="float">
            <text:p>11.35969</text:p>
          </table:table-cell>
          <table:table-cell office:value-type="float" office:value="4.786352" calcext:value-type="float">
            <text:p>4.786352</text:p>
          </table:table-cell>
          <table:table-cell office:value-type="float" office:value="6.570571" calcext:value-type="float">
            <text:p>6.570571</text:p>
          </table:table-cell>
          <table:table-cell office:value-type="float" office:value="6.685746" calcext:value-type="float">
            <text:p>6.685746</text:p>
          </table:table-cell>
          <table:table-cell office:value-type="float" office:value="3.619596" calcext:value-type="float">
            <text:p>3.619596</text:p>
          </table:table-cell>
          <table:table-cell office:value-type="float" office:value="1.441473" calcext:value-type="float">
            <text:p>1.441473</text:p>
          </table:table-cell>
          <table:table-cell office:value-type="float" office:value="0.4794266" calcext:value-type="float">
            <text:p>0.4794266</text:p>
          </table:table-cell>
          <table:table-cell office:value-type="float" office:value="0.365528" calcext:value-type="float">
            <text:p>0.365528</text:p>
          </table:table-cell>
          <table:table-cell office:value-type="float" office:value="0.3312798" calcext:value-type="float">
            <text:p>0.3312798</text:p>
          </table:table-cell>
          <table:table-cell office:value-type="float" office:value="0" calcext:value-type="float">
            <text:p>0</text:p>
          </table:table-cell>
          <table:table-cell office:value-type="float" office:value="77.07481" calcext:value-type="float">
            <text:p>77.07481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10092" calcext:value-type="float">
            <text:p>38.10092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29.98576" calcext:value-type="float">
            <text:p>29.98576</text:p>
          </table:table-cell>
          <table:table-cell office:value-type="float" office:value="1098.315" calcext:value-type="float">
            <text:p>1098.315</text:p>
          </table:table-cell>
          <table:table-cell office:value-type="float" office:value="12.84" calcext:value-type="float">
            <text:p>12.84</text:p>
          </table:table-cell>
          <table:table-cell office:value-type="float" office:value="-16.31828" calcext:value-type="float">
            <text:p>-16.31828</text:p>
          </table:table-cell>
          <table:table-cell office:value-type="float" office:value="0.171309" calcext:value-type="float">
            <text:p>0.171309</text:p>
          </table:table-cell>
          <table:table-cell office:value-type="float" office:value="16.51951" calcext:value-type="float">
            <text:p>16.51951</text:p>
          </table:table-cell>
          <table:table-cell office:value-type="float" office:value="0.09284982" calcext:value-type="float">
            <text:p>0.09284982</text:p>
          </table:table-cell>
          <table:table-cell office:value-type="float" office:value="0.005032221" calcext:value-type="float">
            <text:p>0.005032221</text:p>
          </table:table-cell>
          <table:table-cell office:value-type="float" office:value="0.3122752" calcext:value-type="float">
            <text:p>0.3122752</text:p>
          </table:table-cell>
          <table:table-cell office:value-type="float" office:value="2.078829" calcext:value-type="float">
            <text:p>2.078829</text:p>
          </table:table-cell>
          <table:table-cell office:value-type="float" office:value="-0.3423854" calcext:value-type="float">
            <text:p>-0.3423854</text:p>
          </table:table-cell>
          <table:table-cell office:value-type="float" office:value="-0.01800277" calcext:value-type="float">
            <text:p>-0.01800277</text:p>
          </table:table-cell>
          <table:table-cell office:value-type="float" office:value="0.01334118" calcext:value-type="float">
            <text:p>0.01334118</text:p>
          </table:table-cell>
          <table:table-cell office:value-type="float" office:value="15.63016" calcext:value-type="float">
            <text:p>15.63016</text:p>
          </table:table-cell>
          <table:table-cell office:value-type="float" office:value="0.1166114" calcext:value-type="float">
            <text:p>0.1166114</text:p>
          </table:table-cell>
          <table:table-cell office:value-type="float" office:value="0.09185373" calcext:value-type="float">
            <text:p>0.09185373</text:p>
          </table:table-cell>
          <table:table-cell office:value-type="float" office:value="0.06187026" calcext:value-type="float">
            <text:p>0.06187026</text:p>
          </table:table-cell>
          <table:table-cell office:value-type="float" office:value="0.04468598" calcext:value-type="float">
            <text:p>0.04468598</text:p>
          </table:table-cell>
          <table:table-cell office:value-type="float" office:value="0.04107068" calcext:value-type="float">
            <text:p>0.04107068</text:p>
          </table:table-cell>
          <table:table-cell office:value-type="float" office:value="0.02256921" calcext:value-type="float">
            <text:p>0.02256921</text:p>
          </table:table-cell>
          <table:table-cell office:value-type="float" office:value="0.01645449" calcext:value-type="float">
            <text:p>0.01645449</text:p>
          </table:table-cell>
          <table:table-cell office:value-type="float" office:value="0.032742" calcext:value-type="float">
            <text:p>0.032742</text:p>
          </table:table-cell>
          <table:table-cell office:value-type="float" office:value="0.02649812" calcext:value-type="float">
            <text:p>0.02649812</text:p>
          </table:table-cell>
          <table:table-cell office:value-type="float" office:value="0.02245206" calcext:value-type="float">
            <text:p>0.02245206</text:p>
          </table:table-cell>
          <table:table-cell office:value-type="float" office:value="0.02070569" calcext:value-type="float">
            <text:p>0.02070569</text:p>
          </table:table-cell>
          <table:table-cell office:value-type="float" office:value="0.01748166" calcext:value-type="float">
            <text:p>0.01748166</text:p>
          </table:table-cell>
          <table:table-cell office:value-type="float" office:value="0.007239762" calcext:value-type="float">
            <text:p>0.007239762</text:p>
          </table:table-cell>
          <table:table-cell office:value-type="float" office:value="0.007371241" calcext:value-type="float">
            <text:p>0.007371241</text:p>
          </table:table-cell>
          <table:table-cell office:value-type="float" office:value="0" calcext:value-type="float">
            <text:p>0</text:p>
          </table:table-cell>
          <table:table-cell office:value-type="float" office:value="45.1106" calcext:value-type="float">
            <text:p>45.1106</text:p>
          </table:table-cell>
          <table:table-cell office:value-type="float" office:value="24.66527" calcext:value-type="float">
            <text:p>24.66527</text:p>
          </table:table-cell>
          <table:table-cell office:value-type="float" office:value="24.6663" calcext:value-type="float">
            <text:p>24.6663</text:p>
          </table:table-cell>
          <table:table-cell office:value-type="float" office:value="21.76959" calcext:value-type="float">
            <text:p>21.76959</text:p>
          </table:table-cell>
          <table:table-cell office:value-type="float" office:value="20.08446" calcext:value-type="float">
            <text:p>20.08446</text:p>
          </table:table-cell>
          <table:table-cell office:value-type="float" office:value="11.26231" calcext:value-type="float">
            <text:p>11.26231</text:p>
          </table:table-cell>
          <table:table-cell office:value-type="float" office:value="4.803878" calcext:value-type="float">
            <text:p>4.803878</text:p>
          </table:table-cell>
          <table:table-cell office:value-type="float" office:value="6.56795" calcext:value-type="float">
            <text:p>6.56795</text:p>
          </table:table-cell>
          <table:table-cell office:value-type="float" office:value="6.681457" calcext:value-type="float">
            <text:p>6.681457</text:p>
          </table:table-cell>
          <table:table-cell office:value-type="float" office:value="3.622236" calcext:value-type="float">
            <text:p>3.622236</text:p>
          </table:table-cell>
          <table:table-cell office:value-type="float" office:value="1.445826" calcext:value-type="float">
            <text:p>1.445826</text:p>
          </table:table-cell>
          <table:table-cell office:value-type="float" office:value="0.4809485" calcext:value-type="float">
            <text:p>0.4809485</text:p>
          </table:table-cell>
          <table:table-cell office:value-type="float" office:value="0.3656849" calcext:value-type="float">
            <text:p>0.3656849</text:p>
          </table:table-cell>
          <table:table-cell office:value-type="float" office:value="0.3313486" calcext:value-type="float">
            <text:p>0.3313486</text:p>
          </table:table-cell>
          <table:table-cell office:value-type="float" office:value="0" calcext:value-type="float">
            <text:p>0</text:p>
          </table:table-cell>
          <table:table-cell office:value-type="float" office:value="77.36392" calcext:value-type="float">
            <text:p>77.36392</text:p>
          </table:table-cell>
          <table:table-cell office:value-type="float" office:value="0" calcext:value-type="float">
            <text:p>0</text:p>
          </table:table-cell>
          <table:table-cell office:value-type="float" office:value="16.5012" calcext:value-type="float">
            <text:p>16.5012</text:p>
          </table:table-cell>
          <table:table-cell office:value-type="float" office:value="38.10491" calcext:value-type="float">
            <text:p>38.10491</text:p>
          </table:table-cell>
          <table:table-cell office:value-type="float" office:value="0" calcext:value-type="float">
            <text:p>0</text:p>
          </table:table-cell>
          <table:table-cell office:value-type="float" office:value="-0.8383166" calcext:value-type="float">
            <text:p>-0.8383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26:04.954638936</dc:date>
    <meta:editing-duration>PT10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